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216cm"/>
    </style:style>
    <style:style style:name="co2" style:family="table-column">
      <style:table-column-properties fo:break-before="auto" style:column-width="1.087cm"/>
    </style:style>
    <style:style style:name="co3" style:family="table-column">
      <style:table-column-properties fo:break-before="auto" style:column-width="5.36cm"/>
    </style:style>
    <style:style style:name="co4" style:family="table-column">
      <style:table-column-properties fo:break-before="auto" style:column-width="4.554cm"/>
    </style:style>
    <style:style style:name="co5" style:family="table-column">
      <style:table-column-properties fo:break-before="auto" style:column-width="5.443cm"/>
    </style:style>
    <style:style style:name="co6" style:family="table-column">
      <style:table-column-properties fo:break-before="auto" style:column-width="3.778cm"/>
    </style:style>
    <style:style style:name="co7" style:family="table-column">
      <style:table-column-properties fo:break-before="auto" style:column-width="1.198cm"/>
    </style:style>
    <style:style style:name="co8" style:family="table-column">
      <style:table-column-properties fo:break-before="auto" style:column-width="2.141cm"/>
    </style:style>
    <style:style style:name="co9"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style:paragraph-properties fo:text-align="start" fo:margin-left="0cm"/>
    </style:style>
    <style:style style:name="ce2" style:family="table-cell" style:parent-style-name="Default" style:data-style-name="N100"/>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ce1"/>
        <table:table-column table:style-name="co8" table:default-cell-style-name="Default"/>
        <table:table-column table:style-name="co9" table:number-columns-repeated="2" table:default-cell-style-name="Default"/>
        <table:table-row table:style-name="ro1">
          <table:table-cell office:value-type="string">
            <text:p>102 Dalmatians - Puppies to the Rescue (USA)</text:p>
          </table:table-cell>
          <table:table-cell office:value-type="float" office:value="2000">
            <text:p>2000</text:p>
          </table:table-cell>
          <table:table-cell office:value-type="string">
            <text:p>ESRB - E (Everyone)</text:p>
          </table:table-cell>
          <table:table-cell office:value-type="string">
            <text:p>102 Dalmatians - Puppies to the Rescue </text:p>
          </table:table-cell>
          <table:table-cell office:value-type="string">
            <text:p>Eidos Interactive</text:p>
          </table:table-cell>
          <table:table-cell office:value-type="string">
            <text:p>Crystal Dynamics</text:p>
          </table:table-cell>
          <table:table-cell office:value-type="string">
            <text:p>Platform</text:p>
          </table:table-cell>
          <table:table-cell office:value-type="float" office:value="3.4">
            <text:p>3.4</text:p>
          </table:table-cell>
          <table:table-cell office:value-type="string">
            <text:p>1 Player</text:p>
          </table:table-cell>
          <table:table-cell office:value-type="string">
            <text:p>102 Dalmatians is a 3D action adventure where you become a courageous Dalmatian puppy who must rescue your family and friends from the clutches of Cruella De Vil.**Disney's 102 Dalmatians: Puppies to the Rescue features beloved characters from 101 Dalmatians and new characters based on the upcoming 102 Dalmatians live action movie.</text:p>
          </table:table-cell>
          <table:table-cell table:formula="of:=CONCATENATE(&quot;&lt;game name=&quot;;CHAR(34);[.A1];CHAR(34);&quot;&gt; &lt;year&gt;&quot;;[.B1];&quot;&lt;/year&gt; &lt;rating&gt;&quot;;[.C1];&quot;&lt;/rating&gt; &lt;title&gt;&quot;;[.D1];&quot;&lt;/title&gt; &lt;pub&gt;&quot;;[.E1];&quot;&lt;/pub&gt; &lt;dev&gt;&quot;;[.F1];&quot;&lt;/dev&gt; &lt;genre&gt;&quot;;[.G1];&quot;&lt;/genre&gt; &lt;score&gt;&quot;;[.H1];&quot;&lt;/score&gt; &lt;player&gt;&quot;;[.I1];&quot;&lt;/player&gt; &lt;story&gt;&quot;;[.J1];&quot;&lt;/story&gt; &lt;/game&gt;&quot;)" office:value-type="string" office:string-value="&lt;game name=&quot;102 Dalmatians - Puppies to the Rescue (USA)&quot;&gt; &lt;year&gt;2000&lt;/year&gt; &lt;rating&gt;ESRB - E (Everyone)&lt;/rating&gt; &lt;title&gt;102 Dalmatians - Puppies to the Rescue &lt;/title&gt; &lt;pub&gt;Eidos Interactive&lt;/pub&gt; &lt;dev&gt;Crystal Dynamics&lt;/dev&gt; &lt;genre&gt;Platform&lt;/genre&gt; &lt;score&gt;3.4&lt;/score&gt; &lt;player&gt;1 Player&lt;/player&gt; &lt;story&gt;102 Dalmatians is a 3D action adventure where you become a courageous Dalmatian puppy who must rescue your family and friends from the clutches of Cruella De Vil.**Disney's 102 Dalmatians: Puppies to the Rescue features beloved characters from 101 Dalmatians and new characters based on the upcoming 102 Dalmatians live action movie.&lt;/story&gt; &lt;/game&gt;">
            <text:p>&lt;game name="102 Dalmatians - Puppies to the Rescue (USA)"&gt; &lt;year&gt;2000&lt;/year&gt; &lt;rating&gt;ESRB - E (Everyone)&lt;/rating&gt; &lt;title&gt;102 Dalmatians - Puppies to the Rescue &lt;/title&gt; &lt;pub&gt;Eidos Interactive&lt;/pub&gt; &lt;dev&gt;Crystal Dynamics&lt;/dev&gt; &lt;genre&gt;Platform&lt;/genre&gt; &lt;score&gt;3.4&lt;/score&gt; &lt;player&gt;1 Player&lt;/player&gt; &lt;story&gt;102 Dalmatians is a 3D action adventure where you become a courageous Dalmatian puppy who must rescue your family and friends from the clutches of Cruella De Vil.**Disney's 102 Dalmatians: Puppies to the Rescue features beloved characters from 101 Dalmatians and new characters based on the upcoming 102 Dalmatians live action movie.&lt;/story&gt; &lt;/game&gt;</text:p>
          </table:table-cell>
        </table:table-row>
        <table:table-row table:style-name="ro1">
          <table:table-cell office:value-type="string">
            <text:p>Legacy of Kain - Soul Reaver (USA)</text:p>
          </table:table-cell>
          <table:table-cell office:value-type="float" office:value="2000">
            <text:p>2000</text:p>
          </table:table-cell>
          <table:table-cell office:value-type="string">
            <text:p>ESRB - M (Mature)</text:p>
          </table:table-cell>
          <table:table-cell office:value-type="string">
            <text:p>Legacy of Kain - Soul Reaver </text:p>
          </table:table-cell>
          <table:table-cell office:value-type="string">
            <text:p>Eidos Interactive</text:p>
          </table:table-cell>
          <table:table-cell office:value-type="string">
            <text:p>Crystal Dynamics, Inc.</text:p>
          </table:table-cell>
          <table:table-cell office:value-type="string">
            <text:p>Adventure</text:p>
          </table:table-cell>
          <table:table-cell office:value-type="string">
            <text:p>4.2</text:p>
          </table:table-cell>
          <table:table-cell office:value-type="string">
            <text:p>1 Player</text:p>
          </table:table-cell>
          <table:table-cell office:value-type="string">
            <text:p>1500 years after Blood Omen: Legacy of Kain, the vampire Kain's decision at the end of that game has finally defeated the human kingdoms and brought the world of Nosgoth under his control. Ruling from a castle built on the Pillars of Nosgoth, Kain has established an empire of six vampire clans, each ruled by a lieutenant, the sons of Kain. Raziel was one such lieutenant, but lost his position through the "insolence" of receiving a new evolutionary "dark gift", the growth of feathery wings, before his master had acquired it. Fearing that Raziel might one day surpass him, Kain tears off Raziel's wings in a fit of range and banishes him into the Abyss. <text:s/>There, Raziel is lost in time, died and his body consumed. The Elder God recovers Raziel's soul and rebuilds the broken body, not as a living vampire, but as a strange new creature of the underworld. Swearing revenge on Kain, Raziel now phases seamlessly between Nosgoth and it's underworld, using his new powers to become a terrible reaver of souls...****Soul Reaver is a 3rd person action-adventure title that follows Raziel on his quest to purge the land of vampires and take revenge on Kain and his brothers, leaders of the six clans. The player controls the game from behind Raziel's shoulder, moving him in any direction, climbing, attacking, jumping and using specific abilities. Raziel's can grip onto the edge of ledges and his torn wings allow him to glide gently downwards. Raziel can shift through the "material" world into the "spectral" realm at will... but must find specific locations in order to shift back. The two realms mirror one another, with distortions which give access to new areas and platforms. Existing in the material world drains Raziel's life energy at a constant rate. <text:s/>Throughout the game, energy is recovered by consuming the souls of defeated enemies. If Raziel is able to defeat one of his brothers, he will additionally gain a new ability ("dark gift") upon drinking it's soul. Examples include: the ability to swim, file telekinetic projectiles or the ability to phase through locked gates. Raziel can arm himself with a variety of weapons including spears, daggers, swords, axes, as well as attacking enemies barehanded. Eventually, Raziel will also come across Kain's personal sword (named the Soul Reaver), and will use it to create a powerful energy blade weapon.****The world is left open to Raziel, he can return to areas previously completed and explore the world of Nosgoth at will. Access to certain areas however sometimes <text:s/>requires the use of gained specific abilities. Many of the puzzles the player will need to solve in this quest are "block puzzles", requiring the placement of certain large structures (usually square blocks), either to activate switches or to build access to out-of-reach areas.</text:p>
          </table:table-cell>
          <table:table-cell table:formula="of:=CONCATENATE(&quot;&lt;game name=&quot;;CHAR(34);[.A2];CHAR(34);&quot;&gt; &lt;year&gt;&quot;;[.B2];&quot;&lt;/year&gt; &lt;rating&gt;&quot;;[.C2];&quot;&lt;/rating&gt; &lt;title&gt;&quot;;[.D2];&quot;&lt;/title&gt; &lt;pub&gt;&quot;;[.E2];&quot;&lt;/pub&gt; &lt;dev&gt;&quot;;[.F2];&quot;&lt;/dev&gt; &lt;genre&gt;&quot;;[.G2];&quot;&lt;/genre&gt; &lt;score&gt;&quot;;[.H2];&quot;&lt;/score&gt; &lt;player&gt;&quot;;[.I2];&quot;&lt;/player&gt; &lt;story&gt;&quot;;[.J2];&quot;&lt;/story&gt; &lt;/game&gt;&quot;)" office:value-type="string" office:string-value="&lt;game name=&quot;Legacy of Kain - Soul Reaver (USA)&quot;&gt; &lt;year&gt;2000&lt;/year&gt; &lt;rating&gt;ESRB - M (Mature)&lt;/rating&gt; &lt;title&gt;Legacy of Kain - Soul Reaver &lt;/title&gt; &lt;pub&gt;Eidos Interactive&lt;/pub&gt; &lt;dev&gt;Crystal Dynamics, Inc.&lt;/dev&gt; &lt;genre&gt;Adventure&lt;/genre&gt; &lt;score&gt;4.2&lt;/score&gt; &lt;player&gt;1 Player&lt;/player&gt; &lt;story&gt;1500 years after Blood Omen: Legacy of Kain, the vampire Kain's decision at the end of that game has finally defeated the human kingdoms and brought the world of Nosgoth under his control. Ruling from a castle built on the Pillars of Nosgoth, Kain has established an empire of six vampire clans, each ruled by a lieutenant, the sons of Kain. Raziel was one such lieutenant, but lost his position through the &quot;insolence&quot; of receiving a new evolutionary &quot;dark gift&quot;, the growth of feathery wings, before his master had acquired it. Fearing that Raziel might one day surpass him, Kain tears off Raziel's wings in a fit of range and banishes him into the Abyss.  There, Raziel is lost in time, died and his body consumed. The Elder God recovers Raziel's soul and rebuilds the broken body, not as a living vampire, but as a strange new creature of the underworld. Swearing revenge on Kain, Raziel now phases seamlessly between Nosgoth and it's underworld, using his new powers to become a terrible reaver of souls...****Soul Reaver is a 3rd person action-adventure title that follows Raziel on his quest to purge the land of vampires and take revenge on Kain and his brothers, leaders of the six clans. The player controls the game from behind Raziel's shoulder, moving him in any direction, climbing, attacking, jumping and using specific abilities. Raziel's can grip onto the edge of ledges and his torn wings allow him to glide gently downwards. Raziel can shift through the &quot;material&quot; world into the &quot;spectral&quot; realm at will... but must find specific locations in order to shift back. The two realms mirror one another, with distortions which give access to new areas and platforms. Existing in the material world drains Raziel's life energy at a constant rate.  Throughout the game, energy is recovered by consuming the souls of defeated enemies. If Raziel is able to defeat one of his brothers, he will additionally gain a new ability (&quot;dark gift&quot;) upon drinking it's soul. Examples include: the ability to swim, file telekinetic projectiles or the ability to phase through locked gates. Raziel can arm himself with a variety of weapons including spears, daggers, swords, axes, as well as attacking enemies barehanded. Eventually, Raziel will also come across Kain's personal sword (named the Soul Reaver), and will use it to create a powerful energy blade weapon.****The world is left open to Raziel, he can return to areas previously completed and explore the world of Nosgoth at will. Access to certain areas however sometimes  requires the use of gained specific abilities. Many of the puzzles the player will need to solve in this quest are &quot;block puzzles&quot;, requiring the placement of certain large structures (usually square blocks), either to activate switches or to build access to out-of-reach areas.&lt;/story&gt; &lt;/game&gt;">
            <text:p>&lt;game name="Legacy of Kain - Soul Reaver (USA)"&gt; &lt;year&gt;2000&lt;/year&gt; &lt;rating&gt;ESRB - M (Mature)&lt;/rating&gt; &lt;title&gt;Legacy of Kain - Soul Reaver &lt;/title&gt; &lt;pub&gt;Eidos Interactive&lt;/pub&gt; &lt;dev&gt;Crystal Dynamics, Inc.&lt;/dev&gt; &lt;genre&gt;Adventure&lt;/genre&gt; &lt;score&gt;4.2&lt;/score&gt; &lt;player&gt;1 Player&lt;/player&gt; &lt;story&gt;1500 years after Blood Omen: Legacy of Kain, the vampire Kain's decision at the end of that game has finally defeated the human kingdoms and brought the world of Nosgoth under his control. Ruling from a castle built on the Pillars of Nosgoth, Kain has established an empire of six vampire clans, each ruled by a lieutenant, the sons of Kain. Raziel was one such lieutenant, but lost his position through the "insolence" of receiving a new evolutionary "dark gift", the growth of feathery wings, before his master had acquired it. Fearing that Raziel might one day surpass him, Kain tears off Raziel's wings in a fit of range and banishes him into the Abyss. <text:s/>There, Raziel is lost in time, died and his body consumed. The Elder God recovers Raziel's soul and rebuilds the broken body, not as a living vampire, but as a strange new creature of the underworld. Swearing revenge on Kain, Raziel now phases seamlessly between Nosgoth and it's underworld, using his new powers to become a terrible reaver of souls...****Soul Reaver is a 3rd person action-adventure title that follows Raziel on his quest to purge the land of vampires and take revenge on Kain and his brothers, leaders of the six clans. The player controls the game from behind Raziel's shoulder, moving him in any direction, climbing, attacking, jumping and using specific abilities. Raziel's can grip onto the edge of ledges and his torn wings allow him to glide gently downwards. Raziel can shift through the "material" world into the "spectral" realm at will... but must find specific locations in order to shift back. The two realms mirror one another, with distortions which give access to new areas and platforms. Existing in the material world drains Raziel's life energy at a constant rate. <text:s/>Throughout the game, energy is recovered by consuming the souls of defeated enemies. If Raziel is able to defeat one of his brothers, he will additionally gain a new ability ("dark gift") upon drinking it's soul. Examples include: the ability to swim, file telekinetic projectiles or the ability to phase through locked gates. Raziel can arm himself with a variety of weapons including spears, daggers, swords, axes, as well as attacking enemies barehanded. Eventually, Raziel will also come across Kain's personal sword (named the Soul Reaver), and will use it to create a powerful energy blade weapon.****The world is left open to Raziel, he can return to areas previously completed and explore the world of Nosgoth at will. Access to certain areas however sometimes <text:s/>requires the use of gained specific abilities. Many of the puzzles the player will need to solve in this quest are "block puzzles", requiring the placement of certain large structures (usually square blocks), either to activate switches or to build access to out-of-reach areas.&lt;/story&gt; &lt;/game&gt;</text:p>
          </table:table-cell>
        </table:table-row>
        <table:table-row table:style-name="ro1">
          <table:table-cell office:value-type="string">
            <text:p>Street Fighter III - 3rd Strike (USA)</text:p>
          </table:table-cell>
          <table:table-cell office:value-type="float" office:value="2000">
            <text:p>2000</text:p>
          </table:table-cell>
          <table:table-cell office:value-type="string">
            <text:p>ESRB - T (Teen)</text:p>
          </table:table-cell>
          <table:table-cell office:value-type="string">
            <text:p>Street Fighter III - 3rd Strike </text:p>
          </table:table-cell>
          <table:table-cell office:value-type="string">
            <text:p>Capcom</text:p>
          </table:table-cell>
          <table:table-cell office:value-type="string">
            <text:p>Capcom Co., Ltd.</text:p>
          </table:table-cell>
          <table:table-cell office:value-type="string">
            <text:p>Fighter</text:p>
          </table:table-cell>
          <table:table-cell office:value-type="string">
            <text:p>4.1</text:p>
          </table:table-cell>
          <table:table-cell office:value-type="string">
            <text:p>1-2 Players</text:p>
          </table:table-cell>
          <table:table-cell office:value-type="string">
            <text:p>3rd update to Street Fighter 3, Capcom's classic 2D fighter. The new version includes new music and artwork, more super arts for each character, a grading system, a manual throw system, path selection and new characters including (YES!) Chun-Li. The Dreamcast port also offers a training record option were you can record a certain move or combo and have it play against you over and over to see how you can parry it, plus a "system direction" option which allows you to modify practically every aspect of the game (air-blocking, combo limits, etc.) to customize it to your liking.</text:p>
          </table:table-cell>
          <table:table-cell table:formula="of:=CONCATENATE(&quot;&lt;game name=&quot;;CHAR(34);[.A3];CHAR(34);&quot;&gt; &lt;year&gt;&quot;;[.B3];&quot;&lt;/year&gt; &lt;rating&gt;&quot;;[.C3];&quot;&lt;/rating&gt; &lt;title&gt;&quot;;[.D3];&quot;&lt;/title&gt; &lt;pub&gt;&quot;;[.E3];&quot;&lt;/pub&gt; &lt;dev&gt;&quot;;[.F3];&quot;&lt;/dev&gt; &lt;genre&gt;&quot;;[.G3];&quot;&lt;/genre&gt; &lt;score&gt;&quot;;[.H3];&quot;&lt;/score&gt; &lt;player&gt;&quot;;[.I3];&quot;&lt;/player&gt; &lt;story&gt;&quot;;[.J3];&quot;&lt;/story&gt; &lt;/game&gt;&quot;)" office:value-type="string" office:string-value="&lt;game name=&quot;Street Fighter III - 3rd Strike (USA)&quot;&gt; &lt;year&gt;2000&lt;/year&gt; &lt;rating&gt;ESRB - T (Teen)&lt;/rating&gt; &lt;title&gt;Street Fighter III - 3rd Strike &lt;/title&gt; &lt;pub&gt;Capcom&lt;/pub&gt; &lt;dev&gt;Capcom Co., Ltd.&lt;/dev&gt; &lt;genre&gt;Fighter&lt;/genre&gt; &lt;score&gt;4.1&lt;/score&gt; &lt;player&gt;1-2 Players&lt;/player&gt; &lt;story&gt;3rd update to Street Fighter 3, Capcom's classic 2D fighter. The new version includes new music and artwork, more super arts for each character, a grading system, a manual throw system, path selection and new characters including (YES!) Chun-Li. The Dreamcast port also offers a training record option were you can record a certain move or combo and have it play against you over and over to see how you can parry it, plus a &quot;system direction&quot; option which allows you to modify practically every aspect of the game (air-blocking, combo limits, etc.) to customize it to your liking.&lt;/story&gt; &lt;/game&gt;">
            <text:p>&lt;game name="Street Fighter III - 3rd Strike (USA)"&gt; &lt;year&gt;2000&lt;/year&gt; &lt;rating&gt;ESRB - T (Teen)&lt;/rating&gt; &lt;title&gt;Street Fighter III - 3rd Strike &lt;/title&gt; &lt;pub&gt;Capcom&lt;/pub&gt; &lt;dev&gt;Capcom Co., Ltd.&lt;/dev&gt; &lt;genre&gt;Fighter&lt;/genre&gt; &lt;score&gt;4.1&lt;/score&gt; &lt;player&gt;1-2 Players&lt;/player&gt; &lt;story&gt;3rd update to Street Fighter 3, Capcom's classic 2D fighter. The new version includes new music and artwork, more super arts for each character, a grading system, a manual throw system, path selection and new characters including (YES!) Chun-Li. The Dreamcast port also offers a training record option were you can record a certain move or combo and have it play against you over and over to see how you can parry it, plus a "system direction" option which allows you to modify practically every aspect of the game (air-blocking, combo limits, etc.) to customize it to your liking.&lt;/story&gt; &lt;/game&gt;</text:p>
          </table:table-cell>
        </table:table-row>
        <table:table-row table:style-name="ro1">
          <table:table-cell office:value-type="string">
            <text:p>4 Wheel Thunder (USA)</text:p>
          </table:table-cell>
          <table:table-cell office:value-type="float" office:value="2000">
            <text:p>2000</text:p>
          </table:table-cell>
          <table:table-cell office:value-type="string">
            <text:p>ESRB - E (Everyone)</text:p>
          </table:table-cell>
          <table:table-cell office:value-type="string">
            <text:p>4 Wheel Thunder </text:p>
          </table:table-cell>
          <table:table-cell office:value-type="string">
            <text:p>Midway</text:p>
          </table:table-cell>
          <table:table-cell office:value-type="string">
            <text:p>Kalisto</text:p>
          </table:table-cell>
          <table:table-cell office:value-type="string">
            <text:p>Driving</text:p>
          </table:table-cell>
          <table:table-cell office:value-type="float" office:value="3.6">
            <text:p>3.6</text:p>
          </table:table-cell>
          <table:table-cell office:value-type="string">
            <text:p>1-2 Players</text:p>
          </table:table-cell>
          <table:table-cell office:value-type="string">
            <text:p>4 Wheel Thunder is the off-road racing sequel to the popular power-boat racing game, Hydro Thunder. <text:s/>In this game, players race around two types of courses; huge outdoor tracks and smaller indoor tracks. All in all, there are 24 areas in which to race, including various day/night, rain/sunshine variations. The game includes the standard championship, practice race, and 2-player modes.****The thunder series of games is unique in that the key to winning the race lies not in careful steering and braking, but in finding the &amp;quot;boost&amp;quot; power-ups that lie around the tracks. <text:s/>Each boost icon adds a few seconds of time to your boost meter. The player then can press a boost button to increase the speed of his or her truck dramatically. Without the boost power-ups, the player has no hope of winning a race.</text:p>
          </table:table-cell>
          <table:table-cell table:formula="of:=CONCATENATE(&quot;&lt;game name=&quot;;CHAR(34);[.A4];CHAR(34);&quot;&gt; &lt;year&gt;&quot;;[.B4];&quot;&lt;/year&gt; &lt;rating&gt;&quot;;[.C4];&quot;&lt;/rating&gt; &lt;title&gt;&quot;;[.D4];&quot;&lt;/title&gt; &lt;pub&gt;&quot;;[.E4];&quot;&lt;/pub&gt; &lt;dev&gt;&quot;;[.F4];&quot;&lt;/dev&gt; &lt;genre&gt;&quot;;[.G4];&quot;&lt;/genre&gt; &lt;score&gt;&quot;;[.H4];&quot;&lt;/score&gt; &lt;player&gt;&quot;;[.I4];&quot;&lt;/player&gt; &lt;story&gt;&quot;;[.J4];&quot;&lt;/story&gt; &lt;/game&gt;&quot;)" office:value-type="string" office:string-value="&lt;game name=&quot;4 Wheel Thunder (USA)&quot;&gt; &lt;year&gt;2000&lt;/year&gt; &lt;rating&gt;ESRB - E (Everyone)&lt;/rating&gt; &lt;title&gt;4 Wheel Thunder &lt;/title&gt; &lt;pub&gt;Midway&lt;/pub&gt; &lt;dev&gt;Kalisto&lt;/dev&gt; &lt;genre&gt;Driving&lt;/genre&gt; &lt;score&gt;3.6&lt;/score&gt; &lt;player&gt;1-2 Players&lt;/player&gt; &lt;story&gt;4 Wheel Thunder is the off-road racing sequel to the popular power-boat racing game, Hydro Thunder.  In this game, players race around two types of courses; huge outdoor tracks and smaller indoor tracks. All in all, there are 24 areas in which to race, including various day/night, rain/sunshine variations. The game includes the standard championship, practice race, and 2-player modes.****The thunder series of games is unique in that the key to winning the race lies not in careful steering and braking, but in finding the &amp;quot;boost&amp;quot; power-ups that lie around the tracks.  Each boost icon adds a few seconds of time to your boost meter. The player then can press a boost button to increase the speed of his or her truck dramatically. Without the boost power-ups, the player has no hope of winning a race.&lt;/story&gt; &lt;/game&gt;">
            <text:p>&lt;game name="4 Wheel Thunder (USA)"&gt; &lt;year&gt;2000&lt;/year&gt; &lt;rating&gt;ESRB - E (Everyone)&lt;/rating&gt; &lt;title&gt;4 Wheel Thunder &lt;/title&gt; &lt;pub&gt;Midway&lt;/pub&gt; &lt;dev&gt;Kalisto&lt;/dev&gt; &lt;genre&gt;Driving&lt;/genre&gt; &lt;score&gt;3.6&lt;/score&gt; &lt;player&gt;1-2 Players&lt;/player&gt; &lt;story&gt;4 Wheel Thunder is the off-road racing sequel to the popular power-boat racing game, Hydro Thunder. <text:s/>In this game, players race around two types of courses; huge outdoor tracks and smaller indoor tracks. All in all, there are 24 areas in which to race, including various day/night, rain/sunshine variations. The game includes the standard championship, practice race, and 2-player modes.****The thunder series of games is unique in that the key to winning the race lies not in careful steering and braking, but in finding the &amp;quot;boost&amp;quot; power-ups that lie around the tracks. <text:s/>Each boost icon adds a few seconds of time to your boost meter. The player then can press a boost button to increase the speed of his or her truck dramatically. Without the boost power-ups, the player has no hope of winning a race.&lt;/story&gt; &lt;/game&gt;</text:p>
          </table:table-cell>
        </table:table-row>
        <table:table-row table:style-name="ro1">
          <table:table-cell office:value-type="string">
            <text:p>4x4 Evolution (USA)</text:p>
          </table:table-cell>
          <table:table-cell office:value-type="float" office:value="2000">
            <text:p>2000</text:p>
          </table:table-cell>
          <table:table-cell office:value-type="string">
            <text:p>ESRB - E (Everyone)</text:p>
          </table:table-cell>
          <table:table-cell office:value-type="string">
            <text:p>4x4 Evolution </text:p>
          </table:table-cell>
          <table:table-cell office:value-type="string">
            <text:p>Gathering</text:p>
          </table:table-cell>
          <table:table-cell office:value-type="string">
            <text:p>Terminal Reality</text:p>
          </table:table-cell>
          <table:table-cell office:value-type="string">
            <text:p>Driving</text:p>
          </table:table-cell>
          <table:table-cell office:value-type="float" office:value="3.5">
            <text:p>3.5</text:p>
          </table:table-cell>
          <table:table-cell office:value-type="string">
            <text:p>1-4 Players</text:p>
          </table:table-cell>
          <table:table-cell office:value-type="string">
            <text:p>4x4 Evolution is a racing game featuring real-life pickup trucks and SUV's. <text:s/>Actual trucks from manufacturers such as Chevrolet, Ford, Dodge, Nissan, Toyota and more are included. ****The actual racing game is based very heavily on Terminal Reality's Monster Truck Madness series of games, except with SUV's instead of monster trucks.****One significant feature of 4x4 Evo is the online multi-player option. <text:s/>The Dreamcast, PC, and Macintosh versions can compete against each other in 4 player online races.****In addition to the on-line mode of play, there is a single player career mode. <text:s/>The career mode gives you a small allotment of money with which to purchase a truck. You then can compete in races to earn more money for more trucks or performance parts for your current truck.</text:p>
          </table:table-cell>
          <table:table-cell table:formula="of:=CONCATENATE(&quot;&lt;game name=&quot;;CHAR(34);[.A5];CHAR(34);&quot;&gt; &lt;year&gt;&quot;;[.B5];&quot;&lt;/year&gt; &lt;rating&gt;&quot;;[.C5];&quot;&lt;/rating&gt; &lt;title&gt;&quot;;[.D5];&quot;&lt;/title&gt; &lt;pub&gt;&quot;;[.E5];&quot;&lt;/pub&gt; &lt;dev&gt;&quot;;[.F5];&quot;&lt;/dev&gt; &lt;genre&gt;&quot;;[.G5];&quot;&lt;/genre&gt; &lt;score&gt;&quot;;[.H5];&quot;&lt;/score&gt; &lt;player&gt;&quot;;[.I5];&quot;&lt;/player&gt; &lt;story&gt;&quot;;[.J5];&quot;&lt;/story&gt; &lt;/game&gt;&quot;)" office:value-type="string" office:string-value="&lt;game name=&quot;4x4 Evolution (USA)&quot;&gt; &lt;year&gt;2000&lt;/year&gt; &lt;rating&gt;ESRB - E (Everyone)&lt;/rating&gt; &lt;title&gt;4x4 Evolution &lt;/title&gt; &lt;pub&gt;Gathering&lt;/pub&gt; &lt;dev&gt;Terminal Reality&lt;/dev&gt; &lt;genre&gt;Driving&lt;/genre&gt; &lt;score&gt;3.5&lt;/score&gt; &lt;player&gt;1-4 Players&lt;/player&gt; &lt;story&gt;4x4 Evolution is a racing game featuring real-life pickup trucks and SUV's.  Actual trucks from manufacturers such as Chevrolet, Ford, Dodge, Nissan, Toyota and more are included. ****The actual racing game is based very heavily on Terminal Reality's Monster Truck Madness series of games, except with SUV's instead of monster trucks.****One significant feature of 4x4 Evo is the online multi-player option.  The Dreamcast, PC, and Macintosh versions can compete against each other in 4 player online races.****In addition to the on-line mode of play, there is a single player career mode.  The career mode gives you a small allotment of money with which to purchase a truck. You then can compete in races to earn more money for more trucks or performance parts for your current truck.&lt;/story&gt; &lt;/game&gt;">
            <text:p>&lt;game name="4x4 Evolution (USA)"&gt; &lt;year&gt;2000&lt;/year&gt; &lt;rating&gt;ESRB - E (Everyone)&lt;/rating&gt; &lt;title&gt;4x4 Evolution &lt;/title&gt; &lt;pub&gt;Gathering&lt;/pub&gt; &lt;dev&gt;Terminal Reality&lt;/dev&gt; &lt;genre&gt;Driving&lt;/genre&gt; &lt;score&gt;3.5&lt;/score&gt; &lt;player&gt;1-4 Players&lt;/player&gt; &lt;story&gt;4x4 Evolution is a racing game featuring real-life pickup trucks and SUV's. <text:s/>Actual trucks from manufacturers such as Chevrolet, Ford, Dodge, Nissan, Toyota and more are included. ****The actual racing game is based very heavily on Terminal Reality's Monster Truck Madness series of games, except with SUV's instead of monster trucks.****One significant feature of 4x4 Evo is the online multi-player option. <text:s/>The Dreamcast, PC, and Macintosh versions can compete against each other in 4 player online races.****In addition to the on-line mode of play, there is a single player career mode. <text:s/>The career mode gives you a small allotment of money with which to purchase a truck. You then can compete in races to earn more money for more trucks or performance parts for your current truck.&lt;/story&gt; &lt;/game&gt;</text:p>
          </table:table-cell>
        </table:table-row>
        <table:table-row table:style-name="ro1">
          <table:table-cell office:value-type="string">
            <text:p>Slave Zero (USA)</text:p>
          </table:table-cell>
          <table:table-cell office:value-type="float" office:value="1999">
            <text:p>1999</text:p>
          </table:table-cell>
          <table:table-cell office:value-type="string">
            <text:p>ESRB - T (Teen)</text:p>
          </table:table-cell>
          <table:table-cell office:value-type="string">
            <text:p>Slave Zero </text:p>
          </table:table-cell>
          <table:table-cell office:value-type="string">
            <text:p>Infogrames</text:p>
          </table:table-cell>
          <table:table-cell office:value-type="string">
            <text:p>Accolade, Inc.</text:p>
          </table:table-cell>
          <table:table-cell office:value-type="string">
            <text:p>Action</text:p>
          </table:table-cell>
          <table:table-cell office:value-type="string">
            <text:p>3.1</text:p>
          </table:table-cell>
          <table:table-cell office:value-type="string">
            <text:p>1-4 Players</text:p>
          </table:table-cell>
          <table:table-cell office:value-type="string">
            <text:p>500 years in the future, man and machine are virtually one and the greatest megacity in the world is locked in brutal war. You are the ultimate saboteur and part of an elite fighting force. Your mission: steal the largest, most sophisticated biomechanical attack weapon ever designed.. and kick some serious ass.</text:p>
          </table:table-cell>
          <table:table-cell table:formula="of:=CONCATENATE(&quot;&lt;game name=&quot;;CHAR(34);[.A6];CHAR(34);&quot;&gt; &lt;year&gt;&quot;;[.B6];&quot;&lt;/year&gt; &lt;rating&gt;&quot;;[.C6];&quot;&lt;/rating&gt; &lt;title&gt;&quot;;[.D6];&quot;&lt;/title&gt; &lt;pub&gt;&quot;;[.E6];&quot;&lt;/pub&gt; &lt;dev&gt;&quot;;[.F6];&quot;&lt;/dev&gt; &lt;genre&gt;&quot;;[.G6];&quot;&lt;/genre&gt; &lt;score&gt;&quot;;[.H6];&quot;&lt;/score&gt; &lt;player&gt;&quot;;[.I6];&quot;&lt;/player&gt; &lt;story&gt;&quot;;[.J6];&quot;&lt;/story&gt; &lt;/game&gt;&quot;)" office:value-type="string" office:string-value="&lt;game name=&quot;Slave Zero (USA)&quot;&gt; &lt;year&gt;1999&lt;/year&gt; &lt;rating&gt;ESRB - T (Teen)&lt;/rating&gt; &lt;title&gt;Slave Zero &lt;/title&gt; &lt;pub&gt;Infogrames&lt;/pub&gt; &lt;dev&gt;Accolade, Inc.&lt;/dev&gt; &lt;genre&gt;Action&lt;/genre&gt; &lt;score&gt;3.1&lt;/score&gt; &lt;player&gt;1-4 Players&lt;/player&gt; &lt;story&gt;500 years in the future, man and machine are virtually one and the greatest megacity in the world is locked in brutal war. You are the ultimate saboteur and part of an elite fighting force. Your mission: steal the largest, most sophisticated biomechanical attack weapon ever designed.. and kick some serious ass.&lt;/story&gt; &lt;/game&gt;">
            <text:p>&lt;game name="Slave Zero (USA)"&gt; &lt;year&gt;1999&lt;/year&gt; &lt;rating&gt;ESRB - T (Teen)&lt;/rating&gt; &lt;title&gt;Slave Zero &lt;/title&gt; &lt;pub&gt;Infogrames&lt;/pub&gt; &lt;dev&gt;Accolade, Inc.&lt;/dev&gt; &lt;genre&gt;Action&lt;/genre&gt; &lt;score&gt;3.1&lt;/score&gt; &lt;player&gt;1-4 Players&lt;/player&gt; &lt;story&gt;500 years in the future, man and machine are virtually one and the greatest megacity in the world is locked in brutal war. You are the ultimate saboteur and part of an elite fighting force. Your mission: steal the largest, most sophisticated biomechanical attack weapon ever designed.. and kick some serious ass.&lt;/story&gt; &lt;/game&gt;</text:p>
          </table:table-cell>
        </table:table-row>
        <table:table-row table:style-name="ro1">
          <table:table-cell office:value-type="string">
            <text:p>90 Minutes - Sega Championship Football (Europe)</text:p>
          </table:table-cell>
          <table:table-cell office:value-type="float" office:value="2001">
            <text:p>2001</text:p>
          </table:table-cell>
          <table:table-cell office:value-type="string">
            <text:p>ESRB - E (Everyone)</text:p>
          </table:table-cell>
          <table:table-cell office:value-type="string">
            <text:p>90 Minutes - Sega Championship Football </text:p>
          </table:table-cell>
          <table:table-cell office:value-type="string">
            <text:p>Sega</text:p>
          </table:table-cell>
          <table:table-cell office:value-type="string">
            <text:p>Smilebit</text:p>
          </table:table-cell>
          <table:table-cell office:value-type="string">
            <text:p>Soccer/Sports</text:p>
          </table:table-cell>
          <table:table-cell office:value-type="float" office:value="2.6">
            <text:p>2.6</text:p>
          </table:table-cell>
          <table:table-cell office:value-type="string">
            <text:p>1-4 Players</text:p>
          </table:table-cell>
          <table:table-cell office:value-type="string">
            <text:p>90 minutes is a traditional action football game, featuring 7 leagues (England, France, Germany, Italy, Spain, plus an assortment of clubs from around the world) and national teams. While there are no team licenses, most players feature real names and there's also a player and team editor, allowing to change name and number of players, who's in each national team, as well as creating teams from scratch, including its players.**Gameplay follows the norms of the genre - A to pass, B to throw a high lob, X to shoot, Y to change players, with the triggers to perform modifiers (though passes and lob shots) and sprint, although these can all be changed in the options. The player can also assign special tactics to each direction on the d-pad to adapt quickly according to the flow of the game.**Game modes include the usual - World Championship (based on the world cup), as well as national leagues and cups (as well as a customizable cup), with secret teams waiting to be unlocked by those who win them, exhibition and training. Options are also the usual on these kind of games - change half lenght (3,5 or 10 minutes), opponent level and game speed. At gametime, players can also choose the weather, time of day, and between 10 cameras. There are six stadiums to choose from, inspired by venues such as the old Wembley Stadium, the Nou Camp or the ArenA in Amsterdam.</text:p>
          </table:table-cell>
          <table:table-cell table:formula="of:=CONCATENATE(&quot;&lt;game name=&quot;;CHAR(34);[.A7];CHAR(34);&quot;&gt; &lt;year&gt;&quot;;[.B7];&quot;&lt;/year&gt; &lt;rating&gt;&quot;;[.C7];&quot;&lt;/rating&gt; &lt;title&gt;&quot;;[.D7];&quot;&lt;/title&gt; &lt;pub&gt;&quot;;[.E7];&quot;&lt;/pub&gt; &lt;dev&gt;&quot;;[.F7];&quot;&lt;/dev&gt; &lt;genre&gt;&quot;;[.G7];&quot;&lt;/genre&gt; &lt;score&gt;&quot;;[.H7];&quot;&lt;/score&gt; &lt;player&gt;&quot;;[.I7];&quot;&lt;/player&gt; &lt;story&gt;&quot;;[.J7];&quot;&lt;/story&gt; &lt;/game&gt;&quot;)" office:value-type="string" office:string-value="&lt;game name=&quot;90 Minutes - Sega Championship Football (Europe)&quot;&gt; &lt;year&gt;2001&lt;/year&gt; &lt;rating&gt;ESRB - E (Everyone)&lt;/rating&gt; &lt;title&gt;90 Minutes - Sega Championship Football &lt;/title&gt; &lt;pub&gt;Sega&lt;/pub&gt; &lt;dev&gt;Smilebit&lt;/dev&gt; &lt;genre&gt;Soccer/Sports&lt;/genre&gt; &lt;score&gt;2.6&lt;/score&gt; &lt;player&gt;1-4 Players&lt;/player&gt; &lt;story&gt;90 minutes is a traditional action football game, featuring 7 leagues (England, France, Germany, Italy, Spain, plus an assortment of clubs from around the world) and national teams. While there are no team licenses, most players feature real names and there's also a player and team editor, allowing to change name and number of players, who's in each national team, as well as creating teams from scratch, including its players.**Gameplay follows the norms of the genre - A to pass, B to throw a high lob, X to shoot, Y to change players, with the triggers to perform modifiers (though passes and lob shots) and sprint, although these can all be changed in the options. The player can also assign special tactics to each direction on the d-pad to adapt quickly according to the flow of the game.**Game modes include the usual - World Championship (based on the world cup), as well as national leagues and cups (as well as a customizable cup), with secret teams waiting to be unlocked by those who win them, exhibition and training. Options are also the usual on these kind of games - change half lenght (3,5 or 10 minutes), opponent level and game speed. At gametime, players can also choose the weather, time of day, and between 10 cameras. There are six stadiums to choose from, inspired by venues such as the old Wembley Stadium, the Nou Camp or the ArenA in Amsterdam.&lt;/story&gt; &lt;/game&gt;">
            <text:p>&lt;game name="90 Minutes - Sega Championship Football (Europe)"&gt; &lt;year&gt;2001&lt;/year&gt; &lt;rating&gt;ESRB - E (Everyone)&lt;/rating&gt; &lt;title&gt;90 Minutes - Sega Championship Football &lt;/title&gt; &lt;pub&gt;Sega&lt;/pub&gt; &lt;dev&gt;Smilebit&lt;/dev&gt; &lt;genre&gt;Soccer/Sports&lt;/genre&gt; &lt;score&gt;2.6&lt;/score&gt; &lt;player&gt;1-4 Players&lt;/player&gt; &lt;story&gt;90 minutes is a traditional action football game, featuring 7 leagues (England, France, Germany, Italy, Spain, plus an assortment of clubs from around the world) and national teams. While there are no team licenses, most players feature real names and there's also a player and team editor, allowing to change name and number of players, who's in each national team, as well as creating teams from scratch, including its players.**Gameplay follows the norms of the genre - A to pass, B to throw a high lob, X to shoot, Y to change players, with the triggers to perform modifiers (though passes and lob shots) and sprint, although these can all be changed in the options. The player can also assign special tactics to each direction on the d-pad to adapt quickly according to the flow of the game.**Game modes include the usual - World Championship (based on the world cup), as well as national leagues and cups (as well as a customizable cup), with secret teams waiting to be unlocked by those who win them, exhibition and training. Options are also the usual on these kind of games - change half lenght (3,5 or 10 minutes), opponent level and game speed. At gametime, players can also choose the weather, time of day, and between 10 cameras. There are six stadiums to choose from, inspired by venues such as the old Wembley Stadium, the Nou Camp or the ArenA in Amsterdam.&lt;/story&gt; &lt;/game&gt;</text:p>
          </table:table-cell>
        </table:table-row>
        <table:table-row table:style-name="ro1">
          <table:table-cell office:value-type="string">
            <text:p>Capcom vs. SNK 2 - Millionaire Fighting 2001 (Japan)</text:p>
          </table:table-cell>
          <table:table-cell office:value-type="float" office:value="2001">
            <text:p>2001</text:p>
          </table:table-cell>
          <table:table-cell office:value-type="string">
            <text:p>ESRB - T (Teen)</text:p>
          </table:table-cell>
          <table:table-cell office:value-type="string">
            <text:p>Capcom vs. SNK 2 - Millionaire Fighting 2001 </text:p>
          </table:table-cell>
          <table:table-cell table:number-columns-repeated="2" office:value-type="string">
            <text:p>Capcom</text:p>
          </table:table-cell>
          <table:table-cell office:value-type="string">
            <text:p>Fighter</text:p>
          </table:table-cell>
          <table:table-cell office:value-type="float" office:value="4.3">
            <text:p>4.3</text:p>
          </table:table-cell>
          <table:table-cell office:value-type="string">
            <text:p>1-2 Players</text:p>
          </table:table-cell>
          <table:table-cell office:value-type="string">
            <text:p>A beat'em'up with characters taken from many Capcom and SNK games. The game system is centered around "grooves" which are selected before any battle. These different grooves alter the character's abilities to resemble different Capcom or SNK games. There are three grooves dedicated for each company, and even the option to define a custom groove. The "EO" of the GameCube and Xbox titles refers to a new groove: Easy Operation. Instead of the normal inputs needed to do special and super moves, these moves are instead done automatically by tapping the right thumb-stick in specific directions. Only a small part of each character's moveset can be accessed this way, however, and if the player does not select EO then the game will play the same as the arcade and previous releases..</text:p>
          </table:table-cell>
          <table:table-cell table:formula="of:=CONCATENATE(&quot;&lt;game name=&quot;;CHAR(34);[.A8];CHAR(34);&quot;&gt; &lt;year&gt;&quot;;[.B8];&quot;&lt;/year&gt; &lt;rating&gt;&quot;;[.C8];&quot;&lt;/rating&gt; &lt;title&gt;&quot;;[.D8];&quot;&lt;/title&gt; &lt;pub&gt;&quot;;[.E8];&quot;&lt;/pub&gt; &lt;dev&gt;&quot;;[.F8];&quot;&lt;/dev&gt; &lt;genre&gt;&quot;;[.G8];&quot;&lt;/genre&gt; &lt;score&gt;&quot;;[.H8];&quot;&lt;/score&gt; &lt;player&gt;&quot;;[.I8];&quot;&lt;/player&gt; &lt;story&gt;&quot;;[.J8];&quot;&lt;/story&gt; &lt;/game&gt;&quot;)" office:value-type="string" office:string-value="&lt;game name=&quot;Capcom vs. SNK 2 - Millionaire Fighting 2001 (Japan)&quot;&gt; &lt;year&gt;2001&lt;/year&gt; &lt;rating&gt;ESRB - T (Teen)&lt;/rating&gt; &lt;title&gt;Capcom vs. SNK 2 - Millionaire Fighting 2001 &lt;/title&gt; &lt;pub&gt;Capcom&lt;/pub&gt; &lt;dev&gt;Capcom&lt;/dev&gt; &lt;genre&gt;Fighter&lt;/genre&gt; &lt;score&gt;4.3&lt;/score&gt; &lt;player&gt;1-2 Players&lt;/player&gt; &lt;story&gt;A beat'em'up with characters taken from many Capcom and SNK games. The game system is centered around &quot;grooves&quot; which are selected before any battle. These different grooves alter the character's abilities to resemble different Capcom or SNK games. There are three grooves dedicated for each company, and even the option to define a custom groove. The &quot;EO&quot; of the GameCube and Xbox titles refers to a new groove: Easy Operation. Instead of the normal inputs needed to do special and super moves, these moves are instead done automatically by tapping the right thumb-stick in specific directions. Only a small part of each character's moveset can be accessed this way, however, and if the player does not select EO then the game will play the same as the arcade and previous releases..&lt;/story&gt; &lt;/game&gt;">
            <text:p>&lt;game name="Capcom vs. SNK 2 - Millionaire Fighting 2001 (Japan)"&gt; &lt;year&gt;2001&lt;/year&gt; &lt;rating&gt;ESRB - T (Teen)&lt;/rating&gt; &lt;title&gt;Capcom vs. SNK 2 - Millionaire Fighting 2001 &lt;/title&gt; &lt;pub&gt;Capcom&lt;/pub&gt; &lt;dev&gt;Capcom&lt;/dev&gt; &lt;genre&gt;Fighter&lt;/genre&gt; &lt;score&gt;4.3&lt;/score&gt; &lt;player&gt;1-2 Players&lt;/player&gt; &lt;story&gt;A beat'em'up with characters taken from many Capcom and SNK games. The game system is centered around "grooves" which are selected before any battle. These different grooves alter the character's abilities to resemble different Capcom or SNK games. There are three grooves dedicated for each company, and even the option to define a custom groove. The "EO" of the GameCube and Xbox titles refers to a new groove: Easy Operation. Instead of the normal inputs needed to do special and super moves, these moves are instead done automatically by tapping the right thumb-stick in specific directions. Only a small part of each character's moveset can be accessed this way, however, and if the player does not select EO then the game will play the same as the arcade and previous releases..&lt;/story&gt; &lt;/game&gt;</text:p>
          </table:table-cell>
        </table:table-row>
        <table:table-row table:style-name="ro1">
          <table:table-cell office:value-type="string">
            <text:p>Walt Disney World Quest - Magical Racing Tour (USA)</text:p>
          </table:table-cell>
          <table:table-cell office:value-type="float" office:value="2000">
            <text:p>2000</text:p>
          </table:table-cell>
          <table:table-cell office:value-type="string">
            <text:p>ESRB - E (Everyone)</text:p>
          </table:table-cell>
          <table:table-cell office:value-type="string">
            <text:p>Walt Disney World Quest - Magical Racing Tour </text:p>
          </table:table-cell>
          <table:table-cell office:value-type="string">
            <text:p>Eidos Interactive</text:p>
          </table:table-cell>
          <table:table-cell office:value-type="string">
            <text:p>Crystal Dynamics, Inc.</text:p>
          </table:table-cell>
          <table:table-cell office:value-type="string">
            <text:p>Driving</text:p>
          </table:table-cell>
          <table:table-cell office:value-type="string">
            <text:p>2.8</text:p>
          </table:table-cell>
          <table:table-cell office:value-type="string">
            <text:p>1-4 Players</text:p>
          </table:table-cell>
          <table:table-cell office:value-type="string">
            <text:p>A cart racing game featuring Disney Characters <text:s/>Starring Jiminy Cricket, Chip, and Dale, and a few characters created specifically for the game. <text:s/>The catch is that all of the tracks are actually based on rides at all of the four Walt Disney World Parks (Haunted Mansion, Splash Mountain, Space Mountain, Rock'n'Rollercoaster, Typhoon Lagoon, etc...).</text:p>
          </table:table-cell>
          <table:table-cell table:formula="of:=CONCATENATE(&quot;&lt;game name=&quot;;CHAR(34);[.A9];CHAR(34);&quot;&gt; &lt;year&gt;&quot;;[.B9];&quot;&lt;/year&gt; &lt;rating&gt;&quot;;[.C9];&quot;&lt;/rating&gt; &lt;title&gt;&quot;;[.D9];&quot;&lt;/title&gt; &lt;pub&gt;&quot;;[.E9];&quot;&lt;/pub&gt; &lt;dev&gt;&quot;;[.F9];&quot;&lt;/dev&gt; &lt;genre&gt;&quot;;[.G9];&quot;&lt;/genre&gt; &lt;score&gt;&quot;;[.H9];&quot;&lt;/score&gt; &lt;player&gt;&quot;;[.I9];&quot;&lt;/player&gt; &lt;story&gt;&quot;;[.J9];&quot;&lt;/story&gt; &lt;/game&gt;&quot;)" office:value-type="string" office:string-value="&lt;game name=&quot;Walt Disney World Quest - Magical Racing Tour (USA)&quot;&gt; &lt;year&gt;2000&lt;/year&gt; &lt;rating&gt;ESRB - E (Everyone)&lt;/rating&gt; &lt;title&gt;Walt Disney World Quest - Magical Racing Tour &lt;/title&gt; &lt;pub&gt;Eidos Interactive&lt;/pub&gt; &lt;dev&gt;Crystal Dynamics, Inc.&lt;/dev&gt; &lt;genre&gt;Driving&lt;/genre&gt; &lt;score&gt;2.8&lt;/score&gt; &lt;player&gt;1-4 Players&lt;/player&gt; &lt;story&gt;A cart racing game featuring Disney Characters  Starring Jiminy Cricket, Chip, and Dale, and a few characters created specifically for the game.  The catch is that all of the tracks are actually based on rides at all of the four Walt Disney World Parks (Haunted Mansion, Splash Mountain, Space Mountain, Rock'n'Rollercoaster, Typhoon Lagoon, etc...).&lt;/story&gt; &lt;/game&gt;">
            <text:p>&lt;game name="Walt Disney World Quest - Magical Racing Tour (USA)"&gt; &lt;year&gt;2000&lt;/year&gt; &lt;rating&gt;ESRB - E (Everyone)&lt;/rating&gt; &lt;title&gt;Walt Disney World Quest - Magical Racing Tour &lt;/title&gt; &lt;pub&gt;Eidos Interactive&lt;/pub&gt; &lt;dev&gt;Crystal Dynamics, Inc.&lt;/dev&gt; &lt;genre&gt;Driving&lt;/genre&gt; &lt;score&gt;2.8&lt;/score&gt; &lt;player&gt;1-4 Players&lt;/player&gt; &lt;story&gt;A cart racing game featuring Disney Characters <text:s/>Starring Jiminy Cricket, Chip, and Dale, and a few characters created specifically for the game. <text:s/>The catch is that all of the tracks are actually based on rides at all of the four Walt Disney World Parks (Haunted Mansion, Splash Mountain, Space Mountain, Rock'n'Rollercoaster, Typhoon Lagoon, etc...).&lt;/story&gt; &lt;/game&gt;</text:p>
          </table:table-cell>
        </table:table-row>
        <table:table-row table:style-name="ro1">
          <table:table-cell office:value-type="string">
            <text:p>Ms. Pac-Man Maze Madness (USA)</text:p>
          </table:table-cell>
          <table:table-cell office:value-type="float" office:value="2000">
            <text:p>2000</text:p>
          </table:table-cell>
          <table:table-cell office:value-type="string">
            <text:p>ESRB - E (Everyone)</text:p>
          </table:table-cell>
          <table:table-cell office:value-type="string">
            <text:p>Ms. Pac-Man Maze Madness </text:p>
          </table:table-cell>
          <table:table-cell office:value-type="string">
            <text:p>Namco</text:p>
          </table:table-cell>
          <table:table-cell office:value-type="string">
            <text:p>Namco Hometek Inc.</text:p>
          </table:table-cell>
          <table:table-cell office:value-type="string">
            <text:p>Action</text:p>
          </table:table-cell>
          <table:table-cell office:value-type="string">
            <text:p>4.2</text:p>
          </table:table-cell>
          <table:table-cell office:value-type="string">
            <text:p>1-4 Players</text:p>
          </table:table-cell>
          <table:table-cell office:value-type="string">
            <text:p>A combination of exploration and classic Pac-Man (or in this case, Ms. Pac-Man) action, Ms. Pac-Man Maze Madness has Ms. Pac-Man saving Pac-Land once again, although this in full 3D.****The four Wonders, mystical regions separated from the rest of Pac-Land by force fields, contains four Gems of Virtue: Generosity, Truth, Wisdom and Courage, each holding enough power to help keep Pac-Land safe from evil. However, an unknown enemy has transformed the Enchanted Castle into a haunted house, in turn starting a chain reaction of evil all around Pac-Land and the four Wonders. It is up to Ms. Pac-Man to enter the 3D designed worlds of the four Wonders and put the evil to rest for good.</text:p>
          </table:table-cell>
          <table:table-cell table:formula="of:=CONCATENATE(&quot;&lt;game name=&quot;;CHAR(34);[.A10];CHAR(34);&quot;&gt; &lt;year&gt;&quot;;[.B10];&quot;&lt;/year&gt; &lt;rating&gt;&quot;;[.C10];&quot;&lt;/rating&gt; &lt;title&gt;&quot;;[.D10];&quot;&lt;/title&gt; &lt;pub&gt;&quot;;[.E10];&quot;&lt;/pub&gt; &lt;dev&gt;&quot;;[.F10];&quot;&lt;/dev&gt; &lt;genre&gt;&quot;;[.G10];&quot;&lt;/genre&gt; &lt;score&gt;&quot;;[.H10];&quot;&lt;/score&gt; &lt;player&gt;&quot;;[.I10];&quot;&lt;/player&gt; &lt;story&gt;&quot;;[.J10];&quot;&lt;/story&gt; &lt;/game&gt;&quot;)" office:value-type="string" office:string-value="&lt;game name=&quot;Ms. Pac-Man Maze Madness (USA)&quot;&gt; &lt;year&gt;2000&lt;/year&gt; &lt;rating&gt;ESRB - E (Everyone)&lt;/rating&gt; &lt;title&gt;Ms. Pac-Man Maze Madness &lt;/title&gt; &lt;pub&gt;Namco&lt;/pub&gt; &lt;dev&gt;Namco Hometek Inc.&lt;/dev&gt; &lt;genre&gt;Action&lt;/genre&gt; &lt;score&gt;4.2&lt;/score&gt; &lt;player&gt;1-4 Players&lt;/player&gt; &lt;story&gt;A combination of exploration and classic Pac-Man (or in this case, Ms. Pac-Man) action, Ms. Pac-Man Maze Madness has Ms. Pac-Man saving Pac-Land once again, although this in full 3D.****The four Wonders, mystical regions separated from the rest of Pac-Land by force fields, contains four Gems of Virtue: Generosity, Truth, Wisdom and Courage, each holding enough power to help keep Pac-Land safe from evil. However, an unknown enemy has transformed the Enchanted Castle into a haunted house, in turn starting a chain reaction of evil all around Pac-Land and the four Wonders. It is up to Ms. Pac-Man to enter the 3D designed worlds of the four Wonders and put the evil to rest for good.&lt;/story&gt; &lt;/game&gt;">
            <text:p>&lt;game name="Ms. Pac-Man Maze Madness (USA)"&gt; &lt;year&gt;2000&lt;/year&gt; &lt;rating&gt;ESRB - E (Everyone)&lt;/rating&gt; &lt;title&gt;Ms. Pac-Man Maze Madness &lt;/title&gt; &lt;pub&gt;Namco&lt;/pub&gt; &lt;dev&gt;Namco Hometek Inc.&lt;/dev&gt; &lt;genre&gt;Action&lt;/genre&gt; &lt;score&gt;4.2&lt;/score&gt; &lt;player&gt;1-4 Players&lt;/player&gt; &lt;story&gt;A combination of exploration and classic Pac-Man (or in this case, Ms. Pac-Man) action, Ms. Pac-Man Maze Madness has Ms. Pac-Man saving Pac-Land once again, although this in full 3D.****The four Wonders, mystical regions separated from the rest of Pac-Land by force fields, contains four Gems of Virtue: Generosity, Truth, Wisdom and Courage, each holding enough power to help keep Pac-Land safe from evil. However, an unknown enemy has transformed the Enchanted Castle into a haunted house, in turn starting a chain reaction of evil all around Pac-Land and the four Wonders. It is up to Ms. Pac-Man to enter the 3D designed worlds of the four Wonders and put the evil to rest for good.&lt;/story&gt; &lt;/game&gt;</text:p>
          </table:table-cell>
        </table:table-row>
        <table:table-row table:style-name="ro1">
          <table:table-cell office:value-type="string">
            <text:p>Star Wars - Demolition (USA)</text:p>
          </table:table-cell>
          <table:table-cell office:value-type="float" office:value="2000">
            <text:p>2000</text:p>
          </table:table-cell>
          <table:table-cell office:value-type="string">
            <text:p>ESRB - T (Teen)</text:p>
          </table:table-cell>
          <table:table-cell office:value-type="string">
            <text:p>Star Wars - Demolition </text:p>
          </table:table-cell>
          <table:table-cell office:value-type="string">
            <text:p>LucasArts</text:p>
          </table:table-cell>
          <table:table-cell office:value-type="string">
            <text:p>Luxoflux Corp.</text:p>
          </table:table-cell>
          <table:table-cell office:value-type="string">
            <text:p>Driving</text:p>
          </table:table-cell>
          <table:table-cell office:value-type="string">
            <text:p>3.3</text:p>
          </table:table-cell>
          <table:table-cell office:value-type="string">
            <text:p>1-4 Players</text:p>
          </table:table-cell>
          <table:table-cell office:value-type="string">
            <text:p>A demoliton derby in the Star Wars universe. <text:s/>Essentially, Vigilante 8 with Star Wars vehicles. <text:s/>Use anything from a Swoop Bike to a mind controlled Rancor. <text:s/>You can even play as Boba Fett. <text:s/>Boards include all of the worlds visited in the Star Wars movies <text:s/>(Tatooine, Hoth, Death Star, Endor, Dagobah, etc...). <text:s/>Single player, multi player, and tournament modes are available.</text:p>
          </table:table-cell>
          <table:table-cell table:formula="of:=CONCATENATE(&quot;&lt;game name=&quot;;CHAR(34);[.A11];CHAR(34);&quot;&gt; &lt;year&gt;&quot;;[.B11];&quot;&lt;/year&gt; &lt;rating&gt;&quot;;[.C11];&quot;&lt;/rating&gt; &lt;title&gt;&quot;;[.D11];&quot;&lt;/title&gt; &lt;pub&gt;&quot;;[.E11];&quot;&lt;/pub&gt; &lt;dev&gt;&quot;;[.F11];&quot;&lt;/dev&gt; &lt;genre&gt;&quot;;[.G11];&quot;&lt;/genre&gt; &lt;score&gt;&quot;;[.H11];&quot;&lt;/score&gt; &lt;player&gt;&quot;;[.I11];&quot;&lt;/player&gt; &lt;story&gt;&quot;;[.J11];&quot;&lt;/story&gt; &lt;/game&gt;&quot;)" office:value-type="string" office:string-value="&lt;game name=&quot;Star Wars - Demolition (USA)&quot;&gt; &lt;year&gt;2000&lt;/year&gt; &lt;rating&gt;ESRB - T (Teen)&lt;/rating&gt; &lt;title&gt;Star Wars - Demolition &lt;/title&gt; &lt;pub&gt;LucasArts&lt;/pub&gt; &lt;dev&gt;Luxoflux Corp.&lt;/dev&gt; &lt;genre&gt;Driving&lt;/genre&gt; &lt;score&gt;3.3&lt;/score&gt; &lt;player&gt;1-4 Players&lt;/player&gt; &lt;story&gt;A demoliton derby in the Star Wars universe.  Essentially, Vigilante 8 with Star Wars vehicles.  Use anything from a Swoop Bike to a mind controlled Rancor.  You can even play as Boba Fett.  Boards include all of the worlds visited in the Star Wars movies  (Tatooine, Hoth, Death Star, Endor, Dagobah, etc...).  Single player, multi player, and tournament modes are available.&lt;/story&gt; &lt;/game&gt;">
            <text:p>&lt;game name="Star Wars - Demolition (USA)"&gt; &lt;year&gt;2000&lt;/year&gt; &lt;rating&gt;ESRB - T (Teen)&lt;/rating&gt; &lt;title&gt;Star Wars - Demolition &lt;/title&gt; &lt;pub&gt;LucasArts&lt;/pub&gt; &lt;dev&gt;Luxoflux Corp.&lt;/dev&gt; &lt;genre&gt;Driving&lt;/genre&gt; &lt;score&gt;3.3&lt;/score&gt; &lt;player&gt;1-4 Players&lt;/player&gt; &lt;story&gt;A demoliton derby in the Star Wars universe. <text:s/>Essentially, Vigilante 8 with Star Wars vehicles. <text:s/>Use anything from a Swoop Bike to a mind controlled Rancor. <text:s/>You can even play as Boba Fett. <text:s/>Boards include all of the worlds visited in the Star Wars movies <text:s/>(Tatooine, Hoth, Death Star, Endor, Dagobah, etc...). <text:s/>Single player, multi player, and tournament modes are available.&lt;/story&gt; &lt;/game&gt;</text:p>
          </table:table-cell>
        </table:table-row>
        <table:table-row table:style-name="ro1">
          <table:table-cell office:value-type="string">
            <text:p>Soul Calibur (USA)</text:p>
          </table:table-cell>
          <table:table-cell office:value-type="float" office:value="1999">
            <text:p>1999</text:p>
          </table:table-cell>
          <table:table-cell office:value-type="string">
            <text:p>ESRB - T (Teen)</text:p>
          </table:table-cell>
          <table:table-cell office:value-type="string">
            <text:p>Soul Calibur </text:p>
          </table:table-cell>
          <table:table-cell office:value-type="string">
            <text:p>Namco</text:p>
          </table:table-cell>
          <table:table-cell office:value-type="string">
            <text:p>Project Soul</text:p>
          </table:table-cell>
          <table:table-cell office:value-type="string">
            <text:p>Fighter</text:p>
          </table:table-cell>
          <table:table-cell office:value-type="string">
            <text:p>4.1</text:p>
          </table:table-cell>
          <table:table-cell office:value-type="string">
            <text:p>1-2 Players</text:p>
          </table:table-cell>
          <table:table-cell office:value-type="string">
            <text:p>A fighting game to end all fighting games. <text:s/>A sequel to Soul Blade, Soul Calibur takes place in a time inspired by a mixture of 16th-century ancient China and oriental medieval fantasies and legends. <text:s/>****All characters have weapons and distinct fighting styles with over 100 individual moves per character. <text:s/>In addition to high, mid, and low attacks, characters can hold/throw, block, and perform special attacks -- one or more of which is deemed "un-blockable" and must be avoided by ducking, jumping, or rotating around your attacker. ****In addition to several locales in which to fight and alternate models/costumes per character, the Dreamcast conversion of Soul Calibur contains many additional features over the arcade coin-op, including hidden characters and locales, a campaign mode, and tournament mode. <text:s/>There is also a "museum" where you can view character profiles and view motion-captured martial arts demonstrations.</text:p>
          </table:table-cell>
          <table:table-cell table:formula="of:=CONCATENATE(&quot;&lt;game name=&quot;;CHAR(34);[.A12];CHAR(34);&quot;&gt; &lt;year&gt;&quot;;[.B12];&quot;&lt;/year&gt; &lt;rating&gt;&quot;;[.C12];&quot;&lt;/rating&gt; &lt;title&gt;&quot;;[.D12];&quot;&lt;/title&gt; &lt;pub&gt;&quot;;[.E12];&quot;&lt;/pub&gt; &lt;dev&gt;&quot;;[.F12];&quot;&lt;/dev&gt; &lt;genre&gt;&quot;;[.G12];&quot;&lt;/genre&gt; &lt;score&gt;&quot;;[.H12];&quot;&lt;/score&gt; &lt;player&gt;&quot;;[.I12];&quot;&lt;/player&gt; &lt;story&gt;&quot;;[.J12];&quot;&lt;/story&gt; &lt;/game&gt;&quot;)" office:value-type="string" office:string-value="&lt;game name=&quot;Soul Calibur (USA)&quot;&gt; &lt;year&gt;1999&lt;/year&gt; &lt;rating&gt;ESRB - T (Teen)&lt;/rating&gt; &lt;title&gt;Soul Calibur &lt;/title&gt; &lt;pub&gt;Namco&lt;/pub&gt; &lt;dev&gt;Project Soul&lt;/dev&gt; &lt;genre&gt;Fighter&lt;/genre&gt; &lt;score&gt;4.1&lt;/score&gt; &lt;player&gt;1-2 Players&lt;/player&gt; &lt;story&gt;A fighting game to end all fighting games.  A sequel to Soul Blade, Soul Calibur takes place in a time inspired by a mixture of 16th-century ancient China and oriental medieval fantasies and legends.  ****All characters have weapons and distinct fighting styles with over 100 individual moves per character.  In addition to high, mid, and low attacks, characters can hold/throw, block, and perform special attacks -- one or more of which is deemed &quot;un-blockable&quot; and must be avoided by ducking, jumping, or rotating around your attacker. ****In addition to several locales in which to fight and alternate models/costumes per character, the Dreamcast conversion of Soul Calibur contains many additional features over the arcade coin-op, including hidden characters and locales, a campaign mode, and tournament mode.  There is also a &quot;museum&quot; where you can view character profiles and view motion-captured martial arts demonstrations.&lt;/story&gt; &lt;/game&gt;">
            <text:p>&lt;game name="Soul Calibur (USA)"&gt; &lt;year&gt;1999&lt;/year&gt; &lt;rating&gt;ESRB - T (Teen)&lt;/rating&gt; &lt;title&gt;Soul Calibur &lt;/title&gt; &lt;pub&gt;Namco&lt;/pub&gt; &lt;dev&gt;Project Soul&lt;/dev&gt; &lt;genre&gt;Fighter&lt;/genre&gt; &lt;score&gt;4.1&lt;/score&gt; &lt;player&gt;1-2 Players&lt;/player&gt; &lt;story&gt;A fighting game to end all fighting games. <text:s/>A sequel to Soul Blade, Soul Calibur takes place in a time inspired by a mixture of 16th-century ancient China and oriental medieval fantasies and legends. <text:s/>****All characters have weapons and distinct fighting styles with over 100 individual moves per character. <text:s/>In addition to high, mid, and low attacks, characters can hold/throw, block, and perform special attacks -- one or more of which is deemed "un-blockable" and must be avoided by ducking, jumping, or rotating around your attacker. ****In addition to several locales in which to fight and alternate models/costumes per character, the Dreamcast conversion of Soul Calibur contains many additional features over the arcade coin-op, including hidden characters and locales, a campaign mode, and tournament mode. <text:s/>There is also a "museum" where you can view character profiles and view motion-captured martial arts demonstrations.&lt;/story&gt; &lt;/game&gt;</text:p>
          </table:table-cell>
        </table:table-row>
        <table:table-row table:style-name="ro1">
          <table:table-cell office:value-type="string">
            <text:p>Border Down (Japan)</text:p>
          </table:table-cell>
          <table:table-cell office:value-type="float" office:value="2003">
            <text:p>2003</text:p>
          </table:table-cell>
          <table:table-cell office:value-type="string">
            <text:p>ESRB - E (Everyone)</text:p>
          </table:table-cell>
          <table:table-cell office:value-type="string">
            <text:p>Border Down </text:p>
          </table:table-cell>
          <table:table-cell office:value-type="string">
            <text:p>G.Rev</text:p>
          </table:table-cell>
          <table:table-cell office:value-type="string">
            <text:p>G-Rev</text:p>
          </table:table-cell>
          <table:table-cell office:value-type="string">
            <text:p>Shoot-'Em-Up</text:p>
          </table:table-cell>
          <table:table-cell office:value-type="string">
            <text:p>4.0</text:p>
          </table:table-cell>
          <table:table-cell office:value-type="string">
            <text:p>1 Player</text:p>
          </table:table-cell>
          <table:table-cell office:value-type="string">
            <text:p>A futuristic sci-fi shooter in which you play a test pilot strapped to the brand new RAIN combat simulator which allows you to remotely control fighters as they immerse themselves in the midst of enemy territory.****The game is a side-scrolling shooter in which you control your ship and try to survive the onslaught of enemy attacks while you attempt to clear the levels. Weapon upgrades are based on collectible power-ups, but the game mostly relies on a power bar that fills as you destroy enemies and which allows you to unleash your super weapon at the expense of decreased normal firepower. The game also features a unique "border" system which involves three separate routes through each stage. You select the default route at the start of a level and when your ship is destroyed you get knocked down to the next "border", which features alternate backgrounds and enemy patterns. Only if you get knocked off the last border you lose the game.****Uses completely polygonal graphics and features single player arcade, remix and practice modes through 6 enemy-infested stages, the last of which has four unique variations.</text:p>
          </table:table-cell>
          <table:table-cell table:formula="of:=CONCATENATE(&quot;&lt;game name=&quot;;CHAR(34);[.A13];CHAR(34);&quot;&gt; &lt;year&gt;&quot;;[.B13];&quot;&lt;/year&gt; &lt;rating&gt;&quot;;[.C13];&quot;&lt;/rating&gt; &lt;title&gt;&quot;;[.D13];&quot;&lt;/title&gt; &lt;pub&gt;&quot;;[.E13];&quot;&lt;/pub&gt; &lt;dev&gt;&quot;;[.F13];&quot;&lt;/dev&gt; &lt;genre&gt;&quot;;[.G13];&quot;&lt;/genre&gt; &lt;score&gt;&quot;;[.H13];&quot;&lt;/score&gt; &lt;player&gt;&quot;;[.I13];&quot;&lt;/player&gt; &lt;story&gt;&quot;;[.J13];&quot;&lt;/story&gt; &lt;/game&gt;&quot;)" office:value-type="string" office:string-value="&lt;game name=&quot;Border Down (Japan)&quot;&gt; &lt;year&gt;2003&lt;/year&gt; &lt;rating&gt;ESRB - E (Everyone)&lt;/rating&gt; &lt;title&gt;Border Down &lt;/title&gt; &lt;pub&gt;G.Rev&lt;/pub&gt; &lt;dev&gt;G-Rev&lt;/dev&gt; &lt;genre&gt;Shoot-'Em-Up&lt;/genre&gt; &lt;score&gt;4.0&lt;/score&gt; &lt;player&gt;1 Player&lt;/player&gt; &lt;story&gt;A futuristic sci-fi shooter in which you play a test pilot strapped to the brand new RAIN combat simulator which allows you to remotely control fighters as they immerse themselves in the midst of enemy territory.****The game is a side-scrolling shooter in which you control your ship and try to survive the onslaught of enemy attacks while you attempt to clear the levels. Weapon upgrades are based on collectible power-ups, but the game mostly relies on a power bar that fills as you destroy enemies and which allows you to unleash your super weapon at the expense of decreased normal firepower. The game also features a unique &quot;border&quot; system which involves three separate routes through each stage. You select the default route at the start of a level and when your ship is destroyed you get knocked down to the next &quot;border&quot;, which features alternate backgrounds and enemy patterns. Only if you get knocked off the last border you lose the game.****Uses completely polygonal graphics and features single player arcade, remix and practice modes through 6 enemy-infested stages, the last of which has four unique variations.&lt;/story&gt; &lt;/game&gt;">
            <text:p>&lt;game name="Border Down (Japan)"&gt; &lt;year&gt;2003&lt;/year&gt; &lt;rating&gt;ESRB - E (Everyone)&lt;/rating&gt; &lt;title&gt;Border Down &lt;/title&gt; &lt;pub&gt;G.Rev&lt;/pub&gt; &lt;dev&gt;G-Rev&lt;/dev&gt; &lt;genre&gt;Shoot-'Em-Up&lt;/genre&gt; &lt;score&gt;4.0&lt;/score&gt; &lt;player&gt;1 Player&lt;/player&gt; &lt;story&gt;A futuristic sci-fi shooter in which you play a test pilot strapped to the brand new RAIN combat simulator which allows you to remotely control fighters as they immerse themselves in the midst of enemy territory.****The game is a side-scrolling shooter in which you control your ship and try to survive the onslaught of enemy attacks while you attempt to clear the levels. Weapon upgrades are based on collectible power-ups, but the game mostly relies on a power bar that fills as you destroy enemies and which allows you to unleash your super weapon at the expense of decreased normal firepower. The game also features a unique "border" system which involves three separate routes through each stage. You select the default route at the start of a level and when your ship is destroyed you get knocked down to the next "border", which features alternate backgrounds and enemy patterns. Only if you get knocked off the last border you lose the game.****Uses completely polygonal graphics and features single player arcade, remix and practice modes through 6 enemy-infested stages, the last of which has four unique variations.&lt;/story&gt; &lt;/game&gt;</text:p>
          </table:table-cell>
        </table:table-row>
        <table:table-row table:style-name="ro1">
          <table:table-cell office:value-type="string">
            <text:p>Rayman 2 - The Great Escape (USA)</text:p>
          </table:table-cell>
          <table:table-cell office:value-type="float" office:value="2000">
            <text:p>2000</text:p>
          </table:table-cell>
          <table:table-cell office:value-type="string">
            <text:p>ESRB - E (Everyone)</text:p>
          </table:table-cell>
          <table:table-cell office:value-type="string">
            <text:p>Rayman 2 - The Great Escape </text:p>
          </table:table-cell>
          <table:table-cell office:value-type="string">
            <text:p>Ubisoft</text:p>
          </table:table-cell>
          <table:table-cell office:value-type="string">
            <text:p>Ubi Soft Entertainment Software</text:p>
          </table:table-cell>
          <table:table-cell office:value-type="string">
            <text:p>Platform</text:p>
          </table:table-cell>
          <table:table-cell office:value-type="string">
            <text:p>4.1</text:p>
          </table:table-cell>
          <table:table-cell office:value-type="string">
            <text:p>1-4 Players</text:p>
          </table:table-cell>
          <table:table-cell office:value-type="string">
            <text:p>A gang of pirates have invaded Rayman's world to seize its unique creatures and sell them to an intergalactic circus. Our mighty hero, Rayman, has been captured and stripped of his powers. He flees captivity and embarks on a dangerous mission to return to his conquered world where he must liberate all of his imprisoned friends from the pirates.****Just like Bugs Bunny: Lost in Time, the game is rendered in full 3D and contains action, adventure and mind twisting puzzles!</text:p>
          </table:table-cell>
          <table:table-cell table:formula="of:=CONCATENATE(&quot;&lt;game name=&quot;;CHAR(34);[.A14];CHAR(34);&quot;&gt; &lt;year&gt;&quot;;[.B14];&quot;&lt;/year&gt; &lt;rating&gt;&quot;;[.C14];&quot;&lt;/rating&gt; &lt;title&gt;&quot;;[.D14];&quot;&lt;/title&gt; &lt;pub&gt;&quot;;[.E14];&quot;&lt;/pub&gt; &lt;dev&gt;&quot;;[.F14];&quot;&lt;/dev&gt; &lt;genre&gt;&quot;;[.G14];&quot;&lt;/genre&gt; &lt;score&gt;&quot;;[.H14];&quot;&lt;/score&gt; &lt;player&gt;&quot;;[.I14];&quot;&lt;/player&gt; &lt;story&gt;&quot;;[.J14];&quot;&lt;/story&gt; &lt;/game&gt;&quot;)" office:value-type="string" office:string-value="&lt;game name=&quot;Rayman 2 - The Great Escape (USA)&quot;&gt; &lt;year&gt;2000&lt;/year&gt; &lt;rating&gt;ESRB - E (Everyone)&lt;/rating&gt; &lt;title&gt;Rayman 2 - The Great Escape &lt;/title&gt; &lt;pub&gt;Ubisoft&lt;/pub&gt; &lt;dev&gt;Ubi Soft Entertainment Software&lt;/dev&gt; &lt;genre&gt;Platform&lt;/genre&gt; &lt;score&gt;4.1&lt;/score&gt; &lt;player&gt;1-4 Players&lt;/player&gt; &lt;story&gt;A gang of pirates have invaded Rayman's world to seize its unique creatures and sell them to an intergalactic circus. Our mighty hero, Rayman, has been captured and stripped of his powers. He flees captivity and embarks on a dangerous mission to return to his conquered world where he must liberate all of his imprisoned friends from the pirates.****Just like Bugs Bunny: Lost in Time, the game is rendered in full 3D and contains action, adventure and mind twisting puzzles!&lt;/story&gt; &lt;/game&gt;">
            <text:p>&lt;game name="Rayman 2 - The Great Escape (USA)"&gt; &lt;year&gt;2000&lt;/year&gt; &lt;rating&gt;ESRB - E (Everyone)&lt;/rating&gt; &lt;title&gt;Rayman 2 - The Great Escape &lt;/title&gt; &lt;pub&gt;Ubisoft&lt;/pub&gt; &lt;dev&gt;Ubi Soft Entertainment Software&lt;/dev&gt; &lt;genre&gt;Platform&lt;/genre&gt; &lt;score&gt;4.1&lt;/score&gt; &lt;player&gt;1-4 Players&lt;/player&gt; &lt;story&gt;A gang of pirates have invaded Rayman's world to seize its unique creatures and sell them to an intergalactic circus. Our mighty hero, Rayman, has been captured and stripped of his powers. He flees captivity and embarks on a dangerous mission to return to his conquered world where he must liberate all of his imprisoned friends from the pirates.****Just like Bugs Bunny: Lost in Time, the game is rendered in full 3D and contains action, adventure and mind twisting puzzles!&lt;/story&gt; &lt;/game&gt;</text:p>
          </table:table-cell>
        </table:table-row>
        <table:table-row table:style-name="ro1">
          <table:table-cell office:value-type="string">
            <text:p>Fur Fighters (USA)</text:p>
          </table:table-cell>
          <table:table-cell office:value-type="float" office:value="2000">
            <text:p>2000</text:p>
          </table:table-cell>
          <table:table-cell office:value-type="string">
            <text:p>ESRB - T (Teen)</text:p>
          </table:table-cell>
          <table:table-cell office:value-type="string">
            <text:p>Fur Fighters </text:p>
          </table:table-cell>
          <table:table-cell office:value-type="string">
            <text:p>Acclaim</text:p>
          </table:table-cell>
          <table:table-cell office:value-type="string">
            <text:p>Bizarre Creations</text:p>
          </table:table-cell>
          <table:table-cell office:value-type="string">
            <text:p>Shooter</text:p>
          </table:table-cell>
          <table:table-cell office:value-type="string">
            <text:p>4.1</text:p>
          </table:table-cell>
          <table:table-cell office:value-type="string">
            <text:p>1-4 Players</text:p>
          </table:table-cell>
          <table:table-cell office:value-type="string">
            <text:p>A group of baby stuffed animals are kidnapped from their families by the Stupid Bears (an evil gang of stuffed teddy bears, of all things!), and it is up to the Fur Fighters to save the young ones. ****The group that you control ranges from Kangaroos and Penguins to Cats and Dogs, all with their unique abilities and styles of fighting, which you must use to not only defeat the Stupid Bears, but complete puzzles and specific objectives along the way. You can control only one character at a time, but there are teleport areas so that you can change your character to one that can complete the tasks at hand.</text:p>
          </table:table-cell>
          <table:table-cell table:formula="of:=CONCATENATE(&quot;&lt;game name=&quot;;CHAR(34);[.A15];CHAR(34);&quot;&gt; &lt;year&gt;&quot;;[.B15];&quot;&lt;/year&gt; &lt;rating&gt;&quot;;[.C15];&quot;&lt;/rating&gt; &lt;title&gt;&quot;;[.D15];&quot;&lt;/title&gt; &lt;pub&gt;&quot;;[.E15];&quot;&lt;/pub&gt; &lt;dev&gt;&quot;;[.F15];&quot;&lt;/dev&gt; &lt;genre&gt;&quot;;[.G15];&quot;&lt;/genre&gt; &lt;score&gt;&quot;;[.H15];&quot;&lt;/score&gt; &lt;player&gt;&quot;;[.I15];&quot;&lt;/player&gt; &lt;story&gt;&quot;;[.J15];&quot;&lt;/story&gt; &lt;/game&gt;&quot;)" office:value-type="string" office:string-value="&lt;game name=&quot;Fur Fighters (USA)&quot;&gt; &lt;year&gt;2000&lt;/year&gt; &lt;rating&gt;ESRB - T (Teen)&lt;/rating&gt; &lt;title&gt;Fur Fighters &lt;/title&gt; &lt;pub&gt;Acclaim&lt;/pub&gt; &lt;dev&gt;Bizarre Creations&lt;/dev&gt; &lt;genre&gt;Shooter&lt;/genre&gt; &lt;score&gt;4.1&lt;/score&gt; &lt;player&gt;1-4 Players&lt;/player&gt; &lt;story&gt;A group of baby stuffed animals are kidnapped from their families by the Stupid Bears (an evil gang of stuffed teddy bears, of all things!), and it is up to the Fur Fighters to save the young ones. ****The group that you control ranges from Kangaroos and Penguins to Cats and Dogs, all with their unique abilities and styles of fighting, which you must use to not only defeat the Stupid Bears, but complete puzzles and specific objectives along the way. You can control only one character at a time, but there are teleport areas so that you can change your character to one that can complete the tasks at hand.&lt;/story&gt; &lt;/game&gt;">
            <text:p>&lt;game name="Fur Fighters (USA)"&gt; &lt;year&gt;2000&lt;/year&gt; &lt;rating&gt;ESRB - T (Teen)&lt;/rating&gt; &lt;title&gt;Fur Fighters &lt;/title&gt; &lt;pub&gt;Acclaim&lt;/pub&gt; &lt;dev&gt;Bizarre Creations&lt;/dev&gt; &lt;genre&gt;Shooter&lt;/genre&gt; &lt;score&gt;4.1&lt;/score&gt; &lt;player&gt;1-4 Players&lt;/player&gt; &lt;story&gt;A group of baby stuffed animals are kidnapped from their families by the Stupid Bears (an evil gang of stuffed teddy bears, of all things!), and it is up to the Fur Fighters to save the young ones. ****The group that you control ranges from Kangaroos and Penguins to Cats and Dogs, all with their unique abilities and styles of fighting, which you must use to not only defeat the Stupid Bears, but complete puzzles and specific objectives along the way. You can control only one character at a time, but there are teleport areas so that you can change your character to one that can complete the tasks at hand.&lt;/story&gt; &lt;/game&gt;</text:p>
          </table:table-cell>
        </table:table-row>
        <table:table-row table:style-name="ro1">
          <table:table-cell office:value-type="string">
            <text:p>Seventh Cross Evolution (USA)</text:p>
          </table:table-cell>
          <table:table-cell office:value-type="float" office:value="2000">
            <text:p>2000</text:p>
          </table:table-cell>
          <table:table-cell office:value-type="string">
            <text:p>ESRB - T (Teen)</text:p>
          </table:table-cell>
          <table:table-cell office:value-type="string">
            <text:p>Seventh Cross Evolution </text:p>
          </table:table-cell>
          <table:table-cell office:value-type="string">
            <text:p>UFO Interactive</text:p>
          </table:table-cell>
          <table:table-cell office:value-type="string">
            <text:p>HuneX Co., Ltd.</text:p>
          </table:table-cell>
          <table:table-cell office:value-type="string">
            <text:p>Role-Playing</text:p>
          </table:table-cell>
          <table:table-cell office:value-type="string">
            <text:p>4.3</text:p>
          </table:table-cell>
          <table:table-cell office:value-type="string">
            <text:p>1 Player</text:p>
          </table:table-cell>
          <table:table-cell office:value-type="string">
            <text:p>A life simulation which shows how organisms evolve. Take control of one of life's earliest lifeforms and, depending on what environment and habitat you prefer to use, watch as your organism starts to evolve and adapt to its surroundings.****You control your organism from a third person perspective and you can choose what it feeds on and how it kills its prey and, depending on the method you choose, your organism will evolve to make killing and eating that kind of prey easier.</text:p>
          </table:table-cell>
          <table:table-cell table:formula="of:=CONCATENATE(&quot;&lt;game name=&quot;;CHAR(34);[.A16];CHAR(34);&quot;&gt; &lt;year&gt;&quot;;[.B16];&quot;&lt;/year&gt; &lt;rating&gt;&quot;;[.C16];&quot;&lt;/rating&gt; &lt;title&gt;&quot;;[.D16];&quot;&lt;/title&gt; &lt;pub&gt;&quot;;[.E16];&quot;&lt;/pub&gt; &lt;dev&gt;&quot;;[.F16];&quot;&lt;/dev&gt; &lt;genre&gt;&quot;;[.G16];&quot;&lt;/genre&gt; &lt;score&gt;&quot;;[.H16];&quot;&lt;/score&gt; &lt;player&gt;&quot;;[.I16];&quot;&lt;/player&gt; &lt;story&gt;&quot;;[.J16];&quot;&lt;/story&gt; &lt;/game&gt;&quot;)" office:value-type="string" office:string-value="&lt;game name=&quot;Seventh Cross Evolution (USA)&quot;&gt; &lt;year&gt;2000&lt;/year&gt; &lt;rating&gt;ESRB - T (Teen)&lt;/rating&gt; &lt;title&gt;Seventh Cross Evolution &lt;/title&gt; &lt;pub&gt;UFO Interactive&lt;/pub&gt; &lt;dev&gt;HuneX Co., Ltd.&lt;/dev&gt; &lt;genre&gt;Role-Playing&lt;/genre&gt; &lt;score&gt;4.3&lt;/score&gt; &lt;player&gt;1 Player&lt;/player&gt; &lt;story&gt;A life simulation which shows how organisms evolve. Take control of one of life's earliest lifeforms and, depending on what environment and habitat you prefer to use, watch as your organism starts to evolve and adapt to its surroundings.****You control your organism from a third person perspective and you can choose what it feeds on and how it kills its prey and, depending on the method you choose, your organism will evolve to make killing and eating that kind of prey easier.&lt;/story&gt; &lt;/game&gt;">
            <text:p>&lt;game name="Seventh Cross Evolution (USA)"&gt; &lt;year&gt;2000&lt;/year&gt; &lt;rating&gt;ESRB - T (Teen)&lt;/rating&gt; &lt;title&gt;Seventh Cross Evolution &lt;/title&gt; &lt;pub&gt;UFO Interactive&lt;/pub&gt; &lt;dev&gt;HuneX Co., Ltd.&lt;/dev&gt; &lt;genre&gt;Role-Playing&lt;/genre&gt; &lt;score&gt;4.3&lt;/score&gt; &lt;player&gt;1 Player&lt;/player&gt; &lt;story&gt;A life simulation which shows how organisms evolve. Take control of one of life's earliest lifeforms and, depending on what environment and habitat you prefer to use, watch as your organism starts to evolve and adapt to its surroundings.****You control your organism from a third person perspective and you can choose what it feeds on and how it kills its prey and, depending on the method you choose, your organism will evolve to make killing and eating that kind of prey easier.&lt;/story&gt; &lt;/game&gt;</text:p>
          </table:table-cell>
        </table:table-row>
        <table:table-row table:style-name="ro1">
          <table:table-cell office:value-type="string">
            <text:p>EGG - Elemental Gimmick Gear (USA)</text:p>
          </table:table-cell>
          <table:table-cell office:value-type="float" office:value="1999">
            <text:p>1999</text:p>
          </table:table-cell>
          <table:table-cell office:value-type="string">
            <text:p>ESRB - E (Everyone)</text:p>
          </table:table-cell>
          <table:table-cell office:value-type="string">
            <text:p>EGG - Elemental Gimmick Gear </text:p>
          </table:table-cell>
          <table:table-cell office:value-type="string">
            <text:p>Vatical Entertainment</text:p>
          </table:table-cell>
          <table:table-cell office:value-type="string">
            <text:p>Birthday</text:p>
          </table:table-cell>
          <table:table-cell office:value-type="string">
            <text:p>Role-Playing</text:p>
          </table:table-cell>
          <table:table-cell office:value-type="float" office:value="4.1">
            <text:p>4.1</text:p>
          </table:table-cell>
          <table:table-cell office:value-type="string">
            <text:p>1 Player</text:p>
          </table:table-cell>
          <table:table-cell office:value-type="string">
            <text:p>A mysterious planet Fogna... you awaken one day after a prolonged sleep, look around and realise you have been asleep for quite a while - thousands of years... The people who saw you during your sleep named you the Sleeper. You were discovered by an archaeological team, and an ancient machine, which was dubbed "Elemental Gimmick Gear" by the archaeologists, was found near you. You are a young man, but in fact you are several thousand years old. Now you must discover your past, the past of the planet, and the purpose of the mysterious Elemental Gear.****This game is an action RPG. The player can move around the battlefield, using various physical attacks, such as punch, spin, etc., and also elemental (magic-like) spells. The game is mostly 2D, except the boss battles, which are in full 3D. There are also many puzzle-solving areas and mini-games included within the game.</text:p>
          </table:table-cell>
          <table:table-cell table:formula="of:=CONCATENATE(&quot;&lt;game name=&quot;;CHAR(34);[.A17];CHAR(34);&quot;&gt; &lt;year&gt;&quot;;[.B17];&quot;&lt;/year&gt; &lt;rating&gt;&quot;;[.C17];&quot;&lt;/rating&gt; &lt;title&gt;&quot;;[.D17];&quot;&lt;/title&gt; &lt;pub&gt;&quot;;[.E17];&quot;&lt;/pub&gt; &lt;dev&gt;&quot;;[.F17];&quot;&lt;/dev&gt; &lt;genre&gt;&quot;;[.G17];&quot;&lt;/genre&gt; &lt;score&gt;&quot;;[.H17];&quot;&lt;/score&gt; &lt;player&gt;&quot;;[.I17];&quot;&lt;/player&gt; &lt;story&gt;&quot;;[.J17];&quot;&lt;/story&gt; &lt;/game&gt;&quot;)" office:value-type="string" office:string-value="&lt;game name=&quot;EGG - Elemental Gimmick Gear (USA)&quot;&gt; &lt;year&gt;1999&lt;/year&gt; &lt;rating&gt;ESRB - E (Everyone)&lt;/rating&gt; &lt;title&gt;EGG - Elemental Gimmick Gear &lt;/title&gt; &lt;pub&gt;Vatical Entertainment&lt;/pub&gt; &lt;dev&gt;Birthday&lt;/dev&gt; &lt;genre&gt;Role-Playing&lt;/genre&gt; &lt;score&gt;4.1&lt;/score&gt; &lt;player&gt;1 Player&lt;/player&gt; &lt;story&gt;A mysterious planet Fogna... you awaken one day after a prolonged sleep, look around and realise you have been asleep for quite a while - thousands of years... The people who saw you during your sleep named you the Sleeper. You were discovered by an archaeological team, and an ancient machine, which was dubbed &quot;Elemental Gimmick Gear&quot; by the archaeologists, was found near you. You are a young man, but in fact you are several thousand years old. Now you must discover your past, the past of the planet, and the purpose of the mysterious Elemental Gear.****This game is an action RPG. The player can move around the battlefield, using various physical attacks, such as punch, spin, etc., and also elemental (magic-like) spells. The game is mostly 2D, except the boss battles, which are in full 3D. There are also many puzzle-solving areas and mini-games included within the game.&lt;/story&gt; &lt;/game&gt;">
            <text:p>&lt;game name="EGG - Elemental Gimmick Gear (USA)"&gt; &lt;year&gt;1999&lt;/year&gt; &lt;rating&gt;ESRB - E (Everyone)&lt;/rating&gt; &lt;title&gt;EGG - Elemental Gimmick Gear &lt;/title&gt; &lt;pub&gt;Vatical Entertainment&lt;/pub&gt; &lt;dev&gt;Birthday&lt;/dev&gt; &lt;genre&gt;Role-Playing&lt;/genre&gt; &lt;score&gt;4.1&lt;/score&gt; &lt;player&gt;1 Player&lt;/player&gt; &lt;story&gt;A mysterious planet Fogna... you awaken one day after a prolonged sleep, look around and realise you have been asleep for quite a while - thousands of years... The people who saw you during your sleep named you the Sleeper. You were discovered by an archaeological team, and an ancient machine, which was dubbed "Elemental Gimmick Gear" by the archaeologists, was found near you. You are a young man, but in fact you are several thousand years old. Now you must discover your past, the past of the planet, and the purpose of the mysterious Elemental Gear.****This game is an action RPG. The player can move around the battlefield, using various physical attacks, such as punch, spin, etc., and also elemental (magic-like) spells. The game is mostly 2D, except the boss battles, which are in full 3D. There are also many puzzle-solving areas and mini-games included within the game.&lt;/story&gt; &lt;/game&gt;</text:p>
          </table:table-cell>
        </table:table-row>
        <table:table-row table:style-name="ro1">
          <table:table-cell office:value-type="string">
            <text:p>Pen Pen TriIcelon (USA)</text:p>
          </table:table-cell>
          <table:table-cell office:value-type="float" office:value="1999">
            <text:p>1999</text:p>
          </table:table-cell>
          <table:table-cell office:value-type="string">
            <text:p>ESRB - E (Everyone)</text:p>
          </table:table-cell>
          <table:table-cell office:value-type="string">
            <text:p>Pen Pen TriIcelon </text:p>
          </table:table-cell>
          <table:table-cell office:value-type="string">
            <text:p>Infogrames</text:p>
          </table:table-cell>
          <table:table-cell office:value-type="string">
            <text:p>General Entertainment Co., Ltd.</text:p>
          </table:table-cell>
          <table:table-cell office:value-type="string">
            <text:p>Action</text:p>
          </table:table-cell>
          <table:table-cell office:value-type="string">
            <text:p>3.1</text:p>
          </table:table-cell>
          <table:table-cell office:value-type="string">
            <text:p>1-4 Players</text:p>
          </table:table-cell>
          <table:table-cell office:value-type="string">
            <text:p>A racing game where you play as one of several animals known as Pen Pens. <text:s/>The goal is to walk, swim, and slide across the finish line the fastest. <text:s/>Unlike other racing games though where you hold a button for gas or tilt forward to run, you have to tap the A button in a rhythmic manner to match your strokes with the motion of your Pen Pen.</text:p>
          </table:table-cell>
          <table:table-cell table:formula="of:=CONCATENATE(&quot;&lt;game name=&quot;;CHAR(34);[.A18];CHAR(34);&quot;&gt; &lt;year&gt;&quot;;[.B18];&quot;&lt;/year&gt; &lt;rating&gt;&quot;;[.C18];&quot;&lt;/rating&gt; &lt;title&gt;&quot;;[.D18];&quot;&lt;/title&gt; &lt;pub&gt;&quot;;[.E18];&quot;&lt;/pub&gt; &lt;dev&gt;&quot;;[.F18];&quot;&lt;/dev&gt; &lt;genre&gt;&quot;;[.G18];&quot;&lt;/genre&gt; &lt;score&gt;&quot;;[.H18];&quot;&lt;/score&gt; &lt;player&gt;&quot;;[.I18];&quot;&lt;/player&gt; &lt;story&gt;&quot;;[.J18];&quot;&lt;/story&gt; &lt;/game&gt;&quot;)" office:value-type="string" office:string-value="&lt;game name=&quot;Pen Pen TriIcelon (USA)&quot;&gt; &lt;year&gt;1999&lt;/year&gt; &lt;rating&gt;ESRB - E (Everyone)&lt;/rating&gt; &lt;title&gt;Pen Pen TriIcelon &lt;/title&gt; &lt;pub&gt;Infogrames&lt;/pub&gt; &lt;dev&gt;General Entertainment Co., Ltd.&lt;/dev&gt; &lt;genre&gt;Action&lt;/genre&gt; &lt;score&gt;3.1&lt;/score&gt; &lt;player&gt;1-4 Players&lt;/player&gt; &lt;story&gt;A racing game where you play as one of several animals known as Pen Pens.  The goal is to walk, swim, and slide across the finish line the fastest.  Unlike other racing games though where you hold a button for gas or tilt forward to run, you have to tap the A button in a rhythmic manner to match your strokes with the motion of your Pen Pen.&lt;/story&gt; &lt;/game&gt;">
            <text:p>&lt;game name="Pen Pen TriIcelon (USA)"&gt; &lt;year&gt;1999&lt;/year&gt; &lt;rating&gt;ESRB - E (Everyone)&lt;/rating&gt; &lt;title&gt;Pen Pen TriIcelon &lt;/title&gt; &lt;pub&gt;Infogrames&lt;/pub&gt; &lt;dev&gt;General Entertainment Co., Ltd.&lt;/dev&gt; &lt;genre&gt;Action&lt;/genre&gt; &lt;score&gt;3.1&lt;/score&gt; &lt;player&gt;1-4 Players&lt;/player&gt; &lt;story&gt;A racing game where you play as one of several animals known as Pen Pens. <text:s/>The goal is to walk, swim, and slide across the finish line the fastest. <text:s/>Unlike other racing games though where you hold a button for gas or tilt forward to run, you have to tap the A button in a rhythmic manner to match your strokes with the motion of your Pen Pen.&lt;/story&gt; &lt;/game&gt;</text:p>
          </table:table-cell>
        </table:table-row>
        <table:table-row table:style-name="ro1">
          <table:table-cell office:value-type="string">
            <text:p>Puyo Puyo Da! (Japan)</text:p>
          </table:table-cell>
          <table:table-cell office:value-type="float" office:value="1999">
            <text:p>1999</text:p>
          </table:table-cell>
          <table:table-cell office:value-type="string">
            <text:p>ESRB - E (Everyone)</text:p>
          </table:table-cell>
          <table:table-cell office:value-type="string">
            <text:p>Puyo Puyo Da! </text:p>
          </table:table-cell>
          <table:table-cell table:number-columns-repeated="2" office:value-type="string">
            <text:p>Compile</text:p>
          </table:table-cell>
          <table:table-cell office:value-type="string">
            <text:p>Rhythm</text:p>
          </table:table-cell>
          <table:table-cell office:value-type="string">
            <text:p>4.0</text:p>
          </table:table-cell>
          <table:table-cell office:value-type="string">
            <text:p>1-2 Players</text:p>
          </table:table-cell>
          <table:table-cell office:value-type="string">
            <text:p>A rhythm-action game set in the Puyo Puyo universe. The main characters of the series decide to take a break from all the spellcasting and puyo catching by competing against each other in a series of dance-offs.****Each player receives a sequence of controller motions and tries to perform said sequence matching the graphic and audio cues that play out. Success increases your health bar, but if you fail you run the risk of getting beaten by your opponent.****Graphics are completely 3D for the first time in a Puyo Puyo game, <text:s/>featuring fully polygonal models of each character as they dance in sync with the music, composed of an assorted variety of J-Pop tunes.</text:p>
          </table:table-cell>
          <table:table-cell table:formula="of:=CONCATENATE(&quot;&lt;game name=&quot;;CHAR(34);[.A19];CHAR(34);&quot;&gt; &lt;year&gt;&quot;;[.B19];&quot;&lt;/year&gt; &lt;rating&gt;&quot;;[.C19];&quot;&lt;/rating&gt; &lt;title&gt;&quot;;[.D19];&quot;&lt;/title&gt; &lt;pub&gt;&quot;;[.E19];&quot;&lt;/pub&gt; &lt;dev&gt;&quot;;[.F19];&quot;&lt;/dev&gt; &lt;genre&gt;&quot;;[.G19];&quot;&lt;/genre&gt; &lt;score&gt;&quot;;[.H19];&quot;&lt;/score&gt; &lt;player&gt;&quot;;[.I19];&quot;&lt;/player&gt; &lt;story&gt;&quot;;[.J19];&quot;&lt;/story&gt; &lt;/game&gt;&quot;)" office:value-type="string" office:string-value="&lt;game name=&quot;Puyo Puyo Da! (Japan)&quot;&gt; &lt;year&gt;1999&lt;/year&gt; &lt;rating&gt;ESRB - E (Everyone)&lt;/rating&gt; &lt;title&gt;Puyo Puyo Da! &lt;/title&gt; &lt;pub&gt;Compile&lt;/pub&gt; &lt;dev&gt;Compile&lt;/dev&gt; &lt;genre&gt;Rhythm&lt;/genre&gt; &lt;score&gt;4.0&lt;/score&gt; &lt;player&gt;1-2 Players&lt;/player&gt; &lt;story&gt;A rhythm-action game set in the Puyo Puyo universe. The main characters of the series decide to take a break from all the spellcasting and puyo catching by competing against each other in a series of dance-offs.****Each player receives a sequence of controller motions and tries to perform said sequence matching the graphic and audio cues that play out. Success increases your health bar, but if you fail you run the risk of getting beaten by your opponent.****Graphics are completely 3D for the first time in a Puyo Puyo game,  featuring fully polygonal models of each character as they dance in sync with the music, composed of an assorted variety of J-Pop tunes.&lt;/story&gt; &lt;/game&gt;">
            <text:p>&lt;game name="Puyo Puyo Da! (Japan)"&gt; &lt;year&gt;1999&lt;/year&gt; &lt;rating&gt;ESRB - E (Everyone)&lt;/rating&gt; &lt;title&gt;Puyo Puyo Da! &lt;/title&gt; &lt;pub&gt;Compile&lt;/pub&gt; &lt;dev&gt;Compile&lt;/dev&gt; &lt;genre&gt;Rhythm&lt;/genre&gt; &lt;score&gt;4.0&lt;/score&gt; &lt;player&gt;1-2 Players&lt;/player&gt; &lt;story&gt;A rhythm-action game set in the Puyo Puyo universe. The main characters of the series decide to take a break from all the spellcasting and puyo catching by competing against each other in a series of dance-offs.****Each player receives a sequence of controller motions and tries to perform said sequence matching the graphic and audio cues that play out. Success increases your health bar, but if you fail you run the risk of getting beaten by your opponent.****Graphics are completely 3D for the first time in a Puyo Puyo game, <text:s/>featuring fully polygonal models of each character as they dance in sync with the music, composed of an assorted variety of J-Pop tunes.&lt;/story&gt; &lt;/game&gt;</text:p>
          </table:table-cell>
        </table:table-row>
        <table:table-row table:style-name="ro1">
          <table:table-cell office:value-type="string">
            <text:p>Trizeal (Japan)</text:p>
          </table:table-cell>
          <table:table-cell office:value-type="float" office:value="2005">
            <text:p>2005</text:p>
          </table:table-cell>
          <table:table-cell office:value-type="string">
            <text:p>ESRB - E (Everyone)</text:p>
          </table:table-cell>
          <table:table-cell office:value-type="string">
            <text:p>Trizeal </text:p>
          </table:table-cell>
          <table:table-cell table:number-columns-repeated="2" office:value-type="string">
            <text:p>Triangle Service</text:p>
          </table:table-cell>
          <table:table-cell office:value-type="string">
            <text:p>Shoot-'Em-Up</text:p>
          </table:table-cell>
          <table:table-cell table:style-name="ce2" office:value-type="string">
            <text:p>3.8</text:p>
          </table:table-cell>
          <table:table-cell office:value-type="string">
            <text:p>1-2 Players</text:p>
          </table:table-cell>
          <table:table-cell office:value-type="string">
            <text:p>A sci-fi vertical-scrolling shooter directly ported from its arcade incarnation.****Using polygonal graphics, but retaining a completely 2D gameplay, Trizeal puts you in command of two tiny starfighter as you attempt to clear several stages filled with enemy ships and creatures gunning for you.****Your ship is able to morph into three distinct configurations, each with their own speed and armor as well as unique weapon system (basic machine gun, homing missiles and laser), by picking up power-ups you can upgrade each form and increase its abilities and the point of the game is to keep your ship balanced enough to survive in all situations.****Features a unique Bonus mode with additional stages not included in the arcade original, and 2-player cooperative gameplay.</text:p>
          </table:table-cell>
          <table:table-cell table:formula="of:=CONCATENATE(&quot;&lt;game name=&quot;;CHAR(34);[.A20];CHAR(34);&quot;&gt; &lt;year&gt;&quot;;[.B20];&quot;&lt;/year&gt; &lt;rating&gt;&quot;;[.C20];&quot;&lt;/rating&gt; &lt;title&gt;&quot;;[.D20];&quot;&lt;/title&gt; &lt;pub&gt;&quot;;[.E20];&quot;&lt;/pub&gt; &lt;dev&gt;&quot;;[.F20];&quot;&lt;/dev&gt; &lt;genre&gt;&quot;;[.G20];&quot;&lt;/genre&gt; &lt;score&gt;&quot;;[.H20];&quot;&lt;/score&gt; &lt;player&gt;&quot;;[.I20];&quot;&lt;/player&gt; &lt;story&gt;&quot;;[.J20];&quot;&lt;/story&gt; &lt;/game&gt;&quot;)" office:value-type="string" office:string-value="&lt;game name=&quot;Trizeal (Japan)&quot;&gt; &lt;year&gt;2005&lt;/year&gt; &lt;rating&gt;ESRB - E (Everyone)&lt;/rating&gt; &lt;title&gt;Trizeal &lt;/title&gt; &lt;pub&gt;Triangle Service&lt;/pub&gt; &lt;dev&gt;Triangle Service&lt;/dev&gt; &lt;genre&gt;Shoot-'Em-Up&lt;/genre&gt; &lt;score&gt;3.8&lt;/score&gt; &lt;player&gt;1-2 Players&lt;/player&gt; &lt;story&gt;A sci-fi vertical-scrolling shooter directly ported from its arcade incarnation.****Using polygonal graphics, but retaining a completely 2D gameplay, Trizeal puts you in command of two tiny starfighter as you attempt to clear several stages filled with enemy ships and creatures gunning for you.****Your ship is able to morph into three distinct configurations, each with their own speed and armor as well as unique weapon system (basic machine gun, homing missiles and laser), by picking up power-ups you can upgrade each form and increase its abilities and the point of the game is to keep your ship balanced enough to survive in all situations.****Features a unique Bonus mode with additional stages not included in the arcade original, and 2-player cooperative gameplay.&lt;/story&gt; &lt;/game&gt;">
            <text:p>&lt;game name="Trizeal (Japan)"&gt; &lt;year&gt;2005&lt;/year&gt; &lt;rating&gt;ESRB - E (Everyone)&lt;/rating&gt; &lt;title&gt;Trizeal &lt;/title&gt; &lt;pub&gt;Triangle Service&lt;/pub&gt; &lt;dev&gt;Triangle Service&lt;/dev&gt; &lt;genre&gt;Shoot-'Em-Up&lt;/genre&gt; &lt;score&gt;3.8&lt;/score&gt; &lt;player&gt;1-2 Players&lt;/player&gt; &lt;story&gt;A sci-fi vertical-scrolling shooter directly ported from its arcade incarnation.****Using polygonal graphics, but retaining a completely 2D gameplay, Trizeal puts you in command of two tiny starfighter as you attempt to clear several stages filled with enemy ships and creatures gunning for you.****Your ship is able to morph into three distinct configurations, each with their own speed and armor as well as unique weapon system (basic machine gun, homing missiles and laser), by picking up power-ups you can upgrade each form and increase its abilities and the point of the game is to keep your ship balanced enough to survive in all situations.****Features a unique Bonus mode with additional stages not included in the arcade original, and 2-player cooperative gameplay.&lt;/story&gt; &lt;/game&gt;</text:p>
          </table:table-cell>
        </table:table-row>
        <table:table-row table:style-name="ro1">
          <table:table-cell office:value-type="string">
            <text:p>Spirit of Speed 1937 (USA)</text:p>
          </table:table-cell>
          <table:table-cell office:value-type="float" office:value="2000">
            <text:p>2000</text:p>
          </table:table-cell>
          <table:table-cell office:value-type="string">
            <text:p>ESRB - E (Everyone)</text:p>
          </table:table-cell>
          <table:table-cell office:value-type="string">
            <text:p>Spirit of Speed 1937 </text:p>
          </table:table-cell>
          <table:table-cell office:value-type="string">
            <text:p>LJN Ltd.</text:p>
          </table:table-cell>
          <table:table-cell office:value-type="string">
            <text:p>Broadsword Interactive Limited</text:p>
          </table:table-cell>
          <table:table-cell office:value-type="string">
            <text:p>Driving</text:p>
          </table:table-cell>
          <table:table-cell office:value-type="string">
            <text:p>2.4</text:p>
          </table:table-cell>
          <table:table-cell office:value-type="string">
            <text:p>1 Player</text:p>
          </table:table-cell>
          <table:table-cell office:value-type="string">
            <text:p>A slight change from the normal excessive number of F1 games out there, Spirit of Speed 1937 was an attempt to put you into the driving seat of some of the oldest, and well known, racing cars of the early-century. Take control of one of the 1930s cars and race it out around tracks, many of which are no longer available for professional competitive racing.****Whilst being a nice attempt to add some sparkle to a tired genre, many aspects of the game feel either wrong or awkward. Yes, the steering wasn't as nice on the old cars, but in simulating this the gameplay has become much harder. And why do all the cars shine as if made of polished chrome? A good attempt, but not one that rose to the surface of the day's gaming titles.</text:p>
          </table:table-cell>
          <table:table-cell table:formula="of:=CONCATENATE(&quot;&lt;game name=&quot;;CHAR(34);[.A21];CHAR(34);&quot;&gt; &lt;year&gt;&quot;;[.B21];&quot;&lt;/year&gt; &lt;rating&gt;&quot;;[.C21];&quot;&lt;/rating&gt; &lt;title&gt;&quot;;[.D21];&quot;&lt;/title&gt; &lt;pub&gt;&quot;;[.E21];&quot;&lt;/pub&gt; &lt;dev&gt;&quot;;[.F21];&quot;&lt;/dev&gt; &lt;genre&gt;&quot;;[.G21];&quot;&lt;/genre&gt; &lt;score&gt;&quot;;[.H21];&quot;&lt;/score&gt; &lt;player&gt;&quot;;[.I21];&quot;&lt;/player&gt; &lt;story&gt;&quot;;[.J21];&quot;&lt;/story&gt; &lt;/game&gt;&quot;)" office:value-type="string" office:string-value="&lt;game name=&quot;Spirit of Speed 1937 (USA)&quot;&gt; &lt;year&gt;2000&lt;/year&gt; &lt;rating&gt;ESRB - E (Everyone)&lt;/rating&gt; &lt;title&gt;Spirit of Speed 1937 &lt;/title&gt; &lt;pub&gt;LJN Ltd.&lt;/pub&gt; &lt;dev&gt;Broadsword Interactive Limited&lt;/dev&gt; &lt;genre&gt;Driving&lt;/genre&gt; &lt;score&gt;2.4&lt;/score&gt; &lt;player&gt;1 Player&lt;/player&gt; &lt;story&gt;A slight change from the normal excessive number of F1 games out there, Spirit of Speed 1937 was an attempt to put you into the driving seat of some of the oldest, and well known, racing cars of the early-century. Take control of one of the 1930s cars and race it out around tracks, many of which are no longer available for professional competitive racing.****Whilst being a nice attempt to add some sparkle to a tired genre, many aspects of the game feel either wrong or awkward. Yes, the steering wasn't as nice on the old cars, but in simulating this the gameplay has become much harder. And why do all the cars shine as if made of polished chrome? A good attempt, but not one that rose to the surface of the day's gaming titles.&lt;/story&gt; &lt;/game&gt;">
            <text:p>&lt;game name="Spirit of Speed 1937 (USA)"&gt; &lt;year&gt;2000&lt;/year&gt; &lt;rating&gt;ESRB - E (Everyone)&lt;/rating&gt; &lt;title&gt;Spirit of Speed 1937 &lt;/title&gt; &lt;pub&gt;LJN Ltd.&lt;/pub&gt; &lt;dev&gt;Broadsword Interactive Limited&lt;/dev&gt; &lt;genre&gt;Driving&lt;/genre&gt; &lt;score&gt;2.4&lt;/score&gt; &lt;player&gt;1 Player&lt;/player&gt; &lt;story&gt;A slight change from the normal excessive number of F1 games out there, Spirit of Speed 1937 was an attempt to put you into the driving seat of some of the oldest, and well known, racing cars of the early-century. Take control of one of the 1930s cars and race it out around tracks, many of which are no longer available for professional competitive racing.****Whilst being a nice attempt to add some sparkle to a tired genre, many aspects of the game feel either wrong or awkward. Yes, the steering wasn't as nice on the old cars, but in simulating this the gameplay has become much harder. And why do all the cars shine as if made of polished chrome? A good attempt, but not one that rose to the surface of the day's gaming titles.&lt;/story&gt; &lt;/game&gt;</text:p>
          </table:table-cell>
        </table:table-row>
        <table:table-row table:style-name="ro1">
          <table:table-cell office:value-type="string">
            <text:p>King of Fighters Dream Match 1999, The (USA)</text:p>
          </table:table-cell>
          <table:table-cell office:value-type="float" office:value="1999">
            <text:p>1999</text:p>
          </table:table-cell>
          <table:table-cell office:value-type="string">
            <text:p>ESRB - T (Teen)</text:p>
          </table:table-cell>
          <table:table-cell office:value-type="string">
            <text:p>King of Fighters Dream Match 1999, The </text:p>
          </table:table-cell>
          <table:table-cell office:value-type="string">
            <text:p>SNK</text:p>
          </table:table-cell>
          <table:table-cell office:value-type="string">
            <text:p>SNK Corporation</text:p>
          </table:table-cell>
          <table:table-cell office:value-type="string">
            <text:p>Fighter</text:p>
          </table:table-cell>
          <table:table-cell office:value-type="string">
            <text:p>4.1</text:p>
          </table:table-cell>
          <table:table-cell office:value-type="string">
            <text:p>1-2 Players</text:p>
          </table:table-cell>
          <table:table-cell office:value-type="string">
            <text:p>A special Dreamcast conversion of KOF '98 (NOT '99) with several additions for Sega's console. The game remains the same as the original arcade version, but now includes new backgrounds (some with some polygonal enhancements) and a series of complementary bonus materials like conceptual galleries, sound test modes, etc.</text:p>
          </table:table-cell>
          <table:table-cell table:formula="of:=CONCATENATE(&quot;&lt;game name=&quot;;CHAR(34);[.A22];CHAR(34);&quot;&gt; &lt;year&gt;&quot;;[.B22];&quot;&lt;/year&gt; &lt;rating&gt;&quot;;[.C22];&quot;&lt;/rating&gt; &lt;title&gt;&quot;;[.D22];&quot;&lt;/title&gt; &lt;pub&gt;&quot;;[.E22];&quot;&lt;/pub&gt; &lt;dev&gt;&quot;;[.F22];&quot;&lt;/dev&gt; &lt;genre&gt;&quot;;[.G22];&quot;&lt;/genre&gt; &lt;score&gt;&quot;;[.H22];&quot;&lt;/score&gt; &lt;player&gt;&quot;;[.I22];&quot;&lt;/player&gt; &lt;story&gt;&quot;;[.J22];&quot;&lt;/story&gt; &lt;/game&gt;&quot;)" office:value-type="string" office:string-value="&lt;game name=&quot;King of Fighters Dream Match 1999, The (USA)&quot;&gt; &lt;year&gt;1999&lt;/year&gt; &lt;rating&gt;ESRB - T (Teen)&lt;/rating&gt; &lt;title&gt;King of Fighters Dream Match 1999, The &lt;/title&gt; &lt;pub&gt;SNK&lt;/pub&gt; &lt;dev&gt;SNK Corporation&lt;/dev&gt; &lt;genre&gt;Fighter&lt;/genre&gt; &lt;score&gt;4.1&lt;/score&gt; &lt;player&gt;1-2 Players&lt;/player&gt; &lt;story&gt;A special Dreamcast conversion of KOF '98 (NOT '99) with several additions for Sega's console. The game remains the same as the original arcade version, but now includes new backgrounds (some with some polygonal enhancements) and a series of complementary bonus materials like conceptual galleries, sound test modes, etc.&lt;/story&gt; &lt;/game&gt;">
            <text:p>&lt;game name="King of Fighters Dream Match 1999, The (USA)"&gt; &lt;year&gt;1999&lt;/year&gt; &lt;rating&gt;ESRB - T (Teen)&lt;/rating&gt; &lt;title&gt;King of Fighters Dream Match 1999, The &lt;/title&gt; &lt;pub&gt;SNK&lt;/pub&gt; &lt;dev&gt;SNK Corporation&lt;/dev&gt; &lt;genre&gt;Fighter&lt;/genre&gt; &lt;score&gt;4.1&lt;/score&gt; &lt;player&gt;1-2 Players&lt;/player&gt; &lt;story&gt;A special Dreamcast conversion of KOF '98 (NOT '99) with several additions for Sega's console. The game remains the same as the original arcade version, but now includes new backgrounds (some with some polygonal enhancements) and a series of complementary bonus materials like conceptual galleries, sound test modes, etc.&lt;/story&gt; &lt;/game&gt;</text:p>
          </table:table-cell>
        </table:table-row>
        <table:table-row table:style-name="ro1">
          <table:table-cell office:value-type="string">
            <text:p>Speed Devils (USA)</text:p>
          </table:table-cell>
          <table:table-cell office:value-type="float" office:value="1999">
            <text:p>1999</text:p>
          </table:table-cell>
          <table:table-cell office:value-type="string">
            <text:p>ESRB - E (Everyone)</text:p>
          </table:table-cell>
          <table:table-cell office:value-type="string">
            <text:p>Speed Devils </text:p>
          </table:table-cell>
          <table:table-cell office:value-type="string">
            <text:p>Ubisoft</text:p>
          </table:table-cell>
          <table:table-cell office:value-type="string">
            <text:p>Ubi Soft Entertainment Software</text:p>
          </table:table-cell>
          <table:table-cell office:value-type="string">
            <text:p>Driving</text:p>
          </table:table-cell>
          <table:table-cell office:value-type="string">
            <text:p>3.7</text:p>
          </table:table-cell>
          <table:table-cell office:value-type="string">
            <text:p>1-2 Players</text:p>
          </table:table-cell>
          <table:table-cell office:value-type="string">
            <text:p>A straightforward racing game. You race for money to upgrade your car and open up new tracks. <text:s/>Each track can be played at a different time of the day and with different weather conditions.</text:p>
          </table:table-cell>
          <table:table-cell table:formula="of:=CONCATENATE(&quot;&lt;game name=&quot;;CHAR(34);[.A23];CHAR(34);&quot;&gt; &lt;year&gt;&quot;;[.B23];&quot;&lt;/year&gt; &lt;rating&gt;&quot;;[.C23];&quot;&lt;/rating&gt; &lt;title&gt;&quot;;[.D23];&quot;&lt;/title&gt; &lt;pub&gt;&quot;;[.E23];&quot;&lt;/pub&gt; &lt;dev&gt;&quot;;[.F23];&quot;&lt;/dev&gt; &lt;genre&gt;&quot;;[.G23];&quot;&lt;/genre&gt; &lt;score&gt;&quot;;[.H23];&quot;&lt;/score&gt; &lt;player&gt;&quot;;[.I23];&quot;&lt;/player&gt; &lt;story&gt;&quot;;[.J23];&quot;&lt;/story&gt; &lt;/game&gt;&quot;)" office:value-type="string" office:string-value="&lt;game name=&quot;Speed Devils (USA)&quot;&gt; &lt;year&gt;1999&lt;/year&gt; &lt;rating&gt;ESRB - E (Everyone)&lt;/rating&gt; &lt;title&gt;Speed Devils &lt;/title&gt; &lt;pub&gt;Ubisoft&lt;/pub&gt; &lt;dev&gt;Ubi Soft Entertainment Software&lt;/dev&gt; &lt;genre&gt;Driving&lt;/genre&gt; &lt;score&gt;3.7&lt;/score&gt; &lt;player&gt;1-2 Players&lt;/player&gt; &lt;story&gt;A straightforward racing game. You race for money to upgrade your car and open up new tracks.  Each track can be played at a different time of the day and with different weather conditions.&lt;/story&gt; &lt;/game&gt;">
            <text:p>&lt;game name="Speed Devils (USA)"&gt; &lt;year&gt;1999&lt;/year&gt; &lt;rating&gt;ESRB - E (Everyone)&lt;/rating&gt; &lt;title&gt;Speed Devils &lt;/title&gt; &lt;pub&gt;Ubisoft&lt;/pub&gt; &lt;dev&gt;Ubi Soft Entertainment Software&lt;/dev&gt; &lt;genre&gt;Driving&lt;/genre&gt; &lt;score&gt;3.7&lt;/score&gt; &lt;player&gt;1-2 Players&lt;/player&gt; &lt;story&gt;A straightforward racing game. You race for money to upgrade your car and open up new tracks. <text:s/>Each track can be played at a different time of the day and with different weather conditions.&lt;/story&gt; &lt;/game&gt;</text:p>
          </table:table-cell>
        </table:table-row>
        <table:table-row table:style-name="ro1">
          <table:table-cell office:value-type="string">
            <text:p>Soldier of Fortune (USA)</text:p>
          </table:table-cell>
          <table:table-cell office:value-type="float" office:value="2001">
            <text:p>2001</text:p>
          </table:table-cell>
          <table:table-cell office:value-type="string">
            <text:p>ESRB - M (Mature)</text:p>
          </table:table-cell>
          <table:table-cell office:value-type="string">
            <text:p>Soldier of Fortune </text:p>
          </table:table-cell>
          <table:table-cell office:value-type="string">
            <text:p>Crave</text:p>
          </table:table-cell>
          <table:table-cell office:value-type="string">
            <text:p>Raven Software Corporation</text:p>
          </table:table-cell>
          <table:table-cell office:value-type="string">
            <text:p>Action</text:p>
          </table:table-cell>
          <table:table-cell office:value-type="string">
            <text:p>3.8</text:p>
          </table:table-cell>
          <table:table-cell office:value-type="string">
            <text:p>1 Player</text:p>
          </table:table-cell>
          <table:table-cell office:value-type="string">
            <text:p>A terrorist organization has stolen nuclear weapons from a facility in Russia, intending to sell them to various third-world nations, initiating a global conflict. The player takes the role of John Mullins, a US mercenary working for an organization known as "The Shop". The goal is simple: hunt the villains across the globe, thwart their evil plans, and save the world!****Like most 3D shooters, Soldier of Fortune consists mainly of exploring the environments and killing the enemies that try to impede the player's progress. It is one of the first shooters to isolate over 20 different body regions and show/inflict damage to those regions. For example, if the player character shoots an enemy in the foot, the enemy will limp. The game was also notable for including realistic gore animations resulting from the injuries sustained by the enemies.</text:p>
          </table:table-cell>
          <table:table-cell table:formula="of:=CONCATENATE(&quot;&lt;game name=&quot;;CHAR(34);[.A24];CHAR(34);&quot;&gt; &lt;year&gt;&quot;;[.B24];&quot;&lt;/year&gt; &lt;rating&gt;&quot;;[.C24];&quot;&lt;/rating&gt; &lt;title&gt;&quot;;[.D24];&quot;&lt;/title&gt; &lt;pub&gt;&quot;;[.E24];&quot;&lt;/pub&gt; &lt;dev&gt;&quot;;[.F24];&quot;&lt;/dev&gt; &lt;genre&gt;&quot;;[.G24];&quot;&lt;/genre&gt; &lt;score&gt;&quot;;[.H24];&quot;&lt;/score&gt; &lt;player&gt;&quot;;[.I24];&quot;&lt;/player&gt; &lt;story&gt;&quot;;[.J24];&quot;&lt;/story&gt; &lt;/game&gt;&quot;)" office:value-type="string" office:string-value="&lt;game name=&quot;Soldier of Fortune (USA)&quot;&gt; &lt;year&gt;2001&lt;/year&gt; &lt;rating&gt;ESRB - M (Mature)&lt;/rating&gt; &lt;title&gt;Soldier of Fortune &lt;/title&gt; &lt;pub&gt;Crave&lt;/pub&gt; &lt;dev&gt;Raven Software Corporation&lt;/dev&gt; &lt;genre&gt;Action&lt;/genre&gt; &lt;score&gt;3.8&lt;/score&gt; &lt;player&gt;1 Player&lt;/player&gt; &lt;story&gt;A terrorist organization has stolen nuclear weapons from a facility in Russia, intending to sell them to various third-world nations, initiating a global conflict. The player takes the role of John Mullins, a US mercenary working for an organization known as &quot;The Shop&quot;. The goal is simple: hunt the villains across the globe, thwart their evil plans, and save the world!****Like most 3D shooters, Soldier of Fortune consists mainly of exploring the environments and killing the enemies that try to impede the player's progress. It is one of the first shooters to isolate over 20 different body regions and show/inflict damage to those regions. For example, if the player character shoots an enemy in the foot, the enemy will limp. The game was also notable for including realistic gore animations resulting from the injuries sustained by the enemies.&lt;/story&gt; &lt;/game&gt;">
            <text:p>&lt;game name="Soldier of Fortune (USA)"&gt; &lt;year&gt;2001&lt;/year&gt; &lt;rating&gt;ESRB - M (Mature)&lt;/rating&gt; &lt;title&gt;Soldier of Fortune &lt;/title&gt; &lt;pub&gt;Crave&lt;/pub&gt; &lt;dev&gt;Raven Software Corporation&lt;/dev&gt; &lt;genre&gt;Action&lt;/genre&gt; &lt;score&gt;3.8&lt;/score&gt; &lt;player&gt;1 Player&lt;/player&gt; &lt;story&gt;A terrorist organization has stolen nuclear weapons from a facility in Russia, intending to sell them to various third-world nations, initiating a global conflict. The player takes the role of John Mullins, a US mercenary working for an organization known as "The Shop". The goal is simple: hunt the villains across the globe, thwart their evil plans, and save the world!****Like most 3D shooters, Soldier of Fortune consists mainly of exploring the environments and killing the enemies that try to impede the player's progress. It is one of the first shooters to isolate over 20 different body regions and show/inflict damage to those regions. For example, if the player character shoots an enemy in the foot, the enemy will limp. The game was also notable for including realistic gore animations resulting from the injuries sustained by the enemies.&lt;/story&gt; &lt;/game&gt;</text:p>
          </table:table-cell>
        </table:table-row>
        <table:table-row table:style-name="ro1">
          <table:table-cell office:value-type="string">
            <text:p>Zombie Revenge (USA)</text:p>
          </table:table-cell>
          <table:table-cell office:value-type="float" office:value="1999">
            <text:p>1999</text:p>
          </table:table-cell>
          <table:table-cell office:value-type="string">
            <text:p>ESRB - M (Mature)</text:p>
          </table:table-cell>
          <table:table-cell office:value-type="string">
            <text:p>Zombie Revenge </text:p>
          </table:table-cell>
          <table:table-cell office:value-type="string">
            <text:p>Sega</text:p>
          </table:table-cell>
          <table:table-cell office:value-type="string">
            <text:p>Data East Corporation</text:p>
          </table:table-cell>
          <table:table-cell office:value-type="string">
            <text:p>Beat-'Em-Up</text:p>
          </table:table-cell>
          <table:table-cell office:value-type="string">
            <text:p>3.6</text:p>
          </table:table-cell>
          <table:table-cell office:value-type="string">
            <text:p>1-2 Players</text:p>
          </table:table-cell>
          <table:table-cell office:value-type="string">
            <text:p>A top secret government plan to use undead soldiers has gone horribly wrong. Just before it was ready to be put into operation, someone unknown interfered. Now a year later the city is the home for the undead. Three agents, Stick Breitling, Linda Rotta and Rikiya Busujima, who have come together from various paths of fate, now join together to do battle against the army of the undead and rid the streets of the zombie scum!****The game features multiple weapons and 1 or 2-player arcade action. Each of the characters have different attributes, agility, strength, better with weapons as opposed to unarmed combat. ****There are a multitude of weapons that can be found through the game such as shotguns and machine guns to battle the undead. There are a range of attacks that can be performed, charging your shot by holding down the button longer, variable shots by locking on the zombie longer, rolling attacks, backward and dash attacks and more.****There are a number of game modes accessible from the main menu. The Arcade mode from the coin-op version, an Original Dreamcast version, which gives you options of playing the game with more focus on either weapons only or bare knuckle fighting. There is also a vs Boss and Fighting mode, as well as a Training Room.****Zombie Revenge also features downloadable mini games for your VM unit. There is a Zombie Revenge Raising Game where you feed and raise your own zombie. Playing the above mentioned Original mode provides food items for your zombie.**The zombie you have raised can also be uploaded to the Internet, or emailed to someone, and other peoples zombies can be downloaded.****There are two other mini-games: Zombie Fishing (fish for zombies) and Zombie Doubt (memory test with symbols).</text:p>
          </table:table-cell>
          <table:table-cell table:formula="of:=CONCATENATE(&quot;&lt;game name=&quot;;CHAR(34);[.A25];CHAR(34);&quot;&gt; &lt;year&gt;&quot;;[.B25];&quot;&lt;/year&gt; &lt;rating&gt;&quot;;[.C25];&quot;&lt;/rating&gt; &lt;title&gt;&quot;;[.D25];&quot;&lt;/title&gt; &lt;pub&gt;&quot;;[.E25];&quot;&lt;/pub&gt; &lt;dev&gt;&quot;;[.F25];&quot;&lt;/dev&gt; &lt;genre&gt;&quot;;[.G25];&quot;&lt;/genre&gt; &lt;score&gt;&quot;;[.H25];&quot;&lt;/score&gt; &lt;player&gt;&quot;;[.I25];&quot;&lt;/player&gt; &lt;story&gt;&quot;;[.J25];&quot;&lt;/story&gt; &lt;/game&gt;&quot;)" office:value-type="string" office:string-value="&lt;game name=&quot;Zombie Revenge (USA)&quot;&gt; &lt;year&gt;1999&lt;/year&gt; &lt;rating&gt;ESRB - M (Mature)&lt;/rating&gt; &lt;title&gt;Zombie Revenge &lt;/title&gt; &lt;pub&gt;Sega&lt;/pub&gt; &lt;dev&gt;Data East Corporation&lt;/dev&gt; &lt;genre&gt;Beat-'Em-Up&lt;/genre&gt; &lt;score&gt;3.6&lt;/score&gt; &lt;player&gt;1-2 Players&lt;/player&gt; &lt;story&gt;A top secret government plan to use undead soldiers has gone horribly wrong. Just before it was ready to be put into operation, someone unknown interfered. Now a year later the city is the home for the undead. Three agents, Stick Breitling, Linda Rotta and Rikiya Busujima, who have come together from various paths of fate, now join together to do battle against the army of the undead and rid the streets of the zombie scum!****The game features multiple weapons and 1 or 2-player arcade action. Each of the characters have different attributes, agility, strength, better with weapons as opposed to unarmed combat. ****There are a multitude of weapons that can be found through the game such as shotguns and machine guns to battle the undead. There are a range of attacks that can be performed, charging your shot by holding down the button longer, variable shots by locking on the zombie longer, rolling attacks, backward and dash attacks and more.****There are a number of game modes accessible from the main menu. The Arcade mode from the coin-op version, an Original Dreamcast version, which gives you options of playing the game with more focus on either weapons only or bare knuckle fighting. There is also a vs Boss and Fighting mode, as well as a Training Room.****Zombie Revenge also features downloadable mini games for your VM unit. There is a Zombie Revenge Raising Game where you feed and raise your own zombie. Playing the above mentioned Original mode provides food items for your zombie.**The zombie you have raised can also be uploaded to the Internet, or emailed to someone, and other peoples zombies can be downloaded.****There are two other mini-games: Zombie Fishing (fish for zombies) and Zombie Doubt (memory test with symbols).&lt;/story&gt; &lt;/game&gt;">
            <text:p>&lt;game name="Zombie Revenge (USA)"&gt; &lt;year&gt;1999&lt;/year&gt; &lt;rating&gt;ESRB - M (Mature)&lt;/rating&gt; &lt;title&gt;Zombie Revenge &lt;/title&gt; &lt;pub&gt;Sega&lt;/pub&gt; &lt;dev&gt;Data East Corporation&lt;/dev&gt; &lt;genre&gt;Beat-'Em-Up&lt;/genre&gt; &lt;score&gt;3.6&lt;/score&gt; &lt;player&gt;1-2 Players&lt;/player&gt; &lt;story&gt;A top secret government plan to use undead soldiers has gone horribly wrong. Just before it was ready to be put into operation, someone unknown interfered. Now a year later the city is the home for the undead. Three agents, Stick Breitling, Linda Rotta and Rikiya Busujima, who have come together from various paths of fate, now join together to do battle against the army of the undead and rid the streets of the zombie scum!****The game features multiple weapons and 1 or 2-player arcade action. Each of the characters have different attributes, agility, strength, better with weapons as opposed to unarmed combat. ****There are a multitude of weapons that can be found through the game such as shotguns and machine guns to battle the undead. There are a range of attacks that can be performed, charging your shot by holding down the button longer, variable shots by locking on the zombie longer, rolling attacks, backward and dash attacks and more.****There are a number of game modes accessible from the main menu. The Arcade mode from the coin-op version, an Original Dreamcast version, which gives you options of playing the game with more focus on either weapons only or bare knuckle fighting. There is also a vs Boss and Fighting mode, as well as a Training Room.****Zombie Revenge also features downloadable mini games for your VM unit. There is a Zombie Revenge Raising Game where you feed and raise your own zombie. Playing the above mentioned Original mode provides food items for your zombie.**The zombie you have raised can also be uploaded to the Internet, or emailed to someone, and other peoples zombies can be downloaded.****There are two other mini-games: Zombie Fishing (fish for zombies) and Zombie Doubt (memory test with symbols).&lt;/story&gt; &lt;/game&gt;</text:p>
          </table:table-cell>
        </table:table-row>
        <table:table-row table:style-name="ro1">
          <table:table-cell office:value-type="string">
            <text:p>Namco Museum (USA)</text:p>
          </table:table-cell>
          <table:table-cell office:value-type="float" office:value="2000">
            <text:p>2000</text:p>
          </table:table-cell>
          <table:table-cell office:value-type="string">
            <text:p>ESRB - E (Everyone)</text:p>
          </table:table-cell>
          <table:table-cell office:value-type="string">
            <text:p>Namco Museum </text:p>
          </table:table-cell>
          <table:table-cell office:value-type="string">
            <text:p>Namco</text:p>
          </table:table-cell>
          <table:table-cell office:value-type="string">
            <text:p>Mass Media, Inc.</text:p>
          </table:table-cell>
          <table:table-cell office:value-type="string">
            <text:p>Miscellaneous</text:p>
          </table:table-cell>
          <table:table-cell office:value-type="string">
            <text:p>3.8</text:p>
          </table:table-cell>
          <table:table-cell office:value-type="string">
            <text:p>1-2 Players</text:p>
          </table:table-cell>
          <table:table-cell office:value-type="string">
            <text:p>A total of 12 games are offered in Namco Museum: ****1. Pac-Man****2. Pac-Man Arrangement****3. Galaga****4. Galaga Arrangement****5. Dig Dug****6. Dig Dug Arrangement****7. Pole Position****8. Pole Position II****9. Ms. Pac-Man****10. Galaxian****11. Pac-Attack****12. Pac-Mania****For the first time since their arcade days, Pac-Man Arrangement, Galaga Arrangement and Dig Dug Arrangement are ported to the home console.****Everything is exactly the same as the original arcade versions, including the music, cut scenes, graphics, and even the many graphical errors that appear.</text:p>
          </table:table-cell>
          <table:table-cell table:formula="of:=CONCATENATE(&quot;&lt;game name=&quot;;CHAR(34);[.A26];CHAR(34);&quot;&gt; &lt;year&gt;&quot;;[.B26];&quot;&lt;/year&gt; &lt;rating&gt;&quot;;[.C26];&quot;&lt;/rating&gt; &lt;title&gt;&quot;;[.D26];&quot;&lt;/title&gt; &lt;pub&gt;&quot;;[.E26];&quot;&lt;/pub&gt; &lt;dev&gt;&quot;;[.F26];&quot;&lt;/dev&gt; &lt;genre&gt;&quot;;[.G26];&quot;&lt;/genre&gt; &lt;score&gt;&quot;;[.H26];&quot;&lt;/score&gt; &lt;player&gt;&quot;;[.I26];&quot;&lt;/player&gt; &lt;story&gt;&quot;;[.J26];&quot;&lt;/story&gt; &lt;/game&gt;&quot;)" office:value-type="string" office:string-value="&lt;game name=&quot;Namco Museum (USA)&quot;&gt; &lt;year&gt;2000&lt;/year&gt; &lt;rating&gt;ESRB - E (Everyone)&lt;/rating&gt; &lt;title&gt;Namco Museum &lt;/title&gt; &lt;pub&gt;Namco&lt;/pub&gt; &lt;dev&gt;Mass Media, Inc.&lt;/dev&gt; &lt;genre&gt;Miscellaneous&lt;/genre&gt; &lt;score&gt;3.8&lt;/score&gt; &lt;player&gt;1-2 Players&lt;/player&gt; &lt;story&gt;A total of 12 games are offered in Namco Museum: ****1. Pac-Man****2. Pac-Man Arrangement****3. Galaga****4. Galaga Arrangement****5. Dig Dug****6. Dig Dug Arrangement****7. Pole Position****8. Pole Position II****9. Ms. Pac-Man****10. Galaxian****11. Pac-Attack****12. Pac-Mania****For the first time since their arcade days, Pac-Man Arrangement, Galaga Arrangement and Dig Dug Arrangement are ported to the home console.****Everything is exactly the same as the original arcade versions, including the music, cut scenes, graphics, and even the many graphical errors that appear.&lt;/story&gt; &lt;/game&gt;">
            <text:p>&lt;game name="Namco Museum (USA)"&gt; &lt;year&gt;2000&lt;/year&gt; &lt;rating&gt;ESRB - E (Everyone)&lt;/rating&gt; &lt;title&gt;Namco Museum &lt;/title&gt; &lt;pub&gt;Namco&lt;/pub&gt; &lt;dev&gt;Mass Media, Inc.&lt;/dev&gt; &lt;genre&gt;Miscellaneous&lt;/genre&gt; &lt;score&gt;3.8&lt;/score&gt; &lt;player&gt;1-2 Players&lt;/player&gt; &lt;story&gt;A total of 12 games are offered in Namco Museum: ****1. Pac-Man****2. Pac-Man Arrangement****3. Galaga****4. Galaga Arrangement****5. Dig Dug****6. Dig Dug Arrangement****7. Pole Position****8. Pole Position II****9. Ms. Pac-Man****10. Galaxian****11. Pac-Attack****12. Pac-Mania****For the first time since their arcade days, Pac-Man Arrangement, Galaga Arrangement and Dig Dug Arrangement are ported to the home console.****Everything is exactly the same as the original arcade versions, including the music, cut scenes, graphics, and even the many graphical errors that appear.&lt;/story&gt; &lt;/game&gt;</text:p>
          </table:table-cell>
        </table:table-row>
        <table:table-row table:style-name="ro1">
          <table:table-cell office:value-type="string">
            <text:p>Twinkle Star Sprites (Japan)</text:p>
          </table:table-cell>
          <table:table-cell office:value-type="float" office:value="2000">
            <text:p>2000</text:p>
          </table:table-cell>
          <table:table-cell office:value-type="string">
            <text:p>ESRB - E (Everyone)</text:p>
          </table:table-cell>
          <table:table-cell office:value-type="string">
            <text:p>Twinkle Star Sprites </text:p>
          </table:table-cell>
          <table:table-cell table:number-columns-repeated="2" office:value-type="string">
            <text:p>SNK</text:p>
          </table:table-cell>
          <table:table-cell office:value-type="string">
            <text:p>Shoot-'Em-Up</text:p>
          </table:table-cell>
          <table:table-cell office:value-type="string">
            <text:p>4.1</text:p>
          </table:table-cell>
          <table:table-cell office:value-type="string">
            <text:p>1-2 Players</text:p>
          </table:table-cell>
          <table:table-cell office:value-type="string">
            <text:p>A unique combination of vertically-scrolling shooters and competitive puzzle games, Twinkle Star Sprites tells the story of the apprentice witch Ran, who searches for the fabled Twinkle Star that is said to grant any wish to the one that finds it. Unfortunately she is not the only one seeking the star, and thus must fight her way and defeat all the other characters that seek the star in shooter duels.****The game plays mostly as a vertically-scrolling shooter, with you controlling your avatar and attempting to shoot and avoid the incoming enemies. The difference in this game is that each player has his own play area, <text:s/>a la Puyo Puyo, and the enemies cause splash damage around themselves when shot. Thus chaining the destruction of several enemies creates a combo that performs an attack move on your opponent. These moves can range from targeted fireballs, to special moves unique to each character, to the summoning of special "boss" characters that the other player must destroy before continuing.****Each player has a lifebar, and as with most shooters there are bombs, and collectible power-ups to be found. The game features an arcade mode in which you can freely select what character you want to control, as well as a 2-player Vs mode and a story mode chronicling Ran's journey.</text:p>
          </table:table-cell>
          <table:table-cell table:formula="of:=CONCATENATE(&quot;&lt;game name=&quot;;CHAR(34);[.A27];CHAR(34);&quot;&gt; &lt;year&gt;&quot;;[.B27];&quot;&lt;/year&gt; &lt;rating&gt;&quot;;[.C27];&quot;&lt;/rating&gt; &lt;title&gt;&quot;;[.D27];&quot;&lt;/title&gt; &lt;pub&gt;&quot;;[.E27];&quot;&lt;/pub&gt; &lt;dev&gt;&quot;;[.F27];&quot;&lt;/dev&gt; &lt;genre&gt;&quot;;[.G27];&quot;&lt;/genre&gt; &lt;score&gt;&quot;;[.H27];&quot;&lt;/score&gt; &lt;player&gt;&quot;;[.I27];&quot;&lt;/player&gt; &lt;story&gt;&quot;;[.J27];&quot;&lt;/story&gt; &lt;/game&gt;&quot;)" office:value-type="string" office:string-value="&lt;game name=&quot;Twinkle Star Sprites (Japan)&quot;&gt; &lt;year&gt;2000&lt;/year&gt; &lt;rating&gt;ESRB - E (Everyone)&lt;/rating&gt; &lt;title&gt;Twinkle Star Sprites &lt;/title&gt; &lt;pub&gt;SNK&lt;/pub&gt; &lt;dev&gt;SNK&lt;/dev&gt; &lt;genre&gt;Shoot-'Em-Up&lt;/genre&gt; &lt;score&gt;4.1&lt;/score&gt; &lt;player&gt;1-2 Players&lt;/player&gt; &lt;story&gt;A unique combination of vertically-scrolling shooters and competitive puzzle games, Twinkle Star Sprites tells the story of the apprentice witch Ran, who searches for the fabled Twinkle Star that is said to grant any wish to the one that finds it. Unfortunately she is not the only one seeking the star, and thus must fight her way and defeat all the other characters that seek the star in shooter duels.****The game plays mostly as a vertically-scrolling shooter, with you controlling your avatar and attempting to shoot and avoid the incoming enemies. The difference in this game is that each player has his own play area,  a la Puyo Puyo, and the enemies cause splash damage around themselves when shot. Thus chaining the destruction of several enemies creates a combo that performs an attack move on your opponent. These moves can range from targeted fireballs, to special moves unique to each character, to the summoning of special &quot;boss&quot; characters that the other player must destroy before continuing.****Each player has a lifebar, and as with most shooters there are bombs, and collectible power-ups to be found. The game features an arcade mode in which you can freely select what character you want to control, as well as a 2-player Vs mode and a story mode chronicling Ran's journey.&lt;/story&gt; &lt;/game&gt;">
            <text:p>&lt;game name="Twinkle Star Sprites (Japan)"&gt; &lt;year&gt;2000&lt;/year&gt; &lt;rating&gt;ESRB - E (Everyone)&lt;/rating&gt; &lt;title&gt;Twinkle Star Sprites &lt;/title&gt; &lt;pub&gt;SNK&lt;/pub&gt; &lt;dev&gt;SNK&lt;/dev&gt; &lt;genre&gt;Shoot-'Em-Up&lt;/genre&gt; &lt;score&gt;4.1&lt;/score&gt; &lt;player&gt;1-2 Players&lt;/player&gt; &lt;story&gt;A unique combination of vertically-scrolling shooters and competitive puzzle games, Twinkle Star Sprites tells the story of the apprentice witch Ran, who searches for the fabled Twinkle Star that is said to grant any wish to the one that finds it. Unfortunately she is not the only one seeking the star, and thus must fight her way and defeat all the other characters that seek the star in shooter duels.****The game plays mostly as a vertically-scrolling shooter, with you controlling your avatar and attempting to shoot and avoid the incoming enemies. The difference in this game is that each player has his own play area, <text:s/>a la Puyo Puyo, and the enemies cause splash damage around themselves when shot. Thus chaining the destruction of several enemies creates a combo that performs an attack move on your opponent. These moves can range from targeted fireballs, to special moves unique to each character, to the summoning of special "boss" characters that the other player must destroy before continuing.****Each player has a lifebar, and as with most shooters there are bombs, and collectible power-ups to be found. The game features an arcade mode in which you can freely select what character you want to control, as well as a 2-player Vs mode and a story mode chronicling Ran's journey.&lt;/story&gt; &lt;/game&gt;</text:p>
          </table:table-cell>
        </table:table-row>
        <table:table-row table:style-name="ro1">
          <table:table-cell office:value-type="string">
            <text:p>Hoyle Casino (USA)</text:p>
          </table:table-cell>
          <table:table-cell office:value-type="float" office:value="2000">
            <text:p>2000</text:p>
          </table:table-cell>
          <table:table-cell office:value-type="string">
            <text:p>ESRB - E (Everyone)</text:p>
          </table:table-cell>
          <table:table-cell office:value-type="string">
            <text:p>Hoyle Casino </text:p>
          </table:table-cell>
          <table:table-cell office:value-type="string">
            <text:p>Sierra Entertainment</text:p>
          </table:table-cell>
          <table:table-cell office:value-type="string">
            <text:p>Sierra On-Line, Inc.</text:p>
          </table:table-cell>
          <table:table-cell office:value-type="string">
            <text:p>Casino</text:p>
          </table:table-cell>
          <table:table-cell office:value-type="string">
            <text:p>3.7</text:p>
          </table:table-cell>
          <table:table-cell office:value-type="string">
            <text:p>1-4 Players</text:p>
          </table:table-cell>
          <table:table-cell office:value-type="string">
            <text:p>A variety of casino themed games in the newest version of Sierra's Casino series. <text:s/>You start off with $5000 and enter the casino intent on making your fortune in 1 of 350 Vegas-style games. <text:s/>You can enter in tournaments against computer opponents or play online against friends and family.</text:p>
          </table:table-cell>
          <table:table-cell table:formula="of:=CONCATENATE(&quot;&lt;game name=&quot;;CHAR(34);[.A28];CHAR(34);&quot;&gt; &lt;year&gt;&quot;;[.B28];&quot;&lt;/year&gt; &lt;rating&gt;&quot;;[.C28];&quot;&lt;/rating&gt; &lt;title&gt;&quot;;[.D28];&quot;&lt;/title&gt; &lt;pub&gt;&quot;;[.E28];&quot;&lt;/pub&gt; &lt;dev&gt;&quot;;[.F28];&quot;&lt;/dev&gt; &lt;genre&gt;&quot;;[.G28];&quot;&lt;/genre&gt; &lt;score&gt;&quot;;[.H28];&quot;&lt;/score&gt; &lt;player&gt;&quot;;[.I28];&quot;&lt;/player&gt; &lt;story&gt;&quot;;[.J28];&quot;&lt;/story&gt; &lt;/game&gt;&quot;)" office:value-type="string" office:string-value="&lt;game name=&quot;Hoyle Casino (USA)&quot;&gt; &lt;year&gt;2000&lt;/year&gt; &lt;rating&gt;ESRB - E (Everyone)&lt;/rating&gt; &lt;title&gt;Hoyle Casino &lt;/title&gt; &lt;pub&gt;Sierra Entertainment&lt;/pub&gt; &lt;dev&gt;Sierra On-Line, Inc.&lt;/dev&gt; &lt;genre&gt;Casino&lt;/genre&gt; &lt;score&gt;3.7&lt;/score&gt; &lt;player&gt;1-4 Players&lt;/player&gt; &lt;story&gt;A variety of casino themed games in the newest version of Sierra's Casino series.  You start off with $5000 and enter the casino intent on making your fortune in 1 of 350 Vegas-style games.  You can enter in tournaments against computer opponents or play online against friends and family.&lt;/story&gt; &lt;/game&gt;">
            <text:p>&lt;game name="Hoyle Casino (USA)"&gt; &lt;year&gt;2000&lt;/year&gt; &lt;rating&gt;ESRB - E (Everyone)&lt;/rating&gt; &lt;title&gt;Hoyle Casino &lt;/title&gt; &lt;pub&gt;Sierra Entertainment&lt;/pub&gt; &lt;dev&gt;Sierra On-Line, Inc.&lt;/dev&gt; &lt;genre&gt;Casino&lt;/genre&gt; &lt;score&gt;3.7&lt;/score&gt; &lt;player&gt;1-4 Players&lt;/player&gt; &lt;story&gt;A variety of casino themed games in the newest version of Sierra's Casino series. <text:s/>You start off with $5000 and enter the casino intent on making your fortune in 1 of 350 Vegas-style games. <text:s/>You can enter in tournaments against computer opponents or play online against friends and family.&lt;/story&gt; &lt;/game&gt;</text:p>
          </table:table-cell>
        </table:table-row>
        <table:table-row table:style-name="ro1">
          <table:table-cell office:value-type="string">
            <text:p>Puyo Puyo Fever (Japan)</text:p>
          </table:table-cell>
          <table:table-cell office:value-type="float" office:value="2004">
            <text:p>2004</text:p>
          </table:table-cell>
          <table:table-cell office:value-type="string">
            <text:p>ESRB - E (Everyone)</text:p>
          </table:table-cell>
          <table:table-cell office:value-type="string">
            <text:p>Puyo Puyo Fever </text:p>
          </table:table-cell>
          <table:table-cell office:value-type="string">
            <text:p>Sega</text:p>
          </table:table-cell>
          <table:table-cell office:value-type="string">
            <text:p>MileStone Inc</text:p>
          </table:table-cell>
          <table:table-cell office:value-type="string">
            <text:p>Puzzle</text:p>
          </table:table-cell>
          <table:table-cell office:value-type="string">
            <text:p>3.9</text:p>
          </table:table-cell>
          <table:table-cell office:value-type="string">
            <text:p>1-2 Players</text:p>
          </table:table-cell>
          <table:table-cell office:value-type="string">
            <text:p>Accord, teacher of the local magic school, has lost her magic flying cane. There is word of an award so the students are busy searching high and low for it. Naturally our heros, Amitie and her school nemesis Raffine, make their way toward the distant dark castle. Challenging, and being challenged by, everyone you come across in a game of, Puyo Pop! <text:s/>****A puzzle game of the falling-block variety the goal of which is to clear your blocks (Puyos) by is the combining four or more of the same color which will vanish. This will produce Nuisance Puyos. These colorless Puyos will fall onto you opponents screen, thus blocking chains and combos they could create. These pesky Puyos can only be exterminated by removing neighboring Puyos.****When an opponent send Nuisance Puyos to you screen you can try to "offset" by clearing your own Puyos and limiting the number that would fall on your screen. This will also increase your Fever Meter. When this meter fills you will be given a set of prearranged Puyos with which you can wrack up giant combos and send tons of Nuisance Puyos to you opponent. When any players field becomes so full they can no longer drop Puyos they lose the game.****Puyo Pop Fever features a Two Player Mode. Some versions allow for more people such as the DS version which allows up to eight players to compete in free-for-all or team modes.</text:p>
          </table:table-cell>
          <table:table-cell table:formula="of:=CONCATENATE(&quot;&lt;game name=&quot;;CHAR(34);[.A29];CHAR(34);&quot;&gt; &lt;year&gt;&quot;;[.B29];&quot;&lt;/year&gt; &lt;rating&gt;&quot;;[.C29];&quot;&lt;/rating&gt; &lt;title&gt;&quot;;[.D29];&quot;&lt;/title&gt; &lt;pub&gt;&quot;;[.E29];&quot;&lt;/pub&gt; &lt;dev&gt;&quot;;[.F29];&quot;&lt;/dev&gt; &lt;genre&gt;&quot;;[.G29];&quot;&lt;/genre&gt; &lt;score&gt;&quot;;[.H29];&quot;&lt;/score&gt; &lt;player&gt;&quot;;[.I29];&quot;&lt;/player&gt; &lt;story&gt;&quot;;[.J29];&quot;&lt;/story&gt; &lt;/game&gt;&quot;)" office:value-type="string" office:string-value="&lt;game name=&quot;Puyo Puyo Fever (Japan)&quot;&gt; &lt;year&gt;2004&lt;/year&gt; &lt;rating&gt;ESRB - E (Everyone)&lt;/rating&gt; &lt;title&gt;Puyo Puyo Fever &lt;/title&gt; &lt;pub&gt;Sega&lt;/pub&gt; &lt;dev&gt;MileStone Inc&lt;/dev&gt; &lt;genre&gt;Puzzle&lt;/genre&gt; &lt;score&gt;3.9&lt;/score&gt; &lt;player&gt;1-2 Players&lt;/player&gt; &lt;story&gt;Accord, teacher of the local magic school, has lost her magic flying cane. There is word of an award so the students are busy searching high and low for it. Naturally our heros, Amitie and her school nemesis Raffine, make their way toward the distant dark castle. Challenging, and being challenged by, everyone you come across in a game of, Puyo Pop!  ****A puzzle game of the falling-block variety the goal of which is to clear your blocks (Puyos) by is the combining four or more of the same color which will vanish. This will produce Nuisance Puyos. These colorless Puyos will fall onto you opponents screen, thus blocking chains and combos they could create. These pesky Puyos can only be exterminated by removing neighboring Puyos.****When an opponent send Nuisance Puyos to you screen you can try to &quot;offset&quot; by clearing your own Puyos and limiting the number that would fall on your screen. This will also increase your Fever Meter. When this meter fills you will be given a set of prearranged Puyos with which you can wrack up giant combos and send tons of Nuisance Puyos to you opponent. When any players field becomes so full they can no longer drop Puyos they lose the game.****Puyo Pop Fever features a Two Player Mode. Some versions allow for more people such as the DS version which allows up to eight players to compete in free-for-all or team modes.&lt;/story&gt; &lt;/game&gt;">
            <text:p>&lt;game name="Puyo Puyo Fever (Japan)"&gt; &lt;year&gt;2004&lt;/year&gt; &lt;rating&gt;ESRB - E (Everyone)&lt;/rating&gt; &lt;title&gt;Puyo Puyo Fever &lt;/title&gt; &lt;pub&gt;Sega&lt;/pub&gt; &lt;dev&gt;MileStone Inc&lt;/dev&gt; &lt;genre&gt;Puzzle&lt;/genre&gt; &lt;score&gt;3.9&lt;/score&gt; &lt;player&gt;1-2 Players&lt;/player&gt; &lt;story&gt;Accord, teacher of the local magic school, has lost her magic flying cane. There is word of an award so the students are busy searching high and low for it. Naturally our heros, Amitie and her school nemesis Raffine, make their way toward the distant dark castle. Challenging, and being challenged by, everyone you come across in a game of, Puyo Pop! <text:s/>****A puzzle game of the falling-block variety the goal of which is to clear your blocks (Puyos) by is the combining four or more of the same color which will vanish. This will produce Nuisance Puyos. These colorless Puyos will fall onto you opponents screen, thus blocking chains and combos they could create. These pesky Puyos can only be exterminated by removing neighboring Puyos.****When an opponent send Nuisance Puyos to you screen you can try to "offset" by clearing your own Puyos and limiting the number that would fall on your screen. This will also increase your Fever Meter. When this meter fills you will be given a set of prearranged Puyos with which you can wrack up giant combos and send tons of Nuisance Puyos to you opponent. When any players field becomes so full they can no longer drop Puyos they lose the game.****Puyo Pop Fever features a Two Player Mode. Some versions allow for more people such as the DS version which allows up to eight players to compete in free-for-all or team modes.&lt;/story&gt; &lt;/game&gt;</text:p>
          </table:table-cell>
        </table:table-row>
        <table:table-row table:style-name="ro1">
          <table:table-cell office:value-type="string">
            <text:p>Tomb Raider - The Last Revelation (USA)</text:p>
          </table:table-cell>
          <table:table-cell office:value-type="float" office:value="2001">
            <text:p>2001</text:p>
          </table:table-cell>
          <table:table-cell office:value-type="string">
            <text:p>ESRB - T (Teen)</text:p>
          </table:table-cell>
          <table:table-cell office:value-type="string">
            <text:p>Tomb Raider - The Last Revelation </text:p>
          </table:table-cell>
          <table:table-cell office:value-type="string">
            <text:p>Eidos Interactive</text:p>
          </table:table-cell>
          <table:table-cell office:value-type="string">
            <text:p>Core Design Ltd.</text:p>
          </table:table-cell>
          <table:table-cell office:value-type="string">
            <text:p>Adventure</text:p>
          </table:table-cell>
          <table:table-cell office:value-type="string">
            <text:p>3.6</text:p>
          </table:table-cell>
          <table:table-cell office:value-type="string">
            <text:p>1 Player</text:p>
          </table:table-cell>
          <table:table-cell office:value-type="string">
            <text:p>According to Egyptian legend, the Egyption god Horus outwitted the evil god Set and imprisoned him in a secret tomb...****Five thousand years later, Lara Croft discovers the lost tomb and unwittingly unleashes the evil god Set, fulfilling the ancient prophecy of his return to plunge mankind into darkness! In a race against time, Lara must use all of her wit and skill to reimprison Set and save the world from Armageddon. Pursued at every turn by her arch-rival, the unscrupulous archaeologist Werner Von Croy, Lara embarks on a journey of discovery across Egypt, where she must overcome the most ingenious puzzles and infernal traps ever devised, and face terrifying evil from beyond the grave...</text:p>
          </table:table-cell>
          <table:table-cell table:formula="of:=CONCATENATE(&quot;&lt;game name=&quot;;CHAR(34);[.A30];CHAR(34);&quot;&gt; &lt;year&gt;&quot;;[.B30];&quot;&lt;/year&gt; &lt;rating&gt;&quot;;[.C30];&quot;&lt;/rating&gt; &lt;title&gt;&quot;;[.D30];&quot;&lt;/title&gt; &lt;pub&gt;&quot;;[.E30];&quot;&lt;/pub&gt; &lt;dev&gt;&quot;;[.F30];&quot;&lt;/dev&gt; &lt;genre&gt;&quot;;[.G30];&quot;&lt;/genre&gt; &lt;score&gt;&quot;;[.H30];&quot;&lt;/score&gt; &lt;player&gt;&quot;;[.I30];&quot;&lt;/player&gt; &lt;story&gt;&quot;;[.J30];&quot;&lt;/story&gt; &lt;/game&gt;&quot;)" office:value-type="string" office:string-value="&lt;game name=&quot;Tomb Raider - The Last Revelation (USA)&quot;&gt; &lt;year&gt;2001&lt;/year&gt; &lt;rating&gt;ESRB - T (Teen)&lt;/rating&gt; &lt;title&gt;Tomb Raider - The Last Revelation &lt;/title&gt; &lt;pub&gt;Eidos Interactive&lt;/pub&gt; &lt;dev&gt;Core Design Ltd.&lt;/dev&gt; &lt;genre&gt;Adventure&lt;/genre&gt; &lt;score&gt;3.6&lt;/score&gt; &lt;player&gt;1 Player&lt;/player&gt; &lt;story&gt;According to Egyptian legend, the Egyption god Horus outwitted the evil god Set and imprisoned him in a secret tomb...****Five thousand years later, Lara Croft discovers the lost tomb and unwittingly unleashes the evil god Set, fulfilling the ancient prophecy of his return to plunge mankind into darkness! In a race against time, Lara must use all of her wit and skill to reimprison Set and save the world from Armageddon. Pursued at every turn by her arch-rival, the unscrupulous archaeologist Werner Von Croy, Lara embarks on a journey of discovery across Egypt, where she must overcome the most ingenious puzzles and infernal traps ever devised, and face terrifying evil from beyond the grave...&lt;/story&gt; &lt;/game&gt;">
            <text:p>&lt;game name="Tomb Raider - The Last Revelation (USA)"&gt; &lt;year&gt;2001&lt;/year&gt; &lt;rating&gt;ESRB - T (Teen)&lt;/rating&gt; &lt;title&gt;Tomb Raider - The Last Revelation &lt;/title&gt; &lt;pub&gt;Eidos Interactive&lt;/pub&gt; &lt;dev&gt;Core Design Ltd.&lt;/dev&gt; &lt;genre&gt;Adventure&lt;/genre&gt; &lt;score&gt;3.6&lt;/score&gt; &lt;player&gt;1 Player&lt;/player&gt; &lt;story&gt;According to Egyptian legend, the Egyption god Horus outwitted the evil god Set and imprisoned him in a secret tomb...****Five thousand years later, Lara Croft discovers the lost tomb and unwittingly unleashes the evil god Set, fulfilling the ancient prophecy of his return to plunge mankind into darkness! In a race against time, Lara must use all of her wit and skill to reimprison Set and save the world from Armageddon. Pursued at every turn by her arch-rival, the unscrupulous archaeologist Werner Von Croy, Lara embarks on a journey of discovery across Egypt, where she must overcome the most ingenious puzzles and infernal traps ever devised, and face terrifying evil from beyond the grave...&lt;/story&gt; &lt;/game&gt;</text:p>
          </table:table-cell>
        </table:table-row>
        <table:table-row table:style-name="ro1">
          <table:table-cell office:value-type="string">
            <text:p>Nightmare Creatures II (USA)</text:p>
          </table:table-cell>
          <table:table-cell office:value-type="float" office:value="2000">
            <text:p>2000</text:p>
          </table:table-cell>
          <table:table-cell office:value-type="string">
            <text:p>ESRB - M (Mature)</text:p>
          </table:table-cell>
          <table:table-cell office:value-type="string">
            <text:p>Nightmare Creatures II </text:p>
          </table:table-cell>
          <table:table-cell office:value-type="string">
            <text:p>Konami</text:p>
          </table:table-cell>
          <table:table-cell office:value-type="string">
            <text:p>Kalisto Entertainment SA</text:p>
          </table:table-cell>
          <table:table-cell office:value-type="string">
            <text:p>Adventure</text:p>
          </table:table-cell>
          <table:table-cell office:value-type="string">
            <text:p>4.0</text:p>
          </table:table-cell>
          <table:table-cell office:value-type="string">
            <text:p>1 Player</text:p>
          </table:table-cell>
          <table:table-cell office:value-type="string">
            <text:p>Adam Crowley, from the original Nightmare Creatures, is back to unleashing creatures in London. As Wallace, you must fight the monsters, rescue your lover Rachel, and travel across nine levels in search of Crowley and the final battle.</text:p>
          </table:table-cell>
          <table:table-cell table:formula="of:=CONCATENATE(&quot;&lt;game name=&quot;;CHAR(34);[.A31];CHAR(34);&quot;&gt; &lt;year&gt;&quot;;[.B31];&quot;&lt;/year&gt; &lt;rating&gt;&quot;;[.C31];&quot;&lt;/rating&gt; &lt;title&gt;&quot;;[.D31];&quot;&lt;/title&gt; &lt;pub&gt;&quot;;[.E31];&quot;&lt;/pub&gt; &lt;dev&gt;&quot;;[.F31];&quot;&lt;/dev&gt; &lt;genre&gt;&quot;;[.G31];&quot;&lt;/genre&gt; &lt;score&gt;&quot;;[.H31];&quot;&lt;/score&gt; &lt;player&gt;&quot;;[.I31];&quot;&lt;/player&gt; &lt;story&gt;&quot;;[.J31];&quot;&lt;/story&gt; &lt;/game&gt;&quot;)" office:value-type="string" office:string-value="&lt;game name=&quot;Nightmare Creatures II (USA)&quot;&gt; &lt;year&gt;2000&lt;/year&gt; &lt;rating&gt;ESRB - M (Mature)&lt;/rating&gt; &lt;title&gt;Nightmare Creatures II &lt;/title&gt; &lt;pub&gt;Konami&lt;/pub&gt; &lt;dev&gt;Kalisto Entertainment SA&lt;/dev&gt; &lt;genre&gt;Adventure&lt;/genre&gt; &lt;score&gt;4.0&lt;/score&gt; &lt;player&gt;1 Player&lt;/player&gt; &lt;story&gt;Adam Crowley, from the original Nightmare Creatures, is back to unleashing creatures in London. As Wallace, you must fight the monsters, rescue your lover Rachel, and travel across nine levels in search of Crowley and the final battle.&lt;/story&gt; &lt;/game&gt;">
            <text:p>&lt;game name="Nightmare Creatures II (USA)"&gt; &lt;year&gt;2000&lt;/year&gt; &lt;rating&gt;ESRB - M (Mature)&lt;/rating&gt; &lt;title&gt;Nightmare Creatures II &lt;/title&gt; &lt;pub&gt;Konami&lt;/pub&gt; &lt;dev&gt;Kalisto Entertainment SA&lt;/dev&gt; &lt;genre&gt;Adventure&lt;/genre&gt; &lt;score&gt;4.0&lt;/score&gt; &lt;player&gt;1 Player&lt;/player&gt; &lt;story&gt;Adam Crowley, from the original Nightmare Creatures, is back to unleashing creatures in London. As Wallace, you must fight the monsters, rescue your lover Rachel, and travel across nine levels in search of Crowley and the final battle.&lt;/story&gt; &lt;/game&gt;</text:p>
          </table:table-cell>
        </table:table-row>
        <table:table-row table:style-name="ro1">
          <table:table-cell office:value-type="string">
            <text:p>Advanced Daisenryaku 2001 (Japan)</text:p>
          </table:table-cell>
          <table:table-cell office:value-type="float" office:value="2001">
            <text:p>2001</text:p>
          </table:table-cell>
          <table:table-cell office:value-type="string">
            <text:p>ESRB - E (Everyone)</text:p>
          </table:table-cell>
          <table:table-cell office:value-type="string">
            <text:p>Advanced Daisenryaku 2001 </text:p>
          </table:table-cell>
          <table:table-cell office:value-type="string">
            <text:p>Sega</text:p>
          </table:table-cell>
          <table:table-cell office:value-type="string">
            <text:p>SystemSoft</text:p>
          </table:table-cell>
          <table:table-cell office:value-type="string">
            <text:p>Strategy</text:p>
          </table:table-cell>
          <table:table-cell office:value-type="float" office:value="3.6">
            <text:p>3.6</text:p>
          </table:table-cell>
          <table:table-cell office:value-type="string">
            <text:p>1-8 Players</text:p>
          </table:table-cell>
          <table:table-cell office:value-type="string">
            <text:p>Advanced Daisenryaku 2001 is a traditional turn-based strategy game. The original Japanese release was the second entry in Sega's Advanced Daisenryaku series, with gameplay very similar to that of it's 16-bit predecessor, changing some details and using 3D animations for the combat cutscenes. The game uses a hex-based map and features fog-of-war, weather, unit experience, unit upgrading, supply, and other common strategy wargame features. Unlike the previous game, three campaigns are available instead of one. Japanese, as well as United States forces can be commanded now in addition to German units. The scenarios that are played during a campaign can change depending on the battle results - a successful player may invade North America for example. There are also ten scenarios with pre-set forces separately available for selection in Standard Mode, during which the control of all involved armies can be switched to a human player.</text:p>
          </table:table-cell>
          <table:table-cell table:formula="of:=CONCATENATE(&quot;&lt;game name=&quot;;CHAR(34);[.A32];CHAR(34);&quot;&gt; &lt;year&gt;&quot;;[.B32];&quot;&lt;/year&gt; &lt;rating&gt;&quot;;[.C32];&quot;&lt;/rating&gt; &lt;title&gt;&quot;;[.D32];&quot;&lt;/title&gt; &lt;pub&gt;&quot;;[.E32];&quot;&lt;/pub&gt; &lt;dev&gt;&quot;;[.F32];&quot;&lt;/dev&gt; &lt;genre&gt;&quot;;[.G32];&quot;&lt;/genre&gt; &lt;score&gt;&quot;;[.H32];&quot;&lt;/score&gt; &lt;player&gt;&quot;;[.I32];&quot;&lt;/player&gt; &lt;story&gt;&quot;;[.J32];&quot;&lt;/story&gt; &lt;/game&gt;&quot;)" office:value-type="string" office:string-value="&lt;game name=&quot;Advanced Daisenryaku 2001 (Japan)&quot;&gt; &lt;year&gt;2001&lt;/year&gt; &lt;rating&gt;ESRB - E (Everyone)&lt;/rating&gt; &lt;title&gt;Advanced Daisenryaku 2001 &lt;/title&gt; &lt;pub&gt;Sega&lt;/pub&gt; &lt;dev&gt;SystemSoft&lt;/dev&gt; &lt;genre&gt;Strategy&lt;/genre&gt; &lt;score&gt;3.6&lt;/score&gt; &lt;player&gt;1-8 Players&lt;/player&gt; &lt;story&gt;Advanced Daisenryaku 2001 is a traditional turn-based strategy game. The original Japanese release was the second entry in Sega's Advanced Daisenryaku series, with gameplay very similar to that of it's 16-bit predecessor, changing some details and using 3D animations for the combat cutscenes. The game uses a hex-based map and features fog-of-war, weather, unit experience, unit upgrading, supply, and other common strategy wargame features. Unlike the previous game, three campaigns are available instead of one. Japanese, as well as United States forces can be commanded now in addition to German units. The scenarios that are played during a campaign can change depending on the battle results - a successful player may invade North America for example. There are also ten scenarios with pre-set forces separately available for selection in Standard Mode, during which the control of all involved armies can be switched to a human player.&lt;/story&gt; &lt;/game&gt;">
            <text:p>&lt;game name="Advanced Daisenryaku 2001 (Japan)"&gt; &lt;year&gt;2001&lt;/year&gt; &lt;rating&gt;ESRB - E (Everyone)&lt;/rating&gt; &lt;title&gt;Advanced Daisenryaku 2001 &lt;/title&gt; &lt;pub&gt;Sega&lt;/pub&gt; &lt;dev&gt;SystemSoft&lt;/dev&gt; &lt;genre&gt;Strategy&lt;/genre&gt; &lt;score&gt;3.6&lt;/score&gt; &lt;player&gt;1-8 Players&lt;/player&gt; &lt;story&gt;Advanced Daisenryaku 2001 is a traditional turn-based strategy game. The original Japanese release was the second entry in Sega's Advanced Daisenryaku series, with gameplay very similar to that of it's 16-bit predecessor, changing some details and using 3D animations for the combat cutscenes. The game uses a hex-based map and features fog-of-war, weather, unit experience, unit upgrading, supply, and other common strategy wargame features. Unlike the previous game, three campaigns are available instead of one. Japanese, as well as United States forces can be commanded now in addition to German units. The scenarios that are played during a campaign can change depending on the battle results - a successful player may invade North America for example. There are also ten scenarios with pre-set forces separately available for selection in Standard Mode, during which the control of all involved armies can be switched to a human player.&lt;/story&gt; &lt;/game&gt;</text:p>
          </table:table-cell>
        </table:table-row>
        <table:table-row table:style-name="ro1">
          <table:table-cell office:value-type="string">
            <text:p>AeroWings (USA)</text:p>
          </table:table-cell>
          <table:table-cell office:value-type="float" office:value="1999">
            <text:p>1999</text:p>
          </table:table-cell>
          <table:table-cell office:value-type="string">
            <text:p>ESRB - E (Everyone)</text:p>
          </table:table-cell>
          <table:table-cell office:value-type="string">
            <text:p>AeroWings </text:p>
          </table:table-cell>
          <table:table-cell office:value-type="string">
            <text:p>Crave</text:p>
          </table:table-cell>
          <table:table-cell office:value-type="string">
            <text:p>Crave Entertainment, Inc.</text:p>
          </table:table-cell>
          <table:table-cell office:value-type="string">
            <text:p>Flying</text:p>
          </table:table-cell>
          <table:table-cell office:value-type="float" office:value="3.4">
            <text:p>3.4</text:p>
          </table:table-cell>
          <table:table-cell office:value-type="string">
            <text:p>1-4 Players</text:p>
          </table:table-cell>
          <table:table-cell office:value-type="string">
            <text:p>Aerowings is a simulation that allows you to fly as a member of a jet aerobatics team. Aerowings contains a variety of jet-powered aircraft that you can fly in several game modes.****1. **Blue Impulse Mission: Learn 20 aerobatic maneuvers and become a member of the elite Blue Impulse team. <text:s/>You will learn loops, rolls, and more while flying both solo and in formation.****2. **Sky Mission Attack: Fly through a series of targets suspended in <text:s/>mid-air before time runs out.****3. **Free Flight: Fly around and freely explore the landscape.****4. **Multi Play: Up to 4 players can perform in formation simultaneously.</text:p>
          </table:table-cell>
          <table:table-cell table:formula="of:=CONCATENATE(&quot;&lt;game name=&quot;;CHAR(34);[.A33];CHAR(34);&quot;&gt; &lt;year&gt;&quot;;[.B33];&quot;&lt;/year&gt; &lt;rating&gt;&quot;;[.C33];&quot;&lt;/rating&gt; &lt;title&gt;&quot;;[.D33];&quot;&lt;/title&gt; &lt;pub&gt;&quot;;[.E33];&quot;&lt;/pub&gt; &lt;dev&gt;&quot;;[.F33];&quot;&lt;/dev&gt; &lt;genre&gt;&quot;;[.G33];&quot;&lt;/genre&gt; &lt;score&gt;&quot;;[.H33];&quot;&lt;/score&gt; &lt;player&gt;&quot;;[.I33];&quot;&lt;/player&gt; &lt;story&gt;&quot;;[.J33];&quot;&lt;/story&gt; &lt;/game&gt;&quot;)" office:value-type="string" office:string-value="&lt;game name=&quot;AeroWings (USA)&quot;&gt; &lt;year&gt;1999&lt;/year&gt; &lt;rating&gt;ESRB - E (Everyone)&lt;/rating&gt; &lt;title&gt;AeroWings &lt;/title&gt; &lt;pub&gt;Crave&lt;/pub&gt; &lt;dev&gt;Crave Entertainment, Inc.&lt;/dev&gt; &lt;genre&gt;Flying&lt;/genre&gt; &lt;score&gt;3.4&lt;/score&gt; &lt;player&gt;1-4 Players&lt;/player&gt; &lt;story&gt;Aerowings is a simulation that allows you to fly as a member of a jet aerobatics team. Aerowings contains a variety of jet-powered aircraft that you can fly in several game modes.****1. **Blue Impulse Mission: Learn 20 aerobatic maneuvers and become a member of the elite Blue Impulse team.  You will learn loops, rolls, and more while flying both solo and in formation.****2. **Sky Mission Attack: Fly through a series of targets suspended in  mid-air before time runs out.****3. **Free Flight: Fly around and freely explore the landscape.****4. **Multi Play: Up to 4 players can perform in formation simultaneously.&lt;/story&gt; &lt;/game&gt;">
            <text:p>&lt;game name="AeroWings (USA)"&gt; &lt;year&gt;1999&lt;/year&gt; &lt;rating&gt;ESRB - E (Everyone)&lt;/rating&gt; &lt;title&gt;AeroWings &lt;/title&gt; &lt;pub&gt;Crave&lt;/pub&gt; &lt;dev&gt;Crave Entertainment, Inc.&lt;/dev&gt; &lt;genre&gt;Flying&lt;/genre&gt; &lt;score&gt;3.4&lt;/score&gt; &lt;player&gt;1-4 Players&lt;/player&gt; &lt;story&gt;Aerowings is a simulation that allows you to fly as a member of a jet aerobatics team. Aerowings contains a variety of jet-powered aircraft that you can fly in several game modes.****1. **Blue Impulse Mission: Learn 20 aerobatic maneuvers and become a member of the elite Blue Impulse team. <text:s/>You will learn loops, rolls, and more while flying both solo and in formation.****2. **Sky Mission Attack: Fly through a series of targets suspended in <text:s/>mid-air before time runs out.****3. **Free Flight: Fly around and freely explore the landscape.****4. **Multi Play: Up to 4 players can perform in formation simultaneously.&lt;/story&gt; &lt;/game&gt;</text:p>
          </table:table-cell>
        </table:table-row>
        <table:table-row table:style-name="ro1">
          <table:table-cell office:value-type="string">
            <text:p>Blue Stinger (USA)</text:p>
          </table:table-cell>
          <table:table-cell office:value-type="float" office:value="1999">
            <text:p>1999</text:p>
          </table:table-cell>
          <table:table-cell office:value-type="string">
            <text:p>ESRB - M (Mature)</text:p>
          </table:table-cell>
          <table:table-cell office:value-type="string">
            <text:p>Blue Stinger </text:p>
          </table:table-cell>
          <table:table-cell office:value-type="string">
            <text:p>Sega</text:p>
          </table:table-cell>
          <table:table-cell office:value-type="string">
            <text:p>Climax Graphics</text:p>
          </table:table-cell>
          <table:table-cell office:value-type="string">
            <text:p>Adventure</text:p>
          </table:table-cell>
          <table:table-cell office:value-type="float" office:value="3.4">
            <text:p>3.4</text:p>
          </table:table-cell>
          <table:table-cell office:value-type="string">
            <text:p>1-2 Players</text:p>
          </table:table-cell>
          <table:table-cell office:value-type="string">
            <text:p>After an object from outerspace hits Dinosaur Island and surrounds it in a protective cocoon, you are left stranded to uncover the secret that could end life on Earth as we know it. ****You play sea rescue expert Eliot Ballade, or weapons specialist Dogs Bower. Explore the island, solve puzzles and avoid hazards in seven areas and 230 locations. You can swim, drive, climb and fight, hand-to-hand or with the arsenal at hand.</text:p>
          </table:table-cell>
          <table:table-cell table:formula="of:=CONCATENATE(&quot;&lt;game name=&quot;;CHAR(34);[.A34];CHAR(34);&quot;&gt; &lt;year&gt;&quot;;[.B34];&quot;&lt;/year&gt; &lt;rating&gt;&quot;;[.C34];&quot;&lt;/rating&gt; &lt;title&gt;&quot;;[.D34];&quot;&lt;/title&gt; &lt;pub&gt;&quot;;[.E34];&quot;&lt;/pub&gt; &lt;dev&gt;&quot;;[.F34];&quot;&lt;/dev&gt; &lt;genre&gt;&quot;;[.G34];&quot;&lt;/genre&gt; &lt;score&gt;&quot;;[.H34];&quot;&lt;/score&gt; &lt;player&gt;&quot;;[.I34];&quot;&lt;/player&gt; &lt;story&gt;&quot;;[.J34];&quot;&lt;/story&gt; &lt;/game&gt;&quot;)" office:value-type="string" office:string-value="&lt;game name=&quot;Blue Stinger (USA)&quot;&gt; &lt;year&gt;1999&lt;/year&gt; &lt;rating&gt;ESRB - M (Mature)&lt;/rating&gt; &lt;title&gt;Blue Stinger &lt;/title&gt; &lt;pub&gt;Sega&lt;/pub&gt; &lt;dev&gt;Climax Graphics&lt;/dev&gt; &lt;genre&gt;Adventure&lt;/genre&gt; &lt;score&gt;3.4&lt;/score&gt; &lt;player&gt;1-2 Players&lt;/player&gt; &lt;story&gt;After an object from outerspace hits Dinosaur Island and surrounds it in a protective cocoon, you are left stranded to uncover the secret that could end life on Earth as we know it. ****You play sea rescue expert Eliot Ballade, or weapons specialist Dogs Bower. Explore the island, solve puzzles and avoid hazards in seven areas and 230 locations. You can swim, drive, climb and fight, hand-to-hand or with the arsenal at hand.&lt;/story&gt; &lt;/game&gt;">
            <text:p>&lt;game name="Blue Stinger (USA)"&gt; &lt;year&gt;1999&lt;/year&gt; &lt;rating&gt;ESRB - M (Mature)&lt;/rating&gt; &lt;title&gt;Blue Stinger &lt;/title&gt; &lt;pub&gt;Sega&lt;/pub&gt; &lt;dev&gt;Climax Graphics&lt;/dev&gt; &lt;genre&gt;Adventure&lt;/genre&gt; &lt;score&gt;3.4&lt;/score&gt; &lt;player&gt;1-2 Players&lt;/player&gt; &lt;story&gt;After an object from outerspace hits Dinosaur Island and surrounds it in a protective cocoon, you are left stranded to uncover the secret that could end life on Earth as we know it. ****You play sea rescue expert Eliot Ballade, or weapons specialist Dogs Bower. Explore the island, solve puzzles and avoid hazards in seven areas and 230 locations. You can swim, drive, climb and fight, hand-to-hand or with the arsenal at hand.&lt;/story&gt; &lt;/game&gt;</text:p>
          </table:table-cell>
        </table:table-row>
        <table:table-row table:style-name="ro1">
          <table:table-cell office:value-type="string">
            <text:p>GunLord (World)</text:p>
          </table:table-cell>
          <table:table-cell office:value-type="float" office:value="2012">
            <text:p>2012</text:p>
          </table:table-cell>
          <table:table-cell office:value-type="string">
            <text:p>ESRB - T (Teen)</text:p>
          </table:table-cell>
          <table:table-cell office:value-type="string">
            <text:p>GunLord </text:p>
          </table:table-cell>
          <table:table-cell office:value-type="string">
            <text:p>NG:Dev.Team</text:p>
          </table:table-cell>
          <table:table-cell office:value-type="string">
            <text:p>NG:DEV.TEAM</text:p>
          </table:table-cell>
          <table:table-cell office:value-type="string">
            <text:p>Platform</text:p>
          </table:table-cell>
          <table:table-cell office:value-type="string">
            <text:p>4.1</text:p>
          </table:table-cell>
          <table:table-cell office:value-type="string">
            <text:p>1 Player</text:p>
          </table:table-cell>
          <table:table-cell office:value-type="string">
            <text:p>After the space pilot Vanessa Gaiden defeated the Evil Empire in the events of the game Last Hope, she got missing on her way back and wasn't heard of anymore. Vanessa's husband, Gordian Gaiden, sets out to search for her. Meanwhile, a new evil has appeared in the galaxy: a planet lord called "The Master", who can create and control evil beings made of steel, and uses his power to terrorize the galaxy. On his search, Gordian comes across the evil presence of The Master and sets out in his Gunlord suit for the planet Kairos II. Gunlord is a mixture of platforming and run &amp; gun gameplay in the spirit of Turrican. This includes exploring large and highly branched levels in search for items, bonus, power-ups and the exit. The game mechanics are very similar, with an assortment of weapons, which can be upgraded by finding power-ups, but only being able to have one main weapon. Gordian is also able to form a ball to move through narrow passages or attack. Additional weapons are a limited amount of smart bombs (huge energy swipes across the screen) and flexible beam, which uses up (self-restoring) energy.</text:p>
          </table:table-cell>
          <table:table-cell table:formula="of:=CONCATENATE(&quot;&lt;game name=&quot;;CHAR(34);[.A35];CHAR(34);&quot;&gt; &lt;year&gt;&quot;;[.B35];&quot;&lt;/year&gt; &lt;rating&gt;&quot;;[.C35];&quot;&lt;/rating&gt; &lt;title&gt;&quot;;[.D35];&quot;&lt;/title&gt; &lt;pub&gt;&quot;;[.E35];&quot;&lt;/pub&gt; &lt;dev&gt;&quot;;[.F35];&quot;&lt;/dev&gt; &lt;genre&gt;&quot;;[.G35];&quot;&lt;/genre&gt; &lt;score&gt;&quot;;[.H35];&quot;&lt;/score&gt; &lt;player&gt;&quot;;[.I35];&quot;&lt;/player&gt; &lt;story&gt;&quot;;[.J35];&quot;&lt;/story&gt; &lt;/game&gt;&quot;)" office:value-type="string" office:string-value="&lt;game name=&quot;GunLord (World)&quot;&gt; &lt;year&gt;2012&lt;/year&gt; &lt;rating&gt;ESRB - T (Teen)&lt;/rating&gt; &lt;title&gt;GunLord &lt;/title&gt; &lt;pub&gt;NG:Dev.Team&lt;/pub&gt; &lt;dev&gt;NG:DEV.TEAM&lt;/dev&gt; &lt;genre&gt;Platform&lt;/genre&gt; &lt;score&gt;4.1&lt;/score&gt; &lt;player&gt;1 Player&lt;/player&gt; &lt;story&gt;After the space pilot Vanessa Gaiden defeated the Evil Empire in the events of the game Last Hope, she got missing on her way back and wasn't heard of anymore. Vanessa's husband, Gordian Gaiden, sets out to search for her. Meanwhile, a new evil has appeared in the galaxy: a planet lord called &quot;The Master&quot;, who can create and control evil beings made of steel, and uses his power to terrorize the galaxy. On his search, Gordian comes across the evil presence of The Master and sets out in his Gunlord suit for the planet Kairos II. Gunlord is a mixture of platforming and run &amp; gun gameplay in the spirit of Turrican. This includes exploring large and highly branched levels in search for items, bonus, power-ups and the exit. The game mechanics are very similar, with an assortment of weapons, which can be upgraded by finding power-ups, but only being able to have one main weapon. Gordian is also able to form a ball to move through narrow passages or attack. Additional weapons are a limited amount of smart bombs (huge energy swipes across the screen) and flexible beam, which uses up (self-restoring) energy.&lt;/story&gt; &lt;/game&gt;">
            <text:p>&lt;game name="GunLord (World)"&gt; &lt;year&gt;2012&lt;/year&gt; &lt;rating&gt;ESRB - T (Teen)&lt;/rating&gt; &lt;title&gt;GunLord &lt;/title&gt; &lt;pub&gt;NG:Dev.Team&lt;/pub&gt; &lt;dev&gt;NG:DEV.TEAM&lt;/dev&gt; &lt;genre&gt;Platform&lt;/genre&gt; &lt;score&gt;4.1&lt;/score&gt; &lt;player&gt;1 Player&lt;/player&gt; &lt;story&gt;After the space pilot Vanessa Gaiden defeated the Evil Empire in the events of the game Last Hope, she got missing on her way back and wasn't heard of anymore. Vanessa's husband, Gordian Gaiden, sets out to search for her. Meanwhile, a new evil has appeared in the galaxy: a planet lord called "The Master", who can create and control evil beings made of steel, and uses his power to terrorize the galaxy. On his search, Gordian comes across the evil presence of The Master and sets out in his Gunlord suit for the planet Kairos II. Gunlord is a mixture of platforming and run &amp; gun gameplay in the spirit of Turrican. This includes exploring large and highly branched levels in search for items, bonus, power-ups and the exit. The game mechanics are very similar, with an assortment of weapons, which can be upgraded by finding power-ups, but only being able to have one main weapon. Gordian is also able to form a ball to move through narrow passages or attack. Additional weapons are a limited amount of smart bombs (huge energy swipes across the screen) and flexible beam, which uses up (self-restoring) energy.&lt;/story&gt; &lt;/game&gt;</text:p>
          </table:table-cell>
        </table:table-row>
        <table:table-row table:style-name="ro1">
          <table:table-cell office:value-type="string">
            <text:p>Street Fighter III - Double Impact (USA)</text:p>
          </table:table-cell>
          <table:table-cell office:value-type="float" office:value="2000">
            <text:p>2000</text:p>
          </table:table-cell>
          <table:table-cell office:value-type="string">
            <text:p>ESRB - T (Teen)</text:p>
          </table:table-cell>
          <table:table-cell office:value-type="string">
            <text:p>Street Fighter III - Double Impact </text:p>
          </table:table-cell>
          <table:table-cell office:value-type="string">
            <text:p>Capcom</text:p>
          </table:table-cell>
          <table:table-cell office:value-type="string">
            <text:p>Capcom Co., Ltd.</text:p>
          </table:table-cell>
          <table:table-cell office:value-type="string">
            <text:p>Fighter</text:p>
          </table:table-cell>
          <table:table-cell office:value-type="string">
            <text:p>4.1</text:p>
          </table:table-cell>
          <table:table-cell office:value-type="string">
            <text:p>1-2 Players</text:p>
          </table:table-cell>
          <table:table-cell office:value-type="string">
            <text:p>After years of waiting, the true third sequel to Street Fighter is upon us. ****3 Familiar faces in Ryu, Ken and Akuma appear in the roster, with 12 new faces including Sean, Yun, Yang, Alex, Ibuki, Elena, Dudley, Oro, Necro, Hugo, Urien and Gill. But even though they are new, the moves will seem familiar for those who have played other versions in the SF series.</text:p>
          </table:table-cell>
          <table:table-cell table:formula="of:=CONCATENATE(&quot;&lt;game name=&quot;;CHAR(34);[.A36];CHAR(34);&quot;&gt; &lt;year&gt;&quot;;[.B36];&quot;&lt;/year&gt; &lt;rating&gt;&quot;;[.C36];&quot;&lt;/rating&gt; &lt;title&gt;&quot;;[.D36];&quot;&lt;/title&gt; &lt;pub&gt;&quot;;[.E36];&quot;&lt;/pub&gt; &lt;dev&gt;&quot;;[.F36];&quot;&lt;/dev&gt; &lt;genre&gt;&quot;;[.G36];&quot;&lt;/genre&gt; &lt;score&gt;&quot;;[.H36];&quot;&lt;/score&gt; &lt;player&gt;&quot;;[.I36];&quot;&lt;/player&gt; &lt;story&gt;&quot;;[.J36];&quot;&lt;/story&gt; &lt;/game&gt;&quot;)" office:value-type="string" office:string-value="&lt;game name=&quot;Street Fighter III - Double Impact (USA)&quot;&gt; &lt;year&gt;2000&lt;/year&gt; &lt;rating&gt;ESRB - T (Teen)&lt;/rating&gt; &lt;title&gt;Street Fighter III - Double Impact &lt;/title&gt; &lt;pub&gt;Capcom&lt;/pub&gt; &lt;dev&gt;Capcom Co., Ltd.&lt;/dev&gt; &lt;genre&gt;Fighter&lt;/genre&gt; &lt;score&gt;4.1&lt;/score&gt; &lt;player&gt;1-2 Players&lt;/player&gt; &lt;story&gt;After years of waiting, the true third sequel to Street Fighter is upon us. ****3 Familiar faces in Ryu, Ken and Akuma appear in the roster, with 12 new faces including Sean, Yun, Yang, Alex, Ibuki, Elena, Dudley, Oro, Necro, Hugo, Urien and Gill. But even though they are new, the moves will seem familiar for those who have played other versions in the SF series.&lt;/story&gt; &lt;/game&gt;">
            <text:p>&lt;game name="Street Fighter III - Double Impact (USA)"&gt; &lt;year&gt;2000&lt;/year&gt; &lt;rating&gt;ESRB - T (Teen)&lt;/rating&gt; &lt;title&gt;Street Fighter III - Double Impact &lt;/title&gt; &lt;pub&gt;Capcom&lt;/pub&gt; &lt;dev&gt;Capcom Co., Ltd.&lt;/dev&gt; &lt;genre&gt;Fighter&lt;/genre&gt; &lt;score&gt;4.1&lt;/score&gt; &lt;player&gt;1-2 Players&lt;/player&gt; &lt;story&gt;After years of waiting, the true third sequel to Street Fighter is upon us. ****3 Familiar faces in Ryu, Ken and Akuma appear in the roster, with 12 new faces including Sean, Yun, Yang, Alex, Ibuki, Elena, Dudley, Oro, Necro, Hugo, Urien and Gill. But even though they are new, the moves will seem familiar for those who have played other versions in the SF series.&lt;/story&gt; &lt;/game&gt;</text:p>
          </table:table-cell>
        </table:table-row>
        <table:table-row table:style-name="ro1">
          <table:table-cell office:value-type="string">
            <text:p>Alien Front Online (USA)</text:p>
          </table:table-cell>
          <table:table-cell office:value-type="float" office:value="2001">
            <text:p>2001</text:p>
          </table:table-cell>
          <table:table-cell office:value-type="string">
            <text:p>ESRB - T (Teen)</text:p>
          </table:table-cell>
          <table:table-cell office:value-type="string">
            <text:p>Alien Front Online </text:p>
          </table:table-cell>
          <table:table-cell office:value-type="string">
            <text:p>Sega</text:p>
          </table:table-cell>
          <table:table-cell office:value-type="string">
            <text:p>Wow Entertainment (AM1)</text:p>
          </table:table-cell>
          <table:table-cell office:value-type="string">
            <text:p>Shooter</text:p>
          </table:table-cell>
          <table:table-cell office:value-type="float" office:value="3.6">
            <text:p>3.6</text:p>
          </table:table-cell>
          <table:table-cell office:value-type="string">
            <text:p>1 Player</text:p>
          </table:table-cell>
          <table:table-cell office:value-type="string">
            <text:p>Alien Front Online is a tank driving shoot-'em up that focuses on online play. The premise is a classic alien invasion of earth. Non-friendly aliens descend to the earth and put up strongholds around globe. You can choose to fight the resulting battles from the side of the army or the side of the aliens.****In online mode, this game supports 4 player vs. 4 player battles. ****In single player mode, there are 30 missions for each side. You move from mission to mission in a branching storyline with multiple endings.</text:p>
          </table:table-cell>
          <table:table-cell table:formula="of:=CONCATENATE(&quot;&lt;game name=&quot;;CHAR(34);[.A37];CHAR(34);&quot;&gt; &lt;year&gt;&quot;;[.B37];&quot;&lt;/year&gt; &lt;rating&gt;&quot;;[.C37];&quot;&lt;/rating&gt; &lt;title&gt;&quot;;[.D37];&quot;&lt;/title&gt; &lt;pub&gt;&quot;;[.E37];&quot;&lt;/pub&gt; &lt;dev&gt;&quot;;[.F37];&quot;&lt;/dev&gt; &lt;genre&gt;&quot;;[.G37];&quot;&lt;/genre&gt; &lt;score&gt;&quot;;[.H37];&quot;&lt;/score&gt; &lt;player&gt;&quot;;[.I37];&quot;&lt;/player&gt; &lt;story&gt;&quot;;[.J37];&quot;&lt;/story&gt; &lt;/game&gt;&quot;)" office:value-type="string" office:string-value="&lt;game name=&quot;Alien Front Online (USA)&quot;&gt; &lt;year&gt;2001&lt;/year&gt; &lt;rating&gt;ESRB - T (Teen)&lt;/rating&gt; &lt;title&gt;Alien Front Online &lt;/title&gt; &lt;pub&gt;Sega&lt;/pub&gt; &lt;dev&gt;Wow Entertainment (AM1)&lt;/dev&gt; &lt;genre&gt;Shooter&lt;/genre&gt; &lt;score&gt;3.6&lt;/score&gt; &lt;player&gt;1 Player&lt;/player&gt; &lt;story&gt;Alien Front Online is a tank driving shoot-'em up that focuses on online play. The premise is a classic alien invasion of earth. Non-friendly aliens descend to the earth and put up strongholds around globe. You can choose to fight the resulting battles from the side of the army or the side of the aliens.****In online mode, this game supports 4 player vs. 4 player battles. ****In single player mode, there are 30 missions for each side. You move from mission to mission in a branching storyline with multiple endings.&lt;/story&gt; &lt;/game&gt;">
            <text:p>&lt;game name="Alien Front Online (USA)"&gt; &lt;year&gt;2001&lt;/year&gt; &lt;rating&gt;ESRB - T (Teen)&lt;/rating&gt; &lt;title&gt;Alien Front Online &lt;/title&gt; &lt;pub&gt;Sega&lt;/pub&gt; &lt;dev&gt;Wow Entertainment (AM1)&lt;/dev&gt; &lt;genre&gt;Shooter&lt;/genre&gt; &lt;score&gt;3.6&lt;/score&gt; &lt;player&gt;1 Player&lt;/player&gt; &lt;story&gt;Alien Front Online is a tank driving shoot-'em up that focuses on online play. The premise is a classic alien invasion of earth. Non-friendly aliens descend to the earth and put up strongholds around globe. You can choose to fight the resulting battles from the side of the army or the side of the aliens.****In online mode, this game supports 4 player vs. 4 player battles. ****In single player mode, there are 30 missions for each side. You move from mission to mission in a branching storyline with multiple endings.&lt;/story&gt; &lt;/game&gt;</text:p>
          </table:table-cell>
        </table:table-row>
        <table:table-row table:style-name="ro1">
          <table:table-cell office:value-type="string">
            <text:p>Netto de Tennis (Japan)</text:p>
          </table:table-cell>
          <table:table-cell office:value-type="float" office:value="2000">
            <text:p>2000</text:p>
          </table:table-cell>
          <table:table-cell office:value-type="string">
            <text:p>ESRB - E (Everyone)</text:p>
          </table:table-cell>
          <table:table-cell office:value-type="string">
            <text:p>Netto de Tennis </text:p>
          </table:table-cell>
          <table:table-cell table:number-columns-repeated="2" office:value-type="string">
            <text:p>Capcom</text:p>
          </table:table-cell>
          <table:table-cell office:value-type="string">
            <text:p>Sports/Tennis</text:p>
          </table:table-cell>
          <table:table-cell office:value-type="string">
            <text:p>4.6</text:p>
          </table:table-cell>
          <table:table-cell office:value-type="string">
            <text:p>1-4 Players</text:p>
          </table:table-cell>
          <table:table-cell office:value-type="string">
            <text:p>Although being another tennis title for the Dreamcast, Net De Tennis differs to Sega’s Virtua or Power Smash Tennis series, not just visually but also in the way it plays. Unlike Sega's title, there is not so much focus on reaction and speed in Net De Tennis. Instead the crux of the gameplay is based on strategy and the ability to outwit your opponent and while it makes the game feel more realistic than its graphics initially lets on, it also takes away a little of the arcade fun. The speed also can feel a little bit sluggish at time, so set up plays feel infinitely more considered. <text:s/>Controls are tight, with just one button for a lob shot and another for regular shot but each shot can be swerved depending on how you move the control, essentially give you a more deeper control system than at first meets the eye.</text:p>
          </table:table-cell>
          <table:table-cell table:formula="of:=CONCATENATE(&quot;&lt;game name=&quot;;CHAR(34);[.A38];CHAR(34);&quot;&gt; &lt;year&gt;&quot;;[.B38];&quot;&lt;/year&gt; &lt;rating&gt;&quot;;[.C38];&quot;&lt;/rating&gt; &lt;title&gt;&quot;;[.D38];&quot;&lt;/title&gt; &lt;pub&gt;&quot;;[.E38];&quot;&lt;/pub&gt; &lt;dev&gt;&quot;;[.F38];&quot;&lt;/dev&gt; &lt;genre&gt;&quot;;[.G38];&quot;&lt;/genre&gt; &lt;score&gt;&quot;;[.H38];&quot;&lt;/score&gt; &lt;player&gt;&quot;;[.I38];&quot;&lt;/player&gt; &lt;story&gt;&quot;;[.J38];&quot;&lt;/story&gt; &lt;/game&gt;&quot;)" office:value-type="string" office:string-value="&lt;game name=&quot;Netto de Tennis (Japan)&quot;&gt; &lt;year&gt;2000&lt;/year&gt; &lt;rating&gt;ESRB - E (Everyone)&lt;/rating&gt; &lt;title&gt;Netto de Tennis &lt;/title&gt; &lt;pub&gt;Capcom&lt;/pub&gt; &lt;dev&gt;Capcom&lt;/dev&gt; &lt;genre&gt;Sports/Tennis&lt;/genre&gt; &lt;score&gt;4.6&lt;/score&gt; &lt;player&gt;1-4 Players&lt;/player&gt; &lt;story&gt;Although being another tennis title for the Dreamcast, Net De Tennis differs to Sega’s Virtua or Power Smash Tennis series, not just visually but also in the way it plays. Unlike Sega's title, there is not so much focus on reaction and speed in Net De Tennis. Instead the crux of the gameplay is based on strategy and the ability to outwit your opponent and while it makes the game feel more realistic than its graphics initially lets on, it also takes away a little of the arcade fun. The speed also can feel a little bit sluggish at time, so set up plays feel infinitely more considered.  Controls are tight, with just one button for a lob shot and another for regular shot but each shot can be swerved depending on how you move the control, essentially give you a more deeper control system than at first meets the eye.&lt;/story&gt; &lt;/game&gt;">
            <text:p>&lt;game name="Netto de Tennis (Japan)"&gt; &lt;year&gt;2000&lt;/year&gt; &lt;rating&gt;ESRB - E (Everyone)&lt;/rating&gt; &lt;title&gt;Netto de Tennis &lt;/title&gt; &lt;pub&gt;Capcom&lt;/pub&gt; &lt;dev&gt;Capcom&lt;/dev&gt; &lt;genre&gt;Sports/Tennis&lt;/genre&gt; &lt;score&gt;4.6&lt;/score&gt; &lt;player&gt;1-4 Players&lt;/player&gt; &lt;story&gt;Although being another tennis title for the Dreamcast, Net De Tennis differs to Sega’s Virtua or Power Smash Tennis series, not just visually but also in the way it plays. Unlike Sega's title, there is not so much focus on reaction and speed in Net De Tennis. Instead the crux of the gameplay is based on strategy and the ability to outwit your opponent and while it makes the game feel more realistic than its graphics initially lets on, it also takes away a little of the arcade fun. The speed also can feel a little bit sluggish at time, so set up plays feel infinitely more considered. <text:s/>Controls are tight, with just one button for a lob shot and another for regular shot but each shot can be swerved depending on how you move the control, essentially give you a more deeper control system than at first meets the eye.&lt;/story&gt; &lt;/game&gt;</text:p>
          </table:table-cell>
        </table:table-row>
        <table:table-row table:style-name="ro1">
          <table:table-cell office:value-type="string">
            <text:p>Silver (USA)</text:p>
          </table:table-cell>
          <table:table-cell office:value-type="float" office:value="2000">
            <text:p>2000</text:p>
          </table:table-cell>
          <table:table-cell office:value-type="string">
            <text:p>ESRB - T (Teen)</text:p>
          </table:table-cell>
          <table:table-cell office:value-type="string">
            <text:p>Silver </text:p>
          </table:table-cell>
          <table:table-cell office:value-type="string">
            <text:p>Infogrames</text:p>
          </table:table-cell>
          <table:table-cell office:value-type="string">
            <text:p>Infogrames UK Ltd.</text:p>
          </table:table-cell>
          <table:table-cell office:value-type="string">
            <text:p>Role-Playing</text:p>
          </table:table-cell>
          <table:table-cell office:value-type="string">
            <text:p>3.8</text:p>
          </table:table-cell>
          <table:table-cell office:value-type="string">
            <text:p>1 Player</text:p>
          </table:table-cell>
          <table:table-cell office:value-type="string">
            <text:p>An RPG set in a medieval land where all the women have been kidnapped and it is up to you to get them back. What starts as a mission to save the women soon turns into a battle against good and evil to the death.</text:p>
          </table:table-cell>
          <table:table-cell table:formula="of:=CONCATENATE(&quot;&lt;game name=&quot;;CHAR(34);[.A39];CHAR(34);&quot;&gt; &lt;year&gt;&quot;;[.B39];&quot;&lt;/year&gt; &lt;rating&gt;&quot;;[.C39];&quot;&lt;/rating&gt; &lt;title&gt;&quot;;[.D39];&quot;&lt;/title&gt; &lt;pub&gt;&quot;;[.E39];&quot;&lt;/pub&gt; &lt;dev&gt;&quot;;[.F39];&quot;&lt;/dev&gt; &lt;genre&gt;&quot;;[.G39];&quot;&lt;/genre&gt; &lt;score&gt;&quot;;[.H39];&quot;&lt;/score&gt; &lt;player&gt;&quot;;[.I39];&quot;&lt;/player&gt; &lt;story&gt;&quot;;[.J39];&quot;&lt;/story&gt; &lt;/game&gt;&quot;)" office:value-type="string" office:string-value="&lt;game name=&quot;Silver (USA)&quot;&gt; &lt;year&gt;2000&lt;/year&gt; &lt;rating&gt;ESRB - T (Teen)&lt;/rating&gt; &lt;title&gt;Silver &lt;/title&gt; &lt;pub&gt;Infogrames&lt;/pub&gt; &lt;dev&gt;Infogrames UK Ltd.&lt;/dev&gt; &lt;genre&gt;Role-Playing&lt;/genre&gt; &lt;score&gt;3.8&lt;/score&gt; &lt;player&gt;1 Player&lt;/player&gt; &lt;story&gt;An RPG set in a medieval land where all the women have been kidnapped and it is up to you to get them back. What starts as a mission to save the women soon turns into a battle against good and evil to the death.&lt;/story&gt; &lt;/game&gt;">
            <text:p>&lt;game name="Silver (USA)"&gt; &lt;year&gt;2000&lt;/year&gt; &lt;rating&gt;ESRB - T (Teen)&lt;/rating&gt; &lt;title&gt;Silver &lt;/title&gt; &lt;pub&gt;Infogrames&lt;/pub&gt; &lt;dev&gt;Infogrames UK Ltd.&lt;/dev&gt; &lt;genre&gt;Role-Playing&lt;/genre&gt; &lt;score&gt;3.8&lt;/score&gt; &lt;player&gt;1 Player&lt;/player&gt; &lt;story&gt;An RPG set in a medieval land where all the women have been kidnapped and it is up to you to get them back. What starts as a mission to save the women soon turns into a battle against good and evil to the death.&lt;/story&gt; &lt;/game&gt;</text:p>
          </table:table-cell>
        </table:table-row>
        <table:table-row table:style-name="ro1">
          <table:table-cell office:value-type="string">
            <text:p>Cool Cool Toon (Japan)</text:p>
          </table:table-cell>
          <table:table-cell office:value-type="float" office:value="2000">
            <text:p>2000</text:p>
          </table:table-cell>
          <table:table-cell office:value-type="string">
            <text:p>ESRB - E (Everyone)</text:p>
          </table:table-cell>
          <table:table-cell office:value-type="string">
            <text:p>Cool Cool Toon </text:p>
          </table:table-cell>
          <table:table-cell table:number-columns-repeated="2" office:value-type="string">
            <text:p>SNK</text:p>
          </table:table-cell>
          <table:table-cell office:value-type="string">
            <text:p>Rhythm</text:p>
          </table:table-cell>
          <table:table-cell office:value-type="float" office:value="3.9">
            <text:p>3.9</text:p>
          </table:table-cell>
          <table:table-cell office:value-type="string">
            <text:p>1-2 Players</text:p>
          </table:table-cell>
          <table:table-cell office:value-type="string">
            <text:p>An unusual game for SNK since they are renowned for their 2D fighting games. <text:s/>Cool Cool Toon at first glance seems nothing more than a cash in on the popular (at the time) rhythm games. <text:s/>But at a closer look you'll see it's got it's own unique style that to be honest isn't exactly the best system out there. <text:s/>The game is tricky to play due to the positioning of the buttons that you have to do using the analogue controller and at times impossible to judge what is the next button to press. <text:s/>But it's not all bad. <text:s/>The graphics are ok but I think Samba De Amigo is much better looking. <text:s/>The music is a mix bag from poor to great songs but they all have a very interesting why of changing depending upon your skill level, a bit like NiGHTS on the Saturn.</text:p>
          </table:table-cell>
          <table:table-cell table:formula="of:=CONCATENATE(&quot;&lt;game name=&quot;;CHAR(34);[.A40];CHAR(34);&quot;&gt; &lt;year&gt;&quot;;[.B40];&quot;&lt;/year&gt; &lt;rating&gt;&quot;;[.C40];&quot;&lt;/rating&gt; &lt;title&gt;&quot;;[.D40];&quot;&lt;/title&gt; &lt;pub&gt;&quot;;[.E40];&quot;&lt;/pub&gt; &lt;dev&gt;&quot;;[.F40];&quot;&lt;/dev&gt; &lt;genre&gt;&quot;;[.G40];&quot;&lt;/genre&gt; &lt;score&gt;&quot;;[.H40];&quot;&lt;/score&gt; &lt;player&gt;&quot;;[.I40];&quot;&lt;/player&gt; &lt;story&gt;&quot;;[.J40];&quot;&lt;/story&gt; &lt;/game&gt;&quot;)" office:value-type="string" office:string-value="&lt;game name=&quot;Cool Cool Toon (Japan)&quot;&gt; &lt;year&gt;2000&lt;/year&gt; &lt;rating&gt;ESRB - E (Everyone)&lt;/rating&gt; &lt;title&gt;Cool Cool Toon &lt;/title&gt; &lt;pub&gt;SNK&lt;/pub&gt; &lt;dev&gt;SNK&lt;/dev&gt; &lt;genre&gt;Rhythm&lt;/genre&gt; &lt;score&gt;3.9&lt;/score&gt; &lt;player&gt;1-2 Players&lt;/player&gt; &lt;story&gt;An unusual game for SNK since they are renowned for their 2D fighting games.  Cool Cool Toon at first glance seems nothing more than a cash in on the popular (at the time) rhythm games.  But at a closer look you'll see it's got it's own unique style that to be honest isn't exactly the best system out there.  The game is tricky to play due to the positioning of the buttons that you have to do using the analogue controller and at times impossible to judge what is the next button to press.  But it's not all bad.  The graphics are ok but I think Samba De Amigo is much better looking.  The music is a mix bag from poor to great songs but they all have a very interesting why of changing depending upon your skill level, a bit like NiGHTS on the Saturn.&lt;/story&gt; &lt;/game&gt;">
            <text:p>&lt;game name="Cool Cool Toon (Japan)"&gt; &lt;year&gt;2000&lt;/year&gt; &lt;rating&gt;ESRB - E (Everyone)&lt;/rating&gt; &lt;title&gt;Cool Cool Toon &lt;/title&gt; &lt;pub&gt;SNK&lt;/pub&gt; &lt;dev&gt;SNK&lt;/dev&gt; &lt;genre&gt;Rhythm&lt;/genre&gt; &lt;score&gt;3.9&lt;/score&gt; &lt;player&gt;1-2 Players&lt;/player&gt; &lt;story&gt;An unusual game for SNK since they are renowned for their 2D fighting games. <text:s/>Cool Cool Toon at first glance seems nothing more than a cash in on the popular (at the time) rhythm games. <text:s/>But at a closer look you'll see it's got it's own unique style that to be honest isn't exactly the best system out there. <text:s/>The game is tricky to play due to the positioning of the buttons that you have to do using the analogue controller and at times impossible to judge what is the next button to press. <text:s/>But it's not all bad. <text:s/>The graphics are ok but I think Samba De Amigo is much better looking. <text:s/>The music is a mix bag from poor to great songs but they all have a very interesting why of changing depending upon your skill level, a bit like NiGHTS on the Saturn.&lt;/story&gt; &lt;/game&gt;</text:p>
          </table:table-cell>
        </table:table-row>
        <table:table-row table:style-name="ro1">
          <table:table-cell office:value-type="string">
            <text:p>Rainbow Cotton (Japan)</text:p>
          </table:table-cell>
          <table:table-cell office:value-type="float" office:value="2000">
            <text:p>2000</text:p>
          </table:table-cell>
          <table:table-cell office:value-type="string">
            <text:p>ESRB - E (Everyone)</text:p>
          </table:table-cell>
          <table:table-cell office:value-type="string">
            <text:p>Rainbow Cotton </text:p>
          </table:table-cell>
          <table:table-cell office:value-type="string">
            <text:p>Success</text:p>
          </table:table-cell>
          <table:table-cell office:value-type="string">
            <text:p>Success Corp.</text:p>
          </table:table-cell>
          <table:table-cell office:value-type="string">
            <text:p>Shoot-'Em-Up</text:p>
          </table:table-cell>
          <table:table-cell office:value-type="string">
            <text:p>2.8</text:p>
          </table:table-cell>
          <table:table-cell office:value-type="string">
            <text:p>1 Player</text:p>
          </table:table-cell>
          <table:table-cell office:value-type="string">
            <text:p>Another shooter in the Cotton saga. Trouble brews in the homeland of Cotton's long time friend Silk, as the evil demon Suede steals the legendary Willow candy from the queen's castle. Seeing as how no one can face Suede and his forces Silk drafts Cotton in order to restore peace to her land, but she may have forgotten that Cotton is a big fan of Willow candies herself...****Gameplay-wise Rainbow Cotton actually follows in the steps of Panorama Cotton as the gameplay switches from a 2D perspective to a 3rd person one. The gameplay itself however is reminiscent of games like Panzer Dragoon, in which you don't control Cotton as she flies, but instead where she aims with her magic spells. You can shoot down enemies as well as open chests, doors and other bonus locations for power-ups and spells, which advance Cotton's abilities in an rpg-lite fashion and increase your arsenal with different magical powers.****Taking advantage of the technological advances, the game uses for the first time polygonal graphics and to complement the action the game features 2D animated cutscenes between levels.</text:p>
          </table:table-cell>
          <table:table-cell table:formula="of:=CONCATENATE(&quot;&lt;game name=&quot;;CHAR(34);[.A41];CHAR(34);&quot;&gt; &lt;year&gt;&quot;;[.B41];&quot;&lt;/year&gt; &lt;rating&gt;&quot;;[.C41];&quot;&lt;/rating&gt; &lt;title&gt;&quot;;[.D41];&quot;&lt;/title&gt; &lt;pub&gt;&quot;;[.E41];&quot;&lt;/pub&gt; &lt;dev&gt;&quot;;[.F41];&quot;&lt;/dev&gt; &lt;genre&gt;&quot;;[.G41];&quot;&lt;/genre&gt; &lt;score&gt;&quot;;[.H41];&quot;&lt;/score&gt; &lt;player&gt;&quot;;[.I41];&quot;&lt;/player&gt; &lt;story&gt;&quot;;[.J41];&quot;&lt;/story&gt; &lt;/game&gt;&quot;)" office:value-type="string" office:string-value="&lt;game name=&quot;Rainbow Cotton (Japan)&quot;&gt; &lt;year&gt;2000&lt;/year&gt; &lt;rating&gt;ESRB - E (Everyone)&lt;/rating&gt; &lt;title&gt;Rainbow Cotton &lt;/title&gt; &lt;pub&gt;Success&lt;/pub&gt; &lt;dev&gt;Success Corp.&lt;/dev&gt; &lt;genre&gt;Shoot-'Em-Up&lt;/genre&gt; &lt;score&gt;2.8&lt;/score&gt; &lt;player&gt;1 Player&lt;/player&gt; &lt;story&gt;Another shooter in the Cotton saga. Trouble brews in the homeland of Cotton's long time friend Silk, as the evil demon Suede steals the legendary Willow candy from the queen's castle. Seeing as how no one can face Suede and his forces Silk drafts Cotton in order to restore peace to her land, but she may have forgotten that Cotton is a big fan of Willow candies herself...****Gameplay-wise Rainbow Cotton actually follows in the steps of Panorama Cotton as the gameplay switches from a 2D perspective to a 3rd person one. The gameplay itself however is reminiscent of games like Panzer Dragoon, in which you don't control Cotton as she flies, but instead where she aims with her magic spells. You can shoot down enemies as well as open chests, doors and other bonus locations for power-ups and spells, which advance Cotton's abilities in an rpg-lite fashion and increase your arsenal with different magical powers.****Taking advantage of the technological advances, the game uses for the first time polygonal graphics and to complement the action the game features 2D animated cutscenes between levels.&lt;/story&gt; &lt;/game&gt;">
            <text:p>&lt;game name="Rainbow Cotton (Japan)"&gt; &lt;year&gt;2000&lt;/year&gt; &lt;rating&gt;ESRB - E (Everyone)&lt;/rating&gt; &lt;title&gt;Rainbow Cotton &lt;/title&gt; &lt;pub&gt;Success&lt;/pub&gt; &lt;dev&gt;Success Corp.&lt;/dev&gt; &lt;genre&gt;Shoot-'Em-Up&lt;/genre&gt; &lt;score&gt;2.8&lt;/score&gt; &lt;player&gt;1 Player&lt;/player&gt; &lt;story&gt;Another shooter in the Cotton saga. Trouble brews in the homeland of Cotton's long time friend Silk, as the evil demon Suede steals the legendary Willow candy from the queen's castle. Seeing as how no one can face Suede and his forces Silk drafts Cotton in order to restore peace to her land, but she may have forgotten that Cotton is a big fan of Willow candies herself...****Gameplay-wise Rainbow Cotton actually follows in the steps of Panorama Cotton as the gameplay switches from a 2D perspective to a 3rd person one. The gameplay itself however is reminiscent of games like Panzer Dragoon, in which you don't control Cotton as she flies, but instead where she aims with her magic spells. You can shoot down enemies as well as open chests, doors and other bonus locations for power-ups and spells, which advance Cotton's abilities in an rpg-lite fashion and increase your arsenal with different magical powers.****Taking advantage of the technological advances, the game uses for the first time polygonal graphics and to complement the action the game features 2D animated cutscenes between levels.&lt;/story&gt; &lt;/game&gt;</text:p>
          </table:table-cell>
        </table:table-row>
        <table:table-row table:style-name="ro1">
          <table:table-cell office:value-type="string">
            <text:p>Aqua GT (Europe)</text:p>
          </table:table-cell>
          <table:table-cell office:value-type="float" office:value="2000">
            <text:p>2000</text:p>
          </table:table-cell>
          <table:table-cell office:value-type="string">
            <text:p>ESRB - E (Everyone)</text:p>
          </table:table-cell>
          <table:table-cell office:value-type="string">
            <text:p>Aqua GT </text:p>
          </table:table-cell>
          <table:table-cell office:value-type="string">
            <text:p>Take-Two Interactive</text:p>
          </table:table-cell>
          <table:table-cell office:value-type="string">
            <text:p>East Point Software</text:p>
          </table:table-cell>
          <table:table-cell office:value-type="string">
            <text:p>Driving</text:p>
          </table:table-cell>
          <table:table-cell office:value-type="string">
            <text:p>3.0</text:p>
          </table:table-cell>
          <table:table-cell office:value-type="string">
            <text:p>1-2 Players</text:p>
          </table:table-cell>
          <table:table-cell office:value-type="string">
            <text:p>Aqua GT is powerboat racing game. It features three modes: Championship, Arcade and Two-player.****Championship mode is the main single player game, where you advance through the Bronze, Silver and Gold Championships. In the Arcade gameplay mode you have to beat the clock. In two-player split screen mode you go head to head against another player.****There are 5 boats to choose from, and you can unlock another 15 while progressing through the game. All boat vary in speed, acceleration and handling.****The tracks are set in canals of major cities, like London, Amsterdam and New York. Each track has a high or low tide, and you can race at day time or during the night time.</text:p>
          </table:table-cell>
          <table:table-cell table:formula="of:=CONCATENATE(&quot;&lt;game name=&quot;;CHAR(34);[.A42];CHAR(34);&quot;&gt; &lt;year&gt;&quot;;[.B42];&quot;&lt;/year&gt; &lt;rating&gt;&quot;;[.C42];&quot;&lt;/rating&gt; &lt;title&gt;&quot;;[.D42];&quot;&lt;/title&gt; &lt;pub&gt;&quot;;[.E42];&quot;&lt;/pub&gt; &lt;dev&gt;&quot;;[.F42];&quot;&lt;/dev&gt; &lt;genre&gt;&quot;;[.G42];&quot;&lt;/genre&gt; &lt;score&gt;&quot;;[.H42];&quot;&lt;/score&gt; &lt;player&gt;&quot;;[.I42];&quot;&lt;/player&gt; &lt;story&gt;&quot;;[.J42];&quot;&lt;/story&gt; &lt;/game&gt;&quot;)" office:value-type="string" office:string-value="&lt;game name=&quot;Aqua GT (Europe)&quot;&gt; &lt;year&gt;2000&lt;/year&gt; &lt;rating&gt;ESRB - E (Everyone)&lt;/rating&gt; &lt;title&gt;Aqua GT &lt;/title&gt; &lt;pub&gt;Take-Two Interactive&lt;/pub&gt; &lt;dev&gt;East Point Software&lt;/dev&gt; &lt;genre&gt;Driving&lt;/genre&gt; &lt;score&gt;3.0&lt;/score&gt; &lt;player&gt;1-2 Players&lt;/player&gt; &lt;story&gt;Aqua GT is powerboat racing game. It features three modes: Championship, Arcade and Two-player.****Championship mode is the main single player game, where you advance through the Bronze, Silver and Gold Championships. In the Arcade gameplay mode you have to beat the clock. In two-player split screen mode you go head to head against another player.****There are 5 boats to choose from, and you can unlock another 15 while progressing through the game. All boat vary in speed, acceleration and handling.****The tracks are set in canals of major cities, like London, Amsterdam and New York. Each track has a high or low tide, and you can race at day time or during the night time.&lt;/story&gt; &lt;/game&gt;">
            <text:p>&lt;game name="Aqua GT (Europe)"&gt; &lt;year&gt;2000&lt;/year&gt; &lt;rating&gt;ESRB - E (Everyone)&lt;/rating&gt; &lt;title&gt;Aqua GT &lt;/title&gt; &lt;pub&gt;Take-Two Interactive&lt;/pub&gt; &lt;dev&gt;East Point Software&lt;/dev&gt; &lt;genre&gt;Driving&lt;/genre&gt; &lt;score&gt;3.0&lt;/score&gt; &lt;player&gt;1-2 Players&lt;/player&gt; &lt;story&gt;Aqua GT is powerboat racing game. It features three modes: Championship, Arcade and Two-player.****Championship mode is the main single player game, where you advance through the Bronze, Silver and Gold Championships. In the Arcade gameplay mode you have to beat the clock. In two-player split screen mode you go head to head against another player.****There are 5 boats to choose from, and you can unlock another 15 while progressing through the game. All boat vary in speed, acceleration and handling.****The tracks are set in canals of major cities, like London, Amsterdam and New York. Each track has a high or low tide, and you can race at day time or during the night time.&lt;/story&gt; &lt;/game&gt;</text:p>
          </table:table-cell>
        </table:table-row>
        <table:table-row table:style-name="ro1">
          <table:table-cell office:value-type="string">
            <text:p>Skies of Arcadia (USA) (Disc 1)</text:p>
          </table:table-cell>
          <table:table-cell office:value-type="float" office:value="2000">
            <text:p>2000</text:p>
          </table:table-cell>
          <table:table-cell office:value-type="string">
            <text:p>ESRB - T (Teen)</text:p>
          </table:table-cell>
          <table:table-cell office:value-type="string">
            <text:p>Skies of Arcadia <text:s/>Disk 1</text:p>
          </table:table-cell>
          <table:table-cell office:value-type="string">
            <text:p>Sega</text:p>
          </table:table-cell>
          <table:table-cell office:value-type="string">
            <text:p>Overworks</text:p>
          </table:table-cell>
          <table:table-cell office:value-type="string">
            <text:p>Role-Playing</text:p>
          </table:table-cell>
          <table:table-cell office:value-type="string">
            <text:p>4.4</text:p>
          </table:table-cell>
          <table:table-cell office:value-type="string">
            <text:p>1 Player</text:p>
          </table:table-cell>
          <table:table-cell office:value-type="string">
            <text:p>Arcadia is a world where continents float high above, and people travel by airships. Among the countries of this world, the most powerful one is the Empire of Valua. Guided by its greedy admirals, Valua strives to possess all the power in Arcadia. The boy Vyse and the girl Aika are members of the Blue Rogues - noble pirates who attack only Valuan war ships. During one of their confrontations with a battle ship, they encounter a girl named Fina, who is on an important mission whose secret she cannot tell yet. Involved in the conflict with the Empire of Valua, the trio of the heroes must explore the whole world of Arcadia in order to defeat the admirals.****"Skis of Arcadia" is a traditional Japanese RPG with turn-based combat and randomly appearing enemies. During battles, you can accumulate spirit points and then unleash powerful special attacks. Beside the usual party-based combat, there are also ship battles in the game, where you plan several turns ahead, using various kinds of ship weapons.</text:p>
          </table:table-cell>
          <table:table-cell table:formula="of:=CONCATENATE(&quot;&lt;game name=&quot;;CHAR(34);[.A43];CHAR(34);&quot;&gt; &lt;year&gt;&quot;;[.B43];&quot;&lt;/year&gt; &lt;rating&gt;&quot;;[.C43];&quot;&lt;/rating&gt; &lt;title&gt;&quot;;[.D43];&quot;&lt;/title&gt; &lt;pub&gt;&quot;;[.E43];&quot;&lt;/pub&gt; &lt;dev&gt;&quot;;[.F43];&quot;&lt;/dev&gt; &lt;genre&gt;&quot;;[.G43];&quot;&lt;/genre&gt; &lt;score&gt;&quot;;[.H43];&quot;&lt;/score&gt; &lt;player&gt;&quot;;[.I43];&quot;&lt;/player&gt; &lt;story&gt;&quot;;[.J43];&quot;&lt;/story&gt; &lt;/game&gt;&quot;)" office:value-type="string" office:string-value="&lt;game name=&quot;Skies of Arcadia (USA) (Disc 1)&quot;&gt; &lt;year&gt;2000&lt;/year&gt; &lt;rating&gt;ESRB - T (Teen)&lt;/rating&gt; &lt;title&gt;Skies of Arcadia  Disk 1&lt;/title&gt; &lt;pub&gt;Sega&lt;/pub&gt; &lt;dev&gt;Overworks&lt;/dev&gt; &lt;genre&gt;Role-Playing&lt;/genre&gt; &lt;score&gt;4.4&lt;/score&gt; &lt;player&gt;1 Player&lt;/player&gt; &lt;story&gt;Arcadia is a world where continents float high above, and people travel by airships. Among the countries of this world, the most powerful one is the Empire of Valua. Guided by its greedy admirals, Valua strives to possess all the power in Arcadia. The boy Vyse and the girl Aika are members of the Blue Rogues - noble pirates who attack only Valuan war ships. During one of their confrontations with a battle ship, they encounter a girl named Fina, who is on an important mission whose secret she cannot tell yet. Involved in the conflict with the Empire of Valua, the trio of the heroes must explore the whole world of Arcadia in order to defeat the admirals.****&quot;Skis of Arcadia&quot; is a traditional Japanese RPG with turn-based combat and randomly appearing enemies. During battles, you can accumulate spirit points and then unleash powerful special attacks. Beside the usual party-based combat, there are also ship battles in the game, where you plan several turns ahead, using various kinds of ship weapons.&lt;/story&gt; &lt;/game&gt;">
            <text:p>&lt;game name="Skies of Arcadia (USA) (Disc 1)"&gt; &lt;year&gt;2000&lt;/year&gt; &lt;rating&gt;ESRB - T (Teen)&lt;/rating&gt; &lt;title&gt;Skies of Arcadia <text:s/>Disk 1&lt;/title&gt; &lt;pub&gt;Sega&lt;/pub&gt; &lt;dev&gt;Overworks&lt;/dev&gt; &lt;genre&gt;Role-Playing&lt;/genre&gt; &lt;score&gt;4.4&lt;/score&gt; &lt;player&gt;1 Player&lt;/player&gt; &lt;story&gt;Arcadia is a world where continents float high above, and people travel by airships. Among the countries of this world, the most powerful one is the Empire of Valua. Guided by its greedy admirals, Valua strives to possess all the power in Arcadia. The boy Vyse and the girl Aika are members of the Blue Rogues - noble pirates who attack only Valuan war ships. During one of their confrontations with a battle ship, they encounter a girl named Fina, who is on an important mission whose secret she cannot tell yet. Involved in the conflict with the Empire of Valua, the trio of the heroes must explore the whole world of Arcadia in order to defeat the admirals.****"Skis of Arcadia" is a traditional Japanese RPG with turn-based combat and randomly appearing enemies. During battles, you can accumulate spirit points and then unleash powerful special attacks. Beside the usual party-based combat, there are also ship battles in the game, where you plan several turns ahead, using various kinds of ship weapons.&lt;/story&gt; &lt;/game&gt;</text:p>
          </table:table-cell>
        </table:table-row>
        <table:table-row table:style-name="ro1">
          <table:table-cell office:value-type="string">
            <text:p>Skies of Arcadia (USA) (Disc 2)</text:p>
          </table:table-cell>
          <table:table-cell office:value-type="float" office:value="2000">
            <text:p>2000</text:p>
          </table:table-cell>
          <table:table-cell office:value-type="string">
            <text:p>ESRB - T (Teen)</text:p>
          </table:table-cell>
          <table:table-cell office:value-type="string">
            <text:p>Skies of Arcadia <text:s/>Disk 2</text:p>
          </table:table-cell>
          <table:table-cell office:value-type="string">
            <text:p>Sega</text:p>
          </table:table-cell>
          <table:table-cell office:value-type="string">
            <text:p>Overworks</text:p>
          </table:table-cell>
          <table:table-cell office:value-type="string">
            <text:p>Role-Playing</text:p>
          </table:table-cell>
          <table:table-cell office:value-type="string">
            <text:p>4.4</text:p>
          </table:table-cell>
          <table:table-cell office:value-type="string">
            <text:p>1 Player</text:p>
          </table:table-cell>
          <table:table-cell office:value-type="string">
            <text:p>Arcadia is a world where continents float high above, and people travel by airships. Among the countries of this world, the most powerful one is the Empire of Valua. Guided by its greedy admirals, Valua strives to possess all the power in Arcadia. The boy Vyse and the girl Aika are members of the Blue Rogues - noble pirates who attack only Valuan war ships. During one of their confrontations with a battle ship, they encounter a girl named Fina, who is on an important mission whose secret she cannot tell yet. Involved in the conflict with the Empire of Valua, the trio of the heroes must explore the whole world of Arcadia in order to defeat the admirals.****"Skis of Arcadia" is a traditional Japanese RPG with turn-based combat and randomly appearing enemies. During battles, you can accumulate spirit points and then unleash powerful special attacks. Beside the usual party-based combat, there are also ship battles in the game, where you plan several turns ahead, using various kinds of ship weapons.</text:p>
          </table:table-cell>
          <table:table-cell table:formula="of:=CONCATENATE(&quot;&lt;game name=&quot;;CHAR(34);[.A44];CHAR(34);&quot;&gt; &lt;year&gt;&quot;;[.B44];&quot;&lt;/year&gt; &lt;rating&gt;&quot;;[.C44];&quot;&lt;/rating&gt; &lt;title&gt;&quot;;[.D44];&quot;&lt;/title&gt; &lt;pub&gt;&quot;;[.E44];&quot;&lt;/pub&gt; &lt;dev&gt;&quot;;[.F44];&quot;&lt;/dev&gt; &lt;genre&gt;&quot;;[.G44];&quot;&lt;/genre&gt; &lt;score&gt;&quot;;[.H44];&quot;&lt;/score&gt; &lt;player&gt;&quot;;[.I44];&quot;&lt;/player&gt; &lt;story&gt;&quot;;[.J44];&quot;&lt;/story&gt; &lt;/game&gt;&quot;)" office:value-type="string" office:string-value="&lt;game name=&quot;Skies of Arcadia (USA) (Disc 2)&quot;&gt; &lt;year&gt;2000&lt;/year&gt; &lt;rating&gt;ESRB - T (Teen)&lt;/rating&gt; &lt;title&gt;Skies of Arcadia  Disk 2&lt;/title&gt; &lt;pub&gt;Sega&lt;/pub&gt; &lt;dev&gt;Overworks&lt;/dev&gt; &lt;genre&gt;Role-Playing&lt;/genre&gt; &lt;score&gt;4.4&lt;/score&gt; &lt;player&gt;1 Player&lt;/player&gt; &lt;story&gt;Arcadia is a world where continents float high above, and people travel by airships. Among the countries of this world, the most powerful one is the Empire of Valua. Guided by its greedy admirals, Valua strives to possess all the power in Arcadia. The boy Vyse and the girl Aika are members of the Blue Rogues - noble pirates who attack only Valuan war ships. During one of their confrontations with a battle ship, they encounter a girl named Fina, who is on an important mission whose secret she cannot tell yet. Involved in the conflict with the Empire of Valua, the trio of the heroes must explore the whole world of Arcadia in order to defeat the admirals.****&quot;Skis of Arcadia&quot; is a traditional Japanese RPG with turn-based combat and randomly appearing enemies. During battles, you can accumulate spirit points and then unleash powerful special attacks. Beside the usual party-based combat, there are also ship battles in the game, where you plan several turns ahead, using various kinds of ship weapons.&lt;/story&gt; &lt;/game&gt;">
            <text:p>&lt;game name="Skies of Arcadia (USA) (Disc 2)"&gt; &lt;year&gt;2000&lt;/year&gt; &lt;rating&gt;ESRB - T (Teen)&lt;/rating&gt; &lt;title&gt;Skies of Arcadia <text:s/>Disk 2&lt;/title&gt; &lt;pub&gt;Sega&lt;/pub&gt; &lt;dev&gt;Overworks&lt;/dev&gt; &lt;genre&gt;Role-Playing&lt;/genre&gt; &lt;score&gt;4.4&lt;/score&gt; &lt;player&gt;1 Player&lt;/player&gt; &lt;story&gt;Arcadia is a world where continents float high above, and people travel by airships. Among the countries of this world, the most powerful one is the Empire of Valua. Guided by its greedy admirals, Valua strives to possess all the power in Arcadia. The boy Vyse and the girl Aika are members of the Blue Rogues - noble pirates who attack only Valuan war ships. During one of their confrontations with a battle ship, they encounter a girl named Fina, who is on an important mission whose secret she cannot tell yet. Involved in the conflict with the Empire of Valua, the trio of the heroes must explore the whole world of Arcadia in order to defeat the admirals.****"Skis of Arcadia" is a traditional Japanese RPG with turn-based combat and randomly appearing enemies. During battles, you can accumulate spirit points and then unleash powerful special attacks. Beside the usual party-based combat, there are also ship battles in the game, where you plan several turns ahead, using various kinds of ship weapons.&lt;/story&gt; &lt;/game&gt;</text:p>
          </table:table-cell>
        </table:table-row>
        <table:table-row table:style-name="ro1">
          <table:table-cell office:value-type="string">
            <text:p>AirForce Delta (USA)</text:p>
          </table:table-cell>
          <table:table-cell office:value-type="float" office:value="1999">
            <text:p>1999</text:p>
          </table:table-cell>
          <table:table-cell office:value-type="string">
            <text:p>ESRB - E (Everyone)</text:p>
          </table:table-cell>
          <table:table-cell office:value-type="string">
            <text:p>AirForce Delta </text:p>
          </table:table-cell>
          <table:table-cell table:number-columns-repeated="2" office:value-type="string">
            <text:p>Konami</text:p>
          </table:table-cell>
          <table:table-cell office:value-type="string">
            <text:p>Flying</text:p>
          </table:table-cell>
          <table:table-cell office:value-type="float" office:value="3.6">
            <text:p>3.6</text:p>
          </table:table-cell>
          <table:table-cell office:value-type="string">
            <text:p>1 Player</text:p>
          </table:table-cell>
          <table:table-cell office:value-type="string">
            <text:p>As a mercenary jet fighter pilot flying during a middle-eastern conflict of some sort, you'll take to the skies in a variety of air objectives and earn money for your efforts. The money can then be can be used to purchase new planes and upgrades for those planes. Altogether you have a choice of 30 different types of aircraft and 20 different different missions.</text:p>
          </table:table-cell>
          <table:table-cell table:formula="of:=CONCATENATE(&quot;&lt;game name=&quot;;CHAR(34);[.A45];CHAR(34);&quot;&gt; &lt;year&gt;&quot;;[.B45];&quot;&lt;/year&gt; &lt;rating&gt;&quot;;[.C45];&quot;&lt;/rating&gt; &lt;title&gt;&quot;;[.D45];&quot;&lt;/title&gt; &lt;pub&gt;&quot;;[.E45];&quot;&lt;/pub&gt; &lt;dev&gt;&quot;;[.F45];&quot;&lt;/dev&gt; &lt;genre&gt;&quot;;[.G45];&quot;&lt;/genre&gt; &lt;score&gt;&quot;;[.H45];&quot;&lt;/score&gt; &lt;player&gt;&quot;;[.I45];&quot;&lt;/player&gt; &lt;story&gt;&quot;;[.J45];&quot;&lt;/story&gt; &lt;/game&gt;&quot;)" office:value-type="string" office:string-value="&lt;game name=&quot;AirForce Delta (USA)&quot;&gt; &lt;year&gt;1999&lt;/year&gt; &lt;rating&gt;ESRB - E (Everyone)&lt;/rating&gt; &lt;title&gt;AirForce Delta &lt;/title&gt; &lt;pub&gt;Konami&lt;/pub&gt; &lt;dev&gt;Konami&lt;/dev&gt; &lt;genre&gt;Flying&lt;/genre&gt; &lt;score&gt;3.6&lt;/score&gt; &lt;player&gt;1 Player&lt;/player&gt; &lt;story&gt;As a mercenary jet fighter pilot flying during a middle-eastern conflict of some sort, you'll take to the skies in a variety of air objectives and earn money for your efforts. The money can then be can be used to purchase new planes and upgrades for those planes. Altogether you have a choice of 30 different types of aircraft and 20 different different missions.&lt;/story&gt; &lt;/game&gt;">
            <text:p>&lt;game name="AirForce Delta (USA)"&gt; &lt;year&gt;1999&lt;/year&gt; &lt;rating&gt;ESRB - E (Everyone)&lt;/rating&gt; &lt;title&gt;AirForce Delta &lt;/title&gt; &lt;pub&gt;Konami&lt;/pub&gt; &lt;dev&gt;Konami&lt;/dev&gt; &lt;genre&gt;Flying&lt;/genre&gt; &lt;score&gt;3.6&lt;/score&gt; &lt;player&gt;1 Player&lt;/player&gt; &lt;story&gt;As a mercenary jet fighter pilot flying during a middle-eastern conflict of some sort, you'll take to the skies in a variety of air objectives and earn money for your efforts. The money can then be can be used to purchase new planes and upgrades for those planes. Altogether you have a choice of 30 different types of aircraft and 20 different different missions.&lt;/story&gt; &lt;/game&gt;</text:p>
          </table:table-cell>
        </table:table-row>
        <table:table-row table:style-name="ro1">
          <table:table-cell office:value-type="string">
            <text:p>Deep Fighter (USA) (Disc 1)</text:p>
          </table:table-cell>
          <table:table-cell office:value-type="float" office:value="2000">
            <text:p>2000</text:p>
          </table:table-cell>
          <table:table-cell office:value-type="string">
            <text:p>ESRB - T (Teen)</text:p>
          </table:table-cell>
          <table:table-cell office:value-type="string">
            <text:p>Deep Fighter <text:s/>Disk 1</text:p>
          </table:table-cell>
          <table:table-cell office:value-type="string">
            <text:p>Ubisoft</text:p>
          </table:table-cell>
          <table:table-cell office:value-type="string">
            <text:p>Criterion Games</text:p>
          </table:table-cell>
          <table:table-cell office:value-type="string">
            <text:p>Simulation</text:p>
          </table:table-cell>
          <table:table-cell office:value-type="float" office:value="3.9">
            <text:p>3.9</text:p>
          </table:table-cell>
          <table:table-cell office:value-type="string">
            <text:p>1 Player</text:p>
          </table:table-cell>
          <table:table-cell office:value-type="string">
            <text:p>As a private in the defense force by The General, players take on deadly missions to seek out and destroy enemies, perform reconnaissance into uncharted waters and rescue damaged craft and installations. Meanwhile, droids and drones scuttle around busily, maintaining and repairing the slowly crumbling city. ****With the ultimate objective of the construction of a giant mothership, the Leviathan, that will transport the entire civilization away from hostile waters. ****This games combines elements of furious 3-D dogfighting and challenging exploration in true 3-D environments. 3-D worlds actually react and evolve around you as the game's level of difficulty adapts to your skill level.****Five life-like and realistic environments, including the Abyss, Atlantis, and Jungle. Dynamic modes of battle include 3-D combat, unique weapons, special attack moves and upgradable fighter submarines.</text:p>
          </table:table-cell>
          <table:table-cell table:formula="of:=CONCATENATE(&quot;&lt;game name=&quot;;CHAR(34);[.A46];CHAR(34);&quot;&gt; &lt;year&gt;&quot;;[.B46];&quot;&lt;/year&gt; &lt;rating&gt;&quot;;[.C46];&quot;&lt;/rating&gt; &lt;title&gt;&quot;;[.D46];&quot;&lt;/title&gt; &lt;pub&gt;&quot;;[.E46];&quot;&lt;/pub&gt; &lt;dev&gt;&quot;;[.F46];&quot;&lt;/dev&gt; &lt;genre&gt;&quot;;[.G46];&quot;&lt;/genre&gt; &lt;score&gt;&quot;;[.H46];&quot;&lt;/score&gt; &lt;player&gt;&quot;;[.I46];&quot;&lt;/player&gt; &lt;story&gt;&quot;;[.J46];&quot;&lt;/story&gt; &lt;/game&gt;&quot;)" office:value-type="string" office:string-value="&lt;game name=&quot;Deep Fighter (USA) (Disc 1)&quot;&gt; &lt;year&gt;2000&lt;/year&gt; &lt;rating&gt;ESRB - T (Teen)&lt;/rating&gt; &lt;title&gt;Deep Fighter  Disk 1&lt;/title&gt; &lt;pub&gt;Ubisoft&lt;/pub&gt; &lt;dev&gt;Criterion Games&lt;/dev&gt; &lt;genre&gt;Simulation&lt;/genre&gt; &lt;score&gt;3.9&lt;/score&gt; &lt;player&gt;1 Player&lt;/player&gt; &lt;story&gt;As a private in the defense force by The General, players take on deadly missions to seek out and destroy enemies, perform reconnaissance into uncharted waters and rescue damaged craft and installations. Meanwhile, droids and drones scuttle around busily, maintaining and repairing the slowly crumbling city. ****With the ultimate objective of the construction of a giant mothership, the Leviathan, that will transport the entire civilization away from hostile waters. ****This games combines elements of furious 3-D dogfighting and challenging exploration in true 3-D environments. 3-D worlds actually react and evolve around you as the game's level of difficulty adapts to your skill level.****Five life-like and realistic environments, including the Abyss, Atlantis, and Jungle. Dynamic modes of battle include 3-D combat, unique weapons, special attack moves and upgradable fighter submarines.&lt;/story&gt; &lt;/game&gt;">
            <text:p>&lt;game name="Deep Fighter (USA) (Disc 1)"&gt; &lt;year&gt;2000&lt;/year&gt; &lt;rating&gt;ESRB - T (Teen)&lt;/rating&gt; &lt;title&gt;Deep Fighter <text:s/>Disk 1&lt;/title&gt; &lt;pub&gt;Ubisoft&lt;/pub&gt; &lt;dev&gt;Criterion Games&lt;/dev&gt; &lt;genre&gt;Simulation&lt;/genre&gt; &lt;score&gt;3.9&lt;/score&gt; &lt;player&gt;1 Player&lt;/player&gt; &lt;story&gt;As a private in the defense force by The General, players take on deadly missions to seek out and destroy enemies, perform reconnaissance into uncharted waters and rescue damaged craft and installations. Meanwhile, droids and drones scuttle around busily, maintaining and repairing the slowly crumbling city. ****With the ultimate objective of the construction of a giant mothership, the Leviathan, that will transport the entire civilization away from hostile waters. ****This games combines elements of furious 3-D dogfighting and challenging exploration in true 3-D environments. 3-D worlds actually react and evolve around you as the game's level of difficulty adapts to your skill level.****Five life-like and realistic environments, including the Abyss, Atlantis, and Jungle. Dynamic modes of battle include 3-D combat, unique weapons, special attack moves and upgradable fighter submarines.&lt;/story&gt; &lt;/game&gt;</text:p>
          </table:table-cell>
        </table:table-row>
        <table:table-row table:style-name="ro1">
          <table:table-cell office:value-type="string">
            <text:p>Deep Fighter (USA) (Disc 2)</text:p>
          </table:table-cell>
          <table:table-cell office:value-type="float" office:value="2000">
            <text:p>2000</text:p>
          </table:table-cell>
          <table:table-cell office:value-type="string">
            <text:p>ESRB - T (Teen)</text:p>
          </table:table-cell>
          <table:table-cell office:value-type="string">
            <text:p>Deep Fighter <text:s/>Disk 2</text:p>
          </table:table-cell>
          <table:table-cell office:value-type="string">
            <text:p>Ubisoft</text:p>
          </table:table-cell>
          <table:table-cell office:value-type="string">
            <text:p>Criterion Games</text:p>
          </table:table-cell>
          <table:table-cell office:value-type="string">
            <text:p>Simulation</text:p>
          </table:table-cell>
          <table:table-cell office:value-type="float" office:value="3.9">
            <text:p>3.9</text:p>
          </table:table-cell>
          <table:table-cell office:value-type="string">
            <text:p>1 Player</text:p>
          </table:table-cell>
          <table:table-cell office:value-type="string">
            <text:p>As a private in the defense force by The General, players take on deadly missions to seek out and destroy enemies, perform reconnaissance into uncharted waters and rescue damaged craft and installations. Meanwhile, droids and drones scuttle around busily, maintaining and repairing the slowly crumbling city. ****With the ultimate objective of the construction of a giant mothership, the Leviathan, that will transport the entire civilization away from hostile waters. ****This games combines elements of furious 3-D dogfighting and challenging exploration in true 3-D environments. 3-D worlds actually react and evolve around you as the game's level of difficulty adapts to your skill level.****Five life-like and realistic environments, including the Abyss, Atlantis, and Jungle. Dynamic modes of battle include 3-D combat, unique weapons, special attack moves and upgradable fighter submarines.</text:p>
          </table:table-cell>
          <table:table-cell table:formula="of:=CONCATENATE(&quot;&lt;game name=&quot;;CHAR(34);[.A47];CHAR(34);&quot;&gt; &lt;year&gt;&quot;;[.B47];&quot;&lt;/year&gt; &lt;rating&gt;&quot;;[.C47];&quot;&lt;/rating&gt; &lt;title&gt;&quot;;[.D47];&quot;&lt;/title&gt; &lt;pub&gt;&quot;;[.E47];&quot;&lt;/pub&gt; &lt;dev&gt;&quot;;[.F47];&quot;&lt;/dev&gt; &lt;genre&gt;&quot;;[.G47];&quot;&lt;/genre&gt; &lt;score&gt;&quot;;[.H47];&quot;&lt;/score&gt; &lt;player&gt;&quot;;[.I47];&quot;&lt;/player&gt; &lt;story&gt;&quot;;[.J47];&quot;&lt;/story&gt; &lt;/game&gt;&quot;)" office:value-type="string" office:string-value="&lt;game name=&quot;Deep Fighter (USA) (Disc 2)&quot;&gt; &lt;year&gt;2000&lt;/year&gt; &lt;rating&gt;ESRB - T (Teen)&lt;/rating&gt; &lt;title&gt;Deep Fighter  Disk 2&lt;/title&gt; &lt;pub&gt;Ubisoft&lt;/pub&gt; &lt;dev&gt;Criterion Games&lt;/dev&gt; &lt;genre&gt;Simulation&lt;/genre&gt; &lt;score&gt;3.9&lt;/score&gt; &lt;player&gt;1 Player&lt;/player&gt; &lt;story&gt;As a private in the defense force by The General, players take on deadly missions to seek out and destroy enemies, perform reconnaissance into uncharted waters and rescue damaged craft and installations. Meanwhile, droids and drones scuttle around busily, maintaining and repairing the slowly crumbling city. ****With the ultimate objective of the construction of a giant mothership, the Leviathan, that will transport the entire civilization away from hostile waters. ****This games combines elements of furious 3-D dogfighting and challenging exploration in true 3-D environments. 3-D worlds actually react and evolve around you as the game's level of difficulty adapts to your skill level.****Five life-like and realistic environments, including the Abyss, Atlantis, and Jungle. Dynamic modes of battle include 3-D combat, unique weapons, special attack moves and upgradable fighter submarines.&lt;/story&gt; &lt;/game&gt;">
            <text:p>&lt;game name="Deep Fighter (USA) (Disc 2)"&gt; &lt;year&gt;2000&lt;/year&gt; &lt;rating&gt;ESRB - T (Teen)&lt;/rating&gt; &lt;title&gt;Deep Fighter <text:s/>Disk 2&lt;/title&gt; &lt;pub&gt;Ubisoft&lt;/pub&gt; &lt;dev&gt;Criterion Games&lt;/dev&gt; &lt;genre&gt;Simulation&lt;/genre&gt; &lt;score&gt;3.9&lt;/score&gt; &lt;player&gt;1 Player&lt;/player&gt; &lt;story&gt;As a private in the defense force by The General, players take on deadly missions to seek out and destroy enemies, perform reconnaissance into uncharted waters and rescue damaged craft and installations. Meanwhile, droids and drones scuttle around busily, maintaining and repairing the slowly crumbling city. ****With the ultimate objective of the construction of a giant mothership, the Leviathan, that will transport the entire civilization away from hostile waters. ****This games combines elements of furious 3-D dogfighting and challenging exploration in true 3-D environments. 3-D worlds actually react and evolve around you as the game's level of difficulty adapts to your skill level.****Five life-like and realistic environments, including the Abyss, Atlantis, and Jungle. Dynamic modes of battle include 3-D combat, unique weapons, special attack moves and upgradable fighter submarines.&lt;/story&gt; &lt;/game&gt;</text:p>
          </table:table-cell>
        </table:table-row>
        <table:table-row table:style-name="ro1">
          <table:table-cell office:value-type="string">
            <text:p>Test Drive V-Rally (USA)</text:p>
          </table:table-cell>
          <table:table-cell office:value-type="float" office:value="2000">
            <text:p>2000</text:p>
          </table:table-cell>
          <table:table-cell office:value-type="string">
            <text:p>ESRB - E (Everyone)</text:p>
          </table:table-cell>
          <table:table-cell office:value-type="string">
            <text:p>Test Drive V-Rally </text:p>
          </table:table-cell>
          <table:table-cell office:value-type="string">
            <text:p>Infogrames</text:p>
          </table:table-cell>
          <table:table-cell office:value-type="string">
            <text:p>Eden Studios</text:p>
          </table:table-cell>
          <table:table-cell office:value-type="string">
            <text:p>Driving</text:p>
          </table:table-cell>
          <table:table-cell office:value-type="string">
            <text:p>4.1</text:p>
          </table:table-cell>
          <table:table-cell office:value-type="string">
            <text:p>1-4 Players</text:p>
          </table:table-cell>
          <table:table-cell office:value-type="string">
            <text:p>As an offshoot of the popular racing series "Need for Speed," this game follows the first rally game in the series "Need for Speed: V-Rally." This second installment comes with four game modes: arcade mode for casual rally fans, a championship mode for people who want to compete against other rally cars for a title, a trophy mode for true rally enthusiasts, and a time trial mode. V-Rally 2 also gives you the ability to create your own tracks.</text:p>
          </table:table-cell>
          <table:table-cell table:formula="of:=CONCATENATE(&quot;&lt;game name=&quot;;CHAR(34);[.A48];CHAR(34);&quot;&gt; &lt;year&gt;&quot;;[.B48];&quot;&lt;/year&gt; &lt;rating&gt;&quot;;[.C48];&quot;&lt;/rating&gt; &lt;title&gt;&quot;;[.D48];&quot;&lt;/title&gt; &lt;pub&gt;&quot;;[.E48];&quot;&lt;/pub&gt; &lt;dev&gt;&quot;;[.F48];&quot;&lt;/dev&gt; &lt;genre&gt;&quot;;[.G48];&quot;&lt;/genre&gt; &lt;score&gt;&quot;;[.H48];&quot;&lt;/score&gt; &lt;player&gt;&quot;;[.I48];&quot;&lt;/player&gt; &lt;story&gt;&quot;;[.J48];&quot;&lt;/story&gt; &lt;/game&gt;&quot;)" office:value-type="string" office:string-value="&lt;game name=&quot;Test Drive V-Rally (USA)&quot;&gt; &lt;year&gt;2000&lt;/year&gt; &lt;rating&gt;ESRB - E (Everyone)&lt;/rating&gt; &lt;title&gt;Test Drive V-Rally &lt;/title&gt; &lt;pub&gt;Infogrames&lt;/pub&gt; &lt;dev&gt;Eden Studios&lt;/dev&gt; &lt;genre&gt;Driving&lt;/genre&gt; &lt;score&gt;4.1&lt;/score&gt; &lt;player&gt;1-4 Players&lt;/player&gt; &lt;story&gt;As an offshoot of the popular racing series &quot;Need for Speed,&quot; this game follows the first rally game in the series &quot;Need for Speed: V-Rally.&quot; This second installment comes with four game modes: arcade mode for casual rally fans, a championship mode for people who want to compete against other rally cars for a title, a trophy mode for true rally enthusiasts, and a time trial mode. V-Rally 2 also gives you the ability to create your own tracks.&lt;/story&gt; &lt;/game&gt;">
            <text:p>&lt;game name="Test Drive V-Rally (USA)"&gt; &lt;year&gt;2000&lt;/year&gt; &lt;rating&gt;ESRB - E (Everyone)&lt;/rating&gt; &lt;title&gt;Test Drive V-Rally &lt;/title&gt; &lt;pub&gt;Infogrames&lt;/pub&gt; &lt;dev&gt;Eden Studios&lt;/dev&gt; &lt;genre&gt;Driving&lt;/genre&gt; &lt;score&gt;4.1&lt;/score&gt; &lt;player&gt;1-4 Players&lt;/player&gt; &lt;story&gt;As an offshoot of the popular racing series "Need for Speed," this game follows the first rally game in the series "Need for Speed: V-Rally." This second installment comes with four game modes: arcade mode for casual rally fans, a championship mode for people who want to compete against other rally cars for a title, a trophy mode for true rally enthusiasts, and a time trial mode. V-Rally 2 also gives you the ability to create your own tracks.&lt;/story&gt; &lt;/game&gt;</text:p>
          </table:table-cell>
        </table:table-row>
        <table:table-row table:style-name="ro1">
          <table:table-cell office:value-type="string">
            <text:p>Gauntlet Legends (USA)</text:p>
          </table:table-cell>
          <table:table-cell office:value-type="float" office:value="2000">
            <text:p>2000</text:p>
          </table:table-cell>
          <table:table-cell office:value-type="string">
            <text:p>ESRB - T (Teen)</text:p>
          </table:table-cell>
          <table:table-cell office:value-type="string">
            <text:p>Gauntlet Legends </text:p>
          </table:table-cell>
          <table:table-cell office:value-type="string">
            <text:p>Midway</text:p>
          </table:table-cell>
          <table:table-cell office:value-type="string">
            <text:p>Atari Games </text:p>
          </table:table-cell>
          <table:table-cell office:value-type="string">
            <text:p>Action</text:p>
          </table:table-cell>
          <table:table-cell office:value-type="string">
            <text:p>3.1</text:p>
          </table:table-cell>
          <table:table-cell office:value-type="string">
            <text:p>1-4 Players</text:p>
          </table:table-cell>
          <table:table-cell office:value-type="string">
            <text:p>As many as four (Expansion Pak required) can band together in an epic quest through seven magical worlds -- three of which are brand-new to the home version -- to defeat the vile Skorne. ****The nonlinear action begins in a hub, which leads to the worlds, each with two to five levels. You can complete a level in one world, then move to another world, returning later to finish a new level in the first world. ****Developer Atari Games has delivered four new characters in addition to the four in the arcade version. Each character will have unique special attacks. Controller Pak support will allow players to team their evolving characters. ****Enemies, bosses, power-ups, music and sound effects are all getting radical makeovers. Atari is busily remapping carryover levels and cooking up devious new puzzles and hiding places for items, so don't even think of cribbing from the coin-op version. ** **Graphical updates include real-time lighting, which is nowhere to be found in the arcade version. The N64 Expansion Pak pushes plenty of polygon-based enemies onto the screen. ****The essential action -- team up with others, find keys, magic, runes and other items, and beat the stuffing out of anyone in your way -- remains unchanged from the arcade hit. Atari has delivered a far meatier storyline, though, spiffed up by cinema cut-scenes at the successful conclusion of a world.</text:p>
          </table:table-cell>
          <table:table-cell table:formula="of:=CONCATENATE(&quot;&lt;game name=&quot;;CHAR(34);[.A49];CHAR(34);&quot;&gt; &lt;year&gt;&quot;;[.B49];&quot;&lt;/year&gt; &lt;rating&gt;&quot;;[.C49];&quot;&lt;/rating&gt; &lt;title&gt;&quot;;[.D49];&quot;&lt;/title&gt; &lt;pub&gt;&quot;;[.E49];&quot;&lt;/pub&gt; &lt;dev&gt;&quot;;[.F49];&quot;&lt;/dev&gt; &lt;genre&gt;&quot;;[.G49];&quot;&lt;/genre&gt; &lt;score&gt;&quot;;[.H49];&quot;&lt;/score&gt; &lt;player&gt;&quot;;[.I49];&quot;&lt;/player&gt; &lt;story&gt;&quot;;[.J49];&quot;&lt;/story&gt; &lt;/game&gt;&quot;)" office:value-type="string" office:string-value="&lt;game name=&quot;Gauntlet Legends (USA)&quot;&gt; &lt;year&gt;2000&lt;/year&gt; &lt;rating&gt;ESRB - T (Teen)&lt;/rating&gt; &lt;title&gt;Gauntlet Legends &lt;/title&gt; &lt;pub&gt;Midway&lt;/pub&gt; &lt;dev&gt;Atari Games &lt;/dev&gt; &lt;genre&gt;Action&lt;/genre&gt; &lt;score&gt;3.1&lt;/score&gt; &lt;player&gt;1-4 Players&lt;/player&gt; &lt;story&gt;As many as four (Expansion Pak required) can band together in an epic quest through seven magical worlds -- three of which are brand-new to the home version -- to defeat the vile Skorne. ****The nonlinear action begins in a hub, which leads to the worlds, each with two to five levels. You can complete a level in one world, then move to another world, returning later to finish a new level in the first world. ****Developer Atari Games has delivered four new characters in addition to the four in the arcade version. Each character will have unique special attacks. Controller Pak support will allow players to team their evolving characters. ****Enemies, bosses, power-ups, music and sound effects are all getting radical makeovers. Atari is busily remapping carryover levels and cooking up devious new puzzles and hiding places for items, so don't even think of cribbing from the coin-op version. ** **Graphical updates include real-time lighting, which is nowhere to be found in the arcade version. The N64 Expansion Pak pushes plenty of polygon-based enemies onto the screen. ****The essential action -- team up with others, find keys, magic, runes and other items, and beat the stuffing out of anyone in your way -- remains unchanged from the arcade hit. Atari has delivered a far meatier storyline, though, spiffed up by cinema cut-scenes at the successful conclusion of a world.&lt;/story&gt; &lt;/game&gt;">
            <text:p>&lt;game name="Gauntlet Legends (USA)"&gt; &lt;year&gt;2000&lt;/year&gt; &lt;rating&gt;ESRB - T (Teen)&lt;/rating&gt; &lt;title&gt;Gauntlet Legends &lt;/title&gt; &lt;pub&gt;Midway&lt;/pub&gt; &lt;dev&gt;Atari Games &lt;/dev&gt; &lt;genre&gt;Action&lt;/genre&gt; &lt;score&gt;3.1&lt;/score&gt; &lt;player&gt;1-4 Players&lt;/player&gt; &lt;story&gt;As many as four (Expansion Pak required) can band together in an epic quest through seven magical worlds -- three of which are brand-new to the home version -- to defeat the vile Skorne. ****The nonlinear action begins in a hub, which leads to the worlds, each with two to five levels. You can complete a level in one world, then move to another world, returning later to finish a new level in the first world. ****Developer Atari Games has delivered four new characters in addition to the four in the arcade version. Each character will have unique special attacks. Controller Pak support will allow players to team their evolving characters. ****Enemies, bosses, power-ups, music and sound effects are all getting radical makeovers. Atari is busily remapping carryover levels and cooking up devious new puzzles and hiding places for items, so don't even think of cribbing from the coin-op version. ** **Graphical updates include real-time lighting, which is nowhere to be found in the arcade version. The N64 Expansion Pak pushes plenty of polygon-based enemies onto the screen. ****The essential action -- team up with others, find keys, magic, runes and other items, and beat the stuffing out of anyone in your way -- remains unchanged from the arcade hit. Atari has delivered a far meatier storyline, though, spiffed up by cinema cut-scenes at the successful conclusion of a world.&lt;/story&gt; &lt;/game&gt;</text:p>
          </table:table-cell>
        </table:table-row>
        <table:table-row table:style-name="ro1">
          <table:table-cell office:value-type="string">
            <text:p>Urban Chaos (USA)</text:p>
          </table:table-cell>
          <table:table-cell office:value-type="float" office:value="2000">
            <text:p>2000</text:p>
          </table:table-cell>
          <table:table-cell office:value-type="string">
            <text:p>ESRB - M (Mature)</text:p>
          </table:table-cell>
          <table:table-cell office:value-type="string">
            <text:p>Urban Chaos </text:p>
          </table:table-cell>
          <table:table-cell office:value-type="string">
            <text:p>Eidos Interactive</text:p>
          </table:table-cell>
          <table:table-cell office:value-type="string">
            <text:p>Mucky Foot Productions Limited</text:p>
          </table:table-cell>
          <table:table-cell office:value-type="string">
            <text:p>Adventure</text:p>
          </table:table-cell>
          <table:table-cell office:value-type="string">
            <text:p>3.7</text:p>
          </table:table-cell>
          <table:table-cell office:value-type="string">
            <text:p>1 Player</text:p>
          </table:table-cell>
          <table:table-cell office:value-type="string">
            <text:p>As the 2nd millennium ends, the cities are over-ran with Apocalyptic violence. Is this down to urban frustrations, or a sinister cult controlling everybody? You are either cop D'Arcy Stern or former soldier Roper McIntyre, and have to find the answers, but more importantly put a stop to the carnage. ****This involves a succession of action-packed non-linear missions. The environment incorporates shadows, rain, fog and a day/night cycle. Police cars, motorcycles and ambulances must be controlled during some missions. There are many ways to 'settle' the enemies - car chases, hand-to-hand combats and action movie-style shoot outs for example.</text:p>
          </table:table-cell>
          <table:table-cell table:formula="of:=CONCATENATE(&quot;&lt;game name=&quot;;CHAR(34);[.A50];CHAR(34);&quot;&gt; &lt;year&gt;&quot;;[.B50];&quot;&lt;/year&gt; &lt;rating&gt;&quot;;[.C50];&quot;&lt;/rating&gt; &lt;title&gt;&quot;;[.D50];&quot;&lt;/title&gt; &lt;pub&gt;&quot;;[.E50];&quot;&lt;/pub&gt; &lt;dev&gt;&quot;;[.F50];&quot;&lt;/dev&gt; &lt;genre&gt;&quot;;[.G50];&quot;&lt;/genre&gt; &lt;score&gt;&quot;;[.H50];&quot;&lt;/score&gt; &lt;player&gt;&quot;;[.I50];&quot;&lt;/player&gt; &lt;story&gt;&quot;;[.J50];&quot;&lt;/story&gt; &lt;/game&gt;&quot;)" office:value-type="string" office:string-value="&lt;game name=&quot;Urban Chaos (USA)&quot;&gt; &lt;year&gt;2000&lt;/year&gt; &lt;rating&gt;ESRB - M (Mature)&lt;/rating&gt; &lt;title&gt;Urban Chaos &lt;/title&gt; &lt;pub&gt;Eidos Interactive&lt;/pub&gt; &lt;dev&gt;Mucky Foot Productions Limited&lt;/dev&gt; &lt;genre&gt;Adventure&lt;/genre&gt; &lt;score&gt;3.7&lt;/score&gt; &lt;player&gt;1 Player&lt;/player&gt; &lt;story&gt;As the 2nd millennium ends, the cities are over-ran with Apocalyptic violence. Is this down to urban frustrations, or a sinister cult controlling everybody? You are either cop D'Arcy Stern or former soldier Roper McIntyre, and have to find the answers, but more importantly put a stop to the carnage. ****This involves a succession of action-packed non-linear missions. The environment incorporates shadows, rain, fog and a day/night cycle. Police cars, motorcycles and ambulances must be controlled during some missions. There are many ways to 'settle' the enemies - car chases, hand-to-hand combats and action movie-style shoot outs for example.&lt;/story&gt; &lt;/game&gt;">
            <text:p>&lt;game name="Urban Chaos (USA)"&gt; &lt;year&gt;2000&lt;/year&gt; &lt;rating&gt;ESRB - M (Mature)&lt;/rating&gt; &lt;title&gt;Urban Chaos &lt;/title&gt; &lt;pub&gt;Eidos Interactive&lt;/pub&gt; &lt;dev&gt;Mucky Foot Productions Limited&lt;/dev&gt; &lt;genre&gt;Adventure&lt;/genre&gt; &lt;score&gt;3.7&lt;/score&gt; &lt;player&gt;1 Player&lt;/player&gt; &lt;story&gt;As the 2nd millennium ends, the cities are over-ran with Apocalyptic violence. Is this down to urban frustrations, or a sinister cult controlling everybody? You are either cop D'Arcy Stern or former soldier Roper McIntyre, and have to find the answers, but more importantly put a stop to the carnage. ****This involves a succession of action-packed non-linear missions. The environment incorporates shadows, rain, fog and a day/night cycle. Police cars, motorcycles and ambulances must be controlled during some missions. There are many ways to 'settle' the enemies - car chases, hand-to-hand combats and action movie-style shoot outs for example.&lt;/story&gt; &lt;/game&gt;</text:p>
          </table:table-cell>
        </table:table-row>
        <table:table-row table:style-name="ro1">
          <table:table-cell office:value-type="string">
            <text:p>Grinch, The (USA)</text:p>
          </table:table-cell>
          <table:table-cell office:value-type="float" office:value="2000">
            <text:p>2000</text:p>
          </table:table-cell>
          <table:table-cell office:value-type="string">
            <text:p>ESRB - E (Everyone)</text:p>
          </table:table-cell>
          <table:table-cell office:value-type="string">
            <text:p>Grinch, The </text:p>
          </table:table-cell>
          <table:table-cell office:value-type="string">
            <text:p>Konami</text:p>
          </table:table-cell>
          <table:table-cell office:value-type="string">
            <text:p>Artificial Mind and Movement</text:p>
          </table:table-cell>
          <table:table-cell office:value-type="string">
            <text:p>Action</text:p>
          </table:table-cell>
          <table:table-cell office:value-type="string">
            <text:p>2.7</text:p>
          </table:table-cell>
          <table:table-cell office:value-type="string">
            <text:p>1 Player</text:p>
          </table:table-cell>
          <table:table-cell office:value-type="string">
            <text:p>As the Grinch, you're going to make sure that Whoville will NOT celebrate Christmas this year... Your missions, should you choose to accept them, includes breaking presents, build some of your nasty gadgets (rotten egg launcher, slime shooter), messing with the mail... And more. Explore four large environments in search of your blueprints for your "weapons". Even summon your pal Max for a little assistance at times.</text:p>
          </table:table-cell>
          <table:table-cell table:formula="of:=CONCATENATE(&quot;&lt;game name=&quot;;CHAR(34);[.A51];CHAR(34);&quot;&gt; &lt;year&gt;&quot;;[.B51];&quot;&lt;/year&gt; &lt;rating&gt;&quot;;[.C51];&quot;&lt;/rating&gt; &lt;title&gt;&quot;;[.D51];&quot;&lt;/title&gt; &lt;pub&gt;&quot;;[.E51];&quot;&lt;/pub&gt; &lt;dev&gt;&quot;;[.F51];&quot;&lt;/dev&gt; &lt;genre&gt;&quot;;[.G51];&quot;&lt;/genre&gt; &lt;score&gt;&quot;;[.H51];&quot;&lt;/score&gt; &lt;player&gt;&quot;;[.I51];&quot;&lt;/player&gt; &lt;story&gt;&quot;;[.J51];&quot;&lt;/story&gt; &lt;/game&gt;&quot;)" office:value-type="string" office:string-value="&lt;game name=&quot;Grinch, The (USA)&quot;&gt; &lt;year&gt;2000&lt;/year&gt; &lt;rating&gt;ESRB - E (Everyone)&lt;/rating&gt; &lt;title&gt;Grinch, The &lt;/title&gt; &lt;pub&gt;Konami&lt;/pub&gt; &lt;dev&gt;Artificial Mind and Movement&lt;/dev&gt; &lt;genre&gt;Action&lt;/genre&gt; &lt;score&gt;2.7&lt;/score&gt; &lt;player&gt;1 Player&lt;/player&gt; &lt;story&gt;As the Grinch, you're going to make sure that Whoville will NOT celebrate Christmas this year... Your missions, should you choose to accept them, includes breaking presents, build some of your nasty gadgets (rotten egg launcher, slime shooter), messing with the mail... And more. Explore four large environments in search of your blueprints for your &quot;weapons&quot;. Even summon your pal Max for a little assistance at times.&lt;/story&gt; &lt;/game&gt;">
            <text:p>&lt;game name="Grinch, The (USA)"&gt; &lt;year&gt;2000&lt;/year&gt; &lt;rating&gt;ESRB - E (Everyone)&lt;/rating&gt; &lt;title&gt;Grinch, The &lt;/title&gt; &lt;pub&gt;Konami&lt;/pub&gt; &lt;dev&gt;Artificial Mind and Movement&lt;/dev&gt; &lt;genre&gt;Action&lt;/genre&gt; &lt;score&gt;2.7&lt;/score&gt; &lt;player&gt;1 Player&lt;/player&gt; &lt;story&gt;As the Grinch, you're going to make sure that Whoville will NOT celebrate Christmas this year... Your missions, should you choose to accept them, includes breaking presents, build some of your nasty gadgets (rotten egg launcher, slime shooter), messing with the mail... And more. Explore four large environments in search of your blueprints for your "weapons". Even summon your pal Max for a little assistance at times.&lt;/story&gt; &lt;/game&gt;</text:p>
          </table:table-cell>
        </table:table-row>
        <table:table-row table:style-name="ro1">
          <table:table-cell office:value-type="string">
            <text:p>Evil Dead - Hail to the King (USA)</text:p>
          </table:table-cell>
          <table:table-cell office:value-type="float" office:value="2000">
            <text:p>2000</text:p>
          </table:table-cell>
          <table:table-cell office:value-type="string">
            <text:p>ESRB - M (Mature)</text:p>
          </table:table-cell>
          <table:table-cell office:value-type="string">
            <text:p>Evil Dead - Hail to the King </text:p>
          </table:table-cell>
          <table:table-cell office:value-type="string">
            <text:p>THQ</text:p>
          </table:table-cell>
          <table:table-cell office:value-type="string">
            <text:p>Heavy Iron Studios</text:p>
          </table:table-cell>
          <table:table-cell office:value-type="string">
            <text:p>Adventure</text:p>
          </table:table-cell>
          <table:table-cell office:value-type="float" office:value="2.8">
            <text:p>2.8</text:p>
          </table:table-cell>
          <table:table-cell office:value-type="string">
            <text:p>1 Player</text:p>
          </table:table-cell>
          <table:table-cell office:value-type="string">
            <text:p>Ash, the square-jawed, insult-spewing, shotgun-toting, chainsaw-armed hero from the cult classic Evil Dead trilogy is back. Picking up eight years after the last installment of the Evil Dead films, Ash is drawn back to the infamous cabin in the woods only to again face evil forces that have crossed over to our world. Our hero finds himself slicing and dicing carnivorous Kandarian demons, vicious deadites, and other unspeakable atrocities spawned by the notorious Book of the Dead. And in true Evil Dead fashion, Ash must once again attempt to save the world from an appalling and horrific end.**Evil Dead: Hail to the King is a survival horror game with over-the-top bloodlust and signature Ash humor--all within the confines of the Evil Dead universe.</text:p>
          </table:table-cell>
          <table:table-cell table:formula="of:=CONCATENATE(&quot;&lt;game name=&quot;;CHAR(34);[.A52];CHAR(34);&quot;&gt; &lt;year&gt;&quot;;[.B52];&quot;&lt;/year&gt; &lt;rating&gt;&quot;;[.C52];&quot;&lt;/rating&gt; &lt;title&gt;&quot;;[.D52];&quot;&lt;/title&gt; &lt;pub&gt;&quot;;[.E52];&quot;&lt;/pub&gt; &lt;dev&gt;&quot;;[.F52];&quot;&lt;/dev&gt; &lt;genre&gt;&quot;;[.G52];&quot;&lt;/genre&gt; &lt;score&gt;&quot;;[.H52];&quot;&lt;/score&gt; &lt;player&gt;&quot;;[.I52];&quot;&lt;/player&gt; &lt;story&gt;&quot;;[.J52];&quot;&lt;/story&gt; &lt;/game&gt;&quot;)" office:value-type="string" office:string-value="&lt;game name=&quot;Evil Dead - Hail to the King (USA)&quot;&gt; &lt;year&gt;2000&lt;/year&gt; &lt;rating&gt;ESRB - M (Mature)&lt;/rating&gt; &lt;title&gt;Evil Dead - Hail to the King &lt;/title&gt; &lt;pub&gt;THQ&lt;/pub&gt; &lt;dev&gt;Heavy Iron Studios&lt;/dev&gt; &lt;genre&gt;Adventure&lt;/genre&gt; &lt;score&gt;2.8&lt;/score&gt; &lt;player&gt;1 Player&lt;/player&gt; &lt;story&gt;Ash, the square-jawed, insult-spewing, shotgun-toting, chainsaw-armed hero from the cult classic Evil Dead trilogy is back. Picking up eight years after the last installment of the Evil Dead films, Ash is drawn back to the infamous cabin in the woods only to again face evil forces that have crossed over to our world. Our hero finds himself slicing and dicing carnivorous Kandarian demons, vicious deadites, and other unspeakable atrocities spawned by the notorious Book of the Dead. And in true Evil Dead fashion, Ash must once again attempt to save the world from an appalling and horrific end.**Evil Dead: Hail to the King is a survival horror game with over-the-top bloodlust and signature Ash humor--all within the confines of the Evil Dead universe.&lt;/story&gt; &lt;/game&gt;">
            <text:p>&lt;game name="Evil Dead - Hail to the King (USA)"&gt; &lt;year&gt;2000&lt;/year&gt; &lt;rating&gt;ESRB - M (Mature)&lt;/rating&gt; &lt;title&gt;Evil Dead - Hail to the King &lt;/title&gt; &lt;pub&gt;THQ&lt;/pub&gt; &lt;dev&gt;Heavy Iron Studios&lt;/dev&gt; &lt;genre&gt;Adventure&lt;/genre&gt; &lt;score&gt;2.8&lt;/score&gt; &lt;player&gt;1 Player&lt;/player&gt; &lt;story&gt;Ash, the square-jawed, insult-spewing, shotgun-toting, chainsaw-armed hero from the cult classic Evil Dead trilogy is back. Picking up eight years after the last installment of the Evil Dead films, Ash is drawn back to the infamous cabin in the woods only to again face evil forces that have crossed over to our world. Our hero finds himself slicing and dicing carnivorous Kandarian demons, vicious deadites, and other unspeakable atrocities spawned by the notorious Book of the Dead. And in true Evil Dead fashion, Ash must once again attempt to save the world from an appalling and horrific end.**Evil Dead: Hail to the King is a survival horror game with over-the-top bloodlust and signature Ash humor--all within the confines of the Evil Dead universe.&lt;/story&gt; &lt;/game&gt;</text:p>
          </table:table-cell>
        </table:table-row>
        <table:table-row table:style-name="ro1">
          <table:table-cell office:value-type="string">
            <text:p>Illbleed (USA)</text:p>
          </table:table-cell>
          <table:table-cell office:value-type="float" office:value="2001">
            <text:p>2001</text:p>
          </table:table-cell>
          <table:table-cell office:value-type="string">
            <text:p>ESRB - M (Mature)</text:p>
          </table:table-cell>
          <table:table-cell office:value-type="string">
            <text:p>Illbleed </text:p>
          </table:table-cell>
          <table:table-cell office:value-type="string">
            <text:p>AIA</text:p>
          </table:table-cell>
          <table:table-cell office:value-type="string">
            <text:p>Crazy Games, Inc.</text:p>
          </table:table-cell>
          <table:table-cell office:value-type="string">
            <text:p>Adventure</text:p>
          </table:table-cell>
          <table:table-cell office:value-type="string">
            <text:p>3.6</text:p>
          </table:table-cell>
          <table:table-cell office:value-type="string">
            <text:p>1 Player</text:p>
          </table:table-cell>
          <table:table-cell office:value-type="string">
            <text:p>B-movie horror-film producer Michael Reynolds offers a million dollars to anyone who can survive his terrifying movie-themed park, Illbleed. Four teenage horror fans, Eriko Christy, Kevin Kertsman, Randy Fairbanks, and Michel Waters, receive invitations to the ghastly park. Filled with enthusiasm, Kevin, Randy, and Michel carelessly rush to Illbleed, leaving behind young Eriko. Eriko eventually heads to Illbleed to search for her now-missing friends. Eriko must find her friends, survive the horrors of Illbleed, and get out alive, if she can.****Each "amusement" in Illbleed is based on one of Michael Reynolds' horror films, from the worm infested drive-in theater of Revenge of the Worm to the trap-laden supermarket of Killer Department Store. The player can choose to play a level with any of the kids that have been rescued, and one character is trapped in each of the attractions. Robots modeled on the movies' monsters populate each attraction as well, and each is programmed to attack and kill attendees. In addition to the robots, every room in an attraction is fitted with traps to surprise and hurt. If the player character becomes too surprised they'll die of a heart attack. Prize money is awarded for surviving each attraction, and can be used to upgrade a character's stats or buy items.</text:p>
          </table:table-cell>
          <table:table-cell table:formula="of:=CONCATENATE(&quot;&lt;game name=&quot;;CHAR(34);[.A53];CHAR(34);&quot;&gt; &lt;year&gt;&quot;;[.B53];&quot;&lt;/year&gt; &lt;rating&gt;&quot;;[.C53];&quot;&lt;/rating&gt; &lt;title&gt;&quot;;[.D53];&quot;&lt;/title&gt; &lt;pub&gt;&quot;;[.E53];&quot;&lt;/pub&gt; &lt;dev&gt;&quot;;[.F53];&quot;&lt;/dev&gt; &lt;genre&gt;&quot;;[.G53];&quot;&lt;/genre&gt; &lt;score&gt;&quot;;[.H53];&quot;&lt;/score&gt; &lt;player&gt;&quot;;[.I53];&quot;&lt;/player&gt; &lt;story&gt;&quot;;[.J53];&quot;&lt;/story&gt; &lt;/game&gt;&quot;)" office:value-type="string" office:string-value="&lt;game name=&quot;Illbleed (USA)&quot;&gt; &lt;year&gt;2001&lt;/year&gt; &lt;rating&gt;ESRB - M (Mature)&lt;/rating&gt; &lt;title&gt;Illbleed &lt;/title&gt; &lt;pub&gt;AIA&lt;/pub&gt; &lt;dev&gt;Crazy Games, Inc.&lt;/dev&gt; &lt;genre&gt;Adventure&lt;/genre&gt; &lt;score&gt;3.6&lt;/score&gt; &lt;player&gt;1 Player&lt;/player&gt; &lt;story&gt;B-movie horror-film producer Michael Reynolds offers a million dollars to anyone who can survive his terrifying movie-themed park, Illbleed. Four teenage horror fans, Eriko Christy, Kevin Kertsman, Randy Fairbanks, and Michel Waters, receive invitations to the ghastly park. Filled with enthusiasm, Kevin, Randy, and Michel carelessly rush to Illbleed, leaving behind young Eriko. Eriko eventually heads to Illbleed to search for her now-missing friends. Eriko must find her friends, survive the horrors of Illbleed, and get out alive, if she can.****Each &quot;amusement&quot; in Illbleed is based on one of Michael Reynolds' horror films, from the worm infested drive-in theater of Revenge of the Worm to the trap-laden supermarket of Killer Department Store. The player can choose to play a level with any of the kids that have been rescued, and one character is trapped in each of the attractions. Robots modeled on the movies' monsters populate each attraction as well, and each is programmed to attack and kill attendees. In addition to the robots, every room in an attraction is fitted with traps to surprise and hurt. If the player character becomes too surprised they'll die of a heart attack. Prize money is awarded for surviving each attraction, and can be used to upgrade a character's stats or buy items.&lt;/story&gt; &lt;/game&gt;">
            <text:p>&lt;game name="Illbleed (USA)"&gt; &lt;year&gt;2001&lt;/year&gt; &lt;rating&gt;ESRB - M (Mature)&lt;/rating&gt; &lt;title&gt;Illbleed &lt;/title&gt; &lt;pub&gt;AIA&lt;/pub&gt; &lt;dev&gt;Crazy Games, Inc.&lt;/dev&gt; &lt;genre&gt;Adventure&lt;/genre&gt; &lt;score&gt;3.6&lt;/score&gt; &lt;player&gt;1 Player&lt;/player&gt; &lt;story&gt;B-movie horror-film producer Michael Reynolds offers a million dollars to anyone who can survive his terrifying movie-themed park, Illbleed. Four teenage horror fans, Eriko Christy, Kevin Kertsman, Randy Fairbanks, and Michel Waters, receive invitations to the ghastly park. Filled with enthusiasm, Kevin, Randy, and Michel carelessly rush to Illbleed, leaving behind young Eriko. Eriko eventually heads to Illbleed to search for her now-missing friends. Eriko must find her friends, survive the horrors of Illbleed, and get out alive, if she can.****Each "amusement" in Illbleed is based on one of Michael Reynolds' horror films, from the worm infested drive-in theater of Revenge of the Worm to the trap-laden supermarket of Killer Department Store. The player can choose to play a level with any of the kids that have been rescued, and one character is trapped in each of the attractions. Robots modeled on the movies' monsters populate each attraction as well, and each is programmed to attack and kill attendees. In addition to the robots, every room in an attraction is fitted with traps to surprise and hurt. If the player character becomes too surprised they'll die of a heart attack. Prize money is awarded for surviving each attraction, and can be used to upgrade a character's stats or buy items.&lt;/story&gt; &lt;/game&gt;</text:p>
          </table:table-cell>
        </table:table-row>
        <table:table-row table:style-name="ro1">
          <table:table-cell office:value-type="string">
            <text:p>Sword of the Berserk - Guts' Rage (USA)</text:p>
          </table:table-cell>
          <table:table-cell office:value-type="float" office:value="2000">
            <text:p>2000</text:p>
          </table:table-cell>
          <table:table-cell office:value-type="string">
            <text:p>ESRB - M (Mature)</text:p>
          </table:table-cell>
          <table:table-cell office:value-type="string">
            <text:p>Sword of the Berserk - Guts' Rage </text:p>
          </table:table-cell>
          <table:table-cell office:value-type="string">
            <text:p>Eidos Interactive</text:p>
          </table:table-cell>
          <table:table-cell office:value-type="string">
            <text:p>Yuke's Co. Ltd.</text:p>
          </table:table-cell>
          <table:table-cell office:value-type="string">
            <text:p>Beat-'Em-Up</text:p>
          </table:table-cell>
          <table:table-cell office:value-type="string">
            <text:p>3.9</text:p>
          </table:table-cell>
          <table:table-cell office:value-type="string">
            <text:p>1 Player</text:p>
          </table:table-cell>
          <table:table-cell office:value-type="string">
            <text:p>Based on popular Japanese manga, Sword of the Berserk: Guts' Rage is an action-adventure with a medieval fantasy setting. A mysterious plague-like evil is revealed in the course of the one-eyed warrior Gattsu's personal quest to cure his love Casca of her demented state and exact revenge on the evil God Hand warriors responsible for their fate.****The story unfolds in between gory action sequences in which Gattsu uses his 7-foot-long sword and other assorted weapons to battle with countless and varied foes.</text:p>
          </table:table-cell>
          <table:table-cell table:formula="of:=CONCATENATE(&quot;&lt;game name=&quot;;CHAR(34);[.A54];CHAR(34);&quot;&gt; &lt;year&gt;&quot;;[.B54];&quot;&lt;/year&gt; &lt;rating&gt;&quot;;[.C54];&quot;&lt;/rating&gt; &lt;title&gt;&quot;;[.D54];&quot;&lt;/title&gt; &lt;pub&gt;&quot;;[.E54];&quot;&lt;/pub&gt; &lt;dev&gt;&quot;;[.F54];&quot;&lt;/dev&gt; &lt;genre&gt;&quot;;[.G54];&quot;&lt;/genre&gt; &lt;score&gt;&quot;;[.H54];&quot;&lt;/score&gt; &lt;player&gt;&quot;;[.I54];&quot;&lt;/player&gt; &lt;story&gt;&quot;;[.J54];&quot;&lt;/story&gt; &lt;/game&gt;&quot;)" office:value-type="string" office:string-value="&lt;game name=&quot;Sword of the Berserk - Guts' Rage (USA)&quot;&gt; &lt;year&gt;2000&lt;/year&gt; &lt;rating&gt;ESRB - M (Mature)&lt;/rating&gt; &lt;title&gt;Sword of the Berserk - Guts' Rage &lt;/title&gt; &lt;pub&gt;Eidos Interactive&lt;/pub&gt; &lt;dev&gt;Yuke's Co. Ltd.&lt;/dev&gt; &lt;genre&gt;Beat-'Em-Up&lt;/genre&gt; &lt;score&gt;3.9&lt;/score&gt; &lt;player&gt;1 Player&lt;/player&gt; &lt;story&gt;Based on popular Japanese manga, Sword of the Berserk: Guts' Rage is an action-adventure with a medieval fantasy setting. A mysterious plague-like evil is revealed in the course of the one-eyed warrior Gattsu's personal quest to cure his love Casca of her demented state and exact revenge on the evil God Hand warriors responsible for their fate.****The story unfolds in between gory action sequences in which Gattsu uses his 7-foot-long sword and other assorted weapons to battle with countless and varied foes.&lt;/story&gt; &lt;/game&gt;">
            <text:p>&lt;game name="Sword of the Berserk - Guts' Rage (USA)"&gt; &lt;year&gt;2000&lt;/year&gt; &lt;rating&gt;ESRB - M (Mature)&lt;/rating&gt; &lt;title&gt;Sword of the Berserk - Guts' Rage &lt;/title&gt; &lt;pub&gt;Eidos Interactive&lt;/pub&gt; &lt;dev&gt;Yuke's Co. Ltd.&lt;/dev&gt; &lt;genre&gt;Beat-'Em-Up&lt;/genre&gt; &lt;score&gt;3.9&lt;/score&gt; &lt;player&gt;1 Player&lt;/player&gt; &lt;story&gt;Based on popular Japanese manga, Sword of the Berserk: Guts' Rage is an action-adventure with a medieval fantasy setting. A mysterious plague-like evil is revealed in the course of the one-eyed warrior Gattsu's personal quest to cure his love Casca of her demented state and exact revenge on the evil God Hand warriors responsible for their fate.****The story unfolds in between gory action sequences in which Gattsu uses his 7-foot-long sword and other assorted weapons to battle with countless and varied foes.&lt;/story&gt; &lt;/game&gt;</text:p>
          </table:table-cell>
        </table:table-row>
        <table:table-row table:style-name="ro1">
          <table:table-cell office:value-type="string">
            <text:p>Heavy Metal - Geomatrix (USA)</text:p>
          </table:table-cell>
          <table:table-cell office:value-type="float" office:value="2001">
            <text:p>2001</text:p>
          </table:table-cell>
          <table:table-cell office:value-type="string">
            <text:p>ESRB - M (Mature)</text:p>
          </table:table-cell>
          <table:table-cell office:value-type="string">
            <text:p>Heavy Metal - Geomatrix </text:p>
          </table:table-cell>
          <table:table-cell office:value-type="string">
            <text:p>Capcom</text:p>
          </table:table-cell>
          <table:table-cell office:value-type="string">
            <text:p>Capcom Entertainment, Inc.</text:p>
          </table:table-cell>
          <table:table-cell office:value-type="string">
            <text:p>Action</text:p>
          </table:table-cell>
          <table:table-cell office:value-type="string">
            <text:p>3.9</text:p>
          </table:table-cell>
          <table:table-cell office:value-type="string">
            <text:p>1-2 Players</text:p>
          </table:table-cell>
          <table:table-cell office:value-type="string">
            <text:p>Based on the Heavy Metal world created by Kevin Eastman and Simon Bisley, this fighting title allows you to take control of a team of three fighters, ranging from a basic all-rounder, or a lightning fast female to a huge bulky mass of power. Of course, they are all a mix of human and humanoid, and depending on their strengths, have a range of different moves and styles.****The main aim of the game is to defeat each of the opposing 3-man teams ahead of you, and dominate cyberspace.****The game mixes a little of Street Fighter with a dash of Virtual On, allowing you to fight in close or use long range attacks all inside a 3D landscape.</text:p>
          </table:table-cell>
          <table:table-cell table:formula="of:=CONCATENATE(&quot;&lt;game name=&quot;;CHAR(34);[.A55];CHAR(34);&quot;&gt; &lt;year&gt;&quot;;[.B55];&quot;&lt;/year&gt; &lt;rating&gt;&quot;;[.C55];&quot;&lt;/rating&gt; &lt;title&gt;&quot;;[.D55];&quot;&lt;/title&gt; &lt;pub&gt;&quot;;[.E55];&quot;&lt;/pub&gt; &lt;dev&gt;&quot;;[.F55];&quot;&lt;/dev&gt; &lt;genre&gt;&quot;;[.G55];&quot;&lt;/genre&gt; &lt;score&gt;&quot;;[.H55];&quot;&lt;/score&gt; &lt;player&gt;&quot;;[.I55];&quot;&lt;/player&gt; &lt;story&gt;&quot;;[.J55];&quot;&lt;/story&gt; &lt;/game&gt;&quot;)" office:value-type="string" office:string-value="&lt;game name=&quot;Heavy Metal - Geomatrix (USA)&quot;&gt; &lt;year&gt;2001&lt;/year&gt; &lt;rating&gt;ESRB - M (Mature)&lt;/rating&gt; &lt;title&gt;Heavy Metal - Geomatrix &lt;/title&gt; &lt;pub&gt;Capcom&lt;/pub&gt; &lt;dev&gt;Capcom Entertainment, Inc.&lt;/dev&gt; &lt;genre&gt;Action&lt;/genre&gt; &lt;score&gt;3.9&lt;/score&gt; &lt;player&gt;1-2 Players&lt;/player&gt; &lt;story&gt;Based on the Heavy Metal world created by Kevin Eastman and Simon Bisley, this fighting title allows you to take control of a team of three fighters, ranging from a basic all-rounder, or a lightning fast female to a huge bulky mass of power. Of course, they are all a mix of human and humanoid, and depending on their strengths, have a range of different moves and styles.****The main aim of the game is to defeat each of the opposing 3-man teams ahead of you, and dominate cyberspace.****The game mixes a little of Street Fighter with a dash of Virtual On, allowing you to fight in close or use long range attacks all inside a 3D landscape.&lt;/story&gt; &lt;/game&gt;">
            <text:p>&lt;game name="Heavy Metal - Geomatrix (USA)"&gt; &lt;year&gt;2001&lt;/year&gt; &lt;rating&gt;ESRB - M (Mature)&lt;/rating&gt; &lt;title&gt;Heavy Metal - Geomatrix &lt;/title&gt; &lt;pub&gt;Capcom&lt;/pub&gt; &lt;dev&gt;Capcom Entertainment, Inc.&lt;/dev&gt; &lt;genre&gt;Action&lt;/genre&gt; &lt;score&gt;3.9&lt;/score&gt; &lt;player&gt;1-2 Players&lt;/player&gt; &lt;story&gt;Based on the Heavy Metal world created by Kevin Eastman and Simon Bisley, this fighting title allows you to take control of a team of three fighters, ranging from a basic all-rounder, or a lightning fast female to a huge bulky mass of power. Of course, they are all a mix of human and humanoid, and depending on their strengths, have a range of different moves and styles.****The main aim of the game is to defeat each of the opposing 3-man teams ahead of you, and dominate cyberspace.****The game mixes a little of Street Fighter with a dash of Virtual On, allowing you to fight in close or use long range attacks all inside a 3D landscape.&lt;/story&gt; &lt;/game&gt;</text:p>
          </table:table-cell>
        </table:table-row>
        <table:table-row table:style-name="ro1">
          <table:table-cell office:value-type="string">
            <text:p>Jojo's Bizarre Adventure (USA)</text:p>
          </table:table-cell>
          <table:table-cell office:value-type="float" office:value="1999">
            <text:p>1999</text:p>
          </table:table-cell>
          <table:table-cell office:value-type="string">
            <text:p>ESRB - T (Teen)</text:p>
          </table:table-cell>
          <table:table-cell office:value-type="string">
            <text:p>Jojo's Bizarre Adventure </text:p>
          </table:table-cell>
          <table:table-cell office:value-type="string">
            <text:p>Capcom</text:p>
          </table:table-cell>
          <table:table-cell office:value-type="string">
            <text:p>Capcom Co., Ltd.</text:p>
          </table:table-cell>
          <table:table-cell office:value-type="string">
            <text:p>Fighter</text:p>
          </table:table-cell>
          <table:table-cell office:value-type="string">
            <text:p>3.9</text:p>
          </table:table-cell>
          <table:table-cell office:value-type="string">
            <text:p>1-2 Players</text:p>
          </table:table-cell>
          <table:table-cell office:value-type="string">
            <text:p>Based on the Japanese manga/anime of the same name, JoJo's Bizarre Adventure is a 2D fighter from Capcom. Take on the role of one of 18 characters and battle your friends in Arcade Mode, or take on the role of Jotaro "JoJo" Kujo and his friends in Super Story Mode as they battle their way to the evil vampire, Dio Brando, in order to save the world!****A Dreamcast version also exists, but without the Super Story Mode and a couple of missing characters. Both games were ports of Capcom's arcade fighter, JoJo's Venture and its update, JoJo's Bizarre Adventure.</text:p>
          </table:table-cell>
          <table:table-cell table:formula="of:=CONCATENATE(&quot;&lt;game name=&quot;;CHAR(34);[.A56];CHAR(34);&quot;&gt; &lt;year&gt;&quot;;[.B56];&quot;&lt;/year&gt; &lt;rating&gt;&quot;;[.C56];&quot;&lt;/rating&gt; &lt;title&gt;&quot;;[.D56];&quot;&lt;/title&gt; &lt;pub&gt;&quot;;[.E56];&quot;&lt;/pub&gt; &lt;dev&gt;&quot;;[.F56];&quot;&lt;/dev&gt; &lt;genre&gt;&quot;;[.G56];&quot;&lt;/genre&gt; &lt;score&gt;&quot;;[.H56];&quot;&lt;/score&gt; &lt;player&gt;&quot;;[.I56];&quot;&lt;/player&gt; &lt;story&gt;&quot;;[.J56];&quot;&lt;/story&gt; &lt;/game&gt;&quot;)" office:value-type="string" office:string-value="&lt;game name=&quot;Jojo's Bizarre Adventure (USA)&quot;&gt; &lt;year&gt;1999&lt;/year&gt; &lt;rating&gt;ESRB - T (Teen)&lt;/rating&gt; &lt;title&gt;Jojo's Bizarre Adventure &lt;/title&gt; &lt;pub&gt;Capcom&lt;/pub&gt; &lt;dev&gt;Capcom Co., Ltd.&lt;/dev&gt; &lt;genre&gt;Fighter&lt;/genre&gt; &lt;score&gt;3.9&lt;/score&gt; &lt;player&gt;1-2 Players&lt;/player&gt; &lt;story&gt;Based on the Japanese manga/anime of the same name, JoJo's Bizarre Adventure is a 2D fighter from Capcom. Take on the role of one of 18 characters and battle your friends in Arcade Mode, or take on the role of Jotaro &quot;JoJo&quot; Kujo and his friends in Super Story Mode as they battle their way to the evil vampire, Dio Brando, in order to save the world!****A Dreamcast version also exists, but without the Super Story Mode and a couple of missing characters. Both games were ports of Capcom's arcade fighter, JoJo's Venture and its update, JoJo's Bizarre Adventure.&lt;/story&gt; &lt;/game&gt;">
            <text:p>&lt;game name="Jojo's Bizarre Adventure (USA)"&gt; &lt;year&gt;1999&lt;/year&gt; &lt;rating&gt;ESRB - T (Teen)&lt;/rating&gt; &lt;title&gt;Jojo's Bizarre Adventure &lt;/title&gt; &lt;pub&gt;Capcom&lt;/pub&gt; &lt;dev&gt;Capcom Co., Ltd.&lt;/dev&gt; &lt;genre&gt;Fighter&lt;/genre&gt; &lt;score&gt;3.9&lt;/score&gt; &lt;player&gt;1-2 Players&lt;/player&gt; &lt;story&gt;Based on the Japanese manga/anime of the same name, JoJo's Bizarre Adventure is a 2D fighter from Capcom. Take on the role of one of 18 characters and battle your friends in Arcade Mode, or take on the role of Jotaro "JoJo" Kujo and his friends in Super Story Mode as they battle their way to the evil vampire, Dio Brando, in order to save the world!****A Dreamcast version also exists, but without the Super Story Mode and a couple of missing characters. Both games were ports of Capcom's arcade fighter, JoJo's Venture and its update, JoJo's Bizarre Adventure.&lt;/story&gt; &lt;/game&gt;</text:p>
          </table:table-cell>
        </table:table-row>
        <table:table-row table:style-name="ro1">
          <table:table-cell office:value-type="string">
            <text:p>Star Wars - Episode I Racer (USA)</text:p>
          </table:table-cell>
          <table:table-cell office:value-type="float" office:value="2000">
            <text:p>2000</text:p>
          </table:table-cell>
          <table:table-cell office:value-type="string">
            <text:p>ESRB - E (Everyone)</text:p>
          </table:table-cell>
          <table:table-cell office:value-type="string">
            <text:p>Star Wars - Episode I Racer </text:p>
          </table:table-cell>
          <table:table-cell office:value-type="string">
            <text:p>LucasArts</text:p>
          </table:table-cell>
          <table:table-cell office:value-type="string">
            <text:p>LucasArts Entertainment Company LLC</text:p>
          </table:table-cell>
          <table:table-cell office:value-type="string">
            <text:p>Driving</text:p>
          </table:table-cell>
          <table:table-cell office:value-type="string">
            <text:p>3.8</text:p>
          </table:table-cell>
          <table:table-cell office:value-type="string">
            <text:p>1-2 Players</text:p>
          </table:table-cell>
          <table:table-cell office:value-type="string">
            <text:p>Based upon the Pod Racing scenes of Star Wars Episode I: The Phantom Menace, your mission as young Anakin Skywalker or as one of a collection of strange characters from around the Galaxy is to compete, survive and win in the high speed challenge of Pod Racing.****Each character has a unique Pod that can be upgraded with the credits you win after each race. Finish first to gain the most prestige and compete in greater and more challenging tracks, including the now famous race along the sand dunes of Tatooine that determined the destiny of many lives.</text:p>
          </table:table-cell>
          <table:table-cell table:formula="of:=CONCATENATE(&quot;&lt;game name=&quot;;CHAR(34);[.A57];CHAR(34);&quot;&gt; &lt;year&gt;&quot;;[.B57];&quot;&lt;/year&gt; &lt;rating&gt;&quot;;[.C57];&quot;&lt;/rating&gt; &lt;title&gt;&quot;;[.D57];&quot;&lt;/title&gt; &lt;pub&gt;&quot;;[.E57];&quot;&lt;/pub&gt; &lt;dev&gt;&quot;;[.F57];&quot;&lt;/dev&gt; &lt;genre&gt;&quot;;[.G57];&quot;&lt;/genre&gt; &lt;score&gt;&quot;;[.H57];&quot;&lt;/score&gt; &lt;player&gt;&quot;;[.I57];&quot;&lt;/player&gt; &lt;story&gt;&quot;;[.J57];&quot;&lt;/story&gt; &lt;/game&gt;&quot;)" office:value-type="string" office:string-value="&lt;game name=&quot;Star Wars - Episode I Racer (USA)&quot;&gt; &lt;year&gt;2000&lt;/year&gt; &lt;rating&gt;ESRB - E (Everyone)&lt;/rating&gt; &lt;title&gt;Star Wars - Episode I Racer &lt;/title&gt; &lt;pub&gt;LucasArts&lt;/pub&gt; &lt;dev&gt;LucasArts Entertainment Company LLC&lt;/dev&gt; &lt;genre&gt;Driving&lt;/genre&gt; &lt;score&gt;3.8&lt;/score&gt; &lt;player&gt;1-2 Players&lt;/player&gt; &lt;story&gt;Based upon the Pod Racing scenes of Star Wars Episode I: The Phantom Menace, your mission as young Anakin Skywalker or as one of a collection of strange characters from around the Galaxy is to compete, survive and win in the high speed challenge of Pod Racing.****Each character has a unique Pod that can be upgraded with the credits you win after each race. Finish first to gain the most prestige and compete in greater and more challenging tracks, including the now famous race along the sand dunes of Tatooine that determined the destiny of many lives.&lt;/story&gt; &lt;/game&gt;">
            <text:p>&lt;game name="Star Wars - Episode I Racer (USA)"&gt; &lt;year&gt;2000&lt;/year&gt; &lt;rating&gt;ESRB - E (Everyone)&lt;/rating&gt; &lt;title&gt;Star Wars - Episode I Racer &lt;/title&gt; &lt;pub&gt;LucasArts&lt;/pub&gt; &lt;dev&gt;LucasArts Entertainment Company LLC&lt;/dev&gt; &lt;genre&gt;Driving&lt;/genre&gt; &lt;score&gt;3.8&lt;/score&gt; &lt;player&gt;1-2 Players&lt;/player&gt; &lt;story&gt;Based upon the Pod Racing scenes of Star Wars Episode I: The Phantom Menace, your mission as young Anakin Skywalker or as one of a collection of strange characters from around the Galaxy is to compete, survive and win in the high speed challenge of Pod Racing.****Each character has a unique Pod that can be upgraded with the credits you win after each race. Finish first to gain the most prestige and compete in greater and more challenging tracks, including the now famous race along the sand dunes of Tatooine that determined the destiny of many lives.&lt;/story&gt; &lt;/game&gt;</text:p>
          </table:table-cell>
        </table:table-row>
        <table:table-row table:style-name="ro1">
          <table:table-cell office:value-type="string">
            <text:p>J-League Spectacle Soccer (Japan)</text:p>
          </table:table-cell>
          <table:table-cell office:value-type="float" office:value="2002">
            <text:p>2002</text:p>
          </table:table-cell>
          <table:table-cell office:value-type="string">
            <text:p>ESRB - E (Everyone)</text:p>
          </table:table-cell>
          <table:table-cell office:value-type="string">
            <text:p>J-League Spectacle Soccer </text:p>
          </table:table-cell>
          <table:table-cell office:value-type="string">
            <text:p>Sega</text:p>
          </table:table-cell>
          <table:table-cell office:value-type="string">
            <text:p>Smilebit </text:p>
          </table:table-cell>
          <table:table-cell office:value-type="string">
            <text:p>Soccer/Sports</text:p>
          </table:table-cell>
          <table:table-cell office:value-type="float" office:value="3.5">
            <text:p>3.5</text:p>
          </table:table-cell>
          <table:table-cell office:value-type="string">
            <text:p>1-4 Players</text:p>
          </table:table-cell>
          <table:table-cell office:value-type="string">
            <text:p>Better known as 90 Minutes in Europe this was Sega's last footy game for our beloved Dreamcast which actually came out in Europe first in October 2001 while this Japanese release wasn't released until February 2002. <text:s/>The Japanese version features all the Japanese league teams as you'd expect from the game's title as well as international teams</text:p>
          </table:table-cell>
          <table:table-cell table:formula="of:=CONCATENATE(&quot;&lt;game name=&quot;;CHAR(34);[.A58];CHAR(34);&quot;&gt; &lt;year&gt;&quot;;[.B58];&quot;&lt;/year&gt; &lt;rating&gt;&quot;;[.C58];&quot;&lt;/rating&gt; &lt;title&gt;&quot;;[.D58];&quot;&lt;/title&gt; &lt;pub&gt;&quot;;[.E58];&quot;&lt;/pub&gt; &lt;dev&gt;&quot;;[.F58];&quot;&lt;/dev&gt; &lt;genre&gt;&quot;;[.G58];&quot;&lt;/genre&gt; &lt;score&gt;&quot;;[.H58];&quot;&lt;/score&gt; &lt;player&gt;&quot;;[.I58];&quot;&lt;/player&gt; &lt;story&gt;&quot;;[.J58];&quot;&lt;/story&gt; &lt;/game&gt;&quot;)" office:value-type="string" office:string-value="&lt;game name=&quot;J-League Spectacle Soccer (Japan)&quot;&gt; &lt;year&gt;2002&lt;/year&gt; &lt;rating&gt;ESRB - E (Everyone)&lt;/rating&gt; &lt;title&gt;J-League Spectacle Soccer &lt;/title&gt; &lt;pub&gt;Sega&lt;/pub&gt; &lt;dev&gt;Smilebit &lt;/dev&gt; &lt;genre&gt;Soccer/Sports&lt;/genre&gt; &lt;score&gt;3.5&lt;/score&gt; &lt;player&gt;1-4 Players&lt;/player&gt; &lt;story&gt;Better known as 90 Minutes in Europe this was Sega's last footy game for our beloved Dreamcast which actually came out in Europe first in October 2001 while this Japanese release wasn't released until February 2002.  The Japanese version features all the Japanese league teams as you'd expect from the game's title as well as international teams&lt;/story&gt; &lt;/game&gt;">
            <text:p>&lt;game name="J-League Spectacle Soccer (Japan)"&gt; &lt;year&gt;2002&lt;/year&gt; &lt;rating&gt;ESRB - E (Everyone)&lt;/rating&gt; &lt;title&gt;J-League Spectacle Soccer &lt;/title&gt; &lt;pub&gt;Sega&lt;/pub&gt; &lt;dev&gt;Smilebit &lt;/dev&gt; &lt;genre&gt;Soccer/Sports&lt;/genre&gt; &lt;score&gt;3.5&lt;/score&gt; &lt;player&gt;1-4 Players&lt;/player&gt; &lt;story&gt;Better known as 90 Minutes in Europe this was Sega's last footy game for our beloved Dreamcast which actually came out in Europe first in October 2001 while this Japanese release wasn't released until February 2002. <text:s/>The Japanese version features all the Japanese league teams as you'd expect from the game's title as well as international teams&lt;/story&gt; &lt;/game&gt;</text:p>
          </table:table-cell>
        </table:table-row>
        <table:table-row table:style-name="ro1">
          <table:table-cell office:value-type="string">
            <text:p>Industrial Spy - Operation Espionage (USA)</text:p>
          </table:table-cell>
          <table:table-cell office:value-type="float" office:value="2000">
            <text:p>2000</text:p>
          </table:table-cell>
          <table:table-cell office:value-type="string">
            <text:p>ESRB - T (Teen)</text:p>
          </table:table-cell>
          <table:table-cell office:value-type="string">
            <text:p>Industrial Spy - Operation Espionage </text:p>
          </table:table-cell>
          <table:table-cell office:value-type="string">
            <text:p>UFO Interactive</text:p>
          </table:table-cell>
          <table:table-cell office:value-type="string">
            <text:p>HuneX Co., Ltd.</text:p>
          </table:table-cell>
          <table:table-cell office:value-type="string">
            <text:p>Adventure</text:p>
          </table:table-cell>
          <table:table-cell office:value-type="string">
            <text:p>3.6</text:p>
          </table:table-cell>
          <table:table-cell office:value-type="string">
            <text:p>1 Player</text:p>
          </table:table-cell>
          <table:table-cell office:value-type="string">
            <text:p>Blending the stealth, RTS, and RPG genres, Industrial Spy has the player leading a team of superspies (Espion Agents, part of the Blitzstrahl corporation) infiltrating various locales like museums, a military installation, and even a German-style castle full of traps. Each of the agents has his own specialties, like computer hacking, rollerblading, handguns, etc.****Gameplay is like a regular real-time strategy game, with the player acting in the role of commander without taking a direct hand in anything. Give the agents orders and try to keep an eye on all of them as they carry them out. Each agent's skills can be upgraded after missions. Keep them out of sight of guards, spring traps on them, or engage them in hand-to-hand or ranged combat.</text:p>
          </table:table-cell>
          <table:table-cell table:formula="of:=CONCATENATE(&quot;&lt;game name=&quot;;CHAR(34);[.A59];CHAR(34);&quot;&gt; &lt;year&gt;&quot;;[.B59];&quot;&lt;/year&gt; &lt;rating&gt;&quot;;[.C59];&quot;&lt;/rating&gt; &lt;title&gt;&quot;;[.D59];&quot;&lt;/title&gt; &lt;pub&gt;&quot;;[.E59];&quot;&lt;/pub&gt; &lt;dev&gt;&quot;;[.F59];&quot;&lt;/dev&gt; &lt;genre&gt;&quot;;[.G59];&quot;&lt;/genre&gt; &lt;score&gt;&quot;;[.H59];&quot;&lt;/score&gt; &lt;player&gt;&quot;;[.I59];&quot;&lt;/player&gt; &lt;story&gt;&quot;;[.J59];&quot;&lt;/story&gt; &lt;/game&gt;&quot;)" office:value-type="string" office:string-value="&lt;game name=&quot;Industrial Spy - Operation Espionage (USA)&quot;&gt; &lt;year&gt;2000&lt;/year&gt; &lt;rating&gt;ESRB - T (Teen)&lt;/rating&gt; &lt;title&gt;Industrial Spy - Operation Espionage &lt;/title&gt; &lt;pub&gt;UFO Interactive&lt;/pub&gt; &lt;dev&gt;HuneX Co., Ltd.&lt;/dev&gt; &lt;genre&gt;Adventure&lt;/genre&gt; &lt;score&gt;3.6&lt;/score&gt; &lt;player&gt;1 Player&lt;/player&gt; &lt;story&gt;Blending the stealth, RTS, and RPG genres, Industrial Spy has the player leading a team of superspies (Espion Agents, part of the Blitzstrahl corporation) infiltrating various locales like museums, a military installation, and even a German-style castle full of traps. Each of the agents has his own specialties, like computer hacking, rollerblading, handguns, etc.****Gameplay is like a regular real-time strategy game, with the player acting in the role of commander without taking a direct hand in anything. Give the agents orders and try to keep an eye on all of them as they carry them out. Each agent's skills can be upgraded after missions. Keep them out of sight of guards, spring traps on them, or engage them in hand-to-hand or ranged combat.&lt;/story&gt; &lt;/game&gt;">
            <text:p>&lt;game name="Industrial Spy - Operation Espionage (USA)"&gt; &lt;year&gt;2000&lt;/year&gt; &lt;rating&gt;ESRB - T (Teen)&lt;/rating&gt; &lt;title&gt;Industrial Spy - Operation Espionage &lt;/title&gt; &lt;pub&gt;UFO Interactive&lt;/pub&gt; &lt;dev&gt;HuneX Co., Ltd.&lt;/dev&gt; &lt;genre&gt;Adventure&lt;/genre&gt; &lt;score&gt;3.6&lt;/score&gt; &lt;player&gt;1 Player&lt;/player&gt; &lt;story&gt;Blending the stealth, RTS, and RPG genres, Industrial Spy has the player leading a team of superspies (Espion Agents, part of the Blitzstrahl corporation) infiltrating various locales like museums, a military installation, and even a German-style castle full of traps. Each of the agents has his own specialties, like computer hacking, rollerblading, handguns, etc.****Gameplay is like a regular real-time strategy game, with the player acting in the role of commander without taking a direct hand in anything. Give the agents orders and try to keep an eye on all of them as they carry them out. Each agent's skills can be upgraded after missions. Keep them out of sight of guards, spring traps on them, or engage them in hand-to-hand or ranged combat.&lt;/story&gt; &lt;/game&gt;</text:p>
          </table:table-cell>
        </table:table-row>
        <table:table-row table:style-name="ro1">
          <table:table-cell office:value-type="string">
            <text:p>WWF Royal Rumble (USA)</text:p>
          </table:table-cell>
          <table:table-cell office:value-type="float" office:value="2000">
            <text:p>2000</text:p>
          </table:table-cell>
          <table:table-cell office:value-type="string">
            <text:p>ESRB - T (Teen)</text:p>
          </table:table-cell>
          <table:table-cell office:value-type="string">
            <text:p>WWF Royal Rumble </text:p>
          </table:table-cell>
          <table:table-cell office:value-type="string">
            <text:p>THQ</text:p>
          </table:table-cell>
          <table:table-cell office:value-type="string">
            <text:p>Yuke's Co. Ltd.</text:p>
          </table:table-cell>
          <table:table-cell office:value-type="string">
            <text:p>Sports/Wrestling</text:p>
          </table:table-cell>
          <table:table-cell office:value-type="string">
            <text:p>3.3</text:p>
          </table:table-cell>
          <table:table-cell office:value-type="string">
            <text:p>1-4 Players</text:p>
          </table:table-cell>
          <table:table-cell office:value-type="string">
            <text:p>Brutal chaos has hit with havoc wrestling that is a royal rumble where you can take up to 9 people in the ring at a time fighting to win. Fight as your favorite super star like The Giant, Gold Berg, and The Rock, and many more. Fight in different modes like "Cage Match" where you fight multiple players to see who can defeat all and climb out, or a "Belt Match" where you can defeat all and get a latter to get the belt off the top of the ring. Bone crunching multiplayer that lets you fight up to 4 people against each other to see who's best. Lots of unlockables to get you stoked like rings,wrestlers,and upgrades, and weapons to fight with to a hammer to a grocery cart.</text:p>
          </table:table-cell>
          <table:table-cell table:formula="of:=CONCATENATE(&quot;&lt;game name=&quot;;CHAR(34);[.A60];CHAR(34);&quot;&gt; &lt;year&gt;&quot;;[.B60];&quot;&lt;/year&gt; &lt;rating&gt;&quot;;[.C60];&quot;&lt;/rating&gt; &lt;title&gt;&quot;;[.D60];&quot;&lt;/title&gt; &lt;pub&gt;&quot;;[.E60];&quot;&lt;/pub&gt; &lt;dev&gt;&quot;;[.F60];&quot;&lt;/dev&gt; &lt;genre&gt;&quot;;[.G60];&quot;&lt;/genre&gt; &lt;score&gt;&quot;;[.H60];&quot;&lt;/score&gt; &lt;player&gt;&quot;;[.I60];&quot;&lt;/player&gt; &lt;story&gt;&quot;;[.J60];&quot;&lt;/story&gt; &lt;/game&gt;&quot;)" office:value-type="string" office:string-value="&lt;game name=&quot;WWF Royal Rumble (USA)&quot;&gt; &lt;year&gt;2000&lt;/year&gt; &lt;rating&gt;ESRB - T (Teen)&lt;/rating&gt; &lt;title&gt;WWF Royal Rumble &lt;/title&gt; &lt;pub&gt;THQ&lt;/pub&gt; &lt;dev&gt;Yuke's Co. Ltd.&lt;/dev&gt; &lt;genre&gt;Sports/Wrestling&lt;/genre&gt; &lt;score&gt;3.3&lt;/score&gt; &lt;player&gt;1-4 Players&lt;/player&gt; &lt;story&gt;Brutal chaos has hit with havoc wrestling that is a royal rumble where you can take up to 9 people in the ring at a time fighting to win. Fight as your favorite super star like The Giant, Gold Berg, and The Rock, and many more. Fight in different modes like &quot;Cage Match&quot; where you fight multiple players to see who can defeat all and climb out, or a &quot;Belt Match&quot; where you can defeat all and get a latter to get the belt off the top of the ring. Bone crunching multiplayer that lets you fight up to 4 people against each other to see who's best. Lots of unlockables to get you stoked like rings,wrestlers,and upgrades, and weapons to fight with to a hammer to a grocery cart.&lt;/story&gt; &lt;/game&gt;">
            <text:p>&lt;game name="WWF Royal Rumble (USA)"&gt; &lt;year&gt;2000&lt;/year&gt; &lt;rating&gt;ESRB - T (Teen)&lt;/rating&gt; &lt;title&gt;WWF Royal Rumble &lt;/title&gt; &lt;pub&gt;THQ&lt;/pub&gt; &lt;dev&gt;Yuke's Co. Ltd.&lt;/dev&gt; &lt;genre&gt;Sports/Wrestling&lt;/genre&gt; &lt;score&gt;3.3&lt;/score&gt; &lt;player&gt;1-4 Players&lt;/player&gt; &lt;story&gt;Brutal chaos has hit with havoc wrestling that is a royal rumble where you can take up to 9 people in the ring at a time fighting to win. Fight as your favorite super star like The Giant, Gold Berg, and The Rock, and many more. Fight in different modes like "Cage Match" where you fight multiple players to see who can defeat all and climb out, or a "Belt Match" where you can defeat all and get a latter to get the belt off the top of the ring. Bone crunching multiplayer that lets you fight up to 4 people against each other to see who's best. Lots of unlockables to get you stoked like rings,wrestlers,and upgrades, and weapons to fight with to a hammer to a grocery cart.&lt;/story&gt; &lt;/game&gt;</text:p>
          </table:table-cell>
        </table:table-row>
        <table:table-row table:style-name="ro1">
          <table:table-cell office:value-type="string">
            <text:p>Buzz Lightyear of Star Command (USA)</text:p>
          </table:table-cell>
          <table:table-cell office:value-type="float" office:value="2000">
            <text:p>2000</text:p>
          </table:table-cell>
          <table:table-cell office:value-type="string">
            <text:p>ESRB - E (Everyone)</text:p>
          </table:table-cell>
          <table:table-cell office:value-type="string">
            <text:p>Buzz Lightyear of Star Command </text:p>
          </table:table-cell>
          <table:table-cell office:value-type="string">
            <text:p>Activision</text:p>
          </table:table-cell>
          <table:table-cell office:value-type="string">
            <text:p>Traveller's Tales</text:p>
          </table:table-cell>
          <table:table-cell office:value-type="string">
            <text:p>Platform</text:p>
          </table:table-cell>
          <table:table-cell office:value-type="float" office:value="3.6">
            <text:p>3.6</text:p>
          </table:table-cell>
          <table:table-cell office:value-type="string">
            <text:p>1 Player</text:p>
          </table:table-cell>
          <table:table-cell office:value-type="string">
            <text:p>Buzz Lightyear is based on an animated movie and television series of the same name. Buzz Lightyear is an elite space ranger, who travels from planet to planet hunting down supervillians. <text:s/>****In this game, you control Buzz through 14 missions on eight different planets. <text:s/>In each mission, your goal is to race to the end of the level before the bad guy does. <text:s/>If you do so successfully, you face off against the villian, and hopefully capture them. In addition to capturing the villain, there are secondary objectives like collecting robot parts and getting the fastest time through the level.****Buzz Lightyear of Star Command is a spinoff of the Toy Story series of movies.</text:p>
          </table:table-cell>
          <table:table-cell table:formula="of:=CONCATENATE(&quot;&lt;game name=&quot;;CHAR(34);[.A61];CHAR(34);&quot;&gt; &lt;year&gt;&quot;;[.B61];&quot;&lt;/year&gt; &lt;rating&gt;&quot;;[.C61];&quot;&lt;/rating&gt; &lt;title&gt;&quot;;[.D61];&quot;&lt;/title&gt; &lt;pub&gt;&quot;;[.E61];&quot;&lt;/pub&gt; &lt;dev&gt;&quot;;[.F61];&quot;&lt;/dev&gt; &lt;genre&gt;&quot;;[.G61];&quot;&lt;/genre&gt; &lt;score&gt;&quot;;[.H61];&quot;&lt;/score&gt; &lt;player&gt;&quot;;[.I61];&quot;&lt;/player&gt; &lt;story&gt;&quot;;[.J61];&quot;&lt;/story&gt; &lt;/game&gt;&quot;)" office:value-type="string" office:string-value="&lt;game name=&quot;Buzz Lightyear of Star Command (USA)&quot;&gt; &lt;year&gt;2000&lt;/year&gt; &lt;rating&gt;ESRB - E (Everyone)&lt;/rating&gt; &lt;title&gt;Buzz Lightyear of Star Command &lt;/title&gt; &lt;pub&gt;Activision&lt;/pub&gt; &lt;dev&gt;Traveller's Tales&lt;/dev&gt; &lt;genre&gt;Platform&lt;/genre&gt; &lt;score&gt;3.6&lt;/score&gt; &lt;player&gt;1 Player&lt;/player&gt; &lt;story&gt;Buzz Lightyear is based on an animated movie and television series of the same name. Buzz Lightyear is an elite space ranger, who travels from planet to planet hunting down supervillians.  ****In this game, you control Buzz through 14 missions on eight different planets.  In each mission, your goal is to race to the end of the level before the bad guy does.  If you do so successfully, you face off against the villian, and hopefully capture them. In addition to capturing the villain, there are secondary objectives like collecting robot parts and getting the fastest time through the level.****Buzz Lightyear of Star Command is a spinoff of the Toy Story series of movies.&lt;/story&gt; &lt;/game&gt;">
            <text:p>&lt;game name="Buzz Lightyear of Star Command (USA)"&gt; &lt;year&gt;2000&lt;/year&gt; &lt;rating&gt;ESRB - E (Everyone)&lt;/rating&gt; &lt;title&gt;Buzz Lightyear of Star Command &lt;/title&gt; &lt;pub&gt;Activision&lt;/pub&gt; &lt;dev&gt;Traveller's Tales&lt;/dev&gt; &lt;genre&gt;Platform&lt;/genre&gt; &lt;score&gt;3.6&lt;/score&gt; &lt;player&gt;1 Player&lt;/player&gt; &lt;story&gt;Buzz Lightyear is based on an animated movie and television series of the same name. Buzz Lightyear is an elite space ranger, who travels from planet to planet hunting down supervillians. <text:s/>****In this game, you control Buzz through 14 missions on eight different planets. <text:s/>In each mission, your goal is to race to the end of the level before the bad guy does. <text:s/>If you do so successfully, you face off against the villian, and hopefully capture them. In addition to capturing the villain, there are secondary objectives like collecting robot parts and getting the fastest time through the level.****Buzz Lightyear of Star Command is a spinoff of the Toy Story series of movies.&lt;/story&gt; &lt;/game&gt;</text:p>
          </table:table-cell>
        </table:table-row>
        <table:table-row table:style-name="ro1">
          <table:table-cell office:value-type="string">
            <text:p>D2 (USA) (Disc 1)</text:p>
          </table:table-cell>
          <table:table-cell office:value-type="float" office:value="2000">
            <text:p>2000</text:p>
          </table:table-cell>
          <table:table-cell office:value-type="string">
            <text:p>ESRB - M (Mature)</text:p>
          </table:table-cell>
          <table:table-cell office:value-type="string">
            <text:p>D2 <text:s/>Disk 1</text:p>
          </table:table-cell>
          <table:table-cell office:value-type="string">
            <text:p>Sega</text:p>
          </table:table-cell>
          <table:table-cell office:value-type="string">
            <text:p>WARP</text:p>
          </table:table-cell>
          <table:table-cell office:value-type="string">
            <text:p>Adventure</text:p>
          </table:table-cell>
          <table:table-cell office:value-type="float" office:value="3.7">
            <text:p>3.7</text:p>
          </table:table-cell>
          <table:table-cell office:value-type="string">
            <text:p>1 Player</text:p>
          </table:table-cell>
          <table:table-cell office:value-type="string">
            <text:p>Canada, Christmas 2000 ... In the skies over Canada, Laura´s plane has been hijacked by terrorists. The plane is filled with screams, shouts and fear as the hijackers terrorize the passengers and crew. In one of the seats a black robed magician gazes into a crystal, chanting the phrase "Shadow, the final destroyer". Mysterious indeed. Laura´s compact begins to glow. A vision of a meteorite hurtling towards the Earth is reflected in the mirror. Suddenly the plane is struck by the same meteorite that appeared in the vision, and falls towards the frozen tundra below.****In the middle of a raging blizzard, Laura opens her eyes to find herself inside a mountain cabin. She was saved by Kimberly, one of the passengers of the wrecked plane. 10 days have passed since the crash but Laura can remember nothing, not even her name. The door of the cabin opens and one of the terrorists enters. While Kimberly and Laura stare in horror, he transforms into a hideous monster. He is not the only one. Other crash survivors and locals have mutated into terrifying monstrosities and attacked people. Is there anyway to survive this living nightmare? At present it is shrouded in mystery.****D2 combines classical survival horror exploration and first person combat with a RPG typical experience/level system. You play the mysterious heroine Laura, stranded in a vast snowy landscape after a plane crash and struck with amnesia about the last 10 days. <text:s/>The 3d engine allows you to freely move around the world, pilot snow mobiles, hunt for food or even capture photos. You will meet a variety of people and have to fight gruesome creatures and dangerous monsters. As the story advances you slowly regain your memory and unfold a terrifying plot about the end of the world.</text:p>
          </table:table-cell>
          <table:table-cell table:formula="of:=CONCATENATE(&quot;&lt;game name=&quot;;CHAR(34);[.A62];CHAR(34);&quot;&gt; &lt;year&gt;&quot;;[.B62];&quot;&lt;/year&gt; &lt;rating&gt;&quot;;[.C62];&quot;&lt;/rating&gt; &lt;title&gt;&quot;;[.D62];&quot;&lt;/title&gt; &lt;pub&gt;&quot;;[.E62];&quot;&lt;/pub&gt; &lt;dev&gt;&quot;;[.F62];&quot;&lt;/dev&gt; &lt;genre&gt;&quot;;[.G62];&quot;&lt;/genre&gt; &lt;score&gt;&quot;;[.H62];&quot;&lt;/score&gt; &lt;player&gt;&quot;;[.I62];&quot;&lt;/player&gt; &lt;story&gt;&quot;;[.J62];&quot;&lt;/story&gt; &lt;/game&gt;&quot;)" office:value-type="string" office:string-value="&lt;game name=&quot;D2 (USA) (Disc 1)&quot;&gt; &lt;year&gt;2000&lt;/year&gt; &lt;rating&gt;ESRB - M (Mature)&lt;/rating&gt; &lt;title&gt;D2  Disk 1&lt;/title&gt; &lt;pub&gt;Sega&lt;/pub&gt; &lt;dev&gt;WARP&lt;/dev&gt; &lt;genre&gt;Adventure&lt;/genre&gt; &lt;score&gt;3.7&lt;/score&gt; &lt;player&gt;1 Player&lt;/player&gt; &lt;story&gt;Canada, Christmas 2000 ... In the skies over Canada, Laura´s plane has been hijacked by terrorists. The plane is filled with screams, shouts and fear as the hijackers terrorize the passengers and crew. In one of the seats a black robed magician gazes into a crystal, chanting the phrase &quot;Shadow, the final destroyer&quot;. Mysterious indeed. Laura´s compact begins to glow. A vision of a meteorite hurtling towards the Earth is reflected in the mirror. Suddenly the plane is struck by the same meteorite that appeared in the vision, and falls towards the frozen tundra below.****In the middle of a raging blizzard, Laura opens her eyes to find herself inside a mountain cabin. She was saved by Kimberly, one of the passengers of the wrecked plane. 10 days have passed since the crash but Laura can remember nothing, not even her name. The door of the cabin opens and one of the terrorists enters. While Kimberly and Laura stare in horror, he transforms into a hideous monster. He is not the only one. Other crash survivors and locals have mutated into terrifying monstrosities and attacked people. Is there anyway to survive this living nightmare? At present it is shrouded in mystery.****D2 combines classical survival horror exploration and first person combat with a RPG typical experience/level system. You play the mysterious heroine Laura, stranded in a vast snowy landscape after a plane crash and struck with amnesia about the last 10 days.  The 3d engine allows you to freely move around the world, pilot snow mobiles, hunt for food or even capture photos. You will meet a variety of people and have to fight gruesome creatures and dangerous monsters. As the story advances you slowly regain your memory and unfold a terrifying plot about the end of the world.&lt;/story&gt; &lt;/game&gt;">
            <text:p>&lt;game name="D2 (USA) (Disc 1)"&gt; &lt;year&gt;2000&lt;/year&gt; &lt;rating&gt;ESRB - M (Mature)&lt;/rating&gt; &lt;title&gt;D2 <text:s/>Disk 1&lt;/title&gt; &lt;pub&gt;Sega&lt;/pub&gt; &lt;dev&gt;WARP&lt;/dev&gt; &lt;genre&gt;Adventure&lt;/genre&gt; &lt;score&gt;3.7&lt;/score&gt; &lt;player&gt;1 Player&lt;/player&gt; &lt;story&gt;Canada, Christmas 2000 ... In the skies over Canada, Laura´s plane has been hijacked by terrorists. The plane is filled with screams, shouts and fear as the hijackers terrorize the passengers and crew. In one of the seats a black robed magician gazes into a crystal, chanting the phrase "Shadow, the final destroyer". Mysterious indeed. Laura´s compact begins to glow. A vision of a meteorite hurtling towards the Earth is reflected in the mirror. Suddenly the plane is struck by the same meteorite that appeared in the vision, and falls towards the frozen tundra below.****In the middle of a raging blizzard, Laura opens her eyes to find herself inside a mountain cabin. She was saved by Kimberly, one of the passengers of the wrecked plane. 10 days have passed since the crash but Laura can remember nothing, not even her name. The door of the cabin opens and one of the terrorists enters. While Kimberly and Laura stare in horror, he transforms into a hideous monster. He is not the only one. Other crash survivors and locals have mutated into terrifying monstrosities and attacked people. Is there anyway to survive this living nightmare? At present it is shrouded in mystery.****D2 combines classical survival horror exploration and first person combat with a RPG typical experience/level system. You play the mysterious heroine Laura, stranded in a vast snowy landscape after a plane crash and struck with amnesia about the last 10 days. <text:s/>The 3d engine allows you to freely move around the world, pilot snow mobiles, hunt for food or even capture photos. You will meet a variety of people and have to fight gruesome creatures and dangerous monsters. As the story advances you slowly regain your memory and unfold a terrifying plot about the end of the world.&lt;/story&gt; &lt;/game&gt;</text:p>
          </table:table-cell>
        </table:table-row>
        <table:table-row table:style-name="ro1">
          <table:table-cell office:value-type="string">
            <text:p>D2 (USA) (Disc 2)</text:p>
          </table:table-cell>
          <table:table-cell office:value-type="float" office:value="2000">
            <text:p>2000</text:p>
          </table:table-cell>
          <table:table-cell office:value-type="string">
            <text:p>ESRB - M (Mature)</text:p>
          </table:table-cell>
          <table:table-cell office:value-type="string">
            <text:p>D2 <text:s/>Disk 2</text:p>
          </table:table-cell>
          <table:table-cell office:value-type="string">
            <text:p>Sega</text:p>
          </table:table-cell>
          <table:table-cell office:value-type="string">
            <text:p>WARP</text:p>
          </table:table-cell>
          <table:table-cell office:value-type="string">
            <text:p>Adventure</text:p>
          </table:table-cell>
          <table:table-cell office:value-type="float" office:value="3.7">
            <text:p>3.7</text:p>
          </table:table-cell>
          <table:table-cell office:value-type="string">
            <text:p>1 Player</text:p>
          </table:table-cell>
          <table:table-cell office:value-type="string">
            <text:p>Canada, Christmas 2000 ... In the skies over Canada, Laura´s plane has been hijacked by terrorists. The plane is filled with screams, shouts and fear as the hijackers terrorize the passengers and crew. In one of the seats a black robed magician gazes into a crystal, chanting the phrase "Shadow, the final destroyer". Mysterious indeed. Laura´s compact begins to glow. A vision of a meteorite hurtling towards the Earth is reflected in the mirror. Suddenly the plane is struck by the same meteorite that appeared in the vision, and falls towards the frozen tundra below.****In the middle of a raging blizzard, Laura opens her eyes to find herself inside a mountain cabin. She was saved by Kimberly, one of the passengers of the wrecked plane. 10 days have passed since the crash but Laura can remember nothing, not even her name. The door of the cabin opens and one of the terrorists enters. While Kimberly and Laura stare in horror, he transforms into a hideous monster. He is not the only one. Other crash survivors and locals have mutated into terrifying monstrosities and attacked people. Is there anyway to survive this living nightmare? At present it is shrouded in mystery.****D2 combines classical survival horror exploration and first person combat with a RPG typical experience/level system. You play the mysterious heroine Laura, stranded in a vast snowy landscape after a plane crash and struck with amnesia about the last 10 days. <text:s/>The 3d engine allows you to freely move around the world, pilot snow mobiles, hunt for food or even capture photos. You will meet a variety of people and have to fight gruesome creatures and dangerous monsters. As the story advances you slowly regain your memory and unfold a terrifying plot about the end of the world.</text:p>
          </table:table-cell>
          <table:table-cell table:formula="of:=CONCATENATE(&quot;&lt;game name=&quot;;CHAR(34);[.A63];CHAR(34);&quot;&gt; &lt;year&gt;&quot;;[.B63];&quot;&lt;/year&gt; &lt;rating&gt;&quot;;[.C63];&quot;&lt;/rating&gt; &lt;title&gt;&quot;;[.D63];&quot;&lt;/title&gt; &lt;pub&gt;&quot;;[.E63];&quot;&lt;/pub&gt; &lt;dev&gt;&quot;;[.F63];&quot;&lt;/dev&gt; &lt;genre&gt;&quot;;[.G63];&quot;&lt;/genre&gt; &lt;score&gt;&quot;;[.H63];&quot;&lt;/score&gt; &lt;player&gt;&quot;;[.I63];&quot;&lt;/player&gt; &lt;story&gt;&quot;;[.J63];&quot;&lt;/story&gt; &lt;/game&gt;&quot;)" office:value-type="string" office:string-value="&lt;game name=&quot;D2 (USA) (Disc 2)&quot;&gt; &lt;year&gt;2000&lt;/year&gt; &lt;rating&gt;ESRB - M (Mature)&lt;/rating&gt; &lt;title&gt;D2  Disk 2&lt;/title&gt; &lt;pub&gt;Sega&lt;/pub&gt; &lt;dev&gt;WARP&lt;/dev&gt; &lt;genre&gt;Adventure&lt;/genre&gt; &lt;score&gt;3.7&lt;/score&gt; &lt;player&gt;1 Player&lt;/player&gt; &lt;story&gt;Canada, Christmas 2000 ... In the skies over Canada, Laura´s plane has been hijacked by terrorists. The plane is filled with screams, shouts and fear as the hijackers terrorize the passengers and crew. In one of the seats a black robed magician gazes into a crystal, chanting the phrase &quot;Shadow, the final destroyer&quot;. Mysterious indeed. Laura´s compact begins to glow. A vision of a meteorite hurtling towards the Earth is reflected in the mirror. Suddenly the plane is struck by the same meteorite that appeared in the vision, and falls towards the frozen tundra below.****In the middle of a raging blizzard, Laura opens her eyes to find herself inside a mountain cabin. She was saved by Kimberly, one of the passengers of the wrecked plane. 10 days have passed since the crash but Laura can remember nothing, not even her name. The door of the cabin opens and one of the terrorists enters. While Kimberly and Laura stare in horror, he transforms into a hideous monster. He is not the only one. Other crash survivors and locals have mutated into terrifying monstrosities and attacked people. Is there anyway to survive this living nightmare? At present it is shrouded in mystery.****D2 combines classical survival horror exploration and first person combat with a RPG typical experience/level system. You play the mysterious heroine Laura, stranded in a vast snowy landscape after a plane crash and struck with amnesia about the last 10 days.  The 3d engine allows you to freely move around the world, pilot snow mobiles, hunt for food or even capture photos. You will meet a variety of people and have to fight gruesome creatures and dangerous monsters. As the story advances you slowly regain your memory and unfold a terrifying plot about the end of the world.&lt;/story&gt; &lt;/game&gt;">
            <text:p>&lt;game name="D2 (USA) (Disc 2)"&gt; &lt;year&gt;2000&lt;/year&gt; &lt;rating&gt;ESRB - M (Mature)&lt;/rating&gt; &lt;title&gt;D2 <text:s/>Disk 2&lt;/title&gt; &lt;pub&gt;Sega&lt;/pub&gt; &lt;dev&gt;WARP&lt;/dev&gt; &lt;genre&gt;Adventure&lt;/genre&gt; &lt;score&gt;3.7&lt;/score&gt; &lt;player&gt;1 Player&lt;/player&gt; &lt;story&gt;Canada, Christmas 2000 ... In the skies over Canada, Laura´s plane has been hijacked by terrorists. The plane is filled with screams, shouts and fear as the hijackers terrorize the passengers and crew. In one of the seats a black robed magician gazes into a crystal, chanting the phrase "Shadow, the final destroyer". Mysterious indeed. Laura´s compact begins to glow. A vision of a meteorite hurtling towards the Earth is reflected in the mirror. Suddenly the plane is struck by the same meteorite that appeared in the vision, and falls towards the frozen tundra below.****In the middle of a raging blizzard, Laura opens her eyes to find herself inside a mountain cabin. She was saved by Kimberly, one of the passengers of the wrecked plane. 10 days have passed since the crash but Laura can remember nothing, not even her name. The door of the cabin opens and one of the terrorists enters. While Kimberly and Laura stare in horror, he transforms into a hideous monster. He is not the only one. Other crash survivors and locals have mutated into terrifying monstrosities and attacked people. Is there anyway to survive this living nightmare? At present it is shrouded in mystery.****D2 combines classical survival horror exploration and first person combat with a RPG typical experience/level system. You play the mysterious heroine Laura, stranded in a vast snowy landscape after a plane crash and struck with amnesia about the last 10 days. <text:s/>The 3d engine allows you to freely move around the world, pilot snow mobiles, hunt for food or even capture photos. You will meet a variety of people and have to fight gruesome creatures and dangerous monsters. As the story advances you slowly regain your memory and unfold a terrifying plot about the end of the world.&lt;/story&gt; &lt;/game&gt;</text:p>
          </table:table-cell>
        </table:table-row>
        <table:table-row table:style-name="ro1">
          <table:table-cell office:value-type="string">
            <text:p>D2 (USA) (Disc 3)</text:p>
          </table:table-cell>
          <table:table-cell office:value-type="float" office:value="2000">
            <text:p>2000</text:p>
          </table:table-cell>
          <table:table-cell office:value-type="string">
            <text:p>ESRB - M (Mature)</text:p>
          </table:table-cell>
          <table:table-cell office:value-type="string">
            <text:p>D2 <text:s/>Disk 3</text:p>
          </table:table-cell>
          <table:table-cell office:value-type="string">
            <text:p>Sega</text:p>
          </table:table-cell>
          <table:table-cell office:value-type="string">
            <text:p>WARP</text:p>
          </table:table-cell>
          <table:table-cell office:value-type="string">
            <text:p>Adventure</text:p>
          </table:table-cell>
          <table:table-cell office:value-type="float" office:value="3.7">
            <text:p>3.7</text:p>
          </table:table-cell>
          <table:table-cell office:value-type="string">
            <text:p>1 Player</text:p>
          </table:table-cell>
          <table:table-cell office:value-type="string">
            <text:p>Canada, Christmas 2000 ... In the skies over Canada, Laura´s plane has been hijacked by terrorists. The plane is filled with screams, shouts and fear as the hijackers terrorize the passengers and crew. In one of the seats a black robed magician gazes into a crystal, chanting the phrase "Shadow, the final destroyer". Mysterious indeed. Laura´s compact begins to glow. A vision of a meteorite hurtling towards the Earth is reflected in the mirror. Suddenly the plane is struck by the same meteorite that appeared in the vision, and falls towards the frozen tundra below.****In the middle of a raging blizzard, Laura opens her eyes to find herself inside a mountain cabin. She was saved by Kimberly, one of the passengers of the wrecked plane. 10 days have passed since the crash but Laura can remember nothing, not even her name. The door of the cabin opens and one of the terrorists enters. While Kimberly and Laura stare in horror, he transforms into a hideous monster. He is not the only one. Other crash survivors and locals have mutated into terrifying monstrosities and attacked people. Is there anyway to survive this living nightmare? At present it is shrouded in mystery.****D2 combines classical survival horror exploration and first person combat with a RPG typical experience/level system. You play the mysterious heroine Laura, stranded in a vast snowy landscape after a plane crash and struck with amnesia about the last 10 days. <text:s/>The 3d engine allows you to freely move around the world, pilot snow mobiles, hunt for food or even capture photos. You will meet a variety of people and have to fight gruesome creatures and dangerous monsters. As the story advances you slowly regain your memory and unfold a terrifying plot about the end of the world.</text:p>
          </table:table-cell>
          <table:table-cell table:formula="of:=CONCATENATE(&quot;&lt;game name=&quot;;CHAR(34);[.A64];CHAR(34);&quot;&gt; &lt;year&gt;&quot;;[.B64];&quot;&lt;/year&gt; &lt;rating&gt;&quot;;[.C64];&quot;&lt;/rating&gt; &lt;title&gt;&quot;;[.D64];&quot;&lt;/title&gt; &lt;pub&gt;&quot;;[.E64];&quot;&lt;/pub&gt; &lt;dev&gt;&quot;;[.F64];&quot;&lt;/dev&gt; &lt;genre&gt;&quot;;[.G64];&quot;&lt;/genre&gt; &lt;score&gt;&quot;;[.H64];&quot;&lt;/score&gt; &lt;player&gt;&quot;;[.I64];&quot;&lt;/player&gt; &lt;story&gt;&quot;;[.J64];&quot;&lt;/story&gt; &lt;/game&gt;&quot;)" office:value-type="string" office:string-value="&lt;game name=&quot;D2 (USA) (Disc 3)&quot;&gt; &lt;year&gt;2000&lt;/year&gt; &lt;rating&gt;ESRB - M (Mature)&lt;/rating&gt; &lt;title&gt;D2  Disk 3&lt;/title&gt; &lt;pub&gt;Sega&lt;/pub&gt; &lt;dev&gt;WARP&lt;/dev&gt; &lt;genre&gt;Adventure&lt;/genre&gt; &lt;score&gt;3.7&lt;/score&gt; &lt;player&gt;1 Player&lt;/player&gt; &lt;story&gt;Canada, Christmas 2000 ... In the skies over Canada, Laura´s plane has been hijacked by terrorists. The plane is filled with screams, shouts and fear as the hijackers terrorize the passengers and crew. In one of the seats a black robed magician gazes into a crystal, chanting the phrase &quot;Shadow, the final destroyer&quot;. Mysterious indeed. Laura´s compact begins to glow. A vision of a meteorite hurtling towards the Earth is reflected in the mirror. Suddenly the plane is struck by the same meteorite that appeared in the vision, and falls towards the frozen tundra below.****In the middle of a raging blizzard, Laura opens her eyes to find herself inside a mountain cabin. She was saved by Kimberly, one of the passengers of the wrecked plane. 10 days have passed since the crash but Laura can remember nothing, not even her name. The door of the cabin opens and one of the terrorists enters. While Kimberly and Laura stare in horror, he transforms into a hideous monster. He is not the only one. Other crash survivors and locals have mutated into terrifying monstrosities and attacked people. Is there anyway to survive this living nightmare? At present it is shrouded in mystery.****D2 combines classical survival horror exploration and first person combat with a RPG typical experience/level system. You play the mysterious heroine Laura, stranded in a vast snowy landscape after a plane crash and struck with amnesia about the last 10 days.  The 3d engine allows you to freely move around the world, pilot snow mobiles, hunt for food or even capture photos. You will meet a variety of people and have to fight gruesome creatures and dangerous monsters. As the story advances you slowly regain your memory and unfold a terrifying plot about the end of the world.&lt;/story&gt; &lt;/game&gt;">
            <text:p>&lt;game name="D2 (USA) (Disc 3)"&gt; &lt;year&gt;2000&lt;/year&gt; &lt;rating&gt;ESRB - M (Mature)&lt;/rating&gt; &lt;title&gt;D2 <text:s/>Disk 3&lt;/title&gt; &lt;pub&gt;Sega&lt;/pub&gt; &lt;dev&gt;WARP&lt;/dev&gt; &lt;genre&gt;Adventure&lt;/genre&gt; &lt;score&gt;3.7&lt;/score&gt; &lt;player&gt;1 Player&lt;/player&gt; &lt;story&gt;Canada, Christmas 2000 ... In the skies over Canada, Laura´s plane has been hijacked by terrorists. The plane is filled with screams, shouts and fear as the hijackers terrorize the passengers and crew. In one of the seats a black robed magician gazes into a crystal, chanting the phrase "Shadow, the final destroyer". Mysterious indeed. Laura´s compact begins to glow. A vision of a meteorite hurtling towards the Earth is reflected in the mirror. Suddenly the plane is struck by the same meteorite that appeared in the vision, and falls towards the frozen tundra below.****In the middle of a raging blizzard, Laura opens her eyes to find herself inside a mountain cabin. She was saved by Kimberly, one of the passengers of the wrecked plane. 10 days have passed since the crash but Laura can remember nothing, not even her name. The door of the cabin opens and one of the terrorists enters. While Kimberly and Laura stare in horror, he transforms into a hideous monster. He is not the only one. Other crash survivors and locals have mutated into terrifying monstrosities and attacked people. Is there anyway to survive this living nightmare? At present it is shrouded in mystery.****D2 combines classical survival horror exploration and first person combat with a RPG typical experience/level system. You play the mysterious heroine Laura, stranded in a vast snowy landscape after a plane crash and struck with amnesia about the last 10 days. <text:s/>The 3d engine allows you to freely move around the world, pilot snow mobiles, hunt for food or even capture photos. You will meet a variety of people and have to fight gruesome creatures and dangerous monsters. As the story advances you slowly regain your memory and unfold a terrifying plot about the end of the world.&lt;/story&gt; &lt;/game&gt;</text:p>
          </table:table-cell>
        </table:table-row>
        <table:table-row table:style-name="ro1">
          <table:table-cell office:value-type="string">
            <text:p>D2 (USA) (Disc 4)</text:p>
          </table:table-cell>
          <table:table-cell office:value-type="float" office:value="2000">
            <text:p>2000</text:p>
          </table:table-cell>
          <table:table-cell office:value-type="string">
            <text:p>ESRB - M (Mature)</text:p>
          </table:table-cell>
          <table:table-cell office:value-type="string">
            <text:p>D2 <text:s/>Disk 4</text:p>
          </table:table-cell>
          <table:table-cell office:value-type="string">
            <text:p>Sega</text:p>
          </table:table-cell>
          <table:table-cell office:value-type="string">
            <text:p>WARP</text:p>
          </table:table-cell>
          <table:table-cell office:value-type="string">
            <text:p>Adventure</text:p>
          </table:table-cell>
          <table:table-cell office:value-type="float" office:value="3.7">
            <text:p>3.7</text:p>
          </table:table-cell>
          <table:table-cell office:value-type="string">
            <text:p>1 Player</text:p>
          </table:table-cell>
          <table:table-cell office:value-type="string">
            <text:p>Canada, Christmas 2000 ... In the skies over Canada, Laura´s plane has been hijacked by terrorists. The plane is filled with screams, shouts and fear as the hijackers terrorize the passengers and crew. In one of the seats a black robed magician gazes into a crystal, chanting the phrase "Shadow, the final destroyer". Mysterious indeed. Laura´s compact begins to glow. A vision of a meteorite hurtling towards the Earth is reflected in the mirror. Suddenly the plane is struck by the same meteorite that appeared in the vision, and falls towards the frozen tundra below.****In the middle of a raging blizzard, Laura opens her eyes to find herself inside a mountain cabin. She was saved by Kimberly, one of the passengers of the wrecked plane. 10 days have passed since the crash but Laura can remember nothing, not even her name. The door of the cabin opens and one of the terrorists enters. While Kimberly and Laura stare in horror, he transforms into a hideous monster. He is not the only one. Other crash survivors and locals have mutated into terrifying monstrosities and attacked people. Is there anyway to survive this living nightmare? At present it is shrouded in mystery.****D2 combines classical survival horror exploration and first person combat with a RPG typical experience/level system. You play the mysterious heroine Laura, stranded in a vast snowy landscape after a plane crash and struck with amnesia about the last 10 days. <text:s/>The 3d engine allows you to freely move around the world, pilot snow mobiles, hunt for food or even capture photos. You will meet a variety of people and have to fight gruesome creatures and dangerous monsters. As the story advances you slowly regain your memory and unfold a terrifying plot about the end of the world.</text:p>
          </table:table-cell>
          <table:table-cell table:formula="of:=CONCATENATE(&quot;&lt;game name=&quot;;CHAR(34);[.A65];CHAR(34);&quot;&gt; &lt;year&gt;&quot;;[.B65];&quot;&lt;/year&gt; &lt;rating&gt;&quot;;[.C65];&quot;&lt;/rating&gt; &lt;title&gt;&quot;;[.D65];&quot;&lt;/title&gt; &lt;pub&gt;&quot;;[.E65];&quot;&lt;/pub&gt; &lt;dev&gt;&quot;;[.F65];&quot;&lt;/dev&gt; &lt;genre&gt;&quot;;[.G65];&quot;&lt;/genre&gt; &lt;score&gt;&quot;;[.H65];&quot;&lt;/score&gt; &lt;player&gt;&quot;;[.I65];&quot;&lt;/player&gt; &lt;story&gt;&quot;;[.J65];&quot;&lt;/story&gt; &lt;/game&gt;&quot;)" office:value-type="string" office:string-value="&lt;game name=&quot;D2 (USA) (Disc 4)&quot;&gt; &lt;year&gt;2000&lt;/year&gt; &lt;rating&gt;ESRB - M (Mature)&lt;/rating&gt; &lt;title&gt;D2  Disk 4&lt;/title&gt; &lt;pub&gt;Sega&lt;/pub&gt; &lt;dev&gt;WARP&lt;/dev&gt; &lt;genre&gt;Adventure&lt;/genre&gt; &lt;score&gt;3.7&lt;/score&gt; &lt;player&gt;1 Player&lt;/player&gt; &lt;story&gt;Canada, Christmas 2000 ... In the skies over Canada, Laura´s plane has been hijacked by terrorists. The plane is filled with screams, shouts and fear as the hijackers terrorize the passengers and crew. In one of the seats a black robed magician gazes into a crystal, chanting the phrase &quot;Shadow, the final destroyer&quot;. Mysterious indeed. Laura´s compact begins to glow. A vision of a meteorite hurtling towards the Earth is reflected in the mirror. Suddenly the plane is struck by the same meteorite that appeared in the vision, and falls towards the frozen tundra below.****In the middle of a raging blizzard, Laura opens her eyes to find herself inside a mountain cabin. She was saved by Kimberly, one of the passengers of the wrecked plane. 10 days have passed since the crash but Laura can remember nothing, not even her name. The door of the cabin opens and one of the terrorists enters. While Kimberly and Laura stare in horror, he transforms into a hideous monster. He is not the only one. Other crash survivors and locals have mutated into terrifying monstrosities and attacked people. Is there anyway to survive this living nightmare? At present it is shrouded in mystery.****D2 combines classical survival horror exploration and first person combat with a RPG typical experience/level system. You play the mysterious heroine Laura, stranded in a vast snowy landscape after a plane crash and struck with amnesia about the last 10 days.  The 3d engine allows you to freely move around the world, pilot snow mobiles, hunt for food or even capture photos. You will meet a variety of people and have to fight gruesome creatures and dangerous monsters. As the story advances you slowly regain your memory and unfold a terrifying plot about the end of the world.&lt;/story&gt; &lt;/game&gt;">
            <text:p>&lt;game name="D2 (USA) (Disc 4)"&gt; &lt;year&gt;2000&lt;/year&gt; &lt;rating&gt;ESRB - M (Mature)&lt;/rating&gt; &lt;title&gt;D2 <text:s/>Disk 4&lt;/title&gt; &lt;pub&gt;Sega&lt;/pub&gt; &lt;dev&gt;WARP&lt;/dev&gt; &lt;genre&gt;Adventure&lt;/genre&gt; &lt;score&gt;3.7&lt;/score&gt; &lt;player&gt;1 Player&lt;/player&gt; &lt;story&gt;Canada, Christmas 2000 ... In the skies over Canada, Laura´s plane has been hijacked by terrorists. The plane is filled with screams, shouts and fear as the hijackers terrorize the passengers and crew. In one of the seats a black robed magician gazes into a crystal, chanting the phrase "Shadow, the final destroyer". Mysterious indeed. Laura´s compact begins to glow. A vision of a meteorite hurtling towards the Earth is reflected in the mirror. Suddenly the plane is struck by the same meteorite that appeared in the vision, and falls towards the frozen tundra below.****In the middle of a raging blizzard, Laura opens her eyes to find herself inside a mountain cabin. She was saved by Kimberly, one of the passengers of the wrecked plane. 10 days have passed since the crash but Laura can remember nothing, not even her name. The door of the cabin opens and one of the terrorists enters. While Kimberly and Laura stare in horror, he transforms into a hideous monster. He is not the only one. Other crash survivors and locals have mutated into terrifying monstrosities and attacked people. Is there anyway to survive this living nightmare? At present it is shrouded in mystery.****D2 combines classical survival horror exploration and first person combat with a RPG typical experience/level system. You play the mysterious heroine Laura, stranded in a vast snowy landscape after a plane crash and struck with amnesia about the last 10 days. <text:s/>The 3d engine allows you to freely move around the world, pilot snow mobiles, hunt for food or even capture photos. You will meet a variety of people and have to fight gruesome creatures and dangerous monsters. As the story advances you slowly regain your memory and unfold a terrifying plot about the end of the world.&lt;/story&gt; &lt;/game&gt;</text:p>
          </table:table-cell>
        </table:table-row>
        <table:table-row table:style-name="ro1">
          <table:table-cell office:value-type="string">
            <text:p>Carrier (USA)</text:p>
          </table:table-cell>
          <table:table-cell office:value-type="float" office:value="2000">
            <text:p>2000</text:p>
          </table:table-cell>
          <table:table-cell office:value-type="string">
            <text:p>ESRB - M (Mature)</text:p>
          </table:table-cell>
          <table:table-cell office:value-type="string">
            <text:p>Carrier </text:p>
          </table:table-cell>
          <table:table-cell office:value-type="string">
            <text:p>Jaleco Entertainment</text:p>
          </table:table-cell>
          <table:table-cell office:value-type="string">
            <text:p>Jaleco</text:p>
          </table:table-cell>
          <table:table-cell office:value-type="string">
            <text:p>Adventure</text:p>
          </table:table-cell>
          <table:table-cell office:value-type="float" office:value="3.5">
            <text:p>3.5</text:p>
          </table:table-cell>
          <table:table-cell office:value-type="string">
            <text:p>1 Player</text:p>
          </table:table-cell>
          <table:table-cell office:value-type="string">
            <text:p>Carrier is the first survival horror game released for the Dreamcast. <text:s/>As the game starts you are Jack Ingles, a member of a special forces team. <text:s/>You are sent in by Helicopter to investigate a carrier that has not been responding to radio contact after completing a mission. As you approach the deck of the carrier, your helicopter is shot down. <text:s/>After crash landing on the deck, it is your job to investigate what exactly is going on, and escape alive.****The game is played from a third person perspective. <text:s/>You move Jack around the ship, shooting enemies and solving simple puzzles along the way. <text:s/>The main goal of the game is to survive, so you have to be careful about conserving ammo and health upgrades. <text:s/>After you solve the game playing as Jack, you can play through the game again as Jessifer Manning, one of your teammates. <text:s/>While playing as Jessifer, you get an entirely different view of the same story.</text:p>
          </table:table-cell>
          <table:table-cell table:formula="of:=CONCATENATE(&quot;&lt;game name=&quot;;CHAR(34);[.A66];CHAR(34);&quot;&gt; &lt;year&gt;&quot;;[.B66];&quot;&lt;/year&gt; &lt;rating&gt;&quot;;[.C66];&quot;&lt;/rating&gt; &lt;title&gt;&quot;;[.D66];&quot;&lt;/title&gt; &lt;pub&gt;&quot;;[.E66];&quot;&lt;/pub&gt; &lt;dev&gt;&quot;;[.F66];&quot;&lt;/dev&gt; &lt;genre&gt;&quot;;[.G66];&quot;&lt;/genre&gt; &lt;score&gt;&quot;;[.H66];&quot;&lt;/score&gt; &lt;player&gt;&quot;;[.I66];&quot;&lt;/player&gt; &lt;story&gt;&quot;;[.J66];&quot;&lt;/story&gt; &lt;/game&gt;&quot;)" office:value-type="string" office:string-value="&lt;game name=&quot;Carrier (USA)&quot;&gt; &lt;year&gt;2000&lt;/year&gt; &lt;rating&gt;ESRB - M (Mature)&lt;/rating&gt; &lt;title&gt;Carrier &lt;/title&gt; &lt;pub&gt;Jaleco Entertainment&lt;/pub&gt; &lt;dev&gt;Jaleco&lt;/dev&gt; &lt;genre&gt;Adventure&lt;/genre&gt; &lt;score&gt;3.5&lt;/score&gt; &lt;player&gt;1 Player&lt;/player&gt; &lt;story&gt;Carrier is the first survival horror game released for the Dreamcast.  As the game starts you are Jack Ingles, a member of a special forces team.  You are sent in by Helicopter to investigate a carrier that has not been responding to radio contact after completing a mission. As you approach the deck of the carrier, your helicopter is shot down.  After crash landing on the deck, it is your job to investigate what exactly is going on, and escape alive.****The game is played from a third person perspective.  You move Jack around the ship, shooting enemies and solving simple puzzles along the way.  The main goal of the game is to survive, so you have to be careful about conserving ammo and health upgrades.  After you solve the game playing as Jack, you can play through the game again as Jessifer Manning, one of your teammates.  While playing as Jessifer, you get an entirely different view of the same story.&lt;/story&gt; &lt;/game&gt;">
            <text:p>&lt;game name="Carrier (USA)"&gt; &lt;year&gt;2000&lt;/year&gt; &lt;rating&gt;ESRB - M (Mature)&lt;/rating&gt; &lt;title&gt;Carrier &lt;/title&gt; &lt;pub&gt;Jaleco Entertainment&lt;/pub&gt; &lt;dev&gt;Jaleco&lt;/dev&gt; &lt;genre&gt;Adventure&lt;/genre&gt; &lt;score&gt;3.5&lt;/score&gt; &lt;player&gt;1 Player&lt;/player&gt; &lt;story&gt;Carrier is the first survival horror game released for the Dreamcast. <text:s/>As the game starts you are Jack Ingles, a member of a special forces team. <text:s/>You are sent in by Helicopter to investigate a carrier that has not been responding to radio contact after completing a mission. As you approach the deck of the carrier, your helicopter is shot down. <text:s/>After crash landing on the deck, it is your job to investigate what exactly is going on, and escape alive.****The game is played from a third person perspective. <text:s/>You move Jack around the ship, shooting enemies and solving simple puzzles along the way. <text:s/>The main goal of the game is to survive, so you have to be careful about conserving ammo and health upgrades. <text:s/>After you solve the game playing as Jack, you can play through the game again as Jessifer Manning, one of your teammates. <text:s/>While playing as Jessifer, you get an entirely different view of the same story.&lt;/story&gt; &lt;/game&gt;</text:p>
          </table:table-cell>
        </table:table-row>
        <table:table-row table:style-name="ro1">
          <table:table-cell office:value-type="string">
            <text:p>Chaos Field (Japan)</text:p>
          </table:table-cell>
          <table:table-cell office:value-type="float" office:value="2004">
            <text:p>2004</text:p>
          </table:table-cell>
          <table:table-cell office:value-type="string">
            <text:p>ESRB - E (Everyone)</text:p>
          </table:table-cell>
          <table:table-cell office:value-type="string">
            <text:p>Chaos Field </text:p>
          </table:table-cell>
          <table:table-cell office:value-type="string">
            <text:p>MileStone Inc.</text:p>
          </table:table-cell>
          <table:table-cell office:value-type="string">
            <text:p>SEGA Corporation</text:p>
          </table:table-cell>
          <table:table-cell office:value-type="string">
            <text:p>Shoot-'Em-Up</text:p>
          </table:table-cell>
          <table:table-cell office:value-type="float" office:value="3.5">
            <text:p>3.5</text:p>
          </table:table-cell>
          <table:table-cell office:value-type="string">
            <text:p>1 Player</text:p>
          </table:table-cell>
          <table:table-cell office:value-type="string">
            <text:p>Chaos Field is a top-down space shooter similar in concept to the Gradius series, or Ikaruga. You control one of three ships, each with their own pilot and unique weapon systems. ****The game takes place over 5 phases, in each phase you face a number of boss battles. Unlike other games if this genre, almost the entire game is composed of boss battles, each boss requiring a different strategy to defeat. ****The game also uses a unique in-game difficulty adjuster. Called "fields", you can play in either Order or Chaos. Compared to Order, the Chaos Field offers you increased fire power and abilities, but also does the same for your enemies. Order Field is more relaxed on both sides. If you can play in the Chaos Field, you stand to gain substantially more points.</text:p>
          </table:table-cell>
          <table:table-cell table:formula="of:=CONCATENATE(&quot;&lt;game name=&quot;;CHAR(34);[.A67];CHAR(34);&quot;&gt; &lt;year&gt;&quot;;[.B67];&quot;&lt;/year&gt; &lt;rating&gt;&quot;;[.C67];&quot;&lt;/rating&gt; &lt;title&gt;&quot;;[.D67];&quot;&lt;/title&gt; &lt;pub&gt;&quot;;[.E67];&quot;&lt;/pub&gt; &lt;dev&gt;&quot;;[.F67];&quot;&lt;/dev&gt; &lt;genre&gt;&quot;;[.G67];&quot;&lt;/genre&gt; &lt;score&gt;&quot;;[.H67];&quot;&lt;/score&gt; &lt;player&gt;&quot;;[.I67];&quot;&lt;/player&gt; &lt;story&gt;&quot;;[.J67];&quot;&lt;/story&gt; &lt;/game&gt;&quot;)" office:value-type="string" office:string-value="&lt;game name=&quot;Chaos Field (Japan)&quot;&gt; &lt;year&gt;2004&lt;/year&gt; &lt;rating&gt;ESRB - E (Everyone)&lt;/rating&gt; &lt;title&gt;Chaos Field &lt;/title&gt; &lt;pub&gt;MileStone Inc.&lt;/pub&gt; &lt;dev&gt;SEGA Corporation&lt;/dev&gt; &lt;genre&gt;Shoot-'Em-Up&lt;/genre&gt; &lt;score&gt;3.5&lt;/score&gt; &lt;player&gt;1 Player&lt;/player&gt; &lt;story&gt;Chaos Field is a top-down space shooter similar in concept to the Gradius series, or Ikaruga. You control one of three ships, each with their own pilot and unique weapon systems. ****The game takes place over 5 phases, in each phase you face a number of boss battles. Unlike other games if this genre, almost the entire game is composed of boss battles, each boss requiring a different strategy to defeat. ****The game also uses a unique in-game difficulty adjuster. Called &quot;fields&quot;, you can play in either Order or Chaos. Compared to Order, the Chaos Field offers you increased fire power and abilities, but also does the same for your enemies. Order Field is more relaxed on both sides. If you can play in the Chaos Field, you stand to gain substantially more points.&lt;/story&gt; &lt;/game&gt;">
            <text:p>&lt;game name="Chaos Field (Japan)"&gt; &lt;year&gt;2004&lt;/year&gt; &lt;rating&gt;ESRB - E (Everyone)&lt;/rating&gt; &lt;title&gt;Chaos Field &lt;/title&gt; &lt;pub&gt;MileStone Inc.&lt;/pub&gt; &lt;dev&gt;SEGA Corporation&lt;/dev&gt; &lt;genre&gt;Shoot-'Em-Up&lt;/genre&gt; &lt;score&gt;3.5&lt;/score&gt; &lt;player&gt;1 Player&lt;/player&gt; &lt;story&gt;Chaos Field is a top-down space shooter similar in concept to the Gradius series, or Ikaruga. You control one of three ships, each with their own pilot and unique weapon systems. ****The game takes place over 5 phases, in each phase you face a number of boss battles. Unlike other games if this genre, almost the entire game is composed of boss battles, each boss requiring a different strategy to defeat. ****The game also uses a unique in-game difficulty adjuster. Called "fields", you can play in either Order or Chaos. Compared to Order, the Chaos Field offers you increased fire power and abilities, but also does the same for your enemies. Order Field is more relaxed on both sides. If you can play in the Chaos Field, you stand to gain substantially more points.&lt;/story&gt; &lt;/game&gt;</text:p>
          </table:table-cell>
        </table:table-row>
        <table:table-row table:style-name="ro1">
          <table:table-cell office:value-type="string">
            <text:p>Charge 'N Blast (USA)</text:p>
          </table:table-cell>
          <table:table-cell office:value-type="float" office:value="2001">
            <text:p>2001</text:p>
          </table:table-cell>
          <table:table-cell office:value-type="string">
            <text:p>ESRB - T (Teen)</text:p>
          </table:table-cell>
          <table:table-cell office:value-type="string">
            <text:p>Charge 'N Blast </text:p>
          </table:table-cell>
          <table:table-cell office:value-type="string">
            <text:p>Xicat Interactive</text:p>
          </table:table-cell>
          <table:table-cell office:value-type="string">
            <text:p>SEGA-AM2 Co., LTD.</text:p>
          </table:table-cell>
          <table:table-cell office:value-type="string">
            <text:p>Shooter</text:p>
          </table:table-cell>
          <table:table-cell office:value-type="float" office:value="3.3">
            <text:p>3.3</text:p>
          </table:table-cell>
          <table:table-cell office:value-type="string">
            <text:p>1-2 Players</text:p>
          </table:table-cell>
          <table:table-cell office:value-type="string">
            <text:p>Charge 'N Blast is a shooting game where you play as one of three marines who have to rid the earth of alien scum. The gameplay is similar to Cabal, you move left and right dodging enemies while charging up you weapons to blast them away.****There are three different marines you can choose from, each with their own set of weapons. As usual there is the balanced character (Johnny Rock), a weaker but faster one (Pamela Hewitt) and a slower but stronger one (Nicholas Woods).****You can choose to play in one player mode, time attack or two player mode. The missions are broken up into small areas where you have to kill all enemies before moving on to the next area. Each mission ends with a boss character such as a giant insect or a Godzilla-like monster.****Use the X, Y or B buttons to choose a weapon, press A to charge and shoot and aim with analog stick. There are different types of weapons that can be used on the different types of enemies. For example the single missiles for far away targets and torpedoes for underwater enemies.****You can fire your weapon continuously, but this doesn't do as much damage compared to a fully charged shot. Charging each shot means you have to aim a little more carefully, but you'll especially need this in the later levels. You can dodge enemies with the L and R buttons.</text:p>
          </table:table-cell>
          <table:table-cell table:formula="of:=CONCATENATE(&quot;&lt;game name=&quot;;CHAR(34);[.A68];CHAR(34);&quot;&gt; &lt;year&gt;&quot;;[.B68];&quot;&lt;/year&gt; &lt;rating&gt;&quot;;[.C68];&quot;&lt;/rating&gt; &lt;title&gt;&quot;;[.D68];&quot;&lt;/title&gt; &lt;pub&gt;&quot;;[.E68];&quot;&lt;/pub&gt; &lt;dev&gt;&quot;;[.F68];&quot;&lt;/dev&gt; &lt;genre&gt;&quot;;[.G68];&quot;&lt;/genre&gt; &lt;score&gt;&quot;;[.H68];&quot;&lt;/score&gt; &lt;player&gt;&quot;;[.I68];&quot;&lt;/player&gt; &lt;story&gt;&quot;;[.J68];&quot;&lt;/story&gt; &lt;/game&gt;&quot;)" office:value-type="string" office:string-value="&lt;game name=&quot;Charge 'N Blast (USA)&quot;&gt; &lt;year&gt;2001&lt;/year&gt; &lt;rating&gt;ESRB - T (Teen)&lt;/rating&gt; &lt;title&gt;Charge 'N Blast &lt;/title&gt; &lt;pub&gt;Xicat Interactive&lt;/pub&gt; &lt;dev&gt;SEGA-AM2 Co., LTD.&lt;/dev&gt; &lt;genre&gt;Shooter&lt;/genre&gt; &lt;score&gt;3.3&lt;/score&gt; &lt;player&gt;1-2 Players&lt;/player&gt; &lt;story&gt;Charge 'N Blast is a shooting game where you play as one of three marines who have to rid the earth of alien scum. The gameplay is similar to Cabal, you move left and right dodging enemies while charging up you weapons to blast them away.****There are three different marines you can choose from, each with their own set of weapons. As usual there is the balanced character (Johnny Rock), a weaker but faster one (Pamela Hewitt) and a slower but stronger one (Nicholas Woods).****You can choose to play in one player mode, time attack or two player mode. The missions are broken up into small areas where you have to kill all enemies before moving on to the next area. Each mission ends with a boss character such as a giant insect or a Godzilla-like monster.****Use the X, Y or B buttons to choose a weapon, press A to charge and shoot and aim with analog stick. There are different types of weapons that can be used on the different types of enemies. For example the single missiles for far away targets and torpedoes for underwater enemies.****You can fire your weapon continuously, but this doesn't do as much damage compared to a fully charged shot. Charging each shot means you have to aim a little more carefully, but you'll especially need this in the later levels. You can dodge enemies with the L and R buttons.&lt;/story&gt; &lt;/game&gt;">
            <text:p>&lt;game name="Charge 'N Blast (USA)"&gt; &lt;year&gt;2001&lt;/year&gt; &lt;rating&gt;ESRB - T (Teen)&lt;/rating&gt; &lt;title&gt;Charge 'N Blast &lt;/title&gt; &lt;pub&gt;Xicat Interactive&lt;/pub&gt; &lt;dev&gt;SEGA-AM2 Co., LTD.&lt;/dev&gt; &lt;genre&gt;Shooter&lt;/genre&gt; &lt;score&gt;3.3&lt;/score&gt; &lt;player&gt;1-2 Players&lt;/player&gt; &lt;story&gt;Charge 'N Blast is a shooting game where you play as one of three marines who have to rid the earth of alien scum. The gameplay is similar to Cabal, you move left and right dodging enemies while charging up you weapons to blast them away.****There are three different marines you can choose from, each with their own set of weapons. As usual there is the balanced character (Johnny Rock), a weaker but faster one (Pamela Hewitt) and a slower but stronger one (Nicholas Woods).****You can choose to play in one player mode, time attack or two player mode. The missions are broken up into small areas where you have to kill all enemies before moving on to the next area. Each mission ends with a boss character such as a giant insect or a Godzilla-like monster.****Use the X, Y or B buttons to choose a weapon, press A to charge and shoot and aim with analog stick. There are different types of weapons that can be used on the different types of enemies. For example the single missiles for far away targets and torpedoes for underwater enemies.****You can fire your weapon continuously, but this doesn't do as much damage compared to a fully charged shot. Charging each shot means you have to aim a little more carefully, but you'll especially need this in the later levels. You can dodge enemies with the L and R buttons.&lt;/story&gt; &lt;/game&gt;</text:p>
          </table:table-cell>
        </table:table-row>
        <table:table-row table:style-name="ro1">
          <table:table-cell office:value-type="string">
            <text:p>South Park - Chef's Luv Shack (USA)</text:p>
          </table:table-cell>
          <table:table-cell office:value-type="float" office:value="1999">
            <text:p>1999</text:p>
          </table:table-cell>
          <table:table-cell office:value-type="string">
            <text:p>ESRB - M (Mature)</text:p>
          </table:table-cell>
          <table:table-cell office:value-type="string">
            <text:p>South Park - Chef's Luv Shack </text:p>
          </table:table-cell>
          <table:table-cell office:value-type="string">
            <text:p>Acclaim</text:p>
          </table:table-cell>
          <table:table-cell office:value-type="string">
            <text:p>Acclaim Studios Austin</text:p>
          </table:table-cell>
          <table:table-cell office:value-type="string">
            <text:p>Game Show</text:p>
          </table:table-cell>
          <table:table-cell office:value-type="string">
            <text:p>2.9</text:p>
          </table:table-cell>
          <table:table-cell office:value-type="string">
            <text:p>1-4 Players</text:p>
          </table:table-cell>
          <table:table-cell office:value-type="string">
            <text:p>Chef hosts this Acclaim title, which mixes South Park trivia with mini games in the mold of Mario Party (Nintendo 64). The idea is you choose your favourite South Park kid (Kyle, Kenny, Stan or Cartman) and answer the questions based on episodes from the cartoon series. If you get it right, you then spin the wheel, and you either get the cash, lose it all, or play a mini game (either by yourself, against the AI, or against your friends if you're in multiplayer mode). The person who has the highest score (or the most correct answers) after a chosen amount of rounds wins.</text:p>
          </table:table-cell>
          <table:table-cell table:formula="of:=CONCATENATE(&quot;&lt;game name=&quot;;CHAR(34);[.A69];CHAR(34);&quot;&gt; &lt;year&gt;&quot;;[.B69];&quot;&lt;/year&gt; &lt;rating&gt;&quot;;[.C69];&quot;&lt;/rating&gt; &lt;title&gt;&quot;;[.D69];&quot;&lt;/title&gt; &lt;pub&gt;&quot;;[.E69];&quot;&lt;/pub&gt; &lt;dev&gt;&quot;;[.F69];&quot;&lt;/dev&gt; &lt;genre&gt;&quot;;[.G69];&quot;&lt;/genre&gt; &lt;score&gt;&quot;;[.H69];&quot;&lt;/score&gt; &lt;player&gt;&quot;;[.I69];&quot;&lt;/player&gt; &lt;story&gt;&quot;;[.J69];&quot;&lt;/story&gt; &lt;/game&gt;&quot;)" office:value-type="string" office:string-value="&lt;game name=&quot;South Park - Chef's Luv Shack (USA)&quot;&gt; &lt;year&gt;1999&lt;/year&gt; &lt;rating&gt;ESRB - M (Mature)&lt;/rating&gt; &lt;title&gt;South Park - Chef's Luv Shack &lt;/title&gt; &lt;pub&gt;Acclaim&lt;/pub&gt; &lt;dev&gt;Acclaim Studios Austin&lt;/dev&gt; &lt;genre&gt;Game Show&lt;/genre&gt; &lt;score&gt;2.9&lt;/score&gt; &lt;player&gt;1-4 Players&lt;/player&gt; &lt;story&gt;Chef hosts this Acclaim title, which mixes South Park trivia with mini games in the mold of Mario Party (Nintendo 64). The idea is you choose your favourite South Park kid (Kyle, Kenny, Stan or Cartman) and answer the questions based on episodes from the cartoon series. If you get it right, you then spin the wheel, and you either get the cash, lose it all, or play a mini game (either by yourself, against the AI, or against your friends if you're in multiplayer mode). The person who has the highest score (or the most correct answers) after a chosen amount of rounds wins.&lt;/story&gt; &lt;/game&gt;">
            <text:p>&lt;game name="South Park - Chef's Luv Shack (USA)"&gt; &lt;year&gt;1999&lt;/year&gt; &lt;rating&gt;ESRB - M (Mature)&lt;/rating&gt; &lt;title&gt;South Park - Chef's Luv Shack &lt;/title&gt; &lt;pub&gt;Acclaim&lt;/pub&gt; &lt;dev&gt;Acclaim Studios Austin&lt;/dev&gt; &lt;genre&gt;Game Show&lt;/genre&gt; &lt;score&gt;2.9&lt;/score&gt; &lt;player&gt;1-4 Players&lt;/player&gt; &lt;story&gt;Chef hosts this Acclaim title, which mixes South Park trivia with mini games in the mold of Mario Party (Nintendo 64). The idea is you choose your favourite South Park kid (Kyle, Kenny, Stan or Cartman) and answer the questions based on episodes from the cartoon series. If you get it right, you then spin the wheel, and you either get the cash, lose it all, or play a mini game (either by yourself, against the AI, or against your friends if you're in multiplayer mode). The person who has the highest score (or the most correct answers) after a chosen amount of rounds wins.&lt;/story&gt; &lt;/game&gt;</text:p>
          </table:table-cell>
        </table:table-row>
        <table:table-row table:style-name="ro1">
          <table:table-cell office:value-type="string">
            <text:p>South Park Rally (USA)</text:p>
          </table:table-cell>
          <table:table-cell office:value-type="float" office:value="2000">
            <text:p>2000</text:p>
          </table:table-cell>
          <table:table-cell office:value-type="string">
            <text:p>ESRB - M (Mature)</text:p>
          </table:table-cell>
          <table:table-cell office:value-type="string">
            <text:p>South Park Rally </text:p>
          </table:table-cell>
          <table:table-cell office:value-type="string">
            <text:p>Acclaim</text:p>
          </table:table-cell>
          <table:table-cell office:value-type="string">
            <text:p>Tantalus Interactive Pty. Ltd.</text:p>
          </table:table-cell>
          <table:table-cell office:value-type="string">
            <text:p>Driving</text:p>
          </table:table-cell>
          <table:table-cell office:value-type="string">
            <text:p>2.8</text:p>
          </table:table-cell>
          <table:table-cell office:value-type="string">
            <text:p>1-4 Players</text:p>
          </table:table-cell>
          <table:table-cell office:value-type="string">
            <text:p>Choose your character from the cast of the popular 'mature' cartoon South Park, and tear through the streets in this racing game. Your character's vehicle may be a little cart, trike, or box, for example. Weapons include rockets, Salty Balls, Cheesy Poofs, the beloved Cow and even an Anal probe. All of the voices are also included, making it feel more like the real cartoon than a rally game. You can also play an all-on-all 4 player mode.</text:p>
          </table:table-cell>
          <table:table-cell table:formula="of:=CONCATENATE(&quot;&lt;game name=&quot;;CHAR(34);[.A70];CHAR(34);&quot;&gt; &lt;year&gt;&quot;;[.B70];&quot;&lt;/year&gt; &lt;rating&gt;&quot;;[.C70];&quot;&lt;/rating&gt; &lt;title&gt;&quot;;[.D70];&quot;&lt;/title&gt; &lt;pub&gt;&quot;;[.E70];&quot;&lt;/pub&gt; &lt;dev&gt;&quot;;[.F70];&quot;&lt;/dev&gt; &lt;genre&gt;&quot;;[.G70];&quot;&lt;/genre&gt; &lt;score&gt;&quot;;[.H70];&quot;&lt;/score&gt; &lt;player&gt;&quot;;[.I70];&quot;&lt;/player&gt; &lt;story&gt;&quot;;[.J70];&quot;&lt;/story&gt; &lt;/game&gt;&quot;)" office:value-type="string" office:string-value="&lt;game name=&quot;South Park Rally (USA)&quot;&gt; &lt;year&gt;2000&lt;/year&gt; &lt;rating&gt;ESRB - M (Mature)&lt;/rating&gt; &lt;title&gt;South Park Rally &lt;/title&gt; &lt;pub&gt;Acclaim&lt;/pub&gt; &lt;dev&gt;Tantalus Interactive Pty. Ltd.&lt;/dev&gt; &lt;genre&gt;Driving&lt;/genre&gt; &lt;score&gt;2.8&lt;/score&gt; &lt;player&gt;1-4 Players&lt;/player&gt; &lt;story&gt;Choose your character from the cast of the popular 'mature' cartoon South Park, and tear through the streets in this racing game. Your character's vehicle may be a little cart, trike, or box, for example. Weapons include rockets, Salty Balls, Cheesy Poofs, the beloved Cow and even an Anal probe. All of the voices are also included, making it feel more like the real cartoon than a rally game. You can also play an all-on-all 4 player mode.&lt;/story&gt; &lt;/game&gt;">
            <text:p>&lt;game name="South Park Rally (USA)"&gt; &lt;year&gt;2000&lt;/year&gt; &lt;rating&gt;ESRB - M (Mature)&lt;/rating&gt; &lt;title&gt;South Park Rally &lt;/title&gt; &lt;pub&gt;Acclaim&lt;/pub&gt; &lt;dev&gt;Tantalus Interactive Pty. Ltd.&lt;/dev&gt; &lt;genre&gt;Driving&lt;/genre&gt; &lt;score&gt;2.8&lt;/score&gt; &lt;player&gt;1-4 Players&lt;/player&gt; &lt;story&gt;Choose your character from the cast of the popular 'mature' cartoon South Park, and tear through the streets in this racing game. Your character's vehicle may be a little cart, trike, or box, for example. Weapons include rockets, Salty Balls, Cheesy Poofs, the beloved Cow and even an Anal probe. All of the voices are also included, making it feel more like the real cartoon than a rally game. You can also play an all-on-all 4 player mode.&lt;/story&gt; &lt;/game&gt;</text:p>
          </table:table-cell>
        </table:table-row>
        <table:table-row table:style-name="ro1">
          <table:table-cell office:value-type="string">
            <text:p>Star Wars Episode I - Jedi Power Battles (USA)</text:p>
          </table:table-cell>
          <table:table-cell office:value-type="float" office:value="2000">
            <text:p>2000</text:p>
          </table:table-cell>
          <table:table-cell office:value-type="string">
            <text:p>ESRB - T (Teen)</text:p>
          </table:table-cell>
          <table:table-cell office:value-type="string">
            <text:p>Star Wars Episode I - Jedi Power Battles </text:p>
          </table:table-cell>
          <table:table-cell office:value-type="string">
            <text:p>LucasArts</text:p>
          </table:table-cell>
          <table:table-cell office:value-type="string">
            <text:p>LucasArts Entertainment Company LLC</text:p>
          </table:table-cell>
          <table:table-cell office:value-type="string">
            <text:p>Beat-'Em-Up</text:p>
          </table:table-cell>
          <table:table-cell office:value-type="string">
            <text:p>3.4</text:p>
          </table:table-cell>
          <table:table-cell office:value-type="string">
            <text:p>1-2 Players</text:p>
          </table:table-cell>
          <table:table-cell office:value-type="string">
            <text:p>Choose your jedi (including Qui-Gon Jinn, Obi-Wan Kenobi, Mace Windu, Plo Koon, and Adi Gallia) and fight the forces of the Trade Federation through the planet Naboo, facing plenty of droids and Darth Maul himself.</text:p>
          </table:table-cell>
          <table:table-cell table:formula="of:=CONCATENATE(&quot;&lt;game name=&quot;;CHAR(34);[.A71];CHAR(34);&quot;&gt; &lt;year&gt;&quot;;[.B71];&quot;&lt;/year&gt; &lt;rating&gt;&quot;;[.C71];&quot;&lt;/rating&gt; &lt;title&gt;&quot;;[.D71];&quot;&lt;/title&gt; &lt;pub&gt;&quot;;[.E71];&quot;&lt;/pub&gt; &lt;dev&gt;&quot;;[.F71];&quot;&lt;/dev&gt; &lt;genre&gt;&quot;;[.G71];&quot;&lt;/genre&gt; &lt;score&gt;&quot;;[.H71];&quot;&lt;/score&gt; &lt;player&gt;&quot;;[.I71];&quot;&lt;/player&gt; &lt;story&gt;&quot;;[.J71];&quot;&lt;/story&gt; &lt;/game&gt;&quot;)" office:value-type="string" office:string-value="&lt;game name=&quot;Star Wars Episode I - Jedi Power Battles (USA)&quot;&gt; &lt;year&gt;2000&lt;/year&gt; &lt;rating&gt;ESRB - T (Teen)&lt;/rating&gt; &lt;title&gt;Star Wars Episode I - Jedi Power Battles &lt;/title&gt; &lt;pub&gt;LucasArts&lt;/pub&gt; &lt;dev&gt;LucasArts Entertainment Company LLC&lt;/dev&gt; &lt;genre&gt;Beat-'Em-Up&lt;/genre&gt; &lt;score&gt;3.4&lt;/score&gt; &lt;player&gt;1-2 Players&lt;/player&gt; &lt;story&gt;Choose your jedi (including Qui-Gon Jinn, Obi-Wan Kenobi, Mace Windu, Plo Koon, and Adi Gallia) and fight the forces of the Trade Federation through the planet Naboo, facing plenty of droids and Darth Maul himself.&lt;/story&gt; &lt;/game&gt;">
            <text:p>&lt;game name="Star Wars Episode I - Jedi Power Battles (USA)"&gt; &lt;year&gt;2000&lt;/year&gt; &lt;rating&gt;ESRB - T (Teen)&lt;/rating&gt; &lt;title&gt;Star Wars Episode I - Jedi Power Battles &lt;/title&gt; &lt;pub&gt;LucasArts&lt;/pub&gt; &lt;dev&gt;LucasArts Entertainment Company LLC&lt;/dev&gt; &lt;genre&gt;Beat-'Em-Up&lt;/genre&gt; &lt;score&gt;3.4&lt;/score&gt; &lt;player&gt;1-2 Players&lt;/player&gt; &lt;story&gt;Choose your jedi (including Qui-Gon Jinn, Obi-Wan Kenobi, Mace Windu, Plo Koon, and Adi Gallia) and fight the forces of the Trade Federation through the planet Naboo, facing plenty of droids and Darth Maul himself.&lt;/story&gt; &lt;/game&gt;</text:p>
          </table:table-cell>
        </table:table-row>
        <table:table-row table:style-name="ro1">
          <table:table-cell office:value-type="string">
            <text:p>Chu Chu Rocket! (USA)</text:p>
          </table:table-cell>
          <table:table-cell office:value-type="float" office:value="2000">
            <text:p>2000</text:p>
          </table:table-cell>
          <table:table-cell office:value-type="string">
            <text:p>ESRB - E (Everyone)</text:p>
          </table:table-cell>
          <table:table-cell office:value-type="string">
            <text:p>Chu Chu Rocket! </text:p>
          </table:table-cell>
          <table:table-cell office:value-type="string">
            <text:p>Sega</text:p>
          </table:table-cell>
          <table:table-cell office:value-type="string">
            <text:p>Sonic Team</text:p>
          </table:table-cell>
          <table:table-cell office:value-type="string">
            <text:p>Strategy</text:p>
          </table:table-cell>
          <table:table-cell office:value-type="float" office:value="3.9">
            <text:p>3.9</text:p>
          </table:table-cell>
          <table:table-cell office:value-type="string">
            <text:p>1-4 Players</text:p>
          </table:table-cell>
          <table:table-cell office:value-type="string">
            <text:p>ChuChu Rocket is an action puzzler, designed predominantly as a multi-player game. You have indirect control over mice, and must guide them to the safety of a rocket, and away from a cat. You do this by placing arrows on the ground, which they will follow. The multi-player game is a frantic all-against-all duel, in which each player's mice will only follow instructions of their own colour. You can play this mode on your own against CPU opponents, or take on a series of predefined puzzles</text:p>
          </table:table-cell>
          <table:table-cell table:formula="of:=CONCATENATE(&quot;&lt;game name=&quot;;CHAR(34);[.A72];CHAR(34);&quot;&gt; &lt;year&gt;&quot;;[.B72];&quot;&lt;/year&gt; &lt;rating&gt;&quot;;[.C72];&quot;&lt;/rating&gt; &lt;title&gt;&quot;;[.D72];&quot;&lt;/title&gt; &lt;pub&gt;&quot;;[.E72];&quot;&lt;/pub&gt; &lt;dev&gt;&quot;;[.F72];&quot;&lt;/dev&gt; &lt;genre&gt;&quot;;[.G72];&quot;&lt;/genre&gt; &lt;score&gt;&quot;;[.H72];&quot;&lt;/score&gt; &lt;player&gt;&quot;;[.I72];&quot;&lt;/player&gt; &lt;story&gt;&quot;;[.J72];&quot;&lt;/story&gt; &lt;/game&gt;&quot;)" office:value-type="string" office:string-value="&lt;game name=&quot;Chu Chu Rocket! (USA)&quot;&gt; &lt;year&gt;2000&lt;/year&gt; &lt;rating&gt;ESRB - E (Everyone)&lt;/rating&gt; &lt;title&gt;Chu Chu Rocket! &lt;/title&gt; &lt;pub&gt;Sega&lt;/pub&gt; &lt;dev&gt;Sonic Team&lt;/dev&gt; &lt;genre&gt;Strategy&lt;/genre&gt; &lt;score&gt;3.9&lt;/score&gt; &lt;player&gt;1-4 Players&lt;/player&gt; &lt;story&gt;ChuChu Rocket is an action puzzler, designed predominantly as a multi-player game. You have indirect control over mice, and must guide them to the safety of a rocket, and away from a cat. You do this by placing arrows on the ground, which they will follow. The multi-player game is a frantic all-against-all duel, in which each player's mice will only follow instructions of their own colour. You can play this mode on your own against CPU opponents, or take on a series of predefined puzzles&lt;/story&gt; &lt;/game&gt;">
            <text:p>&lt;game name="Chu Chu Rocket! (USA)"&gt; &lt;year&gt;2000&lt;/year&gt; &lt;rating&gt;ESRB - E (Everyone)&lt;/rating&gt; &lt;title&gt;Chu Chu Rocket! &lt;/title&gt; &lt;pub&gt;Sega&lt;/pub&gt; &lt;dev&gt;Sonic Team&lt;/dev&gt; &lt;genre&gt;Strategy&lt;/genre&gt; &lt;score&gt;3.9&lt;/score&gt; &lt;player&gt;1-4 Players&lt;/player&gt; &lt;story&gt;ChuChu Rocket is an action puzzler, designed predominantly as a multi-player game. You have indirect control over mice, and must guide them to the safety of a rocket, and away from a cat. You do this by placing arrows on the ground, which they will follow. The multi-player game is a frantic all-against-all duel, in which each player's mice will only follow instructions of their own colour. You can play this mode on your own against CPU opponents, or take on a series of predefined puzzles&lt;/story&gt; &lt;/game&gt;</text:p>
          </table:table-cell>
        </table:table-row>
        <table:table-row table:style-name="ro1">
          <table:table-cell office:value-type="string">
            <text:p>Cleopatra Fortune (Japan)</text:p>
          </table:table-cell>
          <table:table-cell office:value-type="float" office:value="2001">
            <text:p>2001</text:p>
          </table:table-cell>
          <table:table-cell office:value-type="string">
            <text:p>ESRB - E (Everyone)</text:p>
          </table:table-cell>
          <table:table-cell office:value-type="string">
            <text:p>Cleopatra Fortune </text:p>
          </table:table-cell>
          <table:table-cell office:value-type="string">
            <text:p>Altron</text:p>
          </table:table-cell>
          <table:table-cell office:value-type="string">
            <text:p>Altron Corporation</text:p>
          </table:table-cell>
          <table:table-cell office:value-type="string">
            <text:p>Puzzle</text:p>
          </table:table-cell>
          <table:table-cell office:value-type="float" office:value="2.9">
            <text:p>2.9</text:p>
          </table:table-cell>
          <table:table-cell office:value-type="string">
            <text:p>1-2 Players</text:p>
          </table:table-cell>
          <table:table-cell office:value-type="string">
            <text:p>Cleopatra Fortune is a falling-block puzzle converted from the 1996 Taito coin-op and featuring a cutesy anime Egyptian theme. Groups of stones and gems of different shapes fall from the top of a well. Gems can be cleared by enclosing them within a group of stones, and stones can be cleared by making complete rows from them. Blocks will fall when those under them are cleared, which can create chains for more points.****The game includes three different play modes. First is a standard endless mode where play continues until the player is overwhelmed by the blocks. Second is a versus mode for two players. Last is a puzzle mode where the player is given a set field, a set sequence of drops, and a specific goal such as clearing all the gems or achieving a chain of a certain length. The puzzle mode has the player rescuing Cleopatra's friends who have been trapped in a pyramid by the evil Sphinx.</text:p>
          </table:table-cell>
          <table:table-cell table:formula="of:=CONCATENATE(&quot;&lt;game name=&quot;;CHAR(34);[.A73];CHAR(34);&quot;&gt; &lt;year&gt;&quot;;[.B73];&quot;&lt;/year&gt; &lt;rating&gt;&quot;;[.C73];&quot;&lt;/rating&gt; &lt;title&gt;&quot;;[.D73];&quot;&lt;/title&gt; &lt;pub&gt;&quot;;[.E73];&quot;&lt;/pub&gt; &lt;dev&gt;&quot;;[.F73];&quot;&lt;/dev&gt; &lt;genre&gt;&quot;;[.G73];&quot;&lt;/genre&gt; &lt;score&gt;&quot;;[.H73];&quot;&lt;/score&gt; &lt;player&gt;&quot;;[.I73];&quot;&lt;/player&gt; &lt;story&gt;&quot;;[.J73];&quot;&lt;/story&gt; &lt;/game&gt;&quot;)" office:value-type="string" office:string-value="&lt;game name=&quot;Cleopatra Fortune (Japan)&quot;&gt; &lt;year&gt;2001&lt;/year&gt; &lt;rating&gt;ESRB - E (Everyone)&lt;/rating&gt; &lt;title&gt;Cleopatra Fortune &lt;/title&gt; &lt;pub&gt;Altron&lt;/pub&gt; &lt;dev&gt;Altron Corporation&lt;/dev&gt; &lt;genre&gt;Puzzle&lt;/genre&gt; &lt;score&gt;2.9&lt;/score&gt; &lt;player&gt;1-2 Players&lt;/player&gt; &lt;story&gt;Cleopatra Fortune is a falling-block puzzle converted from the 1996 Taito coin-op and featuring a cutesy anime Egyptian theme. Groups of stones and gems of different shapes fall from the top of a well. Gems can be cleared by enclosing them within a group of stones, and stones can be cleared by making complete rows from them. Blocks will fall when those under them are cleared, which can create chains for more points.****The game includes three different play modes. First is a standard endless mode where play continues until the player is overwhelmed by the blocks. Second is a versus mode for two players. Last is a puzzle mode where the player is given a set field, a set sequence of drops, and a specific goal such as clearing all the gems or achieving a chain of a certain length. The puzzle mode has the player rescuing Cleopatra's friends who have been trapped in a pyramid by the evil Sphinx.&lt;/story&gt; &lt;/game&gt;">
            <text:p>&lt;game name="Cleopatra Fortune (Japan)"&gt; &lt;year&gt;2001&lt;/year&gt; &lt;rating&gt;ESRB - E (Everyone)&lt;/rating&gt; &lt;title&gt;Cleopatra Fortune &lt;/title&gt; &lt;pub&gt;Altron&lt;/pub&gt; &lt;dev&gt;Altron Corporation&lt;/dev&gt; &lt;genre&gt;Puzzle&lt;/genre&gt; &lt;score&gt;2.9&lt;/score&gt; &lt;player&gt;1-2 Players&lt;/player&gt; &lt;story&gt;Cleopatra Fortune is a falling-block puzzle converted from the 1996 Taito coin-op and featuring a cutesy anime Egyptian theme. Groups of stones and gems of different shapes fall from the top of a well. Gems can be cleared by enclosing them within a group of stones, and stones can be cleared by making complete rows from them. Blocks will fall when those under them are cleared, which can create chains for more points.****The game includes three different play modes. First is a standard endless mode where play continues until the player is overwhelmed by the blocks. Second is a versus mode for two players. Last is a puzzle mode where the player is given a set field, a set sequence of drops, and a specific goal such as clearing all the gems or achieving a chain of a certain length. The puzzle mode has the player rescuing Cleopatra's friends who have been trapped in a pyramid by the evil Sphinx.&lt;/story&gt; &lt;/game&gt;</text:p>
          </table:table-cell>
        </table:table-row>
        <table:table-row table:style-name="ro1">
          <table:table-cell office:value-type="string">
            <text:p>Coaster Works (USA)</text:p>
          </table:table-cell>
          <table:table-cell office:value-type="float" office:value="2000">
            <text:p>2000</text:p>
          </table:table-cell>
          <table:table-cell office:value-type="string">
            <text:p>ESRB - E (Everyone)</text:p>
          </table:table-cell>
          <table:table-cell office:value-type="string">
            <text:p>Coaster Works </text:p>
          </table:table-cell>
          <table:table-cell office:value-type="string">
            <text:p>Xicat Interactive</text:p>
          </table:table-cell>
          <table:table-cell office:value-type="string">
            <text:p>Bimboosoft</text:p>
          </table:table-cell>
          <table:table-cell office:value-type="string">
            <text:p>Strategy</text:p>
          </table:table-cell>
          <table:table-cell office:value-type="float" office:value="3.4">
            <text:p>3.4</text:p>
          </table:table-cell>
          <table:table-cell office:value-type="string">
            <text:p>1 Player</text:p>
          </table:table-cell>
          <table:table-cell office:value-type="string">
            <text:p>Coaster Works puts the player in the role of a roller coaster engineer, recently hired to help construct several different roller coasters for different amusement parks.****The construction part is set up with a screen divided in four camera angles and a grid based building tool. Using vector pieces, the player has to make a roller coaster that meets the requirements of the specific park. The pieces can be tilted, elevated, lowered and turned to make sure the ride is as exciting as possible.****After the roller coaster is done it will be tested with a crash test dummy (who's also able to squeal like an excited kid), to make sure it meets such requirements as safety, speed, excitement etc. This is done in a 1st person view, allowing the player to come along for the ride as well.****There are 6 different stages, each with different sizes and limitations.</text:p>
          </table:table-cell>
          <table:table-cell table:formula="of:=CONCATENATE(&quot;&lt;game name=&quot;;CHAR(34);[.A74];CHAR(34);&quot;&gt; &lt;year&gt;&quot;;[.B74];&quot;&lt;/year&gt; &lt;rating&gt;&quot;;[.C74];&quot;&lt;/rating&gt; &lt;title&gt;&quot;;[.D74];&quot;&lt;/title&gt; &lt;pub&gt;&quot;;[.E74];&quot;&lt;/pub&gt; &lt;dev&gt;&quot;;[.F74];&quot;&lt;/dev&gt; &lt;genre&gt;&quot;;[.G74];&quot;&lt;/genre&gt; &lt;score&gt;&quot;;[.H74];&quot;&lt;/score&gt; &lt;player&gt;&quot;;[.I74];&quot;&lt;/player&gt; &lt;story&gt;&quot;;[.J74];&quot;&lt;/story&gt; &lt;/game&gt;&quot;)" office:value-type="string" office:string-value="&lt;game name=&quot;Coaster Works (USA)&quot;&gt; &lt;year&gt;2000&lt;/year&gt; &lt;rating&gt;ESRB - E (Everyone)&lt;/rating&gt; &lt;title&gt;Coaster Works &lt;/title&gt; &lt;pub&gt;Xicat Interactive&lt;/pub&gt; &lt;dev&gt;Bimboosoft&lt;/dev&gt; &lt;genre&gt;Strategy&lt;/genre&gt; &lt;score&gt;3.4&lt;/score&gt; &lt;player&gt;1 Player&lt;/player&gt; &lt;story&gt;Coaster Works puts the player in the role of a roller coaster engineer, recently hired to help construct several different roller coasters for different amusement parks.****The construction part is set up with a screen divided in four camera angles and a grid based building tool. Using vector pieces, the player has to make a roller coaster that meets the requirements of the specific park. The pieces can be tilted, elevated, lowered and turned to make sure the ride is as exciting as possible.****After the roller coaster is done it will be tested with a crash test dummy (who's also able to squeal like an excited kid), to make sure it meets such requirements as safety, speed, excitement etc. This is done in a 1st person view, allowing the player to come along for the ride as well.****There are 6 different stages, each with different sizes and limitations.&lt;/story&gt; &lt;/game&gt;">
            <text:p>&lt;game name="Coaster Works (USA)"&gt; &lt;year&gt;2000&lt;/year&gt; &lt;rating&gt;ESRB - E (Everyone)&lt;/rating&gt; &lt;title&gt;Coaster Works &lt;/title&gt; &lt;pub&gt;Xicat Interactive&lt;/pub&gt; &lt;dev&gt;Bimboosoft&lt;/dev&gt; &lt;genre&gt;Strategy&lt;/genre&gt; &lt;score&gt;3.4&lt;/score&gt; &lt;player&gt;1 Player&lt;/player&gt; &lt;story&gt;Coaster Works puts the player in the role of a roller coaster engineer, recently hired to help construct several different roller coasters for different amusement parks.****The construction part is set up with a screen divided in four camera angles and a grid based building tool. Using vector pieces, the player has to make a roller coaster that meets the requirements of the specific park. The pieces can be tilted, elevated, lowered and turned to make sure the ride is as exciting as possible.****After the roller coaster is done it will be tested with a crash test dummy (who's also able to squeal like an excited kid), to make sure it meets such requirements as safety, speed, excitement etc. This is done in a 1st person view, allowing the player to come along for the ride as well.****There are 6 different stages, each with different sizes and limitations.&lt;/story&gt; &lt;/game&gt;</text:p>
          </table:table-cell>
        </table:table-row>
        <table:table-row table:style-name="ro1">
          <table:table-cell office:value-type="string">
            <text:p>ESPN International Track &amp; Field (USA)</text:p>
          </table:table-cell>
          <table:table-cell office:value-type="float" office:value="2000">
            <text:p>2000</text:p>
          </table:table-cell>
          <table:table-cell office:value-type="string">
            <text:p>ESRB - E (Everyone)</text:p>
          </table:table-cell>
          <table:table-cell office:value-type="string">
            <text:p>ESPN International Track &amp; Field </text:p>
          </table:table-cell>
          <table:table-cell office:value-type="string">
            <text:p>Konami</text:p>
          </table:table-cell>
          <table:table-cell office:value-type="string">
            <text:p>Konami of America, Inc.</text:p>
          </table:table-cell>
          <table:table-cell office:value-type="string">
            <text:p>Olympic/Sports</text:p>
          </table:table-cell>
          <table:table-cell office:value-type="float" office:value="3.2">
            <text:p>3.2</text:p>
          </table:table-cell>
          <table:table-cell office:value-type="string">
            <text:p>1-4 Players</text:p>
          </table:table-cell>
          <table:table-cell office:value-type="string">
            <text:p>Compete in twelve international track &amp; field events ranging from 100m dash to hammer throw. Most of the action is done via button mashing and timed button presses, similarly to the now classic NES Track &amp; Field games.</text:p>
          </table:table-cell>
          <table:table-cell table:formula="of:=CONCATENATE(&quot;&lt;game name=&quot;;CHAR(34);[.A75];CHAR(34);&quot;&gt; &lt;year&gt;&quot;;[.B75];&quot;&lt;/year&gt; &lt;rating&gt;&quot;;[.C75];&quot;&lt;/rating&gt; &lt;title&gt;&quot;;[.D75];&quot;&lt;/title&gt; &lt;pub&gt;&quot;;[.E75];&quot;&lt;/pub&gt; &lt;dev&gt;&quot;;[.F75];&quot;&lt;/dev&gt; &lt;genre&gt;&quot;;[.G75];&quot;&lt;/genre&gt; &lt;score&gt;&quot;;[.H75];&quot;&lt;/score&gt; &lt;player&gt;&quot;;[.I75];&quot;&lt;/player&gt; &lt;story&gt;&quot;;[.J75];&quot;&lt;/story&gt; &lt;/game&gt;&quot;)" office:value-type="string" office:string-value="&lt;game name=&quot;ESPN International Track &amp; Field (USA)&quot;&gt; &lt;year&gt;2000&lt;/year&gt; &lt;rating&gt;ESRB - E (Everyone)&lt;/rating&gt; &lt;title&gt;ESPN International Track &amp; Field &lt;/title&gt; &lt;pub&gt;Konami&lt;/pub&gt; &lt;dev&gt;Konami of America, Inc.&lt;/dev&gt; &lt;genre&gt;Olympic/Sports&lt;/genre&gt; &lt;score&gt;3.2&lt;/score&gt; &lt;player&gt;1-4 Players&lt;/player&gt; &lt;story&gt;Compete in twelve international track &amp; field events ranging from 100m dash to hammer throw. Most of the action is done via button mashing and timed button presses, similarly to the now classic NES Track &amp; Field games.&lt;/story&gt; &lt;/game&gt;">
            <text:p>&lt;game name="ESPN International Track &amp; Field (USA)"&gt; &lt;year&gt;2000&lt;/year&gt; &lt;rating&gt;ESRB - E (Everyone)&lt;/rating&gt; &lt;title&gt;ESPN International Track &amp; Field &lt;/title&gt; &lt;pub&gt;Konami&lt;/pub&gt; &lt;dev&gt;Konami of America, Inc.&lt;/dev&gt; &lt;genre&gt;Olympic/Sports&lt;/genre&gt; &lt;score&gt;3.2&lt;/score&gt; &lt;player&gt;1-4 Players&lt;/player&gt; &lt;story&gt;Compete in twelve international track &amp; field events ranging from 100m dash to hammer throw. Most of the action is done via button mashing and timed button presses, similarly to the now classic NES Track &amp; Field games.&lt;/story&gt; &lt;/game&gt;</text:p>
          </table:table-cell>
        </table:table-row>
        <table:table-row table:style-name="ro1">
          <table:table-cell office:value-type="string">
            <text:p>Confidential Mission (USA)</text:p>
          </table:table-cell>
          <table:table-cell office:value-type="float" office:value="2001">
            <text:p>2001</text:p>
          </table:table-cell>
          <table:table-cell office:value-type="string">
            <text:p>ESRB - T (Teen)</text:p>
          </table:table-cell>
          <table:table-cell office:value-type="string">
            <text:p>Confidential Mission </text:p>
          </table:table-cell>
          <table:table-cell office:value-type="string">
            <text:p>Sega</text:p>
          </table:table-cell>
          <table:table-cell office:value-type="string">
            <text:p>Hitmaker</text:p>
          </table:table-cell>
          <table:table-cell office:value-type="string">
            <text:p>Gun</text:p>
          </table:table-cell>
          <table:table-cell office:value-type="float" office:value="3.5">
            <text:p>3.5</text:p>
          </table:table-cell>
          <table:table-cell office:value-type="string">
            <text:p>1-2 Players</text:p>
          </table:table-cell>
          <table:table-cell office:value-type="string">
            <text:p>Confidential Mission is a light-gun compatible shooting game most easily likened to Sega's Virtua Cop series. <text:s/>You play as either Howard Gibson or Jean Clifford, both super-agents a la James Bond, and you are taken through scenarios shooting enemies and attempting to avoid civilian casualties.****The game is a home version of the coin operated arcade machine, and is playable by one or two players. <text:s/>The game includes the popular features of the Virtua Cop series "Justice Shot" (in which you shoot an enemy's gun or gun arm instead of killing them) and the "Combo Shot" in which you can hit an enemy with up to three shots before they expire. <text:s/>The home version does include some mini-games and training modes that were not in the arcade version of the game.</text:p>
          </table:table-cell>
          <table:table-cell table:formula="of:=CONCATENATE(&quot;&lt;game name=&quot;;CHAR(34);[.A76];CHAR(34);&quot;&gt; &lt;year&gt;&quot;;[.B76];&quot;&lt;/year&gt; &lt;rating&gt;&quot;;[.C76];&quot;&lt;/rating&gt; &lt;title&gt;&quot;;[.D76];&quot;&lt;/title&gt; &lt;pub&gt;&quot;;[.E76];&quot;&lt;/pub&gt; &lt;dev&gt;&quot;;[.F76];&quot;&lt;/dev&gt; &lt;genre&gt;&quot;;[.G76];&quot;&lt;/genre&gt; &lt;score&gt;&quot;;[.H76];&quot;&lt;/score&gt; &lt;player&gt;&quot;;[.I76];&quot;&lt;/player&gt; &lt;story&gt;&quot;;[.J76];&quot;&lt;/story&gt; &lt;/game&gt;&quot;)" office:value-type="string" office:string-value="&lt;game name=&quot;Confidential Mission (USA)&quot;&gt; &lt;year&gt;2001&lt;/year&gt; &lt;rating&gt;ESRB - T (Teen)&lt;/rating&gt; &lt;title&gt;Confidential Mission &lt;/title&gt; &lt;pub&gt;Sega&lt;/pub&gt; &lt;dev&gt;Hitmaker&lt;/dev&gt; &lt;genre&gt;Gun&lt;/genre&gt; &lt;score&gt;3.5&lt;/score&gt; &lt;player&gt;1-2 Players&lt;/player&gt; &lt;story&gt;Confidential Mission is a light-gun compatible shooting game most easily likened to Sega's Virtua Cop series.  You play as either Howard Gibson or Jean Clifford, both super-agents a la James Bond, and you are taken through scenarios shooting enemies and attempting to avoid civilian casualties.****The game is a home version of the coin operated arcade machine, and is playable by one or two players.  The game includes the popular features of the Virtua Cop series &quot;Justice Shot&quot; (in which you shoot an enemy's gun or gun arm instead of killing them) and the &quot;Combo Shot&quot; in which you can hit an enemy with up to three shots before they expire.  The home version does include some mini-games and training modes that were not in the arcade version of the game.&lt;/story&gt; &lt;/game&gt;">
            <text:p>&lt;game name="Confidential Mission (USA)"&gt; &lt;year&gt;2001&lt;/year&gt; &lt;rating&gt;ESRB - T (Teen)&lt;/rating&gt; &lt;title&gt;Confidential Mission &lt;/title&gt; &lt;pub&gt;Sega&lt;/pub&gt; &lt;dev&gt;Hitmaker&lt;/dev&gt; &lt;genre&gt;Gun&lt;/genre&gt; &lt;score&gt;3.5&lt;/score&gt; &lt;player&gt;1-2 Players&lt;/player&gt; &lt;story&gt;Confidential Mission is a light-gun compatible shooting game most easily likened to Sega's Virtua Cop series. <text:s/>You play as either Howard Gibson or Jean Clifford, both super-agents a la James Bond, and you are taken through scenarios shooting enemies and attempting to avoid civilian casualties.****The game is a home version of the coin operated arcade machine, and is playable by one or two players. <text:s/>The game includes the popular features of the Virtua Cop series "Justice Shot" (in which you shoot an enemy's gun or gun arm instead of killing them) and the "Combo Shot" in which you can hit an enemy with up to three shots before they expire. <text:s/>The home version does include some mini-games and training modes that were not in the arcade version of the game.&lt;/story&gt; &lt;/game&gt;</text:p>
          </table:table-cell>
        </table:table-row>
        <table:table-row table:style-name="ro1">
          <table:table-cell office:value-type="string">
            <text:p>Conflict Zone - Modern War Strategy (USA)</text:p>
          </table:table-cell>
          <table:table-cell office:value-type="float" office:value="2001">
            <text:p>2001</text:p>
          </table:table-cell>
          <table:table-cell office:value-type="string">
            <text:p>ESRB - T (Teen)</text:p>
          </table:table-cell>
          <table:table-cell office:value-type="string">
            <text:p>Conflict Zone - Modern War Strategy </text:p>
          </table:table-cell>
          <table:table-cell office:value-type="string">
            <text:p>Ubisoft</text:p>
          </table:table-cell>
          <table:table-cell office:value-type="string">
            <text:p>MASA Group</text:p>
          </table:table-cell>
          <table:table-cell office:value-type="string">
            <text:p>Strategy</text:p>
          </table:table-cell>
          <table:table-cell office:value-type="float" office:value="4.1">
            <text:p>4.1</text:p>
          </table:table-cell>
          <table:table-cell office:value-type="string">
            <text:p>1 Player</text:p>
          </table:table-cell>
          <table:table-cell office:value-type="string">
            <text:p>Conflict Zone is a modern-day war game with 3D graphics. Your every move is being watched by the media so you'll have to act right to make a good impression (rescue civilians,..). The impression you make will also determine how much money you will get for your missions, so there is no resource management.</text:p>
          </table:table-cell>
          <table:table-cell table:formula="of:=CONCATENATE(&quot;&lt;game name=&quot;;CHAR(34);[.A77];CHAR(34);&quot;&gt; &lt;year&gt;&quot;;[.B77];&quot;&lt;/year&gt; &lt;rating&gt;&quot;;[.C77];&quot;&lt;/rating&gt; &lt;title&gt;&quot;;[.D77];&quot;&lt;/title&gt; &lt;pub&gt;&quot;;[.E77];&quot;&lt;/pub&gt; &lt;dev&gt;&quot;;[.F77];&quot;&lt;/dev&gt; &lt;genre&gt;&quot;;[.G77];&quot;&lt;/genre&gt; &lt;score&gt;&quot;;[.H77];&quot;&lt;/score&gt; &lt;player&gt;&quot;;[.I77];&quot;&lt;/player&gt; &lt;story&gt;&quot;;[.J77];&quot;&lt;/story&gt; &lt;/game&gt;&quot;)" office:value-type="string" office:string-value="&lt;game name=&quot;Conflict Zone - Modern War Strategy (USA)&quot;&gt; &lt;year&gt;2001&lt;/year&gt; &lt;rating&gt;ESRB - T (Teen)&lt;/rating&gt; &lt;title&gt;Conflict Zone - Modern War Strategy &lt;/title&gt; &lt;pub&gt;Ubisoft&lt;/pub&gt; &lt;dev&gt;MASA Group&lt;/dev&gt; &lt;genre&gt;Strategy&lt;/genre&gt; &lt;score&gt;4.1&lt;/score&gt; &lt;player&gt;1 Player&lt;/player&gt; &lt;story&gt;Conflict Zone is a modern-day war game with 3D graphics. Your every move is being watched by the media so you'll have to act right to make a good impression (rescue civilians,..). The impression you make will also determine how much money you will get for your missions, so there is no resource management.&lt;/story&gt; &lt;/game&gt;">
            <text:p>&lt;game name="Conflict Zone - Modern War Strategy (USA)"&gt; &lt;year&gt;2001&lt;/year&gt; &lt;rating&gt;ESRB - T (Teen)&lt;/rating&gt; &lt;title&gt;Conflict Zone - Modern War Strategy &lt;/title&gt; &lt;pub&gt;Ubisoft&lt;/pub&gt; &lt;dev&gt;MASA Group&lt;/dev&gt; &lt;genre&gt;Strategy&lt;/genre&gt; &lt;score&gt;4.1&lt;/score&gt; &lt;player&gt;1 Player&lt;/player&gt; &lt;story&gt;Conflict Zone is a modern-day war game with 3D graphics. Your every move is being watched by the media so you'll have to act right to make a good impression (rescue civilians,..). The impression you make will also determine how much money you will get for your missions, so there is no resource management.&lt;/story&gt; &lt;/game&gt;</text:p>
          </table:table-cell>
        </table:table-row>
        <table:table-row table:style-name="ro1">
          <table:table-cell office:value-type="string">
            <text:p>Cosmic Smash (Japan)</text:p>
          </table:table-cell>
          <table:table-cell office:value-type="float" office:value="2001">
            <text:p>2001</text:p>
          </table:table-cell>
          <table:table-cell office:value-type="string">
            <text:p>ESRB - E (Everyone)</text:p>
          </table:table-cell>
          <table:table-cell office:value-type="string">
            <text:p>Cosmic Smash </text:p>
          </table:table-cell>
          <table:table-cell office:value-type="string">
            <text:p>Sega</text:p>
          </table:table-cell>
          <table:table-cell office:value-type="string">
            <text:p>Sega Rosso</text:p>
          </table:table-cell>
          <table:table-cell office:value-type="string">
            <text:p>Sports</text:p>
          </table:table-cell>
          <table:table-cell office:value-type="float" office:value="3.2">
            <text:p>3.2</text:p>
          </table:table-cell>
          <table:table-cell office:value-type="string">
            <text:p>1 Player</text:p>
          </table:table-cell>
          <table:table-cell office:value-type="string">
            <text:p>Cosmic Smash for Dreamcast is a port of the Sega Rosso arcade game. It is a futuristic sports game, a mix of squash and Breakout.****The player controls a semi-transparent human male in third-person view. The goal is to clear each level from a set of different blocks at the far end of the room within a given time limit. Additional time is given at the start of the next level depending on how well the player did. To clear the room, the player has to hit a ball with a racket at the correct angle. The ball bounces back from the blocks and walls. The blocks have different properties, for example, some have to be hit multiple times before they disappear, while others move around thus making them harder to hit.****Besides the regular shot, the player can also perform a trick shot, which in combination with other moves gives extra points when successfully executed. At the end of each level, a map with branching paths is displayed, enabling the player to take different routes towards the end of the game.</text:p>
          </table:table-cell>
          <table:table-cell table:formula="of:=CONCATENATE(&quot;&lt;game name=&quot;;CHAR(34);[.A78];CHAR(34);&quot;&gt; &lt;year&gt;&quot;;[.B78];&quot;&lt;/year&gt; &lt;rating&gt;&quot;;[.C78];&quot;&lt;/rating&gt; &lt;title&gt;&quot;;[.D78];&quot;&lt;/title&gt; &lt;pub&gt;&quot;;[.E78];&quot;&lt;/pub&gt; &lt;dev&gt;&quot;;[.F78];&quot;&lt;/dev&gt; &lt;genre&gt;&quot;;[.G78];&quot;&lt;/genre&gt; &lt;score&gt;&quot;;[.H78];&quot;&lt;/score&gt; &lt;player&gt;&quot;;[.I78];&quot;&lt;/player&gt; &lt;story&gt;&quot;;[.J78];&quot;&lt;/story&gt; &lt;/game&gt;&quot;)" office:value-type="string" office:string-value="&lt;game name=&quot;Cosmic Smash (Japan)&quot;&gt; &lt;year&gt;2001&lt;/year&gt; &lt;rating&gt;ESRB - E (Everyone)&lt;/rating&gt; &lt;title&gt;Cosmic Smash &lt;/title&gt; &lt;pub&gt;Sega&lt;/pub&gt; &lt;dev&gt;Sega Rosso&lt;/dev&gt; &lt;genre&gt;Sports&lt;/genre&gt; &lt;score&gt;3.2&lt;/score&gt; &lt;player&gt;1 Player&lt;/player&gt; &lt;story&gt;Cosmic Smash for Dreamcast is a port of the Sega Rosso arcade game. It is a futuristic sports game, a mix of squash and Breakout.****The player controls a semi-transparent human male in third-person view. The goal is to clear each level from a set of different blocks at the far end of the room within a given time limit. Additional time is given at the start of the next level depending on how well the player did. To clear the room, the player has to hit a ball with a racket at the correct angle. The ball bounces back from the blocks and walls. The blocks have different properties, for example, some have to be hit multiple times before they disappear, while others move around thus making them harder to hit.****Besides the regular shot, the player can also perform a trick shot, which in combination with other moves gives extra points when successfully executed. At the end of each level, a map with branching paths is displayed, enabling the player to take different routes towards the end of the game.&lt;/story&gt; &lt;/game&gt;">
            <text:p>&lt;game name="Cosmic Smash (Japan)"&gt; &lt;year&gt;2001&lt;/year&gt; &lt;rating&gt;ESRB - E (Everyone)&lt;/rating&gt; &lt;title&gt;Cosmic Smash &lt;/title&gt; &lt;pub&gt;Sega&lt;/pub&gt; &lt;dev&gt;Sega Rosso&lt;/dev&gt; &lt;genre&gt;Sports&lt;/genre&gt; &lt;score&gt;3.2&lt;/score&gt; &lt;player&gt;1 Player&lt;/player&gt; &lt;story&gt;Cosmic Smash for Dreamcast is a port of the Sega Rosso arcade game. It is a futuristic sports game, a mix of squash and Breakout.****The player controls a semi-transparent human male in third-person view. The goal is to clear each level from a set of different blocks at the far end of the room within a given time limit. Additional time is given at the start of the next level depending on how well the player did. To clear the room, the player has to hit a ball with a racket at the correct angle. The ball bounces back from the blocks and walls. The blocks have different properties, for example, some have to be hit multiple times before they disappear, while others move around thus making them harder to hit.****Besides the regular shot, the player can also perform a trick shot, which in combination with other moves gives extra points when successfully executed. At the end of each level, a map with branching paths is displayed, enabling the player to take different routes towards the end of the game.&lt;/story&gt; &lt;/game&gt;</text:p>
          </table:table-cell>
        </table:table-row>
        <table:table-row table:style-name="ro1">
          <table:table-cell office:value-type="string">
            <text:p>Crazy Taxi (USA)</text:p>
          </table:table-cell>
          <table:table-cell office:value-type="float" office:value="2000">
            <text:p>2000</text:p>
          </table:table-cell>
          <table:table-cell office:value-type="string">
            <text:p>ESRB - T (Teen)</text:p>
          </table:table-cell>
          <table:table-cell office:value-type="string">
            <text:p>Crazy Taxi </text:p>
          </table:table-cell>
          <table:table-cell office:value-type="string">
            <text:p>Sega</text:p>
          </table:table-cell>
          <table:table-cell office:value-type="string">
            <text:p>Hitmaker</text:p>
          </table:table-cell>
          <table:table-cell office:value-type="string">
            <text:p>Driving</text:p>
          </table:table-cell>
          <table:table-cell office:value-type="float" office:value="4.4">
            <text:p>4.4</text:p>
          </table:table-cell>
          <table:table-cell office:value-type="string">
            <text:p>1 Player</text:p>
          </table:table-cell>
          <table:table-cell office:value-type="string">
            <text:p>Crazy Taxi is an arcade-like racer where the player takes the role of a taxi driver who weaves his way through crowded streets, across sidewalks and even under water, in a wild and frantic race to deliver passengers on time. The courses are largely set inside cities crowded with general traffic and pedestrians (which can't be run over, they dive away). The main goal is to bring as many customers as possible to their destination in time. Available customers are marked through circles and the colour represents the distance and the fare they offer. Green means long rides with plenty of money, and red ones are very short. ****In the main Arcade mode there is a timer that quickly runs down. It can be replenished by picking up customers. While driving reckless maneuvers are encouraged. Players can disregard all traffic rules and customers give extra tips for speedy and dangerous driving, but these can only be cashed when the customer arrives at his destination in time. By the same token the reward at the end of a ride is based on the amount of time left, as each customer also has a personal timer. The city is filled with slopes and jumps, and the game uses a very loose driving model. No damage can be done to the car, so driving as fast as possible is encouraged. While driving players can toy with the gears to perform two special tricks: a crazy drift and a crazy boost to speed up more quickly.****Next to the Arcade mode there is an Original mode, and Crazy Box where specific goals need to be met on closed down courses. In the regular modes it is possible to disregard the usual timer and play for a fixed amount of minutes. At the end of the race the player is rewarded with a license, either D, C, B or A, with S for an outstanding performance. Next to the interactive courses from the arcade version there is a new course for home consoles. There are four cabs and drivers to choose from. The cars have different statistics and the drivers different attitudes while racing. The game has a soundtrack featuring The Offspring and Bad Religion (not for the Xbox 360 version).</text:p>
          </table:table-cell>
          <table:table-cell table:formula="of:=CONCATENATE(&quot;&lt;game name=&quot;;CHAR(34);[.A79];CHAR(34);&quot;&gt; &lt;year&gt;&quot;;[.B79];&quot;&lt;/year&gt; &lt;rating&gt;&quot;;[.C79];&quot;&lt;/rating&gt; &lt;title&gt;&quot;;[.D79];&quot;&lt;/title&gt; &lt;pub&gt;&quot;;[.E79];&quot;&lt;/pub&gt; &lt;dev&gt;&quot;;[.F79];&quot;&lt;/dev&gt; &lt;genre&gt;&quot;;[.G79];&quot;&lt;/genre&gt; &lt;score&gt;&quot;;[.H79];&quot;&lt;/score&gt; &lt;player&gt;&quot;;[.I79];&quot;&lt;/player&gt; &lt;story&gt;&quot;;[.J79];&quot;&lt;/story&gt; &lt;/game&gt;&quot;)" office:value-type="string" office:string-value="&lt;game name=&quot;Crazy Taxi (USA)&quot;&gt; &lt;year&gt;2000&lt;/year&gt; &lt;rating&gt;ESRB - T (Teen)&lt;/rating&gt; &lt;title&gt;Crazy Taxi &lt;/title&gt; &lt;pub&gt;Sega&lt;/pub&gt; &lt;dev&gt;Hitmaker&lt;/dev&gt; &lt;genre&gt;Driving&lt;/genre&gt; &lt;score&gt;4.4&lt;/score&gt; &lt;player&gt;1 Player&lt;/player&gt; &lt;story&gt;Crazy Taxi is an arcade-like racer where the player takes the role of a taxi driver who weaves his way through crowded streets, across sidewalks and even under water, in a wild and frantic race to deliver passengers on time. The courses are largely set inside cities crowded with general traffic and pedestrians (which can't be run over, they dive away). The main goal is to bring as many customers as possible to their destination in time. Available customers are marked through circles and the colour represents the distance and the fare they offer. Green means long rides with plenty of money, and red ones are very short. ****In the main Arcade mode there is a timer that quickly runs down. It can be replenished by picking up customers. While driving reckless maneuvers are encouraged. Players can disregard all traffic rules and customers give extra tips for speedy and dangerous driving, but these can only be cashed when the customer arrives at his destination in time. By the same token the reward at the end of a ride is based on the amount of time left, as each customer also has a personal timer. The city is filled with slopes and jumps, and the game uses a very loose driving model. No damage can be done to the car, so driving as fast as possible is encouraged. While driving players can toy with the gears to perform two special tricks: a crazy drift and a crazy boost to speed up more quickly.****Next to the Arcade mode there is an Original mode, and Crazy Box where specific goals need to be met on closed down courses. In the regular modes it is possible to disregard the usual timer and play for a fixed amount of minutes. At the end of the race the player is rewarded with a license, either D, C, B or A, with S for an outstanding performance. Next to the interactive courses from the arcade version there is a new course for home consoles. There are four cabs and drivers to choose from. The cars have different statistics and the drivers different attitudes while racing. The game has a soundtrack featuring The Offspring and Bad Religion (not for the Xbox 360 version).&lt;/story&gt; &lt;/game&gt;">
            <text:p>&lt;game name="Crazy Taxi (USA)"&gt; &lt;year&gt;2000&lt;/year&gt; &lt;rating&gt;ESRB - T (Teen)&lt;/rating&gt; &lt;title&gt;Crazy Taxi &lt;/title&gt; &lt;pub&gt;Sega&lt;/pub&gt; &lt;dev&gt;Hitmaker&lt;/dev&gt; &lt;genre&gt;Driving&lt;/genre&gt; &lt;score&gt;4.4&lt;/score&gt; &lt;player&gt;1 Player&lt;/player&gt; &lt;story&gt;Crazy Taxi is an arcade-like racer where the player takes the role of a taxi driver who weaves his way through crowded streets, across sidewalks and even under water, in a wild and frantic race to deliver passengers on time. The courses are largely set inside cities crowded with general traffic and pedestrians (which can't be run over, they dive away). The main goal is to bring as many customers as possible to their destination in time. Available customers are marked through circles and the colour represents the distance and the fare they offer. Green means long rides with plenty of money, and red ones are very short. ****In the main Arcade mode there is a timer that quickly runs down. It can be replenished by picking up customers. While driving reckless maneuvers are encouraged. Players can disregard all traffic rules and customers give extra tips for speedy and dangerous driving, but these can only be cashed when the customer arrives at his destination in time. By the same token the reward at the end of a ride is based on the amount of time left, as each customer also has a personal timer. The city is filled with slopes and jumps, and the game uses a very loose driving model. No damage can be done to the car, so driving as fast as possible is encouraged. While driving players can toy with the gears to perform two special tricks: a crazy drift and a crazy boost to speed up more quickly.****Next to the Arcade mode there is an Original mode, and Crazy Box where specific goals need to be met on closed down courses. In the regular modes it is possible to disregard the usual timer and play for a fixed amount of minutes. At the end of the race the player is rewarded with a license, either D, C, B or A, with S for an outstanding performance. Next to the interactive courses from the arcade version there is a new course for home consoles. There are four cabs and drivers to choose from. The cars have different statistics and the drivers different attitudes while racing. The game has a soundtrack featuring The Offspring and Bad Religion (not for the Xbox 360 version).&lt;/story&gt; &lt;/game&gt;</text:p>
          </table:table-cell>
        </table:table-row>
        <table:table-row table:style-name="ro1">
          <table:table-cell office:value-type="string">
            <text:p>Disney's Dinosaur (USA)</text:p>
          </table:table-cell>
          <table:table-cell office:value-type="float" office:value="2000">
            <text:p>2000</text:p>
          </table:table-cell>
          <table:table-cell office:value-type="string">
            <text:p>ESRB - E (Everyone)</text:p>
          </table:table-cell>
          <table:table-cell office:value-type="string">
            <text:p>Disney's Dinosaur </text:p>
          </table:table-cell>
          <table:table-cell office:value-type="string">
            <text:p>Ubisoft</text:p>
          </table:table-cell>
          <table:table-cell office:value-type="string">
            <text:p>Disney Interactive Studios</text:p>
          </table:table-cell>
          <table:table-cell office:value-type="string">
            <text:p>Adventure</text:p>
          </table:table-cell>
          <table:table-cell office:value-type="float" office:value="2.9">
            <text:p>2.9</text:p>
          </table:table-cell>
          <table:table-cell office:value-type="string">
            <text:p>1 Player</text:p>
          </table:table-cell>
          <table:table-cell office:value-type="string">
            <text:p>Disney's Dinosaur is a puzzle-adventure game based on the movie of the same name. <text:s/>You control three characters: Flia the pteradon, Aladar the Iguanadon and Zini the lemur, each of whom has different abilities. <text:s/>Flia can fly, Aladar can wade through water and crush rocks and Zini can fit through small spaces and pick things up. <text:s/>The game is seen from a top-down perspective, with the player switching characters on the fly. <text:s/>As in the movie, they must work together to reach the sacred nesting grounds for water and food after the rest of world dries up.****Throughout the game, the characters' abilities are upgraded via an Intelligent Points System in an RPG-like addition. <text:s/>There are twelve levels divided into four acts.****The game includes FMV clips from the movie and a dinosaur encyclopedia with information about real dinosaurs.</text:p>
          </table:table-cell>
          <table:table-cell table:formula="of:=CONCATENATE(&quot;&lt;game name=&quot;;CHAR(34);[.A80];CHAR(34);&quot;&gt; &lt;year&gt;&quot;;[.B80];&quot;&lt;/year&gt; &lt;rating&gt;&quot;;[.C80];&quot;&lt;/rating&gt; &lt;title&gt;&quot;;[.D80];&quot;&lt;/title&gt; &lt;pub&gt;&quot;;[.E80];&quot;&lt;/pub&gt; &lt;dev&gt;&quot;;[.F80];&quot;&lt;/dev&gt; &lt;genre&gt;&quot;;[.G80];&quot;&lt;/genre&gt; &lt;score&gt;&quot;;[.H80];&quot;&lt;/score&gt; &lt;player&gt;&quot;;[.I80];&quot;&lt;/player&gt; &lt;story&gt;&quot;;[.J80];&quot;&lt;/story&gt; &lt;/game&gt;&quot;)" office:value-type="string" office:string-value="&lt;game name=&quot;Disney's Dinosaur (USA)&quot;&gt; &lt;year&gt;2000&lt;/year&gt; &lt;rating&gt;ESRB - E (Everyone)&lt;/rating&gt; &lt;title&gt;Disney's Dinosaur &lt;/title&gt; &lt;pub&gt;Ubisoft&lt;/pub&gt; &lt;dev&gt;Disney Interactive Studios&lt;/dev&gt; &lt;genre&gt;Adventure&lt;/genre&gt; &lt;score&gt;2.9&lt;/score&gt; &lt;player&gt;1 Player&lt;/player&gt; &lt;story&gt;Disney's Dinosaur is a puzzle-adventure game based on the movie of the same name.  You control three characters: Flia the pteradon, Aladar the Iguanadon and Zini the lemur, each of whom has different abilities.  Flia can fly, Aladar can wade through water and crush rocks and Zini can fit through small spaces and pick things up.  The game is seen from a top-down perspective, with the player switching characters on the fly.  As in the movie, they must work together to reach the sacred nesting grounds for water and food after the rest of world dries up.****Throughout the game, the characters' abilities are upgraded via an Intelligent Points System in an RPG-like addition.  There are twelve levels divided into four acts.****The game includes FMV clips from the movie and a dinosaur encyclopedia with information about real dinosaurs.&lt;/story&gt; &lt;/game&gt;">
            <text:p>&lt;game name="Disney's Dinosaur (USA)"&gt; &lt;year&gt;2000&lt;/year&gt; &lt;rating&gt;ESRB - E (Everyone)&lt;/rating&gt; &lt;title&gt;Disney's Dinosaur &lt;/title&gt; &lt;pub&gt;Ubisoft&lt;/pub&gt; &lt;dev&gt;Disney Interactive Studios&lt;/dev&gt; &lt;genre&gt;Adventure&lt;/genre&gt; &lt;score&gt;2.9&lt;/score&gt; &lt;player&gt;1 Player&lt;/player&gt; &lt;story&gt;Disney's Dinosaur is a puzzle-adventure game based on the movie of the same name. <text:s/>You control three characters: Flia the pteradon, Aladar the Iguanadon and Zini the lemur, each of whom has different abilities. <text:s/>Flia can fly, Aladar can wade through water and crush rocks and Zini can fit through small spaces and pick things up. <text:s/>The game is seen from a top-down perspective, with the player switching characters on the fly. <text:s/>As in the movie, they must work together to reach the sacred nesting grounds for water and food after the rest of world dries up.****Throughout the game, the characters' abilities are upgraded via an Intelligent Points System in an RPG-like addition. <text:s/>There are twelve levels divided into four acts.****The game includes FMV clips from the movie and a dinosaur encyclopedia with information about real dinosaurs.&lt;/story&gt; &lt;/game&gt;</text:p>
          </table:table-cell>
        </table:table-row>
        <table:table-row table:style-name="ro1">
          <table:table-cell office:value-type="string">
            <text:p>Musapey's Choco Marker (Japan)</text:p>
          </table:table-cell>
          <table:table-cell office:value-type="float" office:value="2002">
            <text:p>2002</text:p>
          </table:table-cell>
          <table:table-cell office:value-type="string">
            <text:p>ESRB - E (Everyone)</text:p>
          </table:table-cell>
          <table:table-cell office:value-type="string">
            <text:p>Musapey's Choco Marker </text:p>
          </table:table-cell>
          <table:table-cell table:number-columns-repeated="2" office:value-type="string">
            <text:p>Ecole</text:p>
          </table:table-cell>
          <table:table-cell office:value-type="string">
            <text:p>Puzzle</text:p>
          </table:table-cell>
          <table:table-cell office:value-type="string">
            <text:p>4.0</text:p>
          </table:table-cell>
          <table:table-cell office:value-type="string">
            <text:p>1-2 Players</text:p>
          </table:table-cell>
          <table:table-cell office:value-type="string">
            <text:p>Don't be put off by the pretty awful cover, Musapey's Choco Maker is actually a pretty addictive puzzler coming to beloved Dreamcast straight from the Naomi arcade original. Musapey's is probably best described as a marsupial like creature. <text:s/>In a typical one-player game your marsupial is dropped onto the playing field, a collection of various colored cubes with a special cube called ''boss'' at the center of the mess. Your creature freely walks six sides of the playfield using a block it stands upon (you lay these blocks down with a press of a button) eliminating other blocks/rows to clear the playfield leaving only the boss block remaining. <text:s/>A time limit adds another layer of challenge. <text:s/>Eliminating blocks is simple, it's akin to a sandwich, say you have a yellow block, plop a red block at one end of the block and do the same at the other end (R,Y,R), the entire row will disappear. In addition any loose blocks hanging on that row will disappear as well. These extra blocks will add a few seconds back to the clock, quite handy. The game doesn't dictate the length of a row but the more blocks you eliminate the more your bomb gauge fills which yields a block that wipes out blocks in a set radius. Using gravity to take out multiple rows and gray blocks that have to transformed to be removed add another facet to the gameplay, elevating the simple premise into a deep game.</text:p>
          </table:table-cell>
          <table:table-cell table:formula="of:=CONCATENATE(&quot;&lt;game name=&quot;;CHAR(34);[.A81];CHAR(34);&quot;&gt; &lt;year&gt;&quot;;[.B81];&quot;&lt;/year&gt; &lt;rating&gt;&quot;;[.C81];&quot;&lt;/rating&gt; &lt;title&gt;&quot;;[.D81];&quot;&lt;/title&gt; &lt;pub&gt;&quot;;[.E81];&quot;&lt;/pub&gt; &lt;dev&gt;&quot;;[.F81];&quot;&lt;/dev&gt; &lt;genre&gt;&quot;;[.G81];&quot;&lt;/genre&gt; &lt;score&gt;&quot;;[.H81];&quot;&lt;/score&gt; &lt;player&gt;&quot;;[.I81];&quot;&lt;/player&gt; &lt;story&gt;&quot;;[.J81];&quot;&lt;/story&gt; &lt;/game&gt;&quot;)" office:value-type="string" office:string-value="&lt;game name=&quot;Musapey's Choco Marker (Japan)&quot;&gt; &lt;year&gt;2002&lt;/year&gt; &lt;rating&gt;ESRB - E (Everyone)&lt;/rating&gt; &lt;title&gt;Musapey's Choco Marker &lt;/title&gt; &lt;pub&gt;Ecole&lt;/pub&gt; &lt;dev&gt;Ecole&lt;/dev&gt; &lt;genre&gt;Puzzle&lt;/genre&gt; &lt;score&gt;4.0&lt;/score&gt; &lt;player&gt;1-2 Players&lt;/player&gt; &lt;story&gt;Don't be put off by the pretty awful cover, Musapey's Choco Maker is actually a pretty addictive puzzler coming to beloved Dreamcast straight from the Naomi arcade original. Musapey's is probably best described as a marsupial like creature.  In a typical one-player game your marsupial is dropped onto the playing field, a collection of various colored cubes with a special cube called ''boss'' at the center of the mess. Your creature freely walks six sides of the playfield using a block it stands upon (you lay these blocks down with a press of a button) eliminating other blocks/rows to clear the playfield leaving only the boss block remaining.  A time limit adds another layer of challenge.  Eliminating blocks is simple, it's akin to a sandwich, say you have a yellow block, plop a red block at one end of the block and do the same at the other end (R,Y,R), the entire row will disappear. In addition any loose blocks hanging on that row will disappear as well. These extra blocks will add a few seconds back to the clock, quite handy. The game doesn't dictate the length of a row but the more blocks you eliminate the more your bomb gauge fills which yields a block that wipes out blocks in a set radius. Using gravity to take out multiple rows and gray blocks that have to transformed to be removed add another facet to the gameplay, elevating the simple premise into a deep game.&lt;/story&gt; &lt;/game&gt;">
            <text:p>&lt;game name="Musapey's Choco Marker (Japan)"&gt; &lt;year&gt;2002&lt;/year&gt; &lt;rating&gt;ESRB - E (Everyone)&lt;/rating&gt; &lt;title&gt;Musapey's Choco Marker &lt;/title&gt; &lt;pub&gt;Ecole&lt;/pub&gt; &lt;dev&gt;Ecole&lt;/dev&gt; &lt;genre&gt;Puzzle&lt;/genre&gt; &lt;score&gt;4.0&lt;/score&gt; &lt;player&gt;1-2 Players&lt;/player&gt; &lt;story&gt;Don't be put off by the pretty awful cover, Musapey's Choco Maker is actually a pretty addictive puzzler coming to beloved Dreamcast straight from the Naomi arcade original. Musapey's is probably best described as a marsupial like creature. <text:s/>In a typical one-player game your marsupial is dropped onto the playing field, a collection of various colored cubes with a special cube called ''boss'' at the center of the mess. Your creature freely walks six sides of the playfield using a block it stands upon (you lay these blocks down with a press of a button) eliminating other blocks/rows to clear the playfield leaving only the boss block remaining. <text:s/>A time limit adds another layer of challenge. <text:s/>Eliminating blocks is simple, it's akin to a sandwich, say you have a yellow block, plop a red block at one end of the block and do the same at the other end (R,Y,R), the entire row will disappear. In addition any loose blocks hanging on that row will disappear as well. These extra blocks will add a few seconds back to the clock, quite handy. The game doesn't dictate the length of a row but the more blocks you eliminate the more your bomb gauge fills which yields a block that wipes out blocks in a set radius. Using gravity to take out multiple rows and gray blocks that have to transformed to be removed add another facet to the gameplay, elevating the simple premise into a deep game.&lt;/story&gt; &lt;/game&gt;</text:p>
          </table:table-cell>
        </table:table-row>
        <table:table-row table:style-name="ro1">
          <table:table-cell office:value-type="string">
            <text:p>Draconus - Cult of the Wyrm (USA)</text:p>
          </table:table-cell>
          <table:table-cell office:value-type="float" office:value="2000">
            <text:p>2000</text:p>
          </table:table-cell>
          <table:table-cell office:value-type="string">
            <text:p>ESRB - T (Teen)</text:p>
          </table:table-cell>
          <table:table-cell office:value-type="string">
            <text:p>Draconus - Cult of the Wyrm </text:p>
          </table:table-cell>
          <table:table-cell office:value-type="string">
            <text:p>Crave</text:p>
          </table:table-cell>
          <table:table-cell office:value-type="string">
            <text:p>Treyarch</text:p>
          </table:table-cell>
          <table:table-cell office:value-type="string">
            <text:p>Adventure</text:p>
          </table:table-cell>
          <table:table-cell office:value-type="float" office:value="3.5">
            <text:p>3.5</text:p>
          </table:table-cell>
          <table:table-cell office:value-type="string">
            <text:p>1 Player</text:p>
          </table:table-cell>
          <table:table-cell office:value-type="string">
            <text:p>Draconus: Cult of the Wyrm is a sword and sorcery action game. Adventurers play as a male knight, Cynric or as the female sorceress Ayowen. The heroes battle their way through a dark fantasy world where they must ultimately defeat the dragon lord. A story driven game where players use a combination of cunning swordplay and magic spells deal with enemies that stand in their way. The story unfolds over 12 huge levels and is played in 3rd person perspective in real-time.</text:p>
          </table:table-cell>
          <table:table-cell table:formula="of:=CONCATENATE(&quot;&lt;game name=&quot;;CHAR(34);[.A82];CHAR(34);&quot;&gt; &lt;year&gt;&quot;;[.B82];&quot;&lt;/year&gt; &lt;rating&gt;&quot;;[.C82];&quot;&lt;/rating&gt; &lt;title&gt;&quot;;[.D82];&quot;&lt;/title&gt; &lt;pub&gt;&quot;;[.E82];&quot;&lt;/pub&gt; &lt;dev&gt;&quot;;[.F82];&quot;&lt;/dev&gt; &lt;genre&gt;&quot;;[.G82];&quot;&lt;/genre&gt; &lt;score&gt;&quot;;[.H82];&quot;&lt;/score&gt; &lt;player&gt;&quot;;[.I82];&quot;&lt;/player&gt; &lt;story&gt;&quot;;[.J82];&quot;&lt;/story&gt; &lt;/game&gt;&quot;)" office:value-type="string" office:string-value="&lt;game name=&quot;Draconus - Cult of the Wyrm (USA)&quot;&gt; &lt;year&gt;2000&lt;/year&gt; &lt;rating&gt;ESRB - T (Teen)&lt;/rating&gt; &lt;title&gt;Draconus - Cult of the Wyrm &lt;/title&gt; &lt;pub&gt;Crave&lt;/pub&gt; &lt;dev&gt;Treyarch&lt;/dev&gt; &lt;genre&gt;Adventure&lt;/genre&gt; &lt;score&gt;3.5&lt;/score&gt; &lt;player&gt;1 Player&lt;/player&gt; &lt;story&gt;Draconus: Cult of the Wyrm is a sword and sorcery action game. Adventurers play as a male knight, Cynric or as the female sorceress Ayowen. The heroes battle their way through a dark fantasy world where they must ultimately defeat the dragon lord. A story driven game where players use a combination of cunning swordplay and magic spells deal with enemies that stand in their way. The story unfolds over 12 huge levels and is played in 3rd person perspective in real-time.&lt;/story&gt; &lt;/game&gt;">
            <text:p>&lt;game name="Draconus - Cult of the Wyrm (USA)"&gt; &lt;year&gt;2000&lt;/year&gt; &lt;rating&gt;ESRB - T (Teen)&lt;/rating&gt; &lt;title&gt;Draconus - Cult of the Wyrm &lt;/title&gt; &lt;pub&gt;Crave&lt;/pub&gt; &lt;dev&gt;Treyarch&lt;/dev&gt; &lt;genre&gt;Adventure&lt;/genre&gt; &lt;score&gt;3.5&lt;/score&gt; &lt;player&gt;1 Player&lt;/player&gt; &lt;story&gt;Draconus: Cult of the Wyrm is a sword and sorcery action game. Adventurers play as a male knight, Cynric or as the female sorceress Ayowen. The heroes battle their way through a dark fantasy world where they must ultimately defeat the dragon lord. A story driven game where players use a combination of cunning swordplay and magic spells deal with enemies that stand in their way. The story unfolds over 12 huge levels and is played in 3rd person perspective in real-time.&lt;/story&gt; &lt;/game&gt;</text:p>
          </table:table-cell>
        </table:table-row>
        <table:table-row table:style-name="ro1">
          <table:table-cell office:value-type="string">
            <text:p>DUX (Japan)</text:p>
          </table:table-cell>
          <table:table-cell office:value-type="float" office:value="2009">
            <text:p>2009</text:p>
          </table:table-cell>
          <table:table-cell office:value-type="string">
            <text:p>ESRB - E (Everyone)</text:p>
          </table:table-cell>
          <table:table-cell office:value-type="string">
            <text:p>DUX </text:p>
          </table:table-cell>
          <table:table-cell office:value-type="string">
            <text:p>HUCAST</text:p>
          </table:table-cell>
          <table:table-cell office:value-type="string">
            <text:p>HUCAST.net</text:p>
          </table:table-cell>
          <table:table-cell office:value-type="string">
            <text:p>Shoot-'Em-Up</text:p>
          </table:table-cell>
          <table:table-cell office:value-type="float" office:value="2.7">
            <text:p>2.7</text:p>
          </table:table-cell>
          <table:table-cell office:value-type="string">
            <text:p>1 Player</text:p>
          </table:table-cell>
          <table:table-cell office:value-type="string">
            <text:p>DUX is a scrolling shooter in the vein of R-Type. When scientists searched for new materials to enhance their space ships, they discovered a new and powerful material they dubbed DUX. Since this type of material proved unstable, nobody except the player seemed brave enough to fly the space ship constructed from it. The player's job is to lead the ship through a series of horizontal levels against the Spiritual Spacers "to reach the obvious."****The player's ship has a standard laser shot that can be upgraded or changed for x-ray and bounce shots, which are very similar to the weapons in R-Type. The player also has a pod that protects them from enemy bullets and that can be launched as an offensive weapon in a move called "dash." Keeping the fire button pressed will launch a more powerful hyper shot.****To score points, the player can destroy chains of enemies in quick succession or soak up chains of bullets. Hyper Soaking makes the player invulnerable to bullets, but drains the Obvious Energy gauge if not enough bullets are soaked in or new energy orbs are picked up. The player wins the game if they manage to beat all the bosses at the end of each level. If they are hit by a bullet or collide with their surroundings, a life is lost. After all lives and continues are depleted, the game is over.</text:p>
          </table:table-cell>
          <table:table-cell table:formula="of:=CONCATENATE(&quot;&lt;game name=&quot;;CHAR(34);[.A83];CHAR(34);&quot;&gt; &lt;year&gt;&quot;;[.B83];&quot;&lt;/year&gt; &lt;rating&gt;&quot;;[.C83];&quot;&lt;/rating&gt; &lt;title&gt;&quot;;[.D83];&quot;&lt;/title&gt; &lt;pub&gt;&quot;;[.E83];&quot;&lt;/pub&gt; &lt;dev&gt;&quot;;[.F83];&quot;&lt;/dev&gt; &lt;genre&gt;&quot;;[.G83];&quot;&lt;/genre&gt; &lt;score&gt;&quot;;[.H83];&quot;&lt;/score&gt; &lt;player&gt;&quot;;[.I83];&quot;&lt;/player&gt; &lt;story&gt;&quot;;[.J83];&quot;&lt;/story&gt; &lt;/game&gt;&quot;)" office:value-type="string" office:string-value="&lt;game name=&quot;DUX (Japan)&quot;&gt; &lt;year&gt;2009&lt;/year&gt; &lt;rating&gt;ESRB - E (Everyone)&lt;/rating&gt; &lt;title&gt;DUX &lt;/title&gt; &lt;pub&gt;HUCAST&lt;/pub&gt; &lt;dev&gt;HUCAST.net&lt;/dev&gt; &lt;genre&gt;Shoot-'Em-Up&lt;/genre&gt; &lt;score&gt;2.7&lt;/score&gt; &lt;player&gt;1 Player&lt;/player&gt; &lt;story&gt;DUX is a scrolling shooter in the vein of R-Type. When scientists searched for new materials to enhance their space ships, they discovered a new and powerful material they dubbed DUX. Since this type of material proved unstable, nobody except the player seemed brave enough to fly the space ship constructed from it. The player's job is to lead the ship through a series of horizontal levels against the Spiritual Spacers &quot;to reach the obvious.&quot;****The player's ship has a standard laser shot that can be upgraded or changed for x-ray and bounce shots, which are very similar to the weapons in R-Type. The player also has a pod that protects them from enemy bullets and that can be launched as an offensive weapon in a move called &quot;dash.&quot; Keeping the fire button pressed will launch a more powerful hyper shot.****To score points, the player can destroy chains of enemies in quick succession or soak up chains of bullets. Hyper Soaking makes the player invulnerable to bullets, but drains the Obvious Energy gauge if not enough bullets are soaked in or new energy orbs are picked up. The player wins the game if they manage to beat all the bosses at the end of each level. If they are hit by a bullet or collide with their surroundings, a life is lost. After all lives and continues are depleted, the game is over.&lt;/story&gt; &lt;/game&gt;">
            <text:p>&lt;game name="DUX (Japan)"&gt; &lt;year&gt;2009&lt;/year&gt; &lt;rating&gt;ESRB - E (Everyone)&lt;/rating&gt; &lt;title&gt;DUX &lt;/title&gt; &lt;pub&gt;HUCAST&lt;/pub&gt; &lt;dev&gt;HUCAST.net&lt;/dev&gt; &lt;genre&gt;Shoot-'Em-Up&lt;/genre&gt; &lt;score&gt;2.7&lt;/score&gt; &lt;player&gt;1 Player&lt;/player&gt; &lt;story&gt;DUX is a scrolling shooter in the vein of R-Type. When scientists searched for new materials to enhance their space ships, they discovered a new and powerful material they dubbed DUX. Since this type of material proved unstable, nobody except the player seemed brave enough to fly the space ship constructed from it. The player's job is to lead the ship through a series of horizontal levels against the Spiritual Spacers "to reach the obvious."****The player's ship has a standard laser shot that can be upgraded or changed for x-ray and bounce shots, which are very similar to the weapons in R-Type. The player also has a pod that protects them from enemy bullets and that can be launched as an offensive weapon in a move called "dash." Keeping the fire button pressed will launch a more powerful hyper shot.****To score points, the player can destroy chains of enemies in quick succession or soak up chains of bullets. Hyper Soaking makes the player invulnerable to bullets, but drains the Obvious Energy gauge if not enough bullets are soaked in or new energy orbs are picked up. The player wins the game if they manage to beat all the bosses at the end of each level. If they are hit by a bullet or collide with their surroundings, a life is lost. After all lives and continues are depleted, the game is over.&lt;/story&gt; &lt;/game&gt;</text:p>
          </table:table-cell>
        </table:table-row>
        <table:table-row table:style-name="ro1">
          <table:table-cell office:value-type="string">
            <text:p>ECW Hardcore Revolution (USA)</text:p>
          </table:table-cell>
          <table:table-cell office:value-type="float" office:value="2000">
            <text:p>2000</text:p>
          </table:table-cell>
          <table:table-cell office:value-type="string">
            <text:p>ESRB - M (Mature)</text:p>
          </table:table-cell>
          <table:table-cell office:value-type="string">
            <text:p>ECW Hardcore Revolution </text:p>
          </table:table-cell>
          <table:table-cell office:value-type="string">
            <text:p>Acclaim</text:p>
          </table:table-cell>
          <table:table-cell office:value-type="string">
            <text:p>Acclaim Entertainment, Inc.</text:p>
          </table:table-cell>
          <table:table-cell office:value-type="string">
            <text:p>Sports/Wrestling</text:p>
          </table:table-cell>
          <table:table-cell office:value-type="string">
            <text:p>3.0</text:p>
          </table:table-cell>
          <table:table-cell office:value-type="string">
            <text:p>1-4 Players</text:p>
          </table:table-cell>
          <table:table-cell office:value-type="string">
            <text:p>ECW Hardcore Revolution is a wrestling title developed by Acclaim based on the wrestling promotion Extreme Championship Wrestling. Players can use up to 33 ECW wrestlers including Rob Van Dam, Tazz, Sandman, and many others.****The game itself runs on a modified WWF Attitude engine and includes several game modes including Tag Matches, Death Match, Barbed Wire Ring Match, and others. Up to 4 players can play simultaneously.</text:p>
          </table:table-cell>
          <table:table-cell table:formula="of:=CONCATENATE(&quot;&lt;game name=&quot;;CHAR(34);[.A84];CHAR(34);&quot;&gt; &lt;year&gt;&quot;;[.B84];&quot;&lt;/year&gt; &lt;rating&gt;&quot;;[.C84];&quot;&lt;/rating&gt; &lt;title&gt;&quot;;[.D84];&quot;&lt;/title&gt; &lt;pub&gt;&quot;;[.E84];&quot;&lt;/pub&gt; &lt;dev&gt;&quot;;[.F84];&quot;&lt;/dev&gt; &lt;genre&gt;&quot;;[.G84];&quot;&lt;/genre&gt; &lt;score&gt;&quot;;[.H84];&quot;&lt;/score&gt; &lt;player&gt;&quot;;[.I84];&quot;&lt;/player&gt; &lt;story&gt;&quot;;[.J84];&quot;&lt;/story&gt; &lt;/game&gt;&quot;)" office:value-type="string" office:string-value="&lt;game name=&quot;ECW Hardcore Revolution (USA)&quot;&gt; &lt;year&gt;2000&lt;/year&gt; &lt;rating&gt;ESRB - M (Mature)&lt;/rating&gt; &lt;title&gt;ECW Hardcore Revolution &lt;/title&gt; &lt;pub&gt;Acclaim&lt;/pub&gt; &lt;dev&gt;Acclaim Entertainment, Inc.&lt;/dev&gt; &lt;genre&gt;Sports/Wrestling&lt;/genre&gt; &lt;score&gt;3.0&lt;/score&gt; &lt;player&gt;1-4 Players&lt;/player&gt; &lt;story&gt;ECW Hardcore Revolution is a wrestling title developed by Acclaim based on the wrestling promotion Extreme Championship Wrestling. Players can use up to 33 ECW wrestlers including Rob Van Dam, Tazz, Sandman, and many others.****The game itself runs on a modified WWF Attitude engine and includes several game modes including Tag Matches, Death Match, Barbed Wire Ring Match, and others. Up to 4 players can play simultaneously.&lt;/story&gt; &lt;/game&gt;">
            <text:p>&lt;game name="ECW Hardcore Revolution (USA)"&gt; &lt;year&gt;2000&lt;/year&gt; &lt;rating&gt;ESRB - M (Mature)&lt;/rating&gt; &lt;title&gt;ECW Hardcore Revolution &lt;/title&gt; &lt;pub&gt;Acclaim&lt;/pub&gt; &lt;dev&gt;Acclaim Entertainment, Inc.&lt;/dev&gt; &lt;genre&gt;Sports/Wrestling&lt;/genre&gt; &lt;score&gt;3.0&lt;/score&gt; &lt;player&gt;1-4 Players&lt;/player&gt; &lt;story&gt;ECW Hardcore Revolution is a wrestling title developed by Acclaim based on the wrestling promotion Extreme Championship Wrestling. Players can use up to 33 ECW wrestlers including Rob Van Dam, Tazz, Sandman, and many others.****The game itself runs on a modified WWF Attitude engine and includes several game modes including Tag Matches, Death Match, Barbed Wire Ring Match, and others. Up to 4 players can play simultaneously.&lt;/story&gt; &lt;/game&gt;</text:p>
          </table:table-cell>
        </table:table-row>
        <table:table-row table:style-name="ro1">
          <table:table-cell office:value-type="string">
            <text:p>Alone in the Dark - The New Nightmare (USA) (Disc 1)</text:p>
          </table:table-cell>
          <table:table-cell office:value-type="float" office:value="2001">
            <text:p>2001</text:p>
          </table:table-cell>
          <table:table-cell office:value-type="string">
            <text:p>ESRB - M (Mature)</text:p>
          </table:table-cell>
          <table:table-cell office:value-type="string">
            <text:p>Alone in the Dark - The New Nightmare <text:s/>Disk 1</text:p>
          </table:table-cell>
          <table:table-cell office:value-type="string">
            <text:p>Infogrames</text:p>
          </table:table-cell>
          <table:table-cell office:value-type="string">
            <text:p>DarkWorks</text:p>
          </table:table-cell>
          <table:table-cell office:value-type="string">
            <text:p>Adventure</text:p>
          </table:table-cell>
          <table:table-cell office:value-type="float" office:value="3.5">
            <text:p>3.5</text:p>
          </table:table-cell>
          <table:table-cell office:value-type="string">
            <text:p>1 Player</text:p>
          </table:table-cell>
          <table:table-cell office:value-type="string">
            <text:p>Edward Carnby, private eye of the paranormal, is back.****Carnby's best friend, Charles Fiske, has been found dead near Shadow Island, a mysterious island near Maine. It is your duty to take up the investigation and find out the secrets of Shadow Island. But you're not going alone... your companion will be a redhead by the name of Aline Cedrac who has her own reasons for tagging along. Aside from being a woman and inexperienced in the world of danger, she is the only one with the knowledge for translating the ancient Abkhani tabloids which may hold the secrets behind Carnby's friend's death and the disappearance of Aline's father.****Upon arriving on the island, your plane has been shot down by the things unknown, and the heroes have no other choice but to jump with a parachute, thus separating them on the island.****Now you choose the character to play with, either as Edward Carnby or Aline Cedrac, as they explore the mysterious and gloomy island with all its secrets and parallel stories that contain different locations and tasks for different characters, thus adding the level of replayability in a different experience.</text:p>
          </table:table-cell>
          <table:table-cell table:formula="of:=CONCATENATE(&quot;&lt;game name=&quot;;CHAR(34);[.A85];CHAR(34);&quot;&gt; &lt;year&gt;&quot;;[.B85];&quot;&lt;/year&gt; &lt;rating&gt;&quot;;[.C85];&quot;&lt;/rating&gt; &lt;title&gt;&quot;;[.D85];&quot;&lt;/title&gt; &lt;pub&gt;&quot;;[.E85];&quot;&lt;/pub&gt; &lt;dev&gt;&quot;;[.F85];&quot;&lt;/dev&gt; &lt;genre&gt;&quot;;[.G85];&quot;&lt;/genre&gt; &lt;score&gt;&quot;;[.H85];&quot;&lt;/score&gt; &lt;player&gt;&quot;;[.I85];&quot;&lt;/player&gt; &lt;story&gt;&quot;;[.J85];&quot;&lt;/story&gt; &lt;/game&gt;&quot;)" office:value-type="string" office:string-value="&lt;game name=&quot;Alone in the Dark - The New Nightmare (USA) (Disc 1)&quot;&gt; &lt;year&gt;2001&lt;/year&gt; &lt;rating&gt;ESRB - M (Mature)&lt;/rating&gt; &lt;title&gt;Alone in the Dark - The New Nightmare  Disk 1&lt;/title&gt; &lt;pub&gt;Infogrames&lt;/pub&gt; &lt;dev&gt;DarkWorks&lt;/dev&gt; &lt;genre&gt;Adventure&lt;/genre&gt; &lt;score&gt;3.5&lt;/score&gt; &lt;player&gt;1 Player&lt;/player&gt; &lt;story&gt;Edward Carnby, private eye of the paranormal, is back.****Carnby's best friend, Charles Fiske, has been found dead near Shadow Island, a mysterious island near Maine. It is your duty to take up the investigation and find out the secrets of Shadow Island. But you're not going alone... your companion will be a redhead by the name of Aline Cedrac who has her own reasons for tagging along. Aside from being a woman and inexperienced in the world of danger, she is the only one with the knowledge for translating the ancient Abkhani tabloids which may hold the secrets behind Carnby's friend's death and the disappearance of Aline's father.****Upon arriving on the island, your plane has been shot down by the things unknown, and the heroes have no other choice but to jump with a parachute, thus separating them on the island.****Now you choose the character to play with, either as Edward Carnby or Aline Cedrac, as they explore the mysterious and gloomy island with all its secrets and parallel stories that contain different locations and tasks for different characters, thus adding the level of replayability in a different experience.&lt;/story&gt; &lt;/game&gt;">
            <text:p>&lt;game name="Alone in the Dark - The New Nightmare (USA) (Disc 1)"&gt; &lt;year&gt;2001&lt;/year&gt; &lt;rating&gt;ESRB - M (Mature)&lt;/rating&gt; &lt;title&gt;Alone in the Dark - The New Nightmare <text:s/>Disk 1&lt;/title&gt; &lt;pub&gt;Infogrames&lt;/pub&gt; &lt;dev&gt;DarkWorks&lt;/dev&gt; &lt;genre&gt;Adventure&lt;/genre&gt; &lt;score&gt;3.5&lt;/score&gt; &lt;player&gt;1 Player&lt;/player&gt; &lt;story&gt;Edward Carnby, private eye of the paranormal, is back.****Carnby's best friend, Charles Fiske, has been found dead near Shadow Island, a mysterious island near Maine. It is your duty to take up the investigation and find out the secrets of Shadow Island. But you're not going alone... your companion will be a redhead by the name of Aline Cedrac who has her own reasons for tagging along. Aside from being a woman and inexperienced in the world of danger, she is the only one with the knowledge for translating the ancient Abkhani tabloids which may hold the secrets behind Carnby's friend's death and the disappearance of Aline's father.****Upon arriving on the island, your plane has been shot down by the things unknown, and the heroes have no other choice but to jump with a parachute, thus separating them on the island.****Now you choose the character to play with, either as Edward Carnby or Aline Cedrac, as they explore the mysterious and gloomy island with all its secrets and parallel stories that contain different locations and tasks for different characters, thus adding the level of replayability in a different experience.&lt;/story&gt; &lt;/game&gt;</text:p>
          </table:table-cell>
        </table:table-row>
        <table:table-row table:style-name="ro1">
          <table:table-cell office:value-type="string">
            <text:p>Alone in the Dark - The New Nightmare (USA) (Disc 2)</text:p>
          </table:table-cell>
          <table:table-cell office:value-type="float" office:value="2001">
            <text:p>2001</text:p>
          </table:table-cell>
          <table:table-cell office:value-type="string">
            <text:p>ESRB - M (Mature)</text:p>
          </table:table-cell>
          <table:table-cell office:value-type="string">
            <text:p>Alone in the Dark - The New Nightmare <text:s/>Disk 2</text:p>
          </table:table-cell>
          <table:table-cell office:value-type="string">
            <text:p>Infogrames</text:p>
          </table:table-cell>
          <table:table-cell office:value-type="string">
            <text:p>DarkWorks</text:p>
          </table:table-cell>
          <table:table-cell office:value-type="string">
            <text:p>Adventure</text:p>
          </table:table-cell>
          <table:table-cell office:value-type="float" office:value="3.5">
            <text:p>3.5</text:p>
          </table:table-cell>
          <table:table-cell office:value-type="string">
            <text:p>1 Player</text:p>
          </table:table-cell>
          <table:table-cell office:value-type="string">
            <text:p>Edward Carnby, private eye of the paranormal, is back.****Carnby's best friend, Charles Fiske, has been found dead near Shadow Island, a mysterious island near Maine. It is your duty to take up the investigation and find out the secrets of Shadow Island. But you're not going alone... your companion will be a redhead by the name of Aline Cedrac who has her own reasons for tagging along. Aside from being a woman and inexperienced in the world of danger, she is the only one with the knowledge for translating the ancient Abkhani tabloids which may hold the secrets behind Carnby's friend's death and the disappearance of Aline's father.****Upon arriving on the island, your plane has been shot down by the things unknown, and the heroes have no other choice but to jump with a parachute, thus separating them on the island.****Now you choose the character to play with, either as Edward Carnby or Aline Cedrac, as they explore the mysterious and gloomy island with all its secrets and parallel stories that contain different locations and tasks for different characters, thus adding the level of replayability in a different experience.</text:p>
          </table:table-cell>
          <table:table-cell table:formula="of:=CONCATENATE(&quot;&lt;game name=&quot;;CHAR(34);[.A86];CHAR(34);&quot;&gt; &lt;year&gt;&quot;;[.B86];&quot;&lt;/year&gt; &lt;rating&gt;&quot;;[.C86];&quot;&lt;/rating&gt; &lt;title&gt;&quot;;[.D86];&quot;&lt;/title&gt; &lt;pub&gt;&quot;;[.E86];&quot;&lt;/pub&gt; &lt;dev&gt;&quot;;[.F86];&quot;&lt;/dev&gt; &lt;genre&gt;&quot;;[.G86];&quot;&lt;/genre&gt; &lt;score&gt;&quot;;[.H86];&quot;&lt;/score&gt; &lt;player&gt;&quot;;[.I86];&quot;&lt;/player&gt; &lt;story&gt;&quot;;[.J86];&quot;&lt;/story&gt; &lt;/game&gt;&quot;)" office:value-type="string" office:string-value="&lt;game name=&quot;Alone in the Dark - The New Nightmare (USA) (Disc 2)&quot;&gt; &lt;year&gt;2001&lt;/year&gt; &lt;rating&gt;ESRB - M (Mature)&lt;/rating&gt; &lt;title&gt;Alone in the Dark - The New Nightmare  Disk 2&lt;/title&gt; &lt;pub&gt;Infogrames&lt;/pub&gt; &lt;dev&gt;DarkWorks&lt;/dev&gt; &lt;genre&gt;Adventure&lt;/genre&gt; &lt;score&gt;3.5&lt;/score&gt; &lt;player&gt;1 Player&lt;/player&gt; &lt;story&gt;Edward Carnby, private eye of the paranormal, is back.****Carnby's best friend, Charles Fiske, has been found dead near Shadow Island, a mysterious island near Maine. It is your duty to take up the investigation and find out the secrets of Shadow Island. But you're not going alone... your companion will be a redhead by the name of Aline Cedrac who has her own reasons for tagging along. Aside from being a woman and inexperienced in the world of danger, she is the only one with the knowledge for translating the ancient Abkhani tabloids which may hold the secrets behind Carnby's friend's death and the disappearance of Aline's father.****Upon arriving on the island, your plane has been shot down by the things unknown, and the heroes have no other choice but to jump with a parachute, thus separating them on the island.****Now you choose the character to play with, either as Edward Carnby or Aline Cedrac, as they explore the mysterious and gloomy island with all its secrets and parallel stories that contain different locations and tasks for different characters, thus adding the level of replayability in a different experience.&lt;/story&gt; &lt;/game&gt;">
            <text:p>&lt;game name="Alone in the Dark - The New Nightmare (USA) (Disc 2)"&gt; &lt;year&gt;2001&lt;/year&gt; &lt;rating&gt;ESRB - M (Mature)&lt;/rating&gt; &lt;title&gt;Alone in the Dark - The New Nightmare <text:s/>Disk 2&lt;/title&gt; &lt;pub&gt;Infogrames&lt;/pub&gt; &lt;dev&gt;DarkWorks&lt;/dev&gt; &lt;genre&gt;Adventure&lt;/genre&gt; &lt;score&gt;3.5&lt;/score&gt; &lt;player&gt;1 Player&lt;/player&gt; &lt;story&gt;Edward Carnby, private eye of the paranormal, is back.****Carnby's best friend, Charles Fiske, has been found dead near Shadow Island, a mysterious island near Maine. It is your duty to take up the investigation and find out the secrets of Shadow Island. But you're not going alone... your companion will be a redhead by the name of Aline Cedrac who has her own reasons for tagging along. Aside from being a woman and inexperienced in the world of danger, she is the only one with the knowledge for translating the ancient Abkhani tabloids which may hold the secrets behind Carnby's friend's death and the disappearance of Aline's father.****Upon arriving on the island, your plane has been shot down by the things unknown, and the heroes have no other choice but to jump with a parachute, thus separating them on the island.****Now you choose the character to play with, either as Edward Carnby or Aline Cedrac, as they explore the mysterious and gloomy island with all its secrets and parallel stories that contain different locations and tasks for different characters, thus adding the level of replayability in a different experience.&lt;/story&gt; &lt;/game&gt;</text:p>
          </table:table-cell>
        </table:table-row>
        <table:table-row table:style-name="ro1">
          <table:table-cell office:value-type="string">
            <text:p>Metropolis Street Racer (USA)</text:p>
          </table:table-cell>
          <table:table-cell office:value-type="float" office:value="2001">
            <text:p>2001</text:p>
          </table:table-cell>
          <table:table-cell office:value-type="string">
            <text:p>ESRB - E (Everyone)</text:p>
          </table:table-cell>
          <table:table-cell office:value-type="string">
            <text:p>Metropolis Street Racer </text:p>
          </table:table-cell>
          <table:table-cell office:value-type="string">
            <text:p>Sega</text:p>
          </table:table-cell>
          <table:table-cell office:value-type="string">
            <text:p>Bizarre Creations, Ltd.</text:p>
          </table:table-cell>
          <table:table-cell office:value-type="string">
            <text:p>Driving</text:p>
          </table:table-cell>
          <table:table-cell office:value-type="string">
            <text:p>3.8</text:p>
          </table:table-cell>
          <table:table-cell office:value-type="string">
            <text:p>1-2 Players</text:p>
          </table:table-cell>
          <table:table-cell office:value-type="string">
            <text:p>Enter a new age of driving, a new form of thinking and feeling, and totally immerse yourself in the most advanced driving game ever created. Your 'Kudos' is the only path to success, since this is a unique test of skill, style and precision, which spans the streets of London, Tokyo and San Francisco. Be astounded by the realism, push your limits round 250+ different circuits, in hundreds of challenging events. Indulge up to 8 people in a unique multiplayer experience, and prepare yourself for the ultimate internet Kudos Challenge. From established racing game developers, Bizarre Creations, and featuring music from the renowned Richard Jacques, this game will change the way you think about driving forever.</text:p>
          </table:table-cell>
          <table:table-cell table:formula="of:=CONCATENATE(&quot;&lt;game name=&quot;;CHAR(34);[.A87];CHAR(34);&quot;&gt; &lt;year&gt;&quot;;[.B87];&quot;&lt;/year&gt; &lt;rating&gt;&quot;;[.C87];&quot;&lt;/rating&gt; &lt;title&gt;&quot;;[.D87];&quot;&lt;/title&gt; &lt;pub&gt;&quot;;[.E87];&quot;&lt;/pub&gt; &lt;dev&gt;&quot;;[.F87];&quot;&lt;/dev&gt; &lt;genre&gt;&quot;;[.G87];&quot;&lt;/genre&gt; &lt;score&gt;&quot;;[.H87];&quot;&lt;/score&gt; &lt;player&gt;&quot;;[.I87];&quot;&lt;/player&gt; &lt;story&gt;&quot;;[.J87];&quot;&lt;/story&gt; &lt;/game&gt;&quot;)" office:value-type="string" office:string-value="&lt;game name=&quot;Metropolis Street Racer (USA)&quot;&gt; &lt;year&gt;2001&lt;/year&gt; &lt;rating&gt;ESRB - E (Everyone)&lt;/rating&gt; &lt;title&gt;Metropolis Street Racer &lt;/title&gt; &lt;pub&gt;Sega&lt;/pub&gt; &lt;dev&gt;Bizarre Creations, Ltd.&lt;/dev&gt; &lt;genre&gt;Driving&lt;/genre&gt; &lt;score&gt;3.8&lt;/score&gt; &lt;player&gt;1-2 Players&lt;/player&gt; &lt;story&gt;Enter a new age of driving, a new form of thinking and feeling, and totally immerse yourself in the most advanced driving game ever created. Your 'Kudos' is the only path to success, since this is a unique test of skill, style and precision, which spans the streets of London, Tokyo and San Francisco. Be astounded by the realism, push your limits round 250+ different circuits, in hundreds of challenging events. Indulge up to 8 people in a unique multiplayer experience, and prepare yourself for the ultimate internet Kudos Challenge. From established racing game developers, Bizarre Creations, and featuring music from the renowned Richard Jacques, this game will change the way you think about driving forever.&lt;/story&gt; &lt;/game&gt;">
            <text:p>&lt;game name="Metropolis Street Racer (USA)"&gt; &lt;year&gt;2001&lt;/year&gt; &lt;rating&gt;ESRB - E (Everyone)&lt;/rating&gt; &lt;title&gt;Metropolis Street Racer &lt;/title&gt; &lt;pub&gt;Sega&lt;/pub&gt; &lt;dev&gt;Bizarre Creations, Ltd.&lt;/dev&gt; &lt;genre&gt;Driving&lt;/genre&gt; &lt;score&gt;3.8&lt;/score&gt; &lt;player&gt;1-2 Players&lt;/player&gt; &lt;story&gt;Enter a new age of driving, a new form of thinking and feeling, and totally immerse yourself in the most advanced driving game ever created. Your 'Kudos' is the only path to success, since this is a unique test of skill, style and precision, which spans the streets of London, Tokyo and San Francisco. Be astounded by the realism, push your limits round 250+ different circuits, in hundreds of challenging events. Indulge up to 8 people in a unique multiplayer experience, and prepare yourself for the ultimate internet Kudos Challenge. From established racing game developers, Bizarre Creations, and featuring music from the renowned Richard Jacques, this game will change the way you think about driving forever.&lt;/story&gt; &lt;/game&gt;</text:p>
          </table:table-cell>
        </table:table-row>
        <table:table-row table:style-name="ro1">
          <table:table-cell office:value-type="string">
            <text:p>ESPN NBA 2Night (USA)</text:p>
          </table:table-cell>
          <table:table-cell office:value-type="float" office:value="2000">
            <text:p>2000</text:p>
          </table:table-cell>
          <table:table-cell office:value-type="string">
            <text:p>ESRB - E (Everyone)</text:p>
          </table:table-cell>
          <table:table-cell office:value-type="string">
            <text:p>ESPN NBA 2Night </text:p>
          </table:table-cell>
          <table:table-cell office:value-type="string">
            <text:p>Konami</text:p>
          </table:table-cell>
          <table:table-cell office:value-type="string">
            <text:p>Konami of America, Inc.</text:p>
          </table:table-cell>
          <table:table-cell office:value-type="string">
            <text:p>Basketball/Sports</text:p>
          </table:table-cell>
          <table:table-cell office:value-type="float" office:value="3.1">
            <text:p>3.1</text:p>
          </table:table-cell>
          <table:table-cell office:value-type="string">
            <text:p>1-4 Players</text:p>
          </table:table-cell>
          <table:table-cell office:value-type="string">
            <text:p>ESPN NBA 2night is a basketball game with an ESPN license. It features all the NBA teams and players and allows you to create your own player. Gameplay is a mixture between arcade and simulation style play. Game modes include: Practice, Pre-Season, NBA Season, Enhanced Season and Tournament.****In-game commentary is provided by anchormen Stuart Scott and Brent Musberger.</text:p>
          </table:table-cell>
          <table:table-cell table:formula="of:=CONCATENATE(&quot;&lt;game name=&quot;;CHAR(34);[.A88];CHAR(34);&quot;&gt; &lt;year&gt;&quot;;[.B88];&quot;&lt;/year&gt; &lt;rating&gt;&quot;;[.C88];&quot;&lt;/rating&gt; &lt;title&gt;&quot;;[.D88];&quot;&lt;/title&gt; &lt;pub&gt;&quot;;[.E88];&quot;&lt;/pub&gt; &lt;dev&gt;&quot;;[.F88];&quot;&lt;/dev&gt; &lt;genre&gt;&quot;;[.G88];&quot;&lt;/genre&gt; &lt;score&gt;&quot;;[.H88];&quot;&lt;/score&gt; &lt;player&gt;&quot;;[.I88];&quot;&lt;/player&gt; &lt;story&gt;&quot;;[.J88];&quot;&lt;/story&gt; &lt;/game&gt;&quot;)" office:value-type="string" office:string-value="&lt;game name=&quot;ESPN NBA 2Night (USA)&quot;&gt; &lt;year&gt;2000&lt;/year&gt; &lt;rating&gt;ESRB - E (Everyone)&lt;/rating&gt; &lt;title&gt;ESPN NBA 2Night &lt;/title&gt; &lt;pub&gt;Konami&lt;/pub&gt; &lt;dev&gt;Konami of America, Inc.&lt;/dev&gt; &lt;genre&gt;Basketball/Sports&lt;/genre&gt; &lt;score&gt;3.1&lt;/score&gt; &lt;player&gt;1-4 Players&lt;/player&gt; &lt;story&gt;ESPN NBA 2night is a basketball game with an ESPN license. It features all the NBA teams and players and allows you to create your own player. Gameplay is a mixture between arcade and simulation style play. Game modes include: Practice, Pre-Season, NBA Season, Enhanced Season and Tournament.****In-game commentary is provided by anchormen Stuart Scott and Brent Musberger.&lt;/story&gt; &lt;/game&gt;">
            <text:p>&lt;game name="ESPN NBA 2Night (USA)"&gt; &lt;year&gt;2000&lt;/year&gt; &lt;rating&gt;ESRB - E (Everyone)&lt;/rating&gt; &lt;title&gt;ESPN NBA 2Night &lt;/title&gt; &lt;pub&gt;Konami&lt;/pub&gt; &lt;dev&gt;Konami of America, Inc.&lt;/dev&gt; &lt;genre&gt;Basketball/Sports&lt;/genre&gt; &lt;score&gt;3.1&lt;/score&gt; &lt;player&gt;1-4 Players&lt;/player&gt; &lt;story&gt;ESPN NBA 2night is a basketball game with an ESPN license. It features all the NBA teams and players and allows you to create your own player. Gameplay is a mixture between arcade and simulation style play. Game modes include: Practice, Pre-Season, NBA Season, Enhanced Season and Tournament.****In-game commentary is provided by anchormen Stuart Scott and Brent Musberger.&lt;/story&gt; &lt;/game&gt;</text:p>
          </table:table-cell>
        </table:table-row>
        <table:table-row table:style-name="ro1">
          <table:table-cell office:value-type="string">
            <text:p>Railroad Tycoon II - Gold Edition (USA)</text:p>
          </table:table-cell>
          <table:table-cell office:value-type="float" office:value="2000">
            <text:p>2000</text:p>
          </table:table-cell>
          <table:table-cell office:value-type="string">
            <text:p>ESRB - E (Everyone)</text:p>
          </table:table-cell>
          <table:table-cell office:value-type="string">
            <text:p>Railroad Tycoon II - Gold Edition </text:p>
          </table:table-cell>
          <table:table-cell office:value-type="string">
            <text:p>Gathering</text:p>
          </table:table-cell>
          <table:table-cell office:value-type="string">
            <text:p>PopTop Software Inc.</text:p>
          </table:table-cell>
          <table:table-cell office:value-type="string">
            <text:p>Strategy</text:p>
          </table:table-cell>
          <table:table-cell office:value-type="string">
            <text:p>3.4</text:p>
          </table:table-cell>
          <table:table-cell office:value-type="string">
            <text:p>1-2 Players</text:p>
          </table:table-cell>
          <table:table-cell office:value-type="string">
            <text:p>Establish yourself as a mogul to be reckoned with as you work your way up the ranks of the railway industry in this strategy game. Expand your domain across continents and a changing global marketplace.****Build the Transcontinental Railway or the Orient Express. Run Steam train through the jungles of Africa, or electric trains through the Swiss Alps. Run your competitors out of town on a rail.****An 18 scenario campaign lets you re-create history's greatest railroading feats and failures.****Your wealth can be built up with a sophisticated stock market with margin buying, short selling, and hostile takeovers.</text:p>
          </table:table-cell>
          <table:table-cell table:formula="of:=CONCATENATE(&quot;&lt;game name=&quot;;CHAR(34);[.A89];CHAR(34);&quot;&gt; &lt;year&gt;&quot;;[.B89];&quot;&lt;/year&gt; &lt;rating&gt;&quot;;[.C89];&quot;&lt;/rating&gt; &lt;title&gt;&quot;;[.D89];&quot;&lt;/title&gt; &lt;pub&gt;&quot;;[.E89];&quot;&lt;/pub&gt; &lt;dev&gt;&quot;;[.F89];&quot;&lt;/dev&gt; &lt;genre&gt;&quot;;[.G89];&quot;&lt;/genre&gt; &lt;score&gt;&quot;;[.H89];&quot;&lt;/score&gt; &lt;player&gt;&quot;;[.I89];&quot;&lt;/player&gt; &lt;story&gt;&quot;;[.J89];&quot;&lt;/story&gt; &lt;/game&gt;&quot;)" office:value-type="string" office:string-value="&lt;game name=&quot;Railroad Tycoon II - Gold Edition (USA)&quot;&gt; &lt;year&gt;2000&lt;/year&gt; &lt;rating&gt;ESRB - E (Everyone)&lt;/rating&gt; &lt;title&gt;Railroad Tycoon II - Gold Edition &lt;/title&gt; &lt;pub&gt;Gathering&lt;/pub&gt; &lt;dev&gt;PopTop Software Inc.&lt;/dev&gt; &lt;genre&gt;Strategy&lt;/genre&gt; &lt;score&gt;3.4&lt;/score&gt; &lt;player&gt;1-2 Players&lt;/player&gt; &lt;story&gt;Establish yourself as a mogul to be reckoned with as you work your way up the ranks of the railway industry in this strategy game. Expand your domain across continents and a changing global marketplace.****Build the Transcontinental Railway or the Orient Express. Run Steam train through the jungles of Africa, or electric trains through the Swiss Alps. Run your competitors out of town on a rail.****An 18 scenario campaign lets you re-create history's greatest railroading feats and failures.****Your wealth can be built up with a sophisticated stock market with margin buying, short selling, and hostile takeovers.&lt;/story&gt; &lt;/game&gt;">
            <text:p>&lt;game name="Railroad Tycoon II - Gold Edition (USA)"&gt; &lt;year&gt;2000&lt;/year&gt; &lt;rating&gt;ESRB - E (Everyone)&lt;/rating&gt; &lt;title&gt;Railroad Tycoon II - Gold Edition &lt;/title&gt; &lt;pub&gt;Gathering&lt;/pub&gt; &lt;dev&gt;PopTop Software Inc.&lt;/dev&gt; &lt;genre&gt;Strategy&lt;/genre&gt; &lt;score&gt;3.4&lt;/score&gt; &lt;player&gt;1-2 Players&lt;/player&gt; &lt;story&gt;Establish yourself as a mogul to be reckoned with as you work your way up the ranks of the railway industry in this strategy game. Expand your domain across continents and a changing global marketplace.****Build the Transcontinental Railway or the Orient Express. Run Steam train through the jungles of Africa, or electric trains through the Swiss Alps. Run your competitors out of town on a rail.****An 18 scenario campaign lets you re-create history's greatest railroading feats and failures.****Your wealth can be built up with a sophisticated stock market with margin buying, short selling, and hostile takeovers.&lt;/story&gt; &lt;/game&gt;</text:p>
          </table:table-cell>
        </table:table-row>
        <table:table-row table:style-name="ro1">
          <table:table-cell office:value-type="string">
            <text:p>UEFA Striker (Europe)</text:p>
          </table:table-cell>
          <table:table-cell office:value-type="float" office:value="2000">
            <text:p>2000</text:p>
          </table:table-cell>
          <table:table-cell office:value-type="string">
            <text:p>ESRB - E (Everyone)</text:p>
          </table:table-cell>
          <table:table-cell office:value-type="string">
            <text:p>UEFA Striker </text:p>
          </table:table-cell>
          <table:table-cell office:value-type="string">
            <text:p>Infogrames</text:p>
          </table:table-cell>
          <table:table-cell office:value-type="string">
            <text:p>Rage Software </text:p>
          </table:table-cell>
          <table:table-cell office:value-type="string">
            <text:p>Soccer/Sports</text:p>
          </table:table-cell>
          <table:table-cell office:value-type="string">
            <text:p>2.8</text:p>
          </table:table-cell>
          <table:table-cell office:value-type="string">
            <text:p>1-4 Players</text:p>
          </table:table-cell>
          <table:table-cell office:value-type="string">
            <text:p>European soccer game based around the UEFA license. <text:s/>Effectively a merger between Rage software's Striker franchise and playstation/dreamcast evolution with Infogrames' UEFA license. ****UEFA Striker offered a mix of arcade and simulation style gameplay and a certification mode, where the player was tested for skills in order to unlock game modes.****The game featured many clubs from around the world in some form or another, but in it's primary game tournament mode was focused around European clubs.****In addition to simple and quick selection of a 'friendly match' the game supported the following tournaments:****Super Trophy - Featuring up to 32 teams drawn from a pool of over 40 of the most popular European teams. <text:s/>In round 1 the 32 teams start off in four leagues, each playing the other teams within the league twice. <text:s/>The top two teams from each league proceed to round two, similar to round one yet with two leagues of four teams. <text:s/>The top two teams play the final, a tie resolved with extra time and then penalties.****National Team Qualifiers - a mode only unlocked when you reached 3/10 in certification tests. <text:s/>Belgium and Holland were not included in the list of 49 teams split into 9 groups in a pre-defined way. <text:s/>This was likely because the mode was designed to mirror the Euro 2000 competition, for which Infogrames did not own the license and so could not use the official name (the tournament was based in Holland/Belgium and they automatically qualified as a result). <text:s/>The player could choose to player any one of those 49 teams, one home and one away match against the other teams in the same group...the top team going to the finals. <text:s/>Group ties resolve by goal difference, scored then conceded. <text:s/>The best of out of all those teams which placed second in the groups also goes forward. <text:s/>The remaining eight second place enter a single knockout round, with four going through to the finals.****National Team Finals - Must have certified 3/10 and succeeded in the National Team Qualifiers. <text:s/>The remaining 16 teams from the qualifiers (or a new selection), including Belgium and Holland are split into four groups of four, playing each group member once. <text:s/>The top two teams proceed to a knockout format - Quarters, Semis and Finals. <text:s/>Penalty shootouts settle ties.****Territories Cup - Certified 5/10 unlocks this mode, basically league play around various world locations - completion of each cup unlocks the next territory.****8/10 in certification mode unlocked a bonus competition. <text:s/>The game also supported generic league and knockout tournament play, as well a classic matches - four preconfigured scenarios replaying historical matches.****Live commentary was from Ron Atkinson and Jonathan Pearce.</text:p>
          </table:table-cell>
          <table:table-cell table:formula="of:=CONCATENATE(&quot;&lt;game name=&quot;;CHAR(34);[.A90];CHAR(34);&quot;&gt; &lt;year&gt;&quot;;[.B90];&quot;&lt;/year&gt; &lt;rating&gt;&quot;;[.C90];&quot;&lt;/rating&gt; &lt;title&gt;&quot;;[.D90];&quot;&lt;/title&gt; &lt;pub&gt;&quot;;[.E90];&quot;&lt;/pub&gt; &lt;dev&gt;&quot;;[.F90];&quot;&lt;/dev&gt; &lt;genre&gt;&quot;;[.G90];&quot;&lt;/genre&gt; &lt;score&gt;&quot;;[.H90];&quot;&lt;/score&gt; &lt;player&gt;&quot;;[.I90];&quot;&lt;/player&gt; &lt;story&gt;&quot;;[.J90];&quot;&lt;/story&gt; &lt;/game&gt;&quot;)" office:value-type="string" office:string-value="&lt;game name=&quot;UEFA Striker (Europe)&quot;&gt; &lt;year&gt;2000&lt;/year&gt; &lt;rating&gt;ESRB - E (Everyone)&lt;/rating&gt; &lt;title&gt;UEFA Striker &lt;/title&gt; &lt;pub&gt;Infogrames&lt;/pub&gt; &lt;dev&gt;Rage Software &lt;/dev&gt; &lt;genre&gt;Soccer/Sports&lt;/genre&gt; &lt;score&gt;2.8&lt;/score&gt; &lt;player&gt;1-4 Players&lt;/player&gt; &lt;story&gt;European soccer game based around the UEFA license.  Effectively a merger between Rage software's Striker franchise and playstation/dreamcast evolution with Infogrames' UEFA license. ****UEFA Striker offered a mix of arcade and simulation style gameplay and a certification mode, where the player was tested for skills in order to unlock game modes.****The game featured many clubs from around the world in some form or another, but in it's primary game tournament mode was focused around European clubs.****In addition to simple and quick selection of a 'friendly match' the game supported the following tournaments:****Super Trophy - Featuring up to 32 teams drawn from a pool of over 40 of the most popular European teams.  In round 1 the 32 teams start off in four leagues, each playing the other teams within the league twice.  The top two teams from each league proceed to round two, similar to round one yet with two leagues of four teams.  The top two teams play the final, a tie resolved with extra time and then penalties.****National Team Qualifiers - a mode only unlocked when you reached 3/10 in certification tests.  Belgium and Holland were not included in the list of 49 teams split into 9 groups in a pre-defined way.  This was likely because the mode was designed to mirror the Euro 2000 competition, for which Infogrames did not own the license and so could not use the official name (the tournament was based in Holland/Belgium and they automatically qualified as a result).  The player could choose to player any one of those 49 teams, one home and one away match against the other teams in the same group...the top team going to the finals.  Group ties resolve by goal difference, scored then conceded.  The best of out of all those teams which placed second in the groups also goes forward.  The remaining eight second place enter a single knockout round, with four going through to the finals.****National Team Finals - Must have certified 3/10 and succeeded in the National Team Qualifiers.  The remaining 16 teams from the qualifiers (or a new selection), including Belgium and Holland are split into four groups of four, playing each group member once.  The top two teams proceed to a knockout format - Quarters, Semis and Finals.  Penalty shootouts settle ties.****Territories Cup - Certified 5/10 unlocks this mode, basically league play around various world locations - completion of each cup unlocks the next territory.****8/10 in certification mode unlocked a bonus competition.  The game also supported generic league and knockout tournament play, as well a classic matches - four preconfigured scenarios replaying historical matches.****Live commentary was from Ron Atkinson and Jonathan Pearce.&lt;/story&gt; &lt;/game&gt;">
            <text:p>&lt;game name="UEFA Striker (Europe)"&gt; &lt;year&gt;2000&lt;/year&gt; &lt;rating&gt;ESRB - E (Everyone)&lt;/rating&gt; &lt;title&gt;UEFA Striker &lt;/title&gt; &lt;pub&gt;Infogrames&lt;/pub&gt; &lt;dev&gt;Rage Software &lt;/dev&gt; &lt;genre&gt;Soccer/Sports&lt;/genre&gt; &lt;score&gt;2.8&lt;/score&gt; &lt;player&gt;1-4 Players&lt;/player&gt; &lt;story&gt;European soccer game based around the UEFA license. <text:s/>Effectively a merger between Rage software's Striker franchise and playstation/dreamcast evolution with Infogrames' UEFA license. ****UEFA Striker offered a mix of arcade and simulation style gameplay and a certification mode, where the player was tested for skills in order to unlock game modes.****The game featured many clubs from around the world in some form or another, but in it's primary game tournament mode was focused around European clubs.****In addition to simple and quick selection of a 'friendly match' the game supported the following tournaments:****Super Trophy - Featuring up to 32 teams drawn from a pool of over 40 of the most popular European teams. <text:s/>In round 1 the 32 teams start off in four leagues, each playing the other teams within the league twice. <text:s/>The top two teams from each league proceed to round two, similar to round one yet with two leagues of four teams. <text:s/>The top two teams play the final, a tie resolved with extra time and then penalties.****National Team Qualifiers - a mode only unlocked when you reached 3/10 in certification tests. <text:s/>Belgium and Holland were not included in the list of 49 teams split into 9 groups in a pre-defined way. <text:s/>This was likely because the mode was designed to mirror the Euro 2000 competition, for which Infogrames did not own the license and so could not use the official name (the tournament was based in Holland/Belgium and they automatically qualified as a result). <text:s/>The player could choose to player any one of those 49 teams, one home and one away match against the other teams in the same group...the top team going to the finals. <text:s/>Group ties resolve by goal difference, scored then conceded. <text:s/>The best of out of all those teams which placed second in the groups also goes forward. <text:s/>The remaining eight second place enter a single knockout round, with four going through to the finals.****National Team Finals - Must have certified 3/10 and succeeded in the National Team Qualifiers. <text:s/>The remaining 16 teams from the qualifiers (or a new selection), including Belgium and Holland are split into four groups of four, playing each group member once. <text:s/>The top two teams proceed to a knockout format - Quarters, Semis and Finals. <text:s/>Penalty shootouts settle ties.****Territories Cup - Certified 5/10 unlocks this mode, basically league play around various world locations - completion of each cup unlocks the next territory.****8/10 in certification mode unlocked a bonus competition. <text:s/>The game also supported generic league and knockout tournament play, as well a classic matches - four preconfigured scenarios replaying historical matches.****Live commentary was from Ron Atkinson and Jonathan Pearce.&lt;/story&gt; &lt;/game&gt;</text:p>
          </table:table-cell>
        </table:table-row>
        <table:table-row table:style-name="ro1">
          <table:table-cell office:value-type="string">
            <text:p>Striker Pro 2000 (USA)</text:p>
          </table:table-cell>
          <table:table-cell office:value-type="float" office:value="2000">
            <text:p>2000</text:p>
          </table:table-cell>
          <table:table-cell office:value-type="string">
            <text:p>ESRB - E (Everyone)</text:p>
          </table:table-cell>
          <table:table-cell office:value-type="string">
            <text:p>Striker Pro 2000 </text:p>
          </table:table-cell>
          <table:table-cell office:value-type="string">
            <text:p>Infogrames</text:p>
          </table:table-cell>
          <table:table-cell office:value-type="string">
            <text:p>Rage Games Ltd.</text:p>
          </table:table-cell>
          <table:table-cell office:value-type="string">
            <text:p>Soccer/Sports</text:p>
          </table:table-cell>
          <table:table-cell office:value-type="string">
            <text:p>2.6</text:p>
          </table:table-cell>
          <table:table-cell office:value-type="string">
            <text:p>1-4 Players</text:p>
          </table:table-cell>
          <table:table-cell office:value-type="string">
            <text:p>European soccer game based around the UEFA license. Effectively a merger between Rage software's Striker franchise and playstation/dreamcast evolution with Infogrames' UEFA license. UEFA Striker offered a mix of arcade and simulation style gameplay and a certification mode, where the player was tested for skills in order to unlock game modes. The game features many clubs from around the world in some form or another, but in it's primary game tournament mode was focused around European clubs.**In addition to simple and quick selection of a 'friendly match' the game supported the following tournaments:**Super Trophy - Featuring up to 32 teams drawn from a pool of over 40 of the most popular European teams. In round 1 the 32 teams start off in four leagues, each playing the other teams within the league twice. The top two teams from each league proceed to round two, similar to round one yet with two leagues of four teams. The top two teams play the final, a tie resolved with extra time and then penalties.**National Team Qualifiers - a mode only unlocked when you reached 3/10 in certification tests. Belgium and Holland were not included in the list of 49 teams split into 9 groups in a pre-defined way. This was likely because the mode was designed to mirror the Euro 2000 competition, for which Infogrames did not own the license and so could not use the official name (the tournament was based in Holland/Belgium and they automatically qualified as a result). The player could choose to player any one of those 49 teams, one home and one away match against the other teams in the same group...the top team going to the finals. Group ties resolve by goal difference, scored then conceded. The best of out of all those teams which placed second in the groups also goes forward. The remaining eight second place enter a single knockout round, with four going through to the finals.**National Team Finals - Must have certified 3/10 and succeeded in the National Team Qualifiers. The remaining 16 teams from the qualifiers (or a new selection), including Belgium and Holland are split into four groups of four, playing each group member once. The top two teams proceed to a knockout format - Quarters, Semis and Finals. Penalty shootouts settle ties.**Territories Cup - Certified 5/10 unlocks this mode, basically league play around various world locations - completion of each cup unlocks the next territory.**8/10 in certification mode unlocked a bonus competition. The game also supported generic league and knockout tournament play, as well a classic matches - four preconfigured scenarios replaying historical matches.</text:p>
          </table:table-cell>
          <table:table-cell table:formula="of:=CONCATENATE(&quot;&lt;game name=&quot;;CHAR(34);[.A91];CHAR(34);&quot;&gt; &lt;year&gt;&quot;;[.B91];&quot;&lt;/year&gt; &lt;rating&gt;&quot;;[.C91];&quot;&lt;/rating&gt; &lt;title&gt;&quot;;[.D91];&quot;&lt;/title&gt; &lt;pub&gt;&quot;;[.E91];&quot;&lt;/pub&gt; &lt;dev&gt;&quot;;[.F91];&quot;&lt;/dev&gt; &lt;genre&gt;&quot;;[.G91];&quot;&lt;/genre&gt; &lt;score&gt;&quot;;[.H91];&quot;&lt;/score&gt; &lt;player&gt;&quot;;[.I91];&quot;&lt;/player&gt; &lt;story&gt;&quot;;[.J91];&quot;&lt;/story&gt; &lt;/game&gt;&quot;)" office:value-type="string" office:string-value="&lt;game name=&quot;Striker Pro 2000 (USA)&quot;&gt; &lt;year&gt;2000&lt;/year&gt; &lt;rating&gt;ESRB - E (Everyone)&lt;/rating&gt; &lt;title&gt;Striker Pro 2000 &lt;/title&gt; &lt;pub&gt;Infogrames&lt;/pub&gt; &lt;dev&gt;Rage Games Ltd.&lt;/dev&gt; &lt;genre&gt;Soccer/Sports&lt;/genre&gt; &lt;score&gt;2.6&lt;/score&gt; &lt;player&gt;1-4 Players&lt;/player&gt; &lt;story&gt;European soccer game based around the UEFA license. Effectively a merger between Rage software's Striker franchise and playstation/dreamcast evolution with Infogrames' UEFA license. UEFA Striker offered a mix of arcade and simulation style gameplay and a certification mode, where the player was tested for skills in order to unlock game modes. The game features many clubs from around the world in some form or another, but in it's primary game tournament mode was focused around European clubs.**In addition to simple and quick selection of a 'friendly match' the game supported the following tournaments:**Super Trophy - Featuring up to 32 teams drawn from a pool of over 40 of the most popular European teams. In round 1 the 32 teams start off in four leagues, each playing the other teams within the league twice. The top two teams from each league proceed to round two, similar to round one yet with two leagues of four teams. The top two teams play the final, a tie resolved with extra time and then penalties.**National Team Qualifiers - a mode only unlocked when you reached 3/10 in certification tests. Belgium and Holland were not included in the list of 49 teams split into 9 groups in a pre-defined way. This was likely because the mode was designed to mirror the Euro 2000 competition, for which Infogrames did not own the license and so could not use the official name (the tournament was based in Holland/Belgium and they automatically qualified as a result). The player could choose to player any one of those 49 teams, one home and one away match against the other teams in the same group...the top team going to the finals. Group ties resolve by goal difference, scored then conceded. The best of out of all those teams which placed second in the groups also goes forward. The remaining eight second place enter a single knockout round, with four going through to the finals.**National Team Finals - Must have certified 3/10 and succeeded in the National Team Qualifiers. The remaining 16 teams from the qualifiers (or a new selection), including Belgium and Holland are split into four groups of four, playing each group member once. The top two teams proceed to a knockout format - Quarters, Semis and Finals. Penalty shootouts settle ties.**Territories Cup - Certified 5/10 unlocks this mode, basically league play around various world locations - completion of each cup unlocks the next territory.**8/10 in certification mode unlocked a bonus competition. The game also supported generic league and knockout tournament play, as well a classic matches - four preconfigured scenarios replaying historical matches.&lt;/story&gt; &lt;/game&gt;">
            <text:p>&lt;game name="Striker Pro 2000 (USA)"&gt; &lt;year&gt;2000&lt;/year&gt; &lt;rating&gt;ESRB - E (Everyone)&lt;/rating&gt; &lt;title&gt;Striker Pro 2000 &lt;/title&gt; &lt;pub&gt;Infogrames&lt;/pub&gt; &lt;dev&gt;Rage Games Ltd.&lt;/dev&gt; &lt;genre&gt;Soccer/Sports&lt;/genre&gt; &lt;score&gt;2.6&lt;/score&gt; &lt;player&gt;1-4 Players&lt;/player&gt; &lt;story&gt;European soccer game based around the UEFA license. Effectively a merger between Rage software's Striker franchise and playstation/dreamcast evolution with Infogrames' UEFA license. UEFA Striker offered a mix of arcade and simulation style gameplay and a certification mode, where the player was tested for skills in order to unlock game modes. The game features many clubs from around the world in some form or another, but in it's primary game tournament mode was focused around European clubs.**In addition to simple and quick selection of a 'friendly match' the game supported the following tournaments:**Super Trophy - Featuring up to 32 teams drawn from a pool of over 40 of the most popular European teams. In round 1 the 32 teams start off in four leagues, each playing the other teams within the league twice. The top two teams from each league proceed to round two, similar to round one yet with two leagues of four teams. The top two teams play the final, a tie resolved with extra time and then penalties.**National Team Qualifiers - a mode only unlocked when you reached 3/10 in certification tests. Belgium and Holland were not included in the list of 49 teams split into 9 groups in a pre-defined way. This was likely because the mode was designed to mirror the Euro 2000 competition, for which Infogrames did not own the license and so could not use the official name (the tournament was based in Holland/Belgium and they automatically qualified as a result). The player could choose to player any one of those 49 teams, one home and one away match against the other teams in the same group...the top team going to the finals. Group ties resolve by goal difference, scored then conceded. The best of out of all those teams which placed second in the groups also goes forward. The remaining eight second place enter a single knockout round, with four going through to the finals.**National Team Finals - Must have certified 3/10 and succeeded in the National Team Qualifiers. The remaining 16 teams from the qualifiers (or a new selection), including Belgium and Holland are split into four groups of four, playing each group member once. The top two teams proceed to a knockout format - Quarters, Semis and Finals. Penalty shootouts settle ties.**Territories Cup - Certified 5/10 unlocks this mode, basically league play around various world locations - completion of each cup unlocks the next territory.**8/10 in certification mode unlocked a bonus competition. The game also supported generic league and knockout tournament play, as well a classic matches - four preconfigured scenarios replaying historical matches.&lt;/story&gt; &lt;/game&gt;</text:p>
          </table:table-cell>
        </table:table-row>
        <table:table-row table:style-name="ro1">
          <table:table-cell office:value-type="string">
            <text:p>Super Euro Soccer 2000 (Japan)</text:p>
          </table:table-cell>
          <table:table-cell office:value-type="float" office:value="2000">
            <text:p>2000</text:p>
          </table:table-cell>
          <table:table-cell office:value-type="string">
            <text:p>ESRB - E (Everyone)</text:p>
          </table:table-cell>
          <table:table-cell office:value-type="string">
            <text:p>Super Euro Soccer 2000 </text:p>
          </table:table-cell>
          <table:table-cell office:value-type="string">
            <text:p>Imagineer</text:p>
          </table:table-cell>
          <table:table-cell office:value-type="string">
            <text:p>Rage Software</text:p>
          </table:table-cell>
          <table:table-cell office:value-type="string">
            <text:p>Soccer/Sports</text:p>
          </table:table-cell>
          <table:table-cell office:value-type="string">
            <text:p>4.0</text:p>
          </table:table-cell>
          <table:table-cell office:value-type="string">
            <text:p>1-4 Players</text:p>
          </table:table-cell>
          <table:table-cell office:value-type="string">
            <text:p>European soccer game based around the UEFA license. Effectively a merger between Rage software's Striker franchise and playstation/dreamcast evolution with Infogrames' UEFA license. UEFA Striker offered a mix of arcade and simulation style gameplay and a certification mode, where the player was tested for skills in order to unlock game modes. The game features many clubs from around the world in some form or another, but in it's primary game tournament mode was focused around European clubs.**In addition to simple and quick selection of a 'friendly match' the game supported the following tournaments:**Super Trophy - Featuring up to 32 teams drawn from a pool of over 40 of the most popular European teams. In round 1 the 32 teams start off in four leagues, each playing the other teams within the league twice. The top two teams from each league proceed to round two, similar to round one yet with two leagues of four teams. The top two teams play the final, a tie resolved with extra time and then penalties.**National Team Qualifiers - a mode only unlocked when you reached 3/10 in certification tests. Belgium and Holland were not included in the list of 49 teams split into 9 groups in a pre-defined way. This was likely because the mode was designed to mirror the Euro 2000 competition, for which Infogrames did not own the license and so could not use the official name (the tournament was based in Holland/Belgium and they automatically qualified as a result). The player could choose to player any one of those 49 teams, one home and one away match against the other teams in the same group...the top team going to the finals. Group ties resolve by goal difference, scored then conceded. The best of out of all those teams which placed second in the groups also goes forward. The remaining eight second place enter a single knockout round, with four going through to the finals.**National Team Finals - Must have certified 3/10 and succeeded in the National Team Qualifiers. The remaining 16 teams from the qualifiers (or a new selection), including Belgium and Holland are split into four groups of four, playing each group member once. The top two teams proceed to a knockout format - Quarters, Semis and Finals. Penalty shootouts settle ties.**Territories Cup - Certified 5/10 unlocks this mode, basically league play around various world locations - completion of each cup unlocks the next territory.**8/10 in certification mode unlocked a bonus competition. The game also supported generic league and knockout tournament play, as well a classic matches - four preconfigured scenarios replaying historical matches.</text:p>
          </table:table-cell>
          <table:table-cell table:formula="of:=CONCATENATE(&quot;&lt;game name=&quot;;CHAR(34);[.A92];CHAR(34);&quot;&gt; &lt;year&gt;&quot;;[.B92];&quot;&lt;/year&gt; &lt;rating&gt;&quot;;[.C92];&quot;&lt;/rating&gt; &lt;title&gt;&quot;;[.D92];&quot;&lt;/title&gt; &lt;pub&gt;&quot;;[.E92];&quot;&lt;/pub&gt; &lt;dev&gt;&quot;;[.F92];&quot;&lt;/dev&gt; &lt;genre&gt;&quot;;[.G92];&quot;&lt;/genre&gt; &lt;score&gt;&quot;;[.H92];&quot;&lt;/score&gt; &lt;player&gt;&quot;;[.I92];&quot;&lt;/player&gt; &lt;story&gt;&quot;;[.J92];&quot;&lt;/story&gt; &lt;/game&gt;&quot;)" office:value-type="string" office:string-value="&lt;game name=&quot;Super Euro Soccer 2000 (Japan)&quot;&gt; &lt;year&gt;2000&lt;/year&gt; &lt;rating&gt;ESRB - E (Everyone)&lt;/rating&gt; &lt;title&gt;Super Euro Soccer 2000 &lt;/title&gt; &lt;pub&gt;Imagineer&lt;/pub&gt; &lt;dev&gt;Rage Software&lt;/dev&gt; &lt;genre&gt;Soccer/Sports&lt;/genre&gt; &lt;score&gt;4.0&lt;/score&gt; &lt;player&gt;1-4 Players&lt;/player&gt; &lt;story&gt;European soccer game based around the UEFA license. Effectively a merger between Rage software's Striker franchise and playstation/dreamcast evolution with Infogrames' UEFA license. UEFA Striker offered a mix of arcade and simulation style gameplay and a certification mode, where the player was tested for skills in order to unlock game modes. The game features many clubs from around the world in some form or another, but in it's primary game tournament mode was focused around European clubs.**In addition to simple and quick selection of a 'friendly match' the game supported the following tournaments:**Super Trophy - Featuring up to 32 teams drawn from a pool of over 40 of the most popular European teams. In round 1 the 32 teams start off in four leagues, each playing the other teams within the league twice. The top two teams from each league proceed to round two, similar to round one yet with two leagues of four teams. The top two teams play the final, a tie resolved with extra time and then penalties.**National Team Qualifiers - a mode only unlocked when you reached 3/10 in certification tests. Belgium and Holland were not included in the list of 49 teams split into 9 groups in a pre-defined way. This was likely because the mode was designed to mirror the Euro 2000 competition, for which Infogrames did not own the license and so could not use the official name (the tournament was based in Holland/Belgium and they automatically qualified as a result). The player could choose to player any one of those 49 teams, one home and one away match against the other teams in the same group...the top team going to the finals. Group ties resolve by goal difference, scored then conceded. The best of out of all those teams which placed second in the groups also goes forward. The remaining eight second place enter a single knockout round, with four going through to the finals.**National Team Finals - Must have certified 3/10 and succeeded in the National Team Qualifiers. The remaining 16 teams from the qualifiers (or a new selection), including Belgium and Holland are split into four groups of four, playing each group member once. The top two teams proceed to a knockout format - Quarters, Semis and Finals. Penalty shootouts settle ties.**Territories Cup - Certified 5/10 unlocks this mode, basically league play around various world locations - completion of each cup unlocks the next territory.**8/10 in certification mode unlocked a bonus competition. The game also supported generic league and knockout tournament play, as well a classic matches - four preconfigured scenarios replaying historical matches.&lt;/story&gt; &lt;/game&gt;">
            <text:p>&lt;game name="Super Euro Soccer 2000 (Japan)"&gt; &lt;year&gt;2000&lt;/year&gt; &lt;rating&gt;ESRB - E (Everyone)&lt;/rating&gt; &lt;title&gt;Super Euro Soccer 2000 &lt;/title&gt; &lt;pub&gt;Imagineer&lt;/pub&gt; &lt;dev&gt;Rage Software&lt;/dev&gt; &lt;genre&gt;Soccer/Sports&lt;/genre&gt; &lt;score&gt;4.0&lt;/score&gt; &lt;player&gt;1-4 Players&lt;/player&gt; &lt;story&gt;European soccer game based around the UEFA license. Effectively a merger between Rage software's Striker franchise and playstation/dreamcast evolution with Infogrames' UEFA license. UEFA Striker offered a mix of arcade and simulation style gameplay and a certification mode, where the player was tested for skills in order to unlock game modes. The game features many clubs from around the world in some form or another, but in it's primary game tournament mode was focused around European clubs.**In addition to simple and quick selection of a 'friendly match' the game supported the following tournaments:**Super Trophy - Featuring up to 32 teams drawn from a pool of over 40 of the most popular European teams. In round 1 the 32 teams start off in four leagues, each playing the other teams within the league twice. The top two teams from each league proceed to round two, similar to round one yet with two leagues of four teams. The top two teams play the final, a tie resolved with extra time and then penalties.**National Team Qualifiers - a mode only unlocked when you reached 3/10 in certification tests. Belgium and Holland were not included in the list of 49 teams split into 9 groups in a pre-defined way. This was likely because the mode was designed to mirror the Euro 2000 competition, for which Infogrames did not own the license and so could not use the official name (the tournament was based in Holland/Belgium and they automatically qualified as a result). The player could choose to player any one of those 49 teams, one home and one away match against the other teams in the same group...the top team going to the finals. Group ties resolve by goal difference, scored then conceded. The best of out of all those teams which placed second in the groups also goes forward. The remaining eight second place enter a single knockout round, with four going through to the finals.**National Team Finals - Must have certified 3/10 and succeeded in the National Team Qualifiers. The remaining 16 teams from the qualifiers (or a new selection), including Belgium and Holland are split into four groups of four, playing each group member once. The top two teams proceed to a knockout format - Quarters, Semis and Finals. Penalty shootouts settle ties.**Territories Cup - Certified 5/10 unlocks this mode, basically league play around various world locations - completion of each cup unlocks the next territory.**8/10 in certification mode unlocked a bonus competition. The game also supported generic league and knockout tournament play, as well a classic matches - four preconfigured scenarios replaying historical matches.&lt;/story&gt; &lt;/game&gt;</text:p>
          </table:table-cell>
        </table:table-row>
        <table:table-row table:style-name="ro1">
          <table:table-cell office:value-type="string">
            <text:p>Bangai-O (USA)</text:p>
          </table:table-cell>
          <table:table-cell office:value-type="float" office:value="2001">
            <text:p>2001</text:p>
          </table:table-cell>
          <table:table-cell office:value-type="string">
            <text:p>ESRB - E (Everyone)</text:p>
          </table:table-cell>
          <table:table-cell office:value-type="string">
            <text:p>Bangai-O </text:p>
          </table:table-cell>
          <table:table-cell office:value-type="string">
            <text:p>Conspiracy Entertainment</text:p>
          </table:table-cell>
          <table:table-cell office:value-type="string">
            <text:p>Treasure</text:p>
          </table:table-cell>
          <table:table-cell office:value-type="string">
            <text:p>Shoot-'Em-Up</text:p>
          </table:table-cell>
          <table:table-cell office:value-type="float" office:value="4.2">
            <text:p>4.2</text:p>
          </table:table-cell>
          <table:table-cell office:value-type="string">
            <text:p>1 Player</text:p>
          </table:table-cell>
          <table:table-cell office:value-type="string">
            <text:p>Ever wanted to just unleash the ultimate weapon? Blow up 500 enemies at once? Cause the ultimate amount of mayhem ever? In true Treasure fashion...you just got that power!****As the pilots of the Bangaioh mech, you've got to stop a mad group from taking over the world by giving them a little dose of insane destruction. Wanna just be crazy and let them kill you? Go ahead...just hit that trigger before it happens...****The Nintendo 64 version was only released in Japan. The Dreamcast version exists in the U.S. and Europe.</text:p>
          </table:table-cell>
          <table:table-cell table:formula="of:=CONCATENATE(&quot;&lt;game name=&quot;;CHAR(34);[.A93];CHAR(34);&quot;&gt; &lt;year&gt;&quot;;[.B93];&quot;&lt;/year&gt; &lt;rating&gt;&quot;;[.C93];&quot;&lt;/rating&gt; &lt;title&gt;&quot;;[.D93];&quot;&lt;/title&gt; &lt;pub&gt;&quot;;[.E93];&quot;&lt;/pub&gt; &lt;dev&gt;&quot;;[.F93];&quot;&lt;/dev&gt; &lt;genre&gt;&quot;;[.G93];&quot;&lt;/genre&gt; &lt;score&gt;&quot;;[.H93];&quot;&lt;/score&gt; &lt;player&gt;&quot;;[.I93];&quot;&lt;/player&gt; &lt;story&gt;&quot;;[.J93];&quot;&lt;/story&gt; &lt;/game&gt;&quot;)" office:value-type="string" office:string-value="&lt;game name=&quot;Bangai-O (USA)&quot;&gt; &lt;year&gt;2001&lt;/year&gt; &lt;rating&gt;ESRB - E (Everyone)&lt;/rating&gt; &lt;title&gt;Bangai-O &lt;/title&gt; &lt;pub&gt;Conspiracy Entertainment&lt;/pub&gt; &lt;dev&gt;Treasure&lt;/dev&gt; &lt;genre&gt;Shoot-'Em-Up&lt;/genre&gt; &lt;score&gt;4.2&lt;/score&gt; &lt;player&gt;1 Player&lt;/player&gt; &lt;story&gt;Ever wanted to just unleash the ultimate weapon? Blow up 500 enemies at once? Cause the ultimate amount of mayhem ever? In true Treasure fashion...you just got that power!****As the pilots of the Bangaioh mech, you've got to stop a mad group from taking over the world by giving them a little dose of insane destruction. Wanna just be crazy and let them kill you? Go ahead...just hit that trigger before it happens...****The Nintendo 64 version was only released in Japan. The Dreamcast version exists in the U.S. and Europe.&lt;/story&gt; &lt;/game&gt;">
            <text:p>&lt;game name="Bangai-O (USA)"&gt; &lt;year&gt;2001&lt;/year&gt; &lt;rating&gt;ESRB - E (Everyone)&lt;/rating&gt; &lt;title&gt;Bangai-O &lt;/title&gt; &lt;pub&gt;Conspiracy Entertainment&lt;/pub&gt; &lt;dev&gt;Treasure&lt;/dev&gt; &lt;genre&gt;Shoot-'Em-Up&lt;/genre&gt; &lt;score&gt;4.2&lt;/score&gt; &lt;player&gt;1 Player&lt;/player&gt; &lt;story&gt;Ever wanted to just unleash the ultimate weapon? Blow up 500 enemies at once? Cause the ultimate amount of mayhem ever? In true Treasure fashion...you just got that power!****As the pilots of the Bangaioh mech, you've got to stop a mad group from taking over the world by giving them a little dose of insane destruction. Wanna just be crazy and let them kill you? Go ahead...just hit that trigger before it happens...****The Nintendo 64 version was only released in Japan. The Dreamcast version exists in the U.S. and Europe.&lt;/story&gt; &lt;/game&gt;</text:p>
          </table:table-cell>
        </table:table-row>
        <table:table-row table:style-name="ro1">
          <table:table-cell office:value-type="string">
            <text:p>Evil Twin - Cyprien's Chronicles (Europe)</text:p>
          </table:table-cell>
          <table:table-cell office:value-type="float" office:value="2002">
            <text:p>2002</text:p>
          </table:table-cell>
          <table:table-cell office:value-type="string">
            <text:p>ESRB - T (Teen)</text:p>
          </table:table-cell>
          <table:table-cell office:value-type="string">
            <text:p>Evil Twin - Cyprien's Chronicles </text:p>
          </table:table-cell>
          <table:table-cell office:value-type="string">
            <text:p>Ubisoft</text:p>
          </table:table-cell>
          <table:table-cell office:value-type="string">
            <text:p>In Utero</text:p>
          </table:table-cell>
          <table:table-cell office:value-type="string">
            <text:p>Platform</text:p>
          </table:table-cell>
          <table:table-cell office:value-type="float" office:value="3.6">
            <text:p>3.6</text:p>
          </table:table-cell>
          <table:table-cell office:value-type="string">
            <text:p>1 Player</text:p>
          </table:table-cell>
          <table:table-cell office:value-type="string">
            <text:p>Evil Twin: Cyprien's Chronicles is a surrealistic 3D platformer from France. The player guides the orphan boy Cyprien through a darkly comical environment <text:s/>spanning 8 distinct islands and about 70 stages, in a mission to save his 4 friends, find his talking teddy bear, and confront his inner self. ****Cyprien is helped and hindered through his quest by an assortment of strange beings, from an elephant named Wilbur, who makes his entrances and exits on a swing, a tribe of demis - creatures cut in half, a giant termite queen, a dark root, and many many more.****He is not helpless in his battle against the odds however. He has brought along to this strange dimension Super-Cyp, his heroic alter ego, into whom he may change temporarily using the power-ups scattered around the levels.</text:p>
          </table:table-cell>
          <table:table-cell table:formula="of:=CONCATENATE(&quot;&lt;game name=&quot;;CHAR(34);[.A94];CHAR(34);&quot;&gt; &lt;year&gt;&quot;;[.B94];&quot;&lt;/year&gt; &lt;rating&gt;&quot;;[.C94];&quot;&lt;/rating&gt; &lt;title&gt;&quot;;[.D94];&quot;&lt;/title&gt; &lt;pub&gt;&quot;;[.E94];&quot;&lt;/pub&gt; &lt;dev&gt;&quot;;[.F94];&quot;&lt;/dev&gt; &lt;genre&gt;&quot;;[.G94];&quot;&lt;/genre&gt; &lt;score&gt;&quot;;[.H94];&quot;&lt;/score&gt; &lt;player&gt;&quot;;[.I94];&quot;&lt;/player&gt; &lt;story&gt;&quot;;[.J94];&quot;&lt;/story&gt; &lt;/game&gt;&quot;)" office:value-type="string" office:string-value="&lt;game name=&quot;Evil Twin - Cyprien's Chronicles (Europe)&quot;&gt; &lt;year&gt;2002&lt;/year&gt; &lt;rating&gt;ESRB - T (Teen)&lt;/rating&gt; &lt;title&gt;Evil Twin - Cyprien's Chronicles &lt;/title&gt; &lt;pub&gt;Ubisoft&lt;/pub&gt; &lt;dev&gt;In Utero&lt;/dev&gt; &lt;genre&gt;Platform&lt;/genre&gt; &lt;score&gt;3.6&lt;/score&gt; &lt;player&gt;1 Player&lt;/player&gt; &lt;story&gt;Evil Twin: Cyprien's Chronicles is a surrealistic 3D platformer from France. The player guides the orphan boy Cyprien through a darkly comical environment  spanning 8 distinct islands and about 70 stages, in a mission to save his 4 friends, find his talking teddy bear, and confront his inner self. ****Cyprien is helped and hindered through his quest by an assortment of strange beings, from an elephant named Wilbur, who makes his entrances and exits on a swing, a tribe of demis - creatures cut in half, a giant termite queen, a dark root, and many many more.****He is not helpless in his battle against the odds however. He has brought along to this strange dimension Super-Cyp, his heroic alter ego, into whom he may change temporarily using the power-ups scattered around the levels.&lt;/story&gt; &lt;/game&gt;">
            <text:p>&lt;game name="Evil Twin - Cyprien's Chronicles (Europe)"&gt; &lt;year&gt;2002&lt;/year&gt; &lt;rating&gt;ESRB - T (Teen)&lt;/rating&gt; &lt;title&gt;Evil Twin - Cyprien's Chronicles &lt;/title&gt; &lt;pub&gt;Ubisoft&lt;/pub&gt; &lt;dev&gt;In Utero&lt;/dev&gt; &lt;genre&gt;Platform&lt;/genre&gt; &lt;score&gt;3.6&lt;/score&gt; &lt;player&gt;1 Player&lt;/player&gt; &lt;story&gt;Evil Twin: Cyprien's Chronicles is a surrealistic 3D platformer from France. The player guides the orphan boy Cyprien through a darkly comical environment <text:s/>spanning 8 distinct islands and about 70 stages, in a mission to save his 4 friends, find his talking teddy bear, and confront his inner self. ****Cyprien is helped and hindered through his quest by an assortment of strange beings, from an elephant named Wilbur, who makes his entrances and exits on a swing, a tribe of demis - creatures cut in half, a giant termite queen, a dark root, and many many more.****He is not helpless in his battle against the odds however. He has brought along to this strange dimension Super-Cyp, his heroic alter ego, into whom he may change temporarily using the power-ups scattered around the levels.&lt;/story&gt; &lt;/game&gt;</text:p>
          </table:table-cell>
        </table:table-row>
        <table:table-row table:style-name="ro1">
          <table:table-cell office:value-type="string">
            <text:p>Evolution 2 - Far Off Promise (USA)</text:p>
          </table:table-cell>
          <table:table-cell office:value-type="float" office:value="2000">
            <text:p>2000</text:p>
          </table:table-cell>
          <table:table-cell office:value-type="string">
            <text:p>ESRB - T (Teen)</text:p>
          </table:table-cell>
          <table:table-cell office:value-type="string">
            <text:p>Evolution 2 - Far Off Promise </text:p>
          </table:table-cell>
          <table:table-cell office:value-type="string">
            <text:p>Ubisoft</text:p>
          </table:table-cell>
          <table:table-cell office:value-type="string">
            <text:p>Sting</text:p>
          </table:table-cell>
          <table:table-cell office:value-type="string">
            <text:p>Role-Playing</text:p>
          </table:table-cell>
          <table:table-cell office:value-type="float" office:value="3.2">
            <text:p>3.2</text:p>
          </table:table-cell>
          <table:table-cell office:value-type="string">
            <text:p>1 Player</text:p>
          </table:table-cell>
          <table:table-cell office:value-type="string">
            <text:p>Evolution 2 is a direct sequel to World of Sacred Device. The events of the game take place six months after the conclusion of the previous game. Mag Launcher, the son of a great adventurer of the past, has earned the title of "best adventurer" in the town Pannam. The adventurer guild (called the Society) sends him to the south, to the large town Museville. Mag has to explore the surrounding dungeons, performing various archaeological quests for the Society.****The game is more like a second chapter to the first Evolution than an actual sequel. You control the same party of characters: Mag, the cute girl Linear Cannon, the butler Gre Naid, and the adventurers Chain and Pepper. The dungeons are randomly generated. In those dungeons, you can find rare artifacts you can later sell, and special weapon enhancements called "CyFrame", which can upgrade your characters and teach them various techniques.****The US version of Evolution: Far off Promise features original Japanese voice-acting with English subtitles.</text:p>
          </table:table-cell>
          <table:table-cell table:formula="of:=CONCATENATE(&quot;&lt;game name=&quot;;CHAR(34);[.A95];CHAR(34);&quot;&gt; &lt;year&gt;&quot;;[.B95];&quot;&lt;/year&gt; &lt;rating&gt;&quot;;[.C95];&quot;&lt;/rating&gt; &lt;title&gt;&quot;;[.D95];&quot;&lt;/title&gt; &lt;pub&gt;&quot;;[.E95];&quot;&lt;/pub&gt; &lt;dev&gt;&quot;;[.F95];&quot;&lt;/dev&gt; &lt;genre&gt;&quot;;[.G95];&quot;&lt;/genre&gt; &lt;score&gt;&quot;;[.H95];&quot;&lt;/score&gt; &lt;player&gt;&quot;;[.I95];&quot;&lt;/player&gt; &lt;story&gt;&quot;;[.J95];&quot;&lt;/story&gt; &lt;/game&gt;&quot;)" office:value-type="string" office:string-value="&lt;game name=&quot;Evolution 2 - Far Off Promise (USA)&quot;&gt; &lt;year&gt;2000&lt;/year&gt; &lt;rating&gt;ESRB - T (Teen)&lt;/rating&gt; &lt;title&gt;Evolution 2 - Far Off Promise &lt;/title&gt; &lt;pub&gt;Ubisoft&lt;/pub&gt; &lt;dev&gt;Sting&lt;/dev&gt; &lt;genre&gt;Role-Playing&lt;/genre&gt; &lt;score&gt;3.2&lt;/score&gt; &lt;player&gt;1 Player&lt;/player&gt; &lt;story&gt;Evolution 2 is a direct sequel to World of Sacred Device. The events of the game take place six months after the conclusion of the previous game. Mag Launcher, the son of a great adventurer of the past, has earned the title of &quot;best adventurer&quot; in the town Pannam. The adventurer guild (called the Society) sends him to the south, to the large town Museville. Mag has to explore the surrounding dungeons, performing various archaeological quests for the Society.****The game is more like a second chapter to the first Evolution than an actual sequel. You control the same party of characters: Mag, the cute girl Linear Cannon, the butler Gre Naid, and the adventurers Chain and Pepper. The dungeons are randomly generated. In those dungeons, you can find rare artifacts you can later sell, and special weapon enhancements called &quot;CyFrame&quot;, which can upgrade your characters and teach them various techniques.****The US version of Evolution: Far off Promise features original Japanese voice-acting with English subtitles.&lt;/story&gt; &lt;/game&gt;">
            <text:p>&lt;game name="Evolution 2 - Far Off Promise (USA)"&gt; &lt;year&gt;2000&lt;/year&gt; &lt;rating&gt;ESRB - T (Teen)&lt;/rating&gt; &lt;title&gt;Evolution 2 - Far Off Promise &lt;/title&gt; &lt;pub&gt;Ubisoft&lt;/pub&gt; &lt;dev&gt;Sting&lt;/dev&gt; &lt;genre&gt;Role-Playing&lt;/genre&gt; &lt;score&gt;3.2&lt;/score&gt; &lt;player&gt;1 Player&lt;/player&gt; &lt;story&gt;Evolution 2 is a direct sequel to World of Sacred Device. The events of the game take place six months after the conclusion of the previous game. Mag Launcher, the son of a great adventurer of the past, has earned the title of "best adventurer" in the town Pannam. The adventurer guild (called the Society) sends him to the south, to the large town Museville. Mag has to explore the surrounding dungeons, performing various archaeological quests for the Society.****The game is more like a second chapter to the first Evolution than an actual sequel. You control the same party of characters: Mag, the cute girl Linear Cannon, the butler Gre Naid, and the adventurers Chain and Pepper. The dungeons are randomly generated. In those dungeons, you can find rare artifacts you can later sell, and special weapon enhancements called "CyFrame", which can upgrade your characters and teach them various techniques.****The US version of Evolution: Far off Promise features original Japanese voice-acting with English subtitles.&lt;/story&gt; &lt;/game&gt;</text:p>
          </table:table-cell>
        </table:table-row>
        <table:table-row table:style-name="ro1">
          <table:table-cell office:value-type="string">
            <text:p>Sega Bass Fishing (USA)</text:p>
          </table:table-cell>
          <table:table-cell office:value-type="float" office:value="1999">
            <text:p>1999</text:p>
          </table:table-cell>
          <table:table-cell office:value-type="string">
            <text:p>ESRB - E (Everyone)</text:p>
          </table:table-cell>
          <table:table-cell office:value-type="string">
            <text:p>Sega Bass Fishing </text:p>
          </table:table-cell>
          <table:table-cell office:value-type="string">
            <text:p>Sega</text:p>
          </table:table-cell>
          <table:table-cell office:value-type="string">
            <text:p>SIMS Co., Ltd.</text:p>
          </table:table-cell>
          <table:table-cell office:value-type="string">
            <text:p>Fishing/Sports</text:p>
          </table:table-cell>
          <table:table-cell office:value-type="string">
            <text:p>3.8</text:p>
          </table:table-cell>
          <table:table-cell office:value-type="string">
            <text:p>1 Player</text:p>
          </table:table-cell>
          <table:table-cell office:value-type="string">
            <text:p>Explore the exciting sport of bass fishing! Based on the arcade hit, explore eight fishing locations as you try to catch the biggest fish possible! You can choose between fourteen different lures, and compete in four tournaments, starting with you as an amateur, up to a Masters Classic tournament!</text:p>
          </table:table-cell>
          <table:table-cell table:formula="of:=CONCATENATE(&quot;&lt;game name=&quot;;CHAR(34);[.A96];CHAR(34);&quot;&gt; &lt;year&gt;&quot;;[.B96];&quot;&lt;/year&gt; &lt;rating&gt;&quot;;[.C96];&quot;&lt;/rating&gt; &lt;title&gt;&quot;;[.D96];&quot;&lt;/title&gt; &lt;pub&gt;&quot;;[.E96];&quot;&lt;/pub&gt; &lt;dev&gt;&quot;;[.F96];&quot;&lt;/dev&gt; &lt;genre&gt;&quot;;[.G96];&quot;&lt;/genre&gt; &lt;score&gt;&quot;;[.H96];&quot;&lt;/score&gt; &lt;player&gt;&quot;;[.I96];&quot;&lt;/player&gt; &lt;story&gt;&quot;;[.J96];&quot;&lt;/story&gt; &lt;/game&gt;&quot;)" office:value-type="string" office:string-value="&lt;game name=&quot;Sega Bass Fishing (USA)&quot;&gt; &lt;year&gt;1999&lt;/year&gt; &lt;rating&gt;ESRB - E (Everyone)&lt;/rating&gt; &lt;title&gt;Sega Bass Fishing &lt;/title&gt; &lt;pub&gt;Sega&lt;/pub&gt; &lt;dev&gt;SIMS Co., Ltd.&lt;/dev&gt; &lt;genre&gt;Fishing/Sports&lt;/genre&gt; &lt;score&gt;3.8&lt;/score&gt; &lt;player&gt;1 Player&lt;/player&gt; &lt;story&gt;Explore the exciting sport of bass fishing! Based on the arcade hit, explore eight fishing locations as you try to catch the biggest fish possible! You can choose between fourteen different lures, and compete in four tournaments, starting with you as an amateur, up to a Masters Classic tournament!&lt;/story&gt; &lt;/game&gt;">
            <text:p>&lt;game name="Sega Bass Fishing (USA)"&gt; &lt;year&gt;1999&lt;/year&gt; &lt;rating&gt;ESRB - E (Everyone)&lt;/rating&gt; &lt;title&gt;Sega Bass Fishing &lt;/title&gt; &lt;pub&gt;Sega&lt;/pub&gt; &lt;dev&gt;SIMS Co., Ltd.&lt;/dev&gt; &lt;genre&gt;Fishing/Sports&lt;/genre&gt; &lt;score&gt;3.8&lt;/score&gt; &lt;player&gt;1 Player&lt;/player&gt; &lt;story&gt;Explore the exciting sport of bass fishing! Based on the arcade hit, explore eight fishing locations as you try to catch the biggest fish possible! You can choose between fourteen different lures, and compete in four tournaments, starting with you as an amateur, up to a Masters Classic tournament!&lt;/story&gt; &lt;/game&gt;</text:p>
          </table:table-cell>
        </table:table-row>
        <table:table-row table:style-name="ro1">
          <table:table-cell office:value-type="string">
            <text:p>F1 Racing Championship (Europe)</text:p>
          </table:table-cell>
          <table:table-cell office:value-type="float" office:value="2001">
            <text:p>2001</text:p>
          </table:table-cell>
          <table:table-cell office:value-type="string">
            <text:p>ESRB - E (Everyone)</text:p>
          </table:table-cell>
          <table:table-cell office:value-type="string">
            <text:p>F1 Racing Championship </text:p>
          </table:table-cell>
          <table:table-cell table:number-columns-repeated="2" office:value-type="string">
            <text:p>Ubisoft</text:p>
          </table:table-cell>
          <table:table-cell office:value-type="string">
            <text:p>Driving</text:p>
          </table:table-cell>
          <table:table-cell office:value-type="float" office:value="2.6">
            <text:p>2.6</text:p>
          </table:table-cell>
          <table:table-cell office:value-type="string">
            <text:p>1-2 Players</text:p>
          </table:table-cell>
          <table:table-cell office:value-type="string">
            <text:p>F1 Racing Championship is the third Ubi Soft F1 racing simulation game, published with the FIA license by Video System. It features official tracks, drivers and cars of the 1999 F1 season.****The game is based on a new engine bringing a real technological step compared to the two first titles (F1 Racing Simulation and Monaco Grand Prix Racing Simulation 2).****Available game modes are Single Race, Grand Prix, Championship, Private Trials and Time Attack. The tracks were modelled in 3D from GPS data sampled on the real roads. There are realistic physics, a telemetry system to analyse behaviour of your car and to tune its settings, complex driving AI, recordable replays, strategy management with animated pit sequences, weather simulation, and LAN support for multiplayer games.</text:p>
          </table:table-cell>
          <table:table-cell table:formula="of:=CONCATENATE(&quot;&lt;game name=&quot;;CHAR(34);[.A97];CHAR(34);&quot;&gt; &lt;year&gt;&quot;;[.B97];&quot;&lt;/year&gt; &lt;rating&gt;&quot;;[.C97];&quot;&lt;/rating&gt; &lt;title&gt;&quot;;[.D97];&quot;&lt;/title&gt; &lt;pub&gt;&quot;;[.E97];&quot;&lt;/pub&gt; &lt;dev&gt;&quot;;[.F97];&quot;&lt;/dev&gt; &lt;genre&gt;&quot;;[.G97];&quot;&lt;/genre&gt; &lt;score&gt;&quot;;[.H97];&quot;&lt;/score&gt; &lt;player&gt;&quot;;[.I97];&quot;&lt;/player&gt; &lt;story&gt;&quot;;[.J97];&quot;&lt;/story&gt; &lt;/game&gt;&quot;)" office:value-type="string" office:string-value="&lt;game name=&quot;F1 Racing Championship (Europe)&quot;&gt; &lt;year&gt;2001&lt;/year&gt; &lt;rating&gt;ESRB - E (Everyone)&lt;/rating&gt; &lt;title&gt;F1 Racing Championship &lt;/title&gt; &lt;pub&gt;Ubisoft&lt;/pub&gt; &lt;dev&gt;Ubisoft&lt;/dev&gt; &lt;genre&gt;Driving&lt;/genre&gt; &lt;score&gt;2.6&lt;/score&gt; &lt;player&gt;1-2 Players&lt;/player&gt; &lt;story&gt;F1 Racing Championship is the third Ubi Soft F1 racing simulation game, published with the FIA license by Video System. It features official tracks, drivers and cars of the 1999 F1 season.****The game is based on a new engine bringing a real technological step compared to the two first titles (F1 Racing Simulation and Monaco Grand Prix Racing Simulation 2).****Available game modes are Single Race, Grand Prix, Championship, Private Trials and Time Attack. The tracks were modelled in 3D from GPS data sampled on the real roads. There are realistic physics, a telemetry system to analyse behaviour of your car and to tune its settings, complex driving AI, recordable replays, strategy management with animated pit sequences, weather simulation, and LAN support for multiplayer games.&lt;/story&gt; &lt;/game&gt;">
            <text:p>&lt;game name="F1 Racing Championship (Europe)"&gt; &lt;year&gt;2001&lt;/year&gt; &lt;rating&gt;ESRB - E (Everyone)&lt;/rating&gt; &lt;title&gt;F1 Racing Championship &lt;/title&gt; &lt;pub&gt;Ubisoft&lt;/pub&gt; &lt;dev&gt;Ubisoft&lt;/dev&gt; &lt;genre&gt;Driving&lt;/genre&gt; &lt;score&gt;2.6&lt;/score&gt; &lt;player&gt;1-2 Players&lt;/player&gt; &lt;story&gt;F1 Racing Championship is the third Ubi Soft F1 racing simulation game, published with the FIA license by Video System. It features official tracks, drivers and cars of the 1999 F1 season.****The game is based on a new engine bringing a real technological step compared to the two first titles (F1 Racing Simulation and Monaco Grand Prix Racing Simulation 2).****Available game modes are Single Race, Grand Prix, Championship, Private Trials and Time Attack. The tracks were modelled in 3D from GPS data sampled on the real roads. There are realistic physics, a telemetry system to analyse behaviour of your car and to tune its settings, complex driving AI, recordable replays, strategy management with animated pit sequences, weather simulation, and LAN support for multiplayer games.&lt;/story&gt; &lt;/game&gt;</text:p>
          </table:table-cell>
        </table:table-row>
        <table:table-row table:style-name="ro1">
          <table:table-cell office:value-type="string">
            <text:p>F1 World Grand Prix (USA)</text:p>
          </table:table-cell>
          <table:table-cell office:value-type="float" office:value="2000">
            <text:p>2000</text:p>
          </table:table-cell>
          <table:table-cell office:value-type="string">
            <text:p>ESRB - E (Everyone)</text:p>
          </table:table-cell>
          <table:table-cell office:value-type="string">
            <text:p>F1 World Grand Prix </text:p>
          </table:table-cell>
          <table:table-cell office:value-type="string">
            <text:p>Sega</text:p>
          </table:table-cell>
          <table:table-cell office:value-type="string">
            <text:p>Video System Co., Ltd.</text:p>
          </table:table-cell>
          <table:table-cell office:value-type="string">
            <text:p>Driving</text:p>
          </table:table-cell>
          <table:table-cell office:value-type="float" office:value="3.9">
            <text:p>3.9</text:p>
          </table:table-cell>
          <table:table-cell office:value-type="string">
            <text:p>1-2 Players</text:p>
          </table:table-cell>
          <table:table-cell office:value-type="string">
            <text:p>F1 World Grand Prix <text:s text:c="2"/>features the official license of the 1998 season, it features all the drivers for that season (except Jacques Villeneuve that was replaced with a blank photo and Driver 1).****There are four main modes in Formula 1 World Grand Prix. Single Race lets you race around in any car on any track for a quick spin, Championship allows you to take part in the 1998 season, Time Trial pits you against the clock and Match Race offers some multiplayer fun.</text:p>
          </table:table-cell>
          <table:table-cell table:formula="of:=CONCATENATE(&quot;&lt;game name=&quot;;CHAR(34);[.A98];CHAR(34);&quot;&gt; &lt;year&gt;&quot;;[.B98];&quot;&lt;/year&gt; &lt;rating&gt;&quot;;[.C98];&quot;&lt;/rating&gt; &lt;title&gt;&quot;;[.D98];&quot;&lt;/title&gt; &lt;pub&gt;&quot;;[.E98];&quot;&lt;/pub&gt; &lt;dev&gt;&quot;;[.F98];&quot;&lt;/dev&gt; &lt;genre&gt;&quot;;[.G98];&quot;&lt;/genre&gt; &lt;score&gt;&quot;;[.H98];&quot;&lt;/score&gt; &lt;player&gt;&quot;;[.I98];&quot;&lt;/player&gt; &lt;story&gt;&quot;;[.J98];&quot;&lt;/story&gt; &lt;/game&gt;&quot;)" office:value-type="string" office:string-value="&lt;game name=&quot;F1 World Grand Prix (USA)&quot;&gt; &lt;year&gt;2000&lt;/year&gt; &lt;rating&gt;ESRB - E (Everyone)&lt;/rating&gt; &lt;title&gt;F1 World Grand Prix &lt;/title&gt; &lt;pub&gt;Sega&lt;/pub&gt; &lt;dev&gt;Video System Co., Ltd.&lt;/dev&gt; &lt;genre&gt;Driving&lt;/genre&gt; &lt;score&gt;3.9&lt;/score&gt; &lt;player&gt;1-2 Players&lt;/player&gt; &lt;story&gt;F1 World Grand Prix   features the official license of the 1998 season, it features all the drivers for that season (except Jacques Villeneuve that was replaced with a blank photo and Driver 1).****There are four main modes in Formula 1 World Grand Prix. Single Race lets you race around in any car on any track for a quick spin, Championship allows you to take part in the 1998 season, Time Trial pits you against the clock and Match Race offers some multiplayer fun.&lt;/story&gt; &lt;/game&gt;">
            <text:p>&lt;game name="F1 World Grand Prix (USA)"&gt; &lt;year&gt;2000&lt;/year&gt; &lt;rating&gt;ESRB - E (Everyone)&lt;/rating&gt; &lt;title&gt;F1 World Grand Prix &lt;/title&gt; &lt;pub&gt;Sega&lt;/pub&gt; &lt;dev&gt;Video System Co., Ltd.&lt;/dev&gt; &lt;genre&gt;Driving&lt;/genre&gt; &lt;score&gt;3.9&lt;/score&gt; &lt;player&gt;1-2 Players&lt;/player&gt; &lt;story&gt;F1 World Grand Prix <text:s text:c="2"/>features the official license of the 1998 season, it features all the drivers for that season (except Jacques Villeneuve that was replaced with a blank photo and Driver 1).****There are four main modes in Formula 1 World Grand Prix. Single Race lets you race around in any car on any track for a quick spin, Championship allows you to take part in the 1998 season, Time Trial pits you against the clock and Match Race offers some multiplayer fun.&lt;/story&gt; &lt;/game&gt;</text:p>
          </table:table-cell>
        </table:table-row>
        <table:table-row table:style-name="ro1">
          <table:table-cell office:value-type="string">
            <text:p>F1 World Grand Prix II (Europe)</text:p>
          </table:table-cell>
          <table:table-cell office:value-type="float" office:value="2000">
            <text:p>2000</text:p>
          </table:table-cell>
          <table:table-cell office:value-type="string">
            <text:p>ESRB - E (Everyone)</text:p>
          </table:table-cell>
          <table:table-cell office:value-type="string">
            <text:p>F1 World Grand Prix II </text:p>
          </table:table-cell>
          <table:table-cell office:value-type="string">
            <text:p>Video System</text:p>
          </table:table-cell>
          <table:table-cell office:value-type="string">
            <text:p>Video System Co., Ltd.</text:p>
          </table:table-cell>
          <table:table-cell office:value-type="string">
            <text:p>Driving</text:p>
          </table:table-cell>
          <table:table-cell office:value-type="float" office:value="3.7">
            <text:p>3.7</text:p>
          </table:table-cell>
          <table:table-cell office:value-type="string">
            <text:p>1-2 Players</text:p>
          </table:table-cell>
          <table:table-cell office:value-type="string">
            <text:p>F1 World Grand Prix II is a game for the Dreamcast. Unlike its namesake for the Nintendo 64 it features the '99 season instead of the '98 season. The game includes sixteen official tracks and all the racers and teams that come with the FIA license. The Dreamcast version features improved graphics over the Nintendo 64 original. ****The game allows you to fine-tune your car to your own preferences and features Exhibition play, Grand Prix, Time Attack, Challenge and Match Race. You can tweak the settings of your car before each race and the game features various types of weather. The cars feature realistic damage models.</text:p>
          </table:table-cell>
          <table:table-cell table:formula="of:=CONCATENATE(&quot;&lt;game name=&quot;;CHAR(34);[.A99];CHAR(34);&quot;&gt; &lt;year&gt;&quot;;[.B99];&quot;&lt;/year&gt; &lt;rating&gt;&quot;;[.C99];&quot;&lt;/rating&gt; &lt;title&gt;&quot;;[.D99];&quot;&lt;/title&gt; &lt;pub&gt;&quot;;[.E99];&quot;&lt;/pub&gt; &lt;dev&gt;&quot;;[.F99];&quot;&lt;/dev&gt; &lt;genre&gt;&quot;;[.G99];&quot;&lt;/genre&gt; &lt;score&gt;&quot;;[.H99];&quot;&lt;/score&gt; &lt;player&gt;&quot;;[.I99];&quot;&lt;/player&gt; &lt;story&gt;&quot;;[.J99];&quot;&lt;/story&gt; &lt;/game&gt;&quot;)" office:value-type="string" office:string-value="&lt;game name=&quot;F1 World Grand Prix II (Europe)&quot;&gt; &lt;year&gt;2000&lt;/year&gt; &lt;rating&gt;ESRB - E (Everyone)&lt;/rating&gt; &lt;title&gt;F1 World Grand Prix II &lt;/title&gt; &lt;pub&gt;Video System&lt;/pub&gt; &lt;dev&gt;Video System Co., Ltd.&lt;/dev&gt; &lt;genre&gt;Driving&lt;/genre&gt; &lt;score&gt;3.7&lt;/score&gt; &lt;player&gt;1-2 Players&lt;/player&gt; &lt;story&gt;F1 World Grand Prix II is a game for the Dreamcast. Unlike its namesake for the Nintendo 64 it features the '99 season instead of the '98 season. The game includes sixteen official tracks and all the racers and teams that come with the FIA license. The Dreamcast version features improved graphics over the Nintendo 64 original. ****The game allows you to fine-tune your car to your own preferences and features Exhibition play, Grand Prix, Time Attack, Challenge and Match Race. You can tweak the settings of your car before each race and the game features various types of weather. The cars feature realistic damage models.&lt;/story&gt; &lt;/game&gt;">
            <text:p>&lt;game name="F1 World Grand Prix II (Europe)"&gt; &lt;year&gt;2000&lt;/year&gt; &lt;rating&gt;ESRB - E (Everyone)&lt;/rating&gt; &lt;title&gt;F1 World Grand Prix II &lt;/title&gt; &lt;pub&gt;Video System&lt;/pub&gt; &lt;dev&gt;Video System Co., Ltd.&lt;/dev&gt; &lt;genre&gt;Driving&lt;/genre&gt; &lt;score&gt;3.7&lt;/score&gt; &lt;player&gt;1-2 Players&lt;/player&gt; &lt;story&gt;F1 World Grand Prix II is a game for the Dreamcast. Unlike its namesake for the Nintendo 64 it features the '99 season instead of the '98 season. The game includes sixteen official tracks and all the racers and teams that come with the FIA license. The Dreamcast version features improved graphics over the Nintendo 64 original. ****The game allows you to fine-tune your car to your own preferences and features Exhibition play, Grand Prix, Time Attack, Challenge and Match Race. You can tweak the settings of your car before each race and the game features various types of weather. The cars feature realistic damage models.&lt;/story&gt; &lt;/game&gt;</text:p>
          </table:table-cell>
        </table:table-row>
        <table:table-row table:style-name="ro1">
          <table:table-cell office:value-type="string">
            <text:p>Fast Striker (Japan)</text:p>
          </table:table-cell>
          <table:table-cell office:value-type="float" office:value="2010">
            <text:p>2010</text:p>
          </table:table-cell>
          <table:table-cell office:value-type="string">
            <text:p>ESRB - E (Everyone)</text:p>
          </table:table-cell>
          <table:table-cell office:value-type="string">
            <text:p>Fast Striker </text:p>
          </table:table-cell>
          <table:table-cell table:number-columns-repeated="2" office:value-type="string">
            <text:p>NG:DEV.TEAM</text:p>
          </table:table-cell>
          <table:table-cell office:value-type="string">
            <text:p>Shoot-'Em-Up</text:p>
          </table:table-cell>
          <table:table-cell office:value-type="string">
            <text:p>4.4</text:p>
          </table:table-cell>
          <table:table-cell office:value-type="string">
            <text:p>1 Player</text:p>
          </table:table-cell>
          <table:table-cell office:value-type="string">
            <text:p>FAST STRIKER is a 2D arcade shooting game with emphasis on scoring. You can choose between 3 game modes with different scoring systems. This game features six stages of excellent 2D arcade game play with over 40 unique enemy types, super smooth 3D scrolling backgrounds, huge CGI bosses and it features the biggest Megabit count ever since the beginning of NEOGEO games. Comes for Dreamcast in Winter 2010</text:p>
          </table:table-cell>
          <table:table-cell table:formula="of:=CONCATENATE(&quot;&lt;game name=&quot;;CHAR(34);[.A100];CHAR(34);&quot;&gt; &lt;year&gt;&quot;;[.B100];&quot;&lt;/year&gt; &lt;rating&gt;&quot;;[.C100];&quot;&lt;/rating&gt; &lt;title&gt;&quot;;[.D100];&quot;&lt;/title&gt; &lt;pub&gt;&quot;;[.E100];&quot;&lt;/pub&gt; &lt;dev&gt;&quot;;[.F100];&quot;&lt;/dev&gt; &lt;genre&gt;&quot;;[.G100];&quot;&lt;/genre&gt; &lt;score&gt;&quot;;[.H100];&quot;&lt;/score&gt; &lt;player&gt;&quot;;[.I100];&quot;&lt;/player&gt; &lt;story&gt;&quot;;[.J100];&quot;&lt;/story&gt; &lt;/game&gt;&quot;)" office:value-type="string" office:string-value="&lt;game name=&quot;Fast Striker (Japan)&quot;&gt; &lt;year&gt;2010&lt;/year&gt; &lt;rating&gt;ESRB - E (Everyone)&lt;/rating&gt; &lt;title&gt;Fast Striker &lt;/title&gt; &lt;pub&gt;NG:DEV.TEAM&lt;/pub&gt; &lt;dev&gt;NG:DEV.TEAM&lt;/dev&gt; &lt;genre&gt;Shoot-'Em-Up&lt;/genre&gt; &lt;score&gt;4.4&lt;/score&gt; &lt;player&gt;1 Player&lt;/player&gt; &lt;story&gt;FAST STRIKER is a 2D arcade shooting game with emphasis on scoring. You can choose between 3 game modes with different scoring systems. This game features six stages of excellent 2D arcade game play with over 40 unique enemy types, super smooth 3D scrolling backgrounds, huge CGI bosses and it features the biggest Megabit count ever since the beginning of NEOGEO games. Comes for Dreamcast in Winter 2010&lt;/story&gt; &lt;/game&gt;">
            <text:p>&lt;game name="Fast Striker (Japan)"&gt; &lt;year&gt;2010&lt;/year&gt; &lt;rating&gt;ESRB - E (Everyone)&lt;/rating&gt; &lt;title&gt;Fast Striker &lt;/title&gt; &lt;pub&gt;NG:DEV.TEAM&lt;/pub&gt; &lt;dev&gt;NG:DEV.TEAM&lt;/dev&gt; &lt;genre&gt;Shoot-'Em-Up&lt;/genre&gt; &lt;score&gt;4.4&lt;/score&gt; &lt;player&gt;1 Player&lt;/player&gt; &lt;story&gt;FAST STRIKER is a 2D arcade shooting game with emphasis on scoring. You can choose between 3 game modes with different scoring systems. This game features six stages of excellent 2D arcade game play with over 40 unique enemy types, super smooth 3D scrolling backgrounds, huge CGI bosses and it features the biggest Megabit count ever since the beginning of NEOGEO games. Comes for Dreamcast in Winter 2010&lt;/story&gt; &lt;/game&gt;</text:p>
          </table:table-cell>
        </table:table-row>
        <table:table-row table:style-name="ro1">
          <table:table-cell office:value-type="string">
            <text:p>Fighting Force 2 (USA)</text:p>
          </table:table-cell>
          <table:table-cell office:value-type="float" office:value="1999">
            <text:p>1999</text:p>
          </table:table-cell>
          <table:table-cell office:value-type="string">
            <text:p>ESRB - T (Teen)</text:p>
          </table:table-cell>
          <table:table-cell office:value-type="string">
            <text:p>Fighting Force 2 </text:p>
          </table:table-cell>
          <table:table-cell office:value-type="string">
            <text:p>Eidos Interactive</text:p>
          </table:table-cell>
          <table:table-cell office:value-type="string">
            <text:p>Core Design</text:p>
          </table:table-cell>
          <table:table-cell office:value-type="string">
            <text:p>Beat-'Em-Up</text:p>
          </table:table-cell>
          <table:table-cell office:value-type="string">
            <text:p>2.6</text:p>
          </table:table-cell>
          <table:table-cell office:value-type="string">
            <text:p>1 Player</text:p>
          </table:table-cell>
          <table:table-cell office:value-type="string">
            <text:p>Fighting Force 2 is a beat-em-up/adventure game set in the not-to-distant future. <text:s/>Human cloning has become a real possibility, but has been banned by an international treaty. <text:s/>The Knackmiche Corporation has been suspected of researching cloning, and you, Hawk Manson, are sent in on a covert mission to investigate.****This game features large levels and both hand-to-hand and weapons combat.</text:p>
          </table:table-cell>
          <table:table-cell table:formula="of:=CONCATENATE(&quot;&lt;game name=&quot;;CHAR(34);[.A101];CHAR(34);&quot;&gt; &lt;year&gt;&quot;;[.B101];&quot;&lt;/year&gt; &lt;rating&gt;&quot;;[.C101];&quot;&lt;/rating&gt; &lt;title&gt;&quot;;[.D101];&quot;&lt;/title&gt; &lt;pub&gt;&quot;;[.E101];&quot;&lt;/pub&gt; &lt;dev&gt;&quot;;[.F101];&quot;&lt;/dev&gt; &lt;genre&gt;&quot;;[.G101];&quot;&lt;/genre&gt; &lt;score&gt;&quot;;[.H101];&quot;&lt;/score&gt; &lt;player&gt;&quot;;[.I101];&quot;&lt;/player&gt; &lt;story&gt;&quot;;[.J101];&quot;&lt;/story&gt; &lt;/game&gt;&quot;)" office:value-type="string" office:string-value="&lt;game name=&quot;Fighting Force 2 (USA)&quot;&gt; &lt;year&gt;1999&lt;/year&gt; &lt;rating&gt;ESRB - T (Teen)&lt;/rating&gt; &lt;title&gt;Fighting Force 2 &lt;/title&gt; &lt;pub&gt;Eidos Interactive&lt;/pub&gt; &lt;dev&gt;Core Design&lt;/dev&gt; &lt;genre&gt;Beat-'Em-Up&lt;/genre&gt; &lt;score&gt;2.6&lt;/score&gt; &lt;player&gt;1 Player&lt;/player&gt; &lt;story&gt;Fighting Force 2 is a beat-em-up/adventure game set in the not-to-distant future.  Human cloning has become a real possibility, but has been banned by an international treaty.  The Knackmiche Corporation has been suspected of researching cloning, and you, Hawk Manson, are sent in on a covert mission to investigate.****This game features large levels and both hand-to-hand and weapons combat.&lt;/story&gt; &lt;/game&gt;">
            <text:p>&lt;game name="Fighting Force 2 (USA)"&gt; &lt;year&gt;1999&lt;/year&gt; &lt;rating&gt;ESRB - T (Teen)&lt;/rating&gt; &lt;title&gt;Fighting Force 2 &lt;/title&gt; &lt;pub&gt;Eidos Interactive&lt;/pub&gt; &lt;dev&gt;Core Design&lt;/dev&gt; &lt;genre&gt;Beat-'Em-Up&lt;/genre&gt; &lt;score&gt;2.6&lt;/score&gt; &lt;player&gt;1 Player&lt;/player&gt; &lt;story&gt;Fighting Force 2 is a beat-em-up/adventure game set in the not-to-distant future. <text:s/>Human cloning has become a real possibility, but has been banned by an international treaty. <text:s/>The Knackmiche Corporation has been suspected of researching cloning, and you, Hawk Manson, are sent in on a covert mission to investigate.****This game features large levels and both hand-to-hand and weapons combat.&lt;/story&gt; &lt;/game&gt;</text:p>
          </table:table-cell>
        </table:table-row>
        <table:table-row table:style-name="ro1">
          <table:table-cell office:value-type="string">
            <text:p>Super Street Fighter 2 X (Japan)</text:p>
          </table:table-cell>
          <table:table-cell office:value-type="float" office:value="2000">
            <text:p>2000</text:p>
          </table:table-cell>
          <table:table-cell office:value-type="string">
            <text:p>ESRB - T (Teen)</text:p>
          </table:table-cell>
          <table:table-cell office:value-type="string">
            <text:p>Super Street Fighter 2 X </text:p>
          </table:table-cell>
          <table:table-cell office:value-type="string">
            <text:p>Capcom</text:p>
          </table:table-cell>
          <table:table-cell office:value-type="string">
            <text:p>Capcom Co., Ltd.</text:p>
          </table:table-cell>
          <table:table-cell office:value-type="string">
            <text:p>Fighter</text:p>
          </table:table-cell>
          <table:table-cell office:value-type="string">
            <text:p>4.1</text:p>
          </table:table-cell>
          <table:table-cell office:value-type="string">
            <text:p>1-4 Players</text:p>
          </table:table-cell>
          <table:table-cell office:value-type="string">
            <text:p>Fighting game ported from the classic and wildly popular "Street Fighter 2" franchise. Choose from a variety of characters and use their fighting skills to beat opponents and become the world champion fighter. Advantages over the original Street Fighter 2 include faster fighting speed, 4 new characters, new locations, and more balanced/streamlined moves for the original characters.</text:p>
          </table:table-cell>
          <table:table-cell table:formula="of:=CONCATENATE(&quot;&lt;game name=&quot;;CHAR(34);[.A102];CHAR(34);&quot;&gt; &lt;year&gt;&quot;;[.B102];&quot;&lt;/year&gt; &lt;rating&gt;&quot;;[.C102];&quot;&lt;/rating&gt; &lt;title&gt;&quot;;[.D102];&quot;&lt;/title&gt; &lt;pub&gt;&quot;;[.E102];&quot;&lt;/pub&gt; &lt;dev&gt;&quot;;[.F102];&quot;&lt;/dev&gt; &lt;genre&gt;&quot;;[.G102];&quot;&lt;/genre&gt; &lt;score&gt;&quot;;[.H102];&quot;&lt;/score&gt; &lt;player&gt;&quot;;[.I102];&quot;&lt;/player&gt; &lt;story&gt;&quot;;[.J102];&quot;&lt;/story&gt; &lt;/game&gt;&quot;)" office:value-type="string" office:string-value="&lt;game name=&quot;Super Street Fighter 2 X (Japan)&quot;&gt; &lt;year&gt;2000&lt;/year&gt; &lt;rating&gt;ESRB - T (Teen)&lt;/rating&gt; &lt;title&gt;Super Street Fighter 2 X &lt;/title&gt; &lt;pub&gt;Capcom&lt;/pub&gt; &lt;dev&gt;Capcom Co., Ltd.&lt;/dev&gt; &lt;genre&gt;Fighter&lt;/genre&gt; &lt;score&gt;4.1&lt;/score&gt; &lt;player&gt;1-4 Players&lt;/player&gt; &lt;story&gt;Fighting game ported from the classic and wildly popular &quot;Street Fighter 2&quot; franchise. Choose from a variety of characters and use their fighting skills to beat opponents and become the world champion fighter. Advantages over the original Street Fighter 2 include faster fighting speed, 4 new characters, new locations, and more balanced/streamlined moves for the original characters.&lt;/story&gt; &lt;/game&gt;">
            <text:p>&lt;game name="Super Street Fighter 2 X (Japan)"&gt; &lt;year&gt;2000&lt;/year&gt; &lt;rating&gt;ESRB - T (Teen)&lt;/rating&gt; &lt;title&gt;Super Street Fighter 2 X &lt;/title&gt; &lt;pub&gt;Capcom&lt;/pub&gt; &lt;dev&gt;Capcom Co., Ltd.&lt;/dev&gt; &lt;genre&gt;Fighter&lt;/genre&gt; &lt;score&gt;4.1&lt;/score&gt; &lt;player&gt;1-4 Players&lt;/player&gt; &lt;story&gt;Fighting game ported from the classic and wildly popular "Street Fighter 2" franchise. Choose from a variety of characters and use their fighting skills to beat opponents and become the world champion fighter. Advantages over the original Street Fighter 2 include faster fighting speed, 4 new characters, new locations, and more balanced/streamlined moves for the original characters.&lt;/story&gt; &lt;/game&gt;</text:p>
          </table:table-cell>
        </table:table-row>
        <table:table-row table:style-name="ro1">
          <table:table-cell office:value-type="string">
            <text:p>Stupid Invaders (USA) (Disc 1)</text:p>
          </table:table-cell>
          <table:table-cell office:value-type="float" office:value="2001">
            <text:p>2001</text:p>
          </table:table-cell>
          <table:table-cell office:value-type="string">
            <text:p>ESRB - T (Teen)</text:p>
          </table:table-cell>
          <table:table-cell office:value-type="string">
            <text:p>Stupid Invaders <text:s/>Disk 1</text:p>
          </table:table-cell>
          <table:table-cell office:value-type="string">
            <text:p>Ubisoft</text:p>
          </table:table-cell>
          <table:table-cell office:value-type="string">
            <text:p>Xilam</text:p>
          </table:table-cell>
          <table:table-cell office:value-type="string">
            <text:p>Adventure</text:p>
          </table:table-cell>
          <table:table-cell office:value-type="string">
            <text:p>3.1</text:p>
          </table:table-cell>
          <table:table-cell office:value-type="string">
            <text:p>1 Player</text:p>
          </table:table-cell>
          <table:table-cell office:value-type="string">
            <text:p>Five aliens crashland on Earth, and hide out in an abandoned house while they repair their spaceship. In the meantime, Dr Sakarin, an evil alien-collecting scientist has found out about them, and sends out his evil henchman Bolok to capture them. You play as each of the five aliens, and must help them escape.</text:p>
          </table:table-cell>
          <table:table-cell table:formula="of:=CONCATENATE(&quot;&lt;game name=&quot;;CHAR(34);[.A103];CHAR(34);&quot;&gt; &lt;year&gt;&quot;;[.B103];&quot;&lt;/year&gt; &lt;rating&gt;&quot;;[.C103];&quot;&lt;/rating&gt; &lt;title&gt;&quot;;[.D103];&quot;&lt;/title&gt; &lt;pub&gt;&quot;;[.E103];&quot;&lt;/pub&gt; &lt;dev&gt;&quot;;[.F103];&quot;&lt;/dev&gt; &lt;genre&gt;&quot;;[.G103];&quot;&lt;/genre&gt; &lt;score&gt;&quot;;[.H103];&quot;&lt;/score&gt; &lt;player&gt;&quot;;[.I103];&quot;&lt;/player&gt; &lt;story&gt;&quot;;[.J103];&quot;&lt;/story&gt; &lt;/game&gt;&quot;)" office:value-type="string" office:string-value="&lt;game name=&quot;Stupid Invaders (USA) (Disc 1)&quot;&gt; &lt;year&gt;2001&lt;/year&gt; &lt;rating&gt;ESRB - T (Teen)&lt;/rating&gt; &lt;title&gt;Stupid Invaders  Disk 1&lt;/title&gt; &lt;pub&gt;Ubisoft&lt;/pub&gt; &lt;dev&gt;Xilam&lt;/dev&gt; &lt;genre&gt;Adventure&lt;/genre&gt; &lt;score&gt;3.1&lt;/score&gt; &lt;player&gt;1 Player&lt;/player&gt; &lt;story&gt;Five aliens crashland on Earth, and hide out in an abandoned house while they repair their spaceship. In the meantime, Dr Sakarin, an evil alien-collecting scientist has found out about them, and sends out his evil henchman Bolok to capture them. You play as each of the five aliens, and must help them escape.&lt;/story&gt; &lt;/game&gt;">
            <text:p>&lt;game name="Stupid Invaders (USA) (Disc 1)"&gt; &lt;year&gt;2001&lt;/year&gt; &lt;rating&gt;ESRB - T (Teen)&lt;/rating&gt; &lt;title&gt;Stupid Invaders <text:s/>Disk 1&lt;/title&gt; &lt;pub&gt;Ubisoft&lt;/pub&gt; &lt;dev&gt;Xilam&lt;/dev&gt; &lt;genre&gt;Adventure&lt;/genre&gt; &lt;score&gt;3.1&lt;/score&gt; &lt;player&gt;1 Player&lt;/player&gt; &lt;story&gt;Five aliens crashland on Earth, and hide out in an abandoned house while they repair their spaceship. In the meantime, Dr Sakarin, an evil alien-collecting scientist has found out about them, and sends out his evil henchman Bolok to capture them. You play as each of the five aliens, and must help them escape.&lt;/story&gt; &lt;/game&gt;</text:p>
          </table:table-cell>
        </table:table-row>
        <table:table-row table:style-name="ro1">
          <table:table-cell office:value-type="string">
            <text:p>Stupid Invaders (USA) (Disc 2)</text:p>
          </table:table-cell>
          <table:table-cell office:value-type="float" office:value="2001">
            <text:p>2001</text:p>
          </table:table-cell>
          <table:table-cell office:value-type="string">
            <text:p>ESRB - T (Teen)</text:p>
          </table:table-cell>
          <table:table-cell office:value-type="string">
            <text:p>Stupid Invaders <text:s/>Disk 2</text:p>
          </table:table-cell>
          <table:table-cell office:value-type="string">
            <text:p>Ubisoft</text:p>
          </table:table-cell>
          <table:table-cell office:value-type="string">
            <text:p>Xilam</text:p>
          </table:table-cell>
          <table:table-cell office:value-type="string">
            <text:p>Adventure</text:p>
          </table:table-cell>
          <table:table-cell office:value-type="string">
            <text:p>3.1</text:p>
          </table:table-cell>
          <table:table-cell office:value-type="string">
            <text:p>1 Player</text:p>
          </table:table-cell>
          <table:table-cell office:value-type="string">
            <text:p>Five aliens crashland on Earth, and hide out in an abandoned house while they repair their spaceship. In the meantime, Dr Sakarin, an evil alien-collecting scientist has found out about them, and sends out his evil henchman Bolok to capture them. You play as each of the five aliens, and must help them escape.</text:p>
          </table:table-cell>
          <table:table-cell table:formula="of:=CONCATENATE(&quot;&lt;game name=&quot;;CHAR(34);[.A104];CHAR(34);&quot;&gt; &lt;year&gt;&quot;;[.B104];&quot;&lt;/year&gt; &lt;rating&gt;&quot;;[.C104];&quot;&lt;/rating&gt; &lt;title&gt;&quot;;[.D104];&quot;&lt;/title&gt; &lt;pub&gt;&quot;;[.E104];&quot;&lt;/pub&gt; &lt;dev&gt;&quot;;[.F104];&quot;&lt;/dev&gt; &lt;genre&gt;&quot;;[.G104];&quot;&lt;/genre&gt; &lt;score&gt;&quot;;[.H104];&quot;&lt;/score&gt; &lt;player&gt;&quot;;[.I104];&quot;&lt;/player&gt; &lt;story&gt;&quot;;[.J104];&quot;&lt;/story&gt; &lt;/game&gt;&quot;)" office:value-type="string" office:string-value="&lt;game name=&quot;Stupid Invaders (USA) (Disc 2)&quot;&gt; &lt;year&gt;2001&lt;/year&gt; &lt;rating&gt;ESRB - T (Teen)&lt;/rating&gt; &lt;title&gt;Stupid Invaders  Disk 2&lt;/title&gt; &lt;pub&gt;Ubisoft&lt;/pub&gt; &lt;dev&gt;Xilam&lt;/dev&gt; &lt;genre&gt;Adventure&lt;/genre&gt; &lt;score&gt;3.1&lt;/score&gt; &lt;player&gt;1 Player&lt;/player&gt; &lt;story&gt;Five aliens crashland on Earth, and hide out in an abandoned house while they repair their spaceship. In the meantime, Dr Sakarin, an evil alien-collecting scientist has found out about them, and sends out his evil henchman Bolok to capture them. You play as each of the five aliens, and must help them escape.&lt;/story&gt; &lt;/game&gt;">
            <text:p>&lt;game name="Stupid Invaders (USA) (Disc 2)"&gt; &lt;year&gt;2001&lt;/year&gt; &lt;rating&gt;ESRB - T (Teen)&lt;/rating&gt; &lt;title&gt;Stupid Invaders <text:s/>Disk 2&lt;/title&gt; &lt;pub&gt;Ubisoft&lt;/pub&gt; &lt;dev&gt;Xilam&lt;/dev&gt; &lt;genre&gt;Adventure&lt;/genre&gt; &lt;score&gt;3.1&lt;/score&gt; &lt;player&gt;1 Player&lt;/player&gt; &lt;story&gt;Five aliens crashland on Earth, and hide out in an abandoned house while they repair their spaceship. In the meantime, Dr Sakarin, an evil alien-collecting scientist has found out about them, and sends out his evil henchman Bolok to capture them. You play as each of the five aliens, and must help them escape.&lt;/story&gt; &lt;/game&gt;</text:p>
          </table:table-cell>
        </table:table-row>
        <table:table-row table:style-name="ro1">
          <table:table-cell office:value-type="string">
            <text:p>Wacky Races (USA)</text:p>
          </table:table-cell>
          <table:table-cell office:value-type="float" office:value="2000">
            <text:p>2000</text:p>
          </table:table-cell>
          <table:table-cell office:value-type="string">
            <text:p>ESRB - E (Everyone)</text:p>
          </table:table-cell>
          <table:table-cell office:value-type="string">
            <text:p>Wacky Races </text:p>
          </table:table-cell>
          <table:table-cell office:value-type="string">
            <text:p>Infogrames</text:p>
          </table:table-cell>
          <table:table-cell office:value-type="string">
            <text:p>Infogrames Studios Ltd.</text:p>
          </table:table-cell>
          <table:table-cell office:value-type="string">
            <text:p>Driving</text:p>
          </table:table-cell>
          <table:table-cell office:value-type="string">
            <text:p>3.6</text:p>
          </table:table-cell>
          <table:table-cell office:value-type="string">
            <text:p>1-4 Players</text:p>
          </table:table-cell>
          <table:table-cell office:value-type="string">
            <text:p>For those who can remember the cartoon series, this will be a blast from the past. Choose from all your favourite characters including Peter Perfect, Penelope Pitstop and, of course, Dick Dastardly and Muttley, and wind your way through cartoon like environments in the familiar vehicles of each character. Simply get to the end of the race first to open up new tracks, and use weapons to pick off the rest of the cast, and aid your progress.</text:p>
          </table:table-cell>
          <table:table-cell table:formula="of:=CONCATENATE(&quot;&lt;game name=&quot;;CHAR(34);[.A105];CHAR(34);&quot;&gt; &lt;year&gt;&quot;;[.B105];&quot;&lt;/year&gt; &lt;rating&gt;&quot;;[.C105];&quot;&lt;/rating&gt; &lt;title&gt;&quot;;[.D105];&quot;&lt;/title&gt; &lt;pub&gt;&quot;;[.E105];&quot;&lt;/pub&gt; &lt;dev&gt;&quot;;[.F105];&quot;&lt;/dev&gt; &lt;genre&gt;&quot;;[.G105];&quot;&lt;/genre&gt; &lt;score&gt;&quot;;[.H105];&quot;&lt;/score&gt; &lt;player&gt;&quot;;[.I105];&quot;&lt;/player&gt; &lt;story&gt;&quot;;[.J105];&quot;&lt;/story&gt; &lt;/game&gt;&quot;)" office:value-type="string" office:string-value="&lt;game name=&quot;Wacky Races (USA)&quot;&gt; &lt;year&gt;2000&lt;/year&gt; &lt;rating&gt;ESRB - E (Everyone)&lt;/rating&gt; &lt;title&gt;Wacky Races &lt;/title&gt; &lt;pub&gt;Infogrames&lt;/pub&gt; &lt;dev&gt;Infogrames Studios Ltd.&lt;/dev&gt; &lt;genre&gt;Driving&lt;/genre&gt; &lt;score&gt;3.6&lt;/score&gt; &lt;player&gt;1-4 Players&lt;/player&gt; &lt;story&gt;For those who can remember the cartoon series, this will be a blast from the past. Choose from all your favourite characters including Peter Perfect, Penelope Pitstop and, of course, Dick Dastardly and Muttley, and wind your way through cartoon like environments in the familiar vehicles of each character. Simply get to the end of the race first to open up new tracks, and use weapons to pick off the rest of the cast, and aid your progress.&lt;/story&gt; &lt;/game&gt;">
            <text:p>&lt;game name="Wacky Races (USA)"&gt; &lt;year&gt;2000&lt;/year&gt; &lt;rating&gt;ESRB - E (Everyone)&lt;/rating&gt; &lt;title&gt;Wacky Races &lt;/title&gt; &lt;pub&gt;Infogrames&lt;/pub&gt; &lt;dev&gt;Infogrames Studios Ltd.&lt;/dev&gt; &lt;genre&gt;Driving&lt;/genre&gt; &lt;score&gt;3.6&lt;/score&gt; &lt;player&gt;1-4 Players&lt;/player&gt; &lt;story&gt;For those who can remember the cartoon series, this will be a blast from the past. Choose from all your favourite characters including Peter Perfect, Penelope Pitstop and, of course, Dick Dastardly and Muttley, and wind your way through cartoon like environments in the familiar vehicles of each character. Simply get to the end of the race first to open up new tracks, and use weapons to pick off the rest of the cast, and aid your progress.&lt;/story&gt; &lt;/game&gt;</text:p>
          </table:table-cell>
        </table:table-row>
        <table:table-row table:style-name="ro1">
          <table:table-cell office:value-type="string">
            <text:p>Re-Volt (USA)</text:p>
          </table:table-cell>
          <table:table-cell office:value-type="float" office:value="1999">
            <text:p>1999</text:p>
          </table:table-cell>
          <table:table-cell office:value-type="string">
            <text:p>ESRB - E (Everyone)</text:p>
          </table:table-cell>
          <table:table-cell office:value-type="string">
            <text:p>Re-Volt </text:p>
          </table:table-cell>
          <table:table-cell office:value-type="string">
            <text:p>Acclaim</text:p>
          </table:table-cell>
          <table:table-cell office:value-type="string">
            <text:p>Acclaim Studios London</text:p>
          </table:table-cell>
          <table:table-cell office:value-type="string">
            <text:p>Driving</text:p>
          </table:table-cell>
          <table:table-cell office:value-type="string">
            <text:p>3.5</text:p>
          </table:table-cell>
          <table:table-cell office:value-type="string">
            <text:p>1-4 Players</text:p>
          </table:table-cell>
          <table:table-cell office:value-type="string">
            <text:p>For years, the Toy-Volt company has been producing toys and games for children all over the world. Within months of introducing their first products, Toy-Volt shot to the top! No one could put their finger on exactly what it was that made the toys so popular. Sure, they employed the best designers and marketers in the world, but there was something else about Toy-Volt toys, something almost.... magic. Now, their newest R/C cars really start to live! ****Re-Volt is a racing game where you take control over one of more than 28 R/C cars and drive on one of the 13 tracks. The tracks are varied, and include a toy shop, a supermarket, a luxury liner and more. It is possible to play a "reversed" (backwards) or "mirror" (reversed left and right) variety of each track. There are also 4 levels of realism to choose from. ****There are a couple of single- and multiplayer game modes to choose from. There's a Single Race, where you complete a single track while competing with several computer-controlled opponents; a Championship, where you try to complete a series of races in hopes of finishing on the top; and Multiplayer, where you play with live opponents. There's also a Time Trial, where you're alone on the track, and simply try to get as best a time as possible; a Practice mode, where you're free to drive around a track to learn its structure and shortcuts; and the Stunt Arena, where you drive around a special arena and try to collect stars situated in hard-to-reach places. ****In Single Race, Championship and Multiplayer there are power-ups scattered throughout the track; picking them up gives you a one-use random power, such as missiles to launch at pesky opponents, a star to temporarily freeze competitors in place or a lightning bolt, which makes your car shock opponents nearby to make them stop.</text:p>
          </table:table-cell>
          <table:table-cell table:formula="of:=CONCATENATE(&quot;&lt;game name=&quot;;CHAR(34);[.A106];CHAR(34);&quot;&gt; &lt;year&gt;&quot;;[.B106];&quot;&lt;/year&gt; &lt;rating&gt;&quot;;[.C106];&quot;&lt;/rating&gt; &lt;title&gt;&quot;;[.D106];&quot;&lt;/title&gt; &lt;pub&gt;&quot;;[.E106];&quot;&lt;/pub&gt; &lt;dev&gt;&quot;;[.F106];&quot;&lt;/dev&gt; &lt;genre&gt;&quot;;[.G106];&quot;&lt;/genre&gt; &lt;score&gt;&quot;;[.H106];&quot;&lt;/score&gt; &lt;player&gt;&quot;;[.I106];&quot;&lt;/player&gt; &lt;story&gt;&quot;;[.J106];&quot;&lt;/story&gt; &lt;/game&gt;&quot;)" office:value-type="string" office:string-value="&lt;game name=&quot;Re-Volt (USA)&quot;&gt; &lt;year&gt;1999&lt;/year&gt; &lt;rating&gt;ESRB - E (Everyone)&lt;/rating&gt; &lt;title&gt;Re-Volt &lt;/title&gt; &lt;pub&gt;Acclaim&lt;/pub&gt; &lt;dev&gt;Acclaim Studios London&lt;/dev&gt; &lt;genre&gt;Driving&lt;/genre&gt; &lt;score&gt;3.5&lt;/score&gt; &lt;player&gt;1-4 Players&lt;/player&gt; &lt;story&gt;For years, the Toy-Volt company has been producing toys and games for children all over the world. Within months of introducing their first products, Toy-Volt shot to the top! No one could put their finger on exactly what it was that made the toys so popular. Sure, they employed the best designers and marketers in the world, but there was something else about Toy-Volt toys, something almost.... magic. Now, their newest R/C cars really start to live! ****Re-Volt is a racing game where you take control over one of more than 28 R/C cars and drive on one of the 13 tracks. The tracks are varied, and include a toy shop, a supermarket, a luxury liner and more. It is possible to play a &quot;reversed&quot; (backwards) or &quot;mirror&quot; (reversed left and right) variety of each track. There are also 4 levels of realism to choose from. ****There are a couple of single- and multiplayer game modes to choose from. There's a Single Race, where you complete a single track while competing with several computer-controlled opponents; a Championship, where you try to complete a series of races in hopes of finishing on the top; and Multiplayer, where you play with live opponents. There's also a Time Trial, where you're alone on the track, and simply try to get as best a time as possible; a Practice mode, where you're free to drive around a track to learn its structure and shortcuts; and the Stunt Arena, where you drive around a special arena and try to collect stars situated in hard-to-reach places. ****In Single Race, Championship and Multiplayer there are power-ups scattered throughout the track; picking them up gives you a one-use random power, such as missiles to launch at pesky opponents, a star to temporarily freeze competitors in place or a lightning bolt, which makes your car shock opponents nearby to make them stop.&lt;/story&gt; &lt;/game&gt;">
            <text:p>&lt;game name="Re-Volt (USA)"&gt; &lt;year&gt;1999&lt;/year&gt; &lt;rating&gt;ESRB - E (Everyone)&lt;/rating&gt; &lt;title&gt;Re-Volt &lt;/title&gt; &lt;pub&gt;Acclaim&lt;/pub&gt; &lt;dev&gt;Acclaim Studios London&lt;/dev&gt; &lt;genre&gt;Driving&lt;/genre&gt; &lt;score&gt;3.5&lt;/score&gt; &lt;player&gt;1-4 Players&lt;/player&gt; &lt;story&gt;For years, the Toy-Volt company has been producing toys and games for children all over the world. Within months of introducing their first products, Toy-Volt shot to the top! No one could put their finger on exactly what it was that made the toys so popular. Sure, they employed the best designers and marketers in the world, but there was something else about Toy-Volt toys, something almost.... magic. Now, their newest R/C cars really start to live! ****Re-Volt is a racing game where you take control over one of more than 28 R/C cars and drive on one of the 13 tracks. The tracks are varied, and include a toy shop, a supermarket, a luxury liner and more. It is possible to play a "reversed" (backwards) or "mirror" (reversed left and right) variety of each track. There are also 4 levels of realism to choose from. ****There are a couple of single- and multiplayer game modes to choose from. There's a Single Race, where you complete a single track while competing with several computer-controlled opponents; a Championship, where you try to complete a series of races in hopes of finishing on the top; and Multiplayer, where you play with live opponents. There's also a Time Trial, where you're alone on the track, and simply try to get as best a time as possible; a Practice mode, where you're free to drive around a track to learn its structure and shortcuts; and the Stunt Arena, where you drive around a special arena and try to collect stars situated in hard-to-reach places. ****In Single Race, Championship and Multiplayer there are power-ups scattered throughout the track; picking them up gives you a one-use random power, such as missiles to launch at pesky opponents, a star to temporarily freeze competitors in place or a lightning bolt, which makes your car shock opponents nearby to make them stop.&lt;/story&gt; &lt;/game&gt;</text:p>
          </table:table-cell>
        </table:table-row>
        <table:table-row table:style-name="ro1">
          <table:table-cell office:value-type="string">
            <text:p>F355 Challenge - Passione Rossa (USA)</text:p>
          </table:table-cell>
          <table:table-cell office:value-type="float" office:value="2000">
            <text:p>2000</text:p>
          </table:table-cell>
          <table:table-cell office:value-type="string">
            <text:p>ESRB - E (Everyone)</text:p>
          </table:table-cell>
          <table:table-cell office:value-type="string">
            <text:p>F355 Challenge - Passione Rossa </text:p>
          </table:table-cell>
          <table:table-cell office:value-type="string">
            <text:p>Acclaim</text:p>
          </table:table-cell>
          <table:table-cell office:value-type="string">
            <text:p>SEGA-AM2 Co., LTD.</text:p>
          </table:table-cell>
          <table:table-cell office:value-type="string">
            <text:p>Driving</text:p>
          </table:table-cell>
          <table:table-cell office:value-type="string">
            <text:p>4.0</text:p>
          </table:table-cell>
          <table:table-cell office:value-type="string">
            <text:p>1-2 Players</text:p>
          </table:table-cell>
          <table:table-cell office:value-type="string">
            <text:p>Get behind the wheel of one of the most worlds most prestigious cars, the F355 Ferrari, in this conversion of Sega's arcade game.****F355 features a number of game modes: the Arcade mode which is the same as the checkpoint arcade version; Championship mode where you race a total of 6 races for the combined highest score; Single play which is the same as Arcade mode but with no time limit; Versus play with a two player split screen; and Network Race where you can connect to the Internet and race a time attack against other players ghost cars.****The courses that are available to race on are Motegi, short and long versions of Suzuka, Monza, Sugo, Long Beach, Atlanta Motor Speedway, Nurburgring (GP track), Laguna Seca, Sepang, and Fiorano (Ferrari's test track). ****The game features 3 levels of difficulty. There are also four Assist functions - Stability Control for cornering, Traction Control from the engine to the tires, Anti Lock Brake System to keep the tires from locking during braking and Intelligent Brake System for braking before corners so beginners can concentrate on steering.****You can also connect to the Internet and register your driver data.</text:p>
          </table:table-cell>
          <table:table-cell table:formula="of:=CONCATENATE(&quot;&lt;game name=&quot;;CHAR(34);[.A107];CHAR(34);&quot;&gt; &lt;year&gt;&quot;;[.B107];&quot;&lt;/year&gt; &lt;rating&gt;&quot;;[.C107];&quot;&lt;/rating&gt; &lt;title&gt;&quot;;[.D107];&quot;&lt;/title&gt; &lt;pub&gt;&quot;;[.E107];&quot;&lt;/pub&gt; &lt;dev&gt;&quot;;[.F107];&quot;&lt;/dev&gt; &lt;genre&gt;&quot;;[.G107];&quot;&lt;/genre&gt; &lt;score&gt;&quot;;[.H107];&quot;&lt;/score&gt; &lt;player&gt;&quot;;[.I107];&quot;&lt;/player&gt; &lt;story&gt;&quot;;[.J107];&quot;&lt;/story&gt; &lt;/game&gt;&quot;)" office:value-type="string" office:string-value="&lt;game name=&quot;F355 Challenge - Passione Rossa (USA)&quot;&gt; &lt;year&gt;2000&lt;/year&gt; &lt;rating&gt;ESRB - E (Everyone)&lt;/rating&gt; &lt;title&gt;F355 Challenge - Passione Rossa &lt;/title&gt; &lt;pub&gt;Acclaim&lt;/pub&gt; &lt;dev&gt;SEGA-AM2 Co., LTD.&lt;/dev&gt; &lt;genre&gt;Driving&lt;/genre&gt; &lt;score&gt;4.0&lt;/score&gt; &lt;player&gt;1-2 Players&lt;/player&gt; &lt;story&gt;Get behind the wheel of one of the most worlds most prestigious cars, the F355 Ferrari, in this conversion of Sega's arcade game.****F355 features a number of game modes: the Arcade mode which is the same as the checkpoint arcade version; Championship mode where you race a total of 6 races for the combined highest score; Single play which is the same as Arcade mode but with no time limit; Versus play with a two player split screen; and Network Race where you can connect to the Internet and race a time attack against other players ghost cars.****The courses that are available to race on are Motegi, short and long versions of Suzuka, Monza, Sugo, Long Beach, Atlanta Motor Speedway, Nurburgring (GP track), Laguna Seca, Sepang, and Fiorano (Ferrari's test track). ****The game features 3 levels of difficulty. There are also four Assist functions - Stability Control for cornering, Traction Control from the engine to the tires, Anti Lock Brake System to keep the tires from locking during braking and Intelligent Brake System for braking before corners so beginners can concentrate on steering.****You can also connect to the Internet and register your driver data.&lt;/story&gt; &lt;/game&gt;">
            <text:p>&lt;game name="F355 Challenge - Passione Rossa (USA)"&gt; &lt;year&gt;2000&lt;/year&gt; &lt;rating&gt;ESRB - E (Everyone)&lt;/rating&gt; &lt;title&gt;F355 Challenge - Passione Rossa &lt;/title&gt; &lt;pub&gt;Acclaim&lt;/pub&gt; &lt;dev&gt;SEGA-AM2 Co., LTD.&lt;/dev&gt; &lt;genre&gt;Driving&lt;/genre&gt; &lt;score&gt;4.0&lt;/score&gt; &lt;player&gt;1-2 Players&lt;/player&gt; &lt;story&gt;Get behind the wheel of one of the most worlds most prestigious cars, the F355 Ferrari, in this conversion of Sega's arcade game.****F355 features a number of game modes: the Arcade mode which is the same as the checkpoint arcade version; Championship mode where you race a total of 6 races for the combined highest score; Single play which is the same as Arcade mode but with no time limit; Versus play with a two player split screen; and Network Race where you can connect to the Internet and race a time attack against other players ghost cars.****The courses that are available to race on are Motegi, short and long versions of Suzuka, Monza, Sugo, Long Beach, Atlanta Motor Speedway, Nurburgring (GP track), Laguna Seca, Sepang, and Fiorano (Ferrari's test track). ****The game features 3 levels of difficulty. There are also four Assist functions - Stability Control for cornering, Traction Control from the engine to the tires, Anti Lock Brake System to keep the tires from locking during braking and Intelligent Brake System for braking before corners so beginners can concentrate on steering.****You can also connect to the Internet and register your driver data.&lt;/story&gt; &lt;/game&gt;</text:p>
          </table:table-cell>
        </table:table-row>
        <table:table-row table:style-name="ro1">
          <table:table-cell office:value-type="string">
            <text:p>Tokyo Xtreme Racer (USA)</text:p>
          </table:table-cell>
          <table:table-cell office:value-type="float" office:value="1999">
            <text:p>1999</text:p>
          </table:table-cell>
          <table:table-cell office:value-type="string">
            <text:p>ESRB - E (Everyone)</text:p>
          </table:table-cell>
          <table:table-cell office:value-type="string">
            <text:p>Tokyo Xtreme Racer </text:p>
          </table:table-cell>
          <table:table-cell office:value-type="string">
            <text:p>Crave</text:p>
          </table:table-cell>
          <table:table-cell office:value-type="string">
            <text:p>Genki Co., Ltd.</text:p>
          </table:table-cell>
          <table:table-cell office:value-type="string">
            <text:p>Driving</text:p>
          </table:table-cell>
          <table:table-cell office:value-type="string">
            <text:p>3.8</text:p>
          </table:table-cell>
          <table:table-cell office:value-type="string">
            <text:p>1-2 Players</text:p>
          </table:table-cell>
          <table:table-cell office:value-type="string">
            <text:p>Get in your fast car and race around the Tokyo highway at night, challenging drivers from rival gangs to a race. The winner gets a cash prize, so you can upgrade your car or buy a new one. If you start winning consistently enough, you soon become famous enough to be challenged by various gang leaders, and finally the four Devils, who are the best, fastest, and least seen drivers of the night.</text:p>
          </table:table-cell>
          <table:table-cell table:formula="of:=CONCATENATE(&quot;&lt;game name=&quot;;CHAR(34);[.A108];CHAR(34);&quot;&gt; &lt;year&gt;&quot;;[.B108];&quot;&lt;/year&gt; &lt;rating&gt;&quot;;[.C108];&quot;&lt;/rating&gt; &lt;title&gt;&quot;;[.D108];&quot;&lt;/title&gt; &lt;pub&gt;&quot;;[.E108];&quot;&lt;/pub&gt; &lt;dev&gt;&quot;;[.F108];&quot;&lt;/dev&gt; &lt;genre&gt;&quot;;[.G108];&quot;&lt;/genre&gt; &lt;score&gt;&quot;;[.H108];&quot;&lt;/score&gt; &lt;player&gt;&quot;;[.I108];&quot;&lt;/player&gt; &lt;story&gt;&quot;;[.J108];&quot;&lt;/story&gt; &lt;/game&gt;&quot;)" office:value-type="string" office:string-value="&lt;game name=&quot;Tokyo Xtreme Racer (USA)&quot;&gt; &lt;year&gt;1999&lt;/year&gt; &lt;rating&gt;ESRB - E (Everyone)&lt;/rating&gt; &lt;title&gt;Tokyo Xtreme Racer &lt;/title&gt; &lt;pub&gt;Crave&lt;/pub&gt; &lt;dev&gt;Genki Co., Ltd.&lt;/dev&gt; &lt;genre&gt;Driving&lt;/genre&gt; &lt;score&gt;3.8&lt;/score&gt; &lt;player&gt;1-2 Players&lt;/player&gt; &lt;story&gt;Get in your fast car and race around the Tokyo highway at night, challenging drivers from rival gangs to a race. The winner gets a cash prize, so you can upgrade your car or buy a new one. If you start winning consistently enough, you soon become famous enough to be challenged by various gang leaders, and finally the four Devils, who are the best, fastest, and least seen drivers of the night.&lt;/story&gt; &lt;/game&gt;">
            <text:p>&lt;game name="Tokyo Xtreme Racer (USA)"&gt; &lt;year&gt;1999&lt;/year&gt; &lt;rating&gt;ESRB - E (Everyone)&lt;/rating&gt; &lt;title&gt;Tokyo Xtreme Racer &lt;/title&gt; &lt;pub&gt;Crave&lt;/pub&gt; &lt;dev&gt;Genki Co., Ltd.&lt;/dev&gt; &lt;genre&gt;Driving&lt;/genre&gt; &lt;score&gt;3.8&lt;/score&gt; &lt;player&gt;1-2 Players&lt;/player&gt; &lt;story&gt;Get in your fast car and race around the Tokyo highway at night, challenging drivers from rival gangs to a race. The winner gets a cash prize, so you can upgrade your car or buy a new one. If you start winning consistently enough, you soon become famous enough to be challenged by various gang leaders, and finally the four Devils, who are the best, fastest, and least seen drivers of the night.&lt;/story&gt; &lt;/game&gt;</text:p>
          </table:table-cell>
        </table:table-row>
        <table:table-row table:style-name="ro1">
          <table:table-cell office:value-type="string">
            <text:p>Giant Gram 2000 - All-Japan Pro Wrestling 3 (Japan)</text:p>
          </table:table-cell>
          <table:table-cell office:value-type="float" office:value="2000">
            <text:p>2000</text:p>
          </table:table-cell>
          <table:table-cell office:value-type="string">
            <text:p>ESRB - E (Everyone)</text:p>
          </table:table-cell>
          <table:table-cell office:value-type="string">
            <text:p>Giant Gram 2000 - All-Japan Pro Wrestling 3 </text:p>
          </table:table-cell>
          <table:table-cell office:value-type="string">
            <text:p>Sega</text:p>
          </table:table-cell>
          <table:table-cell office:value-type="string">
            <text:p>Scarab </text:p>
          </table:table-cell>
          <table:table-cell office:value-type="string">
            <text:p>Sports/Wrestling</text:p>
          </table:table-cell>
          <table:table-cell office:value-type="string">
            <text:p>4.2</text:p>
          </table:table-cell>
          <table:table-cell office:value-type="string">
            <text:p>1-4 Players</text:p>
          </table:table-cell>
          <table:table-cell office:value-type="string">
            <text:p>Giant Gram 2000: All Japan Pro Wrestling 3 was made by the Sega/WOW developing house in Japan. This title features wrestlers from the All Japan promotion, and also a wide variety of legendary figures. The legends in this game include favorites from both Japan and the U.S., for example: Rikidozan, Bruno Sammartino, and Bruiser Brody are all playable. Only a few wrestlers featured in this game still remain with the All Japan promotion. Giant Gram 2000 really focuses on the sport aspect of professional wrestling. All of the western stuff you would expect to find in a wrestling game, such as: Steel chairs, steel cages, ladders, tables, and all other unnecessary weapons are left out of this release. The game also features an overhauled “burning” fan system. This system let’s the player build up a meter on-screen, that fills up according to all of the reversals and other moves he or she is performing on an opponent. Once the meter is filled the player then enters a “Burning Rage” which allows for the he or she to initiate devastating combos and other moves to defeat opponents.</text:p>
          </table:table-cell>
          <table:table-cell table:formula="of:=CONCATENATE(&quot;&lt;game name=&quot;;CHAR(34);[.A109];CHAR(34);&quot;&gt; &lt;year&gt;&quot;;[.B109];&quot;&lt;/year&gt; &lt;rating&gt;&quot;;[.C109];&quot;&lt;/rating&gt; &lt;title&gt;&quot;;[.D109];&quot;&lt;/title&gt; &lt;pub&gt;&quot;;[.E109];&quot;&lt;/pub&gt; &lt;dev&gt;&quot;;[.F109];&quot;&lt;/dev&gt; &lt;genre&gt;&quot;;[.G109];&quot;&lt;/genre&gt; &lt;score&gt;&quot;;[.H109];&quot;&lt;/score&gt; &lt;player&gt;&quot;;[.I109];&quot;&lt;/player&gt; &lt;story&gt;&quot;;[.J109];&quot;&lt;/story&gt; &lt;/game&gt;&quot;)" office:value-type="string" office:string-value="&lt;game name=&quot;Giant Gram 2000 - All-Japan Pro Wrestling 3 (Japan)&quot;&gt; &lt;year&gt;2000&lt;/year&gt; &lt;rating&gt;ESRB - E (Everyone)&lt;/rating&gt; &lt;title&gt;Giant Gram 2000 - All-Japan Pro Wrestling 3 &lt;/title&gt; &lt;pub&gt;Sega&lt;/pub&gt; &lt;dev&gt;Scarab &lt;/dev&gt; &lt;genre&gt;Sports/Wrestling&lt;/genre&gt; &lt;score&gt;4.2&lt;/score&gt; &lt;player&gt;1-4 Players&lt;/player&gt; &lt;story&gt;Giant Gram 2000: All Japan Pro Wrestling 3 was made by the Sega/WOW developing house in Japan. This title features wrestlers from the All Japan promotion, and also a wide variety of legendary figures. The legends in this game include favorites from both Japan and the U.S., for example: Rikidozan, Bruno Sammartino, and Bruiser Brody are all playable. Only a few wrestlers featured in this game still remain with the All Japan promotion. Giant Gram 2000 really focuses on the sport aspect of professional wrestling. All of the western stuff you would expect to find in a wrestling game, such as: Steel chairs, steel cages, ladders, tables, and all other unnecessary weapons are left out of this release. The game also features an overhauled “burning” fan system. This system let’s the player build up a meter on-screen, that fills up according to all of the reversals and other moves he or she is performing on an opponent. Once the meter is filled the player then enters a “Burning Rage” which allows for the he or she to initiate devastating combos and other moves to defeat opponents.&lt;/story&gt; &lt;/game&gt;">
            <text:p>&lt;game name="Giant Gram 2000 - All-Japan Pro Wrestling 3 (Japan)"&gt; &lt;year&gt;2000&lt;/year&gt; &lt;rating&gt;ESRB - E (Everyone)&lt;/rating&gt; &lt;title&gt;Giant Gram 2000 - All-Japan Pro Wrestling 3 &lt;/title&gt; &lt;pub&gt;Sega&lt;/pub&gt; &lt;dev&gt;Scarab &lt;/dev&gt; &lt;genre&gt;Sports/Wrestling&lt;/genre&gt; &lt;score&gt;4.2&lt;/score&gt; &lt;player&gt;1-4 Players&lt;/player&gt; &lt;story&gt;Giant Gram 2000: All Japan Pro Wrestling 3 was made by the Sega/WOW developing house in Japan. This title features wrestlers from the All Japan promotion, and also a wide variety of legendary figures. The legends in this game include favorites from both Japan and the U.S., for example: Rikidozan, Bruno Sammartino, and Bruiser Brody are all playable. Only a few wrestlers featured in this game still remain with the All Japan promotion. Giant Gram 2000 really focuses on the sport aspect of professional wrestling. All of the western stuff you would expect to find in a wrestling game, such as: Steel chairs, steel cages, ladders, tables, and all other unnecessary weapons are left out of this release. The game also features an overhauled “burning” fan system. This system let’s the player build up a meter on-screen, that fills up according to all of the reversals and other moves he or she is performing on an opponent. Once the meter is filled the player then enters a “Burning Rage” which allows for the he or she to initiate devastating combos and other moves to defeat opponents.&lt;/story&gt; &lt;/game&gt;</text:p>
          </table:table-cell>
        </table:table-row>
        <table:table-row table:style-name="ro1">
          <table:table-cell office:value-type="string">
            <text:p>Giant Killers (Europe)</text:p>
          </table:table-cell>
          <table:table-cell office:value-type="float" office:value="2001">
            <text:p>2001</text:p>
          </table:table-cell>
          <table:table-cell office:value-type="string">
            <text:p>ESRB - E (Everyone)</text:p>
          </table:table-cell>
          <table:table-cell office:value-type="string">
            <text:p>Giant Killers </text:p>
          </table:table-cell>
          <table:table-cell office:value-type="string">
            <text:p>AAA</text:p>
          </table:table-cell>
          <table:table-cell office:value-type="string">
            <text:p>Smoking Guns Production</text:p>
          </table:table-cell>
          <table:table-cell office:value-type="string">
            <text:p>Soccer/Sports</text:p>
          </table:table-cell>
          <table:table-cell office:value-type="string">
            <text:p>2.4</text:p>
          </table:table-cell>
          <table:table-cell office:value-type="string">
            <text:p>1 Player</text:p>
          </table:table-cell>
          <table:table-cell office:value-type="string">
            <text:p>Giant Killers is a text-based football management game, and as such the focus of the game is on the statistics and not on the action. Based on the 1999 UK season, the game allows the player to take control of any team in the UK's Premier league, Divisions One, Two or Three, or the Conference league. The game has three levels of difficulty. In the easy level the player's club has a wealthy benefactor who makes £25m available, in the medium setting £25m is still available, but two other clubs in the league also receive the same cash injection. In the hard mode there is no extra cash available. <text:s/>Having started the game and selected a team, the player is presented with the game's main menu. The options here allow the player to access a quick overview of the club's status, fixtures, results and league tables. The main menu also allows the manager to access the transfer market, where players can be bought and sold, and the manager's diary, where messages, such as the success or failure of a transfer bid, are received. It is through the manager's diary that game-time is advanced through to the day of the next match. <text:s/>On match day the player selects their team from the available squad, and decides the formation to be used and tactics - long ball, direct or passing - for the upcoming match. The game offers many standard formations as well as offering the player the chance to create their own. <text:s/>Having decided how the game is to be played, the player starts the match. As this is a management game, there is no game play video to watch; instead the player receives match highlights as though on a teleprompter. At any time during the game the player can pause the match and change the team's tactics and / or make a substitution. At the end of the match the player can view a range of stats on individual performance e.t.c.The game is entirely mouse controlled, though a keyboard is required when entering names for save games.</text:p>
          </table:table-cell>
          <table:table-cell table:formula="of:=CONCATENATE(&quot;&lt;game name=&quot;;CHAR(34);[.A110];CHAR(34);&quot;&gt; &lt;year&gt;&quot;;[.B110];&quot;&lt;/year&gt; &lt;rating&gt;&quot;;[.C110];&quot;&lt;/rating&gt; &lt;title&gt;&quot;;[.D110];&quot;&lt;/title&gt; &lt;pub&gt;&quot;;[.E110];&quot;&lt;/pub&gt; &lt;dev&gt;&quot;;[.F110];&quot;&lt;/dev&gt; &lt;genre&gt;&quot;;[.G110];&quot;&lt;/genre&gt; &lt;score&gt;&quot;;[.H110];&quot;&lt;/score&gt; &lt;player&gt;&quot;;[.I110];&quot;&lt;/player&gt; &lt;story&gt;&quot;;[.J110];&quot;&lt;/story&gt; &lt;/game&gt;&quot;)" office:value-type="string" office:string-value="&lt;game name=&quot;Giant Killers (Europe)&quot;&gt; &lt;year&gt;2001&lt;/year&gt; &lt;rating&gt;ESRB - E (Everyone)&lt;/rating&gt; &lt;title&gt;Giant Killers &lt;/title&gt; &lt;pub&gt;AAA&lt;/pub&gt; &lt;dev&gt;Smoking Guns Production&lt;/dev&gt; &lt;genre&gt;Soccer/Sports&lt;/genre&gt; &lt;score&gt;2.4&lt;/score&gt; &lt;player&gt;1 Player&lt;/player&gt; &lt;story&gt;Giant Killers is a text-based football management game, and as such the focus of the game is on the statistics and not on the action. Based on the 1999 UK season, the game allows the player to take control of any team in the UK's Premier league, Divisions One, Two or Three, or the Conference league. The game has three levels of difficulty. In the easy level the player's club has a wealthy benefactor who makes £25m available, in the medium setting £25m is still available, but two other clubs in the league also receive the same cash injection. In the hard mode there is no extra cash available.  Having started the game and selected a team, the player is presented with the game's main menu. The options here allow the player to access a quick overview of the club's status, fixtures, results and league tables. The main menu also allows the manager to access the transfer market, where players can be bought and sold, and the manager's diary, where messages, such as the success or failure of a transfer bid, are received. It is through the manager's diary that game-time is advanced through to the day of the next match.  On match day the player selects their team from the available squad, and decides the formation to be used and tactics - long ball, direct or passing - for the upcoming match. The game offers many standard formations as well as offering the player the chance to create their own.  Having decided how the game is to be played, the player starts the match. As this is a management game, there is no game play video to watch; instead the player receives match highlights as though on a teleprompter. At any time during the game the player can pause the match and change the team's tactics and / or make a substitution. At the end of the match the player can view a range of stats on individual performance e.t.c.The game is entirely mouse controlled, though a keyboard is required when entering names for save games.&lt;/story&gt; &lt;/game&gt;">
            <text:p>&lt;game name="Giant Killers (Europe)"&gt; &lt;year&gt;2001&lt;/year&gt; &lt;rating&gt;ESRB - E (Everyone)&lt;/rating&gt; &lt;title&gt;Giant Killers &lt;/title&gt; &lt;pub&gt;AAA&lt;/pub&gt; &lt;dev&gt;Smoking Guns Production&lt;/dev&gt; &lt;genre&gt;Soccer/Sports&lt;/genre&gt; &lt;score&gt;2.4&lt;/score&gt; &lt;player&gt;1 Player&lt;/player&gt; &lt;story&gt;Giant Killers is a text-based football management game, and as such the focus of the game is on the statistics and not on the action. Based on the 1999 UK season, the game allows the player to take control of any team in the UK's Premier league, Divisions One, Two or Three, or the Conference league. The game has three levels of difficulty. In the easy level the player's club has a wealthy benefactor who makes £25m available, in the medium setting £25m is still available, but two other clubs in the league also receive the same cash injection. In the hard mode there is no extra cash available. <text:s/>Having started the game and selected a team, the player is presented with the game's main menu. The options here allow the player to access a quick overview of the club's status, fixtures, results and league tables. The main menu also allows the manager to access the transfer market, where players can be bought and sold, and the manager's diary, where messages, such as the success or failure of a transfer bid, are received. It is through the manager's diary that game-time is advanced through to the day of the next match. <text:s/>On match day the player selects their team from the available squad, and decides the formation to be used and tactics - long ball, direct or passing - for the upcoming match. The game offers many standard formations as well as offering the player the chance to create their own. <text:s/>Having decided how the game is to be played, the player starts the match. As this is a management game, there is no game play video to watch; instead the player receives match highlights as though on a teleprompter. At any time during the game the player can pause the match and change the team's tactics and / or make a substitution. At the end of the match the player can view a range of stats on individual performance e.t.c.The game is entirely mouse controlled, though a keyboard is required when entering names for save games.&lt;/story&gt; &lt;/game&gt;</text:p>
          </table:table-cell>
        </table:table-row>
        <table:table-row table:style-name="ro1">
          <table:table-cell office:value-type="string">
            <text:p>Neo Golden Logres (Japan)</text:p>
          </table:table-cell>
          <table:table-cell office:value-type="float" office:value="2000">
            <text:p>2000</text:p>
          </table:table-cell>
          <table:table-cell office:value-type="string">
            <text:p>ESRB - E (Everyone)</text:p>
          </table:table-cell>
          <table:table-cell office:value-type="string">
            <text:p>Neo Golden Logres </text:p>
          </table:table-cell>
          <table:table-cell office:value-type="string">
            <text:p>Success</text:p>
          </table:table-cell>
          <table:table-cell office:value-type="string">
            <text:p>LittleWing Co. Ltd.</text:p>
          </table:table-cell>
          <table:table-cell office:value-type="string">
            <text:p>Pinball</text:p>
          </table:table-cell>
          <table:table-cell office:value-type="string">
            <text:p>3.5</text:p>
          </table:table-cell>
          <table:table-cell office:value-type="string">
            <text:p>1 Player</text:p>
          </table:table-cell>
          <table:table-cell office:value-type="string">
            <text:p>Golden Logres is another pinball simulator by LittleWing. A sequel to both Tristan and Crystal Caliburn, the game features three tables based on the Arthurian legends: Camelot, Land's End and Fisher King. After completing all the missions on one table, the game moves to the next one. A practice mode is available to test the last two tables and prepare to the full game.</text:p>
          </table:table-cell>
          <table:table-cell table:formula="of:=CONCATENATE(&quot;&lt;game name=&quot;;CHAR(34);[.A111];CHAR(34);&quot;&gt; &lt;year&gt;&quot;;[.B111];&quot;&lt;/year&gt; &lt;rating&gt;&quot;;[.C111];&quot;&lt;/rating&gt; &lt;title&gt;&quot;;[.D111];&quot;&lt;/title&gt; &lt;pub&gt;&quot;;[.E111];&quot;&lt;/pub&gt; &lt;dev&gt;&quot;;[.F111];&quot;&lt;/dev&gt; &lt;genre&gt;&quot;;[.G111];&quot;&lt;/genre&gt; &lt;score&gt;&quot;;[.H111];&quot;&lt;/score&gt; &lt;player&gt;&quot;;[.I111];&quot;&lt;/player&gt; &lt;story&gt;&quot;;[.J111];&quot;&lt;/story&gt; &lt;/game&gt;&quot;)" office:value-type="string" office:string-value="&lt;game name=&quot;Neo Golden Logres (Japan)&quot;&gt; &lt;year&gt;2000&lt;/year&gt; &lt;rating&gt;ESRB - E (Everyone)&lt;/rating&gt; &lt;title&gt;Neo Golden Logres &lt;/title&gt; &lt;pub&gt;Success&lt;/pub&gt; &lt;dev&gt;LittleWing Co. Ltd.&lt;/dev&gt; &lt;genre&gt;Pinball&lt;/genre&gt; &lt;score&gt;3.5&lt;/score&gt; &lt;player&gt;1 Player&lt;/player&gt; &lt;story&gt;Golden Logres is another pinball simulator by LittleWing. A sequel to both Tristan and Crystal Caliburn, the game features three tables based on the Arthurian legends: Camelot, Land's End and Fisher King. After completing all the missions on one table, the game moves to the next one. A practice mode is available to test the last two tables and prepare to the full game.&lt;/story&gt; &lt;/game&gt;">
            <text:p>&lt;game name="Neo Golden Logres (Japan)"&gt; &lt;year&gt;2000&lt;/year&gt; &lt;rating&gt;ESRB - E (Everyone)&lt;/rating&gt; &lt;title&gt;Neo Golden Logres &lt;/title&gt; &lt;pub&gt;Success&lt;/pub&gt; &lt;dev&gt;LittleWing Co. Ltd.&lt;/dev&gt; &lt;genre&gt;Pinball&lt;/genre&gt; &lt;score&gt;3.5&lt;/score&gt; &lt;player&gt;1 Player&lt;/player&gt; &lt;story&gt;Golden Logres is another pinball simulator by LittleWing. A sequel to both Tristan and Crystal Caliburn, the game features three tables based on the Arthurian legends: Camelot, Land's End and Fisher King. After completing all the missions on one table, the game moves to the next one. A practice mode is available to test the last two tables and prepare to the full game.&lt;/story&gt; &lt;/game&gt;</text:p>
          </table:table-cell>
        </table:table-row>
        <table:table-row table:style-name="ro1">
          <table:table-cell office:value-type="string">
            <text:p>Gundam Side Story 0079 - Rise from the Ashes (USA)</text:p>
          </table:table-cell>
          <table:table-cell office:value-type="float" office:value="2000">
            <text:p>2000</text:p>
          </table:table-cell>
          <table:table-cell office:value-type="string">
            <text:p>ESRB - T (Teen)</text:p>
          </table:table-cell>
          <table:table-cell office:value-type="string">
            <text:p>Gundam Side Story 0079 - Rise from the Ashes </text:p>
          </table:table-cell>
          <table:table-cell office:value-type="string">
            <text:p>Bandai</text:p>
          </table:table-cell>
          <table:table-cell office:value-type="string">
            <text:p>Psikyo</text:p>
          </table:table-cell>
          <table:table-cell office:value-type="string">
            <text:p>Simulation</text:p>
          </table:table-cell>
          <table:table-cell office:value-type="string">
            <text:p>4.1</text:p>
          </table:table-cell>
          <table:table-cell office:value-type="string">
            <text:p>1 Player</text:p>
          </table:table-cell>
          <table:table-cell office:value-type="string">
            <text:p>Gundam Side Story 0079: Rise from the Ashes is a mech combat simulation set in the Gundam universe. Created to celebrate the 20th anniversary of the franchise, it presents an original story set during the One Year War between the Earth Federation and Zeon, parallel to the events of the first Gundam TV series. It takes place in Australia and stars the mobile suit team White Dingo, a guerrilla combat unit supporting the main forces of a Federation counteroffensive against the Zeonic forces.</text:p>
          </table:table-cell>
          <table:table-cell table:formula="of:=CONCATENATE(&quot;&lt;game name=&quot;;CHAR(34);[.A112];CHAR(34);&quot;&gt; &lt;year&gt;&quot;;[.B112];&quot;&lt;/year&gt; &lt;rating&gt;&quot;;[.C112];&quot;&lt;/rating&gt; &lt;title&gt;&quot;;[.D112];&quot;&lt;/title&gt; &lt;pub&gt;&quot;;[.E112];&quot;&lt;/pub&gt; &lt;dev&gt;&quot;;[.F112];&quot;&lt;/dev&gt; &lt;genre&gt;&quot;;[.G112];&quot;&lt;/genre&gt; &lt;score&gt;&quot;;[.H112];&quot;&lt;/score&gt; &lt;player&gt;&quot;;[.I112];&quot;&lt;/player&gt; &lt;story&gt;&quot;;[.J112];&quot;&lt;/story&gt; &lt;/game&gt;&quot;)" office:value-type="string" office:string-value="&lt;game name=&quot;Gundam Side Story 0079 - Rise from the Ashes (USA)&quot;&gt; &lt;year&gt;2000&lt;/year&gt; &lt;rating&gt;ESRB - T (Teen)&lt;/rating&gt; &lt;title&gt;Gundam Side Story 0079 - Rise from the Ashes &lt;/title&gt; &lt;pub&gt;Bandai&lt;/pub&gt; &lt;dev&gt;Psikyo&lt;/dev&gt; &lt;genre&gt;Simulation&lt;/genre&gt; &lt;score&gt;4.1&lt;/score&gt; &lt;player&gt;1 Player&lt;/player&gt; &lt;story&gt;Gundam Side Story 0079: Rise from the Ashes is a mech combat simulation set in the Gundam universe. Created to celebrate the 20th anniversary of the franchise, it presents an original story set during the One Year War between the Earth Federation and Zeon, parallel to the events of the first Gundam TV series. It takes place in Australia and stars the mobile suit team White Dingo, a guerrilla combat unit supporting the main forces of a Federation counteroffensive against the Zeonic forces.&lt;/story&gt; &lt;/game&gt;">
            <text:p>&lt;game name="Gundam Side Story 0079 - Rise from the Ashes (USA)"&gt; &lt;year&gt;2000&lt;/year&gt; &lt;rating&gt;ESRB - T (Teen)&lt;/rating&gt; &lt;title&gt;Gundam Side Story 0079 - Rise from the Ashes &lt;/title&gt; &lt;pub&gt;Bandai&lt;/pub&gt; &lt;dev&gt;Psikyo&lt;/dev&gt; &lt;genre&gt;Simulation&lt;/genre&gt; &lt;score&gt;4.1&lt;/score&gt; &lt;player&gt;1 Player&lt;/player&gt; &lt;story&gt;Gundam Side Story 0079: Rise from the Ashes is a mech combat simulation set in the Gundam universe. Created to celebrate the 20th anniversary of the franchise, it presents an original story set during the One Year War between the Earth Federation and Zeon, parallel to the events of the first Gundam TV series. It takes place in Australia and stars the mobile suit team White Dingo, a guerrilla combat unit supporting the main forces of a Federation counteroffensive against the Zeonic forces.&lt;/story&gt; &lt;/game&gt;</text:p>
          </table:table-cell>
        </table:table-row>
        <table:table-row table:style-name="ro1">
          <table:table-cell office:value-type="string">
            <text:p>18 Wheeler - American Pro Trucker (USA)</text:p>
          </table:table-cell>
          <table:table-cell office:value-type="float" office:value="2001">
            <text:p>2001</text:p>
          </table:table-cell>
          <table:table-cell office:value-type="string">
            <text:p>ESRB - E (Everyone)</text:p>
          </table:table-cell>
          <table:table-cell office:value-type="string">
            <text:p>18 Wheeler - American Pro Trucker </text:p>
          </table:table-cell>
          <table:table-cell office:value-type="string">
            <text:p>Sega</text:p>
          </table:table-cell>
          <table:table-cell office:value-type="string">
            <text:p>AM2</text:p>
          </table:table-cell>
          <table:table-cell office:value-type="string">
            <text:p>Driving</text:p>
          </table:table-cell>
          <table:table-cell office:value-type="float" office:value="3.3">
            <text:p>3.3</text:p>
          </table:table-cell>
          <table:table-cell office:value-type="string">
            <text:p>1-2 Players</text:p>
          </table:table-cell>
          <table:table-cell office:value-type="string">
            <text:p>Hard core truck racing action.**Dodging, weaving and smashing through traffic to beat your opponent.**Masses of skill involved in driving VERY long vehicles, parking them, and slipstreaming behind other 18 wheelers in your path.***Choose your cargo option - multiple trailors from cable cars to gass tanks to car transporters - its got it all</text:p>
          </table:table-cell>
          <table:table-cell table:formula="of:=CONCATENATE(&quot;&lt;game name=&quot;;CHAR(34);[.A113];CHAR(34);&quot;&gt; &lt;year&gt;&quot;;[.B113];&quot;&lt;/year&gt; &lt;rating&gt;&quot;;[.C113];&quot;&lt;/rating&gt; &lt;title&gt;&quot;;[.D113];&quot;&lt;/title&gt; &lt;pub&gt;&quot;;[.E113];&quot;&lt;/pub&gt; &lt;dev&gt;&quot;;[.F113];&quot;&lt;/dev&gt; &lt;genre&gt;&quot;;[.G113];&quot;&lt;/genre&gt; &lt;score&gt;&quot;;[.H113];&quot;&lt;/score&gt; &lt;player&gt;&quot;;[.I113];&quot;&lt;/player&gt; &lt;story&gt;&quot;;[.J113];&quot;&lt;/story&gt; &lt;/game&gt;&quot;)" office:value-type="string" office:string-value="&lt;game name=&quot;18 Wheeler - American Pro Trucker (USA)&quot;&gt; &lt;year&gt;2001&lt;/year&gt; &lt;rating&gt;ESRB - E (Everyone)&lt;/rating&gt; &lt;title&gt;18 Wheeler - American Pro Trucker &lt;/title&gt; &lt;pub&gt;Sega&lt;/pub&gt; &lt;dev&gt;AM2&lt;/dev&gt; &lt;genre&gt;Driving&lt;/genre&gt; &lt;score&gt;3.3&lt;/score&gt; &lt;player&gt;1-2 Players&lt;/player&gt; &lt;story&gt;Hard core truck racing action.**Dodging, weaving and smashing through traffic to beat your opponent.**Masses of skill involved in driving VERY long vehicles, parking them, and slipstreaming behind other 18 wheelers in your path.***Choose your cargo option - multiple trailors from cable cars to gass tanks to car transporters - its got it all&lt;/story&gt; &lt;/game&gt;">
            <text:p>&lt;game name="18 Wheeler - American Pro Trucker (USA)"&gt; &lt;year&gt;2001&lt;/year&gt; &lt;rating&gt;ESRB - E (Everyone)&lt;/rating&gt; &lt;title&gt;18 Wheeler - American Pro Trucker &lt;/title&gt; &lt;pub&gt;Sega&lt;/pub&gt; &lt;dev&gt;AM2&lt;/dev&gt; &lt;genre&gt;Driving&lt;/genre&gt; &lt;score&gt;3.3&lt;/score&gt; &lt;player&gt;1-2 Players&lt;/player&gt; &lt;story&gt;Hard core truck racing action.**Dodging, weaving and smashing through traffic to beat your opponent.**Masses of skill involved in driving VERY long vehicles, parking them, and slipstreaming behind other 18 wheelers in your path.***Choose your cargo option - multiple trailors from cable cars to gass tanks to car transporters - its got it all&lt;/story&gt; &lt;/game&gt;</text:p>
          </table:table-cell>
        </table:table-row>
        <table:table-row table:style-name="ro1">
          <table:table-cell office:value-type="string">
            <text:p>Flag to Flag (USA)</text:p>
          </table:table-cell>
          <table:table-cell office:value-type="float" office:value="1999">
            <text:p>1999</text:p>
          </table:table-cell>
          <table:table-cell office:value-type="string">
            <text:p>ESRB - E (Everyone)</text:p>
          </table:table-cell>
          <table:table-cell office:value-type="string">
            <text:p>Flag to Flag </text:p>
          </table:table-cell>
          <table:table-cell office:value-type="string">
            <text:p>Sega</text:p>
          </table:table-cell>
          <table:table-cell office:value-type="string">
            <text:p>Zoom</text:p>
          </table:table-cell>
          <table:table-cell office:value-type="string">
            <text:p>Driving</text:p>
          </table:table-cell>
          <table:table-cell office:value-type="string">
            <text:p>3.6</text:p>
          </table:table-cell>
          <table:table-cell office:value-type="string">
            <text:p>1-2 Players</text:p>
          </table:table-cell>
          <table:table-cell office:value-type="string">
            <text:p>Have a quick race or fight the CART championship in this officially-licensed racing game. It features 19 accurately-modeled tracks including ovals, street, and road courses, all based on the real thing. You can choose from 27 drivers and 17 official teams. The simulation mode lets you tweak the tires, suspension, and steering for each race, and simulates damage and tire degradation. Each race includes practice and qualifying sessions, and variable weather effects.</text:p>
          </table:table-cell>
          <table:table-cell table:formula="of:=CONCATENATE(&quot;&lt;game name=&quot;;CHAR(34);[.A114];CHAR(34);&quot;&gt; &lt;year&gt;&quot;;[.B114];&quot;&lt;/year&gt; &lt;rating&gt;&quot;;[.C114];&quot;&lt;/rating&gt; &lt;title&gt;&quot;;[.D114];&quot;&lt;/title&gt; &lt;pub&gt;&quot;;[.E114];&quot;&lt;/pub&gt; &lt;dev&gt;&quot;;[.F114];&quot;&lt;/dev&gt; &lt;genre&gt;&quot;;[.G114];&quot;&lt;/genre&gt; &lt;score&gt;&quot;;[.H114];&quot;&lt;/score&gt; &lt;player&gt;&quot;;[.I114];&quot;&lt;/player&gt; &lt;story&gt;&quot;;[.J114];&quot;&lt;/story&gt; &lt;/game&gt;&quot;)" office:value-type="string" office:string-value="&lt;game name=&quot;Flag to Flag (USA)&quot;&gt; &lt;year&gt;1999&lt;/year&gt; &lt;rating&gt;ESRB - E (Everyone)&lt;/rating&gt; &lt;title&gt;Flag to Flag &lt;/title&gt; &lt;pub&gt;Sega&lt;/pub&gt; &lt;dev&gt;Zoom&lt;/dev&gt; &lt;genre&gt;Driving&lt;/genre&gt; &lt;score&gt;3.6&lt;/score&gt; &lt;player&gt;1-2 Players&lt;/player&gt; &lt;story&gt;Have a quick race or fight the CART championship in this officially-licensed racing game. It features 19 accurately-modeled tracks including ovals, street, and road courses, all based on the real thing. You can choose from 27 drivers and 17 official teams. The simulation mode lets you tweak the tires, suspension, and steering for each race, and simulates damage and tire degradation. Each race includes practice and qualifying sessions, and variable weather effects.&lt;/story&gt; &lt;/game&gt;">
            <text:p>&lt;game name="Flag to Flag (USA)"&gt; &lt;year&gt;1999&lt;/year&gt; &lt;rating&gt;ESRB - E (Everyone)&lt;/rating&gt; &lt;title&gt;Flag to Flag &lt;/title&gt; &lt;pub&gt;Sega&lt;/pub&gt; &lt;dev&gt;Zoom&lt;/dev&gt; &lt;genre&gt;Driving&lt;/genre&gt; &lt;score&gt;3.6&lt;/score&gt; &lt;player&gt;1-2 Players&lt;/player&gt; &lt;story&gt;Have a quick race or fight the CART championship in this officially-licensed racing game. It features 19 accurately-modeled tracks including ovals, street, and road courses, all based on the real thing. You can choose from 27 drivers and 17 official teams. The simulation mode lets you tweak the tires, suspension, and steering for each race, and simulates damage and tire degradation. Each race includes practice and qualifying sessions, and variable weather effects.&lt;/story&gt; &lt;/game&gt;</text:p>
          </table:table-cell>
        </table:table-row>
        <table:table-row table:style-name="ro1">
          <table:table-cell office:value-type="string">
            <text:p>Hello Kitty - Lovely Fruit Park (Japan)</text:p>
          </table:table-cell>
          <table:table-cell office:value-type="float" office:value="1999">
            <text:p>1999</text:p>
          </table:table-cell>
          <table:table-cell office:value-type="string">
            <text:p>ESRB - E (Everyone)</text:p>
          </table:table-cell>
          <table:table-cell office:value-type="string">
            <text:p>Hello Kitty - Lovely Fruit Park </text:p>
          </table:table-cell>
          <table:table-cell table:number-columns-repeated="2" office:value-type="string">
            <text:p>Sega</text:p>
          </table:table-cell>
          <table:table-cell office:value-type="string">
            <text:p>Puzzle</text:p>
          </table:table-cell>
          <table:table-cell office:value-type="string">
            <text:p>4.0</text:p>
          </table:table-cell>
          <table:table-cell office:value-type="string">
            <text:p>1-4 Players</text:p>
          </table:table-cell>
          <table:table-cell office:value-type="string">
            <text:p>Hello Kitty Lovely Fruit park is probably best described as a sort of Othello clone. <text:s/>Pretty basic but pleasant enough graphics and presentation. <text:s/>Defiantly one made for the kids but still not a bad game.</text:p>
          </table:table-cell>
          <table:table-cell table:formula="of:=CONCATENATE(&quot;&lt;game name=&quot;;CHAR(34);[.A115];CHAR(34);&quot;&gt; &lt;year&gt;&quot;;[.B115];&quot;&lt;/year&gt; &lt;rating&gt;&quot;;[.C115];&quot;&lt;/rating&gt; &lt;title&gt;&quot;;[.D115];&quot;&lt;/title&gt; &lt;pub&gt;&quot;;[.E115];&quot;&lt;/pub&gt; &lt;dev&gt;&quot;;[.F115];&quot;&lt;/dev&gt; &lt;genre&gt;&quot;;[.G115];&quot;&lt;/genre&gt; &lt;score&gt;&quot;;[.H115];&quot;&lt;/score&gt; &lt;player&gt;&quot;;[.I115];&quot;&lt;/player&gt; &lt;story&gt;&quot;;[.J115];&quot;&lt;/story&gt; &lt;/game&gt;&quot;)" office:value-type="string" office:string-value="&lt;game name=&quot;Hello Kitty - Lovely Fruit Park (Japan)&quot;&gt; &lt;year&gt;1999&lt;/year&gt; &lt;rating&gt;ESRB - E (Everyone)&lt;/rating&gt; &lt;title&gt;Hello Kitty - Lovely Fruit Park &lt;/title&gt; &lt;pub&gt;Sega&lt;/pub&gt; &lt;dev&gt;Sega&lt;/dev&gt; &lt;genre&gt;Puzzle&lt;/genre&gt; &lt;score&gt;4.0&lt;/score&gt; &lt;player&gt;1-4 Players&lt;/player&gt; &lt;story&gt;Hello Kitty Lovely Fruit park is probably best described as a sort of Othello clone.  Pretty basic but pleasant enough graphics and presentation.  Defiantly one made for the kids but still not a bad game.&lt;/story&gt; &lt;/game&gt;">
            <text:p>&lt;game name="Hello Kitty - Lovely Fruit Park (Japan)"&gt; &lt;year&gt;1999&lt;/year&gt; &lt;rating&gt;ESRB - E (Everyone)&lt;/rating&gt; &lt;title&gt;Hello Kitty - Lovely Fruit Park &lt;/title&gt; &lt;pub&gt;Sega&lt;/pub&gt; &lt;dev&gt;Sega&lt;/dev&gt; &lt;genre&gt;Puzzle&lt;/genre&gt; &lt;score&gt;4.0&lt;/score&gt; &lt;player&gt;1-4 Players&lt;/player&gt; &lt;story&gt;Hello Kitty Lovely Fruit park is probably best described as a sort of Othello clone. <text:s/>Pretty basic but pleasant enough graphics and presentation. <text:s/>Defiantly one made for the kids but still not a bad game.&lt;/story&gt; &lt;/game&gt;</text:p>
          </table:table-cell>
        </table:table-row>
        <table:table-row table:style-name="ro1">
          <table:table-cell office:value-type="string">
            <text:p>Space Channel 5 (USA)</text:p>
          </table:table-cell>
          <table:table-cell office:value-type="float" office:value="2000">
            <text:p>2000</text:p>
          </table:table-cell>
          <table:table-cell office:value-type="string">
            <text:p>ESRB - T (Teen)</text:p>
          </table:table-cell>
          <table:table-cell office:value-type="string">
            <text:p>Space Channel 5 </text:p>
          </table:table-cell>
          <table:table-cell office:value-type="string">
            <text:p>Sega</text:p>
          </table:table-cell>
          <table:table-cell office:value-type="string">
            <text:p>SEGA Enterprises Ltd.</text:p>
          </table:table-cell>
          <table:table-cell office:value-type="string">
            <text:p>Rhythm</text:p>
          </table:table-cell>
          <table:table-cell office:value-type="string">
            <text:p>3.9</text:p>
          </table:table-cell>
          <table:table-cell office:value-type="string">
            <text:p>1 Player</text:p>
          </table:table-cell>
          <table:table-cell office:value-type="string">
            <text:p>Hey there, Space Cats! Some pesky little aliens called Morolians are trying to take over Earth, and they're forcing the population to dance endlessly! Space Channel 5, the planet's news channel, has sent the grooviest reporter they have, Ulala, out to cover the latest happenings, but those little Morolians also have to be taught a lesson! So it's now up to Ulala to dance and groove with the aliens to beat them at their own game and free the population of Earth! Get dancin', Space Cats, 'cuz we're gonna give those aliens a little taste of their own groove!</text:p>
          </table:table-cell>
          <table:table-cell table:formula="of:=CONCATENATE(&quot;&lt;game name=&quot;;CHAR(34);[.A116];CHAR(34);&quot;&gt; &lt;year&gt;&quot;;[.B116];&quot;&lt;/year&gt; &lt;rating&gt;&quot;;[.C116];&quot;&lt;/rating&gt; &lt;title&gt;&quot;;[.D116];&quot;&lt;/title&gt; &lt;pub&gt;&quot;;[.E116];&quot;&lt;/pub&gt; &lt;dev&gt;&quot;;[.F116];&quot;&lt;/dev&gt; &lt;genre&gt;&quot;;[.G116];&quot;&lt;/genre&gt; &lt;score&gt;&quot;;[.H116];&quot;&lt;/score&gt; &lt;player&gt;&quot;;[.I116];&quot;&lt;/player&gt; &lt;story&gt;&quot;;[.J116];&quot;&lt;/story&gt; &lt;/game&gt;&quot;)" office:value-type="string" office:string-value="&lt;game name=&quot;Space Channel 5 (USA)&quot;&gt; &lt;year&gt;2000&lt;/year&gt; &lt;rating&gt;ESRB - T (Teen)&lt;/rating&gt; &lt;title&gt;Space Channel 5 &lt;/title&gt; &lt;pub&gt;Sega&lt;/pub&gt; &lt;dev&gt;SEGA Enterprises Ltd.&lt;/dev&gt; &lt;genre&gt;Rhythm&lt;/genre&gt; &lt;score&gt;3.9&lt;/score&gt; &lt;player&gt;1 Player&lt;/player&gt; &lt;story&gt;Hey there, Space Cats! Some pesky little aliens called Morolians are trying to take over Earth, and they're forcing the population to dance endlessly! Space Channel 5, the planet's news channel, has sent the grooviest reporter they have, Ulala, out to cover the latest happenings, but those little Morolians also have to be taught a lesson! So it's now up to Ulala to dance and groove with the aliens to beat them at their own game and free the population of Earth! Get dancin', Space Cats, 'cuz we're gonna give those aliens a little taste of their own groove!&lt;/story&gt; &lt;/game&gt;">
            <text:p>&lt;game name="Space Channel 5 (USA)"&gt; &lt;year&gt;2000&lt;/year&gt; &lt;rating&gt;ESRB - T (Teen)&lt;/rating&gt; &lt;title&gt;Space Channel 5 &lt;/title&gt; &lt;pub&gt;Sega&lt;/pub&gt; &lt;dev&gt;SEGA Enterprises Ltd.&lt;/dev&gt; &lt;genre&gt;Rhythm&lt;/genre&gt; &lt;score&gt;3.9&lt;/score&gt; &lt;player&gt;1 Player&lt;/player&gt; &lt;story&gt;Hey there, Space Cats! Some pesky little aliens called Morolians are trying to take over Earth, and they're forcing the population to dance endlessly! Space Channel 5, the planet's news channel, has sent the grooviest reporter they have, Ulala, out to cover the latest happenings, but those little Morolians also have to be taught a lesson! So it's now up to Ulala to dance and groove with the aliens to beat them at their own game and free the population of Earth! Get dancin', Space Cats, 'cuz we're gonna give those aliens a little taste of their own groove!&lt;/story&gt; &lt;/game&gt;</text:p>
          </table:table-cell>
        </table:table-row>
        <table:table-row table:style-name="ro1">
          <table:table-cell office:value-type="string">
            <text:p>Floigan Bros. - Episode 1 (USA)</text:p>
          </table:table-cell>
          <table:table-cell office:value-type="float" office:value="2001">
            <text:p>2001</text:p>
          </table:table-cell>
          <table:table-cell office:value-type="string">
            <text:p>ESRB - E (Everyone)</text:p>
          </table:table-cell>
          <table:table-cell office:value-type="string">
            <text:p>Floigan Bros. - Episode 1 </text:p>
          </table:table-cell>
          <table:table-cell office:value-type="string">
            <text:p>Sega</text:p>
          </table:table-cell>
          <table:table-cell office:value-type="string">
            <text:p>Visual Concepts</text:p>
          </table:table-cell>
          <table:table-cell office:value-type="string">
            <text:p>Action</text:p>
          </table:table-cell>
          <table:table-cell office:value-type="string">
            <text:p>4.2</text:p>
          </table:table-cell>
          <table:table-cell office:value-type="string">
            <text:p>1 Player</text:p>
          </table:table-cell>
          <table:table-cell office:value-type="string">
            <text:p>Hoigle and Moigle Floigan are brothers who live in a junkyard. <text:s/>Hoigle is the elder of the two. He's also the smaller of the two, and by far the smarter. <text:s/>In this game you control Hoigle as he helps his large but slow-witted younger brother Moigle to build a secret invention.****Floigan Bros. is an adventure game with a strong emphasis on cooperation. Hoigle must work with Moigle to accomplish many tasks. Moigle, on the other hand, is more frequently interested in playing games or eating. By playing with Moigle, Hoigle can eventually teach him the skills he needs to get the job done.****Floigan Bros. featured some online content that was downloadable using the Dreamcast's built-in modem.</text:p>
          </table:table-cell>
          <table:table-cell table:formula="of:=CONCATENATE(&quot;&lt;game name=&quot;;CHAR(34);[.A117];CHAR(34);&quot;&gt; &lt;year&gt;&quot;;[.B117];&quot;&lt;/year&gt; &lt;rating&gt;&quot;;[.C117];&quot;&lt;/rating&gt; &lt;title&gt;&quot;;[.D117];&quot;&lt;/title&gt; &lt;pub&gt;&quot;;[.E117];&quot;&lt;/pub&gt; &lt;dev&gt;&quot;;[.F117];&quot;&lt;/dev&gt; &lt;genre&gt;&quot;;[.G117];&quot;&lt;/genre&gt; &lt;score&gt;&quot;;[.H117];&quot;&lt;/score&gt; &lt;player&gt;&quot;;[.I117];&quot;&lt;/player&gt; &lt;story&gt;&quot;;[.J117];&quot;&lt;/story&gt; &lt;/game&gt;&quot;)" office:value-type="string" office:string-value="&lt;game name=&quot;Floigan Bros. - Episode 1 (USA)&quot;&gt; &lt;year&gt;2001&lt;/year&gt; &lt;rating&gt;ESRB - E (Everyone)&lt;/rating&gt; &lt;title&gt;Floigan Bros. - Episode 1 &lt;/title&gt; &lt;pub&gt;Sega&lt;/pub&gt; &lt;dev&gt;Visual Concepts&lt;/dev&gt; &lt;genre&gt;Action&lt;/genre&gt; &lt;score&gt;4.2&lt;/score&gt; &lt;player&gt;1 Player&lt;/player&gt; &lt;story&gt;Hoigle and Moigle Floigan are brothers who live in a junkyard.  Hoigle is the elder of the two. He's also the smaller of the two, and by far the smarter.  In this game you control Hoigle as he helps his large but slow-witted younger brother Moigle to build a secret invention.****Floigan Bros. is an adventure game with a strong emphasis on cooperation. Hoigle must work with Moigle to accomplish many tasks. Moigle, on the other hand, is more frequently interested in playing games or eating. By playing with Moigle, Hoigle can eventually teach him the skills he needs to get the job done.****Floigan Bros. featured some online content that was downloadable using the Dreamcast's built-in modem.&lt;/story&gt; &lt;/game&gt;">
            <text:p>&lt;game name="Floigan Bros. - Episode 1 (USA)"&gt; &lt;year&gt;2001&lt;/year&gt; &lt;rating&gt;ESRB - E (Everyone)&lt;/rating&gt; &lt;title&gt;Floigan Bros. - Episode 1 &lt;/title&gt; &lt;pub&gt;Sega&lt;/pub&gt; &lt;dev&gt;Visual Concepts&lt;/dev&gt; &lt;genre&gt;Action&lt;/genre&gt; &lt;score&gt;4.2&lt;/score&gt; &lt;player&gt;1 Player&lt;/player&gt; &lt;story&gt;Hoigle and Moigle Floigan are brothers who live in a junkyard. <text:s/>Hoigle is the elder of the two. He's also the smaller of the two, and by far the smarter. <text:s/>In this game you control Hoigle as he helps his large but slow-witted younger brother Moigle to build a secret invention.****Floigan Bros. is an adventure game with a strong emphasis on cooperation. Hoigle must work with Moigle to accomplish many tasks. Moigle, on the other hand, is more frequently interested in playing games or eating. By playing with Moigle, Hoigle can eventually teach him the skills he needs to get the job done.****Floigan Bros. featured some online content that was downloadable using the Dreamcast's built-in modem.&lt;/story&gt; &lt;/game&gt;</text:p>
          </table:table-cell>
        </table:table-row>
        <table:table-row table:style-name="ro1">
          <table:table-cell office:value-type="string">
            <text:p>Ecco the Dolphin - Defender of the Future (USA)</text:p>
          </table:table-cell>
          <table:table-cell office:value-type="float" office:value="2000">
            <text:p>2000</text:p>
          </table:table-cell>
          <table:table-cell office:value-type="string">
            <text:p>ESRB - E (Everyone)</text:p>
          </table:table-cell>
          <table:table-cell office:value-type="string">
            <text:p>Ecco the Dolphin - Defender of the Future </text:p>
          </table:table-cell>
          <table:table-cell office:value-type="string">
            <text:p>Sega</text:p>
          </table:table-cell>
          <table:table-cell office:value-type="string">
            <text:p>Appaloosa Interactive</text:p>
          </table:table-cell>
          <table:table-cell office:value-type="string">
            <text:p>Adventure</text:p>
          </table:table-cell>
          <table:table-cell office:value-type="float" office:value="3.8">
            <text:p>3.8</text:p>
          </table:table-cell>
          <table:table-cell office:value-type="string">
            <text:p>1 Player</text:p>
          </table:table-cell>
          <table:table-cell office:value-type="string">
            <text:p>Hundreds of years in the future, mankind and dolphins live peacefully together and share the earth. Dolphins, who are much more intelligent than they seem, act as the earth's caretakers, while dolphins and humans explore the galaxy. An alien force, known as the Foe, seeks to end this happy existence. The Foe damages the Earth's defense system, and alters history for the worse. One extraordinary dolphin, Ecco, must travel through time to set things right.****Ecco is a 3d underwater adventure game. There are more than 25 aquatic environments to explore. Ecco must communicate with other ocean creatures and learn to manipulate his environment if he is to succeed in defeating the Foe.</text:p>
          </table:table-cell>
          <table:table-cell table:formula="of:=CONCATENATE(&quot;&lt;game name=&quot;;CHAR(34);[.A118];CHAR(34);&quot;&gt; &lt;year&gt;&quot;;[.B118];&quot;&lt;/year&gt; &lt;rating&gt;&quot;;[.C118];&quot;&lt;/rating&gt; &lt;title&gt;&quot;;[.D118];&quot;&lt;/title&gt; &lt;pub&gt;&quot;;[.E118];&quot;&lt;/pub&gt; &lt;dev&gt;&quot;;[.F118];&quot;&lt;/dev&gt; &lt;genre&gt;&quot;;[.G118];&quot;&lt;/genre&gt; &lt;score&gt;&quot;;[.H118];&quot;&lt;/score&gt; &lt;player&gt;&quot;;[.I118];&quot;&lt;/player&gt; &lt;story&gt;&quot;;[.J118];&quot;&lt;/story&gt; &lt;/game&gt;&quot;)" office:value-type="string" office:string-value="&lt;game name=&quot;Ecco the Dolphin - Defender of the Future (USA)&quot;&gt; &lt;year&gt;2000&lt;/year&gt; &lt;rating&gt;ESRB - E (Everyone)&lt;/rating&gt; &lt;title&gt;Ecco the Dolphin - Defender of the Future &lt;/title&gt; &lt;pub&gt;Sega&lt;/pub&gt; &lt;dev&gt;Appaloosa Interactive&lt;/dev&gt; &lt;genre&gt;Adventure&lt;/genre&gt; &lt;score&gt;3.8&lt;/score&gt; &lt;player&gt;1 Player&lt;/player&gt; &lt;story&gt;Hundreds of years in the future, mankind and dolphins live peacefully together and share the earth. Dolphins, who are much more intelligent than they seem, act as the earth's caretakers, while dolphins and humans explore the galaxy. An alien force, known as the Foe, seeks to end this happy existence. The Foe damages the Earth's defense system, and alters history for the worse. One extraordinary dolphin, Ecco, must travel through time to set things right.****Ecco is a 3d underwater adventure game. There are more than 25 aquatic environments to explore. Ecco must communicate with other ocean creatures and learn to manipulate his environment if he is to succeed in defeating the Foe.&lt;/story&gt; &lt;/game&gt;">
            <text:p>&lt;game name="Ecco the Dolphin - Defender of the Future (USA)"&gt; &lt;year&gt;2000&lt;/year&gt; &lt;rating&gt;ESRB - E (Everyone)&lt;/rating&gt; &lt;title&gt;Ecco the Dolphin - Defender of the Future &lt;/title&gt; &lt;pub&gt;Sega&lt;/pub&gt; &lt;dev&gt;Appaloosa Interactive&lt;/dev&gt; &lt;genre&gt;Adventure&lt;/genre&gt; &lt;score&gt;3.8&lt;/score&gt; &lt;player&gt;1 Player&lt;/player&gt; &lt;story&gt;Hundreds of years in the future, mankind and dolphins live peacefully together and share the earth. Dolphins, who are much more intelligent than they seem, act as the earth's caretakers, while dolphins and humans explore the galaxy. An alien force, known as the Foe, seeks to end this happy existence. The Foe damages the Earth's defense system, and alters history for the worse. One extraordinary dolphin, Ecco, must travel through time to set things right.****Ecco is a 3d underwater adventure game. There are more than 25 aquatic environments to explore. Ecco must communicate with other ocean creatures and learn to manipulate his environment if he is to succeed in defeating the Foe.&lt;/story&gt; &lt;/game&gt;</text:p>
          </table:table-cell>
        </table:table-row>
        <table:table-row table:style-name="ro1">
          <table:table-cell office:value-type="string">
            <text:p>NHL 2K (USA)</text:p>
          </table:table-cell>
          <table:table-cell office:value-type="float" office:value="2000">
            <text:p>2000</text:p>
          </table:table-cell>
          <table:table-cell office:value-type="string">
            <text:p>ESRB - E (Everyone)</text:p>
          </table:table-cell>
          <table:table-cell office:value-type="string">
            <text:p>NHL 2K </text:p>
          </table:table-cell>
          <table:table-cell office:value-type="string">
            <text:p>Sega</text:p>
          </table:table-cell>
          <table:table-cell office:value-type="string">
            <text:p>Black Box Games</text:p>
          </table:table-cell>
          <table:table-cell office:value-type="string">
            <text:p>Hockey/Sports</text:p>
          </table:table-cell>
          <table:table-cell office:value-type="string">
            <text:p>3.8</text:p>
          </table:table-cell>
          <table:table-cell office:value-type="string">
            <text:p>1-4 Players</text:p>
          </table:table-cell>
          <table:table-cell office:value-type="string">
            <text:p>Ice hockey featuring all 28 NHL teams, rosters, and arenas from the 1999-2000 season.****Play an exhibition game or play through an 82-game season, including the All-Star Game, culminating in the playoffs where you vie for the Stanley Cup.****You can also trade players as the GM and create up to 40 players.</text:p>
          </table:table-cell>
          <table:table-cell table:formula="of:=CONCATENATE(&quot;&lt;game name=&quot;;CHAR(34);[.A119];CHAR(34);&quot;&gt; &lt;year&gt;&quot;;[.B119];&quot;&lt;/year&gt; &lt;rating&gt;&quot;;[.C119];&quot;&lt;/rating&gt; &lt;title&gt;&quot;;[.D119];&quot;&lt;/title&gt; &lt;pub&gt;&quot;;[.E119];&quot;&lt;/pub&gt; &lt;dev&gt;&quot;;[.F119];&quot;&lt;/dev&gt; &lt;genre&gt;&quot;;[.G119];&quot;&lt;/genre&gt; &lt;score&gt;&quot;;[.H119];&quot;&lt;/score&gt; &lt;player&gt;&quot;;[.I119];&quot;&lt;/player&gt; &lt;story&gt;&quot;;[.J119];&quot;&lt;/story&gt; &lt;/game&gt;&quot;)" office:value-type="string" office:string-value="&lt;game name=&quot;NHL 2K (USA)&quot;&gt; &lt;year&gt;2000&lt;/year&gt; &lt;rating&gt;ESRB - E (Everyone)&lt;/rating&gt; &lt;title&gt;NHL 2K &lt;/title&gt; &lt;pub&gt;Sega&lt;/pub&gt; &lt;dev&gt;Black Box Games&lt;/dev&gt; &lt;genre&gt;Hockey/Sports&lt;/genre&gt; &lt;score&gt;3.8&lt;/score&gt; &lt;player&gt;1-4 Players&lt;/player&gt; &lt;story&gt;Ice hockey featuring all 28 NHL teams, rosters, and arenas from the 1999-2000 season.****Play an exhibition game or play through an 82-game season, including the All-Star Game, culminating in the playoffs where you vie for the Stanley Cup.****You can also trade players as the GM and create up to 40 players.&lt;/story&gt; &lt;/game&gt;">
            <text:p>&lt;game name="NHL 2K (USA)"&gt; &lt;year&gt;2000&lt;/year&gt; &lt;rating&gt;ESRB - E (Everyone)&lt;/rating&gt; &lt;title&gt;NHL 2K &lt;/title&gt; &lt;pub&gt;Sega&lt;/pub&gt; &lt;dev&gt;Black Box Games&lt;/dev&gt; &lt;genre&gt;Hockey/Sports&lt;/genre&gt; &lt;score&gt;3.8&lt;/score&gt; &lt;player&gt;1-4 Players&lt;/player&gt; &lt;story&gt;Ice hockey featuring all 28 NHL teams, rosters, and arenas from the 1999-2000 season.****Play an exhibition game or play through an 82-game season, including the All-Star Game, culminating in the playoffs where you vie for the Stanley Cup.****You can also trade players as the GM and create up to 40 players.&lt;/story&gt; &lt;/game&gt;</text:p>
          </table:table-cell>
        </table:table-row>
        <table:table-row table:style-name="ro1">
          <table:table-cell office:value-type="string">
            <text:p>Magforce Racing (USA)</text:p>
          </table:table-cell>
          <table:table-cell office:value-type="float" office:value="2000">
            <text:p>2000</text:p>
          </table:table-cell>
          <table:table-cell office:value-type="string">
            <text:p>ESRB - E (Everyone)</text:p>
          </table:table-cell>
          <table:table-cell office:value-type="string">
            <text:p>Magforce Racing </text:p>
          </table:table-cell>
          <table:table-cell office:value-type="string">
            <text:p>Crave</text:p>
          </table:table-cell>
          <table:table-cell office:value-type="string">
            <text:p>VCC Entertainment /</text:p>
          </table:table-cell>
          <table:table-cell office:value-type="string">
            <text:p>Driving</text:p>
          </table:table-cell>
          <table:table-cell office:value-type="string">
            <text:p>3.5</text:p>
          </table:table-cell>
          <table:table-cell office:value-type="string">
            <text:p>1-4 Players</text:p>
          </table:table-cell>
          <table:table-cell office:value-type="string">
            <text:p>If you need an adrenaline rush, Killer Loop might be just your thing: Step into your magnetic glider and race through lots of roller-coaster like tracks full of curves and loops, psyched up by pumping techno beats. There are of course power-ups scattered on the track that may be picked up, including weapon systems to get rid of your enemies. Similar to Wipeout, this is a game for speed freaks.</text:p>
          </table:table-cell>
          <table:table-cell table:formula="of:=CONCATENATE(&quot;&lt;game name=&quot;;CHAR(34);[.A120];CHAR(34);&quot;&gt; &lt;year&gt;&quot;;[.B120];&quot;&lt;/year&gt; &lt;rating&gt;&quot;;[.C120];&quot;&lt;/rating&gt; &lt;title&gt;&quot;;[.D120];&quot;&lt;/title&gt; &lt;pub&gt;&quot;;[.E120];&quot;&lt;/pub&gt; &lt;dev&gt;&quot;;[.F120];&quot;&lt;/dev&gt; &lt;genre&gt;&quot;;[.G120];&quot;&lt;/genre&gt; &lt;score&gt;&quot;;[.H120];&quot;&lt;/score&gt; &lt;player&gt;&quot;;[.I120];&quot;&lt;/player&gt; &lt;story&gt;&quot;;[.J120];&quot;&lt;/story&gt; &lt;/game&gt;&quot;)" office:value-type="string" office:string-value="&lt;game name=&quot;Magforce Racing (USA)&quot;&gt; &lt;year&gt;2000&lt;/year&gt; &lt;rating&gt;ESRB - E (Everyone)&lt;/rating&gt; &lt;title&gt;Magforce Racing &lt;/title&gt; &lt;pub&gt;Crave&lt;/pub&gt; &lt;dev&gt;VCC Entertainment /&lt;/dev&gt; &lt;genre&gt;Driving&lt;/genre&gt; &lt;score&gt;3.5&lt;/score&gt; &lt;player&gt;1-4 Players&lt;/player&gt; &lt;story&gt;If you need an adrenaline rush, Killer Loop might be just your thing: Step into your magnetic glider and race through lots of roller-coaster like tracks full of curves and loops, psyched up by pumping techno beats. There are of course power-ups scattered on the track that may be picked up, including weapon systems to get rid of your enemies. Similar to Wipeout, this is a game for speed freaks.&lt;/story&gt; &lt;/game&gt;">
            <text:p>&lt;game name="Magforce Racing (USA)"&gt; &lt;year&gt;2000&lt;/year&gt; &lt;rating&gt;ESRB - E (Everyone)&lt;/rating&gt; &lt;title&gt;Magforce Racing &lt;/title&gt; &lt;pub&gt;Crave&lt;/pub&gt; &lt;dev&gt;VCC Entertainment /&lt;/dev&gt; &lt;genre&gt;Driving&lt;/genre&gt; &lt;score&gt;3.5&lt;/score&gt; &lt;player&gt;1-4 Players&lt;/player&gt; &lt;story&gt;If you need an adrenaline rush, Killer Loop might be just your thing: Step into your magnetic glider and race through lots of roller-coaster like tracks full of curves and loops, psyched up by pumping techno beats. There are of course power-ups scattered on the track that may be picked up, including weapon systems to get rid of your enemies. Similar to Wipeout, this is a game for speed freaks.&lt;/story&gt; &lt;/game&gt;</text:p>
          </table:table-cell>
        </table:table-row>
        <table:table-row table:style-name="ro1">
          <table:table-cell office:value-type="string">
            <text:p>Virtua Tennis (USA)</text:p>
          </table:table-cell>
          <table:table-cell office:value-type="float" office:value="2000">
            <text:p>2000</text:p>
          </table:table-cell>
          <table:table-cell office:value-type="string">
            <text:p>ESRB - E (Everyone)</text:p>
          </table:table-cell>
          <table:table-cell office:value-type="string">
            <text:p>Virtua Tennis </text:p>
          </table:table-cell>
          <table:table-cell office:value-type="string">
            <text:p>Sega</text:p>
          </table:table-cell>
          <table:table-cell office:value-type="string">
            <text:p>Hitmaker</text:p>
          </table:table-cell>
          <table:table-cell office:value-type="string">
            <text:p>Sports/Tennis</text:p>
          </table:table-cell>
          <table:table-cell office:value-type="string">
            <text:p>4.0</text:p>
          </table:table-cell>
          <table:table-cell office:value-type="string">
            <text:p>1-4 Players</text:p>
          </table:table-cell>
          <table:table-cell office:value-type="string">
            <text:p>Imagine how a tennis player feels when he enters the arena, the crowd is cheering, the atmosphere electric, the adrenalin rushes...****Well now you can with Virtua tennis, the most lifelike and playable tennis game ever! Play as one of eight licensed players and uncover the secret stars. As well as the traditional arcade mode you can play in the exhibition mode, with 4 player action via doubles play.****Once you've mastered those modes take on the world in the world circuit mode, with unique training games, diffrent challenges and shops to buy clothing, equipment, stages and playing partners. ****Virtua Tennis, so realistic you can almost taste the strawberries and cream.</text:p>
          </table:table-cell>
          <table:table-cell table:formula="of:=CONCATENATE(&quot;&lt;game name=&quot;;CHAR(34);[.A121];CHAR(34);&quot;&gt; &lt;year&gt;&quot;;[.B121];&quot;&lt;/year&gt; &lt;rating&gt;&quot;;[.C121];&quot;&lt;/rating&gt; &lt;title&gt;&quot;;[.D121];&quot;&lt;/title&gt; &lt;pub&gt;&quot;;[.E121];&quot;&lt;/pub&gt; &lt;dev&gt;&quot;;[.F121];&quot;&lt;/dev&gt; &lt;genre&gt;&quot;;[.G121];&quot;&lt;/genre&gt; &lt;score&gt;&quot;;[.H121];&quot;&lt;/score&gt; &lt;player&gt;&quot;;[.I121];&quot;&lt;/player&gt; &lt;story&gt;&quot;;[.J121];&quot;&lt;/story&gt; &lt;/game&gt;&quot;)" office:value-type="string" office:string-value="&lt;game name=&quot;Virtua Tennis (USA)&quot;&gt; &lt;year&gt;2000&lt;/year&gt; &lt;rating&gt;ESRB - E (Everyone)&lt;/rating&gt; &lt;title&gt;Virtua Tennis &lt;/title&gt; &lt;pub&gt;Sega&lt;/pub&gt; &lt;dev&gt;Hitmaker&lt;/dev&gt; &lt;genre&gt;Sports/Tennis&lt;/genre&gt; &lt;score&gt;4.0&lt;/score&gt; &lt;player&gt;1-4 Players&lt;/player&gt; &lt;story&gt;Imagine how a tennis player feels when he enters the arena, the crowd is cheering, the atmosphere electric, the adrenalin rushes...****Well now you can with Virtua tennis, the most lifelike and playable tennis game ever! Play as one of eight licensed players and uncover the secret stars. As well as the traditional arcade mode you can play in the exhibition mode, with 4 player action via doubles play.****Once you've mastered those modes take on the world in the world circuit mode, with unique training games, diffrent challenges and shops to buy clothing, equipment, stages and playing partners. ****Virtua Tennis, so realistic you can almost taste the strawberries and cream.&lt;/story&gt; &lt;/game&gt;">
            <text:p>&lt;game name="Virtua Tennis (USA)"&gt; &lt;year&gt;2000&lt;/year&gt; &lt;rating&gt;ESRB - E (Everyone)&lt;/rating&gt; &lt;title&gt;Virtua Tennis &lt;/title&gt; &lt;pub&gt;Sega&lt;/pub&gt; &lt;dev&gt;Hitmaker&lt;/dev&gt; &lt;genre&gt;Sports/Tennis&lt;/genre&gt; &lt;score&gt;4.0&lt;/score&gt; &lt;player&gt;1-4 Players&lt;/player&gt; &lt;story&gt;Imagine how a tennis player feels when he enters the arena, the crowd is cheering, the atmosphere electric, the adrenalin rushes...****Well now you can with Virtua tennis, the most lifelike and playable tennis game ever! Play as one of eight licensed players and uncover the secret stars. As well as the traditional arcade mode you can play in the exhibition mode, with 4 player action via doubles play.****Once you've mastered those modes take on the world in the world circuit mode, with unique training games, diffrent challenges and shops to buy clothing, equipment, stages and playing partners. ****Virtua Tennis, so realistic you can almost taste the strawberries and cream.&lt;/story&gt; &lt;/game&gt;</text:p>
          </table:table-cell>
        </table:table-row>
        <table:table-row table:style-name="ro1">
          <table:table-cell office:value-type="string">
            <text:p>Expendable (USA)</text:p>
          </table:table-cell>
          <table:table-cell office:value-type="float" office:value="1999">
            <text:p>1999</text:p>
          </table:table-cell>
          <table:table-cell office:value-type="string">
            <text:p>ESRB - T (Teen)</text:p>
          </table:table-cell>
          <table:table-cell office:value-type="string">
            <text:p>Expendable </text:p>
          </table:table-cell>
          <table:table-cell office:value-type="string">
            <text:p>Infogrames</text:p>
          </table:table-cell>
          <table:table-cell office:value-type="string">
            <text:p>Rage Software </text:p>
          </table:table-cell>
          <table:table-cell office:value-type="string">
            <text:p>Action</text:p>
          </table:table-cell>
          <table:table-cell office:value-type="float" office:value="3.3">
            <text:p>3.3</text:p>
          </table:table-cell>
          <table:table-cell office:value-type="string">
            <text:p>1-2 Players</text:p>
          </table:table-cell>
          <table:table-cell office:value-type="string">
            <text:p>In 2463 a race of vicious aliens has invaded human planets, wiping out the population of Novocastria first. Only the Millennium Soldier can lead the human fightback. ****In this sci-fi action game, reflex shooting dominates over planning or tactical play. Expect non-stop action from fighting and relentlessly killing off tons of bad guys across more than 20 levels of 3rd person 3D action, taking place inside and outside. Powering up your weaponry is crucial - there are 18 different ones to collect, from pulse cannons to particle accelerators and rockets to missiles. Two player cooperative and deathmatch modes are provided.</text:p>
          </table:table-cell>
          <table:table-cell table:formula="of:=CONCATENATE(&quot;&lt;game name=&quot;;CHAR(34);[.A122];CHAR(34);&quot;&gt; &lt;year&gt;&quot;;[.B122];&quot;&lt;/year&gt; &lt;rating&gt;&quot;;[.C122];&quot;&lt;/rating&gt; &lt;title&gt;&quot;;[.D122];&quot;&lt;/title&gt; &lt;pub&gt;&quot;;[.E122];&quot;&lt;/pub&gt; &lt;dev&gt;&quot;;[.F122];&quot;&lt;/dev&gt; &lt;genre&gt;&quot;;[.G122];&quot;&lt;/genre&gt; &lt;score&gt;&quot;;[.H122];&quot;&lt;/score&gt; &lt;player&gt;&quot;;[.I122];&quot;&lt;/player&gt; &lt;story&gt;&quot;;[.J122];&quot;&lt;/story&gt; &lt;/game&gt;&quot;)" office:value-type="string" office:string-value="&lt;game name=&quot;Expendable (USA)&quot;&gt; &lt;year&gt;1999&lt;/year&gt; &lt;rating&gt;ESRB - T (Teen)&lt;/rating&gt; &lt;title&gt;Expendable &lt;/title&gt; &lt;pub&gt;Infogrames&lt;/pub&gt; &lt;dev&gt;Rage Software &lt;/dev&gt; &lt;genre&gt;Action&lt;/genre&gt; &lt;score&gt;3.3&lt;/score&gt; &lt;player&gt;1-2 Players&lt;/player&gt; &lt;story&gt;In 2463 a race of vicious aliens has invaded human planets, wiping out the population of Novocastria first. Only the Millennium Soldier can lead the human fightback. ****In this sci-fi action game, reflex shooting dominates over planning or tactical play. Expect non-stop action from fighting and relentlessly killing off tons of bad guys across more than 20 levels of 3rd person 3D action, taking place inside and outside. Powering up your weaponry is crucial - there are 18 different ones to collect, from pulse cannons to particle accelerators and rockets to missiles. Two player cooperative and deathmatch modes are provided.&lt;/story&gt; &lt;/game&gt;">
            <text:p>&lt;game name="Expendable (USA)"&gt; &lt;year&gt;1999&lt;/year&gt; &lt;rating&gt;ESRB - T (Teen)&lt;/rating&gt; &lt;title&gt;Expendable &lt;/title&gt; &lt;pub&gt;Infogrames&lt;/pub&gt; &lt;dev&gt;Rage Software &lt;/dev&gt; &lt;genre&gt;Action&lt;/genre&gt; &lt;score&gt;3.3&lt;/score&gt; &lt;player&gt;1-2 Players&lt;/player&gt; &lt;story&gt;In 2463 a race of vicious aliens has invaded human planets, wiping out the population of Novocastria first. Only the Millennium Soldier can lead the human fightback. ****In this sci-fi action game, reflex shooting dominates over planning or tactical play. Expect non-stop action from fighting and relentlessly killing off tons of bad guys across more than 20 levels of 3rd person 3D action, taking place inside and outside. Powering up your weaponry is crucial - there are 18 different ones to collect, from pulse cannons to particle accelerators and rockets to missiles. Two player cooperative and deathmatch modes are provided.&lt;/story&gt; &lt;/game&gt;</text:p>
          </table:table-cell>
        </table:table-row>
        <table:table-row table:style-name="ro1">
          <table:table-cell office:value-type="string">
            <text:p>Super Puzzle Fighter 2 X (Japan)</text:p>
          </table:table-cell>
          <table:table-cell office:value-type="float" office:value="2001">
            <text:p>2001</text:p>
          </table:table-cell>
          <table:table-cell office:value-type="string">
            <text:p>ESRB - E (Everyone)</text:p>
          </table:table-cell>
          <table:table-cell office:value-type="string">
            <text:p>Super Puzzle Fighter 2 X </text:p>
          </table:table-cell>
          <table:table-cell office:value-type="string">
            <text:p>Capcom</text:p>
          </table:table-cell>
          <table:table-cell office:value-type="string">
            <text:p>Capcom Co., Ltd.</text:p>
          </table:table-cell>
          <table:table-cell office:value-type="string">
            <text:p>Puzzle</text:p>
          </table:table-cell>
          <table:table-cell office:value-type="string">
            <text:p>4.3</text:p>
          </table:table-cell>
          <table:table-cell office:value-type="string">
            <text:p>1-2 Players</text:p>
          </table:table-cell>
          <table:table-cell office:value-type="string">
            <text:p>In addition to the gameplay of Super Puzzle Fighter II Turbo, known as mode X, this game features:****1. 2 new gameplay modes Y and Z, which are variations of the rules in mode X**2. An expert difficulty level**3. A Counter Gem editor which allows you to create custom attack patterns**4. EX Options where you can edit the game play rules**5. An online Vs mode****In Y and Z modes each diamond piece is a specific color, unlike mode X where a diamond embodies all colors. ****In mode Y you fill a meter by placing gems of the same color together and destroying them with a crash gem of the same color. When your meter is full you can summon a diamond whose color is determined by the character you selected. The diamond has different effects depending on what kind of gem it is placed on.****In mode Z diamonds will destroy all normal and numbered gems of the same color.****The servers for the online Vs mode of the game shutdown on September 1, 2003.</text:p>
          </table:table-cell>
          <table:table-cell table:formula="of:=CONCATENATE(&quot;&lt;game name=&quot;;CHAR(34);[.A123];CHAR(34);&quot;&gt; &lt;year&gt;&quot;;[.B123];&quot;&lt;/year&gt; &lt;rating&gt;&quot;;[.C123];&quot;&lt;/rating&gt; &lt;title&gt;&quot;;[.D123];&quot;&lt;/title&gt; &lt;pub&gt;&quot;;[.E123];&quot;&lt;/pub&gt; &lt;dev&gt;&quot;;[.F123];&quot;&lt;/dev&gt; &lt;genre&gt;&quot;;[.G123];&quot;&lt;/genre&gt; &lt;score&gt;&quot;;[.H123];&quot;&lt;/score&gt; &lt;player&gt;&quot;;[.I123];&quot;&lt;/player&gt; &lt;story&gt;&quot;;[.J123];&quot;&lt;/story&gt; &lt;/game&gt;&quot;)" office:value-type="string" office:string-value="&lt;game name=&quot;Super Puzzle Fighter 2 X (Japan)&quot;&gt; &lt;year&gt;2001&lt;/year&gt; &lt;rating&gt;ESRB - E (Everyone)&lt;/rating&gt; &lt;title&gt;Super Puzzle Fighter 2 X &lt;/title&gt; &lt;pub&gt;Capcom&lt;/pub&gt; &lt;dev&gt;Capcom Co., Ltd.&lt;/dev&gt; &lt;genre&gt;Puzzle&lt;/genre&gt; &lt;score&gt;4.3&lt;/score&gt; &lt;player&gt;1-2 Players&lt;/player&gt; &lt;story&gt;In addition to the gameplay of Super Puzzle Fighter II Turbo, known as mode X, this game features:****1. 2 new gameplay modes Y and Z, which are variations of the rules in mode X**2. An expert difficulty level**3. A Counter Gem editor which allows you to create custom attack patterns**4. EX Options where you can edit the game play rules**5. An online Vs mode****In Y and Z modes each diamond piece is a specific color, unlike mode X where a diamond embodies all colors. ****In mode Y you fill a meter by placing gems of the same color together and destroying them with a crash gem of the same color. When your meter is full you can summon a diamond whose color is determined by the character you selected. The diamond has different effects depending on what kind of gem it is placed on.****In mode Z diamonds will destroy all normal and numbered gems of the same color.****The servers for the online Vs mode of the game shutdown on September 1, 2003.&lt;/story&gt; &lt;/game&gt;">
            <text:p>&lt;game name="Super Puzzle Fighter 2 X (Japan)"&gt; &lt;year&gt;2001&lt;/year&gt; &lt;rating&gt;ESRB - E (Everyone)&lt;/rating&gt; &lt;title&gt;Super Puzzle Fighter 2 X &lt;/title&gt; &lt;pub&gt;Capcom&lt;/pub&gt; &lt;dev&gt;Capcom Co., Ltd.&lt;/dev&gt; &lt;genre&gt;Puzzle&lt;/genre&gt; &lt;score&gt;4.3&lt;/score&gt; &lt;player&gt;1-2 Players&lt;/player&gt; &lt;story&gt;In addition to the gameplay of Super Puzzle Fighter II Turbo, known as mode X, this game features:****1. 2 new gameplay modes Y and Z, which are variations of the rules in mode X**2. An expert difficulty level**3. A Counter Gem editor which allows you to create custom attack patterns**4. EX Options where you can edit the game play rules**5. An online Vs mode****In Y and Z modes each diamond piece is a specific color, unlike mode X where a diamond embodies all colors. ****In mode Y you fill a meter by placing gems of the same color together and destroying them with a crash gem of the same color. When your meter is full you can summon a diamond whose color is determined by the character you selected. The diamond has different effects depending on what kind of gem it is placed on.****In mode Z diamonds will destroy all normal and numbered gems of the same color.****The servers for the online Vs mode of the game shutdown on September 1, 2003.&lt;/story&gt; &lt;/game&gt;</text:p>
          </table:table-cell>
        </table:table-row>
        <table:table-row table:style-name="ro1">
          <table:table-cell office:value-type="string">
            <text:p>Sega Swirl (USA)</text:p>
          </table:table-cell>
          <table:table-cell office:value-type="float" office:value="2000">
            <text:p>2000</text:p>
          </table:table-cell>
          <table:table-cell office:value-type="string">
            <text:p>ESRB - E (Everyone)</text:p>
          </table:table-cell>
          <table:table-cell office:value-type="string">
            <text:p>Sega Swirl </text:p>
          </table:table-cell>
          <table:table-cell office:value-type="string">
            <text:p>Sega</text:p>
          </table:table-cell>
          <table:table-cell office:value-type="string">
            <text:p>Tremor Entertainment</text:p>
          </table:table-cell>
          <table:table-cell office:value-type="string">
            <text:p>Action</text:p>
          </table:table-cell>
          <table:table-cell office:value-type="string">
            <text:p>3.7</text:p>
          </table:table-cell>
          <table:table-cell office:value-type="string">
            <text:p>1-2 Players</text:p>
          </table:table-cell>
          <table:table-cell office:value-type="string">
            <text:p>In an interesting publicity maneuver for their newly-released Dreamcast video game system, Sega of America released a free game for the PC and DC platforms, Sega Swirl. <text:s/>(Also apparently to capitalize on the DC's logo, a Cinnabon-like swirl.)****The object of the game is simple. <text:s/>A screen fills with multi-colored swirls, and then you must remove the whole screen. <text:s/>A swirl removed will also remove all neighboring swirls of the same color. <text:s/>Gravity affects the remaining swirls, and the whole mass contracts to the left of the screen as you remove more and more.****Scoring is based on "combos", or number of swirls removed simultaneously. <text:s/>Obviously, more swirls=higher points, but single swirls actually remove points. <text:s/>You have to play a balancing act between removing huge masses of swirls and being left with non-matching sets, or removing smaller sets and possibly missing out on a huge combo score.****In a foreshadowing of the (hoped for) coming day of PC/video game on-line convergence, PC and DC owners can play against each other- via e-mail.****PC owners can download the game for free, and Sega offers it in two varieties- the standard version, and (refreshingly) a small sound-free version for people who don't want to be online for a long time. <text:s/>A separate soundpack is available for those who opt to not get the whole set in one fell swoop. <text:s/>DC owners can get the game free on various promo GD-ROMs Sega has distributed.</text:p>
          </table:table-cell>
          <table:table-cell table:formula="of:=CONCATENATE(&quot;&lt;game name=&quot;;CHAR(34);[.A124];CHAR(34);&quot;&gt; &lt;year&gt;&quot;;[.B124];&quot;&lt;/year&gt; &lt;rating&gt;&quot;;[.C124];&quot;&lt;/rating&gt; &lt;title&gt;&quot;;[.D124];&quot;&lt;/title&gt; &lt;pub&gt;&quot;;[.E124];&quot;&lt;/pub&gt; &lt;dev&gt;&quot;;[.F124];&quot;&lt;/dev&gt; &lt;genre&gt;&quot;;[.G124];&quot;&lt;/genre&gt; &lt;score&gt;&quot;;[.H124];&quot;&lt;/score&gt; &lt;player&gt;&quot;;[.I124];&quot;&lt;/player&gt; &lt;story&gt;&quot;;[.J124];&quot;&lt;/story&gt; &lt;/game&gt;&quot;)" office:value-type="string" office:string-value="&lt;game name=&quot;Sega Swirl (USA)&quot;&gt; &lt;year&gt;2000&lt;/year&gt; &lt;rating&gt;ESRB - E (Everyone)&lt;/rating&gt; &lt;title&gt;Sega Swirl &lt;/title&gt; &lt;pub&gt;Sega&lt;/pub&gt; &lt;dev&gt;Tremor Entertainment&lt;/dev&gt; &lt;genre&gt;Action&lt;/genre&gt; &lt;score&gt;3.7&lt;/score&gt; &lt;player&gt;1-2 Players&lt;/player&gt; &lt;story&gt;In an interesting publicity maneuver for their newly-released Dreamcast video game system, Sega of America released a free game for the PC and DC platforms, Sega Swirl.  (Also apparently to capitalize on the DC's logo, a Cinnabon-like swirl.)****The object of the game is simple.  A screen fills with multi-colored swirls, and then you must remove the whole screen.  A swirl removed will also remove all neighboring swirls of the same color.  Gravity affects the remaining swirls, and the whole mass contracts to the left of the screen as you remove more and more.****Scoring is based on &quot;combos&quot;, or number of swirls removed simultaneously.  Obviously, more swirls=higher points, but single swirls actually remove points.  You have to play a balancing act between removing huge masses of swirls and being left with non-matching sets, or removing smaller sets and possibly missing out on a huge combo score.****In a foreshadowing of the (hoped for) coming day of PC/video game on-line convergence, PC and DC owners can play against each other- via e-mail.****PC owners can download the game for free, and Sega offers it in two varieties- the standard version, and (refreshingly) a small sound-free version for people who don't want to be online for a long time.  A separate soundpack is available for those who opt to not get the whole set in one fell swoop.  DC owners can get the game free on various promo GD-ROMs Sega has distributed.&lt;/story&gt; &lt;/game&gt;">
            <text:p>&lt;game name="Sega Swirl (USA)"&gt; &lt;year&gt;2000&lt;/year&gt; &lt;rating&gt;ESRB - E (Everyone)&lt;/rating&gt; &lt;title&gt;Sega Swirl &lt;/title&gt; &lt;pub&gt;Sega&lt;/pub&gt; &lt;dev&gt;Tremor Entertainment&lt;/dev&gt; &lt;genre&gt;Action&lt;/genre&gt; &lt;score&gt;3.7&lt;/score&gt; &lt;player&gt;1-2 Players&lt;/player&gt; &lt;story&gt;In an interesting publicity maneuver for their newly-released Dreamcast video game system, Sega of America released a free game for the PC and DC platforms, Sega Swirl. <text:s/>(Also apparently to capitalize on the DC's logo, a Cinnabon-like swirl.)****The object of the game is simple. <text:s/>A screen fills with multi-colored swirls, and then you must remove the whole screen. <text:s/>A swirl removed will also remove all neighboring swirls of the same color. <text:s/>Gravity affects the remaining swirls, and the whole mass contracts to the left of the screen as you remove more and more.****Scoring is based on "combos", or number of swirls removed simultaneously. <text:s/>Obviously, more swirls=higher points, but single swirls actually remove points. <text:s/>You have to play a balancing act between removing huge masses of swirls and being left with non-matching sets, or removing smaller sets and possibly missing out on a huge combo score.****In a foreshadowing of the (hoped for) coming day of PC/video game on-line convergence, PC and DC owners can play against each other- via e-mail.****PC owners can download the game for free, and Sega offers it in two varieties- the standard version, and (refreshingly) a small sound-free version for people who don't want to be online for a long time. <text:s/>A separate soundpack is available for those who opt to not get the whole set in one fell swoop. <text:s/>DC owners can get the game free on various promo GD-ROMs Sega has distributed.&lt;/story&gt; &lt;/game&gt;</text:p>
          </table:table-cell>
        </table:table-row>
        <table:table-row table:style-name="ro1">
          <table:table-cell office:value-type="string">
            <text:p>Outtrigger (USA)</text:p>
          </table:table-cell>
          <table:table-cell office:value-type="float" office:value="2001">
            <text:p>2001</text:p>
          </table:table-cell>
          <table:table-cell office:value-type="string">
            <text:p>ESRB - T (Teen)</text:p>
          </table:table-cell>
          <table:table-cell office:value-type="string">
            <text:p>Outtrigger </text:p>
          </table:table-cell>
          <table:table-cell office:value-type="string">
            <text:p>Sega</text:p>
          </table:table-cell>
          <table:table-cell office:value-type="string">
            <text:p>SEGA-AM2 Co., LTD.</text:p>
          </table:table-cell>
          <table:table-cell office:value-type="string">
            <text:p>Action</text:p>
          </table:table-cell>
          <table:table-cell office:value-type="string">
            <text:p>3.8</text:p>
          </table:table-cell>
          <table:table-cell office:value-type="string">
            <text:p>1-6 Players</text:p>
          </table:table-cell>
          <table:table-cell office:value-type="string">
            <text:p>In Outtrigger you play a member of the "International Counter-terrorism Special Force (Interforce)", formed by "Visitaria", a multi-national company for military and space products. Your goal is to defend against terrorist attacks.****You can select one of four predefined players, which differ in speed, armor and weapons, or you can create a customized character. The game itself doesn't provide any storyline, instead you can choose one of the three modes: Arcade, Mission or Versus. In all modes you find yourself in one of several small arenas after starting the game. Usually your goal is to kill a certain amount of terrorists in a limited time (or your friends in Versus mode).****The gameplay is similar to Quake 3 Arena, especially in regards to game speed and the (configurable) key assignment of the controller.</text:p>
          </table:table-cell>
          <table:table-cell table:formula="of:=CONCATENATE(&quot;&lt;game name=&quot;;CHAR(34);[.A125];CHAR(34);&quot;&gt; &lt;year&gt;&quot;;[.B125];&quot;&lt;/year&gt; &lt;rating&gt;&quot;;[.C125];&quot;&lt;/rating&gt; &lt;title&gt;&quot;;[.D125];&quot;&lt;/title&gt; &lt;pub&gt;&quot;;[.E125];&quot;&lt;/pub&gt; &lt;dev&gt;&quot;;[.F125];&quot;&lt;/dev&gt; &lt;genre&gt;&quot;;[.G125];&quot;&lt;/genre&gt; &lt;score&gt;&quot;;[.H125];&quot;&lt;/score&gt; &lt;player&gt;&quot;;[.I125];&quot;&lt;/player&gt; &lt;story&gt;&quot;;[.J125];&quot;&lt;/story&gt; &lt;/game&gt;&quot;)" office:value-type="string" office:string-value="&lt;game name=&quot;Outtrigger (USA)&quot;&gt; &lt;year&gt;2001&lt;/year&gt; &lt;rating&gt;ESRB - T (Teen)&lt;/rating&gt; &lt;title&gt;Outtrigger &lt;/title&gt; &lt;pub&gt;Sega&lt;/pub&gt; &lt;dev&gt;SEGA-AM2 Co., LTD.&lt;/dev&gt; &lt;genre&gt;Action&lt;/genre&gt; &lt;score&gt;3.8&lt;/score&gt; &lt;player&gt;1-6 Players&lt;/player&gt; &lt;story&gt;In Outtrigger you play a member of the &quot;International Counter-terrorism Special Force (Interforce)&quot;, formed by &quot;Visitaria&quot;, a multi-national company for military and space products. Your goal is to defend against terrorist attacks.****You can select one of four predefined players, which differ in speed, armor and weapons, or you can create a customized character. The game itself doesn't provide any storyline, instead you can choose one of the three modes: Arcade, Mission or Versus. In all modes you find yourself in one of several small arenas after starting the game. Usually your goal is to kill a certain amount of terrorists in a limited time (or your friends in Versus mode).****The gameplay is similar to Quake 3 Arena, especially in regards to game speed and the (configurable) key assignment of the controller.&lt;/story&gt; &lt;/game&gt;">
            <text:p>&lt;game name="Outtrigger (USA)"&gt; &lt;year&gt;2001&lt;/year&gt; &lt;rating&gt;ESRB - T (Teen)&lt;/rating&gt; &lt;title&gt;Outtrigger &lt;/title&gt; &lt;pub&gt;Sega&lt;/pub&gt; &lt;dev&gt;SEGA-AM2 Co., LTD.&lt;/dev&gt; &lt;genre&gt;Action&lt;/genre&gt; &lt;score&gt;3.8&lt;/score&gt; &lt;player&gt;1-6 Players&lt;/player&gt; &lt;story&gt;In Outtrigger you play a member of the "International Counter-terrorism Special Force (Interforce)", formed by "Visitaria", a multi-national company for military and space products. Your goal is to defend against terrorist attacks.****You can select one of four predefined players, which differ in speed, armor and weapons, or you can create a customized character. The game itself doesn't provide any storyline, instead you can choose one of the three modes: Arcade, Mission or Versus. In all modes you find yourself in one of several small arenas after starting the game. Usually your goal is to kill a certain amount of terrorists in a limited time (or your friends in Versus mode).****The gameplay is similar to Quake 3 Arena, especially in regards to game speed and the (configurable) key assignment of the controller.&lt;/story&gt; &lt;/game&gt;</text:p>
          </table:table-cell>
        </table:table-row>
        <table:table-row table:style-name="ro1">
          <table:table-cell office:value-type="string">
            <text:p>Stunt GP (Europe)</text:p>
          </table:table-cell>
          <table:table-cell office:value-type="float" office:value="2001">
            <text:p>2001</text:p>
          </table:table-cell>
          <table:table-cell office:value-type="string">
            <text:p>ESRB - E (Everyone)</text:p>
          </table:table-cell>
          <table:table-cell office:value-type="string">
            <text:p>Stunt GP </text:p>
          </table:table-cell>
          <table:table-cell office:value-type="string">
            <text:p>EON Digital Entertainment</text:p>
          </table:table-cell>
          <table:table-cell office:value-type="string">
            <text:p>Team17 Software Limited</text:p>
          </table:table-cell>
          <table:table-cell office:value-type="string">
            <text:p>Driving</text:p>
          </table:table-cell>
          <table:table-cell office:value-type="string">
            <text:p>4.6</text:p>
          </table:table-cell>
          <table:table-cell office:value-type="string">
            <text:p>1-4 Players</text:p>
          </table:table-cell>
          <table:table-cell office:value-type="string">
            <text:p>In Stunt GP, you control one of 16 different remote-controlled cars. The cars are divided in three categories: Wild-Wheels, Speed Demons and Aeroblaster, each with it's unique driving feel. The cars can be tuned up with many different tuning parts, like better batteries, tires, suspension etc. - a total of 1000 different combinations.****You race on 24 original, colorful tracks with tons of bridges, ramps and loopings. You can perform absolutely breathtaking stunts on these tracks, but you need to be careful about the battery - if the car runs out of power, the race is probably over very soon.****Of course, it's possible to play multiplayer. No network support is included, so multiplayer gaming stages on one PC in split screen mode.</text:p>
          </table:table-cell>
          <table:table-cell table:formula="of:=CONCATENATE(&quot;&lt;game name=&quot;;CHAR(34);[.A126];CHAR(34);&quot;&gt; &lt;year&gt;&quot;;[.B126];&quot;&lt;/year&gt; &lt;rating&gt;&quot;;[.C126];&quot;&lt;/rating&gt; &lt;title&gt;&quot;;[.D126];&quot;&lt;/title&gt; &lt;pub&gt;&quot;;[.E126];&quot;&lt;/pub&gt; &lt;dev&gt;&quot;;[.F126];&quot;&lt;/dev&gt; &lt;genre&gt;&quot;;[.G126];&quot;&lt;/genre&gt; &lt;score&gt;&quot;;[.H126];&quot;&lt;/score&gt; &lt;player&gt;&quot;;[.I126];&quot;&lt;/player&gt; &lt;story&gt;&quot;;[.J126];&quot;&lt;/story&gt; &lt;/game&gt;&quot;)" office:value-type="string" office:string-value="&lt;game name=&quot;Stunt GP (Europe)&quot;&gt; &lt;year&gt;2001&lt;/year&gt; &lt;rating&gt;ESRB - E (Everyone)&lt;/rating&gt; &lt;title&gt;Stunt GP &lt;/title&gt; &lt;pub&gt;EON Digital Entertainment&lt;/pub&gt; &lt;dev&gt;Team17 Software Limited&lt;/dev&gt; &lt;genre&gt;Driving&lt;/genre&gt; &lt;score&gt;4.6&lt;/score&gt; &lt;player&gt;1-4 Players&lt;/player&gt; &lt;story&gt;In Stunt GP, you control one of 16 different remote-controlled cars. The cars are divided in three categories: Wild-Wheels, Speed Demons and Aeroblaster, each with it's unique driving feel. The cars can be tuned up with many different tuning parts, like better batteries, tires, suspension etc. - a total of 1000 different combinations.****You race on 24 original, colorful tracks with tons of bridges, ramps and loopings. You can perform absolutely breathtaking stunts on these tracks, but you need to be careful about the battery - if the car runs out of power, the race is probably over very soon.****Of course, it's possible to play multiplayer. No network support is included, so multiplayer gaming stages on one PC in split screen mode.&lt;/story&gt; &lt;/game&gt;">
            <text:p>&lt;game name="Stunt GP (Europe)"&gt; &lt;year&gt;2001&lt;/year&gt; &lt;rating&gt;ESRB - E (Everyone)&lt;/rating&gt; &lt;title&gt;Stunt GP &lt;/title&gt; &lt;pub&gt;EON Digital Entertainment&lt;/pub&gt; &lt;dev&gt;Team17 Software Limited&lt;/dev&gt; &lt;genre&gt;Driving&lt;/genre&gt; &lt;score&gt;4.6&lt;/score&gt; &lt;player&gt;1-4 Players&lt;/player&gt; &lt;story&gt;In Stunt GP, you control one of 16 different remote-controlled cars. The cars are divided in three categories: Wild-Wheels, Speed Demons and Aeroblaster, each with it's unique driving feel. The cars can be tuned up with many different tuning parts, like better batteries, tires, suspension etc. - a total of 1000 different combinations.****You race on 24 original, colorful tracks with tons of bridges, ramps and loopings. You can perform absolutely breathtaking stunts on these tracks, but you need to be careful about the battery - if the car runs out of power, the race is probably over very soon.****Of course, it's possible to play multiplayer. No network support is included, so multiplayer gaming stages on one PC in split screen mode.&lt;/story&gt; &lt;/game&gt;</text:p>
          </table:table-cell>
        </table:table-row>
        <table:table-row table:style-name="ro1">
          <table:table-cell office:value-type="string">
            <text:p>Super Magnetic Neo (USA)</text:p>
          </table:table-cell>
          <table:table-cell office:value-type="float" office:value="2000">
            <text:p>2000</text:p>
          </table:table-cell>
          <table:table-cell office:value-type="string">
            <text:p>ESRB - E (Everyone)</text:p>
          </table:table-cell>
          <table:table-cell office:value-type="string">
            <text:p>Super Magnetic Neo </text:p>
          </table:table-cell>
          <table:table-cell office:value-type="string">
            <text:p>Crave</text:p>
          </table:table-cell>
          <table:table-cell office:value-type="string">
            <text:p>Genki Co., Ltd.</text:p>
          </table:table-cell>
          <table:table-cell office:value-type="string">
            <text:p>Action</text:p>
          </table:table-cell>
          <table:table-cell office:value-type="string">
            <text:p>3.8</text:p>
          </table:table-cell>
          <table:table-cell office:value-type="string">
            <text:p>1 Player</text:p>
          </table:table-cell>
          <table:table-cell office:value-type="string">
            <text:p>In Super Magnetic Neo, a gang lead by evil, foul-mouthed baby Pinki has taken over Pao Pao Park. <text:s/>The professor must stop her, so her sends Super Magnetic Neo, a little boy robot with a powerful electromagnet on his head.****The game has some resemblance to the Crash Bandicoot series in that some levels have you running toward the camera, have a side-view, or have you riding an animal. <text:s/>It contains some running, jumping and switch-flipping much like any 3D platformer. <text:s/>However, it does have a unique magnetism aspect. <text:s/>Positive and Negative charges are represented by red and blue. <text:s/>Neo's head can act as a positive or negative pole. <text:s/>This is called his magnogimmick. <text:s/>Using the principle of opposites charges attract and similar charges repel, Neo can pull himself toward platforms, then launch off them, or navigate many related environmental puzzles such as pulling himself into teleporters or swinging on magnetic pendulums. <text:s/>Enemies also come in red and blue and can pulled pulled in to be captured or pushed away to be avoided accordingly.****You must use all these skills to make it through all four sections of Pao Pao Park and defeat Pinki.****There is also a challenge mode, with a series of short stages to pass all based around proper use of the magnogimmick. <text:s/>It's something like the VR missions in the Metal Gear series.</text:p>
          </table:table-cell>
          <table:table-cell table:formula="of:=CONCATENATE(&quot;&lt;game name=&quot;;CHAR(34);[.A127];CHAR(34);&quot;&gt; &lt;year&gt;&quot;;[.B127];&quot;&lt;/year&gt; &lt;rating&gt;&quot;;[.C127];&quot;&lt;/rating&gt; &lt;title&gt;&quot;;[.D127];&quot;&lt;/title&gt; &lt;pub&gt;&quot;;[.E127];&quot;&lt;/pub&gt; &lt;dev&gt;&quot;;[.F127];&quot;&lt;/dev&gt; &lt;genre&gt;&quot;;[.G127];&quot;&lt;/genre&gt; &lt;score&gt;&quot;;[.H127];&quot;&lt;/score&gt; &lt;player&gt;&quot;;[.I127];&quot;&lt;/player&gt; &lt;story&gt;&quot;;[.J127];&quot;&lt;/story&gt; &lt;/game&gt;&quot;)" office:value-type="string" office:string-value="&lt;game name=&quot;Super Magnetic Neo (USA)&quot;&gt; &lt;year&gt;2000&lt;/year&gt; &lt;rating&gt;ESRB - E (Everyone)&lt;/rating&gt; &lt;title&gt;Super Magnetic Neo &lt;/title&gt; &lt;pub&gt;Crave&lt;/pub&gt; &lt;dev&gt;Genki Co., Ltd.&lt;/dev&gt; &lt;genre&gt;Action&lt;/genre&gt; &lt;score&gt;3.8&lt;/score&gt; &lt;player&gt;1 Player&lt;/player&gt; &lt;story&gt;In Super Magnetic Neo, a gang lead by evil, foul-mouthed baby Pinki has taken over Pao Pao Park.  The professor must stop her, so her sends Super Magnetic Neo, a little boy robot with a powerful electromagnet on his head.****The game has some resemblance to the Crash Bandicoot series in that some levels have you running toward the camera, have a side-view, or have you riding an animal.  It contains some running, jumping and switch-flipping much like any 3D platformer.  However, it does have a unique magnetism aspect.  Positive and Negative charges are represented by red and blue.  Neo's head can act as a positive or negative pole.  This is called his magnogimmick.  Using the principle of opposites charges attract and similar charges repel, Neo can pull himself toward platforms, then launch off them, or navigate many related environmental puzzles such as pulling himself into teleporters or swinging on magnetic pendulums.  Enemies also come in red and blue and can pulled pulled in to be captured or pushed away to be avoided accordingly.****You must use all these skills to make it through all four sections of Pao Pao Park and defeat Pinki.****There is also a challenge mode, with a series of short stages to pass all based around proper use of the magnogimmick.  It's something like the VR missions in the Metal Gear series.&lt;/story&gt; &lt;/game&gt;">
            <text:p>&lt;game name="Super Magnetic Neo (USA)"&gt; &lt;year&gt;2000&lt;/year&gt; &lt;rating&gt;ESRB - E (Everyone)&lt;/rating&gt; &lt;title&gt;Super Magnetic Neo &lt;/title&gt; &lt;pub&gt;Crave&lt;/pub&gt; &lt;dev&gt;Genki Co., Ltd.&lt;/dev&gt; &lt;genre&gt;Action&lt;/genre&gt; &lt;score&gt;3.8&lt;/score&gt; &lt;player&gt;1 Player&lt;/player&gt; &lt;story&gt;In Super Magnetic Neo, a gang lead by evil, foul-mouthed baby Pinki has taken over Pao Pao Park. <text:s/>The professor must stop her, so her sends Super Magnetic Neo, a little boy robot with a powerful electromagnet on his head.****The game has some resemblance to the Crash Bandicoot series in that some levels have you running toward the camera, have a side-view, or have you riding an animal. <text:s/>It contains some running, jumping and switch-flipping much like any 3D platformer. <text:s/>However, it does have a unique magnetism aspect. <text:s/>Positive and Negative charges are represented by red and blue. <text:s/>Neo's head can act as a positive or negative pole. <text:s/>This is called his magnogimmick. <text:s/>Using the principle of opposites charges attract and similar charges repel, Neo can pull himself toward platforms, then launch off them, or navigate many related environmental puzzles such as pulling himself into teleporters or swinging on magnetic pendulums. <text:s/>Enemies also come in red and blue and can pulled pulled in to be captured or pushed away to be avoided accordingly.****You must use all these skills to make it through all four sections of Pao Pao Park and defeat Pinki.****There is also a challenge mode, with a series of short stages to pass all based around proper use of the magnogimmick. <text:s/>It's something like the VR missions in the Metal Gear series.&lt;/story&gt; &lt;/game&gt;</text:p>
          </table:table-cell>
        </table:table-row>
        <table:table-row table:style-name="ro1">
          <table:table-cell office:value-type="string">
            <text:p>Trigger Heart Exelica (Japan)</text:p>
          </table:table-cell>
          <table:table-cell office:value-type="float" office:value="2007">
            <text:p>2007</text:p>
          </table:table-cell>
          <table:table-cell office:value-type="string">
            <text:p>ESRB - E (Everyone)</text:p>
          </table:table-cell>
          <table:table-cell office:value-type="string">
            <text:p>Trigger Heart Exelica </text:p>
          </table:table-cell>
          <table:table-cell office:value-type="string">
            <text:p>Warashi</text:p>
          </table:table-cell>
          <table:table-cell office:value-type="string">
            <text:p>Warashi Inc.</text:p>
          </table:table-cell>
          <table:table-cell office:value-type="string">
            <text:p>Shoot-'Em-Up</text:p>
          </table:table-cell>
          <table:table-cell office:value-type="string">
            <text:p>4.6</text:p>
          </table:table-cell>
          <table:table-cell office:value-type="string">
            <text:p>1 Player</text:p>
          </table:table-cell>
          <table:table-cell office:value-type="string">
            <text:p>In the distant future humanity will develop intelligent weapons called Trigger Hearts. Despite their awesome offensive strengths, Trigger Hearts aesthetically closely resemble humans, and overtime even develop unique personalities. Of three existing Trigger Hearts one, named Faintear, has mysteriously vanished two years ago.**The story begins as the two remaining Trigger Hearts - Exelica and Crueltear (who took on the personality of Exelica's big sister) are summoned to quell a mysterious rebellion of military machines against their human creators.****Trigger Heart Exelica is an arcade-style top-down shooter and is composed of 5 stages of shooting mayhem. Most levels take place in futuristic environments such as sky cities and space stations. The player is given a choice of one of the two Trigger Hearts at the beginning of the game - Exelica, who emits a wide fan of weak shots, and Crueltear, who fires a narrowly concentrated barrage of projectiles. However, the firing pattern of guns matters little during the game, as Trigger Heart's most awesome weapon is common to both models, and is called the Anchor Shot. By using the Anchor Shot Trigger Hearts are able to grab, swing, use as a shield, and hurl back any flying enemy vehicle in the game, including even the most giant of enemy battle cruisers. When thrown, the enemy cuts a path of destruction across the entire screen, causing explosive chain reactions between adjacent ships and occasionally even obliterating bosses in one hit. The Anchor Shot is a tricky weapon to use, as it requires the player to circle the joystick in order to give enemy ships more inertia while continuing to dodge enemy fire. The trajectory of the released enemy is also somewhat difficult to predict. Another innovative feature of Trigger Heart Exelica is AI-adjusted boss difficulty level, which will cut more slack to the inexperienced player, while attempting to punish the pros.****In addition to the original Arcade mode the home version of the game includes a Story mode, which adds fully voiced cutscenes, additional endings and bosses throughout the game, and Arranged Mode, which is just like the arcade mode, but is limited to Normal difficulty, no continues, and only two lives, and serves as a challenge to the most experienced players.****The PS2 port includes a new opening movie, story mode and CG sequences. TH44 Faintear is now a player selectable fighter and The Triggerheart Backupper C'r_na, originally only a story concept, now appears in the game.</text:p>
          </table:table-cell>
          <table:table-cell table:formula="of:=CONCATENATE(&quot;&lt;game name=&quot;;CHAR(34);[.A128];CHAR(34);&quot;&gt; &lt;year&gt;&quot;;[.B128];&quot;&lt;/year&gt; &lt;rating&gt;&quot;;[.C128];&quot;&lt;/rating&gt; &lt;title&gt;&quot;;[.D128];&quot;&lt;/title&gt; &lt;pub&gt;&quot;;[.E128];&quot;&lt;/pub&gt; &lt;dev&gt;&quot;;[.F128];&quot;&lt;/dev&gt; &lt;genre&gt;&quot;;[.G128];&quot;&lt;/genre&gt; &lt;score&gt;&quot;;[.H128];&quot;&lt;/score&gt; &lt;player&gt;&quot;;[.I128];&quot;&lt;/player&gt; &lt;story&gt;&quot;;[.J128];&quot;&lt;/story&gt; &lt;/game&gt;&quot;)" office:value-type="string" office:string-value="&lt;game name=&quot;Trigger Heart Exelica (Japan)&quot;&gt; &lt;year&gt;2007&lt;/year&gt; &lt;rating&gt;ESRB - E (Everyone)&lt;/rating&gt; &lt;title&gt;Trigger Heart Exelica &lt;/title&gt; &lt;pub&gt;Warashi&lt;/pub&gt; &lt;dev&gt;Warashi Inc.&lt;/dev&gt; &lt;genre&gt;Shoot-'Em-Up&lt;/genre&gt; &lt;score&gt;4.6&lt;/score&gt; &lt;player&gt;1 Player&lt;/player&gt; &lt;story&gt;In the distant future humanity will develop intelligent weapons called Trigger Hearts. Despite their awesome offensive strengths, Trigger Hearts aesthetically closely resemble humans, and overtime even develop unique personalities. Of three existing Trigger Hearts one, named Faintear, has mysteriously vanished two years ago.**The story begins as the two remaining Trigger Hearts - Exelica and Crueltear (who took on the personality of Exelica's big sister) are summoned to quell a mysterious rebellion of military machines against their human creators.****Trigger Heart Exelica is an arcade-style top-down shooter and is composed of 5 stages of shooting mayhem. Most levels take place in futuristic environments such as sky cities and space stations. The player is given a choice of one of the two Trigger Hearts at the beginning of the game - Exelica, who emits a wide fan of weak shots, and Crueltear, who fires a narrowly concentrated barrage of projectiles. However, the firing pattern of guns matters little during the game, as Trigger Heart's most awesome weapon is common to both models, and is called the Anchor Shot. By using the Anchor Shot Trigger Hearts are able to grab, swing, use as a shield, and hurl back any flying enemy vehicle in the game, including even the most giant of enemy battle cruisers. When thrown, the enemy cuts a path of destruction across the entire screen, causing explosive chain reactions between adjacent ships and occasionally even obliterating bosses in one hit. The Anchor Shot is a tricky weapon to use, as it requires the player to circle the joystick in order to give enemy ships more inertia while continuing to dodge enemy fire. The trajectory of the released enemy is also somewhat difficult to predict. Another innovative feature of Trigger Heart Exelica is AI-adjusted boss difficulty level, which will cut more slack to the inexperienced player, while attempting to punish the pros.****In addition to the original Arcade mode the home version of the game includes a Story mode, which adds fully voiced cutscenes, additional endings and bosses throughout the game, and Arranged Mode, which is just like the arcade mode, but is limited to Normal difficulty, no continues, and only two lives, and serves as a challenge to the most experienced players.****The PS2 port includes a new opening movie, story mode and CG sequences. TH44 Faintear is now a player selectable fighter and The Triggerheart Backupper C'r_na, originally only a story concept, now appears in the game.&lt;/story&gt; &lt;/game&gt;">
            <text:p>&lt;game name="Trigger Heart Exelica (Japan)"&gt; &lt;year&gt;2007&lt;/year&gt; &lt;rating&gt;ESRB - E (Everyone)&lt;/rating&gt; &lt;title&gt;Trigger Heart Exelica &lt;/title&gt; &lt;pub&gt;Warashi&lt;/pub&gt; &lt;dev&gt;Warashi Inc.&lt;/dev&gt; &lt;genre&gt;Shoot-'Em-Up&lt;/genre&gt; &lt;score&gt;4.6&lt;/score&gt; &lt;player&gt;1 Player&lt;/player&gt; &lt;story&gt;In the distant future humanity will develop intelligent weapons called Trigger Hearts. Despite their awesome offensive strengths, Trigger Hearts aesthetically closely resemble humans, and overtime even develop unique personalities. Of three existing Trigger Hearts one, named Faintear, has mysteriously vanished two years ago.**The story begins as the two remaining Trigger Hearts - Exelica and Crueltear (who took on the personality of Exelica's big sister) are summoned to quell a mysterious rebellion of military machines against their human creators.****Trigger Heart Exelica is an arcade-style top-down shooter and is composed of 5 stages of shooting mayhem. Most levels take place in futuristic environments such as sky cities and space stations. The player is given a choice of one of the two Trigger Hearts at the beginning of the game - Exelica, who emits a wide fan of weak shots, and Crueltear, who fires a narrowly concentrated barrage of projectiles. However, the firing pattern of guns matters little during the game, as Trigger Heart's most awesome weapon is common to both models, and is called the Anchor Shot. By using the Anchor Shot Trigger Hearts are able to grab, swing, use as a shield, and hurl back any flying enemy vehicle in the game, including even the most giant of enemy battle cruisers. When thrown, the enemy cuts a path of destruction across the entire screen, causing explosive chain reactions between adjacent ships and occasionally even obliterating bosses in one hit. The Anchor Shot is a tricky weapon to use, as it requires the player to circle the joystick in order to give enemy ships more inertia while continuing to dodge enemy fire. The trajectory of the released enemy is also somewhat difficult to predict. Another innovative feature of Trigger Heart Exelica is AI-adjusted boss difficulty level, which will cut more slack to the inexperienced player, while attempting to punish the pros.****In addition to the original Arcade mode the home version of the game includes a Story mode, which adds fully voiced cutscenes, additional endings and bosses throughout the game, and Arranged Mode, which is just like the arcade mode, but is limited to Normal difficulty, no continues, and only two lives, and serves as a challenge to the most experienced players.****The PS2 port includes a new opening movie, story mode and CG sequences. TH44 Faintear is now a player selectable fighter and The Triggerheart Backupper C'r_na, originally only a story concept, now appears in the game.&lt;/story&gt; &lt;/game&gt;</text:p>
          </table:table-cell>
        </table:table-row>
        <table:table-row table:style-name="ro1">
          <table:table-cell office:value-type="string">
            <text:p>Giga Wing (USA)</text:p>
          </table:table-cell>
          <table:table-cell office:value-type="float" office:value="2000">
            <text:p>2000</text:p>
          </table:table-cell>
          <table:table-cell office:value-type="string">
            <text:p>ESRB - E (Everyone)</text:p>
          </table:table-cell>
          <table:table-cell office:value-type="string">
            <text:p>Giga Wing </text:p>
          </table:table-cell>
          <table:table-cell office:value-type="string">
            <text:p>Capcom</text:p>
          </table:table-cell>
          <table:table-cell office:value-type="string">
            <text:p>Capcom Entertainment, Inc.</text:p>
          </table:table-cell>
          <table:table-cell office:value-type="string">
            <text:p>Shoot-'Em-Up</text:p>
          </table:table-cell>
          <table:table-cell office:value-type="string">
            <text:p>4.2</text:p>
          </table:table-cell>
          <table:table-cell office:value-type="string">
            <text:p>1-2 Players</text:p>
          </table:table-cell>
          <table:table-cell office:value-type="string">
            <text:p>In the World of Giga Wing, many wars have been fought for the divine stone Medallion. Entire civilizations were destroyed in the struggle for gaining control of the legendary item. Now, in the year 2050, four pilots have set off, each carrying a mysterious stone. The stones are said to be the only way to destroy Medallion once and for all. The player can choose to complete the journey for any of the four pilots.****Giga Wing is a vertical scrolling shoot 'em up. Up to two players must steer their planes around enemy bullets and destroy everything in their path with only a limited amount of lives. When tapping the A button, the main gun is fired. Holding the button activates the Reflect Force. The B button fires a bomb from a limited stock to become temporarily invincible. Power-ups can be collected to increase the bomb and life stock or enhance the main gun's fire power.****Scoring works by using the Reflect Force to repel enemy shots. Once the shots hit an enemy, medals appear in their place. When these are collected, the score multiplier increases.****There are two game modes, arcade and score attack. Arcade plays just like the original coin-op game, and score attack lets the player choose a stage and fight for the highest score there. In this mode, the player has unlimited lives, however the score multiplier will reset once the player dies or uses a bomb.</text:p>
          </table:table-cell>
          <table:table-cell table:formula="of:=CONCATENATE(&quot;&lt;game name=&quot;;CHAR(34);[.A129];CHAR(34);&quot;&gt; &lt;year&gt;&quot;;[.B129];&quot;&lt;/year&gt; &lt;rating&gt;&quot;;[.C129];&quot;&lt;/rating&gt; &lt;title&gt;&quot;;[.D129];&quot;&lt;/title&gt; &lt;pub&gt;&quot;;[.E129];&quot;&lt;/pub&gt; &lt;dev&gt;&quot;;[.F129];&quot;&lt;/dev&gt; &lt;genre&gt;&quot;;[.G129];&quot;&lt;/genre&gt; &lt;score&gt;&quot;;[.H129];&quot;&lt;/score&gt; &lt;player&gt;&quot;;[.I129];&quot;&lt;/player&gt; &lt;story&gt;&quot;;[.J129];&quot;&lt;/story&gt; &lt;/game&gt;&quot;)" office:value-type="string" office:string-value="&lt;game name=&quot;Giga Wing (USA)&quot;&gt; &lt;year&gt;2000&lt;/year&gt; &lt;rating&gt;ESRB - E (Everyone)&lt;/rating&gt; &lt;title&gt;Giga Wing &lt;/title&gt; &lt;pub&gt;Capcom&lt;/pub&gt; &lt;dev&gt;Capcom Entertainment, Inc.&lt;/dev&gt; &lt;genre&gt;Shoot-'Em-Up&lt;/genre&gt; &lt;score&gt;4.2&lt;/score&gt; &lt;player&gt;1-2 Players&lt;/player&gt; &lt;story&gt;In the World of Giga Wing, many wars have been fought for the divine stone Medallion. Entire civilizations were destroyed in the struggle for gaining control of the legendary item. Now, in the year 2050, four pilots have set off, each carrying a mysterious stone. The stones are said to be the only way to destroy Medallion once and for all. The player can choose to complete the journey for any of the four pilots.****Giga Wing is a vertical scrolling shoot 'em up. Up to two players must steer their planes around enemy bullets and destroy everything in their path with only a limited amount of lives. When tapping the A button, the main gun is fired. Holding the button activates the Reflect Force. The B button fires a bomb from a limited stock to become temporarily invincible. Power-ups can be collected to increase the bomb and life stock or enhance the main gun's fire power.****Scoring works by using the Reflect Force to repel enemy shots. Once the shots hit an enemy, medals appear in their place. When these are collected, the score multiplier increases.****There are two game modes, arcade and score attack. Arcade plays just like the original coin-op game, and score attack lets the player choose a stage and fight for the highest score there. In this mode, the player has unlimited lives, however the score multiplier will reset once the player dies or uses a bomb.&lt;/story&gt; &lt;/game&gt;">
            <text:p>&lt;game name="Giga Wing (USA)"&gt; &lt;year&gt;2000&lt;/year&gt; &lt;rating&gt;ESRB - E (Everyone)&lt;/rating&gt; &lt;title&gt;Giga Wing &lt;/title&gt; &lt;pub&gt;Capcom&lt;/pub&gt; &lt;dev&gt;Capcom Entertainment, Inc.&lt;/dev&gt; &lt;genre&gt;Shoot-'Em-Up&lt;/genre&gt; &lt;score&gt;4.2&lt;/score&gt; &lt;player&gt;1-2 Players&lt;/player&gt; &lt;story&gt;In the World of Giga Wing, many wars have been fought for the divine stone Medallion. Entire civilizations were destroyed in the struggle for gaining control of the legendary item. Now, in the year 2050, four pilots have set off, each carrying a mysterious stone. The stones are said to be the only way to destroy Medallion once and for all. The player can choose to complete the journey for any of the four pilots.****Giga Wing is a vertical scrolling shoot 'em up. Up to two players must steer their planes around enemy bullets and destroy everything in their path with only a limited amount of lives. When tapping the A button, the main gun is fired. Holding the button activates the Reflect Force. The B button fires a bomb from a limited stock to become temporarily invincible. Power-ups can be collected to increase the bomb and life stock or enhance the main gun's fire power.****Scoring works by using the Reflect Force to repel enemy shots. Once the shots hit an enemy, medals appear in their place. When these are collected, the score multiplier increases.****There are two game modes, arcade and score attack. Arcade plays just like the original coin-op game, and score attack lets the player choose a stage and fight for the highest score there. In this mode, the player has unlimited lives, however the score multiplier will reset once the player dies or uses a bomb.&lt;/story&gt; &lt;/game&gt;</text:p>
          </table:table-cell>
        </table:table-row>
        <table:table-row table:style-name="ro1">
          <table:table-cell office:value-type="string">
            <text:p>TrickStyle (USA)</text:p>
          </table:table-cell>
          <table:table-cell office:value-type="float" office:value="1999">
            <text:p>1999</text:p>
          </table:table-cell>
          <table:table-cell office:value-type="string">
            <text:p>ESRB - E (Everyone)</text:p>
          </table:table-cell>
          <table:table-cell office:value-type="string">
            <text:p>TrickStyle </text:p>
          </table:table-cell>
          <table:table-cell office:value-type="string">
            <text:p>Acclaim</text:p>
          </table:table-cell>
          <table:table-cell office:value-type="string">
            <text:p>Criterion Software Group Ltd.</text:p>
          </table:table-cell>
          <table:table-cell office:value-type="string">
            <text:p>Skateboarding/Sports</text:p>
          </table:table-cell>
          <table:table-cell office:value-type="string">
            <text:p>3.2</text:p>
          </table:table-cell>
          <table:table-cell office:value-type="string">
            <text:p>1-2 Players</text:p>
          </table:table-cell>
          <table:table-cell office:value-type="string">
            <text:p>In the year 2099, The Dominance War ravaged all humanity, and from their ashes, a new society arose. The Jugaku corporation was one of the companies that took over the world markets, developed a technology called Hover-Ride, which let people surf through the air. Eventually, a sport was created by using this technology in races filled with violence.****In the future, nine contestants enter the TrickStyle competition in hopes of earning fame and money, and find more about their past along the way. They must race against each other and complete obstacle courses. Races are set in futuristic versions of cities such as London and Tokyo. Each character has its own 'special move', and in total there are 400 different tricks incorporated.</text:p>
          </table:table-cell>
          <table:table-cell table:formula="of:=CONCATENATE(&quot;&lt;game name=&quot;;CHAR(34);[.A130];CHAR(34);&quot;&gt; &lt;year&gt;&quot;;[.B130];&quot;&lt;/year&gt; &lt;rating&gt;&quot;;[.C130];&quot;&lt;/rating&gt; &lt;title&gt;&quot;;[.D130];&quot;&lt;/title&gt; &lt;pub&gt;&quot;;[.E130];&quot;&lt;/pub&gt; &lt;dev&gt;&quot;;[.F130];&quot;&lt;/dev&gt; &lt;genre&gt;&quot;;[.G130];&quot;&lt;/genre&gt; &lt;score&gt;&quot;;[.H130];&quot;&lt;/score&gt; &lt;player&gt;&quot;;[.I130];&quot;&lt;/player&gt; &lt;story&gt;&quot;;[.J130];&quot;&lt;/story&gt; &lt;/game&gt;&quot;)" office:value-type="string" office:string-value="&lt;game name=&quot;TrickStyle (USA)&quot;&gt; &lt;year&gt;1999&lt;/year&gt; &lt;rating&gt;ESRB - E (Everyone)&lt;/rating&gt; &lt;title&gt;TrickStyle &lt;/title&gt; &lt;pub&gt;Acclaim&lt;/pub&gt; &lt;dev&gt;Criterion Software Group Ltd.&lt;/dev&gt; &lt;genre&gt;Skateboarding/Sports&lt;/genre&gt; &lt;score&gt;3.2&lt;/score&gt; &lt;player&gt;1-2 Players&lt;/player&gt; &lt;story&gt;In the year 2099, The Dominance War ravaged all humanity, and from their ashes, a new society arose. The Jugaku corporation was one of the companies that took over the world markets, developed a technology called Hover-Ride, which let people surf through the air. Eventually, a sport was created by using this technology in races filled with violence.****In the future, nine contestants enter the TrickStyle competition in hopes of earning fame and money, and find more about their past along the way. They must race against each other and complete obstacle courses. Races are set in futuristic versions of cities such as London and Tokyo. Each character has its own 'special move', and in total there are 400 different tricks incorporated.&lt;/story&gt; &lt;/game&gt;">
            <text:p>&lt;game name="TrickStyle (USA)"&gt; &lt;year&gt;1999&lt;/year&gt; &lt;rating&gt;ESRB - E (Everyone)&lt;/rating&gt; &lt;title&gt;TrickStyle &lt;/title&gt; &lt;pub&gt;Acclaim&lt;/pub&gt; &lt;dev&gt;Criterion Software Group Ltd.&lt;/dev&gt; &lt;genre&gt;Skateboarding/Sports&lt;/genre&gt; &lt;score&gt;3.2&lt;/score&gt; &lt;player&gt;1-2 Players&lt;/player&gt; &lt;story&gt;In the year 2099, The Dominance War ravaged all humanity, and from their ashes, a new society arose. The Jugaku corporation was one of the companies that took over the world markets, developed a technology called Hover-Ride, which let people surf through the air. Eventually, a sport was created by using this technology in races filled with violence.****In the future, nine contestants enter the TrickStyle competition in hopes of earning fame and money, and find more about their past along the way. They must race against each other and complete obstacle courses. Races are set in futuristic versions of cities such as London and Tokyo. Each character has its own 'special move', and in total there are 400 different tricks incorporated.&lt;/story&gt; &lt;/game&gt;</text:p>
          </table:table-cell>
        </table:table-row>
        <table:table-row table:style-name="ro1">
          <table:table-cell office:value-type="string">
            <text:p>Ducati World Racing Challenge (USA)</text:p>
          </table:table-cell>
          <table:table-cell office:value-type="float" office:value="2001">
            <text:p>2001</text:p>
          </table:table-cell>
          <table:table-cell office:value-type="string">
            <text:p>ESRB - E (Everyone)</text:p>
          </table:table-cell>
          <table:table-cell office:value-type="string">
            <text:p>Ducati World Racing Challenge </text:p>
          </table:table-cell>
          <table:table-cell office:value-type="string">
            <text:p>Acclaim</text:p>
          </table:table-cell>
          <table:table-cell office:value-type="string">
            <text:p>Attention to Detail</text:p>
          </table:table-cell>
          <table:table-cell office:value-type="string">
            <text:p>Driving</text:p>
          </table:table-cell>
          <table:table-cell office:value-type="float" office:value="2.9">
            <text:p>2.9</text:p>
          </table:table-cell>
          <table:table-cell office:value-type="string">
            <text:p>1-2 Players</text:p>
          </table:table-cell>
          <table:table-cell office:value-type="string">
            <text:p>In this Ducati brand-licensed motorcycle game, players can race a range of Ducati bikes ranging from the 1960's Daytona 350 to the 748 and 996. The game includes a career mode (Ducati Life) where players climb the ladder to earn four different licenses, buy better bikes and accessories such as helmets, leathers and bike customizations. Regular quick races feature and arcade mode, two player split-screen, time attack and regular races. New tracks can be unlocked and are stored in the Rewards menu.****The game is endorsed by world champion Carl Fogarty. Players can race him and win his bike.</text:p>
          </table:table-cell>
          <table:table-cell table:formula="of:=CONCATENATE(&quot;&lt;game name=&quot;;CHAR(34);[.A131];CHAR(34);&quot;&gt; &lt;year&gt;&quot;;[.B131];&quot;&lt;/year&gt; &lt;rating&gt;&quot;;[.C131];&quot;&lt;/rating&gt; &lt;title&gt;&quot;;[.D131];&quot;&lt;/title&gt; &lt;pub&gt;&quot;;[.E131];&quot;&lt;/pub&gt; &lt;dev&gt;&quot;;[.F131];&quot;&lt;/dev&gt; &lt;genre&gt;&quot;;[.G131];&quot;&lt;/genre&gt; &lt;score&gt;&quot;;[.H131];&quot;&lt;/score&gt; &lt;player&gt;&quot;;[.I131];&quot;&lt;/player&gt; &lt;story&gt;&quot;;[.J131];&quot;&lt;/story&gt; &lt;/game&gt;&quot;)" office:value-type="string" office:string-value="&lt;game name=&quot;Ducati World Racing Challenge (USA)&quot;&gt; &lt;year&gt;2001&lt;/year&gt; &lt;rating&gt;ESRB - E (Everyone)&lt;/rating&gt; &lt;title&gt;Ducati World Racing Challenge &lt;/title&gt; &lt;pub&gt;Acclaim&lt;/pub&gt; &lt;dev&gt;Attention to Detail&lt;/dev&gt; &lt;genre&gt;Driving&lt;/genre&gt; &lt;score&gt;2.9&lt;/score&gt; &lt;player&gt;1-2 Players&lt;/player&gt; &lt;story&gt;In this Ducati brand-licensed motorcycle game, players can race a range of Ducati bikes ranging from the 1960's Daytona 350 to the 748 and 996. The game includes a career mode (Ducati Life) where players climb the ladder to earn four different licenses, buy better bikes and accessories such as helmets, leathers and bike customizations. Regular quick races feature and arcade mode, two player split-screen, time attack and regular races. New tracks can be unlocked and are stored in the Rewards menu.****The game is endorsed by world champion Carl Fogarty. Players can race him and win his bike.&lt;/story&gt; &lt;/game&gt;">
            <text:p>&lt;game name="Ducati World Racing Challenge (USA)"&gt; &lt;year&gt;2001&lt;/year&gt; &lt;rating&gt;ESRB - E (Everyone)&lt;/rating&gt; &lt;title&gt;Ducati World Racing Challenge &lt;/title&gt; &lt;pub&gt;Acclaim&lt;/pub&gt; &lt;dev&gt;Attention to Detail&lt;/dev&gt; &lt;genre&gt;Driving&lt;/genre&gt; &lt;score&gt;2.9&lt;/score&gt; &lt;player&gt;1-2 Players&lt;/player&gt; &lt;story&gt;In this Ducati brand-licensed motorcycle game, players can race a range of Ducati bikes ranging from the 1960's Daytona 350 to the 748 and 996. The game includes a career mode (Ducati Life) where players climb the ladder to earn four different licenses, buy better bikes and accessories such as helmets, leathers and bike customizations. Regular quick races feature and arcade mode, two player split-screen, time attack and regular races. New tracks can be unlocked and are stored in the Rewards menu.****The game is endorsed by world champion Carl Fogarty. Players can race him and win his bike.&lt;/story&gt; &lt;/game&gt;</text:p>
          </table:table-cell>
        </table:table-row>
        <table:table-row table:style-name="ro1">
          <table:table-cell office:value-type="string">
            <text:p>King of Fighters 2001 (Japan)</text:p>
          </table:table-cell>
          <table:table-cell office:value-type="float" office:value="2002">
            <text:p>2002</text:p>
          </table:table-cell>
          <table:table-cell office:value-type="string">
            <text:p>ESRB - T (Teen)</text:p>
          </table:table-cell>
          <table:table-cell office:value-type="string">
            <text:p>King of Fighters 2001 </text:p>
          </table:table-cell>
          <table:table-cell office:value-type="string">
            <text:p>Playmore</text:p>
          </table:table-cell>
          <table:table-cell office:value-type="string">
            <text:p>Eolith Co., Ltd.</text:p>
          </table:table-cell>
          <table:table-cell office:value-type="string">
            <text:p>Fighter</text:p>
          </table:table-cell>
          <table:table-cell office:value-type="string">
            <text:p>4.1</text:p>
          </table:table-cell>
          <table:table-cell office:value-type="string">
            <text:p>1-2 Players</text:p>
          </table:table-cell>
          <table:table-cell office:value-type="string">
            <text:p>In this eighth installment of the King of Fighters series, ten different teams once again battle it out in several countries to decide which team will be this year's King of Fighters. However, the NESTS organization is once again standing in the participant's way; they have deployed their own team of four fighters, lead by two individuals of high-rank within NESTS: a man claiming to be the original Zero and Igniz, the CEO of NESTS.****The character roster has been updated yet again for this release in the series. Counting the new characters (May Lee, Angel, K9999, Original Zero, Igniz) and returning fighters (such as Heidern and Goro Daimon), The King of Fighters 2001 has 40 normal characters and 2 boss characters to choose from. In terms of gameplay, the system used in The King of Fighters 2000 remains more or less unchanged with the exception of the striker system, which has been redeveloped since that last KOF release. The number of strikers you may have is now fully customizable; you can have as many as 3 characters assigned as strikers and one as a fighter, or assign all 4 of your characters as active fighters. The number of strikers and fighters can be changed after each battle. In addition, the amount of power you can store for special maneuvers and Desperation Moves increases with each character assigned as a striker. A fully active fighting team has only one Power Stock to play with, while a team that is striker-dedicated (save for the single fighter) can access up to four Power Stocks.</text:p>
          </table:table-cell>
          <table:table-cell table:formula="of:=CONCATENATE(&quot;&lt;game name=&quot;;CHAR(34);[.A132];CHAR(34);&quot;&gt; &lt;year&gt;&quot;;[.B132];&quot;&lt;/year&gt; &lt;rating&gt;&quot;;[.C132];&quot;&lt;/rating&gt; &lt;title&gt;&quot;;[.D132];&quot;&lt;/title&gt; &lt;pub&gt;&quot;;[.E132];&quot;&lt;/pub&gt; &lt;dev&gt;&quot;;[.F132];&quot;&lt;/dev&gt; &lt;genre&gt;&quot;;[.G132];&quot;&lt;/genre&gt; &lt;score&gt;&quot;;[.H132];&quot;&lt;/score&gt; &lt;player&gt;&quot;;[.I132];&quot;&lt;/player&gt; &lt;story&gt;&quot;;[.J132];&quot;&lt;/story&gt; &lt;/game&gt;&quot;)" office:value-type="string" office:string-value="&lt;game name=&quot;King of Fighters 2001 (Japan)&quot;&gt; &lt;year&gt;2002&lt;/year&gt; &lt;rating&gt;ESRB - T (Teen)&lt;/rating&gt; &lt;title&gt;King of Fighters 2001 &lt;/title&gt; &lt;pub&gt;Playmore&lt;/pub&gt; &lt;dev&gt;Eolith Co., Ltd.&lt;/dev&gt; &lt;genre&gt;Fighter&lt;/genre&gt; &lt;score&gt;4.1&lt;/score&gt; &lt;player&gt;1-2 Players&lt;/player&gt; &lt;story&gt;In this eighth installment of the King of Fighters series, ten different teams once again battle it out in several countries to decide which team will be this year's King of Fighters. However, the NESTS organization is once again standing in the participant's way; they have deployed their own team of four fighters, lead by two individuals of high-rank within NESTS: a man claiming to be the original Zero and Igniz, the CEO of NESTS.****The character roster has been updated yet again for this release in the series. Counting the new characters (May Lee, Angel, K9999, Original Zero, Igniz) and returning fighters (such as Heidern and Goro Daimon), The King of Fighters 2001 has 40 normal characters and 2 boss characters to choose from. In terms of gameplay, the system used in The King of Fighters 2000 remains more or less unchanged with the exception of the striker system, which has been redeveloped since that last KOF release. The number of strikers you may have is now fully customizable; you can have as many as 3 characters assigned as strikers and one as a fighter, or assign all 4 of your characters as active fighters. The number of strikers and fighters can be changed after each battle. In addition, the amount of power you can store for special maneuvers and Desperation Moves increases with each character assigned as a striker. A fully active fighting team has only one Power Stock to play with, while a team that is striker-dedicated (save for the single fighter) can access up to four Power Stocks.&lt;/story&gt; &lt;/game&gt;">
            <text:p>&lt;game name="King of Fighters 2001 (Japan)"&gt; &lt;year&gt;2002&lt;/year&gt; &lt;rating&gt;ESRB - T (Teen)&lt;/rating&gt; &lt;title&gt;King of Fighters 2001 &lt;/title&gt; &lt;pub&gt;Playmore&lt;/pub&gt; &lt;dev&gt;Eolith Co., Ltd.&lt;/dev&gt; &lt;genre&gt;Fighter&lt;/genre&gt; &lt;score&gt;4.1&lt;/score&gt; &lt;player&gt;1-2 Players&lt;/player&gt; &lt;story&gt;In this eighth installment of the King of Fighters series, ten different teams once again battle it out in several countries to decide which team will be this year's King of Fighters. However, the NESTS organization is once again standing in the participant's way; they have deployed their own team of four fighters, lead by two individuals of high-rank within NESTS: a man claiming to be the original Zero and Igniz, the CEO of NESTS.****The character roster has been updated yet again for this release in the series. Counting the new characters (May Lee, Angel, K9999, Original Zero, Igniz) and returning fighters (such as Heidern and Goro Daimon), The King of Fighters 2001 has 40 normal characters and 2 boss characters to choose from. In terms of gameplay, the system used in The King of Fighters 2000 remains more or less unchanged with the exception of the striker system, which has been redeveloped since that last KOF release. The number of strikers you may have is now fully customizable; you can have as many as 3 characters assigned as strikers and one as a fighter, or assign all 4 of your characters as active fighters. The number of strikers and fighters can be changed after each battle. In addition, the amount of power you can store for special maneuvers and Desperation Moves increases with each character assigned as a striker. A fully active fighting team has only one Power Stock to play with, while a team that is striker-dedicated (save for the single fighter) can access up to four Power Stocks.&lt;/story&gt; &lt;/game&gt;</text:p>
          </table:table-cell>
        </table:table-row>
        <table:table-row table:style-name="ro1">
          <table:table-cell office:value-type="string">
            <text:p>Record of Lodoss War (USA)</text:p>
          </table:table-cell>
          <table:table-cell office:value-type="float" office:value="2001">
            <text:p>2001</text:p>
          </table:table-cell>
          <table:table-cell office:value-type="string">
            <text:p>ESRB - M (Mature)</text:p>
          </table:table-cell>
          <table:table-cell office:value-type="string">
            <text:p>Record of Lodoss War </text:p>
          </table:table-cell>
          <table:table-cell office:value-type="string">
            <text:p>Conspiracy Entertainment</text:p>
          </table:table-cell>
          <table:table-cell office:value-type="string">
            <text:p>Neverland Co., Ltd.</text:p>
          </table:table-cell>
          <table:table-cell office:value-type="string">
            <text:p>Role-Playing</text:p>
          </table:table-cell>
          <table:table-cell office:value-type="string">
            <text:p>3.6</text:p>
          </table:table-cell>
          <table:table-cell office:value-type="string">
            <text:p>1 Player</text:p>
          </table:table-cell>
          <table:table-cell office:value-type="string">
            <text:p>In this game the player takes the role of an ancient warrior who has been brought to life by the benevolent wizard Wart. It seems that the evil goddess Kardis is about to be resurrected by her faithful servants. The only way to stop them is to gather famous heroes from Lodoss War universe and to defeat the evil ones in a battle.****Record of Lodoss War is quite similar to <text:s/>Diablo gameplay-wise. It is an action RPG which is heavily combat-oriented. You can directly control only the main hero, while the legendary heroes who join him on the quest are controlled by the AI. As you go through the game you level up, tweak your items with the great Ancients system, and gain new spells. It is also possible to froge weapons and to imbue them with runes. As your adventures into the surrounding land go on, you can return to your HQ, the Goblin Fortress, and get much needed healing and healing potions (free of charge).</text:p>
          </table:table-cell>
          <table:table-cell table:formula="of:=CONCATENATE(&quot;&lt;game name=&quot;;CHAR(34);[.A133];CHAR(34);&quot;&gt; &lt;year&gt;&quot;;[.B133];&quot;&lt;/year&gt; &lt;rating&gt;&quot;;[.C133];&quot;&lt;/rating&gt; &lt;title&gt;&quot;;[.D133];&quot;&lt;/title&gt; &lt;pub&gt;&quot;;[.E133];&quot;&lt;/pub&gt; &lt;dev&gt;&quot;;[.F133];&quot;&lt;/dev&gt; &lt;genre&gt;&quot;;[.G133];&quot;&lt;/genre&gt; &lt;score&gt;&quot;;[.H133];&quot;&lt;/score&gt; &lt;player&gt;&quot;;[.I133];&quot;&lt;/player&gt; &lt;story&gt;&quot;;[.J133];&quot;&lt;/story&gt; &lt;/game&gt;&quot;)" office:value-type="string" office:string-value="&lt;game name=&quot;Record of Lodoss War (USA)&quot;&gt; &lt;year&gt;2001&lt;/year&gt; &lt;rating&gt;ESRB - M (Mature)&lt;/rating&gt; &lt;title&gt;Record of Lodoss War &lt;/title&gt; &lt;pub&gt;Conspiracy Entertainment&lt;/pub&gt; &lt;dev&gt;Neverland Co., Ltd.&lt;/dev&gt; &lt;genre&gt;Role-Playing&lt;/genre&gt; &lt;score&gt;3.6&lt;/score&gt; &lt;player&gt;1 Player&lt;/player&gt; &lt;story&gt;In this game the player takes the role of an ancient warrior who has been brought to life by the benevolent wizard Wart. It seems that the evil goddess Kardis is about to be resurrected by her faithful servants. The only way to stop them is to gather famous heroes from Lodoss War universe and to defeat the evil ones in a battle.****Record of Lodoss War is quite similar to  Diablo gameplay-wise. It is an action RPG which is heavily combat-oriented. You can directly control only the main hero, while the legendary heroes who join him on the quest are controlled by the AI. As you go through the game you level up, tweak your items with the great Ancients system, and gain new spells. It is also possible to froge weapons and to imbue them with runes. As your adventures into the surrounding land go on, you can return to your HQ, the Goblin Fortress, and get much needed healing and healing potions (free of charge).&lt;/story&gt; &lt;/game&gt;">
            <text:p>&lt;game name="Record of Lodoss War (USA)"&gt; &lt;year&gt;2001&lt;/year&gt; &lt;rating&gt;ESRB - M (Mature)&lt;/rating&gt; &lt;title&gt;Record of Lodoss War &lt;/title&gt; &lt;pub&gt;Conspiracy Entertainment&lt;/pub&gt; &lt;dev&gt;Neverland Co., Ltd.&lt;/dev&gt; &lt;genre&gt;Role-Playing&lt;/genre&gt; &lt;score&gt;3.6&lt;/score&gt; &lt;player&gt;1 Player&lt;/player&gt; &lt;story&gt;In this game the player takes the role of an ancient warrior who has been brought to life by the benevolent wizard Wart. It seems that the evil goddess Kardis is about to be resurrected by her faithful servants. The only way to stop them is to gather famous heroes from Lodoss War universe and to defeat the evil ones in a battle.****Record of Lodoss War is quite similar to <text:s/>Diablo gameplay-wise. It is an action RPG which is heavily combat-oriented. You can directly control only the main hero, while the legendary heroes who join him on the quest are controlled by the AI. As you go through the game you level up, tweak your items with the great Ancients system, and gain new spells. It is also possible to froge weapons and to imbue them with runes. As your adventures into the surrounding land go on, you can return to your HQ, the Goblin Fortress, and get much needed healing and healing potions (free of charge).&lt;/story&gt; &lt;/game&gt;</text:p>
          </table:table-cell>
        </table:table-row>
        <table:table-row table:style-name="ro1">
          <table:table-cell office:value-type="string">
            <text:p>ECW Anarchy Rulz (USA)</text:p>
          </table:table-cell>
          <table:table-cell office:value-type="float" office:value="2000">
            <text:p>2000</text:p>
          </table:table-cell>
          <table:table-cell office:value-type="string">
            <text:p>ESRB - M (Mature)</text:p>
          </table:table-cell>
          <table:table-cell office:value-type="string">
            <text:p>ECW Anarchy Rulz </text:p>
          </table:table-cell>
          <table:table-cell office:value-type="string">
            <text:p>Acclaim</text:p>
          </table:table-cell>
          <table:table-cell office:value-type="string">
            <text:p>Acclaim Entertainment, Inc.</text:p>
          </table:table-cell>
          <table:table-cell office:value-type="string">
            <text:p>Sports/Wrestling</text:p>
          </table:table-cell>
          <table:table-cell office:value-type="float" office:value="2.6">
            <text:p>2.6</text:p>
          </table:table-cell>
          <table:table-cell office:value-type="string">
            <text:p>1-4 Players</text:p>
          </table:table-cell>
          <table:table-cell office:value-type="string">
            <text:p>In this rendition of ECW, or Extreme Championship Wrestling, there are 32 wrestlers to choose from and even more options. <text:s/>Wrestlers include Tommy Dreamer, Justin Credible, Francine, and Super Crazy. <text:s/>Modes include exhibition, career, and tournament.</text:p>
          </table:table-cell>
          <table:table-cell table:formula="of:=CONCATENATE(&quot;&lt;game name=&quot;;CHAR(34);[.A134];CHAR(34);&quot;&gt; &lt;year&gt;&quot;;[.B134];&quot;&lt;/year&gt; &lt;rating&gt;&quot;;[.C134];&quot;&lt;/rating&gt; &lt;title&gt;&quot;;[.D134];&quot;&lt;/title&gt; &lt;pub&gt;&quot;;[.E134];&quot;&lt;/pub&gt; &lt;dev&gt;&quot;;[.F134];&quot;&lt;/dev&gt; &lt;genre&gt;&quot;;[.G134];&quot;&lt;/genre&gt; &lt;score&gt;&quot;;[.H134];&quot;&lt;/score&gt; &lt;player&gt;&quot;;[.I134];&quot;&lt;/player&gt; &lt;story&gt;&quot;;[.J134];&quot;&lt;/story&gt; &lt;/game&gt;&quot;)" office:value-type="string" office:string-value="&lt;game name=&quot;ECW Anarchy Rulz (USA)&quot;&gt; &lt;year&gt;2000&lt;/year&gt; &lt;rating&gt;ESRB - M (Mature)&lt;/rating&gt; &lt;title&gt;ECW Anarchy Rulz &lt;/title&gt; &lt;pub&gt;Acclaim&lt;/pub&gt; &lt;dev&gt;Acclaim Entertainment, Inc.&lt;/dev&gt; &lt;genre&gt;Sports/Wrestling&lt;/genre&gt; &lt;score&gt;2.6&lt;/score&gt; &lt;player&gt;1-4 Players&lt;/player&gt; &lt;story&gt;In this rendition of ECW, or Extreme Championship Wrestling, there are 32 wrestlers to choose from and even more options.  Wrestlers include Tommy Dreamer, Justin Credible, Francine, and Super Crazy.  Modes include exhibition, career, and tournament.&lt;/story&gt; &lt;/game&gt;">
            <text:p>&lt;game name="ECW Anarchy Rulz (USA)"&gt; &lt;year&gt;2000&lt;/year&gt; &lt;rating&gt;ESRB - M (Mature)&lt;/rating&gt; &lt;title&gt;ECW Anarchy Rulz &lt;/title&gt; &lt;pub&gt;Acclaim&lt;/pub&gt; &lt;dev&gt;Acclaim Entertainment, Inc.&lt;/dev&gt; &lt;genre&gt;Sports/Wrestling&lt;/genre&gt; &lt;score&gt;2.6&lt;/score&gt; &lt;player&gt;1-4 Players&lt;/player&gt; &lt;story&gt;In this rendition of ECW, or Extreme Championship Wrestling, there are 32 wrestlers to choose from and even more options. <text:s/>Wrestlers include Tommy Dreamer, Justin Credible, Francine, and Super Crazy. <text:s/>Modes include exhibition, career, and tournament.&lt;/story&gt; &lt;/game&gt;</text:p>
          </table:table-cell>
        </table:table-row>
        <table:table-row table:style-name="ro1">
          <table:table-cell office:value-type="string">
            <text:p>Championship Surfer (USA)</text:p>
          </table:table-cell>
          <table:table-cell office:value-type="float" office:value="2000">
            <text:p>2000</text:p>
          </table:table-cell>
          <table:table-cell office:value-type="string">
            <text:p>ESRB - E (Everyone)</text:p>
          </table:table-cell>
          <table:table-cell office:value-type="string">
            <text:p>Championship Surfer </text:p>
          </table:table-cell>
          <table:table-cell office:value-type="string">
            <text:p>Mattel</text:p>
          </table:table-cell>
          <table:table-cell office:value-type="string">
            <text:p>Krome Studios</text:p>
          </table:table-cell>
          <table:table-cell office:value-type="string">
            <text:p>Sports/Surfing</text:p>
          </table:table-cell>
          <table:table-cell office:value-type="string">
            <text:p>3.0</text:p>
          </table:table-cell>
          <table:table-cell office:value-type="string">
            <text:p>1-4 Players</text:p>
          </table:table-cell>
          <table:table-cell office:value-type="string">
            <text:p>In this surfing game the player can choose from 10 of the best beaches the world has ever seen, and attack them with the help of 8 championship surfers, including Cory Lopez and Shane Beschen. There are plenty of moves to perform with each surfer, but the best points come in the bigger waves (including the half pipe).</text:p>
          </table:table-cell>
          <table:table-cell table:formula="of:=CONCATENATE(&quot;&lt;game name=&quot;;CHAR(34);[.A135];CHAR(34);&quot;&gt; &lt;year&gt;&quot;;[.B135];&quot;&lt;/year&gt; &lt;rating&gt;&quot;;[.C135];&quot;&lt;/rating&gt; &lt;title&gt;&quot;;[.D135];&quot;&lt;/title&gt; &lt;pub&gt;&quot;;[.E135];&quot;&lt;/pub&gt; &lt;dev&gt;&quot;;[.F135];&quot;&lt;/dev&gt; &lt;genre&gt;&quot;;[.G135];&quot;&lt;/genre&gt; &lt;score&gt;&quot;;[.H135];&quot;&lt;/score&gt; &lt;player&gt;&quot;;[.I135];&quot;&lt;/player&gt; &lt;story&gt;&quot;;[.J135];&quot;&lt;/story&gt; &lt;/game&gt;&quot;)" office:value-type="string" office:string-value="&lt;game name=&quot;Championship Surfer (USA)&quot;&gt; &lt;year&gt;2000&lt;/year&gt; &lt;rating&gt;ESRB - E (Everyone)&lt;/rating&gt; &lt;title&gt;Championship Surfer &lt;/title&gt; &lt;pub&gt;Mattel&lt;/pub&gt; &lt;dev&gt;Krome Studios&lt;/dev&gt; &lt;genre&gt;Sports/Surfing&lt;/genre&gt; &lt;score&gt;3.0&lt;/score&gt; &lt;player&gt;1-4 Players&lt;/player&gt; &lt;story&gt;In this surfing game the player can choose from 10 of the best beaches the world has ever seen, and attack them with the help of 8 championship surfers, including Cory Lopez and Shane Beschen. There are plenty of moves to perform with each surfer, but the best points come in the bigger waves (including the half pipe).&lt;/story&gt; &lt;/game&gt;">
            <text:p>&lt;game name="Championship Surfer (USA)"&gt; &lt;year&gt;2000&lt;/year&gt; &lt;rating&gt;ESRB - E (Everyone)&lt;/rating&gt; &lt;title&gt;Championship Surfer &lt;/title&gt; &lt;pub&gt;Mattel&lt;/pub&gt; &lt;dev&gt;Krome Studios&lt;/dev&gt; &lt;genre&gt;Sports/Surfing&lt;/genre&gt; &lt;score&gt;3.0&lt;/score&gt; &lt;player&gt;1-4 Players&lt;/player&gt; &lt;story&gt;In this surfing game the player can choose from 10 of the best beaches the world has ever seen, and attack them with the help of 8 championship surfers, including Cory Lopez and Shane Beschen. There are plenty of moves to perform with each surfer, but the best points come in the bigger waves (including the half pipe).&lt;/story&gt; &lt;/game&gt;</text:p>
          </table:table-cell>
        </table:table-row>
        <table:table-row table:style-name="ro1">
          <table:table-cell office:value-type="string">
            <text:p>Karous (Japan)</text:p>
          </table:table-cell>
          <table:table-cell office:value-type="float" office:value="2007">
            <text:p>2007</text:p>
          </table:table-cell>
          <table:table-cell office:value-type="string">
            <text:p>ESRB - E (Everyone)</text:p>
          </table:table-cell>
          <table:table-cell office:value-type="string">
            <text:p>Karous </text:p>
          </table:table-cell>
          <table:table-cell table:number-columns-repeated="2" office:value-type="string">
            <text:p>MileStone Inc.</text:p>
          </table:table-cell>
          <table:table-cell office:value-type="string">
            <text:p>Shoot-'Em-Up</text:p>
          </table:table-cell>
          <table:table-cell office:value-type="string">
            <text:p>4.2</text:p>
          </table:table-cell>
          <table:table-cell office:value-type="string">
            <text:p>1 Player</text:p>
          </table:table-cell>
          <table:table-cell office:value-type="string">
            <text:p>In this unique vertically-scrolling shooter you take the role of a mysterious girl named Karous, who commands a tiny fighter ship and attempts to destroy an evil armada bent on world domination.****The game plays as your average vertical-scrolling shooter, in which you must clear several stages by destroying all incoming enemies and surviving their onslaught. A unique addition to Karous, is that you don't collect weapons by power-ups, but instead upgrade each of your basic weapons (gun, sword and shield) depending on their use thanks to a basic experience module, with increased power and features at later levels (multiple shots, bullet reflection, etc.)****The game uses cel-shaded polygonal graphics with a distinct black and white look.</text:p>
          </table:table-cell>
          <table:table-cell table:formula="of:=CONCATENATE(&quot;&lt;game name=&quot;;CHAR(34);[.A136];CHAR(34);&quot;&gt; &lt;year&gt;&quot;;[.B136];&quot;&lt;/year&gt; &lt;rating&gt;&quot;;[.C136];&quot;&lt;/rating&gt; &lt;title&gt;&quot;;[.D136];&quot;&lt;/title&gt; &lt;pub&gt;&quot;;[.E136];&quot;&lt;/pub&gt; &lt;dev&gt;&quot;;[.F136];&quot;&lt;/dev&gt; &lt;genre&gt;&quot;;[.G136];&quot;&lt;/genre&gt; &lt;score&gt;&quot;;[.H136];&quot;&lt;/score&gt; &lt;player&gt;&quot;;[.I136];&quot;&lt;/player&gt; &lt;story&gt;&quot;;[.J136];&quot;&lt;/story&gt; &lt;/game&gt;&quot;)" office:value-type="string" office:string-value="&lt;game name=&quot;Karous (Japan)&quot;&gt; &lt;year&gt;2007&lt;/year&gt; &lt;rating&gt;ESRB - E (Everyone)&lt;/rating&gt; &lt;title&gt;Karous &lt;/title&gt; &lt;pub&gt;MileStone Inc.&lt;/pub&gt; &lt;dev&gt;MileStone Inc.&lt;/dev&gt; &lt;genre&gt;Shoot-'Em-Up&lt;/genre&gt; &lt;score&gt;4.2&lt;/score&gt; &lt;player&gt;1 Player&lt;/player&gt; &lt;story&gt;In this unique vertically-scrolling shooter you take the role of a mysterious girl named Karous, who commands a tiny fighter ship and attempts to destroy an evil armada bent on world domination.****The game plays as your average vertical-scrolling shooter, in which you must clear several stages by destroying all incoming enemies and surviving their onslaught. A unique addition to Karous, is that you don't collect weapons by power-ups, but instead upgrade each of your basic weapons (gun, sword and shield) depending on their use thanks to a basic experience module, with increased power and features at later levels (multiple shots, bullet reflection, etc.)****The game uses cel-shaded polygonal graphics with a distinct black and white look.&lt;/story&gt; &lt;/game&gt;">
            <text:p>&lt;game name="Karous (Japan)"&gt; &lt;year&gt;2007&lt;/year&gt; &lt;rating&gt;ESRB - E (Everyone)&lt;/rating&gt; &lt;title&gt;Karous &lt;/title&gt; &lt;pub&gt;MileStone Inc.&lt;/pub&gt; &lt;dev&gt;MileStone Inc.&lt;/dev&gt; &lt;genre&gt;Shoot-'Em-Up&lt;/genre&gt; &lt;score&gt;4.2&lt;/score&gt; &lt;player&gt;1 Player&lt;/player&gt; &lt;story&gt;In this unique vertically-scrolling shooter you take the role of a mysterious girl named Karous, who commands a tiny fighter ship and attempts to destroy an evil armada bent on world domination.****The game plays as your average vertical-scrolling shooter, in which you must clear several stages by destroying all incoming enemies and surviving their onslaught. A unique addition to Karous, is that you don't collect weapons by power-ups, but instead upgrade each of your basic weapons (gun, sword and shield) depending on their use thanks to a basic experience module, with increased power and features at later levels (multiple shots, bullet reflection, etc.)****The game uses cel-shaded polygonal graphics with a distinct black and white look.&lt;/story&gt; &lt;/game&gt;</text:p>
          </table:table-cell>
        </table:table-row>
        <table:table-row table:style-name="ro1">
          <table:table-cell office:value-type="string">
            <text:p>Incoming (USA)</text:p>
          </table:table-cell>
          <table:table-cell office:value-type="float" office:value="1998">
            <text:p>1998</text:p>
          </table:table-cell>
          <table:table-cell office:value-type="string">
            <text:p>ESRB - T (Teen)</text:p>
          </table:table-cell>
          <table:table-cell office:value-type="string">
            <text:p>Incoming </text:p>
          </table:table-cell>
          <table:table-cell office:value-type="string">
            <text:p>Interplay</text:p>
          </table:table-cell>
          <table:table-cell office:value-type="string">
            <text:p>Interplay Entertainment Corp.</text:p>
          </table:table-cell>
          <table:table-cell office:value-type="string">
            <text:p>Action</text:p>
          </table:table-cell>
          <table:table-cell office:value-type="string">
            <text:p>3.4</text:p>
          </table:table-cell>
          <table:table-cell office:value-type="string">
            <text:p>1-2 Players</text:p>
          </table:table-cell>
          <table:table-cell office:value-type="string">
            <text:p>Incoming aliens! Incoming aliens! They've already attacked the international moonbase, and they may already have a base in the Arctic! Earth is building a huge tracking station as first part of the counterattack, but now you detect incoming aliens and they don't look friendly! Defend your base against the initial incursion by manning turret, tank, helicopter, harrier jet, and even captured alien fighter as you battle the aliens in various continents, and eventually lead the counterattack on the moon! ****Incoming is a 3D shooter with plenty of action. In arcade mode, you can play it as a straight shooter. Some missions have you manning an immobile turret where you simply aim at the sky and engage incoming bogeys. Other missions can have you control a ground hovertank engaging enemy ground threats. Yet other missions will have you control a helicopter, a Harrier jumpjet, and even a captured alien fighter. There are also an "action" mode and "action-tactics" mode, where you are given some limited control of other friendly units.</text:p>
          </table:table-cell>
          <table:table-cell table:formula="of:=CONCATENATE(&quot;&lt;game name=&quot;;CHAR(34);[.A137];CHAR(34);&quot;&gt; &lt;year&gt;&quot;;[.B137];&quot;&lt;/year&gt; &lt;rating&gt;&quot;;[.C137];&quot;&lt;/rating&gt; &lt;title&gt;&quot;;[.D137];&quot;&lt;/title&gt; &lt;pub&gt;&quot;;[.E137];&quot;&lt;/pub&gt; &lt;dev&gt;&quot;;[.F137];&quot;&lt;/dev&gt; &lt;genre&gt;&quot;;[.G137];&quot;&lt;/genre&gt; &lt;score&gt;&quot;;[.H137];&quot;&lt;/score&gt; &lt;player&gt;&quot;;[.I137];&quot;&lt;/player&gt; &lt;story&gt;&quot;;[.J137];&quot;&lt;/story&gt; &lt;/game&gt;&quot;)" office:value-type="string" office:string-value="&lt;game name=&quot;Incoming (USA)&quot;&gt; &lt;year&gt;1998&lt;/year&gt; &lt;rating&gt;ESRB - T (Teen)&lt;/rating&gt; &lt;title&gt;Incoming &lt;/title&gt; &lt;pub&gt;Interplay&lt;/pub&gt; &lt;dev&gt;Interplay Entertainment Corp.&lt;/dev&gt; &lt;genre&gt;Action&lt;/genre&gt; &lt;score&gt;3.4&lt;/score&gt; &lt;player&gt;1-2 Players&lt;/player&gt; &lt;story&gt;Incoming aliens! Incoming aliens! They've already attacked the international moonbase, and they may already have a base in the Arctic! Earth is building a huge tracking station as first part of the counterattack, but now you detect incoming aliens and they don't look friendly! Defend your base against the initial incursion by manning turret, tank, helicopter, harrier jet, and even captured alien fighter as you battle the aliens in various continents, and eventually lead the counterattack on the moon! ****Incoming is a 3D shooter with plenty of action. In arcade mode, you can play it as a straight shooter. Some missions have you manning an immobile turret where you simply aim at the sky and engage incoming bogeys. Other missions can have you control a ground hovertank engaging enemy ground threats. Yet other missions will have you control a helicopter, a Harrier jumpjet, and even a captured alien fighter. There are also an &quot;action&quot; mode and &quot;action-tactics&quot; mode, where you are given some limited control of other friendly units.&lt;/story&gt; &lt;/game&gt;">
            <text:p>&lt;game name="Incoming (USA)"&gt; &lt;year&gt;1998&lt;/year&gt; &lt;rating&gt;ESRB - T (Teen)&lt;/rating&gt; &lt;title&gt;Incoming &lt;/title&gt; &lt;pub&gt;Interplay&lt;/pub&gt; &lt;dev&gt;Interplay Entertainment Corp.&lt;/dev&gt; &lt;genre&gt;Action&lt;/genre&gt; &lt;score&gt;3.4&lt;/score&gt; &lt;player&gt;1-2 Players&lt;/player&gt; &lt;story&gt;Incoming aliens! Incoming aliens! They've already attacked the international moonbase, and they may already have a base in the Arctic! Earth is building a huge tracking station as first part of the counterattack, but now you detect incoming aliens and they don't look friendly! Defend your base against the initial incursion by manning turret, tank, helicopter, harrier jet, and even captured alien fighter as you battle the aliens in various continents, and eventually lead the counterattack on the moon! ****Incoming is a 3D shooter with plenty of action. In arcade mode, you can play it as a straight shooter. Some missions have you manning an immobile turret where you simply aim at the sky and engage incoming bogeys. Other missions can have you control a ground hovertank engaging enemy ground threats. Yet other missions will have you control a helicopter, a Harrier jumpjet, and even a captured alien fighter. There are also an "action" mode and "action-tactics" mode, where you are given some limited control of other friendly units.&lt;/story&gt; &lt;/game&gt;</text:p>
          </table:table-cell>
        </table:table-row>
        <table:table-row table:style-name="ro1">
          <table:table-cell office:value-type="string">
            <text:p>Planet Ring (Europe)</text:p>
          </table:table-cell>
          <table:table-cell office:value-type="float" office:value="2000">
            <text:p>2000</text:p>
          </table:table-cell>
          <table:table-cell office:value-type="string">
            <text:p>ESRB - E (Everyone)</text:p>
          </table:table-cell>
          <table:table-cell office:value-type="string">
            <text:p>Planet Ring </text:p>
          </table:table-cell>
          <table:table-cell office:value-type="string">
            <text:p>Sega</text:p>
          </table:table-cell>
          <table:table-cell office:value-type="string">
            <text:p>SEGA Corporation</text:p>
          </table:table-cell>
          <table:table-cell office:value-type="string">
            <text:p>Puzzle</text:p>
          </table:table-cell>
          <table:table-cell office:value-type="string">
            <text:p>3.9</text:p>
          </table:table-cell>
          <table:table-cell office:value-type="string">
            <text:p>1-4 Players</text:p>
          </table:table-cell>
          <table:table-cell office:value-type="string">
            <text:p>Indulge yourself in a totally new concept, created by Sega for its world of Online gaming and experience a new form of online communication.****Planet Ring is and 'Online Theme Park', containing many exciting elements which you can only experience through Dreamcast. Initially there were 4 mini attractions (games) on this Planet, each is simple but addictive - Dream Dorobo, Ball bubble, SOAR and Splash.****Together with other amenities such as RING Messenger and many entertaining events to be introduced in the future, this is truly a gamers paradise!</text:p>
          </table:table-cell>
          <table:table-cell table:formula="of:=CONCATENATE(&quot;&lt;game name=&quot;;CHAR(34);[.A138];CHAR(34);&quot;&gt; &lt;year&gt;&quot;;[.B138];&quot;&lt;/year&gt; &lt;rating&gt;&quot;;[.C138];&quot;&lt;/rating&gt; &lt;title&gt;&quot;;[.D138];&quot;&lt;/title&gt; &lt;pub&gt;&quot;;[.E138];&quot;&lt;/pub&gt; &lt;dev&gt;&quot;;[.F138];&quot;&lt;/dev&gt; &lt;genre&gt;&quot;;[.G138];&quot;&lt;/genre&gt; &lt;score&gt;&quot;;[.H138];&quot;&lt;/score&gt; &lt;player&gt;&quot;;[.I138];&quot;&lt;/player&gt; &lt;story&gt;&quot;;[.J138];&quot;&lt;/story&gt; &lt;/game&gt;&quot;)" office:value-type="string" office:string-value="&lt;game name=&quot;Planet Ring (Europe)&quot;&gt; &lt;year&gt;2000&lt;/year&gt; &lt;rating&gt;ESRB - E (Everyone)&lt;/rating&gt; &lt;title&gt;Planet Ring &lt;/title&gt; &lt;pub&gt;Sega&lt;/pub&gt; &lt;dev&gt;SEGA Corporation&lt;/dev&gt; &lt;genre&gt;Puzzle&lt;/genre&gt; &lt;score&gt;3.9&lt;/score&gt; &lt;player&gt;1-4 Players&lt;/player&gt; &lt;story&gt;Indulge yourself in a totally new concept, created by Sega for its world of Online gaming and experience a new form of online communication.****Planet Ring is and 'Online Theme Park', containing many exciting elements which you can only experience through Dreamcast. Initially there were 4 mini attractions (games) on this Planet, each is simple but addictive - Dream Dorobo, Ball bubble, SOAR and Splash.****Together with other amenities such as RING Messenger and many entertaining events to be introduced in the future, this is truly a gamers paradise!&lt;/story&gt; &lt;/game&gt;">
            <text:p>&lt;game name="Planet Ring (Europe)"&gt; &lt;year&gt;2000&lt;/year&gt; &lt;rating&gt;ESRB - E (Everyone)&lt;/rating&gt; &lt;title&gt;Planet Ring &lt;/title&gt; &lt;pub&gt;Sega&lt;/pub&gt; &lt;dev&gt;SEGA Corporation&lt;/dev&gt; &lt;genre&gt;Puzzle&lt;/genre&gt; &lt;score&gt;3.9&lt;/score&gt; &lt;player&gt;1-4 Players&lt;/player&gt; &lt;story&gt;Indulge yourself in a totally new concept, created by Sega for its world of Online gaming and experience a new form of online communication.****Planet Ring is and 'Online Theme Park', containing many exciting elements which you can only experience through Dreamcast. Initially there were 4 mini attractions (games) on this Planet, each is simple but addictive - Dream Dorobo, Ball bubble, SOAR and Splash.****Together with other amenities such as RING Messenger and many entertaining events to be introduced in the future, this is truly a gamers paradise!&lt;/story&gt; &lt;/game&gt;</text:p>
          </table:table-cell>
        </table:table-row>
        <table:table-row table:style-name="ro1">
          <table:table-cell office:value-type="string">
            <text:p>Iron Aces (USA)</text:p>
          </table:table-cell>
          <table:table-cell office:value-type="float" office:value="2001">
            <text:p>2001</text:p>
          </table:table-cell>
          <table:table-cell office:value-type="string">
            <text:p>ESRB - E (Everyone)</text:p>
          </table:table-cell>
          <table:table-cell office:value-type="string">
            <text:p>Iron Aces </text:p>
          </table:table-cell>
          <table:table-cell office:value-type="string">
            <text:p>Xicat Interactive</text:p>
          </table:table-cell>
          <table:table-cell office:value-type="string">
            <text:p>Marionette Co., Ltd.</text:p>
          </table:table-cell>
          <table:table-cell office:value-type="string">
            <text:p>Flying</text:p>
          </table:table-cell>
          <table:table-cell office:value-type="string">
            <text:p>2.7</text:p>
          </table:table-cell>
          <table:table-cell office:value-type="string">
            <text:p>1-2 Players</text:p>
          </table:table-cell>
          <table:table-cell office:value-type="string">
            <text:p>Iron Aces is fictional World War 2 flight simulator. What that "fictional" means is that great liberties have been taken with the historical accuracy of the world and events. The most obvious point is that although most planes come from real World War 2 aircraft, the theatre of operations is a bit unique; The four major sides to the conflict (American, British, German, Japanese) are all fighting one another over a group of islands somewhere in the Pacific. Thus each of these nations is represented in close proximity and in direct conflict to one another.****The gameplay takes place over a series of single-player flight missions in which your American pilot will fight against the Axis forces and ally with the British. The majority of the missions take place in the air against other aerial targets.</text:p>
          </table:table-cell>
          <table:table-cell table:formula="of:=CONCATENATE(&quot;&lt;game name=&quot;;CHAR(34);[.A139];CHAR(34);&quot;&gt; &lt;year&gt;&quot;;[.B139];&quot;&lt;/year&gt; &lt;rating&gt;&quot;;[.C139];&quot;&lt;/rating&gt; &lt;title&gt;&quot;;[.D139];&quot;&lt;/title&gt; &lt;pub&gt;&quot;;[.E139];&quot;&lt;/pub&gt; &lt;dev&gt;&quot;;[.F139];&quot;&lt;/dev&gt; &lt;genre&gt;&quot;;[.G139];&quot;&lt;/genre&gt; &lt;score&gt;&quot;;[.H139];&quot;&lt;/score&gt; &lt;player&gt;&quot;;[.I139];&quot;&lt;/player&gt; &lt;story&gt;&quot;;[.J139];&quot;&lt;/story&gt; &lt;/game&gt;&quot;)" office:value-type="string" office:string-value="&lt;game name=&quot;Iron Aces (USA)&quot;&gt; &lt;year&gt;2001&lt;/year&gt; &lt;rating&gt;ESRB - E (Everyone)&lt;/rating&gt; &lt;title&gt;Iron Aces &lt;/title&gt; &lt;pub&gt;Xicat Interactive&lt;/pub&gt; &lt;dev&gt;Marionette Co., Ltd.&lt;/dev&gt; &lt;genre&gt;Flying&lt;/genre&gt; &lt;score&gt;2.7&lt;/score&gt; &lt;player&gt;1-2 Players&lt;/player&gt; &lt;story&gt;Iron Aces is fictional World War 2 flight simulator. What that &quot;fictional&quot; means is that great liberties have been taken with the historical accuracy of the world and events. The most obvious point is that although most planes come from real World War 2 aircraft, the theatre of operations is a bit unique; The four major sides to the conflict (American, British, German, Japanese) are all fighting one another over a group of islands somewhere in the Pacific. Thus each of these nations is represented in close proximity and in direct conflict to one another.****The gameplay takes place over a series of single-player flight missions in which your American pilot will fight against the Axis forces and ally with the British. The majority of the missions take place in the air against other aerial targets.&lt;/story&gt; &lt;/game&gt;">
            <text:p>&lt;game name="Iron Aces (USA)"&gt; &lt;year&gt;2001&lt;/year&gt; &lt;rating&gt;ESRB - E (Everyone)&lt;/rating&gt; &lt;title&gt;Iron Aces &lt;/title&gt; &lt;pub&gt;Xicat Interactive&lt;/pub&gt; &lt;dev&gt;Marionette Co., Ltd.&lt;/dev&gt; &lt;genre&gt;Flying&lt;/genre&gt; &lt;score&gt;2.7&lt;/score&gt; &lt;player&gt;1-2 Players&lt;/player&gt; &lt;story&gt;Iron Aces is fictional World War 2 flight simulator. What that "fictional" means is that great liberties have been taken with the historical accuracy of the world and events. The most obvious point is that although most planes come from real World War 2 aircraft, the theatre of operations is a bit unique; The four major sides to the conflict (American, British, German, Japanese) are all fighting one another over a group of islands somewhere in the Pacific. Thus each of these nations is represented in close proximity and in direct conflict to one another.****The gameplay takes place over a series of single-player flight missions in which your American pilot will fight against the Axis forces and ally with the British. The majority of the missions take place in the air against other aerial targets.&lt;/story&gt; &lt;/game&gt;</text:p>
          </table:table-cell>
        </table:table-row>
        <table:table-row table:style-name="ro1">
          <table:table-cell office:value-type="string">
            <text:p>StarLancer (USA)</text:p>
          </table:table-cell>
          <table:table-cell office:value-type="float" office:value="2000">
            <text:p>2000</text:p>
          </table:table-cell>
          <table:table-cell office:value-type="string">
            <text:p>ESRB - T (Teen)</text:p>
          </table:table-cell>
          <table:table-cell office:value-type="string">
            <text:p>StarLancer </text:p>
          </table:table-cell>
          <table:table-cell office:value-type="string">
            <text:p>Crave</text:p>
          </table:table-cell>
          <table:table-cell office:value-type="string">
            <text:p>Warthog Plc</text:p>
          </table:table-cell>
          <table:table-cell office:value-type="string">
            <text:p>Simulation</text:p>
          </table:table-cell>
          <table:table-cell office:value-type="string">
            <text:p>3.8</text:p>
          </table:table-cell>
          <table:table-cell office:value-type="string">
            <text:p>1-6 Players</text:p>
          </table:table-cell>
          <table:table-cell office:value-type="string">
            <text:p>It's 2160, and the Eastern Alliance has launched a surprise attack on the Western Coalition's fleet and decimated it. The call has gone out for volunteers to become Alliance fighter pilots, and you have signed up with the 45th Volunteer Squadron.****Designed by Chris and Erin Roberts, the creative force behind the Wing Commander/Privateer megaseries, this space fighting simulation features the genre's standard mission types: escort, fighter sweep, interception, attacking space stations, fighting in asteroid fields, etc.****12 pilotable fighters (you can choose which you fly as well as missile loadout, but not all are available in the early missions), 9 enemy fighter types.</text:p>
          </table:table-cell>
          <table:table-cell table:formula="of:=CONCATENATE(&quot;&lt;game name=&quot;;CHAR(34);[.A140];CHAR(34);&quot;&gt; &lt;year&gt;&quot;;[.B140];&quot;&lt;/year&gt; &lt;rating&gt;&quot;;[.C140];&quot;&lt;/rating&gt; &lt;title&gt;&quot;;[.D140];&quot;&lt;/title&gt; &lt;pub&gt;&quot;;[.E140];&quot;&lt;/pub&gt; &lt;dev&gt;&quot;;[.F140];&quot;&lt;/dev&gt; &lt;genre&gt;&quot;;[.G140];&quot;&lt;/genre&gt; &lt;score&gt;&quot;;[.H140];&quot;&lt;/score&gt; &lt;player&gt;&quot;;[.I140];&quot;&lt;/player&gt; &lt;story&gt;&quot;;[.J140];&quot;&lt;/story&gt; &lt;/game&gt;&quot;)" office:value-type="string" office:string-value="&lt;game name=&quot;StarLancer (USA)&quot;&gt; &lt;year&gt;2000&lt;/year&gt; &lt;rating&gt;ESRB - T (Teen)&lt;/rating&gt; &lt;title&gt;StarLancer &lt;/title&gt; &lt;pub&gt;Crave&lt;/pub&gt; &lt;dev&gt;Warthog Plc&lt;/dev&gt; &lt;genre&gt;Simulation&lt;/genre&gt; &lt;score&gt;3.8&lt;/score&gt; &lt;player&gt;1-6 Players&lt;/player&gt; &lt;story&gt;It's 2160, and the Eastern Alliance has launched a surprise attack on the Western Coalition's fleet and decimated it. The call has gone out for volunteers to become Alliance fighter pilots, and you have signed up with the 45th Volunteer Squadron.****Designed by Chris and Erin Roberts, the creative force behind the Wing Commander/Privateer megaseries, this space fighting simulation features the genre's standard mission types: escort, fighter sweep, interception, attacking space stations, fighting in asteroid fields, etc.****12 pilotable fighters (you can choose which you fly as well as missile loadout, but not all are available in the early missions), 9 enemy fighter types.&lt;/story&gt; &lt;/game&gt;">
            <text:p>&lt;game name="StarLancer (USA)"&gt; &lt;year&gt;2000&lt;/year&gt; &lt;rating&gt;ESRB - T (Teen)&lt;/rating&gt; &lt;title&gt;StarLancer &lt;/title&gt; &lt;pub&gt;Crave&lt;/pub&gt; &lt;dev&gt;Warthog Plc&lt;/dev&gt; &lt;genre&gt;Simulation&lt;/genre&gt; &lt;score&gt;3.8&lt;/score&gt; &lt;player&gt;1-6 Players&lt;/player&gt; &lt;story&gt;It's 2160, and the Eastern Alliance has launched a surprise attack on the Western Coalition's fleet and decimated it. The call has gone out for volunteers to become Alliance fighter pilots, and you have signed up with the 45th Volunteer Squadron.****Designed by Chris and Erin Roberts, the creative force behind the Wing Commander/Privateer megaseries, this space fighting simulation features the genre's standard mission types: escort, fighter sweep, interception, attacking space stations, fighting in asteroid fields, etc.****12 pilotable fighters (you can choose which you fly as well as missile loadout, but not all are available in the early missions), 9 enemy fighter types.&lt;/story&gt; &lt;/game&gt;</text:p>
          </table:table-cell>
        </table:table-row>
        <table:table-row table:style-name="ro1">
          <table:table-cell office:value-type="string">
            <text:p>Fatal Fury - Mark of the Wolves (USA)</text:p>
          </table:table-cell>
          <table:table-cell office:value-type="float" office:value="2001">
            <text:p>2001</text:p>
          </table:table-cell>
          <table:table-cell office:value-type="string">
            <text:p>ESRB - T (Teen)</text:p>
          </table:table-cell>
          <table:table-cell office:value-type="string">
            <text:p>Fatal Fury - Mark of the Wolves </text:p>
          </table:table-cell>
          <table:table-cell office:value-type="string">
            <text:p>GOAT Store, LLC, The</text:p>
          </table:table-cell>
          <table:table-cell office:value-type="string">
            <text:p>Crytpic Allusion, LLC</text:p>
          </table:table-cell>
          <table:table-cell office:value-type="string">
            <text:p>Fighter</text:p>
          </table:table-cell>
          <table:table-cell office:value-type="string">
            <text:p>3.6</text:p>
          </table:table-cell>
          <table:table-cell office:value-type="string">
            <text:p>1-2 Players</text:p>
          </table:table-cell>
          <table:table-cell office:value-type="string">
            <text:p>It's been several years since Geese Howard was defeated in a battle with Terry Bogard, a young man looking to avenge his father. Rather than looking to be saved from death after falling off his office balcony, Geese instead decided to die, and left behind his young son, Rock. Terry took Rock in and became like a big brother to him, raising the boy throughout his life.****Now Rock is a teenager, and Terry is a man in his 30s, and both are about to come together in a new clash...new faces and old come together for the greatest battle yet!</text:p>
          </table:table-cell>
          <table:table-cell table:formula="of:=CONCATENATE(&quot;&lt;game name=&quot;;CHAR(34);[.A141];CHAR(34);&quot;&gt; &lt;year&gt;&quot;;[.B141];&quot;&lt;/year&gt; &lt;rating&gt;&quot;;[.C141];&quot;&lt;/rating&gt; &lt;title&gt;&quot;;[.D141];&quot;&lt;/title&gt; &lt;pub&gt;&quot;;[.E141];&quot;&lt;/pub&gt; &lt;dev&gt;&quot;;[.F141];&quot;&lt;/dev&gt; &lt;genre&gt;&quot;;[.G141];&quot;&lt;/genre&gt; &lt;score&gt;&quot;;[.H141];&quot;&lt;/score&gt; &lt;player&gt;&quot;;[.I141];&quot;&lt;/player&gt; &lt;story&gt;&quot;;[.J141];&quot;&lt;/story&gt; &lt;/game&gt;&quot;)" office:value-type="string" office:string-value="&lt;game name=&quot;Fatal Fury - Mark of the Wolves (USA)&quot;&gt; &lt;year&gt;2001&lt;/year&gt; &lt;rating&gt;ESRB - T (Teen)&lt;/rating&gt; &lt;title&gt;Fatal Fury - Mark of the Wolves &lt;/title&gt; &lt;pub&gt;GOAT Store, LLC, The&lt;/pub&gt; &lt;dev&gt;Crytpic Allusion, LLC&lt;/dev&gt; &lt;genre&gt;Fighter&lt;/genre&gt; &lt;score&gt;3.6&lt;/score&gt; &lt;player&gt;1-2 Players&lt;/player&gt; &lt;story&gt;It's been several years since Geese Howard was defeated in a battle with Terry Bogard, a young man looking to avenge his father. Rather than looking to be saved from death after falling off his office balcony, Geese instead decided to die, and left behind his young son, Rock. Terry took Rock in and became like a big brother to him, raising the boy throughout his life.****Now Rock is a teenager, and Terry is a man in his 30s, and both are about to come together in a new clash...new faces and old come together for the greatest battle yet!&lt;/story&gt; &lt;/game&gt;">
            <text:p>&lt;game name="Fatal Fury - Mark of the Wolves (USA)"&gt; &lt;year&gt;2001&lt;/year&gt; &lt;rating&gt;ESRB - T (Teen)&lt;/rating&gt; &lt;title&gt;Fatal Fury - Mark of the Wolves &lt;/title&gt; &lt;pub&gt;GOAT Store, LLC, The&lt;/pub&gt; &lt;dev&gt;Crytpic Allusion, LLC&lt;/dev&gt; &lt;genre&gt;Fighter&lt;/genre&gt; &lt;score&gt;3.6&lt;/score&gt; &lt;player&gt;1-2 Players&lt;/player&gt; &lt;story&gt;It's been several years since Geese Howard was defeated in a battle with Terry Bogard, a young man looking to avenge his father. Rather than looking to be saved from death after falling off his office balcony, Geese instead decided to die, and left behind his young son, Rock. Terry took Rock in and became like a big brother to him, raising the boy throughout his life.****Now Rock is a teenager, and Terry is a man in his 30s, and both are about to come together in a new clash...new faces and old come together for the greatest battle yet!&lt;/story&gt; &lt;/game&gt;</text:p>
          </table:table-cell>
        </table:table-row>
        <table:table-row table:style-name="ro1">
          <table:table-cell office:value-type="string">
            <text:p>Virtua Striker 2 (USA)</text:p>
          </table:table-cell>
          <table:table-cell office:value-type="float" office:value="2000">
            <text:p>2000</text:p>
          </table:table-cell>
          <table:table-cell office:value-type="string">
            <text:p>ESRB - E (Everyone)</text:p>
          </table:table-cell>
          <table:table-cell office:value-type="string">
            <text:p>Virtua Striker 2 </text:p>
          </table:table-cell>
          <table:table-cell office:value-type="string">
            <text:p>Sega</text:p>
          </table:table-cell>
          <table:table-cell office:value-type="string">
            <text:p>Genki Co., Ltd.,</text:p>
          </table:table-cell>
          <table:table-cell office:value-type="string">
            <text:p>Soccer/Sports</text:p>
          </table:table-cell>
          <table:table-cell office:value-type="string">
            <text:p>3.2</text:p>
          </table:table-cell>
          <table:table-cell office:value-type="string">
            <text:p>1-2 Players</text:p>
          </table:table-cell>
          <table:table-cell office:value-type="string">
            <text:p>It's here, Virtua Striker 2 <text:s/>has come to Dreamcast in all its arcade-perfect glory. Play any of the new modes - including 'Ranking' and 'Leagues' - or just sit back and enjoy the original arcade mode from the comfort of your armchair. You can save the best goal on your VM unit and use it when your competing in two-player mode. ****Football has never looked so good and felt so right... you can almost taste the pie and Bovril at half time.</text:p>
          </table:table-cell>
          <table:table-cell table:formula="of:=CONCATENATE(&quot;&lt;game name=&quot;;CHAR(34);[.A142];CHAR(34);&quot;&gt; &lt;year&gt;&quot;;[.B142];&quot;&lt;/year&gt; &lt;rating&gt;&quot;;[.C142];&quot;&lt;/rating&gt; &lt;title&gt;&quot;;[.D142];&quot;&lt;/title&gt; &lt;pub&gt;&quot;;[.E142];&quot;&lt;/pub&gt; &lt;dev&gt;&quot;;[.F142];&quot;&lt;/dev&gt; &lt;genre&gt;&quot;;[.G142];&quot;&lt;/genre&gt; &lt;score&gt;&quot;;[.H142];&quot;&lt;/score&gt; &lt;player&gt;&quot;;[.I142];&quot;&lt;/player&gt; &lt;story&gt;&quot;;[.J142];&quot;&lt;/story&gt; &lt;/game&gt;&quot;)" office:value-type="string" office:string-value="&lt;game name=&quot;Virtua Striker 2 (USA)&quot;&gt; &lt;year&gt;2000&lt;/year&gt; &lt;rating&gt;ESRB - E (Everyone)&lt;/rating&gt; &lt;title&gt;Virtua Striker 2 &lt;/title&gt; &lt;pub&gt;Sega&lt;/pub&gt; &lt;dev&gt;Genki Co., Ltd.,&lt;/dev&gt; &lt;genre&gt;Soccer/Sports&lt;/genre&gt; &lt;score&gt;3.2&lt;/score&gt; &lt;player&gt;1-2 Players&lt;/player&gt; &lt;story&gt;It's here, Virtua Striker 2  has come to Dreamcast in all its arcade-perfect glory. Play any of the new modes - including 'Ranking' and 'Leagues' - or just sit back and enjoy the original arcade mode from the comfort of your armchair. You can save the best goal on your VM unit and use it when your competing in two-player mode. ****Football has never looked so good and felt so right... you can almost taste the pie and Bovril at half time.&lt;/story&gt; &lt;/game&gt;">
            <text:p>&lt;game name="Virtua Striker 2 (USA)"&gt; &lt;year&gt;2000&lt;/year&gt; &lt;rating&gt;ESRB - E (Everyone)&lt;/rating&gt; &lt;title&gt;Virtua Striker 2 &lt;/title&gt; &lt;pub&gt;Sega&lt;/pub&gt; &lt;dev&gt;Genki Co., Ltd.,&lt;/dev&gt; &lt;genre&gt;Soccer/Sports&lt;/genre&gt; &lt;score&gt;3.2&lt;/score&gt; &lt;player&gt;1-2 Players&lt;/player&gt; &lt;story&gt;It's here, Virtua Striker 2 <text:s/>has come to Dreamcast in all its arcade-perfect glory. Play any of the new modes - including 'Ranking' and 'Leagues' - or just sit back and enjoy the original arcade mode from the comfort of your armchair. You can save the best goal on your VM unit and use it when your competing in two-player mode. ****Football has never looked so good and felt so right... you can almost taste the pie and Bovril at half time.&lt;/story&gt; &lt;/game&gt;</text:p>
          </table:table-cell>
        </table:table-row>
        <table:table-row table:style-name="ro1">
          <table:table-cell office:value-type="string">
            <text:p>Space Channel 5 Part 2 (Japan)</text:p>
          </table:table-cell>
          <table:table-cell office:value-type="float" office:value="2002">
            <text:p>2002</text:p>
          </table:table-cell>
          <table:table-cell office:value-type="string">
            <text:p>ESRB - E (Everyone)</text:p>
          </table:table-cell>
          <table:table-cell office:value-type="string">
            <text:p>Space Channel 5 Part 2 </text:p>
          </table:table-cell>
          <table:table-cell office:value-type="string">
            <text:p>Sega</text:p>
          </table:table-cell>
          <table:table-cell office:value-type="string">
            <text:p>United Game Artists</text:p>
          </table:table-cell>
          <table:table-cell office:value-type="string">
            <text:p>Rhythm</text:p>
          </table:table-cell>
          <table:table-cell office:value-type="string">
            <text:p>4.2</text:p>
          </table:table-cell>
          <table:table-cell office:value-type="string">
            <text:p>1-2 Players</text:p>
          </table:table-cell>
          <table:table-cell office:value-type="string">
            <text:p>It's the 25th century. Several lunar cycles have passed since Ulala saved human kind and repelled the Morolian invasion against Earth through dance. Life is quiet too quiet for Ulala until Chief Director 'Space Michael' reports that a mysterious dancing group is forcing innocent bystanders to dance and then whisking them away…Here starts another swinging report show from Ulala!****Our intergalactic anchor girl must also must take part in 'Rhythm Battles', where she takes control of a musical instrument and plays in time with her opponent and 'Lyrics Battle', where Ulala gives her singing voice a workout in order to defeat the foes that await her.****A TV channel is only as good as it's last ratings and the same is true of Space Channel 5. Ulala must keep the viewer rating high, failure to do so will lead to the show being cancelled and the plug being pulled on Space Channel 5 - Space Michael is counting on you!</text:p>
          </table:table-cell>
          <table:table-cell table:formula="of:=CONCATENATE(&quot;&lt;game name=&quot;;CHAR(34);[.A143];CHAR(34);&quot;&gt; &lt;year&gt;&quot;;[.B143];&quot;&lt;/year&gt; &lt;rating&gt;&quot;;[.C143];&quot;&lt;/rating&gt; &lt;title&gt;&quot;;[.D143];&quot;&lt;/title&gt; &lt;pub&gt;&quot;;[.E143];&quot;&lt;/pub&gt; &lt;dev&gt;&quot;;[.F143];&quot;&lt;/dev&gt; &lt;genre&gt;&quot;;[.G143];&quot;&lt;/genre&gt; &lt;score&gt;&quot;;[.H143];&quot;&lt;/score&gt; &lt;player&gt;&quot;;[.I143];&quot;&lt;/player&gt; &lt;story&gt;&quot;;[.J143];&quot;&lt;/story&gt; &lt;/game&gt;&quot;)" office:value-type="string" office:string-value="&lt;game name=&quot;Space Channel 5 Part 2 (Japan)&quot;&gt; &lt;year&gt;2002&lt;/year&gt; &lt;rating&gt;ESRB - E (Everyone)&lt;/rating&gt; &lt;title&gt;Space Channel 5 Part 2 &lt;/title&gt; &lt;pub&gt;Sega&lt;/pub&gt; &lt;dev&gt;United Game Artists&lt;/dev&gt; &lt;genre&gt;Rhythm&lt;/genre&gt; &lt;score&gt;4.2&lt;/score&gt; &lt;player&gt;1-2 Players&lt;/player&gt; &lt;story&gt;It's the 25th century. Several lunar cycles have passed since Ulala saved human kind and repelled the Morolian invasion against Earth through dance. Life is quiet too quiet for Ulala until Chief Director 'Space Michael' reports that a mysterious dancing group is forcing innocent bystanders to dance and then whisking them away…Here starts another swinging report show from Ulala!****Our intergalactic anchor girl must also must take part in 'Rhythm Battles', where she takes control of a musical instrument and plays in time with her opponent and 'Lyrics Battle', where Ulala gives her singing voice a workout in order to defeat the foes that await her.****A TV channel is only as good as it's last ratings and the same is true of Space Channel 5. Ulala must keep the viewer rating high, failure to do so will lead to the show being cancelled and the plug being pulled on Space Channel 5 - Space Michael is counting on you!&lt;/story&gt; &lt;/game&gt;">
            <text:p>&lt;game name="Space Channel 5 Part 2 (Japan)"&gt; &lt;year&gt;2002&lt;/year&gt; &lt;rating&gt;ESRB - E (Everyone)&lt;/rating&gt; &lt;title&gt;Space Channel 5 Part 2 &lt;/title&gt; &lt;pub&gt;Sega&lt;/pub&gt; &lt;dev&gt;United Game Artists&lt;/dev&gt; &lt;genre&gt;Rhythm&lt;/genre&gt; &lt;score&gt;4.2&lt;/score&gt; &lt;player&gt;1-2 Players&lt;/player&gt; &lt;story&gt;It's the 25th century. Several lunar cycles have passed since Ulala saved human kind and repelled the Morolian invasion against Earth through dance. Life is quiet too quiet for Ulala until Chief Director 'Space Michael' reports that a mysterious dancing group is forcing innocent bystanders to dance and then whisking them away…Here starts another swinging report show from Ulala!****Our intergalactic anchor girl must also must take part in 'Rhythm Battles', where she takes control of a musical instrument and plays in time with her opponent and 'Lyrics Battle', where Ulala gives her singing voice a workout in order to defeat the foes that await her.****A TV channel is only as good as it's last ratings and the same is true of Space Channel 5. Ulala must keep the viewer rating high, failure to do so will lead to the show being cancelled and the plug being pulled on Space Channel 5 - Space Michael is counting on you!&lt;/story&gt; &lt;/game&gt;</text:p>
          </table:table-cell>
        </table:table-row>
        <table:table-row table:style-name="ro1">
          <table:table-cell office:value-type="string">
            <text:p>Daytona USA (USA)</text:p>
          </table:table-cell>
          <table:table-cell office:value-type="float" office:value="2001">
            <text:p>2001</text:p>
          </table:table-cell>
          <table:table-cell office:value-type="string">
            <text:p>ESRB - E (Everyone)</text:p>
          </table:table-cell>
          <table:table-cell office:value-type="string">
            <text:p>Daytona USA </text:p>
          </table:table-cell>
          <table:table-cell office:value-type="string">
            <text:p>Sega</text:p>
          </table:table-cell>
          <table:table-cell office:value-type="string">
            <text:p>Hasbro Interactive, Inc.</text:p>
          </table:table-cell>
          <table:table-cell office:value-type="string">
            <text:p>Driving</text:p>
          </table:table-cell>
          <table:table-cell office:value-type="float" office:value="4.1">
            <text:p>4.1</text:p>
          </table:table-cell>
          <table:table-cell office:value-type="string">
            <text:p>1-4 Players</text:p>
          </table:table-cell>
          <table:table-cell office:value-type="string">
            <text:p>Just like the arcade version, pick one of three tracks (beginner, advanced, or expert) and either automatic or standard transmission. A pounding music soundtrack kicks in as you are slapped into your car to await the green light. The game offers both a traditional arcade mode with checkpoint time splits and a special PC mode that pits you against the other cars over different race distances. The PC mode also offers more car choices, with a variety of speed, acceleration, and grip characteristics. It even rewards successful players (meaning those finishing first, second, or third in the difficult setting) by offering up to ten more upgraded cars to drive. Once underway, the goal is to work from last to first as smoothly and quickly as possible</text:p>
          </table:table-cell>
          <table:table-cell table:formula="of:=CONCATENATE(&quot;&lt;game name=&quot;;CHAR(34);[.A144];CHAR(34);&quot;&gt; &lt;year&gt;&quot;;[.B144];&quot;&lt;/year&gt; &lt;rating&gt;&quot;;[.C144];&quot;&lt;/rating&gt; &lt;title&gt;&quot;;[.D144];&quot;&lt;/title&gt; &lt;pub&gt;&quot;;[.E144];&quot;&lt;/pub&gt; &lt;dev&gt;&quot;;[.F144];&quot;&lt;/dev&gt; &lt;genre&gt;&quot;;[.G144];&quot;&lt;/genre&gt; &lt;score&gt;&quot;;[.H144];&quot;&lt;/score&gt; &lt;player&gt;&quot;;[.I144];&quot;&lt;/player&gt; &lt;story&gt;&quot;;[.J144];&quot;&lt;/story&gt; &lt;/game&gt;&quot;)" office:value-type="string" office:string-value="&lt;game name=&quot;Daytona USA (USA)&quot;&gt; &lt;year&gt;2001&lt;/year&gt; &lt;rating&gt;ESRB - E (Everyone)&lt;/rating&gt; &lt;title&gt;Daytona USA &lt;/title&gt; &lt;pub&gt;Sega&lt;/pub&gt; &lt;dev&gt;Hasbro Interactive, Inc.&lt;/dev&gt; &lt;genre&gt;Driving&lt;/genre&gt; &lt;score&gt;4.1&lt;/score&gt; &lt;player&gt;1-4 Players&lt;/player&gt; &lt;story&gt;Just like the arcade version, pick one of three tracks (beginner, advanced, or expert) and either automatic or standard transmission. A pounding music soundtrack kicks in as you are slapped into your car to await the green light. The game offers both a traditional arcade mode with checkpoint time splits and a special PC mode that pits you against the other cars over different race distances. The PC mode also offers more car choices, with a variety of speed, acceleration, and grip characteristics. It even rewards successful players (meaning those finishing first, second, or third in the difficult setting) by offering up to ten more upgraded cars to drive. Once underway, the goal is to work from last to first as smoothly and quickly as possible&lt;/story&gt; &lt;/game&gt;">
            <text:p>&lt;game name="Daytona USA (USA)"&gt; &lt;year&gt;2001&lt;/year&gt; &lt;rating&gt;ESRB - E (Everyone)&lt;/rating&gt; &lt;title&gt;Daytona USA &lt;/title&gt; &lt;pub&gt;Sega&lt;/pub&gt; &lt;dev&gt;Hasbro Interactive, Inc.&lt;/dev&gt; &lt;genre&gt;Driving&lt;/genre&gt; &lt;score&gt;4.1&lt;/score&gt; &lt;player&gt;1-4 Players&lt;/player&gt; &lt;story&gt;Just like the arcade version, pick one of three tracks (beginner, advanced, or expert) and either automatic or standard transmission. A pounding music soundtrack kicks in as you are slapped into your car to await the green light. The game offers both a traditional arcade mode with checkpoint time splits and a special PC mode that pits you against the other cars over different race distances. The PC mode also offers more car choices, with a variety of speed, acceleration, and grip characteristics. It even rewards successful players (meaning those finishing first, second, or third in the difficult setting) by offering up to ten more upgraded cars to drive. Once underway, the goal is to work from last to first as smoothly and quickly as possible&lt;/story&gt; &lt;/game&gt;</text:p>
          </table:table-cell>
        </table:table-row>
        <table:table-row table:style-name="ro1">
          <table:table-cell office:value-type="string">
            <text:p>Tomb Raider - Chronicles (USA)</text:p>
          </table:table-cell>
          <table:table-cell office:value-type="float" office:value="2000">
            <text:p>2000</text:p>
          </table:table-cell>
          <table:table-cell office:value-type="string">
            <text:p>ESRB - T (Teen)</text:p>
          </table:table-cell>
          <table:table-cell office:value-type="string">
            <text:p>Tomb Raider - Chronicles </text:p>
          </table:table-cell>
          <table:table-cell office:value-type="string">
            <text:p>Eidos Interactive</text:p>
          </table:table-cell>
          <table:table-cell office:value-type="string">
            <text:p>Core Design Ltd.</text:p>
          </table:table-cell>
          <table:table-cell office:value-type="string">
            <text:p>Adventure</text:p>
          </table:table-cell>
          <table:table-cell office:value-type="string">
            <text:p>3.2</text:p>
          </table:table-cell>
          <table:table-cell office:value-type="string">
            <text:p>1 Player</text:p>
          </table:table-cell>
          <table:table-cell office:value-type="string">
            <text:p>Just when the world had come to agree that Lara is finally a thing of the past, along comes a new collection of levels for our lovely Lara Croft to tackle. Each of the four chapters center around a different area of Lara's past, from the very start of her life (as a teen raider!!) to just before her death. Chronicles also includes a level editor, allowing the player to create new Tombs for Lara to raid.</text:p>
          </table:table-cell>
          <table:table-cell table:formula="of:=CONCATENATE(&quot;&lt;game name=&quot;;CHAR(34);[.A145];CHAR(34);&quot;&gt; &lt;year&gt;&quot;;[.B145];&quot;&lt;/year&gt; &lt;rating&gt;&quot;;[.C145];&quot;&lt;/rating&gt; &lt;title&gt;&quot;;[.D145];&quot;&lt;/title&gt; &lt;pub&gt;&quot;;[.E145];&quot;&lt;/pub&gt; &lt;dev&gt;&quot;;[.F145];&quot;&lt;/dev&gt; &lt;genre&gt;&quot;;[.G145];&quot;&lt;/genre&gt; &lt;score&gt;&quot;;[.H145];&quot;&lt;/score&gt; &lt;player&gt;&quot;;[.I145];&quot;&lt;/player&gt; &lt;story&gt;&quot;;[.J145];&quot;&lt;/story&gt; &lt;/game&gt;&quot;)" office:value-type="string" office:string-value="&lt;game name=&quot;Tomb Raider - Chronicles (USA)&quot;&gt; &lt;year&gt;2000&lt;/year&gt; &lt;rating&gt;ESRB - T (Teen)&lt;/rating&gt; &lt;title&gt;Tomb Raider - Chronicles &lt;/title&gt; &lt;pub&gt;Eidos Interactive&lt;/pub&gt; &lt;dev&gt;Core Design Ltd.&lt;/dev&gt; &lt;genre&gt;Adventure&lt;/genre&gt; &lt;score&gt;3.2&lt;/score&gt; &lt;player&gt;1 Player&lt;/player&gt; &lt;story&gt;Just when the world had come to agree that Lara is finally a thing of the past, along comes a new collection of levels for our lovely Lara Croft to tackle. Each of the four chapters center around a different area of Lara's past, from the very start of her life (as a teen raider!!) to just before her death. Chronicles also includes a level editor, allowing the player to create new Tombs for Lara to raid.&lt;/story&gt; &lt;/game&gt;">
            <text:p>&lt;game name="Tomb Raider - Chronicles (USA)"&gt; &lt;year&gt;2000&lt;/year&gt; &lt;rating&gt;ESRB - T (Teen)&lt;/rating&gt; &lt;title&gt;Tomb Raider - Chronicles &lt;/title&gt; &lt;pub&gt;Eidos Interactive&lt;/pub&gt; &lt;dev&gt;Core Design Ltd.&lt;/dev&gt; &lt;genre&gt;Adventure&lt;/genre&gt; &lt;score&gt;3.2&lt;/score&gt; &lt;player&gt;1 Player&lt;/player&gt; &lt;story&gt;Just when the world had come to agree that Lara is finally a thing of the past, along comes a new collection of levels for our lovely Lara Croft to tackle. Each of the four chapters center around a different area of Lara's past, from the very start of her life (as a teen raider!!) to just before her death. Chronicles also includes a level editor, allowing the player to create new Tombs for Lara to raid.&lt;/story&gt; &lt;/game&gt;</text:p>
          </table:table-cell>
        </table:table-row>
        <table:table-row table:style-name="ro1">
          <table:table-cell office:value-type="string">
            <text:p>L.O.L. - Lack of Love (Japan)</text:p>
          </table:table-cell>
          <table:table-cell office:value-type="float" office:value="2000">
            <text:p>2000</text:p>
          </table:table-cell>
          <table:table-cell office:value-type="string">
            <text:p>ESRB - E (Everyone)</text:p>
          </table:table-cell>
          <table:table-cell office:value-type="string">
            <text:p>L.O.L. - Lack of Love </text:p>
          </table:table-cell>
          <table:table-cell office:value-type="string">
            <text:p>ASCII Entertainment</text:p>
          </table:table-cell>
          <table:table-cell office:value-type="string">
            <text:p>Love-de-Lic</text:p>
          </table:table-cell>
          <table:table-cell office:value-type="string">
            <text:p>Adventure</text:p>
          </table:table-cell>
          <table:table-cell office:value-type="string">
            <text:p>4.6</text:p>
          </table:table-cell>
          <table:table-cell office:value-type="string">
            <text:p>1 Player</text:p>
          </table:table-cell>
          <table:table-cell office:value-type="string">
            <text:p>Lack of Love (or L.O.L.) is an adventure / RPG hybrid based on the evolution of an alien being. In the beginning you are just born, but the alien world is harsh, and so you constantly have to improve yourself, learn new things and avoid being eaten by other animals. And to make your new life even harder, an alien robot race just discovered the planet and starts colonizing it. Surviving is obviously not easy...****The game is played from an isometric perspective in front of detailed prerendered backgrounds. As you are an animal the game doesn't have any ingame texts - for solving riddles you are totally dependent on experimentation and careful observation of the environment. To reach the next state of evolution you will also need to help other beings - as a reward they will give you energy balls or new abilities required for further progress.****Besides the usual actions like attacking / biting and talking (or better communicating) you have somewhat strange actions sleeping and urinating which are essential to the gameplay.</text:p>
          </table:table-cell>
          <table:table-cell table:formula="of:=CONCATENATE(&quot;&lt;game name=&quot;;CHAR(34);[.A146];CHAR(34);&quot;&gt; &lt;year&gt;&quot;;[.B146];&quot;&lt;/year&gt; &lt;rating&gt;&quot;;[.C146];&quot;&lt;/rating&gt; &lt;title&gt;&quot;;[.D146];&quot;&lt;/title&gt; &lt;pub&gt;&quot;;[.E146];&quot;&lt;/pub&gt; &lt;dev&gt;&quot;;[.F146];&quot;&lt;/dev&gt; &lt;genre&gt;&quot;;[.G146];&quot;&lt;/genre&gt; &lt;score&gt;&quot;;[.H146];&quot;&lt;/score&gt; &lt;player&gt;&quot;;[.I146];&quot;&lt;/player&gt; &lt;story&gt;&quot;;[.J146];&quot;&lt;/story&gt; &lt;/game&gt;&quot;)" office:value-type="string" office:string-value="&lt;game name=&quot;L.O.L. - Lack of Love (Japan)&quot;&gt; &lt;year&gt;2000&lt;/year&gt; &lt;rating&gt;ESRB - E (Everyone)&lt;/rating&gt; &lt;title&gt;L.O.L. - Lack of Love &lt;/title&gt; &lt;pub&gt;ASCII Entertainment&lt;/pub&gt; &lt;dev&gt;Love-de-Lic&lt;/dev&gt; &lt;genre&gt;Adventure&lt;/genre&gt; &lt;score&gt;4.6&lt;/score&gt; &lt;player&gt;1 Player&lt;/player&gt; &lt;story&gt;Lack of Love (or L.O.L.) is an adventure / RPG hybrid based on the evolution of an alien being. In the beginning you are just born, but the alien world is harsh, and so you constantly have to improve yourself, learn new things and avoid being eaten by other animals. And to make your new life even harder, an alien robot race just discovered the planet and starts colonizing it. Surviving is obviously not easy...****The game is played from an isometric perspective in front of detailed prerendered backgrounds. As you are an animal the game doesn't have any ingame texts - for solving riddles you are totally dependent on experimentation and careful observation of the environment. To reach the next state of evolution you will also need to help other beings - as a reward they will give you energy balls or new abilities required for further progress.****Besides the usual actions like attacking / biting and talking (or better communicating) you have somewhat strange actions sleeping and urinating which are essential to the gameplay.&lt;/story&gt; &lt;/game&gt;">
            <text:p>&lt;game name="L.O.L. - Lack of Love (Japan)"&gt; &lt;year&gt;2000&lt;/year&gt; &lt;rating&gt;ESRB - E (Everyone)&lt;/rating&gt; &lt;title&gt;L.O.L. - Lack of Love &lt;/title&gt; &lt;pub&gt;ASCII Entertainment&lt;/pub&gt; &lt;dev&gt;Love-de-Lic&lt;/dev&gt; &lt;genre&gt;Adventure&lt;/genre&gt; &lt;score&gt;4.6&lt;/score&gt; &lt;player&gt;1 Player&lt;/player&gt; &lt;story&gt;Lack of Love (or L.O.L.) is an adventure / RPG hybrid based on the evolution of an alien being. In the beginning you are just born, but the alien world is harsh, and so you constantly have to improve yourself, learn new things and avoid being eaten by other animals. And to make your new life even harder, an alien robot race just discovered the planet and starts colonizing it. Surviving is obviously not easy...****The game is played from an isometric perspective in front of detailed prerendered backgrounds. As you are an animal the game doesn't have any ingame texts - for solving riddles you are totally dependent on experimentation and careful observation of the environment. To reach the next state of evolution you will also need to help other beings - as a reward they will give you energy balls or new abilities required for further progress.****Besides the usual actions like attacking / biting and talking (or better communicating) you have somewhat strange actions sleeping and urinating which are essential to the gameplay.&lt;/story&gt; &lt;/game&gt;</text:p>
          </table:table-cell>
        </table:table-row>
        <table:table-row table:style-name="ro1">
          <table:table-cell office:value-type="string">
            <text:p>Mat Hoffman's Pro BMX (USA)</text:p>
          </table:table-cell>
          <table:table-cell office:value-type="float" office:value="2001">
            <text:p>2001</text:p>
          </table:table-cell>
          <table:table-cell office:value-type="string">
            <text:p>ESRB - E (Everyone)</text:p>
          </table:table-cell>
          <table:table-cell office:value-type="string">
            <text:p>Mat Hoffman's Pro BMX </text:p>
          </table:table-cell>
          <table:table-cell office:value-type="string">
            <text:p>Activision</text:p>
          </table:table-cell>
          <table:table-cell office:value-type="string">
            <text:p>Runecraft, Ltd.</text:p>
          </table:table-cell>
          <table:table-cell office:value-type="string">
            <text:p>Biking/Sports</text:p>
          </table:table-cell>
          <table:table-cell office:value-type="string">
            <text:p>3.7</text:p>
          </table:table-cell>
          <table:table-cell office:value-type="string">
            <text:p>1-2 Players</text:p>
          </table:table-cell>
          <table:table-cell office:value-type="string">
            <text:p>Legendary BMX rider Mat Hoffman leads a cast of some of the best riders on the planet in this Tony Hawk's Pro Skater style title. Perform tricks and make the points to proceed through each level of Street, Vert, and Dirt courses, or take on a mate in 2 player split screen mode and see who has the best bike in town. Career mode allows you to build up your chosen character and make, as it mentions, a Career. And the BMX Course Editor allows you to build your own Street, Vert and Dirt courses for multiplayer action.</text:p>
          </table:table-cell>
          <table:table-cell table:formula="of:=CONCATENATE(&quot;&lt;game name=&quot;;CHAR(34);[.A147];CHAR(34);&quot;&gt; &lt;year&gt;&quot;;[.B147];&quot;&lt;/year&gt; &lt;rating&gt;&quot;;[.C147];&quot;&lt;/rating&gt; &lt;title&gt;&quot;;[.D147];&quot;&lt;/title&gt; &lt;pub&gt;&quot;;[.E147];&quot;&lt;/pub&gt; &lt;dev&gt;&quot;;[.F147];&quot;&lt;/dev&gt; &lt;genre&gt;&quot;;[.G147];&quot;&lt;/genre&gt; &lt;score&gt;&quot;;[.H147];&quot;&lt;/score&gt; &lt;player&gt;&quot;;[.I147];&quot;&lt;/player&gt; &lt;story&gt;&quot;;[.J147];&quot;&lt;/story&gt; &lt;/game&gt;&quot;)" office:value-type="string" office:string-value="&lt;game name=&quot;Mat Hoffman's Pro BMX (USA)&quot;&gt; &lt;year&gt;2001&lt;/year&gt; &lt;rating&gt;ESRB - E (Everyone)&lt;/rating&gt; &lt;title&gt;Mat Hoffman's Pro BMX &lt;/title&gt; &lt;pub&gt;Activision&lt;/pub&gt; &lt;dev&gt;Runecraft, Ltd.&lt;/dev&gt; &lt;genre&gt;Biking/Sports&lt;/genre&gt; &lt;score&gt;3.7&lt;/score&gt; &lt;player&gt;1-2 Players&lt;/player&gt; &lt;story&gt;Legendary BMX rider Mat Hoffman leads a cast of some of the best riders on the planet in this Tony Hawk's Pro Skater style title. Perform tricks and make the points to proceed through each level of Street, Vert, and Dirt courses, or take on a mate in 2 player split screen mode and see who has the best bike in town. Career mode allows you to build up your chosen character and make, as it mentions, a Career. And the BMX Course Editor allows you to build your own Street, Vert and Dirt courses for multiplayer action.&lt;/story&gt; &lt;/game&gt;">
            <text:p>&lt;game name="Mat Hoffman's Pro BMX (USA)"&gt; &lt;year&gt;2001&lt;/year&gt; &lt;rating&gt;ESRB - E (Everyone)&lt;/rating&gt; &lt;title&gt;Mat Hoffman's Pro BMX &lt;/title&gt; &lt;pub&gt;Activision&lt;/pub&gt; &lt;dev&gt;Runecraft, Ltd.&lt;/dev&gt; &lt;genre&gt;Biking/Sports&lt;/genre&gt; &lt;score&gt;3.7&lt;/score&gt; &lt;player&gt;1-2 Players&lt;/player&gt; &lt;story&gt;Legendary BMX rider Mat Hoffman leads a cast of some of the best riders on the planet in this Tony Hawk's Pro Skater style title. Perform tricks and make the points to proceed through each level of Street, Vert, and Dirt courses, or take on a mate in 2 player split screen mode and see who has the best bike in town. Career mode allows you to build up your chosen character and make, as it mentions, a Career. And the BMX Course Editor allows you to build your own Street, Vert and Dirt courses for multiplayer action.&lt;/story&gt; &lt;/game&gt;</text:p>
          </table:table-cell>
        </table:table-row>
        <table:table-row table:style-name="ro1">
          <table:table-cell office:value-type="string">
            <text:p>Jimmy White's 2 - Cueball (Europe)</text:p>
          </table:table-cell>
          <table:table-cell office:value-type="float" office:value="2000">
            <text:p>2000</text:p>
          </table:table-cell>
          <table:table-cell office:value-type="string">
            <text:p>ESRB - E (Everyone)</text:p>
          </table:table-cell>
          <table:table-cell office:value-type="string">
            <text:p>Jimmy White's 2 - Cueball </text:p>
          </table:table-cell>
          <table:table-cell office:value-type="string">
            <text:p>Virgin Interactive</text:p>
          </table:table-cell>
          <table:table-cell office:value-type="string">
            <text:p>Awesome Studios</text:p>
          </table:table-cell>
          <table:table-cell office:value-type="string">
            <text:p>Pool and Dart</text:p>
          </table:table-cell>
          <table:table-cell office:value-type="string">
            <text:p>2.6</text:p>
          </table:table-cell>
          <table:table-cell office:value-type="string">
            <text:p>1-2 Players</text:p>
          </table:table-cell>
          <table:table-cell office:value-type="string">
            <text:p>Licensed by snooker player Jimmy White, this game is a simulation of not only the British game of snooker, but also of the three main variations of pool.****The game is viewed in detailed 3D, allowing you to rotate the table at all angles, either from overhead or using the cue position as a base. Taking a shot involves setting the exact pace and spin of it, and considering what each contact will do to the position of the cue ball, and any balls you may wish to pot afterwards. In the snooker mode playing accurate 'safety' shots (to prevent your opponent scoring) becomes important as well).****In each mode there are 10 computer opponents, and matches can consist of up to 9 frames. A trick-shot editor is also included, allowing you to practice shots and set up challenges. Replays and an undo mode are also included.****Bonus games are included as well - darts, draughts, a fruit machine, and even a remake of Dropzone, a Commodore 64 game from the same programmer.</text:p>
          </table:table-cell>
          <table:table-cell table:formula="of:=CONCATENATE(&quot;&lt;game name=&quot;;CHAR(34);[.A148];CHAR(34);&quot;&gt; &lt;year&gt;&quot;;[.B148];&quot;&lt;/year&gt; &lt;rating&gt;&quot;;[.C148];&quot;&lt;/rating&gt; &lt;title&gt;&quot;;[.D148];&quot;&lt;/title&gt; &lt;pub&gt;&quot;;[.E148];&quot;&lt;/pub&gt; &lt;dev&gt;&quot;;[.F148];&quot;&lt;/dev&gt; &lt;genre&gt;&quot;;[.G148];&quot;&lt;/genre&gt; &lt;score&gt;&quot;;[.H148];&quot;&lt;/score&gt; &lt;player&gt;&quot;;[.I148];&quot;&lt;/player&gt; &lt;story&gt;&quot;;[.J148];&quot;&lt;/story&gt; &lt;/game&gt;&quot;)" office:value-type="string" office:string-value="&lt;game name=&quot;Jimmy White's 2 - Cueball (Europe)&quot;&gt; &lt;year&gt;2000&lt;/year&gt; &lt;rating&gt;ESRB - E (Everyone)&lt;/rating&gt; &lt;title&gt;Jimmy White's 2 - Cueball &lt;/title&gt; &lt;pub&gt;Virgin Interactive&lt;/pub&gt; &lt;dev&gt;Awesome Studios&lt;/dev&gt; &lt;genre&gt;Pool and Dart&lt;/genre&gt; &lt;score&gt;2.6&lt;/score&gt; &lt;player&gt;1-2 Players&lt;/player&gt; &lt;story&gt;Licensed by snooker player Jimmy White, this game is a simulation of not only the British game of snooker, but also of the three main variations of pool.****The game is viewed in detailed 3D, allowing you to rotate the table at all angles, either from overhead or using the cue position as a base. Taking a shot involves setting the exact pace and spin of it, and considering what each contact will do to the position of the cue ball, and any balls you may wish to pot afterwards. In the snooker mode playing accurate 'safety' shots (to prevent your opponent scoring) becomes important as well).****In each mode there are 10 computer opponents, and matches can consist of up to 9 frames. A trick-shot editor is also included, allowing you to practice shots and set up challenges. Replays and an undo mode are also included.****Bonus games are included as well - darts, draughts, a fruit machine, and even a remake of Dropzone, a Commodore 64 game from the same programmer.&lt;/story&gt; &lt;/game&gt;">
            <text:p>&lt;game name="Jimmy White's 2 - Cueball (Europe)"&gt; &lt;year&gt;2000&lt;/year&gt; &lt;rating&gt;ESRB - E (Everyone)&lt;/rating&gt; &lt;title&gt;Jimmy White's 2 - Cueball &lt;/title&gt; &lt;pub&gt;Virgin Interactive&lt;/pub&gt; &lt;dev&gt;Awesome Studios&lt;/dev&gt; &lt;genre&gt;Pool and Dart&lt;/genre&gt; &lt;score&gt;2.6&lt;/score&gt; &lt;player&gt;1-2 Players&lt;/player&gt; &lt;story&gt;Licensed by snooker player Jimmy White, this game is a simulation of not only the British game of snooker, but also of the three main variations of pool.****The game is viewed in detailed 3D, allowing you to rotate the table at all angles, either from overhead or using the cue position as a base. Taking a shot involves setting the exact pace and spin of it, and considering what each contact will do to the position of the cue ball, and any balls you may wish to pot afterwards. In the snooker mode playing accurate 'safety' shots (to prevent your opponent scoring) becomes important as well).****In each mode there are 10 computer opponents, and matches can consist of up to 9 frames. A trick-shot editor is also included, allowing you to practice shots and set up challenges. Replays and an undo mode are also included.****Bonus games are included as well - darts, draughts, a fruit machine, and even a remake of Dropzone, a Commodore 64 game from the same programmer.&lt;/story&gt; &lt;/game&gt;</text:p>
          </table:table-cell>
        </table:table-row>
        <table:table-row table:style-name="ro1">
          <table:table-cell office:value-type="string">
            <text:p>Grand Theft Auto 2 (USA)</text:p>
          </table:table-cell>
          <table:table-cell office:value-type="float" office:value="2000">
            <text:p>2000</text:p>
          </table:table-cell>
          <table:table-cell office:value-type="string">
            <text:p>ESRB - M (Mature)</text:p>
          </table:table-cell>
          <table:table-cell office:value-type="string">
            <text:p>Grand Theft Auto 2 </text:p>
          </table:table-cell>
          <table:table-cell office:value-type="string">
            <text:p>Rockstar Games</text:p>
          </table:table-cell>
          <table:table-cell office:value-type="string">
            <text:p>DMA Design</text:p>
          </table:table-cell>
          <table:table-cell office:value-type="string">
            <text:p>Adventure</text:p>
          </table:table-cell>
          <table:table-cell office:value-type="string">
            <text:p>3.4</text:p>
          </table:table-cell>
          <table:table-cell office:value-type="string">
            <text:p>1 Player</text:p>
          </table:table-cell>
          <table:table-cell office:value-type="string">
            <text:p>Lie, cheat, and steal your way through 3 huge cities in the follow-up to Grand Theft Auto. Earn the respect of 7 different gangs as you demolish the town in your attempt to make lots of cash.</text:p>
          </table:table-cell>
          <table:table-cell table:formula="of:=CONCATENATE(&quot;&lt;game name=&quot;;CHAR(34);[.A149];CHAR(34);&quot;&gt; &lt;year&gt;&quot;;[.B149];&quot;&lt;/year&gt; &lt;rating&gt;&quot;;[.C149];&quot;&lt;/rating&gt; &lt;title&gt;&quot;;[.D149];&quot;&lt;/title&gt; &lt;pub&gt;&quot;;[.E149];&quot;&lt;/pub&gt; &lt;dev&gt;&quot;;[.F149];&quot;&lt;/dev&gt; &lt;genre&gt;&quot;;[.G149];&quot;&lt;/genre&gt; &lt;score&gt;&quot;;[.H149];&quot;&lt;/score&gt; &lt;player&gt;&quot;;[.I149];&quot;&lt;/player&gt; &lt;story&gt;&quot;;[.J149];&quot;&lt;/story&gt; &lt;/game&gt;&quot;)" office:value-type="string" office:string-value="&lt;game name=&quot;Grand Theft Auto 2 (USA)&quot;&gt; &lt;year&gt;2000&lt;/year&gt; &lt;rating&gt;ESRB - M (Mature)&lt;/rating&gt; &lt;title&gt;Grand Theft Auto 2 &lt;/title&gt; &lt;pub&gt;Rockstar Games&lt;/pub&gt; &lt;dev&gt;DMA Design&lt;/dev&gt; &lt;genre&gt;Adventure&lt;/genre&gt; &lt;score&gt;3.4&lt;/score&gt; &lt;player&gt;1 Player&lt;/player&gt; &lt;story&gt;Lie, cheat, and steal your way through 3 huge cities in the follow-up to Grand Theft Auto. Earn the respect of 7 different gangs as you demolish the town in your attempt to make lots of cash.&lt;/story&gt; &lt;/game&gt;">
            <text:p>&lt;game name="Grand Theft Auto 2 (USA)"&gt; &lt;year&gt;2000&lt;/year&gt; &lt;rating&gt;ESRB - M (Mature)&lt;/rating&gt; &lt;title&gt;Grand Theft Auto 2 &lt;/title&gt; &lt;pub&gt;Rockstar Games&lt;/pub&gt; &lt;dev&gt;DMA Design&lt;/dev&gt; &lt;genre&gt;Adventure&lt;/genre&gt; &lt;score&gt;3.4&lt;/score&gt; &lt;player&gt;1 Player&lt;/player&gt; &lt;story&gt;Lie, cheat, and steal your way through 3 huge cities in the follow-up to Grand Theft Auto. Earn the respect of 7 different gangs as you demolish the town in your attempt to make lots of cash.&lt;/story&gt; &lt;/game&gt;</text:p>
          </table:table-cell>
        </table:table-row>
        <table:table-row table:style-name="ro1">
          <table:table-cell office:value-type="string">
            <text:p>Resident Evil 2 (USA) (Disc 1)</text:p>
          </table:table-cell>
          <table:table-cell office:value-type="float" office:value="2000">
            <text:p>2000</text:p>
          </table:table-cell>
          <table:table-cell office:value-type="string">
            <text:p>ESRB - M (Mature)</text:p>
          </table:table-cell>
          <table:table-cell office:value-type="string">
            <text:p>Resident Evil 2 <text:s/>Disk 1</text:p>
          </table:table-cell>
          <table:table-cell office:value-type="string">
            <text:p>Capcom</text:p>
          </table:table-cell>
          <table:table-cell office:value-type="string">
            <text:p>Capcom Production Studio 3</text:p>
          </table:table-cell>
          <table:table-cell office:value-type="string">
            <text:p>Adventure</text:p>
          </table:table-cell>
          <table:table-cell office:value-type="string">
            <text:p>4.0</text:p>
          </table:table-cell>
          <table:table-cell office:value-type="string">
            <text:p>1 Player</text:p>
          </table:table-cell>
          <table:table-cell office:value-type="string">
            <text:p>Like the previous game in the series, Resident Evil 2 is a 3D action-adventure using three-dimensional polygon characters over two-dimensional pre-rendered backgrounds, with the action viewed through a variety of cinematic fixed camera angles in each room. Just like the original Resident Evil, players can choose to play as one of two possible characters. Each character goes through the same initial scenario, but with differences in the type of weaponry they find and the people they meet along the way. Leon will team up with a mysterious woman calling herself Ada Wong, while Claire will find herself charged with protecting a little girl named Sherry Birkin. <text:s/>Unlike the original Resident Evil, beating the game for the first time unlocks a second scenario to be played with the character you didn't choose, with new locations, maps, enemies, a longer and more climactic ending. Your actions in the first scenario can also affect the outcome of certain events in the second scenario. Additionally ammo and healing items are more plentiful than in the original game, although you still aren't given enough bullets to kill every enemy you meet.</text:p>
          </table:table-cell>
          <table:table-cell table:formula="of:=CONCATENATE(&quot;&lt;game name=&quot;;CHAR(34);[.A150];CHAR(34);&quot;&gt; &lt;year&gt;&quot;;[.B150];&quot;&lt;/year&gt; &lt;rating&gt;&quot;;[.C150];&quot;&lt;/rating&gt; &lt;title&gt;&quot;;[.D150];&quot;&lt;/title&gt; &lt;pub&gt;&quot;;[.E150];&quot;&lt;/pub&gt; &lt;dev&gt;&quot;;[.F150];&quot;&lt;/dev&gt; &lt;genre&gt;&quot;;[.G150];&quot;&lt;/genre&gt; &lt;score&gt;&quot;;[.H150];&quot;&lt;/score&gt; &lt;player&gt;&quot;;[.I150];&quot;&lt;/player&gt; &lt;story&gt;&quot;;[.J150];&quot;&lt;/story&gt; &lt;/game&gt;&quot;)" office:value-type="string" office:string-value="&lt;game name=&quot;Resident Evil 2 (USA) (Disc 1)&quot;&gt; &lt;year&gt;2000&lt;/year&gt; &lt;rating&gt;ESRB - M (Mature)&lt;/rating&gt; &lt;title&gt;Resident Evil 2  Disk 1&lt;/title&gt; &lt;pub&gt;Capcom&lt;/pub&gt; &lt;dev&gt;Capcom Production Studio 3&lt;/dev&gt; &lt;genre&gt;Adventure&lt;/genre&gt; &lt;score&gt;4.0&lt;/score&gt; &lt;player&gt;1 Player&lt;/player&gt; &lt;story&gt;Like the previous game in the series, Resident Evil 2 is a 3D action-adventure using three-dimensional polygon characters over two-dimensional pre-rendered backgrounds, with the action viewed through a variety of cinematic fixed camera angles in each room. Just like the original Resident Evil, players can choose to play as one of two possible characters. Each character goes through the same initial scenario, but with differences in the type of weaponry they find and the people they meet along the way. Leon will team up with a mysterious woman calling herself Ada Wong, while Claire will find herself charged with protecting a little girl named Sherry Birkin.  Unlike the original Resident Evil, beating the game for the first time unlocks a second scenario to be played with the character you didn't choose, with new locations, maps, enemies, a longer and more climactic ending. Your actions in the first scenario can also affect the outcome of certain events in the second scenario. Additionally ammo and healing items are more plentiful than in the original game, although you still aren't given enough bullets to kill every enemy you meet.&lt;/story&gt; &lt;/game&gt;">
            <text:p>&lt;game name="Resident Evil 2 (USA) (Disc 1)"&gt; &lt;year&gt;2000&lt;/year&gt; &lt;rating&gt;ESRB - M (Mature)&lt;/rating&gt; &lt;title&gt;Resident Evil 2 <text:s/>Disk 1&lt;/title&gt; &lt;pub&gt;Capcom&lt;/pub&gt; &lt;dev&gt;Capcom Production Studio 3&lt;/dev&gt; &lt;genre&gt;Adventure&lt;/genre&gt; &lt;score&gt;4.0&lt;/score&gt; &lt;player&gt;1 Player&lt;/player&gt; &lt;story&gt;Like the previous game in the series, Resident Evil 2 is a 3D action-adventure using three-dimensional polygon characters over two-dimensional pre-rendered backgrounds, with the action viewed through a variety of cinematic fixed camera angles in each room. Just like the original Resident Evil, players can choose to play as one of two possible characters. Each character goes through the same initial scenario, but with differences in the type of weaponry they find and the people they meet along the way. Leon will team up with a mysterious woman calling herself Ada Wong, while Claire will find herself charged with protecting a little girl named Sherry Birkin. <text:s/>Unlike the original Resident Evil, beating the game for the first time unlocks a second scenario to be played with the character you didn't choose, with new locations, maps, enemies, a longer and more climactic ending. Your actions in the first scenario can also affect the outcome of certain events in the second scenario. Additionally ammo and healing items are more plentiful than in the original game, although you still aren't given enough bullets to kill every enemy you meet.&lt;/story&gt; &lt;/game&gt;</text:p>
          </table:table-cell>
        </table:table-row>
        <table:table-row table:style-name="ro1">
          <table:table-cell office:value-type="string">
            <text:p>Resident Evil 2 (USA) (Disc 2)</text:p>
          </table:table-cell>
          <table:table-cell office:value-type="float" office:value="2000">
            <text:p>2000</text:p>
          </table:table-cell>
          <table:table-cell office:value-type="string">
            <text:p>ESRB - M (Mature)</text:p>
          </table:table-cell>
          <table:table-cell office:value-type="string">
            <text:p>Resident Evil 2 <text:s/>Disk 2</text:p>
          </table:table-cell>
          <table:table-cell office:value-type="string">
            <text:p>Capcom</text:p>
          </table:table-cell>
          <table:table-cell office:value-type="string">
            <text:p>Capcom Production Studio 3</text:p>
          </table:table-cell>
          <table:table-cell office:value-type="string">
            <text:p>Adventure</text:p>
          </table:table-cell>
          <table:table-cell office:value-type="string">
            <text:p>4.0</text:p>
          </table:table-cell>
          <table:table-cell office:value-type="string">
            <text:p>1 Player</text:p>
          </table:table-cell>
          <table:table-cell office:value-type="string">
            <text:p>Like the previous game in the series, Resident Evil 2 is a 3D action-adventure using three-dimensional polygon characters over two-dimensional pre-rendered backgrounds, with the action viewed through a variety of cinematic fixed camera angles in each room. Just like the original Resident Evil, players can choose to play as one of two possible characters. Each character goes through the same initial scenario, but with differences in the type of weaponry they find and the people they meet along the way. Leon will team up with a mysterious woman calling herself Ada Wong, while Claire will find herself charged with protecting a little girl named Sherry Birkin. <text:s/>Unlike the original Resident Evil, beating the game for the first time unlocks a second scenario to be played with the character you didn't choose, with new locations, maps, enemies, a longer and more climactic ending. Your actions in the first scenario can also affect the outcome of certain events in the second scenario. Additionally ammo and healing items are more plentiful than in the original game, although you still aren't given enough bullets to kill every enemy you meet.</text:p>
          </table:table-cell>
          <table:table-cell table:formula="of:=CONCATENATE(&quot;&lt;game name=&quot;;CHAR(34);[.A151];CHAR(34);&quot;&gt; &lt;year&gt;&quot;;[.B151];&quot;&lt;/year&gt; &lt;rating&gt;&quot;;[.C151];&quot;&lt;/rating&gt; &lt;title&gt;&quot;;[.D151];&quot;&lt;/title&gt; &lt;pub&gt;&quot;;[.E151];&quot;&lt;/pub&gt; &lt;dev&gt;&quot;;[.F151];&quot;&lt;/dev&gt; &lt;genre&gt;&quot;;[.G151];&quot;&lt;/genre&gt; &lt;score&gt;&quot;;[.H151];&quot;&lt;/score&gt; &lt;player&gt;&quot;;[.I151];&quot;&lt;/player&gt; &lt;story&gt;&quot;;[.J151];&quot;&lt;/story&gt; &lt;/game&gt;&quot;)" office:value-type="string" office:string-value="&lt;game name=&quot;Resident Evil 2 (USA) (Disc 2)&quot;&gt; &lt;year&gt;2000&lt;/year&gt; &lt;rating&gt;ESRB - M (Mature)&lt;/rating&gt; &lt;title&gt;Resident Evil 2  Disk 2&lt;/title&gt; &lt;pub&gt;Capcom&lt;/pub&gt; &lt;dev&gt;Capcom Production Studio 3&lt;/dev&gt; &lt;genre&gt;Adventure&lt;/genre&gt; &lt;score&gt;4.0&lt;/score&gt; &lt;player&gt;1 Player&lt;/player&gt; &lt;story&gt;Like the previous game in the series, Resident Evil 2 is a 3D action-adventure using three-dimensional polygon characters over two-dimensional pre-rendered backgrounds, with the action viewed through a variety of cinematic fixed camera angles in each room. Just like the original Resident Evil, players can choose to play as one of two possible characters. Each character goes through the same initial scenario, but with differences in the type of weaponry they find and the people they meet along the way. Leon will team up with a mysterious woman calling herself Ada Wong, while Claire will find herself charged with protecting a little girl named Sherry Birkin.  Unlike the original Resident Evil, beating the game for the first time unlocks a second scenario to be played with the character you didn't choose, with new locations, maps, enemies, a longer and more climactic ending. Your actions in the first scenario can also affect the outcome of certain events in the second scenario. Additionally ammo and healing items are more plentiful than in the original game, although you still aren't given enough bullets to kill every enemy you meet.&lt;/story&gt; &lt;/game&gt;">
            <text:p>&lt;game name="Resident Evil 2 (USA) (Disc 2)"&gt; &lt;year&gt;2000&lt;/year&gt; &lt;rating&gt;ESRB - M (Mature)&lt;/rating&gt; &lt;title&gt;Resident Evil 2 <text:s/>Disk 2&lt;/title&gt; &lt;pub&gt;Capcom&lt;/pub&gt; &lt;dev&gt;Capcom Production Studio 3&lt;/dev&gt; &lt;genre&gt;Adventure&lt;/genre&gt; &lt;score&gt;4.0&lt;/score&gt; &lt;player&gt;1 Player&lt;/player&gt; &lt;story&gt;Like the previous game in the series, Resident Evil 2 is a 3D action-adventure using three-dimensional polygon characters over two-dimensional pre-rendered backgrounds, with the action viewed through a variety of cinematic fixed camera angles in each room. Just like the original Resident Evil, players can choose to play as one of two possible characters. Each character goes through the same initial scenario, but with differences in the type of weaponry they find and the people they meet along the way. Leon will team up with a mysterious woman calling herself Ada Wong, while Claire will find herself charged with protecting a little girl named Sherry Birkin. <text:s/>Unlike the original Resident Evil, beating the game for the first time unlocks a second scenario to be played with the character you didn't choose, with new locations, maps, enemies, a longer and more climactic ending. Your actions in the first scenario can also affect the outcome of certain events in the second scenario. Additionally ammo and healing items are more plentiful than in the original game, although you still aren't given enough bullets to kill every enemy you meet.&lt;/story&gt; &lt;/game&gt;</text:p>
          </table:table-cell>
        </table:table-row>
        <table:table-row table:style-name="ro1">
          <table:table-cell office:value-type="string">
            <text:p>Grandia II (USA) (Disc 1)</text:p>
          </table:table-cell>
          <table:table-cell office:value-type="float" office:value="2000">
            <text:p>2000</text:p>
          </table:table-cell>
          <table:table-cell office:value-type="string">
            <text:p>ESRB - T (Teen)</text:p>
          </table:table-cell>
          <table:table-cell office:value-type="string">
            <text:p>Grandia II <text:s/>Disk 1</text:p>
          </table:table-cell>
          <table:table-cell office:value-type="string">
            <text:p>Ubisoft</text:p>
          </table:table-cell>
          <table:table-cell office:value-type="string">
            <text:p>Game Arts</text:p>
          </table:table-cell>
          <table:table-cell office:value-type="string">
            <text:p>Role-Playing</text:p>
          </table:table-cell>
          <table:table-cell office:value-type="string">
            <text:p>4.0</text:p>
          </table:table-cell>
          <table:table-cell office:value-type="string">
            <text:p>1 Player</text:p>
          </table:table-cell>
          <table:table-cell office:value-type="string">
            <text:p>Long ago, the battle of light and darkness was held, pitting the god Granas against the demon Valmar. Though scars of the battle still mark the land, time has passed and the people of the world have built new civilizations and kingdoms to colonize the planet. The "Day of Darkness" will someday occur, heralding the resurrection of Valmar.****Ryudo is a "GeoHound", a mercenary available for hire, usually for slaying monsters and recovering goods. Working with a talking bird named Skye, who sites on Ryudo's shoulder, they will "do anything" if the price is right <text:s/>One day Ryudo receives a job from a branch of the Church of Granas, they ask Ryudo to become a bodyguard for a young priestess named Elena during a prayer ceremony. During the ceremony, strange events occur requiring Ryudo to escort Elena on a journey towards the ****Grandia 2 is a 3D RPG, viewed from a top-down perspective for most of the game and a 3rd person view during battle. Controlling Ryudo, the player will explore various locations, locating townspeople and objects within an area to interact with. Towns and dungeons are displayed in the same manner, though dungeons tend to be mazes filled with monsters and towns tend to be friendly areas filled instead with conversation and shops. Any monsters present in these areas will be shown walking around. Walking over to and touching the monster in any way will activate a battle. If the monster notices the player approaching it is considered a normal battle, if Ryudo is able to approach undetected the player's party will gain the initiative in battle, if any party member besides Ryudo is approached by the enemy then the party loses initiative.****In battle, each character is able to choose from a list of actions that include "attack combos" (standard attack command), Special Abilities/Magic, "Critical Strike", Guard, Evade and Escape. Critical Strikes are weaker versions of attack combos with the advantage that they can block an enemy's action. This partly depends on the positions of the character on the action bar, displayed at the bottom of the screen, which shows each character (and enemy's) time to act within the battle. <text:s/>Some magic spells and special abilities are also able to block enemy actions, though they take longer to perform than normal attacks. Both combo attacks and critical attacks require the attacker to run up to the enemy in order to perform the action. This depends heavily on the character's individual movement as well as other characters acting as obstacles on the screen. Successfully defeating enemies in battle awards experience points, power points, magic points, gold and items.</text:p>
          </table:table-cell>
          <table:table-cell table:formula="of:=CONCATENATE(&quot;&lt;game name=&quot;;CHAR(34);[.A152];CHAR(34);&quot;&gt; &lt;year&gt;&quot;;[.B152];&quot;&lt;/year&gt; &lt;rating&gt;&quot;;[.C152];&quot;&lt;/rating&gt; &lt;title&gt;&quot;;[.D152];&quot;&lt;/title&gt; &lt;pub&gt;&quot;;[.E152];&quot;&lt;/pub&gt; &lt;dev&gt;&quot;;[.F152];&quot;&lt;/dev&gt; &lt;genre&gt;&quot;;[.G152];&quot;&lt;/genre&gt; &lt;score&gt;&quot;;[.H152];&quot;&lt;/score&gt; &lt;player&gt;&quot;;[.I152];&quot;&lt;/player&gt; &lt;story&gt;&quot;;[.J152];&quot;&lt;/story&gt; &lt;/game&gt;&quot;)" office:value-type="string" office:string-value="&lt;game name=&quot;Grandia II (USA) (Disc 1)&quot;&gt; &lt;year&gt;2000&lt;/year&gt; &lt;rating&gt;ESRB - T (Teen)&lt;/rating&gt; &lt;title&gt;Grandia II  Disk 1&lt;/title&gt; &lt;pub&gt;Ubisoft&lt;/pub&gt; &lt;dev&gt;Game Arts&lt;/dev&gt; &lt;genre&gt;Role-Playing&lt;/genre&gt; &lt;score&gt;4.0&lt;/score&gt; &lt;player&gt;1 Player&lt;/player&gt; &lt;story&gt;Long ago, the battle of light and darkness was held, pitting the god Granas against the demon Valmar. Though scars of the battle still mark the land, time has passed and the people of the world have built new civilizations and kingdoms to colonize the planet. The &quot;Day of Darkness&quot; will someday occur, heralding the resurrection of Valmar.****Ryudo is a &quot;GeoHound&quot;, a mercenary available for hire, usually for slaying monsters and recovering goods. Working with a talking bird named Skye, who sites on Ryudo's shoulder, they will &quot;do anything&quot; if the price is right  One day Ryudo receives a job from a branch of the Church of Granas, they ask Ryudo to become a bodyguard for a young priestess named Elena during a prayer ceremony. During the ceremony, strange events occur requiring Ryudo to escort Elena on a journey towards the ****Grandia 2 is a 3D RPG, viewed from a top-down perspective for most of the game and a 3rd person view during battle. Controlling Ryudo, the player will explore various locations, locating townspeople and objects within an area to interact with. Towns and dungeons are displayed in the same manner, though dungeons tend to be mazes filled with monsters and towns tend to be friendly areas filled instead with conversation and shops. Any monsters present in these areas will be shown walking around. Walking over to and touching the monster in any way will activate a battle. If the monster notices the player approaching it is considered a normal battle, if Ryudo is able to approach undetected the player's party will gain the initiative in battle, if any party member besides Ryudo is approached by the enemy then the party loses initiative.****In battle, each character is able to choose from a list of actions that include &quot;attack combos&quot; (standard attack command), Special Abilities/Magic, &quot;Critical Strike&quot;, Guard, Evade and Escape. Critical Strikes are weaker versions of attack combos with the advantage that they can block an enemy's action. This partly depends on the positions of the character on the action bar, displayed at the bottom of the screen, which shows each character (and enemy's) time to act within the battle.  Some magic spells and special abilities are also able to block enemy actions, though they take longer to perform than normal attacks. Both combo attacks and critical attacks require the attacker to run up to the enemy in order to perform the action. This depends heavily on the character's individual movement as well as other characters acting as obstacles on the screen. Successfully defeating enemies in battle awards experience points, power points, magic points, gold and items.&lt;/story&gt; &lt;/game&gt;">
            <text:p>&lt;game name="Grandia II (USA) (Disc 1)"&gt; &lt;year&gt;2000&lt;/year&gt; &lt;rating&gt;ESRB - T (Teen)&lt;/rating&gt; &lt;title&gt;Grandia II <text:s/>Disk 1&lt;/title&gt; &lt;pub&gt;Ubisoft&lt;/pub&gt; &lt;dev&gt;Game Arts&lt;/dev&gt; &lt;genre&gt;Role-Playing&lt;/genre&gt; &lt;score&gt;4.0&lt;/score&gt; &lt;player&gt;1 Player&lt;/player&gt; &lt;story&gt;Long ago, the battle of light and darkness was held, pitting the god Granas against the demon Valmar. Though scars of the battle still mark the land, time has passed and the people of the world have built new civilizations and kingdoms to colonize the planet. The "Day of Darkness" will someday occur, heralding the resurrection of Valmar.****Ryudo is a "GeoHound", a mercenary available for hire, usually for slaying monsters and recovering goods. Working with a talking bird named Skye, who sites on Ryudo's shoulder, they will "do anything" if the price is right <text:s/>One day Ryudo receives a job from a branch of the Church of Granas, they ask Ryudo to become a bodyguard for a young priestess named Elena during a prayer ceremony. During the ceremony, strange events occur requiring Ryudo to escort Elena on a journey towards the ****Grandia 2 is a 3D RPG, viewed from a top-down perspective for most of the game and a 3rd person view during battle. Controlling Ryudo, the player will explore various locations, locating townspeople and objects within an area to interact with. Towns and dungeons are displayed in the same manner, though dungeons tend to be mazes filled with monsters and towns tend to be friendly areas filled instead with conversation and shops. Any monsters present in these areas will be shown walking around. Walking over to and touching the monster in any way will activate a battle. If the monster notices the player approaching it is considered a normal battle, if Ryudo is able to approach undetected the player's party will gain the initiative in battle, if any party member besides Ryudo is approached by the enemy then the party loses initiative.****In battle, each character is able to choose from a list of actions that include "attack combos" (standard attack command), Special Abilities/Magic, "Critical Strike", Guard, Evade and Escape. Critical Strikes are weaker versions of attack combos with the advantage that they can block an enemy's action. This partly depends on the positions of the character on the action bar, displayed at the bottom of the screen, which shows each character (and enemy's) time to act within the battle. <text:s/>Some magic spells and special abilities are also able to block enemy actions, though they take longer to perform than normal attacks. Both combo attacks and critical attacks require the attacker to run up to the enemy in order to perform the action. This depends heavily on the character's individual movement as well as other characters acting as obstacles on the screen. Successfully defeating enemies in battle awards experience points, power points, magic points, gold and items.&lt;/story&gt; &lt;/game&gt;</text:p>
          </table:table-cell>
        </table:table-row>
        <table:table-row table:style-name="ro1">
          <table:table-cell office:value-type="string">
            <text:p>Grandia II (USA) (Disc 2)</text:p>
          </table:table-cell>
          <table:table-cell office:value-type="float" office:value="2000">
            <text:p>2000</text:p>
          </table:table-cell>
          <table:table-cell office:value-type="string">
            <text:p>ESRB - T (Teen)</text:p>
          </table:table-cell>
          <table:table-cell office:value-type="string">
            <text:p>Grandia II <text:s/>Disk 2</text:p>
          </table:table-cell>
          <table:table-cell office:value-type="string">
            <text:p>Ubisoft</text:p>
          </table:table-cell>
          <table:table-cell office:value-type="string">
            <text:p>Game Arts</text:p>
          </table:table-cell>
          <table:table-cell office:value-type="string">
            <text:p>Role-Playing</text:p>
          </table:table-cell>
          <table:table-cell office:value-type="string">
            <text:p>4.0</text:p>
          </table:table-cell>
          <table:table-cell office:value-type="string">
            <text:p>1 Player</text:p>
          </table:table-cell>
          <table:table-cell office:value-type="string">
            <text:p>Long ago, the battle of light and darkness was held, pitting the god Granas against the demon Valmar. Though scars of the battle still mark the land, time has passed and the people of the world have built new civilizations and kingdoms to colonize the planet. The "Day of Darkness" will someday occur, heralding the resurrection of Valmar.****Ryudo is a "GeoHound", a mercenary available for hire, usually for slaying monsters and recovering goods. Working with a talking bird named Skye, who sites on Ryudo's shoulder, they will "do anything" if the price is right <text:s/>One day Ryudo receives a job from a branch of the Church of Granas, they ask Ryudo to become a bodyguard for a young priestess named Elena during a prayer ceremony. During the ceremony, strange events occur requiring Ryudo to escort Elena on a journey towards the ****Grandia 2 is a 3D RPG, viewed from a top-down perspective for most of the game and a 3rd person view during battle. Controlling Ryudo, the player will explore various locations, locating townspeople and objects within an area to interact with. Towns and dungeons are displayed in the same manner, though dungeons tend to be mazes filled with monsters and towns tend to be friendly areas filled instead with conversation and shops. Any monsters present in these areas will be shown walking around. Walking over to and touching the monster in any way will activate a battle. If the monster notices the player approaching it is considered a normal battle, if Ryudo is able to approach undetected the player's party will gain the initiative in battle, if any party member besides Ryudo is approached by the enemy then the party loses initiative.****In battle, each character is able to choose from a list of actions that include "attack combos" (standard attack command), Special Abilities/Magic, "Critical Strike", Guard, Evade and Escape. Critical Strikes are weaker versions of attack combos with the advantage that they can block an enemy's action. This partly depends on the positions of the character on the action bar, displayed at the bottom of the screen, which shows each character (and enemy's) time to act within the battle. <text:s/>Some magic spells and special abilities are also able to block enemy actions, though they take longer to perform than normal attacks. Both combo attacks and critical attacks require the attacker to run up to the enemy in order to perform the action. This depends heavily on the character's individual movement as well as other characters acting as obstacles on the screen. Successfully defeating enemies in battle awards experience points, power points, magic points, gold and items.</text:p>
          </table:table-cell>
          <table:table-cell table:formula="of:=CONCATENATE(&quot;&lt;game name=&quot;;CHAR(34);[.A153];CHAR(34);&quot;&gt; &lt;year&gt;&quot;;[.B153];&quot;&lt;/year&gt; &lt;rating&gt;&quot;;[.C153];&quot;&lt;/rating&gt; &lt;title&gt;&quot;;[.D153];&quot;&lt;/title&gt; &lt;pub&gt;&quot;;[.E153];&quot;&lt;/pub&gt; &lt;dev&gt;&quot;;[.F153];&quot;&lt;/dev&gt; &lt;genre&gt;&quot;;[.G153];&quot;&lt;/genre&gt; &lt;score&gt;&quot;;[.H153];&quot;&lt;/score&gt; &lt;player&gt;&quot;;[.I153];&quot;&lt;/player&gt; &lt;story&gt;&quot;;[.J153];&quot;&lt;/story&gt; &lt;/game&gt;&quot;)" office:value-type="string" office:string-value="&lt;game name=&quot;Grandia II (USA) (Disc 2)&quot;&gt; &lt;year&gt;2000&lt;/year&gt; &lt;rating&gt;ESRB - T (Teen)&lt;/rating&gt; &lt;title&gt;Grandia II  Disk 2&lt;/title&gt; &lt;pub&gt;Ubisoft&lt;/pub&gt; &lt;dev&gt;Game Arts&lt;/dev&gt; &lt;genre&gt;Role-Playing&lt;/genre&gt; &lt;score&gt;4.0&lt;/score&gt; &lt;player&gt;1 Player&lt;/player&gt; &lt;story&gt;Long ago, the battle of light and darkness was held, pitting the god Granas against the demon Valmar. Though scars of the battle still mark the land, time has passed and the people of the world have built new civilizations and kingdoms to colonize the planet. The &quot;Day of Darkness&quot; will someday occur, heralding the resurrection of Valmar.****Ryudo is a &quot;GeoHound&quot;, a mercenary available for hire, usually for slaying monsters and recovering goods. Working with a talking bird named Skye, who sites on Ryudo's shoulder, they will &quot;do anything&quot; if the price is right  One day Ryudo receives a job from a branch of the Church of Granas, they ask Ryudo to become a bodyguard for a young priestess named Elena during a prayer ceremony. During the ceremony, strange events occur requiring Ryudo to escort Elena on a journey towards the ****Grandia 2 is a 3D RPG, viewed from a top-down perspective for most of the game and a 3rd person view during battle. Controlling Ryudo, the player will explore various locations, locating townspeople and objects within an area to interact with. Towns and dungeons are displayed in the same manner, though dungeons tend to be mazes filled with monsters and towns tend to be friendly areas filled instead with conversation and shops. Any monsters present in these areas will be shown walking around. Walking over to and touching the monster in any way will activate a battle. If the monster notices the player approaching it is considered a normal battle, if Ryudo is able to approach undetected the player's party will gain the initiative in battle, if any party member besides Ryudo is approached by the enemy then the party loses initiative.****In battle, each character is able to choose from a list of actions that include &quot;attack combos&quot; (standard attack command), Special Abilities/Magic, &quot;Critical Strike&quot;, Guard, Evade and Escape. Critical Strikes are weaker versions of attack combos with the advantage that they can block an enemy's action. This partly depends on the positions of the character on the action bar, displayed at the bottom of the screen, which shows each character (and enemy's) time to act within the battle.  Some magic spells and special abilities are also able to block enemy actions, though they take longer to perform than normal attacks. Both combo attacks and critical attacks require the attacker to run up to the enemy in order to perform the action. This depends heavily on the character's individual movement as well as other characters acting as obstacles on the screen. Successfully defeating enemies in battle awards experience points, power points, magic points, gold and items.&lt;/story&gt; &lt;/game&gt;">
            <text:p>&lt;game name="Grandia II (USA) (Disc 2)"&gt; &lt;year&gt;2000&lt;/year&gt; &lt;rating&gt;ESRB - T (Teen)&lt;/rating&gt; &lt;title&gt;Grandia II <text:s/>Disk 2&lt;/title&gt; &lt;pub&gt;Ubisoft&lt;/pub&gt; &lt;dev&gt;Game Arts&lt;/dev&gt; &lt;genre&gt;Role-Playing&lt;/genre&gt; &lt;score&gt;4.0&lt;/score&gt; &lt;player&gt;1 Player&lt;/player&gt; &lt;story&gt;Long ago, the battle of light and darkness was held, pitting the god Granas against the demon Valmar. Though scars of the battle still mark the land, time has passed and the people of the world have built new civilizations and kingdoms to colonize the planet. The "Day of Darkness" will someday occur, heralding the resurrection of Valmar.****Ryudo is a "GeoHound", a mercenary available for hire, usually for slaying monsters and recovering goods. Working with a talking bird named Skye, who sites on Ryudo's shoulder, they will "do anything" if the price is right <text:s/>One day Ryudo receives a job from a branch of the Church of Granas, they ask Ryudo to become a bodyguard for a young priestess named Elena during a prayer ceremony. During the ceremony, strange events occur requiring Ryudo to escort Elena on a journey towards the ****Grandia 2 is a 3D RPG, viewed from a top-down perspective for most of the game and a 3rd person view during battle. Controlling Ryudo, the player will explore various locations, locating townspeople and objects within an area to interact with. Towns and dungeons are displayed in the same manner, though dungeons tend to be mazes filled with monsters and towns tend to be friendly areas filled instead with conversation and shops. Any monsters present in these areas will be shown walking around. Walking over to and touching the monster in any way will activate a battle. If the monster notices the player approaching it is considered a normal battle, if Ryudo is able to approach undetected the player's party will gain the initiative in battle, if any party member besides Ryudo is approached by the enemy then the party loses initiative.****In battle, each character is able to choose from a list of actions that include "attack combos" (standard attack command), Special Abilities/Magic, "Critical Strike", Guard, Evade and Escape. Critical Strikes are weaker versions of attack combos with the advantage that they can block an enemy's action. This partly depends on the positions of the character on the action bar, displayed at the bottom of the screen, which shows each character (and enemy's) time to act within the battle. <text:s/>Some magic spells and special abilities are also able to block enemy actions, though they take longer to perform than normal attacks. Both combo attacks and critical attacks require the attacker to run up to the enemy in order to perform the action. This depends heavily on the character's individual movement as well as other characters acting as obstacles on the screen. Successfully defeating enemies in battle awards experience points, power points, magic points, gold and items.&lt;/story&gt; &lt;/game&gt;</text:p>
          </table:table-cell>
        </table:table-row>
        <table:table-row table:style-name="ro1">
          <table:table-cell office:value-type="string">
            <text:p>Exhibition of Speed (Europe)</text:p>
          </table:table-cell>
          <table:table-cell office:value-type="float" office:value="2001">
            <text:p>2001</text:p>
          </table:table-cell>
          <table:table-cell office:value-type="string">
            <text:p>ESRB - T (Teen)</text:p>
          </table:table-cell>
          <table:table-cell office:value-type="string">
            <text:p>Exhibition of Speed </text:p>
          </table:table-cell>
          <table:table-cell office:value-type="string">
            <text:p>Titus Software</text:p>
          </table:table-cell>
          <table:table-cell office:value-type="string">
            <text:p>Player 1</text:p>
          </table:table-cell>
          <table:table-cell office:value-type="string">
            <text:p>Driving</text:p>
          </table:table-cell>
          <table:table-cell office:value-type="float" office:value="3.9">
            <text:p>3.9</text:p>
          </table:table-cell>
          <table:table-cell office:value-type="string">
            <text:p>1-4 Players</text:p>
          </table:table-cell>
          <table:table-cell office:value-type="string">
            <text:p>Looking for high-speed authentic action? Strap yourself firmly in for this electrifying new racing game. Extensive game features include:****Over 20 world-class racing vehicles, including hidden cars which need to be "unlocked.**15 challenging tracks with varying weather conditions in 5 different universes.**Spectacular car jumps with additional power boosters on the track.**Stunning visual SFX on the landscapes.**Multiplayer gaming for up to 4 players.</text:p>
          </table:table-cell>
          <table:table-cell table:formula="of:=CONCATENATE(&quot;&lt;game name=&quot;;CHAR(34);[.A154];CHAR(34);&quot;&gt; &lt;year&gt;&quot;;[.B154];&quot;&lt;/year&gt; &lt;rating&gt;&quot;;[.C154];&quot;&lt;/rating&gt; &lt;title&gt;&quot;;[.D154];&quot;&lt;/title&gt; &lt;pub&gt;&quot;;[.E154];&quot;&lt;/pub&gt; &lt;dev&gt;&quot;;[.F154];&quot;&lt;/dev&gt; &lt;genre&gt;&quot;;[.G154];&quot;&lt;/genre&gt; &lt;score&gt;&quot;;[.H154];&quot;&lt;/score&gt; &lt;player&gt;&quot;;[.I154];&quot;&lt;/player&gt; &lt;story&gt;&quot;;[.J154];&quot;&lt;/story&gt; &lt;/game&gt;&quot;)" office:value-type="string" office:string-value="&lt;game name=&quot;Exhibition of Speed (Europe)&quot;&gt; &lt;year&gt;2001&lt;/year&gt; &lt;rating&gt;ESRB - T (Teen)&lt;/rating&gt; &lt;title&gt;Exhibition of Speed &lt;/title&gt; &lt;pub&gt;Titus Software&lt;/pub&gt; &lt;dev&gt;Player 1&lt;/dev&gt; &lt;genre&gt;Driving&lt;/genre&gt; &lt;score&gt;3.9&lt;/score&gt; &lt;player&gt;1-4 Players&lt;/player&gt; &lt;story&gt;Looking for high-speed authentic action? Strap yourself firmly in for this electrifying new racing game. Extensive game features include:****Over 20 world-class racing vehicles, including hidden cars which need to be &quot;unlocked.**15 challenging tracks with varying weather conditions in 5 different universes.**Spectacular car jumps with additional power boosters on the track.**Stunning visual SFX on the landscapes.**Multiplayer gaming for up to 4 players.&lt;/story&gt; &lt;/game&gt;">
            <text:p>&lt;game name="Exhibition of Speed (Europe)"&gt; &lt;year&gt;2001&lt;/year&gt; &lt;rating&gt;ESRB - T (Teen)&lt;/rating&gt; &lt;title&gt;Exhibition of Speed &lt;/title&gt; &lt;pub&gt;Titus Software&lt;/pub&gt; &lt;dev&gt;Player 1&lt;/dev&gt; &lt;genre&gt;Driving&lt;/genre&gt; &lt;score&gt;3.9&lt;/score&gt; &lt;player&gt;1-4 Players&lt;/player&gt; &lt;story&gt;Looking for high-speed authentic action? Strap yourself firmly in for this electrifying new racing game. Extensive game features include:****Over 20 world-class racing vehicles, including hidden cars which need to be "unlocked.**15 challenging tracks with varying weather conditions in 5 different universes.**Spectacular car jumps with additional power boosters on the track.**Stunning visual SFX on the landscapes.**Multiplayer gaming for up to 4 players.&lt;/story&gt; &lt;/game&gt;</text:p>
          </table:table-cell>
        </table:table-row>
        <table:table-row table:style-name="ro1">
          <table:table-cell office:value-type="string">
            <text:p>Macross M3 (Japan)</text:p>
          </table:table-cell>
          <table:table-cell office:value-type="float" office:value="2001">
            <text:p>2001</text:p>
          </table:table-cell>
          <table:table-cell office:value-type="string">
            <text:p>ESRB - E (Everyone)</text:p>
          </table:table-cell>
          <table:table-cell office:value-type="string">
            <text:p>Macross M3 </text:p>
          </table:table-cell>
          <table:table-cell table:number-columns-repeated="2" office:value-type="string">
            <text:p>Shoeisha</text:p>
          </table:table-cell>
          <table:table-cell office:value-type="string">
            <text:p>Action</text:p>
          </table:table-cell>
          <table:table-cell table:style-name="ce2" office:value-type="string">
            <text:p>3.3</text:p>
          </table:table-cell>
          <table:table-cell office:value-type="string">
            <text:p>1 Player</text:p>
          </table:table-cell>
          <table:table-cell office:value-type="string">
            <text:p>Macross M3 is a 3-D shooting, arcade-style single-player game for the Sega Dreamcast. Like Macross Digital Mission VF-X or Macross VF-X2, this game allowed players to play various Macross-universe mecha in a variety of missions. Players were allowed to select from Maximilian Jenius, Milia Jenius, or Moaramia Jenius (later in the game) as playable pilots.</text:p>
          </table:table-cell>
          <table:table-cell table:formula="of:=CONCATENATE(&quot;&lt;game name=&quot;;CHAR(34);[.A155];CHAR(34);&quot;&gt; &lt;year&gt;&quot;;[.B155];&quot;&lt;/year&gt; &lt;rating&gt;&quot;;[.C155];&quot;&lt;/rating&gt; &lt;title&gt;&quot;;[.D155];&quot;&lt;/title&gt; &lt;pub&gt;&quot;;[.E155];&quot;&lt;/pub&gt; &lt;dev&gt;&quot;;[.F155];&quot;&lt;/dev&gt; &lt;genre&gt;&quot;;[.G155];&quot;&lt;/genre&gt; &lt;score&gt;&quot;;[.H155];&quot;&lt;/score&gt; &lt;player&gt;&quot;;[.I155];&quot;&lt;/player&gt; &lt;story&gt;&quot;;[.J155];&quot;&lt;/story&gt; &lt;/game&gt;&quot;)" office:value-type="string" office:string-value="&lt;game name=&quot;Macross M3 (Japan)&quot;&gt; &lt;year&gt;2001&lt;/year&gt; &lt;rating&gt;ESRB - E (Everyone)&lt;/rating&gt; &lt;title&gt;Macross M3 &lt;/title&gt; &lt;pub&gt;Shoeisha&lt;/pub&gt; &lt;dev&gt;Shoeisha&lt;/dev&gt; &lt;genre&gt;Action&lt;/genre&gt; &lt;score&gt;3.3&lt;/score&gt; &lt;player&gt;1 Player&lt;/player&gt; &lt;story&gt;Macross M3 is a 3-D shooting, arcade-style single-player game for the Sega Dreamcast. Like Macross Digital Mission VF-X or Macross VF-X2, this game allowed players to play various Macross-universe mecha in a variety of missions. Players were allowed to select from Maximilian Jenius, Milia Jenius, or Moaramia Jenius (later in the game) as playable pilots.&lt;/story&gt; &lt;/game&gt;">
            <text:p>&lt;game name="Macross M3 (Japan)"&gt; &lt;year&gt;2001&lt;/year&gt; &lt;rating&gt;ESRB - E (Everyone)&lt;/rating&gt; &lt;title&gt;Macross M3 &lt;/title&gt; &lt;pub&gt;Shoeisha&lt;/pub&gt; &lt;dev&gt;Shoeisha&lt;/dev&gt; &lt;genre&gt;Action&lt;/genre&gt; &lt;score&gt;3.3&lt;/score&gt; &lt;player&gt;1 Player&lt;/player&gt; &lt;story&gt;Macross M3 is a 3-D shooting, arcade-style single-player game for the Sega Dreamcast. Like Macross Digital Mission VF-X or Macross VF-X2, this game allowed players to play various Macross-universe mecha in a variety of missions. Players were allowed to select from Maximilian Jenius, Milia Jenius, or Moaramia Jenius (later in the game) as playable pilots.&lt;/story&gt; &lt;/game&gt;</text:p>
          </table:table-cell>
        </table:table-row>
        <table:table-row table:style-name="ro1">
          <table:table-cell office:value-type="string">
            <text:p>Evolution - The World of Sacred Device (USA)</text:p>
          </table:table-cell>
          <table:table-cell office:value-type="float" office:value="2000">
            <text:p>2000</text:p>
          </table:table-cell>
          <table:table-cell office:value-type="string">
            <text:p>ESRB - T (Teen)</text:p>
          </table:table-cell>
          <table:table-cell office:value-type="string">
            <text:p>Evolution - The World of Sacred Device </text:p>
          </table:table-cell>
          <table:table-cell office:value-type="string">
            <text:p>Ubisoft</text:p>
          </table:table-cell>
          <table:table-cell office:value-type="string">
            <text:p>Sting</text:p>
          </table:table-cell>
          <table:table-cell office:value-type="string">
            <text:p>Role-Playing</text:p>
          </table:table-cell>
          <table:table-cell office:value-type="float" office:value="3.3">
            <text:p>3.3</text:p>
          </table:table-cell>
          <table:table-cell office:value-type="string">
            <text:p>1 Player</text:p>
          </table:table-cell>
          <table:table-cell office:value-type="string">
            <text:p>Mag Launcher is the only child in a legendary family of adventurers. Several years ago, a cute little girl showed up on the doorstep of the Launcher house, holding a letter from Mag's father, who had went long ago on another dangerous adventure, and hadn't returned since then. In the letter, Mag's father asked him to protect the little girl (named Linear Cannon). Since then, the two children have been living together in the Launcher house. Mag's father never came back...****One fine day, the 8th Emperial Army arrives at Pannama town, in search of an artifact called Evolutia. Mag remembers that was the very same artifact his father had been looking for...****Evolution: The World of Sacred Device is a RPG with a heavy emphasis on dungeon exploring. Mag and his party (Linear, the butler Gre Naid, and two other adventurers), explore dungeon after dungeon, searching for the mysterious artifact. All dungeons are randomly generated. The combat is turn-based. There are mechanical devices called "Cy-Frame", which can be attached to the characters and make him (or her) perform special attacks of various kinds.</text:p>
          </table:table-cell>
          <table:table-cell table:formula="of:=CONCATENATE(&quot;&lt;game name=&quot;;CHAR(34);[.A156];CHAR(34);&quot;&gt; &lt;year&gt;&quot;;[.B156];&quot;&lt;/year&gt; &lt;rating&gt;&quot;;[.C156];&quot;&lt;/rating&gt; &lt;title&gt;&quot;;[.D156];&quot;&lt;/title&gt; &lt;pub&gt;&quot;;[.E156];&quot;&lt;/pub&gt; &lt;dev&gt;&quot;;[.F156];&quot;&lt;/dev&gt; &lt;genre&gt;&quot;;[.G156];&quot;&lt;/genre&gt; &lt;score&gt;&quot;;[.H156];&quot;&lt;/score&gt; &lt;player&gt;&quot;;[.I156];&quot;&lt;/player&gt; &lt;story&gt;&quot;;[.J156];&quot;&lt;/story&gt; &lt;/game&gt;&quot;)" office:value-type="string" office:string-value="&lt;game name=&quot;Evolution - The World of Sacred Device (USA)&quot;&gt; &lt;year&gt;2000&lt;/year&gt; &lt;rating&gt;ESRB - T (Teen)&lt;/rating&gt; &lt;title&gt;Evolution - The World of Sacred Device &lt;/title&gt; &lt;pub&gt;Ubisoft&lt;/pub&gt; &lt;dev&gt;Sting&lt;/dev&gt; &lt;genre&gt;Role-Playing&lt;/genre&gt; &lt;score&gt;3.3&lt;/score&gt; &lt;player&gt;1 Player&lt;/player&gt; &lt;story&gt;Mag Launcher is the only child in a legendary family of adventurers. Several years ago, a cute little girl showed up on the doorstep of the Launcher house, holding a letter from Mag's father, who had went long ago on another dangerous adventure, and hadn't returned since then. In the letter, Mag's father asked him to protect the little girl (named Linear Cannon). Since then, the two children have been living together in the Launcher house. Mag's father never came back...****One fine day, the 8th Emperial Army arrives at Pannama town, in search of an artifact called Evolutia. Mag remembers that was the very same artifact his father had been looking for...****Evolution: The World of Sacred Device is a RPG with a heavy emphasis on dungeon exploring. Mag and his party (Linear, the butler Gre Naid, and two other adventurers), explore dungeon after dungeon, searching for the mysterious artifact. All dungeons are randomly generated. The combat is turn-based. There are mechanical devices called &quot;Cy-Frame&quot;, which can be attached to the characters and make him (or her) perform special attacks of various kinds.&lt;/story&gt; &lt;/game&gt;">
            <text:p>&lt;game name="Evolution - The World of Sacred Device (USA)"&gt; &lt;year&gt;2000&lt;/year&gt; &lt;rating&gt;ESRB - T (Teen)&lt;/rating&gt; &lt;title&gt;Evolution - The World of Sacred Device &lt;/title&gt; &lt;pub&gt;Ubisoft&lt;/pub&gt; &lt;dev&gt;Sting&lt;/dev&gt; &lt;genre&gt;Role-Playing&lt;/genre&gt; &lt;score&gt;3.3&lt;/score&gt; &lt;player&gt;1 Player&lt;/player&gt; &lt;story&gt;Mag Launcher is the only child in a legendary family of adventurers. Several years ago, a cute little girl showed up on the doorstep of the Launcher house, holding a letter from Mag's father, who had went long ago on another dangerous adventure, and hadn't returned since then. In the letter, Mag's father asked him to protect the little girl (named Linear Cannon). Since then, the two children have been living together in the Launcher house. Mag's father never came back...****One fine day, the 8th Emperial Army arrives at Pannama town, in search of an artifact called Evolutia. Mag remembers that was the very same artifact his father had been looking for...****Evolution: The World of Sacred Device is a RPG with a heavy emphasis on dungeon exploring. Mag and his party (Linear, the butler Gre Naid, and two other adventurers), explore dungeon after dungeon, searching for the mysterious artifact. All dungeons are randomly generated. The combat is turn-based. There are mechanical devices called "Cy-Frame", which can be attached to the characters and make him (or her) perform special attacks of various kinds.&lt;/story&gt; &lt;/game&gt;</text:p>
          </table:table-cell>
        </table:table-row>
        <table:table-row table:style-name="ro1">
          <table:table-cell office:value-type="string">
            <text:p>Maken X (USA)</text:p>
          </table:table-cell>
          <table:table-cell office:value-type="float" office:value="1999">
            <text:p>1999</text:p>
          </table:table-cell>
          <table:table-cell office:value-type="string">
            <text:p>ESRB - M (Mature)</text:p>
          </table:table-cell>
          <table:table-cell office:value-type="string">
            <text:p>Maken X </text:p>
          </table:table-cell>
          <table:table-cell office:value-type="string">
            <text:p>Atlus Co.</text:p>
          </table:table-cell>
          <table:table-cell office:value-type="string">
            <text:p>Atlus Co., Ltd.</text:p>
          </table:table-cell>
          <table:table-cell office:value-type="string">
            <text:p>Adventure</text:p>
          </table:table-cell>
          <table:table-cell office:value-type="string">
            <text:p>3.8</text:p>
          </table:table-cell>
          <table:table-cell office:value-type="string">
            <text:p>1 Player</text:p>
          </table:table-cell>
          <table:table-cell office:value-type="string">
            <text:p>Maken X is a sword - a "Soul Sword" that possesses a unique ability called brainjacking. It can take over the mind and the body of another creature and adapt all its strength and weaknesses. Maken X is also the hero of the game - a wandering mutant spirit of the sword. The ability to manipulate a person's "psi", or soul, was discovered in a research lab. The chief scientist is kidnapped by terrorists and his daughter Kay awakens Maken X who now must assist her on her dangerous mission.****Maken X is a first-person action-adventure game with emphasis on melee combat, that offers the player the possibility of controlling minds and bodies of thirteen characters the player may meet while journeying. Each character has their own attacks, advantages, and disadvantages. Throughout the game the player has to make decisions that will influence the plot and bring the game to one of its seven endings.</text:p>
          </table:table-cell>
          <table:table-cell table:formula="of:=CONCATENATE(&quot;&lt;game name=&quot;;CHAR(34);[.A157];CHAR(34);&quot;&gt; &lt;year&gt;&quot;;[.B157];&quot;&lt;/year&gt; &lt;rating&gt;&quot;;[.C157];&quot;&lt;/rating&gt; &lt;title&gt;&quot;;[.D157];&quot;&lt;/title&gt; &lt;pub&gt;&quot;;[.E157];&quot;&lt;/pub&gt; &lt;dev&gt;&quot;;[.F157];&quot;&lt;/dev&gt; &lt;genre&gt;&quot;;[.G157];&quot;&lt;/genre&gt; &lt;score&gt;&quot;;[.H157];&quot;&lt;/score&gt; &lt;player&gt;&quot;;[.I157];&quot;&lt;/player&gt; &lt;story&gt;&quot;;[.J157];&quot;&lt;/story&gt; &lt;/game&gt;&quot;)" office:value-type="string" office:string-value="&lt;game name=&quot;Maken X (USA)&quot;&gt; &lt;year&gt;1999&lt;/year&gt; &lt;rating&gt;ESRB - M (Mature)&lt;/rating&gt; &lt;title&gt;Maken X &lt;/title&gt; &lt;pub&gt;Atlus Co.&lt;/pub&gt; &lt;dev&gt;Atlus Co., Ltd.&lt;/dev&gt; &lt;genre&gt;Adventure&lt;/genre&gt; &lt;score&gt;3.8&lt;/score&gt; &lt;player&gt;1 Player&lt;/player&gt; &lt;story&gt;Maken X is a sword - a &quot;Soul Sword&quot; that possesses a unique ability called brainjacking. It can take over the mind and the body of another creature and adapt all its strength and weaknesses. Maken X is also the hero of the game - a wandering mutant spirit of the sword. The ability to manipulate a person's &quot;psi&quot;, or soul, was discovered in a research lab. The chief scientist is kidnapped by terrorists and his daughter Kay awakens Maken X who now must assist her on her dangerous mission.****Maken X is a first-person action-adventure game with emphasis on melee combat, that offers the player the possibility of controlling minds and bodies of thirteen characters the player may meet while journeying. Each character has their own attacks, advantages, and disadvantages. Throughout the game the player has to make decisions that will influence the plot and bring the game to one of its seven endings.&lt;/story&gt; &lt;/game&gt;">
            <text:p>&lt;game name="Maken X (USA)"&gt; &lt;year&gt;1999&lt;/year&gt; &lt;rating&gt;ESRB - M (Mature)&lt;/rating&gt; &lt;title&gt;Maken X &lt;/title&gt; &lt;pub&gt;Atlus Co.&lt;/pub&gt; &lt;dev&gt;Atlus Co., Ltd.&lt;/dev&gt; &lt;genre&gt;Adventure&lt;/genre&gt; &lt;score&gt;3.8&lt;/score&gt; &lt;player&gt;1 Player&lt;/player&gt; &lt;story&gt;Maken X is a sword - a "Soul Sword" that possesses a unique ability called brainjacking. It can take over the mind and the body of another creature and adapt all its strength and weaknesses. Maken X is also the hero of the game - a wandering mutant spirit of the sword. The ability to manipulate a person's "psi", or soul, was discovered in a research lab. The chief scientist is kidnapped by terrorists and his daughter Kay awakens Maken X who now must assist her on her dangerous mission.****Maken X is a first-person action-adventure game with emphasis on melee combat, that offers the player the possibility of controlling minds and bodies of thirteen characters the player may meet while journeying. Each character has their own attacks, advantages, and disadvantages. Throughout the game the player has to make decisions that will influence the plot and bring the game to one of its seven endings.&lt;/story&gt; &lt;/game&gt;</text:p>
          </table:table-cell>
        </table:table-row>
        <table:table-row table:style-name="ro1">
          <table:table-cell office:value-type="string">
            <text:p>Mars Matrix (USA)</text:p>
          </table:table-cell>
          <table:table-cell office:value-type="float" office:value="2001">
            <text:p>2001</text:p>
          </table:table-cell>
          <table:table-cell office:value-type="string">
            <text:p>ESRB - E (Everyone)</text:p>
          </table:table-cell>
          <table:table-cell office:value-type="string">
            <text:p>Mars Matrix </text:p>
          </table:table-cell>
          <table:table-cell office:value-type="string">
            <text:p>Capcom</text:p>
          </table:table-cell>
          <table:table-cell office:value-type="string">
            <text:p>Takumi Corporation</text:p>
          </table:table-cell>
          <table:table-cell office:value-type="string">
            <text:p>Action</text:p>
          </table:table-cell>
          <table:table-cell office:value-type="string">
            <text:p>4.3</text:p>
          </table:table-cell>
          <table:table-cell office:value-type="string">
            <text:p>1-2 Players</text:p>
          </table:table-cell>
          <table:table-cell office:value-type="string">
            <text:p>Mars Matrix is a top-down vertical scrolling shoot-em-up (shmup) game, originally for the Capcom CPS-2 arcade board. It is the second in a series of three Capcom/Takumi shmups, between Giga Wing and Giga Wing 2.****Mars Matrix features unique gameplay based on the "mosquito" system. By holding down the fire button, your ship can absorb shots and then "spit' them back at the enemies. Additionally, each destroyed enemy (and reflected shot) releases experience cubes of various values, which can multiplied by chaining. This experience is used to power-up your ship, and also acts as a multiplier for your score.****The Dreamcast port also includes some extra features that can be unlocked by accumulating points in the game. These features include replay videos, an image gallery, a score attack mode for perfecting individual levels, and even a complete extra game mode with a new enemy sequence.</text:p>
          </table:table-cell>
          <table:table-cell table:formula="of:=CONCATENATE(&quot;&lt;game name=&quot;;CHAR(34);[.A158];CHAR(34);&quot;&gt; &lt;year&gt;&quot;;[.B158];&quot;&lt;/year&gt; &lt;rating&gt;&quot;;[.C158];&quot;&lt;/rating&gt; &lt;title&gt;&quot;;[.D158];&quot;&lt;/title&gt; &lt;pub&gt;&quot;;[.E158];&quot;&lt;/pub&gt; &lt;dev&gt;&quot;;[.F158];&quot;&lt;/dev&gt; &lt;genre&gt;&quot;;[.G158];&quot;&lt;/genre&gt; &lt;score&gt;&quot;;[.H158];&quot;&lt;/score&gt; &lt;player&gt;&quot;;[.I158];&quot;&lt;/player&gt; &lt;story&gt;&quot;;[.J158];&quot;&lt;/story&gt; &lt;/game&gt;&quot;)" office:value-type="string" office:string-value="&lt;game name=&quot;Mars Matrix (USA)&quot;&gt; &lt;year&gt;2001&lt;/year&gt; &lt;rating&gt;ESRB - E (Everyone)&lt;/rating&gt; &lt;title&gt;Mars Matrix &lt;/title&gt; &lt;pub&gt;Capcom&lt;/pub&gt; &lt;dev&gt;Takumi Corporation&lt;/dev&gt; &lt;genre&gt;Action&lt;/genre&gt; &lt;score&gt;4.3&lt;/score&gt; &lt;player&gt;1-2 Players&lt;/player&gt; &lt;story&gt;Mars Matrix is a top-down vertical scrolling shoot-em-up (shmup) game, originally for the Capcom CPS-2 arcade board. It is the second in a series of three Capcom/Takumi shmups, between Giga Wing and Giga Wing 2.****Mars Matrix features unique gameplay based on the &quot;mosquito&quot; system. By holding down the fire button, your ship can absorb shots and then &quot;spit' them back at the enemies. Additionally, each destroyed enemy (and reflected shot) releases experience cubes of various values, which can multiplied by chaining. This experience is used to power-up your ship, and also acts as a multiplier for your score.****The Dreamcast port also includes some extra features that can be unlocked by accumulating points in the game. These features include replay videos, an image gallery, a score attack mode for perfecting individual levels, and even a complete extra game mode with a new enemy sequence.&lt;/story&gt; &lt;/game&gt;">
            <text:p>&lt;game name="Mars Matrix (USA)"&gt; &lt;year&gt;2001&lt;/year&gt; &lt;rating&gt;ESRB - E (Everyone)&lt;/rating&gt; &lt;title&gt;Mars Matrix &lt;/title&gt; &lt;pub&gt;Capcom&lt;/pub&gt; &lt;dev&gt;Takumi Corporation&lt;/dev&gt; &lt;genre&gt;Action&lt;/genre&gt; &lt;score&gt;4.3&lt;/score&gt; &lt;player&gt;1-2 Players&lt;/player&gt; &lt;story&gt;Mars Matrix is a top-down vertical scrolling shoot-em-up (shmup) game, originally for the Capcom CPS-2 arcade board. It is the second in a series of three Capcom/Takumi shmups, between Giga Wing and Giga Wing 2.****Mars Matrix features unique gameplay based on the "mosquito" system. By holding down the fire button, your ship can absorb shots and then "spit' them back at the enemies. Additionally, each destroyed enemy (and reflected shot) releases experience cubes of various values, which can multiplied by chaining. This experience is used to power-up your ship, and also acts as a multiplier for your score.****The Dreamcast port also includes some extra features that can be unlocked by accumulating points in the game. These features include replay videos, an image gallery, a score attack mode for perfecting individual levels, and even a complete extra game mode with a new enemy sequence.&lt;/story&gt; &lt;/game&gt;</text:p>
          </table:table-cell>
        </table:table-row>
        <table:table-row table:style-name="ro1">
          <table:table-cell office:value-type="string">
            <text:p>Marvel vs. Capcom 2 (USA)</text:p>
          </table:table-cell>
          <table:table-cell office:value-type="float" office:value="2000">
            <text:p>2000</text:p>
          </table:table-cell>
          <table:table-cell office:value-type="string">
            <text:p>ESRB - T (Teen)</text:p>
          </table:table-cell>
          <table:table-cell office:value-type="string">
            <text:p>Marvel vs. Capcom 2 </text:p>
          </table:table-cell>
          <table:table-cell office:value-type="string">
            <text:p>Capcom</text:p>
          </table:table-cell>
          <table:table-cell office:value-type="string">
            <text:p>Capcom Co., Ltd.</text:p>
          </table:table-cell>
          <table:table-cell office:value-type="string">
            <text:p>Fighter</text:p>
          </table:table-cell>
          <table:table-cell office:value-type="string">
            <text:p>4.2</text:p>
          </table:table-cell>
          <table:table-cell office:value-type="string">
            <text:p>1-2 Players</text:p>
          </table:table-cell>
          <table:table-cell office:value-type="string">
            <text:p>Marvel vs. Capcom 2: New Age of Heroes is the sequel to the 2D fighting game Marvel vs. Capcom: Clash of Super Heroes. ****The game allows you to tag in all three players (instead of two, while the third is only used for special attacks, in the predecessor).****There are now up to 56 characters to use (most you have to unlock), including new characters like Jill Valentine from Resident Evil and Tron Bonn from Mega Man Legends.****Another new gameplay feature allows your team mates to come in during battle and give you a little health boost. This helps in lasting the distance in Survival mode, but they can also be hit by on coming attacks from the enemy.</text:p>
          </table:table-cell>
          <table:table-cell table:formula="of:=CONCATENATE(&quot;&lt;game name=&quot;;CHAR(34);[.A159];CHAR(34);&quot;&gt; &lt;year&gt;&quot;;[.B159];&quot;&lt;/year&gt; &lt;rating&gt;&quot;;[.C159];&quot;&lt;/rating&gt; &lt;title&gt;&quot;;[.D159];&quot;&lt;/title&gt; &lt;pub&gt;&quot;;[.E159];&quot;&lt;/pub&gt; &lt;dev&gt;&quot;;[.F159];&quot;&lt;/dev&gt; &lt;genre&gt;&quot;;[.G159];&quot;&lt;/genre&gt; &lt;score&gt;&quot;;[.H159];&quot;&lt;/score&gt; &lt;player&gt;&quot;;[.I159];&quot;&lt;/player&gt; &lt;story&gt;&quot;;[.J159];&quot;&lt;/story&gt; &lt;/game&gt;&quot;)" office:value-type="string" office:string-value="&lt;game name=&quot;Marvel vs. Capcom 2 (USA)&quot;&gt; &lt;year&gt;2000&lt;/year&gt; &lt;rating&gt;ESRB - T (Teen)&lt;/rating&gt; &lt;title&gt;Marvel vs. Capcom 2 &lt;/title&gt; &lt;pub&gt;Capcom&lt;/pub&gt; &lt;dev&gt;Capcom Co., Ltd.&lt;/dev&gt; &lt;genre&gt;Fighter&lt;/genre&gt; &lt;score&gt;4.2&lt;/score&gt; &lt;player&gt;1-2 Players&lt;/player&gt; &lt;story&gt;Marvel vs. Capcom 2: New Age of Heroes is the sequel to the 2D fighting game Marvel vs. Capcom: Clash of Super Heroes. ****The game allows you to tag in all three players (instead of two, while the third is only used for special attacks, in the predecessor).****There are now up to 56 characters to use (most you have to unlock), including new characters like Jill Valentine from Resident Evil and Tron Bonn from Mega Man Legends.****Another new gameplay feature allows your team mates to come in during battle and give you a little health boost. This helps in lasting the distance in Survival mode, but they can also be hit by on coming attacks from the enemy.&lt;/story&gt; &lt;/game&gt;">
            <text:p>&lt;game name="Marvel vs. Capcom 2 (USA)"&gt; &lt;year&gt;2000&lt;/year&gt; &lt;rating&gt;ESRB - T (Teen)&lt;/rating&gt; &lt;title&gt;Marvel vs. Capcom 2 &lt;/title&gt; &lt;pub&gt;Capcom&lt;/pub&gt; &lt;dev&gt;Capcom Co., Ltd.&lt;/dev&gt; &lt;genre&gt;Fighter&lt;/genre&gt; &lt;score&gt;4.2&lt;/score&gt; &lt;player&gt;1-2 Players&lt;/player&gt; &lt;story&gt;Marvel vs. Capcom 2: New Age of Heroes is the sequel to the 2D fighting game Marvel vs. Capcom: Clash of Super Heroes. ****The game allows you to tag in all three players (instead of two, while the third is only used for special attacks, in the predecessor).****There are now up to 56 characters to use (most you have to unlock), including new characters like Jill Valentine from Resident Evil and Tron Bonn from Mega Man Legends.****Another new gameplay feature allows your team mates to come in during battle and give you a little health boost. This helps in lasting the distance in Survival mode, but they can also be hit by on coming attacks from the enemy.&lt;/story&gt; &lt;/game&gt;</text:p>
          </table:table-cell>
        </table:table-row>
        <table:table-row table:style-name="ro1">
          <table:table-cell office:value-type="string">
            <text:p>Marvel vs. Capcom (USA)</text:p>
          </table:table-cell>
          <table:table-cell office:value-type="float" office:value="1999">
            <text:p>1999</text:p>
          </table:table-cell>
          <table:table-cell office:value-type="string">
            <text:p>ESRB - T (Teen)</text:p>
          </table:table-cell>
          <table:table-cell office:value-type="string">
            <text:p>Marvel vs. Capcom </text:p>
          </table:table-cell>
          <table:table-cell office:value-type="string">
            <text:p>Capcom</text:p>
          </table:table-cell>
          <table:table-cell office:value-type="string">
            <text:p>Capcom Co., Ltd.</text:p>
          </table:table-cell>
          <table:table-cell office:value-type="string">
            <text:p>Fighter</text:p>
          </table:table-cell>
          <table:table-cell office:value-type="string">
            <text:p>3.9</text:p>
          </table:table-cell>
          <table:table-cell office:value-type="string">
            <text:p>1-4 Players</text:p>
          </table:table-cell>
          <table:table-cell office:value-type="string">
            <text:p>Marvel vs. Capcom: Clash of Super Heroes is a 2D fighting game that combines characters from Capcom's videogames with characters from the Marvel comic universe, similar to Marvel Super Heroes Vs. Street Fighter. The game takes place in a Marvel universe where Professor Charles Xavier asks the heroes to help him before he merges with the consciousness of Magneto to form the being known as Onslaught, the final boss.****The game follows the standard fighting gameplay, but different from X-Men vs. Street Fighter you now have to make up a squad of three characters instead of two. The other characters can be summoned for assist attacks and there is also a duo team attack to control two characters for a brief time, along with the ability to perform super moves where the characters team up.****Options include a straight arcade battle, 4-player tag modes (Dreamcast version only), a survival mode (much like Street Fighter Alpha 3) and a training mode. The PlayStation version does not have the 4-player tag mode and also reduces the second character to an assist role, but in addition introduces a "crossover" mode where tag-team play with identical teams is possible.****For Marvel the cast of playable characters includes Spider Man, Captain America, Venom, Hulk, Gambit, War Machine, Wolverine, Gold War Machine (secret character), Hyper Venom (secret character), Orange Hulk (secret character) and Onslaught (secret character). The Capcom side offers Chun-Li, Ryu, Zangief, Morrigan Aensland, Captain Commando, Megaman (Rockman in Asia), Strider Hiryu, Jin Saotome, Roll (secret character), Lilith-Mode Morrigan (secret character) and Shadow Lady (secret character). There is also a large number of special partners that can be summoned.</text:p>
          </table:table-cell>
          <table:table-cell table:formula="of:=CONCATENATE(&quot;&lt;game name=&quot;;CHAR(34);[.A160];CHAR(34);&quot;&gt; &lt;year&gt;&quot;;[.B160];&quot;&lt;/year&gt; &lt;rating&gt;&quot;;[.C160];&quot;&lt;/rating&gt; &lt;title&gt;&quot;;[.D160];&quot;&lt;/title&gt; &lt;pub&gt;&quot;;[.E160];&quot;&lt;/pub&gt; &lt;dev&gt;&quot;;[.F160];&quot;&lt;/dev&gt; &lt;genre&gt;&quot;;[.G160];&quot;&lt;/genre&gt; &lt;score&gt;&quot;;[.H160];&quot;&lt;/score&gt; &lt;player&gt;&quot;;[.I160];&quot;&lt;/player&gt; &lt;story&gt;&quot;;[.J160];&quot;&lt;/story&gt; &lt;/game&gt;&quot;)" office:value-type="string" office:string-value="&lt;game name=&quot;Marvel vs. Capcom (USA)&quot;&gt; &lt;year&gt;1999&lt;/year&gt; &lt;rating&gt;ESRB - T (Teen)&lt;/rating&gt; &lt;title&gt;Marvel vs. Capcom &lt;/title&gt; &lt;pub&gt;Capcom&lt;/pub&gt; &lt;dev&gt;Capcom Co., Ltd.&lt;/dev&gt; &lt;genre&gt;Fighter&lt;/genre&gt; &lt;score&gt;3.9&lt;/score&gt; &lt;player&gt;1-4 Players&lt;/player&gt; &lt;story&gt;Marvel vs. Capcom: Clash of Super Heroes is a 2D fighting game that combines characters from Capcom's videogames with characters from the Marvel comic universe, similar to Marvel Super Heroes Vs. Street Fighter. The game takes place in a Marvel universe where Professor Charles Xavier asks the heroes to help him before he merges with the consciousness of Magneto to form the being known as Onslaught, the final boss.****The game follows the standard fighting gameplay, but different from X-Men vs. Street Fighter you now have to make up a squad of three characters instead of two. The other characters can be summoned for assist attacks and there is also a duo team attack to control two characters for a brief time, along with the ability to perform super moves where the characters team up.****Options include a straight arcade battle, 4-player tag modes (Dreamcast version only), a survival mode (much like Street Fighter Alpha 3) and a training mode. The PlayStation version does not have the 4-player tag mode and also reduces the second character to an assist role, but in addition introduces a &quot;crossover&quot; mode where tag-team play with identical teams is possible.****For Marvel the cast of playable characters includes Spider Man, Captain America, Venom, Hulk, Gambit, War Machine, Wolverine, Gold War Machine (secret character), Hyper Venom (secret character), Orange Hulk (secret character) and Onslaught (secret character). The Capcom side offers Chun-Li, Ryu, Zangief, Morrigan Aensland, Captain Commando, Megaman (Rockman in Asia), Strider Hiryu, Jin Saotome, Roll (secret character), Lilith-Mode Morrigan (secret character) and Shadow Lady (secret character). There is also a large number of special partners that can be summoned.&lt;/story&gt; &lt;/game&gt;">
            <text:p>&lt;game name="Marvel vs. Capcom (USA)"&gt; &lt;year&gt;1999&lt;/year&gt; &lt;rating&gt;ESRB - T (Teen)&lt;/rating&gt; &lt;title&gt;Marvel vs. Capcom &lt;/title&gt; &lt;pub&gt;Capcom&lt;/pub&gt; &lt;dev&gt;Capcom Co., Ltd.&lt;/dev&gt; &lt;genre&gt;Fighter&lt;/genre&gt; &lt;score&gt;3.9&lt;/score&gt; &lt;player&gt;1-4 Players&lt;/player&gt; &lt;story&gt;Marvel vs. Capcom: Clash of Super Heroes is a 2D fighting game that combines characters from Capcom's videogames with characters from the Marvel comic universe, similar to Marvel Super Heroes Vs. Street Fighter. The game takes place in a Marvel universe where Professor Charles Xavier asks the heroes to help him before he merges with the consciousness of Magneto to form the being known as Onslaught, the final boss.****The game follows the standard fighting gameplay, but different from X-Men vs. Street Fighter you now have to make up a squad of three characters instead of two. The other characters can be summoned for assist attacks and there is also a duo team attack to control two characters for a brief time, along with the ability to perform super moves where the characters team up.****Options include a straight arcade battle, 4-player tag modes (Dreamcast version only), a survival mode (much like Street Fighter Alpha 3) and a training mode. The PlayStation version does not have the 4-player tag mode and also reduces the second character to an assist role, but in addition introduces a "crossover" mode where tag-team play with identical teams is possible.****For Marvel the cast of playable characters includes Spider Man, Captain America, Venom, Hulk, Gambit, War Machine, Wolverine, Gold War Machine (secret character), Hyper Venom (secret character), Orange Hulk (secret character) and Onslaught (secret character). The Capcom side offers Chun-Li, Ryu, Zangief, Morrigan Aensland, Captain Commando, Megaman (Rockman in Asia), Strider Hiryu, Jin Saotome, Roll (secret character), Lilith-Mode Morrigan (secret character) and Shadow Lady (secret character). There is also a large number of special partners that can be summoned.&lt;/story&gt; &lt;/game&gt;</text:p>
          </table:table-cell>
        </table:table-row>
        <table:table-row table:style-name="ro1">
          <table:table-cell office:value-type="string">
            <text:p>Max Steel (USA)</text:p>
          </table:table-cell>
          <table:table-cell office:value-type="float" office:value="2001">
            <text:p>2001</text:p>
          </table:table-cell>
          <table:table-cell office:value-type="string">
            <text:p>ESRB - T (Teen)</text:p>
          </table:table-cell>
          <table:table-cell office:value-type="string">
            <text:p>Max Steel </text:p>
          </table:table-cell>
          <table:table-cell office:value-type="string">
            <text:p>Mattel</text:p>
          </table:table-cell>
          <table:table-cell office:value-type="string">
            <text:p>Treyarch Invention, LLC</text:p>
          </table:table-cell>
          <table:table-cell office:value-type="string">
            <text:p>Adventure</text:p>
          </table:table-cell>
          <table:table-cell office:value-type="string">
            <text:p>2.6</text:p>
          </table:table-cell>
          <table:table-cell office:value-type="string">
            <text:p>1 Player</text:p>
          </table:table-cell>
          <table:table-cell office:value-type="string">
            <text:p>Mattel Interactive continues their Dreamcast assault with Max Steel, an action/adventure title based on the hit-rendered TV program of the same name. You control Max, a superhero with the ability to turn invisible and punch through walls, as he valiantly halts the plans of the diabolical John Dread. Gameplay is similar to Fighting Force 2, as you lead Max through expansive levels pummeling your foes with bare fists. The game also features voice-overs by the cast of the television show, adding dramatic flair to the proceedings.</text:p>
          </table:table-cell>
          <table:table-cell table:formula="of:=CONCATENATE(&quot;&lt;game name=&quot;;CHAR(34);[.A161];CHAR(34);&quot;&gt; &lt;year&gt;&quot;;[.B161];&quot;&lt;/year&gt; &lt;rating&gt;&quot;;[.C161];&quot;&lt;/rating&gt; &lt;title&gt;&quot;;[.D161];&quot;&lt;/title&gt; &lt;pub&gt;&quot;;[.E161];&quot;&lt;/pub&gt; &lt;dev&gt;&quot;;[.F161];&quot;&lt;/dev&gt; &lt;genre&gt;&quot;;[.G161];&quot;&lt;/genre&gt; &lt;score&gt;&quot;;[.H161];&quot;&lt;/score&gt; &lt;player&gt;&quot;;[.I161];&quot;&lt;/player&gt; &lt;story&gt;&quot;;[.J161];&quot;&lt;/story&gt; &lt;/game&gt;&quot;)" office:value-type="string" office:string-value="&lt;game name=&quot;Max Steel (USA)&quot;&gt; &lt;year&gt;2001&lt;/year&gt; &lt;rating&gt;ESRB - T (Teen)&lt;/rating&gt; &lt;title&gt;Max Steel &lt;/title&gt; &lt;pub&gt;Mattel&lt;/pub&gt; &lt;dev&gt;Treyarch Invention, LLC&lt;/dev&gt; &lt;genre&gt;Adventure&lt;/genre&gt; &lt;score&gt;2.6&lt;/score&gt; &lt;player&gt;1 Player&lt;/player&gt; &lt;story&gt;Mattel Interactive continues their Dreamcast assault with Max Steel, an action/adventure title based on the hit-rendered TV program of the same name. You control Max, a superhero with the ability to turn invisible and punch through walls, as he valiantly halts the plans of the diabolical John Dread. Gameplay is similar to Fighting Force 2, as you lead Max through expansive levels pummeling your foes with bare fists. The game also features voice-overs by the cast of the television show, adding dramatic flair to the proceedings.&lt;/story&gt; &lt;/game&gt;">
            <text:p>&lt;game name="Max Steel (USA)"&gt; &lt;year&gt;2001&lt;/year&gt; &lt;rating&gt;ESRB - T (Teen)&lt;/rating&gt; &lt;title&gt;Max Steel &lt;/title&gt; &lt;pub&gt;Mattel&lt;/pub&gt; &lt;dev&gt;Treyarch Invention, LLC&lt;/dev&gt; &lt;genre&gt;Adventure&lt;/genre&gt; &lt;score&gt;2.6&lt;/score&gt; &lt;player&gt;1 Player&lt;/player&gt; &lt;story&gt;Mattel Interactive continues their Dreamcast assault with Max Steel, an action/adventure title based on the hit-rendered TV program of the same name. You control Max, a superhero with the ability to turn invisible and punch through walls, as he valiantly halts the plans of the diabolical John Dread. Gameplay is similar to Fighting Force 2, as you lead Max through expansive levels pummeling your foes with bare fists. The game also features voice-overs by the cast of the television show, adding dramatic flair to the proceedings.&lt;/story&gt; &lt;/game&gt;</text:p>
          </table:table-cell>
        </table:table-row>
        <table:table-row table:style-name="ro1">
          <table:table-cell office:value-type="string">
            <text:p>MDK 2 (USA)</text:p>
          </table:table-cell>
          <table:table-cell office:value-type="float" office:value="2000">
            <text:p>2000</text:p>
          </table:table-cell>
          <table:table-cell office:value-type="string">
            <text:p>ESRB - T (Teen)</text:p>
          </table:table-cell>
          <table:table-cell office:value-type="string">
            <text:p>MDK 2 </text:p>
          </table:table-cell>
          <table:table-cell office:value-type="string">
            <text:p>Interplay</text:p>
          </table:table-cell>
          <table:table-cell office:value-type="string">
            <text:p>BioWare Corporation</text:p>
          </table:table-cell>
          <table:table-cell office:value-type="string">
            <text:p>Shooter</text:p>
          </table:table-cell>
          <table:table-cell office:value-type="string">
            <text:p>4.1</text:p>
          </table:table-cell>
          <table:table-cell office:value-type="string">
            <text:p>1 Player</text:p>
          </table:table-cell>
          <table:table-cell office:value-type="string">
            <text:p>MDK with enhanced graphics, new weapons and gadgets, new playable characters, deeper storyline, focuses on different types of gameplay (i.e. puzzle solving, shoot 'em up, sneaking around). You progress through the game as a team of three characters playing each one at a time: Kurt Hectic - janitor with a sleek coil suit (good for sniping and long distance fighting), The Doctor- a scientist, inventor, and Kurt's employer, and Max- the lovable six legged robotic dog built by the Doc. As the Doc you have to find different parts and put them together to make weapons to defeat your enemies, and as Max it's an all out gun battle.</text:p>
          </table:table-cell>
          <table:table-cell table:formula="of:=CONCATENATE(&quot;&lt;game name=&quot;;CHAR(34);[.A162];CHAR(34);&quot;&gt; &lt;year&gt;&quot;;[.B162];&quot;&lt;/year&gt; &lt;rating&gt;&quot;;[.C162];&quot;&lt;/rating&gt; &lt;title&gt;&quot;;[.D162];&quot;&lt;/title&gt; &lt;pub&gt;&quot;;[.E162];&quot;&lt;/pub&gt; &lt;dev&gt;&quot;;[.F162];&quot;&lt;/dev&gt; &lt;genre&gt;&quot;;[.G162];&quot;&lt;/genre&gt; &lt;score&gt;&quot;;[.H162];&quot;&lt;/score&gt; &lt;player&gt;&quot;;[.I162];&quot;&lt;/player&gt; &lt;story&gt;&quot;;[.J162];&quot;&lt;/story&gt; &lt;/game&gt;&quot;)" office:value-type="string" office:string-value="&lt;game name=&quot;MDK 2 (USA)&quot;&gt; &lt;year&gt;2000&lt;/year&gt; &lt;rating&gt;ESRB - T (Teen)&lt;/rating&gt; &lt;title&gt;MDK 2 &lt;/title&gt; &lt;pub&gt;Interplay&lt;/pub&gt; &lt;dev&gt;BioWare Corporation&lt;/dev&gt; &lt;genre&gt;Shooter&lt;/genre&gt; &lt;score&gt;4.1&lt;/score&gt; &lt;player&gt;1 Player&lt;/player&gt; &lt;story&gt;MDK with enhanced graphics, new weapons and gadgets, new playable characters, deeper storyline, focuses on different types of gameplay (i.e. puzzle solving, shoot 'em up, sneaking around). You progress through the game as a team of three characters playing each one at a time: Kurt Hectic - janitor with a sleek coil suit (good for sniping and long distance fighting), The Doctor- a scientist, inventor, and Kurt's employer, and Max- the lovable six legged robotic dog built by the Doc. As the Doc you have to find different parts and put them together to make weapons to defeat your enemies, and as Max it's an all out gun battle.&lt;/story&gt; &lt;/game&gt;">
            <text:p>&lt;game name="MDK 2 (USA)"&gt; &lt;year&gt;2000&lt;/year&gt; &lt;rating&gt;ESRB - T (Teen)&lt;/rating&gt; &lt;title&gt;MDK 2 &lt;/title&gt; &lt;pub&gt;Interplay&lt;/pub&gt; &lt;dev&gt;BioWare Corporation&lt;/dev&gt; &lt;genre&gt;Shooter&lt;/genre&gt; &lt;score&gt;4.1&lt;/score&gt; &lt;player&gt;1 Player&lt;/player&gt; &lt;story&gt;MDK with enhanced graphics, new weapons and gadgets, new playable characters, deeper storyline, focuses on different types of gameplay (i.e. puzzle solving, shoot 'em up, sneaking around). You progress through the game as a team of three characters playing each one at a time: Kurt Hectic - janitor with a sleek coil suit (good for sniping and long distance fighting), The Doctor- a scientist, inventor, and Kurt's employer, and Max- the lovable six legged robotic dog built by the Doc. As the Doc you have to find different parts and put them together to make weapons to defeat your enemies, and as Max it's an all out gun battle.&lt;/story&gt; &lt;/game&gt;</text:p>
          </table:table-cell>
        </table:table-row>
        <table:table-row table:style-name="ro1">
          <table:table-cell office:value-type="string">
            <text:p>Vigilante 8 - 2nd Offense (USA)</text:p>
          </table:table-cell>
          <table:table-cell office:value-type="float" office:value="1999">
            <text:p>1999</text:p>
          </table:table-cell>
          <table:table-cell office:value-type="string">
            <text:p>ESRB - T (Teen)</text:p>
          </table:table-cell>
          <table:table-cell office:value-type="string">
            <text:p>Vigilante 8 - 2nd Offense </text:p>
          </table:table-cell>
          <table:table-cell office:value-type="string">
            <text:p>Activision</text:p>
          </table:table-cell>
          <table:table-cell office:value-type="string">
            <text:p>Luxoflux Corp.</text:p>
          </table:table-cell>
          <table:table-cell office:value-type="string">
            <text:p>Driving</text:p>
          </table:table-cell>
          <table:table-cell office:value-type="string">
            <text:p>4.0</text:p>
          </table:table-cell>
          <table:table-cell office:value-type="string">
            <text:p>1-4 Players</text:p>
          </table:table-cell>
          <table:table-cell office:value-type="string">
            <text:p>More drivin' &amp; blastin' fun in this sequel to Vigilante 8. The Coyotes gang returns with a shocking new leader to seek revenge on OMAR, and the Vigilantes gang. ****New cars, weapons and landscapes add new excitement to the game. There are 18 charcters with storylines to walk through, which in turn affects the other characters in the game, and how well you do in the single player missions will determine what happens in the later levels.****The Dreamcast and N64 versions both have 4 player modes, while the PSX sticks with 2 player gaming.</text:p>
          </table:table-cell>
          <table:table-cell table:formula="of:=CONCATENATE(&quot;&lt;game name=&quot;;CHAR(34);[.A163];CHAR(34);&quot;&gt; &lt;year&gt;&quot;;[.B163];&quot;&lt;/year&gt; &lt;rating&gt;&quot;;[.C163];&quot;&lt;/rating&gt; &lt;title&gt;&quot;;[.D163];&quot;&lt;/title&gt; &lt;pub&gt;&quot;;[.E163];&quot;&lt;/pub&gt; &lt;dev&gt;&quot;;[.F163];&quot;&lt;/dev&gt; &lt;genre&gt;&quot;;[.G163];&quot;&lt;/genre&gt; &lt;score&gt;&quot;;[.H163];&quot;&lt;/score&gt; &lt;player&gt;&quot;;[.I163];&quot;&lt;/player&gt; &lt;story&gt;&quot;;[.J163];&quot;&lt;/story&gt; &lt;/game&gt;&quot;)" office:value-type="string" office:string-value="&lt;game name=&quot;Vigilante 8 - 2nd Offense (USA)&quot;&gt; &lt;year&gt;1999&lt;/year&gt; &lt;rating&gt;ESRB - T (Teen)&lt;/rating&gt; &lt;title&gt;Vigilante 8 - 2nd Offense &lt;/title&gt; &lt;pub&gt;Activision&lt;/pub&gt; &lt;dev&gt;Luxoflux Corp.&lt;/dev&gt; &lt;genre&gt;Driving&lt;/genre&gt; &lt;score&gt;4.0&lt;/score&gt; &lt;player&gt;1-4 Players&lt;/player&gt; &lt;story&gt;More drivin' &amp; blastin' fun in this sequel to Vigilante 8. The Coyotes gang returns with a shocking new leader to seek revenge on OMAR, and the Vigilantes gang. ****New cars, weapons and landscapes add new excitement to the game. There are 18 charcters with storylines to walk through, which in turn affects the other characters in the game, and how well you do in the single player missions will determine what happens in the later levels.****The Dreamcast and N64 versions both have 4 player modes, while the PSX sticks with 2 player gaming.&lt;/story&gt; &lt;/game&gt;">
            <text:p>&lt;game name="Vigilante 8 - 2nd Offense (USA)"&gt; &lt;year&gt;1999&lt;/year&gt; &lt;rating&gt;ESRB - T (Teen)&lt;/rating&gt; &lt;title&gt;Vigilante 8 - 2nd Offense &lt;/title&gt; &lt;pub&gt;Activision&lt;/pub&gt; &lt;dev&gt;Luxoflux Corp.&lt;/dev&gt; &lt;genre&gt;Driving&lt;/genre&gt; &lt;score&gt;4.0&lt;/score&gt; &lt;player&gt;1-4 Players&lt;/player&gt; &lt;story&gt;More drivin' &amp; blastin' fun in this sequel to Vigilante 8. The Coyotes gang returns with a shocking new leader to seek revenge on OMAR, and the Vigilantes gang. ****New cars, weapons and landscapes add new excitement to the game. There are 18 charcters with storylines to walk through, which in turn affects the other characters in the game, and how well you do in the single player missions will determine what happens in the later levels.****The Dreamcast and N64 versions both have 4 player modes, while the PSX sticks with 2 player gaming.&lt;/story&gt; &lt;/game&gt;</text:p>
          </table:table-cell>
        </table:table-row>
        <table:table-row table:style-name="ro1">
          <table:table-cell office:value-type="string">
            <text:p>Tom Clancy's Rainbow Six - Rogue Spear (USA)</text:p>
          </table:table-cell>
          <table:table-cell office:value-type="float" office:value="2000">
            <text:p>2000</text:p>
          </table:table-cell>
          <table:table-cell office:value-type="string">
            <text:p>ESRB - T (Teen)</text:p>
          </table:table-cell>
          <table:table-cell office:value-type="string">
            <text:p>Tom Clancy's Rainbow Six - Rogue Spear </text:p>
          </table:table-cell>
          <table:table-cell office:value-type="string">
            <text:p>Red Storm Entertainment</text:p>
          </table:table-cell>
          <table:table-cell office:value-type="string">
            <text:p>Red Storm Entertainment, Inc.</text:p>
          </table:table-cell>
          <table:table-cell office:value-type="string">
            <text:p>Shooter</text:p>
          </table:table-cell>
          <table:table-cell office:value-type="string">
            <text:p>2.9</text:p>
          </table:table-cell>
          <table:table-cell office:value-type="string">
            <text:p>1-4 Players</text:p>
          </table:table-cell>
          <table:table-cell office:value-type="string">
            <text:p>More of the same from the Rainbow Six series. Your team is back saving the world again. This time from a group known as "Rogue Spear". Their forces are powerful and you must strike quick and hard if you wish to win.</text:p>
          </table:table-cell>
          <table:table-cell table:formula="of:=CONCATENATE(&quot;&lt;game name=&quot;;CHAR(34);[.A164];CHAR(34);&quot;&gt; &lt;year&gt;&quot;;[.B164];&quot;&lt;/year&gt; &lt;rating&gt;&quot;;[.C164];&quot;&lt;/rating&gt; &lt;title&gt;&quot;;[.D164];&quot;&lt;/title&gt; &lt;pub&gt;&quot;;[.E164];&quot;&lt;/pub&gt; &lt;dev&gt;&quot;;[.F164];&quot;&lt;/dev&gt; &lt;genre&gt;&quot;;[.G164];&quot;&lt;/genre&gt; &lt;score&gt;&quot;;[.H164];&quot;&lt;/score&gt; &lt;player&gt;&quot;;[.I164];&quot;&lt;/player&gt; &lt;story&gt;&quot;;[.J164];&quot;&lt;/story&gt; &lt;/game&gt;&quot;)" office:value-type="string" office:string-value="&lt;game name=&quot;Tom Clancy's Rainbow Six - Rogue Spear (USA)&quot;&gt; &lt;year&gt;2000&lt;/year&gt; &lt;rating&gt;ESRB - T (Teen)&lt;/rating&gt; &lt;title&gt;Tom Clancy's Rainbow Six - Rogue Spear &lt;/title&gt; &lt;pub&gt;Red Storm Entertainment&lt;/pub&gt; &lt;dev&gt;Red Storm Entertainment, Inc.&lt;/dev&gt; &lt;genre&gt;Shooter&lt;/genre&gt; &lt;score&gt;2.9&lt;/score&gt; &lt;player&gt;1-4 Players&lt;/player&gt; &lt;story&gt;More of the same from the Rainbow Six series. Your team is back saving the world again. This time from a group known as &quot;Rogue Spear&quot;. Their forces are powerful and you must strike quick and hard if you wish to win.&lt;/story&gt; &lt;/game&gt;">
            <text:p>&lt;game name="Tom Clancy's Rainbow Six - Rogue Spear (USA)"&gt; &lt;year&gt;2000&lt;/year&gt; &lt;rating&gt;ESRB - T (Teen)&lt;/rating&gt; &lt;title&gt;Tom Clancy's Rainbow Six - Rogue Spear &lt;/title&gt; &lt;pub&gt;Red Storm Entertainment&lt;/pub&gt; &lt;dev&gt;Red Storm Entertainment, Inc.&lt;/dev&gt; &lt;genre&gt;Shooter&lt;/genre&gt; &lt;score&gt;2.9&lt;/score&gt; &lt;player&gt;1-4 Players&lt;/player&gt; &lt;story&gt;More of the same from the Rainbow Six series. Your team is back saving the world again. This time from a group known as "Rogue Spear". Their forces are powerful and you must strike quick and hard if you wish to win.&lt;/story&gt; &lt;/game&gt;</text:p>
          </table:table-cell>
        </table:table-row>
        <table:table-row table:style-name="ro1">
          <table:table-cell office:value-type="string">
            <text:p>Mr. Driller (USA)</text:p>
          </table:table-cell>
          <table:table-cell office:value-type="float" office:value="2000">
            <text:p>2000</text:p>
          </table:table-cell>
          <table:table-cell office:value-type="string">
            <text:p>ESRB - E (Everyone)</text:p>
          </table:table-cell>
          <table:table-cell office:value-type="string">
            <text:p>Mr. Driller </text:p>
          </table:table-cell>
          <table:table-cell office:value-type="string">
            <text:p>Namco</text:p>
          </table:table-cell>
          <table:table-cell office:value-type="string">
            <text:p>Namco Limited</text:p>
          </table:table-cell>
          <table:table-cell office:value-type="string">
            <text:p>Action</text:p>
          </table:table-cell>
          <table:table-cell office:value-type="string">
            <text:p>3.5</text:p>
          </table:table-cell>
          <table:table-cell office:value-type="string">
            <text:p>1 Player</text:p>
          </table:table-cell>
          <table:table-cell office:value-type="string">
            <text:p>Mr Driller's world has been covered with mysterious blocks. Armed with only a mighty drill, you'll have to dig your way down to safety before his air supply runs out!****Mr Driller is a real-time puzzle game that relies solely on quick-thinking and a bit of planning. <text:s/>Gameplay is a combination of Tetris and Boulder Dash: You have to drill down through multi-colored blocks to reach the bottom while avoiding the consequences of reckless drilling (blocks may fall on you and crush you).</text:p>
          </table:table-cell>
          <table:table-cell table:formula="of:=CONCATENATE(&quot;&lt;game name=&quot;;CHAR(34);[.A165];CHAR(34);&quot;&gt; &lt;year&gt;&quot;;[.B165];&quot;&lt;/year&gt; &lt;rating&gt;&quot;;[.C165];&quot;&lt;/rating&gt; &lt;title&gt;&quot;;[.D165];&quot;&lt;/title&gt; &lt;pub&gt;&quot;;[.E165];&quot;&lt;/pub&gt; &lt;dev&gt;&quot;;[.F165];&quot;&lt;/dev&gt; &lt;genre&gt;&quot;;[.G165];&quot;&lt;/genre&gt; &lt;score&gt;&quot;;[.H165];&quot;&lt;/score&gt; &lt;player&gt;&quot;;[.I165];&quot;&lt;/player&gt; &lt;story&gt;&quot;;[.J165];&quot;&lt;/story&gt; &lt;/game&gt;&quot;)" office:value-type="string" office:string-value="&lt;game name=&quot;Mr. Driller (USA)&quot;&gt; &lt;year&gt;2000&lt;/year&gt; &lt;rating&gt;ESRB - E (Everyone)&lt;/rating&gt; &lt;title&gt;Mr. Driller &lt;/title&gt; &lt;pub&gt;Namco&lt;/pub&gt; &lt;dev&gt;Namco Limited&lt;/dev&gt; &lt;genre&gt;Action&lt;/genre&gt; &lt;score&gt;3.5&lt;/score&gt; &lt;player&gt;1 Player&lt;/player&gt; &lt;story&gt;Mr Driller's world has been covered with mysterious blocks. Armed with only a mighty drill, you'll have to dig your way down to safety before his air supply runs out!****Mr Driller is a real-time puzzle game that relies solely on quick-thinking and a bit of planning.  Gameplay is a combination of Tetris and Boulder Dash: You have to drill down through multi-colored blocks to reach the bottom while avoiding the consequences of reckless drilling (blocks may fall on you and crush you).&lt;/story&gt; &lt;/game&gt;">
            <text:p>&lt;game name="Mr. Driller (USA)"&gt; &lt;year&gt;2000&lt;/year&gt; &lt;rating&gt;ESRB - E (Everyone)&lt;/rating&gt; &lt;title&gt;Mr. Driller &lt;/title&gt; &lt;pub&gt;Namco&lt;/pub&gt; &lt;dev&gt;Namco Limited&lt;/dev&gt; &lt;genre&gt;Action&lt;/genre&gt; &lt;score&gt;3.5&lt;/score&gt; &lt;player&gt;1 Player&lt;/player&gt; &lt;story&gt;Mr Driller's world has been covered with mysterious blocks. Armed with only a mighty drill, you'll have to dig your way down to safety before his air supply runs out!****Mr Driller is a real-time puzzle game that relies solely on quick-thinking and a bit of planning. <text:s/>Gameplay is a combination of Tetris and Boulder Dash: You have to drill down through multi-colored blocks to reach the bottom while avoiding the consequences of reckless drilling (blocks may fall on you and crush you).&lt;/story&gt; &lt;/game&gt;</text:p>
          </table:table-cell>
        </table:table-row>
        <table:table-row table:style-name="ro1">
          <table:table-cell office:value-type="string">
            <text:p>KAO the Kangaroo (USA)</text:p>
          </table:table-cell>
          <table:table-cell office:value-type="float" office:value="2001">
            <text:p>2001</text:p>
          </table:table-cell>
          <table:table-cell office:value-type="string">
            <text:p>ESRB - E (Everyone)</text:p>
          </table:table-cell>
          <table:table-cell office:value-type="string">
            <text:p>KAO the Kangaroo </text:p>
          </table:table-cell>
          <table:table-cell office:value-type="string">
            <text:p>Titus Software</text:p>
          </table:table-cell>
          <table:table-cell office:value-type="string">
            <text:p>X-Ray Interactive </text:p>
          </table:table-cell>
          <table:table-cell office:value-type="string">
            <text:p>Action</text:p>
          </table:table-cell>
          <table:table-cell office:value-type="string">
            <text:p>3.6</text:p>
          </table:table-cell>
          <table:table-cell office:value-type="string">
            <text:p>1 Player</text:p>
          </table:table-cell>
          <table:table-cell office:value-type="string">
            <text:p>Much like every other platform game ever made, you control a character around a 3D world full of deadly (and not so deadly) characters. In this case, Kao the Kangaroo has been stolen from his home, and you must help him get back to the great land down under. To aid his quest, Kao wears boxing gloves, which he can use to bump the bad guys clear out of the way.</text:p>
          </table:table-cell>
          <table:table-cell table:formula="of:=CONCATENATE(&quot;&lt;game name=&quot;;CHAR(34);[.A166];CHAR(34);&quot;&gt; &lt;year&gt;&quot;;[.B166];&quot;&lt;/year&gt; &lt;rating&gt;&quot;;[.C166];&quot;&lt;/rating&gt; &lt;title&gt;&quot;;[.D166];&quot;&lt;/title&gt; &lt;pub&gt;&quot;;[.E166];&quot;&lt;/pub&gt; &lt;dev&gt;&quot;;[.F166];&quot;&lt;/dev&gt; &lt;genre&gt;&quot;;[.G166];&quot;&lt;/genre&gt; &lt;score&gt;&quot;;[.H166];&quot;&lt;/score&gt; &lt;player&gt;&quot;;[.I166];&quot;&lt;/player&gt; &lt;story&gt;&quot;;[.J166];&quot;&lt;/story&gt; &lt;/game&gt;&quot;)" office:value-type="string" office:string-value="&lt;game name=&quot;KAO the Kangaroo (USA)&quot;&gt; &lt;year&gt;2001&lt;/year&gt; &lt;rating&gt;ESRB - E (Everyone)&lt;/rating&gt; &lt;title&gt;KAO the Kangaroo &lt;/title&gt; &lt;pub&gt;Titus Software&lt;/pub&gt; &lt;dev&gt;X-Ray Interactive &lt;/dev&gt; &lt;genre&gt;Action&lt;/genre&gt; &lt;score&gt;3.6&lt;/score&gt; &lt;player&gt;1 Player&lt;/player&gt; &lt;story&gt;Much like every other platform game ever made, you control a character around a 3D world full of deadly (and not so deadly) characters. In this case, Kao the Kangaroo has been stolen from his home, and you must help him get back to the great land down under. To aid his quest, Kao wears boxing gloves, which he can use to bump the bad guys clear out of the way.&lt;/story&gt; &lt;/game&gt;">
            <text:p>&lt;game name="KAO the Kangaroo (USA)"&gt; &lt;year&gt;2001&lt;/year&gt; &lt;rating&gt;ESRB - E (Everyone)&lt;/rating&gt; &lt;title&gt;KAO the Kangaroo &lt;/title&gt; &lt;pub&gt;Titus Software&lt;/pub&gt; &lt;dev&gt;X-Ray Interactive &lt;/dev&gt; &lt;genre&gt;Action&lt;/genre&gt; &lt;score&gt;3.6&lt;/score&gt; &lt;player&gt;1 Player&lt;/player&gt; &lt;story&gt;Much like every other platform game ever made, you control a character around a 3D world full of deadly (and not so deadly) characters. In this case, Kao the Kangaroo has been stolen from his home, and you must help him get back to the great land down under. To aid his quest, Kao wears boxing gloves, which he can use to bump the bad guys clear out of the way.&lt;/story&gt; &lt;/game&gt;</text:p>
          </table:table-cell>
        </table:table-row>
        <table:table-row table:style-name="ro1">
          <table:table-cell office:value-type="string">
            <text:p>Sonic Shuffle (USA)</text:p>
          </table:table-cell>
          <table:table-cell office:value-type="float" office:value="2000">
            <text:p>2000</text:p>
          </table:table-cell>
          <table:table-cell office:value-type="string">
            <text:p>ESRB - E (Everyone)</text:p>
          </table:table-cell>
          <table:table-cell office:value-type="string">
            <text:p>Sonic Shuffle </text:p>
          </table:table-cell>
          <table:table-cell office:value-type="string">
            <text:p>Sega</text:p>
          </table:table-cell>
          <table:table-cell office:value-type="string">
            <text:p>Hudson Soft Company, Ltd.</text:p>
          </table:table-cell>
          <table:table-cell office:value-type="string">
            <text:p>Action</text:p>
          </table:table-cell>
          <table:table-cell office:value-type="string">
            <text:p>3.5</text:p>
          </table:table-cell>
          <table:table-cell office:value-type="string">
            <text:p>1-4 Players</text:p>
          </table:table-cell>
          <table:table-cell office:value-type="string">
            <text:p>Much like Mario Party and Crash Bash, Sonic Shuffle has Sonic and his team playing a board game style tournament, where mini-games are at every turn. ****Each character has a group of cards with a number on each. On every turn the player chooses a card to determine how many steps to take. When all of the cards have been used the deck is reshuffled, and each player gets a new hand. While a player can see only the numbers on their own cards, and not the numbers on other players' cards, they can still choose the cards of another player.****Each board has certain tiles: blue adds 3 rings to your total; red removes 3 rings from your total and special tiles which places all of the players into a min-game or event.****The aim of the game, at the end of it all, is to get the Precioustone (1 per board).</text:p>
          </table:table-cell>
          <table:table-cell table:formula="of:=CONCATENATE(&quot;&lt;game name=&quot;;CHAR(34);[.A167];CHAR(34);&quot;&gt; &lt;year&gt;&quot;;[.B167];&quot;&lt;/year&gt; &lt;rating&gt;&quot;;[.C167];&quot;&lt;/rating&gt; &lt;title&gt;&quot;;[.D167];&quot;&lt;/title&gt; &lt;pub&gt;&quot;;[.E167];&quot;&lt;/pub&gt; &lt;dev&gt;&quot;;[.F167];&quot;&lt;/dev&gt; &lt;genre&gt;&quot;;[.G167];&quot;&lt;/genre&gt; &lt;score&gt;&quot;;[.H167];&quot;&lt;/score&gt; &lt;player&gt;&quot;;[.I167];&quot;&lt;/player&gt; &lt;story&gt;&quot;;[.J167];&quot;&lt;/story&gt; &lt;/game&gt;&quot;)" office:value-type="string" office:string-value="&lt;game name=&quot;Sonic Shuffle (USA)&quot;&gt; &lt;year&gt;2000&lt;/year&gt; &lt;rating&gt;ESRB - E (Everyone)&lt;/rating&gt; &lt;title&gt;Sonic Shuffle &lt;/title&gt; &lt;pub&gt;Sega&lt;/pub&gt; &lt;dev&gt;Hudson Soft Company, Ltd.&lt;/dev&gt; &lt;genre&gt;Action&lt;/genre&gt; &lt;score&gt;3.5&lt;/score&gt; &lt;player&gt;1-4 Players&lt;/player&gt; &lt;story&gt;Much like Mario Party and Crash Bash, Sonic Shuffle has Sonic and his team playing a board game style tournament, where mini-games are at every turn. ****Each character has a group of cards with a number on each. On every turn the player chooses a card to determine how many steps to take. When all of the cards have been used the deck is reshuffled, and each player gets a new hand. While a player can see only the numbers on their own cards, and not the numbers on other players' cards, they can still choose the cards of another player.****Each board has certain tiles: blue adds 3 rings to your total; red removes 3 rings from your total and special tiles which places all of the players into a min-game or event.****The aim of the game, at the end of it all, is to get the Precioustone (1 per board).&lt;/story&gt; &lt;/game&gt;">
            <text:p>&lt;game name="Sonic Shuffle (USA)"&gt; &lt;year&gt;2000&lt;/year&gt; &lt;rating&gt;ESRB - E (Everyone)&lt;/rating&gt; &lt;title&gt;Sonic Shuffle &lt;/title&gt; &lt;pub&gt;Sega&lt;/pub&gt; &lt;dev&gt;Hudson Soft Company, Ltd.&lt;/dev&gt; &lt;genre&gt;Action&lt;/genre&gt; &lt;score&gt;3.5&lt;/score&gt; &lt;player&gt;1-4 Players&lt;/player&gt; &lt;story&gt;Much like Mario Party and Crash Bash, Sonic Shuffle has Sonic and his team playing a board game style tournament, where mini-games are at every turn. ****Each character has a group of cards with a number on each. On every turn the player chooses a card to determine how many steps to take. When all of the cards have been used the deck is reshuffled, and each player gets a new hand. While a player can see only the numbers on their own cards, and not the numbers on other players' cards, they can still choose the cards of another player.****Each board has certain tiles: blue adds 3 rings to your total; red removes 3 rings from your total and special tiles which places all of the players into a min-game or event.****The aim of the game, at the end of it all, is to get the Precioustone (1 per board).&lt;/story&gt; &lt;/game&gt;</text:p>
          </table:table-cell>
        </table:table-row>
        <table:table-row table:style-name="ro1">
          <table:table-cell office:value-type="string">
            <text:p>Bomberman Online (USA)</text:p>
          </table:table-cell>
          <table:table-cell office:value-type="float" office:value="2001">
            <text:p>2001</text:p>
          </table:table-cell>
          <table:table-cell office:value-type="string">
            <text:p>ESRB - E (Everyone)</text:p>
          </table:table-cell>
          <table:table-cell office:value-type="string">
            <text:p>Bomberman Online </text:p>
          </table:table-cell>
          <table:table-cell office:value-type="string">
            <text:p>Sega</text:p>
          </table:table-cell>
          <table:table-cell office:value-type="string">
            <text:p>Hudson Soft</text:p>
          </table:table-cell>
          <table:table-cell office:value-type="string">
            <text:p>Strategy</text:p>
          </table:table-cell>
          <table:table-cell office:value-type="string">
            <text:p>4.0</text:p>
          </table:table-cell>
          <table:table-cell office:value-type="string">
            <text:p>1-4 Players</text:p>
          </table:table-cell>
          <table:table-cell office:value-type="string">
            <text:p>Multiplayer is up to ten players online similar to Atomic Bomberman for PC with traditional four-player game on one system.**The game includes the ability to edit characters, to gather to keep or trade collectibles, a super weapon called the Hyper Bomb, new rules, exclusive stages, and finally, never-before-seen modes like the Panel Mode (like Othello, you must flip panels to match your color) or Battle Royale (where you must attempt to ring-out your opponents).</text:p>
          </table:table-cell>
          <table:table-cell table:formula="of:=CONCATENATE(&quot;&lt;game name=&quot;;CHAR(34);[.A168];CHAR(34);&quot;&gt; &lt;year&gt;&quot;;[.B168];&quot;&lt;/year&gt; &lt;rating&gt;&quot;;[.C168];&quot;&lt;/rating&gt; &lt;title&gt;&quot;;[.D168];&quot;&lt;/title&gt; &lt;pub&gt;&quot;;[.E168];&quot;&lt;/pub&gt; &lt;dev&gt;&quot;;[.F168];&quot;&lt;/dev&gt; &lt;genre&gt;&quot;;[.G168];&quot;&lt;/genre&gt; &lt;score&gt;&quot;;[.H168];&quot;&lt;/score&gt; &lt;player&gt;&quot;;[.I168];&quot;&lt;/player&gt; &lt;story&gt;&quot;;[.J168];&quot;&lt;/story&gt; &lt;/game&gt;&quot;)" office:value-type="string" office:string-value="&lt;game name=&quot;Bomberman Online (USA)&quot;&gt; &lt;year&gt;2001&lt;/year&gt; &lt;rating&gt;ESRB - E (Everyone)&lt;/rating&gt; &lt;title&gt;Bomberman Online &lt;/title&gt; &lt;pub&gt;Sega&lt;/pub&gt; &lt;dev&gt;Hudson Soft&lt;/dev&gt; &lt;genre&gt;Strategy&lt;/genre&gt; &lt;score&gt;4.0&lt;/score&gt; &lt;player&gt;1-4 Players&lt;/player&gt; &lt;story&gt;Multiplayer is up to ten players online similar to Atomic Bomberman for PC with traditional four-player game on one system.**The game includes the ability to edit characters, to gather to keep or trade collectibles, a super weapon called the Hyper Bomb, new rules, exclusive stages, and finally, never-before-seen modes like the Panel Mode (like Othello, you must flip panels to match your color) or Battle Royale (where you must attempt to ring-out your opponents).&lt;/story&gt; &lt;/game&gt;">
            <text:p>&lt;game name="Bomberman Online (USA)"&gt; &lt;year&gt;2001&lt;/year&gt; &lt;rating&gt;ESRB - E (Everyone)&lt;/rating&gt; &lt;title&gt;Bomberman Online &lt;/title&gt; &lt;pub&gt;Sega&lt;/pub&gt; &lt;dev&gt;Hudson Soft&lt;/dev&gt; &lt;genre&gt;Strategy&lt;/genre&gt; &lt;score&gt;4.0&lt;/score&gt; &lt;player&gt;1-4 Players&lt;/player&gt; &lt;story&gt;Multiplayer is up to ten players online similar to Atomic Bomberman for PC with traditional four-player game on one system.**The game includes the ability to edit characters, to gather to keep or trade collectibles, a super weapon called the Hyper Bomb, new rules, exclusive stages, and finally, never-before-seen modes like the Panel Mode (like Othello, you must flip panels to match your color) or Battle Royale (where you must attempt to ring-out your opponents).&lt;/story&gt; &lt;/game&gt;</text:p>
          </table:table-cell>
        </table:table-row>
        <table:table-row table:style-name="ro1">
          <table:table-cell office:value-type="string">
            <text:p>Boku no Tennis Jinsei (Japan)</text:p>
          </table:table-cell>
          <table:table-cell office:value-type="float" office:value="2001">
            <text:p>2001</text:p>
          </table:table-cell>
          <table:table-cell office:value-type="string">
            <text:p>ESRB - E (Everyone)</text:p>
          </table:table-cell>
          <table:table-cell office:value-type="string">
            <text:p>Boku no Tennis Jinsei </text:p>
          </table:table-cell>
          <table:table-cell table:number-columns-repeated="2" office:value-type="string">
            <text:p>Bimboosoft</text:p>
          </table:table-cell>
          <table:table-cell office:value-type="string">
            <text:p>Sports/Tennis</text:p>
          </table:table-cell>
          <table:table-cell office:value-type="float" office:value="2.8">
            <text:p>2.8</text:p>
          </table:table-cell>
          <table:table-cell office:value-type="string">
            <text:p>1-4 Players</text:p>
          </table:table-cell>
          <table:table-cell office:value-type="string">
            <text:p>My Tennis Life in English is the work of the super small software house Bimboosoft (poor soft, as in no money) who also brought Dreamcast lovers the very nice Jetcoaster Dream 1 and 2. <text:s/>Boku No Tennis Jinsei isn't really what I'd call a premium tennis game such as Power Smash or even games such as the classic Super Tennis or Family Tennis on the Super Famicom. <text:s/>The problem with this game is that the collision detection seems to be off at times meaning that you can actually hit the ball even though you can clearly see that your racket didn't touch it. <text:s/>Add the fact that it's pretty tough to judge distance and you have yourself one dodgy tennis game. <text:s/>Still, it does have a charm that makes it worth picking up if you can find it cheap enough. <text:s/>The problem is that you probably won't find it cheap enough since this was never really released in great numbers making it quite a tough one to find these days</text:p>
          </table:table-cell>
          <table:table-cell table:formula="of:=CONCATENATE(&quot;&lt;game name=&quot;;CHAR(34);[.A169];CHAR(34);&quot;&gt; &lt;year&gt;&quot;;[.B169];&quot;&lt;/year&gt; &lt;rating&gt;&quot;;[.C169];&quot;&lt;/rating&gt; &lt;title&gt;&quot;;[.D169];&quot;&lt;/title&gt; &lt;pub&gt;&quot;;[.E169];&quot;&lt;/pub&gt; &lt;dev&gt;&quot;;[.F169];&quot;&lt;/dev&gt; &lt;genre&gt;&quot;;[.G169];&quot;&lt;/genre&gt; &lt;score&gt;&quot;;[.H169];&quot;&lt;/score&gt; &lt;player&gt;&quot;;[.I169];&quot;&lt;/player&gt; &lt;story&gt;&quot;;[.J169];&quot;&lt;/story&gt; &lt;/game&gt;&quot;)" office:value-type="string" office:string-value="&lt;game name=&quot;Boku no Tennis Jinsei (Japan)&quot;&gt; &lt;year&gt;2001&lt;/year&gt; &lt;rating&gt;ESRB - E (Everyone)&lt;/rating&gt; &lt;title&gt;Boku no Tennis Jinsei &lt;/title&gt; &lt;pub&gt;Bimboosoft&lt;/pub&gt; &lt;dev&gt;Bimboosoft&lt;/dev&gt; &lt;genre&gt;Sports/Tennis&lt;/genre&gt; &lt;score&gt;2.8&lt;/score&gt; &lt;player&gt;1-4 Players&lt;/player&gt; &lt;story&gt;My Tennis Life in English is the work of the super small software house Bimboosoft (poor soft, as in no money) who also brought Dreamcast lovers the very nice Jetcoaster Dream 1 and 2.  Boku No Tennis Jinsei isn't really what I'd call a premium tennis game such as Power Smash or even games such as the classic Super Tennis or Family Tennis on the Super Famicom.  The problem with this game is that the collision detection seems to be off at times meaning that you can actually hit the ball even though you can clearly see that your racket didn't touch it.  Add the fact that it's pretty tough to judge distance and you have yourself one dodgy tennis game.  Still, it does have a charm that makes it worth picking up if you can find it cheap enough.  The problem is that you probably won't find it cheap enough since this was never really released in great numbers making it quite a tough one to find these days&lt;/story&gt; &lt;/game&gt;">
            <text:p>&lt;game name="Boku no Tennis Jinsei (Japan)"&gt; &lt;year&gt;2001&lt;/year&gt; &lt;rating&gt;ESRB - E (Everyone)&lt;/rating&gt; &lt;title&gt;Boku no Tennis Jinsei &lt;/title&gt; &lt;pub&gt;Bimboosoft&lt;/pub&gt; &lt;dev&gt;Bimboosoft&lt;/dev&gt; &lt;genre&gt;Sports/Tennis&lt;/genre&gt; &lt;score&gt;2.8&lt;/score&gt; &lt;player&gt;1-4 Players&lt;/player&gt; &lt;story&gt;My Tennis Life in English is the work of the super small software house Bimboosoft (poor soft, as in no money) who also brought Dreamcast lovers the very nice Jetcoaster Dream 1 and 2. <text:s/>Boku No Tennis Jinsei isn't really what I'd call a premium tennis game such as Power Smash or even games such as the classic Super Tennis or Family Tennis on the Super Famicom. <text:s/>The problem with this game is that the collision detection seems to be off at times meaning that you can actually hit the ball even though you can clearly see that your racket didn't touch it. <text:s/>Add the fact that it's pretty tough to judge distance and you have yourself one dodgy tennis game. <text:s/>Still, it does have a charm that makes it worth picking up if you can find it cheap enough. <text:s/>The problem is that you probably won't find it cheap enough since this was never really released in great numbers making it quite a tough one to find these days&lt;/story&gt; &lt;/game&gt;</text:p>
          </table:table-cell>
        </table:table-row>
        <table:table-row table:style-name="ro1">
          <table:table-cell office:value-type="string">
            <text:p>NBA 2K1 (USA)</text:p>
          </table:table-cell>
          <table:table-cell office:value-type="float" office:value="2000">
            <text:p>2000</text:p>
          </table:table-cell>
          <table:table-cell office:value-type="string">
            <text:p>ESRB - E (Everyone)</text:p>
          </table:table-cell>
          <table:table-cell office:value-type="string">
            <text:p>NBA 2K1 </text:p>
          </table:table-cell>
          <table:table-cell office:value-type="string">
            <text:p>Sega</text:p>
          </table:table-cell>
          <table:table-cell office:value-type="string">
            <text:p>Visual Concepts Entertainment, Inc.</text:p>
          </table:table-cell>
          <table:table-cell office:value-type="string">
            <text:p>Basketball/Sports</text:p>
          </table:table-cell>
          <table:table-cell office:value-type="string">
            <text:p>4.2</text:p>
          </table:table-cell>
          <table:table-cell office:value-type="string">
            <text:p>1-8 Players</text:p>
          </table:table-cell>
          <table:table-cell office:value-type="string">
            <text:p>NBA 2K1 is the second game in Sega's NBA 2K series of basketball simulation games for the Dreamcast. The graphics from the 2K edition have been updated and the team rosters match the official NBA 2000-2001 rosters.****Besides all the usual modes &amp; coaching options NBA 2K1 features several improvements over it's predecessor:****1. New franchise &amp; GM mode.**Street mode in which you can play, for instance, 2-on-2 and 3-on-3 hoops.**NBA legends teams, play with some of the best players in NBA history (they wear their authentic vintage jersey's).**Network mode for Internet-play.****NBA 2K1 is endorsed by Allen Iverson of the Philadelphia 76'ers.</text:p>
          </table:table-cell>
          <table:table-cell table:formula="of:=CONCATENATE(&quot;&lt;game name=&quot;;CHAR(34);[.A170];CHAR(34);&quot;&gt; &lt;year&gt;&quot;;[.B170];&quot;&lt;/year&gt; &lt;rating&gt;&quot;;[.C170];&quot;&lt;/rating&gt; &lt;title&gt;&quot;;[.D170];&quot;&lt;/title&gt; &lt;pub&gt;&quot;;[.E170];&quot;&lt;/pub&gt; &lt;dev&gt;&quot;;[.F170];&quot;&lt;/dev&gt; &lt;genre&gt;&quot;;[.G170];&quot;&lt;/genre&gt; &lt;score&gt;&quot;;[.H170];&quot;&lt;/score&gt; &lt;player&gt;&quot;;[.I170];&quot;&lt;/player&gt; &lt;story&gt;&quot;;[.J170];&quot;&lt;/story&gt; &lt;/game&gt;&quot;)" office:value-type="string" office:string-value="&lt;game name=&quot;NBA 2K1 (USA)&quot;&gt; &lt;year&gt;2000&lt;/year&gt; &lt;rating&gt;ESRB - E (Everyone)&lt;/rating&gt; &lt;title&gt;NBA 2K1 &lt;/title&gt; &lt;pub&gt;Sega&lt;/pub&gt; &lt;dev&gt;Visual Concepts Entertainment, Inc.&lt;/dev&gt; &lt;genre&gt;Basketball/Sports&lt;/genre&gt; &lt;score&gt;4.2&lt;/score&gt; &lt;player&gt;1-8 Players&lt;/player&gt; &lt;story&gt;NBA 2K1 is the second game in Sega's NBA 2K series of basketball simulation games for the Dreamcast. The graphics from the 2K edition have been updated and the team rosters match the official NBA 2000-2001 rosters.****Besides all the usual modes &amp; coaching options NBA 2K1 features several improvements over it's predecessor:****1. New franchise &amp; GM mode.**Street mode in which you can play, for instance, 2-on-2 and 3-on-3 hoops.**NBA legends teams, play with some of the best players in NBA history (they wear their authentic vintage jersey's).**Network mode for Internet-play.****NBA 2K1 is endorsed by Allen Iverson of the Philadelphia 76'ers.&lt;/story&gt; &lt;/game&gt;">
            <text:p>&lt;game name="NBA 2K1 (USA)"&gt; &lt;year&gt;2000&lt;/year&gt; &lt;rating&gt;ESRB - E (Everyone)&lt;/rating&gt; &lt;title&gt;NBA 2K1 &lt;/title&gt; &lt;pub&gt;Sega&lt;/pub&gt; &lt;dev&gt;Visual Concepts Entertainment, Inc.&lt;/dev&gt; &lt;genre&gt;Basketball/Sports&lt;/genre&gt; &lt;score&gt;4.2&lt;/score&gt; &lt;player&gt;1-8 Players&lt;/player&gt; &lt;story&gt;NBA 2K1 is the second game in Sega's NBA 2K series of basketball simulation games for the Dreamcast. The graphics from the 2K edition have been updated and the team rosters match the official NBA 2000-2001 rosters.****Besides all the usual modes &amp; coaching options NBA 2K1 features several improvements over it's predecessor:****1. New franchise &amp; GM mode.**Street mode in which you can play, for instance, 2-on-2 and 3-on-3 hoops.**NBA legends teams, play with some of the best players in NBA history (they wear their authentic vintage jersey's).**Network mode for Internet-play.****NBA 2K1 is endorsed by Allen Iverson of the Philadelphia 76'ers.&lt;/story&gt; &lt;/game&gt;</text:p>
          </table:table-cell>
        </table:table-row>
        <table:table-row table:style-name="ro1">
          <table:table-cell office:value-type="string">
            <text:p>NBA 2K2 (USA)</text:p>
          </table:table-cell>
          <table:table-cell office:value-type="float" office:value="2001">
            <text:p>2001</text:p>
          </table:table-cell>
          <table:table-cell office:value-type="string">
            <text:p>ESRB - E (Everyone)</text:p>
          </table:table-cell>
          <table:table-cell office:value-type="string">
            <text:p>NBA 2K2 </text:p>
          </table:table-cell>
          <table:table-cell office:value-type="string">
            <text:p>Sega</text:p>
          </table:table-cell>
          <table:table-cell office:value-type="string">
            <text:p>Visual Concepts Entertainment, Inc.</text:p>
          </table:table-cell>
          <table:table-cell office:value-type="string">
            <text:p>Basketball/Sports</text:p>
          </table:table-cell>
          <table:table-cell office:value-type="string">
            <text:p>3.8</text:p>
          </table:table-cell>
          <table:table-cell office:value-type="string">
            <text:p>1-8 Players</text:p>
          </table:table-cell>
          <table:table-cell office:value-type="string">
            <text:p>NBA 2K2 is the third game in SEGA's NBA 2K series of basketball simulations. This is the first game in the series to be released for multiple platforms (instead of solely for the Dreamcast). In addition to updated graphics, rosters, arenas, team uniforms, and signature moves for the 2001-2002 season, the 2K2 edition now supports zone defenses (a new NBA rule where you have to choose to play man or zone defense), intercepting of passes, and making adjustments and actions in mid-animation.****There are detailed statistics for each team and player, for a year, the current season or an entire career. The game modes include Exhibition, Season (play a full season along with management), Franchise (more than one season), some arcade street modes and the option to create custom tournaments.</text:p>
          </table:table-cell>
          <table:table-cell table:formula="of:=CONCATENATE(&quot;&lt;game name=&quot;;CHAR(34);[.A171];CHAR(34);&quot;&gt; &lt;year&gt;&quot;;[.B171];&quot;&lt;/year&gt; &lt;rating&gt;&quot;;[.C171];&quot;&lt;/rating&gt; &lt;title&gt;&quot;;[.D171];&quot;&lt;/title&gt; &lt;pub&gt;&quot;;[.E171];&quot;&lt;/pub&gt; &lt;dev&gt;&quot;;[.F171];&quot;&lt;/dev&gt; &lt;genre&gt;&quot;;[.G171];&quot;&lt;/genre&gt; &lt;score&gt;&quot;;[.H171];&quot;&lt;/score&gt; &lt;player&gt;&quot;;[.I171];&quot;&lt;/player&gt; &lt;story&gt;&quot;;[.J171];&quot;&lt;/story&gt; &lt;/game&gt;&quot;)" office:value-type="string" office:string-value="&lt;game name=&quot;NBA 2K2 (USA)&quot;&gt; &lt;year&gt;2001&lt;/year&gt; &lt;rating&gt;ESRB - E (Everyone)&lt;/rating&gt; &lt;title&gt;NBA 2K2 &lt;/title&gt; &lt;pub&gt;Sega&lt;/pub&gt; &lt;dev&gt;Visual Concepts Entertainment, Inc.&lt;/dev&gt; &lt;genre&gt;Basketball/Sports&lt;/genre&gt; &lt;score&gt;3.8&lt;/score&gt; &lt;player&gt;1-8 Players&lt;/player&gt; &lt;story&gt;NBA 2K2 is the third game in SEGA's NBA 2K series of basketball simulations. This is the first game in the series to be released for multiple platforms (instead of solely for the Dreamcast). In addition to updated graphics, rosters, arenas, team uniforms, and signature moves for the 2001-2002 season, the 2K2 edition now supports zone defenses (a new NBA rule where you have to choose to play man or zone defense), intercepting of passes, and making adjustments and actions in mid-animation.****There are detailed statistics for each team and player, for a year, the current season or an entire career. The game modes include Exhibition, Season (play a full season along with management), Franchise (more than one season), some arcade street modes and the option to create custom tournaments.&lt;/story&gt; &lt;/game&gt;">
            <text:p>&lt;game name="NBA 2K2 (USA)"&gt; &lt;year&gt;2001&lt;/year&gt; &lt;rating&gt;ESRB - E (Everyone)&lt;/rating&gt; &lt;title&gt;NBA 2K2 &lt;/title&gt; &lt;pub&gt;Sega&lt;/pub&gt; &lt;dev&gt;Visual Concepts Entertainment, Inc.&lt;/dev&gt; &lt;genre&gt;Basketball/Sports&lt;/genre&gt; &lt;score&gt;3.8&lt;/score&gt; &lt;player&gt;1-8 Players&lt;/player&gt; &lt;story&gt;NBA 2K2 is the third game in SEGA's NBA 2K series of basketball simulations. This is the first game in the series to be released for multiple platforms (instead of solely for the Dreamcast). In addition to updated graphics, rosters, arenas, team uniforms, and signature moves for the 2001-2002 season, the 2K2 edition now supports zone defenses (a new NBA rule where you have to choose to play man or zone defense), intercepting of passes, and making adjustments and actions in mid-animation.****There are detailed statistics for each team and player, for a year, the current season or an entire career. The game modes include Exhibition, Season (play a full season along with management), Franchise (more than one season), some arcade street modes and the option to create custom tournaments.&lt;/story&gt; &lt;/game&gt;</text:p>
          </table:table-cell>
        </table:table-row>
        <table:table-row table:style-name="ro1">
          <table:table-cell office:value-type="string">
            <text:p>NBA Showtime - NBA on NBC (USA)</text:p>
          </table:table-cell>
          <table:table-cell office:value-type="float" office:value="1999">
            <text:p>1999</text:p>
          </table:table-cell>
          <table:table-cell office:value-type="string">
            <text:p>ESRB - E (Everyone)</text:p>
          </table:table-cell>
          <table:table-cell office:value-type="string">
            <text:p>NBA Showtime - NBA on NBC </text:p>
          </table:table-cell>
          <table:table-cell office:value-type="string">
            <text:p>Midway</text:p>
          </table:table-cell>
          <table:table-cell office:value-type="string">
            <text:p>Midway Games, Inc.</text:p>
          </table:table-cell>
          <table:table-cell office:value-type="string">
            <text:p>Basketball/Sports</text:p>
          </table:table-cell>
          <table:table-cell office:value-type="string">
            <text:p>3.6</text:p>
          </table:table-cell>
          <table:table-cell office:value-type="string">
            <text:p>1-4 Players</text:p>
          </table:table-cell>
          <table:table-cell office:value-type="string">
            <text:p>NBA Showtime: NBA on NBC is a descendant of the original NBA Jam, and is created by some of the key team members. The game follows in the footsteps of NFL Blitz, featuring the option to save personal records and a cheat code system operated by pressing a sequence of buttons. It also features unlock-able characters, including NBA team mascots, and the "On-Fire" option that defines Midway's sports games. Players are able to perform special moves such as the alley-oop, the spin move, and the double dunk. <text:s/>The game also features a Create-a-Player mode that allows custom players to have tweaked abilities by winning matches.</text:p>
          </table:table-cell>
          <table:table-cell table:formula="of:=CONCATENATE(&quot;&lt;game name=&quot;;CHAR(34);[.A172];CHAR(34);&quot;&gt; &lt;year&gt;&quot;;[.B172];&quot;&lt;/year&gt; &lt;rating&gt;&quot;;[.C172];&quot;&lt;/rating&gt; &lt;title&gt;&quot;;[.D172];&quot;&lt;/title&gt; &lt;pub&gt;&quot;;[.E172];&quot;&lt;/pub&gt; &lt;dev&gt;&quot;;[.F172];&quot;&lt;/dev&gt; &lt;genre&gt;&quot;;[.G172];&quot;&lt;/genre&gt; &lt;score&gt;&quot;;[.H172];&quot;&lt;/score&gt; &lt;player&gt;&quot;;[.I172];&quot;&lt;/player&gt; &lt;story&gt;&quot;;[.J172];&quot;&lt;/story&gt; &lt;/game&gt;&quot;)" office:value-type="string" office:string-value="&lt;game name=&quot;NBA Showtime - NBA on NBC (USA)&quot;&gt; &lt;year&gt;1999&lt;/year&gt; &lt;rating&gt;ESRB - E (Everyone)&lt;/rating&gt; &lt;title&gt;NBA Showtime - NBA on NBC &lt;/title&gt; &lt;pub&gt;Midway&lt;/pub&gt; &lt;dev&gt;Midway Games, Inc.&lt;/dev&gt; &lt;genre&gt;Basketball/Sports&lt;/genre&gt; &lt;score&gt;3.6&lt;/score&gt; &lt;player&gt;1-4 Players&lt;/player&gt; &lt;story&gt;NBA Showtime: NBA on NBC is a descendant of the original NBA Jam, and is created by some of the key team members. The game follows in the footsteps of NFL Blitz, featuring the option to save personal records and a cheat code system operated by pressing a sequence of buttons. It also features unlock-able characters, including NBA team mascots, and the &quot;On-Fire&quot; option that defines Midway's sports games. Players are able to perform special moves such as the alley-oop, the spin move, and the double dunk.  The game also features a Create-a-Player mode that allows custom players to have tweaked abilities by winning matches.&lt;/story&gt; &lt;/game&gt;">
            <text:p>&lt;game name="NBA Showtime - NBA on NBC (USA)"&gt; &lt;year&gt;1999&lt;/year&gt; &lt;rating&gt;ESRB - E (Everyone)&lt;/rating&gt; &lt;title&gt;NBA Showtime - NBA on NBC &lt;/title&gt; &lt;pub&gt;Midway&lt;/pub&gt; &lt;dev&gt;Midway Games, Inc.&lt;/dev&gt; &lt;genre&gt;Basketball/Sports&lt;/genre&gt; &lt;score&gt;3.6&lt;/score&gt; &lt;player&gt;1-4 Players&lt;/player&gt; &lt;story&gt;NBA Showtime: NBA on NBC is a descendant of the original NBA Jam, and is created by some of the key team members. The game follows in the footsteps of NFL Blitz, featuring the option to save personal records and a cheat code system operated by pressing a sequence of buttons. It also features unlock-able characters, including NBA team mascots, and the "On-Fire" option that defines Midway's sports games. Players are able to perform special moves such as the alley-oop, the spin move, and the double dunk. <text:s/>The game also features a Create-a-Player mode that allows custom players to have tweaked abilities by winning matches.&lt;/story&gt; &lt;/game&gt;</text:p>
          </table:table-cell>
        </table:table-row>
        <table:table-row table:style-name="ro1">
          <table:table-cell office:value-type="string">
            <text:p>NCAA College Football 2K2 (USA)</text:p>
          </table:table-cell>
          <table:table-cell office:value-type="float" office:value="2001">
            <text:p>2001</text:p>
          </table:table-cell>
          <table:table-cell office:value-type="string">
            <text:p>ESRB - E (Everyone)</text:p>
          </table:table-cell>
          <table:table-cell office:value-type="string">
            <text:p>NCAA College Football 2K2 </text:p>
          </table:table-cell>
          <table:table-cell office:value-type="string">
            <text:p>Sega</text:p>
          </table:table-cell>
          <table:table-cell office:value-type="string">
            <text:p>Visual Concepts Entertainment, Inc.</text:p>
          </table:table-cell>
          <table:table-cell office:value-type="string">
            <text:p>Football/Sports</text:p>
          </table:table-cell>
          <table:table-cell office:value-type="string">
            <text:p>4.1</text:p>
          </table:table-cell>
          <table:table-cell office:value-type="string">
            <text:p>1-8 Players</text:p>
          </table:table-cell>
          <table:table-cell office:value-type="string">
            <text:p>NCAA College Football 2K2 is a college football game featuring several gameplay modes. Play an exhibition game, play a complete season hopefully culminating in the Rose Bowl, or follow your favorite team for several years in Legacy mode. The game features online play as well as user-created players, teams, and plays.</text:p>
          </table:table-cell>
          <table:table-cell table:formula="of:=CONCATENATE(&quot;&lt;game name=&quot;;CHAR(34);[.A173];CHAR(34);&quot;&gt; &lt;year&gt;&quot;;[.B173];&quot;&lt;/year&gt; &lt;rating&gt;&quot;;[.C173];&quot;&lt;/rating&gt; &lt;title&gt;&quot;;[.D173];&quot;&lt;/title&gt; &lt;pub&gt;&quot;;[.E173];&quot;&lt;/pub&gt; &lt;dev&gt;&quot;;[.F173];&quot;&lt;/dev&gt; &lt;genre&gt;&quot;;[.G173];&quot;&lt;/genre&gt; &lt;score&gt;&quot;;[.H173];&quot;&lt;/score&gt; &lt;player&gt;&quot;;[.I173];&quot;&lt;/player&gt; &lt;story&gt;&quot;;[.J173];&quot;&lt;/story&gt; &lt;/game&gt;&quot;)" office:value-type="string" office:string-value="&lt;game name=&quot;NCAA College Football 2K2 (USA)&quot;&gt; &lt;year&gt;2001&lt;/year&gt; &lt;rating&gt;ESRB - E (Everyone)&lt;/rating&gt; &lt;title&gt;NCAA College Football 2K2 &lt;/title&gt; &lt;pub&gt;Sega&lt;/pub&gt; &lt;dev&gt;Visual Concepts Entertainment, Inc.&lt;/dev&gt; &lt;genre&gt;Football/Sports&lt;/genre&gt; &lt;score&gt;4.1&lt;/score&gt; &lt;player&gt;1-8 Players&lt;/player&gt; &lt;story&gt;NCAA College Football 2K2 is a college football game featuring several gameplay modes. Play an exhibition game, play a complete season hopefully culminating in the Rose Bowl, or follow your favorite team for several years in Legacy mode. The game features online play as well as user-created players, teams, and plays.&lt;/story&gt; &lt;/game&gt;">
            <text:p>&lt;game name="NCAA College Football 2K2 (USA)"&gt; &lt;year&gt;2001&lt;/year&gt; &lt;rating&gt;ESRB - E (Everyone)&lt;/rating&gt; &lt;title&gt;NCAA College Football 2K2 &lt;/title&gt; &lt;pub&gt;Sega&lt;/pub&gt; &lt;dev&gt;Visual Concepts Entertainment, Inc.&lt;/dev&gt; &lt;genre&gt;Football/Sports&lt;/genre&gt; &lt;score&gt;4.1&lt;/score&gt; &lt;player&gt;1-8 Players&lt;/player&gt; &lt;story&gt;NCAA College Football 2K2 is a college football game featuring several gameplay modes. Play an exhibition game, play a complete season hopefully culminating in the Rose Bowl, or follow your favorite team for several years in Legacy mode. The game features online play as well as user-created players, teams, and plays.&lt;/story&gt; &lt;/game&gt;</text:p>
          </table:table-cell>
        </table:table-row>
        <table:table-row table:style-name="ro1">
          <table:table-cell office:value-type="string">
            <text:p>NFL Blitz 2000 (USA)</text:p>
          </table:table-cell>
          <table:table-cell office:value-type="float" office:value="1999">
            <text:p>1999</text:p>
          </table:table-cell>
          <table:table-cell office:value-type="string">
            <text:p>ESRB - E (Everyone)</text:p>
          </table:table-cell>
          <table:table-cell office:value-type="string">
            <text:p>NFL Blitz 2000 </text:p>
          </table:table-cell>
          <table:table-cell office:value-type="string">
            <text:p>Midway</text:p>
          </table:table-cell>
          <table:table-cell office:value-type="string">
            <text:p>Avalanche Software LLC</text:p>
          </table:table-cell>
          <table:table-cell office:value-type="string">
            <text:p>Football/Sports</text:p>
          </table:table-cell>
          <table:table-cell office:value-type="string">
            <text:p>3.8</text:p>
          </table:table-cell>
          <table:table-cell office:value-type="string">
            <text:p>1-4 Players</text:p>
          </table:table-cell>
          <table:table-cell office:value-type="string">
            <text:p>New edition of Midway's "NFL Jam" action/sports game where the emphasis is on bone-crushing action rather than sport simulation.****Additions this year come in the form of a season mode, a simpler passing system based on preset buttons (gone is the "aiming" mechanism) as well as a limited yet functional play-book editor.****Also included are new audible calls and voice-overs, smoother animations and new stadiums to play in.****Supports multiplayer gameplay of up to 4 players in one single machine! (two on keyboard, two on gamepads).</text:p>
          </table:table-cell>
          <table:table-cell table:formula="of:=CONCATENATE(&quot;&lt;game name=&quot;;CHAR(34);[.A174];CHAR(34);&quot;&gt; &lt;year&gt;&quot;;[.B174];&quot;&lt;/year&gt; &lt;rating&gt;&quot;;[.C174];&quot;&lt;/rating&gt; &lt;title&gt;&quot;;[.D174];&quot;&lt;/title&gt; &lt;pub&gt;&quot;;[.E174];&quot;&lt;/pub&gt; &lt;dev&gt;&quot;;[.F174];&quot;&lt;/dev&gt; &lt;genre&gt;&quot;;[.G174];&quot;&lt;/genre&gt; &lt;score&gt;&quot;;[.H174];&quot;&lt;/score&gt; &lt;player&gt;&quot;;[.I174];&quot;&lt;/player&gt; &lt;story&gt;&quot;;[.J174];&quot;&lt;/story&gt; &lt;/game&gt;&quot;)" office:value-type="string" office:string-value="&lt;game name=&quot;NFL Blitz 2000 (USA)&quot;&gt; &lt;year&gt;1999&lt;/year&gt; &lt;rating&gt;ESRB - E (Everyone)&lt;/rating&gt; &lt;title&gt;NFL Blitz 2000 &lt;/title&gt; &lt;pub&gt;Midway&lt;/pub&gt; &lt;dev&gt;Avalanche Software LLC&lt;/dev&gt; &lt;genre&gt;Football/Sports&lt;/genre&gt; &lt;score&gt;3.8&lt;/score&gt; &lt;player&gt;1-4 Players&lt;/player&gt; &lt;story&gt;New edition of Midway's &quot;NFL Jam&quot; action/sports game where the emphasis is on bone-crushing action rather than sport simulation.****Additions this year come in the form of a season mode, a simpler passing system based on preset buttons (gone is the &quot;aiming&quot; mechanism) as well as a limited yet functional play-book editor.****Also included are new audible calls and voice-overs, smoother animations and new stadiums to play in.****Supports multiplayer gameplay of up to 4 players in one single machine! (two on keyboard, two on gamepads).&lt;/story&gt; &lt;/game&gt;">
            <text:p>&lt;game name="NFL Blitz 2000 (USA)"&gt; &lt;year&gt;1999&lt;/year&gt; &lt;rating&gt;ESRB - E (Everyone)&lt;/rating&gt; &lt;title&gt;NFL Blitz 2000 &lt;/title&gt; &lt;pub&gt;Midway&lt;/pub&gt; &lt;dev&gt;Avalanche Software LLC&lt;/dev&gt; &lt;genre&gt;Football/Sports&lt;/genre&gt; &lt;score&gt;3.8&lt;/score&gt; &lt;player&gt;1-4 Players&lt;/player&gt; &lt;story&gt;New edition of Midway's "NFL Jam" action/sports game where the emphasis is on bone-crushing action rather than sport simulation.****Additions this year come in the form of a season mode, a simpler passing system based on preset buttons (gone is the "aiming" mechanism) as well as a limited yet functional play-book editor.****Also included are new audible calls and voice-overs, smoother animations and new stadiums to play in.****Supports multiplayer gameplay of up to 4 players in one single machine! (two on keyboard, two on gamepads).&lt;/story&gt; &lt;/game&gt;</text:p>
          </table:table-cell>
        </table:table-row>
        <table:table-row table:style-name="ro1">
          <table:table-cell office:value-type="string">
            <text:p>NFL 2K (USA)</text:p>
          </table:table-cell>
          <table:table-cell office:value-type="float" office:value="1999">
            <text:p>1999</text:p>
          </table:table-cell>
          <table:table-cell office:value-type="string">
            <text:p>ESRB - E (Everyone)</text:p>
          </table:table-cell>
          <table:table-cell office:value-type="string">
            <text:p>NFL 2K </text:p>
          </table:table-cell>
          <table:table-cell office:value-type="string">
            <text:p>Sega</text:p>
          </table:table-cell>
          <table:table-cell office:value-type="string">
            <text:p>Visual Concepts Entertainment, Inc.</text:p>
          </table:table-cell>
          <table:table-cell office:value-type="string">
            <text:p>Football/Sports</text:p>
          </table:table-cell>
          <table:table-cell office:value-type="string">
            <text:p>3.9</text:p>
          </table:table-cell>
          <table:table-cell office:value-type="string">
            <text:p>1-4 Players</text:p>
          </table:table-cell>
          <table:table-cell office:value-type="string">
            <text:p>NFL 2K is the first of Sega's NFL franchise to hit the Dreamcast system. <text:s/>It is also the first football game of the "128-bit" generation, making it the game that most future football games get compared to. <text:s/>NFL 2K features VMU play calling, accurate stadium models, and a play editor.</text:p>
          </table:table-cell>
          <table:table-cell table:formula="of:=CONCATENATE(&quot;&lt;game name=&quot;;CHAR(34);[.A175];CHAR(34);&quot;&gt; &lt;year&gt;&quot;;[.B175];&quot;&lt;/year&gt; &lt;rating&gt;&quot;;[.C175];&quot;&lt;/rating&gt; &lt;title&gt;&quot;;[.D175];&quot;&lt;/title&gt; &lt;pub&gt;&quot;;[.E175];&quot;&lt;/pub&gt; &lt;dev&gt;&quot;;[.F175];&quot;&lt;/dev&gt; &lt;genre&gt;&quot;;[.G175];&quot;&lt;/genre&gt; &lt;score&gt;&quot;;[.H175];&quot;&lt;/score&gt; &lt;player&gt;&quot;;[.I175];&quot;&lt;/player&gt; &lt;story&gt;&quot;;[.J175];&quot;&lt;/story&gt; &lt;/game&gt;&quot;)" office:value-type="string" office:string-value="&lt;game name=&quot;NFL 2K (USA)&quot;&gt; &lt;year&gt;1999&lt;/year&gt; &lt;rating&gt;ESRB - E (Everyone)&lt;/rating&gt; &lt;title&gt;NFL 2K &lt;/title&gt; &lt;pub&gt;Sega&lt;/pub&gt; &lt;dev&gt;Visual Concepts Entertainment, Inc.&lt;/dev&gt; &lt;genre&gt;Football/Sports&lt;/genre&gt; &lt;score&gt;3.9&lt;/score&gt; &lt;player&gt;1-4 Players&lt;/player&gt; &lt;story&gt;NFL 2K is the first of Sega's NFL franchise to hit the Dreamcast system.  It is also the first football game of the &quot;128-bit&quot; generation, making it the game that most future football games get compared to.  NFL 2K features VMU play calling, accurate stadium models, and a play editor.&lt;/story&gt; &lt;/game&gt;">
            <text:p>&lt;game name="NFL 2K (USA)"&gt; &lt;year&gt;1999&lt;/year&gt; &lt;rating&gt;ESRB - E (Everyone)&lt;/rating&gt; &lt;title&gt;NFL 2K &lt;/title&gt; &lt;pub&gt;Sega&lt;/pub&gt; &lt;dev&gt;Visual Concepts Entertainment, Inc.&lt;/dev&gt; &lt;genre&gt;Football/Sports&lt;/genre&gt; &lt;score&gt;3.9&lt;/score&gt; &lt;player&gt;1-4 Players&lt;/player&gt; &lt;story&gt;NFL 2K is the first of Sega's NFL franchise to hit the Dreamcast system. <text:s/>It is also the first football game of the "128-bit" generation, making it the game that most future football games get compared to. <text:s/>NFL 2K features VMU play calling, accurate stadium models, and a play editor.&lt;/story&gt; &lt;/game&gt;</text:p>
          </table:table-cell>
        </table:table-row>
        <table:table-row table:style-name="ro1">
          <table:table-cell office:value-type="string">
            <text:p>NFL 2K1 (USA)</text:p>
          </table:table-cell>
          <table:table-cell office:value-type="float" office:value="2000">
            <text:p>2000</text:p>
          </table:table-cell>
          <table:table-cell office:value-type="string">
            <text:p>ESRB - E (Everyone)</text:p>
          </table:table-cell>
          <table:table-cell office:value-type="string">
            <text:p>NFL 2K1 </text:p>
          </table:table-cell>
          <table:table-cell office:value-type="string">
            <text:p>Sega</text:p>
          </table:table-cell>
          <table:table-cell office:value-type="string">
            <text:p>Visual Concepts Entertainment, Inc.</text:p>
          </table:table-cell>
          <table:table-cell office:value-type="string">
            <text:p>Football/Sports</text:p>
          </table:table-cell>
          <table:table-cell office:value-type="string">
            <text:p>4.2</text:p>
          </table:table-cell>
          <table:table-cell office:value-type="string">
            <text:p>1-4 Players</text:p>
          </table:table-cell>
          <table:table-cell office:value-type="string">
            <text:p>NFL 2K1 is the follow-up sequel to the popular NFL 2K for the Dreamcast. <text:s/>NFL 2K1 provides several upgrades to the series, including individual team playbooks, an improved passing model, an improved running game, and online play.****This game features all 31 NFL teams, season and franchise modes, a practice mode, a play editor, over 2000 motion-captured animations, and the ability to download updated information from the Internet.</text:p>
          </table:table-cell>
          <table:table-cell table:formula="of:=CONCATENATE(&quot;&lt;game name=&quot;;CHAR(34);[.A176];CHAR(34);&quot;&gt; &lt;year&gt;&quot;;[.B176];&quot;&lt;/year&gt; &lt;rating&gt;&quot;;[.C176];&quot;&lt;/rating&gt; &lt;title&gt;&quot;;[.D176];&quot;&lt;/title&gt; &lt;pub&gt;&quot;;[.E176];&quot;&lt;/pub&gt; &lt;dev&gt;&quot;;[.F176];&quot;&lt;/dev&gt; &lt;genre&gt;&quot;;[.G176];&quot;&lt;/genre&gt; &lt;score&gt;&quot;;[.H176];&quot;&lt;/score&gt; &lt;player&gt;&quot;;[.I176];&quot;&lt;/player&gt; &lt;story&gt;&quot;;[.J176];&quot;&lt;/story&gt; &lt;/game&gt;&quot;)" office:value-type="string" office:string-value="&lt;game name=&quot;NFL 2K1 (USA)&quot;&gt; &lt;year&gt;2000&lt;/year&gt; &lt;rating&gt;ESRB - E (Everyone)&lt;/rating&gt; &lt;title&gt;NFL 2K1 &lt;/title&gt; &lt;pub&gt;Sega&lt;/pub&gt; &lt;dev&gt;Visual Concepts Entertainment, Inc.&lt;/dev&gt; &lt;genre&gt;Football/Sports&lt;/genre&gt; &lt;score&gt;4.2&lt;/score&gt; &lt;player&gt;1-4 Players&lt;/player&gt; &lt;story&gt;NFL 2K1 is the follow-up sequel to the popular NFL 2K for the Dreamcast.  NFL 2K1 provides several upgrades to the series, including individual team playbooks, an improved passing model, an improved running game, and online play.****This game features all 31 NFL teams, season and franchise modes, a practice mode, a play editor, over 2000 motion-captured animations, and the ability to download updated information from the Internet.&lt;/story&gt; &lt;/game&gt;">
            <text:p>&lt;game name="NFL 2K1 (USA)"&gt; &lt;year&gt;2000&lt;/year&gt; &lt;rating&gt;ESRB - E (Everyone)&lt;/rating&gt; &lt;title&gt;NFL 2K1 &lt;/title&gt; &lt;pub&gt;Sega&lt;/pub&gt; &lt;dev&gt;Visual Concepts Entertainment, Inc.&lt;/dev&gt; &lt;genre&gt;Football/Sports&lt;/genre&gt; &lt;score&gt;4.2&lt;/score&gt; &lt;player&gt;1-4 Players&lt;/player&gt; &lt;story&gt;NFL 2K1 is the follow-up sequel to the popular NFL 2K for the Dreamcast. <text:s/>NFL 2K1 provides several upgrades to the series, including individual team playbooks, an improved passing model, an improved running game, and online play.****This game features all 31 NFL teams, season and franchise modes, a practice mode, a play editor, over 2000 motion-captured animations, and the ability to download updated information from the Internet.&lt;/story&gt; &lt;/game&gt;</text:p>
          </table:table-cell>
        </table:table-row>
        <table:table-row table:style-name="ro1">
          <table:table-cell office:value-type="string">
            <text:p>NFL 2K2 (USA)</text:p>
          </table:table-cell>
          <table:table-cell office:value-type="float" office:value="2002">
            <text:p>2002</text:p>
          </table:table-cell>
          <table:table-cell office:value-type="string">
            <text:p>ESRB - E (Everyone)</text:p>
          </table:table-cell>
          <table:table-cell office:value-type="string">
            <text:p>NFL 2K2 </text:p>
          </table:table-cell>
          <table:table-cell office:value-type="string">
            <text:p>Sega</text:p>
          </table:table-cell>
          <table:table-cell office:value-type="string">
            <text:p>Visual Concepts Entertainment, Inc.</text:p>
          </table:table-cell>
          <table:table-cell office:value-type="string">
            <text:p>Football/Sports</text:p>
          </table:table-cell>
          <table:table-cell office:value-type="string">
            <text:p>3.4</text:p>
          </table:table-cell>
          <table:table-cell office:value-type="string">
            <text:p>1-4 Players</text:p>
          </table:table-cell>
          <table:table-cell office:value-type="string">
            <text:p>NFL 2K2 is a complete football simulation, giving you a variety of ways to play. <text:s/>You can compete in a single exhibition game, start up a franchise, or move directly to the playoffs.****NFL 2K2 uses a TV-style presentation, featuring telestration, action replays, sideline animations, stadium lighting and a director feature that zooms in on the play.****Included in NFL 2K2 are all the teams and plays from the 2001-2002 season, including stadiums and uniforms.****You have the option to choose a team and select your own roster, or you can create your own team and take them through a franchise.</text:p>
          </table:table-cell>
          <table:table-cell table:formula="of:=CONCATENATE(&quot;&lt;game name=&quot;;CHAR(34);[.A177];CHAR(34);&quot;&gt; &lt;year&gt;&quot;;[.B177];&quot;&lt;/year&gt; &lt;rating&gt;&quot;;[.C177];&quot;&lt;/rating&gt; &lt;title&gt;&quot;;[.D177];&quot;&lt;/title&gt; &lt;pub&gt;&quot;;[.E177];&quot;&lt;/pub&gt; &lt;dev&gt;&quot;;[.F177];&quot;&lt;/dev&gt; &lt;genre&gt;&quot;;[.G177];&quot;&lt;/genre&gt; &lt;score&gt;&quot;;[.H177];&quot;&lt;/score&gt; &lt;player&gt;&quot;;[.I177];&quot;&lt;/player&gt; &lt;story&gt;&quot;;[.J177];&quot;&lt;/story&gt; &lt;/game&gt;&quot;)" office:value-type="string" office:string-value="&lt;game name=&quot;NFL 2K2 (USA)&quot;&gt; &lt;year&gt;2002&lt;/year&gt; &lt;rating&gt;ESRB - E (Everyone)&lt;/rating&gt; &lt;title&gt;NFL 2K2 &lt;/title&gt; &lt;pub&gt;Sega&lt;/pub&gt; &lt;dev&gt;Visual Concepts Entertainment, Inc.&lt;/dev&gt; &lt;genre&gt;Football/Sports&lt;/genre&gt; &lt;score&gt;3.4&lt;/score&gt; &lt;player&gt;1-4 Players&lt;/player&gt; &lt;story&gt;NFL 2K2 is a complete football simulation, giving you a variety of ways to play.  You can compete in a single exhibition game, start up a franchise, or move directly to the playoffs.****NFL 2K2 uses a TV-style presentation, featuring telestration, action replays, sideline animations, stadium lighting and a director feature that zooms in on the play.****Included in NFL 2K2 are all the teams and plays from the 2001-2002 season, including stadiums and uniforms.****You have the option to choose a team and select your own roster, or you can create your own team and take them through a franchise.&lt;/story&gt; &lt;/game&gt;">
            <text:p>&lt;game name="NFL 2K2 (USA)"&gt; &lt;year&gt;2002&lt;/year&gt; &lt;rating&gt;ESRB - E (Everyone)&lt;/rating&gt; &lt;title&gt;NFL 2K2 &lt;/title&gt; &lt;pub&gt;Sega&lt;/pub&gt; &lt;dev&gt;Visual Concepts Entertainment, Inc.&lt;/dev&gt; &lt;genre&gt;Football/Sports&lt;/genre&gt; &lt;score&gt;3.4&lt;/score&gt; &lt;player&gt;1-4 Players&lt;/player&gt; &lt;story&gt;NFL 2K2 is a complete football simulation, giving you a variety of ways to play. <text:s/>You can compete in a single exhibition game, start up a franchise, or move directly to the playoffs.****NFL 2K2 uses a TV-style presentation, featuring telestration, action replays, sideline animations, stadium lighting and a director feature that zooms in on the play.****Included in NFL 2K2 are all the teams and plays from the 2001-2002 season, including stadiums and uniforms.****You have the option to choose a team and select your own roster, or you can create your own team and take them through a franchise.&lt;/story&gt; &lt;/game&gt;</text:p>
          </table:table-cell>
        </table:table-row>
        <table:table-row table:style-name="ro1">
          <table:table-cell office:value-type="string">
            <text:p>NHL 2K2 (USA)</text:p>
          </table:table-cell>
          <table:table-cell office:value-type="float" office:value="2002">
            <text:p>2002</text:p>
          </table:table-cell>
          <table:table-cell office:value-type="string">
            <text:p>ESRB - E (Everyone)</text:p>
          </table:table-cell>
          <table:table-cell office:value-type="string">
            <text:p>NHL 2K2 </text:p>
          </table:table-cell>
          <table:table-cell office:value-type="string">
            <text:p>Sega</text:p>
          </table:table-cell>
          <table:table-cell office:value-type="string">
            <text:p>Treyarch </text:p>
          </table:table-cell>
          <table:table-cell office:value-type="string">
            <text:p>Hockey/Sports</text:p>
          </table:table-cell>
          <table:table-cell office:value-type="string">
            <text:p>4.1</text:p>
          </table:table-cell>
          <table:table-cell office:value-type="string">
            <text:p>1-4 Players</text:p>
          </table:table-cell>
          <table:table-cell office:value-type="string">
            <text:p>NHL 2K2 is the sequel to NHL 2K and the last game in the series to appear on the Dreamcast. It is very similar to its predecessor, reusing the same graphics engine and many of the modes. There have been improvements in graphics with higher polygon counts, more animations and 60 fps frame rate. AI has also been improved, and the controls allow for many more realistic moves. Player and team stats have been updated for the 2001-2002 NHL season. <text:s/>Game modes include Exhibition, Season (now optionally only of half length), Playoffs and, newly added, Tournaments. Players can be created and traded and rosters edited. Coaching controls allow setting of strategies and lines. The game includes a basic control mode that uses the face buttons for all actions, and an advanced mode that uses the trigger buttons to modify the actions of the face buttons, allowing for a higher variety of moves. The game includes play-by-play commentary by L.A. Kings announcer Bob Miller.</text:p>
          </table:table-cell>
          <table:table-cell table:formula="of:=CONCATENATE(&quot;&lt;game name=&quot;;CHAR(34);[.A178];CHAR(34);&quot;&gt; &lt;year&gt;&quot;;[.B178];&quot;&lt;/year&gt; &lt;rating&gt;&quot;;[.C178];&quot;&lt;/rating&gt; &lt;title&gt;&quot;;[.D178];&quot;&lt;/title&gt; &lt;pub&gt;&quot;;[.E178];&quot;&lt;/pub&gt; &lt;dev&gt;&quot;;[.F178];&quot;&lt;/dev&gt; &lt;genre&gt;&quot;;[.G178];&quot;&lt;/genre&gt; &lt;score&gt;&quot;;[.H178];&quot;&lt;/score&gt; &lt;player&gt;&quot;;[.I178];&quot;&lt;/player&gt; &lt;story&gt;&quot;;[.J178];&quot;&lt;/story&gt; &lt;/game&gt;&quot;)" office:value-type="string" office:string-value="&lt;game name=&quot;NHL 2K2 (USA)&quot;&gt; &lt;year&gt;2002&lt;/year&gt; &lt;rating&gt;ESRB - E (Everyone)&lt;/rating&gt; &lt;title&gt;NHL 2K2 &lt;/title&gt; &lt;pub&gt;Sega&lt;/pub&gt; &lt;dev&gt;Treyarch &lt;/dev&gt; &lt;genre&gt;Hockey/Sports&lt;/genre&gt; &lt;score&gt;4.1&lt;/score&gt; &lt;player&gt;1-4 Players&lt;/player&gt; &lt;story&gt;NHL 2K2 is the sequel to NHL 2K and the last game in the series to appear on the Dreamcast. It is very similar to its predecessor, reusing the same graphics engine and many of the modes. There have been improvements in graphics with higher polygon counts, more animations and 60 fps frame rate. AI has also been improved, and the controls allow for many more realistic moves. Player and team stats have been updated for the 2001-2002 NHL season.  Game modes include Exhibition, Season (now optionally only of half length), Playoffs and, newly added, Tournaments. Players can be created and traded and rosters edited. Coaching controls allow setting of strategies and lines. The game includes a basic control mode that uses the face buttons for all actions, and an advanced mode that uses the trigger buttons to modify the actions of the face buttons, allowing for a higher variety of moves. The game includes play-by-play commentary by L.A. Kings announcer Bob Miller.&lt;/story&gt; &lt;/game&gt;">
            <text:p>&lt;game name="NHL 2K2 (USA)"&gt; &lt;year&gt;2002&lt;/year&gt; &lt;rating&gt;ESRB - E (Everyone)&lt;/rating&gt; &lt;title&gt;NHL 2K2 &lt;/title&gt; &lt;pub&gt;Sega&lt;/pub&gt; &lt;dev&gt;Treyarch &lt;/dev&gt; &lt;genre&gt;Hockey/Sports&lt;/genre&gt; &lt;score&gt;4.1&lt;/score&gt; &lt;player&gt;1-4 Players&lt;/player&gt; &lt;story&gt;NHL 2K2 is the sequel to NHL 2K and the last game in the series to appear on the Dreamcast. It is very similar to its predecessor, reusing the same graphics engine and many of the modes. There have been improvements in graphics with higher polygon counts, more animations and 60 fps frame rate. AI has also been improved, and the controls allow for many more realistic moves. Player and team stats have been updated for the 2001-2002 NHL season. <text:s/>Game modes include Exhibition, Season (now optionally only of half length), Playoffs and, newly added, Tournaments. Players can be created and traded and rosters edited. Coaching controls allow setting of strategies and lines. The game includes a basic control mode that uses the face buttons for all actions, and an advanced mode that uses the trigger buttons to modify the actions of the face buttons, allowing for a higher variety of moves. The game includes play-by-play commentary by L.A. Kings announcer Bob Miller.&lt;/story&gt; &lt;/game&gt;</text:p>
          </table:table-cell>
        </table:table-row>
        <table:table-row table:style-name="ro1">
          <table:table-cell office:value-type="string">
            <text:p>NFL Blitz 2001 (USA)</text:p>
          </table:table-cell>
          <table:table-cell office:value-type="float" office:value="2000">
            <text:p>2000</text:p>
          </table:table-cell>
          <table:table-cell office:value-type="string">
            <text:p>ESRB - E (Everyone)</text:p>
          </table:table-cell>
          <table:table-cell office:value-type="string">
            <text:p>NFL Blitz 2001 </text:p>
          </table:table-cell>
          <table:table-cell office:value-type="string">
            <text:p>Midway</text:p>
          </table:table-cell>
          <table:table-cell office:value-type="string">
            <text:p>Avalanche Software LLC</text:p>
          </table:table-cell>
          <table:table-cell office:value-type="string">
            <text:p>Football/Sports</text:p>
          </table:table-cell>
          <table:table-cell office:value-type="string">
            <text:p>3.6</text:p>
          </table:table-cell>
          <table:table-cell office:value-type="string">
            <text:p>1-4 Players</text:p>
          </table:table-cell>
          <table:table-cell office:value-type="string">
            <text:p>No refs... No rules... Just 'classic' gridiron. Late hits, pass interferences, and other penalties are encouraged (though you can't run offside). Cheerleaders in, well, cheerleading uniforms liven up the end of the first and third quarter and there's enough stats to make the mathematically inclined happy. However, the teams features are not entirely based on real life (Indy was at the top), and it is not as addictive as the old-fashioned PC games of the early 1990's, but still a good game for someone who doesn't mind not-so-classic, almost XFL style football.</text:p>
          </table:table-cell>
          <table:table-cell table:formula="of:=CONCATENATE(&quot;&lt;game name=&quot;;CHAR(34);[.A179];CHAR(34);&quot;&gt; &lt;year&gt;&quot;;[.B179];&quot;&lt;/year&gt; &lt;rating&gt;&quot;;[.C179];&quot;&lt;/rating&gt; &lt;title&gt;&quot;;[.D179];&quot;&lt;/title&gt; &lt;pub&gt;&quot;;[.E179];&quot;&lt;/pub&gt; &lt;dev&gt;&quot;;[.F179];&quot;&lt;/dev&gt; &lt;genre&gt;&quot;;[.G179];&quot;&lt;/genre&gt; &lt;score&gt;&quot;;[.H179];&quot;&lt;/score&gt; &lt;player&gt;&quot;;[.I179];&quot;&lt;/player&gt; &lt;story&gt;&quot;;[.J179];&quot;&lt;/story&gt; &lt;/game&gt;&quot;)" office:value-type="string" office:string-value="&lt;game name=&quot;NFL Blitz 2001 (USA)&quot;&gt; &lt;year&gt;2000&lt;/year&gt; &lt;rating&gt;ESRB - E (Everyone)&lt;/rating&gt; &lt;title&gt;NFL Blitz 2001 &lt;/title&gt; &lt;pub&gt;Midway&lt;/pub&gt; &lt;dev&gt;Avalanche Software LLC&lt;/dev&gt; &lt;genre&gt;Football/Sports&lt;/genre&gt; &lt;score&gt;3.6&lt;/score&gt; &lt;player&gt;1-4 Players&lt;/player&gt; &lt;story&gt;No refs... No rules... Just 'classic' gridiron. Late hits, pass interferences, and other penalties are encouraged (though you can't run offside). Cheerleaders in, well, cheerleading uniforms liven up the end of the first and third quarter and there's enough stats to make the mathematically inclined happy. However, the teams features are not entirely based on real life (Indy was at the top), and it is not as addictive as the old-fashioned PC games of the early 1990's, but still a good game for someone who doesn't mind not-so-classic, almost XFL style football.&lt;/story&gt; &lt;/game&gt;">
            <text:p>&lt;game name="NFL Blitz 2001 (USA)"&gt; &lt;year&gt;2000&lt;/year&gt; &lt;rating&gt;ESRB - E (Everyone)&lt;/rating&gt; &lt;title&gt;NFL Blitz 2001 &lt;/title&gt; &lt;pub&gt;Midway&lt;/pub&gt; &lt;dev&gt;Avalanche Software LLC&lt;/dev&gt; &lt;genre&gt;Football/Sports&lt;/genre&gt; &lt;score&gt;3.6&lt;/score&gt; &lt;player&gt;1-4 Players&lt;/player&gt; &lt;story&gt;No refs... No rules... Just 'classic' gridiron. Late hits, pass interferences, and other penalties are encouraged (though you can't run offside). Cheerleaders in, well, cheerleading uniforms liven up the end of the first and third quarter and there's enough stats to make the mathematically inclined happy. However, the teams features are not entirely based on real life (Indy was at the top), and it is not as addictive as the old-fashioned PC games of the early 1990's, but still a good game for someone who doesn't mind not-so-classic, almost XFL style football.&lt;/story&gt; &lt;/game&gt;</text:p>
          </table:table-cell>
        </table:table-row>
        <table:table-row table:style-name="ro1">
          <table:table-cell office:value-type="string">
            <text:p>Spec Ops II - Omega Squad (USA)</text:p>
          </table:table-cell>
          <table:table-cell office:value-type="float" office:value="2000">
            <text:p>2000</text:p>
          </table:table-cell>
          <table:table-cell office:value-type="string">
            <text:p>ESRB - T (Teen)</text:p>
          </table:table-cell>
          <table:table-cell office:value-type="string">
            <text:p>Spec Ops II - Omega Squad </text:p>
          </table:table-cell>
          <table:table-cell office:value-type="string">
            <text:p>Ripcord Games</text:p>
          </table:table-cell>
          <table:table-cell office:value-type="string">
            <text:p>Runecraft, Ltd.</text:p>
          </table:table-cell>
          <table:table-cell office:value-type="string">
            <text:p>Shooter</text:p>
          </table:table-cell>
          <table:table-cell office:value-type="string">
            <text:p>2.1</text:p>
          </table:table-cell>
          <table:table-cell office:value-type="string">
            <text:p>1 Player</text:p>
          </table:table-cell>
          <table:table-cell office:value-type="string">
            <text:p>Omega Squad is the only game in the Spec Ops series released on the Dreamcast. Players control a squad of special operations soldiers who must carry out a string of tactical missions across the planet. Unlike previous Spec Ops games, a single soldier is controlled instead of a complete squad. The mission objectives include destroying enemy compounds, recovering military hardware and rescuing hostages. They take place in five different locales: Antarctica, Korea, Pakistan, Thailand, and Germany. Each country has a specific mission that entails promoting the well being of the United States of America - there is no specific storyline but rather a collection of missions to complete. Most of them are based on possible future events in the 21st century, not based on existing, historical conflicts.****The success of the mission depends on the preparations (determining the equipment), which weapons are chosen and which soldier is picked. Each soldier has different abilities and some are better suited for specific missions than others. The six classed include infantry, grenadier, machine gunner, sniper, close quarters, and demolition. Each class has a different payload and arsenal to his disposal, including items such as medical kits and optical devices that are restricted to a specific soldier.****The game is shown from a first-person perspective, common for the Windows titles in the series, but not the PlayStation console versions.</text:p>
          </table:table-cell>
          <table:table-cell table:formula="of:=CONCATENATE(&quot;&lt;game name=&quot;;CHAR(34);[.A180];CHAR(34);&quot;&gt; &lt;year&gt;&quot;;[.B180];&quot;&lt;/year&gt; &lt;rating&gt;&quot;;[.C180];&quot;&lt;/rating&gt; &lt;title&gt;&quot;;[.D180];&quot;&lt;/title&gt; &lt;pub&gt;&quot;;[.E180];&quot;&lt;/pub&gt; &lt;dev&gt;&quot;;[.F180];&quot;&lt;/dev&gt; &lt;genre&gt;&quot;;[.G180];&quot;&lt;/genre&gt; &lt;score&gt;&quot;;[.H180];&quot;&lt;/score&gt; &lt;player&gt;&quot;;[.I180];&quot;&lt;/player&gt; &lt;story&gt;&quot;;[.J180];&quot;&lt;/story&gt; &lt;/game&gt;&quot;)" office:value-type="string" office:string-value="&lt;game name=&quot;Spec Ops II - Omega Squad (USA)&quot;&gt; &lt;year&gt;2000&lt;/year&gt; &lt;rating&gt;ESRB - T (Teen)&lt;/rating&gt; &lt;title&gt;Spec Ops II - Omega Squad &lt;/title&gt; &lt;pub&gt;Ripcord Games&lt;/pub&gt; &lt;dev&gt;Runecraft, Ltd.&lt;/dev&gt; &lt;genre&gt;Shooter&lt;/genre&gt; &lt;score&gt;2.1&lt;/score&gt; &lt;player&gt;1 Player&lt;/player&gt; &lt;story&gt;Omega Squad is the only game in the Spec Ops series released on the Dreamcast. Players control a squad of special operations soldiers who must carry out a string of tactical missions across the planet. Unlike previous Spec Ops games, a single soldier is controlled instead of a complete squad. The mission objectives include destroying enemy compounds, recovering military hardware and rescuing hostages. They take place in five different locales: Antarctica, Korea, Pakistan, Thailand, and Germany. Each country has a specific mission that entails promoting the well being of the United States of America - there is no specific storyline but rather a collection of missions to complete. Most of them are based on possible future events in the 21st century, not based on existing, historical conflicts.****The success of the mission depends on the preparations (determining the equipment), which weapons are chosen and which soldier is picked. Each soldier has different abilities and some are better suited for specific missions than others. The six classed include infantry, grenadier, machine gunner, sniper, close quarters, and demolition. Each class has a different payload and arsenal to his disposal, including items such as medical kits and optical devices that are restricted to a specific soldier.****The game is shown from a first-person perspective, common for the Windows titles in the series, but not the PlayStation console versions.&lt;/story&gt; &lt;/game&gt;">
            <text:p>&lt;game name="Spec Ops II - Omega Squad (USA)"&gt; &lt;year&gt;2000&lt;/year&gt; &lt;rating&gt;ESRB - T (Teen)&lt;/rating&gt; &lt;title&gt;Spec Ops II - Omega Squad &lt;/title&gt; &lt;pub&gt;Ripcord Games&lt;/pub&gt; &lt;dev&gt;Runecraft, Ltd.&lt;/dev&gt; &lt;genre&gt;Shooter&lt;/genre&gt; &lt;score&gt;2.1&lt;/score&gt; &lt;player&gt;1 Player&lt;/player&gt; &lt;story&gt;Omega Squad is the only game in the Spec Ops series released on the Dreamcast. Players control a squad of special operations soldiers who must carry out a string of tactical missions across the planet. Unlike previous Spec Ops games, a single soldier is controlled instead of a complete squad. The mission objectives include destroying enemy compounds, recovering military hardware and rescuing hostages. They take place in five different locales: Antarctica, Korea, Pakistan, Thailand, and Germany. Each country has a specific mission that entails promoting the well being of the United States of America - there is no specific storyline but rather a collection of missions to complete. Most of them are based on possible future events in the 21st century, not based on existing, historical conflicts.****The success of the mission depends on the preparations (determining the equipment), which weapons are chosen and which soldier is picked. Each soldier has different abilities and some are better suited for specific missions than others. The six classed include infantry, grenadier, machine gunner, sniper, close quarters, and demolition. Each class has a different payload and arsenal to his disposal, including items such as medical kits and optical devices that are restricted to a specific soldier.****The game is shown from a first-person perspective, common for the Windows titles in the series, but not the PlayStation console versions.&lt;/story&gt; &lt;/game&gt;</text:p>
          </table:table-cell>
        </table:table-row>
        <table:table-row table:style-name="ro1">
          <table:table-cell office:value-type="string">
            <text:p>Death Crimson OX (USA)</text:p>
          </table:table-cell>
          <table:table-cell office:value-type="float" office:value="2001">
            <text:p>2001</text:p>
          </table:table-cell>
          <table:table-cell office:value-type="string">
            <text:p>ESRB - T (Teen)</text:p>
          </table:table-cell>
          <table:table-cell office:value-type="string">
            <text:p>Death Crimson OX </text:p>
          </table:table-cell>
          <table:table-cell office:value-type="string">
            <text:p>Sammy Studios</text:p>
          </table:table-cell>
          <table:table-cell office:value-type="string">
            <text:p>Ecole</text:p>
          </table:table-cell>
          <table:table-cell office:value-type="string">
            <text:p>Gun</text:p>
          </table:table-cell>
          <table:table-cell office:value-type="float" office:value="2.7">
            <text:p>2.7</text:p>
          </table:table-cell>
          <table:table-cell office:value-type="string">
            <text:p>1-2 Players</text:p>
          </table:table-cell>
          <table:table-cell office:value-type="string">
            <text:p>On July 29, 2010, the city of Saronica comes under attack by an army of monsters called the SMO as they lay siege to the city, capturing it and ruling the populace under an iron fist. <text:s/>During this, The Resistance is formed in an attempt to stop the SMO, lead by a woman by the name of Lily who is kidnapped when she attempts to help a man by the name of Kou. <text:s/>After she is captured, it is learned the man has come into possession of two ancient pistols by the name of "Crimson" that can destroy the monsters and their vicious leader. <text:s/>Kou sets out with Lily's daughter, Yuri, to bring her back and stop the evil forces within the city.****Death Crimson is a light-gun game similar in style to House of the Dead where the player shoots at enemies that pop up on screen and save innocents from the monsters. <text:s/>The player can also power-up the "Crimson" pistols by shooting death flowers that will turn their firepower into machine guns to decimate hordes of enemies. <text:s/>There is also a health meter that will increase in size by successfully shooting enemies, gaining experience points. <text:s text:c="2"/>Once enough points are obtained, the health bar will increase, however missing enemies or shooting civilians will take away points.</text:p>
          </table:table-cell>
          <table:table-cell table:formula="of:=CONCATENATE(&quot;&lt;game name=&quot;;CHAR(34);[.A181];CHAR(34);&quot;&gt; &lt;year&gt;&quot;;[.B181];&quot;&lt;/year&gt; &lt;rating&gt;&quot;;[.C181];&quot;&lt;/rating&gt; &lt;title&gt;&quot;;[.D181];&quot;&lt;/title&gt; &lt;pub&gt;&quot;;[.E181];&quot;&lt;/pub&gt; &lt;dev&gt;&quot;;[.F181];&quot;&lt;/dev&gt; &lt;genre&gt;&quot;;[.G181];&quot;&lt;/genre&gt; &lt;score&gt;&quot;;[.H181];&quot;&lt;/score&gt; &lt;player&gt;&quot;;[.I181];&quot;&lt;/player&gt; &lt;story&gt;&quot;;[.J181];&quot;&lt;/story&gt; &lt;/game&gt;&quot;)" office:value-type="string" office:string-value="&lt;game name=&quot;Death Crimson OX (USA)&quot;&gt; &lt;year&gt;2001&lt;/year&gt; &lt;rating&gt;ESRB - T (Teen)&lt;/rating&gt; &lt;title&gt;Death Crimson OX &lt;/title&gt; &lt;pub&gt;Sammy Studios&lt;/pub&gt; &lt;dev&gt;Ecole&lt;/dev&gt; &lt;genre&gt;Gun&lt;/genre&gt; &lt;score&gt;2.7&lt;/score&gt; &lt;player&gt;1-2 Players&lt;/player&gt; &lt;story&gt;On July 29, 2010, the city of Saronica comes under attack by an army of monsters called the SMO as they lay siege to the city, capturing it and ruling the populace under an iron fist.  During this, The Resistance is formed in an attempt to stop the SMO, lead by a woman by the name of Lily who is kidnapped when she attempts to help a man by the name of Kou.  After she is captured, it is learned the man has come into possession of two ancient pistols by the name of &quot;Crimson&quot; that can destroy the monsters and their vicious leader.  Kou sets out with Lily's daughter, Yuri, to bring her back and stop the evil forces within the city.****Death Crimson is a light-gun game similar in style to House of the Dead where the player shoots at enemies that pop up on screen and save innocents from the monsters.  The player can also power-up the &quot;Crimson&quot; pistols by shooting death flowers that will turn their firepower into machine guns to decimate hordes of enemies.  There is also a health meter that will increase in size by successfully shooting enemies, gaining experience points.   Once enough points are obtained, the health bar will increase, however missing enemies or shooting civilians will take away points.&lt;/story&gt; &lt;/game&gt;">
            <text:p>&lt;game name="Death Crimson OX (USA)"&gt; &lt;year&gt;2001&lt;/year&gt; &lt;rating&gt;ESRB - T (Teen)&lt;/rating&gt; &lt;title&gt;Death Crimson OX &lt;/title&gt; &lt;pub&gt;Sammy Studios&lt;/pub&gt; &lt;dev&gt;Ecole&lt;/dev&gt; &lt;genre&gt;Gun&lt;/genre&gt; &lt;score&gt;2.7&lt;/score&gt; &lt;player&gt;1-2 Players&lt;/player&gt; &lt;story&gt;On July 29, 2010, the city of Saronica comes under attack by an army of monsters called the SMO as they lay siege to the city, capturing it and ruling the populace under an iron fist. <text:s/>During this, The Resistance is formed in an attempt to stop the SMO, lead by a woman by the name of Lily who is kidnapped when she attempts to help a man by the name of Kou. <text:s/>After she is captured, it is learned the man has come into possession of two ancient pistols by the name of "Crimson" that can destroy the monsters and their vicious leader. <text:s/>Kou sets out with Lily's daughter, Yuri, to bring her back and stop the evil forces within the city.****Death Crimson is a light-gun game similar in style to House of the Dead where the player shoots at enemies that pop up on screen and save innocents from the monsters. <text:s/>The player can also power-up the "Crimson" pistols by shooting death flowers that will turn their firepower into machine guns to decimate hordes of enemies. <text:s/>There is also a health meter that will increase in size by successfully shooting enemies, gaining experience points. <text:s text:c="2"/>Once enough points are obtained, the health bar will increase, however missing enemies or shooting civilians will take away points.&lt;/story&gt; &lt;/game&gt;</text:p>
          </table:table-cell>
        </table:table-row>
        <table:table-row table:style-name="ro1">
          <table:table-cell office:value-type="string">
            <text:p>Army Men - Sarge's Heroes (USA)</text:p>
          </table:table-cell>
          <table:table-cell office:value-type="float" office:value="2000">
            <text:p>2000</text:p>
          </table:table-cell>
          <table:table-cell office:value-type="string">
            <text:p>ESRB - T (Teen)</text:p>
          </table:table-cell>
          <table:table-cell office:value-type="string">
            <text:p>Army Men - Sarge's Heroes </text:p>
          </table:table-cell>
          <table:table-cell office:value-type="string">
            <text:p>Midway</text:p>
          </table:table-cell>
          <table:table-cell office:value-type="string">
            <text:p>Studio 3DO</text:p>
          </table:table-cell>
          <table:table-cell office:value-type="string">
            <text:p>Shooter</text:p>
          </table:table-cell>
          <table:table-cell office:value-type="float" office:value="3.5">
            <text:p>3.5</text:p>
          </table:table-cell>
          <table:table-cell office:value-type="string">
            <text:p>1-4 Players</text:p>
          </table:table-cell>
          <table:table-cell office:value-type="string">
            <text:p>One morning Sarge is resting in his cot when the Tan launch a surprise attack on the Green base. <text:s/>Sarge and the Colonel are forced to retreat just as the base is overrun. <text:s/>But in the chaos, Sarge's entire team of elite soldiers has been kidnapped by the Tan. <text:s/>Worse yet, the Tan have made an amazing discovery: blue portals that lead to the real world! <text:s/>They use these portals to take amazing weapons of war from the real world into the plastic world including magnifying glasses, deadly robot action figures, and fire crackers. <text:s/>Its up to you, as Sarge, to rescue your team and put an end to the blue portals and Tan's evil schemes.****Control Sarge in this Army Man third-person shooter. <text:s/>You will wage war across Tan-infested territories, both in the real and plastic world. Make Sarge proud as you battle the Tan army across 14 levels, utilizing 13 unique weapons like sky rockets and spray cans. Fight against not only infantrymen, tanks, and helicopters, but also killer toy robots and insects. <text:s/>This third game in the Army Men series adds several new features, including 3DO's unique Plastosheen lighting effects, which give the army men a real-life plastic shine. ****Also included is a multiplayer mode. <text:s/>Choose your character and even your color and duke it out with your friends. <text:s/>You can choose from many different weapons and battle each other in areas from the game or exclusive multiplayer levels. <text:s/>Even incorporated is the portal system, where you can enter blue portals and come out anywhere in the level.****Relive those childhood fantasies, yet again. <text:s/>Don't you just love the smell of burnt plastic in the morning?</text:p>
          </table:table-cell>
          <table:table-cell table:formula="of:=CONCATENATE(&quot;&lt;game name=&quot;;CHAR(34);[.A182];CHAR(34);&quot;&gt; &lt;year&gt;&quot;;[.B182];&quot;&lt;/year&gt; &lt;rating&gt;&quot;;[.C182];&quot;&lt;/rating&gt; &lt;title&gt;&quot;;[.D182];&quot;&lt;/title&gt; &lt;pub&gt;&quot;;[.E182];&quot;&lt;/pub&gt; &lt;dev&gt;&quot;;[.F182];&quot;&lt;/dev&gt; &lt;genre&gt;&quot;;[.G182];&quot;&lt;/genre&gt; &lt;score&gt;&quot;;[.H182];&quot;&lt;/score&gt; &lt;player&gt;&quot;;[.I182];&quot;&lt;/player&gt; &lt;story&gt;&quot;;[.J182];&quot;&lt;/story&gt; &lt;/game&gt;&quot;)" office:value-type="string" office:string-value="&lt;game name=&quot;Army Men - Sarge's Heroes (USA)&quot;&gt; &lt;year&gt;2000&lt;/year&gt; &lt;rating&gt;ESRB - T (Teen)&lt;/rating&gt; &lt;title&gt;Army Men - Sarge's Heroes &lt;/title&gt; &lt;pub&gt;Midway&lt;/pub&gt; &lt;dev&gt;Studio 3DO&lt;/dev&gt; &lt;genre&gt;Shooter&lt;/genre&gt; &lt;score&gt;3.5&lt;/score&gt; &lt;player&gt;1-4 Players&lt;/player&gt; &lt;story&gt;One morning Sarge is resting in his cot when the Tan launch a surprise attack on the Green base.  Sarge and the Colonel are forced to retreat just as the base is overrun.  But in the chaos, Sarge's entire team of elite soldiers has been kidnapped by the Tan.  Worse yet, the Tan have made an amazing discovery: blue portals that lead to the real world!  They use these portals to take amazing weapons of war from the real world into the plastic world including magnifying glasses, deadly robot action figures, and fire crackers.  Its up to you, as Sarge, to rescue your team and put an end to the blue portals and Tan's evil schemes.****Control Sarge in this Army Man third-person shooter.  You will wage war across Tan-infested territories, both in the real and plastic world. Make Sarge proud as you battle the Tan army across 14 levels, utilizing 13 unique weapons like sky rockets and spray cans. Fight against not only infantrymen, tanks, and helicopters, but also killer toy robots and insects.  This third game in the Army Men series adds several new features, including 3DO's unique Plastosheen lighting effects, which give the army men a real-life plastic shine. ****Also included is a multiplayer mode.  Choose your character and even your color and duke it out with your friends.  You can choose from many different weapons and battle each other in areas from the game or exclusive multiplayer levels.  Even incorporated is the portal system, where you can enter blue portals and come out anywhere in the level.****Relive those childhood fantasies, yet again.  Don't you just love the smell of burnt plastic in the morning?&lt;/story&gt; &lt;/game&gt;">
            <text:p>&lt;game name="Army Men - Sarge's Heroes (USA)"&gt; &lt;year&gt;2000&lt;/year&gt; &lt;rating&gt;ESRB - T (Teen)&lt;/rating&gt; &lt;title&gt;Army Men - Sarge's Heroes &lt;/title&gt; &lt;pub&gt;Midway&lt;/pub&gt; &lt;dev&gt;Studio 3DO&lt;/dev&gt; &lt;genre&gt;Shooter&lt;/genre&gt; &lt;score&gt;3.5&lt;/score&gt; &lt;player&gt;1-4 Players&lt;/player&gt; &lt;story&gt;One morning Sarge is resting in his cot when the Tan launch a surprise attack on the Green base. <text:s/>Sarge and the Colonel are forced to retreat just as the base is overrun. <text:s/>But in the chaos, Sarge's entire team of elite soldiers has been kidnapped by the Tan. <text:s/>Worse yet, the Tan have made an amazing discovery: blue portals that lead to the real world! <text:s/>They use these portals to take amazing weapons of war from the real world into the plastic world including magnifying glasses, deadly robot action figures, and fire crackers. <text:s/>Its up to you, as Sarge, to rescue your team and put an end to the blue portals and Tan's evil schemes.****Control Sarge in this Army Man third-person shooter. <text:s/>You will wage war across Tan-infested territories, both in the real and plastic world. Make Sarge proud as you battle the Tan army across 14 levels, utilizing 13 unique weapons like sky rockets and spray cans. Fight against not only infantrymen, tanks, and helicopters, but also killer toy robots and insects. <text:s/>This third game in the Army Men series adds several new features, including 3DO's unique Plastosheen lighting effects, which give the army men a real-life plastic shine. ****Also included is a multiplayer mode. <text:s/>Choose your character and even your color and duke it out with your friends. <text:s/>You can choose from many different weapons and battle each other in areas from the game or exclusive multiplayer levels. <text:s/>Even incorporated is the portal system, where you can enter blue portals and come out anywhere in the level.****Relive those childhood fantasies, yet again. <text:s/>Don't you just love the smell of burnt plastic in the morning?&lt;/story&gt; &lt;/game&gt;</text:p>
          </table:table-cell>
        </table:table-row>
        <table:table-row table:style-name="ro1">
          <table:table-cell office:value-type="string">
            <text:p>Tee Off (USA)</text:p>
          </table:table-cell>
          <table:table-cell office:value-type="float" office:value="1999">
            <text:p>1999</text:p>
          </table:table-cell>
          <table:table-cell office:value-type="string">
            <text:p>ESRB - E (Everyone)</text:p>
          </table:table-cell>
          <table:table-cell office:value-type="string">
            <text:p>Tee Off </text:p>
          </table:table-cell>
          <table:table-cell office:value-type="string">
            <text:p>Acclaim</text:p>
          </table:table-cell>
          <table:table-cell office:value-type="string">
            <text:p>Bottom Up Interactive</text:p>
          </table:table-cell>
          <table:table-cell office:value-type="string">
            <text:p>Golf/Sports</text:p>
          </table:table-cell>
          <table:table-cell office:value-type="string">
            <text:p>2.9</text:p>
          </table:table-cell>
          <table:table-cell office:value-type="string">
            <text:p>1-4 Players</text:p>
          </table:table-cell>
          <table:table-cell office:value-type="string">
            <text:p>One of the few golf games for the DC, with a cartoony style. Contains arcade mode, tournaments, five different courses and 15 characters (11 unlockable). Lots of different equipment (balls and clubs mostly) and even a futuristic cyber mini golf game are thrown in.</text:p>
          </table:table-cell>
          <table:table-cell table:formula="of:=CONCATENATE(&quot;&lt;game name=&quot;;CHAR(34);[.A183];CHAR(34);&quot;&gt; &lt;year&gt;&quot;;[.B183];&quot;&lt;/year&gt; &lt;rating&gt;&quot;;[.C183];&quot;&lt;/rating&gt; &lt;title&gt;&quot;;[.D183];&quot;&lt;/title&gt; &lt;pub&gt;&quot;;[.E183];&quot;&lt;/pub&gt; &lt;dev&gt;&quot;;[.F183];&quot;&lt;/dev&gt; &lt;genre&gt;&quot;;[.G183];&quot;&lt;/genre&gt; &lt;score&gt;&quot;;[.H183];&quot;&lt;/score&gt; &lt;player&gt;&quot;;[.I183];&quot;&lt;/player&gt; &lt;story&gt;&quot;;[.J183];&quot;&lt;/story&gt; &lt;/game&gt;&quot;)" office:value-type="string" office:string-value="&lt;game name=&quot;Tee Off (USA)&quot;&gt; &lt;year&gt;1999&lt;/year&gt; &lt;rating&gt;ESRB - E (Everyone)&lt;/rating&gt; &lt;title&gt;Tee Off &lt;/title&gt; &lt;pub&gt;Acclaim&lt;/pub&gt; &lt;dev&gt;Bottom Up Interactive&lt;/dev&gt; &lt;genre&gt;Golf/Sports&lt;/genre&gt; &lt;score&gt;2.9&lt;/score&gt; &lt;player&gt;1-4 Players&lt;/player&gt; &lt;story&gt;One of the few golf games for the DC, with a cartoony style. Contains arcade mode, tournaments, five different courses and 15 characters (11 unlockable). Lots of different equipment (balls and clubs mostly) and even a futuristic cyber mini golf game are thrown in.&lt;/story&gt; &lt;/game&gt;">
            <text:p>&lt;game name="Tee Off (USA)"&gt; &lt;year&gt;1999&lt;/year&gt; &lt;rating&gt;ESRB - E (Everyone)&lt;/rating&gt; &lt;title&gt;Tee Off &lt;/title&gt; &lt;pub&gt;Acclaim&lt;/pub&gt; &lt;dev&gt;Bottom Up Interactive&lt;/dev&gt; &lt;genre&gt;Golf/Sports&lt;/genre&gt; &lt;score&gt;2.9&lt;/score&gt; &lt;player&gt;1-4 Players&lt;/player&gt; &lt;story&gt;One of the few golf games for the DC, with a cartoony style. Contains arcade mode, tournaments, five different courses and 15 characters (11 unlockable). Lots of different equipment (balls and clubs mostly) and even a futuristic cyber mini golf game are thrown in.&lt;/story&gt; &lt;/game&gt;</text:p>
          </table:table-cell>
        </table:table-row>
        <table:table-row table:style-name="ro1">
          <table:table-cell office:value-type="string">
            <text:p>Ooga Booga (USA)</text:p>
          </table:table-cell>
          <table:table-cell office:value-type="float" office:value="2001">
            <text:p>2001</text:p>
          </table:table-cell>
          <table:table-cell office:value-type="string">
            <text:p>ESRB - E (Everyone)</text:p>
          </table:table-cell>
          <table:table-cell office:value-type="string">
            <text:p>Ooga Booga </text:p>
          </table:table-cell>
          <table:table-cell office:value-type="string">
            <text:p>Sega</text:p>
          </table:table-cell>
          <table:table-cell office:value-type="string">
            <text:p>Visual Concepts Entertainment, Inc.</text:p>
          </table:table-cell>
          <table:table-cell office:value-type="string">
            <text:p>Action</text:p>
          </table:table-cell>
          <table:table-cell office:value-type="string">
            <text:p>4.6</text:p>
          </table:table-cell>
          <table:table-cell office:value-type="string">
            <text:p>1-4 Players</text:p>
          </table:table-cell>
          <table:table-cell office:value-type="string">
            <text:p>Ooga Booga takes place on a set of mystical islands in the tropics. Named after the Volcano Goddess, the Ooga Booga Island rises from the sea once every full moon and during this time, four tribes compete in a series of games. You take control of the witch doctor of your tribe where competing in various strategic games will power up your Island magic (called Mojo) thus appeasing Ooga Booga and sparing your tribe from her volcano wrath. Online matches have several modes of play including Capture the Flag, King of the Hill, Tiki Wars, Domination, and Deathmatch.</text:p>
          </table:table-cell>
          <table:table-cell table:formula="of:=CONCATENATE(&quot;&lt;game name=&quot;;CHAR(34);[.A184];CHAR(34);&quot;&gt; &lt;year&gt;&quot;;[.B184];&quot;&lt;/year&gt; &lt;rating&gt;&quot;;[.C184];&quot;&lt;/rating&gt; &lt;title&gt;&quot;;[.D184];&quot;&lt;/title&gt; &lt;pub&gt;&quot;;[.E184];&quot;&lt;/pub&gt; &lt;dev&gt;&quot;;[.F184];&quot;&lt;/dev&gt; &lt;genre&gt;&quot;;[.G184];&quot;&lt;/genre&gt; &lt;score&gt;&quot;;[.H184];&quot;&lt;/score&gt; &lt;player&gt;&quot;;[.I184];&quot;&lt;/player&gt; &lt;story&gt;&quot;;[.J184];&quot;&lt;/story&gt; &lt;/game&gt;&quot;)" office:value-type="string" office:string-value="&lt;game name=&quot;Ooga Booga (USA)&quot;&gt; &lt;year&gt;2001&lt;/year&gt; &lt;rating&gt;ESRB - E (Everyone)&lt;/rating&gt; &lt;title&gt;Ooga Booga &lt;/title&gt; &lt;pub&gt;Sega&lt;/pub&gt; &lt;dev&gt;Visual Concepts Entertainment, Inc.&lt;/dev&gt; &lt;genre&gt;Action&lt;/genre&gt; &lt;score&gt;4.6&lt;/score&gt; &lt;player&gt;1-4 Players&lt;/player&gt; &lt;story&gt;Ooga Booga takes place on a set of mystical islands in the tropics. Named after the Volcano Goddess, the Ooga Booga Island rises from the sea once every full moon and during this time, four tribes compete in a series of games. You take control of the witch doctor of your tribe where competing in various strategic games will power up your Island magic (called Mojo) thus appeasing Ooga Booga and sparing your tribe from her volcano wrath. Online matches have several modes of play including Capture the Flag, King of the Hill, Tiki Wars, Domination, and Deathmatch.&lt;/story&gt; &lt;/game&gt;">
            <text:p>&lt;game name="Ooga Booga (USA)"&gt; &lt;year&gt;2001&lt;/year&gt; &lt;rating&gt;ESRB - E (Everyone)&lt;/rating&gt; &lt;title&gt;Ooga Booga &lt;/title&gt; &lt;pub&gt;Sega&lt;/pub&gt; &lt;dev&gt;Visual Concepts Entertainment, Inc.&lt;/dev&gt; &lt;genre&gt;Action&lt;/genre&gt; &lt;score&gt;4.6&lt;/score&gt; &lt;player&gt;1-4 Players&lt;/player&gt; &lt;story&gt;Ooga Booga takes place on a set of mystical islands in the tropics. Named after the Volcano Goddess, the Ooga Booga Island rises from the sea once every full moon and during this time, four tribes compete in a series of games. You take control of the witch doctor of your tribe where competing in various strategic games will power up your Island magic (called Mojo) thus appeasing Ooga Booga and sparing your tribe from her volcano wrath. Online matches have several modes of play including Capture the Flag, King of the Hill, Tiki Wars, Domination, and Deathmatch.&lt;/story&gt; &lt;/game&gt;</text:p>
          </table:table-cell>
        </table:table-row>
        <table:table-row table:style-name="ro1">
          <table:table-cell office:value-type="string">
            <text:p>Cannon Spike (USA)</text:p>
          </table:table-cell>
          <table:table-cell office:value-type="float" office:value="2000">
            <text:p>2000</text:p>
          </table:table-cell>
          <table:table-cell office:value-type="string">
            <text:p>ESRB - T (Teen)</text:p>
          </table:table-cell>
          <table:table-cell office:value-type="string">
            <text:p>Cannon Spike </text:p>
          </table:table-cell>
          <table:table-cell office:value-type="string">
            <text:p>Capcom</text:p>
          </table:table-cell>
          <table:table-cell office:value-type="string">
            <text:p>Psikyo</text:p>
          </table:table-cell>
          <table:table-cell office:value-type="string">
            <text:p>Shooter</text:p>
          </table:table-cell>
          <table:table-cell office:value-type="float" office:value="3.6">
            <text:p>3.6</text:p>
          </table:table-cell>
          <table:table-cell office:value-type="string">
            <text:p>1-2 Players</text:p>
          </table:table-cell>
          <table:table-cell office:value-type="string">
            <text:p>Originally an arcade game, this shooter was converted and is now found on the Dreamcast. Somewhat similar in style to Smash T.V. in gameplay, you do battle in ten levels, containing two to four areas each.****Players can choose from a variety of characters including Mega man (or Rockman) from the Mega man series, Knight Arthur from Ghost 'N' Goblins series, Charlie and Cammy, both from Street Fighter series and B. B. Hood from Darkstalkers as well as two original characters: Shiba and Simone.****The different characters use slightly different attacks but each share the setup of one regular ranged attack and one powerful ditto as well as one regular and one powerful mêlee attack.</text:p>
          </table:table-cell>
          <table:table-cell table:formula="of:=CONCATENATE(&quot;&lt;game name=&quot;;CHAR(34);[.A185];CHAR(34);&quot;&gt; &lt;year&gt;&quot;;[.B185];&quot;&lt;/year&gt; &lt;rating&gt;&quot;;[.C185];&quot;&lt;/rating&gt; &lt;title&gt;&quot;;[.D185];&quot;&lt;/title&gt; &lt;pub&gt;&quot;;[.E185];&quot;&lt;/pub&gt; &lt;dev&gt;&quot;;[.F185];&quot;&lt;/dev&gt; &lt;genre&gt;&quot;;[.G185];&quot;&lt;/genre&gt; &lt;score&gt;&quot;;[.H185];&quot;&lt;/score&gt; &lt;player&gt;&quot;;[.I185];&quot;&lt;/player&gt; &lt;story&gt;&quot;;[.J185];&quot;&lt;/story&gt; &lt;/game&gt;&quot;)" office:value-type="string" office:string-value="&lt;game name=&quot;Cannon Spike (USA)&quot;&gt; &lt;year&gt;2000&lt;/year&gt; &lt;rating&gt;ESRB - T (Teen)&lt;/rating&gt; &lt;title&gt;Cannon Spike &lt;/title&gt; &lt;pub&gt;Capcom&lt;/pub&gt; &lt;dev&gt;Psikyo&lt;/dev&gt; &lt;genre&gt;Shooter&lt;/genre&gt; &lt;score&gt;3.6&lt;/score&gt; &lt;player&gt;1-2 Players&lt;/player&gt; &lt;story&gt;Originally an arcade game, this shooter was converted and is now found on the Dreamcast. Somewhat similar in style to Smash T.V. in gameplay, you do battle in ten levels, containing two to four areas each.****Players can choose from a variety of characters including Mega man (or Rockman) from the Mega man series, Knight Arthur from Ghost 'N' Goblins series, Charlie and Cammy, both from Street Fighter series and B. B. Hood from Darkstalkers as well as two original characters: Shiba and Simone.****The different characters use slightly different attacks but each share the setup of one regular ranged attack and one powerful ditto as well as one regular and one powerful mêlee attack.&lt;/story&gt; &lt;/game&gt;">
            <text:p>&lt;game name="Cannon Spike (USA)"&gt; &lt;year&gt;2000&lt;/year&gt; &lt;rating&gt;ESRB - T (Teen)&lt;/rating&gt; &lt;title&gt;Cannon Spike &lt;/title&gt; &lt;pub&gt;Capcom&lt;/pub&gt; &lt;dev&gt;Psikyo&lt;/dev&gt; &lt;genre&gt;Shooter&lt;/genre&gt; &lt;score&gt;3.6&lt;/score&gt; &lt;player&gt;1-2 Players&lt;/player&gt; &lt;story&gt;Originally an arcade game, this shooter was converted and is now found on the Dreamcast. Somewhat similar in style to Smash T.V. in gameplay, you do battle in ten levels, containing two to four areas each.****Players can choose from a variety of characters including Mega man (or Rockman) from the Mega man series, Knight Arthur from Ghost 'N' Goblins series, Charlie and Cammy, both from Street Fighter series and B. B. Hood from Darkstalkers as well as two original characters: Shiba and Simone.****The different characters use slightly different attacks but each share the setup of one regular ranged attack and one powerful ditto as well as one regular and one powerful mêlee attack.&lt;/story&gt; &lt;/game&gt;</text:p>
          </table:table-cell>
        </table:table-row>
        <table:table-row table:style-name="ro1">
          <table:table-cell office:value-type="string">
            <text:p>Capcom vs. SNK 2 Fan Disc (Japan)</text:p>
          </table:table-cell>
          <table:table-cell office:value-type="float" office:value="1991">
            <text:p>1991</text:p>
          </table:table-cell>
          <table:table-cell office:value-type="string">
            <text:p>ESRB - E (Everyone)</text:p>
          </table:table-cell>
          <table:table-cell office:value-type="string">
            <text:p>Capcom vs. SNK 2 Fan Disc </text:p>
          </table:table-cell>
          <table:table-cell table:number-columns-repeated="2" office:value-type="string">
            <text:p>Capcom</text:p>
          </table:table-cell>
          <table:table-cell office:value-type="string">
            <text:p>Miscellaneous</text:p>
          </table:table-cell>
          <table:table-cell office:value-type="string">
            <text:p>4.0</text:p>
          </table:table-cell>
          <table:table-cell office:value-type="string">
            <text:p>1-2 Players</text:p>
          </table:table-cell>
          <table:table-cell office:value-type="string">
            <text:p>Originally came in limited numbers with Capcom VS SNK 2, the Capcom Taisen Fan Disc is actually a very nice fan disc. <text:s/>Containing character profiles and all art forms (SNK, Capcom and anime types) for every single character in the Capcom Vs SNK games. <text:s/>Not only that but you also get each characters back ground music as well! <text:s/>Fans of Capcom Vs SNK 2 will like the VS battle data that can be saved to your VMU from the disc. <text:s/>You can then load up this data on Capcom VS SNK 2 to watch some real hard core battles directly from Capcom. <text:s/>And finally Capcom have also added special VMU save data for pretty much every single one of their games released on the Dreamcast all the way up to Heavy Metal Geo Matrix. <text:s/>Strangely though, there's no Bio Hazard Code Veronica data but there is Net De Tennis data.</text:p>
          </table:table-cell>
          <table:table-cell table:formula="of:=CONCATENATE(&quot;&lt;game name=&quot;;CHAR(34);[.A186];CHAR(34);&quot;&gt; &lt;year&gt;&quot;;[.B186];&quot;&lt;/year&gt; &lt;rating&gt;&quot;;[.C186];&quot;&lt;/rating&gt; &lt;title&gt;&quot;;[.D186];&quot;&lt;/title&gt; &lt;pub&gt;&quot;;[.E186];&quot;&lt;/pub&gt; &lt;dev&gt;&quot;;[.F186];&quot;&lt;/dev&gt; &lt;genre&gt;&quot;;[.G186];&quot;&lt;/genre&gt; &lt;score&gt;&quot;;[.H186];&quot;&lt;/score&gt; &lt;player&gt;&quot;;[.I186];&quot;&lt;/player&gt; &lt;story&gt;&quot;;[.J186];&quot;&lt;/story&gt; &lt;/game&gt;&quot;)" office:value-type="string" office:string-value="&lt;game name=&quot;Capcom vs. SNK 2 Fan Disc (Japan)&quot;&gt; &lt;year&gt;1991&lt;/year&gt; &lt;rating&gt;ESRB - E (Everyone)&lt;/rating&gt; &lt;title&gt;Capcom vs. SNK 2 Fan Disc &lt;/title&gt; &lt;pub&gt;Capcom&lt;/pub&gt; &lt;dev&gt;Capcom&lt;/dev&gt; &lt;genre&gt;Miscellaneous&lt;/genre&gt; &lt;score&gt;4.0&lt;/score&gt; &lt;player&gt;1-2 Players&lt;/player&gt; &lt;story&gt;Originally came in limited numbers with Capcom VS SNK 2, the Capcom Taisen Fan Disc is actually a very nice fan disc.  Containing character profiles and all art forms (SNK, Capcom and anime types) for every single character in the Capcom Vs SNK games.  Not only that but you also get each characters back ground music as well!  Fans of Capcom Vs SNK 2 will like the VS battle data that can be saved to your VMU from the disc.  You can then load up this data on Capcom VS SNK 2 to watch some real hard core battles directly from Capcom.  And finally Capcom have also added special VMU save data for pretty much every single one of their games released on the Dreamcast all the way up to Heavy Metal Geo Matrix.  Strangely though, there's no Bio Hazard Code Veronica data but there is Net De Tennis data.&lt;/story&gt; &lt;/game&gt;">
            <text:p>&lt;game name="Capcom vs. SNK 2 Fan Disc (Japan)"&gt; &lt;year&gt;1991&lt;/year&gt; &lt;rating&gt;ESRB - E (Everyone)&lt;/rating&gt; &lt;title&gt;Capcom vs. SNK 2 Fan Disc &lt;/title&gt; &lt;pub&gt;Capcom&lt;/pub&gt; &lt;dev&gt;Capcom&lt;/dev&gt; &lt;genre&gt;Miscellaneous&lt;/genre&gt; &lt;score&gt;4.0&lt;/score&gt; &lt;player&gt;1-2 Players&lt;/player&gt; &lt;story&gt;Originally came in limited numbers with Capcom VS SNK 2, the Capcom Taisen Fan Disc is actually a very nice fan disc. <text:s/>Containing character profiles and all art forms (SNK, Capcom and anime types) for every single character in the Capcom Vs SNK games. <text:s/>Not only that but you also get each characters back ground music as well! <text:s/>Fans of Capcom Vs SNK 2 will like the VS battle data that can be saved to your VMU from the disc. <text:s/>You can then load up this data on Capcom VS SNK 2 to watch some real hard core battles directly from Capcom. <text:s/>And finally Capcom have also added special VMU save data for pretty much every single one of their games released on the Dreamcast all the way up to Heavy Metal Geo Matrix. <text:s/>Strangely though, there's no Bio Hazard Code Veronica data but there is Net De Tennis data.&lt;/story&gt; &lt;/game&gt;</text:p>
          </table:table-cell>
        </table:table-row>
        <table:table-row table:style-name="ro1">
          <table:table-cell office:value-type="string">
            <text:p>Get!! Colonies (Japan)</text:p>
          </table:table-cell>
          <table:table-cell office:value-type="float" office:value="2000">
            <text:p>2000</text:p>
          </table:table-cell>
          <table:table-cell office:value-type="string">
            <text:p>ESRB - E (Everyone)</text:p>
          </table:table-cell>
          <table:table-cell office:value-type="string">
            <text:p>Get!! Colonies </text:p>
          </table:table-cell>
          <table:table-cell table:number-columns-repeated="2" office:value-type="string">
            <text:p>Sega</text:p>
          </table:table-cell>
          <table:table-cell office:value-type="string">
            <text:p>Puzzle</text:p>
          </table:table-cell>
          <table:table-cell office:value-type="string">
            <text:p>3.0</text:p>
          </table:table-cell>
          <table:table-cell office:value-type="string">
            <text:p>1-4 Players</text:p>
          </table:table-cell>
          <table:table-cell office:value-type="string">
            <text:p>Othello on the Dreamcast with up to four player competitive battles possible. Some lavish attention to detail in the presentation with some fine and funky characters. </text:p>
          </table:table-cell>
          <table:table-cell table:formula="of:=CONCATENATE(&quot;&lt;game name=&quot;;CHAR(34);[.A187];CHAR(34);&quot;&gt; &lt;year&gt;&quot;;[.B187];&quot;&lt;/year&gt; &lt;rating&gt;&quot;;[.C187];&quot;&lt;/rating&gt; &lt;title&gt;&quot;;[.D187];&quot;&lt;/title&gt; &lt;pub&gt;&quot;;[.E187];&quot;&lt;/pub&gt; &lt;dev&gt;&quot;;[.F187];&quot;&lt;/dev&gt; &lt;genre&gt;&quot;;[.G187];&quot;&lt;/genre&gt; &lt;score&gt;&quot;;[.H187];&quot;&lt;/score&gt; &lt;player&gt;&quot;;[.I187];&quot;&lt;/player&gt; &lt;story&gt;&quot;;[.J187];&quot;&lt;/story&gt; &lt;/game&gt;&quot;)" office:value-type="string" office:string-value="&lt;game name=&quot;Get!! Colonies (Japan)&quot;&gt; &lt;year&gt;2000&lt;/year&gt; &lt;rating&gt;ESRB - E (Everyone)&lt;/rating&gt; &lt;title&gt;Get!! Colonies &lt;/title&gt; &lt;pub&gt;Sega&lt;/pub&gt; &lt;dev&gt;Sega&lt;/dev&gt; &lt;genre&gt;Puzzle&lt;/genre&gt; &lt;score&gt;3.0&lt;/score&gt; &lt;player&gt;1-4 Players&lt;/player&gt; &lt;story&gt;Othello on the Dreamcast with up to four player competitive battles possible. Some lavish attention to detail in the presentation with some fine and funky characters. &lt;/story&gt; &lt;/game&gt;">
            <text:p>&lt;game name="Get!! Colonies (Japan)"&gt; &lt;year&gt;2000&lt;/year&gt; &lt;rating&gt;ESRB - E (Everyone)&lt;/rating&gt; &lt;title&gt;Get!! Colonies &lt;/title&gt; &lt;pub&gt;Sega&lt;/pub&gt; &lt;dev&gt;Sega&lt;/dev&gt; &lt;genre&gt;Puzzle&lt;/genre&gt; &lt;score&gt;3.0&lt;/score&gt; &lt;player&gt;1-4 Players&lt;/player&gt; &lt;story&gt;Othello on the Dreamcast with up to four player competitive battles possible. Some lavish attention to detail in the presentation with some fine and funky characters. &lt;/story&gt; &lt;/game&gt;</text:p>
          </table:table-cell>
        </table:table-row>
        <table:table-row table:style-name="ro1">
          <table:table-cell office:value-type="string">
            <text:p>Soul Fighter (USA)</text:p>
          </table:table-cell>
          <table:table-cell office:value-type="float" office:value="1999">
            <text:p>1999</text:p>
          </table:table-cell>
          <table:table-cell office:value-type="string">
            <text:p>ESRB - T (Teen)</text:p>
          </table:table-cell>
          <table:table-cell office:value-type="string">
            <text:p>Soul Fighter </text:p>
          </table:table-cell>
          <table:table-cell office:value-type="string">
            <text:p>Mindscape Inc.</text:p>
          </table:table-cell>
          <table:table-cell office:value-type="string">
            <text:p>Toka S.a.r.l.</text:p>
          </table:table-cell>
          <table:table-cell office:value-type="string">
            <text:p>Beat-'Em-Up</text:p>
          </table:table-cell>
          <table:table-cell office:value-type="string">
            <text:p>2.6</text:p>
          </table:table-cell>
          <table:table-cell office:value-type="string">
            <text:p>1 Player</text:p>
          </table:table-cell>
          <table:table-cell office:value-type="string">
            <text:p>Pick the warrior, thief, or wizard, and fight through five huge levels, each with <text:s/>its own boss. Your main weapons are your fists, but you can pull out weapons for quick kills. You only get so many shots with your weapon before it breaks, though.****Gameplay is basic 3D brawling. You will be attacked by one or more enemies, and will need to defend yourself, and attack back. The game features arcade and adventure modes. In the arcade mode, the levels are timed, and you only get 5 lives but you are revived where you died. In adventure mode, you get unlimited retries of each level, but must complete each level on a single life.****Note that your objective in each level is to kill every enemy; since the levels have multiple paths, you will need to backtrack often.</text:p>
          </table:table-cell>
          <table:table-cell table:formula="of:=CONCATENATE(&quot;&lt;game name=&quot;;CHAR(34);[.A188];CHAR(34);&quot;&gt; &lt;year&gt;&quot;;[.B188];&quot;&lt;/year&gt; &lt;rating&gt;&quot;;[.C188];&quot;&lt;/rating&gt; &lt;title&gt;&quot;;[.D188];&quot;&lt;/title&gt; &lt;pub&gt;&quot;;[.E188];&quot;&lt;/pub&gt; &lt;dev&gt;&quot;;[.F188];&quot;&lt;/dev&gt; &lt;genre&gt;&quot;;[.G188];&quot;&lt;/genre&gt; &lt;score&gt;&quot;;[.H188];&quot;&lt;/score&gt; &lt;player&gt;&quot;;[.I188];&quot;&lt;/player&gt; &lt;story&gt;&quot;;[.J188];&quot;&lt;/story&gt; &lt;/game&gt;&quot;)" office:value-type="string" office:string-value="&lt;game name=&quot;Soul Fighter (USA)&quot;&gt; &lt;year&gt;1999&lt;/year&gt; &lt;rating&gt;ESRB - T (Teen)&lt;/rating&gt; &lt;title&gt;Soul Fighter &lt;/title&gt; &lt;pub&gt;Mindscape Inc.&lt;/pub&gt; &lt;dev&gt;Toka S.a.r.l.&lt;/dev&gt; &lt;genre&gt;Beat-'Em-Up&lt;/genre&gt; &lt;score&gt;2.6&lt;/score&gt; &lt;player&gt;1 Player&lt;/player&gt; &lt;story&gt;Pick the warrior, thief, or wizard, and fight through five huge levels, each with  its own boss. Your main weapons are your fists, but you can pull out weapons for quick kills. You only get so many shots with your weapon before it breaks, though.****Gameplay is basic 3D brawling. You will be attacked by one or more enemies, and will need to defend yourself, and attack back. The game features arcade and adventure modes. In the arcade mode, the levels are timed, and you only get 5 lives but you are revived where you died. In adventure mode, you get unlimited retries of each level, but must complete each level on a single life.****Note that your objective in each level is to kill every enemy; since the levels have multiple paths, you will need to backtrack often.&lt;/story&gt; &lt;/game&gt;">
            <text:p>&lt;game name="Soul Fighter (USA)"&gt; &lt;year&gt;1999&lt;/year&gt; &lt;rating&gt;ESRB - T (Teen)&lt;/rating&gt; &lt;title&gt;Soul Fighter &lt;/title&gt; &lt;pub&gt;Mindscape Inc.&lt;/pub&gt; &lt;dev&gt;Toka S.a.r.l.&lt;/dev&gt; &lt;genre&gt;Beat-'Em-Up&lt;/genre&gt; &lt;score&gt;2.6&lt;/score&gt; &lt;player&gt;1 Player&lt;/player&gt; &lt;story&gt;Pick the warrior, thief, or wizard, and fight through five huge levels, each with <text:s/>its own boss. Your main weapons are your fists, but you can pull out weapons for quick kills. You only get so many shots with your weapon before it breaks, though.****Gameplay is basic 3D brawling. You will be attacked by one or more enemies, and will need to defend yourself, and attack back. The game features arcade and adventure modes. In the arcade mode, the levels are timed, and you only get 5 lives but you are revived where you died. In adventure mode, you get unlimited retries of each level, but must complete each level on a single life.****Note that your objective in each level is to kill every enemy; since the levels have multiple paths, you will need to backtrack often.&lt;/story&gt; &lt;/game&gt;</text:p>
          </table:table-cell>
        </table:table-row>
        <table:table-row table:style-name="ro1">
          <table:table-cell office:value-type="string">
            <text:p>Last Hope (Japan)</text:p>
          </table:table-cell>
          <table:table-cell office:value-type="float" office:value="2007">
            <text:p>2007</text:p>
          </table:table-cell>
          <table:table-cell office:value-type="string">
            <text:p>ESRB - E (Everyone)</text:p>
          </table:table-cell>
          <table:table-cell office:value-type="string">
            <text:p>Last Hope </text:p>
          </table:table-cell>
          <table:table-cell table:number-columns-repeated="2" office:value-type="string">
            <text:p>NG:DEV.TEAM</text:p>
          </table:table-cell>
          <table:table-cell office:value-type="string">
            <text:p>Shoot-'Em-Up</text:p>
          </table:table-cell>
          <table:table-cell office:value-type="string">
            <text:p>4.5</text:p>
          </table:table-cell>
          <table:table-cell office:value-type="string">
            <text:p>1 Player</text:p>
          </table:table-cell>
          <table:table-cell office:value-type="string">
            <text:p>Pilot your Z-42 Warpstar starfight as Earth's last line of defense against the advance of the Evil Empire. Last Hope - a self-described "tactical shooter" plays much like a <text:s/>tougher version of a classic game R-Type. The game, however, adds a minor innovation to the tried and true formula by allowing the player to rotate the protection pod 360° around the ship.**The game features six distinct stages and four weapons.</text:p>
          </table:table-cell>
          <table:table-cell table:formula="of:=CONCATENATE(&quot;&lt;game name=&quot;;CHAR(34);[.A189];CHAR(34);&quot;&gt; &lt;year&gt;&quot;;[.B189];&quot;&lt;/year&gt; &lt;rating&gt;&quot;;[.C189];&quot;&lt;/rating&gt; &lt;title&gt;&quot;;[.D189];&quot;&lt;/title&gt; &lt;pub&gt;&quot;;[.E189];&quot;&lt;/pub&gt; &lt;dev&gt;&quot;;[.F189];&quot;&lt;/dev&gt; &lt;genre&gt;&quot;;[.G189];&quot;&lt;/genre&gt; &lt;score&gt;&quot;;[.H189];&quot;&lt;/score&gt; &lt;player&gt;&quot;;[.I189];&quot;&lt;/player&gt; &lt;story&gt;&quot;;[.J189];&quot;&lt;/story&gt; &lt;/game&gt;&quot;)" office:value-type="string" office:string-value="&lt;game name=&quot;Last Hope (Japan)&quot;&gt; &lt;year&gt;2007&lt;/year&gt; &lt;rating&gt;ESRB - E (Everyone)&lt;/rating&gt; &lt;title&gt;Last Hope &lt;/title&gt; &lt;pub&gt;NG:DEV.TEAM&lt;/pub&gt; &lt;dev&gt;NG:DEV.TEAM&lt;/dev&gt; &lt;genre&gt;Shoot-'Em-Up&lt;/genre&gt; &lt;score&gt;4.5&lt;/score&gt; &lt;player&gt;1 Player&lt;/player&gt; &lt;story&gt;Pilot your Z-42 Warpstar starfight as Earth's last line of defense against the advance of the Evil Empire. Last Hope - a self-described &quot;tactical shooter&quot; plays much like a  tougher version of a classic game R-Type. The game, however, adds a minor innovation to the tried and true formula by allowing the player to rotate the protection pod 360° around the ship.**The game features six distinct stages and four weapons.&lt;/story&gt; &lt;/game&gt;">
            <text:p>&lt;game name="Last Hope (Japan)"&gt; &lt;year&gt;2007&lt;/year&gt; &lt;rating&gt;ESRB - E (Everyone)&lt;/rating&gt; &lt;title&gt;Last Hope &lt;/title&gt; &lt;pub&gt;NG:DEV.TEAM&lt;/pub&gt; &lt;dev&gt;NG:DEV.TEAM&lt;/dev&gt; &lt;genre&gt;Shoot-'Em-Up&lt;/genre&gt; &lt;score&gt;4.5&lt;/score&gt; &lt;player&gt;1 Player&lt;/player&gt; &lt;story&gt;Pilot your Z-42 Warpstar starfight as Earth's last line of defense against the advance of the Evil Empire. Last Hope - a self-described "tactical shooter" plays much like a <text:s/>tougher version of a classic game R-Type. The game, however, adds a minor innovation to the tried and true formula by allowing the player to rotate the protection pod 360° around the ship.**The game features six distinct stages and four weapons.&lt;/story&gt; &lt;/game&gt;</text:p>
          </table:table-cell>
        </table:table-row>
        <table:table-row table:style-name="ro1">
          <table:table-cell office:value-type="string">
            <text:p>Dynamite Cop! (USA)</text:p>
          </table:table-cell>
          <table:table-cell office:value-type="float" office:value="1999">
            <text:p>1999</text:p>
          </table:table-cell>
          <table:table-cell office:value-type="string">
            <text:p>ESRB - T (Teen)</text:p>
          </table:table-cell>
          <table:table-cell office:value-type="string">
            <text:p>Dynamite Cop! </text:p>
          </table:table-cell>
          <table:table-cell office:value-type="string">
            <text:p>Sega</text:p>
          </table:table-cell>
          <table:table-cell office:value-type="string">
            <text:p>SEGA of America, Inc.</text:p>
          </table:table-cell>
          <table:table-cell office:value-type="string">
            <text:p>Beat-'Em-Up</text:p>
          </table:table-cell>
          <table:table-cell office:value-type="float" office:value="3.4">
            <text:p>3.4</text:p>
          </table:table-cell>
          <table:table-cell office:value-type="string">
            <text:p>1-2 Players</text:p>
          </table:table-cell>
          <table:table-cell office:value-type="string">
            <text:p>Pirates have kidnapped the President's daughter and are holding her on a hijacked cruise ship. Now it's up to an elite police force to get them back, using whatever means necessary. The action takes place on both the cruise ship and the pirate's island hideaway.****You play as one of three cops, in this beat-em up fighting game from Sega. <text:s/>Dynamite Cop features similar gameplay to Die Hard Arcade. As your character enters an area, you have to beat up everyone there. <text:s/>Once they are gone, you continue to the next area. <text:s/>To help you there are many weapons, such as guns, knives, pepper spray, chairs, and bread. <text:s/>Bread? <text:s/>Yes, you can use pretty much anything as a weapon.</text:p>
          </table:table-cell>
          <table:table-cell table:formula="of:=CONCATENATE(&quot;&lt;game name=&quot;;CHAR(34);[.A190];CHAR(34);&quot;&gt; &lt;year&gt;&quot;;[.B190];&quot;&lt;/year&gt; &lt;rating&gt;&quot;;[.C190];&quot;&lt;/rating&gt; &lt;title&gt;&quot;;[.D190];&quot;&lt;/title&gt; &lt;pub&gt;&quot;;[.E190];&quot;&lt;/pub&gt; &lt;dev&gt;&quot;;[.F190];&quot;&lt;/dev&gt; &lt;genre&gt;&quot;;[.G190];&quot;&lt;/genre&gt; &lt;score&gt;&quot;;[.H190];&quot;&lt;/score&gt; &lt;player&gt;&quot;;[.I190];&quot;&lt;/player&gt; &lt;story&gt;&quot;;[.J190];&quot;&lt;/story&gt; &lt;/game&gt;&quot;)" office:value-type="string" office:string-value="&lt;game name=&quot;Dynamite Cop! (USA)&quot;&gt; &lt;year&gt;1999&lt;/year&gt; &lt;rating&gt;ESRB - T (Teen)&lt;/rating&gt; &lt;title&gt;Dynamite Cop! &lt;/title&gt; &lt;pub&gt;Sega&lt;/pub&gt; &lt;dev&gt;SEGA of America, Inc.&lt;/dev&gt; &lt;genre&gt;Beat-'Em-Up&lt;/genre&gt; &lt;score&gt;3.4&lt;/score&gt; &lt;player&gt;1-2 Players&lt;/player&gt; &lt;story&gt;Pirates have kidnapped the President's daughter and are holding her on a hijacked cruise ship. Now it's up to an elite police force to get them back, using whatever means necessary. The action takes place on both the cruise ship and the pirate's island hideaway.****You play as one of three cops, in this beat-em up fighting game from Sega.  Dynamite Cop features similar gameplay to Die Hard Arcade. As your character enters an area, you have to beat up everyone there.  Once they are gone, you continue to the next area.  To help you there are many weapons, such as guns, knives, pepper spray, chairs, and bread.  Bread?  Yes, you can use pretty much anything as a weapon.&lt;/story&gt; &lt;/game&gt;">
            <text:p>&lt;game name="Dynamite Cop! (USA)"&gt; &lt;year&gt;1999&lt;/year&gt; &lt;rating&gt;ESRB - T (Teen)&lt;/rating&gt; &lt;title&gt;Dynamite Cop! &lt;/title&gt; &lt;pub&gt;Sega&lt;/pub&gt; &lt;dev&gt;SEGA of America, Inc.&lt;/dev&gt; &lt;genre&gt;Beat-'Em-Up&lt;/genre&gt; &lt;score&gt;3.4&lt;/score&gt; &lt;player&gt;1-2 Players&lt;/player&gt; &lt;story&gt;Pirates have kidnapped the President's daughter and are holding her on a hijacked cruise ship. Now it's up to an elite police force to get them back, using whatever means necessary. The action takes place on both the cruise ship and the pirate's island hideaway.****You play as one of three cops, in this beat-em up fighting game from Sega. <text:s/>Dynamite Cop features similar gameplay to Die Hard Arcade. As your character enters an area, you have to beat up everyone there. <text:s/>Once they are gone, you continue to the next area. <text:s/>To help you there are many weapons, such as guns, knives, pepper spray, chairs, and bread. <text:s/>Bread? <text:s/>Yes, you can use pretty much anything as a weapon.&lt;/story&gt; &lt;/game&gt;</text:p>
          </table:table-cell>
        </table:table-row>
        <table:table-row table:style-name="ro1">
          <table:table-cell office:value-type="string">
            <text:p>Plasma Sword - Nightmare of Bilstein (USA)</text:p>
          </table:table-cell>
          <table:table-cell office:value-type="float" office:value="2000">
            <text:p>2000</text:p>
          </table:table-cell>
          <table:table-cell office:value-type="string">
            <text:p>ESRB - T (Teen)</text:p>
          </table:table-cell>
          <table:table-cell office:value-type="string">
            <text:p>Plasma Sword - Nightmare of Bilstein </text:p>
          </table:table-cell>
          <table:table-cell office:value-type="string">
            <text:p>Capcom</text:p>
          </table:table-cell>
          <table:table-cell office:value-type="string">
            <text:p>Capcom Co., Ltd.</text:p>
          </table:table-cell>
          <table:table-cell office:value-type="string">
            <text:p>Fighter</text:p>
          </table:table-cell>
          <table:table-cell office:value-type="string">
            <text:p>3.5</text:p>
          </table:table-cell>
          <table:table-cell office:value-type="string">
            <text:p>1-2 Players</text:p>
          </table:table-cell>
          <table:table-cell office:value-type="string">
            <text:p>Plasma Sword - Nightmare of Bilstein is the successor of Star Gladiator released for Playstation. Like it's predecessor it was first released on Arcade before ported to the Dreamcast.****The game features 22 anime-like Characters in a 3-dimensional futuristic world - except for the backgrounds and the menus, which are plain 2D-bitmaps without a lot of movement. The stages are unlimited in all directions, so it's not possible to fall of the edge. The speciality of this game are the so called "plasma moves", visually very appealing special moves filling the complete screen which can be executed when you have collected enough "plasma power". Despite of the 22 characters there are only 11 different move layouts, as one layout is shared by two characters.</text:p>
          </table:table-cell>
          <table:table-cell table:formula="of:=CONCATENATE(&quot;&lt;game name=&quot;;CHAR(34);[.A191];CHAR(34);&quot;&gt; &lt;year&gt;&quot;;[.B191];&quot;&lt;/year&gt; &lt;rating&gt;&quot;;[.C191];&quot;&lt;/rating&gt; &lt;title&gt;&quot;;[.D191];&quot;&lt;/title&gt; &lt;pub&gt;&quot;;[.E191];&quot;&lt;/pub&gt; &lt;dev&gt;&quot;;[.F191];&quot;&lt;/dev&gt; &lt;genre&gt;&quot;;[.G191];&quot;&lt;/genre&gt; &lt;score&gt;&quot;;[.H191];&quot;&lt;/score&gt; &lt;player&gt;&quot;;[.I191];&quot;&lt;/player&gt; &lt;story&gt;&quot;;[.J191];&quot;&lt;/story&gt; &lt;/game&gt;&quot;)" office:value-type="string" office:string-value="&lt;game name=&quot;Plasma Sword - Nightmare of Bilstein (USA)&quot;&gt; &lt;year&gt;2000&lt;/year&gt; &lt;rating&gt;ESRB - T (Teen)&lt;/rating&gt; &lt;title&gt;Plasma Sword - Nightmare of Bilstein &lt;/title&gt; &lt;pub&gt;Capcom&lt;/pub&gt; &lt;dev&gt;Capcom Co., Ltd.&lt;/dev&gt; &lt;genre&gt;Fighter&lt;/genre&gt; &lt;score&gt;3.5&lt;/score&gt; &lt;player&gt;1-2 Players&lt;/player&gt; &lt;story&gt;Plasma Sword - Nightmare of Bilstein is the successor of Star Gladiator released for Playstation. Like it's predecessor it was first released on Arcade before ported to the Dreamcast.****The game features 22 anime-like Characters in a 3-dimensional futuristic world - except for the backgrounds and the menus, which are plain 2D-bitmaps without a lot of movement. The stages are unlimited in all directions, so it's not possible to fall of the edge. The speciality of this game are the so called &quot;plasma moves&quot;, visually very appealing special moves filling the complete screen which can be executed when you have collected enough &quot;plasma power&quot;. Despite of the 22 characters there are only 11 different move layouts, as one layout is shared by two characters.&lt;/story&gt; &lt;/game&gt;">
            <text:p>&lt;game name="Plasma Sword - Nightmare of Bilstein (USA)"&gt; &lt;year&gt;2000&lt;/year&gt; &lt;rating&gt;ESRB - T (Teen)&lt;/rating&gt; &lt;title&gt;Plasma Sword - Nightmare of Bilstein &lt;/title&gt; &lt;pub&gt;Capcom&lt;/pub&gt; &lt;dev&gt;Capcom Co., Ltd.&lt;/dev&gt; &lt;genre&gt;Fighter&lt;/genre&gt; &lt;score&gt;3.5&lt;/score&gt; &lt;player&gt;1-2 Players&lt;/player&gt; &lt;story&gt;Plasma Sword - Nightmare of Bilstein is the successor of Star Gladiator released for Playstation. Like it's predecessor it was first released on Arcade before ported to the Dreamcast.****The game features 22 anime-like Characters in a 3-dimensional futuristic world - except for the backgrounds and the menus, which are plain 2D-bitmaps without a lot of movement. The stages are unlimited in all directions, so it's not possible to fall of the edge. The speciality of this game are the so called "plasma moves", visually very appealing special moves filling the complete screen which can be executed when you have collected enough "plasma power". Despite of the 22 characters there are only 11 different move layouts, as one layout is shared by two characters.&lt;/story&gt; &lt;/game&gt;</text:p>
          </table:table-cell>
        </table:table-row>
        <table:table-row table:style-name="ro1">
          <table:table-cell office:value-type="string">
            <text:p>Caesars Palace 2000 - Millennium Gold Edition (USA)</text:p>
          </table:table-cell>
          <table:table-cell office:value-type="float" office:value="2000">
            <text:p>2000</text:p>
          </table:table-cell>
          <table:table-cell office:value-type="string">
            <text:p>ESRB - E (Everyone)</text:p>
          </table:table-cell>
          <table:table-cell office:value-type="string">
            <text:p>Caesars Palace 2000 - Millennium Gold Edition </text:p>
          </table:table-cell>
          <table:table-cell office:value-type="string">
            <text:p>Interplay</text:p>
          </table:table-cell>
          <table:table-cell office:value-type="string">
            <text:p>Runecraft</text:p>
          </table:table-cell>
          <table:table-cell office:value-type="string">
            <text:p>Casino</text:p>
          </table:table-cell>
          <table:table-cell office:value-type="float" office:value="3.4">
            <text:p>3.4</text:p>
          </table:table-cell>
          <table:table-cell office:value-type="string">
            <text:p>1-4 Players</text:p>
          </table:table-cell>
          <table:table-cell office:value-type="string">
            <text:p>Play authentic Caesars Palace casino games without going to Las Vegas! The game includes Blackjack, Craps, Roulette, Slots, Baccarat, Video Poker and more, all with realistic rules. Watch the authentic Caesars Palace game tutorials to learn how to play.Odds are scientifically calculated to be accurate, and there are multi-player options.</text:p>
          </table:table-cell>
          <table:table-cell table:formula="of:=CONCATENATE(&quot;&lt;game name=&quot;;CHAR(34);[.A192];CHAR(34);&quot;&gt; &lt;year&gt;&quot;;[.B192];&quot;&lt;/year&gt; &lt;rating&gt;&quot;;[.C192];&quot;&lt;/rating&gt; &lt;title&gt;&quot;;[.D192];&quot;&lt;/title&gt; &lt;pub&gt;&quot;;[.E192];&quot;&lt;/pub&gt; &lt;dev&gt;&quot;;[.F192];&quot;&lt;/dev&gt; &lt;genre&gt;&quot;;[.G192];&quot;&lt;/genre&gt; &lt;score&gt;&quot;;[.H192];&quot;&lt;/score&gt; &lt;player&gt;&quot;;[.I192];&quot;&lt;/player&gt; &lt;story&gt;&quot;;[.J192];&quot;&lt;/story&gt; &lt;/game&gt;&quot;)" office:value-type="string" office:string-value="&lt;game name=&quot;Caesars Palace 2000 - Millennium Gold Edition (USA)&quot;&gt; &lt;year&gt;2000&lt;/year&gt; &lt;rating&gt;ESRB - E (Everyone)&lt;/rating&gt; &lt;title&gt;Caesars Palace 2000 - Millennium Gold Edition &lt;/title&gt; &lt;pub&gt;Interplay&lt;/pub&gt; &lt;dev&gt;Runecraft&lt;/dev&gt; &lt;genre&gt;Casino&lt;/genre&gt; &lt;score&gt;3.4&lt;/score&gt; &lt;player&gt;1-4 Players&lt;/player&gt; &lt;story&gt;Play authentic Caesars Palace casino games without going to Las Vegas! The game includes Blackjack, Craps, Roulette, Slots, Baccarat, Video Poker and more, all with realistic rules. Watch the authentic Caesars Palace game tutorials to learn how to play.Odds are scientifically calculated to be accurate, and there are multi-player options.&lt;/story&gt; &lt;/game&gt;">
            <text:p>&lt;game name="Caesars Palace 2000 - Millennium Gold Edition (USA)"&gt; &lt;year&gt;2000&lt;/year&gt; &lt;rating&gt;ESRB - E (Everyone)&lt;/rating&gt; &lt;title&gt;Caesars Palace 2000 - Millennium Gold Edition &lt;/title&gt; &lt;pub&gt;Interplay&lt;/pub&gt; &lt;dev&gt;Runecraft&lt;/dev&gt; &lt;genre&gt;Casino&lt;/genre&gt; &lt;score&gt;3.4&lt;/score&gt; &lt;player&gt;1-4 Players&lt;/player&gt; &lt;story&gt;Play authentic Caesars Palace casino games without going to Las Vegas! The game includes Blackjack, Craps, Roulette, Slots, Baccarat, Video Poker and more, all with realistic rules. Watch the authentic Caesars Palace game tutorials to learn how to play.Odds are scientifically calculated to be accurate, and there are multi-player options.&lt;/story&gt; &lt;/game&gt;</text:p>
          </table:table-cell>
        </table:table-row>
        <table:table-row table:style-name="ro1">
          <table:table-cell office:value-type="string">
            <text:p>Maximum Pool (USA)</text:p>
          </table:table-cell>
          <table:table-cell office:value-type="float" office:value="2000">
            <text:p>2000</text:p>
          </table:table-cell>
          <table:table-cell office:value-type="string">
            <text:p>ESRB - K-A (Kids to Adults)</text:p>
          </table:table-cell>
          <table:table-cell office:value-type="string">
            <text:p>Maximum Pool </text:p>
          </table:table-cell>
          <table:table-cell office:value-type="string">
            <text:p>Sierra Entertainment</text:p>
          </table:table-cell>
          <table:table-cell office:value-type="string">
            <text:p>Dynamix, Inc.</text:p>
          </table:table-cell>
          <table:table-cell office:value-type="string">
            <text:p>Pool and Dart</text:p>
          </table:table-cell>
          <table:table-cell office:value-type="string">
            <text:p>2.9</text:p>
          </table:table-cell>
          <table:table-cell office:value-type="string">
            <text:p>1-4 Players</text:p>
          </table:table-cell>
          <table:table-cell office:value-type="string">
            <text:p>Play the various variants of Pool (snooker, 8-ball, billiards, and more) with 1-4 players (online or hotseat or AI). Multiple levels of difficulty, various options to ease you into the game such as auto-aim. There's even some weird tables and weird balls for you to try. Very decent graphics enhance the gameplay.</text:p>
          </table:table-cell>
          <table:table-cell table:formula="of:=CONCATENATE(&quot;&lt;game name=&quot;;CHAR(34);[.A193];CHAR(34);&quot;&gt; &lt;year&gt;&quot;;[.B193];&quot;&lt;/year&gt; &lt;rating&gt;&quot;;[.C193];&quot;&lt;/rating&gt; &lt;title&gt;&quot;;[.D193];&quot;&lt;/title&gt; &lt;pub&gt;&quot;;[.E193];&quot;&lt;/pub&gt; &lt;dev&gt;&quot;;[.F193];&quot;&lt;/dev&gt; &lt;genre&gt;&quot;;[.G193];&quot;&lt;/genre&gt; &lt;score&gt;&quot;;[.H193];&quot;&lt;/score&gt; &lt;player&gt;&quot;;[.I193];&quot;&lt;/player&gt; &lt;story&gt;&quot;;[.J193];&quot;&lt;/story&gt; &lt;/game&gt;&quot;)" office:value-type="string" office:string-value="&lt;game name=&quot;Maximum Pool (USA)&quot;&gt; &lt;year&gt;2000&lt;/year&gt; &lt;rating&gt;ESRB - K-A (Kids to Adults)&lt;/rating&gt; &lt;title&gt;Maximum Pool &lt;/title&gt; &lt;pub&gt;Sierra Entertainment&lt;/pub&gt; &lt;dev&gt;Dynamix, Inc.&lt;/dev&gt; &lt;genre&gt;Pool and Dart&lt;/genre&gt; &lt;score&gt;2.9&lt;/score&gt; &lt;player&gt;1-4 Players&lt;/player&gt; &lt;story&gt;Play the various variants of Pool (snooker, 8-ball, billiards, and more) with 1-4 players (online or hotseat or AI). Multiple levels of difficulty, various options to ease you into the game such as auto-aim. There's even some weird tables and weird balls for you to try. Very decent graphics enhance the gameplay.&lt;/story&gt; &lt;/game&gt;">
            <text:p>&lt;game name="Maximum Pool (USA)"&gt; &lt;year&gt;2000&lt;/year&gt; &lt;rating&gt;ESRB - K-A (Kids to Adults)&lt;/rating&gt; &lt;title&gt;Maximum Pool &lt;/title&gt; &lt;pub&gt;Sierra Entertainment&lt;/pub&gt; &lt;dev&gt;Dynamix, Inc.&lt;/dev&gt; &lt;genre&gt;Pool and Dart&lt;/genre&gt; &lt;score&gt;2.9&lt;/score&gt; &lt;player&gt;1-4 Players&lt;/player&gt; &lt;story&gt;Play the various variants of Pool (snooker, 8-ball, billiards, and more) with 1-4 players (online or hotseat or AI). Multiple levels of difficulty, various options to ease you into the game such as auto-aim. There's even some weird tables and weird balls for you to try. Very decent graphics enhance the gameplay.&lt;/story&gt; &lt;/game&gt;</text:p>
          </table:table-cell>
        </table:table-row>
        <table:table-row table:style-name="ro1">
          <table:table-cell office:value-type="string">
            <text:p>NBA Hoopz (USA)</text:p>
          </table:table-cell>
          <table:table-cell office:value-type="float" office:value="2001">
            <text:p>2001</text:p>
          </table:table-cell>
          <table:table-cell office:value-type="string">
            <text:p>ESRB - E (Everyone)</text:p>
          </table:table-cell>
          <table:table-cell office:value-type="string">
            <text:p>NBA Hoopz </text:p>
          </table:table-cell>
          <table:table-cell office:value-type="string">
            <text:p>Midway</text:p>
          </table:table-cell>
          <table:table-cell office:value-type="string">
            <text:p>Eurocom Developments Ltd</text:p>
          </table:table-cell>
          <table:table-cell office:value-type="string">
            <text:p>Basketball/Sports</text:p>
          </table:table-cell>
          <table:table-cell office:value-type="string">
            <text:p>3.8</text:p>
          </table:table-cell>
          <table:table-cell office:value-type="string">
            <text:p>1-4 Players</text:p>
          </table:table-cell>
          <table:table-cell office:value-type="string">
            <text:p>Play three-on-three basketball in the arcade style of older Midway games, such as NBA Jam and NBA Showtime. <text:s/>Besides playing regular games, you can also play mini-games like Around the World and 21.</text:p>
          </table:table-cell>
          <table:table-cell table:formula="of:=CONCATENATE(&quot;&lt;game name=&quot;;CHAR(34);[.A194];CHAR(34);&quot;&gt; &lt;year&gt;&quot;;[.B194];&quot;&lt;/year&gt; &lt;rating&gt;&quot;;[.C194];&quot;&lt;/rating&gt; &lt;title&gt;&quot;;[.D194];&quot;&lt;/title&gt; &lt;pub&gt;&quot;;[.E194];&quot;&lt;/pub&gt; &lt;dev&gt;&quot;;[.F194];&quot;&lt;/dev&gt; &lt;genre&gt;&quot;;[.G194];&quot;&lt;/genre&gt; &lt;score&gt;&quot;;[.H194];&quot;&lt;/score&gt; &lt;player&gt;&quot;;[.I194];&quot;&lt;/player&gt; &lt;story&gt;&quot;;[.J194];&quot;&lt;/story&gt; &lt;/game&gt;&quot;)" office:value-type="string" office:string-value="&lt;game name=&quot;NBA Hoopz (USA)&quot;&gt; &lt;year&gt;2001&lt;/year&gt; &lt;rating&gt;ESRB - E (Everyone)&lt;/rating&gt; &lt;title&gt;NBA Hoopz &lt;/title&gt; &lt;pub&gt;Midway&lt;/pub&gt; &lt;dev&gt;Eurocom Developments Ltd&lt;/dev&gt; &lt;genre&gt;Basketball/Sports&lt;/genre&gt; &lt;score&gt;3.8&lt;/score&gt; &lt;player&gt;1-4 Players&lt;/player&gt; &lt;story&gt;Play three-on-three basketball in the arcade style of older Midway games, such as NBA Jam and NBA Showtime.  Besides playing regular games, you can also play mini-games like Around the World and 21.&lt;/story&gt; &lt;/game&gt;">
            <text:p>&lt;game name="NBA Hoopz (USA)"&gt; &lt;year&gt;2001&lt;/year&gt; &lt;rating&gt;ESRB - E (Everyone)&lt;/rating&gt; &lt;title&gt;NBA Hoopz &lt;/title&gt; &lt;pub&gt;Midway&lt;/pub&gt; &lt;dev&gt;Eurocom Developments Ltd&lt;/dev&gt; &lt;genre&gt;Basketball/Sports&lt;/genre&gt; &lt;score&gt;3.8&lt;/score&gt; &lt;player&gt;1-4 Players&lt;/player&gt; &lt;story&gt;Play three-on-three basketball in the arcade style of older Midway games, such as NBA Jam and NBA Showtime. <text:s/>Besides playing regular games, you can also play mini-games like Around the World and 21.&lt;/story&gt; &lt;/game&gt;</text:p>
          </table:table-cell>
        </table:table-row>
        <table:table-row table:style-name="ro1">
          <table:table-cell office:value-type="string">
            <text:p>POD - Speedzone (USA)</text:p>
          </table:table-cell>
          <table:table-cell office:value-type="float" office:value="2000">
            <text:p>2000</text:p>
          </table:table-cell>
          <table:table-cell office:value-type="string">
            <text:p>ESRB - E (Everyone)</text:p>
          </table:table-cell>
          <table:table-cell office:value-type="string">
            <text:p>POD - Speedzone </text:p>
          </table:table-cell>
          <table:table-cell office:value-type="string">
            <text:p>Ubisoft</text:p>
          </table:table-cell>
          <table:table-cell office:value-type="string">
            <text:p>Ubi Soft SRL</text:p>
          </table:table-cell>
          <table:table-cell office:value-type="string">
            <text:p>Driving</text:p>
          </table:table-cell>
          <table:table-cell office:value-type="string">
            <text:p>3.5</text:p>
          </table:table-cell>
          <table:table-cell office:value-type="string">
            <text:p>1-4 Players</text:p>
          </table:table-cell>
          <table:table-cell office:value-type="string">
            <text:p>POD SpeedZone is the sequel to the original POD for the PC. <text:s/>It is a simple, futuristic racer, where you are able to attack your opponents. <text:s/>You are a miner on the colony of Damethra, and an alien virus has taken over the cars on the colony, creating mutant cars. <text:s/>It was one of the first games playable on SegaNet, and one of the only games to support the Dreamcast Broadband Adaptor. <text:s/>This game features eight different vehicles to use on five 3D tracks.</text:p>
          </table:table-cell>
          <table:table-cell table:formula="of:=CONCATENATE(&quot;&lt;game name=&quot;;CHAR(34);[.A195];CHAR(34);&quot;&gt; &lt;year&gt;&quot;;[.B195];&quot;&lt;/year&gt; &lt;rating&gt;&quot;;[.C195];&quot;&lt;/rating&gt; &lt;title&gt;&quot;;[.D195];&quot;&lt;/title&gt; &lt;pub&gt;&quot;;[.E195];&quot;&lt;/pub&gt; &lt;dev&gt;&quot;;[.F195];&quot;&lt;/dev&gt; &lt;genre&gt;&quot;;[.G195];&quot;&lt;/genre&gt; &lt;score&gt;&quot;;[.H195];&quot;&lt;/score&gt; &lt;player&gt;&quot;;[.I195];&quot;&lt;/player&gt; &lt;story&gt;&quot;;[.J195];&quot;&lt;/story&gt; &lt;/game&gt;&quot;)" office:value-type="string" office:string-value="&lt;game name=&quot;POD - Speedzone (USA)&quot;&gt; &lt;year&gt;2000&lt;/year&gt; &lt;rating&gt;ESRB - E (Everyone)&lt;/rating&gt; &lt;title&gt;POD - Speedzone &lt;/title&gt; &lt;pub&gt;Ubisoft&lt;/pub&gt; &lt;dev&gt;Ubi Soft SRL&lt;/dev&gt; &lt;genre&gt;Driving&lt;/genre&gt; &lt;score&gt;3.5&lt;/score&gt; &lt;player&gt;1-4 Players&lt;/player&gt; &lt;story&gt;POD SpeedZone is the sequel to the original POD for the PC.  It is a simple, futuristic racer, where you are able to attack your opponents.  You are a miner on the colony of Damethra, and an alien virus has taken over the cars on the colony, creating mutant cars.  It was one of the first games playable on SegaNet, and one of the only games to support the Dreamcast Broadband Adaptor.  This game features eight different vehicles to use on five 3D tracks.&lt;/story&gt; &lt;/game&gt;">
            <text:p>&lt;game name="POD - Speedzone (USA)"&gt; &lt;year&gt;2000&lt;/year&gt; &lt;rating&gt;ESRB - E (Everyone)&lt;/rating&gt; &lt;title&gt;POD - Speedzone &lt;/title&gt; &lt;pub&gt;Ubisoft&lt;/pub&gt; &lt;dev&gt;Ubi Soft SRL&lt;/dev&gt; &lt;genre&gt;Driving&lt;/genre&gt; &lt;score&gt;3.5&lt;/score&gt; &lt;player&gt;1-4 Players&lt;/player&gt; &lt;story&gt;POD SpeedZone is the sequel to the original POD for the PC. <text:s/>It is a simple, futuristic racer, where you are able to attack your opponents. <text:s/>You are a miner on the colony of Damethra, and an alien virus has taken over the cars on the colony, creating mutant cars. <text:s/>It was one of the first games playable on SegaNet, and one of the only games to support the Dreamcast Broadband Adaptor. <text:s/>This game features eight different vehicles to use on five 3D tracks.&lt;/story&gt; &lt;/game&gt;</text:p>
          </table:table-cell>
        </table:table-row>
        <table:table-row table:style-name="ro1">
          <table:table-cell office:value-type="string">
            <text:p>Hydro Thunder (USA)</text:p>
          </table:table-cell>
          <table:table-cell office:value-type="float" office:value="1999">
            <text:p>1999</text:p>
          </table:table-cell>
          <table:table-cell office:value-type="string">
            <text:p>ESRB - E (Everyone)</text:p>
          </table:table-cell>
          <table:table-cell office:value-type="string">
            <text:p>Hydro Thunder </text:p>
          </table:table-cell>
          <table:table-cell office:value-type="string">
            <text:p>Midway</text:p>
          </table:table-cell>
          <table:table-cell office:value-type="string">
            <text:p>Eurocom</text:p>
          </table:table-cell>
          <table:table-cell office:value-type="string">
            <text:p>Driving</text:p>
          </table:table-cell>
          <table:table-cell office:value-type="string">
            <text:p>3.9</text:p>
          </table:table-cell>
          <table:table-cell office:value-type="string">
            <text:p>1-2 Players</text:p>
          </table:table-cell>
          <table:table-cell office:value-type="string">
            <text:p>Port of Midway's arcade boat-racer. The premise is non-existent, you simply rev up the engines and go on 13 water courses set in Antarctica, the far east, the Greek isles, etc. on different types of futuristic boats. Races use the usual arcade checkpoint system and scattered across the courses you'll find an assortment of power-ups and upgrades like nitro boosters. ****Graphics are entirely 3D with reflective water effects and realistic bouncing and bucking in the boats. Multiplayer competitions are supported for 2 players on the PlayStation version.</text:p>
          </table:table-cell>
          <table:table-cell table:formula="of:=CONCATENATE(&quot;&lt;game name=&quot;;CHAR(34);[.A196];CHAR(34);&quot;&gt; &lt;year&gt;&quot;;[.B196];&quot;&lt;/year&gt; &lt;rating&gt;&quot;;[.C196];&quot;&lt;/rating&gt; &lt;title&gt;&quot;;[.D196];&quot;&lt;/title&gt; &lt;pub&gt;&quot;;[.E196];&quot;&lt;/pub&gt; &lt;dev&gt;&quot;;[.F196];&quot;&lt;/dev&gt; &lt;genre&gt;&quot;;[.G196];&quot;&lt;/genre&gt; &lt;score&gt;&quot;;[.H196];&quot;&lt;/score&gt; &lt;player&gt;&quot;;[.I196];&quot;&lt;/player&gt; &lt;story&gt;&quot;;[.J196];&quot;&lt;/story&gt; &lt;/game&gt;&quot;)" office:value-type="string" office:string-value="&lt;game name=&quot;Hydro Thunder (USA)&quot;&gt; &lt;year&gt;1999&lt;/year&gt; &lt;rating&gt;ESRB - E (Everyone)&lt;/rating&gt; &lt;title&gt;Hydro Thunder &lt;/title&gt; &lt;pub&gt;Midway&lt;/pub&gt; &lt;dev&gt;Eurocom&lt;/dev&gt; &lt;genre&gt;Driving&lt;/genre&gt; &lt;score&gt;3.9&lt;/score&gt; &lt;player&gt;1-2 Players&lt;/player&gt; &lt;story&gt;Port of Midway's arcade boat-racer. The premise is non-existent, you simply rev up the engines and go on 13 water courses set in Antarctica, the far east, the Greek isles, etc. on different types of futuristic boats. Races use the usual arcade checkpoint system and scattered across the courses you'll find an assortment of power-ups and upgrades like nitro boosters. ****Graphics are entirely 3D with reflective water effects and realistic bouncing and bucking in the boats. Multiplayer competitions are supported for 2 players on the PlayStation version.&lt;/story&gt; &lt;/game&gt;">
            <text:p>&lt;game name="Hydro Thunder (USA)"&gt; &lt;year&gt;1999&lt;/year&gt; &lt;rating&gt;ESRB - E (Everyone)&lt;/rating&gt; &lt;title&gt;Hydro Thunder &lt;/title&gt; &lt;pub&gt;Midway&lt;/pub&gt; &lt;dev&gt;Eurocom&lt;/dev&gt; &lt;genre&gt;Driving&lt;/genre&gt; &lt;score&gt;3.9&lt;/score&gt; &lt;player&gt;1-2 Players&lt;/player&gt; &lt;story&gt;Port of Midway's arcade boat-racer. The premise is non-existent, you simply rev up the engines and go on 13 water courses set in Antarctica, the far east, the Greek isles, etc. on different types of futuristic boats. Races use the usual arcade checkpoint system and scattered across the courses you'll find an assortment of power-ups and upgrades like nitro boosters. ****Graphics are entirely 3D with reflective water effects and realistic bouncing and bucking in the boats. Multiplayer competitions are supported for 2 players on the PlayStation version.&lt;/story&gt; &lt;/game&gt;</text:p>
          </table:table-cell>
        </table:table-row>
        <table:table-row table:style-name="ro1">
          <table:table-cell office:value-type="string">
            <text:p>Power Stone 2 (USA)</text:p>
          </table:table-cell>
          <table:table-cell office:value-type="float" office:value="2000">
            <text:p>2000</text:p>
          </table:table-cell>
          <table:table-cell office:value-type="string">
            <text:p>ESRB - T (Teen)</text:p>
          </table:table-cell>
          <table:table-cell office:value-type="string">
            <text:p>Power Stone 2 </text:p>
          </table:table-cell>
          <table:table-cell office:value-type="string">
            <text:p>Capcom</text:p>
          </table:table-cell>
          <table:table-cell office:value-type="string">
            <text:p>Capcom Co., Ltd.</text:p>
          </table:table-cell>
          <table:table-cell office:value-type="string">
            <text:p>Fighter</text:p>
          </table:table-cell>
          <table:table-cell office:value-type="string">
            <text:p>3.9</text:p>
          </table:table-cell>
          <table:table-cell office:value-type="string">
            <text:p>1-4 Players</text:p>
          </table:table-cell>
          <table:table-cell office:value-type="string">
            <text:p>Power Stone 2 adds heaps of new characters and environments to the already established crew, however there are now 4 players doing battle at a time in both single and multiplayer modes.****This time, the top 2 from every round (in other words the two that survive each fight of 4 players) progress to the next round. And after a few rounds, you will battle it out with huge Bosses that take up most of the screen.****There are plenty of new power-ups that litter each arena (including guns, hammers, extra power stones and plenty more). You can also hop into a gun turret for extra blasting fun. And of course, the Power Stones are available to use.</text:p>
          </table:table-cell>
          <table:table-cell table:formula="of:=CONCATENATE(&quot;&lt;game name=&quot;;CHAR(34);[.A197];CHAR(34);&quot;&gt; &lt;year&gt;&quot;;[.B197];&quot;&lt;/year&gt; &lt;rating&gt;&quot;;[.C197];&quot;&lt;/rating&gt; &lt;title&gt;&quot;;[.D197];&quot;&lt;/title&gt; &lt;pub&gt;&quot;;[.E197];&quot;&lt;/pub&gt; &lt;dev&gt;&quot;;[.F197];&quot;&lt;/dev&gt; &lt;genre&gt;&quot;;[.G197];&quot;&lt;/genre&gt; &lt;score&gt;&quot;;[.H197];&quot;&lt;/score&gt; &lt;player&gt;&quot;;[.I197];&quot;&lt;/player&gt; &lt;story&gt;&quot;;[.J197];&quot;&lt;/story&gt; &lt;/game&gt;&quot;)" office:value-type="string" office:string-value="&lt;game name=&quot;Power Stone 2 (USA)&quot;&gt; &lt;year&gt;2000&lt;/year&gt; &lt;rating&gt;ESRB - T (Teen)&lt;/rating&gt; &lt;title&gt;Power Stone 2 &lt;/title&gt; &lt;pub&gt;Capcom&lt;/pub&gt; &lt;dev&gt;Capcom Co., Ltd.&lt;/dev&gt; &lt;genre&gt;Fighter&lt;/genre&gt; &lt;score&gt;3.9&lt;/score&gt; &lt;player&gt;1-4 Players&lt;/player&gt; &lt;story&gt;Power Stone 2 adds heaps of new characters and environments to the already established crew, however there are now 4 players doing battle at a time in both single and multiplayer modes.****This time, the top 2 from every round (in other words the two that survive each fight of 4 players) progress to the next round. And after a few rounds, you will battle it out with huge Bosses that take up most of the screen.****There are plenty of new power-ups that litter each arena (including guns, hammers, extra power stones and plenty more). You can also hop into a gun turret for extra blasting fun. And of course, the Power Stones are available to use.&lt;/story&gt; &lt;/game&gt;">
            <text:p>&lt;game name="Power Stone 2 (USA)"&gt; &lt;year&gt;2000&lt;/year&gt; &lt;rating&gt;ESRB - T (Teen)&lt;/rating&gt; &lt;title&gt;Power Stone 2 &lt;/title&gt; &lt;pub&gt;Capcom&lt;/pub&gt; &lt;dev&gt;Capcom Co., Ltd.&lt;/dev&gt; &lt;genre&gt;Fighter&lt;/genre&gt; &lt;score&gt;3.9&lt;/score&gt; &lt;player&gt;1-4 Players&lt;/player&gt; &lt;story&gt;Power Stone 2 adds heaps of new characters and environments to the already established crew, however there are now 4 players doing battle at a time in both single and multiplayer modes.****This time, the top 2 from every round (in other words the two that survive each fight of 4 players) progress to the next round. And after a few rounds, you will battle it out with huge Bosses that take up most of the screen.****There are plenty of new power-ups that litter each arena (including guns, hammers, extra power stones and plenty more). You can also hop into a gun turret for extra blasting fun. And of course, the Power Stones are available to use.&lt;/story&gt; &lt;/game&gt;</text:p>
          </table:table-cell>
        </table:table-row>
        <table:table-row table:style-name="ro1">
          <table:table-cell office:value-type="string">
            <text:p>Project Justice (USA)</text:p>
          </table:table-cell>
          <table:table-cell office:value-type="float" office:value="2001">
            <text:p>2001</text:p>
          </table:table-cell>
          <table:table-cell office:value-type="string">
            <text:p>ESRB - T (Teen)</text:p>
          </table:table-cell>
          <table:table-cell office:value-type="string">
            <text:p>Project Justice </text:p>
          </table:table-cell>
          <table:table-cell office:value-type="string">
            <text:p>Capcom</text:p>
          </table:table-cell>
          <table:table-cell office:value-type="string">
            <text:p>Capcom Co., Ltd.</text:p>
          </table:table-cell>
          <table:table-cell office:value-type="string">
            <text:p>Fighter</text:p>
          </table:table-cell>
          <table:table-cell office:value-type="string">
            <text:p>3.8</text:p>
          </table:table-cell>
          <table:table-cell office:value-type="string">
            <text:p>1-4 Players</text:p>
          </table:table-cell>
          <table:table-cell office:value-type="string">
            <text:p>Project Justice is the sequel to Shiritsu Justice Gakuen: Nekketsu Seishun Nikki 2. It once more thrusts you into the shoes of a team of students, trying to find out what is causing all the bizarre events.****Players pick a school to fight for and smash their way through the other schools, questioning them until you find out what is happening. The gameplay is very similar in style to the original Rival Schools, featuring bombastic special moves and team-up attacks, along with the same, highly caricatured students.</text:p>
          </table:table-cell>
          <table:table-cell table:formula="of:=CONCATENATE(&quot;&lt;game name=&quot;;CHAR(34);[.A198];CHAR(34);&quot;&gt; &lt;year&gt;&quot;;[.B198];&quot;&lt;/year&gt; &lt;rating&gt;&quot;;[.C198];&quot;&lt;/rating&gt; &lt;title&gt;&quot;;[.D198];&quot;&lt;/title&gt; &lt;pub&gt;&quot;;[.E198];&quot;&lt;/pub&gt; &lt;dev&gt;&quot;;[.F198];&quot;&lt;/dev&gt; &lt;genre&gt;&quot;;[.G198];&quot;&lt;/genre&gt; &lt;score&gt;&quot;;[.H198];&quot;&lt;/score&gt; &lt;player&gt;&quot;;[.I198];&quot;&lt;/player&gt; &lt;story&gt;&quot;;[.J198];&quot;&lt;/story&gt; &lt;/game&gt;&quot;)" office:value-type="string" office:string-value="&lt;game name=&quot;Project Justice (USA)&quot;&gt; &lt;year&gt;2001&lt;/year&gt; &lt;rating&gt;ESRB - T (Teen)&lt;/rating&gt; &lt;title&gt;Project Justice &lt;/title&gt; &lt;pub&gt;Capcom&lt;/pub&gt; &lt;dev&gt;Capcom Co., Ltd.&lt;/dev&gt; &lt;genre&gt;Fighter&lt;/genre&gt; &lt;score&gt;3.8&lt;/score&gt; &lt;player&gt;1-4 Players&lt;/player&gt; &lt;story&gt;Project Justice is the sequel to Shiritsu Justice Gakuen: Nekketsu Seishun Nikki 2. It once more thrusts you into the shoes of a team of students, trying to find out what is causing all the bizarre events.****Players pick a school to fight for and smash their way through the other schools, questioning them until you find out what is happening. The gameplay is very similar in style to the original Rival Schools, featuring bombastic special moves and team-up attacks, along with the same, highly caricatured students.&lt;/story&gt; &lt;/game&gt;">
            <text:p>&lt;game name="Project Justice (USA)"&gt; &lt;year&gt;2001&lt;/year&gt; &lt;rating&gt;ESRB - T (Teen)&lt;/rating&gt; &lt;title&gt;Project Justice &lt;/title&gt; &lt;pub&gt;Capcom&lt;/pub&gt; &lt;dev&gt;Capcom Co., Ltd.&lt;/dev&gt; &lt;genre&gt;Fighter&lt;/genre&gt; &lt;score&gt;3.8&lt;/score&gt; &lt;player&gt;1-4 Players&lt;/player&gt; &lt;story&gt;Project Justice is the sequel to Shiritsu Justice Gakuen: Nekketsu Seishun Nikki 2. It once more thrusts you into the shoes of a team of students, trying to find out what is causing all the bizarre events.****Players pick a school to fight for and smash their way through the other schools, questioning them until you find out what is happening. The gameplay is very similar in style to the original Rival Schools, featuring bombastic special moves and team-up attacks, along with the same, highly caricatured students.&lt;/story&gt; &lt;/game&gt;</text:p>
          </table:table-cell>
        </table:table-row>
        <table:table-row table:style-name="ro1">
          <table:table-cell office:value-type="string">
            <text:p>Psychic Force 2012 (USA)</text:p>
          </table:table-cell>
          <table:table-cell office:value-type="float" office:value="1999">
            <text:p>1999</text:p>
          </table:table-cell>
          <table:table-cell office:value-type="string">
            <text:p>ESRB - T (Teen)</text:p>
          </table:table-cell>
          <table:table-cell office:value-type="string">
            <text:p>Psychic Force 2012 </text:p>
          </table:table-cell>
          <table:table-cell office:value-type="string">
            <text:p>Acclaim</text:p>
          </table:table-cell>
          <table:table-cell office:value-type="string">
            <text:p>Taito Corporation</text:p>
          </table:table-cell>
          <table:table-cell office:value-type="string">
            <text:p>Fighter</text:p>
          </table:table-cell>
          <table:table-cell office:value-type="string">
            <text:p>3.4</text:p>
          </table:table-cell>
          <table:table-cell office:value-type="string">
            <text:p>1-2 Players</text:p>
          </table:table-cell>
          <table:table-cell office:value-type="string">
            <text:p>Psychic Force 2012, <text:s/>the sequel to Psychic Force, <text:s/>is a one-on-one fighting game with a twist. The matches take place inside a giant floating cube. You are able to fly, using your psychic abilities, around a 3D arena with six walls. Each of the ten available characters, Might, Regina, Wendy, Emilio, Setsuna, Patty, Gudeath, Genshin, Carlo, and Gates, are controlled with three buttons: guard, weak attack and strong attack. The effect varies with the distance. Next to the regular life meter, there is also a power meter. By using special moves, the meter is drained and your moves are limited. It is possible to recharge, and the capacity of the power meter expands when you lose a lot of health.****Additionally, each fighter has its own unique moves, energy attacks and a weapon, which they use, mid-flight, to pummel their opponent. There are three main game modes: training, versus and a story mode using static anime-inspired images and in-engine cut scenes to tell the story. The story centers around two groups of psychics with differing ideals about co-existence with humans. In the middle of this are several neutral psychics with ties to members in either group.****The later PlayStation port, renamed to Psychic Force 2, adds the 3 missing characters from the first game (Genma, Brad and Sonia), the psy-expand mode where the player can play a series of special battles to learn other character attacks, and an anime intro video replacing the original in-game intro. It also lowers the overall difficulty of the CPU fighters and makes some control adjustments (for instance the shield can now optionally be enabled with a single button). Of course, the graphics were notably degraded.</text:p>
          </table:table-cell>
          <table:table-cell table:formula="of:=CONCATENATE(&quot;&lt;game name=&quot;;CHAR(34);[.A199];CHAR(34);&quot;&gt; &lt;year&gt;&quot;;[.B199];&quot;&lt;/year&gt; &lt;rating&gt;&quot;;[.C199];&quot;&lt;/rating&gt; &lt;title&gt;&quot;;[.D199];&quot;&lt;/title&gt; &lt;pub&gt;&quot;;[.E199];&quot;&lt;/pub&gt; &lt;dev&gt;&quot;;[.F199];&quot;&lt;/dev&gt; &lt;genre&gt;&quot;;[.G199];&quot;&lt;/genre&gt; &lt;score&gt;&quot;;[.H199];&quot;&lt;/score&gt; &lt;player&gt;&quot;;[.I199];&quot;&lt;/player&gt; &lt;story&gt;&quot;;[.J199];&quot;&lt;/story&gt; &lt;/game&gt;&quot;)" office:value-type="string" office:string-value="&lt;game name=&quot;Psychic Force 2012 (USA)&quot;&gt; &lt;year&gt;1999&lt;/year&gt; &lt;rating&gt;ESRB - T (Teen)&lt;/rating&gt; &lt;title&gt;Psychic Force 2012 &lt;/title&gt; &lt;pub&gt;Acclaim&lt;/pub&gt; &lt;dev&gt;Taito Corporation&lt;/dev&gt; &lt;genre&gt;Fighter&lt;/genre&gt; &lt;score&gt;3.4&lt;/score&gt; &lt;player&gt;1-2 Players&lt;/player&gt; &lt;story&gt;Psychic Force 2012,  the sequel to Psychic Force,  is a one-on-one fighting game with a twist. The matches take place inside a giant floating cube. You are able to fly, using your psychic abilities, around a 3D arena with six walls. Each of the ten available characters, Might, Regina, Wendy, Emilio, Setsuna, Patty, Gudeath, Genshin, Carlo, and Gates, are controlled with three buttons: guard, weak attack and strong attack. The effect varies with the distance. Next to the regular life meter, there is also a power meter. By using special moves, the meter is drained and your moves are limited. It is possible to recharge, and the capacity of the power meter expands when you lose a lot of health.****Additionally, each fighter has its own unique moves, energy attacks and a weapon, which they use, mid-flight, to pummel their opponent. There are three main game modes: training, versus and a story mode using static anime-inspired images and in-engine cut scenes to tell the story. The story centers around two groups of psychics with differing ideals about co-existence with humans. In the middle of this are several neutral psychics with ties to members in either group.****The later PlayStation port, renamed to Psychic Force 2, adds the 3 missing characters from the first game (Genma, Brad and Sonia), the psy-expand mode where the player can play a series of special battles to learn other character attacks, and an anime intro video replacing the original in-game intro. It also lowers the overall difficulty of the CPU fighters and makes some control adjustments (for instance the shield can now optionally be enabled with a single button). Of course, the graphics were notably degraded.&lt;/story&gt; &lt;/game&gt;">
            <text:p>&lt;game name="Psychic Force 2012 (USA)"&gt; &lt;year&gt;1999&lt;/year&gt; &lt;rating&gt;ESRB - T (Teen)&lt;/rating&gt; &lt;title&gt;Psychic Force 2012 &lt;/title&gt; &lt;pub&gt;Acclaim&lt;/pub&gt; &lt;dev&gt;Taito Corporation&lt;/dev&gt; &lt;genre&gt;Fighter&lt;/genre&gt; &lt;score&gt;3.4&lt;/score&gt; &lt;player&gt;1-2 Players&lt;/player&gt; &lt;story&gt;Psychic Force 2012, <text:s/>the sequel to Psychic Force, <text:s/>is a one-on-one fighting game with a twist. The matches take place inside a giant floating cube. You are able to fly, using your psychic abilities, around a 3D arena with six walls. Each of the ten available characters, Might, Regina, Wendy, Emilio, Setsuna, Patty, Gudeath, Genshin, Carlo, and Gates, are controlled with three buttons: guard, weak attack and strong attack. The effect varies with the distance. Next to the regular life meter, there is also a power meter. By using special moves, the meter is drained and your moves are limited. It is possible to recharge, and the capacity of the power meter expands when you lose a lot of health.****Additionally, each fighter has its own unique moves, energy attacks and a weapon, which they use, mid-flight, to pummel their opponent. There are three main game modes: training, versus and a story mode using static anime-inspired images and in-engine cut scenes to tell the story. The story centers around two groups of psychics with differing ideals about co-existence with humans. In the middle of this are several neutral psychics with ties to members in either group.****The later PlayStation port, renamed to Psychic Force 2, adds the 3 missing characters from the first game (Genma, Brad and Sonia), the psy-expand mode where the player can play a series of special battles to learn other character attacks, and an anime intro video replacing the original in-game intro. It also lowers the overall difficulty of the CPU fighters and makes some control adjustments (for instance the shield can now optionally be enabled with a single button). Of course, the graphics were notably degraded.&lt;/story&gt; &lt;/game&gt;</text:p>
          </table:table-cell>
        </table:table-row>
        <table:table-row table:style-name="ro1">
          <table:table-cell office:value-type="string">
            <text:p>Psyvariar 2 - The Will to Fabricate (Japan)</text:p>
          </table:table-cell>
          <table:table-cell office:value-type="float" office:value="2004">
            <text:p>2004</text:p>
          </table:table-cell>
          <table:table-cell office:value-type="string">
            <text:p>ESRB - E (Everyone)</text:p>
          </table:table-cell>
          <table:table-cell office:value-type="string">
            <text:p>Psyvariar 2 - The Will to Fabricate </text:p>
          </table:table-cell>
          <table:table-cell office:value-type="string">
            <text:p>Success</text:p>
          </table:table-cell>
          <table:table-cell office:value-type="string">
            <text:p>Skonec </text:p>
          </table:table-cell>
          <table:table-cell office:value-type="string">
            <text:p>Shoot-'Em-Up</text:p>
          </table:table-cell>
          <table:table-cell office:value-type="string">
            <text:p>4.1</text:p>
          </table:table-cell>
          <table:table-cell office:value-type="string">
            <text:p>1 Player</text:p>
          </table:table-cell>
          <table:table-cell office:value-type="string">
            <text:p>Psyvariar 2 is another specimen of the recent breed of "newschool" arcade shoot'em'ups (other examples being Ikaruga and Border Down). As many other recently released shoot'em'ups, it combines basic arcade shooter gameplay with modern 3D graphics to liven up the genre. The level backgrounds as well as all enemies are modeled in full 3D, with the action taking place in a vertically scrolling two-dimensional plane which moves through the level.****As most of the other new-style SHMUPs, Psyvariar 2 has a gimmick: getting close to enemies or shots without actually being hit is called "buzzing" and yields massive extra score. In addition, the player ship's rate of fire is rather slow by default and can be raised by shaking the ship left and right a few times and then keeping moving horizontally - as soon as the horizontal movement stops, the fire rate drops down to normal again. ****As in most other of the new Japanese style of shoot'em'ups, there are usually an <text:s/>extremely high number of enemy shots on the screen. All these factors combine to make learning precise control a central part of the game.</text:p>
          </table:table-cell>
          <table:table-cell table:formula="of:=CONCATENATE(&quot;&lt;game name=&quot;;CHAR(34);[.A200];CHAR(34);&quot;&gt; &lt;year&gt;&quot;;[.B200];&quot;&lt;/year&gt; &lt;rating&gt;&quot;;[.C200];&quot;&lt;/rating&gt; &lt;title&gt;&quot;;[.D200];&quot;&lt;/title&gt; &lt;pub&gt;&quot;;[.E200];&quot;&lt;/pub&gt; &lt;dev&gt;&quot;;[.F200];&quot;&lt;/dev&gt; &lt;genre&gt;&quot;;[.G200];&quot;&lt;/genre&gt; &lt;score&gt;&quot;;[.H200];&quot;&lt;/score&gt; &lt;player&gt;&quot;;[.I200];&quot;&lt;/player&gt; &lt;story&gt;&quot;;[.J200];&quot;&lt;/story&gt; &lt;/game&gt;&quot;)" office:value-type="string" office:string-value="&lt;game name=&quot;Psyvariar 2 - The Will to Fabricate (Japan)&quot;&gt; &lt;year&gt;2004&lt;/year&gt; &lt;rating&gt;ESRB - E (Everyone)&lt;/rating&gt; &lt;title&gt;Psyvariar 2 - The Will to Fabricate &lt;/title&gt; &lt;pub&gt;Success&lt;/pub&gt; &lt;dev&gt;Skonec &lt;/dev&gt; &lt;genre&gt;Shoot-'Em-Up&lt;/genre&gt; &lt;score&gt;4.1&lt;/score&gt; &lt;player&gt;1 Player&lt;/player&gt; &lt;story&gt;Psyvariar 2 is another specimen of the recent breed of &quot;newschool&quot; arcade shoot'em'ups (other examples being Ikaruga and Border Down). As many other recently released shoot'em'ups, it combines basic arcade shooter gameplay with modern 3D graphics to liven up the genre. The level backgrounds as well as all enemies are modeled in full 3D, with the action taking place in a vertically scrolling two-dimensional plane which moves through the level.****As most of the other new-style SHMUPs, Psyvariar 2 has a gimmick: getting close to enemies or shots without actually being hit is called &quot;buzzing&quot; and yields massive extra score. In addition, the player ship's rate of fire is rather slow by default and can be raised by shaking the ship left and right a few times and then keeping moving horizontally - as soon as the horizontal movement stops, the fire rate drops down to normal again. ****As in most other of the new Japanese style of shoot'em'ups, there are usually an  extremely high number of enemy shots on the screen. All these factors combine to make learning precise control a central part of the game.&lt;/story&gt; &lt;/game&gt;">
            <text:p>&lt;game name="Psyvariar 2 - The Will to Fabricate (Japan)"&gt; &lt;year&gt;2004&lt;/year&gt; &lt;rating&gt;ESRB - E (Everyone)&lt;/rating&gt; &lt;title&gt;Psyvariar 2 - The Will to Fabricate &lt;/title&gt; &lt;pub&gt;Success&lt;/pub&gt; &lt;dev&gt;Skonec &lt;/dev&gt; &lt;genre&gt;Shoot-'Em-Up&lt;/genre&gt; &lt;score&gt;4.1&lt;/score&gt; &lt;player&gt;1 Player&lt;/player&gt; &lt;story&gt;Psyvariar 2 is another specimen of the recent breed of "newschool" arcade shoot'em'ups (other examples being Ikaruga and Border Down). As many other recently released shoot'em'ups, it combines basic arcade shooter gameplay with modern 3D graphics to liven up the genre. The level backgrounds as well as all enemies are modeled in full 3D, with the action taking place in a vertically scrolling two-dimensional plane which moves through the level.****As most of the other new-style SHMUPs, Psyvariar 2 has a gimmick: getting close to enemies or shots without actually being hit is called "buzzing" and yields massive extra score. In addition, the player ship's rate of fire is rather slow by default and can be raised by shaking the ship left and right a few times and then keeping moving horizontally - as soon as the horizontal movement stops, the fire rate drops down to normal again. ****As in most other of the new Japanese style of shoot'em'ups, there are usually an <text:s/>extremely high number of enemy shots on the screen. All these factors combine to make learning precise control a central part of the game.&lt;/story&gt; &lt;/game&gt;</text:p>
          </table:table-cell>
        </table:table-row>
        <table:table-row table:style-name="ro1">
          <table:table-cell office:value-type="string">
            <text:p>Puyo Puyo 4 (Japan)</text:p>
          </table:table-cell>
          <table:table-cell office:value-type="float" office:value="1999">
            <text:p>1999</text:p>
          </table:table-cell>
          <table:table-cell office:value-type="string">
            <text:p>ESRB - E (Everyone)</text:p>
          </table:table-cell>
          <table:table-cell office:value-type="string">
            <text:p>Puyo Puyo 4 </text:p>
          </table:table-cell>
          <table:table-cell office:value-type="string">
            <text:p>Sega</text:p>
          </table:table-cell>
          <table:table-cell office:value-type="string">
            <text:p>Compile</text:p>
          </table:table-cell>
          <table:table-cell office:value-type="string">
            <text:p>Puzzle</text:p>
          </table:table-cell>
          <table:table-cell office:value-type="string">
            <text:p>4.2</text:p>
          </table:table-cell>
          <table:table-cell office:value-type="string">
            <text:p>1-4 Players</text:p>
          </table:table-cell>
          <table:table-cell office:value-type="string">
            <text:p>Puyo Puyo~n (also called Puyo Puyo 4, based on a Japanese playword), is the fourth installment of the Puyo Puyo puzzle-game series.****It features a single player story mode, where the main character (Arle) encounters different characters in their specific locations, and engages them in a Puyo Puyo puzzle battle.****Other modes allows up to 4 players to battle.</text:p>
          </table:table-cell>
          <table:table-cell table:formula="of:=CONCATENATE(&quot;&lt;game name=&quot;;CHAR(34);[.A201];CHAR(34);&quot;&gt; &lt;year&gt;&quot;;[.B201];&quot;&lt;/year&gt; &lt;rating&gt;&quot;;[.C201];&quot;&lt;/rating&gt; &lt;title&gt;&quot;;[.D201];&quot;&lt;/title&gt; &lt;pub&gt;&quot;;[.E201];&quot;&lt;/pub&gt; &lt;dev&gt;&quot;;[.F201];&quot;&lt;/dev&gt; &lt;genre&gt;&quot;;[.G201];&quot;&lt;/genre&gt; &lt;score&gt;&quot;;[.H201];&quot;&lt;/score&gt; &lt;player&gt;&quot;;[.I201];&quot;&lt;/player&gt; &lt;story&gt;&quot;;[.J201];&quot;&lt;/story&gt; &lt;/game&gt;&quot;)" office:value-type="string" office:string-value="&lt;game name=&quot;Puyo Puyo 4 (Japan)&quot;&gt; &lt;year&gt;1999&lt;/year&gt; &lt;rating&gt;ESRB - E (Everyone)&lt;/rating&gt; &lt;title&gt;Puyo Puyo 4 &lt;/title&gt; &lt;pub&gt;Sega&lt;/pub&gt; &lt;dev&gt;Compile&lt;/dev&gt; &lt;genre&gt;Puzzle&lt;/genre&gt; &lt;score&gt;4.2&lt;/score&gt; &lt;player&gt;1-4 Players&lt;/player&gt; &lt;story&gt;Puyo Puyo~n (also called Puyo Puyo 4, based on a Japanese playword), is the fourth installment of the Puyo Puyo puzzle-game series.****It features a single player story mode, where the main character (Arle) encounters different characters in their specific locations, and engages them in a Puyo Puyo puzzle battle.****Other modes allows up to 4 players to battle.&lt;/story&gt; &lt;/game&gt;">
            <text:p>&lt;game name="Puyo Puyo 4 (Japan)"&gt; &lt;year&gt;1999&lt;/year&gt; &lt;rating&gt;ESRB - E (Everyone)&lt;/rating&gt; &lt;title&gt;Puyo Puyo 4 &lt;/title&gt; &lt;pub&gt;Sega&lt;/pub&gt; &lt;dev&gt;Compile&lt;/dev&gt; &lt;genre&gt;Puzzle&lt;/genre&gt; &lt;score&gt;4.2&lt;/score&gt; &lt;player&gt;1-4 Players&lt;/player&gt; &lt;story&gt;Puyo Puyo~n (also called Puyo Puyo 4, based on a Japanese playword), is the fourth installment of the Puyo Puyo puzzle-game series.****It features a single player story mode, where the main character (Arle) encounters different characters in their specific locations, and engages them in a Puyo Puyo puzzle battle.****Other modes allows up to 4 players to battle.&lt;/story&gt; &lt;/game&gt;</text:p>
          </table:table-cell>
        </table:table-row>
        <table:table-row table:style-name="ro1">
          <table:table-cell office:value-type="string">
            <text:p>NFL Quarterback Club 2000 (USA)</text:p>
          </table:table-cell>
          <table:table-cell office:value-type="float" office:value="1999">
            <text:p>1999</text:p>
          </table:table-cell>
          <table:table-cell office:value-type="string">
            <text:p>ESRB - E (Everyone)</text:p>
          </table:table-cell>
          <table:table-cell office:value-type="string">
            <text:p>NFL Quarterback Club 2000 </text:p>
          </table:table-cell>
          <table:table-cell office:value-type="string">
            <text:p>Acclaim</text:p>
          </table:table-cell>
          <table:table-cell office:value-type="string">
            <text:p>Acclaim Studios Austin</text:p>
          </table:table-cell>
          <table:table-cell office:value-type="string">
            <text:p>Football/Sports</text:p>
          </table:table-cell>
          <table:table-cell office:value-type="string">
            <text:p>1.4</text:p>
          </table:table-cell>
          <table:table-cell office:value-type="string">
            <text:p>1-4 Players</text:p>
          </table:table-cell>
          <table:table-cell office:value-type="string">
            <text:p>QC returns for another season. For the third time around, improvements over the previous titles include far more player detail and animations during plays (thanks to 1200 motion captured moves) and more moves and strategies.****In terms of gameplay, the usual assortment of options are included, from full team management (trades, drafting, etc.) to create a player and create a team modes. Play with 4 people in Tournament, Season, Playoffs, Pro Bowl and Exhibition games, along with the chance to re-live past Super Bowls.</text:p>
          </table:table-cell>
          <table:table-cell table:formula="of:=CONCATENATE(&quot;&lt;game name=&quot;;CHAR(34);[.A202];CHAR(34);&quot;&gt; &lt;year&gt;&quot;;[.B202];&quot;&lt;/year&gt; &lt;rating&gt;&quot;;[.C202];&quot;&lt;/rating&gt; &lt;title&gt;&quot;;[.D202];&quot;&lt;/title&gt; &lt;pub&gt;&quot;;[.E202];&quot;&lt;/pub&gt; &lt;dev&gt;&quot;;[.F202];&quot;&lt;/dev&gt; &lt;genre&gt;&quot;;[.G202];&quot;&lt;/genre&gt; &lt;score&gt;&quot;;[.H202];&quot;&lt;/score&gt; &lt;player&gt;&quot;;[.I202];&quot;&lt;/player&gt; &lt;story&gt;&quot;;[.J202];&quot;&lt;/story&gt; &lt;/game&gt;&quot;)" office:value-type="string" office:string-value="&lt;game name=&quot;NFL Quarterback Club 2000 (USA)&quot;&gt; &lt;year&gt;1999&lt;/year&gt; &lt;rating&gt;ESRB - E (Everyone)&lt;/rating&gt; &lt;title&gt;NFL Quarterback Club 2000 &lt;/title&gt; &lt;pub&gt;Acclaim&lt;/pub&gt; &lt;dev&gt;Acclaim Studios Austin&lt;/dev&gt; &lt;genre&gt;Football/Sports&lt;/genre&gt; &lt;score&gt;1.4&lt;/score&gt; &lt;player&gt;1-4 Players&lt;/player&gt; &lt;story&gt;QC returns for another season. For the third time around, improvements over the previous titles include far more player detail and animations during plays (thanks to 1200 motion captured moves) and more moves and strategies.****In terms of gameplay, the usual assortment of options are included, from full team management (trades, drafting, etc.) to create a player and create a team modes. Play with 4 people in Tournament, Season, Playoffs, Pro Bowl and Exhibition games, along with the chance to re-live past Super Bowls.&lt;/story&gt; &lt;/game&gt;">
            <text:p>&lt;game name="NFL Quarterback Club 2000 (USA)"&gt; &lt;year&gt;1999&lt;/year&gt; &lt;rating&gt;ESRB - E (Everyone)&lt;/rating&gt; &lt;title&gt;NFL Quarterback Club 2000 &lt;/title&gt; &lt;pub&gt;Acclaim&lt;/pub&gt; &lt;dev&gt;Acclaim Studios Austin&lt;/dev&gt; &lt;genre&gt;Football/Sports&lt;/genre&gt; &lt;score&gt;1.4&lt;/score&gt; &lt;player&gt;1-4 Players&lt;/player&gt; &lt;story&gt;QC returns for another season. For the third time around, improvements over the previous titles include far more player detail and animations during plays (thanks to 1200 motion captured moves) and more moves and strategies.****In terms of gameplay, the usual assortment of options are included, from full team management (trades, drafting, etc.) to create a player and create a team modes. Play with 4 people in Tournament, Season, Playoffs, Pro Bowl and Exhibition games, along with the chance to re-live past Super Bowls.&lt;/story&gt; &lt;/game&gt;</text:p>
          </table:table-cell>
        </table:table-row>
        <table:table-row table:style-name="ro1">
          <table:table-cell office:value-type="string">
            <text:p>Radirgy (Japan)</text:p>
          </table:table-cell>
          <table:table-cell office:value-type="float" office:value="2006">
            <text:p>2006</text:p>
          </table:table-cell>
          <table:table-cell office:value-type="string">
            <text:p>ESRB - E (Everyone)</text:p>
          </table:table-cell>
          <table:table-cell office:value-type="string">
            <text:p>Radirgy </text:p>
          </table:table-cell>
          <table:table-cell table:number-columns-repeated="2" office:value-type="string">
            <text:p>MileStone Inc.</text:p>
          </table:table-cell>
          <table:table-cell office:value-type="string">
            <text:p>Shoot-'Em-Up</text:p>
          </table:table-cell>
          <table:table-cell office:value-type="string">
            <text:p>3.9</text:p>
          </table:table-cell>
          <table:table-cell office:value-type="string">
            <text:p>1 Player</text:p>
          </table:table-cell>
          <table:table-cell office:value-type="string">
            <text:p>Radirgy is a vertical-screen top-down bullet-hell shooter originally developed by Milestone for Naomi arcade system and later released on Dreamcast.**Setting itself apart from many other top-down shooters on the system, the game features bright, cartoony, cell-shaded graphics. At the beginning, the player is given a choice of three different mecha-ships - one with a spread-gun, a weak homing laser, or a slow but powerful bubble gun. Additionally, each ship can use a sword for anything that gets too close, or specific enemies which can't be killed otherwise, a shield, which appears at the front of the ship once the player lets go of the fire button, and a smart-bomb-like field that can be extended around the player <text:s/>in a small circle, damaging enemies, absorbing their shots and turning them into points.</text:p>
          </table:table-cell>
          <table:table-cell table:formula="of:=CONCATENATE(&quot;&lt;game name=&quot;;CHAR(34);[.A203];CHAR(34);&quot;&gt; &lt;year&gt;&quot;;[.B203];&quot;&lt;/year&gt; &lt;rating&gt;&quot;;[.C203];&quot;&lt;/rating&gt; &lt;title&gt;&quot;;[.D203];&quot;&lt;/title&gt; &lt;pub&gt;&quot;;[.E203];&quot;&lt;/pub&gt; &lt;dev&gt;&quot;;[.F203];&quot;&lt;/dev&gt; &lt;genre&gt;&quot;;[.G203];&quot;&lt;/genre&gt; &lt;score&gt;&quot;;[.H203];&quot;&lt;/score&gt; &lt;player&gt;&quot;;[.I203];&quot;&lt;/player&gt; &lt;story&gt;&quot;;[.J203];&quot;&lt;/story&gt; &lt;/game&gt;&quot;)" office:value-type="string" office:string-value="&lt;game name=&quot;Radirgy (Japan)&quot;&gt; &lt;year&gt;2006&lt;/year&gt; &lt;rating&gt;ESRB - E (Everyone)&lt;/rating&gt; &lt;title&gt;Radirgy &lt;/title&gt; &lt;pub&gt;MileStone Inc.&lt;/pub&gt; &lt;dev&gt;MileStone Inc.&lt;/dev&gt; &lt;genre&gt;Shoot-'Em-Up&lt;/genre&gt; &lt;score&gt;3.9&lt;/score&gt; &lt;player&gt;1 Player&lt;/player&gt; &lt;story&gt;Radirgy is a vertical-screen top-down bullet-hell shooter originally developed by Milestone for Naomi arcade system and later released on Dreamcast.**Setting itself apart from many other top-down shooters on the system, the game features bright, cartoony, cell-shaded graphics. At the beginning, the player is given a choice of three different mecha-ships - one with a spread-gun, a weak homing laser, or a slow but powerful bubble gun. Additionally, each ship can use a sword for anything that gets too close, or specific enemies which can't be killed otherwise, a shield, which appears at the front of the ship once the player lets go of the fire button, and a smart-bomb-like field that can be extended around the player  in a small circle, damaging enemies, absorbing their shots and turning them into points.&lt;/story&gt; &lt;/game&gt;">
            <text:p>&lt;game name="Radirgy (Japan)"&gt; &lt;year&gt;2006&lt;/year&gt; &lt;rating&gt;ESRB - E (Everyone)&lt;/rating&gt; &lt;title&gt;Radirgy &lt;/title&gt; &lt;pub&gt;MileStone Inc.&lt;/pub&gt; &lt;dev&gt;MileStone Inc.&lt;/dev&gt; &lt;genre&gt;Shoot-'Em-Up&lt;/genre&gt; &lt;score&gt;3.9&lt;/score&gt; &lt;player&gt;1 Player&lt;/player&gt; &lt;story&gt;Radirgy is a vertical-screen top-down bullet-hell shooter originally developed by Milestone for Naomi arcade system and later released on Dreamcast.**Setting itself apart from many other top-down shooters on the system, the game features bright, cartoony, cell-shaded graphics. At the beginning, the player is given a choice of three different mecha-ships - one with a spread-gun, a weak homing laser, or a slow but powerful bubble gun. Additionally, each ship can use a sword for anything that gets too close, or specific enemies which can't be killed otherwise, a shield, which appears at the front of the ship once the player lets go of the fire button, and a smart-bomb-like field that can be extended around the player <text:s/>in a small circle, damaging enemies, absorbing their shots and turning them into points.&lt;/story&gt; &lt;/game&gt;</text:p>
          </table:table-cell>
        </table:table-row>
        <table:table-row table:style-name="ro1">
          <table:table-cell office:value-type="string">
            <text:p>Razor Freestyle Scooter (USA)</text:p>
          </table:table-cell>
          <table:table-cell office:value-type="float" office:value="2001">
            <text:p>2001</text:p>
          </table:table-cell>
          <table:table-cell office:value-type="string">
            <text:p>ESRB - E (Everyone)</text:p>
          </table:table-cell>
          <table:table-cell office:value-type="string">
            <text:p>Razor Freestyle Scooter </text:p>
          </table:table-cell>
          <table:table-cell office:value-type="string">
            <text:p>Crave</text:p>
          </table:table-cell>
          <table:table-cell office:value-type="string">
            <text:p>Shaba Games LLC</text:p>
          </table:table-cell>
          <table:table-cell office:value-type="string">
            <text:p>Sports</text:p>
          </table:table-cell>
          <table:table-cell office:value-type="string">
            <text:p>3.5</text:p>
          </table:table-cell>
          <table:table-cell office:value-type="string">
            <text:p>1-2 Players</text:p>
          </table:table-cell>
          <table:table-cell office:value-type="string">
            <text:p>Razor Freestyle Scooter is an extreme-sports style action game modeled around small, nimble scooters. <text:s/>In contrast to most games of this type, there is a story. <text:s/>A crazed giant robot has kidnapped your skating buddies. <text:s/>By completing skating challenges at the robot's sky fortress, you must rescue your friends.****You skate around 3 large areas and attempt to perform wild tricks, collect scooter wheels, and earn bonus time. By completing an objective on all 3 areas, you unlock a sky fortress level in which you can rescue a new skater to control.****Gameplay is based heavily on the Tony Hawk series of games. Tricks consist of button and direction presses, and can be strung together with grinds to create high-scoring combos.</text:p>
          </table:table-cell>
          <table:table-cell table:formula="of:=CONCATENATE(&quot;&lt;game name=&quot;;CHAR(34);[.A204];CHAR(34);&quot;&gt; &lt;year&gt;&quot;;[.B204];&quot;&lt;/year&gt; &lt;rating&gt;&quot;;[.C204];&quot;&lt;/rating&gt; &lt;title&gt;&quot;;[.D204];&quot;&lt;/title&gt; &lt;pub&gt;&quot;;[.E204];&quot;&lt;/pub&gt; &lt;dev&gt;&quot;;[.F204];&quot;&lt;/dev&gt; &lt;genre&gt;&quot;;[.G204];&quot;&lt;/genre&gt; &lt;score&gt;&quot;;[.H204];&quot;&lt;/score&gt; &lt;player&gt;&quot;;[.I204];&quot;&lt;/player&gt; &lt;story&gt;&quot;;[.J204];&quot;&lt;/story&gt; &lt;/game&gt;&quot;)" office:value-type="string" office:string-value="&lt;game name=&quot;Razor Freestyle Scooter (USA)&quot;&gt; &lt;year&gt;2001&lt;/year&gt; &lt;rating&gt;ESRB - E (Everyone)&lt;/rating&gt; &lt;title&gt;Razor Freestyle Scooter &lt;/title&gt; &lt;pub&gt;Crave&lt;/pub&gt; &lt;dev&gt;Shaba Games LLC&lt;/dev&gt; &lt;genre&gt;Sports&lt;/genre&gt; &lt;score&gt;3.5&lt;/score&gt; &lt;player&gt;1-2 Players&lt;/player&gt; &lt;story&gt;Razor Freestyle Scooter is an extreme-sports style action game modeled around small, nimble scooters.  In contrast to most games of this type, there is a story.  A crazed giant robot has kidnapped your skating buddies.  By completing skating challenges at the robot's sky fortress, you must rescue your friends.****You skate around 3 large areas and attempt to perform wild tricks, collect scooter wheels, and earn bonus time. By completing an objective on all 3 areas, you unlock a sky fortress level in which you can rescue a new skater to control.****Gameplay is based heavily on the Tony Hawk series of games. Tricks consist of button and direction presses, and can be strung together with grinds to create high-scoring combos.&lt;/story&gt; &lt;/game&gt;">
            <text:p>&lt;game name="Razor Freestyle Scooter (USA)"&gt; &lt;year&gt;2001&lt;/year&gt; &lt;rating&gt;ESRB - E (Everyone)&lt;/rating&gt; &lt;title&gt;Razor Freestyle Scooter &lt;/title&gt; &lt;pub&gt;Crave&lt;/pub&gt; &lt;dev&gt;Shaba Games LLC&lt;/dev&gt; &lt;genre&gt;Sports&lt;/genre&gt; &lt;score&gt;3.5&lt;/score&gt; &lt;player&gt;1-2 Players&lt;/player&gt; &lt;story&gt;Razor Freestyle Scooter is an extreme-sports style action game modeled around small, nimble scooters. <text:s/>In contrast to most games of this type, there is a story. <text:s/>A crazed giant robot has kidnapped your skating buddies. <text:s/>By completing skating challenges at the robot's sky fortress, you must rescue your friends.****You skate around 3 large areas and attempt to perform wild tricks, collect scooter wheels, and earn bonus time. By completing an objective on all 3 areas, you unlock a sky fortress level in which you can rescue a new skater to control.****Gameplay is based heavily on the Tony Hawk series of games. Tricks consist of button and direction presses, and can be strung together with grinds to create high-scoring combos.&lt;/story&gt; &lt;/game&gt;</text:p>
          </table:table-cell>
        </table:table-row>
        <table:table-row table:style-name="ro1">
          <table:table-cell office:value-type="string">
            <text:p>Ready 2 Rumble Boxing (USA)</text:p>
          </table:table-cell>
          <table:table-cell office:value-type="float" office:value="1999">
            <text:p>1999</text:p>
          </table:table-cell>
          <table:table-cell office:value-type="string">
            <text:p>ESRB - T (Teen)</text:p>
          </table:table-cell>
          <table:table-cell office:value-type="string">
            <text:p>Ready 2 Rumble Boxing </text:p>
          </table:table-cell>
          <table:table-cell office:value-type="string">
            <text:p>Midway</text:p>
          </table:table-cell>
          <table:table-cell office:value-type="string">
            <text:p>Midway Games, Inc.</text:p>
          </table:table-cell>
          <table:table-cell office:value-type="string">
            <text:p>Boxing/Sports</text:p>
          </table:table-cell>
          <table:table-cell office:value-type="string">
            <text:p>3.8</text:p>
          </table:table-cell>
          <table:table-cell office:value-type="string">
            <text:p>1-2 Players</text:p>
          </table:table-cell>
          <table:table-cell office:value-type="string">
            <text:p>Ready 2 Rumble is a cartoon style boxing beat 'em up with plenty of strange looking characters to choose from and beat the hell out of. You can train your character up to the best of his/her ability and then fight the best in the world for the championship belt.</text:p>
          </table:table-cell>
          <table:table-cell table:formula="of:=CONCATENATE(&quot;&lt;game name=&quot;;CHAR(34);[.A205];CHAR(34);&quot;&gt; &lt;year&gt;&quot;;[.B205];&quot;&lt;/year&gt; &lt;rating&gt;&quot;;[.C205];&quot;&lt;/rating&gt; &lt;title&gt;&quot;;[.D205];&quot;&lt;/title&gt; &lt;pub&gt;&quot;;[.E205];&quot;&lt;/pub&gt; &lt;dev&gt;&quot;;[.F205];&quot;&lt;/dev&gt; &lt;genre&gt;&quot;;[.G205];&quot;&lt;/genre&gt; &lt;score&gt;&quot;;[.H205];&quot;&lt;/score&gt; &lt;player&gt;&quot;;[.I205];&quot;&lt;/player&gt; &lt;story&gt;&quot;;[.J205];&quot;&lt;/story&gt; &lt;/game&gt;&quot;)" office:value-type="string" office:string-value="&lt;game name=&quot;Ready 2 Rumble Boxing (USA)&quot;&gt; &lt;year&gt;1999&lt;/year&gt; &lt;rating&gt;ESRB - T (Teen)&lt;/rating&gt; &lt;title&gt;Ready 2 Rumble Boxing &lt;/title&gt; &lt;pub&gt;Midway&lt;/pub&gt; &lt;dev&gt;Midway Games, Inc.&lt;/dev&gt; &lt;genre&gt;Boxing/Sports&lt;/genre&gt; &lt;score&gt;3.8&lt;/score&gt; &lt;player&gt;1-2 Players&lt;/player&gt; &lt;story&gt;Ready 2 Rumble is a cartoon style boxing beat 'em up with plenty of strange looking characters to choose from and beat the hell out of. You can train your character up to the best of his/her ability and then fight the best in the world for the championship belt.&lt;/story&gt; &lt;/game&gt;">
            <text:p>&lt;game name="Ready 2 Rumble Boxing (USA)"&gt; &lt;year&gt;1999&lt;/year&gt; &lt;rating&gt;ESRB - T (Teen)&lt;/rating&gt; &lt;title&gt;Ready 2 Rumble Boxing &lt;/title&gt; &lt;pub&gt;Midway&lt;/pub&gt; &lt;dev&gt;Midway Games, Inc.&lt;/dev&gt; &lt;genre&gt;Boxing/Sports&lt;/genre&gt; &lt;score&gt;3.8&lt;/score&gt; &lt;player&gt;1-2 Players&lt;/player&gt; &lt;story&gt;Ready 2 Rumble is a cartoon style boxing beat 'em up with plenty of strange looking characters to choose from and beat the hell out of. You can train your character up to the best of his/her ability and then fight the best in the world for the championship belt.&lt;/story&gt; &lt;/game&gt;</text:p>
          </table:table-cell>
        </table:table-row>
        <table:table-row table:style-name="ro1">
          <table:table-cell office:value-type="string">
            <text:p>Ready 2 Rumble Boxing - Round 2 (USA)</text:p>
          </table:table-cell>
          <table:table-cell office:value-type="float" office:value="2000">
            <text:p>2000</text:p>
          </table:table-cell>
          <table:table-cell office:value-type="string">
            <text:p>ESRB - T (Teen)</text:p>
          </table:table-cell>
          <table:table-cell office:value-type="string">
            <text:p>Ready 2 Rumble Boxing - Round 2 </text:p>
          </table:table-cell>
          <table:table-cell office:value-type="string">
            <text:p>Midway</text:p>
          </table:table-cell>
          <table:table-cell office:value-type="string">
            <text:p>Midway Games, Inc.</text:p>
          </table:table-cell>
          <table:table-cell office:value-type="string">
            <text:p>Boxing/Sports</text:p>
          </table:table-cell>
          <table:table-cell office:value-type="string">
            <text:p>3.9</text:p>
          </table:table-cell>
          <table:table-cell office:value-type="string">
            <text:p>1-2 Players</text:p>
          </table:table-cell>
          <table:table-cell office:value-type="string">
            <text:p>Ready 2 Rumble: Round 2 is a cartoon style boxing beat 'em up with plenty of strange looking characters to choose from and beat the hell out of. You can train your character up to the best of his/her ability and then fight the best in the world for the championship belt. ****Round 2 adds some new play modes and characters into the mix of previous fighters. In this round, there are now 3 levels to the RUMBLE combo gauge (much like a Street Fighter game). Once you reach the third level, you can hit your enemy for six, out of the ring and into the crowd.</text:p>
          </table:table-cell>
          <table:table-cell table:formula="of:=CONCATENATE(&quot;&lt;game name=&quot;;CHAR(34);[.A206];CHAR(34);&quot;&gt; &lt;year&gt;&quot;;[.B206];&quot;&lt;/year&gt; &lt;rating&gt;&quot;;[.C206];&quot;&lt;/rating&gt; &lt;title&gt;&quot;;[.D206];&quot;&lt;/title&gt; &lt;pub&gt;&quot;;[.E206];&quot;&lt;/pub&gt; &lt;dev&gt;&quot;;[.F206];&quot;&lt;/dev&gt; &lt;genre&gt;&quot;;[.G206];&quot;&lt;/genre&gt; &lt;score&gt;&quot;;[.H206];&quot;&lt;/score&gt; &lt;player&gt;&quot;;[.I206];&quot;&lt;/player&gt; &lt;story&gt;&quot;;[.J206];&quot;&lt;/story&gt; &lt;/game&gt;&quot;)" office:value-type="string" office:string-value="&lt;game name=&quot;Ready 2 Rumble Boxing - Round 2 (USA)&quot;&gt; &lt;year&gt;2000&lt;/year&gt; &lt;rating&gt;ESRB - T (Teen)&lt;/rating&gt; &lt;title&gt;Ready 2 Rumble Boxing - Round 2 &lt;/title&gt; &lt;pub&gt;Midway&lt;/pub&gt; &lt;dev&gt;Midway Games, Inc.&lt;/dev&gt; &lt;genre&gt;Boxing/Sports&lt;/genre&gt; &lt;score&gt;3.9&lt;/score&gt; &lt;player&gt;1-2 Players&lt;/player&gt; &lt;story&gt;Ready 2 Rumble: Round 2 is a cartoon style boxing beat 'em up with plenty of strange looking characters to choose from and beat the hell out of. You can train your character up to the best of his/her ability and then fight the best in the world for the championship belt. ****Round 2 adds some new play modes and characters into the mix of previous fighters. In this round, there are now 3 levels to the RUMBLE combo gauge (much like a Street Fighter game). Once you reach the third level, you can hit your enemy for six, out of the ring and into the crowd.&lt;/story&gt; &lt;/game&gt;">
            <text:p>&lt;game name="Ready 2 Rumble Boxing - Round 2 (USA)"&gt; &lt;year&gt;2000&lt;/year&gt; &lt;rating&gt;ESRB - T (Teen)&lt;/rating&gt; &lt;title&gt;Ready 2 Rumble Boxing - Round 2 &lt;/title&gt; &lt;pub&gt;Midway&lt;/pub&gt; &lt;dev&gt;Midway Games, Inc.&lt;/dev&gt; &lt;genre&gt;Boxing/Sports&lt;/genre&gt; &lt;score&gt;3.9&lt;/score&gt; &lt;player&gt;1-2 Players&lt;/player&gt; &lt;story&gt;Ready 2 Rumble: Round 2 is a cartoon style boxing beat 'em up with plenty of strange looking characters to choose from and beat the hell out of. You can train your character up to the best of his/her ability and then fight the best in the world for the championship belt. ****Round 2 adds some new play modes and characters into the mix of previous fighters. In this round, there are now 3 levels to the RUMBLE combo gauge (much like a Street Fighter game). Once you reach the third level, you can hit your enemy for six, out of the ring and into the crowd.&lt;/story&gt; &lt;/game&gt;</text:p>
          </table:table-cell>
        </table:table-row>
        <table:table-row table:style-name="ro1">
          <table:table-cell office:value-type="string">
            <text:p>Reel Fishing - Wild (USA)</text:p>
          </table:table-cell>
          <table:table-cell office:value-type="float" office:value="2001">
            <text:p>2001</text:p>
          </table:table-cell>
          <table:table-cell office:value-type="string">
            <text:p>ESRB - E (Everyone)</text:p>
          </table:table-cell>
          <table:table-cell office:value-type="string">
            <text:p>Reel Fishing - Wild </text:p>
          </table:table-cell>
          <table:table-cell office:value-type="string">
            <text:p>Natsume</text:p>
          </table:table-cell>
          <table:table-cell office:value-type="string">
            <text:p>West One</text:p>
          </table:table-cell>
          <table:table-cell office:value-type="string">
            <text:p>Fishing/Sports</text:p>
          </table:table-cell>
          <table:table-cell table:style-name="ce2" office:value-type="string">
            <text:p>3.8</text:p>
          </table:table-cell>
          <table:table-cell office:value-type="string">
            <text:p>1 Player</text:p>
          </table:table-cell>
          <table:table-cell office:value-type="string">
            <text:p>Reel Fishing: Wild is a Dreamcast-exclusive entry in the fishing simulation series. It allows players to catch two dozen species of fish in 14 different locations all over the world, from Japan to North and South America to Oceania. The Dreamcast fishing rod controller is supported for realistic castings and reel-ins. The game starts in the fishing lodge, where players can check out a fish glossary, their catch list and their stock of lures, reels and lines and rods. Going for a round of fishing is done via the fishing notebook, which presents players with a series of challenges. At the start, only one location - a Japanese mountain stream - is unlocked. To unlock others, a certain number of a particular species must be caught. Catching fish not only opens up new locations, but also gives access to new types of lures, reels and lines, and rods, which in turn allow more successful fishing. A fishing session begins with a photo-realistic first-person view of the location created through combining digitized images with some animation, like for a waterfall or swaying trees, as well as disturbances of the water surface that hint at the best places for casting. Once the line is cast and a fish moves near the lure, the view switches to a 3D underwater view, showing fish, line, and hook in close-up. Baiting, setting the hook, and reeling in the catch are then done in this view.</text:p>
          </table:table-cell>
          <table:table-cell table:formula="of:=CONCATENATE(&quot;&lt;game name=&quot;;CHAR(34);[.A207];CHAR(34);&quot;&gt; &lt;year&gt;&quot;;[.B207];&quot;&lt;/year&gt; &lt;rating&gt;&quot;;[.C207];&quot;&lt;/rating&gt; &lt;title&gt;&quot;;[.D207];&quot;&lt;/title&gt; &lt;pub&gt;&quot;;[.E207];&quot;&lt;/pub&gt; &lt;dev&gt;&quot;;[.F207];&quot;&lt;/dev&gt; &lt;genre&gt;&quot;;[.G207];&quot;&lt;/genre&gt; &lt;score&gt;&quot;;[.H207];&quot;&lt;/score&gt; &lt;player&gt;&quot;;[.I207];&quot;&lt;/player&gt; &lt;story&gt;&quot;;[.J207];&quot;&lt;/story&gt; &lt;/game&gt;&quot;)" office:value-type="string" office:string-value="&lt;game name=&quot;Reel Fishing - Wild (USA)&quot;&gt; &lt;year&gt;2001&lt;/year&gt; &lt;rating&gt;ESRB - E (Everyone)&lt;/rating&gt; &lt;title&gt;Reel Fishing - Wild &lt;/title&gt; &lt;pub&gt;Natsume&lt;/pub&gt; &lt;dev&gt;West One&lt;/dev&gt; &lt;genre&gt;Fishing/Sports&lt;/genre&gt; &lt;score&gt;3.8&lt;/score&gt; &lt;player&gt;1 Player&lt;/player&gt; &lt;story&gt;Reel Fishing: Wild is a Dreamcast-exclusive entry in the fishing simulation series. It allows players to catch two dozen species of fish in 14 different locations all over the world, from Japan to North and South America to Oceania. The Dreamcast fishing rod controller is supported for realistic castings and reel-ins. The game starts in the fishing lodge, where players can check out a fish glossary, their catch list and their stock of lures, reels and lines and rods. Going for a round of fishing is done via the fishing notebook, which presents players with a series of challenges. At the start, only one location - a Japanese mountain stream - is unlocked. To unlock others, a certain number of a particular species must be caught. Catching fish not only opens up new locations, but also gives access to new types of lures, reels and lines, and rods, which in turn allow more successful fishing. A fishing session begins with a photo-realistic first-person view of the location created through combining digitized images with some animation, like for a waterfall or swaying trees, as well as disturbances of the water surface that hint at the best places for casting. Once the line is cast and a fish moves near the lure, the view switches to a 3D underwater view, showing fish, line, and hook in close-up. Baiting, setting the hook, and reeling in the catch are then done in this view.&lt;/story&gt; &lt;/game&gt;">
            <text:p>&lt;game name="Reel Fishing - Wild (USA)"&gt; &lt;year&gt;2001&lt;/year&gt; &lt;rating&gt;ESRB - E (Everyone)&lt;/rating&gt; &lt;title&gt;Reel Fishing - Wild &lt;/title&gt; &lt;pub&gt;Natsume&lt;/pub&gt; &lt;dev&gt;West One&lt;/dev&gt; &lt;genre&gt;Fishing/Sports&lt;/genre&gt; &lt;score&gt;3.8&lt;/score&gt; &lt;player&gt;1 Player&lt;/player&gt; &lt;story&gt;Reel Fishing: Wild is a Dreamcast-exclusive entry in the fishing simulation series. It allows players to catch two dozen species of fish in 14 different locations all over the world, from Japan to North and South America to Oceania. The Dreamcast fishing rod controller is supported for realistic castings and reel-ins. The game starts in the fishing lodge, where players can check out a fish glossary, their catch list and their stock of lures, reels and lines and rods. Going for a round of fishing is done via the fishing notebook, which presents players with a series of challenges. At the start, only one location - a Japanese mountain stream - is unlocked. To unlock others, a certain number of a particular species must be caught. Catching fish not only opens up new locations, but also gives access to new types of lures, reels and lines, and rods, which in turn allow more successful fishing. A fishing session begins with a photo-realistic first-person view of the location created through combining digitized images with some animation, like for a waterfall or swaying trees, as well as disturbances of the water surface that hint at the best places for casting. Once the line is cast and a fish moves near the lure, the view switches to a 3D underwater view, showing fish, line, and hook in close-up. Baiting, setting the hook, and reeling in the catch are then done in this view.&lt;/story&gt; &lt;/game&gt;</text:p>
          </table:table-cell>
        </table:table-row>
        <table:table-row table:style-name="ro1">
          <table:table-cell office:value-type="string">
            <text:p>Rez (Europe)</text:p>
          </table:table-cell>
          <table:table-cell office:value-type="float" office:value="2002">
            <text:p>2002</text:p>
          </table:table-cell>
          <table:table-cell office:value-type="string">
            <text:p>ESRB - E (Everyone)</text:p>
          </table:table-cell>
          <table:table-cell office:value-type="string">
            <text:p>Rez </text:p>
          </table:table-cell>
          <table:table-cell office:value-type="string">
            <text:p>Sega</text:p>
          </table:table-cell>
          <table:table-cell office:value-type="string">
            <text:p>United Game Artists</text:p>
          </table:table-cell>
          <table:table-cell office:value-type="string">
            <text:p>Shooter</text:p>
          </table:table-cell>
          <table:table-cell office:value-type="string">
            <text:p>4.1</text:p>
          </table:table-cell>
          <table:table-cell office:value-type="string">
            <text:p>1 Player</text:p>
          </table:table-cell>
          <table:table-cell office:value-type="string">
            <text:p>Rez is a fast-action shooter that takes you deep into the world’s computer network. The “Project K” Network has recently been upgraded to handle the rapid expansion of the information age and the core, known as “Eden,” holds the most advanced artificial intelligence the world has ever seen. Unfortunately, Eden cannot handle the ability to create her own thoughts and buckles under the pressure in an existential breakdown. She is lost deep inside the system, and you’re the only one that can bring her back online, saving the world from utter chaos.****You must blast complex viruses, unlock passwords, and destroy firewall bosses as you search for Eden. Each stage is in a constant state of flux dependent on your shooting techniques, which ultimately control the music and colors of your environment. The deeper you get into the dreamlike cyber world of Rez, your form will evolve or devolve depending on your progress.</text:p>
          </table:table-cell>
          <table:table-cell table:formula="of:=CONCATENATE(&quot;&lt;game name=&quot;;CHAR(34);[.A208];CHAR(34);&quot;&gt; &lt;year&gt;&quot;;[.B208];&quot;&lt;/year&gt; &lt;rating&gt;&quot;;[.C208];&quot;&lt;/rating&gt; &lt;title&gt;&quot;;[.D208];&quot;&lt;/title&gt; &lt;pub&gt;&quot;;[.E208];&quot;&lt;/pub&gt; &lt;dev&gt;&quot;;[.F208];&quot;&lt;/dev&gt; &lt;genre&gt;&quot;;[.G208];&quot;&lt;/genre&gt; &lt;score&gt;&quot;;[.H208];&quot;&lt;/score&gt; &lt;player&gt;&quot;;[.I208];&quot;&lt;/player&gt; &lt;story&gt;&quot;;[.J208];&quot;&lt;/story&gt; &lt;/game&gt;&quot;)" office:value-type="string" office:string-value="&lt;game name=&quot;Rez (Europe)&quot;&gt; &lt;year&gt;2002&lt;/year&gt; &lt;rating&gt;ESRB - E (Everyone)&lt;/rating&gt; &lt;title&gt;Rez &lt;/title&gt; &lt;pub&gt;Sega&lt;/pub&gt; &lt;dev&gt;United Game Artists&lt;/dev&gt; &lt;genre&gt;Shooter&lt;/genre&gt; &lt;score&gt;4.1&lt;/score&gt; &lt;player&gt;1 Player&lt;/player&gt; &lt;story&gt;Rez is a fast-action shooter that takes you deep into the world’s computer network. The “Project K” Network has recently been upgraded to handle the rapid expansion of the information age and the core, known as “Eden,” holds the most advanced artificial intelligence the world has ever seen. Unfortunately, Eden cannot handle the ability to create her own thoughts and buckles under the pressure in an existential breakdown. She is lost deep inside the system, and you’re the only one that can bring her back online, saving the world from utter chaos.****You must blast complex viruses, unlock passwords, and destroy firewall bosses as you search for Eden. Each stage is in a constant state of flux dependent on your shooting techniques, which ultimately control the music and colors of your environment. The deeper you get into the dreamlike cyber world of Rez, your form will evolve or devolve depending on your progress.&lt;/story&gt; &lt;/game&gt;">
            <text:p>&lt;game name="Rez (Europe)"&gt; &lt;year&gt;2002&lt;/year&gt; &lt;rating&gt;ESRB - E (Everyone)&lt;/rating&gt; &lt;title&gt;Rez &lt;/title&gt; &lt;pub&gt;Sega&lt;/pub&gt; &lt;dev&gt;United Game Artists&lt;/dev&gt; &lt;genre&gt;Shooter&lt;/genre&gt; &lt;score&gt;4.1&lt;/score&gt; &lt;player&gt;1 Player&lt;/player&gt; &lt;story&gt;Rez is a fast-action shooter that takes you deep into the world’s computer network. The “Project K” Network has recently been upgraded to handle the rapid expansion of the information age and the core, known as “Eden,” holds the most advanced artificial intelligence the world has ever seen. Unfortunately, Eden cannot handle the ability to create her own thoughts and buckles under the pressure in an existential breakdown. She is lost deep inside the system, and you’re the only one that can bring her back online, saving the world from utter chaos.****You must blast complex viruses, unlock passwords, and destroy firewall bosses as you search for Eden. Each stage is in a constant state of flux dependent on your shooting techniques, which ultimately control the music and colors of your environment. The deeper you get into the dreamlike cyber world of Rez, your form will evolve or devolve depending on your progress.&lt;/story&gt; &lt;/game&gt;</text:p>
          </table:table-cell>
        </table:table-row>
        <table:table-row table:style-name="ro1">
          <table:table-cell office:value-type="string">
            <text:p>Rippin' Riders (USA)</text:p>
          </table:table-cell>
          <table:table-cell office:value-type="float" office:value="1999">
            <text:p>1999</text:p>
          </table:table-cell>
          <table:table-cell office:value-type="string">
            <text:p>ESRB - E (Everyone)</text:p>
          </table:table-cell>
          <table:table-cell office:value-type="string">
            <text:p>Rippin' Riders </text:p>
          </table:table-cell>
          <table:table-cell office:value-type="string">
            <text:p>Sega</text:p>
          </table:table-cell>
          <table:table-cell office:value-type="string">
            <text:p>UEP Systems Inc.</text:p>
          </table:table-cell>
          <table:table-cell office:value-type="string">
            <text:p>Snowboarding/Sports</text:p>
          </table:table-cell>
          <table:table-cell office:value-type="string">
            <text:p>3.4</text:p>
          </table:table-cell>
          <table:table-cell office:value-type="string">
            <text:p>1-2 Players</text:p>
          </table:table-cell>
          <table:table-cell office:value-type="string">
            <text:p>Rippin' Riders is a fun and "extreme" snowboarding game from Sega and UEP Systems, the developers of Cool Boarders 2. <text:s/>As in most snowboarding games, your objective here is to maneuver your snowboarder down a slippery slope. <text:s/>Rippin' Riders features 8 courses, 2 of which are hidden, with lots of picturesque scenery to look at. <text:s/>At several points on each course, there are huge jumps you can fly off of. While in the air you can perform numerous tricks.****Scoring in Rippin' Riders is based on both your elapsed time through the course, and the number and variety of tricks your successfully perform. <text:s/>Performing will on the single player game unlocks hidden characters, outfits, snow boards, and courses. <text:s/>In addition to the standard downhill mode, there is a half pipe mode in which you can practice your tricks. <text:s/>There is also a two player split screen mode so you can compete against a friend.</text:p>
          </table:table-cell>
          <table:table-cell table:formula="of:=CONCATENATE(&quot;&lt;game name=&quot;;CHAR(34);[.A209];CHAR(34);&quot;&gt; &lt;year&gt;&quot;;[.B209];&quot;&lt;/year&gt; &lt;rating&gt;&quot;;[.C209];&quot;&lt;/rating&gt; &lt;title&gt;&quot;;[.D209];&quot;&lt;/title&gt; &lt;pub&gt;&quot;;[.E209];&quot;&lt;/pub&gt; &lt;dev&gt;&quot;;[.F209];&quot;&lt;/dev&gt; &lt;genre&gt;&quot;;[.G209];&quot;&lt;/genre&gt; &lt;score&gt;&quot;;[.H209];&quot;&lt;/score&gt; &lt;player&gt;&quot;;[.I209];&quot;&lt;/player&gt; &lt;story&gt;&quot;;[.J209];&quot;&lt;/story&gt; &lt;/game&gt;&quot;)" office:value-type="string" office:string-value="&lt;game name=&quot;Rippin' Riders (USA)&quot;&gt; &lt;year&gt;1999&lt;/year&gt; &lt;rating&gt;ESRB - E (Everyone)&lt;/rating&gt; &lt;title&gt;Rippin' Riders &lt;/title&gt; &lt;pub&gt;Sega&lt;/pub&gt; &lt;dev&gt;UEP Systems Inc.&lt;/dev&gt; &lt;genre&gt;Snowboarding/Sports&lt;/genre&gt; &lt;score&gt;3.4&lt;/score&gt; &lt;player&gt;1-2 Players&lt;/player&gt; &lt;story&gt;Rippin' Riders is a fun and &quot;extreme&quot; snowboarding game from Sega and UEP Systems, the developers of Cool Boarders 2.  As in most snowboarding games, your objective here is to maneuver your snowboarder down a slippery slope.  Rippin' Riders features 8 courses, 2 of which are hidden, with lots of picturesque scenery to look at.  At several points on each course, there are huge jumps you can fly off of. While in the air you can perform numerous tricks.****Scoring in Rippin' Riders is based on both your elapsed time through the course, and the number and variety of tricks your successfully perform.  Performing will on the single player game unlocks hidden characters, outfits, snow boards, and courses.  In addition to the standard downhill mode, there is a half pipe mode in which you can practice your tricks.  There is also a two player split screen mode so you can compete against a friend.&lt;/story&gt; &lt;/game&gt;">
            <text:p>&lt;game name="Rippin' Riders (USA)"&gt; &lt;year&gt;1999&lt;/year&gt; &lt;rating&gt;ESRB - E (Everyone)&lt;/rating&gt; &lt;title&gt;Rippin' Riders &lt;/title&gt; &lt;pub&gt;Sega&lt;/pub&gt; &lt;dev&gt;UEP Systems Inc.&lt;/dev&gt; &lt;genre&gt;Snowboarding/Sports&lt;/genre&gt; &lt;score&gt;3.4&lt;/score&gt; &lt;player&gt;1-2 Players&lt;/player&gt; &lt;story&gt;Rippin' Riders is a fun and "extreme" snowboarding game from Sega and UEP Systems, the developers of Cool Boarders 2. <text:s/>As in most snowboarding games, your objective here is to maneuver your snowboarder down a slippery slope. <text:s/>Rippin' Riders features 8 courses, 2 of which are hidden, with lots of picturesque scenery to look at. <text:s/>At several points on each course, there are huge jumps you can fly off of. While in the air you can perform numerous tricks.****Scoring in Rippin' Riders is based on both your elapsed time through the course, and the number and variety of tricks your successfully perform. <text:s/>Performing will on the single player game unlocks hidden characters, outfits, snow boards, and courses. <text:s/>In addition to the standard downhill mode, there is a half pipe mode in which you can practice your tricks. <text:s/>There is also a two player split screen mode so you can compete against a friend.&lt;/story&gt; &lt;/game&gt;</text:p>
          </table:table-cell>
        </table:table-row>
        <table:table-row table:style-name="ro1">
          <table:table-cell office:value-type="string">
            <text:p>Roadsters (USA)</text:p>
          </table:table-cell>
          <table:table-cell office:value-type="float" office:value="2000">
            <text:p>2000</text:p>
          </table:table-cell>
          <table:table-cell office:value-type="string">
            <text:p>ESRB - E (Everyone)</text:p>
          </table:table-cell>
          <table:table-cell office:value-type="string">
            <text:p>Roadsters </text:p>
          </table:table-cell>
          <table:table-cell office:value-type="string">
            <text:p>Titus Software</text:p>
          </table:table-cell>
          <table:table-cell office:value-type="string">
            <text:p>Player 1</text:p>
          </table:table-cell>
          <table:table-cell office:value-type="string">
            <text:p>Driving</text:p>
          </table:table-cell>
          <table:table-cell office:value-type="string">
            <text:p>3.4</text:p>
          </table:table-cell>
          <table:table-cell office:value-type="string">
            <text:p>1-4 Players</text:p>
          </table:table-cell>
          <table:table-cell office:value-type="string">
            <text:p>Roadsters is a car racing game that features both licensed cars from manufacturers like Mitsubishi, Alfa Romeo, Lotus, etc., and unlicensed cars from imaginary manufacturers that are based and bare great resemblance to their equivalent, real car models. The game has 8 racers and 34 cars from which you can choose from and 4 modes in total:****1. Roadster Trophy – The player starts by selecting one of the available racers and is given a sum of money that must be used to acquire a car. There are 3 divisions in which the player can compete on with the 3rd being of the easiest difficulty and requiring less money to participate; <text:s/>the 1st being the most difficult one and needing a higher amount of money in order to participate. More money can be earned by winning the races and that in turn allows to buy new cars or upgrade the ones that are already in <text:s/>possession.****Multi-Player – Multi-player mode supports up to 2 human players that can compete in any of the available circuits with 4 more CPU controlled racers. The mode allows for either vertical or horizontal split screen. ****Quick Race – In Quick Race the player can select the racer, car, circuit and weather conditions, and race against 7 more CPU controlled players.****Time Trial – Like Quick Race mode, the player can also select here the racer, car, circuit and weather conditions but without the competition of the other modes, the player races against time for as many laps as the player wants.</text:p>
          </table:table-cell>
          <table:table-cell table:formula="of:=CONCATENATE(&quot;&lt;game name=&quot;;CHAR(34);[.A210];CHAR(34);&quot;&gt; &lt;year&gt;&quot;;[.B210];&quot;&lt;/year&gt; &lt;rating&gt;&quot;;[.C210];&quot;&lt;/rating&gt; &lt;title&gt;&quot;;[.D210];&quot;&lt;/title&gt; &lt;pub&gt;&quot;;[.E210];&quot;&lt;/pub&gt; &lt;dev&gt;&quot;;[.F210];&quot;&lt;/dev&gt; &lt;genre&gt;&quot;;[.G210];&quot;&lt;/genre&gt; &lt;score&gt;&quot;;[.H210];&quot;&lt;/score&gt; &lt;player&gt;&quot;;[.I210];&quot;&lt;/player&gt; &lt;story&gt;&quot;;[.J210];&quot;&lt;/story&gt; &lt;/game&gt;&quot;)" office:value-type="string" office:string-value="&lt;game name=&quot;Roadsters (USA)&quot;&gt; &lt;year&gt;2000&lt;/year&gt; &lt;rating&gt;ESRB - E (Everyone)&lt;/rating&gt; &lt;title&gt;Roadsters &lt;/title&gt; &lt;pub&gt;Titus Software&lt;/pub&gt; &lt;dev&gt;Player 1&lt;/dev&gt; &lt;genre&gt;Driving&lt;/genre&gt; &lt;score&gt;3.4&lt;/score&gt; &lt;player&gt;1-4 Players&lt;/player&gt; &lt;story&gt;Roadsters is a car racing game that features both licensed cars from manufacturers like Mitsubishi, Alfa Romeo, Lotus, etc., and unlicensed cars from imaginary manufacturers that are based and bare great resemblance to their equivalent, real car models. The game has 8 racers and 34 cars from which you can choose from and 4 modes in total:****1. Roadster Trophy – The player starts by selecting one of the available racers and is given a sum of money that must be used to acquire a car. There are 3 divisions in which the player can compete on with the 3rd being of the easiest difficulty and requiring less money to participate;  the 1st being the most difficult one and needing a higher amount of money in order to participate. More money can be earned by winning the races and that in turn allows to buy new cars or upgrade the ones that are already in  possession.****Multi-Player – Multi-player mode supports up to 2 human players that can compete in any of the available circuits with 4 more CPU controlled racers. The mode allows for either vertical or horizontal split screen. ****Quick Race – In Quick Race the player can select the racer, car, circuit and weather conditions, and race against 7 more CPU controlled players.****Time Trial – Like Quick Race mode, the player can also select here the racer, car, circuit and weather conditions but without the competition of the other modes, the player races against time for as many laps as the player wants.&lt;/story&gt; &lt;/game&gt;">
            <text:p>&lt;game name="Roadsters (USA)"&gt; &lt;year&gt;2000&lt;/year&gt; &lt;rating&gt;ESRB - E (Everyone)&lt;/rating&gt; &lt;title&gt;Roadsters &lt;/title&gt; &lt;pub&gt;Titus Software&lt;/pub&gt; &lt;dev&gt;Player 1&lt;/dev&gt; &lt;genre&gt;Driving&lt;/genre&gt; &lt;score&gt;3.4&lt;/score&gt; &lt;player&gt;1-4 Players&lt;/player&gt; &lt;story&gt;Roadsters is a car racing game that features both licensed cars from manufacturers like Mitsubishi, Alfa Romeo, Lotus, etc., and unlicensed cars from imaginary manufacturers that are based and bare great resemblance to their equivalent, real car models. The game has 8 racers and 34 cars from which you can choose from and 4 modes in total:****1. Roadster Trophy – The player starts by selecting one of the available racers and is given a sum of money that must be used to acquire a car. There are 3 divisions in which the player can compete on with the 3rd being of the easiest difficulty and requiring less money to participate; <text:s/>the 1st being the most difficult one and needing a higher amount of money in order to participate. More money can be earned by winning the races and that in turn allows to buy new cars or upgrade the ones that are already in <text:s/>possession.****Multi-Player – Multi-player mode supports up to 2 human players that can compete in any of the available circuits with 4 more CPU controlled racers. The mode allows for either vertical or horizontal split screen. ****Quick Race – In Quick Race the player can select the racer, car, circuit and weather conditions, and race against 7 more CPU controlled players.****Time Trial – Like Quick Race mode, the player can also select here the racer, car, circuit and weather conditions but without the competition of the other modes, the player races against time for as many laps as the player wants.&lt;/story&gt; &lt;/game&gt;</text:p>
          </table:table-cell>
        </table:table-row>
        <table:table-row table:style-name="ro1">
          <table:table-cell office:value-type="string">
            <text:p>Samba de Amigo (USA)</text:p>
          </table:table-cell>
          <table:table-cell office:value-type="float" office:value="2000">
            <text:p>2000</text:p>
          </table:table-cell>
          <table:table-cell office:value-type="string">
            <text:p>ESRB - E (Everyone)</text:p>
          </table:table-cell>
          <table:table-cell office:value-type="string">
            <text:p>Samba de Amigo </text:p>
          </table:table-cell>
          <table:table-cell office:value-type="string">
            <text:p>Sega</text:p>
          </table:table-cell>
          <table:table-cell office:value-type="string">
            <text:p>Sonic Team</text:p>
          </table:table-cell>
          <table:table-cell office:value-type="string">
            <text:p>Rhythm</text:p>
          </table:table-cell>
          <table:table-cell office:value-type="string">
            <text:p>3.7</text:p>
          </table:table-cell>
          <table:table-cell office:value-type="string">
            <text:p>1-2 Players</text:p>
          </table:table-cell>
          <table:table-cell office:value-type="string">
            <text:p>Samba De Amigo is a highly unique game: <text:s/>a maracas simulation. <text:s/>Game play is based around a special maracas controller that you use to interact with the music. <text:s/>The controller senses which region in space out of a possible 6 that the maracas are in. <text:s/>It also senses when the player shakes the maracas. <text:s/>As the music plays, the player must shake the maracas in the appropriate region with proper timing to progress. <text:s/>A standard controller can also be used if you do not have the maracas controller, which is sold separately.****The music in the game comes from a wide variety of sources. <text:s/>Some of the songs are traditional samba music, while others are recognizable pop tunes, like "Macarena" and "Tequila."</text:p>
          </table:table-cell>
          <table:table-cell table:formula="of:=CONCATENATE(&quot;&lt;game name=&quot;;CHAR(34);[.A211];CHAR(34);&quot;&gt; &lt;year&gt;&quot;;[.B211];&quot;&lt;/year&gt; &lt;rating&gt;&quot;;[.C211];&quot;&lt;/rating&gt; &lt;title&gt;&quot;;[.D211];&quot;&lt;/title&gt; &lt;pub&gt;&quot;;[.E211];&quot;&lt;/pub&gt; &lt;dev&gt;&quot;;[.F211];&quot;&lt;/dev&gt; &lt;genre&gt;&quot;;[.G211];&quot;&lt;/genre&gt; &lt;score&gt;&quot;;[.H211];&quot;&lt;/score&gt; &lt;player&gt;&quot;;[.I211];&quot;&lt;/player&gt; &lt;story&gt;&quot;;[.J211];&quot;&lt;/story&gt; &lt;/game&gt;&quot;)" office:value-type="string" office:string-value="&lt;game name=&quot;Samba de Amigo (USA)&quot;&gt; &lt;year&gt;2000&lt;/year&gt; &lt;rating&gt;ESRB - E (Everyone)&lt;/rating&gt; &lt;title&gt;Samba de Amigo &lt;/title&gt; &lt;pub&gt;Sega&lt;/pub&gt; &lt;dev&gt;Sonic Team&lt;/dev&gt; &lt;genre&gt;Rhythm&lt;/genre&gt; &lt;score&gt;3.7&lt;/score&gt; &lt;player&gt;1-2 Players&lt;/player&gt; &lt;story&gt;Samba De Amigo is a highly unique game:  a maracas simulation.  Game play is based around a special maracas controller that you use to interact with the music.  The controller senses which region in space out of a possible 6 that the maracas are in.  It also senses when the player shakes the maracas.  As the music plays, the player must shake the maracas in the appropriate region with proper timing to progress.  A standard controller can also be used if you do not have the maracas controller, which is sold separately.****The music in the game comes from a wide variety of sources.  Some of the songs are traditional samba music, while others are recognizable pop tunes, like &quot;Macarena&quot; and &quot;Tequila.&quot;&lt;/story&gt; &lt;/game&gt;">
            <text:p>&lt;game name="Samba de Amigo (USA)"&gt; &lt;year&gt;2000&lt;/year&gt; &lt;rating&gt;ESRB - E (Everyone)&lt;/rating&gt; &lt;title&gt;Samba de Amigo &lt;/title&gt; &lt;pub&gt;Sega&lt;/pub&gt; &lt;dev&gt;Sonic Team&lt;/dev&gt; &lt;genre&gt;Rhythm&lt;/genre&gt; &lt;score&gt;3.7&lt;/score&gt; &lt;player&gt;1-2 Players&lt;/player&gt; &lt;story&gt;Samba De Amigo is a highly unique game: <text:s/>a maracas simulation. <text:s/>Game play is based around a special maracas controller that you use to interact with the music. <text:s/>The controller senses which region in space out of a possible 6 that the maracas are in. <text:s/>It also senses when the player shakes the maracas. <text:s/>As the music plays, the player must shake the maracas in the appropriate region with proper timing to progress. <text:s/>A standard controller can also be used if you do not have the maracas controller, which is sold separately.****The music in the game comes from a wide variety of sources. <text:s/>Some of the songs are traditional samba music, while others are recognizable pop tunes, like "Macarena" and "Tequila."&lt;/story&gt; &lt;/game&gt;</text:p>
          </table:table-cell>
        </table:table-row>
        <table:table-row table:style-name="ro1">
          <table:table-cell office:value-type="string">
            <text:p>Sega Bass Fishing 2 (USA)</text:p>
          </table:table-cell>
          <table:table-cell office:value-type="float" office:value="2001">
            <text:p>2001</text:p>
          </table:table-cell>
          <table:table-cell office:value-type="string">
            <text:p>ESRB - E (Everyone)</text:p>
          </table:table-cell>
          <table:table-cell office:value-type="string">
            <text:p>Sega Bass Fishing 2 </text:p>
          </table:table-cell>
          <table:table-cell office:value-type="string">
            <text:p>Sega</text:p>
          </table:table-cell>
          <table:table-cell office:value-type="string">
            <text:p>Wow Entertainment, Inc.</text:p>
          </table:table-cell>
          <table:table-cell office:value-type="string">
            <text:p>Fishing/Sports</text:p>
          </table:table-cell>
          <table:table-cell office:value-type="string">
            <text:p>4.0</text:p>
          </table:table-cell>
          <table:table-cell office:value-type="string">
            <text:p>1 Player</text:p>
          </table:table-cell>
          <table:table-cell office:value-type="string">
            <text:p>SEGA Bass Fishing 2 is the obvious sequel to SEGA Bass Fishing. Like the previous game in the series this simulation game allows the player to fish for bass on various lakes. At the start of the game the player can pick one of various characters. Each character has his or her own stats such as casting distance, which makes them all unique. Each character's appearance can be altered by the player as well.****Using sonar the player can cruise around the lake until he find a good fishing spot. Besides the location the player can also pick the month, time of day and weather in which he wants to fish. All these factors are calculated when it comes to determining what kind of fish he or she is likely to catch. To aid the player there's 100 different kinds of lures to fish with.****The game is meant to be played with the special fishing rod controller.****There are two game modes: free fishing and tournament mode. In the first you can do what you wish and try to improve on your own records. In the latter mode you have to compete against NPCs or another player. There are various tiers of difficulty.</text:p>
          </table:table-cell>
          <table:table-cell table:formula="of:=CONCATENATE(&quot;&lt;game name=&quot;;CHAR(34);[.A212];CHAR(34);&quot;&gt; &lt;year&gt;&quot;;[.B212];&quot;&lt;/year&gt; &lt;rating&gt;&quot;;[.C212];&quot;&lt;/rating&gt; &lt;title&gt;&quot;;[.D212];&quot;&lt;/title&gt; &lt;pub&gt;&quot;;[.E212];&quot;&lt;/pub&gt; &lt;dev&gt;&quot;;[.F212];&quot;&lt;/dev&gt; &lt;genre&gt;&quot;;[.G212];&quot;&lt;/genre&gt; &lt;score&gt;&quot;;[.H212];&quot;&lt;/score&gt; &lt;player&gt;&quot;;[.I212];&quot;&lt;/player&gt; &lt;story&gt;&quot;;[.J212];&quot;&lt;/story&gt; &lt;/game&gt;&quot;)" office:value-type="string" office:string-value="&lt;game name=&quot;Sega Bass Fishing 2 (USA)&quot;&gt; &lt;year&gt;2001&lt;/year&gt; &lt;rating&gt;ESRB - E (Everyone)&lt;/rating&gt; &lt;title&gt;Sega Bass Fishing 2 &lt;/title&gt; &lt;pub&gt;Sega&lt;/pub&gt; &lt;dev&gt;Wow Entertainment, Inc.&lt;/dev&gt; &lt;genre&gt;Fishing/Sports&lt;/genre&gt; &lt;score&gt;4.0&lt;/score&gt; &lt;player&gt;1 Player&lt;/player&gt; &lt;story&gt;SEGA Bass Fishing 2 is the obvious sequel to SEGA Bass Fishing. Like the previous game in the series this simulation game allows the player to fish for bass on various lakes. At the start of the game the player can pick one of various characters. Each character has his or her own stats such as casting distance, which makes them all unique. Each character's appearance can be altered by the player as well.****Using sonar the player can cruise around the lake until he find a good fishing spot. Besides the location the player can also pick the month, time of day and weather in which he wants to fish. All these factors are calculated when it comes to determining what kind of fish he or she is likely to catch. To aid the player there's 100 different kinds of lures to fish with.****The game is meant to be played with the special fishing rod controller.****There are two game modes: free fishing and tournament mode. In the first you can do what you wish and try to improve on your own records. In the latter mode you have to compete against NPCs or another player. There are various tiers of difficulty.&lt;/story&gt; &lt;/game&gt;">
            <text:p>&lt;game name="Sega Bass Fishing 2 (USA)"&gt; &lt;year&gt;2001&lt;/year&gt; &lt;rating&gt;ESRB - E (Everyone)&lt;/rating&gt; &lt;title&gt;Sega Bass Fishing 2 &lt;/title&gt; &lt;pub&gt;Sega&lt;/pub&gt; &lt;dev&gt;Wow Entertainment, Inc.&lt;/dev&gt; &lt;genre&gt;Fishing/Sports&lt;/genre&gt; &lt;score&gt;4.0&lt;/score&gt; &lt;player&gt;1 Player&lt;/player&gt; &lt;story&gt;SEGA Bass Fishing 2 is the obvious sequel to SEGA Bass Fishing. Like the previous game in the series this simulation game allows the player to fish for bass on various lakes. At the start of the game the player can pick one of various characters. Each character has his or her own stats such as casting distance, which makes them all unique. Each character's appearance can be altered by the player as well.****Using sonar the player can cruise around the lake until he find a good fishing spot. Besides the location the player can also pick the month, time of day and weather in which he wants to fish. All these factors are calculated when it comes to determining what kind of fish he or she is likely to catch. To aid the player there's 100 different kinds of lures to fish with.****The game is meant to be played with the special fishing rod controller.****There are two game modes: free fishing and tournament mode. In the first you can do what you wish and try to improve on your own records. In the latter mode you have to compete against NPCs or another player. There are various tiers of difficulty.&lt;/story&gt; &lt;/game&gt;</text:p>
          </table:table-cell>
        </table:table-row>
        <table:table-row table:style-name="ro1">
          <table:table-cell office:value-type="string">
            <text:p>Xtreme Sports (USA)</text:p>
          </table:table-cell>
          <table:table-cell office:value-type="float" office:value="2000">
            <text:p>2000</text:p>
          </table:table-cell>
          <table:table-cell office:value-type="string">
            <text:p>ESRB - E (Everyone)</text:p>
          </table:table-cell>
          <table:table-cell office:value-type="string">
            <text:p>Xtreme Sports </text:p>
          </table:table-cell>
          <table:table-cell office:value-type="string">
            <text:p>Infogrames</text:p>
          </table:table-cell>
          <table:table-cell office:value-type="string">
            <text:p>Innerloop Studios</text:p>
          </table:table-cell>
          <table:table-cell office:value-type="string">
            <text:p>Sports</text:p>
          </table:table-cell>
          <table:table-cell office:value-type="string">
            <text:p>3.5</text:p>
          </table:table-cell>
          <table:table-cell office:value-type="string">
            <text:p>1-2 Players</text:p>
          </table:table-cell>
          <table:table-cell office:value-type="string">
            <text:p>Sega Extreme Sports is a multi-Trial sports game where you combine different sports in one race (Snowboard, ATV, Delta-plane and Mountain Bike + 2 sports to unlock: Base Jump and Bungee Jumping).****You have all basic Game mode available: Championship, Race, Time Trial, Practice. There's three track at the beginning and six more to unlock.****The gameplay is quite basic with not much difference between the sports nevertheless you can make some simple tricks during jumps that fill your boost gauge. The difficulty is relatively hard.</text:p>
          </table:table-cell>
          <table:table-cell table:formula="of:=CONCATENATE(&quot;&lt;game name=&quot;;CHAR(34);[.A213];CHAR(34);&quot;&gt; &lt;year&gt;&quot;;[.B213];&quot;&lt;/year&gt; &lt;rating&gt;&quot;;[.C213];&quot;&lt;/rating&gt; &lt;title&gt;&quot;;[.D213];&quot;&lt;/title&gt; &lt;pub&gt;&quot;;[.E213];&quot;&lt;/pub&gt; &lt;dev&gt;&quot;;[.F213];&quot;&lt;/dev&gt; &lt;genre&gt;&quot;;[.G213];&quot;&lt;/genre&gt; &lt;score&gt;&quot;;[.H213];&quot;&lt;/score&gt; &lt;player&gt;&quot;;[.I213];&quot;&lt;/player&gt; &lt;story&gt;&quot;;[.J213];&quot;&lt;/story&gt; &lt;/game&gt;&quot;)" office:value-type="string" office:string-value="&lt;game name=&quot;Xtreme Sports (USA)&quot;&gt; &lt;year&gt;2000&lt;/year&gt; &lt;rating&gt;ESRB - E (Everyone)&lt;/rating&gt; &lt;title&gt;Xtreme Sports &lt;/title&gt; &lt;pub&gt;Infogrames&lt;/pub&gt; &lt;dev&gt;Innerloop Studios&lt;/dev&gt; &lt;genre&gt;Sports&lt;/genre&gt; &lt;score&gt;3.5&lt;/score&gt; &lt;player&gt;1-2 Players&lt;/player&gt; &lt;story&gt;Sega Extreme Sports is a multi-Trial sports game where you combine different sports in one race (Snowboard, ATV, Delta-plane and Mountain Bike + 2 sports to unlock: Base Jump and Bungee Jumping).****You have all basic Game mode available: Championship, Race, Time Trial, Practice. There's three track at the beginning and six more to unlock.****The gameplay is quite basic with not much difference between the sports nevertheless you can make some simple tricks during jumps that fill your boost gauge. The difficulty is relatively hard.&lt;/story&gt; &lt;/game&gt;">
            <text:p>&lt;game name="Xtreme Sports (USA)"&gt; &lt;year&gt;2000&lt;/year&gt; &lt;rating&gt;ESRB - E (Everyone)&lt;/rating&gt; &lt;title&gt;Xtreme Sports &lt;/title&gt; &lt;pub&gt;Infogrames&lt;/pub&gt; &lt;dev&gt;Innerloop Studios&lt;/dev&gt; &lt;genre&gt;Sports&lt;/genre&gt; &lt;score&gt;3.5&lt;/score&gt; &lt;player&gt;1-2 Players&lt;/player&gt; &lt;story&gt;Sega Extreme Sports is a multi-Trial sports game where you combine different sports in one race (Snowboard, ATV, Delta-plane and Mountain Bike + 2 sports to unlock: Base Jump and Bungee Jumping).****You have all basic Game mode available: Championship, Race, Time Trial, Practice. There's three track at the beginning and six more to unlock.****The gameplay is quite basic with not much difference between the sports nevertheless you can make some simple tricks during jumps that fill your boost gauge. The difficulty is relatively hard.&lt;/story&gt; &lt;/game&gt;</text:p>
          </table:table-cell>
        </table:table-row>
        <table:table-row table:style-name="ro1">
          <table:table-cell office:value-type="string">
            <text:p>Sega Rally Championship 2 (USA)</text:p>
          </table:table-cell>
          <table:table-cell office:value-type="float" office:value="1999">
            <text:p>1999</text:p>
          </table:table-cell>
          <table:table-cell office:value-type="string">
            <text:p>ESRB - E (Everyone)</text:p>
          </table:table-cell>
          <table:table-cell office:value-type="string">
            <text:p>Sega Rally Championship 2 </text:p>
          </table:table-cell>
          <table:table-cell office:value-type="string">
            <text:p>Sega</text:p>
          </table:table-cell>
          <table:table-cell office:value-type="string">
            <text:p>Sega AM9 R&amp;D Division</text:p>
          </table:table-cell>
          <table:table-cell office:value-type="string">
            <text:p>Driving</text:p>
          </table:table-cell>
          <table:table-cell office:value-type="string">
            <text:p>3.9</text:p>
          </table:table-cell>
          <table:table-cell office:value-type="string">
            <text:p>1-2 Players</text:p>
          </table:table-cell>
          <table:table-cell office:value-type="string">
            <text:p>Sega Rally 2 is the sequel to Sega's hit arcade game, Sega Rally. This game, like it's predecessor, is based on Rally racing. Rally racing is unique in that races take place on both race tracks and off-road courses. The courses in this game reflect this nicely. Some take place in the desert or forest, others take place in cities. ****The cars in this game are all actual rally cars, with manufacturers from Europe and Japan both well represented. You do not get to see very many of them at one time, however, since rally races are typically time-based events. In this game, you are not competing directly against the other cars, you simply have to have the best time through the course. So, during any race you will usually see a handful of other cars on the track.****Sega Rally 2 contains several modes of play. The first mode is the simple arcade mode of play. Here, you race in 4 courses, one right after another. The second mode is the 10 year championship. In this mode you race on 16 courses, and can make modifications to your car between races. Finally, there is a 2-person split screen mode for head-to-head competition.</text:p>
          </table:table-cell>
          <table:table-cell table:formula="of:=CONCATENATE(&quot;&lt;game name=&quot;;CHAR(34);[.A214];CHAR(34);&quot;&gt; &lt;year&gt;&quot;;[.B214];&quot;&lt;/year&gt; &lt;rating&gt;&quot;;[.C214];&quot;&lt;/rating&gt; &lt;title&gt;&quot;;[.D214];&quot;&lt;/title&gt; &lt;pub&gt;&quot;;[.E214];&quot;&lt;/pub&gt; &lt;dev&gt;&quot;;[.F214];&quot;&lt;/dev&gt; &lt;genre&gt;&quot;;[.G214];&quot;&lt;/genre&gt; &lt;score&gt;&quot;;[.H214];&quot;&lt;/score&gt; &lt;player&gt;&quot;;[.I214];&quot;&lt;/player&gt; &lt;story&gt;&quot;;[.J214];&quot;&lt;/story&gt; &lt;/game&gt;&quot;)" office:value-type="string" office:string-value="&lt;game name=&quot;Sega Rally Championship 2 (USA)&quot;&gt; &lt;year&gt;1999&lt;/year&gt; &lt;rating&gt;ESRB - E (Everyone)&lt;/rating&gt; &lt;title&gt;Sega Rally Championship 2 &lt;/title&gt; &lt;pub&gt;Sega&lt;/pub&gt; &lt;dev&gt;Sega AM9 R&amp;D Division&lt;/dev&gt; &lt;genre&gt;Driving&lt;/genre&gt; &lt;score&gt;3.9&lt;/score&gt; &lt;player&gt;1-2 Players&lt;/player&gt; &lt;story&gt;Sega Rally 2 is the sequel to Sega's hit arcade game, Sega Rally. This game, like it's predecessor, is based on Rally racing. Rally racing is unique in that races take place on both race tracks and off-road courses. The courses in this game reflect this nicely. Some take place in the desert or forest, others take place in cities. ****The cars in this game are all actual rally cars, with manufacturers from Europe and Japan both well represented. You do not get to see very many of them at one time, however, since rally races are typically time-based events. In this game, you are not competing directly against the other cars, you simply have to have the best time through the course. So, during any race you will usually see a handful of other cars on the track.****Sega Rally 2 contains several modes of play. The first mode is the simple arcade mode of play. Here, you race in 4 courses, one right after another. The second mode is the 10 year championship. In this mode you race on 16 courses, and can make modifications to your car between races. Finally, there is a 2-person split screen mode for head-to-head competition.&lt;/story&gt; &lt;/game&gt;">
            <text:p>&lt;game name="Sega Rally Championship 2 (USA)"&gt; &lt;year&gt;1999&lt;/year&gt; &lt;rating&gt;ESRB - E (Everyone)&lt;/rating&gt; &lt;title&gt;Sega Rally Championship 2 &lt;/title&gt; &lt;pub&gt;Sega&lt;/pub&gt; &lt;dev&gt;Sega AM9 R&amp;D Division&lt;/dev&gt; &lt;genre&gt;Driving&lt;/genre&gt; &lt;score&gt;3.9&lt;/score&gt; &lt;player&gt;1-2 Players&lt;/player&gt; &lt;story&gt;Sega Rally 2 is the sequel to Sega's hit arcade game, Sega Rally. This game, like it's predecessor, is based on Rally racing. Rally racing is unique in that races take place on both race tracks and off-road courses. The courses in this game reflect this nicely. Some take place in the desert or forest, others take place in cities. ****The cars in this game are all actual rally cars, with manufacturers from Europe and Japan both well represented. You do not get to see very many of them at one time, however, since rally races are typically time-based events. In this game, you are not competing directly against the other cars, you simply have to have the best time through the course. So, during any race you will usually see a handful of other cars on the track.****Sega Rally 2 contains several modes of play. The first mode is the simple arcade mode of play. Here, you race in 4 courses, one right after another. The second mode is the 10 year championship. In this mode you race on 16 courses, and can make modifications to your car between races. Finally, there is a 2-person split screen mode for head-to-head competition.&lt;/story&gt; &lt;/game&gt;</text:p>
          </table:table-cell>
        </table:table-row>
        <table:table-row table:style-name="ro1">
          <table:table-cell office:value-type="string">
            <text:p>Sega Smash Pack Volume 1 (USA)</text:p>
          </table:table-cell>
          <table:table-cell office:value-type="float" office:value="2001">
            <text:p>2001</text:p>
          </table:table-cell>
          <table:table-cell office:value-type="string">
            <text:p>ESRB - T (Teen)</text:p>
          </table:table-cell>
          <table:table-cell office:value-type="string">
            <text:p>Sega Smash Pack Volume 1 </text:p>
          </table:table-cell>
          <table:table-cell office:value-type="string">
            <text:p>Sega</text:p>
          </table:table-cell>
          <table:table-cell office:value-type="string">
            <text:p>SEGA of America Dreamcast, Inc.</text:p>
          </table:table-cell>
          <table:table-cell office:value-type="string">
            <text:p>Miscellaneous</text:p>
          </table:table-cell>
          <table:table-cell office:value-type="string">
            <text:p>3.5</text:p>
          </table:table-cell>
          <table:table-cell office:value-type="string">
            <text:p>1-2 Players</text:p>
          </table:table-cell>
          <table:table-cell office:value-type="string">
            <text:p>Sega Smash Pack: Volume One was the first, and ultimately the only collection of classic Sega games released for the Dreamcast. <text:s/>It contains only some games in common with the PC Sega Smash Pack and Smash Pack 2 so is an iteration of the concept rather than a port of that collection.****This collections features ten emulated Genesis/Mega Drive titles. These games are Altered Beast, Columns, Golden Axe, Phantasy Star II, Shining Force, Vectorman, Revenge of Shinobi, Sonic the Hedgehog, Streets of Rage 2 and Wrestle War. This was the first American release of Wrestle War.****It also included two games that had been previous released for Dreamcast: Sega Swirl, which had been given away on various discs and Virtua Cop 2, which had been previously available for Dreamcast only in Japan.</text:p>
          </table:table-cell>
          <table:table-cell table:formula="of:=CONCATENATE(&quot;&lt;game name=&quot;;CHAR(34);[.A215];CHAR(34);&quot;&gt; &lt;year&gt;&quot;;[.B215];&quot;&lt;/year&gt; &lt;rating&gt;&quot;;[.C215];&quot;&lt;/rating&gt; &lt;title&gt;&quot;;[.D215];&quot;&lt;/title&gt; &lt;pub&gt;&quot;;[.E215];&quot;&lt;/pub&gt; &lt;dev&gt;&quot;;[.F215];&quot;&lt;/dev&gt; &lt;genre&gt;&quot;;[.G215];&quot;&lt;/genre&gt; &lt;score&gt;&quot;;[.H215];&quot;&lt;/score&gt; &lt;player&gt;&quot;;[.I215];&quot;&lt;/player&gt; &lt;story&gt;&quot;;[.J215];&quot;&lt;/story&gt; &lt;/game&gt;&quot;)" office:value-type="string" office:string-value="&lt;game name=&quot;Sega Smash Pack Volume 1 (USA)&quot;&gt; &lt;year&gt;2001&lt;/year&gt; &lt;rating&gt;ESRB - T (Teen)&lt;/rating&gt; &lt;title&gt;Sega Smash Pack Volume 1 &lt;/title&gt; &lt;pub&gt;Sega&lt;/pub&gt; &lt;dev&gt;SEGA of America Dreamcast, Inc.&lt;/dev&gt; &lt;genre&gt;Miscellaneous&lt;/genre&gt; &lt;score&gt;3.5&lt;/score&gt; &lt;player&gt;1-2 Players&lt;/player&gt; &lt;story&gt;Sega Smash Pack: Volume One was the first, and ultimately the only collection of classic Sega games released for the Dreamcast.  It contains only some games in common with the PC Sega Smash Pack and Smash Pack 2 so is an iteration of the concept rather than a port of that collection.****This collections features ten emulated Genesis/Mega Drive titles. These games are Altered Beast, Columns, Golden Axe, Phantasy Star II, Shining Force, Vectorman, Revenge of Shinobi, Sonic the Hedgehog, Streets of Rage 2 and Wrestle War. This was the first American release of Wrestle War.****It also included two games that had been previous released for Dreamcast: Sega Swirl, which had been given away on various discs and Virtua Cop 2, which had been previously available for Dreamcast only in Japan.&lt;/story&gt; &lt;/game&gt;">
            <text:p>&lt;game name="Sega Smash Pack Volume 1 (USA)"&gt; &lt;year&gt;2001&lt;/year&gt; &lt;rating&gt;ESRB - T (Teen)&lt;/rating&gt; &lt;title&gt;Sega Smash Pack Volume 1 &lt;/title&gt; &lt;pub&gt;Sega&lt;/pub&gt; &lt;dev&gt;SEGA of America Dreamcast, Inc.&lt;/dev&gt; &lt;genre&gt;Miscellaneous&lt;/genre&gt; &lt;score&gt;3.5&lt;/score&gt; &lt;player&gt;1-2 Players&lt;/player&gt; &lt;story&gt;Sega Smash Pack: Volume One was the first, and ultimately the only collection of classic Sega games released for the Dreamcast. <text:s/>It contains only some games in common with the PC Sega Smash Pack and Smash Pack 2 so is an iteration of the concept rather than a port of that collection.****This collections features ten emulated Genesis/Mega Drive titles. These games are Altered Beast, Columns, Golden Axe, Phantasy Star II, Shining Force, Vectorman, Revenge of Shinobi, Sonic the Hedgehog, Streets of Rage 2 and Wrestle War. This was the first American release of Wrestle War.****It also included two games that had been previous released for Dreamcast: Sega Swirl, which had been given away on various discs and Virtua Cop 2, which had been previously available for Dreamcast only in Japan.&lt;/story&gt; &lt;/game&gt;</text:p>
          </table:table-cell>
        </table:table-row>
        <table:table-row table:style-name="ro1">
          <table:table-cell office:value-type="string">
            <text:p>Sega Tetris (Japan)</text:p>
          </table:table-cell>
          <table:table-cell office:value-type="float" office:value="2000">
            <text:p>2000</text:p>
          </table:table-cell>
          <table:table-cell office:value-type="string">
            <text:p>ESRB - E (Everyone)</text:p>
          </table:table-cell>
          <table:table-cell office:value-type="string">
            <text:p>Sega Tetris </text:p>
          </table:table-cell>
          <table:table-cell office:value-type="string">
            <text:p>Sega</text:p>
          </table:table-cell>
          <table:table-cell office:value-type="string">
            <text:p>Wow Entertainment </text:p>
          </table:table-cell>
          <table:table-cell office:value-type="string">
            <text:p>Puzzle</text:p>
          </table:table-cell>
          <table:table-cell office:value-type="string">
            <text:p>3.8</text:p>
          </table:table-cell>
          <table:table-cell office:value-type="string">
            <text:p>1-2 Players</text:p>
          </table:table-cell>
          <table:table-cell office:value-type="string">
            <text:p>Sega Tetris is an officially licensed Tetris game originally made for arcades that can be played in both single player and multi player modes. The game uses polygonal graphics with animated backgrounds. As progress through the game is made these change and take the player to numerous different settings. <text:s/>When playing alone the game is very much true to the original Tetris but with some differences. The game is played with a joystick for moving the blocks around as they fall and two buttons to rotate them left and right. As the game's level is raised the speed of the falling block will also increase and since it's an arcade game it will reach a high pace relatively early. One addition to the game is a slot machine and the symbol it stops on depends on the number of lines cleared. By matching all the three wheels the player will get a large bonus. <text:s/>The two player versus mode adds special attacks to the gameplay and these are activated by clearing lines. Clearing two lines will lead to a joint attack where two stuck together blocks will fall while clearing three lines will lead to a long block falling. By creating a tetris (clearing four lines) stacked lines will rise from the bottom of the playfield. Some attacks come from clearing multiple lines that are apart from each other. This includes a missile attack that destroys block and a K.O. attack that knocks out the opponent preventing him from controlling the blocks for a short while. There is also a four player mode where two cabinets are connected. On the Dreamcast version the multiplayer mode can be played online.</text:p>
          </table:table-cell>
          <table:table-cell table:formula="of:=CONCATENATE(&quot;&lt;game name=&quot;;CHAR(34);[.A216];CHAR(34);&quot;&gt; &lt;year&gt;&quot;;[.B216];&quot;&lt;/year&gt; &lt;rating&gt;&quot;;[.C216];&quot;&lt;/rating&gt; &lt;title&gt;&quot;;[.D216];&quot;&lt;/title&gt; &lt;pub&gt;&quot;;[.E216];&quot;&lt;/pub&gt; &lt;dev&gt;&quot;;[.F216];&quot;&lt;/dev&gt; &lt;genre&gt;&quot;;[.G216];&quot;&lt;/genre&gt; &lt;score&gt;&quot;;[.H216];&quot;&lt;/score&gt; &lt;player&gt;&quot;;[.I216];&quot;&lt;/player&gt; &lt;story&gt;&quot;;[.J216];&quot;&lt;/story&gt; &lt;/game&gt;&quot;)" office:value-type="string" office:string-value="&lt;game name=&quot;Sega Tetris (Japan)&quot;&gt; &lt;year&gt;2000&lt;/year&gt; &lt;rating&gt;ESRB - E (Everyone)&lt;/rating&gt; &lt;title&gt;Sega Tetris &lt;/title&gt; &lt;pub&gt;Sega&lt;/pub&gt; &lt;dev&gt;Wow Entertainment &lt;/dev&gt; &lt;genre&gt;Puzzle&lt;/genre&gt; &lt;score&gt;3.8&lt;/score&gt; &lt;player&gt;1-2 Players&lt;/player&gt; &lt;story&gt;Sega Tetris is an officially licensed Tetris game originally made for arcades that can be played in both single player and multi player modes. The game uses polygonal graphics with animated backgrounds. As progress through the game is made these change and take the player to numerous different settings.  When playing alone the game is very much true to the original Tetris but with some differences. The game is played with a joystick for moving the blocks around as they fall and two buttons to rotate them left and right. As the game's level is raised the speed of the falling block will also increase and since it's an arcade game it will reach a high pace relatively early. One addition to the game is a slot machine and the symbol it stops on depends on the number of lines cleared. By matching all the three wheels the player will get a large bonus.  The two player versus mode adds special attacks to the gameplay and these are activated by clearing lines. Clearing two lines will lead to a joint attack where two stuck together blocks will fall while clearing three lines will lead to a long block falling. By creating a tetris (clearing four lines) stacked lines will rise from the bottom of the playfield. Some attacks come from clearing multiple lines that are apart from each other. This includes a missile attack that destroys block and a K.O. attack that knocks out the opponent preventing him from controlling the blocks for a short while. There is also a four player mode where two cabinets are connected. On the Dreamcast version the multiplayer mode can be played online.&lt;/story&gt; &lt;/game&gt;">
            <text:p>&lt;game name="Sega Tetris (Japan)"&gt; &lt;year&gt;2000&lt;/year&gt; &lt;rating&gt;ESRB - E (Everyone)&lt;/rating&gt; &lt;title&gt;Sega Tetris &lt;/title&gt; &lt;pub&gt;Sega&lt;/pub&gt; &lt;dev&gt;Wow Entertainment &lt;/dev&gt; &lt;genre&gt;Puzzle&lt;/genre&gt; &lt;score&gt;3.8&lt;/score&gt; &lt;player&gt;1-2 Players&lt;/player&gt; &lt;story&gt;Sega Tetris is an officially licensed Tetris game originally made for arcades that can be played in both single player and multi player modes. The game uses polygonal graphics with animated backgrounds. As progress through the game is made these change and take the player to numerous different settings. <text:s/>When playing alone the game is very much true to the original Tetris but with some differences. The game is played with a joystick for moving the blocks around as they fall and two buttons to rotate them left and right. As the game's level is raised the speed of the falling block will also increase and since it's an arcade game it will reach a high pace relatively early. One addition to the game is a slot machine and the symbol it stops on depends on the number of lines cleared. By matching all the three wheels the player will get a large bonus. <text:s/>The two player versus mode adds special attacks to the gameplay and these are activated by clearing lines. Clearing two lines will lead to a joint attack where two stuck together blocks will fall while clearing three lines will lead to a long block falling. By creating a tetris (clearing four lines) stacked lines will rise from the bottom of the playfield. Some attacks come from clearing multiple lines that are apart from each other. This includes a missile attack that destroys block and a K.O. attack that knocks out the opponent preventing him from controlling the blocks for a short while. There is also a four player mode where two cabinets are connected. On the Dreamcast version the multiplayer mode can be played online.&lt;/story&gt; &lt;/game&gt;</text:p>
          </table:table-cell>
        </table:table-row>
        <table:table-row table:style-name="ro1">
          <table:table-cell office:value-type="string">
            <text:p>Sega Worldwide Soccer 2000 (Europe)</text:p>
          </table:table-cell>
          <table:table-cell office:value-type="float" office:value="1999">
            <text:p>1999</text:p>
          </table:table-cell>
          <table:table-cell office:value-type="string">
            <text:p>ESRB - E (Everyone)</text:p>
          </table:table-cell>
          <table:table-cell office:value-type="string">
            <text:p>Sega Worldwide Soccer 2000 </text:p>
          </table:table-cell>
          <table:table-cell office:value-type="string">
            <text:p>Sega</text:p>
          </table:table-cell>
          <table:table-cell office:value-type="string">
            <text:p>Silicon Dreams Studio Ltd.</text:p>
          </table:table-cell>
          <table:table-cell office:value-type="string">
            <text:p>Soccer/Sports</text:p>
          </table:table-cell>
          <table:table-cell office:value-type="string">
            <text:p>2.8</text:p>
          </table:table-cell>
          <table:table-cell office:value-type="string">
            <text:p>1-4 Players</text:p>
          </table:table-cell>
          <table:table-cell office:value-type="string">
            <text:p>Sega Worldwide Soccer 2000 is a direct sequel of the widely acclaimed WWS'98. There are many club and international teams to choose from, as well as multiple authentic fields to play on.**There are also all of the basic play modes, including a championship, exhibition match and a couple of cup-styled erm...cups.**All of the player's movements are motion captured and there is also quite a few graphical touches to liven things up, like the managers shouting from the sidelines and quite realistic-looking crowds.**All in all, this is your basic football/soccer game.</text:p>
          </table:table-cell>
          <table:table-cell table:formula="of:=CONCATENATE(&quot;&lt;game name=&quot;;CHAR(34);[.A217];CHAR(34);&quot;&gt; &lt;year&gt;&quot;;[.B217];&quot;&lt;/year&gt; &lt;rating&gt;&quot;;[.C217];&quot;&lt;/rating&gt; &lt;title&gt;&quot;;[.D217];&quot;&lt;/title&gt; &lt;pub&gt;&quot;;[.E217];&quot;&lt;/pub&gt; &lt;dev&gt;&quot;;[.F217];&quot;&lt;/dev&gt; &lt;genre&gt;&quot;;[.G217];&quot;&lt;/genre&gt; &lt;score&gt;&quot;;[.H217];&quot;&lt;/score&gt; &lt;player&gt;&quot;;[.I217];&quot;&lt;/player&gt; &lt;story&gt;&quot;;[.J217];&quot;&lt;/story&gt; &lt;/game&gt;&quot;)" office:value-type="string" office:string-value="&lt;game name=&quot;Sega Worldwide Soccer 2000 (Europe)&quot;&gt; &lt;year&gt;1999&lt;/year&gt; &lt;rating&gt;ESRB - E (Everyone)&lt;/rating&gt; &lt;title&gt;Sega Worldwide Soccer 2000 &lt;/title&gt; &lt;pub&gt;Sega&lt;/pub&gt; &lt;dev&gt;Silicon Dreams Studio Ltd.&lt;/dev&gt; &lt;genre&gt;Soccer/Sports&lt;/genre&gt; &lt;score&gt;2.8&lt;/score&gt; &lt;player&gt;1-4 Players&lt;/player&gt; &lt;story&gt;Sega Worldwide Soccer 2000 is a direct sequel of the widely acclaimed WWS'98. There are many club and international teams to choose from, as well as multiple authentic fields to play on.**There are also all of the basic play modes, including a championship, exhibition match and a couple of cup-styled erm...cups.**All of the player's movements are motion captured and there is also quite a few graphical touches to liven things up, like the managers shouting from the sidelines and quite realistic-looking crowds.**All in all, this is your basic football/soccer game.&lt;/story&gt; &lt;/game&gt;">
            <text:p>&lt;game name="Sega Worldwide Soccer 2000 (Europe)"&gt; &lt;year&gt;1999&lt;/year&gt; &lt;rating&gt;ESRB - E (Everyone)&lt;/rating&gt; &lt;title&gt;Sega Worldwide Soccer 2000 &lt;/title&gt; &lt;pub&gt;Sega&lt;/pub&gt; &lt;dev&gt;Silicon Dreams Studio Ltd.&lt;/dev&gt; &lt;genre&gt;Soccer/Sports&lt;/genre&gt; &lt;score&gt;2.8&lt;/score&gt; &lt;player&gt;1-4 Players&lt;/player&gt; &lt;story&gt;Sega Worldwide Soccer 2000 is a direct sequel of the widely acclaimed WWS'98. There are many club and international teams to choose from, as well as multiple authentic fields to play on.**There are also all of the basic play modes, including a championship, exhibition match and a couple of cup-styled erm...cups.**All of the player's movements are motion captured and there is also quite a few graphical touches to liven things up, like the managers shouting from the sidelines and quite realistic-looking crowds.**All in all, this is your basic football/soccer game.&lt;/story&gt; &lt;/game&gt;</text:p>
          </table:table-cell>
        </table:table-row>
        <table:table-row table:style-name="ro1">
          <table:table-cell office:value-type="string">
            <text:p>Castle Shikigami 2 (Japan)</text:p>
          </table:table-cell>
          <table:table-cell office:value-type="float" office:value="2004">
            <text:p>2004</text:p>
          </table:table-cell>
          <table:table-cell office:value-type="string">
            <text:p>ESRB - E (Everyone)</text:p>
          </table:table-cell>
          <table:table-cell office:value-type="string">
            <text:p>Castle Shikigami 2 </text:p>
          </table:table-cell>
          <table:table-cell office:value-type="string">
            <text:p>Media Quest</text:p>
          </table:table-cell>
          <table:table-cell office:value-type="string">
            <text:p>Alfa System</text:p>
          </table:table-cell>
          <table:table-cell office:value-type="string">
            <text:p>Shoot-'Em-Up</text:p>
          </table:table-cell>
          <table:table-cell office:value-type="string">
            <text:p>3.0</text:p>
          </table:table-cell>
          <table:table-cell office:value-type="string">
            <text:p>1-2 Players</text:p>
          </table:table-cell>
          <table:table-cell office:value-type="string">
            <text:p>Sequel to Shikigami no Shiro, SS2 is a vertical-scrolling shooter with sci-fi elements.****As in most games in the genre, the game puts you in control of a small fighter as you attempt to make your way past several stages filled with enemy ships charging and attacking you in different patterns.****The game features 7 distinct characters with psychic powers (which manifest in-game as bomb-type attacks and other special moves) and unique fighters, and the game features a story mode for each character, in which they have different dialogue and plot-sequences for each boss fight.****Also included is a weapon system similar to Psyvariar's in which you can enhance your power and rate of fire by scraping incoming bullets.</text:p>
          </table:table-cell>
          <table:table-cell table:formula="of:=CONCATENATE(&quot;&lt;game name=&quot;;CHAR(34);[.A218];CHAR(34);&quot;&gt; &lt;year&gt;&quot;;[.B218];&quot;&lt;/year&gt; &lt;rating&gt;&quot;;[.C218];&quot;&lt;/rating&gt; &lt;title&gt;&quot;;[.D218];&quot;&lt;/title&gt; &lt;pub&gt;&quot;;[.E218];&quot;&lt;/pub&gt; &lt;dev&gt;&quot;;[.F218];&quot;&lt;/dev&gt; &lt;genre&gt;&quot;;[.G218];&quot;&lt;/genre&gt; &lt;score&gt;&quot;;[.H218];&quot;&lt;/score&gt; &lt;player&gt;&quot;;[.I218];&quot;&lt;/player&gt; &lt;story&gt;&quot;;[.J218];&quot;&lt;/story&gt; &lt;/game&gt;&quot;)" office:value-type="string" office:string-value="&lt;game name=&quot;Castle Shikigami 2 (Japan)&quot;&gt; &lt;year&gt;2004&lt;/year&gt; &lt;rating&gt;ESRB - E (Everyone)&lt;/rating&gt; &lt;title&gt;Castle Shikigami 2 &lt;/title&gt; &lt;pub&gt;Media Quest&lt;/pub&gt; &lt;dev&gt;Alfa System&lt;/dev&gt; &lt;genre&gt;Shoot-'Em-Up&lt;/genre&gt; &lt;score&gt;3.0&lt;/score&gt; &lt;player&gt;1-2 Players&lt;/player&gt; &lt;story&gt;Sequel to Shikigami no Shiro, SS2 is a vertical-scrolling shooter with sci-fi elements.****As in most games in the genre, the game puts you in control of a small fighter as you attempt to make your way past several stages filled with enemy ships charging and attacking you in different patterns.****The game features 7 distinct characters with psychic powers (which manifest in-game as bomb-type attacks and other special moves) and unique fighters, and the game features a story mode for each character, in which they have different dialogue and plot-sequences for each boss fight.****Also included is a weapon system similar to Psyvariar's in which you can enhance your power and rate of fire by scraping incoming bullets.&lt;/story&gt; &lt;/game&gt;">
            <text:p>&lt;game name="Castle Shikigami 2 (Japan)"&gt; &lt;year&gt;2004&lt;/year&gt; &lt;rating&gt;ESRB - E (Everyone)&lt;/rating&gt; &lt;title&gt;Castle Shikigami 2 &lt;/title&gt; &lt;pub&gt;Media Quest&lt;/pub&gt; &lt;dev&gt;Alfa System&lt;/dev&gt; &lt;genre&gt;Shoot-'Em-Up&lt;/genre&gt; &lt;score&gt;3.0&lt;/score&gt; &lt;player&gt;1-2 Players&lt;/player&gt; &lt;story&gt;Sequel to Shikigami no Shiro, SS2 is a vertical-scrolling shooter with sci-fi elements.****As in most games in the genre, the game puts you in control of a small fighter as you attempt to make your way past several stages filled with enemy ships charging and attacking you in different patterns.****The game features 7 distinct characters with psychic powers (which manifest in-game as bomb-type attacks and other special moves) and unique fighters, and the game features a story mode for each character, in which they have different dialogue and plot-sequences for each boss fight.****Also included is a weapon system similar to Psyvariar's in which you can enhance your power and rate of fire by scraping incoming bullets.&lt;/story&gt; &lt;/game&gt;</text:p>
          </table:table-cell>
        </table:table-row>
        <table:table-row table:style-name="ro1">
          <table:table-cell office:value-type="string">
            <text:p>Tennis 2K2 (USA)</text:p>
          </table:table-cell>
          <table:table-cell office:value-type="float" office:value="2001">
            <text:p>2001</text:p>
          </table:table-cell>
          <table:table-cell office:value-type="string">
            <text:p>ESRB - E (Everyone)</text:p>
          </table:table-cell>
          <table:table-cell office:value-type="string">
            <text:p>Tennis 2K2 </text:p>
          </table:table-cell>
          <table:table-cell office:value-type="string">
            <text:p>Sega</text:p>
          </table:table-cell>
          <table:table-cell office:value-type="string">
            <text:p>Hitmaker </text:p>
          </table:table-cell>
          <table:table-cell office:value-type="string">
            <text:p>Sports/Tennis</text:p>
          </table:table-cell>
          <table:table-cell office:value-type="string">
            <text:p>4.1</text:p>
          </table:table-cell>
          <table:table-cell office:value-type="string">
            <text:p>1-4 Players</text:p>
          </table:table-cell>
          <table:table-cell office:value-type="string">
            <text:p>Sequel to the original game which was released two years prior.****The games graphics have been improved, and there is a greater roster of players to choose from. The most noteworthy addition is that of female players, such as Monica Seles and Venus and Serena Williams. You cannot however play as a male against a female.****The gameplay is a lot faster than the original. The players you control move a lot faster, as do the AI computer players. Less diving, but more getting at shots that go behind you and over the shoulder shots.****The game modes from the original are the same, featuring tournament mode, where you play against the pros; exhibition mode for a one-on-one, best-out-of-three game; and world tour mode which now features the option of creating and customizing your own player. Build you player up, buy equipment and hire pros to play in doubles matches with you.</text:p>
          </table:table-cell>
          <table:table-cell table:formula="of:=CONCATENATE(&quot;&lt;game name=&quot;;CHAR(34);[.A219];CHAR(34);&quot;&gt; &lt;year&gt;&quot;;[.B219];&quot;&lt;/year&gt; &lt;rating&gt;&quot;;[.C219];&quot;&lt;/rating&gt; &lt;title&gt;&quot;;[.D219];&quot;&lt;/title&gt; &lt;pub&gt;&quot;;[.E219];&quot;&lt;/pub&gt; &lt;dev&gt;&quot;;[.F219];&quot;&lt;/dev&gt; &lt;genre&gt;&quot;;[.G219];&quot;&lt;/genre&gt; &lt;score&gt;&quot;;[.H219];&quot;&lt;/score&gt; &lt;player&gt;&quot;;[.I219];&quot;&lt;/player&gt; &lt;story&gt;&quot;;[.J219];&quot;&lt;/story&gt; &lt;/game&gt;&quot;)" office:value-type="string" office:string-value="&lt;game name=&quot;Tennis 2K2 (USA)&quot;&gt; &lt;year&gt;2001&lt;/year&gt; &lt;rating&gt;ESRB - E (Everyone)&lt;/rating&gt; &lt;title&gt;Tennis 2K2 &lt;/title&gt; &lt;pub&gt;Sega&lt;/pub&gt; &lt;dev&gt;Hitmaker &lt;/dev&gt; &lt;genre&gt;Sports/Tennis&lt;/genre&gt; &lt;score&gt;4.1&lt;/score&gt; &lt;player&gt;1-4 Players&lt;/player&gt; &lt;story&gt;Sequel to the original game which was released two years prior.****The games graphics have been improved, and there is a greater roster of players to choose from. The most noteworthy addition is that of female players, such as Monica Seles and Venus and Serena Williams. You cannot however play as a male against a female.****The gameplay is a lot faster than the original. The players you control move a lot faster, as do the AI computer players. Less diving, but more getting at shots that go behind you and over the shoulder shots.****The game modes from the original are the same, featuring tournament mode, where you play against the pros; exhibition mode for a one-on-one, best-out-of-three game; and world tour mode which now features the option of creating and customizing your own player. Build you player up, buy equipment and hire pros to play in doubles matches with you.&lt;/story&gt; &lt;/game&gt;">
            <text:p>&lt;game name="Tennis 2K2 (USA)"&gt; &lt;year&gt;2001&lt;/year&gt; &lt;rating&gt;ESRB - E (Everyone)&lt;/rating&gt; &lt;title&gt;Tennis 2K2 &lt;/title&gt; &lt;pub&gt;Sega&lt;/pub&gt; &lt;dev&gt;Hitmaker &lt;/dev&gt; &lt;genre&gt;Sports/Tennis&lt;/genre&gt; &lt;score&gt;4.1&lt;/score&gt; &lt;player&gt;1-4 Players&lt;/player&gt; &lt;story&gt;Sequel to the original game which was released two years prior.****The games graphics have been improved, and there is a greater roster of players to choose from. The most noteworthy addition is that of female players, such as Monica Seles and Venus and Serena Williams. You cannot however play as a male against a female.****The gameplay is a lot faster than the original. The players you control move a lot faster, as do the AI computer players. Less diving, but more getting at shots that go behind you and over the shoulder shots.****The game modes from the original are the same, featuring tournament mode, where you play against the pros; exhibition mode for a one-on-one, best-out-of-three game; and world tour mode which now features the option of creating and customizing your own player. Build you player up, buy equipment and hire pros to play in doubles matches with you.&lt;/story&gt; &lt;/game&gt;</text:p>
          </table:table-cell>
        </table:table-row>
        <table:table-row table:style-name="ro1">
          <table:table-cell office:value-type="string">
            <text:p>Shenmue II (Europe) (Disc 1)</text:p>
          </table:table-cell>
          <table:table-cell office:value-type="float" office:value="2001">
            <text:p>2001</text:p>
          </table:table-cell>
          <table:table-cell office:value-type="string">
            <text:p>ESRB - T (Teen)</text:p>
          </table:table-cell>
          <table:table-cell office:value-type="string">
            <text:p>Shenmue II <text:s/>Disk 1</text:p>
          </table:table-cell>
          <table:table-cell office:value-type="string">
            <text:p>Sega</text:p>
          </table:table-cell>
          <table:table-cell office:value-type="string">
            <text:p>SEGA-AM2 Co., LTD.</text:p>
          </table:table-cell>
          <table:table-cell office:value-type="string">
            <text:p>Adventure</text:p>
          </table:table-cell>
          <table:table-cell office:value-type="string">
            <text:p>4.2</text:p>
          </table:table-cell>
          <table:table-cell office:value-type="string">
            <text:p>1 Player</text:p>
          </table:table-cell>
          <table:table-cell office:value-type="string">
            <text:p>Shenmue 2 is the sequel to the innovative free-roaming RPG Shenmue. Continuing on exactly from where the original left off, Shenmue 2 furthers the story of Ryo Hazuki and his search for his fathers murderer, Lan-Di, as well as the events surrounding the murder.****Taking place in China, Shenmue 2 contains a real world gameplay system first seen in the original Shenmue. This puts you in a world where hundreds of people live out their daily lives around you, day turns to evening and on into night. It rains and snows, you can get part time jobs to earn extra money for rent or even gamble or play real classic arcade games like Outrun at the local video arcade all within a living breathing city. There is also a battle mode for those occasions when Ryo gets himself into fights as well as quick time events that require you to act quickly in the heat of some tense situations.****The Xbox version of the game came with an additional DVD called Shenmue: The Movie, which contained a summation of the first Shenmue game made into a feature length movie. This was to help people who didn't own a Dreamcast understand the plot from the previous game, since it was never released for the Xbox.</text:p>
          </table:table-cell>
          <table:table-cell table:formula="of:=CONCATENATE(&quot;&lt;game name=&quot;;CHAR(34);[.A220];CHAR(34);&quot;&gt; &lt;year&gt;&quot;;[.B220];&quot;&lt;/year&gt; &lt;rating&gt;&quot;;[.C220];&quot;&lt;/rating&gt; &lt;title&gt;&quot;;[.D220];&quot;&lt;/title&gt; &lt;pub&gt;&quot;;[.E220];&quot;&lt;/pub&gt; &lt;dev&gt;&quot;;[.F220];&quot;&lt;/dev&gt; &lt;genre&gt;&quot;;[.G220];&quot;&lt;/genre&gt; &lt;score&gt;&quot;;[.H220];&quot;&lt;/score&gt; &lt;player&gt;&quot;;[.I220];&quot;&lt;/player&gt; &lt;story&gt;&quot;;[.J220];&quot;&lt;/story&gt; &lt;/game&gt;&quot;)" office:value-type="string" office:string-value="&lt;game name=&quot;Shenmue II (Europe) (Disc 1)&quot;&gt; &lt;year&gt;2001&lt;/year&gt; &lt;rating&gt;ESRB - T (Teen)&lt;/rating&gt; &lt;title&gt;Shenmue II  Disk 1&lt;/title&gt; &lt;pub&gt;Sega&lt;/pub&gt; &lt;dev&gt;SEGA-AM2 Co., LTD.&lt;/dev&gt; &lt;genre&gt;Adventure&lt;/genre&gt; &lt;score&gt;4.2&lt;/score&gt; &lt;player&gt;1 Player&lt;/player&gt; &lt;story&gt;Shenmue 2 is the sequel to the innovative free-roaming RPG Shenmue. Continuing on exactly from where the original left off, Shenmue 2 furthers the story of Ryo Hazuki and his search for his fathers murderer, Lan-Di, as well as the events surrounding the murder.****Taking place in China, Shenmue 2 contains a real world gameplay system first seen in the original Shenmue. This puts you in a world where hundreds of people live out their daily lives around you, day turns to evening and on into night. It rains and snows, you can get part time jobs to earn extra money for rent or even gamble or play real classic arcade games like Outrun at the local video arcade all within a living breathing city. There is also a battle mode for those occasions when Ryo gets himself into fights as well as quick time events that require you to act quickly in the heat of some tense situations.****The Xbox version of the game came with an additional DVD called Shenmue: The Movie, which contained a summation of the first Shenmue game made into a feature length movie. This was to help people who didn't own a Dreamcast understand the plot from the previous game, since it was never released for the Xbox.&lt;/story&gt; &lt;/game&gt;">
            <text:p>&lt;game name="Shenmue II (Europe) (Disc 1)"&gt; &lt;year&gt;2001&lt;/year&gt; &lt;rating&gt;ESRB - T (Teen)&lt;/rating&gt; &lt;title&gt;Shenmue II <text:s/>Disk 1&lt;/title&gt; &lt;pub&gt;Sega&lt;/pub&gt; &lt;dev&gt;SEGA-AM2 Co., LTD.&lt;/dev&gt; &lt;genre&gt;Adventure&lt;/genre&gt; &lt;score&gt;4.2&lt;/score&gt; &lt;player&gt;1 Player&lt;/player&gt; &lt;story&gt;Shenmue 2 is the sequel to the innovative free-roaming RPG Shenmue. Continuing on exactly from where the original left off, Shenmue 2 furthers the story of Ryo Hazuki and his search for his fathers murderer, Lan-Di, as well as the events surrounding the murder.****Taking place in China, Shenmue 2 contains a real world gameplay system first seen in the original Shenmue. This puts you in a world where hundreds of people live out their daily lives around you, day turns to evening and on into night. It rains and snows, you can get part time jobs to earn extra money for rent or even gamble or play real classic arcade games like Outrun at the local video arcade all within a living breathing city. There is also a battle mode for those occasions when Ryo gets himself into fights as well as quick time events that require you to act quickly in the heat of some tense situations.****The Xbox version of the game came with an additional DVD called Shenmue: The Movie, which contained a summation of the first Shenmue game made into a feature length movie. This was to help people who didn't own a Dreamcast understand the plot from the previous game, since it was never released for the Xbox.&lt;/story&gt; &lt;/game&gt;</text:p>
          </table:table-cell>
        </table:table-row>
        <table:table-row table:style-name="ro1">
          <table:table-cell office:value-type="string">
            <text:p>Shenmue II (Europe) (Disc 2)</text:p>
          </table:table-cell>
          <table:table-cell office:value-type="float" office:value="2001">
            <text:p>2001</text:p>
          </table:table-cell>
          <table:table-cell office:value-type="string">
            <text:p>ESRB - T (Teen)</text:p>
          </table:table-cell>
          <table:table-cell office:value-type="string">
            <text:p>Shenmue II <text:s/>Disk 2</text:p>
          </table:table-cell>
          <table:table-cell office:value-type="string">
            <text:p>Sega</text:p>
          </table:table-cell>
          <table:table-cell office:value-type="string">
            <text:p>SEGA-AM2 Co., LTD.</text:p>
          </table:table-cell>
          <table:table-cell office:value-type="string">
            <text:p>Adventure</text:p>
          </table:table-cell>
          <table:table-cell office:value-type="string">
            <text:p>4.2</text:p>
          </table:table-cell>
          <table:table-cell office:value-type="string">
            <text:p>1 Player</text:p>
          </table:table-cell>
          <table:table-cell office:value-type="string">
            <text:p>Shenmue 2 is the sequel to the innovative free-roaming RPG Shenmue. Continuing on exactly from where the original left off, Shenmue 2 furthers the story of Ryo Hazuki and his search for his fathers murderer, Lan-Di, as well as the events surrounding the murder.****Taking place in China, Shenmue 2 contains a real world gameplay system first seen in the original Shenmue. This puts you in a world where hundreds of people live out their daily lives around you, day turns to evening and on into night. It rains and snows, you can get part time jobs to earn extra money for rent or even gamble or play real classic arcade games like Outrun at the local video arcade all within a living breathing city. There is also a battle mode for those occasions when Ryo gets himself into fights as well as quick time events that require you to act quickly in the heat of some tense situations.****The Xbox version of the game came with an additional DVD called Shenmue: The Movie, which contained a summation of the first Shenmue game made into a feature length movie. This was to help people who didn't own a Dreamcast understand the plot from the previous game, since it was never released for the Xbox.</text:p>
          </table:table-cell>
          <table:table-cell table:formula="of:=CONCATENATE(&quot;&lt;game name=&quot;;CHAR(34);[.A221];CHAR(34);&quot;&gt; &lt;year&gt;&quot;;[.B221];&quot;&lt;/year&gt; &lt;rating&gt;&quot;;[.C221];&quot;&lt;/rating&gt; &lt;title&gt;&quot;;[.D221];&quot;&lt;/title&gt; &lt;pub&gt;&quot;;[.E221];&quot;&lt;/pub&gt; &lt;dev&gt;&quot;;[.F221];&quot;&lt;/dev&gt; &lt;genre&gt;&quot;;[.G221];&quot;&lt;/genre&gt; &lt;score&gt;&quot;;[.H221];&quot;&lt;/score&gt; &lt;player&gt;&quot;;[.I221];&quot;&lt;/player&gt; &lt;story&gt;&quot;;[.J221];&quot;&lt;/story&gt; &lt;/game&gt;&quot;)" office:value-type="string" office:string-value="&lt;game name=&quot;Shenmue II (Europe) (Disc 2)&quot;&gt; &lt;year&gt;2001&lt;/year&gt; &lt;rating&gt;ESRB - T (Teen)&lt;/rating&gt; &lt;title&gt;Shenmue II  Disk 2&lt;/title&gt; &lt;pub&gt;Sega&lt;/pub&gt; &lt;dev&gt;SEGA-AM2 Co., LTD.&lt;/dev&gt; &lt;genre&gt;Adventure&lt;/genre&gt; &lt;score&gt;4.2&lt;/score&gt; &lt;player&gt;1 Player&lt;/player&gt; &lt;story&gt;Shenmue 2 is the sequel to the innovative free-roaming RPG Shenmue. Continuing on exactly from where the original left off, Shenmue 2 furthers the story of Ryo Hazuki and his search for his fathers murderer, Lan-Di, as well as the events surrounding the murder.****Taking place in China, Shenmue 2 contains a real world gameplay system first seen in the original Shenmue. This puts you in a world where hundreds of people live out their daily lives around you, day turns to evening and on into night. It rains and snows, you can get part time jobs to earn extra money for rent or even gamble or play real classic arcade games like Outrun at the local video arcade all within a living breathing city. There is also a battle mode for those occasions when Ryo gets himself into fights as well as quick time events that require you to act quickly in the heat of some tense situations.****The Xbox version of the game came with an additional DVD called Shenmue: The Movie, which contained a summation of the first Shenmue game made into a feature length movie. This was to help people who didn't own a Dreamcast understand the plot from the previous game, since it was never released for the Xbox.&lt;/story&gt; &lt;/game&gt;">
            <text:p>&lt;game name="Shenmue II (Europe) (Disc 2)"&gt; &lt;year&gt;2001&lt;/year&gt; &lt;rating&gt;ESRB - T (Teen)&lt;/rating&gt; &lt;title&gt;Shenmue II <text:s/>Disk 2&lt;/title&gt; &lt;pub&gt;Sega&lt;/pub&gt; &lt;dev&gt;SEGA-AM2 Co., LTD.&lt;/dev&gt; &lt;genre&gt;Adventure&lt;/genre&gt; &lt;score&gt;4.2&lt;/score&gt; &lt;player&gt;1 Player&lt;/player&gt; &lt;story&gt;Shenmue 2 is the sequel to the innovative free-roaming RPG Shenmue. Continuing on exactly from where the original left off, Shenmue 2 furthers the story of Ryo Hazuki and his search for his fathers murderer, Lan-Di, as well as the events surrounding the murder.****Taking place in China, Shenmue 2 contains a real world gameplay system first seen in the original Shenmue. This puts you in a world where hundreds of people live out their daily lives around you, day turns to evening and on into night. It rains and snows, you can get part time jobs to earn extra money for rent or even gamble or play real classic arcade games like Outrun at the local video arcade all within a living breathing city. There is also a battle mode for those occasions when Ryo gets himself into fights as well as quick time events that require you to act quickly in the heat of some tense situations.****The Xbox version of the game came with an additional DVD called Shenmue: The Movie, which contained a summation of the first Shenmue game made into a feature length movie. This was to help people who didn't own a Dreamcast understand the plot from the previous game, since it was never released for the Xbox.&lt;/story&gt; &lt;/game&gt;</text:p>
          </table:table-cell>
        </table:table-row>
        <table:table-row table:style-name="ro1">
          <table:table-cell office:value-type="string">
            <text:p>Shenmue II (Europe) (Disc 3)</text:p>
          </table:table-cell>
          <table:table-cell office:value-type="float" office:value="2001">
            <text:p>2001</text:p>
          </table:table-cell>
          <table:table-cell office:value-type="string">
            <text:p>ESRB - T (Teen)</text:p>
          </table:table-cell>
          <table:table-cell office:value-type="string">
            <text:p>Shenmue II <text:s/>Disk 3</text:p>
          </table:table-cell>
          <table:table-cell office:value-type="string">
            <text:p>Sega</text:p>
          </table:table-cell>
          <table:table-cell office:value-type="string">
            <text:p>SEGA-AM2 Co., LTD.</text:p>
          </table:table-cell>
          <table:table-cell office:value-type="string">
            <text:p>Adventure</text:p>
          </table:table-cell>
          <table:table-cell office:value-type="string">
            <text:p>4.2</text:p>
          </table:table-cell>
          <table:table-cell office:value-type="string">
            <text:p>1 Player</text:p>
          </table:table-cell>
          <table:table-cell office:value-type="string">
            <text:p>Shenmue 2 is the sequel to the innovative free-roaming RPG Shenmue. Continuing on exactly from where the original left off, Shenmue 2 furthers the story of Ryo Hazuki and his search for his fathers murderer, Lan-Di, as well as the events surrounding the murder.****Taking place in China, Shenmue 2 contains a real world gameplay system first seen in the original Shenmue. This puts you in a world where hundreds of people live out their daily lives around you, day turns to evening and on into night. It rains and snows, you can get part time jobs to earn extra money for rent or even gamble or play real classic arcade games like Outrun at the local video arcade all within a living breathing city. There is also a battle mode for those occasions when Ryo gets himself into fights as well as quick time events that require you to act quickly in the heat of some tense situations.****The Xbox version of the game came with an additional DVD called Shenmue: The Movie, which contained a summation of the first Shenmue game made into a feature length movie. This was to help people who didn't own a Dreamcast understand the plot from the previous game, since it was never released for the Xbox.</text:p>
          </table:table-cell>
          <table:table-cell table:formula="of:=CONCATENATE(&quot;&lt;game name=&quot;;CHAR(34);[.A222];CHAR(34);&quot;&gt; &lt;year&gt;&quot;;[.B222];&quot;&lt;/year&gt; &lt;rating&gt;&quot;;[.C222];&quot;&lt;/rating&gt; &lt;title&gt;&quot;;[.D222];&quot;&lt;/title&gt; &lt;pub&gt;&quot;;[.E222];&quot;&lt;/pub&gt; &lt;dev&gt;&quot;;[.F222];&quot;&lt;/dev&gt; &lt;genre&gt;&quot;;[.G222];&quot;&lt;/genre&gt; &lt;score&gt;&quot;;[.H222];&quot;&lt;/score&gt; &lt;player&gt;&quot;;[.I222];&quot;&lt;/player&gt; &lt;story&gt;&quot;;[.J222];&quot;&lt;/story&gt; &lt;/game&gt;&quot;)" office:value-type="string" office:string-value="&lt;game name=&quot;Shenmue II (Europe) (Disc 3)&quot;&gt; &lt;year&gt;2001&lt;/year&gt; &lt;rating&gt;ESRB - T (Teen)&lt;/rating&gt; &lt;title&gt;Shenmue II  Disk 3&lt;/title&gt; &lt;pub&gt;Sega&lt;/pub&gt; &lt;dev&gt;SEGA-AM2 Co., LTD.&lt;/dev&gt; &lt;genre&gt;Adventure&lt;/genre&gt; &lt;score&gt;4.2&lt;/score&gt; &lt;player&gt;1 Player&lt;/player&gt; &lt;story&gt;Shenmue 2 is the sequel to the innovative free-roaming RPG Shenmue. Continuing on exactly from where the original left off, Shenmue 2 furthers the story of Ryo Hazuki and his search for his fathers murderer, Lan-Di, as well as the events surrounding the murder.****Taking place in China, Shenmue 2 contains a real world gameplay system first seen in the original Shenmue. This puts you in a world where hundreds of people live out their daily lives around you, day turns to evening and on into night. It rains and snows, you can get part time jobs to earn extra money for rent or even gamble or play real classic arcade games like Outrun at the local video arcade all within a living breathing city. There is also a battle mode for those occasions when Ryo gets himself into fights as well as quick time events that require you to act quickly in the heat of some tense situations.****The Xbox version of the game came with an additional DVD called Shenmue: The Movie, which contained a summation of the first Shenmue game made into a feature length movie. This was to help people who didn't own a Dreamcast understand the plot from the previous game, since it was never released for the Xbox.&lt;/story&gt; &lt;/game&gt;">
            <text:p>&lt;game name="Shenmue II (Europe) (Disc 3)"&gt; &lt;year&gt;2001&lt;/year&gt; &lt;rating&gt;ESRB - T (Teen)&lt;/rating&gt; &lt;title&gt;Shenmue II <text:s/>Disk 3&lt;/title&gt; &lt;pub&gt;Sega&lt;/pub&gt; &lt;dev&gt;SEGA-AM2 Co., LTD.&lt;/dev&gt; &lt;genre&gt;Adventure&lt;/genre&gt; &lt;score&gt;4.2&lt;/score&gt; &lt;player&gt;1 Player&lt;/player&gt; &lt;story&gt;Shenmue 2 is the sequel to the innovative free-roaming RPG Shenmue. Continuing on exactly from where the original left off, Shenmue 2 furthers the story of Ryo Hazuki and his search for his fathers murderer, Lan-Di, as well as the events surrounding the murder.****Taking place in China, Shenmue 2 contains a real world gameplay system first seen in the original Shenmue. This puts you in a world where hundreds of people live out their daily lives around you, day turns to evening and on into night. It rains and snows, you can get part time jobs to earn extra money for rent or even gamble or play real classic arcade games like Outrun at the local video arcade all within a living breathing city. There is also a battle mode for those occasions when Ryo gets himself into fights as well as quick time events that require you to act quickly in the heat of some tense situations.****The Xbox version of the game came with an additional DVD called Shenmue: The Movie, which contained a summation of the first Shenmue game made into a feature length movie. This was to help people who didn't own a Dreamcast understand the plot from the previous game, since it was never released for the Xbox.&lt;/story&gt; &lt;/game&gt;</text:p>
          </table:table-cell>
        </table:table-row>
        <table:table-row table:style-name="ro1">
          <table:table-cell office:value-type="string">
            <text:p>Resident Evil 3 - Nemesis (USA)</text:p>
          </table:table-cell>
          <table:table-cell office:value-type="float" office:value="2000">
            <text:p>2000</text:p>
          </table:table-cell>
          <table:table-cell office:value-type="string">
            <text:p>ESRB - M (Mature)</text:p>
          </table:table-cell>
          <table:table-cell office:value-type="string">
            <text:p>Resident Evil 3 - Nemesis </text:p>
          </table:table-cell>
          <table:table-cell office:value-type="string">
            <text:p>Capcom</text:p>
          </table:table-cell>
          <table:table-cell office:value-type="string">
            <text:p>Capcom Co., Ltd.</text:p>
          </table:table-cell>
          <table:table-cell office:value-type="string">
            <text:p>Adventure</text:p>
          </table:table-cell>
          <table:table-cell office:value-type="string">
            <text:p>3.7</text:p>
          </table:table-cell>
          <table:table-cell office:value-type="string">
            <text:p>1 Player</text:p>
          </table:table-cell>
          <table:table-cell office:value-type="string">
            <text:p>So Evil they even gave it a subtitle!****The final installment of the Resident Evil series for the Playstation, Resident Evil 3 takes place during the events of Resident Evil 2. The midwestern town of Raccoon City is in ruins, having been overrun with the undead creating T-virus thanks to the wacky hijinks of William Birkin and Umbrella Inc. As Jill "master of unlocking" Valentine (one of the two main protagonists of the original Resident Evil), you must find a way out of the zombie-infested remains of the city alive. Along the way, you'll interact with and receive help from three heavily armed Umbrella mercenaries who have also become stranded in Raccoon City thanks to the incompetence of their employer. Standing in the way of your group's last escape are a horde of flesh-eating zombified citizens, homicidal mutants, and a relentless killing machine known only as Nemesis who is determined to hunt down and kill the survivors of the original Resident Evil, including Jill.****A dramatic improvement over Tyrant/Mr. X/G from the previous games, Nemesis possesses the same maneuverability as Jill allowing him to run (faster than you, in fact), use firearms (such as a rocket launcher), dodge attacks, and even move through doors and from room to room in pursuit of Jill. On top of that he still possesses the nigh indestructibility we've come to know and... well, know from Umbrella's ultimate bio-weapons. ****Like its two predecessors Resident Evil 3 is a third-person action-adventure game with polygonal characters on pre-rendered backgrounds with cinematic camera angles, a technique originally pioneered by Alone in the Dark. Although the game uses the same basic engine and gameplay as the previous games, improvements include auto-targeting, a 180 degree spin, and a new dodge move that allows you to avoid enemy attacks by pressing a button a second before they strike. Another addition is Jill's ability to create different kinds of ammunition by mixing together three different types of gunpowder found throughout the game. Compared to Resident Evil 2, the amount of available ammunition and healing items has been significantly decreased, making the game more difficult. The variety of zombie citizens has also been made more diverse.****The number of polygons in the character models has also been increased, along with the possible screen resolution and color depth for the PC version (up to 1600 X 1200 at 32 bits, from a maximum of 640 X 480 at 16 bits for Resident Evil 2). Another welcome addition in the PC version is the ability to skip cutscenes as well as the door loading animation.****The PC and Dreamcast versions includes all eight of Jill's possible costumes, as well as the mercenary mini-game Operation Mad Jackal which allows you to play as one of the three Umbrella soldiers. On the Playstation version, these special features must be unlocked by beating the game with a high score.</text:p>
          </table:table-cell>
          <table:table-cell table:formula="of:=CONCATENATE(&quot;&lt;game name=&quot;;CHAR(34);[.A223];CHAR(34);&quot;&gt; &lt;year&gt;&quot;;[.B223];&quot;&lt;/year&gt; &lt;rating&gt;&quot;;[.C223];&quot;&lt;/rating&gt; &lt;title&gt;&quot;;[.D223];&quot;&lt;/title&gt; &lt;pub&gt;&quot;;[.E223];&quot;&lt;/pub&gt; &lt;dev&gt;&quot;;[.F223];&quot;&lt;/dev&gt; &lt;genre&gt;&quot;;[.G223];&quot;&lt;/genre&gt; &lt;score&gt;&quot;;[.H223];&quot;&lt;/score&gt; &lt;player&gt;&quot;;[.I223];&quot;&lt;/player&gt; &lt;story&gt;&quot;;[.J223];&quot;&lt;/story&gt; &lt;/game&gt;&quot;)" office:value-type="string" office:string-value="&lt;game name=&quot;Resident Evil 3 - Nemesis (USA)&quot;&gt; &lt;year&gt;2000&lt;/year&gt; &lt;rating&gt;ESRB - M (Mature)&lt;/rating&gt; &lt;title&gt;Resident Evil 3 - Nemesis &lt;/title&gt; &lt;pub&gt;Capcom&lt;/pub&gt; &lt;dev&gt;Capcom Co., Ltd.&lt;/dev&gt; &lt;genre&gt;Adventure&lt;/genre&gt; &lt;score&gt;3.7&lt;/score&gt; &lt;player&gt;1 Player&lt;/player&gt; &lt;story&gt;So Evil they even gave it a subtitle!****The final installment of the Resident Evil series for the Playstation, Resident Evil 3 takes place during the events of Resident Evil 2. The midwestern town of Raccoon City is in ruins, having been overrun with the undead creating T-virus thanks to the wacky hijinks of William Birkin and Umbrella Inc. As Jill &quot;master of unlocking&quot; Valentine (one of the two main protagonists of the original Resident Evil), you must find a way out of the zombie-infested remains of the city alive. Along the way, you'll interact with and receive help from three heavily armed Umbrella mercenaries who have also become stranded in Raccoon City thanks to the incompetence of their employer. Standing in the way of your group's last escape are a horde of flesh-eating zombified citizens, homicidal mutants, and a relentless killing machine known only as Nemesis who is determined to hunt down and kill the survivors of the original Resident Evil, including Jill.****A dramatic improvement over Tyrant/Mr. X/G from the previous games, Nemesis possesses the same maneuverability as Jill allowing him to run (faster than you, in fact), use firearms (such as a rocket launcher), dodge attacks, and even move through doors and from room to room in pursuit of Jill. On top of that he still possesses the nigh indestructibility we've come to know and... well, know from Umbrella's ultimate bio-weapons. ****Like its two predecessors Resident Evil 3 is a third-person action-adventure game with polygonal characters on pre-rendered backgrounds with cinematic camera angles, a technique originally pioneered by Alone in the Dark. Although the game uses the same basic engine and gameplay as the previous games, improvements include auto-targeting, a 180 degree spin, and a new dodge move that allows you to avoid enemy attacks by pressing a button a second before they strike. Another addition is Jill's ability to create different kinds of ammunition by mixing together three different types of gunpowder found throughout the game. Compared to Resident Evil 2, the amount of available ammunition and healing items has been significantly decreased, making the game more difficult. The variety of zombie citizens has also been made more diverse.****The number of polygons in the character models has also been increased, along with the possible screen resolution and color depth for the PC version (up to 1600 X 1200 at 32 bits, from a maximum of 640 X 480 at 16 bits for Resident Evil 2). Another welcome addition in the PC version is the ability to skip cutscenes as well as the door loading animation.****The PC and Dreamcast versions includes all eight of Jill's possible costumes, as well as the mercenary mini-game Operation Mad Jackal which allows you to play as one of the three Umbrella soldiers. On the Playstation version, these special features must be unlocked by beating the game with a high score.&lt;/story&gt; &lt;/game&gt;">
            <text:p>&lt;game name="Resident Evil 3 - Nemesis (USA)"&gt; &lt;year&gt;2000&lt;/year&gt; &lt;rating&gt;ESRB - M (Mature)&lt;/rating&gt; &lt;title&gt;Resident Evil 3 - Nemesis &lt;/title&gt; &lt;pub&gt;Capcom&lt;/pub&gt; &lt;dev&gt;Capcom Co., Ltd.&lt;/dev&gt; &lt;genre&gt;Adventure&lt;/genre&gt; &lt;score&gt;3.7&lt;/score&gt; &lt;player&gt;1 Player&lt;/player&gt; &lt;story&gt;So Evil they even gave it a subtitle!****The final installment of the Resident Evil series for the Playstation, Resident Evil 3 takes place during the events of Resident Evil 2. The midwestern town of Raccoon City is in ruins, having been overrun with the undead creating T-virus thanks to the wacky hijinks of William Birkin and Umbrella Inc. As Jill "master of unlocking" Valentine (one of the two main protagonists of the original Resident Evil), you must find a way out of the zombie-infested remains of the city alive. Along the way, you'll interact with and receive help from three heavily armed Umbrella mercenaries who have also become stranded in Raccoon City thanks to the incompetence of their employer. Standing in the way of your group's last escape are a horde of flesh-eating zombified citizens, homicidal mutants, and a relentless killing machine known only as Nemesis who is determined to hunt down and kill the survivors of the original Resident Evil, including Jill.****A dramatic improvement over Tyrant/Mr. X/G from the previous games, Nemesis possesses the same maneuverability as Jill allowing him to run (faster than you, in fact), use firearms (such as a rocket launcher), dodge attacks, and even move through doors and from room to room in pursuit of Jill. On top of that he still possesses the nigh indestructibility we've come to know and... well, know from Umbrella's ultimate bio-weapons. ****Like its two predecessors Resident Evil 3 is a third-person action-adventure game with polygonal characters on pre-rendered backgrounds with cinematic camera angles, a technique originally pioneered by Alone in the Dark. Although the game uses the same basic engine and gameplay as the previous games, improvements include auto-targeting, a 180 degree spin, and a new dodge move that allows you to avoid enemy attacks by pressing a button a second before they strike. Another addition is Jill's ability to create different kinds of ammunition by mixing together three different types of gunpowder found throughout the game. Compared to Resident Evil 2, the amount of available ammunition and healing items has been significantly decreased, making the game more difficult. The variety of zombie citizens has also been made more diverse.****The number of polygons in the character models has also been increased, along with the possible screen resolution and color depth for the PC version (up to 1600 X 1200 at 32 bits, from a maximum of 640 X 480 at 16 bits for Resident Evil 2). Another welcome addition in the PC version is the ability to skip cutscenes as well as the door loading animation.****The PC and Dreamcast versions includes all eight of Jill's possible costumes, as well as the mercenary mini-game Operation Mad Jackal which allows you to play as one of the three Umbrella soldiers. On the Playstation version, these special features must be unlocked by beating the game with a high score.&lt;/story&gt; &lt;/game&gt;</text:p>
          </table:table-cell>
        </table:table-row>
        <table:table-row table:style-name="ro1">
          <table:table-cell office:value-type="string">
            <text:p>Toy Commander (USA)</text:p>
          </table:table-cell>
          <table:table-cell office:value-type="float" office:value="1999">
            <text:p>1999</text:p>
          </table:table-cell>
          <table:table-cell office:value-type="string">
            <text:p>ESRB - E (Everyone)</text:p>
          </table:table-cell>
          <table:table-cell office:value-type="string">
            <text:p>Toy Commander </text:p>
          </table:table-cell>
          <table:table-cell office:value-type="string">
            <text:p>Sega</text:p>
          </table:table-cell>
          <table:table-cell office:value-type="string">
            <text:p>No Cliché</text:p>
          </table:table-cell>
          <table:table-cell office:value-type="string">
            <text:p>Adventure</text:p>
          </table:table-cell>
          <table:table-cell office:value-type="string">
            <text:p>3.7</text:p>
          </table:table-cell>
          <table:table-cell office:value-type="string">
            <text:p>1-4 Players</text:p>
          </table:table-cell>
          <table:table-cell office:value-type="string">
            <text:p>Some of the greatest adventures that kids have growing up occur in their imaginations as they play with their toys. <text:s/>Toy Commander is a game that attempts to capture these adventures in an interactive, three dimensional world. The player's perspective is that of the toy vehicles that inhabit a house. The various gameplay areas are all based on rooms in this giant house. ****Gameplay in Toy Commander is mission based. <text:s/>In each mission, you control one or more toy vehicles to accomplish certain objectives. The objectives in each mission vary widely. <text:s/>In some missions, you must drive an army truck and shoot things, in some you fly helicopters to pick up and drop off objects, and in some you must race against computer controlled vehicles. ****There is a story line that ties together the missions in single player mode. A coalition of old toys has started a rebellion against the new toys in the house. An evil Teddy Bear, the Toy Commander, is leading this rebellion. <text:s/>It's your job to stop him. In each mission, your basic goal is to complete the task in as short a time as possible. <text:s/>If you meet a certain time goal, the mission is completed. <text:s/>By completing 4 missions, you get to challenge the Boss character in the room. <text:s/>If you successfully destroy the boss, he will assist you in the final fight against the Toy Commander.****In addition to the single player mode, there is a 4-player simultaneous deathmatch mode.</text:p>
          </table:table-cell>
          <table:table-cell table:formula="of:=CONCATENATE(&quot;&lt;game name=&quot;;CHAR(34);[.A224];CHAR(34);&quot;&gt; &lt;year&gt;&quot;;[.B224];&quot;&lt;/year&gt; &lt;rating&gt;&quot;;[.C224];&quot;&lt;/rating&gt; &lt;title&gt;&quot;;[.D224];&quot;&lt;/title&gt; &lt;pub&gt;&quot;;[.E224];&quot;&lt;/pub&gt; &lt;dev&gt;&quot;;[.F224];&quot;&lt;/dev&gt; &lt;genre&gt;&quot;;[.G224];&quot;&lt;/genre&gt; &lt;score&gt;&quot;;[.H224];&quot;&lt;/score&gt; &lt;player&gt;&quot;;[.I224];&quot;&lt;/player&gt; &lt;story&gt;&quot;;[.J224];&quot;&lt;/story&gt; &lt;/game&gt;&quot;)" office:value-type="string" office:string-value="&lt;game name=&quot;Toy Commander (USA)&quot;&gt; &lt;year&gt;1999&lt;/year&gt; &lt;rating&gt;ESRB - E (Everyone)&lt;/rating&gt; &lt;title&gt;Toy Commander &lt;/title&gt; &lt;pub&gt;Sega&lt;/pub&gt; &lt;dev&gt;No Cliché&lt;/dev&gt; &lt;genre&gt;Adventure&lt;/genre&gt; &lt;score&gt;3.7&lt;/score&gt; &lt;player&gt;1-4 Players&lt;/player&gt; &lt;story&gt;Some of the greatest adventures that kids have growing up occur in their imaginations as they play with their toys.  Toy Commander is a game that attempts to capture these adventures in an interactive, three dimensional world. The player's perspective is that of the toy vehicles that inhabit a house. The various gameplay areas are all based on rooms in this giant house. ****Gameplay in Toy Commander is mission based.  In each mission, you control one or more toy vehicles to accomplish certain objectives. The objectives in each mission vary widely.  In some missions, you must drive an army truck and shoot things, in some you fly helicopters to pick up and drop off objects, and in some you must race against computer controlled vehicles. ****There is a story line that ties together the missions in single player mode. A coalition of old toys has started a rebellion against the new toys in the house. An evil Teddy Bear, the Toy Commander, is leading this rebellion.  It's your job to stop him. In each mission, your basic goal is to complete the task in as short a time as possible.  If you meet a certain time goal, the mission is completed.  By completing 4 missions, you get to challenge the Boss character in the room.  If you successfully destroy the boss, he will assist you in the final fight against the Toy Commander.****In addition to the single player mode, there is a 4-player simultaneous deathmatch mode.&lt;/story&gt; &lt;/game&gt;">
            <text:p>&lt;game name="Toy Commander (USA)"&gt; &lt;year&gt;1999&lt;/year&gt; &lt;rating&gt;ESRB - E (Everyone)&lt;/rating&gt; &lt;title&gt;Toy Commander &lt;/title&gt; &lt;pub&gt;Sega&lt;/pub&gt; &lt;dev&gt;No Cliché&lt;/dev&gt; &lt;genre&gt;Adventure&lt;/genre&gt; &lt;score&gt;3.7&lt;/score&gt; &lt;player&gt;1-4 Players&lt;/player&gt; &lt;story&gt;Some of the greatest adventures that kids have growing up occur in their imaginations as they play with their toys. <text:s/>Toy Commander is a game that attempts to capture these adventures in an interactive, three dimensional world. The player's perspective is that of the toy vehicles that inhabit a house. The various gameplay areas are all based on rooms in this giant house. ****Gameplay in Toy Commander is mission based. <text:s/>In each mission, you control one or more toy vehicles to accomplish certain objectives. The objectives in each mission vary widely. <text:s/>In some missions, you must drive an army truck and shoot things, in some you fly helicopters to pick up and drop off objects, and in some you must race against computer controlled vehicles. ****There is a story line that ties together the missions in single player mode. A coalition of old toys has started a rebellion against the new toys in the house. An evil Teddy Bear, the Toy Commander, is leading this rebellion. <text:s/>It's your job to stop him. In each mission, your basic goal is to complete the task in as short a time as possible. <text:s/>If you meet a certain time goal, the mission is completed. <text:s/>By completing 4 missions, you get to challenge the Boss character in the room. <text:s/>If you successfully destroy the boss, he will assist you in the final fight against the Toy Commander.****In addition to the single player mode, there is a 4-player simultaneous deathmatch mode.&lt;/story&gt; &lt;/game&gt;</text:p>
          </table:table-cell>
        </table:table-row>
        <table:table-row table:style-name="ro1">
          <table:table-cell office:value-type="string">
            <text:p>Sonic Adventure 2 (USA)</text:p>
          </table:table-cell>
          <table:table-cell office:value-type="float" office:value="2001">
            <text:p>2001</text:p>
          </table:table-cell>
          <table:table-cell office:value-type="string">
            <text:p>ESRB - E (Everyone)</text:p>
          </table:table-cell>
          <table:table-cell office:value-type="string">
            <text:p>Sonic Adventure 2 </text:p>
          </table:table-cell>
          <table:table-cell office:value-type="string">
            <text:p>Sega</text:p>
          </table:table-cell>
          <table:table-cell office:value-type="string">
            <text:p>SEGA Studios USA</text:p>
          </table:table-cell>
          <table:table-cell office:value-type="string">
            <text:p>Platform</text:p>
          </table:table-cell>
          <table:table-cell office:value-type="string">
            <text:p>3.9</text:p>
          </table:table-cell>
          <table:table-cell office:value-type="string">
            <text:p>1-2 Players</text:p>
          </table:table-cell>
          <table:table-cell office:value-type="string">
            <text:p>Sonic has returned! This time, his nemesis Dr. Eggman has teamed up with Shadow, a dark hedgehog with a mysterious past, and is aiming once again (like he doesn't) to rule the entire world with the power of the Chaos Emeralds! It's up to Sonic and his friends to stop Eggman and put him out of business for good!****With new features such as a story line told from the view of both the good guys and the villains, greater speed, and an improved A-Life system, Sonic Adventure 2 is poised to be Sonic's greatest and most dangerous mission yet!</text:p>
          </table:table-cell>
          <table:table-cell table:formula="of:=CONCATENATE(&quot;&lt;game name=&quot;;CHAR(34);[.A225];CHAR(34);&quot;&gt; &lt;year&gt;&quot;;[.B225];&quot;&lt;/year&gt; &lt;rating&gt;&quot;;[.C225];&quot;&lt;/rating&gt; &lt;title&gt;&quot;;[.D225];&quot;&lt;/title&gt; &lt;pub&gt;&quot;;[.E225];&quot;&lt;/pub&gt; &lt;dev&gt;&quot;;[.F225];&quot;&lt;/dev&gt; &lt;genre&gt;&quot;;[.G225];&quot;&lt;/genre&gt; &lt;score&gt;&quot;;[.H225];&quot;&lt;/score&gt; &lt;player&gt;&quot;;[.I225];&quot;&lt;/player&gt; &lt;story&gt;&quot;;[.J225];&quot;&lt;/story&gt; &lt;/game&gt;&quot;)" office:value-type="string" office:string-value="&lt;game name=&quot;Sonic Adventure 2 (USA)&quot;&gt; &lt;year&gt;2001&lt;/year&gt; &lt;rating&gt;ESRB - E (Everyone)&lt;/rating&gt; &lt;title&gt;Sonic Adventure 2 &lt;/title&gt; &lt;pub&gt;Sega&lt;/pub&gt; &lt;dev&gt;SEGA Studios USA&lt;/dev&gt; &lt;genre&gt;Platform&lt;/genre&gt; &lt;score&gt;3.9&lt;/score&gt; &lt;player&gt;1-2 Players&lt;/player&gt; &lt;story&gt;Sonic has returned! This time, his nemesis Dr. Eggman has teamed up with Shadow, a dark hedgehog with a mysterious past, and is aiming once again (like he doesn't) to rule the entire world with the power of the Chaos Emeralds! It's up to Sonic and his friends to stop Eggman and put him out of business for good!****With new features such as a story line told from the view of both the good guys and the villains, greater speed, and an improved A-Life system, Sonic Adventure 2 is poised to be Sonic's greatest and most dangerous mission yet!&lt;/story&gt; &lt;/game&gt;">
            <text:p>&lt;game name="Sonic Adventure 2 (USA)"&gt; &lt;year&gt;2001&lt;/year&gt; &lt;rating&gt;ESRB - E (Everyone)&lt;/rating&gt; &lt;title&gt;Sonic Adventure 2 &lt;/title&gt; &lt;pub&gt;Sega&lt;/pub&gt; &lt;dev&gt;SEGA Studios USA&lt;/dev&gt; &lt;genre&gt;Platform&lt;/genre&gt; &lt;score&gt;3.9&lt;/score&gt; &lt;player&gt;1-2 Players&lt;/player&gt; &lt;story&gt;Sonic has returned! This time, his nemesis Dr. Eggman has teamed up with Shadow, a dark hedgehog with a mysterious past, and is aiming once again (like he doesn't) to rule the entire world with the power of the Chaos Emeralds! It's up to Sonic and his friends to stop Eggman and put him out of business for good!****With new features such as a story line told from the view of both the good guys and the villains, greater speed, and an improved A-Life system, Sonic Adventure 2 is poised to be Sonic's greatest and most dangerous mission yet!&lt;/story&gt; &lt;/game&gt;</text:p>
          </table:table-cell>
        </table:table-row>
        <table:table-row table:style-name="ro1">
          <table:table-cell office:value-type="string">
            <text:p>Speed Devils Online Racing (USA)</text:p>
          </table:table-cell>
          <table:table-cell office:value-type="float" office:value="2000">
            <text:p>2000</text:p>
          </table:table-cell>
          <table:table-cell office:value-type="string">
            <text:p>ESRB - E (Everyone)</text:p>
          </table:table-cell>
          <table:table-cell office:value-type="string">
            <text:p>Speed Devils Online Racing </text:p>
          </table:table-cell>
          <table:table-cell office:value-type="string">
            <text:p>Ubisoft</text:p>
          </table:table-cell>
          <table:table-cell office:value-type="string">
            <text:p>Ubi Soft Entertainment Software</text:p>
          </table:table-cell>
          <table:table-cell office:value-type="string">
            <text:p>Driving</text:p>
          </table:table-cell>
          <table:table-cell office:value-type="string">
            <text:p>3.7</text:p>
          </table:table-cell>
          <table:table-cell office:value-type="string">
            <text:p>1-2 Players</text:p>
          </table:table-cell>
          <table:table-cell office:value-type="string">
            <text:p>Speed Devils: Online Racing is an updated version of Speed Devils that reuses the tracks and cars from the original game, adds new ones, and puts them into completely new modes with a focus on online multiplayer.**The game includes online and offline options. Offline functions as a practice mode for online, and has only two modes: Arcade (for a standard race against AI-controlled opponents) and Ghost (for a one-on-one against oneself). At the start, car selection is limited and further cars can only be unlocked by playing online.**The meat of the game is in Online mode. After customizing their online persona, players start with $10.000, enough to buy a car of the lowest class. Money must be earned by racing, enabling players to buy new cars and tune them with new parts. There are three kinds of races: Standard, Trial and Vendetta**Standard races allow various ways of earning money, of which winning is only one: breaking speed limits at certain points and setting race records (highest speed, fastest lap time, leading the longest) also increase cash flow. Trial races involve wagering: a minimum amount is set by the race creator that all participants must pay to take part. The creator also sets between one and four challenges from a pool of 22 possible options. These include similar records as in the Standard races, but also challenges to always (or never) break the speed limit, bust the limit (but never twice on the same radar), get best times on specific laps, always improve times from lap to lap or not take any damage. The wagered money is distributed at the end of the race between all participants that completed their challenges, taking into account the difficulty of the challenge and the final positions of the racers. Vendetta races are always one-on-one, with the winner taking the loser's car.**The game includes all the tracks from the first game (7 unique tracks in 12 configurations), adds a "Heavy Winter" configuration to the Canada track and adds one new track (Montreal) with three configurations, for a total of 16 different tracks, all of which can be raced in reverse or mirrored, and with weather and time of day selectable. The number of cars has been doubled from the original, adding an additional eleven.</text:p>
          </table:table-cell>
          <table:table-cell table:formula="of:=CONCATENATE(&quot;&lt;game name=&quot;;CHAR(34);[.A226];CHAR(34);&quot;&gt; &lt;year&gt;&quot;;[.B226];&quot;&lt;/year&gt; &lt;rating&gt;&quot;;[.C226];&quot;&lt;/rating&gt; &lt;title&gt;&quot;;[.D226];&quot;&lt;/title&gt; &lt;pub&gt;&quot;;[.E226];&quot;&lt;/pub&gt; &lt;dev&gt;&quot;;[.F226];&quot;&lt;/dev&gt; &lt;genre&gt;&quot;;[.G226];&quot;&lt;/genre&gt; &lt;score&gt;&quot;;[.H226];&quot;&lt;/score&gt; &lt;player&gt;&quot;;[.I226];&quot;&lt;/player&gt; &lt;story&gt;&quot;;[.J226];&quot;&lt;/story&gt; &lt;/game&gt;&quot;)" office:value-type="string" office:string-value="&lt;game name=&quot;Speed Devils Online Racing (USA)&quot;&gt; &lt;year&gt;2000&lt;/year&gt; &lt;rating&gt;ESRB - E (Everyone)&lt;/rating&gt; &lt;title&gt;Speed Devils Online Racing &lt;/title&gt; &lt;pub&gt;Ubisoft&lt;/pub&gt; &lt;dev&gt;Ubi Soft Entertainment Software&lt;/dev&gt; &lt;genre&gt;Driving&lt;/genre&gt; &lt;score&gt;3.7&lt;/score&gt; &lt;player&gt;1-2 Players&lt;/player&gt; &lt;story&gt;Speed Devils: Online Racing is an updated version of Speed Devils that reuses the tracks and cars from the original game, adds new ones, and puts them into completely new modes with a focus on online multiplayer.**The game includes online and offline options. Offline functions as a practice mode for online, and has only two modes: Arcade (for a standard race against AI-controlled opponents) and Ghost (for a one-on-one against oneself). At the start, car selection is limited and further cars can only be unlocked by playing online.**The meat of the game is in Online mode. After customizing their online persona, players start with $10.000, enough to buy a car of the lowest class. Money must be earned by racing, enabling players to buy new cars and tune them with new parts. There are three kinds of races: Standard, Trial and Vendetta**Standard races allow various ways of earning money, of which winning is only one: breaking speed limits at certain points and setting race records (highest speed, fastest lap time, leading the longest) also increase cash flow. Trial races involve wagering: a minimum amount is set by the race creator that all participants must pay to take part. The creator also sets between one and four challenges from a pool of 22 possible options. These include similar records as in the Standard races, but also challenges to always (or never) break the speed limit, bust the limit (but never twice on the same radar), get best times on specific laps, always improve times from lap to lap or not take any damage. The wagered money is distributed at the end of the race between all participants that completed their challenges, taking into account the difficulty of the challenge and the final positions of the racers. Vendetta races are always one-on-one, with the winner taking the loser's car.**The game includes all the tracks from the first game (7 unique tracks in 12 configurations), adds a &quot;Heavy Winter&quot; configuration to the Canada track and adds one new track (Montreal) with three configurations, for a total of 16 different tracks, all of which can be raced in reverse or mirrored, and with weather and time of day selectable. The number of cars has been doubled from the original, adding an additional eleven.&lt;/story&gt; &lt;/game&gt;">
            <text:p>&lt;game name="Speed Devils Online Racing (USA)"&gt; &lt;year&gt;2000&lt;/year&gt; &lt;rating&gt;ESRB - E (Everyone)&lt;/rating&gt; &lt;title&gt;Speed Devils Online Racing &lt;/title&gt; &lt;pub&gt;Ubisoft&lt;/pub&gt; &lt;dev&gt;Ubi Soft Entertainment Software&lt;/dev&gt; &lt;genre&gt;Driving&lt;/genre&gt; &lt;score&gt;3.7&lt;/score&gt; &lt;player&gt;1-2 Players&lt;/player&gt; &lt;story&gt;Speed Devils: Online Racing is an updated version of Speed Devils that reuses the tracks and cars from the original game, adds new ones, and puts them into completely new modes with a focus on online multiplayer.**The game includes online and offline options. Offline functions as a practice mode for online, and has only two modes: Arcade (for a standard race against AI-controlled opponents) and Ghost (for a one-on-one against oneself). At the start, car selection is limited and further cars can only be unlocked by playing online.**The meat of the game is in Online mode. After customizing their online persona, players start with $10.000, enough to buy a car of the lowest class. Money must be earned by racing, enabling players to buy new cars and tune them with new parts. There are three kinds of races: Standard, Trial and Vendetta**Standard races allow various ways of earning money, of which winning is only one: breaking speed limits at certain points and setting race records (highest speed, fastest lap time, leading the longest) also increase cash flow. Trial races involve wagering: a minimum amount is set by the race creator that all participants must pay to take part. The creator also sets between one and four challenges from a pool of 22 possible options. These include similar records as in the Standard races, but also challenges to always (or never) break the speed limit, bust the limit (but never twice on the same radar), get best times on specific laps, always improve times from lap to lap or not take any damage. The wagered money is distributed at the end of the race between all participants that completed their challenges, taking into account the difficulty of the challenge and the final positions of the racers. Vendetta races are always one-on-one, with the winner taking the loser's car.**The game includes all the tracks from the first game (7 unique tracks in 12 configurations), adds a "Heavy Winter" configuration to the Canada track and adds one new track (Montreal) with three configurations, for a total of 16 different tracks, all of which can be raced in reverse or mirrored, and with weather and time of day selectable. The number of cars has been doubled from the original, adding an additional eleven.&lt;/story&gt; &lt;/game&gt;</text:p>
          </table:table-cell>
        </table:table-row>
        <table:table-row table:style-name="ro1">
          <table:table-cell office:value-type="string">
            <text:p>Spider-Man (USA)</text:p>
          </table:table-cell>
          <table:table-cell office:value-type="float" office:value="2001">
            <text:p>2001</text:p>
          </table:table-cell>
          <table:table-cell office:value-type="string">
            <text:p>ESRB - E (Everyone)</text:p>
          </table:table-cell>
          <table:table-cell office:value-type="string">
            <text:p>Spider-Man </text:p>
          </table:table-cell>
          <table:table-cell office:value-type="string">
            <text:p>Activision</text:p>
          </table:table-cell>
          <table:table-cell office:value-type="string">
            <text:p>Neversoft Entertainment, Inc.</text:p>
          </table:table-cell>
          <table:table-cell office:value-type="string">
            <text:p>Adventure</text:p>
          </table:table-cell>
          <table:table-cell office:value-type="string">
            <text:p>3.9</text:p>
          </table:table-cell>
          <table:table-cell office:value-type="string">
            <text:p>1 Player</text:p>
          </table:table-cell>
          <table:table-cell office:value-type="string">
            <text:p>Spider-Man is the first 3D game to star the popular web-slinger. <text:s/>It is loosely based on Spider-Man: The Animated Series and Spider-Man Unlimited and features some of the voice cast from each and similar character designs.****Peter Parker is attending a demonstration of the reformed Dr. Otto Octavius's new invention when an imposter Spider-Man steals the device. <text:s/>Spider-Man must work to clear his name and uncover the sinister motives behind the device's theft.****This game features appearances not only by most major Spider-Man characters, but cameos by numerous other characters from the Marvel Universe, such as the Human Torch, Punisher, Daredevil and Captain America.****Spider-Man's webs are greatly emphasized. <text:s/>He can use them both for navigational purposes, like swinging or ziplining, and for offensive and defensive combat, such as tying up a villain, coating his fists with web for extra oomph, or building a protective shield. <text:s/>His web supply is limited though and he must find new cartridges or risk running out. <text:s/>The wall-crawling powers are also prominently features. <text:s/>Spider-Man can cling to any wall or ceiling. <text:s/>This is used for basic environmental navigation and for stealth as there are many sequences where you crawl over the heads of unsuspecting thugs, or drop down and catch them off-guard.****Combat is based around Spider-Man's ability to jump, kick, punch and web. <text:s/>By combining these with direction and in various combinations, Spider-Man is able to throw objects such as furniture, hurl web balls, yank enemies into melee range and follow up with a flurry of hits, among other things. <text:s/>There are a number of boss-battles as well, all of which are puzzle-based.****Missions vary from the fairly common fight-your way-to-the-goal or find-the-key-that-unlocks-the-door types to races to catch some or evade them or just trying to avoid the police.****There are several side goals in addition the main mission including multiple unlockable Spider-Man costumes and numerous hidden comic book covers to find.</text:p>
          </table:table-cell>
          <table:table-cell table:formula="of:=CONCATENATE(&quot;&lt;game name=&quot;;CHAR(34);[.A227];CHAR(34);&quot;&gt; &lt;year&gt;&quot;;[.B227];&quot;&lt;/year&gt; &lt;rating&gt;&quot;;[.C227];&quot;&lt;/rating&gt; &lt;title&gt;&quot;;[.D227];&quot;&lt;/title&gt; &lt;pub&gt;&quot;;[.E227];&quot;&lt;/pub&gt; &lt;dev&gt;&quot;;[.F227];&quot;&lt;/dev&gt; &lt;genre&gt;&quot;;[.G227];&quot;&lt;/genre&gt; &lt;score&gt;&quot;;[.H227];&quot;&lt;/score&gt; &lt;player&gt;&quot;;[.I227];&quot;&lt;/player&gt; &lt;story&gt;&quot;;[.J227];&quot;&lt;/story&gt; &lt;/game&gt;&quot;)" office:value-type="string" office:string-value="&lt;game name=&quot;Spider-Man (USA)&quot;&gt; &lt;year&gt;2001&lt;/year&gt; &lt;rating&gt;ESRB - E (Everyone)&lt;/rating&gt; &lt;title&gt;Spider-Man &lt;/title&gt; &lt;pub&gt;Activision&lt;/pub&gt; &lt;dev&gt;Neversoft Entertainment, Inc.&lt;/dev&gt; &lt;genre&gt;Adventure&lt;/genre&gt; &lt;score&gt;3.9&lt;/score&gt; &lt;player&gt;1 Player&lt;/player&gt; &lt;story&gt;Spider-Man is the first 3D game to star the popular web-slinger.  It is loosely based on Spider-Man: The Animated Series and Spider-Man Unlimited and features some of the voice cast from each and similar character designs.****Peter Parker is attending a demonstration of the reformed Dr. Otto Octavius's new invention when an imposter Spider-Man steals the device.  Spider-Man must work to clear his name and uncover the sinister motives behind the device's theft.****This game features appearances not only by most major Spider-Man characters, but cameos by numerous other characters from the Marvel Universe, such as the Human Torch, Punisher, Daredevil and Captain America.****Spider-Man's webs are greatly emphasized.  He can use them both for navigational purposes, like swinging or ziplining, and for offensive and defensive combat, such as tying up a villain, coating his fists with web for extra oomph, or building a protective shield.  His web supply is limited though and he must find new cartridges or risk running out.  The wall-crawling powers are also prominently features.  Spider-Man can cling to any wall or ceiling.  This is used for basic environmental navigation and for stealth as there are many sequences where you crawl over the heads of unsuspecting thugs, or drop down and catch them off-guard.****Combat is based around Spider-Man's ability to jump, kick, punch and web.  By combining these with direction and in various combinations, Spider-Man is able to throw objects such as furniture, hurl web balls, yank enemies into melee range and follow up with a flurry of hits, among other things.  There are a number of boss-battles as well, all of which are puzzle-based.****Missions vary from the fairly common fight-your way-to-the-goal or find-the-key-that-unlocks-the-door types to races to catch some or evade them or just trying to avoid the police.****There are several side goals in addition the main mission including multiple unlockable Spider-Man costumes and numerous hidden comic book covers to find.&lt;/story&gt; &lt;/game&gt;">
            <text:p>&lt;game name="Spider-Man (USA)"&gt; &lt;year&gt;2001&lt;/year&gt; &lt;rating&gt;ESRB - E (Everyone)&lt;/rating&gt; &lt;title&gt;Spider-Man &lt;/title&gt; &lt;pub&gt;Activision&lt;/pub&gt; &lt;dev&gt;Neversoft Entertainment, Inc.&lt;/dev&gt; &lt;genre&gt;Adventure&lt;/genre&gt; &lt;score&gt;3.9&lt;/score&gt; &lt;player&gt;1 Player&lt;/player&gt; &lt;story&gt;Spider-Man is the first 3D game to star the popular web-slinger. <text:s/>It is loosely based on Spider-Man: The Animated Series and Spider-Man Unlimited and features some of the voice cast from each and similar character designs.****Peter Parker is attending a demonstration of the reformed Dr. Otto Octavius's new invention when an imposter Spider-Man steals the device. <text:s/>Spider-Man must work to clear his name and uncover the sinister motives behind the device's theft.****This game features appearances not only by most major Spider-Man characters, but cameos by numerous other characters from the Marvel Universe, such as the Human Torch, Punisher, Daredevil and Captain America.****Spider-Man's webs are greatly emphasized. <text:s/>He can use them both for navigational purposes, like swinging or ziplining, and for offensive and defensive combat, such as tying up a villain, coating his fists with web for extra oomph, or building a protective shield. <text:s/>His web supply is limited though and he must find new cartridges or risk running out. <text:s/>The wall-crawling powers are also prominently features. <text:s/>Spider-Man can cling to any wall or ceiling. <text:s/>This is used for basic environmental navigation and for stealth as there are many sequences where you crawl over the heads of unsuspecting thugs, or drop down and catch them off-guard.****Combat is based around Spider-Man's ability to jump, kick, punch and web. <text:s/>By combining these with direction and in various combinations, Spider-Man is able to throw objects such as furniture, hurl web balls, yank enemies into melee range and follow up with a flurry of hits, among other things. <text:s/>There are a number of boss-battles as well, all of which are puzzle-based.****Missions vary from the fairly common fight-your way-to-the-goal or find-the-key-that-unlocks-the-door types to races to catch some or evade them or just trying to avoid the police.****There are several side goals in addition the main mission including multiple unlockable Spider-Man costumes and numerous hidden comic book covers to find.&lt;/story&gt; &lt;/game&gt;</text:p>
          </table:table-cell>
        </table:table-row>
        <table:table-row table:style-name="ro1">
          <table:table-cell office:value-type="string">
            <text:p>European Super League (Europe)</text:p>
          </table:table-cell>
          <table:table-cell office:value-type="float" office:value="2001">
            <text:p>2001</text:p>
          </table:table-cell>
          <table:table-cell office:value-type="string">
            <text:p>ESRB - E (Everyone)</text:p>
          </table:table-cell>
          <table:table-cell office:value-type="string">
            <text:p>European Super League </text:p>
          </table:table-cell>
          <table:table-cell office:value-type="string">
            <text:p>Virgin Interactive</text:p>
          </table:table-cell>
          <table:table-cell office:value-type="string">
            <text:p>Virgin Interactive Entertainment</text:p>
          </table:table-cell>
          <table:table-cell office:value-type="string">
            <text:p>Soccer/Sports</text:p>
          </table:table-cell>
          <table:table-cell office:value-type="float" office:value="4.4">
            <text:p>4.4</text:p>
          </table:table-cell>
          <table:table-cell office:value-type="string">
            <text:p>1-2 Players</text:p>
          </table:table-cell>
          <table:table-cell office:value-type="string">
            <text:p>Sporting 16 fully licensed team and stadium endorsements, European Super League brings together the talent from many teams in Europe to create a 'European Super League Championship'.****PRODUCT FEATURES:****1. Entries from clubs such as AC Milan, Bayern Munich, Marseille, Liverpool, Chelsea and Paris Saint Germain****2. Stadiums are modelled to real-life specifications****3. Control interface when played in novice mode is limited to simple button combinations, allowing for a newcomer to play the game more easily; for the advanced gamer, the alternate mode, although more complex and demanding, will give them improved control over the game****4. Authentic crowd chants</text:p>
          </table:table-cell>
          <table:table-cell table:formula="of:=CONCATENATE(&quot;&lt;game name=&quot;;CHAR(34);[.A228];CHAR(34);&quot;&gt; &lt;year&gt;&quot;;[.B228];&quot;&lt;/year&gt; &lt;rating&gt;&quot;;[.C228];&quot;&lt;/rating&gt; &lt;title&gt;&quot;;[.D228];&quot;&lt;/title&gt; &lt;pub&gt;&quot;;[.E228];&quot;&lt;/pub&gt; &lt;dev&gt;&quot;;[.F228];&quot;&lt;/dev&gt; &lt;genre&gt;&quot;;[.G228];&quot;&lt;/genre&gt; &lt;score&gt;&quot;;[.H228];&quot;&lt;/score&gt; &lt;player&gt;&quot;;[.I228];&quot;&lt;/player&gt; &lt;story&gt;&quot;;[.J228];&quot;&lt;/story&gt; &lt;/game&gt;&quot;)" office:value-type="string" office:string-value="&lt;game name=&quot;European Super League (Europe)&quot;&gt; &lt;year&gt;2001&lt;/year&gt; &lt;rating&gt;ESRB - E (Everyone)&lt;/rating&gt; &lt;title&gt;European Super League &lt;/title&gt; &lt;pub&gt;Virgin Interactive&lt;/pub&gt; &lt;dev&gt;Virgin Interactive Entertainment&lt;/dev&gt; &lt;genre&gt;Soccer/Sports&lt;/genre&gt; &lt;score&gt;4.4&lt;/score&gt; &lt;player&gt;1-2 Players&lt;/player&gt; &lt;story&gt;Sporting 16 fully licensed team and stadium endorsements, European Super League brings together the talent from many teams in Europe to create a 'European Super League Championship'.****PRODUCT FEATURES:****1. Entries from clubs such as AC Milan, Bayern Munich, Marseille, Liverpool, Chelsea and Paris Saint Germain****2. Stadiums are modelled to real-life specifications****3. Control interface when played in novice mode is limited to simple button combinations, allowing for a newcomer to play the game more easily; for the advanced gamer, the alternate mode, although more complex and demanding, will give them improved control over the game****4. Authentic crowd chants&lt;/story&gt; &lt;/game&gt;">
            <text:p>&lt;game name="European Super League (Europe)"&gt; &lt;year&gt;2001&lt;/year&gt; &lt;rating&gt;ESRB - E (Everyone)&lt;/rating&gt; &lt;title&gt;European Super League &lt;/title&gt; &lt;pub&gt;Virgin Interactive&lt;/pub&gt; &lt;dev&gt;Virgin Interactive Entertainment&lt;/dev&gt; &lt;genre&gt;Soccer/Sports&lt;/genre&gt; &lt;score&gt;4.4&lt;/score&gt; &lt;player&gt;1-2 Players&lt;/player&gt; &lt;story&gt;Sporting 16 fully licensed team and stadium endorsements, European Super League brings together the talent from many teams in Europe to create a 'European Super League Championship'.****PRODUCT FEATURES:****1. Entries from clubs such as AC Milan, Bayern Munich, Marseille, Liverpool, Chelsea and Paris Saint Germain****2. Stadiums are modelled to real-life specifications****3. Control interface when played in novice mode is limited to simple button combinations, allowing for a newcomer to play the game more easily; for the advanced gamer, the alternate mode, although more complex and demanding, will give them improved control over the game****4. Authentic crowd chants&lt;/story&gt; &lt;/game&gt;</text:p>
          </table:table-cell>
        </table:table-row>
        <table:table-row table:style-name="ro1">
          <table:table-cell office:value-type="string">
            <text:p>Sports Jam (USA)</text:p>
          </table:table-cell>
          <table:table-cell office:value-type="float" office:value="2001">
            <text:p>2001</text:p>
          </table:table-cell>
          <table:table-cell office:value-type="string">
            <text:p>ESRB - E (Everyone)</text:p>
          </table:table-cell>
          <table:table-cell office:value-type="string">
            <text:p>Sports Jam </text:p>
          </table:table-cell>
          <table:table-cell office:value-type="string">
            <text:p>Agetec Inc.</text:p>
          </table:table-cell>
          <table:table-cell office:value-type="string">
            <text:p>Wow Entertainment, Inc.</text:p>
          </table:table-cell>
          <table:table-cell office:value-type="string">
            <text:p>Sports</text:p>
          </table:table-cell>
          <table:table-cell office:value-type="string">
            <text:p>4.3</text:p>
          </table:table-cell>
          <table:table-cell office:value-type="string">
            <text:p>1-2 Players</text:p>
          </table:table-cell>
          <table:table-cell office:value-type="string">
            <text:p>Sports Jam has eight competitive sports for players to master in head-to-head 2-player matches. The goal is for the player to earn the title King of Sports, and this can only be done by mastering all 12 events including Football, Baseball, Hockey, Basketball, Tennis, Soccer, Golf and Cycling.</text:p>
          </table:table-cell>
          <table:table-cell table:formula="of:=CONCATENATE(&quot;&lt;game name=&quot;;CHAR(34);[.A229];CHAR(34);&quot;&gt; &lt;year&gt;&quot;;[.B229];&quot;&lt;/year&gt; &lt;rating&gt;&quot;;[.C229];&quot;&lt;/rating&gt; &lt;title&gt;&quot;;[.D229];&quot;&lt;/title&gt; &lt;pub&gt;&quot;;[.E229];&quot;&lt;/pub&gt; &lt;dev&gt;&quot;;[.F229];&quot;&lt;/dev&gt; &lt;genre&gt;&quot;;[.G229];&quot;&lt;/genre&gt; &lt;score&gt;&quot;;[.H229];&quot;&lt;/score&gt; &lt;player&gt;&quot;;[.I229];&quot;&lt;/player&gt; &lt;story&gt;&quot;;[.J229];&quot;&lt;/story&gt; &lt;/game&gt;&quot;)" office:value-type="string" office:string-value="&lt;game name=&quot;Sports Jam (USA)&quot;&gt; &lt;year&gt;2001&lt;/year&gt; &lt;rating&gt;ESRB - E (Everyone)&lt;/rating&gt; &lt;title&gt;Sports Jam &lt;/title&gt; &lt;pub&gt;Agetec Inc.&lt;/pub&gt; &lt;dev&gt;Wow Entertainment, Inc.&lt;/dev&gt; &lt;genre&gt;Sports&lt;/genre&gt; &lt;score&gt;4.3&lt;/score&gt; &lt;player&gt;1-2 Players&lt;/player&gt; &lt;story&gt;Sports Jam has eight competitive sports for players to master in head-to-head 2-player matches. The goal is for the player to earn the title King of Sports, and this can only be done by mastering all 12 events including Football, Baseball, Hockey, Basketball, Tennis, Soccer, Golf and Cycling.&lt;/story&gt; &lt;/game&gt;">
            <text:p>&lt;game name="Sports Jam (USA)"&gt; &lt;year&gt;2001&lt;/year&gt; &lt;rating&gt;ESRB - E (Everyone)&lt;/rating&gt; &lt;title&gt;Sports Jam &lt;/title&gt; &lt;pub&gt;Agetec Inc.&lt;/pub&gt; &lt;dev&gt;Wow Entertainment, Inc.&lt;/dev&gt; &lt;genre&gt;Sports&lt;/genre&gt; &lt;score&gt;4.3&lt;/score&gt; &lt;player&gt;1-2 Players&lt;/player&gt; &lt;story&gt;Sports Jam has eight competitive sports for players to master in head-to-head 2-player matches. The goal is for the player to earn the title King of Sports, and this can only be done by mastering all 12 events including Football, Baseball, Hockey, Basketball, Tennis, Soccer, Golf and Cycling.&lt;/story&gt; &lt;/game&gt;</text:p>
          </table:table-cell>
        </table:table-row>
        <table:table-row table:style-name="ro1">
          <table:table-cell office:value-type="string">
            <text:p>Sno-Cross Championship Racing (USA)</text:p>
          </table:table-cell>
          <table:table-cell office:value-type="float" office:value="2000">
            <text:p>2000</text:p>
          </table:table-cell>
          <table:table-cell office:value-type="string">
            <text:p>ESRB - E (Everyone)</text:p>
          </table:table-cell>
          <table:table-cell office:value-type="string">
            <text:p>Sno-Cross Championship Racing </text:p>
          </table:table-cell>
          <table:table-cell office:value-type="string">
            <text:p>Crave</text:p>
          </table:table-cell>
          <table:table-cell office:value-type="string">
            <text:p>UDS</text:p>
          </table:table-cell>
          <table:table-cell office:value-type="string">
            <text:p>Driving</text:p>
          </table:table-cell>
          <table:table-cell office:value-type="string">
            <text:p>3.6</text:p>
          </table:table-cell>
          <table:table-cell office:value-type="string">
            <text:p>1-2 Players</text:p>
          </table:table-cell>
          <table:table-cell office:value-type="string">
            <text:p>Strap on your goggles and helmet, choose your favorite Yamaha sled, and hit the courses. Gain experience day and night, sun rain or snow, racing on the icy flats of Vladivostok, the slopes of Aspen, and the tunnels of Nagano. ****But, the real challenge starts when you enter the race circuit. Start with the 500cc sleds, win races, upgrade your snowmobile, and unlock higher end sleds and new courses.. And, if you're looking for even more challenges, race head-to-head with your friends, go vertical on hill-climbing tracks, or create your own courses with the included track editor.****The PC conversion has a higher polygon count, higher resolution on the textures, and more accurate physics.</text:p>
          </table:table-cell>
          <table:table-cell table:formula="of:=CONCATENATE(&quot;&lt;game name=&quot;;CHAR(34);[.A230];CHAR(34);&quot;&gt; &lt;year&gt;&quot;;[.B230];&quot;&lt;/year&gt; &lt;rating&gt;&quot;;[.C230];&quot;&lt;/rating&gt; &lt;title&gt;&quot;;[.D230];&quot;&lt;/title&gt; &lt;pub&gt;&quot;;[.E230];&quot;&lt;/pub&gt; &lt;dev&gt;&quot;;[.F230];&quot;&lt;/dev&gt; &lt;genre&gt;&quot;;[.G230];&quot;&lt;/genre&gt; &lt;score&gt;&quot;;[.H230];&quot;&lt;/score&gt; &lt;player&gt;&quot;;[.I230];&quot;&lt;/player&gt; &lt;story&gt;&quot;;[.J230];&quot;&lt;/story&gt; &lt;/game&gt;&quot;)" office:value-type="string" office:string-value="&lt;game name=&quot;Sno-Cross Championship Racing (USA)&quot;&gt; &lt;year&gt;2000&lt;/year&gt; &lt;rating&gt;ESRB - E (Everyone)&lt;/rating&gt; &lt;title&gt;Sno-Cross Championship Racing &lt;/title&gt; &lt;pub&gt;Crave&lt;/pub&gt; &lt;dev&gt;UDS&lt;/dev&gt; &lt;genre&gt;Driving&lt;/genre&gt; &lt;score&gt;3.6&lt;/score&gt; &lt;player&gt;1-2 Players&lt;/player&gt; &lt;story&gt;Strap on your goggles and helmet, choose your favorite Yamaha sled, and hit the courses. Gain experience day and night, sun rain or snow, racing on the icy flats of Vladivostok, the slopes of Aspen, and the tunnels of Nagano. ****But, the real challenge starts when you enter the race circuit. Start with the 500cc sleds, win races, upgrade your snowmobile, and unlock higher end sleds and new courses.. And, if you're looking for even more challenges, race head-to-head with your friends, go vertical on hill-climbing tracks, or create your own courses with the included track editor.****The PC conversion has a higher polygon count, higher resolution on the textures, and more accurate physics.&lt;/story&gt; &lt;/game&gt;">
            <text:p>&lt;game name="Sno-Cross Championship Racing (USA)"&gt; &lt;year&gt;2000&lt;/year&gt; &lt;rating&gt;ESRB - E (Everyone)&lt;/rating&gt; &lt;title&gt;Sno-Cross Championship Racing &lt;/title&gt; &lt;pub&gt;Crave&lt;/pub&gt; &lt;dev&gt;UDS&lt;/dev&gt; &lt;genre&gt;Driving&lt;/genre&gt; &lt;score&gt;3.6&lt;/score&gt; &lt;player&gt;1-2 Players&lt;/player&gt; &lt;story&gt;Strap on your goggles and helmet, choose your favorite Yamaha sled, and hit the courses. Gain experience day and night, sun rain or snow, racing on the icy flats of Vladivostok, the slopes of Aspen, and the tunnels of Nagano. ****But, the real challenge starts when you enter the race circuit. Start with the 500cc sleds, win races, upgrade your snowmobile, and unlock higher end sleds and new courses.. And, if you're looking for even more challenges, race head-to-head with your friends, go vertical on hill-climbing tracks, or create your own courses with the included track editor.****The PC conversion has a higher polygon count, higher resolution on the textures, and more accurate physics.&lt;/story&gt; &lt;/game&gt;</text:p>
          </table:table-cell>
        </table:table-row>
        <table:table-row table:style-name="ro1">
          <table:table-cell office:value-type="string">
            <text:p>Street Fighter Alpha 3 (USA)</text:p>
          </table:table-cell>
          <table:table-cell office:value-type="float" office:value="2000">
            <text:p>2000</text:p>
          </table:table-cell>
          <table:table-cell office:value-type="string">
            <text:p>ESRB - T (Teen)</text:p>
          </table:table-cell>
          <table:table-cell office:value-type="string">
            <text:p>Street Fighter Alpha 3 </text:p>
          </table:table-cell>
          <table:table-cell office:value-type="string">
            <text:p>Capcom</text:p>
          </table:table-cell>
          <table:table-cell office:value-type="string">
            <text:p>Capcom Co., Ltd.</text:p>
          </table:table-cell>
          <table:table-cell office:value-type="string">
            <text:p>Fighter</text:p>
          </table:table-cell>
          <table:table-cell office:value-type="string">
            <text:p>4.0</text:p>
          </table:table-cell>
          <table:table-cell office:value-type="string">
            <text:p>1-2 Players</text:p>
          </table:table-cell>
          <table:table-cell office:value-type="string">
            <text:p>Street Fighter Alpha 3, the third game in the Alpha series, has a total of 31 fighters, the most in the series so far. New characters include old favorites E. Honda, Blanka, Vega, Cammy, T. Hawk, Dee Jay, Juni and Juli. Some of the newest fighters on the block include a former Final Fight character (Cody, who has been in jail since the last Final Fight game, or so his clothing suggests), Karin Kanzuki and Rainbow Mika.****The major difference between this Alpha and the last two are the new play modes World Tour, Arcade, VS, Training and Entry. ****World Tour - Simply choose your fighter and travel around the world, fighting the home town heroes that you run into. The more fights you win, the stronger you fighter becomes. You can also learn new moves, and there are three levels of Super moves to choose from before you start each round (called Isms).****Arcade - A simple conversion of the arcade version. Beat each fighter with your chosen warrior, in three rounds per match (much the same as past versions of Street Fighter)****Versus - Two human players battle it out. ****Training - A good way to learn all the super moves that are available, against a dummy.****Entry - If you save your character during the World Tour mode, you can upload him here to use in the other modes in the game (especially handy for Training).****Finally, if you complete certain areas of the game three new fighters become available, including another old favourite in Guile, Evil Ryu and Shin Akuma.</text:p>
          </table:table-cell>
          <table:table-cell table:formula="of:=CONCATENATE(&quot;&lt;game name=&quot;;CHAR(34);[.A231];CHAR(34);&quot;&gt; &lt;year&gt;&quot;;[.B231];&quot;&lt;/year&gt; &lt;rating&gt;&quot;;[.C231];&quot;&lt;/rating&gt; &lt;title&gt;&quot;;[.D231];&quot;&lt;/title&gt; &lt;pub&gt;&quot;;[.E231];&quot;&lt;/pub&gt; &lt;dev&gt;&quot;;[.F231];&quot;&lt;/dev&gt; &lt;genre&gt;&quot;;[.G231];&quot;&lt;/genre&gt; &lt;score&gt;&quot;;[.H231];&quot;&lt;/score&gt; &lt;player&gt;&quot;;[.I231];&quot;&lt;/player&gt; &lt;story&gt;&quot;;[.J231];&quot;&lt;/story&gt; &lt;/game&gt;&quot;)" office:value-type="string" office:string-value="&lt;game name=&quot;Street Fighter Alpha 3 (USA)&quot;&gt; &lt;year&gt;2000&lt;/year&gt; &lt;rating&gt;ESRB - T (Teen)&lt;/rating&gt; &lt;title&gt;Street Fighter Alpha 3 &lt;/title&gt; &lt;pub&gt;Capcom&lt;/pub&gt; &lt;dev&gt;Capcom Co., Ltd.&lt;/dev&gt; &lt;genre&gt;Fighter&lt;/genre&gt; &lt;score&gt;4.0&lt;/score&gt; &lt;player&gt;1-2 Players&lt;/player&gt; &lt;story&gt;Street Fighter Alpha 3, the third game in the Alpha series, has a total of 31 fighters, the most in the series so far. New characters include old favorites E. Honda, Blanka, Vega, Cammy, T. Hawk, Dee Jay, Juni and Juli. Some of the newest fighters on the block include a former Final Fight character (Cody, who has been in jail since the last Final Fight game, or so his clothing suggests), Karin Kanzuki and Rainbow Mika.****The major difference between this Alpha and the last two are the new play modes World Tour, Arcade, VS, Training and Entry. ****World Tour - Simply choose your fighter and travel around the world, fighting the home town heroes that you run into. The more fights you win, the stronger you fighter becomes. You can also learn new moves, and there are three levels of Super moves to choose from before you start each round (called Isms).****Arcade - A simple conversion of the arcade version. Beat each fighter with your chosen warrior, in three rounds per match (much the same as past versions of Street Fighter)****Versus - Two human players battle it out. ****Training - A good way to learn all the super moves that are available, against a dummy.****Entry - If you save your character during the World Tour mode, you can upload him here to use in the other modes in the game (especially handy for Training).****Finally, if you complete certain areas of the game three new fighters become available, including another old favourite in Guile, Evil Ryu and Shin Akuma.&lt;/story&gt; &lt;/game&gt;">
            <text:p>&lt;game name="Street Fighter Alpha 3 (USA)"&gt; &lt;year&gt;2000&lt;/year&gt; &lt;rating&gt;ESRB - T (Teen)&lt;/rating&gt; &lt;title&gt;Street Fighter Alpha 3 &lt;/title&gt; &lt;pub&gt;Capcom&lt;/pub&gt; &lt;dev&gt;Capcom Co., Ltd.&lt;/dev&gt; &lt;genre&gt;Fighter&lt;/genre&gt; &lt;score&gt;4.0&lt;/score&gt; &lt;player&gt;1-2 Players&lt;/player&gt; &lt;story&gt;Street Fighter Alpha 3, the third game in the Alpha series, has a total of 31 fighters, the most in the series so far. New characters include old favorites E. Honda, Blanka, Vega, Cammy, T. Hawk, Dee Jay, Juni and Juli. Some of the newest fighters on the block include a former Final Fight character (Cody, who has been in jail since the last Final Fight game, or so his clothing suggests), Karin Kanzuki and Rainbow Mika.****The major difference between this Alpha and the last two are the new play modes World Tour, Arcade, VS, Training and Entry. ****World Tour - Simply choose your fighter and travel around the world, fighting the home town heroes that you run into. The more fights you win, the stronger you fighter becomes. You can also learn new moves, and there are three levels of Super moves to choose from before you start each round (called Isms).****Arcade - A simple conversion of the arcade version. Beat each fighter with your chosen warrior, in three rounds per match (much the same as past versions of Street Fighter)****Versus - Two human players battle it out. ****Training - A good way to learn all the super moves that are available, against a dummy.****Entry - If you save your character during the World Tour mode, you can upload him here to use in the other modes in the game (especially handy for Training).****Finally, if you complete certain areas of the game three new fighters become available, including another old favourite in Guile, Evil Ryu and Shin Akuma.&lt;/story&gt; &lt;/game&gt;</text:p>
          </table:table-cell>
        </table:table-row>
        <table:table-row table:style-name="ro1">
          <table:table-cell office:value-type="string">
            <text:p>Surf Rocket Racers (USA)</text:p>
          </table:table-cell>
          <table:table-cell office:value-type="float" office:value="2001">
            <text:p>2001</text:p>
          </table:table-cell>
          <table:table-cell office:value-type="string">
            <text:p>ESRB - E (Everyone)</text:p>
          </table:table-cell>
          <table:table-cell office:value-type="string">
            <text:p>Surf Rocket Racers </text:p>
          </table:table-cell>
          <table:table-cell office:value-type="string">
            <text:p>Crave</text:p>
          </table:table-cell>
          <table:table-cell office:value-type="string">
            <text:p>CSK Research Institute Corp.</text:p>
          </table:table-cell>
          <table:table-cell office:value-type="string">
            <text:p>Driving</text:p>
          </table:table-cell>
          <table:table-cell office:value-type="string">
            <text:p>1.8</text:p>
          </table:table-cell>
          <table:table-cell office:value-type="string">
            <text:p>1-2 Players</text:p>
          </table:table-cell>
          <table:table-cell office:value-type="string">
            <text:p>Surf Rocket Racers is a jet-ski racing game for the Dreamcast. <text:s/>As in most aquatic racers, success here depends on your ability to smoothly handle unpredictable waves and aggressive competition at the same time.****There are several game modes to choose from. <text:s/>First up is the Championship. <text:s/>In this mode, you compete in a series of circuit races and accumulate points based on your finishing position. <text:s/>The racer with the most points at the end of the season wins. <text:s/>The other modes include a trick competition, a hazard and obstacle course, and a head-to-head 2-player mode.</text:p>
          </table:table-cell>
          <table:table-cell table:formula="of:=CONCATENATE(&quot;&lt;game name=&quot;;CHAR(34);[.A232];CHAR(34);&quot;&gt; &lt;year&gt;&quot;;[.B232];&quot;&lt;/year&gt; &lt;rating&gt;&quot;;[.C232];&quot;&lt;/rating&gt; &lt;title&gt;&quot;;[.D232];&quot;&lt;/title&gt; &lt;pub&gt;&quot;;[.E232];&quot;&lt;/pub&gt; &lt;dev&gt;&quot;;[.F232];&quot;&lt;/dev&gt; &lt;genre&gt;&quot;;[.G232];&quot;&lt;/genre&gt; &lt;score&gt;&quot;;[.H232];&quot;&lt;/score&gt; &lt;player&gt;&quot;;[.I232];&quot;&lt;/player&gt; &lt;story&gt;&quot;;[.J232];&quot;&lt;/story&gt; &lt;/game&gt;&quot;)" office:value-type="string" office:string-value="&lt;game name=&quot;Surf Rocket Racers (USA)&quot;&gt; &lt;year&gt;2001&lt;/year&gt; &lt;rating&gt;ESRB - E (Everyone)&lt;/rating&gt; &lt;title&gt;Surf Rocket Racers &lt;/title&gt; &lt;pub&gt;Crave&lt;/pub&gt; &lt;dev&gt;CSK Research Institute Corp.&lt;/dev&gt; &lt;genre&gt;Driving&lt;/genre&gt; &lt;score&gt;1.8&lt;/score&gt; &lt;player&gt;1-2 Players&lt;/player&gt; &lt;story&gt;Surf Rocket Racers is a jet-ski racing game for the Dreamcast.  As in most aquatic racers, success here depends on your ability to smoothly handle unpredictable waves and aggressive competition at the same time.****There are several game modes to choose from.  First up is the Championship.  In this mode, you compete in a series of circuit races and accumulate points based on your finishing position.  The racer with the most points at the end of the season wins.  The other modes include a trick competition, a hazard and obstacle course, and a head-to-head 2-player mode.&lt;/story&gt; &lt;/game&gt;">
            <text:p>&lt;game name="Surf Rocket Racers (USA)"&gt; &lt;year&gt;2001&lt;/year&gt; &lt;rating&gt;ESRB - E (Everyone)&lt;/rating&gt; &lt;title&gt;Surf Rocket Racers &lt;/title&gt; &lt;pub&gt;Crave&lt;/pub&gt; &lt;dev&gt;CSK Research Institute Corp.&lt;/dev&gt; &lt;genre&gt;Driving&lt;/genre&gt; &lt;score&gt;1.8&lt;/score&gt; &lt;player&gt;1-2 Players&lt;/player&gt; &lt;story&gt;Surf Rocket Racers is a jet-ski racing game for the Dreamcast. <text:s/>As in most aquatic racers, success here depends on your ability to smoothly handle unpredictable waves and aggressive competition at the same time.****There are several game modes to choose from. <text:s/>First up is the Championship. <text:s/>In this mode, you compete in a series of circuit races and accumulate points based on your finishing position. <text:s/>The racer with the most points at the end of the season wins. <text:s/>The other modes include a trick competition, a hazard and obstacle course, and a head-to-head 2-player mode.&lt;/story&gt; &lt;/game&gt;</text:p>
          </table:table-cell>
        </table:table-row>
        <table:table-row table:style-name="ro1">
          <table:table-cell office:value-type="string">
            <text:p>Suzuki Alstare Extreme Racing (USA)</text:p>
          </table:table-cell>
          <table:table-cell office:value-type="float" office:value="1999">
            <text:p>1999</text:p>
          </table:table-cell>
          <table:table-cell office:value-type="string">
            <text:p>ESRB - E (Everyone)</text:p>
          </table:table-cell>
          <table:table-cell office:value-type="string">
            <text:p>Suzuki Alstare Extreme Racing </text:p>
          </table:table-cell>
          <table:table-cell office:value-type="string">
            <text:p>Ubisoft</text:p>
          </table:table-cell>
          <table:table-cell office:value-type="string">
            <text:p>Criterion Software Group Ltd.</text:p>
          </table:table-cell>
          <table:table-cell office:value-type="string">
            <text:p>Driving</text:p>
          </table:table-cell>
          <table:table-cell office:value-type="string">
            <text:p>3.5</text:p>
          </table:table-cell>
          <table:table-cell office:value-type="string">
            <text:p>1-2 Players</text:p>
          </table:table-cell>
          <table:table-cell office:value-type="string">
            <text:p>Suzuki Alstare Extreme Racing is the sequel to Redline Racer. It now features an official Suzuki Alstare Racing Team license.****It's an arcade superbike racing game. Game modes include Main Game, Reverse Challenge and Single Race. In Main Game you have to have to compete in challenges to earn a place in the Suzuki Alstare Racing Team. Reverse Challenge is the same but with mirrored circuits.</text:p>
          </table:table-cell>
          <table:table-cell table:formula="of:=CONCATENATE(&quot;&lt;game name=&quot;;CHAR(34);[.A233];CHAR(34);&quot;&gt; &lt;year&gt;&quot;;[.B233];&quot;&lt;/year&gt; &lt;rating&gt;&quot;;[.C233];&quot;&lt;/rating&gt; &lt;title&gt;&quot;;[.D233];&quot;&lt;/title&gt; &lt;pub&gt;&quot;;[.E233];&quot;&lt;/pub&gt; &lt;dev&gt;&quot;;[.F233];&quot;&lt;/dev&gt; &lt;genre&gt;&quot;;[.G233];&quot;&lt;/genre&gt; &lt;score&gt;&quot;;[.H233];&quot;&lt;/score&gt; &lt;player&gt;&quot;;[.I233];&quot;&lt;/player&gt; &lt;story&gt;&quot;;[.J233];&quot;&lt;/story&gt; &lt;/game&gt;&quot;)" office:value-type="string" office:string-value="&lt;game name=&quot;Suzuki Alstare Extreme Racing (USA)&quot;&gt; &lt;year&gt;1999&lt;/year&gt; &lt;rating&gt;ESRB - E (Everyone)&lt;/rating&gt; &lt;title&gt;Suzuki Alstare Extreme Racing &lt;/title&gt; &lt;pub&gt;Ubisoft&lt;/pub&gt; &lt;dev&gt;Criterion Software Group Ltd.&lt;/dev&gt; &lt;genre&gt;Driving&lt;/genre&gt; &lt;score&gt;3.5&lt;/score&gt; &lt;player&gt;1-2 Players&lt;/player&gt; &lt;story&gt;Suzuki Alstare Extreme Racing is the sequel to Redline Racer. It now features an official Suzuki Alstare Racing Team license.****It's an arcade superbike racing game. Game modes include Main Game, Reverse Challenge and Single Race. In Main Game you have to have to compete in challenges to earn a place in the Suzuki Alstare Racing Team. Reverse Challenge is the same but with mirrored circuits.&lt;/story&gt; &lt;/game&gt;">
            <text:p>&lt;game name="Suzuki Alstare Extreme Racing (USA)"&gt; &lt;year&gt;1999&lt;/year&gt; &lt;rating&gt;ESRB - E (Everyone)&lt;/rating&gt; &lt;title&gt;Suzuki Alstare Extreme Racing &lt;/title&gt; &lt;pub&gt;Ubisoft&lt;/pub&gt; &lt;dev&gt;Criterion Software Group Ltd.&lt;/dev&gt; &lt;genre&gt;Driving&lt;/genre&gt; &lt;score&gt;3.5&lt;/score&gt; &lt;player&gt;1-2 Players&lt;/player&gt; &lt;story&gt;Suzuki Alstare Extreme Racing is the sequel to Redline Racer. It now features an official Suzuki Alstare Racing Team license.****It's an arcade superbike racing game. Game modes include Main Game, Reverse Challenge and Single Race. In Main Game you have to have to compete in challenges to earn a place in the Suzuki Alstare Racing Team. Reverse Challenge is the same but with mirrored circuits.&lt;/story&gt; &lt;/game&gt;</text:p>
          </table:table-cell>
        </table:table-row>
        <table:table-row table:style-name="ro1">
          <table:table-cell office:value-type="string">
            <text:p>MTV Sports - Skateboarding Featuring Andy McDonald (USA)</text:p>
          </table:table-cell>
          <table:table-cell office:value-type="float" office:value="2000">
            <text:p>2000</text:p>
          </table:table-cell>
          <table:table-cell office:value-type="string">
            <text:p>ESRB - E (Everyone)</text:p>
          </table:table-cell>
          <table:table-cell office:value-type="string">
            <text:p>MTV Sports - Skateboarding Featuring Andy McDonald </text:p>
          </table:table-cell>
          <table:table-cell office:value-type="string">
            <text:p>THQ</text:p>
          </table:table-cell>
          <table:table-cell office:value-type="string">
            <text:p>Darkblack Ltd</text:p>
          </table:table-cell>
          <table:table-cell office:value-type="string">
            <text:p>Skateboarding/Sports</text:p>
          </table:table-cell>
          <table:table-cell office:value-type="string">
            <text:p>3.4</text:p>
          </table:table-cell>
          <table:table-cell office:value-type="string">
            <text:p>1-4 Players</text:p>
          </table:table-cell>
          <table:table-cell office:value-type="string">
            <text:p>Take control of Andy Macdonald and other famous skateboarders (total of 30) from MTV Sports as you tear through the skateboard park in full 3D doing tricks with authentic boards and even boarder clothing. Maneuver for the maximum number of tricks in the limited time available. With 60 different tricks to perform, and multiple game modes (including scavenger hunt, stunt moves, and more)</text:p>
          </table:table-cell>
          <table:table-cell table:formula="of:=CONCATENATE(&quot;&lt;game name=&quot;;CHAR(34);[.A234];CHAR(34);&quot;&gt; &lt;year&gt;&quot;;[.B234];&quot;&lt;/year&gt; &lt;rating&gt;&quot;;[.C234];&quot;&lt;/rating&gt; &lt;title&gt;&quot;;[.D234];&quot;&lt;/title&gt; &lt;pub&gt;&quot;;[.E234];&quot;&lt;/pub&gt; &lt;dev&gt;&quot;;[.F234];&quot;&lt;/dev&gt; &lt;genre&gt;&quot;;[.G234];&quot;&lt;/genre&gt; &lt;score&gt;&quot;;[.H234];&quot;&lt;/score&gt; &lt;player&gt;&quot;;[.I234];&quot;&lt;/player&gt; &lt;story&gt;&quot;;[.J234];&quot;&lt;/story&gt; &lt;/game&gt;&quot;)" office:value-type="string" office:string-value="&lt;game name=&quot;MTV Sports - Skateboarding Featuring Andy McDonald (USA)&quot;&gt; &lt;year&gt;2000&lt;/year&gt; &lt;rating&gt;ESRB - E (Everyone)&lt;/rating&gt; &lt;title&gt;MTV Sports - Skateboarding Featuring Andy McDonald &lt;/title&gt; &lt;pub&gt;THQ&lt;/pub&gt; &lt;dev&gt;Darkblack Ltd&lt;/dev&gt; &lt;genre&gt;Skateboarding/Sports&lt;/genre&gt; &lt;score&gt;3.4&lt;/score&gt; &lt;player&gt;1-4 Players&lt;/player&gt; &lt;story&gt;Take control of Andy Macdonald and other famous skateboarders (total of 30) from MTV Sports as you tear through the skateboard park in full 3D doing tricks with authentic boards and even boarder clothing. Maneuver for the maximum number of tricks in the limited time available. With 60 different tricks to perform, and multiple game modes (including scavenger hunt, stunt moves, and more)&lt;/story&gt; &lt;/game&gt;">
            <text:p>&lt;game name="MTV Sports - Skateboarding Featuring Andy McDonald (USA)"&gt; &lt;year&gt;2000&lt;/year&gt; &lt;rating&gt;ESRB - E (Everyone)&lt;/rating&gt; &lt;title&gt;MTV Sports - Skateboarding Featuring Andy McDonald &lt;/title&gt; &lt;pub&gt;THQ&lt;/pub&gt; &lt;dev&gt;Darkblack Ltd&lt;/dev&gt; &lt;genre&gt;Skateboarding/Sports&lt;/genre&gt; &lt;score&gt;3.4&lt;/score&gt; &lt;player&gt;1-4 Players&lt;/player&gt; &lt;story&gt;Take control of Andy Macdonald and other famous skateboarders (total of 30) from MTV Sports as you tear through the skateboard park in full 3D doing tricks with authentic boards and even boarder clothing. Maneuver for the maximum number of tricks in the limited time available. With 60 different tricks to perform, and multiple game modes (including scavenger hunt, stunt moves, and more)&lt;/story&gt; &lt;/game&gt;</text:p>
          </table:table-cell>
        </table:table-row>
        <table:table-row table:style-name="ro1">
          <table:table-cell office:value-type="string">
            <text:p>Test Drive Le Mans (USA)</text:p>
          </table:table-cell>
          <table:table-cell office:value-type="float" office:value="2000">
            <text:p>2000</text:p>
          </table:table-cell>
          <table:table-cell office:value-type="string">
            <text:p>ESRB - E (Everyone)</text:p>
          </table:table-cell>
          <table:table-cell office:value-type="string">
            <text:p>Test Drive Le Mans </text:p>
          </table:table-cell>
          <table:table-cell office:value-type="string">
            <text:p>Infogrames</text:p>
          </table:table-cell>
          <table:table-cell office:value-type="string">
            <text:p>Melbourne House</text:p>
          </table:table-cell>
          <table:table-cell office:value-type="string">
            <text:p>Driving</text:p>
          </table:table-cell>
          <table:table-cell office:value-type="string">
            <text:p>4.2</text:p>
          </table:table-cell>
          <table:table-cell office:value-type="string">
            <text:p>1-4 Players</text:p>
          </table:table-cell>
          <table:table-cell office:value-type="string">
            <text:p>Take on the LeMans endurance racing challenge! Join one of the 25 factory teams take one of the over 50 vehicles (designed with assistance of actual teams) on the eight different LeMans circuits. The actual wear and tear are simulated. Tire wear, oil and fuel consumptions... Day and night and back to day driving...</text:p>
          </table:table-cell>
          <table:table-cell table:formula="of:=CONCATENATE(&quot;&lt;game name=&quot;;CHAR(34);[.A235];CHAR(34);&quot;&gt; &lt;year&gt;&quot;;[.B235];&quot;&lt;/year&gt; &lt;rating&gt;&quot;;[.C235];&quot;&lt;/rating&gt; &lt;title&gt;&quot;;[.D235];&quot;&lt;/title&gt; &lt;pub&gt;&quot;;[.E235];&quot;&lt;/pub&gt; &lt;dev&gt;&quot;;[.F235];&quot;&lt;/dev&gt; &lt;genre&gt;&quot;;[.G235];&quot;&lt;/genre&gt; &lt;score&gt;&quot;;[.H235];&quot;&lt;/score&gt; &lt;player&gt;&quot;;[.I235];&quot;&lt;/player&gt; &lt;story&gt;&quot;;[.J235];&quot;&lt;/story&gt; &lt;/game&gt;&quot;)" office:value-type="string" office:string-value="&lt;game name=&quot;Test Drive Le Mans (USA)&quot;&gt; &lt;year&gt;2000&lt;/year&gt; &lt;rating&gt;ESRB - E (Everyone)&lt;/rating&gt; &lt;title&gt;Test Drive Le Mans &lt;/title&gt; &lt;pub&gt;Infogrames&lt;/pub&gt; &lt;dev&gt;Melbourne House&lt;/dev&gt; &lt;genre&gt;Driving&lt;/genre&gt; &lt;score&gt;4.2&lt;/score&gt; &lt;player&gt;1-4 Players&lt;/player&gt; &lt;story&gt;Take on the LeMans endurance racing challenge! Join one of the 25 factory teams take one of the over 50 vehicles (designed with assistance of actual teams) on the eight different LeMans circuits. The actual wear and tear are simulated. Tire wear, oil and fuel consumptions... Day and night and back to day driving...&lt;/story&gt; &lt;/game&gt;">
            <text:p>&lt;game name="Test Drive Le Mans (USA)"&gt; &lt;year&gt;2000&lt;/year&gt; &lt;rating&gt;ESRB - E (Everyone)&lt;/rating&gt; &lt;title&gt;Test Drive Le Mans &lt;/title&gt; &lt;pub&gt;Infogrames&lt;/pub&gt; &lt;dev&gt;Melbourne House&lt;/dev&gt; &lt;genre&gt;Driving&lt;/genre&gt; &lt;score&gt;4.2&lt;/score&gt; &lt;player&gt;1-4 Players&lt;/player&gt; &lt;story&gt;Take on the LeMans endurance racing challenge! Join one of the 25 factory teams take one of the over 50 vehicles (designed with assistance of actual teams) on the eight different LeMans circuits. The actual wear and tear are simulated. Tire wear, oil and fuel consumptions... Day and night and back to day driving...&lt;/story&gt; &lt;/game&gt;</text:p>
          </table:table-cell>
        </table:table-row>
        <table:table-row table:style-name="ro1">
          <table:table-cell office:value-type="string">
            <text:p>Tech Romancer (USA)</text:p>
          </table:table-cell>
          <table:table-cell office:value-type="float" office:value="2000">
            <text:p>2000</text:p>
          </table:table-cell>
          <table:table-cell office:value-type="string">
            <text:p>ESRB - T (Teen)</text:p>
          </table:table-cell>
          <table:table-cell office:value-type="string">
            <text:p>Tech Romancer </text:p>
          </table:table-cell>
          <table:table-cell office:value-type="string">
            <text:p>Capcom</text:p>
          </table:table-cell>
          <table:table-cell office:value-type="string">
            <text:p>Capcom Co., Ltd.</text:p>
          </table:table-cell>
          <table:table-cell office:value-type="string">
            <text:p>Fighter</text:p>
          </table:table-cell>
          <table:table-cell office:value-type="string">
            <text:p>4.0</text:p>
          </table:table-cell>
          <table:table-cell office:value-type="string">
            <text:p>1-2 Players</text:p>
          </table:table-cell>
          <table:table-cell office:value-type="string">
            <text:p>Tech Romancer is a 3D beat-em-up with a difference; the difference being that, rather than controlling one of a set of martial artists, you control one of a set of huge robots (or mecha). Ranging from the absurd (A huge, spherical mech with a boat and bus for feet, a house for a head, train for one arm and office building with wrecking ball for another) to the &amp;quot;typical&amp;quot; anime styled mecha (Beam-firing chest gem, detatchable rocket-powered fists) to a more westernised idea of a mech (Huge, sluggish, equipped with heavy cannon, rockets, missiles and land-mines), you're bound to find at least one which suits you.**The gameplay takes part in large, 3D arenas, usually dotted with buildings and such, which you'll no doubt be happy to learn are destructable (and often contain powerups).**The game controls consist of two attack buttons, one block and one jump. You have a special bar, which works pretty much the same as any other special bar - once it's full (up to a maximum of 3 times) you can pull off a special move. There's an armour bar, which depletes as you take or block certain hits - if it runs out then you'll start taking hefty damage even when blocking. The life and time-bars are self-explanatory, and there's also the special-weapon inventory, which can hold up to five special weapons at a time (these are picked up from the battlefield or stolen off the enemy).**The main single-player mode is a story mode, which is completely different for each character and, for most characters at least, branches many ways, often with multiple endings depending on choices made and targets met. **To put it simply, this is a quirky pick-up-and-play fighting game with an extensive single-player mode.</text:p>
          </table:table-cell>
          <table:table-cell table:formula="of:=CONCATENATE(&quot;&lt;game name=&quot;;CHAR(34);[.A236];CHAR(34);&quot;&gt; &lt;year&gt;&quot;;[.B236];&quot;&lt;/year&gt; &lt;rating&gt;&quot;;[.C236];&quot;&lt;/rating&gt; &lt;title&gt;&quot;;[.D236];&quot;&lt;/title&gt; &lt;pub&gt;&quot;;[.E236];&quot;&lt;/pub&gt; &lt;dev&gt;&quot;;[.F236];&quot;&lt;/dev&gt; &lt;genre&gt;&quot;;[.G236];&quot;&lt;/genre&gt; &lt;score&gt;&quot;;[.H236];&quot;&lt;/score&gt; &lt;player&gt;&quot;;[.I236];&quot;&lt;/player&gt; &lt;story&gt;&quot;;[.J236];&quot;&lt;/story&gt; &lt;/game&gt;&quot;)" office:value-type="string" office:string-value="&lt;game name=&quot;Tech Romancer (USA)&quot;&gt; &lt;year&gt;2000&lt;/year&gt; &lt;rating&gt;ESRB - T (Teen)&lt;/rating&gt; &lt;title&gt;Tech Romancer &lt;/title&gt; &lt;pub&gt;Capcom&lt;/pub&gt; &lt;dev&gt;Capcom Co., Ltd.&lt;/dev&gt; &lt;genre&gt;Fighter&lt;/genre&gt; &lt;score&gt;4.0&lt;/score&gt; &lt;player&gt;1-2 Players&lt;/player&gt; &lt;story&gt;Tech Romancer is a 3D beat-em-up with a difference; the difference being that, rather than controlling one of a set of martial artists, you control one of a set of huge robots (or mecha). Ranging from the absurd (A huge, spherical mech with a boat and bus for feet, a house for a head, train for one arm and office building with wrecking ball for another) to the &amp;quot;typical&amp;quot; anime styled mecha (Beam-firing chest gem, detatchable rocket-powered fists) to a more westernised idea of a mech (Huge, sluggish, equipped with heavy cannon, rockets, missiles and land-mines), you're bound to find at least one which suits you.**The gameplay takes part in large, 3D arenas, usually dotted with buildings and such, which you'll no doubt be happy to learn are destructable (and often contain powerups).**The game controls consist of two attack buttons, one block and one jump. You have a special bar, which works pretty much the same as any other special bar - once it's full (up to a maximum of 3 times) you can pull off a special move. There's an armour bar, which depletes as you take or block certain hits - if it runs out then you'll start taking hefty damage even when blocking. The life and time-bars are self-explanatory, and there's also the special-weapon inventory, which can hold up to five special weapons at a time (these are picked up from the battlefield or stolen off the enemy).**The main single-player mode is a story mode, which is completely different for each character and, for most characters at least, branches many ways, often with multiple endings depending on choices made and targets met. **To put it simply, this is a quirky pick-up-and-play fighting game with an extensive single-player mode.&lt;/story&gt; &lt;/game&gt;">
            <text:p>&lt;game name="Tech Romancer (USA)"&gt; &lt;year&gt;2000&lt;/year&gt; &lt;rating&gt;ESRB - T (Teen)&lt;/rating&gt; &lt;title&gt;Tech Romancer &lt;/title&gt; &lt;pub&gt;Capcom&lt;/pub&gt; &lt;dev&gt;Capcom Co., Ltd.&lt;/dev&gt; &lt;genre&gt;Fighter&lt;/genre&gt; &lt;score&gt;4.0&lt;/score&gt; &lt;player&gt;1-2 Players&lt;/player&gt; &lt;story&gt;Tech Romancer is a 3D beat-em-up with a difference; the difference being that, rather than controlling one of a set of martial artists, you control one of a set of huge robots (or mecha). Ranging from the absurd (A huge, spherical mech with a boat and bus for feet, a house for a head, train for one arm and office building with wrecking ball for another) to the &amp;quot;typical&amp;quot; anime styled mecha (Beam-firing chest gem, detatchable rocket-powered fists) to a more westernised idea of a mech (Huge, sluggish, equipped with heavy cannon, rockets, missiles and land-mines), you're bound to find at least one which suits you.**The gameplay takes part in large, 3D arenas, usually dotted with buildings and such, which you'll no doubt be happy to learn are destructable (and often contain powerups).**The game controls consist of two attack buttons, one block and one jump. You have a special bar, which works pretty much the same as any other special bar - once it's full (up to a maximum of 3 times) you can pull off a special move. There's an armour bar, which depletes as you take or block certain hits - if it runs out then you'll start taking hefty damage even when blocking. The life and time-bars are self-explanatory, and there's also the special-weapon inventory, which can hold up to five special weapons at a time (these are picked up from the battlefield or stolen off the enemy).**The main single-player mode is a story mode, which is completely different for each character and, for most characters at least, branches many ways, often with multiple endings depending on choices made and targets met. **To put it simply, this is a quirky pick-up-and-play fighting game with an extensive single-player mode.&lt;/story&gt; &lt;/game&gt;</text:p>
          </table:table-cell>
        </table:table-row>
        <table:table-row table:style-name="ro1">
          <table:table-cell office:value-type="string">
            <text:p>Armada (USA)</text:p>
          </table:table-cell>
          <table:table-cell office:value-type="float" office:value="1999">
            <text:p>1999</text:p>
          </table:table-cell>
          <table:table-cell office:value-type="string">
            <text:p>ESRB - E (Everyone)</text:p>
          </table:table-cell>
          <table:table-cell office:value-type="string">
            <text:p>Armada </text:p>
          </table:table-cell>
          <table:table-cell table:number-columns-repeated="2" office:value-type="string">
            <text:p>Metro3D</text:p>
          </table:table-cell>
          <table:table-cell office:value-type="string">
            <text:p>Shooter</text:p>
          </table:table-cell>
          <table:table-cell office:value-type="float" office:value="3.6">
            <text:p>3.6</text:p>
          </table:table-cell>
          <table:table-cell office:value-type="string">
            <text:p>1-4 Players</text:p>
          </table:table-cell>
          <table:table-cell office:value-type="string">
            <text:p>Ten millennia after the initial wave of colonization of the universe, humans have developed into distinct races adapting to their newfound homes. While there is peace between the races, there is no sense of unity. This all changes when, without warning, a bio-mechanical Armada wages war on the whole of humanity. Now as a starship captain representing one of the six main races of humanity, your charge is to take the fight to the Armada and save humanity.****Gameplay consists of commanding a starship as you explore the universe, taking out Armada opposition where you see it. Along the way you can take missions and answer calls for help which will provide you with valuable experience and credits to upgrade your ship. In this way, you can build your strength until you are ready to take on the Armada full force in an attempt to end the threat once and for all.</text:p>
          </table:table-cell>
          <table:table-cell table:formula="of:=CONCATENATE(&quot;&lt;game name=&quot;;CHAR(34);[.A237];CHAR(34);&quot;&gt; &lt;year&gt;&quot;;[.B237];&quot;&lt;/year&gt; &lt;rating&gt;&quot;;[.C237];&quot;&lt;/rating&gt; &lt;title&gt;&quot;;[.D237];&quot;&lt;/title&gt; &lt;pub&gt;&quot;;[.E237];&quot;&lt;/pub&gt; &lt;dev&gt;&quot;;[.F237];&quot;&lt;/dev&gt; &lt;genre&gt;&quot;;[.G237];&quot;&lt;/genre&gt; &lt;score&gt;&quot;;[.H237];&quot;&lt;/score&gt; &lt;player&gt;&quot;;[.I237];&quot;&lt;/player&gt; &lt;story&gt;&quot;;[.J237];&quot;&lt;/story&gt; &lt;/game&gt;&quot;)" office:value-type="string" office:string-value="&lt;game name=&quot;Armada (USA)&quot;&gt; &lt;year&gt;1999&lt;/year&gt; &lt;rating&gt;ESRB - E (Everyone)&lt;/rating&gt; &lt;title&gt;Armada &lt;/title&gt; &lt;pub&gt;Metro3D&lt;/pub&gt; &lt;dev&gt;Metro3D&lt;/dev&gt; &lt;genre&gt;Shooter&lt;/genre&gt; &lt;score&gt;3.6&lt;/score&gt; &lt;player&gt;1-4 Players&lt;/player&gt; &lt;story&gt;Ten millennia after the initial wave of colonization of the universe, humans have developed into distinct races adapting to their newfound homes. While there is peace between the races, there is no sense of unity. This all changes when, without warning, a bio-mechanical Armada wages war on the whole of humanity. Now as a starship captain representing one of the six main races of humanity, your charge is to take the fight to the Armada and save humanity.****Gameplay consists of commanding a starship as you explore the universe, taking out Armada opposition where you see it. Along the way you can take missions and answer calls for help which will provide you with valuable experience and credits to upgrade your ship. In this way, you can build your strength until you are ready to take on the Armada full force in an attempt to end the threat once and for all.&lt;/story&gt; &lt;/game&gt;">
            <text:p>&lt;game name="Armada (USA)"&gt; &lt;year&gt;1999&lt;/year&gt; &lt;rating&gt;ESRB - E (Everyone)&lt;/rating&gt; &lt;title&gt;Armada &lt;/title&gt; &lt;pub&gt;Metro3D&lt;/pub&gt; &lt;dev&gt;Metro3D&lt;/dev&gt; &lt;genre&gt;Shooter&lt;/genre&gt; &lt;score&gt;3.6&lt;/score&gt; &lt;player&gt;1-4 Players&lt;/player&gt; &lt;story&gt;Ten millennia after the initial wave of colonization of the universe, humans have developed into distinct races adapting to their newfound homes. While there is peace between the races, there is no sense of unity. This all changes when, without warning, a bio-mechanical Armada wages war on the whole of humanity. Now as a starship captain representing one of the six main races of humanity, your charge is to take the fight to the Armada and save humanity.****Gameplay consists of commanding a starship as you explore the universe, taking out Armada opposition where you see it. Along the way you can take missions and answer calls for help which will provide you with valuable experience and credits to upgrade your ship. In this way, you can build your strength until you are ready to take on the Armada full force in an attempt to end the threat once and for all.&lt;/story&gt; &lt;/game&gt;</text:p>
          </table:table-cell>
        </table:table-row>
        <table:table-row table:style-name="ro1">
          <table:table-cell office:value-type="string">
            <text:p>Tetris 4D (Japan)</text:p>
          </table:table-cell>
          <table:table-cell office:value-type="float" office:value="1998">
            <text:p>1998</text:p>
          </table:table-cell>
          <table:table-cell office:value-type="string">
            <text:p>ESRB - E (Everyone)</text:p>
          </table:table-cell>
          <table:table-cell office:value-type="string">
            <text:p>Tetris 4D </text:p>
          </table:table-cell>
          <table:table-cell office:value-type="string">
            <text:p>Bullet Proof Software</text:p>
          </table:table-cell>
          <table:table-cell office:value-type="string">
            <text:p>Bullet-Proof Software, Inc.</text:p>
          </table:table-cell>
          <table:table-cell office:value-type="string">
            <text:p>Puzzle</text:p>
          </table:table-cell>
          <table:table-cell office:value-type="string">
            <text:p>3.4</text:p>
          </table:table-cell>
          <table:table-cell office:value-type="string">
            <text:p>1-4 Players</text:p>
          </table:table-cell>
          <table:table-cell office:value-type="string">
            <text:p>Tetris 4D is a fairly standard Tetris game that was released in Japan shortly after the Dreamcast launched.****The game features two modes, Classic and Battle. Classic mode offers a normal solitaire Tetris game: rotate and fit falling blocks to complete lines. Five difficulty settings are available, which change the speed and piece preview settings.****The sound and graphics generally follow a modern urban/industrial theme, with five techno music choices, including a variation of the classic Tetris "Karinka". The 3D backgrounds are basic but shift viewpoint as you advance in levels.****The Battle mode offers two to four player multiplayer. One player starts off flagged, and blocks push up from the bottom as other players make lines. Once he makes enough lines himself the flag moves to another player. Difficulty is set independently allowing for handicaps.****Unfortunately, you can't play the battle mode against the computer. There's also no VMU support for saving high scores, a rather critical omission for this type of game.</text:p>
          </table:table-cell>
          <table:table-cell table:formula="of:=CONCATENATE(&quot;&lt;game name=&quot;;CHAR(34);[.A238];CHAR(34);&quot;&gt; &lt;year&gt;&quot;;[.B238];&quot;&lt;/year&gt; &lt;rating&gt;&quot;;[.C238];&quot;&lt;/rating&gt; &lt;title&gt;&quot;;[.D238];&quot;&lt;/title&gt; &lt;pub&gt;&quot;;[.E238];&quot;&lt;/pub&gt; &lt;dev&gt;&quot;;[.F238];&quot;&lt;/dev&gt; &lt;genre&gt;&quot;;[.G238];&quot;&lt;/genre&gt; &lt;score&gt;&quot;;[.H238];&quot;&lt;/score&gt; &lt;player&gt;&quot;;[.I238];&quot;&lt;/player&gt; &lt;story&gt;&quot;;[.J238];&quot;&lt;/story&gt; &lt;/game&gt;&quot;)" office:value-type="string" office:string-value="&lt;game name=&quot;Tetris 4D (Japan)&quot;&gt; &lt;year&gt;1998&lt;/year&gt; &lt;rating&gt;ESRB - E (Everyone)&lt;/rating&gt; &lt;title&gt;Tetris 4D &lt;/title&gt; &lt;pub&gt;Bullet Proof Software&lt;/pub&gt; &lt;dev&gt;Bullet-Proof Software, Inc.&lt;/dev&gt; &lt;genre&gt;Puzzle&lt;/genre&gt; &lt;score&gt;3.4&lt;/score&gt; &lt;player&gt;1-4 Players&lt;/player&gt; &lt;story&gt;Tetris 4D is a fairly standard Tetris game that was released in Japan shortly after the Dreamcast launched.****The game features two modes, Classic and Battle. Classic mode offers a normal solitaire Tetris game: rotate and fit falling blocks to complete lines. Five difficulty settings are available, which change the speed and piece preview settings.****The sound and graphics generally follow a modern urban/industrial theme, with five techno music choices, including a variation of the classic Tetris &quot;Karinka&quot;. The 3D backgrounds are basic but shift viewpoint as you advance in levels.****The Battle mode offers two to four player multiplayer. One player starts off flagged, and blocks push up from the bottom as other players make lines. Once he makes enough lines himself the flag moves to another player. Difficulty is set independently allowing for handicaps.****Unfortunately, you can't play the battle mode against the computer. There's also no VMU support for saving high scores, a rather critical omission for this type of game.&lt;/story&gt; &lt;/game&gt;">
            <text:p>&lt;game name="Tetris 4D (Japan)"&gt; &lt;year&gt;1998&lt;/year&gt; &lt;rating&gt;ESRB - E (Everyone)&lt;/rating&gt; &lt;title&gt;Tetris 4D &lt;/title&gt; &lt;pub&gt;Bullet Proof Software&lt;/pub&gt; &lt;dev&gt;Bullet-Proof Software, Inc.&lt;/dev&gt; &lt;genre&gt;Puzzle&lt;/genre&gt; &lt;score&gt;3.4&lt;/score&gt; &lt;player&gt;1-4 Players&lt;/player&gt; &lt;story&gt;Tetris 4D is a fairly standard Tetris game that was released in Japan shortly after the Dreamcast launched.****The game features two modes, Classic and Battle. Classic mode offers a normal solitaire Tetris game: rotate and fit falling blocks to complete lines. Five difficulty settings are available, which change the speed and piece preview settings.****The sound and graphics generally follow a modern urban/industrial theme, with five techno music choices, including a variation of the classic Tetris "Karinka". The 3D backgrounds are basic but shift viewpoint as you advance in levels.****The Battle mode offers two to four player multiplayer. One player starts off flagged, and blocks push up from the bottom as other players make lines. Once he makes enough lines himself the flag moves to another player. Difficulty is set independently allowing for handicaps.****Unfortunately, you can't play the battle mode against the computer. There's also no VMU support for saving high scores, a rather critical omission for this type of game.&lt;/story&gt; &lt;/game&gt;</text:p>
          </table:table-cell>
        </table:table-row>
        <table:table-row table:style-name="ro1">
          <table:table-cell office:value-type="string">
            <text:p>Shenmue (USA) (Disc 1)</text:p>
          </table:table-cell>
          <table:table-cell office:value-type="float" office:value="2000">
            <text:p>2000</text:p>
          </table:table-cell>
          <table:table-cell office:value-type="string">
            <text:p>ESRB - T (Teen)</text:p>
          </table:table-cell>
          <table:table-cell office:value-type="string">
            <text:p>Shenmue <text:s/>Disk 1</text:p>
          </table:table-cell>
          <table:table-cell office:value-type="string">
            <text:p>Sega</text:p>
          </table:table-cell>
          <table:table-cell office:value-type="string">
            <text:p>SEGA-AM2 Co., LTD.</text:p>
          </table:table-cell>
          <table:table-cell office:value-type="string">
            <text:p>Adventure</text:p>
          </table:table-cell>
          <table:table-cell office:value-type="string">
            <text:p>4.1</text:p>
          </table:table-cell>
          <table:table-cell office:value-type="string">
            <text:p>1 Player</text:p>
          </table:table-cell>
          <table:table-cell office:value-type="string">
            <text:p>That day in November when the snow turned to rain. Ryu Hazuki arrives home just in time to see his father killed by Lan Di, a man Ryu's father obviously knew very well. Ryu attempts to stop Lan Di, but is effortlessly beaten to within an inch of his life. After recovering from his injuries Ryu sets out to track down his father's murder as well as uncover his family's secrets and the mystery of the Phoenix and Dragon mirrors that Lan Di seeks.****Much of Shenmue's gameplay involves talking to Ryu's friends and the various people around town, hoping to find hints or clues that lead to the next step in the story. Any details Ryu learns are written down in his notebook for future review. Ryu can buy items from stores or try his luck with capsule toy machines, but the vast majority of items you can buy have no purpose outside of filling out your inventory screen. Ryu can also visit an arcade and play arcade accurate versions of <text:s/>Hang-On and Space Harrier as well as games like darts and pool.****Ryu is a trained martial artist, and while a true martial artist knows it is better to avoid a fight, sometimes it is still necessary. Ryu can train his moves, either by repeatedly doing them while training, or by sparing with his friend Fuku-san. Fighting plays like a simplified Virtua Fighter game, although with toned down air juggling. Ryu's training also gives him heightened reflexes, and sometimes during a cutscene the player will have only a moment to press a button (displayed onscreen) to get Ryu out of danger. Failing an input prompt is not always fatal, but whether Ryu survives or not depends on the danger he was in.****Included with the game is the Shenmue Passport disc. On this disc players can receive tutorials about various aspects of the game like minigames or the battle system, watch cutscenes they've already seen in the game, and listen to music from the game. This disc also includes the option to go online to a special site where players can review world-wide minigame rankings, get hints for the game from Nozomi, review game maps of Yokosuka, trade uncommon items found in the game for even rarer items only available on the passport, and visit the official homepage. This service went offline along with the rest of SegaNet, and all online features are currently impossible to access.</text:p>
          </table:table-cell>
          <table:table-cell table:formula="of:=CONCATENATE(&quot;&lt;game name=&quot;;CHAR(34);[.A239];CHAR(34);&quot;&gt; &lt;year&gt;&quot;;[.B239];&quot;&lt;/year&gt; &lt;rating&gt;&quot;;[.C239];&quot;&lt;/rating&gt; &lt;title&gt;&quot;;[.D239];&quot;&lt;/title&gt; &lt;pub&gt;&quot;;[.E239];&quot;&lt;/pub&gt; &lt;dev&gt;&quot;;[.F239];&quot;&lt;/dev&gt; &lt;genre&gt;&quot;;[.G239];&quot;&lt;/genre&gt; &lt;score&gt;&quot;;[.H239];&quot;&lt;/score&gt; &lt;player&gt;&quot;;[.I239];&quot;&lt;/player&gt; &lt;story&gt;&quot;;[.J239];&quot;&lt;/story&gt; &lt;/game&gt;&quot;)" office:value-type="string" office:string-value="&lt;game name=&quot;Shenmue (USA) (Disc 1)&quot;&gt; &lt;year&gt;2000&lt;/year&gt; &lt;rating&gt;ESRB - T (Teen)&lt;/rating&gt; &lt;title&gt;Shenmue  Disk 1&lt;/title&gt; &lt;pub&gt;Sega&lt;/pub&gt; &lt;dev&gt;SEGA-AM2 Co., LTD.&lt;/dev&gt; &lt;genre&gt;Adventure&lt;/genre&gt; &lt;score&gt;4.1&lt;/score&gt; &lt;player&gt;1 Player&lt;/player&gt; &lt;story&gt;That day in November when the snow turned to rain. Ryu Hazuki arrives home just in time to see his father killed by Lan Di, a man Ryu's father obviously knew very well. Ryu attempts to stop Lan Di, but is effortlessly beaten to within an inch of his life. After recovering from his injuries Ryu sets out to track down his father's murder as well as uncover his family's secrets and the mystery of the Phoenix and Dragon mirrors that Lan Di seeks.****Much of Shenmue's gameplay involves talking to Ryu's friends and the various people around town, hoping to find hints or clues that lead to the next step in the story. Any details Ryu learns are written down in his notebook for future review. Ryu can buy items from stores or try his luck with capsule toy machines, but the vast majority of items you can buy have no purpose outside of filling out your inventory screen. Ryu can also visit an arcade and play arcade accurate versions of  Hang-On and Space Harrier as well as games like darts and pool.****Ryu is a trained martial artist, and while a true martial artist knows it is better to avoid a fight, sometimes it is still necessary. Ryu can train his moves, either by repeatedly doing them while training, or by sparing with his friend Fuku-san. Fighting plays like a simplified Virtua Fighter game, although with toned down air juggling. Ryu's training also gives him heightened reflexes, and sometimes during a cutscene the player will have only a moment to press a button (displayed onscreen) to get Ryu out of danger. Failing an input prompt is not always fatal, but whether Ryu survives or not depends on the danger he was in.****Included with the game is the Shenmue Passport disc. On this disc players can receive tutorials about various aspects of the game like minigames or the battle system, watch cutscenes they've already seen in the game, and listen to music from the game. This disc also includes the option to go online to a special site where players can review world-wide minigame rankings, get hints for the game from Nozomi, review game maps of Yokosuka, trade uncommon items found in the game for even rarer items only available on the passport, and visit the official homepage. This service went offline along with the rest of SegaNet, and all online features are currently impossible to access.&lt;/story&gt; &lt;/game&gt;">
            <text:p>&lt;game name="Shenmue (USA) (Disc 1)"&gt; &lt;year&gt;2000&lt;/year&gt; &lt;rating&gt;ESRB - T (Teen)&lt;/rating&gt; &lt;title&gt;Shenmue <text:s/>Disk 1&lt;/title&gt; &lt;pub&gt;Sega&lt;/pub&gt; &lt;dev&gt;SEGA-AM2 Co., LTD.&lt;/dev&gt; &lt;genre&gt;Adventure&lt;/genre&gt; &lt;score&gt;4.1&lt;/score&gt; &lt;player&gt;1 Player&lt;/player&gt; &lt;story&gt;That day in November when the snow turned to rain. Ryu Hazuki arrives home just in time to see his father killed by Lan Di, a man Ryu's father obviously knew very well. Ryu attempts to stop Lan Di, but is effortlessly beaten to within an inch of his life. After recovering from his injuries Ryu sets out to track down his father's murder as well as uncover his family's secrets and the mystery of the Phoenix and Dragon mirrors that Lan Di seeks.****Much of Shenmue's gameplay involves talking to Ryu's friends and the various people around town, hoping to find hints or clues that lead to the next step in the story. Any details Ryu learns are written down in his notebook for future review. Ryu can buy items from stores or try his luck with capsule toy machines, but the vast majority of items you can buy have no purpose outside of filling out your inventory screen. Ryu can also visit an arcade and play arcade accurate versions of <text:s/>Hang-On and Space Harrier as well as games like darts and pool.****Ryu is a trained martial artist, and while a true martial artist knows it is better to avoid a fight, sometimes it is still necessary. Ryu can train his moves, either by repeatedly doing them while training, or by sparing with his friend Fuku-san. Fighting plays like a simplified Virtua Fighter game, although with toned down air juggling. Ryu's training also gives him heightened reflexes, and sometimes during a cutscene the player will have only a moment to press a button (displayed onscreen) to get Ryu out of danger. Failing an input prompt is not always fatal, but whether Ryu survives or not depends on the danger he was in.****Included with the game is the Shenmue Passport disc. On this disc players can receive tutorials about various aspects of the game like minigames or the battle system, watch cutscenes they've already seen in the game, and listen to music from the game. This disc also includes the option to go online to a special site where players can review world-wide minigame rankings, get hints for the game from Nozomi, review game maps of Yokosuka, trade uncommon items found in the game for even rarer items only available on the passport, and visit the official homepage. This service went offline along with the rest of SegaNet, and all online features are currently impossible to access.&lt;/story&gt; &lt;/game&gt;</text:p>
          </table:table-cell>
        </table:table-row>
        <table:table-row table:style-name="ro1">
          <table:table-cell office:value-type="string">
            <text:p>Shenmue (USA) (Disc 2)</text:p>
          </table:table-cell>
          <table:table-cell office:value-type="float" office:value="2000">
            <text:p>2000</text:p>
          </table:table-cell>
          <table:table-cell office:value-type="string">
            <text:p>ESRB - T (Teen)</text:p>
          </table:table-cell>
          <table:table-cell office:value-type="string">
            <text:p>Shenmue <text:s/>Disk 2</text:p>
          </table:table-cell>
          <table:table-cell office:value-type="string">
            <text:p>Sega</text:p>
          </table:table-cell>
          <table:table-cell office:value-type="string">
            <text:p>SEGA-AM2 Co., LTD.</text:p>
          </table:table-cell>
          <table:table-cell office:value-type="string">
            <text:p>Adventure</text:p>
          </table:table-cell>
          <table:table-cell office:value-type="string">
            <text:p>4.1</text:p>
          </table:table-cell>
          <table:table-cell office:value-type="string">
            <text:p>1 Player</text:p>
          </table:table-cell>
          <table:table-cell office:value-type="string">
            <text:p>That day in November when the snow turned to rain. Ryu Hazuki arrives home just in time to see his father killed by Lan Di, a man Ryu's father obviously knew very well. Ryu attempts to stop Lan Di, but is effortlessly beaten to within an inch of his life. After recovering from his injuries Ryu sets out to track down his father's murder as well as uncover his family's secrets and the mystery of the Phoenix and Dragon mirrors that Lan Di seeks.****Much of Shenmue's gameplay involves talking to Ryu's friends and the various people around town, hoping to find hints or clues that lead to the next step in the story. Any details Ryu learns are written down in his notebook for future review. Ryu can buy items from stores or try his luck with capsule toy machines, but the vast majority of items you can buy have no purpose outside of filling out your inventory screen. Ryu can also visit an arcade and play arcade accurate versions of <text:s/>Hang-On and Space Harrier as well as games like darts and pool.****Ryu is a trained martial artist, and while a true martial artist knows it is better to avoid a fight, sometimes it is still necessary. Ryu can train his moves, either by repeatedly doing them while training, or by sparing with his friend Fuku-san. Fighting plays like a simplified Virtua Fighter game, although with toned down air juggling. Ryu's training also gives him heightened reflexes, and sometimes during a cutscene the player will have only a moment to press a button (displayed onscreen) to get Ryu out of danger. Failing an input prompt is not always fatal, but whether Ryu survives or not depends on the danger he was in.****Included with the game is the Shenmue Passport disc. On this disc players can receive tutorials about various aspects of the game like minigames or the battle system, watch cutscenes they've already seen in the game, and listen to music from the game. This disc also includes the option to go online to a special site where players can review world-wide minigame rankings, get hints for the game from Nozomi, review game maps of Yokosuka, trade uncommon items found in the game for even rarer items only available on the passport, and visit the official homepage. This service went offline along with the rest of SegaNet, and all online features are currently impossible to access.</text:p>
          </table:table-cell>
          <table:table-cell table:formula="of:=CONCATENATE(&quot;&lt;game name=&quot;;CHAR(34);[.A240];CHAR(34);&quot;&gt; &lt;year&gt;&quot;;[.B240];&quot;&lt;/year&gt; &lt;rating&gt;&quot;;[.C240];&quot;&lt;/rating&gt; &lt;title&gt;&quot;;[.D240];&quot;&lt;/title&gt; &lt;pub&gt;&quot;;[.E240];&quot;&lt;/pub&gt; &lt;dev&gt;&quot;;[.F240];&quot;&lt;/dev&gt; &lt;genre&gt;&quot;;[.G240];&quot;&lt;/genre&gt; &lt;score&gt;&quot;;[.H240];&quot;&lt;/score&gt; &lt;player&gt;&quot;;[.I240];&quot;&lt;/player&gt; &lt;story&gt;&quot;;[.J240];&quot;&lt;/story&gt; &lt;/game&gt;&quot;)" office:value-type="string" office:string-value="&lt;game name=&quot;Shenmue (USA) (Disc 2)&quot;&gt; &lt;year&gt;2000&lt;/year&gt; &lt;rating&gt;ESRB - T (Teen)&lt;/rating&gt; &lt;title&gt;Shenmue  Disk 2&lt;/title&gt; &lt;pub&gt;Sega&lt;/pub&gt; &lt;dev&gt;SEGA-AM2 Co., LTD.&lt;/dev&gt; &lt;genre&gt;Adventure&lt;/genre&gt; &lt;score&gt;4.1&lt;/score&gt; &lt;player&gt;1 Player&lt;/player&gt; &lt;story&gt;That day in November when the snow turned to rain. Ryu Hazuki arrives home just in time to see his father killed by Lan Di, a man Ryu's father obviously knew very well. Ryu attempts to stop Lan Di, but is effortlessly beaten to within an inch of his life. After recovering from his injuries Ryu sets out to track down his father's murder as well as uncover his family's secrets and the mystery of the Phoenix and Dragon mirrors that Lan Di seeks.****Much of Shenmue's gameplay involves talking to Ryu's friends and the various people around town, hoping to find hints or clues that lead to the next step in the story. Any details Ryu learns are written down in his notebook for future review. Ryu can buy items from stores or try his luck with capsule toy machines, but the vast majority of items you can buy have no purpose outside of filling out your inventory screen. Ryu can also visit an arcade and play arcade accurate versions of  Hang-On and Space Harrier as well as games like darts and pool.****Ryu is a trained martial artist, and while a true martial artist knows it is better to avoid a fight, sometimes it is still necessary. Ryu can train his moves, either by repeatedly doing them while training, or by sparing with his friend Fuku-san. Fighting plays like a simplified Virtua Fighter game, although with toned down air juggling. Ryu's training also gives him heightened reflexes, and sometimes during a cutscene the player will have only a moment to press a button (displayed onscreen) to get Ryu out of danger. Failing an input prompt is not always fatal, but whether Ryu survives or not depends on the danger he was in.****Included with the game is the Shenmue Passport disc. On this disc players can receive tutorials about various aspects of the game like minigames or the battle system, watch cutscenes they've already seen in the game, and listen to music from the game. This disc also includes the option to go online to a special site where players can review world-wide minigame rankings, get hints for the game from Nozomi, review game maps of Yokosuka, trade uncommon items found in the game for even rarer items only available on the passport, and visit the official homepage. This service went offline along with the rest of SegaNet, and all online features are currently impossible to access.&lt;/story&gt; &lt;/game&gt;">
            <text:p>&lt;game name="Shenmue (USA) (Disc 2)"&gt; &lt;year&gt;2000&lt;/year&gt; &lt;rating&gt;ESRB - T (Teen)&lt;/rating&gt; &lt;title&gt;Shenmue <text:s/>Disk 2&lt;/title&gt; &lt;pub&gt;Sega&lt;/pub&gt; &lt;dev&gt;SEGA-AM2 Co., LTD.&lt;/dev&gt; &lt;genre&gt;Adventure&lt;/genre&gt; &lt;score&gt;4.1&lt;/score&gt; &lt;player&gt;1 Player&lt;/player&gt; &lt;story&gt;That day in November when the snow turned to rain. Ryu Hazuki arrives home just in time to see his father killed by Lan Di, a man Ryu's father obviously knew very well. Ryu attempts to stop Lan Di, but is effortlessly beaten to within an inch of his life. After recovering from his injuries Ryu sets out to track down his father's murder as well as uncover his family's secrets and the mystery of the Phoenix and Dragon mirrors that Lan Di seeks.****Much of Shenmue's gameplay involves talking to Ryu's friends and the various people around town, hoping to find hints or clues that lead to the next step in the story. Any details Ryu learns are written down in his notebook for future review. Ryu can buy items from stores or try his luck with capsule toy machines, but the vast majority of items you can buy have no purpose outside of filling out your inventory screen. Ryu can also visit an arcade and play arcade accurate versions of <text:s/>Hang-On and Space Harrier as well as games like darts and pool.****Ryu is a trained martial artist, and while a true martial artist knows it is better to avoid a fight, sometimes it is still necessary. Ryu can train his moves, either by repeatedly doing them while training, or by sparing with his friend Fuku-san. Fighting plays like a simplified Virtua Fighter game, although with toned down air juggling. Ryu's training also gives him heightened reflexes, and sometimes during a cutscene the player will have only a moment to press a button (displayed onscreen) to get Ryu out of danger. Failing an input prompt is not always fatal, but whether Ryu survives or not depends on the danger he was in.****Included with the game is the Shenmue Passport disc. On this disc players can receive tutorials about various aspects of the game like minigames or the battle system, watch cutscenes they've already seen in the game, and listen to music from the game. This disc also includes the option to go online to a special site where players can review world-wide minigame rankings, get hints for the game from Nozomi, review game maps of Yokosuka, trade uncommon items found in the game for even rarer items only available on the passport, and visit the official homepage. This service went offline along with the rest of SegaNet, and all online features are currently impossible to access.&lt;/story&gt; &lt;/game&gt;</text:p>
          </table:table-cell>
        </table:table-row>
        <table:table-row table:style-name="ro1">
          <table:table-cell office:value-type="string">
            <text:p>Shenmue (USA) (Disc 3)</text:p>
          </table:table-cell>
          <table:table-cell office:value-type="float" office:value="2000">
            <text:p>2000</text:p>
          </table:table-cell>
          <table:table-cell office:value-type="string">
            <text:p>ESRB - T (Teen)</text:p>
          </table:table-cell>
          <table:table-cell office:value-type="string">
            <text:p>Shenmue <text:s/>Disk 3</text:p>
          </table:table-cell>
          <table:table-cell office:value-type="string">
            <text:p>Sega</text:p>
          </table:table-cell>
          <table:table-cell office:value-type="string">
            <text:p>SEGA-AM2 Co., LTD.</text:p>
          </table:table-cell>
          <table:table-cell office:value-type="string">
            <text:p>Adventure</text:p>
          </table:table-cell>
          <table:table-cell office:value-type="string">
            <text:p>4.1</text:p>
          </table:table-cell>
          <table:table-cell office:value-type="string">
            <text:p>1 Player</text:p>
          </table:table-cell>
          <table:table-cell office:value-type="string">
            <text:p>That day in November when the snow turned to rain. Ryu Hazuki arrives home just in time to see his father killed by Lan Di, a man Ryu's father obviously knew very well. Ryu attempts to stop Lan Di, but is effortlessly beaten to within an inch of his life. After recovering from his injuries Ryu sets out to track down his father's murder as well as uncover his family's secrets and the mystery of the Phoenix and Dragon mirrors that Lan Di seeks.****Much of Shenmue's gameplay involves talking to Ryu's friends and the various people around town, hoping to find hints or clues that lead to the next step in the story. Any details Ryu learns are written down in his notebook for future review. Ryu can buy items from stores or try his luck with capsule toy machines, but the vast majority of items you can buy have no purpose outside of filling out your inventory screen. Ryu can also visit an arcade and play arcade accurate versions of <text:s/>Hang-On and Space Harrier as well as games like darts and pool.****Ryu is a trained martial artist, and while a true martial artist knows it is better to avoid a fight, sometimes it is still necessary. Ryu can train his moves, either by repeatedly doing them while training, or by sparing with his friend Fuku-san. Fighting plays like a simplified Virtua Fighter game, although with toned down air juggling. Ryu's training also gives him heightened reflexes, and sometimes during a cutscene the player will have only a moment to press a button (displayed onscreen) to get Ryu out of danger. Failing an input prompt is not always fatal, but whether Ryu survives or not depends on the danger he was in.****Included with the game is the Shenmue Passport disc. On this disc players can receive tutorials about various aspects of the game like minigames or the battle system, watch cutscenes they've already seen in the game, and listen to music from the game. This disc also includes the option to go online to a special site where players can review world-wide minigame rankings, get hints for the game from Nozomi, review game maps of Yokosuka, trade uncommon items found in the game for even rarer items only available on the passport, and visit the official homepage. This service went offline along with the rest of SegaNet, and all online features are currently impossible to access.</text:p>
          </table:table-cell>
          <table:table-cell table:formula="of:=CONCATENATE(&quot;&lt;game name=&quot;;CHAR(34);[.A241];CHAR(34);&quot;&gt; &lt;year&gt;&quot;;[.B241];&quot;&lt;/year&gt; &lt;rating&gt;&quot;;[.C241];&quot;&lt;/rating&gt; &lt;title&gt;&quot;;[.D241];&quot;&lt;/title&gt; &lt;pub&gt;&quot;;[.E241];&quot;&lt;/pub&gt; &lt;dev&gt;&quot;;[.F241];&quot;&lt;/dev&gt; &lt;genre&gt;&quot;;[.G241];&quot;&lt;/genre&gt; &lt;score&gt;&quot;;[.H241];&quot;&lt;/score&gt; &lt;player&gt;&quot;;[.I241];&quot;&lt;/player&gt; &lt;story&gt;&quot;;[.J241];&quot;&lt;/story&gt; &lt;/game&gt;&quot;)" office:value-type="string" office:string-value="&lt;game name=&quot;Shenmue (USA) (Disc 3)&quot;&gt; &lt;year&gt;2000&lt;/year&gt; &lt;rating&gt;ESRB - T (Teen)&lt;/rating&gt; &lt;title&gt;Shenmue  Disk 3&lt;/title&gt; &lt;pub&gt;Sega&lt;/pub&gt; &lt;dev&gt;SEGA-AM2 Co., LTD.&lt;/dev&gt; &lt;genre&gt;Adventure&lt;/genre&gt; &lt;score&gt;4.1&lt;/score&gt; &lt;player&gt;1 Player&lt;/player&gt; &lt;story&gt;That day in November when the snow turned to rain. Ryu Hazuki arrives home just in time to see his father killed by Lan Di, a man Ryu's father obviously knew very well. Ryu attempts to stop Lan Di, but is effortlessly beaten to within an inch of his life. After recovering from his injuries Ryu sets out to track down his father's murder as well as uncover his family's secrets and the mystery of the Phoenix and Dragon mirrors that Lan Di seeks.****Much of Shenmue's gameplay involves talking to Ryu's friends and the various people around town, hoping to find hints or clues that lead to the next step in the story. Any details Ryu learns are written down in his notebook for future review. Ryu can buy items from stores or try his luck with capsule toy machines, but the vast majority of items you can buy have no purpose outside of filling out your inventory screen. Ryu can also visit an arcade and play arcade accurate versions of  Hang-On and Space Harrier as well as games like darts and pool.****Ryu is a trained martial artist, and while a true martial artist knows it is better to avoid a fight, sometimes it is still necessary. Ryu can train his moves, either by repeatedly doing them while training, or by sparing with his friend Fuku-san. Fighting plays like a simplified Virtua Fighter game, although with toned down air juggling. Ryu's training also gives him heightened reflexes, and sometimes during a cutscene the player will have only a moment to press a button (displayed onscreen) to get Ryu out of danger. Failing an input prompt is not always fatal, but whether Ryu survives or not depends on the danger he was in.****Included with the game is the Shenmue Passport disc. On this disc players can receive tutorials about various aspects of the game like minigames or the battle system, watch cutscenes they've already seen in the game, and listen to music from the game. This disc also includes the option to go online to a special site where players can review world-wide minigame rankings, get hints for the game from Nozomi, review game maps of Yokosuka, trade uncommon items found in the game for even rarer items only available on the passport, and visit the official homepage. This service went offline along with the rest of SegaNet, and all online features are currently impossible to access.&lt;/story&gt; &lt;/game&gt;">
            <text:p>&lt;game name="Shenmue (USA) (Disc 3)"&gt; &lt;year&gt;2000&lt;/year&gt; &lt;rating&gt;ESRB - T (Teen)&lt;/rating&gt; &lt;title&gt;Shenmue <text:s/>Disk 3&lt;/title&gt; &lt;pub&gt;Sega&lt;/pub&gt; &lt;dev&gt;SEGA-AM2 Co., LTD.&lt;/dev&gt; &lt;genre&gt;Adventure&lt;/genre&gt; &lt;score&gt;4.1&lt;/score&gt; &lt;player&gt;1 Player&lt;/player&gt; &lt;story&gt;That day in November when the snow turned to rain. Ryu Hazuki arrives home just in time to see his father killed by Lan Di, a man Ryu's father obviously knew very well. Ryu attempts to stop Lan Di, but is effortlessly beaten to within an inch of his life. After recovering from his injuries Ryu sets out to track down his father's murder as well as uncover his family's secrets and the mystery of the Phoenix and Dragon mirrors that Lan Di seeks.****Much of Shenmue's gameplay involves talking to Ryu's friends and the various people around town, hoping to find hints or clues that lead to the next step in the story. Any details Ryu learns are written down in his notebook for future review. Ryu can buy items from stores or try his luck with capsule toy machines, but the vast majority of items you can buy have no purpose outside of filling out your inventory screen. Ryu can also visit an arcade and play arcade accurate versions of <text:s/>Hang-On and Space Harrier as well as games like darts and pool.****Ryu is a trained martial artist, and while a true martial artist knows it is better to avoid a fight, sometimes it is still necessary. Ryu can train his moves, either by repeatedly doing them while training, or by sparing with his friend Fuku-san. Fighting plays like a simplified Virtua Fighter game, although with toned down air juggling. Ryu's training also gives him heightened reflexes, and sometimes during a cutscene the player will have only a moment to press a button (displayed onscreen) to get Ryu out of danger. Failing an input prompt is not always fatal, but whether Ryu survives or not depends on the danger he was in.****Included with the game is the Shenmue Passport disc. On this disc players can receive tutorials about various aspects of the game like minigames or the battle system, watch cutscenes they've already seen in the game, and listen to music from the game. This disc also includes the option to go online to a special site where players can review world-wide minigame rankings, get hints for the game from Nozomi, review game maps of Yokosuka, trade uncommon items found in the game for even rarer items only available on the passport, and visit the official homepage. This service went offline along with the rest of SegaNet, and all online features are currently impossible to access.&lt;/story&gt; &lt;/game&gt;</text:p>
          </table:table-cell>
        </table:table-row>
        <table:table-row table:style-name="ro1">
          <table:table-cell office:value-type="string">
            <text:p>Bust-A-Move 4 (USA)</text:p>
          </table:table-cell>
          <table:table-cell office:value-type="float" office:value="2000">
            <text:p>2000</text:p>
          </table:table-cell>
          <table:table-cell office:value-type="string">
            <text:p>ESRB - E (Everyone)</text:p>
          </table:table-cell>
          <table:table-cell office:value-type="string">
            <text:p>Bust-A-Move 4 </text:p>
          </table:table-cell>
          <table:table-cell office:value-type="string">
            <text:p>Acclaim</text:p>
          </table:table-cell>
          <table:table-cell office:value-type="string">
            <text:p>Cyber Front</text:p>
          </table:table-cell>
          <table:table-cell office:value-type="string">
            <text:p>Puzzle</text:p>
          </table:table-cell>
          <table:table-cell office:value-type="float" office:value="3.9">
            <text:p>3.9</text:p>
          </table:table-cell>
          <table:table-cell office:value-type="string">
            <text:p>1-2 Players</text:p>
          </table:table-cell>
          <table:table-cell office:value-type="string">
            <text:p>The 4th edition of Bust-A-Move adds some great new characters to choose from, as well as a Story mode, where you win Tarrot cards from each puzzle you complete. Player VS. CPU has two different modes: Story mode sees a story unfold as you defeat each CPU character (and changes depending on the character you start with) and Win Contest is a simple "how many games can I win in a row" against the computer. Finally, if you complete the Challenge mode (where you must complete certain puzzels as fast as possible, and get judged on technique, speed etc.) the Edit mode will become available. In here you can put together your own puzzles for you or your friends to complete.</text:p>
          </table:table-cell>
          <table:table-cell table:formula="of:=CONCATENATE(&quot;&lt;game name=&quot;;CHAR(34);[.A242];CHAR(34);&quot;&gt; &lt;year&gt;&quot;;[.B242];&quot;&lt;/year&gt; &lt;rating&gt;&quot;;[.C242];&quot;&lt;/rating&gt; &lt;title&gt;&quot;;[.D242];&quot;&lt;/title&gt; &lt;pub&gt;&quot;;[.E242];&quot;&lt;/pub&gt; &lt;dev&gt;&quot;;[.F242];&quot;&lt;/dev&gt; &lt;genre&gt;&quot;;[.G242];&quot;&lt;/genre&gt; &lt;score&gt;&quot;;[.H242];&quot;&lt;/score&gt; &lt;player&gt;&quot;;[.I242];&quot;&lt;/player&gt; &lt;story&gt;&quot;;[.J242];&quot;&lt;/story&gt; &lt;/game&gt;&quot;)" office:value-type="string" office:string-value="&lt;game name=&quot;Bust-A-Move 4 (USA)&quot;&gt; &lt;year&gt;2000&lt;/year&gt; &lt;rating&gt;ESRB - E (Everyone)&lt;/rating&gt; &lt;title&gt;Bust-A-Move 4 &lt;/title&gt; &lt;pub&gt;Acclaim&lt;/pub&gt; &lt;dev&gt;Cyber Front&lt;/dev&gt; &lt;genre&gt;Puzzle&lt;/genre&gt; &lt;score&gt;3.9&lt;/score&gt; &lt;player&gt;1-2 Players&lt;/player&gt; &lt;story&gt;The 4th edition of Bust-A-Move adds some great new characters to choose from, as well as a Story mode, where you win Tarrot cards from each puzzle you complete. Player VS. CPU has two different modes: Story mode sees a story unfold as you defeat each CPU character (and changes depending on the character you start with) and Win Contest is a simple &quot;how many games can I win in a row&quot; against the computer. Finally, if you complete the Challenge mode (where you must complete certain puzzels as fast as possible, and get judged on technique, speed etc.) the Edit mode will become available. In here you can put together your own puzzles for you or your friends to complete.&lt;/story&gt; &lt;/game&gt;">
            <text:p>&lt;game name="Bust-A-Move 4 (USA)"&gt; &lt;year&gt;2000&lt;/year&gt; &lt;rating&gt;ESRB - E (Everyone)&lt;/rating&gt; &lt;title&gt;Bust-A-Move 4 &lt;/title&gt; &lt;pub&gt;Acclaim&lt;/pub&gt; &lt;dev&gt;Cyber Front&lt;/dev&gt; &lt;genre&gt;Puzzle&lt;/genre&gt; &lt;score&gt;3.9&lt;/score&gt; &lt;player&gt;1-2 Players&lt;/player&gt; &lt;story&gt;The 4th edition of Bust-A-Move adds some great new characters to choose from, as well as a Story mode, where you win Tarrot cards from each puzzle you complete. Player VS. CPU has two different modes: Story mode sees a story unfold as you defeat each CPU character (and changes depending on the character you start with) and Win Contest is a simple "how many games can I win in a row" against the computer. Finally, if you complete the Challenge mode (where you must complete certain puzzels as fast as possible, and get judged on technique, speed etc.) the Edit mode will become available. In here you can put together your own puzzles for you or your friends to complete.&lt;/story&gt; &lt;/game&gt;</text:p>
          </table:table-cell>
        </table:table-row>
        <table:table-row table:style-name="ro1">
          <table:table-cell office:value-type="string">
            <text:p>Test Drive 6 (USA)</text:p>
          </table:table-cell>
          <table:table-cell office:value-type="float" office:value="1999">
            <text:p>1999</text:p>
          </table:table-cell>
          <table:table-cell office:value-type="string">
            <text:p>ESRB - E (Everyone)</text:p>
          </table:table-cell>
          <table:table-cell office:value-type="string">
            <text:p>Test Drive 6 </text:p>
          </table:table-cell>
          <table:table-cell office:value-type="string">
            <text:p>Infogrames</text:p>
          </table:table-cell>
          <table:table-cell office:value-type="string">
            <text:p>Pitbull Syndicate Limited, The</text:p>
          </table:table-cell>
          <table:table-cell office:value-type="string">
            <text:p>Driving</text:p>
          </table:table-cell>
          <table:table-cell office:value-type="string">
            <text:p>3.9</text:p>
          </table:table-cell>
          <table:table-cell office:value-type="string">
            <text:p>1-2 Players</text:p>
          </table:table-cell>
          <table:table-cell office:value-type="string">
            <text:p>The 6th game in the Test Drive line of games that started in 1987.****11 NEW tracks in exotic real world locations: London, Paris, Egypt, Hong Kong, Maui, Rome, Ireland, Tahoe, England, and the Caribbean. **NEW environment specific sounds bring each track to life. **Breakable Objects, In-road Obstacles, and Nerve-racking Shortcuts. **NEW "All-Units" AI has the police working together taking you down in force. **NEW economic racing system puts your credits where your mouth is. **Purchase, upgrade, and stockpile cars in your custom garage. **High-Impact collisions. **HUGE jumps. **Unpredictable cross traffic. **Split-screen head-to-head racing (PlayStation and Dreamcast only).</text:p>
          </table:table-cell>
          <table:table-cell table:formula="of:=CONCATENATE(&quot;&lt;game name=&quot;;CHAR(34);[.A243];CHAR(34);&quot;&gt; &lt;year&gt;&quot;;[.B243];&quot;&lt;/year&gt; &lt;rating&gt;&quot;;[.C243];&quot;&lt;/rating&gt; &lt;title&gt;&quot;;[.D243];&quot;&lt;/title&gt; &lt;pub&gt;&quot;;[.E243];&quot;&lt;/pub&gt; &lt;dev&gt;&quot;;[.F243];&quot;&lt;/dev&gt; &lt;genre&gt;&quot;;[.G243];&quot;&lt;/genre&gt; &lt;score&gt;&quot;;[.H243];&quot;&lt;/score&gt; &lt;player&gt;&quot;;[.I243];&quot;&lt;/player&gt; &lt;story&gt;&quot;;[.J243];&quot;&lt;/story&gt; &lt;/game&gt;&quot;)" office:value-type="string" office:string-value="&lt;game name=&quot;Test Drive 6 (USA)&quot;&gt; &lt;year&gt;1999&lt;/year&gt; &lt;rating&gt;ESRB - E (Everyone)&lt;/rating&gt; &lt;title&gt;Test Drive 6 &lt;/title&gt; &lt;pub&gt;Infogrames&lt;/pub&gt; &lt;dev&gt;Pitbull Syndicate Limited, The&lt;/dev&gt; &lt;genre&gt;Driving&lt;/genre&gt; &lt;score&gt;3.9&lt;/score&gt; &lt;player&gt;1-2 Players&lt;/player&gt; &lt;story&gt;The 6th game in the Test Drive line of games that started in 1987.****11 NEW tracks in exotic real world locations: London, Paris, Egypt, Hong Kong, Maui, Rome, Ireland, Tahoe, England, and the Caribbean. **NEW environment specific sounds bring each track to life. **Breakable Objects, In-road Obstacles, and Nerve-racking Shortcuts. **NEW &quot;All-Units&quot; AI has the police working together taking you down in force. **NEW economic racing system puts your credits where your mouth is. **Purchase, upgrade, and stockpile cars in your custom garage. **High-Impact collisions. **HUGE jumps. **Unpredictable cross traffic. **Split-screen head-to-head racing (PlayStation and Dreamcast only).&lt;/story&gt; &lt;/game&gt;">
            <text:p>&lt;game name="Test Drive 6 (USA)"&gt; &lt;year&gt;1999&lt;/year&gt; &lt;rating&gt;ESRB - E (Everyone)&lt;/rating&gt; &lt;title&gt;Test Drive 6 &lt;/title&gt; &lt;pub&gt;Infogrames&lt;/pub&gt; &lt;dev&gt;Pitbull Syndicate Limited, The&lt;/dev&gt; &lt;genre&gt;Driving&lt;/genre&gt; &lt;score&gt;3.9&lt;/score&gt; &lt;player&gt;1-2 Players&lt;/player&gt; &lt;story&gt;The 6th game in the Test Drive line of games that started in 1987.****11 NEW tracks in exotic real world locations: London, Paris, Egypt, Hong Kong, Maui, Rome, Ireland, Tahoe, England, and the Caribbean. **NEW environment specific sounds bring each track to life. **Breakable Objects, In-road Obstacles, and Nerve-racking Shortcuts. **NEW "All-Units" AI has the police working together taking you down in force. **NEW economic racing system puts your credits where your mouth is. **Purchase, upgrade, and stockpile cars in your custom garage. **High-Impact collisions. **HUGE jumps. **Unpredictable cross traffic. **Split-screen head-to-head racing (PlayStation and Dreamcast only).&lt;/story&gt; &lt;/game&gt;</text:p>
          </table:table-cell>
        </table:table-row>
        <table:table-row table:style-name="ro1">
          <table:table-cell office:value-type="string">
            <text:p>Red Dog - Superior Firepower (USA)</text:p>
          </table:table-cell>
          <table:table-cell office:value-type="float" office:value="2000">
            <text:p>2000</text:p>
          </table:table-cell>
          <table:table-cell office:value-type="string">
            <text:p>ESRB - T (Teen)</text:p>
          </table:table-cell>
          <table:table-cell office:value-type="string">
            <text:p>Red Dog - Superior Firepower </text:p>
          </table:table-cell>
          <table:table-cell office:value-type="string">
            <text:p>Crave</text:p>
          </table:table-cell>
          <table:table-cell office:value-type="string">
            <text:p>Argonaut Software Ltd.</text:p>
          </table:table-cell>
          <table:table-cell office:value-type="string">
            <text:p>Driving</text:p>
          </table:table-cell>
          <table:table-cell office:value-type="string">
            <text:p>3.5</text:p>
          </table:table-cell>
          <table:table-cell office:value-type="string">
            <text:p>1-4 Players</text:p>
          </table:table-cell>
          <table:table-cell office:value-type="string">
            <text:p>The agreement between the Earth Council and the Haak Delegates came about, not through political or military means, but by financial measures. <text:s/>Three years after their mother-ship first orbited the earth the Haak were invited to the surface in peace and in the search for mutual rewards.****This agreement has been upheld for 7 years with only the occasional backlash causing small localised human/Haak conflict but the Haak have kept up their end of the bargain - until now.****We have started to lose contact with the human installations around the Haak settlements. <text:s/>The first three recon forces sent to investigate the disturbances were shot out of the air. <text:s/>The Red Dog Tactical Response Team is now preparing for war.****As commander of the Red Dog assault vehicle, your job is to rid our people of the now aggressive Haak forces currently occupying the continents of planet earth. <text:s/>Good Luck - Don't dent the tank!</text:p>
          </table:table-cell>
          <table:table-cell table:formula="of:=CONCATENATE(&quot;&lt;game name=&quot;;CHAR(34);[.A244];CHAR(34);&quot;&gt; &lt;year&gt;&quot;;[.B244];&quot;&lt;/year&gt; &lt;rating&gt;&quot;;[.C244];&quot;&lt;/rating&gt; &lt;title&gt;&quot;;[.D244];&quot;&lt;/title&gt; &lt;pub&gt;&quot;;[.E244];&quot;&lt;/pub&gt; &lt;dev&gt;&quot;;[.F244];&quot;&lt;/dev&gt; &lt;genre&gt;&quot;;[.G244];&quot;&lt;/genre&gt; &lt;score&gt;&quot;;[.H244];&quot;&lt;/score&gt; &lt;player&gt;&quot;;[.I244];&quot;&lt;/player&gt; &lt;story&gt;&quot;;[.J244];&quot;&lt;/story&gt; &lt;/game&gt;&quot;)" office:value-type="string" office:string-value="&lt;game name=&quot;Red Dog - Superior Firepower (USA)&quot;&gt; &lt;year&gt;2000&lt;/year&gt; &lt;rating&gt;ESRB - T (Teen)&lt;/rating&gt; &lt;title&gt;Red Dog - Superior Firepower &lt;/title&gt; &lt;pub&gt;Crave&lt;/pub&gt; &lt;dev&gt;Argonaut Software Ltd.&lt;/dev&gt; &lt;genre&gt;Driving&lt;/genre&gt; &lt;score&gt;3.5&lt;/score&gt; &lt;player&gt;1-4 Players&lt;/player&gt; &lt;story&gt;The agreement between the Earth Council and the Haak Delegates came about, not through political or military means, but by financial measures.  Three years after their mother-ship first orbited the earth the Haak were invited to the surface in peace and in the search for mutual rewards.****This agreement has been upheld for 7 years with only the occasional backlash causing small localised human/Haak conflict but the Haak have kept up their end of the bargain - until now.****We have started to lose contact with the human installations around the Haak settlements.  The first three recon forces sent to investigate the disturbances were shot out of the air.  The Red Dog Tactical Response Team is now preparing for war.****As commander of the Red Dog assault vehicle, your job is to rid our people of the now aggressive Haak forces currently occupying the continents of planet earth.  Good Luck - Don't dent the tank!&lt;/story&gt; &lt;/game&gt;">
            <text:p>&lt;game name="Red Dog - Superior Firepower (USA)"&gt; &lt;year&gt;2000&lt;/year&gt; &lt;rating&gt;ESRB - T (Teen)&lt;/rating&gt; &lt;title&gt;Red Dog - Superior Firepower &lt;/title&gt; &lt;pub&gt;Crave&lt;/pub&gt; &lt;dev&gt;Argonaut Software Ltd.&lt;/dev&gt; &lt;genre&gt;Driving&lt;/genre&gt; &lt;score&gt;3.5&lt;/score&gt; &lt;player&gt;1-4 Players&lt;/player&gt; &lt;story&gt;The agreement between the Earth Council and the Haak Delegates came about, not through political or military means, but by financial measures. <text:s/>Three years after their mother-ship first orbited the earth the Haak were invited to the surface in peace and in the search for mutual rewards.****This agreement has been upheld for 7 years with only the occasional backlash causing small localised human/Haak conflict but the Haak have kept up their end of the bargain - until now.****We have started to lose contact with the human installations around the Haak settlements. <text:s/>The first three recon forces sent to investigate the disturbances were shot out of the air. <text:s/>The Red Dog Tactical Response Team is now preparing for war.****As commander of the Red Dog assault vehicle, your job is to rid our people of the now aggressive Haak forces currently occupying the continents of planet earth. <text:s/>Good Luck - Don't dent the tank!&lt;/story&gt; &lt;/game&gt;</text:p>
          </table:table-cell>
        </table:table-row>
        <table:table-row table:style-name="ro1">
          <table:table-cell office:value-type="string">
            <text:p>Dead or Alive 2 (USA)</text:p>
          </table:table-cell>
          <table:table-cell office:value-type="float" office:value="2000">
            <text:p>2000</text:p>
          </table:table-cell>
          <table:table-cell office:value-type="string">
            <text:p>ESRB - T (Teen)</text:p>
          </table:table-cell>
          <table:table-cell office:value-type="string">
            <text:p>Dead or Alive 2 </text:p>
          </table:table-cell>
          <table:table-cell office:value-type="string">
            <text:p>Tecmo</text:p>
          </table:table-cell>
          <table:table-cell office:value-type="string">
            <text:p>Team Ninja</text:p>
          </table:table-cell>
          <table:table-cell office:value-type="string">
            <text:p>Fighter</text:p>
          </table:table-cell>
          <table:table-cell office:value-type="string">
            <text:p>4.0</text:p>
          </table:table-cell>
          <table:table-cell office:value-type="string">
            <text:p>1-4 Players</text:p>
          </table:table-cell>
          <table:table-cell office:value-type="string">
            <text:p>The arcade conversion adds an improved tag feature, with new stadiums to fight in, new character moves to play with, and plenty of windows, walls and ledges to fall over and crash through. Unlike Tekken Tag Tournament, however, DOA2 also includes a single player mode, a dodge button (allowing you to move left and right away from attacks), and multi-level arenas.</text:p>
          </table:table-cell>
          <table:table-cell table:formula="of:=CONCATENATE(&quot;&lt;game name=&quot;;CHAR(34);[.A245];CHAR(34);&quot;&gt; &lt;year&gt;&quot;;[.B245];&quot;&lt;/year&gt; &lt;rating&gt;&quot;;[.C245];&quot;&lt;/rating&gt; &lt;title&gt;&quot;;[.D245];&quot;&lt;/title&gt; &lt;pub&gt;&quot;;[.E245];&quot;&lt;/pub&gt; &lt;dev&gt;&quot;;[.F245];&quot;&lt;/dev&gt; &lt;genre&gt;&quot;;[.G245];&quot;&lt;/genre&gt; &lt;score&gt;&quot;;[.H245];&quot;&lt;/score&gt; &lt;player&gt;&quot;;[.I245];&quot;&lt;/player&gt; &lt;story&gt;&quot;;[.J245];&quot;&lt;/story&gt; &lt;/game&gt;&quot;)" office:value-type="string" office:string-value="&lt;game name=&quot;Dead or Alive 2 (USA)&quot;&gt; &lt;year&gt;2000&lt;/year&gt; &lt;rating&gt;ESRB - T (Teen)&lt;/rating&gt; &lt;title&gt;Dead or Alive 2 &lt;/title&gt; &lt;pub&gt;Tecmo&lt;/pub&gt; &lt;dev&gt;Team Ninja&lt;/dev&gt; &lt;genre&gt;Fighter&lt;/genre&gt; &lt;score&gt;4.0&lt;/score&gt; &lt;player&gt;1-4 Players&lt;/player&gt; &lt;story&gt;The arcade conversion adds an improved tag feature, with new stadiums to fight in, new character moves to play with, and plenty of windows, walls and ledges to fall over and crash through. Unlike Tekken Tag Tournament, however, DOA2 also includes a single player mode, a dodge button (allowing you to move left and right away from attacks), and multi-level arenas.&lt;/story&gt; &lt;/game&gt;">
            <text:p>&lt;game name="Dead or Alive 2 (USA)"&gt; &lt;year&gt;2000&lt;/year&gt; &lt;rating&gt;ESRB - T (Teen)&lt;/rating&gt; &lt;title&gt;Dead or Alive 2 &lt;/title&gt; &lt;pub&gt;Tecmo&lt;/pub&gt; &lt;dev&gt;Team Ninja&lt;/dev&gt; &lt;genre&gt;Fighter&lt;/genre&gt; &lt;score&gt;4.0&lt;/score&gt; &lt;player&gt;1-4 Players&lt;/player&gt; &lt;story&gt;The arcade conversion adds an improved tag feature, with new stadiums to fight in, new character moves to play with, and plenty of windows, walls and ledges to fall over and crash through. Unlike Tekken Tag Tournament, however, DOA2 also includes a single player mode, a dodge button (allowing you to move left and right away from attacks), and multi-level arenas.&lt;/story&gt; &lt;/game&gt;</text:p>
          </table:table-cell>
        </table:table-row>
        <table:table-row table:style-name="ro1">
          <table:table-cell office:value-type="string">
            <text:p>Dead or Alive 2 - Limited Edition (Japan)</text:p>
          </table:table-cell>
          <table:table-cell office:value-type="float" office:value="2000">
            <text:p>2000</text:p>
          </table:table-cell>
          <table:table-cell office:value-type="string">
            <text:p>ESRB - T (Teen)</text:p>
          </table:table-cell>
          <table:table-cell office:value-type="string">
            <text:p>Dead or Alive 2 - Limited Edition </text:p>
          </table:table-cell>
          <table:table-cell office:value-type="string">
            <text:p>Tecmo</text:p>
          </table:table-cell>
          <table:table-cell office:value-type="string">
            <text:p>Team Ninja</text:p>
          </table:table-cell>
          <table:table-cell office:value-type="string">
            <text:p>Fighter</text:p>
          </table:table-cell>
          <table:table-cell office:value-type="string">
            <text:p>4.0</text:p>
          </table:table-cell>
          <table:table-cell office:value-type="string">
            <text:p>1-4 Players</text:p>
          </table:table-cell>
          <table:table-cell office:value-type="string">
            <text:p>The arcade conversion Released almost half a year after the US version and even after the European version features new costumes, new stages, new music adds an improved tag feature, with new stadiums to fight in, new character moves to play with, and plenty of windows, walls and ledges to fall over and crash through. Unlike Tekken Tag Tournament, however, DOA2 also includes a single player mode, a dodge button (allowing you to move left and right away from attacks), and multi-level arenas.</text:p>
          </table:table-cell>
          <table:table-cell table:formula="of:=CONCATENATE(&quot;&lt;game name=&quot;;CHAR(34);[.A246];CHAR(34);&quot;&gt; &lt;year&gt;&quot;;[.B246];&quot;&lt;/year&gt; &lt;rating&gt;&quot;;[.C246];&quot;&lt;/rating&gt; &lt;title&gt;&quot;;[.D246];&quot;&lt;/title&gt; &lt;pub&gt;&quot;;[.E246];&quot;&lt;/pub&gt; &lt;dev&gt;&quot;;[.F246];&quot;&lt;/dev&gt; &lt;genre&gt;&quot;;[.G246];&quot;&lt;/genre&gt; &lt;score&gt;&quot;;[.H246];&quot;&lt;/score&gt; &lt;player&gt;&quot;;[.I246];&quot;&lt;/player&gt; &lt;story&gt;&quot;;[.J246];&quot;&lt;/story&gt; &lt;/game&gt;&quot;)" office:value-type="string" office:string-value="&lt;game name=&quot;Dead or Alive 2 - Limited Edition (Japan)&quot;&gt; &lt;year&gt;2000&lt;/year&gt; &lt;rating&gt;ESRB - T (Teen)&lt;/rating&gt; &lt;title&gt;Dead or Alive 2 - Limited Edition &lt;/title&gt; &lt;pub&gt;Tecmo&lt;/pub&gt; &lt;dev&gt;Team Ninja&lt;/dev&gt; &lt;genre&gt;Fighter&lt;/genre&gt; &lt;score&gt;4.0&lt;/score&gt; &lt;player&gt;1-4 Players&lt;/player&gt; &lt;story&gt;The arcade conversion Released almost half a year after the US version and even after the European version features new costumes, new stages, new music adds an improved tag feature, with new stadiums to fight in, new character moves to play with, and plenty of windows, walls and ledges to fall over and crash through. Unlike Tekken Tag Tournament, however, DOA2 also includes a single player mode, a dodge button (allowing you to move left and right away from attacks), and multi-level arenas.&lt;/story&gt; &lt;/game&gt;">
            <text:p>&lt;game name="Dead or Alive 2 - Limited Edition (Japan)"&gt; &lt;year&gt;2000&lt;/year&gt; &lt;rating&gt;ESRB - T (Teen)&lt;/rating&gt; &lt;title&gt;Dead or Alive 2 - Limited Edition &lt;/title&gt; &lt;pub&gt;Tecmo&lt;/pub&gt; &lt;dev&gt;Team Ninja&lt;/dev&gt; &lt;genre&gt;Fighter&lt;/genre&gt; &lt;score&gt;4.0&lt;/score&gt; &lt;player&gt;1-4 Players&lt;/player&gt; &lt;story&gt;The arcade conversion Released almost half a year after the US version and even after the European version features new costumes, new stages, new music adds an improved tag feature, with new stadiums to fight in, new character moves to play with, and plenty of windows, walls and ledges to fall over and crash through. Unlike Tekken Tag Tournament, however, DOA2 also includes a single player mode, a dodge button (allowing you to move left and right away from attacks), and multi-level arenas.&lt;/story&gt; &lt;/game&gt;</text:p>
          </table:table-cell>
        </table:table-row>
        <table:table-row table:style-name="ro1">
          <table:table-cell office:value-type="string">
            <text:p>Atari Anniversary Edition (USA)</text:p>
          </table:table-cell>
          <table:table-cell office:value-type="float" office:value="2001">
            <text:p>2001</text:p>
          </table:table-cell>
          <table:table-cell office:value-type="string">
            <text:p>ESRB - E (Everyone)</text:p>
          </table:table-cell>
          <table:table-cell office:value-type="string">
            <text:p>Atari Anniversary Edition </text:p>
          </table:table-cell>
          <table:table-cell office:value-type="string">
            <text:p>Infogrames</text:p>
          </table:table-cell>
          <table:table-cell office:value-type="string">
            <text:p>Digital Eclipse</text:p>
          </table:table-cell>
          <table:table-cell office:value-type="string">
            <text:p>Miscellaneous</text:p>
          </table:table-cell>
          <table:table-cell office:value-type="float" office:value="3.4">
            <text:p>3.4</text:p>
          </table:table-cell>
          <table:table-cell office:value-type="string">
            <text:p>1-4 Players</text:p>
          </table:table-cell>
          <table:table-cell office:value-type="string">
            <text:p>The Atari Anniversary Edition features 12 classic Atari games, whereby two versions of this game exits. One for Dreamcast/Windows and the other one for PlayStation.****The Dreamcast/Windows version features the following games:****1. Asteroids**Asteroids Deluxe**Battlezone**Centipede**Crystal Castles**Gravitar**Millipede**Missile Command**Pong**Super Breakout**Tempest**Warlords****The PlayStation version features these games:****1. Asteroids**Asteroids Deluxe**Battlezone**Black Widow**Centipede**Gravitar**Missile Command**Pong**Space Duel**Super Breakout**Tempest**Warlords****Note: the bold games are those that are just in the one version, but not in the other one.****In addition to the pure emulation modes, there is an option to display the cabinet art surrounding the display of each game, intended to give the player a sense of actually playing a stand-up machine. ****Each game also has a toggle for an "enhanced" graphical mode, which varies from game to game. For instance, "enhanced" asteroids merely has a static backdrop, whereas "enhanced" warlords is a complete graphical overhaul with new colors. It should be noted that the "enhanced" version of Tempest is none other than Tempest Tubes, a modification for Tempest made in 1982 by Duncan Brown.****Also included is a gallery of game memorabilia, video clips of an interview with Nolan Bushnell, and desktop themes for Windows.</text:p>
          </table:table-cell>
          <table:table-cell table:formula="of:=CONCATENATE(&quot;&lt;game name=&quot;;CHAR(34);[.A247];CHAR(34);&quot;&gt; &lt;year&gt;&quot;;[.B247];&quot;&lt;/year&gt; &lt;rating&gt;&quot;;[.C247];&quot;&lt;/rating&gt; &lt;title&gt;&quot;;[.D247];&quot;&lt;/title&gt; &lt;pub&gt;&quot;;[.E247];&quot;&lt;/pub&gt; &lt;dev&gt;&quot;;[.F247];&quot;&lt;/dev&gt; &lt;genre&gt;&quot;;[.G247];&quot;&lt;/genre&gt; &lt;score&gt;&quot;;[.H247];&quot;&lt;/score&gt; &lt;player&gt;&quot;;[.I247];&quot;&lt;/player&gt; &lt;story&gt;&quot;;[.J247];&quot;&lt;/story&gt; &lt;/game&gt;&quot;)" office:value-type="string" office:string-value="&lt;game name=&quot;Atari Anniversary Edition (USA)&quot;&gt; &lt;year&gt;2001&lt;/year&gt; &lt;rating&gt;ESRB - E (Everyone)&lt;/rating&gt; &lt;title&gt;Atari Anniversary Edition &lt;/title&gt; &lt;pub&gt;Infogrames&lt;/pub&gt; &lt;dev&gt;Digital Eclipse&lt;/dev&gt; &lt;genre&gt;Miscellaneous&lt;/genre&gt; &lt;score&gt;3.4&lt;/score&gt; &lt;player&gt;1-4 Players&lt;/player&gt; &lt;story&gt;The Atari Anniversary Edition features 12 classic Atari games, whereby two versions of this game exits. One for Dreamcast/Windows and the other one for PlayStation.****The Dreamcast/Windows version features the following games:****1. Asteroids**Asteroids Deluxe**Battlezone**Centipede**Crystal Castles**Gravitar**Millipede**Missile Command**Pong**Super Breakout**Tempest**Warlords****The PlayStation version features these games:****1. Asteroids**Asteroids Deluxe**Battlezone**Black Widow**Centipede**Gravitar**Missile Command**Pong**Space Duel**Super Breakout**Tempest**Warlords****Note: the bold games are those that are just in the one version, but not in the other one.****In addition to the pure emulation modes, there is an option to display the cabinet art surrounding the display of each game, intended to give the player a sense of actually playing a stand-up machine. ****Each game also has a toggle for an &quot;enhanced&quot; graphical mode, which varies from game to game. For instance, &quot;enhanced&quot; asteroids merely has a static backdrop, whereas &quot;enhanced&quot; warlords is a complete graphical overhaul with new colors. It should be noted that the &quot;enhanced&quot; version of Tempest is none other than Tempest Tubes, a modification for Tempest made in 1982 by Duncan Brown.****Also included is a gallery of game memorabilia, video clips of an interview with Nolan Bushnell, and desktop themes for Windows.&lt;/story&gt; &lt;/game&gt;">
            <text:p>&lt;game name="Atari Anniversary Edition (USA)"&gt; &lt;year&gt;2001&lt;/year&gt; &lt;rating&gt;ESRB - E (Everyone)&lt;/rating&gt; &lt;title&gt;Atari Anniversary Edition &lt;/title&gt; &lt;pub&gt;Infogrames&lt;/pub&gt; &lt;dev&gt;Digital Eclipse&lt;/dev&gt; &lt;genre&gt;Miscellaneous&lt;/genre&gt; &lt;score&gt;3.4&lt;/score&gt; &lt;player&gt;1-4 Players&lt;/player&gt; &lt;story&gt;The Atari Anniversary Edition features 12 classic Atari games, whereby two versions of this game exits. One for Dreamcast/Windows and the other one for PlayStation.****The Dreamcast/Windows version features the following games:****1. Asteroids**Asteroids Deluxe**Battlezone**Centipede**Crystal Castles**Gravitar**Millipede**Missile Command**Pong**Super Breakout**Tempest**Warlords****The PlayStation version features these games:****1. Asteroids**Asteroids Deluxe**Battlezone**Black Widow**Centipede**Gravitar**Missile Command**Pong**Space Duel**Super Breakout**Tempest**Warlords****Note: the bold games are those that are just in the one version, but not in the other one.****In addition to the pure emulation modes, there is an option to display the cabinet art surrounding the display of each game, intended to give the player a sense of actually playing a stand-up machine. ****Each game also has a toggle for an "enhanced" graphical mode, which varies from game to game. For instance, "enhanced" asteroids merely has a static backdrop, whereas "enhanced" warlords is a complete graphical overhaul with new colors. It should be noted that the "enhanced" version of Tempest is none other than Tempest Tubes, a modification for Tempest made in 1982 by Duncan Brown.****Also included is a gallery of game memorabilia, video clips of an interview with Nolan Bushnell, and desktop themes for Windows.&lt;/story&gt; &lt;/game&gt;</text:p>
          </table:table-cell>
        </table:table-row>
        <table:table-row table:style-name="ro1">
          <table:table-cell office:value-type="string">
            <text:p>Looney Tunes - Space Race (USA)</text:p>
          </table:table-cell>
          <table:table-cell office:value-type="float" office:value="2000">
            <text:p>2000</text:p>
          </table:table-cell>
          <table:table-cell office:value-type="string">
            <text:p>ESRB - E (Everyone)</text:p>
          </table:table-cell>
          <table:table-cell office:value-type="string">
            <text:p>Looney Tunes - Space Race </text:p>
          </table:table-cell>
          <table:table-cell office:value-type="string">
            <text:p>Infogrames</text:p>
          </table:table-cell>
          <table:table-cell office:value-type="string">
            <text:p>Infogrames Melbourne House Pty Ltd.</text:p>
          </table:table-cell>
          <table:table-cell office:value-type="string">
            <text:p>Driving</text:p>
          </table:table-cell>
          <table:table-cell office:value-type="string">
            <text:p>3.3</text:p>
          </table:table-cell>
          <table:table-cell office:value-type="string">
            <text:p>1-4 Players</text:p>
          </table:table-cell>
          <table:table-cell office:value-type="string">
            <text:p>The classic characters of Looney Tunes come to life in Space Race. There are 9 legendary characters to choose from; including Bugs Bunny, Daffy Duck, Taz, Sylvester, Yosemite Sam, and more. Riding high-powered ACME rockets, players will have to guide their chosen rider through 12 unique tracks from throughout the Looney Tunes universe, each with their own short-cuts, jumps and traps, in a frantic race for the finish line. <text:s/>Along the way, the player will pick up many wacky distractions to slow down their opponents, including the portable hole, spring-loaded boxing gloves, falling elephants, and more. <text:s/>One can even step the insanity up a notch, in some 4 player, split-screen action. That's all, folk</text:p>
          </table:table-cell>
          <table:table-cell table:formula="of:=CONCATENATE(&quot;&lt;game name=&quot;;CHAR(34);[.A248];CHAR(34);&quot;&gt; &lt;year&gt;&quot;;[.B248];&quot;&lt;/year&gt; &lt;rating&gt;&quot;;[.C248];&quot;&lt;/rating&gt; &lt;title&gt;&quot;;[.D248];&quot;&lt;/title&gt; &lt;pub&gt;&quot;;[.E248];&quot;&lt;/pub&gt; &lt;dev&gt;&quot;;[.F248];&quot;&lt;/dev&gt; &lt;genre&gt;&quot;;[.G248];&quot;&lt;/genre&gt; &lt;score&gt;&quot;;[.H248];&quot;&lt;/score&gt; &lt;player&gt;&quot;;[.I248];&quot;&lt;/player&gt; &lt;story&gt;&quot;;[.J248];&quot;&lt;/story&gt; &lt;/game&gt;&quot;)" office:value-type="string" office:string-value="&lt;game name=&quot;Looney Tunes - Space Race (USA)&quot;&gt; &lt;year&gt;2000&lt;/year&gt; &lt;rating&gt;ESRB - E (Everyone)&lt;/rating&gt; &lt;title&gt;Looney Tunes - Space Race &lt;/title&gt; &lt;pub&gt;Infogrames&lt;/pub&gt; &lt;dev&gt;Infogrames Melbourne House Pty Ltd.&lt;/dev&gt; &lt;genre&gt;Driving&lt;/genre&gt; &lt;score&gt;3.3&lt;/score&gt; &lt;player&gt;1-4 Players&lt;/player&gt; &lt;story&gt;The classic characters of Looney Tunes come to life in Space Race. There are 9 legendary characters to choose from; including Bugs Bunny, Daffy Duck, Taz, Sylvester, Yosemite Sam, and more. Riding high-powered ACME rockets, players will have to guide their chosen rider through 12 unique tracks from throughout the Looney Tunes universe, each with their own short-cuts, jumps and traps, in a frantic race for the finish line.  Along the way, the player will pick up many wacky distractions to slow down their opponents, including the portable hole, spring-loaded boxing gloves, falling elephants, and more.  One can even step the insanity up a notch, in some 4 player, split-screen action. That's all, folk&lt;/story&gt; &lt;/game&gt;">
            <text:p>&lt;game name="Looney Tunes - Space Race (USA)"&gt; &lt;year&gt;2000&lt;/year&gt; &lt;rating&gt;ESRB - E (Everyone)&lt;/rating&gt; &lt;title&gt;Looney Tunes - Space Race &lt;/title&gt; &lt;pub&gt;Infogrames&lt;/pub&gt; &lt;dev&gt;Infogrames Melbourne House Pty Ltd.&lt;/dev&gt; &lt;genre&gt;Driving&lt;/genre&gt; &lt;score&gt;3.3&lt;/score&gt; &lt;player&gt;1-4 Players&lt;/player&gt; &lt;story&gt;The classic characters of Looney Tunes come to life in Space Race. There are 9 legendary characters to choose from; including Bugs Bunny, Daffy Duck, Taz, Sylvester, Yosemite Sam, and more. Riding high-powered ACME rockets, players will have to guide their chosen rider through 12 unique tracks from throughout the Looney Tunes universe, each with their own short-cuts, jumps and traps, in a frantic race for the finish line. <text:s/>Along the way, the player will pick up many wacky distractions to slow down their opponents, including the portable hole, spring-loaded boxing gloves, falling elephants, and more. <text:s/>One can even step the insanity up a notch, in some 4 player, split-screen action. That's all, folk&lt;/story&gt; &lt;/game&gt;</text:p>
          </table:table-cell>
        </table:table-row>
        <table:table-row table:style-name="ro1">
          <table:table-cell office:value-type="string">
            <text:p>Power Stone (USA)</text:p>
          </table:table-cell>
          <table:table-cell office:value-type="float" office:value="1999">
            <text:p>1999</text:p>
          </table:table-cell>
          <table:table-cell office:value-type="string">
            <text:p>ESRB - T (Teen)</text:p>
          </table:table-cell>
          <table:table-cell office:value-type="string">
            <text:p>Power Stone </text:p>
          </table:table-cell>
          <table:table-cell office:value-type="string">
            <text:p>Capcom</text:p>
          </table:table-cell>
          <table:table-cell office:value-type="string">
            <text:p>Capcom Co., Ltd.</text:p>
          </table:table-cell>
          <table:table-cell office:value-type="string">
            <text:p>Fighter</text:p>
          </table:table-cell>
          <table:table-cell office:value-type="string">
            <text:p>4.0</text:p>
          </table:table-cell>
          <table:table-cell office:value-type="string">
            <text:p>1-2 Players</text:p>
          </table:table-cell>
          <table:table-cell office:value-type="string">
            <text:p>The creators of Street Fighter add a new dimension to 3D fighting. In Power Stone, 2 fighters take to multi-level arenas with Power Stones and other weapons lying around for use.****Each game contains Power Stones. When you have enough stones (between three to five), your character transforms into an almost unbeatable warrior, with an all-new range of moves (although this does not last for long).</text:p>
          </table:table-cell>
          <table:table-cell table:formula="of:=CONCATENATE(&quot;&lt;game name=&quot;;CHAR(34);[.A249];CHAR(34);&quot;&gt; &lt;year&gt;&quot;;[.B249];&quot;&lt;/year&gt; &lt;rating&gt;&quot;;[.C249];&quot;&lt;/rating&gt; &lt;title&gt;&quot;;[.D249];&quot;&lt;/title&gt; &lt;pub&gt;&quot;;[.E249];&quot;&lt;/pub&gt; &lt;dev&gt;&quot;;[.F249];&quot;&lt;/dev&gt; &lt;genre&gt;&quot;;[.G249];&quot;&lt;/genre&gt; &lt;score&gt;&quot;;[.H249];&quot;&lt;/score&gt; &lt;player&gt;&quot;;[.I249];&quot;&lt;/player&gt; &lt;story&gt;&quot;;[.J249];&quot;&lt;/story&gt; &lt;/game&gt;&quot;)" office:value-type="string" office:string-value="&lt;game name=&quot;Power Stone (USA)&quot;&gt; &lt;year&gt;1999&lt;/year&gt; &lt;rating&gt;ESRB - T (Teen)&lt;/rating&gt; &lt;title&gt;Power Stone &lt;/title&gt; &lt;pub&gt;Capcom&lt;/pub&gt; &lt;dev&gt;Capcom Co., Ltd.&lt;/dev&gt; &lt;genre&gt;Fighter&lt;/genre&gt; &lt;score&gt;4.0&lt;/score&gt; &lt;player&gt;1-2 Players&lt;/player&gt; &lt;story&gt;The creators of Street Fighter add a new dimension to 3D fighting. In Power Stone, 2 fighters take to multi-level arenas with Power Stones and other weapons lying around for use.****Each game contains Power Stones. When you have enough stones (between three to five), your character transforms into an almost unbeatable warrior, with an all-new range of moves (although this does not last for long).&lt;/story&gt; &lt;/game&gt;">
            <text:p>&lt;game name="Power Stone (USA)"&gt; &lt;year&gt;1999&lt;/year&gt; &lt;rating&gt;ESRB - T (Teen)&lt;/rating&gt; &lt;title&gt;Power Stone &lt;/title&gt; &lt;pub&gt;Capcom&lt;/pub&gt; &lt;dev&gt;Capcom Co., Ltd.&lt;/dev&gt; &lt;genre&gt;Fighter&lt;/genre&gt; &lt;score&gt;4.0&lt;/score&gt; &lt;player&gt;1-2 Players&lt;/player&gt; &lt;story&gt;The creators of Street Fighter add a new dimension to 3D fighting. In Power Stone, 2 fighters take to multi-level arenas with Power Stones and other weapons lying around for use.****Each game contains Power Stones. When you have enough stones (between three to five), your character transforms into an almost unbeatable warrior, with an all-new range of moves (although this does not last for long).&lt;/story&gt; &lt;/game&gt;</text:p>
          </table:table-cell>
        </table:table-row>
        <table:table-row table:style-name="ro1">
          <table:table-cell office:value-type="string">
            <text:p>Dragon Riders - Chronicles of Pern (USA)</text:p>
          </table:table-cell>
          <table:table-cell office:value-type="float" office:value="2001">
            <text:p>2001</text:p>
          </table:table-cell>
          <table:table-cell office:value-type="string">
            <text:p>ESRB - T (Teen)</text:p>
          </table:table-cell>
          <table:table-cell office:value-type="string">
            <text:p>Dragon Riders - Chronicles of Pern </text:p>
          </table:table-cell>
          <table:table-cell office:value-type="string">
            <text:p>Ubisoft</text:p>
          </table:table-cell>
          <table:table-cell office:value-type="string">
            <text:p>Ubi Soft Entertainment, Inc.</text:p>
          </table:table-cell>
          <table:table-cell office:value-type="string">
            <text:p>Role-Playing</text:p>
          </table:table-cell>
          <table:table-cell office:value-type="float" office:value="2.5">
            <text:p>2.5</text:p>
          </table:table-cell>
          <table:table-cell office:value-type="string">
            <text:p>1 Player</text:p>
          </table:table-cell>
          <table:table-cell office:value-type="string">
            <text:p>The Dragon Riders of Pern have protected their world from the alien oppressor Thread, but now they have all gone extinct. Unless you can find a new rider to take up, the world of Pern is doomed. From this point the game takes the player through four chapters with a vast storyline.****Dragon Riders is a game in 3D with strong RPG and action elements. The world of Pern is based upon the novels by Anne McCaffrey. The game contains over 120 locations on three continents. The player can interact and speak with over 170 characters.</text:p>
          </table:table-cell>
          <table:table-cell table:formula="of:=CONCATENATE(&quot;&lt;game name=&quot;;CHAR(34);[.A250];CHAR(34);&quot;&gt; &lt;year&gt;&quot;;[.B250];&quot;&lt;/year&gt; &lt;rating&gt;&quot;;[.C250];&quot;&lt;/rating&gt; &lt;title&gt;&quot;;[.D250];&quot;&lt;/title&gt; &lt;pub&gt;&quot;;[.E250];&quot;&lt;/pub&gt; &lt;dev&gt;&quot;;[.F250];&quot;&lt;/dev&gt; &lt;genre&gt;&quot;;[.G250];&quot;&lt;/genre&gt; &lt;score&gt;&quot;;[.H250];&quot;&lt;/score&gt; &lt;player&gt;&quot;;[.I250];&quot;&lt;/player&gt; &lt;story&gt;&quot;;[.J250];&quot;&lt;/story&gt; &lt;/game&gt;&quot;)" office:value-type="string" office:string-value="&lt;game name=&quot;Dragon Riders - Chronicles of Pern (USA)&quot;&gt; &lt;year&gt;2001&lt;/year&gt; &lt;rating&gt;ESRB - T (Teen)&lt;/rating&gt; &lt;title&gt;Dragon Riders - Chronicles of Pern &lt;/title&gt; &lt;pub&gt;Ubisoft&lt;/pub&gt; &lt;dev&gt;Ubi Soft Entertainment, Inc.&lt;/dev&gt; &lt;genre&gt;Role-Playing&lt;/genre&gt; &lt;score&gt;2.5&lt;/score&gt; &lt;player&gt;1 Player&lt;/player&gt; &lt;story&gt;The Dragon Riders of Pern have protected their world from the alien oppressor Thread, but now they have all gone extinct. Unless you can find a new rider to take up, the world of Pern is doomed. From this point the game takes the player through four chapters with a vast storyline.****Dragon Riders is a game in 3D with strong RPG and action elements. The world of Pern is based upon the novels by Anne McCaffrey. The game contains over 120 locations on three continents. The player can interact and speak with over 170 characters.&lt;/story&gt; &lt;/game&gt;">
            <text:p>&lt;game name="Dragon Riders - Chronicles of Pern (USA)"&gt; &lt;year&gt;2001&lt;/year&gt; &lt;rating&gt;ESRB - T (Teen)&lt;/rating&gt; &lt;title&gt;Dragon Riders - Chronicles of Pern &lt;/title&gt; &lt;pub&gt;Ubisoft&lt;/pub&gt; &lt;dev&gt;Ubi Soft Entertainment, Inc.&lt;/dev&gt; &lt;genre&gt;Role-Playing&lt;/genre&gt; &lt;score&gt;2.5&lt;/score&gt; &lt;player&gt;1 Player&lt;/player&gt; &lt;story&gt;The Dragon Riders of Pern have protected their world from the alien oppressor Thread, but now they have all gone extinct. Unless you can find a new rider to take up, the world of Pern is doomed. From this point the game takes the player through four chapters with a vast storyline.****Dragon Riders is a game in 3D with strong RPG and action elements. The world of Pern is based upon the novels by Anne McCaffrey. The game contains over 120 locations on three continents. The player can interact and speak with over 170 characters.&lt;/story&gt; &lt;/game&gt;</text:p>
          </table:table-cell>
        </table:table-row>
        <table:table-row table:style-name="ro1">
          <table:table-cell office:value-type="string">
            <text:p>King of Fighters 2000 (Japan)</text:p>
          </table:table-cell>
          <table:table-cell office:value-type="float" office:value="2002">
            <text:p>2002</text:p>
          </table:table-cell>
          <table:table-cell office:value-type="string">
            <text:p>ESRB - T (Teen)</text:p>
          </table:table-cell>
          <table:table-cell office:value-type="string">
            <text:p>King of Fighters 2000 </text:p>
          </table:table-cell>
          <table:table-cell office:value-type="string">
            <text:p>Playmore</text:p>
          </table:table-cell>
          <table:table-cell office:value-type="string">
            <text:p>SNK Corporation</text:p>
          </table:table-cell>
          <table:table-cell office:value-type="string">
            <text:p>Fighter</text:p>
          </table:table-cell>
          <table:table-cell office:value-type="string">
            <text:p>3.4</text:p>
          </table:table-cell>
          <table:table-cell office:value-type="string">
            <text:p>1-2 Players</text:p>
          </table:table-cell>
          <table:table-cell office:value-type="string">
            <text:p>The final King of Fighters game released by SNK in its original state, The King of Fighters 2000 expands on the story and gameplay presented in The King of Fighters '99. This year's tournament is sponsored by the Ikari Warriors in an attempt to discover more about the NESTS organization, and to derail the plans of potential NESTS agents K' and Maxima. Not everything is as straight-forward as it usually is, however, and even the Ikari Warriors themselves are at risk of being betrayed from within by the end of the tournament.****The King of Fighters 2000 features a roster of 34 fighters plus 2 unlockable boss characters. The four-man teams and the striker system introduced during the previous year return in this year's tournament, with the striker system itself receiving significant improvement. One change in particular is the "alternate" striker system, where every fighter in the game now has another character linked to him or her that may be chosen instead of the normal character for striking purposes. For example, one may elect to use Iori Yagami's alternate striker instead of using Iori himself; in his case, the player could elect to choose and use his old teammates Mature and Vice for striker duty instead. Some characters also have hidden "maniac" striker with strange (but potentially useful) abilities.</text:p>
          </table:table-cell>
          <table:table-cell table:formula="of:=CONCATENATE(&quot;&lt;game name=&quot;;CHAR(34);[.A251];CHAR(34);&quot;&gt; &lt;year&gt;&quot;;[.B251];&quot;&lt;/year&gt; &lt;rating&gt;&quot;;[.C251];&quot;&lt;/rating&gt; &lt;title&gt;&quot;;[.D251];&quot;&lt;/title&gt; &lt;pub&gt;&quot;;[.E251];&quot;&lt;/pub&gt; &lt;dev&gt;&quot;;[.F251];&quot;&lt;/dev&gt; &lt;genre&gt;&quot;;[.G251];&quot;&lt;/genre&gt; &lt;score&gt;&quot;;[.H251];&quot;&lt;/score&gt; &lt;player&gt;&quot;;[.I251];&quot;&lt;/player&gt; &lt;story&gt;&quot;;[.J251];&quot;&lt;/story&gt; &lt;/game&gt;&quot;)" office:value-type="string" office:string-value="&lt;game name=&quot;King of Fighters 2000 (Japan)&quot;&gt; &lt;year&gt;2002&lt;/year&gt; &lt;rating&gt;ESRB - T (Teen)&lt;/rating&gt; &lt;title&gt;King of Fighters 2000 &lt;/title&gt; &lt;pub&gt;Playmore&lt;/pub&gt; &lt;dev&gt;SNK Corporation&lt;/dev&gt; &lt;genre&gt;Fighter&lt;/genre&gt; &lt;score&gt;3.4&lt;/score&gt; &lt;player&gt;1-2 Players&lt;/player&gt; &lt;story&gt;The final King of Fighters game released by SNK in its original state, The King of Fighters 2000 expands on the story and gameplay presented in The King of Fighters '99. This year's tournament is sponsored by the Ikari Warriors in an attempt to discover more about the NESTS organization, and to derail the plans of potential NESTS agents K' and Maxima. Not everything is as straight-forward as it usually is, however, and even the Ikari Warriors themselves are at risk of being betrayed from within by the end of the tournament.****The King of Fighters 2000 features a roster of 34 fighters plus 2 unlockable boss characters. The four-man teams and the striker system introduced during the previous year return in this year's tournament, with the striker system itself receiving significant improvement. One change in particular is the &quot;alternate&quot; striker system, where every fighter in the game now has another character linked to him or her that may be chosen instead of the normal character for striking purposes. For example, one may elect to use Iori Yagami's alternate striker instead of using Iori himself; in his case, the player could elect to choose and use his old teammates Mature and Vice for striker duty instead. Some characters also have hidden &quot;maniac&quot; striker with strange (but potentially useful) abilities.&lt;/story&gt; &lt;/game&gt;">
            <text:p>&lt;game name="King of Fighters 2000 (Japan)"&gt; &lt;year&gt;2002&lt;/year&gt; &lt;rating&gt;ESRB - T (Teen)&lt;/rating&gt; &lt;title&gt;King of Fighters 2000 &lt;/title&gt; &lt;pub&gt;Playmore&lt;/pub&gt; &lt;dev&gt;SNK Corporation&lt;/dev&gt; &lt;genre&gt;Fighter&lt;/genre&gt; &lt;score&gt;3.4&lt;/score&gt; &lt;player&gt;1-2 Players&lt;/player&gt; &lt;story&gt;The final King of Fighters game released by SNK in its original state, The King of Fighters 2000 expands on the story and gameplay presented in The King of Fighters '99. This year's tournament is sponsored by the Ikari Warriors in an attempt to discover more about the NESTS organization, and to derail the plans of potential NESTS agents K' and Maxima. Not everything is as straight-forward as it usually is, however, and even the Ikari Warriors themselves are at risk of being betrayed from within by the end of the tournament.****The King of Fighters 2000 features a roster of 34 fighters plus 2 unlockable boss characters. The four-man teams and the striker system introduced during the previous year return in this year's tournament, with the striker system itself receiving significant improvement. One change in particular is the "alternate" striker system, where every fighter in the game now has another character linked to him or her that may be chosen instead of the normal character for striking purposes. For example, one may elect to use Iori Yagami's alternate striker instead of using Iori himself; in his case, the player could elect to choose and use his old teammates Mature and Vice for striker duty instead. Some characters also have hidden "maniac" striker with strange (but potentially useful) abilities.&lt;/story&gt; &lt;/game&gt;</text:p>
          </table:table-cell>
        </table:table-row>
        <table:table-row table:style-name="ro1">
          <table:table-cell office:value-type="string">
            <text:p>NFL QB Club 2001 (USA)</text:p>
          </table:table-cell>
          <table:table-cell office:value-type="float" office:value="2000">
            <text:p>2000</text:p>
          </table:table-cell>
          <table:table-cell office:value-type="string">
            <text:p>ESRB - E (Everyone)</text:p>
          </table:table-cell>
          <table:table-cell office:value-type="string">
            <text:p>NFL QB Club 2001 </text:p>
          </table:table-cell>
          <table:table-cell office:value-type="string">
            <text:p>Acclaim</text:p>
          </table:table-cell>
          <table:table-cell office:value-type="string">
            <text:p>High Voltage Software, Inc.</text:p>
          </table:table-cell>
          <table:table-cell office:value-type="string">
            <text:p>Football/Sports</text:p>
          </table:table-cell>
          <table:table-cell office:value-type="string">
            <text:p>2.1</text:p>
          </table:table-cell>
          <table:table-cell office:value-type="string">
            <text:p>1-4 Players</text:p>
          </table:table-cell>
          <table:table-cell office:value-type="string">
            <text:p>The final QC title on N64 follows in the similar footsteps of the previous three titles on the console, with a full on NFL football simulation with all the teams, players and stats.****Modes include Exhibition, Season, Practice &amp; Pro Bowl, with the option to play past NFL Super Bowl games our create your own custom simulation.****You can also create your own team and players, a full play book, and sign or trade players pre-season. Up to 4 players are supported.</text:p>
          </table:table-cell>
          <table:table-cell table:formula="of:=CONCATENATE(&quot;&lt;game name=&quot;;CHAR(34);[.A252];CHAR(34);&quot;&gt; &lt;year&gt;&quot;;[.B252];&quot;&lt;/year&gt; &lt;rating&gt;&quot;;[.C252];&quot;&lt;/rating&gt; &lt;title&gt;&quot;;[.D252];&quot;&lt;/title&gt; &lt;pub&gt;&quot;;[.E252];&quot;&lt;/pub&gt; &lt;dev&gt;&quot;;[.F252];&quot;&lt;/dev&gt; &lt;genre&gt;&quot;;[.G252];&quot;&lt;/genre&gt; &lt;score&gt;&quot;;[.H252];&quot;&lt;/score&gt; &lt;player&gt;&quot;;[.I252];&quot;&lt;/player&gt; &lt;story&gt;&quot;;[.J252];&quot;&lt;/story&gt; &lt;/game&gt;&quot;)" office:value-type="string" office:string-value="&lt;game name=&quot;NFL QB Club 2001 (USA)&quot;&gt; &lt;year&gt;2000&lt;/year&gt; &lt;rating&gt;ESRB - E (Everyone)&lt;/rating&gt; &lt;title&gt;NFL QB Club 2001 &lt;/title&gt; &lt;pub&gt;Acclaim&lt;/pub&gt; &lt;dev&gt;High Voltage Software, Inc.&lt;/dev&gt; &lt;genre&gt;Football/Sports&lt;/genre&gt; &lt;score&gt;2.1&lt;/score&gt; &lt;player&gt;1-4 Players&lt;/player&gt; &lt;story&gt;The final QC title on N64 follows in the similar footsteps of the previous three titles on the console, with a full on NFL football simulation with all the teams, players and stats.****Modes include Exhibition, Season, Practice &amp; Pro Bowl, with the option to play past NFL Super Bowl games our create your own custom simulation.****You can also create your own team and players, a full play book, and sign or trade players pre-season. Up to 4 players are supported.&lt;/story&gt; &lt;/game&gt;">
            <text:p>&lt;game name="NFL QB Club 2001 (USA)"&gt; &lt;year&gt;2000&lt;/year&gt; &lt;rating&gt;ESRB - E (Everyone)&lt;/rating&gt; &lt;title&gt;NFL QB Club 2001 &lt;/title&gt; &lt;pub&gt;Acclaim&lt;/pub&gt; &lt;dev&gt;High Voltage Software, Inc.&lt;/dev&gt; &lt;genre&gt;Football/Sports&lt;/genre&gt; &lt;score&gt;2.1&lt;/score&gt; &lt;player&gt;1-4 Players&lt;/player&gt; &lt;story&gt;The final QC title on N64 follows in the similar footsteps of the previous three titles on the console, with a full on NFL football simulation with all the teams, players and stats.****Modes include Exhibition, Season, Practice &amp; Pro Bowl, with the option to play past NFL Super Bowl games our create your own custom simulation.****You can also create your own team and players, a full play book, and sign or trade players pre-season. Up to 4 players are supported.&lt;/story&gt; &lt;/game&gt;</text:p>
          </table:table-cell>
        </table:table-row>
        <table:table-row table:style-name="ro1">
          <table:table-cell office:value-type="string">
            <text:p>Worms Armageddon (USA)</text:p>
          </table:table-cell>
          <table:table-cell office:value-type="float" office:value="1999">
            <text:p>1999</text:p>
          </table:table-cell>
          <table:table-cell office:value-type="string">
            <text:p>ESRB - E (Everyone)</text:p>
          </table:table-cell>
          <table:table-cell office:value-type="string">
            <text:p>Worms Armageddon </text:p>
          </table:table-cell>
          <table:table-cell office:value-type="string">
            <text:p>Hasbro Interactive</text:p>
          </table:table-cell>
          <table:table-cell office:value-type="string">
            <text:p>Team17 Software Limited</text:p>
          </table:table-cell>
          <table:table-cell office:value-type="string">
            <text:p>Action</text:p>
          </table:table-cell>
          <table:table-cell office:value-type="string">
            <text:p>3.7</text:p>
          </table:table-cell>
          <table:table-cell office:value-type="string">
            <text:p>1-4 Players</text:p>
          </table:table-cell>
          <table:table-cell office:value-type="string">
            <text:p>The final sequel (at least using the present engine) to the strategy game Worms, Worms Armageddon expands on Worms 2 by improving quite a few facets of gameplay and including play over the Internet through Team 17's WORMNET. ****For those who've never played Worms, it's at heart similar to the old game Artillery, which you control an artillery piece. In essence, you give it a shot angle and shot power, and try to hit your enemy, despite wind effects and the enemy firing back at you. Worms puts you in command of a team of Worms, but not only can you move around the landscape, you can use many types of weapons to try to dispatch the enemy, from bazookas to mini-guns to exploding sheep. ****Everything is presented in a humorous cartoonish style, from the landscapes to the worms themselves and their cries of triumph or despair, depending on how you do.****Armageddon uses an enhanced version of the Worms 2 engine, and while an improvement over Worms 2, it's not a huge change.</text:p>
          </table:table-cell>
          <table:table-cell table:formula="of:=CONCATENATE(&quot;&lt;game name=&quot;;CHAR(34);[.A253];CHAR(34);&quot;&gt; &lt;year&gt;&quot;;[.B253];&quot;&lt;/year&gt; &lt;rating&gt;&quot;;[.C253];&quot;&lt;/rating&gt; &lt;title&gt;&quot;;[.D253];&quot;&lt;/title&gt; &lt;pub&gt;&quot;;[.E253];&quot;&lt;/pub&gt; &lt;dev&gt;&quot;;[.F253];&quot;&lt;/dev&gt; &lt;genre&gt;&quot;;[.G253];&quot;&lt;/genre&gt; &lt;score&gt;&quot;;[.H253];&quot;&lt;/score&gt; &lt;player&gt;&quot;;[.I253];&quot;&lt;/player&gt; &lt;story&gt;&quot;;[.J253];&quot;&lt;/story&gt; &lt;/game&gt;&quot;)" office:value-type="string" office:string-value="&lt;game name=&quot;Worms Armageddon (USA)&quot;&gt; &lt;year&gt;1999&lt;/year&gt; &lt;rating&gt;ESRB - E (Everyone)&lt;/rating&gt; &lt;title&gt;Worms Armageddon &lt;/title&gt; &lt;pub&gt;Hasbro Interactive&lt;/pub&gt; &lt;dev&gt;Team17 Software Limited&lt;/dev&gt; &lt;genre&gt;Action&lt;/genre&gt; &lt;score&gt;3.7&lt;/score&gt; &lt;player&gt;1-4 Players&lt;/player&gt; &lt;story&gt;The final sequel (at least using the present engine) to the strategy game Worms, Worms Armageddon expands on Worms 2 by improving quite a few facets of gameplay and including play over the Internet through Team 17's WORMNET. ****For those who've never played Worms, it's at heart similar to the old game Artillery, which you control an artillery piece. In essence, you give it a shot angle and shot power, and try to hit your enemy, despite wind effects and the enemy firing back at you. Worms puts you in command of a team of Worms, but not only can you move around the landscape, you can use many types of weapons to try to dispatch the enemy, from bazookas to mini-guns to exploding sheep. ****Everything is presented in a humorous cartoonish style, from the landscapes to the worms themselves and their cries of triumph or despair, depending on how you do.****Armageddon uses an enhanced version of the Worms 2 engine, and while an improvement over Worms 2, it's not a huge change.&lt;/story&gt; &lt;/game&gt;">
            <text:p>&lt;game name="Worms Armageddon (USA)"&gt; &lt;year&gt;1999&lt;/year&gt; &lt;rating&gt;ESRB - E (Everyone)&lt;/rating&gt; &lt;title&gt;Worms Armageddon &lt;/title&gt; &lt;pub&gt;Hasbro Interactive&lt;/pub&gt; &lt;dev&gt;Team17 Software Limited&lt;/dev&gt; &lt;genre&gt;Action&lt;/genre&gt; &lt;score&gt;3.7&lt;/score&gt; &lt;player&gt;1-4 Players&lt;/player&gt; &lt;story&gt;The final sequel (at least using the present engine) to the strategy game Worms, Worms Armageddon expands on Worms 2 by improving quite a few facets of gameplay and including play over the Internet through Team 17's WORMNET. ****For those who've never played Worms, it's at heart similar to the old game Artillery, which you control an artillery piece. In essence, you give it a shot angle and shot power, and try to hit your enemy, despite wind effects and the enemy firing back at you. Worms puts you in command of a team of Worms, but not only can you move around the landscape, you can use many types of weapons to try to dispatch the enemy, from bazookas to mini-guns to exploding sheep. ****Everything is presented in a humorous cartoonish style, from the landscapes to the worms themselves and their cries of triumph or despair, depending on how you do.****Armageddon uses an enhanced version of the Worms 2 engine, and while an improvement over Worms 2, it's not a huge change.&lt;/story&gt; &lt;/game&gt;</text:p>
          </table:table-cell>
        </table:table-row>
        <table:table-row table:style-name="ro1">
          <table:table-cell office:value-type="string">
            <text:p>Mortal Kombat Gold (USA)</text:p>
          </table:table-cell>
          <table:table-cell office:value-type="float" office:value="1999">
            <text:p>1999</text:p>
          </table:table-cell>
          <table:table-cell office:value-type="string">
            <text:p>ESRB - M (Mature)</text:p>
          </table:table-cell>
          <table:table-cell office:value-type="string">
            <text:p>Mortal Kombat Gold </text:p>
          </table:table-cell>
          <table:table-cell office:value-type="string">
            <text:p>Midway</text:p>
          </table:table-cell>
          <table:table-cell office:value-type="string">
            <text:p>Eurocom Developments Ltd</text:p>
          </table:table-cell>
          <table:table-cell office:value-type="string">
            <text:p>Fighter</text:p>
          </table:table-cell>
          <table:table-cell office:value-type="string">
            <text:p>3.7</text:p>
          </table:table-cell>
          <table:table-cell office:value-type="string">
            <text:p>1-2 Players</text:p>
          </table:table-cell>
          <table:table-cell office:value-type="string">
            <text:p>The first and only Mortal Kombat title to make onto the Dreamcast console, Mortal Kombat Gold offered players a carbon-copy of the arcade edition of Mortal Kombat 4, along with additional features and characters never before included in the arcade game.****Using the exact same engine found in Mortal Kombat 4, the game performs flawlessly on the Dreamcast platform, while also running at a higher resolution than its arcade counterpart.</text:p>
          </table:table-cell>
          <table:table-cell table:formula="of:=CONCATENATE(&quot;&lt;game name=&quot;;CHAR(34);[.A254];CHAR(34);&quot;&gt; &lt;year&gt;&quot;;[.B254];&quot;&lt;/year&gt; &lt;rating&gt;&quot;;[.C254];&quot;&lt;/rating&gt; &lt;title&gt;&quot;;[.D254];&quot;&lt;/title&gt; &lt;pub&gt;&quot;;[.E254];&quot;&lt;/pub&gt; &lt;dev&gt;&quot;;[.F254];&quot;&lt;/dev&gt; &lt;genre&gt;&quot;;[.G254];&quot;&lt;/genre&gt; &lt;score&gt;&quot;;[.H254];&quot;&lt;/score&gt; &lt;player&gt;&quot;;[.I254];&quot;&lt;/player&gt; &lt;story&gt;&quot;;[.J254];&quot;&lt;/story&gt; &lt;/game&gt;&quot;)" office:value-type="string" office:string-value="&lt;game name=&quot;Mortal Kombat Gold (USA)&quot;&gt; &lt;year&gt;1999&lt;/year&gt; &lt;rating&gt;ESRB - M (Mature)&lt;/rating&gt; &lt;title&gt;Mortal Kombat Gold &lt;/title&gt; &lt;pub&gt;Midway&lt;/pub&gt; &lt;dev&gt;Eurocom Developments Ltd&lt;/dev&gt; &lt;genre&gt;Fighter&lt;/genre&gt; &lt;score&gt;3.7&lt;/score&gt; &lt;player&gt;1-2 Players&lt;/player&gt; &lt;story&gt;The first and only Mortal Kombat title to make onto the Dreamcast console, Mortal Kombat Gold offered players a carbon-copy of the arcade edition of Mortal Kombat 4, along with additional features and characters never before included in the arcade game.****Using the exact same engine found in Mortal Kombat 4, the game performs flawlessly on the Dreamcast platform, while also running at a higher resolution than its arcade counterpart.&lt;/story&gt; &lt;/game&gt;">
            <text:p>&lt;game name="Mortal Kombat Gold (USA)"&gt; &lt;year&gt;1999&lt;/year&gt; &lt;rating&gt;ESRB - M (Mature)&lt;/rating&gt; &lt;title&gt;Mortal Kombat Gold &lt;/title&gt; &lt;pub&gt;Midway&lt;/pub&gt; &lt;dev&gt;Eurocom Developments Ltd&lt;/dev&gt; &lt;genre&gt;Fighter&lt;/genre&gt; &lt;score&gt;3.7&lt;/score&gt; &lt;player&gt;1-2 Players&lt;/player&gt; &lt;story&gt;The first and only Mortal Kombat title to make onto the Dreamcast console, Mortal Kombat Gold offered players a carbon-copy of the arcade edition of Mortal Kombat 4, along with additional features and characters never before included in the arcade game.****Using the exact same engine found in Mortal Kombat 4, the game performs flawlessly on the Dreamcast platform, while also running at a higher resolution than its arcade counterpart.&lt;/story&gt; &lt;/game&gt;</text:p>
          </table:table-cell>
        </table:table-row>
        <table:table-row table:style-name="ro1">
          <table:table-cell office:value-type="string">
            <text:p>NBA 2K (USA)</text:p>
          </table:table-cell>
          <table:table-cell office:value-type="float" office:value="1999">
            <text:p>1999</text:p>
          </table:table-cell>
          <table:table-cell office:value-type="string">
            <text:p>ESRB - E (Everyone)</text:p>
          </table:table-cell>
          <table:table-cell office:value-type="string">
            <text:p>NBA 2K </text:p>
          </table:table-cell>
          <table:table-cell office:value-type="string">
            <text:p>Sega</text:p>
          </table:table-cell>
          <table:table-cell office:value-type="string">
            <text:p>Visual Concepts Entertainment, Inc.</text:p>
          </table:table-cell>
          <table:table-cell office:value-type="string">
            <text:p>Basketball/Sports</text:p>
          </table:table-cell>
          <table:table-cell office:value-type="string">
            <text:p>4.1</text:p>
          </table:table-cell>
          <table:table-cell office:value-type="string">
            <text:p>1-4 Players</text:p>
          </table:table-cell>
          <table:table-cell office:value-type="string">
            <text:p>The first game in the NBA 2K series; this realistic basketball simulation is Sega's answer to NBA Live.****Play an exhibition game, an entire season or jump straight to the playoffs. The game has all 29 teams and their stars. Players are realistically modeled and have recognizable faces and even tattoos - a novelty. You can also create your own players with the player editor.****NBA 2K features the 1999-2000 team rosters.</text:p>
          </table:table-cell>
          <table:table-cell table:formula="of:=CONCATENATE(&quot;&lt;game name=&quot;;CHAR(34);[.A255];CHAR(34);&quot;&gt; &lt;year&gt;&quot;;[.B255];&quot;&lt;/year&gt; &lt;rating&gt;&quot;;[.C255];&quot;&lt;/rating&gt; &lt;title&gt;&quot;;[.D255];&quot;&lt;/title&gt; &lt;pub&gt;&quot;;[.E255];&quot;&lt;/pub&gt; &lt;dev&gt;&quot;;[.F255];&quot;&lt;/dev&gt; &lt;genre&gt;&quot;;[.G255];&quot;&lt;/genre&gt; &lt;score&gt;&quot;;[.H255];&quot;&lt;/score&gt; &lt;player&gt;&quot;;[.I255];&quot;&lt;/player&gt; &lt;story&gt;&quot;;[.J255];&quot;&lt;/story&gt; &lt;/game&gt;&quot;)" office:value-type="string" office:string-value="&lt;game name=&quot;NBA 2K (USA)&quot;&gt; &lt;year&gt;1999&lt;/year&gt; &lt;rating&gt;ESRB - E (Everyone)&lt;/rating&gt; &lt;title&gt;NBA 2K &lt;/title&gt; &lt;pub&gt;Sega&lt;/pub&gt; &lt;dev&gt;Visual Concepts Entertainment, Inc.&lt;/dev&gt; &lt;genre&gt;Basketball/Sports&lt;/genre&gt; &lt;score&gt;4.1&lt;/score&gt; &lt;player&gt;1-4 Players&lt;/player&gt; &lt;story&gt;The first game in the NBA 2K series; this realistic basketball simulation is Sega's answer to NBA Live.****Play an exhibition game, an entire season or jump straight to the playoffs. The game has all 29 teams and their stars. Players are realistically modeled and have recognizable faces and even tattoos - a novelty. You can also create your own players with the player editor.****NBA 2K features the 1999-2000 team rosters.&lt;/story&gt; &lt;/game&gt;">
            <text:p>&lt;game name="NBA 2K (USA)"&gt; &lt;year&gt;1999&lt;/year&gt; &lt;rating&gt;ESRB - E (Everyone)&lt;/rating&gt; &lt;title&gt;NBA 2K &lt;/title&gt; &lt;pub&gt;Sega&lt;/pub&gt; &lt;dev&gt;Visual Concepts Entertainment, Inc.&lt;/dev&gt; &lt;genre&gt;Basketball/Sports&lt;/genre&gt; &lt;score&gt;4.1&lt;/score&gt; &lt;player&gt;1-4 Players&lt;/player&gt; &lt;story&gt;The first game in the NBA 2K series; this realistic basketball simulation is Sega's answer to NBA Live.****Play an exhibition game, an entire season or jump straight to the playoffs. The game has all 29 teams and their stars. Players are realistically modeled and have recognizable faces and even tattoos - a novelty. You can also create your own players with the player editor.****NBA 2K features the 1999-2000 team rosters.&lt;/story&gt; &lt;/game&gt;</text:p>
          </table:table-cell>
        </table:table-row>
        <table:table-row table:style-name="ro1">
          <table:table-cell office:value-type="string">
            <text:p>Who Wants to Be a Millionaire (Europe)</text:p>
          </table:table-cell>
          <table:table-cell office:value-type="float" office:value="2000">
            <text:p>2000</text:p>
          </table:table-cell>
          <table:table-cell office:value-type="string">
            <text:p>ESRB - E (Everyone)</text:p>
          </table:table-cell>
          <table:table-cell office:value-type="string">
            <text:p>Who Wants to Be a Millionaire </text:p>
          </table:table-cell>
          <table:table-cell office:value-type="string">
            <text:p>Eidos Interactive</text:p>
          </table:table-cell>
          <table:table-cell office:value-type="string">
            <text:p>Hothouse Creations Ltd.</text:p>
          </table:table-cell>
          <table:table-cell office:value-type="string">
            <text:p>Game Show</text:p>
          </table:table-cell>
          <table:table-cell office:value-type="string">
            <text:p>2.9</text:p>
          </table:table-cell>
          <table:table-cell office:value-type="string">
            <text:p>1-4 Players</text:p>
          </table:table-cell>
          <table:table-cell office:value-type="string">
            <text:p>The game is based on the hit TV quiz show Who Wants to be a Millionaire? PC and Console games players can now experience for themselves the excitement and tension of the TV show as they try and win one million virtual pounds. The game features audio clips of the TV show's host Chris Tarrant, who will be asking the questions, giving the answers, and of course, uttering the famous line, "Is that your final answer?"</text:p>
          </table:table-cell>
          <table:table-cell table:formula="of:=CONCATENATE(&quot;&lt;game name=&quot;;CHAR(34);[.A256];CHAR(34);&quot;&gt; &lt;year&gt;&quot;;[.B256];&quot;&lt;/year&gt; &lt;rating&gt;&quot;;[.C256];&quot;&lt;/rating&gt; &lt;title&gt;&quot;;[.D256];&quot;&lt;/title&gt; &lt;pub&gt;&quot;;[.E256];&quot;&lt;/pub&gt; &lt;dev&gt;&quot;;[.F256];&quot;&lt;/dev&gt; &lt;genre&gt;&quot;;[.G256];&quot;&lt;/genre&gt; &lt;score&gt;&quot;;[.H256];&quot;&lt;/score&gt; &lt;player&gt;&quot;;[.I256];&quot;&lt;/player&gt; &lt;story&gt;&quot;;[.J256];&quot;&lt;/story&gt; &lt;/game&gt;&quot;)" office:value-type="string" office:string-value="&lt;game name=&quot;Who Wants to Be a Millionaire (Europe)&quot;&gt; &lt;year&gt;2000&lt;/year&gt; &lt;rating&gt;ESRB - E (Everyone)&lt;/rating&gt; &lt;title&gt;Who Wants to Be a Millionaire &lt;/title&gt; &lt;pub&gt;Eidos Interactive&lt;/pub&gt; &lt;dev&gt;Hothouse Creations Ltd.&lt;/dev&gt; &lt;genre&gt;Game Show&lt;/genre&gt; &lt;score&gt;2.9&lt;/score&gt; &lt;player&gt;1-4 Players&lt;/player&gt; &lt;story&gt;The game is based on the hit TV quiz show Who Wants to be a Millionaire? PC and Console games players can now experience for themselves the excitement and tension of the TV show as they try and win one million virtual pounds. The game features audio clips of the TV show's host Chris Tarrant, who will be asking the questions, giving the answers, and of course, uttering the famous line, &quot;Is that your final answer?&quot;&lt;/story&gt; &lt;/game&gt;">
            <text:p>&lt;game name="Who Wants to Be a Millionaire (Europe)"&gt; &lt;year&gt;2000&lt;/year&gt; &lt;rating&gt;ESRB - E (Everyone)&lt;/rating&gt; &lt;title&gt;Who Wants to Be a Millionaire &lt;/title&gt; &lt;pub&gt;Eidos Interactive&lt;/pub&gt; &lt;dev&gt;Hothouse Creations Ltd.&lt;/dev&gt; &lt;genre&gt;Game Show&lt;/genre&gt; &lt;score&gt;2.9&lt;/score&gt; &lt;player&gt;1-4 Players&lt;/player&gt; &lt;story&gt;The game is based on the hit TV quiz show Who Wants to be a Millionaire? PC and Console games players can now experience for themselves the excitement and tension of the TV show as they try and win one million virtual pounds. The game features audio clips of the TV show's host Chris Tarrant, who will be asking the questions, giving the answers, and of course, uttering the famous line, "Is that your final answer?"&lt;/story&gt; &lt;/game&gt;</text:p>
          </table:table-cell>
        </table:table-row>
        <table:table-row table:style-name="ro1">
          <table:table-cell office:value-type="string">
            <text:p>Virtual On - Oratorio Tangram (USA)</text:p>
          </table:table-cell>
          <table:table-cell office:value-type="float" office:value="2000">
            <text:p>2000</text:p>
          </table:table-cell>
          <table:table-cell office:value-type="string">
            <text:p>ESRB - T (Teen)</text:p>
          </table:table-cell>
          <table:table-cell office:value-type="string">
            <text:p>Virtual On - Oratorio Tangram </text:p>
          </table:table-cell>
          <table:table-cell office:value-type="string">
            <text:p>Activision</text:p>
          </table:table-cell>
          <table:table-cell office:value-type="string">
            <text:p>Sega AM3 R&amp;D Division</text:p>
          </table:table-cell>
          <table:table-cell office:value-type="string">
            <text:p>Fighter</text:p>
          </table:table-cell>
          <table:table-cell office:value-type="string">
            <text:p>3.9</text:p>
          </table:table-cell>
          <table:table-cell office:value-type="string">
            <text:p>1-2 Players</text:p>
          </table:table-cell>
          <table:table-cell office:value-type="string">
            <text:p>The game is set in the distant future where a mysterious gate has been discovered and has been used to create massive battlesuits known as Virtuaroids. <text:s/>There are nine plants linked to the gate. <text:s/>Their owner has mysteriously disappeared and has given two rival corporations ownership of the factories. <text:s/>They are now battling for control over all the plants.****Fight as a giant Virturoid in a one on one battle to the death. <text:s/>There are 11 different virtuaroids each with a different array of weapons and skills. <text:s/>Player duels across a wide range of environments ranging from space stations to undersea bases.</text:p>
          </table:table-cell>
          <table:table-cell table:formula="of:=CONCATENATE(&quot;&lt;game name=&quot;;CHAR(34);[.A257];CHAR(34);&quot;&gt; &lt;year&gt;&quot;;[.B257];&quot;&lt;/year&gt; &lt;rating&gt;&quot;;[.C257];&quot;&lt;/rating&gt; &lt;title&gt;&quot;;[.D257];&quot;&lt;/title&gt; &lt;pub&gt;&quot;;[.E257];&quot;&lt;/pub&gt; &lt;dev&gt;&quot;;[.F257];&quot;&lt;/dev&gt; &lt;genre&gt;&quot;;[.G257];&quot;&lt;/genre&gt; &lt;score&gt;&quot;;[.H257];&quot;&lt;/score&gt; &lt;player&gt;&quot;;[.I257];&quot;&lt;/player&gt; &lt;story&gt;&quot;;[.J257];&quot;&lt;/story&gt; &lt;/game&gt;&quot;)" office:value-type="string" office:string-value="&lt;game name=&quot;Virtual On - Oratorio Tangram (USA)&quot;&gt; &lt;year&gt;2000&lt;/year&gt; &lt;rating&gt;ESRB - T (Teen)&lt;/rating&gt; &lt;title&gt;Virtual On - Oratorio Tangram &lt;/title&gt; &lt;pub&gt;Activision&lt;/pub&gt; &lt;dev&gt;Sega AM3 R&amp;D Division&lt;/dev&gt; &lt;genre&gt;Fighter&lt;/genre&gt; &lt;score&gt;3.9&lt;/score&gt; &lt;player&gt;1-2 Players&lt;/player&gt; &lt;story&gt;The game is set in the distant future where a mysterious gate has been discovered and has been used to create massive battlesuits known as Virtuaroids.  There are nine plants linked to the gate.  Their owner has mysteriously disappeared and has given two rival corporations ownership of the factories.  They are now battling for control over all the plants.****Fight as a giant Virturoid in a one on one battle to the death.  There are 11 different virtuaroids each with a different array of weapons and skills.  Player duels across a wide range of environments ranging from space stations to undersea bases.&lt;/story&gt; &lt;/game&gt;">
            <text:p>&lt;game name="Virtual On - Oratorio Tangram (USA)"&gt; &lt;year&gt;2000&lt;/year&gt; &lt;rating&gt;ESRB - T (Teen)&lt;/rating&gt; &lt;title&gt;Virtual On - Oratorio Tangram &lt;/title&gt; &lt;pub&gt;Activision&lt;/pub&gt; &lt;dev&gt;Sega AM3 R&amp;D Division&lt;/dev&gt; &lt;genre&gt;Fighter&lt;/genre&gt; &lt;score&gt;3.9&lt;/score&gt; &lt;player&gt;1-2 Players&lt;/player&gt; &lt;story&gt;The game is set in the distant future where a mysterious gate has been discovered and has been used to create massive battlesuits known as Virtuaroids. <text:s/>There are nine plants linked to the gate. <text:s/>Their owner has mysteriously disappeared and has given two rival corporations ownership of the factories. <text:s/>They are now battling for control over all the plants.****Fight as a giant Virturoid in a one on one battle to the death. <text:s/>There are 11 different virtuaroids each with a different array of weapons and skills. <text:s/>Player duels across a wide range of environments ranging from space stations to undersea bases.&lt;/story&gt; &lt;/game&gt;</text:p>
          </table:table-cell>
        </table:table-row>
        <table:table-row table:style-name="ro1">
          <table:table-cell office:value-type="string">
            <text:p>Q-Bert (USA)</text:p>
          </table:table-cell>
          <table:table-cell office:value-type="float" office:value="2000">
            <text:p>2000</text:p>
          </table:table-cell>
          <table:table-cell office:value-type="string">
            <text:p>ESRB - E (Everyone)</text:p>
          </table:table-cell>
          <table:table-cell office:value-type="string">
            <text:p>Q-Bert </text:p>
          </table:table-cell>
          <table:table-cell office:value-type="string">
            <text:p>Hasbro Interactive</text:p>
          </table:table-cell>
          <table:table-cell office:value-type="string">
            <text:p>Pipedream Interactive, Inc.</text:p>
          </table:table-cell>
          <table:table-cell office:value-type="string">
            <text:p>Action</text:p>
          </table:table-cell>
          <table:table-cell office:value-type="string">
            <text:p>3.0</text:p>
          </table:table-cell>
          <table:table-cell office:value-type="string">
            <text:p>1-2 Players</text:p>
          </table:table-cell>
          <table:table-cell office:value-type="string">
            <text:p>The hip character from the 1980's returns in a new, 3D puzzle adventure. This time, you must help Q*bert save his friends, while solving all of the detailed 3D level that are part of 4 unique worlds, while avoiding the bad guys at the same time. And that's no easy task. Powerups litter the levels, while warp points can get you out of all those sticky situations.</text:p>
          </table:table-cell>
          <table:table-cell table:formula="of:=CONCATENATE(&quot;&lt;game name=&quot;;CHAR(34);[.A258];CHAR(34);&quot;&gt; &lt;year&gt;&quot;;[.B258];&quot;&lt;/year&gt; &lt;rating&gt;&quot;;[.C258];&quot;&lt;/rating&gt; &lt;title&gt;&quot;;[.D258];&quot;&lt;/title&gt; &lt;pub&gt;&quot;;[.E258];&quot;&lt;/pub&gt; &lt;dev&gt;&quot;;[.F258];&quot;&lt;/dev&gt; &lt;genre&gt;&quot;;[.G258];&quot;&lt;/genre&gt; &lt;score&gt;&quot;;[.H258];&quot;&lt;/score&gt; &lt;player&gt;&quot;;[.I258];&quot;&lt;/player&gt; &lt;story&gt;&quot;;[.J258];&quot;&lt;/story&gt; &lt;/game&gt;&quot;)" office:value-type="string" office:string-value="&lt;game name=&quot;Q-Bert (USA)&quot;&gt; &lt;year&gt;2000&lt;/year&gt; &lt;rating&gt;ESRB - E (Everyone)&lt;/rating&gt; &lt;title&gt;Q-Bert &lt;/title&gt; &lt;pub&gt;Hasbro Interactive&lt;/pub&gt; &lt;dev&gt;Pipedream Interactive, Inc.&lt;/dev&gt; &lt;genre&gt;Action&lt;/genre&gt; &lt;score&gt;3.0&lt;/score&gt; &lt;player&gt;1-2 Players&lt;/player&gt; &lt;story&gt;The hip character from the 1980's returns in a new, 3D puzzle adventure. This time, you must help Q*bert save his friends, while solving all of the detailed 3D level that are part of 4 unique worlds, while avoiding the bad guys at the same time. And that's no easy task. Powerups litter the levels, while warp points can get you out of all those sticky situations.&lt;/story&gt; &lt;/game&gt;">
            <text:p>&lt;game name="Q-Bert (USA)"&gt; &lt;year&gt;2000&lt;/year&gt; &lt;rating&gt;ESRB - E (Everyone)&lt;/rating&gt; &lt;title&gt;Q-Bert &lt;/title&gt; &lt;pub&gt;Hasbro Interactive&lt;/pub&gt; &lt;dev&gt;Pipedream Interactive, Inc.&lt;/dev&gt; &lt;genre&gt;Action&lt;/genre&gt; &lt;score&gt;3.0&lt;/score&gt; &lt;player&gt;1-2 Players&lt;/player&gt; &lt;story&gt;The hip character from the 1980's returns in a new, 3D puzzle adventure. This time, you must help Q*bert save his friends, while solving all of the detailed 3D level that are part of 4 unique worlds, while avoiding the bad guys at the same time. And that's no easy task. Powerups litter the levels, while warp points can get you out of all those sticky situations.&lt;/story&gt; &lt;/game&gt;</text:p>
          </table:table-cell>
        </table:table-row>
        <table:table-row table:style-name="ro1">
          <table:table-cell office:value-type="string">
            <text:p>House of the Dead 2, The (USA)</text:p>
          </table:table-cell>
          <table:table-cell office:value-type="float" office:value="2000">
            <text:p>2000</text:p>
          </table:table-cell>
          <table:table-cell office:value-type="string">
            <text:p>ESRB - M (Mature)</text:p>
          </table:table-cell>
          <table:table-cell office:value-type="string">
            <text:p>House of the Dead 2, The </text:p>
          </table:table-cell>
          <table:table-cell office:value-type="string">
            <text:p>Sega</text:p>
          </table:table-cell>
          <table:table-cell office:value-type="string">
            <text:p>Wow Entertainment, Inc.</text:p>
          </table:table-cell>
          <table:table-cell office:value-type="string">
            <text:p>Gun</text:p>
          </table:table-cell>
          <table:table-cell office:value-type="string">
            <text:p>3.6</text:p>
          </table:table-cell>
          <table:table-cell office:value-type="string">
            <text:p>1-2 Players</text:p>
          </table:table-cell>
          <table:table-cell office:value-type="string">
            <text:p>The House of The Dead 2 is a conversion of Sega's popular light gun arcade game. In this game you play the role of a detective out to stop a madman who has unleashed zombies and other horrid creatures on an Italian city. You have to kill the monsters, save people and find out the plans behind this mayhem. The game uses a auto game camera which pans around in a preset manner as you venture through the city killing the creatures and rescuing people. Extra modes like training and time trial are included for replayability.</text:p>
          </table:table-cell>
          <table:table-cell table:formula="of:=CONCATENATE(&quot;&lt;game name=&quot;;CHAR(34);[.A259];CHAR(34);&quot;&gt; &lt;year&gt;&quot;;[.B259];&quot;&lt;/year&gt; &lt;rating&gt;&quot;;[.C259];&quot;&lt;/rating&gt; &lt;title&gt;&quot;;[.D259];&quot;&lt;/title&gt; &lt;pub&gt;&quot;;[.E259];&quot;&lt;/pub&gt; &lt;dev&gt;&quot;;[.F259];&quot;&lt;/dev&gt; &lt;genre&gt;&quot;;[.G259];&quot;&lt;/genre&gt; &lt;score&gt;&quot;;[.H259];&quot;&lt;/score&gt; &lt;player&gt;&quot;;[.I259];&quot;&lt;/player&gt; &lt;story&gt;&quot;;[.J259];&quot;&lt;/story&gt; &lt;/game&gt;&quot;)" office:value-type="string" office:string-value="&lt;game name=&quot;House of the Dead 2, The (USA)&quot;&gt; &lt;year&gt;2000&lt;/year&gt; &lt;rating&gt;ESRB - M (Mature)&lt;/rating&gt; &lt;title&gt;House of the Dead 2, The &lt;/title&gt; &lt;pub&gt;Sega&lt;/pub&gt; &lt;dev&gt;Wow Entertainment, Inc.&lt;/dev&gt; &lt;genre&gt;Gun&lt;/genre&gt; &lt;score&gt;3.6&lt;/score&gt; &lt;player&gt;1-2 Players&lt;/player&gt; &lt;story&gt;The House of The Dead 2 is a conversion of Sega's popular light gun arcade game. In this game you play the role of a detective out to stop a madman who has unleashed zombies and other horrid creatures on an Italian city. You have to kill the monsters, save people and find out the plans behind this mayhem. The game uses a auto game camera which pans around in a preset manner as you venture through the city killing the creatures and rescuing people. Extra modes like training and time trial are included for replayability.&lt;/story&gt; &lt;/game&gt;">
            <text:p>&lt;game name="House of the Dead 2, The (USA)"&gt; &lt;year&gt;2000&lt;/year&gt; &lt;rating&gt;ESRB - M (Mature)&lt;/rating&gt; &lt;title&gt;House of the Dead 2, The &lt;/title&gt; &lt;pub&gt;Sega&lt;/pub&gt; &lt;dev&gt;Wow Entertainment, Inc.&lt;/dev&gt; &lt;genre&gt;Gun&lt;/genre&gt; &lt;score&gt;3.6&lt;/score&gt; &lt;player&gt;1-2 Players&lt;/player&gt; &lt;story&gt;The House of The Dead 2 is a conversion of Sega's popular light gun arcade game. In this game you play the role of a detective out to stop a madman who has unleashed zombies and other horrid creatures on an Italian city. You have to kill the monsters, save people and find out the plans behind this mayhem. The game uses a auto game camera which pans around in a preset manner as you venture through the city killing the creatures and rescuing people. Extra modes like training and time trial are included for replayability.&lt;/story&gt; &lt;/game&gt;</text:p>
          </table:table-cell>
        </table:table-row>
        <table:table-row table:style-name="ro1">
          <table:table-cell office:value-type="string">
            <text:p>Wetrix+ (USA)</text:p>
          </table:table-cell>
          <table:table-cell office:value-type="float" office:value="1999">
            <text:p>1999</text:p>
          </table:table-cell>
          <table:table-cell office:value-type="string">
            <text:p>ESRB - E (Everyone)</text:p>
          </table:table-cell>
          <table:table-cell office:value-type="string">
            <text:p>Wetrix+ </text:p>
          </table:table-cell>
          <table:table-cell office:value-type="string">
            <text:p>Xicat Interactive</text:p>
          </table:table-cell>
          <table:table-cell office:value-type="string">
            <text:p>Zed Two Game Design Studio</text:p>
          </table:table-cell>
          <table:table-cell office:value-type="string">
            <text:p>Puzzle</text:p>
          </table:table-cell>
          <table:table-cell office:value-type="string">
            <text:p>3.4</text:p>
          </table:table-cell>
          <table:table-cell office:value-type="string">
            <text:p>1-2 Players</text:p>
          </table:table-cell>
          <table:table-cell office:value-type="string">
            <text:p>The idea for this game is that you must build barriers on the arena to stop the water from leaking out. As you go along, rain starts to fall onto the arena, so you better keep the walls as high as possible. Too much on the screen, though, will start and earthquake. Ice blocks fall to freeze the water. Bombs drop, leaving holes in your walls and fireballs dry up the water. Simply go as long as possible to get as high a score as you can. There is a practice mode available, and you can play against a friend.</text:p>
          </table:table-cell>
          <table:table-cell table:formula="of:=CONCATENATE(&quot;&lt;game name=&quot;;CHAR(34);[.A260];CHAR(34);&quot;&gt; &lt;year&gt;&quot;;[.B260];&quot;&lt;/year&gt; &lt;rating&gt;&quot;;[.C260];&quot;&lt;/rating&gt; &lt;title&gt;&quot;;[.D260];&quot;&lt;/title&gt; &lt;pub&gt;&quot;;[.E260];&quot;&lt;/pub&gt; &lt;dev&gt;&quot;;[.F260];&quot;&lt;/dev&gt; &lt;genre&gt;&quot;;[.G260];&quot;&lt;/genre&gt; &lt;score&gt;&quot;;[.H260];&quot;&lt;/score&gt; &lt;player&gt;&quot;;[.I260];&quot;&lt;/player&gt; &lt;story&gt;&quot;;[.J260];&quot;&lt;/story&gt; &lt;/game&gt;&quot;)" office:value-type="string" office:string-value="&lt;game name=&quot;Wetrix+ (USA)&quot;&gt; &lt;year&gt;1999&lt;/year&gt; &lt;rating&gt;ESRB - E (Everyone)&lt;/rating&gt; &lt;title&gt;Wetrix+ &lt;/title&gt; &lt;pub&gt;Xicat Interactive&lt;/pub&gt; &lt;dev&gt;Zed Two Game Design Studio&lt;/dev&gt; &lt;genre&gt;Puzzle&lt;/genre&gt; &lt;score&gt;3.4&lt;/score&gt; &lt;player&gt;1-2 Players&lt;/player&gt; &lt;story&gt;The idea for this game is that you must build barriers on the arena to stop the water from leaking out. As you go along, rain starts to fall onto the arena, so you better keep the walls as high as possible. Too much on the screen, though, will start and earthquake. Ice blocks fall to freeze the water. Bombs drop, leaving holes in your walls and fireballs dry up the water. Simply go as long as possible to get as high a score as you can. There is a practice mode available, and you can play against a friend.&lt;/story&gt; &lt;/game&gt;">
            <text:p>&lt;game name="Wetrix+ (USA)"&gt; &lt;year&gt;1999&lt;/year&gt; &lt;rating&gt;ESRB - E (Everyone)&lt;/rating&gt; &lt;title&gt;Wetrix+ &lt;/title&gt; &lt;pub&gt;Xicat Interactive&lt;/pub&gt; &lt;dev&gt;Zed Two Game Design Studio&lt;/dev&gt; &lt;genre&gt;Puzzle&lt;/genre&gt; &lt;score&gt;3.4&lt;/score&gt; &lt;player&gt;1-2 Players&lt;/player&gt; &lt;story&gt;The idea for this game is that you must build barriers on the arena to stop the water from leaking out. As you go along, rain starts to fall onto the arena, so you better keep the walls as high as possible. Too much on the screen, though, will start and earthquake. Ice blocks fall to freeze the water. Bombs drop, leaving holes in your walls and fireballs dry up the water. Simply go as long as possible to get as high a score as you can. There is a practice mode available, and you can play against a friend.&lt;/story&gt; &lt;/game&gt;</text:p>
          </table:table-cell>
        </table:table-row>
        <table:table-row table:style-name="ro1">
          <table:table-cell office:value-type="string">
            <text:p>Last Blade 2 - Heart of the Samurai, The (USA)</text:p>
          </table:table-cell>
          <table:table-cell office:value-type="float" office:value="2001">
            <text:p>2001</text:p>
          </table:table-cell>
          <table:table-cell office:value-type="string">
            <text:p>ESRB - T (Teen)</text:p>
          </table:table-cell>
          <table:table-cell office:value-type="string">
            <text:p>Last Blade 2 - Heart of the Samurai, The </text:p>
          </table:table-cell>
          <table:table-cell office:value-type="string">
            <text:p>Agetec Inc.</text:p>
          </table:table-cell>
          <table:table-cell office:value-type="string">
            <text:p>SNK Corporation</text:p>
          </table:table-cell>
          <table:table-cell office:value-type="string">
            <text:p>Fighter</text:p>
          </table:table-cell>
          <table:table-cell office:value-type="string">
            <text:p>3.8</text:p>
          </table:table-cell>
          <table:table-cell office:value-type="string">
            <text:p>1-2 Players</text:p>
          </table:table-cell>
          <table:table-cell office:value-type="string">
            <text:p>The Last Blade 2: Heart of the Samurai is a 2D fighting game which features anime-style characters that fight each other with swords, clubs, and even fishing poles. These characters pull off their special moves with that 'quarter-circle-to-half-circle' and 'double-half-circle' controller motions, reminiscent of Street Fighter.</text:p>
          </table:table-cell>
          <table:table-cell table:formula="of:=CONCATENATE(&quot;&lt;game name=&quot;;CHAR(34);[.A261];CHAR(34);&quot;&gt; &lt;year&gt;&quot;;[.B261];&quot;&lt;/year&gt; &lt;rating&gt;&quot;;[.C261];&quot;&lt;/rating&gt; &lt;title&gt;&quot;;[.D261];&quot;&lt;/title&gt; &lt;pub&gt;&quot;;[.E261];&quot;&lt;/pub&gt; &lt;dev&gt;&quot;;[.F261];&quot;&lt;/dev&gt; &lt;genre&gt;&quot;;[.G261];&quot;&lt;/genre&gt; &lt;score&gt;&quot;;[.H261];&quot;&lt;/score&gt; &lt;player&gt;&quot;;[.I261];&quot;&lt;/player&gt; &lt;story&gt;&quot;;[.J261];&quot;&lt;/story&gt; &lt;/game&gt;&quot;)" office:value-type="string" office:string-value="&lt;game name=&quot;Last Blade 2 - Heart of the Samurai, The (USA)&quot;&gt; &lt;year&gt;2001&lt;/year&gt; &lt;rating&gt;ESRB - T (Teen)&lt;/rating&gt; &lt;title&gt;Last Blade 2 - Heart of the Samurai, The &lt;/title&gt; &lt;pub&gt;Agetec Inc.&lt;/pub&gt; &lt;dev&gt;SNK Corporation&lt;/dev&gt; &lt;genre&gt;Fighter&lt;/genre&gt; &lt;score&gt;3.8&lt;/score&gt; &lt;player&gt;1-2 Players&lt;/player&gt; &lt;story&gt;The Last Blade 2: Heart of the Samurai is a 2D fighting game which features anime-style characters that fight each other with swords, clubs, and even fishing poles. These characters pull off their special moves with that 'quarter-circle-to-half-circle' and 'double-half-circle' controller motions, reminiscent of Street Fighter.&lt;/story&gt; &lt;/game&gt;">
            <text:p>&lt;game name="Last Blade 2 - Heart of the Samurai, The (USA)"&gt; &lt;year&gt;2001&lt;/year&gt; &lt;rating&gt;ESRB - T (Teen)&lt;/rating&gt; &lt;title&gt;Last Blade 2 - Heart of the Samurai, The &lt;/title&gt; &lt;pub&gt;Agetec Inc.&lt;/pub&gt; &lt;dev&gt;SNK Corporation&lt;/dev&gt; &lt;genre&gt;Fighter&lt;/genre&gt; &lt;score&gt;3.8&lt;/score&gt; &lt;player&gt;1-2 Players&lt;/player&gt; &lt;story&gt;The Last Blade 2: Heart of the Samurai is a 2D fighting game which features anime-style characters that fight each other with swords, clubs, and even fishing poles. These characters pull off their special moves with that 'quarter-circle-to-half-circle' and 'double-half-circle' controller motions, reminiscent of Street Fighter.&lt;/story&gt; &lt;/game&gt;</text:p>
          </table:table-cell>
        </table:table-row>
        <table:table-row table:style-name="ro1">
          <table:table-cell office:value-type="string">
            <text:p>Giant Gram - All-Japan Pro Wrestling 2 (Japan)</text:p>
          </table:table-cell>
          <table:table-cell office:value-type="float" office:value="1999">
            <text:p>1999</text:p>
          </table:table-cell>
          <table:table-cell office:value-type="string">
            <text:p>ESRB - E (Everyone)</text:p>
          </table:table-cell>
          <table:table-cell office:value-type="string">
            <text:p>Giant Gram - All-Japan Pro Wrestling 2 </text:p>
          </table:table-cell>
          <table:table-cell office:value-type="string">
            <text:p>Sega</text:p>
          </table:table-cell>
          <table:table-cell office:value-type="string">
            <text:p>Scarab </text:p>
          </table:table-cell>
          <table:table-cell office:value-type="string">
            <text:p>Sports/Wrestling</text:p>
          </table:table-cell>
          <table:table-cell office:value-type="string">
            <text:p>4.1</text:p>
          </table:table-cell>
          <table:table-cell office:value-type="string">
            <text:p>1-4 Players</text:p>
          </table:table-cell>
          <table:table-cell office:value-type="string">
            <text:p>The official name for the game is ''Giant Gram: All Japan Pro Wrestling 2 in Nippon Budokan''. This is the long awaited sequel for ''All Japan Pro Wrestling featuring Virtua'' that hit the Sega Saturn back in 1996. This game is on the Sega Dreamcast this time around; it was converted from the arcade version, which is only in Japan, for the Dreamcast. The arcade version is running on the Naomi chipset. Since the Dreamcast console is based on this chipset, this enables for an excellent conversion for a home system. The game runs at 60FPS on the Dreamcast. The graphics are silky smooth with no slowdown whatsoever. The game is playable with the Dreamcast arcade joystick if you are looking for a real arcade feel to the game.</text:p>
          </table:table-cell>
          <table:table-cell table:formula="of:=CONCATENATE(&quot;&lt;game name=&quot;;CHAR(34);[.A262];CHAR(34);&quot;&gt; &lt;year&gt;&quot;;[.B262];&quot;&lt;/year&gt; &lt;rating&gt;&quot;;[.C262];&quot;&lt;/rating&gt; &lt;title&gt;&quot;;[.D262];&quot;&lt;/title&gt; &lt;pub&gt;&quot;;[.E262];&quot;&lt;/pub&gt; &lt;dev&gt;&quot;;[.F262];&quot;&lt;/dev&gt; &lt;genre&gt;&quot;;[.G262];&quot;&lt;/genre&gt; &lt;score&gt;&quot;;[.H262];&quot;&lt;/score&gt; &lt;player&gt;&quot;;[.I262];&quot;&lt;/player&gt; &lt;story&gt;&quot;;[.J262];&quot;&lt;/story&gt; &lt;/game&gt;&quot;)" office:value-type="string" office:string-value="&lt;game name=&quot;Giant Gram - All-Japan Pro Wrestling 2 (Japan)&quot;&gt; &lt;year&gt;1999&lt;/year&gt; &lt;rating&gt;ESRB - E (Everyone)&lt;/rating&gt; &lt;title&gt;Giant Gram - All-Japan Pro Wrestling 2 &lt;/title&gt; &lt;pub&gt;Sega&lt;/pub&gt; &lt;dev&gt;Scarab &lt;/dev&gt; &lt;genre&gt;Sports/Wrestling&lt;/genre&gt; &lt;score&gt;4.1&lt;/score&gt; &lt;player&gt;1-4 Players&lt;/player&gt; &lt;story&gt;The official name for the game is ''Giant Gram: All Japan Pro Wrestling 2 in Nippon Budokan''. This is the long awaited sequel for ''All Japan Pro Wrestling featuring Virtua'' that hit the Sega Saturn back in 1996. This game is on the Sega Dreamcast this time around; it was converted from the arcade version, which is only in Japan, for the Dreamcast. The arcade version is running on the Naomi chipset. Since the Dreamcast console is based on this chipset, this enables for an excellent conversion for a home system. The game runs at 60FPS on the Dreamcast. The graphics are silky smooth with no slowdown whatsoever. The game is playable with the Dreamcast arcade joystick if you are looking for a real arcade feel to the game.&lt;/story&gt; &lt;/game&gt;">
            <text:p>&lt;game name="Giant Gram - All-Japan Pro Wrestling 2 (Japan)"&gt; &lt;year&gt;1999&lt;/year&gt; &lt;rating&gt;ESRB - E (Everyone)&lt;/rating&gt; &lt;title&gt;Giant Gram - All-Japan Pro Wrestling 2 &lt;/title&gt; &lt;pub&gt;Sega&lt;/pub&gt; &lt;dev&gt;Scarab &lt;/dev&gt; &lt;genre&gt;Sports/Wrestling&lt;/genre&gt; &lt;score&gt;4.1&lt;/score&gt; &lt;player&gt;1-4 Players&lt;/player&gt; &lt;story&gt;The official name for the game is ''Giant Gram: All Japan Pro Wrestling 2 in Nippon Budokan''. This is the long awaited sequel for ''All Japan Pro Wrestling featuring Virtua'' that hit the Sega Saturn back in 1996. This game is on the Sega Dreamcast this time around; it was converted from the arcade version, which is only in Japan, for the Dreamcast. The arcade version is running on the Naomi chipset. Since the Dreamcast console is based on this chipset, this enables for an excellent conversion for a home system. The game runs at 60FPS on the Dreamcast. The graphics are silky smooth with no slowdown whatsoever. The game is playable with the Dreamcast arcade joystick if you are looking for a real arcade feel to the game.&lt;/story&gt; &lt;/game&gt;</text:p>
          </table:table-cell>
        </table:table-row>
        <table:table-row table:style-name="ro1">
          <table:table-cell office:value-type="string">
            <text:p>Sydney 2000 (USA)</text:p>
          </table:table-cell>
          <table:table-cell office:value-type="float" office:value="2000">
            <text:p>2000</text:p>
          </table:table-cell>
          <table:table-cell office:value-type="string">
            <text:p>ESRB - E (Everyone)</text:p>
          </table:table-cell>
          <table:table-cell office:value-type="string">
            <text:p>Sydney 2000 </text:p>
          </table:table-cell>
          <table:table-cell office:value-type="string">
            <text:p>Eidos Interactive</text:p>
          </table:table-cell>
          <table:table-cell office:value-type="string">
            <text:p>Attention to Detail Limited</text:p>
          </table:table-cell>
          <table:table-cell office:value-type="string">
            <text:p>Olympic/Sports</text:p>
          </table:table-cell>
          <table:table-cell office:value-type="string">
            <text:p>2.3</text:p>
          </table:table-cell>
          <table:table-cell office:value-type="string">
            <text:p>1-4 Players</text:p>
          </table:table-cell>
          <table:table-cell office:value-type="string">
            <text:p>The official video game of the Games of the XXVII Olympiad held in 2000 in Sydney. It includes 32 nations, going for gold in 12 events divided by 6 sports: Athletics (100m dash, 110m hurdles, hammer and javelin throw, triple jump and high jump), Aquatics (200m freestyle and 10m platform diving), Kayak K1 Slalom, Super Heavyweight Weight Lifting, Skeet Shooting and Three-man track cycling pursuit. All events feature 3D graphics with cameras that mimic the ones used in TV broadcasts.****Gameplay is the usual found in games of the genre - button mashing the two power buttons is required in most events to build up strength/speed, with an additional third button setting the actions, such as jumping or throwing angle. Other events feature alternate control methods, such as Slalom (where it's possible to press certain buttons to dodge the rower between the gates if the Kayak is going to hit one or place the paddle to force into a certain direction), <text:s/>Diving (following a "click-along" sequence of keys) and Skeet (the direction keys controlling the aim, one button to start and other to shoot).****Along an arcade and 8-player action, the Olympic mode gives the player the option to build their athlete from the national open trials to the Olympics. By completing training drills in the Cyber Gym, the athlete increases his athletic abilities: Citius, Altius, Fortius, as told by the Olympic Motto. Before joining the competition, the player must beat national, continental and international opponents.</text:p>
          </table:table-cell>
          <table:table-cell table:formula="of:=CONCATENATE(&quot;&lt;game name=&quot;;CHAR(34);[.A263];CHAR(34);&quot;&gt; &lt;year&gt;&quot;;[.B263];&quot;&lt;/year&gt; &lt;rating&gt;&quot;;[.C263];&quot;&lt;/rating&gt; &lt;title&gt;&quot;;[.D263];&quot;&lt;/title&gt; &lt;pub&gt;&quot;;[.E263];&quot;&lt;/pub&gt; &lt;dev&gt;&quot;;[.F263];&quot;&lt;/dev&gt; &lt;genre&gt;&quot;;[.G263];&quot;&lt;/genre&gt; &lt;score&gt;&quot;;[.H263];&quot;&lt;/score&gt; &lt;player&gt;&quot;;[.I263];&quot;&lt;/player&gt; &lt;story&gt;&quot;;[.J263];&quot;&lt;/story&gt; &lt;/game&gt;&quot;)" office:value-type="string" office:string-value="&lt;game name=&quot;Sydney 2000 (USA)&quot;&gt; &lt;year&gt;2000&lt;/year&gt; &lt;rating&gt;ESRB - E (Everyone)&lt;/rating&gt; &lt;title&gt;Sydney 2000 &lt;/title&gt; &lt;pub&gt;Eidos Interactive&lt;/pub&gt; &lt;dev&gt;Attention to Detail Limited&lt;/dev&gt; &lt;genre&gt;Olympic/Sports&lt;/genre&gt; &lt;score&gt;2.3&lt;/score&gt; &lt;player&gt;1-4 Players&lt;/player&gt; &lt;story&gt;The official video game of the Games of the XXVII Olympiad held in 2000 in Sydney. It includes 32 nations, going for gold in 12 events divided by 6 sports: Athletics (100m dash, 110m hurdles, hammer and javelin throw, triple jump and high jump), Aquatics (200m freestyle and 10m platform diving), Kayak K1 Slalom, Super Heavyweight Weight Lifting, Skeet Shooting and Three-man track cycling pursuit. All events feature 3D graphics with cameras that mimic the ones used in TV broadcasts.****Gameplay is the usual found in games of the genre - button mashing the two power buttons is required in most events to build up strength/speed, with an additional third button setting the actions, such as jumping or throwing angle. Other events feature alternate control methods, such as Slalom (where it's possible to press certain buttons to dodge the rower between the gates if the Kayak is going to hit one or place the paddle to force into a certain direction),  Diving (following a &quot;click-along&quot; sequence of keys) and Skeet (the direction keys controlling the aim, one button to start and other to shoot).****Along an arcade and 8-player action, the Olympic mode gives the player the option to build their athlete from the national open trials to the Olympics. By completing training drills in the Cyber Gym, the athlete increases his athletic abilities: Citius, Altius, Fortius, as told by the Olympic Motto. Before joining the competition, the player must beat national, continental and international opponents.&lt;/story&gt; &lt;/game&gt;">
            <text:p>&lt;game name="Sydney 2000 (USA)"&gt; &lt;year&gt;2000&lt;/year&gt; &lt;rating&gt;ESRB - E (Everyone)&lt;/rating&gt; &lt;title&gt;Sydney 2000 &lt;/title&gt; &lt;pub&gt;Eidos Interactive&lt;/pub&gt; &lt;dev&gt;Attention to Detail Limited&lt;/dev&gt; &lt;genre&gt;Olympic/Sports&lt;/genre&gt; &lt;score&gt;2.3&lt;/score&gt; &lt;player&gt;1-4 Players&lt;/player&gt; &lt;story&gt;The official video game of the Games of the XXVII Olympiad held in 2000 in Sydney. It includes 32 nations, going for gold in 12 events divided by 6 sports: Athletics (100m dash, 110m hurdles, hammer and javelin throw, triple jump and high jump), Aquatics (200m freestyle and 10m platform diving), Kayak K1 Slalom, Super Heavyweight Weight Lifting, Skeet Shooting and Three-man track cycling pursuit. All events feature 3D graphics with cameras that mimic the ones used in TV broadcasts.****Gameplay is the usual found in games of the genre - button mashing the two power buttons is required in most events to build up strength/speed, with an additional third button setting the actions, such as jumping or throwing angle. Other events feature alternate control methods, such as Slalom (where it's possible to press certain buttons to dodge the rower between the gates if the Kayak is going to hit one or place the paddle to force into a certain direction), <text:s/>Diving (following a "click-along" sequence of keys) and Skeet (the direction keys controlling the aim, one button to start and other to shoot).****Along an arcade and 8-player action, the Olympic mode gives the player the option to build their athlete from the national open trials to the Olympics. By completing training drills in the Cyber Gym, the athlete increases his athletic abilities: Citius, Altius, Fortius, as told by the Olympic Motto. Before joining the competition, the player must beat national, continental and international opponents.&lt;/story&gt; &lt;/game&gt;</text:p>
          </table:table-cell>
        </table:table-row>
        <table:table-row table:style-name="ro1">
          <table:table-cell office:value-type="string">
            <text:p>Capcom vs. SNK - Millennium Fight 2000 Pro (Japan)</text:p>
          </table:table-cell>
          <table:table-cell office:value-type="float" office:value="2001">
            <text:p>2001</text:p>
          </table:table-cell>
          <table:table-cell office:value-type="string">
            <text:p>ESRB - T (Teen)</text:p>
          </table:table-cell>
          <table:table-cell office:value-type="string">
            <text:p>Capcom vs. SNK - Millennium Fight 2000 Pro </text:p>
          </table:table-cell>
          <table:table-cell table:number-columns-repeated="2" office:value-type="string">
            <text:p>Capcom</text:p>
          </table:table-cell>
          <table:table-cell office:value-type="string">
            <text:p>Fighter</text:p>
          </table:table-cell>
          <table:table-cell office:value-type="float" office:value="4.2">
            <text:p>4.2</text:p>
          </table:table-cell>
          <table:table-cell office:value-type="string">
            <text:p>1-2 Players</text:p>
          </table:table-cell>
          <table:table-cell office:value-type="string">
            <text:p>The original Capcom VS SNK gets an home exclusive upgrade with CVS Pro. New additions include Joe Higashi of SNK fame and Capcom's own taunt-master Dan Hibiki, added moves for existing characters, and new modes of play.****A special version was created for the PSOne, with redone graphics and slightly refined speed and play.</text:p>
          </table:table-cell>
          <table:table-cell table:formula="of:=CONCATENATE(&quot;&lt;game name=&quot;;CHAR(34);[.A264];CHAR(34);&quot;&gt; &lt;year&gt;&quot;;[.B264];&quot;&lt;/year&gt; &lt;rating&gt;&quot;;[.C264];&quot;&lt;/rating&gt; &lt;title&gt;&quot;;[.D264];&quot;&lt;/title&gt; &lt;pub&gt;&quot;;[.E264];&quot;&lt;/pub&gt; &lt;dev&gt;&quot;;[.F264];&quot;&lt;/dev&gt; &lt;genre&gt;&quot;;[.G264];&quot;&lt;/genre&gt; &lt;score&gt;&quot;;[.H264];&quot;&lt;/score&gt; &lt;player&gt;&quot;;[.I264];&quot;&lt;/player&gt; &lt;story&gt;&quot;;[.J264];&quot;&lt;/story&gt; &lt;/game&gt;&quot;)" office:value-type="string" office:string-value="&lt;game name=&quot;Capcom vs. SNK - Millennium Fight 2000 Pro (Japan)&quot;&gt; &lt;year&gt;2001&lt;/year&gt; &lt;rating&gt;ESRB - T (Teen)&lt;/rating&gt; &lt;title&gt;Capcom vs. SNK - Millennium Fight 2000 Pro &lt;/title&gt; &lt;pub&gt;Capcom&lt;/pub&gt; &lt;dev&gt;Capcom&lt;/dev&gt; &lt;genre&gt;Fighter&lt;/genre&gt; &lt;score&gt;4.2&lt;/score&gt; &lt;player&gt;1-2 Players&lt;/player&gt; &lt;story&gt;The original Capcom VS SNK gets an home exclusive upgrade with CVS Pro. New additions include Joe Higashi of SNK fame and Capcom's own taunt-master Dan Hibiki, added moves for existing characters, and new modes of play.****A special version was created for the PSOne, with redone graphics and slightly refined speed and play.&lt;/story&gt; &lt;/game&gt;">
            <text:p>&lt;game name="Capcom vs. SNK - Millennium Fight 2000 Pro (Japan)"&gt; &lt;year&gt;2001&lt;/year&gt; &lt;rating&gt;ESRB - T (Teen)&lt;/rating&gt; &lt;title&gt;Capcom vs. SNK - Millennium Fight 2000 Pro &lt;/title&gt; &lt;pub&gt;Capcom&lt;/pub&gt; &lt;dev&gt;Capcom&lt;/dev&gt; &lt;genre&gt;Fighter&lt;/genre&gt; &lt;score&gt;4.2&lt;/score&gt; &lt;player&gt;1-2 Players&lt;/player&gt; &lt;story&gt;The original Capcom VS SNK gets an home exclusive upgrade with CVS Pro. New additions include Joe Higashi of SNK fame and Capcom's own taunt-master Dan Hibiki, added moves for existing characters, and new modes of play.****A special version was created for the PSOne, with redone graphics and slightly refined speed and play.&lt;/story&gt; &lt;/game&gt;</text:p>
          </table:table-cell>
        </table:table-row>
        <table:table-row table:style-name="ro1">
          <table:table-cell office:value-type="string">
            <text:p>Hidden &amp; Dangerous (USA)</text:p>
          </table:table-cell>
          <table:table-cell office:value-type="float" office:value="2000">
            <text:p>2000</text:p>
          </table:table-cell>
          <table:table-cell office:value-type="string">
            <text:p>ESRB - M (Mature)</text:p>
          </table:table-cell>
          <table:table-cell office:value-type="string">
            <text:p>Hidden &amp; Dangerous </text:p>
          </table:table-cell>
          <table:table-cell office:value-type="string">
            <text:p>TalonSoft</text:p>
          </table:table-cell>
          <table:table-cell office:value-type="string">
            <text:p>Illusion Softworks, a.s.</text:p>
          </table:table-cell>
          <table:table-cell office:value-type="string">
            <text:p>Adventure</text:p>
          </table:table-cell>
          <table:table-cell office:value-type="string">
            <text:p>2.4</text:p>
          </table:table-cell>
          <table:table-cell office:value-type="string">
            <text:p>1 Player</text:p>
          </table:table-cell>
          <table:table-cell office:value-type="string">
            <text:p>The player play four Allied commandos in operations during World War 2. Mission vary from bomb planting to hostage rescue. The player can even drive tanks and other vehicles. ****The player can control a soldier in FPS mode and control the rest in a tactics mode. ****The campaign is divided into many episodes, and each episode into missions.</text:p>
          </table:table-cell>
          <table:table-cell table:formula="of:=CONCATENATE(&quot;&lt;game name=&quot;;CHAR(34);[.A265];CHAR(34);&quot;&gt; &lt;year&gt;&quot;;[.B265];&quot;&lt;/year&gt; &lt;rating&gt;&quot;;[.C265];&quot;&lt;/rating&gt; &lt;title&gt;&quot;;[.D265];&quot;&lt;/title&gt; &lt;pub&gt;&quot;;[.E265];&quot;&lt;/pub&gt; &lt;dev&gt;&quot;;[.F265];&quot;&lt;/dev&gt; &lt;genre&gt;&quot;;[.G265];&quot;&lt;/genre&gt; &lt;score&gt;&quot;;[.H265];&quot;&lt;/score&gt; &lt;player&gt;&quot;;[.I265];&quot;&lt;/player&gt; &lt;story&gt;&quot;;[.J265];&quot;&lt;/story&gt; &lt;/game&gt;&quot;)" office:value-type="string" office:string-value="&lt;game name=&quot;Hidden &amp; Dangerous (USA)&quot;&gt; &lt;year&gt;2000&lt;/year&gt; &lt;rating&gt;ESRB - M (Mature)&lt;/rating&gt; &lt;title&gt;Hidden &amp; Dangerous &lt;/title&gt; &lt;pub&gt;TalonSoft&lt;/pub&gt; &lt;dev&gt;Illusion Softworks, a.s.&lt;/dev&gt; &lt;genre&gt;Adventure&lt;/genre&gt; &lt;score&gt;2.4&lt;/score&gt; &lt;player&gt;1 Player&lt;/player&gt; &lt;story&gt;The player play four Allied commandos in operations during World War 2. Mission vary from bomb planting to hostage rescue. The player can even drive tanks and other vehicles. ****The player can control a soldier in FPS mode and control the rest in a tactics mode. ****The campaign is divided into many episodes, and each episode into missions.&lt;/story&gt; &lt;/game&gt;">
            <text:p>&lt;game name="Hidden &amp; Dangerous (USA)"&gt; &lt;year&gt;2000&lt;/year&gt; &lt;rating&gt;ESRB - M (Mature)&lt;/rating&gt; &lt;title&gt;Hidden &amp; Dangerous &lt;/title&gt; &lt;pub&gt;TalonSoft&lt;/pub&gt; &lt;dev&gt;Illusion Softworks, a.s.&lt;/dev&gt; &lt;genre&gt;Adventure&lt;/genre&gt; &lt;score&gt;2.4&lt;/score&gt; &lt;player&gt;1 Player&lt;/player&gt; &lt;story&gt;The player play four Allied commandos in operations during World War 2. Mission vary from bomb planting to hostage rescue. The player can even drive tanks and other vehicles. ****The player can control a soldier in FPS mode and control the rest in a tactics mode. ****The campaign is divided into many episodes, and each episode into missions.&lt;/story&gt; &lt;/game&gt;</text:p>
          </table:table-cell>
        </table:table-row>
        <table:table-row table:style-name="ro1">
          <table:table-cell office:value-type="string">
            <text:p>Dance Dance Revolution Club Mix (Japan)</text:p>
          </table:table-cell>
          <table:table-cell office:value-type="float" office:value="2000">
            <text:p>2000</text:p>
          </table:table-cell>
          <table:table-cell office:value-type="string">
            <text:p>ESRB - E (Everyone)</text:p>
          </table:table-cell>
          <table:table-cell office:value-type="string">
            <text:p>Dance Dance Revolution Club Mix </text:p>
          </table:table-cell>
          <table:table-cell office:value-type="string">
            <text:p>Konami</text:p>
          </table:table-cell>
          <table:table-cell office:value-type="string">
            <text:p>Konami Corporation</text:p>
          </table:table-cell>
          <table:table-cell office:value-type="string">
            <text:p>Rhythm</text:p>
          </table:table-cell>
          <table:table-cell office:value-type="float" office:value="3.8">
            <text:p>3.8</text:p>
          </table:table-cell>
          <table:table-cell office:value-type="string">
            <text:p>1-2 Players</text:p>
          </table:table-cell>
          <table:table-cell office:value-type="string">
            <text:p>The second and last Dance Dance Revolution release for the Dreamcast, the game contains exclusive songs and old favorites from earlier Bemani releases, including the Beatmania series!</text:p>
          </table:table-cell>
          <table:table-cell table:formula="of:=CONCATENATE(&quot;&lt;game name=&quot;;CHAR(34);[.A266];CHAR(34);&quot;&gt; &lt;year&gt;&quot;;[.B266];&quot;&lt;/year&gt; &lt;rating&gt;&quot;;[.C266];&quot;&lt;/rating&gt; &lt;title&gt;&quot;;[.D266];&quot;&lt;/title&gt; &lt;pub&gt;&quot;;[.E266];&quot;&lt;/pub&gt; &lt;dev&gt;&quot;;[.F266];&quot;&lt;/dev&gt; &lt;genre&gt;&quot;;[.G266];&quot;&lt;/genre&gt; &lt;score&gt;&quot;;[.H266];&quot;&lt;/score&gt; &lt;player&gt;&quot;;[.I266];&quot;&lt;/player&gt; &lt;story&gt;&quot;;[.J266];&quot;&lt;/story&gt; &lt;/game&gt;&quot;)" office:value-type="string" office:string-value="&lt;game name=&quot;Dance Dance Revolution Club Mix (Japan)&quot;&gt; &lt;year&gt;2000&lt;/year&gt; &lt;rating&gt;ESRB - E (Everyone)&lt;/rating&gt; &lt;title&gt;Dance Dance Revolution Club Mix &lt;/title&gt; &lt;pub&gt;Konami&lt;/pub&gt; &lt;dev&gt;Konami Corporation&lt;/dev&gt; &lt;genre&gt;Rhythm&lt;/genre&gt; &lt;score&gt;3.8&lt;/score&gt; &lt;player&gt;1-2 Players&lt;/player&gt; &lt;story&gt;The second and last Dance Dance Revolution release for the Dreamcast, the game contains exclusive songs and old favorites from earlier Bemani releases, including the Beatmania series!&lt;/story&gt; &lt;/game&gt;">
            <text:p>&lt;game name="Dance Dance Revolution Club Mix (Japan)"&gt; &lt;year&gt;2000&lt;/year&gt; &lt;rating&gt;ESRB - E (Everyone)&lt;/rating&gt; &lt;title&gt;Dance Dance Revolution Club Mix &lt;/title&gt; &lt;pub&gt;Konami&lt;/pub&gt; &lt;dev&gt;Konami Corporation&lt;/dev&gt; &lt;genre&gt;Rhythm&lt;/genre&gt; &lt;score&gt;3.8&lt;/score&gt; &lt;player&gt;1-2 Players&lt;/player&gt; &lt;story&gt;The second and last Dance Dance Revolution release for the Dreamcast, the game contains exclusive songs and old favorites from earlier Bemani releases, including the Beatmania series!&lt;/story&gt; &lt;/game&gt;</text:p>
          </table:table-cell>
        </table:table-row>
        <table:table-row table:style-name="ro1">
          <table:table-cell office:value-type="string">
            <text:p>Tokyo Xtreme Racer 2 (USA)</text:p>
          </table:table-cell>
          <table:table-cell office:value-type="float" office:value="2000">
            <text:p>2000</text:p>
          </table:table-cell>
          <table:table-cell office:value-type="string">
            <text:p>ESRB - E (Everyone)</text:p>
          </table:table-cell>
          <table:table-cell office:value-type="string">
            <text:p>Tokyo Xtreme Racer 2 </text:p>
          </table:table-cell>
          <table:table-cell office:value-type="string">
            <text:p>Crave</text:p>
          </table:table-cell>
          <table:table-cell office:value-type="string">
            <text:p>Genki Co., Ltd.</text:p>
          </table:table-cell>
          <table:table-cell office:value-type="string">
            <text:p>Driving</text:p>
          </table:table-cell>
          <table:table-cell office:value-type="string">
            <text:p>4.4</text:p>
          </table:table-cell>
          <table:table-cell office:value-type="string">
            <text:p>1 Player</text:p>
          </table:table-cell>
          <table:table-cell office:value-type="string">
            <text:p>The second of the Tokyo Xtreme Racer’s to appear on the Dreamcast, the game play is identically to the first. Once again, there is no specific start, or finish lines, it all depends on how well you drive, and how fast.**This time round, there are more opponents to beat, roughly 120, and plenty of new cars to choose in your quest.****For those unfamiliar with the Tokyo Xtreme Racer series, unlike other racing games, TXR 2 (and others in the series) implements a system found most commonly on fighting games, where each player has a life bar and the player with remain life wins the race. Different factors can cause the life bar of a player to deplete, include hitting into object, other cars, or just simply falling behind the lead car.</text:p>
          </table:table-cell>
          <table:table-cell table:formula="of:=CONCATENATE(&quot;&lt;game name=&quot;;CHAR(34);[.A267];CHAR(34);&quot;&gt; &lt;year&gt;&quot;;[.B267];&quot;&lt;/year&gt; &lt;rating&gt;&quot;;[.C267];&quot;&lt;/rating&gt; &lt;title&gt;&quot;;[.D267];&quot;&lt;/title&gt; &lt;pub&gt;&quot;;[.E267];&quot;&lt;/pub&gt; &lt;dev&gt;&quot;;[.F267];&quot;&lt;/dev&gt; &lt;genre&gt;&quot;;[.G267];&quot;&lt;/genre&gt; &lt;score&gt;&quot;;[.H267];&quot;&lt;/score&gt; &lt;player&gt;&quot;;[.I267];&quot;&lt;/player&gt; &lt;story&gt;&quot;;[.J267];&quot;&lt;/story&gt; &lt;/game&gt;&quot;)" office:value-type="string" office:string-value="&lt;game name=&quot;Tokyo Xtreme Racer 2 (USA)&quot;&gt; &lt;year&gt;2000&lt;/year&gt; &lt;rating&gt;ESRB - E (Everyone)&lt;/rating&gt; &lt;title&gt;Tokyo Xtreme Racer 2 &lt;/title&gt; &lt;pub&gt;Crave&lt;/pub&gt; &lt;dev&gt;Genki Co., Ltd.&lt;/dev&gt; &lt;genre&gt;Driving&lt;/genre&gt; &lt;score&gt;4.4&lt;/score&gt; &lt;player&gt;1 Player&lt;/player&gt; &lt;story&gt;The second of the Tokyo Xtreme Racer’s to appear on the Dreamcast, the game play is identically to the first. Once again, there is no specific start, or finish lines, it all depends on how well you drive, and how fast.**This time round, there are more opponents to beat, roughly 120, and plenty of new cars to choose in your quest.****For those unfamiliar with the Tokyo Xtreme Racer series, unlike other racing games, TXR 2 (and others in the series) implements a system found most commonly on fighting games, where each player has a life bar and the player with remain life wins the race. Different factors can cause the life bar of a player to deplete, include hitting into object, other cars, or just simply falling behind the lead car.&lt;/story&gt; &lt;/game&gt;">
            <text:p>&lt;game name="Tokyo Xtreme Racer 2 (USA)"&gt; &lt;year&gt;2000&lt;/year&gt; &lt;rating&gt;ESRB - E (Everyone)&lt;/rating&gt; &lt;title&gt;Tokyo Xtreme Racer 2 &lt;/title&gt; &lt;pub&gt;Crave&lt;/pub&gt; &lt;dev&gt;Genki Co., Ltd.&lt;/dev&gt; &lt;genre&gt;Driving&lt;/genre&gt; &lt;score&gt;4.4&lt;/score&gt; &lt;player&gt;1 Player&lt;/player&gt; &lt;story&gt;The second of the Tokyo Xtreme Racer’s to appear on the Dreamcast, the game play is identically to the first. Once again, there is no specific start, or finish lines, it all depends on how well you drive, and how fast.**This time round, there are more opponents to beat, roughly 120, and plenty of new cars to choose in your quest.****For those unfamiliar with the Tokyo Xtreme Racer series, unlike other racing games, TXR 2 (and others in the series) implements a system found most commonly on fighting games, where each player has a life bar and the player with remain life wins the race. Different factors can cause the life bar of a player to deplete, include hitting into object, other cars, or just simply falling behind the lead car.&lt;/story&gt; &lt;/game&gt;</text:p>
          </table:table-cell>
        </table:table-row>
        <table:table-row table:style-name="ro1">
          <table:table-cell office:value-type="string">
            <text:p>King of Fighters 2002 (Japan)</text:p>
          </table:table-cell>
          <table:table-cell office:value-type="float" office:value="2003">
            <text:p>2003</text:p>
          </table:table-cell>
          <table:table-cell office:value-type="string">
            <text:p>ESRB - T (Teen)</text:p>
          </table:table-cell>
          <table:table-cell office:value-type="string">
            <text:p>King of Fighters 2002 </text:p>
          </table:table-cell>
          <table:table-cell office:value-type="string">
            <text:p>Playmore</text:p>
          </table:table-cell>
          <table:table-cell office:value-type="string">
            <text:p>Eolith Co., Ltd.</text:p>
          </table:table-cell>
          <table:table-cell office:value-type="string">
            <text:p>Fighter</text:p>
          </table:table-cell>
          <table:table-cell office:value-type="string">
            <text:p>3.5</text:p>
          </table:table-cell>
          <table:table-cell office:value-type="string">
            <text:p>1-2 Players</text:p>
          </table:table-cell>
          <table:table-cell office:value-type="string">
            <text:p>The second plotless "dream match" in The King of Fighters series, this game sports 39 normal characters and 5 hidden characters, some of whom haven't appeared since KOF98. The King of Fighters 2002 also has five characters exclusive to the X-Box, the PS2 and/or Dreamcast systems: Shingo Yabuki, King, Geese Howard, "Riot of the Blood" Iori and Leopold Goenitz. Shingo and King are available on all the non-Neo Geo systems, while Geese and the rest are only available on the PS2 and X-Box platforms.****The gameplay system has also changed. The striker system and four-character teams found in the last three KOF releases have been totally removed. In their place are the old-school three man teams and the "Advanced system" from The King of Fighters '97 and The King of Fighters '98.</text:p>
          </table:table-cell>
          <table:table-cell table:formula="of:=CONCATENATE(&quot;&lt;game name=&quot;;CHAR(34);[.A268];CHAR(34);&quot;&gt; &lt;year&gt;&quot;;[.B268];&quot;&lt;/year&gt; &lt;rating&gt;&quot;;[.C268];&quot;&lt;/rating&gt; &lt;title&gt;&quot;;[.D268];&quot;&lt;/title&gt; &lt;pub&gt;&quot;;[.E268];&quot;&lt;/pub&gt; &lt;dev&gt;&quot;;[.F268];&quot;&lt;/dev&gt; &lt;genre&gt;&quot;;[.G268];&quot;&lt;/genre&gt; &lt;score&gt;&quot;;[.H268];&quot;&lt;/score&gt; &lt;player&gt;&quot;;[.I268];&quot;&lt;/player&gt; &lt;story&gt;&quot;;[.J268];&quot;&lt;/story&gt; &lt;/game&gt;&quot;)" office:value-type="string" office:string-value="&lt;game name=&quot;King of Fighters 2002 (Japan)&quot;&gt; &lt;year&gt;2003&lt;/year&gt; &lt;rating&gt;ESRB - T (Teen)&lt;/rating&gt; &lt;title&gt;King of Fighters 2002 &lt;/title&gt; &lt;pub&gt;Playmore&lt;/pub&gt; &lt;dev&gt;Eolith Co., Ltd.&lt;/dev&gt; &lt;genre&gt;Fighter&lt;/genre&gt; &lt;score&gt;3.5&lt;/score&gt; &lt;player&gt;1-2 Players&lt;/player&gt; &lt;story&gt;The second plotless &quot;dream match&quot; in The King of Fighters series, this game sports 39 normal characters and 5 hidden characters, some of whom haven't appeared since KOF98. The King of Fighters 2002 also has five characters exclusive to the X-Box, the PS2 and/or Dreamcast systems: Shingo Yabuki, King, Geese Howard, &quot;Riot of the Blood&quot; Iori and Leopold Goenitz. Shingo and King are available on all the non-Neo Geo systems, while Geese and the rest are only available on the PS2 and X-Box platforms.****The gameplay system has also changed. The striker system and four-character teams found in the last three KOF releases have been totally removed. In their place are the old-school three man teams and the &quot;Advanced system&quot; from The King of Fighters '97 and The King of Fighters '98.&lt;/story&gt; &lt;/game&gt;">
            <text:p>&lt;game name="King of Fighters 2002 (Japan)"&gt; &lt;year&gt;2003&lt;/year&gt; &lt;rating&gt;ESRB - T (Teen)&lt;/rating&gt; &lt;title&gt;King of Fighters 2002 &lt;/title&gt; &lt;pub&gt;Playmore&lt;/pub&gt; &lt;dev&gt;Eolith Co., Ltd.&lt;/dev&gt; &lt;genre&gt;Fighter&lt;/genre&gt; &lt;score&gt;3.5&lt;/score&gt; &lt;player&gt;1-2 Players&lt;/player&gt; &lt;story&gt;The second plotless "dream match" in The King of Fighters series, this game sports 39 normal characters and 5 hidden characters, some of whom haven't appeared since KOF98. The King of Fighters 2002 also has five characters exclusive to the X-Box, the PS2 and/or Dreamcast systems: Shingo Yabuki, King, Geese Howard, "Riot of the Blood" Iori and Leopold Goenitz. Shingo and King are available on all the non-Neo Geo systems, while Geese and the rest are only available on the PS2 and X-Box platforms.****The gameplay system has also changed. The striker system and four-character teams found in the last three KOF releases have been totally removed. In their place are the old-school three man teams and the "Advanced system" from The King of Fighters '97 and The King of Fighters '98.&lt;/story&gt; &lt;/game&gt;</text:p>
          </table:table-cell>
        </table:table-row>
        <table:table-row table:style-name="ro1">
          <table:table-cell office:value-type="string">
            <text:p>Demolition Racer - No Exit (USA)</text:p>
          </table:table-cell>
          <table:table-cell office:value-type="float" office:value="2000">
            <text:p>2000</text:p>
          </table:table-cell>
          <table:table-cell office:value-type="string">
            <text:p>ESRB - E (Everyone)</text:p>
          </table:table-cell>
          <table:table-cell office:value-type="string">
            <text:p>Demolition Racer - No Exit </text:p>
          </table:table-cell>
          <table:table-cell office:value-type="string">
            <text:p>Infogrames</text:p>
          </table:table-cell>
          <table:table-cell office:value-type="string">
            <text:p>Pitbull Syndicate</text:p>
          </table:table-cell>
          <table:table-cell office:value-type="string">
            <text:p>Driving</text:p>
          </table:table-cell>
          <table:table-cell office:value-type="float" office:value="3.5">
            <text:p>3.5</text:p>
          </table:table-cell>
          <table:table-cell office:value-type="string">
            <text:p>1-2 Players</text:p>
          </table:table-cell>
          <table:table-cell office:value-type="string">
            <text:p>The sequel to <text:s/>Demolition Racer. Race 14 tortuous tracks with mines and crates all over the place slowing you down, racing over 16 savage cars to a sports car to a hearse with its own characteristics to win the race. New game mode "last man standing" where you face all cars in race not for position, but to wreck each other going down a track to see who's last, and "demolition derby" where you fight cars in a arena to see who's last by hitting each other with state-of-the-art graphics where you can see tires, doors, hoods, bumpers, etc. go everywhere.</text:p>
          </table:table-cell>
          <table:table-cell table:formula="of:=CONCATENATE(&quot;&lt;game name=&quot;;CHAR(34);[.A269];CHAR(34);&quot;&gt; &lt;year&gt;&quot;;[.B269];&quot;&lt;/year&gt; &lt;rating&gt;&quot;;[.C269];&quot;&lt;/rating&gt; &lt;title&gt;&quot;;[.D269];&quot;&lt;/title&gt; &lt;pub&gt;&quot;;[.E269];&quot;&lt;/pub&gt; &lt;dev&gt;&quot;;[.F269];&quot;&lt;/dev&gt; &lt;genre&gt;&quot;;[.G269];&quot;&lt;/genre&gt; &lt;score&gt;&quot;;[.H269];&quot;&lt;/score&gt; &lt;player&gt;&quot;;[.I269];&quot;&lt;/player&gt; &lt;story&gt;&quot;;[.J269];&quot;&lt;/story&gt; &lt;/game&gt;&quot;)" office:value-type="string" office:string-value="&lt;game name=&quot;Demolition Racer - No Exit (USA)&quot;&gt; &lt;year&gt;2000&lt;/year&gt; &lt;rating&gt;ESRB - E (Everyone)&lt;/rating&gt; &lt;title&gt;Demolition Racer - No Exit &lt;/title&gt; &lt;pub&gt;Infogrames&lt;/pub&gt; &lt;dev&gt;Pitbull Syndicate&lt;/dev&gt; &lt;genre&gt;Driving&lt;/genre&gt; &lt;score&gt;3.5&lt;/score&gt; &lt;player&gt;1-2 Players&lt;/player&gt; &lt;story&gt;The sequel to  Demolition Racer. Race 14 tortuous tracks with mines and crates all over the place slowing you down, racing over 16 savage cars to a sports car to a hearse with its own characteristics to win the race. New game mode &quot;last man standing&quot; where you face all cars in race not for position, but to wreck each other going down a track to see who's last, and &quot;demolition derby&quot; where you fight cars in a arena to see who's last by hitting each other with state-of-the-art graphics where you can see tires, doors, hoods, bumpers, etc. go everywhere.&lt;/story&gt; &lt;/game&gt;">
            <text:p>&lt;game name="Demolition Racer - No Exit (USA)"&gt; &lt;year&gt;2000&lt;/year&gt; &lt;rating&gt;ESRB - E (Everyone)&lt;/rating&gt; &lt;title&gt;Demolition Racer - No Exit &lt;/title&gt; &lt;pub&gt;Infogrames&lt;/pub&gt; &lt;dev&gt;Pitbull Syndicate&lt;/dev&gt; &lt;genre&gt;Driving&lt;/genre&gt; &lt;score&gt;3.5&lt;/score&gt; &lt;player&gt;1-2 Players&lt;/player&gt; &lt;story&gt;The sequel to <text:s/>Demolition Racer. Race 14 tortuous tracks with mines and crates all over the place slowing you down, racing over 16 savage cars to a sports car to a hearse with its own characteristics to win the race. New game mode "last man standing" where you face all cars in race not for position, but to wreck each other going down a track to see who's last, and "demolition derby" where you fight cars in a arena to see who's last by hitting each other with state-of-the-art graphics where you can see tires, doors, hoods, bumpers, etc. go everywhere.&lt;/story&gt; &lt;/game&gt;</text:p>
          </table:table-cell>
        </table:table-row>
        <table:table-row table:style-name="ro1">
          <table:table-cell office:value-type="string">
            <text:p>Monaco Grand Prix (USA)</text:p>
          </table:table-cell>
          <table:table-cell office:value-type="float" office:value="1999">
            <text:p>1999</text:p>
          </table:table-cell>
          <table:table-cell office:value-type="string">
            <text:p>ESRB - E (Everyone)</text:p>
          </table:table-cell>
          <table:table-cell office:value-type="string">
            <text:p>Monaco Grand Prix </text:p>
          </table:table-cell>
          <table:table-cell table:number-columns-repeated="2" office:value-type="string">
            <text:p>Ubisoft</text:p>
          </table:table-cell>
          <table:table-cell office:value-type="string">
            <text:p>Driving</text:p>
          </table:table-cell>
          <table:table-cell office:value-type="string">
            <text:p>3.7</text:p>
          </table:table-cell>
          <table:table-cell office:value-type="string">
            <text:p>1-2 Players</text:p>
          </table:table-cell>
          <table:table-cell office:value-type="string">
            <text:p>The sequel to F1 Racing Simulation recreates the 1997 season, featuring 17 authentic tracks, 11 teams and cars with their 22 drivers. The Monaco license is used, although the teams themselves are not licensed. A total of 22 camera views are provided.Telemetry is stored and analysed in a similar way to Grand Prix 2, and physics are modeled to be realistic. There are eight different modes to race, the new ones being a career mode in which you start with a poor team and must drive well enough to earn competitive rides, and scenarios recreating key races for particular drivers. Returning from the first game are Time Attack, a full championship, and a 50s retro mode. There is also a track editor to create your own tracks</text:p>
          </table:table-cell>
          <table:table-cell table:formula="of:=CONCATENATE(&quot;&lt;game name=&quot;;CHAR(34);[.A270];CHAR(34);&quot;&gt; &lt;year&gt;&quot;;[.B270];&quot;&lt;/year&gt; &lt;rating&gt;&quot;;[.C270];&quot;&lt;/rating&gt; &lt;title&gt;&quot;;[.D270];&quot;&lt;/title&gt; &lt;pub&gt;&quot;;[.E270];&quot;&lt;/pub&gt; &lt;dev&gt;&quot;;[.F270];&quot;&lt;/dev&gt; &lt;genre&gt;&quot;;[.G270];&quot;&lt;/genre&gt; &lt;score&gt;&quot;;[.H270];&quot;&lt;/score&gt; &lt;player&gt;&quot;;[.I270];&quot;&lt;/player&gt; &lt;story&gt;&quot;;[.J270];&quot;&lt;/story&gt; &lt;/game&gt;&quot;)" office:value-type="string" office:string-value="&lt;game name=&quot;Monaco Grand Prix (USA)&quot;&gt; &lt;year&gt;1999&lt;/year&gt; &lt;rating&gt;ESRB - E (Everyone)&lt;/rating&gt; &lt;title&gt;Monaco Grand Prix &lt;/title&gt; &lt;pub&gt;Ubisoft&lt;/pub&gt; &lt;dev&gt;Ubisoft&lt;/dev&gt; &lt;genre&gt;Driving&lt;/genre&gt; &lt;score&gt;3.7&lt;/score&gt; &lt;player&gt;1-2 Players&lt;/player&gt; &lt;story&gt;The sequel to F1 Racing Simulation recreates the 1997 season, featuring 17 authentic tracks, 11 teams and cars with their 22 drivers. The Monaco license is used, although the teams themselves are not licensed. A total of 22 camera views are provided.Telemetry is stored and analysed in a similar way to Grand Prix 2, and physics are modeled to be realistic. There are eight different modes to race, the new ones being a career mode in which you start with a poor team and must drive well enough to earn competitive rides, and scenarios recreating key races for particular drivers. Returning from the first game are Time Attack, a full championship, and a 50s retro mode. There is also a track editor to create your own tracks&lt;/story&gt; &lt;/game&gt;">
            <text:p>&lt;game name="Monaco Grand Prix (USA)"&gt; &lt;year&gt;1999&lt;/year&gt; &lt;rating&gt;ESRB - E (Everyone)&lt;/rating&gt; &lt;title&gt;Monaco Grand Prix &lt;/title&gt; &lt;pub&gt;Ubisoft&lt;/pub&gt; &lt;dev&gt;Ubisoft&lt;/dev&gt; &lt;genre&gt;Driving&lt;/genre&gt; &lt;score&gt;3.7&lt;/score&gt; &lt;player&gt;1-2 Players&lt;/player&gt; &lt;story&gt;The sequel to F1 Racing Simulation recreates the 1997 season, featuring 17 authentic tracks, 11 teams and cars with their 22 drivers. The Monaco license is used, although the teams themselves are not licensed. A total of 22 camera views are provided.Telemetry is stored and analysed in a similar way to Grand Prix 2, and physics are modeled to be realistic. There are eight different modes to race, the new ones being a career mode in which you start with a poor team and must drive well enough to earn competitive rides, and scenarios recreating key races for particular drivers. Returning from the first game are Time Attack, a full championship, and a 50s retro mode. There is also a track editor to create your own tracks&lt;/story&gt; &lt;/game&gt;</text:p>
          </table:table-cell>
        </table:table-row>
        <table:table-row table:style-name="ro1">
          <table:table-cell office:value-type="string">
            <text:p>Sega Marine Fishing (USA)</text:p>
          </table:table-cell>
          <table:table-cell office:value-type="float" office:value="2000">
            <text:p>2000</text:p>
          </table:table-cell>
          <table:table-cell office:value-type="string">
            <text:p>ESRB - E (Everyone)</text:p>
          </table:table-cell>
          <table:table-cell office:value-type="string">
            <text:p>Sega Marine Fishing </text:p>
          </table:table-cell>
          <table:table-cell office:value-type="string">
            <text:p>Sega</text:p>
          </table:table-cell>
          <table:table-cell office:value-type="string">
            <text:p>SIMS Co., Ltd.</text:p>
          </table:table-cell>
          <table:table-cell office:value-type="string">
            <text:p>Fishing/Sports</text:p>
          </table:table-cell>
          <table:table-cell office:value-type="string">
            <text:p>4.5</text:p>
          </table:table-cell>
          <table:table-cell office:value-type="string">
            <text:p>1 Player</text:p>
          </table:table-cell>
          <table:table-cell office:value-type="string">
            <text:p>The sequel to the arcade and Dreamcast title SEGA Bass Fishing, this game features deep-sea fishing where you can catch must more than just bass. The game offers 15 types of fish, 5 different locales, and 16 types of lures with many more unlockable. By catching fish, you earn item cards with equipment, boats, accessories, fish and artifacts for an aquarium.****There is also a network feature where you can log on to SEGA's Marine Fishing webpage to compete in fishing competitions. Play in arcade mode, free fishing mode or the more involved original mode (which features several mini-games), and view your rewards in aquarium mode. The original mode was not included in the arcade version, and the mini-games train different techniques (luring, casting, fighting...)</text:p>
          </table:table-cell>
          <table:table-cell table:formula="of:=CONCATENATE(&quot;&lt;game name=&quot;;CHAR(34);[.A271];CHAR(34);&quot;&gt; &lt;year&gt;&quot;;[.B271];&quot;&lt;/year&gt; &lt;rating&gt;&quot;;[.C271];&quot;&lt;/rating&gt; &lt;title&gt;&quot;;[.D271];&quot;&lt;/title&gt; &lt;pub&gt;&quot;;[.E271];&quot;&lt;/pub&gt; &lt;dev&gt;&quot;;[.F271];&quot;&lt;/dev&gt; &lt;genre&gt;&quot;;[.G271];&quot;&lt;/genre&gt; &lt;score&gt;&quot;;[.H271];&quot;&lt;/score&gt; &lt;player&gt;&quot;;[.I271];&quot;&lt;/player&gt; &lt;story&gt;&quot;;[.J271];&quot;&lt;/story&gt; &lt;/game&gt;&quot;)" office:value-type="string" office:string-value="&lt;game name=&quot;Sega Marine Fishing (USA)&quot;&gt; &lt;year&gt;2000&lt;/year&gt; &lt;rating&gt;ESRB - E (Everyone)&lt;/rating&gt; &lt;title&gt;Sega Marine Fishing &lt;/title&gt; &lt;pub&gt;Sega&lt;/pub&gt; &lt;dev&gt;SIMS Co., Ltd.&lt;/dev&gt; &lt;genre&gt;Fishing/Sports&lt;/genre&gt; &lt;score&gt;4.5&lt;/score&gt; &lt;player&gt;1 Player&lt;/player&gt; &lt;story&gt;The sequel to the arcade and Dreamcast title SEGA Bass Fishing, this game features deep-sea fishing where you can catch must more than just bass. The game offers 15 types of fish, 5 different locales, and 16 types of lures with many more unlockable. By catching fish, you earn item cards with equipment, boats, accessories, fish and artifacts for an aquarium.****There is also a network feature where you can log on to SEGA's Marine Fishing webpage to compete in fishing competitions. Play in arcade mode, free fishing mode or the more involved original mode (which features several mini-games), and view your rewards in aquarium mode. The original mode was not included in the arcade version, and the mini-games train different techniques (luring, casting, fighting...)&lt;/story&gt; &lt;/game&gt;">
            <text:p>&lt;game name="Sega Marine Fishing (USA)"&gt; &lt;year&gt;2000&lt;/year&gt; &lt;rating&gt;ESRB - E (Everyone)&lt;/rating&gt; &lt;title&gt;Sega Marine Fishing &lt;/title&gt; &lt;pub&gt;Sega&lt;/pub&gt; &lt;dev&gt;SIMS Co., Ltd.&lt;/dev&gt; &lt;genre&gt;Fishing/Sports&lt;/genre&gt; &lt;score&gt;4.5&lt;/score&gt; &lt;player&gt;1 Player&lt;/player&gt; &lt;story&gt;The sequel to the arcade and Dreamcast title SEGA Bass Fishing, this game features deep-sea fishing where you can catch must more than just bass. The game offers 15 types of fish, 5 different locales, and 16 types of lures with many more unlockable. By catching fish, you earn item cards with equipment, boats, accessories, fish and artifacts for an aquarium.****There is also a network feature where you can log on to SEGA's Marine Fishing webpage to compete in fishing competitions. Play in arcade mode, free fishing mode or the more involved original mode (which features several mini-games), and view your rewards in aquarium mode. The original mode was not included in the arcade version, and the mini-games train different techniques (luring, casting, fighting...)&lt;/story&gt; &lt;/game&gt;</text:p>
          </table:table-cell>
        </table:table-row>
        <table:table-row table:style-name="ro1">
          <table:table-cell office:value-type="string">
            <text:p>Gunbird 2 (USA)</text:p>
          </table:table-cell>
          <table:table-cell office:value-type="float" office:value="2000">
            <text:p>2000</text:p>
          </table:table-cell>
          <table:table-cell office:value-type="string">
            <text:p>ESRB - T (Teen)</text:p>
          </table:table-cell>
          <table:table-cell office:value-type="string">
            <text:p>Gunbird 2 </text:p>
          </table:table-cell>
          <table:table-cell office:value-type="string">
            <text:p>Capcom</text:p>
          </table:table-cell>
          <table:table-cell office:value-type="string">
            <text:p>Psikyo</text:p>
          </table:table-cell>
          <table:table-cell office:value-type="string">
            <text:p>Shoot-'Em-Up</text:p>
          </table:table-cell>
          <table:table-cell office:value-type="string">
            <text:p>3.8</text:p>
          </table:table-cell>
          <table:table-cell office:value-type="string">
            <text:p>1-2 Players</text:p>
          </table:table-cell>
          <table:table-cell office:value-type="string">
            <text:p>The sequel to the arcade sleeper Gunbird blasts its way onto Sega's Dreamcast! Take flight as one of seven crazy characters as you battle the Queen Pirates in search of the world's biggest treasure hoard! This Dreamcast version features a guest appearance by Capcom's Morrigan Aenslaed as a playable character, who never appeared in the arcade version.</text:p>
          </table:table-cell>
          <table:table-cell table:formula="of:=CONCATENATE(&quot;&lt;game name=&quot;;CHAR(34);[.A272];CHAR(34);&quot;&gt; &lt;year&gt;&quot;;[.B272];&quot;&lt;/year&gt; &lt;rating&gt;&quot;;[.C272];&quot;&lt;/rating&gt; &lt;title&gt;&quot;;[.D272];&quot;&lt;/title&gt; &lt;pub&gt;&quot;;[.E272];&quot;&lt;/pub&gt; &lt;dev&gt;&quot;;[.F272];&quot;&lt;/dev&gt; &lt;genre&gt;&quot;;[.G272];&quot;&lt;/genre&gt; &lt;score&gt;&quot;;[.H272];&quot;&lt;/score&gt; &lt;player&gt;&quot;;[.I272];&quot;&lt;/player&gt; &lt;story&gt;&quot;;[.J272];&quot;&lt;/story&gt; &lt;/game&gt;&quot;)" office:value-type="string" office:string-value="&lt;game name=&quot;Gunbird 2 (USA)&quot;&gt; &lt;year&gt;2000&lt;/year&gt; &lt;rating&gt;ESRB - T (Teen)&lt;/rating&gt; &lt;title&gt;Gunbird 2 &lt;/title&gt; &lt;pub&gt;Capcom&lt;/pub&gt; &lt;dev&gt;Psikyo&lt;/dev&gt; &lt;genre&gt;Shoot-'Em-Up&lt;/genre&gt; &lt;score&gt;3.8&lt;/score&gt; &lt;player&gt;1-2 Players&lt;/player&gt; &lt;story&gt;The sequel to the arcade sleeper Gunbird blasts its way onto Sega's Dreamcast! Take flight as one of seven crazy characters as you battle the Queen Pirates in search of the world's biggest treasure hoard! This Dreamcast version features a guest appearance by Capcom's Morrigan Aenslaed as a playable character, who never appeared in the arcade version.&lt;/story&gt; &lt;/game&gt;">
            <text:p>&lt;game name="Gunbird 2 (USA)"&gt; &lt;year&gt;2000&lt;/year&gt; &lt;rating&gt;ESRB - T (Teen)&lt;/rating&gt; &lt;title&gt;Gunbird 2 &lt;/title&gt; &lt;pub&gt;Capcom&lt;/pub&gt; &lt;dev&gt;Psikyo&lt;/dev&gt; &lt;genre&gt;Shoot-'Em-Up&lt;/genre&gt; &lt;score&gt;3.8&lt;/score&gt; &lt;player&gt;1-2 Players&lt;/player&gt; &lt;story&gt;The sequel to the arcade sleeper Gunbird blasts its way onto Sega's Dreamcast! Take flight as one of seven crazy characters as you battle the Queen Pirates in search of the world's biggest treasure hoard! This Dreamcast version features a guest appearance by Capcom's Morrigan Aenslaed as a playable character, who never appeared in the arcade version.&lt;/story&gt; &lt;/game&gt;</text:p>
          </table:table-cell>
        </table:table-row>
        <table:table-row table:style-name="ro1">
          <table:table-cell office:value-type="string">
            <text:p>Tony Hawk's Pro Skater 2 (USA)</text:p>
          </table:table-cell>
          <table:table-cell office:value-type="float" office:value="2000">
            <text:p>2000</text:p>
          </table:table-cell>
          <table:table-cell office:value-type="string">
            <text:p>ESRB - T (Teen)</text:p>
          </table:table-cell>
          <table:table-cell office:value-type="string">
            <text:p>Tony Hawk's Pro Skater 2 </text:p>
          </table:table-cell>
          <table:table-cell office:value-type="string">
            <text:p>Activision</text:p>
          </table:table-cell>
          <table:table-cell office:value-type="string">
            <text:p>Neversoft Entertainment, Inc.</text:p>
          </table:table-cell>
          <table:table-cell office:value-type="string">
            <text:p>Skateboarding/Sports</text:p>
          </table:table-cell>
          <table:table-cell office:value-type="string">
            <text:p>3.7</text:p>
          </table:table-cell>
          <table:table-cell office:value-type="string">
            <text:p>1-2 Players</text:p>
          </table:table-cell>
          <table:table-cell office:value-type="string">
            <text:p>The sequel to the award winning PSX and N64 title, Tony Hawk 2 adds heaps of new tricks, as well as those from the original, and a complete roster of all the greatest skaters worldwide. Fly through some of the greatest skate parks in the world, or create your own, and share them with your mates. You can also create your own skater, with a choice of clothing and official skateboards. Improved graphics and a choice of alternative or hip-hop music add to the endless options and full on action.</text:p>
          </table:table-cell>
          <table:table-cell table:formula="of:=CONCATENATE(&quot;&lt;game name=&quot;;CHAR(34);[.A273];CHAR(34);&quot;&gt; &lt;year&gt;&quot;;[.B273];&quot;&lt;/year&gt; &lt;rating&gt;&quot;;[.C273];&quot;&lt;/rating&gt; &lt;title&gt;&quot;;[.D273];&quot;&lt;/title&gt; &lt;pub&gt;&quot;;[.E273];&quot;&lt;/pub&gt; &lt;dev&gt;&quot;;[.F273];&quot;&lt;/dev&gt; &lt;genre&gt;&quot;;[.G273];&quot;&lt;/genre&gt; &lt;score&gt;&quot;;[.H273];&quot;&lt;/score&gt; &lt;player&gt;&quot;;[.I273];&quot;&lt;/player&gt; &lt;story&gt;&quot;;[.J273];&quot;&lt;/story&gt; &lt;/game&gt;&quot;)" office:value-type="string" office:string-value="&lt;game name=&quot;Tony Hawk's Pro Skater 2 (USA)&quot;&gt; &lt;year&gt;2000&lt;/year&gt; &lt;rating&gt;ESRB - T (Teen)&lt;/rating&gt; &lt;title&gt;Tony Hawk's Pro Skater 2 &lt;/title&gt; &lt;pub&gt;Activision&lt;/pub&gt; &lt;dev&gt;Neversoft Entertainment, Inc.&lt;/dev&gt; &lt;genre&gt;Skateboarding/Sports&lt;/genre&gt; &lt;score&gt;3.7&lt;/score&gt; &lt;player&gt;1-2 Players&lt;/player&gt; &lt;story&gt;The sequel to the award winning PSX and N64 title, Tony Hawk 2 adds heaps of new tricks, as well as those from the original, and a complete roster of all the greatest skaters worldwide. Fly through some of the greatest skate parks in the world, or create your own, and share them with your mates. You can also create your own skater, with a choice of clothing and official skateboards. Improved graphics and a choice of alternative or hip-hop music add to the endless options and full on action.&lt;/story&gt; &lt;/game&gt;">
            <text:p>&lt;game name="Tony Hawk's Pro Skater 2 (USA)"&gt; &lt;year&gt;2000&lt;/year&gt; &lt;rating&gt;ESRB - T (Teen)&lt;/rating&gt; &lt;title&gt;Tony Hawk's Pro Skater 2 &lt;/title&gt; &lt;pub&gt;Activision&lt;/pub&gt; &lt;dev&gt;Neversoft Entertainment, Inc.&lt;/dev&gt; &lt;genre&gt;Skateboarding/Sports&lt;/genre&gt; &lt;score&gt;3.7&lt;/score&gt; &lt;player&gt;1-2 Players&lt;/player&gt; &lt;story&gt;The sequel to the award winning PSX and N64 title, Tony Hawk 2 adds heaps of new tricks, as well as those from the original, and a complete roster of all the greatest skaters worldwide. Fly through some of the greatest skate parks in the world, or create your own, and share them with your mates. You can also create your own skater, with a choice of clothing and official skateboards. Improved graphics and a choice of alternative or hip-hop music add to the endless options and full on action.&lt;/story&gt; &lt;/game&gt;</text:p>
          </table:table-cell>
        </table:table-row>
        <table:table-row table:style-name="ro1">
          <table:table-cell office:value-type="string">
            <text:p>Frogger 2 - Swampy's Revenge (USA)</text:p>
          </table:table-cell>
          <table:table-cell office:value-type="float" office:value="2000">
            <text:p>2000</text:p>
          </table:table-cell>
          <table:table-cell office:value-type="string">
            <text:p>ESRB - E (Everyone)</text:p>
          </table:table-cell>
          <table:table-cell office:value-type="string">
            <text:p>Frogger 2 - Swampy's Revenge </text:p>
          </table:table-cell>
          <table:table-cell office:value-type="string">
            <text:p>Hasbro Interactive</text:p>
          </table:table-cell>
          <table:table-cell office:value-type="string">
            <text:p>Hasbro Interactive, Inc.</text:p>
          </table:table-cell>
          <table:table-cell office:value-type="string">
            <text:p>Action</text:p>
          </table:table-cell>
          <table:table-cell office:value-type="string">
            <text:p>3.3</text:p>
          </table:table-cell>
          <table:table-cell office:value-type="string">
            <text:p>1-4 Players</text:p>
          </table:table-cell>
          <table:table-cell office:value-type="string">
            <text:p>The sequel to the Original classic (and the so-so 1997 release) changes the way you look at frogs! The stage is set for a totally new adventure where Frogger and his female friend Lillie Frog will need to leap over, dive under, hop through and climb above endless new obstacles and challenges to save the Frog Babies from Frogger's new arch enemy, the dastardly Swampy the Crocodile.</text:p>
          </table:table-cell>
          <table:table-cell table:formula="of:=CONCATENATE(&quot;&lt;game name=&quot;;CHAR(34);[.A274];CHAR(34);&quot;&gt; &lt;year&gt;&quot;;[.B274];&quot;&lt;/year&gt; &lt;rating&gt;&quot;;[.C274];&quot;&lt;/rating&gt; &lt;title&gt;&quot;;[.D274];&quot;&lt;/title&gt; &lt;pub&gt;&quot;;[.E274];&quot;&lt;/pub&gt; &lt;dev&gt;&quot;;[.F274];&quot;&lt;/dev&gt; &lt;genre&gt;&quot;;[.G274];&quot;&lt;/genre&gt; &lt;score&gt;&quot;;[.H274];&quot;&lt;/score&gt; &lt;player&gt;&quot;;[.I274];&quot;&lt;/player&gt; &lt;story&gt;&quot;;[.J274];&quot;&lt;/story&gt; &lt;/game&gt;&quot;)" office:value-type="string" office:string-value="&lt;game name=&quot;Frogger 2 - Swampy's Revenge (USA)&quot;&gt; &lt;year&gt;2000&lt;/year&gt; &lt;rating&gt;ESRB - E (Everyone)&lt;/rating&gt; &lt;title&gt;Frogger 2 - Swampy's Revenge &lt;/title&gt; &lt;pub&gt;Hasbro Interactive&lt;/pub&gt; &lt;dev&gt;Hasbro Interactive, Inc.&lt;/dev&gt; &lt;genre&gt;Action&lt;/genre&gt; &lt;score&gt;3.3&lt;/score&gt; &lt;player&gt;1-4 Players&lt;/player&gt; &lt;story&gt;The sequel to the Original classic (and the so-so 1997 release) changes the way you look at frogs! The stage is set for a totally new adventure where Frogger and his female friend Lillie Frog will need to leap over, dive under, hop through and climb above endless new obstacles and challenges to save the Frog Babies from Frogger's new arch enemy, the dastardly Swampy the Crocodile.&lt;/story&gt; &lt;/game&gt;">
            <text:p>&lt;game name="Frogger 2 - Swampy's Revenge (USA)"&gt; &lt;year&gt;2000&lt;/year&gt; &lt;rating&gt;ESRB - E (Everyone)&lt;/rating&gt; &lt;title&gt;Frogger 2 - Swampy's Revenge &lt;/title&gt; &lt;pub&gt;Hasbro Interactive&lt;/pub&gt; &lt;dev&gt;Hasbro Interactive, Inc.&lt;/dev&gt; &lt;genre&gt;Action&lt;/genre&gt; &lt;score&gt;3.3&lt;/score&gt; &lt;player&gt;1-4 Players&lt;/player&gt; &lt;story&gt;The sequel to the Original classic (and the so-so 1997 release) changes the way you look at frogs! The stage is set for a totally new adventure where Frogger and his female friend Lillie Frog will need to leap over, dive under, hop through and climb above endless new obstacles and challenges to save the Frog Babies from Frogger's new arch enemy, the dastardly Swampy the Crocodile.&lt;/story&gt; &lt;/game&gt;</text:p>
          </table:table-cell>
        </table:table-row>
        <table:table-row table:style-name="ro1">
          <table:table-cell office:value-type="string">
            <text:p>Midway's Greatest Arcade Hits Volume 2 (USA)</text:p>
          </table:table-cell>
          <table:table-cell office:value-type="float" office:value="2000">
            <text:p>2000</text:p>
          </table:table-cell>
          <table:table-cell office:value-type="string">
            <text:p>ESRB - E (Everyone)</text:p>
          </table:table-cell>
          <table:table-cell office:value-type="string">
            <text:p>Midway's Greatest Arcade Hits Volume 2 </text:p>
          </table:table-cell>
          <table:table-cell office:value-type="string">
            <text:p>Midway</text:p>
          </table:table-cell>
          <table:table-cell office:value-type="string">
            <text:p>Digital Eclipse </text:p>
          </table:table-cell>
          <table:table-cell office:value-type="string">
            <text:p>Miscellaneous</text:p>
          </table:table-cell>
          <table:table-cell office:value-type="string">
            <text:p>4.0</text:p>
          </table:table-cell>
          <table:table-cell office:value-type="string">
            <text:p>1-2 Players</text:p>
          </table:table-cell>
          <table:table-cell office:value-type="string">
            <text:p>The sequel to the popular Midway's Greatest Arcade Hits 1. The games are emulated from the classic arcade games you grew up on. Gauntlet was ported from the original arcade game instead of being emulated.****Gauntlet - team-up and battle your through the dungeons in this top down game**Paperboy - side-scroll your through the neighbor to get all your papers and to start havoc on the block**720° - skate your way around the skate parks to get the high scores**Spy Hunter - use your souped-up vehicles to battle your way through**Moon Patrol - patrol the moon and destroy all enemies**Rampage - play as a monster to reek havoc on the city</text:p>
          </table:table-cell>
          <table:table-cell table:formula="of:=CONCATENATE(&quot;&lt;game name=&quot;;CHAR(34);[.A275];CHAR(34);&quot;&gt; &lt;year&gt;&quot;;[.B275];&quot;&lt;/year&gt; &lt;rating&gt;&quot;;[.C275];&quot;&lt;/rating&gt; &lt;title&gt;&quot;;[.D275];&quot;&lt;/title&gt; &lt;pub&gt;&quot;;[.E275];&quot;&lt;/pub&gt; &lt;dev&gt;&quot;;[.F275];&quot;&lt;/dev&gt; &lt;genre&gt;&quot;;[.G275];&quot;&lt;/genre&gt; &lt;score&gt;&quot;;[.H275];&quot;&lt;/score&gt; &lt;player&gt;&quot;;[.I275];&quot;&lt;/player&gt; &lt;story&gt;&quot;;[.J275];&quot;&lt;/story&gt; &lt;/game&gt;&quot;)" office:value-type="string" office:string-value="&lt;game name=&quot;Midway's Greatest Arcade Hits Volume 2 (USA)&quot;&gt; &lt;year&gt;2000&lt;/year&gt; &lt;rating&gt;ESRB - E (Everyone)&lt;/rating&gt; &lt;title&gt;Midway's Greatest Arcade Hits Volume 2 &lt;/title&gt; &lt;pub&gt;Midway&lt;/pub&gt; &lt;dev&gt;Digital Eclipse &lt;/dev&gt; &lt;genre&gt;Miscellaneous&lt;/genre&gt; &lt;score&gt;4.0&lt;/score&gt; &lt;player&gt;1-2 Players&lt;/player&gt; &lt;story&gt;The sequel to the popular Midway's Greatest Arcade Hits 1. The games are emulated from the classic arcade games you grew up on. Gauntlet was ported from the original arcade game instead of being emulated.****Gauntlet - team-up and battle your through the dungeons in this top down game**Paperboy - side-scroll your through the neighbor to get all your papers and to start havoc on the block**720° - skate your way around the skate parks to get the high scores**Spy Hunter - use your souped-up vehicles to battle your way through**Moon Patrol - patrol the moon and destroy all enemies**Rampage - play as a monster to reek havoc on the city&lt;/story&gt; &lt;/game&gt;">
            <text:p>&lt;game name="Midway's Greatest Arcade Hits Volume 2 (USA)"&gt; &lt;year&gt;2000&lt;/year&gt; &lt;rating&gt;ESRB - E (Everyone)&lt;/rating&gt; &lt;title&gt;Midway's Greatest Arcade Hits Volume 2 &lt;/title&gt; &lt;pub&gt;Midway&lt;/pub&gt; &lt;dev&gt;Digital Eclipse &lt;/dev&gt; &lt;genre&gt;Miscellaneous&lt;/genre&gt; &lt;score&gt;4.0&lt;/score&gt; &lt;player&gt;1-2 Players&lt;/player&gt; &lt;story&gt;The sequel to the popular Midway's Greatest Arcade Hits 1. The games are emulated from the classic arcade games you grew up on. Gauntlet was ported from the original arcade game instead of being emulated.****Gauntlet - team-up and battle your through the dungeons in this top down game**Paperboy - side-scroll your through the neighbor to get all your papers and to start havoc on the block**720° - skate your way around the skate parks to get the high scores**Spy Hunter - use your souped-up vehicles to battle your way through**Moon Patrol - patrol the moon and destroy all enemies**Rampage - play as a monster to reek havoc on the city&lt;/story&gt; &lt;/game&gt;</text:p>
          </table:table-cell>
        </table:table-row>
        <table:table-row table:style-name="ro1">
          <table:table-cell office:value-type="string">
            <text:p>Crazy Taxi 2 (USA)</text:p>
          </table:table-cell>
          <table:table-cell office:value-type="float" office:value="2001">
            <text:p>2001</text:p>
          </table:table-cell>
          <table:table-cell office:value-type="string">
            <text:p>ESRB - T (Teen)</text:p>
          </table:table-cell>
          <table:table-cell office:value-type="string">
            <text:p>Crazy Taxi 2 </text:p>
          </table:table-cell>
          <table:table-cell office:value-type="string">
            <text:p>Sega</text:p>
          </table:table-cell>
          <table:table-cell office:value-type="string">
            <text:p>Hitmaker</text:p>
          </table:table-cell>
          <table:table-cell office:value-type="string">
            <text:p>Driving</text:p>
          </table:table-cell>
          <table:table-cell office:value-type="float" office:value="3.9">
            <text:p>3.9</text:p>
          </table:table-cell>
          <table:table-cell office:value-type="string">
            <text:p>1 Player</text:p>
          </table:table-cell>
          <table:table-cell office:value-type="string">
            <text:p>The sequel to the smash hit Crazy Taxi puts you in the drivers seat once again with 4 new drivers to choose from, and a brand new city to wreck havoc with, New York City.****In Crazy Taxi, you crashed your taxi through the streets as fast as possible, making money by performing stunts and picking up/dropping off passengers to certain destinations. For Crazy Taxi 2, you can pick up more then one passenger at a time, meaning more money faster, new stunts including the 'hop', which allows you to hop over buildings and take the quick route past the traffic, and plenty of mini games, such as Crazy Golf.</text:p>
          </table:table-cell>
          <table:table-cell table:formula="of:=CONCATENATE(&quot;&lt;game name=&quot;;CHAR(34);[.A276];CHAR(34);&quot;&gt; &lt;year&gt;&quot;;[.B276];&quot;&lt;/year&gt; &lt;rating&gt;&quot;;[.C276];&quot;&lt;/rating&gt; &lt;title&gt;&quot;;[.D276];&quot;&lt;/title&gt; &lt;pub&gt;&quot;;[.E276];&quot;&lt;/pub&gt; &lt;dev&gt;&quot;;[.F276];&quot;&lt;/dev&gt; &lt;genre&gt;&quot;;[.G276];&quot;&lt;/genre&gt; &lt;score&gt;&quot;;[.H276];&quot;&lt;/score&gt; &lt;player&gt;&quot;;[.I276];&quot;&lt;/player&gt; &lt;story&gt;&quot;;[.J276];&quot;&lt;/story&gt; &lt;/game&gt;&quot;)" office:value-type="string" office:string-value="&lt;game name=&quot;Crazy Taxi 2 (USA)&quot;&gt; &lt;year&gt;2001&lt;/year&gt; &lt;rating&gt;ESRB - T (Teen)&lt;/rating&gt; &lt;title&gt;Crazy Taxi 2 &lt;/title&gt; &lt;pub&gt;Sega&lt;/pub&gt; &lt;dev&gt;Hitmaker&lt;/dev&gt; &lt;genre&gt;Driving&lt;/genre&gt; &lt;score&gt;3.9&lt;/score&gt; &lt;player&gt;1 Player&lt;/player&gt; &lt;story&gt;The sequel to the smash hit Crazy Taxi puts you in the drivers seat once again with 4 new drivers to choose from, and a brand new city to wreck havoc with, New York City.****In Crazy Taxi, you crashed your taxi through the streets as fast as possible, making money by performing stunts and picking up/dropping off passengers to certain destinations. For Crazy Taxi 2, you can pick up more then one passenger at a time, meaning more money faster, new stunts including the 'hop', which allows you to hop over buildings and take the quick route past the traffic, and plenty of mini games, such as Crazy Golf.&lt;/story&gt; &lt;/game&gt;">
            <text:p>&lt;game name="Crazy Taxi 2 (USA)"&gt; &lt;year&gt;2001&lt;/year&gt; &lt;rating&gt;ESRB - T (Teen)&lt;/rating&gt; &lt;title&gt;Crazy Taxi 2 &lt;/title&gt; &lt;pub&gt;Sega&lt;/pub&gt; &lt;dev&gt;Hitmaker&lt;/dev&gt; &lt;genre&gt;Driving&lt;/genre&gt; &lt;score&gt;3.9&lt;/score&gt; &lt;player&gt;1 Player&lt;/player&gt; &lt;story&gt;The sequel to the smash hit Crazy Taxi puts you in the drivers seat once again with 4 new drivers to choose from, and a brand new city to wreck havoc with, New York City.****In Crazy Taxi, you crashed your taxi through the streets as fast as possible, making money by performing stunts and picking up/dropping off passengers to certain destinations. For Crazy Taxi 2, you can pick up more then one passenger at a time, meaning more money faster, new stunts including the 'hop', which allows you to hop over buildings and take the quick route past the traffic, and plenty of mini games, such as Crazy Golf.&lt;/story&gt; &lt;/game&gt;</text:p>
          </table:table-cell>
        </table:table-row>
        <table:table-row table:style-name="ro1">
          <table:table-cell office:value-type="string">
            <text:p>Prince of Persia - Arabian Nights (USA)</text:p>
          </table:table-cell>
          <table:table-cell office:value-type="float" office:value="2000">
            <text:p>2000</text:p>
          </table:table-cell>
          <table:table-cell office:value-type="string">
            <text:p>ESRB - T (Teen)</text:p>
          </table:table-cell>
          <table:table-cell office:value-type="string">
            <text:p>Prince of Persia - Arabian Nights </text:p>
          </table:table-cell>
          <table:table-cell office:value-type="string">
            <text:p>Mattel</text:p>
          </table:table-cell>
          <table:table-cell office:value-type="string">
            <text:p>Avalanche Software LLC</text:p>
          </table:table-cell>
          <table:table-cell office:value-type="string">
            <text:p>Platform</text:p>
          </table:table-cell>
          <table:table-cell office:value-type="string">
            <text:p>3.0</text:p>
          </table:table-cell>
          <table:table-cell office:value-type="string">
            <text:p>1 Player</text:p>
          </table:table-cell>
          <table:table-cell office:value-type="string">
            <text:p>The Sultan of Persia and his son-in-law are visiting the Sultan's brother, Assan. The friendly family meeting soon turns into a nightmare: Assan kills the young Prince's bodyguards, locks him up in a prison, and captures the Sultan. The reason is a little disagreement between the brothers regarding matrimonial arrangements: it appears that the Sultan had promised his daughter to Assan's son, Rugnor, and later broke his promise by letting her marry the Prince. In the resulting turmoil, the Sultan is killed, and the Princess is kidnapped by Rugnor, a ruthless half-tiger creature. The Prince must figure out a way to find Rugnor, defeat him, and rescue his wife. Prince of Persia 3D is just what its title implies: an action platformer with puzzle-solving elements in the style of the previous Prince of Persia games, but set in a three-dimensional environment. The Prince still has to time his jumps, avoid deadly traps, interact with the environment, and fight Rugnor's minions who will try to stop him.</text:p>
          </table:table-cell>
          <table:table-cell table:formula="of:=CONCATENATE(&quot;&lt;game name=&quot;;CHAR(34);[.A277];CHAR(34);&quot;&gt; &lt;year&gt;&quot;;[.B277];&quot;&lt;/year&gt; &lt;rating&gt;&quot;;[.C277];&quot;&lt;/rating&gt; &lt;title&gt;&quot;;[.D277];&quot;&lt;/title&gt; &lt;pub&gt;&quot;;[.E277];&quot;&lt;/pub&gt; &lt;dev&gt;&quot;;[.F277];&quot;&lt;/dev&gt; &lt;genre&gt;&quot;;[.G277];&quot;&lt;/genre&gt; &lt;score&gt;&quot;;[.H277];&quot;&lt;/score&gt; &lt;player&gt;&quot;;[.I277];&quot;&lt;/player&gt; &lt;story&gt;&quot;;[.J277];&quot;&lt;/story&gt; &lt;/game&gt;&quot;)" office:value-type="string" office:string-value="&lt;game name=&quot;Prince of Persia - Arabian Nights (USA)&quot;&gt; &lt;year&gt;2000&lt;/year&gt; &lt;rating&gt;ESRB - T (Teen)&lt;/rating&gt; &lt;title&gt;Prince of Persia - Arabian Nights &lt;/title&gt; &lt;pub&gt;Mattel&lt;/pub&gt; &lt;dev&gt;Avalanche Software LLC&lt;/dev&gt; &lt;genre&gt;Platform&lt;/genre&gt; &lt;score&gt;3.0&lt;/score&gt; &lt;player&gt;1 Player&lt;/player&gt; &lt;story&gt;The Sultan of Persia and his son-in-law are visiting the Sultan's brother, Assan. The friendly family meeting soon turns into a nightmare: Assan kills the young Prince's bodyguards, locks him up in a prison, and captures the Sultan. The reason is a little disagreement between the brothers regarding matrimonial arrangements: it appears that the Sultan had promised his daughter to Assan's son, Rugnor, and later broke his promise by letting her marry the Prince. In the resulting turmoil, the Sultan is killed, and the Princess is kidnapped by Rugnor, a ruthless half-tiger creature. The Prince must figure out a way to find Rugnor, defeat him, and rescue his wife. Prince of Persia 3D is just what its title implies: an action platformer with puzzle-solving elements in the style of the previous Prince of Persia games, but set in a three-dimensional environment. The Prince still has to time his jumps, avoid deadly traps, interact with the environment, and fight Rugnor's minions who will try to stop him.&lt;/story&gt; &lt;/game&gt;">
            <text:p>&lt;game name="Prince of Persia - Arabian Nights (USA)"&gt; &lt;year&gt;2000&lt;/year&gt; &lt;rating&gt;ESRB - T (Teen)&lt;/rating&gt; &lt;title&gt;Prince of Persia - Arabian Nights &lt;/title&gt; &lt;pub&gt;Mattel&lt;/pub&gt; &lt;dev&gt;Avalanche Software LLC&lt;/dev&gt; &lt;genre&gt;Platform&lt;/genre&gt; &lt;score&gt;3.0&lt;/score&gt; &lt;player&gt;1 Player&lt;/player&gt; &lt;story&gt;The Sultan of Persia and his son-in-law are visiting the Sultan's brother, Assan. The friendly family meeting soon turns into a nightmare: Assan kills the young Prince's bodyguards, locks him up in a prison, and captures the Sultan. The reason is a little disagreement between the brothers regarding matrimonial arrangements: it appears that the Sultan had promised his daughter to Assan's son, Rugnor, and later broke his promise by letting her marry the Prince. In the resulting turmoil, the Sultan is killed, and the Princess is kidnapped by Rugnor, a ruthless half-tiger creature. The Prince must figure out a way to find Rugnor, defeat him, and rescue his wife. Prince of Persia 3D is just what its title implies: an action platformer with puzzle-solving elements in the style of the previous Prince of Persia games, but set in a three-dimensional environment. The Prince still has to time his jumps, avoid deadly traps, interact with the environment, and fight Rugnor's minions who will try to stop him.&lt;/story&gt; &lt;/game&gt;</text:p>
          </table:table-cell>
        </table:table-row>
        <table:table-row table:style-name="ro1">
          <table:table-cell office:value-type="string">
            <text:p>Quake III Arena (USA)</text:p>
          </table:table-cell>
          <table:table-cell office:value-type="float" office:value="2000">
            <text:p>2000</text:p>
          </table:table-cell>
          <table:table-cell office:value-type="string">
            <text:p>ESRB - M (Mature)</text:p>
          </table:table-cell>
          <table:table-cell office:value-type="string">
            <text:p>Quake III Arena </text:p>
          </table:table-cell>
          <table:table-cell office:value-type="string">
            <text:p>Sega</text:p>
          </table:table-cell>
          <table:table-cell office:value-type="string">
            <text:p>id Software, Inc.</text:p>
          </table:table-cell>
          <table:table-cell office:value-type="string">
            <text:p>Shooter</text:p>
          </table:table-cell>
          <table:table-cell office:value-type="string">
            <text:p>3.7</text:p>
          </table:table-cell>
          <table:table-cell office:value-type="string">
            <text:p>1-4 Players</text:p>
          </table:table-cell>
          <table:table-cell office:value-type="string">
            <text:p>The third game in the Quake series is a departure from the previous games, focusing exclusively on multiplayer arena fighting with no story-driven singleplayer part - directly competing with Epic Games that did the same with the contemporary Unreal Tournament.****The offline part takes the player through a number of one-on-one and team-based challenges against AI-controlled opponents, slowly ranking upwards in difficulty, as the character of the player's choosing. Compared to the previous titles, the colours and general design of the game are much brighter and it shakes off the dominant shades of brown and grey the previous titles in the series were known for. The player's arsenal consists of new and familiar, but redesigned weapons, including a gauntlet (melee attacks) and a machine gun as the spawn weapons, a shotgun, plasma gun, lightning gun, rocket launcher, railgun and BFG. Each weapon has specific advantages, ranging from the amount of damage to reloading times and the ability to hit-scan opponents.****The different arenas are also filled with health bubbles, complete sets of armour and armour shards, the well-known Quad Damage power-up, ammunition, and specials such as Mega Health, Haste, Invisibility, a powerful Battlesuit, and more. As with the other Quake games, it is known for its freedom in movement. Advanced players using techniques such as rocket jumping, strafing and circle jumping to quickly get around areas. The game offers more speed than Quake 2, but it is not as fast as the original Quake. Not everything was kept - the double jumping from the previous titles was removed for instance, but replaced with new tricks.****The singleplayer part only serves as a diversion for the online multiplayer options, with modes such as duel, team deathmatch (TDM), capture the flag (CTF) and more. As with Quake II, the vanilla version of the game was eventually heavily tweaked by the players' community with all-new tournament features (including voting, referees, banning, netcode updates), as it was used in professional Pro Gaming tournaments for almost ten years.</text:p>
          </table:table-cell>
          <table:table-cell table:formula="of:=CONCATENATE(&quot;&lt;game name=&quot;;CHAR(34);[.A278];CHAR(34);&quot;&gt; &lt;year&gt;&quot;;[.B278];&quot;&lt;/year&gt; &lt;rating&gt;&quot;;[.C278];&quot;&lt;/rating&gt; &lt;title&gt;&quot;;[.D278];&quot;&lt;/title&gt; &lt;pub&gt;&quot;;[.E278];&quot;&lt;/pub&gt; &lt;dev&gt;&quot;;[.F278];&quot;&lt;/dev&gt; &lt;genre&gt;&quot;;[.G278];&quot;&lt;/genre&gt; &lt;score&gt;&quot;;[.H278];&quot;&lt;/score&gt; &lt;player&gt;&quot;;[.I278];&quot;&lt;/player&gt; &lt;story&gt;&quot;;[.J278];&quot;&lt;/story&gt; &lt;/game&gt;&quot;)" office:value-type="string" office:string-value="&lt;game name=&quot;Quake III Arena (USA)&quot;&gt; &lt;year&gt;2000&lt;/year&gt; &lt;rating&gt;ESRB - M (Mature)&lt;/rating&gt; &lt;title&gt;Quake III Arena &lt;/title&gt; &lt;pub&gt;Sega&lt;/pub&gt; &lt;dev&gt;id Software, Inc.&lt;/dev&gt; &lt;genre&gt;Shooter&lt;/genre&gt; &lt;score&gt;3.7&lt;/score&gt; &lt;player&gt;1-4 Players&lt;/player&gt; &lt;story&gt;The third game in the Quake series is a departure from the previous games, focusing exclusively on multiplayer arena fighting with no story-driven singleplayer part - directly competing with Epic Games that did the same with the contemporary Unreal Tournament.****The offline part takes the player through a number of one-on-one and team-based challenges against AI-controlled opponents, slowly ranking upwards in difficulty, as the character of the player's choosing. Compared to the previous titles, the colours and general design of the game are much brighter and it shakes off the dominant shades of brown and grey the previous titles in the series were known for. The player's arsenal consists of new and familiar, but redesigned weapons, including a gauntlet (melee attacks) and a machine gun as the spawn weapons, a shotgun, plasma gun, lightning gun, rocket launcher, railgun and BFG. Each weapon has specific advantages, ranging from the amount of damage to reloading times and the ability to hit-scan opponents.****The different arenas are also filled with health bubbles, complete sets of armour and armour shards, the well-known Quad Damage power-up, ammunition, and specials such as Mega Health, Haste, Invisibility, a powerful Battlesuit, and more. As with the other Quake games, it is known for its freedom in movement. Advanced players using techniques such as rocket jumping, strafing and circle jumping to quickly get around areas. The game offers more speed than Quake 2, but it is not as fast as the original Quake. Not everything was kept - the double jumping from the previous titles was removed for instance, but replaced with new tricks.****The singleplayer part only serves as a diversion for the online multiplayer options, with modes such as duel, team deathmatch (TDM), capture the flag (CTF) and more. As with Quake II, the vanilla version of the game was eventually heavily tweaked by the players' community with all-new tournament features (including voting, referees, banning, netcode updates), as it was used in professional Pro Gaming tournaments for almost ten years.&lt;/story&gt; &lt;/game&gt;">
            <text:p>&lt;game name="Quake III Arena (USA)"&gt; &lt;year&gt;2000&lt;/year&gt; &lt;rating&gt;ESRB - M (Mature)&lt;/rating&gt; &lt;title&gt;Quake III Arena &lt;/title&gt; &lt;pub&gt;Sega&lt;/pub&gt; &lt;dev&gt;id Software, Inc.&lt;/dev&gt; &lt;genre&gt;Shooter&lt;/genre&gt; &lt;score&gt;3.7&lt;/score&gt; &lt;player&gt;1-4 Players&lt;/player&gt; &lt;story&gt;The third game in the Quake series is a departure from the previous games, focusing exclusively on multiplayer arena fighting with no story-driven singleplayer part - directly competing with Epic Games that did the same with the contemporary Unreal Tournament.****The offline part takes the player through a number of one-on-one and team-based challenges against AI-controlled opponents, slowly ranking upwards in difficulty, as the character of the player's choosing. Compared to the previous titles, the colours and general design of the game are much brighter and it shakes off the dominant shades of brown and grey the previous titles in the series were known for. The player's arsenal consists of new and familiar, but redesigned weapons, including a gauntlet (melee attacks) and a machine gun as the spawn weapons, a shotgun, plasma gun, lightning gun, rocket launcher, railgun and BFG. Each weapon has specific advantages, ranging from the amount of damage to reloading times and the ability to hit-scan opponents.****The different arenas are also filled with health bubbles, complete sets of armour and armour shards, the well-known Quad Damage power-up, ammunition, and specials such as Mega Health, Haste, Invisibility, a powerful Battlesuit, and more. As with the other Quake games, it is known for its freedom in movement. Advanced players using techniques such as rocket jumping, strafing and circle jumping to quickly get around areas. The game offers more speed than Quake 2, but it is not as fast as the original Quake. Not everything was kept - the double jumping from the previous titles was removed for instance, but replaced with new tricks.****The singleplayer part only serves as a diversion for the online multiplayer options, with modes such as duel, team deathmatch (TDM), capture the flag (CTF) and more. As with Quake II, the vanilla version of the game was eventually heavily tweaked by the players' community with all-new tournament features (including voting, referees, banning, netcode updates), as it was used in professional Pro Gaming tournaments for almost ten years.&lt;/story&gt; &lt;/game&gt;</text:p>
          </table:table-cell>
        </table:table-row>
        <table:table-row table:style-name="ro1">
          <table:table-cell office:value-type="string">
            <text:p>Super Runabout - San Francisco Edition (USA)</text:p>
          </table:table-cell>
          <table:table-cell office:value-type="float" office:value="2000">
            <text:p>2000</text:p>
          </table:table-cell>
          <table:table-cell office:value-type="string">
            <text:p>ESRB - T (Teen)</text:p>
          </table:table-cell>
          <table:table-cell office:value-type="string">
            <text:p>Super Runabout - San Francisco Edition </text:p>
          </table:table-cell>
          <table:table-cell office:value-type="string">
            <text:p>Interplay</text:p>
          </table:table-cell>
          <table:table-cell office:value-type="string">
            <text:p>Climax Entertainment</text:p>
          </table:table-cell>
          <table:table-cell office:value-type="string">
            <text:p>Driving</text:p>
          </table:table-cell>
          <table:table-cell office:value-type="string">
            <text:p>3.4</text:p>
          </table:table-cell>
          <table:table-cell office:value-type="string">
            <text:p>1 Player</text:p>
          </table:table-cell>
          <table:table-cell office:value-type="string">
            <text:p>The third game in the series (the first 2 were on the PSX and called Fellony 11-79 in the west), and basicly you drive around San Francisco crashing into things. <text:s/>There are 2 scenarios, Scenario A places you in control of San Francisco Motors, a kind of "messenger/delivery/bomb disposal service" rolled up in one, while Scenario B has you playing the role of some laid-back San Francisco police officers. The two scenarios have different missions, whether it's stopping a runaway cable car, or collecting bombs for disposal.</text:p>
          </table:table-cell>
          <table:table-cell table:formula="of:=CONCATENATE(&quot;&lt;game name=&quot;;CHAR(34);[.A279];CHAR(34);&quot;&gt; &lt;year&gt;&quot;;[.B279];&quot;&lt;/year&gt; &lt;rating&gt;&quot;;[.C279];&quot;&lt;/rating&gt; &lt;title&gt;&quot;;[.D279];&quot;&lt;/title&gt; &lt;pub&gt;&quot;;[.E279];&quot;&lt;/pub&gt; &lt;dev&gt;&quot;;[.F279];&quot;&lt;/dev&gt; &lt;genre&gt;&quot;;[.G279];&quot;&lt;/genre&gt; &lt;score&gt;&quot;;[.H279];&quot;&lt;/score&gt; &lt;player&gt;&quot;;[.I279];&quot;&lt;/player&gt; &lt;story&gt;&quot;;[.J279];&quot;&lt;/story&gt; &lt;/game&gt;&quot;)" office:value-type="string" office:string-value="&lt;game name=&quot;Super Runabout - San Francisco Edition (USA)&quot;&gt; &lt;year&gt;2000&lt;/year&gt; &lt;rating&gt;ESRB - T (Teen)&lt;/rating&gt; &lt;title&gt;Super Runabout - San Francisco Edition &lt;/title&gt; &lt;pub&gt;Interplay&lt;/pub&gt; &lt;dev&gt;Climax Entertainment&lt;/dev&gt; &lt;genre&gt;Driving&lt;/genre&gt; &lt;score&gt;3.4&lt;/score&gt; &lt;player&gt;1 Player&lt;/player&gt; &lt;story&gt;The third game in the series (the first 2 were on the PSX and called Fellony 11-79 in the west), and basicly you drive around San Francisco crashing into things.  There are 2 scenarios, Scenario A places you in control of San Francisco Motors, a kind of &quot;messenger/delivery/bomb disposal service&quot; rolled up in one, while Scenario B has you playing the role of some laid-back San Francisco police officers. The two scenarios have different missions, whether it's stopping a runaway cable car, or collecting bombs for disposal.&lt;/story&gt; &lt;/game&gt;">
            <text:p>&lt;game name="Super Runabout - San Francisco Edition (USA)"&gt; &lt;year&gt;2000&lt;/year&gt; &lt;rating&gt;ESRB - T (Teen)&lt;/rating&gt; &lt;title&gt;Super Runabout - San Francisco Edition &lt;/title&gt; &lt;pub&gt;Interplay&lt;/pub&gt; &lt;dev&gt;Climax Entertainment&lt;/dev&gt; &lt;genre&gt;Driving&lt;/genre&gt; &lt;score&gt;3.4&lt;/score&gt; &lt;player&gt;1 Player&lt;/player&gt; &lt;story&gt;The third game in the series (the first 2 were on the PSX and called Fellony 11-79 in the west), and basicly you drive around San Francisco crashing into things. <text:s/>There are 2 scenarios, Scenario A places you in control of San Francisco Motors, a kind of "messenger/delivery/bomb disposal service" rolled up in one, while Scenario B has you playing the role of some laid-back San Francisco police officers. The two scenarios have different missions, whether it's stopping a runaway cable car, or collecting bombs for disposal.&lt;/story&gt; &lt;/game&gt;</text:p>
          </table:table-cell>
        </table:table-row>
        <table:table-row table:style-name="ro1">
          <table:table-cell office:value-type="string">
            <text:p>Giga Wing 2 (USA)</text:p>
          </table:table-cell>
          <table:table-cell office:value-type="float" office:value="2001">
            <text:p>2001</text:p>
          </table:table-cell>
          <table:table-cell office:value-type="string">
            <text:p>ESRB - E (Everyone)</text:p>
          </table:table-cell>
          <table:table-cell office:value-type="string">
            <text:p>Giga Wing 2 </text:p>
          </table:table-cell>
          <table:table-cell office:value-type="string">
            <text:p>Capcom</text:p>
          </table:table-cell>
          <table:table-cell office:value-type="string">
            <text:p>Takumi Corporation</text:p>
          </table:table-cell>
          <table:table-cell office:value-type="string">
            <text:p>Shoot-'Em-Up</text:p>
          </table:table-cell>
          <table:table-cell office:value-type="string">
            <text:p>3.6</text:p>
          </table:table-cell>
          <table:table-cell office:value-type="string">
            <text:p>1-4 Players</text:p>
          </table:table-cell>
          <table:table-cell office:value-type="string">
            <text:p>The third game in the Takumi/Capcom arcade shooter trilogy, Giga Wing 2 was originally designed for the Naomi arcade system and later ported to the Dreamcast. It is a top-down, vertical-scrolling shoot-em-up featuring four-player simultaneous action, high-res 3D graphics, and an orchestral score. There are four characters to choose from, each with his own storyline and fighter/spaceship. Each ship has its own weapon type and speed.****Like the previous Giga Wing and Mars Matrix games, gameplay is designed around bullet absorption/reflection mechanics, large numbers of enemies, and giant boss fights. Giga Wing 2 adds the ability to choose from two different bullet reflection powers: reflect force and reflect laser. The reflect force repulses enemy shots, while the reflect laser uses them to charge up a beam weapon.</text:p>
          </table:table-cell>
          <table:table-cell table:formula="of:=CONCATENATE(&quot;&lt;game name=&quot;;CHAR(34);[.A280];CHAR(34);&quot;&gt; &lt;year&gt;&quot;;[.B280];&quot;&lt;/year&gt; &lt;rating&gt;&quot;;[.C280];&quot;&lt;/rating&gt; &lt;title&gt;&quot;;[.D280];&quot;&lt;/title&gt; &lt;pub&gt;&quot;;[.E280];&quot;&lt;/pub&gt; &lt;dev&gt;&quot;;[.F280];&quot;&lt;/dev&gt; &lt;genre&gt;&quot;;[.G280];&quot;&lt;/genre&gt; &lt;score&gt;&quot;;[.H280];&quot;&lt;/score&gt; &lt;player&gt;&quot;;[.I280];&quot;&lt;/player&gt; &lt;story&gt;&quot;;[.J280];&quot;&lt;/story&gt; &lt;/game&gt;&quot;)" office:value-type="string" office:string-value="&lt;game name=&quot;Giga Wing 2 (USA)&quot;&gt; &lt;year&gt;2001&lt;/year&gt; &lt;rating&gt;ESRB - E (Everyone)&lt;/rating&gt; &lt;title&gt;Giga Wing 2 &lt;/title&gt; &lt;pub&gt;Capcom&lt;/pub&gt; &lt;dev&gt;Takumi Corporation&lt;/dev&gt; &lt;genre&gt;Shoot-'Em-Up&lt;/genre&gt; &lt;score&gt;3.6&lt;/score&gt; &lt;player&gt;1-4 Players&lt;/player&gt; &lt;story&gt;The third game in the Takumi/Capcom arcade shooter trilogy, Giga Wing 2 was originally designed for the Naomi arcade system and later ported to the Dreamcast. It is a top-down, vertical-scrolling shoot-em-up featuring four-player simultaneous action, high-res 3D graphics, and an orchestral score. There are four characters to choose from, each with his own storyline and fighter/spaceship. Each ship has its own weapon type and speed.****Like the previous Giga Wing and Mars Matrix games, gameplay is designed around bullet absorption/reflection mechanics, large numbers of enemies, and giant boss fights. Giga Wing 2 adds the ability to choose from two different bullet reflection powers: reflect force and reflect laser. The reflect force repulses enemy shots, while the reflect laser uses them to charge up a beam weapon.&lt;/story&gt; &lt;/game&gt;">
            <text:p>&lt;game name="Giga Wing 2 (USA)"&gt; &lt;year&gt;2001&lt;/year&gt; &lt;rating&gt;ESRB - E (Everyone)&lt;/rating&gt; &lt;title&gt;Giga Wing 2 &lt;/title&gt; &lt;pub&gt;Capcom&lt;/pub&gt; &lt;dev&gt;Takumi Corporation&lt;/dev&gt; &lt;genre&gt;Shoot-'Em-Up&lt;/genre&gt; &lt;score&gt;3.6&lt;/score&gt; &lt;player&gt;1-4 Players&lt;/player&gt; &lt;story&gt;The third game in the Takumi/Capcom arcade shooter trilogy, Giga Wing 2 was originally designed for the Naomi arcade system and later ported to the Dreamcast. It is a top-down, vertical-scrolling shoot-em-up featuring four-player simultaneous action, high-res 3D graphics, and an orchestral score. There are four characters to choose from, each with his own storyline and fighter/spaceship. Each ship has its own weapon type and speed.****Like the previous Giga Wing and Mars Matrix games, gameplay is designed around bullet absorption/reflection mechanics, large numbers of enemies, and giant boss fights. Giga Wing 2 adds the ability to choose from two different bullet reflection powers: reflect force and reflect laser. The reflect force repulses enemy shots, while the reflect laser uses them to charge up a beam weapon.&lt;/story&gt; &lt;/game&gt;</text:p>
          </table:table-cell>
        </table:table-row>
        <table:table-row table:style-name="ro1">
          <table:table-cell office:value-type="string">
            <text:p>Moho (Europe)</text:p>
          </table:table-cell>
          <table:table-cell office:value-type="float" office:value="2000">
            <text:p>2000</text:p>
          </table:table-cell>
          <table:table-cell office:value-type="string">
            <text:p>ESRB - E (Everyone)</text:p>
          </table:table-cell>
          <table:table-cell office:value-type="string">
            <text:p>Moho </text:p>
          </table:table-cell>
          <table:table-cell office:value-type="string">
            <text:p>Take-Two Interactive</text:p>
          </table:table-cell>
          <table:table-cell office:value-type="string">
            <text:p>Lost Toys </text:p>
          </table:table-cell>
          <table:table-cell office:value-type="string">
            <text:p>Action</text:p>
          </table:table-cell>
          <table:table-cell office:value-type="string">
            <text:p>2.2</text:p>
          </table:table-cell>
          <table:table-cell office:value-type="string">
            <text:p>1-2 Players</text:p>
          </table:table-cell>
          <table:table-cell office:value-type="string">
            <text:p>The universe is made up of human and synthetic lifeforms. Synthetic lifeforms are considered second class citizens by their human counterparts. The story takes place on the prison planet Alpha Prime, a world completely designed for the holding of criminals. You are a synthetic lifeform sentenced for an eternity for a crime you didn't commit and in order to earn your freedom, you must compete against other prisoners in competitions in 10 different incarceration facilities. To compete in these competitions however, you must undergo a procedure that removes your legs and replaces it with a rolling sphere. There are seven different events to compete in which are Pursuit, Last Man Rolling, Race, King of the Hill, Run the Gauntlet, Tag, and Powerball that pit you not only against your fellow inmates and guards, but against the levels themselves. Run the gauntlet charges you with making it to a goal point within a time limit, all the while avoiding other warriors and obstacles such as flame throwers, spikes, and gun turrets. Pursuit is identical, but it adds the challenge of the arena crumbling away. Powerball has you collecting balls throughout the arena and throwing them at a goalpost before time runs out. Tag has you collecting a set number of tokens that have been scattered throughout the arena within a set time limit.</text:p>
          </table:table-cell>
          <table:table-cell table:formula="of:=CONCATENATE(&quot;&lt;game name=&quot;;CHAR(34);[.A281];CHAR(34);&quot;&gt; &lt;year&gt;&quot;;[.B281];&quot;&lt;/year&gt; &lt;rating&gt;&quot;;[.C281];&quot;&lt;/rating&gt; &lt;title&gt;&quot;;[.D281];&quot;&lt;/title&gt; &lt;pub&gt;&quot;;[.E281];&quot;&lt;/pub&gt; &lt;dev&gt;&quot;;[.F281];&quot;&lt;/dev&gt; &lt;genre&gt;&quot;;[.G281];&quot;&lt;/genre&gt; &lt;score&gt;&quot;;[.H281];&quot;&lt;/score&gt; &lt;player&gt;&quot;;[.I281];&quot;&lt;/player&gt; &lt;story&gt;&quot;;[.J281];&quot;&lt;/story&gt; &lt;/game&gt;&quot;)" office:value-type="string" office:string-value="&lt;game name=&quot;Moho (Europe)&quot;&gt; &lt;year&gt;2000&lt;/year&gt; &lt;rating&gt;ESRB - E (Everyone)&lt;/rating&gt; &lt;title&gt;Moho &lt;/title&gt; &lt;pub&gt;Take-Two Interactive&lt;/pub&gt; &lt;dev&gt;Lost Toys &lt;/dev&gt; &lt;genre&gt;Action&lt;/genre&gt; &lt;score&gt;2.2&lt;/score&gt; &lt;player&gt;1-2 Players&lt;/player&gt; &lt;story&gt;The universe is made up of human and synthetic lifeforms. Synthetic lifeforms are considered second class citizens by their human counterparts. The story takes place on the prison planet Alpha Prime, a world completely designed for the holding of criminals. You are a synthetic lifeform sentenced for an eternity for a crime you didn't commit and in order to earn your freedom, you must compete against other prisoners in competitions in 10 different incarceration facilities. To compete in these competitions however, you must undergo a procedure that removes your legs and replaces it with a rolling sphere. There are seven different events to compete in which are Pursuit, Last Man Rolling, Race, King of the Hill, Run the Gauntlet, Tag, and Powerball that pit you not only against your fellow inmates and guards, but against the levels themselves. Run the gauntlet charges you with making it to a goal point within a time limit, all the while avoiding other warriors and obstacles such as flame throwers, spikes, and gun turrets. Pursuit is identical, but it adds the challenge of the arena crumbling away. Powerball has you collecting balls throughout the arena and throwing them at a goalpost before time runs out. Tag has you collecting a set number of tokens that have been scattered throughout the arena within a set time limit.&lt;/story&gt; &lt;/game&gt;">
            <text:p>&lt;game name="Moho (Europe)"&gt; &lt;year&gt;2000&lt;/year&gt; &lt;rating&gt;ESRB - E (Everyone)&lt;/rating&gt; &lt;title&gt;Moho &lt;/title&gt; &lt;pub&gt;Take-Two Interactive&lt;/pub&gt; &lt;dev&gt;Lost Toys &lt;/dev&gt; &lt;genre&gt;Action&lt;/genre&gt; &lt;score&gt;2.2&lt;/score&gt; &lt;player&gt;1-2 Players&lt;/player&gt; &lt;story&gt;The universe is made up of human and synthetic lifeforms. Synthetic lifeforms are considered second class citizens by their human counterparts. The story takes place on the prison planet Alpha Prime, a world completely designed for the holding of criminals. You are a synthetic lifeform sentenced for an eternity for a crime you didn't commit and in order to earn your freedom, you must compete against other prisoners in competitions in 10 different incarceration facilities. To compete in these competitions however, you must undergo a procedure that removes your legs and replaces it with a rolling sphere. There are seven different events to compete in which are Pursuit, Last Man Rolling, Race, King of the Hill, Run the Gauntlet, Tag, and Powerball that pit you not only against your fellow inmates and guards, but against the levels themselves. Run the gauntlet charges you with making it to a goal point within a time limit, all the while avoiding other warriors and obstacles such as flame throwers, spikes, and gun turrets. Pursuit is identical, but it adds the challenge of the arena crumbling away. Powerball has you collecting balls throughout the arena and throwing them at a goalpost before time runs out. Tag has you collecting a set number of tokens that have been scattered throughout the arena within a set time limit.&lt;/story&gt; &lt;/game&gt;</text:p>
          </table:table-cell>
        </table:table-row>
        <table:table-row table:style-name="ro1">
          <table:table-cell office:value-type="string">
            <text:p>Phantasy Star Online Ver. 2 (USA)</text:p>
          </table:table-cell>
          <table:table-cell office:value-type="float" office:value="2001">
            <text:p>2001</text:p>
          </table:table-cell>
          <table:table-cell office:value-type="string">
            <text:p>ESRB - T (Teen)</text:p>
          </table:table-cell>
          <table:table-cell office:value-type="string">
            <text:p>Phantasy Star Online Ver. 2 </text:p>
          </table:table-cell>
          <table:table-cell office:value-type="string">
            <text:p>Sega</text:p>
          </table:table-cell>
          <table:table-cell office:value-type="string">
            <text:p>Sonic Team</text:p>
          </table:table-cell>
          <table:table-cell office:value-type="string">
            <text:p>Role-Playing</text:p>
          </table:table-cell>
          <table:table-cell office:value-type="string">
            <text:p>4.1</text:p>
          </table:table-cell>
          <table:table-cell office:value-type="string">
            <text:p>1 Player</text:p>
          </table:table-cell>
          <table:table-cell office:value-type="string">
            <text:p>The world's first online console RPG gets an update with PSO Ver. 2. New items and weapons, new online games and play modes, a Dressing Room, new areas to explore, and the Ultimate Difficulty mode have been added. You can also bring in your PSO characters, modify them in the Dressing Room, and attempt Ultimate Mode and strive to reach Level 200!****PSO Ver. 2 functions as a stand-alone game, as well as an add-on. You don't need to have owned PSO in order to play.</text:p>
          </table:table-cell>
          <table:table-cell table:formula="of:=CONCATENATE(&quot;&lt;game name=&quot;;CHAR(34);[.A282];CHAR(34);&quot;&gt; &lt;year&gt;&quot;;[.B282];&quot;&lt;/year&gt; &lt;rating&gt;&quot;;[.C282];&quot;&lt;/rating&gt; &lt;title&gt;&quot;;[.D282];&quot;&lt;/title&gt; &lt;pub&gt;&quot;;[.E282];&quot;&lt;/pub&gt; &lt;dev&gt;&quot;;[.F282];&quot;&lt;/dev&gt; &lt;genre&gt;&quot;;[.G282];&quot;&lt;/genre&gt; &lt;score&gt;&quot;;[.H282];&quot;&lt;/score&gt; &lt;player&gt;&quot;;[.I282];&quot;&lt;/player&gt; &lt;story&gt;&quot;;[.J282];&quot;&lt;/story&gt; &lt;/game&gt;&quot;)" office:value-type="string" office:string-value="&lt;game name=&quot;Phantasy Star Online Ver. 2 (USA)&quot;&gt; &lt;year&gt;2001&lt;/year&gt; &lt;rating&gt;ESRB - T (Teen)&lt;/rating&gt; &lt;title&gt;Phantasy Star Online Ver. 2 &lt;/title&gt; &lt;pub&gt;Sega&lt;/pub&gt; &lt;dev&gt;Sonic Team&lt;/dev&gt; &lt;genre&gt;Role-Playing&lt;/genre&gt; &lt;score&gt;4.1&lt;/score&gt; &lt;player&gt;1 Player&lt;/player&gt; &lt;story&gt;The world's first online console RPG gets an update with PSO Ver. 2. New items and weapons, new online games and play modes, a Dressing Room, new areas to explore, and the Ultimate Difficulty mode have been added. You can also bring in your PSO characters, modify them in the Dressing Room, and attempt Ultimate Mode and strive to reach Level 200!****PSO Ver. 2 functions as a stand-alone game, as well as an add-on. You don't need to have owned PSO in order to play.&lt;/story&gt; &lt;/game&gt;">
            <text:p>&lt;game name="Phantasy Star Online Ver. 2 (USA)"&gt; &lt;year&gt;2001&lt;/year&gt; &lt;rating&gt;ESRB - T (Teen)&lt;/rating&gt; &lt;title&gt;Phantasy Star Online Ver. 2 &lt;/title&gt; &lt;pub&gt;Sega&lt;/pub&gt; &lt;dev&gt;Sonic Team&lt;/dev&gt; &lt;genre&gt;Role-Playing&lt;/genre&gt; &lt;score&gt;4.1&lt;/score&gt; &lt;player&gt;1 Player&lt;/player&gt; &lt;story&gt;The world's first online console RPG gets an update with PSO Ver. 2. New items and weapons, new online games and play modes, a Dressing Room, new areas to explore, and the Ultimate Difficulty mode have been added. You can also bring in your PSO characters, modify them in the Dressing Room, and attempt Ultimate Mode and strive to reach Level 200!****PSO Ver. 2 functions as a stand-alone game, as well as an add-on. You don't need to have owned PSO in order to play.&lt;/story&gt; &lt;/game&gt;</text:p>
          </table:table-cell>
        </table:table-row>
        <table:table-row table:style-name="ro1">
          <table:table-cell office:value-type="string">
            <text:p>Worms World Party (USA)</text:p>
          </table:table-cell>
          <table:table-cell office:value-type="float" office:value="2001">
            <text:p>2001</text:p>
          </table:table-cell>
          <table:table-cell office:value-type="string">
            <text:p>ESRB - E (Everyone)</text:p>
          </table:table-cell>
          <table:table-cell office:value-type="string">
            <text:p>Worms World Party </text:p>
          </table:table-cell>
          <table:table-cell office:value-type="string">
            <text:p>Titus Software</text:p>
          </table:table-cell>
          <table:table-cell office:value-type="string">
            <text:p>Team17 Software Limited</text:p>
          </table:table-cell>
          <table:table-cell office:value-type="string">
            <text:p>Strategy</text:p>
          </table:table-cell>
          <table:table-cell office:value-type="string">
            <text:p>3.4</text:p>
          </table:table-cell>
          <table:table-cell office:value-type="string">
            <text:p>1-4 Players</text:p>
          </table:table-cell>
          <table:table-cell office:value-type="string">
            <text:p>The Worms are back, deadlier than ever.**You're going to learn that there's nothing more dangerous than a Worm with a bazooka or a shotgun...****At first sight, Worms World Party may seem very similar to Worms Armageddon. However, this time the game has been specially designed with multiplayer in mind. Up to 6 players can battle out at the same time on local networks or on the internet, using Team17 own matchmaking service, called Wormnet.****Other welcomed additions are the Wormpot, which can provide 400 gameplay variations from "Goliath Mode" to "Bleeding Worms", hundreds of new landscapes, flags and fanfares, and a load of single player missions.</text:p>
          </table:table-cell>
          <table:table-cell table:formula="of:=CONCATENATE(&quot;&lt;game name=&quot;;CHAR(34);[.A283];CHAR(34);&quot;&gt; &lt;year&gt;&quot;;[.B283];&quot;&lt;/year&gt; &lt;rating&gt;&quot;;[.C283];&quot;&lt;/rating&gt; &lt;title&gt;&quot;;[.D283];&quot;&lt;/title&gt; &lt;pub&gt;&quot;;[.E283];&quot;&lt;/pub&gt; &lt;dev&gt;&quot;;[.F283];&quot;&lt;/dev&gt; &lt;genre&gt;&quot;;[.G283];&quot;&lt;/genre&gt; &lt;score&gt;&quot;;[.H283];&quot;&lt;/score&gt; &lt;player&gt;&quot;;[.I283];&quot;&lt;/player&gt; &lt;story&gt;&quot;;[.J283];&quot;&lt;/story&gt; &lt;/game&gt;&quot;)" office:value-type="string" office:string-value="&lt;game name=&quot;Worms World Party (USA)&quot;&gt; &lt;year&gt;2001&lt;/year&gt; &lt;rating&gt;ESRB - E (Everyone)&lt;/rating&gt; &lt;title&gt;Worms World Party &lt;/title&gt; &lt;pub&gt;Titus Software&lt;/pub&gt; &lt;dev&gt;Team17 Software Limited&lt;/dev&gt; &lt;genre&gt;Strategy&lt;/genre&gt; &lt;score&gt;3.4&lt;/score&gt; &lt;player&gt;1-4 Players&lt;/player&gt; &lt;story&gt;The Worms are back, deadlier than ever.**You're going to learn that there's nothing more dangerous than a Worm with a bazooka or a shotgun...****At first sight, Worms World Party may seem very similar to Worms Armageddon. However, this time the game has been specially designed with multiplayer in mind. Up to 6 players can battle out at the same time on local networks or on the internet, using Team17 own matchmaking service, called Wormnet.****Other welcomed additions are the Wormpot, which can provide 400 gameplay variations from &quot;Goliath Mode&quot; to &quot;Bleeding Worms&quot;, hundreds of new landscapes, flags and fanfares, and a load of single player missions.&lt;/story&gt; &lt;/game&gt;">
            <text:p>&lt;game name="Worms World Party (USA)"&gt; &lt;year&gt;2001&lt;/year&gt; &lt;rating&gt;ESRB - E (Everyone)&lt;/rating&gt; &lt;title&gt;Worms World Party &lt;/title&gt; &lt;pub&gt;Titus Software&lt;/pub&gt; &lt;dev&gt;Team17 Software Limited&lt;/dev&gt; &lt;genre&gt;Strategy&lt;/genre&gt; &lt;score&gt;3.4&lt;/score&gt; &lt;player&gt;1-4 Players&lt;/player&gt; &lt;story&gt;The Worms are back, deadlier than ever.**You're going to learn that there's nothing more dangerous than a Worm with a bazooka or a shotgun...****At first sight, Worms World Party may seem very similar to Worms Armageddon. However, this time the game has been specially designed with multiplayer in mind. Up to 6 players can battle out at the same time on local networks or on the internet, using Team17 own matchmaking service, called Wormnet.****Other welcomed additions are the Wormpot, which can provide 400 gameplay variations from "Goliath Mode" to "Bleeding Worms", hundreds of new landscapes, flags and fanfares, and a load of single player missions.&lt;/story&gt; &lt;/game&gt;</text:p>
          </table:table-cell>
        </table:table-row>
        <table:table-row table:style-name="ro1">
          <table:table-cell office:value-type="string">
            <text:p>Silent Scope (USA)</text:p>
          </table:table-cell>
          <table:table-cell office:value-type="float" office:value="2000">
            <text:p>2000</text:p>
          </table:table-cell>
          <table:table-cell office:value-type="string">
            <text:p>ESRB - M (Mature)</text:p>
          </table:table-cell>
          <table:table-cell office:value-type="string">
            <text:p>Silent Scope </text:p>
          </table:table-cell>
          <table:table-cell office:value-type="string">
            <text:p>Konami</text:p>
          </table:table-cell>
          <table:table-cell office:value-type="string">
            <text:p>Konami Co., Ltd.</text:p>
          </table:table-cell>
          <table:table-cell office:value-type="string">
            <text:p>Shooter</text:p>
          </table:table-cell>
          <table:table-cell office:value-type="string">
            <text:p>4.2</text:p>
          </table:table-cell>
          <table:table-cell office:value-type="string">
            <text:p>1 Player</text:p>
          </table:table-cell>
          <table:table-cell office:value-type="string">
            <text:p>This coin-op conversion doesn't have a sniper rifle light gun, but all the scoping action is still here. ****The aim of the game is to save the captured family of the President of the USA, by sniping all on-coming enemies as you go along. ****As an enemy appears, an area of the screen zooms in, allowing you to easily pick off the guy in the head. Once done, press a button to zoom out, so as to choose your next target.</text:p>
          </table:table-cell>
          <table:table-cell table:formula="of:=CONCATENATE(&quot;&lt;game name=&quot;;CHAR(34);[.A284];CHAR(34);&quot;&gt; &lt;year&gt;&quot;;[.B284];&quot;&lt;/year&gt; &lt;rating&gt;&quot;;[.C284];&quot;&lt;/rating&gt; &lt;title&gt;&quot;;[.D284];&quot;&lt;/title&gt; &lt;pub&gt;&quot;;[.E284];&quot;&lt;/pub&gt; &lt;dev&gt;&quot;;[.F284];&quot;&lt;/dev&gt; &lt;genre&gt;&quot;;[.G284];&quot;&lt;/genre&gt; &lt;score&gt;&quot;;[.H284];&quot;&lt;/score&gt; &lt;player&gt;&quot;;[.I284];&quot;&lt;/player&gt; &lt;story&gt;&quot;;[.J284];&quot;&lt;/story&gt; &lt;/game&gt;&quot;)" office:value-type="string" office:string-value="&lt;game name=&quot;Silent Scope (USA)&quot;&gt; &lt;year&gt;2000&lt;/year&gt; &lt;rating&gt;ESRB - M (Mature)&lt;/rating&gt; &lt;title&gt;Silent Scope &lt;/title&gt; &lt;pub&gt;Konami&lt;/pub&gt; &lt;dev&gt;Konami Co., Ltd.&lt;/dev&gt; &lt;genre&gt;Shooter&lt;/genre&gt; &lt;score&gt;4.2&lt;/score&gt; &lt;player&gt;1 Player&lt;/player&gt; &lt;story&gt;This coin-op conversion doesn't have a sniper rifle light gun, but all the scoping action is still here. ****The aim of the game is to save the captured family of the President of the USA, by sniping all on-coming enemies as you go along. ****As an enemy appears, an area of the screen zooms in, allowing you to easily pick off the guy in the head. Once done, press a button to zoom out, so as to choose your next target.&lt;/story&gt; &lt;/game&gt;">
            <text:p>&lt;game name="Silent Scope (USA)"&gt; &lt;year&gt;2000&lt;/year&gt; &lt;rating&gt;ESRB - M (Mature)&lt;/rating&gt; &lt;title&gt;Silent Scope &lt;/title&gt; &lt;pub&gt;Konami&lt;/pub&gt; &lt;dev&gt;Konami Co., Ltd.&lt;/dev&gt; &lt;genre&gt;Shooter&lt;/genre&gt; &lt;score&gt;4.2&lt;/score&gt; &lt;player&gt;1 Player&lt;/player&gt; &lt;story&gt;This coin-op conversion doesn't have a sniper rifle light gun, but all the scoping action is still here. ****The aim of the game is to save the captured family of the President of the USA, by sniping all on-coming enemies as you go along. ****As an enemy appears, an area of the screen zooms in, allowing you to easily pick off the guy in the head. Once done, press a button to zoom out, so as to choose your next target.&lt;/story&gt; &lt;/game&gt;</text:p>
          </table:table-cell>
        </table:table-row>
        <table:table-row table:style-name="ro1">
          <table:table-cell office:value-type="string">
            <text:p>Pro Pinball Trilogy (Europe)</text:p>
          </table:table-cell>
          <table:table-cell office:value-type="float" office:value="2001">
            <text:p>2001</text:p>
          </table:table-cell>
          <table:table-cell office:value-type="string">
            <text:p>ESRB - E (Everyone)</text:p>
          </table:table-cell>
          <table:table-cell office:value-type="string">
            <text:p>Pro Pinball Trilogy </text:p>
          </table:table-cell>
          <table:table-cell office:value-type="string">
            <text:p>Empire Interactive</text:p>
          </table:table-cell>
          <table:table-cell office:value-type="string">
            <text:p>Cunning Developments</text:p>
          </table:table-cell>
          <table:table-cell office:value-type="string">
            <text:p>Pool and Dart</text:p>
          </table:table-cell>
          <table:table-cell office:value-type="string">
            <text:p>4.4</text:p>
          </table:table-cell>
          <table:table-cell office:value-type="string">
            <text:p>1-4 Players</text:p>
          </table:table-cell>
          <table:table-cell office:value-type="string">
            <text:p>This compilation contains the following three tables of Empire's Pro Pinball series:****1. Pro Pinball: Timeshock!**2. Pro Pinball: Big Race USA**3. Pro Pinball: Fantastic Journey****The first part of the series, Pro Pinball: The Web, is not included.</text:p>
          </table:table-cell>
          <table:table-cell table:formula="of:=CONCATENATE(&quot;&lt;game name=&quot;;CHAR(34);[.A285];CHAR(34);&quot;&gt; &lt;year&gt;&quot;;[.B285];&quot;&lt;/year&gt; &lt;rating&gt;&quot;;[.C285];&quot;&lt;/rating&gt; &lt;title&gt;&quot;;[.D285];&quot;&lt;/title&gt; &lt;pub&gt;&quot;;[.E285];&quot;&lt;/pub&gt; &lt;dev&gt;&quot;;[.F285];&quot;&lt;/dev&gt; &lt;genre&gt;&quot;;[.G285];&quot;&lt;/genre&gt; &lt;score&gt;&quot;;[.H285];&quot;&lt;/score&gt; &lt;player&gt;&quot;;[.I285];&quot;&lt;/player&gt; &lt;story&gt;&quot;;[.J285];&quot;&lt;/story&gt; &lt;/game&gt;&quot;)" office:value-type="string" office:string-value="&lt;game name=&quot;Pro Pinball Trilogy (Europe)&quot;&gt; &lt;year&gt;2001&lt;/year&gt; &lt;rating&gt;ESRB - E (Everyone)&lt;/rating&gt; &lt;title&gt;Pro Pinball Trilogy &lt;/title&gt; &lt;pub&gt;Empire Interactive&lt;/pub&gt; &lt;dev&gt;Cunning Developments&lt;/dev&gt; &lt;genre&gt;Pool and Dart&lt;/genre&gt; &lt;score&gt;4.4&lt;/score&gt; &lt;player&gt;1-4 Players&lt;/player&gt; &lt;story&gt;This compilation contains the following three tables of Empire's Pro Pinball series:****1. Pro Pinball: Timeshock!**2. Pro Pinball: Big Race USA**3. Pro Pinball: Fantastic Journey****The first part of the series, Pro Pinball: The Web, is not included.&lt;/story&gt; &lt;/game&gt;">
            <text:p>&lt;game name="Pro Pinball Trilogy (Europe)"&gt; &lt;year&gt;2001&lt;/year&gt; &lt;rating&gt;ESRB - E (Everyone)&lt;/rating&gt; &lt;title&gt;Pro Pinball Trilogy &lt;/title&gt; &lt;pub&gt;Empire Interactive&lt;/pub&gt; &lt;dev&gt;Cunning Developments&lt;/dev&gt; &lt;genre&gt;Pool and Dart&lt;/genre&gt; &lt;score&gt;4.4&lt;/score&gt; &lt;player&gt;1-4 Players&lt;/player&gt; &lt;story&gt;This compilation contains the following three tables of Empire's Pro Pinball series:****1. Pro Pinball: Timeshock!**2. Pro Pinball: Big Race USA**3. Pro Pinball: Fantastic Journey****The first part of the series, Pro Pinball: The Web, is not included.&lt;/story&gt; &lt;/game&gt;</text:p>
          </table:table-cell>
        </table:table-row>
        <table:table-row table:style-name="ro1">
          <table:table-cell office:value-type="string">
            <text:p>Jeremy McGrath Supercross 2000 (USA)</text:p>
          </table:table-cell>
          <table:table-cell office:value-type="float" office:value="1999">
            <text:p>1999</text:p>
          </table:table-cell>
          <table:table-cell office:value-type="string">
            <text:p>ESRB - E (Everyone)</text:p>
          </table:table-cell>
          <table:table-cell office:value-type="string">
            <text:p>Jeremy McGrath Supercross 2000 </text:p>
          </table:table-cell>
          <table:table-cell office:value-type="string">
            <text:p>Acclaim</text:p>
          </table:table-cell>
          <table:table-cell office:value-type="string">
            <text:p>Acclaim Studios Salt Lake City</text:p>
          </table:table-cell>
          <table:table-cell office:value-type="string">
            <text:p>Motorcycle</text:p>
          </table:table-cell>
          <table:table-cell office:value-type="string">
            <text:p>3.0</text:p>
          </table:table-cell>
          <table:table-cell office:value-type="string">
            <text:p>1-2 Players</text:p>
          </table:table-cell>
          <table:table-cell office:value-type="string">
            <text:p>This edition of the licensed Supercross racing game features **8 indoor and 8 outdoor tracks. You can choose to do a single race on an individual track, or do a championship series on the indoor tracks, the outdoor tracks, or both. Additionally, there is a Time Trial mode, plus the Freestyle mode, where you can ride around in a skate-park like area performing tricks for points.****The game features at least 8 real riders (depending on platform), plus the ability to combine outfit, bike and riding number to create a Custom Rider. 125cc and 250cc classes of motorcycle are featured. Races and Freestyle mode can be played with two players, via a split screen. A Track Editor is also featured, allowing you to create your own custom designed tracks.</text:p>
          </table:table-cell>
          <table:table-cell table:formula="of:=CONCATENATE(&quot;&lt;game name=&quot;;CHAR(34);[.A286];CHAR(34);&quot;&gt; &lt;year&gt;&quot;;[.B286];&quot;&lt;/year&gt; &lt;rating&gt;&quot;;[.C286];&quot;&lt;/rating&gt; &lt;title&gt;&quot;;[.D286];&quot;&lt;/title&gt; &lt;pub&gt;&quot;;[.E286];&quot;&lt;/pub&gt; &lt;dev&gt;&quot;;[.F286];&quot;&lt;/dev&gt; &lt;genre&gt;&quot;;[.G286];&quot;&lt;/genre&gt; &lt;score&gt;&quot;;[.H286];&quot;&lt;/score&gt; &lt;player&gt;&quot;;[.I286];&quot;&lt;/player&gt; &lt;story&gt;&quot;;[.J286];&quot;&lt;/story&gt; &lt;/game&gt;&quot;)" office:value-type="string" office:string-value="&lt;game name=&quot;Jeremy McGrath Supercross 2000 (USA)&quot;&gt; &lt;year&gt;1999&lt;/year&gt; &lt;rating&gt;ESRB - E (Everyone)&lt;/rating&gt; &lt;title&gt;Jeremy McGrath Supercross 2000 &lt;/title&gt; &lt;pub&gt;Acclaim&lt;/pub&gt; &lt;dev&gt;Acclaim Studios Salt Lake City&lt;/dev&gt; &lt;genre&gt;Motorcycle&lt;/genre&gt; &lt;score&gt;3.0&lt;/score&gt; &lt;player&gt;1-2 Players&lt;/player&gt; &lt;story&gt;This edition of the licensed Supercross racing game features **8 indoor and 8 outdoor tracks. You can choose to do a single race on an individual track, or do a championship series on the indoor tracks, the outdoor tracks, or both. Additionally, there is a Time Trial mode, plus the Freestyle mode, where you can ride around in a skate-park like area performing tricks for points.****The game features at least 8 real riders (depending on platform), plus the ability to combine outfit, bike and riding number to create a Custom Rider. 125cc and 250cc classes of motorcycle are featured. Races and Freestyle mode can be played with two players, via a split screen. A Track Editor is also featured, allowing you to create your own custom designed tracks.&lt;/story&gt; &lt;/game&gt;">
            <text:p>&lt;game name="Jeremy McGrath Supercross 2000 (USA)"&gt; &lt;year&gt;1999&lt;/year&gt; &lt;rating&gt;ESRB - E (Everyone)&lt;/rating&gt; &lt;title&gt;Jeremy McGrath Supercross 2000 &lt;/title&gt; &lt;pub&gt;Acclaim&lt;/pub&gt; &lt;dev&gt;Acclaim Studios Salt Lake City&lt;/dev&gt; &lt;genre&gt;Motorcycle&lt;/genre&gt; &lt;score&gt;3.0&lt;/score&gt; &lt;player&gt;1-2 Players&lt;/player&gt; &lt;story&gt;This edition of the licensed Supercross racing game features **8 indoor and 8 outdoor tracks. You can choose to do a single race on an individual track, or do a championship series on the indoor tracks, the outdoor tracks, or both. Additionally, there is a Time Trial mode, plus the Freestyle mode, where you can ride around in a skate-park like area performing tricks for points.****The game features at least 8 real riders (depending on platform), plus the ability to combine outfit, bike and riding number to create a Custom Rider. 125cc and 250cc classes of motorcycle are featured. Races and Freestyle mode can be played with two players, via a split screen. A Track Editor is also featured, allowing you to create your own custom designed tracks.&lt;/story&gt; &lt;/game&gt;</text:p>
          </table:table-cell>
        </table:table-row>
        <table:table-row table:style-name="ro1">
          <table:table-cell office:value-type="string">
            <text:p>Fighting Vipers 2 (Europe)</text:p>
          </table:table-cell>
          <table:table-cell office:value-type="float" office:value="2001">
            <text:p>2001</text:p>
          </table:table-cell>
          <table:table-cell office:value-type="string">
            <text:p>ESRB - T (Teen)</text:p>
          </table:table-cell>
          <table:table-cell office:value-type="string">
            <text:p>Fighting Vipers 2 </text:p>
          </table:table-cell>
          <table:table-cell office:value-type="string">
            <text:p>Sega</text:p>
          </table:table-cell>
          <table:table-cell office:value-type="string">
            <text:p>Scarab</text:p>
          </table:table-cell>
          <table:table-cell office:value-type="string">
            <text:p>Fighter</text:p>
          </table:table-cell>
          <table:table-cell office:value-type="string">
            <text:p>3.8</text:p>
          </table:table-cell>
          <table:table-cell office:value-type="string">
            <text:p>1-2 Players</text:p>
          </table:table-cell>
          <table:table-cell office:value-type="string">
            <text:p>This game is a sequel to Fighting Vipers, a 3D fighting game that allows you to face adolescents and adults that comes from different "urban tribes", but also, in that second version you can choose or beat another time the most charismatic characters of FV1 and some unedited characters never seen again (either in FV2 arcade, version appeared in 1998 on Model 3 arcade board).****FV2, as in FV, has the incentive to destroy the fight arena walls with the last combat impact, also, you can destroy again the armor of your opponent, that as a newness in 1998's FV2, includes the "Super KO System", in which, if you break the armor of your opponent and immediately, you make a Super Combo that leaves him "confused", you will win without dispute a second round.</text:p>
          </table:table-cell>
          <table:table-cell table:formula="of:=CONCATENATE(&quot;&lt;game name=&quot;;CHAR(34);[.A287];CHAR(34);&quot;&gt; &lt;year&gt;&quot;;[.B287];&quot;&lt;/year&gt; &lt;rating&gt;&quot;;[.C287];&quot;&lt;/rating&gt; &lt;title&gt;&quot;;[.D287];&quot;&lt;/title&gt; &lt;pub&gt;&quot;;[.E287];&quot;&lt;/pub&gt; &lt;dev&gt;&quot;;[.F287];&quot;&lt;/dev&gt; &lt;genre&gt;&quot;;[.G287];&quot;&lt;/genre&gt; &lt;score&gt;&quot;;[.H287];&quot;&lt;/score&gt; &lt;player&gt;&quot;;[.I287];&quot;&lt;/player&gt; &lt;story&gt;&quot;;[.J287];&quot;&lt;/story&gt; &lt;/game&gt;&quot;)" office:value-type="string" office:string-value="&lt;game name=&quot;Fighting Vipers 2 (Europe)&quot;&gt; &lt;year&gt;2001&lt;/year&gt; &lt;rating&gt;ESRB - T (Teen)&lt;/rating&gt; &lt;title&gt;Fighting Vipers 2 &lt;/title&gt; &lt;pub&gt;Sega&lt;/pub&gt; &lt;dev&gt;Scarab&lt;/dev&gt; &lt;genre&gt;Fighter&lt;/genre&gt; &lt;score&gt;3.8&lt;/score&gt; &lt;player&gt;1-2 Players&lt;/player&gt; &lt;story&gt;This game is a sequel to Fighting Vipers, a 3D fighting game that allows you to face adolescents and adults that comes from different &quot;urban tribes&quot;, but also, in that second version you can choose or beat another time the most charismatic characters of FV1 and some unedited characters never seen again (either in FV2 arcade, version appeared in 1998 on Model 3 arcade board).****FV2, as in FV, has the incentive to destroy the fight arena walls with the last combat impact, also, you can destroy again the armor of your opponent, that as a newness in 1998's FV2, includes the &quot;Super KO System&quot;, in which, if you break the armor of your opponent and immediately, you make a Super Combo that leaves him &quot;confused&quot;, you will win without dispute a second round.&lt;/story&gt; &lt;/game&gt;">
            <text:p>&lt;game name="Fighting Vipers 2 (Europe)"&gt; &lt;year&gt;2001&lt;/year&gt; &lt;rating&gt;ESRB - T (Teen)&lt;/rating&gt; &lt;title&gt;Fighting Vipers 2 &lt;/title&gt; &lt;pub&gt;Sega&lt;/pub&gt; &lt;dev&gt;Scarab&lt;/dev&gt; &lt;genre&gt;Fighter&lt;/genre&gt; &lt;score&gt;3.8&lt;/score&gt; &lt;player&gt;1-2 Players&lt;/player&gt; &lt;story&gt;This game is a sequel to Fighting Vipers, a 3D fighting game that allows you to face adolescents and adults that comes from different "urban tribes", but also, in that second version you can choose or beat another time the most charismatic characters of FV1 and some unedited characters never seen again (either in FV2 arcade, version appeared in 1998 on Model 3 arcade board).****FV2, as in FV, has the incentive to destroy the fight arena walls with the last combat impact, also, you can destroy again the armor of your opponent, that as a newness in 1998's FV2, includes the "Super KO System", in which, if you break the armor of your opponent and immediately, you make a Super Combo that leaves him "confused", you will win without dispute a second round.&lt;/story&gt; &lt;/game&gt;</text:p>
          </table:table-cell>
        </table:table-row>
        <table:table-row table:style-name="ro1">
          <table:table-cell office:value-type="string">
            <text:p>Last Hope - Pink Bullets (Europe)</text:p>
          </table:table-cell>
          <table:table-cell office:value-type="float" office:value="2009">
            <text:p>2009</text:p>
          </table:table-cell>
          <table:table-cell office:value-type="string">
            <text:p>ESRB - E (Everyone)</text:p>
          </table:table-cell>
          <table:table-cell office:value-type="string">
            <text:p>Last Hope - Pink Bullets </text:p>
          </table:table-cell>
          <table:table-cell table:number-columns-repeated="2" office:value-type="string">
            <text:p>NG:DEV.TEAM</text:p>
          </table:table-cell>
          <table:table-cell office:value-type="string">
            <text:p>Shoot-'Em-Up</text:p>
          </table:table-cell>
          <table:table-cell office:value-type="string">
            <text:p>4.0</text:p>
          </table:table-cell>
          <table:table-cell office:value-type="string">
            <text:p>1 Player</text:p>
          </table:table-cell>
          <table:table-cell office:value-type="string">
            <text:p>This game is an updated edition of Last Hope. The game is basically the same, but some modifications have been made to decrease the difficulty. This includes, for example, more levels of difficulty to choose from, and starting with a better equipped <text:s/>and faster moving ship. Further, the standard enemy shots are now coloured in bright pink (thus the name of the re-release) to make them more visible, and the general colour themes of the stages have been adapted to increase the visibility, too.</text:p>
          </table:table-cell>
          <table:table-cell table:formula="of:=CONCATENATE(&quot;&lt;game name=&quot;;CHAR(34);[.A288];CHAR(34);&quot;&gt; &lt;year&gt;&quot;;[.B288];&quot;&lt;/year&gt; &lt;rating&gt;&quot;;[.C288];&quot;&lt;/rating&gt; &lt;title&gt;&quot;;[.D288];&quot;&lt;/title&gt; &lt;pub&gt;&quot;;[.E288];&quot;&lt;/pub&gt; &lt;dev&gt;&quot;;[.F288];&quot;&lt;/dev&gt; &lt;genre&gt;&quot;;[.G288];&quot;&lt;/genre&gt; &lt;score&gt;&quot;;[.H288];&quot;&lt;/score&gt; &lt;player&gt;&quot;;[.I288];&quot;&lt;/player&gt; &lt;story&gt;&quot;;[.J288];&quot;&lt;/story&gt; &lt;/game&gt;&quot;)" office:value-type="string" office:string-value="&lt;game name=&quot;Last Hope - Pink Bullets (Europe)&quot;&gt; &lt;year&gt;2009&lt;/year&gt; &lt;rating&gt;ESRB - E (Everyone)&lt;/rating&gt; &lt;title&gt;Last Hope - Pink Bullets &lt;/title&gt; &lt;pub&gt;NG:DEV.TEAM&lt;/pub&gt; &lt;dev&gt;NG:DEV.TEAM&lt;/dev&gt; &lt;genre&gt;Shoot-'Em-Up&lt;/genre&gt; &lt;score&gt;4.0&lt;/score&gt; &lt;player&gt;1 Player&lt;/player&gt; &lt;story&gt;This game is an updated edition of Last Hope. The game is basically the same, but some modifications have been made to decrease the difficulty. This includes, for example, more levels of difficulty to choose from, and starting with a better equipped  and faster moving ship. Further, the standard enemy shots are now coloured in bright pink (thus the name of the re-release) to make them more visible, and the general colour themes of the stages have been adapted to increase the visibility, too.&lt;/story&gt; &lt;/game&gt;">
            <text:p>&lt;game name="Last Hope - Pink Bullets (Europe)"&gt; &lt;year&gt;2009&lt;/year&gt; &lt;rating&gt;ESRB - E (Everyone)&lt;/rating&gt; &lt;title&gt;Last Hope - Pink Bullets &lt;/title&gt; &lt;pub&gt;NG:DEV.TEAM&lt;/pub&gt; &lt;dev&gt;NG:DEV.TEAM&lt;/dev&gt; &lt;genre&gt;Shoot-'Em-Up&lt;/genre&gt; &lt;score&gt;4.0&lt;/score&gt; &lt;player&gt;1 Player&lt;/player&gt; &lt;story&gt;This game is an updated edition of Last Hope. The game is basically the same, but some modifications have been made to decrease the difficulty. This includes, for example, more levels of difficulty to choose from, and starting with a better equipped <text:s/>and faster moving ship. Further, the standard enemy shots are now coloured in bright pink (thus the name of the re-release) to make them more visible, and the general colour themes of the stages have been adapted to increase the visibility, too.&lt;/story&gt; &lt;/game&gt;</text:p>
          </table:table-cell>
        </table:table-row>
        <table:table-row table:style-name="ro1">
          <table:table-cell office:value-type="string">
            <text:p>Sega Worldwide Soccer 2000 Euro Edition (Europe)</text:p>
          </table:table-cell>
          <table:table-cell office:value-type="float" office:value="2000">
            <text:p>2000</text:p>
          </table:table-cell>
          <table:table-cell office:value-type="string">
            <text:p>ESRB - E (Everyone)</text:p>
          </table:table-cell>
          <table:table-cell office:value-type="string">
            <text:p>Sega Worldwide Soccer 2000 Euro Edition </text:p>
          </table:table-cell>
          <table:table-cell office:value-type="string">
            <text:p>Sega</text:p>
          </table:table-cell>
          <table:table-cell office:value-type="string">
            <text:p>Silicon Dreams Studio Ltd.</text:p>
          </table:table-cell>
          <table:table-cell office:value-type="string">
            <text:p>Soccer/Sports</text:p>
          </table:table-cell>
          <table:table-cell office:value-type="string">
            <text:p>3.3</text:p>
          </table:table-cell>
          <table:table-cell office:value-type="string">
            <text:p>1-4 Players</text:p>
          </table:table-cell>
          <table:table-cell office:value-type="string">
            <text:p>This game is an upgrade to Sega Worldwide Soccer 2000, with an improved graphical engine and the possibility to let you play the Euro 2000 celebrated in Holland and Belgium. Other available game modes are the World Cup (where you could compete as any of the 64 best teams in the world), National leagues (Italian, Spanish, English, German, Japanese, etc), International leagues and friendly match. Regarding player licenses, this game takes the same position as World League Soccer 98; that is, player names will resemble those of their real life counterparts, but will not be exactly the same (although curiously, game commentators will pronounce them correctly).</text:p>
          </table:table-cell>
          <table:table-cell table:formula="of:=CONCATENATE(&quot;&lt;game name=&quot;;CHAR(34);[.A289];CHAR(34);&quot;&gt; &lt;year&gt;&quot;;[.B289];&quot;&lt;/year&gt; &lt;rating&gt;&quot;;[.C289];&quot;&lt;/rating&gt; &lt;title&gt;&quot;;[.D289];&quot;&lt;/title&gt; &lt;pub&gt;&quot;;[.E289];&quot;&lt;/pub&gt; &lt;dev&gt;&quot;;[.F289];&quot;&lt;/dev&gt; &lt;genre&gt;&quot;;[.G289];&quot;&lt;/genre&gt; &lt;score&gt;&quot;;[.H289];&quot;&lt;/score&gt; &lt;player&gt;&quot;;[.I289];&quot;&lt;/player&gt; &lt;story&gt;&quot;;[.J289];&quot;&lt;/story&gt; &lt;/game&gt;&quot;)" office:value-type="string" office:string-value="&lt;game name=&quot;Sega Worldwide Soccer 2000 Euro Edition (Europe)&quot;&gt; &lt;year&gt;2000&lt;/year&gt; &lt;rating&gt;ESRB - E (Everyone)&lt;/rating&gt; &lt;title&gt;Sega Worldwide Soccer 2000 Euro Edition &lt;/title&gt; &lt;pub&gt;Sega&lt;/pub&gt; &lt;dev&gt;Silicon Dreams Studio Ltd.&lt;/dev&gt; &lt;genre&gt;Soccer/Sports&lt;/genre&gt; &lt;score&gt;3.3&lt;/score&gt; &lt;player&gt;1-4 Players&lt;/player&gt; &lt;story&gt;This game is an upgrade to Sega Worldwide Soccer 2000, with an improved graphical engine and the possibility to let you play the Euro 2000 celebrated in Holland and Belgium. Other available game modes are the World Cup (where you could compete as any of the 64 best teams in the world), National leagues (Italian, Spanish, English, German, Japanese, etc), International leagues and friendly match. Regarding player licenses, this game takes the same position as World League Soccer 98; that is, player names will resemble those of their real life counterparts, but will not be exactly the same (although curiously, game commentators will pronounce them correctly).&lt;/story&gt; &lt;/game&gt;">
            <text:p>&lt;game name="Sega Worldwide Soccer 2000 Euro Edition (Europe)"&gt; &lt;year&gt;2000&lt;/year&gt; &lt;rating&gt;ESRB - E (Everyone)&lt;/rating&gt; &lt;title&gt;Sega Worldwide Soccer 2000 Euro Edition &lt;/title&gt; &lt;pub&gt;Sega&lt;/pub&gt; &lt;dev&gt;Silicon Dreams Studio Ltd.&lt;/dev&gt; &lt;genre&gt;Soccer/Sports&lt;/genre&gt; &lt;score&gt;3.3&lt;/score&gt; &lt;player&gt;1-4 Players&lt;/player&gt; &lt;story&gt;This game is an upgrade to Sega Worldwide Soccer 2000, with an improved graphical engine and the possibility to let you play the Euro 2000 celebrated in Holland and Belgium. Other available game modes are the World Cup (where you could compete as any of the 64 best teams in the world), National leagues (Italian, Spanish, English, German, Japanese, etc), International leagues and friendly match. Regarding player licenses, this game takes the same position as World League Soccer 98; that is, player names will resemble those of their real life counterparts, but will not be exactly the same (although curiously, game commentators will pronounce them correctly).&lt;/story&gt; &lt;/game&gt;</text:p>
          </table:table-cell>
        </table:table-row>
        <table:table-row table:style-name="ro1">
          <table:table-cell office:value-type="string">
            <text:p>Samba de Amigo ver. 2000 (Japan)</text:p>
          </table:table-cell>
          <table:table-cell office:value-type="float" office:value="2000">
            <text:p>2000</text:p>
          </table:table-cell>
          <table:table-cell office:value-type="string">
            <text:p>ESRB - E (Everyone)</text:p>
          </table:table-cell>
          <table:table-cell office:value-type="string">
            <text:p>Samba de Amigo ver. 2000 </text:p>
          </table:table-cell>
          <table:table-cell office:value-type="string">
            <text:p>Sega</text:p>
          </table:table-cell>
          <table:table-cell office:value-type="string">
            <text:p>Sonic Team</text:p>
          </table:table-cell>
          <table:table-cell office:value-type="string">
            <text:p>Rhythm</text:p>
          </table:table-cell>
          <table:table-cell office:value-type="string">
            <text:p>4.0</text:p>
          </table:table-cell>
          <table:table-cell office:value-type="string">
            <text:p>1-2 Players</text:p>
          </table:table-cell>
          <table:table-cell office:value-type="string">
            <text:p>This game is the update to the original, maraca shaking, Samba de Amigo. However, a lot more has been added than in most updates. A new hustle mode of play complements the original mode and the song list has almost been doubled, with many new songs such as Vamos de Carnaval, the theme from Rocky and even the Wedding March being included. For anyone who thought they had the original game mastered, there's even a survival mode where you have to play through all 43 songs making a maximum of 8 mistakes in total. The core gameplay effectively remains the same as the original though. This game was only released in Japan.</text:p>
          </table:table-cell>
          <table:table-cell table:formula="of:=CONCATENATE(&quot;&lt;game name=&quot;;CHAR(34);[.A290];CHAR(34);&quot;&gt; &lt;year&gt;&quot;;[.B290];&quot;&lt;/year&gt; &lt;rating&gt;&quot;;[.C290];&quot;&lt;/rating&gt; &lt;title&gt;&quot;;[.D290];&quot;&lt;/title&gt; &lt;pub&gt;&quot;;[.E290];&quot;&lt;/pub&gt; &lt;dev&gt;&quot;;[.F290];&quot;&lt;/dev&gt; &lt;genre&gt;&quot;;[.G290];&quot;&lt;/genre&gt; &lt;score&gt;&quot;;[.H290];&quot;&lt;/score&gt; &lt;player&gt;&quot;;[.I290];&quot;&lt;/player&gt; &lt;story&gt;&quot;;[.J290];&quot;&lt;/story&gt; &lt;/game&gt;&quot;)" office:value-type="string" office:string-value="&lt;game name=&quot;Samba de Amigo ver. 2000 (Japan)&quot;&gt; &lt;year&gt;2000&lt;/year&gt; &lt;rating&gt;ESRB - E (Everyone)&lt;/rating&gt; &lt;title&gt;Samba de Amigo ver. 2000 &lt;/title&gt; &lt;pub&gt;Sega&lt;/pub&gt; &lt;dev&gt;Sonic Team&lt;/dev&gt; &lt;genre&gt;Rhythm&lt;/genre&gt; &lt;score&gt;4.0&lt;/score&gt; &lt;player&gt;1-2 Players&lt;/player&gt; &lt;story&gt;This game is the update to the original, maraca shaking, Samba de Amigo. However, a lot more has been added than in most updates. A new hustle mode of play complements the original mode and the song list has almost been doubled, with many new songs such as Vamos de Carnaval, the theme from Rocky and even the Wedding March being included. For anyone who thought they had the original game mastered, there's even a survival mode where you have to play through all 43 songs making a maximum of 8 mistakes in total. The core gameplay effectively remains the same as the original though. This game was only released in Japan.&lt;/story&gt; &lt;/game&gt;">
            <text:p>&lt;game name="Samba de Amigo ver. 2000 (Japan)"&gt; &lt;year&gt;2000&lt;/year&gt; &lt;rating&gt;ESRB - E (Everyone)&lt;/rating&gt; &lt;title&gt;Samba de Amigo ver. 2000 &lt;/title&gt; &lt;pub&gt;Sega&lt;/pub&gt; &lt;dev&gt;Sonic Team&lt;/dev&gt; &lt;genre&gt;Rhythm&lt;/genre&gt; &lt;score&gt;4.0&lt;/score&gt; &lt;player&gt;1-2 Players&lt;/player&gt; &lt;story&gt;This game is the update to the original, maraca shaking, Samba de Amigo. However, a lot more has been added than in most updates. A new hustle mode of play complements the original mode and the song list has almost been doubled, with many new songs such as Vamos de Carnaval, the theme from Rocky and even the Wedding March being included. For anyone who thought they had the original game mastered, there's even a survival mode where you have to play through all 43 songs making a maximum of 8 mistakes in total. The core gameplay effectively remains the same as the original though. This game was only released in Japan.&lt;/story&gt; &lt;/game&gt;</text:p>
          </table:table-cell>
        </table:table-row>
        <table:table-row table:style-name="ro1">
          <table:table-cell office:value-type="string">
            <text:p>Who Wants to Beat Up a Millionaire (USA)</text:p>
          </table:table-cell>
          <table:table-cell office:value-type="float" office:value="2000">
            <text:p>2000</text:p>
          </table:table-cell>
          <table:table-cell office:value-type="string">
            <text:p>ESRB - T (Teen)</text:p>
          </table:table-cell>
          <table:table-cell office:value-type="string">
            <text:p>Who Wants to Beat Up a Millionaire </text:p>
          </table:table-cell>
          <table:table-cell office:value-type="string">
            <text:p>Berkeley</text:p>
          </table:table-cell>
          <table:table-cell office:value-type="string">
            <text:p>Hypnotix, Inc.</text:p>
          </table:table-cell>
          <table:table-cell office:value-type="string">
            <text:p>Action</text:p>
          </table:table-cell>
          <table:table-cell office:value-type="string">
            <text:p>3.0</text:p>
          </table:table-cell>
          <table:table-cell office:value-type="string">
            <text:p>1-4 Players</text:p>
          </table:table-cell>
          <table:table-cell office:value-type="string">
            <text:p>This is a fighting parody of the show, called Who Wants to Beat Up a Millionaire?**In WWTBUAM, you answer questions and get an opportunity to beat one of five in-game millionaires half to death in order to drain his or her bank account and fill your pockets. The show is hosted by Egregious Phillin, who for all intents and purposes is Regis Philbin, only fatter, louder, and more annoying. The game also has its own clever variation on the show's lifelines, here called Lifeboats.</text:p>
          </table:table-cell>
          <table:table-cell table:formula="of:=CONCATENATE(&quot;&lt;game name=&quot;;CHAR(34);[.A291];CHAR(34);&quot;&gt; &lt;year&gt;&quot;;[.B291];&quot;&lt;/year&gt; &lt;rating&gt;&quot;;[.C291];&quot;&lt;/rating&gt; &lt;title&gt;&quot;;[.D291];&quot;&lt;/title&gt; &lt;pub&gt;&quot;;[.E291];&quot;&lt;/pub&gt; &lt;dev&gt;&quot;;[.F291];&quot;&lt;/dev&gt; &lt;genre&gt;&quot;;[.G291];&quot;&lt;/genre&gt; &lt;score&gt;&quot;;[.H291];&quot;&lt;/score&gt; &lt;player&gt;&quot;;[.I291];&quot;&lt;/player&gt; &lt;story&gt;&quot;;[.J291];&quot;&lt;/story&gt; &lt;/game&gt;&quot;)" office:value-type="string" office:string-value="&lt;game name=&quot;Who Wants to Beat Up a Millionaire (USA)&quot;&gt; &lt;year&gt;2000&lt;/year&gt; &lt;rating&gt;ESRB - T (Teen)&lt;/rating&gt; &lt;title&gt;Who Wants to Beat Up a Millionaire &lt;/title&gt; &lt;pub&gt;Berkeley&lt;/pub&gt; &lt;dev&gt;Hypnotix, Inc.&lt;/dev&gt; &lt;genre&gt;Action&lt;/genre&gt; &lt;score&gt;3.0&lt;/score&gt; &lt;player&gt;1-4 Players&lt;/player&gt; &lt;story&gt;This is a fighting parody of the show, called Who Wants to Beat Up a Millionaire?**In WWTBUAM, you answer questions and get an opportunity to beat one of five in-game millionaires half to death in order to drain his or her bank account and fill your pockets. The show is hosted by Egregious Phillin, who for all intents and purposes is Regis Philbin, only fatter, louder, and more annoying. The game also has its own clever variation on the show's lifelines, here called Lifeboats.&lt;/story&gt; &lt;/game&gt;">
            <text:p>&lt;game name="Who Wants to Beat Up a Millionaire (USA)"&gt; &lt;year&gt;2000&lt;/year&gt; &lt;rating&gt;ESRB - T (Teen)&lt;/rating&gt; &lt;title&gt;Who Wants to Beat Up a Millionaire &lt;/title&gt; &lt;pub&gt;Berkeley&lt;/pub&gt; &lt;dev&gt;Hypnotix, Inc.&lt;/dev&gt; &lt;genre&gt;Action&lt;/genre&gt; &lt;score&gt;3.0&lt;/score&gt; &lt;player&gt;1-4 Players&lt;/player&gt; &lt;story&gt;This is a fighting parody of the show, called Who Wants to Beat Up a Millionaire?**In WWTBUAM, you answer questions and get an opportunity to beat one of five in-game millionaires half to death in order to drain his or her bank account and fill your pockets. The show is hosted by Egregious Phillin, who for all intents and purposes is Regis Philbin, only fatter, louder, and more annoying. The game also has its own clever variation on the show's lifelines, here called Lifeboats.&lt;/story&gt; &lt;/game&gt;</text:p>
          </table:table-cell>
        </table:table-row>
        <table:table-row table:style-name="ro1">
          <table:table-cell office:value-type="string">
            <text:p>Next Tetris - On-line Edition, The (USA)</text:p>
          </table:table-cell>
          <table:table-cell office:value-type="float" office:value="2000">
            <text:p>2000</text:p>
          </table:table-cell>
          <table:table-cell office:value-type="string">
            <text:p>ESRB - E (Everyone)</text:p>
          </table:table-cell>
          <table:table-cell office:value-type="string">
            <text:p>Next Tetris - On-line Edition, The </text:p>
          </table:table-cell>
          <table:table-cell office:value-type="string">
            <text:p>Crave</text:p>
          </table:table-cell>
          <table:table-cell office:value-type="string">
            <text:p>Blue Planet Software, Inc.</text:p>
          </table:table-cell>
          <table:table-cell office:value-type="string">
            <text:p>Puzzle</text:p>
          </table:table-cell>
          <table:table-cell office:value-type="string">
            <text:p>3.0</text:p>
          </table:table-cell>
          <table:table-cell office:value-type="string">
            <text:p>1-2 Players</text:p>
          </table:table-cell>
          <table:table-cell office:value-type="string">
            <text:p>This is a new version of The Next Tetris with online play over SegaNet. <text:s/>It includes the original Tetris along with The Next Tetris, which involves color combinations and cascades. <text:s/>This game features a new look and new electronica music.</text:p>
          </table:table-cell>
          <table:table-cell table:formula="of:=CONCATENATE(&quot;&lt;game name=&quot;;CHAR(34);[.A292];CHAR(34);&quot;&gt; &lt;year&gt;&quot;;[.B292];&quot;&lt;/year&gt; &lt;rating&gt;&quot;;[.C292];&quot;&lt;/rating&gt; &lt;title&gt;&quot;;[.D292];&quot;&lt;/title&gt; &lt;pub&gt;&quot;;[.E292];&quot;&lt;/pub&gt; &lt;dev&gt;&quot;;[.F292];&quot;&lt;/dev&gt; &lt;genre&gt;&quot;;[.G292];&quot;&lt;/genre&gt; &lt;score&gt;&quot;;[.H292];&quot;&lt;/score&gt; &lt;player&gt;&quot;;[.I292];&quot;&lt;/player&gt; &lt;story&gt;&quot;;[.J292];&quot;&lt;/story&gt; &lt;/game&gt;&quot;)" office:value-type="string" office:string-value="&lt;game name=&quot;Next Tetris - On-line Edition, The (USA)&quot;&gt; &lt;year&gt;2000&lt;/year&gt; &lt;rating&gt;ESRB - E (Everyone)&lt;/rating&gt; &lt;title&gt;Next Tetris - On-line Edition, The &lt;/title&gt; &lt;pub&gt;Crave&lt;/pub&gt; &lt;dev&gt;Blue Planet Software, Inc.&lt;/dev&gt; &lt;genre&gt;Puzzle&lt;/genre&gt; &lt;score&gt;3.0&lt;/score&gt; &lt;player&gt;1-2 Players&lt;/player&gt; &lt;story&gt;This is a new version of The Next Tetris with online play over SegaNet.  It includes the original Tetris along with The Next Tetris, which involves color combinations and cascades.  This game features a new look and new electronica music.&lt;/story&gt; &lt;/game&gt;">
            <text:p>&lt;game name="Next Tetris - On-line Edition, The (USA)"&gt; &lt;year&gt;2000&lt;/year&gt; &lt;rating&gt;ESRB - E (Everyone)&lt;/rating&gt; &lt;title&gt;Next Tetris - On-line Edition, The &lt;/title&gt; &lt;pub&gt;Crave&lt;/pub&gt; &lt;dev&gt;Blue Planet Software, Inc.&lt;/dev&gt; &lt;genre&gt;Puzzle&lt;/genre&gt; &lt;score&gt;3.0&lt;/score&gt; &lt;player&gt;1-2 Players&lt;/player&gt; &lt;story&gt;This is a new version of The Next Tetris with online play over SegaNet. <text:s/>It includes the original Tetris along with The Next Tetris, which involves color combinations and cascades. <text:s/>This game features a new look and new electronica music.&lt;/story&gt; &lt;/game&gt;</text:p>
          </table:table-cell>
        </table:table-row>
        <table:table-row table:style-name="ro1">
          <table:table-cell office:value-type="string">
            <text:p>Centipede (USA)</text:p>
          </table:table-cell>
          <table:table-cell office:value-type="float" office:value="1999">
            <text:p>1999</text:p>
          </table:table-cell>
          <table:table-cell office:value-type="string">
            <text:p>ESRB - E (Everyone)</text:p>
          </table:table-cell>
          <table:table-cell office:value-type="string">
            <text:p>Centipede </text:p>
          </table:table-cell>
          <table:table-cell office:value-type="string">
            <text:p>Leaping Lizard Software Inc.</text:p>
          </table:table-cell>
          <table:table-cell office:value-type="string">
            <text:p>Hasbro Interactive, Inc.</text:p>
          </table:table-cell>
          <table:table-cell office:value-type="string">
            <text:p>Shooter</text:p>
          </table:table-cell>
          <table:table-cell office:value-type="float" office:value="3.4">
            <text:p>3.4</text:p>
          </table:table-cell>
          <table:table-cell office:value-type="string">
            <text:p>1-2 Players</text:p>
          </table:table-cell>
          <table:table-cell office:value-type="string">
            <text:p>This is a remake or "modernaization" of the classic arcade shooter Centipede, originally released in arcades by Atari in 1980. <text:s/>This remake keeps some of the original game's shooter-style gameplay while mixing in more console-style exploration. <text:s/>Gameplay progresses through five "worlds": <text:s/>Weedom, Frostonia, Infernium, Enigma, and Evile. <text:s/>Players blast away at the classic centipedes, spiders, fleas, and scorpions while fighting new enemies like the mosquito, cockroach, and killer mushroom. <text:s/>A "classic" mode is also included, which allows players to play the classic game in a new "3D" isometric perspective.</text:p>
          </table:table-cell>
          <table:table-cell table:formula="of:=CONCATENATE(&quot;&lt;game name=&quot;;CHAR(34);[.A293];CHAR(34);&quot;&gt; &lt;year&gt;&quot;;[.B293];&quot;&lt;/year&gt; &lt;rating&gt;&quot;;[.C293];&quot;&lt;/rating&gt; &lt;title&gt;&quot;;[.D293];&quot;&lt;/title&gt; &lt;pub&gt;&quot;;[.E293];&quot;&lt;/pub&gt; &lt;dev&gt;&quot;;[.F293];&quot;&lt;/dev&gt; &lt;genre&gt;&quot;;[.G293];&quot;&lt;/genre&gt; &lt;score&gt;&quot;;[.H293];&quot;&lt;/score&gt; &lt;player&gt;&quot;;[.I293];&quot;&lt;/player&gt; &lt;story&gt;&quot;;[.J293];&quot;&lt;/story&gt; &lt;/game&gt;&quot;)" office:value-type="string" office:string-value="&lt;game name=&quot;Centipede (USA)&quot;&gt; &lt;year&gt;1999&lt;/year&gt; &lt;rating&gt;ESRB - E (Everyone)&lt;/rating&gt; &lt;title&gt;Centipede &lt;/title&gt; &lt;pub&gt;Leaping Lizard Software Inc.&lt;/pub&gt; &lt;dev&gt;Hasbro Interactive, Inc.&lt;/dev&gt; &lt;genre&gt;Shooter&lt;/genre&gt; &lt;score&gt;3.4&lt;/score&gt; &lt;player&gt;1-2 Players&lt;/player&gt; &lt;story&gt;This is a remake or &quot;modernaization&quot; of the classic arcade shooter Centipede, originally released in arcades by Atari in 1980.  This remake keeps some of the original game's shooter-style gameplay while mixing in more console-style exploration.  Gameplay progresses through five &quot;worlds&quot;:  Weedom, Frostonia, Infernium, Enigma, and Evile.  Players blast away at the classic centipedes, spiders, fleas, and scorpions while fighting new enemies like the mosquito, cockroach, and killer mushroom.  A &quot;classic&quot; mode is also included, which allows players to play the classic game in a new &quot;3D&quot; isometric perspective.&lt;/story&gt; &lt;/game&gt;">
            <text:p>&lt;game name="Centipede (USA)"&gt; &lt;year&gt;1999&lt;/year&gt; &lt;rating&gt;ESRB - E (Everyone)&lt;/rating&gt; &lt;title&gt;Centipede &lt;/title&gt; &lt;pub&gt;Leaping Lizard Software Inc.&lt;/pub&gt; &lt;dev&gt;Hasbro Interactive, Inc.&lt;/dev&gt; &lt;genre&gt;Shooter&lt;/genre&gt; &lt;score&gt;3.4&lt;/score&gt; &lt;player&gt;1-2 Players&lt;/player&gt; &lt;story&gt;This is a remake or "modernaization" of the classic arcade shooter Centipede, originally released in arcades by Atari in 1980. <text:s/>This remake keeps some of the original game's shooter-style gameplay while mixing in more console-style exploration. <text:s/>Gameplay progresses through five "worlds": <text:s/>Weedom, Frostonia, Infernium, Enigma, and Evile. <text:s/>Players blast away at the classic centipedes, spiders, fleas, and scorpions while fighting new enemies like the mosquito, cockroach, and killer mushroom. <text:s/>A "classic" mode is also included, which allows players to play the classic game in a new "3D" isometric perspective.&lt;/story&gt; &lt;/game&gt;</text:p>
          </table:table-cell>
        </table:table-row>
        <table:table-row table:style-name="ro1">
          <table:table-cell office:value-type="string">
            <text:p>Toy Racer (Europe)</text:p>
          </table:table-cell>
          <table:table-cell office:value-type="float" office:value="2000">
            <text:p>2000</text:p>
          </table:table-cell>
          <table:table-cell office:value-type="string">
            <text:p>ESRB - E (Everyone)</text:p>
          </table:table-cell>
          <table:table-cell office:value-type="string">
            <text:p>Toy Racer </text:p>
          </table:table-cell>
          <table:table-cell office:value-type="string">
            <text:p>Sega</text:p>
          </table:table-cell>
          <table:table-cell office:value-type="string">
            <text:p>No Cliché</text:p>
          </table:table-cell>
          <table:table-cell office:value-type="string">
            <text:p>Driving</text:p>
          </table:table-cell>
          <table:table-cell office:value-type="string">
            <text:p>2.8</text:p>
          </table:table-cell>
          <table:table-cell office:value-type="string">
            <text:p>1-4 Players</text:p>
          </table:table-cell>
          <table:table-cell office:value-type="string">
            <text:p>This is an online pseudo-sequel to Toy Commander. Released at the budget price of £5, £1 of that went to charity. It had no AI and was only for on/off-line 2-4 player racing. <text:s/>It featured toy cars racing around "real world" environments like the bathroom.</text:p>
          </table:table-cell>
          <table:table-cell table:formula="of:=CONCATENATE(&quot;&lt;game name=&quot;;CHAR(34);[.A294];CHAR(34);&quot;&gt; &lt;year&gt;&quot;;[.B294];&quot;&lt;/year&gt; &lt;rating&gt;&quot;;[.C294];&quot;&lt;/rating&gt; &lt;title&gt;&quot;;[.D294];&quot;&lt;/title&gt; &lt;pub&gt;&quot;;[.E294];&quot;&lt;/pub&gt; &lt;dev&gt;&quot;;[.F294];&quot;&lt;/dev&gt; &lt;genre&gt;&quot;;[.G294];&quot;&lt;/genre&gt; &lt;score&gt;&quot;;[.H294];&quot;&lt;/score&gt; &lt;player&gt;&quot;;[.I294];&quot;&lt;/player&gt; &lt;story&gt;&quot;;[.J294];&quot;&lt;/story&gt; &lt;/game&gt;&quot;)" office:value-type="string" office:string-value="&lt;game name=&quot;Toy Racer (Europe)&quot;&gt; &lt;year&gt;2000&lt;/year&gt; &lt;rating&gt;ESRB - E (Everyone)&lt;/rating&gt; &lt;title&gt;Toy Racer &lt;/title&gt; &lt;pub&gt;Sega&lt;/pub&gt; &lt;dev&gt;No Cliché&lt;/dev&gt; &lt;genre&gt;Driving&lt;/genre&gt; &lt;score&gt;2.8&lt;/score&gt; &lt;player&gt;1-4 Players&lt;/player&gt; &lt;story&gt;This is an online pseudo-sequel to Toy Commander. Released at the budget price of £5, £1 of that went to charity. It had no AI and was only for on/off-line 2-4 player racing.  It featured toy cars racing around &quot;real world&quot; environments like the bathroom.&lt;/story&gt; &lt;/game&gt;">
            <text:p>&lt;game name="Toy Racer (Europe)"&gt; &lt;year&gt;2000&lt;/year&gt; &lt;rating&gt;ESRB - E (Everyone)&lt;/rating&gt; &lt;title&gt;Toy Racer &lt;/title&gt; &lt;pub&gt;Sega&lt;/pub&gt; &lt;dev&gt;No Cliché&lt;/dev&gt; &lt;genre&gt;Driving&lt;/genre&gt; &lt;score&gt;2.8&lt;/score&gt; &lt;player&gt;1-4 Players&lt;/player&gt; &lt;story&gt;This is an online pseudo-sequel to Toy Commander. Released at the budget price of £5, £1 of that went to charity. It had no AI and was only for on/off-line 2-4 player racing. <text:s/>It featured toy cars racing around "real world" environments like the bathroom.&lt;/story&gt; &lt;/game&gt;</text:p>
          </table:table-cell>
        </table:table-row>
        <table:table-row table:style-name="ro1">
          <table:table-cell office:value-type="string">
            <text:p>Typing of the Dead, The (USA)</text:p>
          </table:table-cell>
          <table:table-cell office:value-type="float" office:value="2001">
            <text:p>2001</text:p>
          </table:table-cell>
          <table:table-cell office:value-type="string">
            <text:p>ESRB - M (Mature)</text:p>
          </table:table-cell>
          <table:table-cell office:value-type="string">
            <text:p>Typing of the Dead, The </text:p>
          </table:table-cell>
          <table:table-cell office:value-type="string">
            <text:p>Sega</text:p>
          </table:table-cell>
          <table:table-cell office:value-type="string">
            <text:p>Smilebit</text:p>
          </table:table-cell>
          <table:table-cell office:value-type="string">
            <text:p>Action</text:p>
          </table:table-cell>
          <table:table-cell office:value-type="string">
            <text:p>3.7</text:p>
          </table:table-cell>
          <table:table-cell office:value-type="string">
            <text:p>1-2 Players</text:p>
          </table:table-cell>
          <table:table-cell office:value-type="string">
            <text:p>This is essentially the same game as the arcade light-gun rail-shooter House of the Dead 2, except they've turned it into a edu-tainment typing trainer. Instead of guns, your characters have keyboards strapped to them, and instead of shooting the zombies that constantly jump out at you you'll need to type out the words attached to the zombies in order to kill them before they crack open your head and feast upon the goo inside. The game ranks you on your typing speed and provides various tutorials and other edu-tainment sundries.****Otherwise it's pretty much the same game as House of the Dead 2. Much like the Resident Evil series, the zombie hordes have gone from infesting a vaguely gothic creepy old mansion to infesting a vaguely gothic decaying city, and its your job to stop them and save the human race (as usual).</text:p>
          </table:table-cell>
          <table:table-cell table:formula="of:=CONCATENATE(&quot;&lt;game name=&quot;;CHAR(34);[.A295];CHAR(34);&quot;&gt; &lt;year&gt;&quot;;[.B295];&quot;&lt;/year&gt; &lt;rating&gt;&quot;;[.C295];&quot;&lt;/rating&gt; &lt;title&gt;&quot;;[.D295];&quot;&lt;/title&gt; &lt;pub&gt;&quot;;[.E295];&quot;&lt;/pub&gt; &lt;dev&gt;&quot;;[.F295];&quot;&lt;/dev&gt; &lt;genre&gt;&quot;;[.G295];&quot;&lt;/genre&gt; &lt;score&gt;&quot;;[.H295];&quot;&lt;/score&gt; &lt;player&gt;&quot;;[.I295];&quot;&lt;/player&gt; &lt;story&gt;&quot;;[.J295];&quot;&lt;/story&gt; &lt;/game&gt;&quot;)" office:value-type="string" office:string-value="&lt;game name=&quot;Typing of the Dead, The (USA)&quot;&gt; &lt;year&gt;2001&lt;/year&gt; &lt;rating&gt;ESRB - M (Mature)&lt;/rating&gt; &lt;title&gt;Typing of the Dead, The &lt;/title&gt; &lt;pub&gt;Sega&lt;/pub&gt; &lt;dev&gt;Smilebit&lt;/dev&gt; &lt;genre&gt;Action&lt;/genre&gt; &lt;score&gt;3.7&lt;/score&gt; &lt;player&gt;1-2 Players&lt;/player&gt; &lt;story&gt;This is essentially the same game as the arcade light-gun rail-shooter House of the Dead 2, except they've turned it into a edu-tainment typing trainer. Instead of guns, your characters have keyboards strapped to them, and instead of shooting the zombies that constantly jump out at you you'll need to type out the words attached to the zombies in order to kill them before they crack open your head and feast upon the goo inside. The game ranks you on your typing speed and provides various tutorials and other edu-tainment sundries.****Otherwise it's pretty much the same game as House of the Dead 2. Much like the Resident Evil series, the zombie hordes have gone from infesting a vaguely gothic creepy old mansion to infesting a vaguely gothic decaying city, and its your job to stop them and save the human race (as usual).&lt;/story&gt; &lt;/game&gt;">
            <text:p>&lt;game name="Typing of the Dead, The (USA)"&gt; &lt;year&gt;2001&lt;/year&gt; &lt;rating&gt;ESRB - M (Mature)&lt;/rating&gt; &lt;title&gt;Typing of the Dead, The &lt;/title&gt; &lt;pub&gt;Sega&lt;/pub&gt; &lt;dev&gt;Smilebit&lt;/dev&gt; &lt;genre&gt;Action&lt;/genre&gt; &lt;score&gt;3.7&lt;/score&gt; &lt;player&gt;1-2 Players&lt;/player&gt; &lt;story&gt;This is essentially the same game as the arcade light-gun rail-shooter House of the Dead 2, except they've turned it into a edu-tainment typing trainer. Instead of guns, your characters have keyboards strapped to them, and instead of shooting the zombies that constantly jump out at you you'll need to type out the words attached to the zombies in order to kill them before they crack open your head and feast upon the goo inside. The game ranks you on your typing speed and provides various tutorials and other edu-tainment sundries.****Otherwise it's pretty much the same game as House of the Dead 2. Much like the Resident Evil series, the zombie hordes have gone from infesting a vaguely gothic creepy old mansion to infesting a vaguely gothic decaying city, and its your job to stop them and save the human race (as usual).&lt;/story&gt; &lt;/game&gt;</text:p>
          </table:table-cell>
        </table:table-row>
        <table:table-row table:style-name="ro1">
          <table:table-cell office:value-type="string">
            <text:p>Dance Dance Revolution 2nd Mix (Japan)</text:p>
          </table:table-cell>
          <table:table-cell office:value-type="float" office:value="2000">
            <text:p>2000</text:p>
          </table:table-cell>
          <table:table-cell office:value-type="string">
            <text:p>ESRB - E (Everyone)</text:p>
          </table:table-cell>
          <table:table-cell office:value-type="string">
            <text:p>Dance Dance Revolution 2nd Mix </text:p>
          </table:table-cell>
          <table:table-cell office:value-type="string">
            <text:p>Konami</text:p>
          </table:table-cell>
          <table:table-cell office:value-type="string">
            <text:p>Konami Corporation</text:p>
          </table:table-cell>
          <table:table-cell office:value-type="string">
            <text:p>Rhythm</text:p>
          </table:table-cell>
          <table:table-cell office:value-type="float" office:value="3.5">
            <text:p>3.5</text:p>
          </table:table-cell>
          <table:table-cell office:value-type="string">
            <text:p>1-2 Players</text:p>
          </table:table-cell>
          <table:table-cell office:value-type="string">
            <text:p>This is the second rendition of the popular dance simulation. <text:s/>You follow the arrows as you step on the appropriate direction along with the beat. <text:s/>With a wide range of difficulty settings, the game is a challenge for veterans while being easy enough to enjoy for beginners. <text:s/>2nd mix comes back with some new songs and some new remixes of old favorites. <text:s/>Challenge your friends head on or work together. <text:s/>For an added challenge try doing Double which puts you on both dance pads (provided you have two).</text:p>
          </table:table-cell>
          <table:table-cell table:formula="of:=CONCATENATE(&quot;&lt;game name=&quot;;CHAR(34);[.A296];CHAR(34);&quot;&gt; &lt;year&gt;&quot;;[.B296];&quot;&lt;/year&gt; &lt;rating&gt;&quot;;[.C296];&quot;&lt;/rating&gt; &lt;title&gt;&quot;;[.D296];&quot;&lt;/title&gt; &lt;pub&gt;&quot;;[.E296];&quot;&lt;/pub&gt; &lt;dev&gt;&quot;;[.F296];&quot;&lt;/dev&gt; &lt;genre&gt;&quot;;[.G296];&quot;&lt;/genre&gt; &lt;score&gt;&quot;;[.H296];&quot;&lt;/score&gt; &lt;player&gt;&quot;;[.I296];&quot;&lt;/player&gt; &lt;story&gt;&quot;;[.J296];&quot;&lt;/story&gt; &lt;/game&gt;&quot;)" office:value-type="string" office:string-value="&lt;game name=&quot;Dance Dance Revolution 2nd Mix (Japan)&quot;&gt; &lt;year&gt;2000&lt;/year&gt; &lt;rating&gt;ESRB - E (Everyone)&lt;/rating&gt; &lt;title&gt;Dance Dance Revolution 2nd Mix &lt;/title&gt; &lt;pub&gt;Konami&lt;/pub&gt; &lt;dev&gt;Konami Corporation&lt;/dev&gt; &lt;genre&gt;Rhythm&lt;/genre&gt; &lt;score&gt;3.5&lt;/score&gt; &lt;player&gt;1-2 Players&lt;/player&gt; &lt;story&gt;This is the second rendition of the popular dance simulation.  You follow the arrows as you step on the appropriate direction along with the beat.  With a wide range of difficulty settings, the game is a challenge for veterans while being easy enough to enjoy for beginners.  2nd mix comes back with some new songs and some new remixes of old favorites.  Challenge your friends head on or work together.  For an added challenge try doing Double which puts you on both dance pads (provided you have two).&lt;/story&gt; &lt;/game&gt;">
            <text:p>&lt;game name="Dance Dance Revolution 2nd Mix (Japan)"&gt; &lt;year&gt;2000&lt;/year&gt; &lt;rating&gt;ESRB - E (Everyone)&lt;/rating&gt; &lt;title&gt;Dance Dance Revolution 2nd Mix &lt;/title&gt; &lt;pub&gt;Konami&lt;/pub&gt; &lt;dev&gt;Konami Corporation&lt;/dev&gt; &lt;genre&gt;Rhythm&lt;/genre&gt; &lt;score&gt;3.5&lt;/score&gt; &lt;player&gt;1-2 Players&lt;/player&gt; &lt;story&gt;This is the second rendition of the popular dance simulation. <text:s/>You follow the arrows as you step on the appropriate direction along with the beat. <text:s/>With a wide range of difficulty settings, the game is a challenge for veterans while being easy enough to enjoy for beginners. <text:s/>2nd mix comes back with some new songs and some new remixes of old favorites. <text:s/>Challenge your friends head on or work together. <text:s/>For an added challenge try doing Double which puts you on both dance pads (provided you have two).&lt;/story&gt; &lt;/game&gt;</text:p>
          </table:table-cell>
        </table:table-row>
        <table:table-row table:style-name="ro1">
          <table:table-cell office:value-type="string">
            <text:p>Resident Evil Code - Veronica (USA) (Disc 1)</text:p>
          </table:table-cell>
          <table:table-cell office:value-type="float" office:value="2000">
            <text:p>2000</text:p>
          </table:table-cell>
          <table:table-cell office:value-type="string">
            <text:p>ESRB - M (Mature)</text:p>
          </table:table-cell>
          <table:table-cell office:value-type="string">
            <text:p>Resident Evil Code - Veronica <text:s/>Disk 1</text:p>
          </table:table-cell>
          <table:table-cell office:value-type="string">
            <text:p>Capcom</text:p>
          </table:table-cell>
          <table:table-cell office:value-type="string">
            <text:p>Capcom Production Studio 4</text:p>
          </table:table-cell>
          <table:table-cell office:value-type="string">
            <text:p>Adventure</text:p>
          </table:table-cell>
          <table:table-cell office:value-type="string">
            <text:p>4.0</text:p>
          </table:table-cell>
          <table:table-cell office:value-type="string">
            <text:p>1 Player</text:p>
          </table:table-cell>
          <table:table-cell office:value-type="string">
            <text:p>Three months after the events of Resident Evil 2, Claire Redfield is still looking for her brother Chris. She infiltrates Umbrella Corporation's headquarters in Paris, where she is captured and knocked out. When she comes to, she finds herself in a prison on a remote island. Freed by a friendly guard, Claire faces several problems. Not only is the island under attack by an unknown assailant, but there has been another outbreak of the T-Virus and the island is crawling with zombies and other mutated creatures. Claire not only has to face the undead, but also the commander of the base, a mad aristocrat with family ties to the origins of Umbrella Corporation and the T-Virus. And escaping from the island is only the beginning of Claire's ordeals.****Code: Veronica continues the survival horror gameplay of its predecessors: the protagonist explores the surroundings, fighting monsters and solving puzzles. However, Code: Veronica is the first game in the series to do away with pre-rendered backgrounds, using a fully polygonal 3D engine instead, which allows for features such as real-time lighting and camera movement. Still, such movements are only used sparingly, and the use of perspective is mostly unchanged from earlier installments: the camera automatically switches to different static angles, showing protagonist, monsters and rooms from different spooky viewpoints.****Most of the weapons from the earlier games make return appearances: knife, handguns, shotgun, grenade launcher and crossbow are all featured. There are also new weapons including a sniper rifle, an AK-47 and several guns only found in pairs, which can be used to target two enemies at the same time. Several weapons upgrades can also be found.****Similar to the earlier games, the player will not only control Claire, but also two other characters: Claire's fellow prisoner Steve, and her brother Chris.</text:p>
          </table:table-cell>
          <table:table-cell table:formula="of:=CONCATENATE(&quot;&lt;game name=&quot;;CHAR(34);[.A297];CHAR(34);&quot;&gt; &lt;year&gt;&quot;;[.B297];&quot;&lt;/year&gt; &lt;rating&gt;&quot;;[.C297];&quot;&lt;/rating&gt; &lt;title&gt;&quot;;[.D297];&quot;&lt;/title&gt; &lt;pub&gt;&quot;;[.E297];&quot;&lt;/pub&gt; &lt;dev&gt;&quot;;[.F297];&quot;&lt;/dev&gt; &lt;genre&gt;&quot;;[.G297];&quot;&lt;/genre&gt; &lt;score&gt;&quot;;[.H297];&quot;&lt;/score&gt; &lt;player&gt;&quot;;[.I297];&quot;&lt;/player&gt; &lt;story&gt;&quot;;[.J297];&quot;&lt;/story&gt; &lt;/game&gt;&quot;)" office:value-type="string" office:string-value="&lt;game name=&quot;Resident Evil Code - Veronica (USA) (Disc 1)&quot;&gt; &lt;year&gt;2000&lt;/year&gt; &lt;rating&gt;ESRB - M (Mature)&lt;/rating&gt; &lt;title&gt;Resident Evil Code - Veronica  Disk 1&lt;/title&gt; &lt;pub&gt;Capcom&lt;/pub&gt; &lt;dev&gt;Capcom Production Studio 4&lt;/dev&gt; &lt;genre&gt;Adventure&lt;/genre&gt; &lt;score&gt;4.0&lt;/score&gt; &lt;player&gt;1 Player&lt;/player&gt; &lt;story&gt;Three months after the events of Resident Evil 2, Claire Redfield is still looking for her brother Chris. She infiltrates Umbrella Corporation's headquarters in Paris, where she is captured and knocked out. When she comes to, she finds herself in a prison on a remote island. Freed by a friendly guard, Claire faces several problems. Not only is the island under attack by an unknown assailant, but there has been another outbreak of the T-Virus and the island is crawling with zombies and other mutated creatures. Claire not only has to face the undead, but also the commander of the base, a mad aristocrat with family ties to the origins of Umbrella Corporation and the T-Virus. And escaping from the island is only the beginning of Claire's ordeals.****Code: Veronica continues the survival horror gameplay of its predecessors: the protagonist explores the surroundings, fighting monsters and solving puzzles. However, Code: Veronica is the first game in the series to do away with pre-rendered backgrounds, using a fully polygonal 3D engine instead, which allows for features such as real-time lighting and camera movement. Still, such movements are only used sparingly, and the use of perspective is mostly unchanged from earlier installments: the camera automatically switches to different static angles, showing protagonist, monsters and rooms from different spooky viewpoints.****Most of the weapons from the earlier games make return appearances: knife, handguns, shotgun, grenade launcher and crossbow are all featured. There are also new weapons including a sniper rifle, an AK-47 and several guns only found in pairs, which can be used to target two enemies at the same time. Several weapons upgrades can also be found.****Similar to the earlier games, the player will not only control Claire, but also two other characters: Claire's fellow prisoner Steve, and her brother Chris.&lt;/story&gt; &lt;/game&gt;">
            <text:p>&lt;game name="Resident Evil Code - Veronica (USA) (Disc 1)"&gt; &lt;year&gt;2000&lt;/year&gt; &lt;rating&gt;ESRB - M (Mature)&lt;/rating&gt; &lt;title&gt;Resident Evil Code - Veronica <text:s/>Disk 1&lt;/title&gt; &lt;pub&gt;Capcom&lt;/pub&gt; &lt;dev&gt;Capcom Production Studio 4&lt;/dev&gt; &lt;genre&gt;Adventure&lt;/genre&gt; &lt;score&gt;4.0&lt;/score&gt; &lt;player&gt;1 Player&lt;/player&gt; &lt;story&gt;Three months after the events of Resident Evil 2, Claire Redfield is still looking for her brother Chris. She infiltrates Umbrella Corporation's headquarters in Paris, where she is captured and knocked out. When she comes to, she finds herself in a prison on a remote island. Freed by a friendly guard, Claire faces several problems. Not only is the island under attack by an unknown assailant, but there has been another outbreak of the T-Virus and the island is crawling with zombies and other mutated creatures. Claire not only has to face the undead, but also the commander of the base, a mad aristocrat with family ties to the origins of Umbrella Corporation and the T-Virus. And escaping from the island is only the beginning of Claire's ordeals.****Code: Veronica continues the survival horror gameplay of its predecessors: the protagonist explores the surroundings, fighting monsters and solving puzzles. However, Code: Veronica is the first game in the series to do away with pre-rendered backgrounds, using a fully polygonal 3D engine instead, which allows for features such as real-time lighting and camera movement. Still, such movements are only used sparingly, and the use of perspective is mostly unchanged from earlier installments: the camera automatically switches to different static angles, showing protagonist, monsters and rooms from different spooky viewpoints.****Most of the weapons from the earlier games make return appearances: knife, handguns, shotgun, grenade launcher and crossbow are all featured. There are also new weapons including a sniper rifle, an AK-47 and several guns only found in pairs, which can be used to target two enemies at the same time. Several weapons upgrades can also be found.****Similar to the earlier games, the player will not only control Claire, but also two other characters: Claire's fellow prisoner Steve, and her brother Chris.&lt;/story&gt; &lt;/game&gt;</text:p>
          </table:table-cell>
        </table:table-row>
        <table:table-row table:style-name="ro1">
          <table:table-cell office:value-type="string">
            <text:p>Resident Evil Code - Veronica (USA) (Disc 2)</text:p>
          </table:table-cell>
          <table:table-cell office:value-type="float" office:value="2000">
            <text:p>2000</text:p>
          </table:table-cell>
          <table:table-cell office:value-type="string">
            <text:p>ESRB - M (Mature)</text:p>
          </table:table-cell>
          <table:table-cell office:value-type="string">
            <text:p>Resident Evil Code - Veronica <text:s/>Disk 2</text:p>
          </table:table-cell>
          <table:table-cell office:value-type="string">
            <text:p>Capcom</text:p>
          </table:table-cell>
          <table:table-cell office:value-type="string">
            <text:p>Capcom Production Studio 4</text:p>
          </table:table-cell>
          <table:table-cell office:value-type="string">
            <text:p>Adventure</text:p>
          </table:table-cell>
          <table:table-cell office:value-type="string">
            <text:p>4.0</text:p>
          </table:table-cell>
          <table:table-cell office:value-type="string">
            <text:p>1 Player</text:p>
          </table:table-cell>
          <table:table-cell office:value-type="string">
            <text:p>Three months after the events of Resident Evil 2, Claire Redfield is still looking for her brother Chris. She infiltrates Umbrella Corporation's headquarters in Paris, where she is captured and knocked out. When she comes to, she finds herself in a prison on a remote island. Freed by a friendly guard, Claire faces several problems. Not only is the island under attack by an unknown assailant, but there has been another outbreak of the T-Virus and the island is crawling with zombies and other mutated creatures. Claire not only has to face the undead, but also the commander of the base, a mad aristocrat with family ties to the origins of Umbrella Corporation and the T-Virus. And escaping from the island is only the beginning of Claire's ordeals.****Code: Veronica continues the survival horror gameplay of its predecessors: the protagonist explores the surroundings, fighting monsters and solving puzzles. However, Code: Veronica is the first game in the series to do away with pre-rendered backgrounds, using a fully polygonal 3D engine instead, which allows for features such as real-time lighting and camera movement. Still, such movements are only used sparingly, and the use of perspective is mostly unchanged from earlier installments: the camera automatically switches to different static angles, showing protagonist, monsters and rooms from different spooky viewpoints.****Most of the weapons from the earlier games make return appearances: knife, handguns, shotgun, grenade launcher and crossbow are all featured. There are also new weapons including a sniper rifle, an AK-47 and several guns only found in pairs, which can be used to target two enemies at the same time. Several weapons upgrades can also be found.****Similar to the earlier games, the player will not only control Claire, but also two other characters: Claire's fellow prisoner Steve, and her brother Chris.</text:p>
          </table:table-cell>
          <table:table-cell table:formula="of:=CONCATENATE(&quot;&lt;game name=&quot;;CHAR(34);[.A298];CHAR(34);&quot;&gt; &lt;year&gt;&quot;;[.B298];&quot;&lt;/year&gt; &lt;rating&gt;&quot;;[.C298];&quot;&lt;/rating&gt; &lt;title&gt;&quot;;[.D298];&quot;&lt;/title&gt; &lt;pub&gt;&quot;;[.E298];&quot;&lt;/pub&gt; &lt;dev&gt;&quot;;[.F298];&quot;&lt;/dev&gt; &lt;genre&gt;&quot;;[.G298];&quot;&lt;/genre&gt; &lt;score&gt;&quot;;[.H298];&quot;&lt;/score&gt; &lt;player&gt;&quot;;[.I298];&quot;&lt;/player&gt; &lt;story&gt;&quot;;[.J298];&quot;&lt;/story&gt; &lt;/game&gt;&quot;)" office:value-type="string" office:string-value="&lt;game name=&quot;Resident Evil Code - Veronica (USA) (Disc 2)&quot;&gt; &lt;year&gt;2000&lt;/year&gt; &lt;rating&gt;ESRB - M (Mature)&lt;/rating&gt; &lt;title&gt;Resident Evil Code - Veronica  Disk 2&lt;/title&gt; &lt;pub&gt;Capcom&lt;/pub&gt; &lt;dev&gt;Capcom Production Studio 4&lt;/dev&gt; &lt;genre&gt;Adventure&lt;/genre&gt; &lt;score&gt;4.0&lt;/score&gt; &lt;player&gt;1 Player&lt;/player&gt; &lt;story&gt;Three months after the events of Resident Evil 2, Claire Redfield is still looking for her brother Chris. She infiltrates Umbrella Corporation's headquarters in Paris, where she is captured and knocked out. When she comes to, she finds herself in a prison on a remote island. Freed by a friendly guard, Claire faces several problems. Not only is the island under attack by an unknown assailant, but there has been another outbreak of the T-Virus and the island is crawling with zombies and other mutated creatures. Claire not only has to face the undead, but also the commander of the base, a mad aristocrat with family ties to the origins of Umbrella Corporation and the T-Virus. And escaping from the island is only the beginning of Claire's ordeals.****Code: Veronica continues the survival horror gameplay of its predecessors: the protagonist explores the surroundings, fighting monsters and solving puzzles. However, Code: Veronica is the first game in the series to do away with pre-rendered backgrounds, using a fully polygonal 3D engine instead, which allows for features such as real-time lighting and camera movement. Still, such movements are only used sparingly, and the use of perspective is mostly unchanged from earlier installments: the camera automatically switches to different static angles, showing protagonist, monsters and rooms from different spooky viewpoints.****Most of the weapons from the earlier games make return appearances: knife, handguns, shotgun, grenade launcher and crossbow are all featured. There are also new weapons including a sniper rifle, an AK-47 and several guns only found in pairs, which can be used to target two enemies at the same time. Several weapons upgrades can also be found.****Similar to the earlier games, the player will not only control Claire, but also two other characters: Claire's fellow prisoner Steve, and her brother Chris.&lt;/story&gt; &lt;/game&gt;">
            <text:p>&lt;game name="Resident Evil Code - Veronica (USA) (Disc 2)"&gt; &lt;year&gt;2000&lt;/year&gt; &lt;rating&gt;ESRB - M (Mature)&lt;/rating&gt; &lt;title&gt;Resident Evil Code - Veronica <text:s/>Disk 2&lt;/title&gt; &lt;pub&gt;Capcom&lt;/pub&gt; &lt;dev&gt;Capcom Production Studio 4&lt;/dev&gt; &lt;genre&gt;Adventure&lt;/genre&gt; &lt;score&gt;4.0&lt;/score&gt; &lt;player&gt;1 Player&lt;/player&gt; &lt;story&gt;Three months after the events of Resident Evil 2, Claire Redfield is still looking for her brother Chris. She infiltrates Umbrella Corporation's headquarters in Paris, where she is captured and knocked out. When she comes to, she finds herself in a prison on a remote island. Freed by a friendly guard, Claire faces several problems. Not only is the island under attack by an unknown assailant, but there has been another outbreak of the T-Virus and the island is crawling with zombies and other mutated creatures. Claire not only has to face the undead, but also the commander of the base, a mad aristocrat with family ties to the origins of Umbrella Corporation and the T-Virus. And escaping from the island is only the beginning of Claire's ordeals.****Code: Veronica continues the survival horror gameplay of its predecessors: the protagonist explores the surroundings, fighting monsters and solving puzzles. However, Code: Veronica is the first game in the series to do away with pre-rendered backgrounds, using a fully polygonal 3D engine instead, which allows for features such as real-time lighting and camera movement. Still, such movements are only used sparingly, and the use of perspective is mostly unchanged from earlier installments: the camera automatically switches to different static angles, showing protagonist, monsters and rooms from different spooky viewpoints.****Most of the weapons from the earlier games make return appearances: knife, handguns, shotgun, grenade launcher and crossbow are all featured. There are also new weapons including a sniper rifle, an AK-47 and several guns only found in pairs, which can be used to target two enemies at the same time. Several weapons upgrades can also be found.****Similar to the earlier games, the player will not only control Claire, but also two other characters: Claire's fellow prisoner Steve, and her brother Chris.&lt;/story&gt; &lt;/game&gt;</text:p>
          </table:table-cell>
        </table:table-row>
        <table:table-row table:style-name="ro1">
          <table:table-cell office:value-type="string">
            <text:p>Dino Crisis (USA)</text:p>
          </table:table-cell>
          <table:table-cell office:value-type="float" office:value="2000">
            <text:p>2000</text:p>
          </table:table-cell>
          <table:table-cell office:value-type="string">
            <text:p>ESRB - M (Mature)</text:p>
          </table:table-cell>
          <table:table-cell office:value-type="string">
            <text:p>Dino Crisis </text:p>
          </table:table-cell>
          <table:table-cell office:value-type="string">
            <text:p>Capcom</text:p>
          </table:table-cell>
          <table:table-cell office:value-type="string">
            <text:p>Capcom Entertainment, Inc.</text:p>
          </table:table-cell>
          <table:table-cell office:value-type="string">
            <text:p>Adventure</text:p>
          </table:table-cell>
          <table:table-cell office:value-type="float" office:value="3.6">
            <text:p>3.6</text:p>
          </table:table-cell>
          <table:table-cell office:value-type="string">
            <text:p>1 Player</text:p>
          </table:table-cell>
          <table:table-cell office:value-type="string">
            <text:p>Three years ago a brilliant scientist disappeared while researching a new form of energy. The government that funded his research wrote the whole affair off as a loss, which made it all the more upsetting when reports of Dr. Kirk's good health and nearly finished research came in. A special forces team is sent to the doctor's private island laboratory to extract him and his research, but they are totally unprepared for some of the side effects of his developments. Side effects that come from 100 million years in the past.****Dino Crisis is a survival horror game that is very similar in both control and gameplay to its sister series, Resident Evil. As in that series, protagonist Regina will have limited supplies and ammo with which to fight deadly enemies while searching rooms for keys (some figurative, some literal) to open locked areas. Unlike Resident Evil games, Regina will find very few actual supplies laying around, and will instead find "plugs" that are used to open caches of emergency supplies located around the complex. There are only enough plugs to open some of these caches, however, so care must be taken to decide what items are really needed. In another change from Resident Evil, the game is rendered in 3D, allowing the camera to rotate or pan, although camera angles are still out of the control of the player. Even the dumbest dinosaur is smarter than the undead, and enemies can chase and disarm Regina, and even occasionally follow her through doors.</text:p>
          </table:table-cell>
          <table:table-cell table:formula="of:=CONCATENATE(&quot;&lt;game name=&quot;;CHAR(34);[.A299];CHAR(34);&quot;&gt; &lt;year&gt;&quot;;[.B299];&quot;&lt;/year&gt; &lt;rating&gt;&quot;;[.C299];&quot;&lt;/rating&gt; &lt;title&gt;&quot;;[.D299];&quot;&lt;/title&gt; &lt;pub&gt;&quot;;[.E299];&quot;&lt;/pub&gt; &lt;dev&gt;&quot;;[.F299];&quot;&lt;/dev&gt; &lt;genre&gt;&quot;;[.G299];&quot;&lt;/genre&gt; &lt;score&gt;&quot;;[.H299];&quot;&lt;/score&gt; &lt;player&gt;&quot;;[.I299];&quot;&lt;/player&gt; &lt;story&gt;&quot;;[.J299];&quot;&lt;/story&gt; &lt;/game&gt;&quot;)" office:value-type="string" office:string-value="&lt;game name=&quot;Dino Crisis (USA)&quot;&gt; &lt;year&gt;2000&lt;/year&gt; &lt;rating&gt;ESRB - M (Mature)&lt;/rating&gt; &lt;title&gt;Dino Crisis &lt;/title&gt; &lt;pub&gt;Capcom&lt;/pub&gt; &lt;dev&gt;Capcom Entertainment, Inc.&lt;/dev&gt; &lt;genre&gt;Adventure&lt;/genre&gt; &lt;score&gt;3.6&lt;/score&gt; &lt;player&gt;1 Player&lt;/player&gt; &lt;story&gt;Three years ago a brilliant scientist disappeared while researching a new form of energy. The government that funded his research wrote the whole affair off as a loss, which made it all the more upsetting when reports of Dr. Kirk's good health and nearly finished research came in. A special forces team is sent to the doctor's private island laboratory to extract him and his research, but they are totally unprepared for some of the side effects of his developments. Side effects that come from 100 million years in the past.****Dino Crisis is a survival horror game that is very similar in both control and gameplay to its sister series, Resident Evil. As in that series, protagonist Regina will have limited supplies and ammo with which to fight deadly enemies while searching rooms for keys (some figurative, some literal) to open locked areas. Unlike Resident Evil games, Regina will find very few actual supplies laying around, and will instead find &quot;plugs&quot; that are used to open caches of emergency supplies located around the complex. There are only enough plugs to open some of these caches, however, so care must be taken to decide what items are really needed. In another change from Resident Evil, the game is rendered in 3D, allowing the camera to rotate or pan, although camera angles are still out of the control of the player. Even the dumbest dinosaur is smarter than the undead, and enemies can chase and disarm Regina, and even occasionally follow her through doors.&lt;/story&gt; &lt;/game&gt;">
            <text:p>&lt;game name="Dino Crisis (USA)"&gt; &lt;year&gt;2000&lt;/year&gt; &lt;rating&gt;ESRB - M (Mature)&lt;/rating&gt; &lt;title&gt;Dino Crisis &lt;/title&gt; &lt;pub&gt;Capcom&lt;/pub&gt; &lt;dev&gt;Capcom Entertainment, Inc.&lt;/dev&gt; &lt;genre&gt;Adventure&lt;/genre&gt; &lt;score&gt;3.6&lt;/score&gt; &lt;player&gt;1 Player&lt;/player&gt; &lt;story&gt;Three years ago a brilliant scientist disappeared while researching a new form of energy. The government that funded his research wrote the whole affair off as a loss, which made it all the more upsetting when reports of Dr. Kirk's good health and nearly finished research came in. A special forces team is sent to the doctor's private island laboratory to extract him and his research, but they are totally unprepared for some of the side effects of his developments. Side effects that come from 100 million years in the past.****Dino Crisis is a survival horror game that is very similar in both control and gameplay to its sister series, Resident Evil. As in that series, protagonist Regina will have limited supplies and ammo with which to fight deadly enemies while searching rooms for keys (some figurative, some literal) to open locked areas. Unlike Resident Evil games, Regina will find very few actual supplies laying around, and will instead find "plugs" that are used to open caches of emergency supplies located around the complex. There are only enough plugs to open some of these caches, however, so care must be taken to decide what items are really needed. In another change from Resident Evil, the game is rendered in 3D, allowing the camera to rotate or pan, although camera angles are still out of the control of the player. Even the dumbest dinosaur is smarter than the undead, and enemies can chase and disarm Regina, and even occasionally follow her through doors.&lt;/story&gt; &lt;/game&gt;</text:p>
          </table:table-cell>
        </table:table-row>
        <table:table-row table:style-name="ro1">
          <table:table-cell office:value-type="string">
            <text:p>TNN Motorsports Hardcore Heat (USA)</text:p>
          </table:table-cell>
          <table:table-cell office:value-type="float" office:value="1999">
            <text:p>1999</text:p>
          </table:table-cell>
          <table:table-cell office:value-type="string">
            <text:p>ESRB - E (Everyone)</text:p>
          </table:table-cell>
          <table:table-cell office:value-type="string">
            <text:p>TNN Motorsports Hardcore Heat </text:p>
          </table:table-cell>
          <table:table-cell office:value-type="string">
            <text:p>ASC Games</text:p>
          </table:table-cell>
          <table:table-cell office:value-type="string">
            <text:p>CSK Research Institute Corp.</text:p>
          </table:table-cell>
          <table:table-cell office:value-type="string">
            <text:p>Driving</text:p>
          </table:table-cell>
          <table:table-cell office:value-type="string">
            <text:p>3.2</text:p>
          </table:table-cell>
          <table:table-cell office:value-type="string">
            <text:p>1 Player</text:p>
          </table:table-cell>
          <table:table-cell office:value-type="string">
            <text:p>TNN Motorsports Hardcore Heat is an off-road racing game licensed by the basic cable television station, TNN. It features 8 off-road vehicles and 6 tracks based on locations around the world. ****There are several modes of play. <text:s/>The time attack mode allows you to race 4 different tracks to achieve your best time. In this mode, you can "train" your car and driver to learn your driving style. You can save the profile of your driving habits, and pit your saved driver against a friend in Vs. mode. You can then test these skills in the AI Level mode. The Championship mode allows you to compete in a series of races. <text:s/>The Vs. mode allows you to compete against another player.</text:p>
          </table:table-cell>
          <table:table-cell table:formula="of:=CONCATENATE(&quot;&lt;game name=&quot;;CHAR(34);[.A300];CHAR(34);&quot;&gt; &lt;year&gt;&quot;;[.B300];&quot;&lt;/year&gt; &lt;rating&gt;&quot;;[.C300];&quot;&lt;/rating&gt; &lt;title&gt;&quot;;[.D300];&quot;&lt;/title&gt; &lt;pub&gt;&quot;;[.E300];&quot;&lt;/pub&gt; &lt;dev&gt;&quot;;[.F300];&quot;&lt;/dev&gt; &lt;genre&gt;&quot;;[.G300];&quot;&lt;/genre&gt; &lt;score&gt;&quot;;[.H300];&quot;&lt;/score&gt; &lt;player&gt;&quot;;[.I300];&quot;&lt;/player&gt; &lt;story&gt;&quot;;[.J300];&quot;&lt;/story&gt; &lt;/game&gt;&quot;)" office:value-type="string" office:string-value="&lt;game name=&quot;TNN Motorsports Hardcore Heat (USA)&quot;&gt; &lt;year&gt;1999&lt;/year&gt; &lt;rating&gt;ESRB - E (Everyone)&lt;/rating&gt; &lt;title&gt;TNN Motorsports Hardcore Heat &lt;/title&gt; &lt;pub&gt;ASC Games&lt;/pub&gt; &lt;dev&gt;CSK Research Institute Corp.&lt;/dev&gt; &lt;genre&gt;Driving&lt;/genre&gt; &lt;score&gt;3.2&lt;/score&gt; &lt;player&gt;1 Player&lt;/player&gt; &lt;story&gt;TNN Motorsports Hardcore Heat is an off-road racing game licensed by the basic cable television station, TNN. It features 8 off-road vehicles and 6 tracks based on locations around the world. ****There are several modes of play.  The time attack mode allows you to race 4 different tracks to achieve your best time. In this mode, you can &quot;train&quot; your car and driver to learn your driving style. You can save the profile of your driving habits, and pit your saved driver against a friend in Vs. mode. You can then test these skills in the AI Level mode. The Championship mode allows you to compete in a series of races.  The Vs. mode allows you to compete against another player.&lt;/story&gt; &lt;/game&gt;">
            <text:p>&lt;game name="TNN Motorsports Hardcore Heat (USA)"&gt; &lt;year&gt;1999&lt;/year&gt; &lt;rating&gt;ESRB - E (Everyone)&lt;/rating&gt; &lt;title&gt;TNN Motorsports Hardcore Heat &lt;/title&gt; &lt;pub&gt;ASC Games&lt;/pub&gt; &lt;dev&gt;CSK Research Institute Corp.&lt;/dev&gt; &lt;genre&gt;Driving&lt;/genre&gt; &lt;score&gt;3.2&lt;/score&gt; &lt;player&gt;1 Player&lt;/player&gt; &lt;story&gt;TNN Motorsports Hardcore Heat is an off-road racing game licensed by the basic cable television station, TNN. It features 8 off-road vehicles and 6 tracks based on locations around the world. ****There are several modes of play. <text:s/>The time attack mode allows you to race 4 different tracks to achieve your best time. In this mode, you can "train" your car and driver to learn your driving style. You can save the profile of your driving habits, and pit your saved driver against a friend in Vs. mode. You can then test these skills in the AI Level mode. The Championship mode allows you to compete in a series of races. <text:s/>The Vs. mode allows you to compete against another player.&lt;/story&gt; &lt;/game&gt;</text:p>
          </table:table-cell>
        </table:table-row>
        <table:table-row table:style-name="ro1">
          <table:table-cell office:value-type="string">
            <text:p>Spawn - In the Demon's Hand (USA)</text:p>
          </table:table-cell>
          <table:table-cell office:value-type="float" office:value="2000">
            <text:p>2000</text:p>
          </table:table-cell>
          <table:table-cell office:value-type="string">
            <text:p>ESRB - M (Mature)</text:p>
          </table:table-cell>
          <table:table-cell office:value-type="string">
            <text:p>Spawn - In the Demon's Hand </text:p>
          </table:table-cell>
          <table:table-cell office:value-type="string">
            <text:p>Capcom</text:p>
          </table:table-cell>
          <table:table-cell office:value-type="string">
            <text:p>Capcom Co., Ltd.</text:p>
          </table:table-cell>
          <table:table-cell office:value-type="string">
            <text:p>Shooter</text:p>
          </table:table-cell>
          <table:table-cell office:value-type="string">
            <text:p>4.0</text:p>
          </table:table-cell>
          <table:table-cell office:value-type="string">
            <text:p>1-4 Players</text:p>
          </table:table-cell>
          <table:table-cell office:value-type="string">
            <text:p>Todd McFarlane's dark comic book anti-hero, Spawn, is ready to give your Dreamcast hell. Play as Spawn (a.k.a. Al Simmons), or any of the anti-heroes or villains from the comics, such as Clown, Twitch, Overtkill, Angel, Redeemer and more in a battle royale blastfest. Not up to killing just anyone? Play Team Battle and join with a friend to blast those other guys! Just do your best to get to the big guy downstairs: Maelebogia, to reclaim your soul and return to life.</text:p>
          </table:table-cell>
          <table:table-cell table:formula="of:=CONCATENATE(&quot;&lt;game name=&quot;;CHAR(34);[.A301];CHAR(34);&quot;&gt; &lt;year&gt;&quot;;[.B301];&quot;&lt;/year&gt; &lt;rating&gt;&quot;;[.C301];&quot;&lt;/rating&gt; &lt;title&gt;&quot;;[.D301];&quot;&lt;/title&gt; &lt;pub&gt;&quot;;[.E301];&quot;&lt;/pub&gt; &lt;dev&gt;&quot;;[.F301];&quot;&lt;/dev&gt; &lt;genre&gt;&quot;;[.G301];&quot;&lt;/genre&gt; &lt;score&gt;&quot;;[.H301];&quot;&lt;/score&gt; &lt;player&gt;&quot;;[.I301];&quot;&lt;/player&gt; &lt;story&gt;&quot;;[.J301];&quot;&lt;/story&gt; &lt;/game&gt;&quot;)" office:value-type="string" office:string-value="&lt;game name=&quot;Spawn - In the Demon's Hand (USA)&quot;&gt; &lt;year&gt;2000&lt;/year&gt; &lt;rating&gt;ESRB - M (Mature)&lt;/rating&gt; &lt;title&gt;Spawn - In the Demon's Hand &lt;/title&gt; &lt;pub&gt;Capcom&lt;/pub&gt; &lt;dev&gt;Capcom Co., Ltd.&lt;/dev&gt; &lt;genre&gt;Shooter&lt;/genre&gt; &lt;score&gt;4.0&lt;/score&gt; &lt;player&gt;1-4 Players&lt;/player&gt; &lt;story&gt;Todd McFarlane's dark comic book anti-hero, Spawn, is ready to give your Dreamcast hell. Play as Spawn (a.k.a. Al Simmons), or any of the anti-heroes or villains from the comics, such as Clown, Twitch, Overtkill, Angel, Redeemer and more in a battle royale blastfest. Not up to killing just anyone? Play Team Battle and join with a friend to blast those other guys! Just do your best to get to the big guy downstairs: Maelebogia, to reclaim your soul and return to life.&lt;/story&gt; &lt;/game&gt;">
            <text:p>&lt;game name="Spawn - In the Demon's Hand (USA)"&gt; &lt;year&gt;2000&lt;/year&gt; &lt;rating&gt;ESRB - M (Mature)&lt;/rating&gt; &lt;title&gt;Spawn - In the Demon's Hand &lt;/title&gt; &lt;pub&gt;Capcom&lt;/pub&gt; &lt;dev&gt;Capcom Co., Ltd.&lt;/dev&gt; &lt;genre&gt;Shooter&lt;/genre&gt; &lt;score&gt;4.0&lt;/score&gt; &lt;player&gt;1-4 Players&lt;/player&gt; &lt;story&gt;Todd McFarlane's dark comic book anti-hero, Spawn, is ready to give your Dreamcast hell. Play as Spawn (a.k.a. Al Simmons), or any of the anti-heroes or villains from the comics, such as Clown, Twitch, Overtkill, Angel, Redeemer and more in a battle royale blastfest. Not up to killing just anyone? Play Team Battle and join with a friend to blast those other guys! Just do your best to get to the big guy downstairs: Maelebogia, to reclaim your soul and return to life.&lt;/story&gt; &lt;/game&gt;</text:p>
          </table:table-cell>
        </table:table-row>
        <table:table-row table:style-name="ro1">
          <table:table-cell office:value-type="string">
            <text:p>Jet Grind Radio (USA)</text:p>
          </table:table-cell>
          <table:table-cell office:value-type="float" office:value="2000">
            <text:p>2000</text:p>
          </table:table-cell>
          <table:table-cell office:value-type="string">
            <text:p>ESRB - T (Teen)</text:p>
          </table:table-cell>
          <table:table-cell office:value-type="string">
            <text:p>Jet Grind Radio </text:p>
          </table:table-cell>
          <table:table-cell office:value-type="string">
            <text:p>Sega</text:p>
          </table:table-cell>
          <table:table-cell office:value-type="string">
            <text:p>Smilebit</text:p>
          </table:table-cell>
          <table:table-cell office:value-type="string">
            <text:p>Action</text:p>
          </table:table-cell>
          <table:table-cell office:value-type="string">
            <text:p>4.0</text:p>
          </table:table-cell>
          <table:table-cell office:value-type="string">
            <text:p>1 Player</text:p>
          </table:table-cell>
          <table:table-cell office:value-type="string">
            <text:p>Tokyo-to, a city not unlike Tokyo, somewhere in Asia, in the near future. This is the story about the GG's, one of three rival teenage gangs who ride motorised inline skates and are tagging the streets with graffiti. There is a turf war going on between the gangs GG's, the Poison Jam, and the high-tech freaks, the Noise Tanks. The evil Rokkaku Corporation has the corrupt police in their grasp, and, headed by Captain Onishima, the cops are hell-bent on subduing the unruly teen protagonists. But there is light in the darkness: the underground DJ, "Professor K," and his Jet Set Radio station keep tabs on what is happening on the streets of Tokyo-to, and soon our teens will have something much darker than the police to worry about.****As one of the GG's, you skate through a variety of different levels, from busy streets to run-down rooftops and smelly sewers where you learn new moves, collect spray cans, and tag the streets with graffiti. New graffiti designs can be unlocked by finding "Graffiti Souls" in levels, by designing new graffiti yourself, or by going online and downloading any images you find while browsing the internet. Fight the rival gangs "Poison Jam" and the "Noise Tanks", the evil mega-corporation Rokkaku and their police cronies in this fresh take on the platform genre, mixing traditional platform elements with skating similar to that of the Tony Hawk's Pro Skater games. Players are scored on their performance in a level, both on the level of graffiti attempted as well as optional tags and skating tricks. As the game progresses challenge maps open that test the player's ability to do larger tags, more tricks, or race against an opponent.****The American and European release contained two new levels based on New York. The story and order that you meet characters was modified to include these two levels. Both releases also have different unique soundtracks for these levels.</text:p>
          </table:table-cell>
          <table:table-cell table:formula="of:=CONCATENATE(&quot;&lt;game name=&quot;;CHAR(34);[.A302];CHAR(34);&quot;&gt; &lt;year&gt;&quot;;[.B302];&quot;&lt;/year&gt; &lt;rating&gt;&quot;;[.C302];&quot;&lt;/rating&gt; &lt;title&gt;&quot;;[.D302];&quot;&lt;/title&gt; &lt;pub&gt;&quot;;[.E302];&quot;&lt;/pub&gt; &lt;dev&gt;&quot;;[.F302];&quot;&lt;/dev&gt; &lt;genre&gt;&quot;;[.G302];&quot;&lt;/genre&gt; &lt;score&gt;&quot;;[.H302];&quot;&lt;/score&gt; &lt;player&gt;&quot;;[.I302];&quot;&lt;/player&gt; &lt;story&gt;&quot;;[.J302];&quot;&lt;/story&gt; &lt;/game&gt;&quot;)" office:value-type="string" office:string-value="&lt;game name=&quot;Jet Grind Radio (USA)&quot;&gt; &lt;year&gt;2000&lt;/year&gt; &lt;rating&gt;ESRB - T (Teen)&lt;/rating&gt; &lt;title&gt;Jet Grind Radio &lt;/title&gt; &lt;pub&gt;Sega&lt;/pub&gt; &lt;dev&gt;Smilebit&lt;/dev&gt; &lt;genre&gt;Action&lt;/genre&gt; &lt;score&gt;4.0&lt;/score&gt; &lt;player&gt;1 Player&lt;/player&gt; &lt;story&gt;Tokyo-to, a city not unlike Tokyo, somewhere in Asia, in the near future. This is the story about the GG's, one of three rival teenage gangs who ride motorised inline skates and are tagging the streets with graffiti. There is a turf war going on between the gangs GG's, the Poison Jam, and the high-tech freaks, the Noise Tanks. The evil Rokkaku Corporation has the corrupt police in their grasp, and, headed by Captain Onishima, the cops are hell-bent on subduing the unruly teen protagonists. But there is light in the darkness: the underground DJ, &quot;Professor K,&quot; and his Jet Set Radio station keep tabs on what is happening on the streets of Tokyo-to, and soon our teens will have something much darker than the police to worry about.****As one of the GG's, you skate through a variety of different levels, from busy streets to run-down rooftops and smelly sewers where you learn new moves, collect spray cans, and tag the streets with graffiti. New graffiti designs can be unlocked by finding &quot;Graffiti Souls&quot; in levels, by designing new graffiti yourself, or by going online and downloading any images you find while browsing the internet. Fight the rival gangs &quot;Poison Jam&quot; and the &quot;Noise Tanks&quot;, the evil mega-corporation Rokkaku and their police cronies in this fresh take on the platform genre, mixing traditional platform elements with skating similar to that of the Tony Hawk's Pro Skater games. Players are scored on their performance in a level, both on the level of graffiti attempted as well as optional tags and skating tricks. As the game progresses challenge maps open that test the player's ability to do larger tags, more tricks, or race against an opponent.****The American and European release contained two new levels based on New York. The story and order that you meet characters was modified to include these two levels. Both releases also have different unique soundtracks for these levels.&lt;/story&gt; &lt;/game&gt;">
            <text:p>&lt;game name="Jet Grind Radio (USA)"&gt; &lt;year&gt;2000&lt;/year&gt; &lt;rating&gt;ESRB - T (Teen)&lt;/rating&gt; &lt;title&gt;Jet Grind Radio &lt;/title&gt; &lt;pub&gt;Sega&lt;/pub&gt; &lt;dev&gt;Smilebit&lt;/dev&gt; &lt;genre&gt;Action&lt;/genre&gt; &lt;score&gt;4.0&lt;/score&gt; &lt;player&gt;1 Player&lt;/player&gt; &lt;story&gt;Tokyo-to, a city not unlike Tokyo, somewhere in Asia, in the near future. This is the story about the GG's, one of three rival teenage gangs who ride motorised inline skates and are tagging the streets with graffiti. There is a turf war going on between the gangs GG's, the Poison Jam, and the high-tech freaks, the Noise Tanks. The evil Rokkaku Corporation has the corrupt police in their grasp, and, headed by Captain Onishima, the cops are hell-bent on subduing the unruly teen protagonists. But there is light in the darkness: the underground DJ, "Professor K," and his Jet Set Radio station keep tabs on what is happening on the streets of Tokyo-to, and soon our teens will have something much darker than the police to worry about.****As one of the GG's, you skate through a variety of different levels, from busy streets to run-down rooftops and smelly sewers where you learn new moves, collect spray cans, and tag the streets with graffiti. New graffiti designs can be unlocked by finding "Graffiti Souls" in levels, by designing new graffiti yourself, or by going online and downloading any images you find while browsing the internet. Fight the rival gangs "Poison Jam" and the "Noise Tanks", the evil mega-corporation Rokkaku and their police cronies in this fresh take on the platform genre, mixing traditional platform elements with skating similar to that of the Tony Hawk's Pro Skater games. Players are scored on their performance in a level, both on the level of graffiti attempted as well as optional tags and skating tricks. As the game progresses challenge maps open that test the player's ability to do larger tags, more tricks, or race against an opponent.****The American and European release contained two new levels based on New York. The story and order that you meet characters was modified to include these two levels. Both releases also have different unique soundtracks for these levels.&lt;/story&gt; &lt;/game&gt;</text:p>
          </table:table-cell>
        </table:table-row>
        <table:table-row table:style-name="ro1">
          <table:table-cell office:value-type="string">
            <text:p>Dave Mirra Freestyle BMX (USA)</text:p>
          </table:table-cell>
          <table:table-cell office:value-type="float" office:value="2000">
            <text:p>2000</text:p>
          </table:table-cell>
          <table:table-cell office:value-type="string">
            <text:p>ESRB - E (Everyone)</text:p>
          </table:table-cell>
          <table:table-cell office:value-type="string">
            <text:p>Dave Mirra Freestyle BMX </text:p>
          </table:table-cell>
          <table:table-cell office:value-type="string">
            <text:p>Acclaim</text:p>
          </table:table-cell>
          <table:table-cell office:value-type="string">
            <text:p>Z-Axis, Ltd.</text:p>
          </table:table-cell>
          <table:table-cell office:value-type="string">
            <text:p>Biking/Sports</text:p>
          </table:table-cell>
          <table:table-cell office:value-type="string">
            <text:p>4.0</text:p>
          </table:table-cell>
          <table:table-cell office:value-type="string">
            <text:p>1-2 Players</text:p>
          </table:table-cell>
          <table:table-cell office:value-type="string">
            <text:p>Tony Hawk proved the skating games can work to great effect. Now Dave Mirra is here to prove that BMX is here to stay, thanks to the boys at Acclaim Entertainment. Choose from all of the current crop of BMX champs, including 10 times world champion Dave Mirra, Ryan Nyquist, Joey Garcia, Shaun Butler &amp; heaps more, and ride your way through 12 highly detailed environments, with vert ramps, huge jumps and track racing. Multiplayer gaming is also thrown in, allowing two players to go head-to-head in a game of B-M-X (a unique variation of the HORSE basketball game). All this plus official sponsors clothing, bikes and advertising boards plus a huge soundtrack featuring Cypress Hill, Deftones and more.</text:p>
          </table:table-cell>
          <table:table-cell table:formula="of:=CONCATENATE(&quot;&lt;game name=&quot;;CHAR(34);[.A303];CHAR(34);&quot;&gt; &lt;year&gt;&quot;;[.B303];&quot;&lt;/year&gt; &lt;rating&gt;&quot;;[.C303];&quot;&lt;/rating&gt; &lt;title&gt;&quot;;[.D303];&quot;&lt;/title&gt; &lt;pub&gt;&quot;;[.E303];&quot;&lt;/pub&gt; &lt;dev&gt;&quot;;[.F303];&quot;&lt;/dev&gt; &lt;genre&gt;&quot;;[.G303];&quot;&lt;/genre&gt; &lt;score&gt;&quot;;[.H303];&quot;&lt;/score&gt; &lt;player&gt;&quot;;[.I303];&quot;&lt;/player&gt; &lt;story&gt;&quot;;[.J303];&quot;&lt;/story&gt; &lt;/game&gt;&quot;)" office:value-type="string" office:string-value="&lt;game name=&quot;Dave Mirra Freestyle BMX (USA)&quot;&gt; &lt;year&gt;2000&lt;/year&gt; &lt;rating&gt;ESRB - E (Everyone)&lt;/rating&gt; &lt;title&gt;Dave Mirra Freestyle BMX &lt;/title&gt; &lt;pub&gt;Acclaim&lt;/pub&gt; &lt;dev&gt;Z-Axis, Ltd.&lt;/dev&gt; &lt;genre&gt;Biking/Sports&lt;/genre&gt; &lt;score&gt;4.0&lt;/score&gt; &lt;player&gt;1-2 Players&lt;/player&gt; &lt;story&gt;Tony Hawk proved the skating games can work to great effect. Now Dave Mirra is here to prove that BMX is here to stay, thanks to the boys at Acclaim Entertainment. Choose from all of the current crop of BMX champs, including 10 times world champion Dave Mirra, Ryan Nyquist, Joey Garcia, Shaun Butler &amp; heaps more, and ride your way through 12 highly detailed environments, with vert ramps, huge jumps and track racing. Multiplayer gaming is also thrown in, allowing two players to go head-to-head in a game of B-M-X (a unique variation of the HORSE basketball game). All this plus official sponsors clothing, bikes and advertising boards plus a huge soundtrack featuring Cypress Hill, Deftones and more.&lt;/story&gt; &lt;/game&gt;">
            <text:p>&lt;game name="Dave Mirra Freestyle BMX (USA)"&gt; &lt;year&gt;2000&lt;/year&gt; &lt;rating&gt;ESRB - E (Everyone)&lt;/rating&gt; &lt;title&gt;Dave Mirra Freestyle BMX &lt;/title&gt; &lt;pub&gt;Acclaim&lt;/pub&gt; &lt;dev&gt;Z-Axis, Ltd.&lt;/dev&gt; &lt;genre&gt;Biking/Sports&lt;/genre&gt; &lt;score&gt;4.0&lt;/score&gt; &lt;player&gt;1-2 Players&lt;/player&gt; &lt;story&gt;Tony Hawk proved the skating games can work to great effect. Now Dave Mirra is here to prove that BMX is here to stay, thanks to the boys at Acclaim Entertainment. Choose from all of the current crop of BMX champs, including 10 times world champion Dave Mirra, Ryan Nyquist, Joey Garcia, Shaun Butler &amp; heaps more, and ride your way through 12 highly detailed environments, with vert ramps, huge jumps and track racing. Multiplayer gaming is also thrown in, allowing two players to go head-to-head in a game of B-M-X (a unique variation of the HORSE basketball game). All this plus official sponsors clothing, bikes and advertising boards plus a huge soundtrack featuring Cypress Hill, Deftones and more.&lt;/story&gt; &lt;/game&gt;</text:p>
          </table:table-cell>
        </table:table-row>
        <table:table-row table:style-name="ro1">
          <table:table-cell office:value-type="string">
            <text:p>Tony Hawk's Pro Skater (USA)</text:p>
          </table:table-cell>
          <table:table-cell office:value-type="float" office:value="2000">
            <text:p>2000</text:p>
          </table:table-cell>
          <table:table-cell office:value-type="string">
            <text:p>ESRB - T (Teen)</text:p>
          </table:table-cell>
          <table:table-cell office:value-type="string">
            <text:p>Tony Hawk's Pro Skater </text:p>
          </table:table-cell>
          <table:table-cell office:value-type="string">
            <text:p>Crave</text:p>
          </table:table-cell>
          <table:table-cell office:value-type="string">
            <text:p>Neversoft Entertainment, Inc.</text:p>
          </table:table-cell>
          <table:table-cell office:value-type="string">
            <text:p>Skateboarding/Sports</text:p>
          </table:table-cell>
          <table:table-cell office:value-type="string">
            <text:p>4.1</text:p>
          </table:table-cell>
          <table:table-cell office:value-type="string">
            <text:p>1-2 Players</text:p>
          </table:table-cell>
          <table:table-cell office:value-type="string">
            <text:p>Tony Hawk's Pro Skater is a skateboarding simulation in which you control a famous skate star around 3D environments. <text:s/>Each game area contains a plethora of objects like ramps, rails, and half-pipes which can be used to perform tricks. Each trick you perform earns you more points for your score.****The game is divided into two types of levels. <text:s/>In the first, you skate around locations like a mall, a city street, or a warehouse. <text:s/>In each of these areas, there are 5 goals for the you to complete. <text:s/>Some goals involve obtaining a high score, others smashing objects, and some collecting objects. For every goal you complete, you earn a video tape. <text:s/>By collecting enough video tapes, you unlock levels and skateboards for you to use. There are 6 levels like this. The second type of level is a competition. You get to make 3 timed runs through a skate park, and attempt to get the highest score possible. <text:s/>If you do well enough, you will beat the scores of the computer controlled skaters and win a medal. <text:s/>There are 3 levels like this.****There are nine real life pro skaters you can choose to play as, including Tony Hawk himself. <text:s/>Each skater has their own signature moves that earn you big points if pulled off successfully.</text:p>
          </table:table-cell>
          <table:table-cell table:formula="of:=CONCATENATE(&quot;&lt;game name=&quot;;CHAR(34);[.A304];CHAR(34);&quot;&gt; &lt;year&gt;&quot;;[.B304];&quot;&lt;/year&gt; &lt;rating&gt;&quot;;[.C304];&quot;&lt;/rating&gt; &lt;title&gt;&quot;;[.D304];&quot;&lt;/title&gt; &lt;pub&gt;&quot;;[.E304];&quot;&lt;/pub&gt; &lt;dev&gt;&quot;;[.F304];&quot;&lt;/dev&gt; &lt;genre&gt;&quot;;[.G304];&quot;&lt;/genre&gt; &lt;score&gt;&quot;;[.H304];&quot;&lt;/score&gt; &lt;player&gt;&quot;;[.I304];&quot;&lt;/player&gt; &lt;story&gt;&quot;;[.J304];&quot;&lt;/story&gt; &lt;/game&gt;&quot;)" office:value-type="string" office:string-value="&lt;game name=&quot;Tony Hawk's Pro Skater (USA)&quot;&gt; &lt;year&gt;2000&lt;/year&gt; &lt;rating&gt;ESRB - T (Teen)&lt;/rating&gt; &lt;title&gt;Tony Hawk's Pro Skater &lt;/title&gt; &lt;pub&gt;Crave&lt;/pub&gt; &lt;dev&gt;Neversoft Entertainment, Inc.&lt;/dev&gt; &lt;genre&gt;Skateboarding/Sports&lt;/genre&gt; &lt;score&gt;4.1&lt;/score&gt; &lt;player&gt;1-2 Players&lt;/player&gt; &lt;story&gt;Tony Hawk's Pro Skater is a skateboarding simulation in which you control a famous skate star around 3D environments.  Each game area contains a plethora of objects like ramps, rails, and half-pipes which can be used to perform tricks. Each trick you perform earns you more points for your score.****The game is divided into two types of levels.  In the first, you skate around locations like a mall, a city street, or a warehouse.  In each of these areas, there are 5 goals for the you to complete.  Some goals involve obtaining a high score, others smashing objects, and some collecting objects. For every goal you complete, you earn a video tape.  By collecting enough video tapes, you unlock levels and skateboards for you to use. There are 6 levels like this. The second type of level is a competition. You get to make 3 timed runs through a skate park, and attempt to get the highest score possible.  If you do well enough, you will beat the scores of the computer controlled skaters and win a medal.  There are 3 levels like this.****There are nine real life pro skaters you can choose to play as, including Tony Hawk himself.  Each skater has their own signature moves that earn you big points if pulled off successfully.&lt;/story&gt; &lt;/game&gt;">
            <text:p>&lt;game name="Tony Hawk's Pro Skater (USA)"&gt; &lt;year&gt;2000&lt;/year&gt; &lt;rating&gt;ESRB - T (Teen)&lt;/rating&gt; &lt;title&gt;Tony Hawk's Pro Skater &lt;/title&gt; &lt;pub&gt;Crave&lt;/pub&gt; &lt;dev&gt;Neversoft Entertainment, Inc.&lt;/dev&gt; &lt;genre&gt;Skateboarding/Sports&lt;/genre&gt; &lt;score&gt;4.1&lt;/score&gt; &lt;player&gt;1-2 Players&lt;/player&gt; &lt;story&gt;Tony Hawk's Pro Skater is a skateboarding simulation in which you control a famous skate star around 3D environments. <text:s/>Each game area contains a plethora of objects like ramps, rails, and half-pipes which can be used to perform tricks. Each trick you perform earns you more points for your score.****The game is divided into two types of levels. <text:s/>In the first, you skate around locations like a mall, a city street, or a warehouse. <text:s/>In each of these areas, there are 5 goals for the you to complete. <text:s/>Some goals involve obtaining a high score, others smashing objects, and some collecting objects. For every goal you complete, you earn a video tape. <text:s/>By collecting enough video tapes, you unlock levels and skateboards for you to use. There are 6 levels like this. The second type of level is a competition. You get to make 3 timed runs through a skate park, and attempt to get the highest score possible. <text:s/>If you do well enough, you will beat the scores of the computer controlled skaters and win a medal. <text:s/>There are 3 levels like this.****There are nine real life pro skaters you can choose to play as, including Tony Hawk himself. <text:s/>Each skater has their own signature moves that earn you big points if pulled off successfully.&lt;/story&gt; &lt;/game&gt;</text:p>
          </table:table-cell>
        </table:table-row>
        <table:table-row table:style-name="ro1">
          <table:table-cell office:value-type="string">
            <text:p>Chicken Run (USA)</text:p>
          </table:table-cell>
          <table:table-cell office:value-type="float" office:value="2000">
            <text:p>2000</text:p>
          </table:table-cell>
          <table:table-cell office:value-type="string">
            <text:p>ESRB - E (Everyone)</text:p>
          </table:table-cell>
          <table:table-cell office:value-type="string">
            <text:p>Chicken Run </text:p>
          </table:table-cell>
          <table:table-cell office:value-type="string">
            <text:p>Eidos Interactive</text:p>
          </table:table-cell>
          <table:table-cell office:value-type="string">
            <text:p>Blitz Games</text:p>
          </table:table-cell>
          <table:table-cell office:value-type="string">
            <text:p>Adventure</text:p>
          </table:table-cell>
          <table:table-cell office:value-type="float" office:value="3.6">
            <text:p>3.6</text:p>
          </table:table-cell>
          <table:table-cell office:value-type="string">
            <text:p>1 Player</text:p>
          </table:table-cell>
          <table:table-cell office:value-type="string">
            <text:p>Tweedy's Farm is home to a bunch of chickens, who are falling behind on their work load (laying eggs). So Mrs Tweedy decides to go into a new business, Chicken Pie making. The chickens leader, Ginger, is in desperate need of a good escape plan, and when Rocky flys in from the US to lend them a hand, the gang decide that the only way out of the farm is to fly out. But of course, chickens can't fly!! So it is up to you to collect the pieces for the flying machine so you and your fellow chickens can escape.</text:p>
          </table:table-cell>
          <table:table-cell table:formula="of:=CONCATENATE(&quot;&lt;game name=&quot;;CHAR(34);[.A305];CHAR(34);&quot;&gt; &lt;year&gt;&quot;;[.B305];&quot;&lt;/year&gt; &lt;rating&gt;&quot;;[.C305];&quot;&lt;/rating&gt; &lt;title&gt;&quot;;[.D305];&quot;&lt;/title&gt; &lt;pub&gt;&quot;;[.E305];&quot;&lt;/pub&gt; &lt;dev&gt;&quot;;[.F305];&quot;&lt;/dev&gt; &lt;genre&gt;&quot;;[.G305];&quot;&lt;/genre&gt; &lt;score&gt;&quot;;[.H305];&quot;&lt;/score&gt; &lt;player&gt;&quot;;[.I305];&quot;&lt;/player&gt; &lt;story&gt;&quot;;[.J305];&quot;&lt;/story&gt; &lt;/game&gt;&quot;)" office:value-type="string" office:string-value="&lt;game name=&quot;Chicken Run (USA)&quot;&gt; &lt;year&gt;2000&lt;/year&gt; &lt;rating&gt;ESRB - E (Everyone)&lt;/rating&gt; &lt;title&gt;Chicken Run &lt;/title&gt; &lt;pub&gt;Eidos Interactive&lt;/pub&gt; &lt;dev&gt;Blitz Games&lt;/dev&gt; &lt;genre&gt;Adventure&lt;/genre&gt; &lt;score&gt;3.6&lt;/score&gt; &lt;player&gt;1 Player&lt;/player&gt; &lt;story&gt;Tweedy's Farm is home to a bunch of chickens, who are falling behind on their work load (laying eggs). So Mrs Tweedy decides to go into a new business, Chicken Pie making. The chickens leader, Ginger, is in desperate need of a good escape plan, and when Rocky flys in from the US to lend them a hand, the gang decide that the only way out of the farm is to fly out. But of course, chickens can't fly!! So it is up to you to collect the pieces for the flying machine so you and your fellow chickens can escape.&lt;/story&gt; &lt;/game&gt;">
            <text:p>&lt;game name="Chicken Run (USA)"&gt; &lt;year&gt;2000&lt;/year&gt; &lt;rating&gt;ESRB - E (Everyone)&lt;/rating&gt; &lt;title&gt;Chicken Run &lt;/title&gt; &lt;pub&gt;Eidos Interactive&lt;/pub&gt; &lt;dev&gt;Blitz Games&lt;/dev&gt; &lt;genre&gt;Adventure&lt;/genre&gt; &lt;score&gt;3.6&lt;/score&gt; &lt;player&gt;1 Player&lt;/player&gt; &lt;story&gt;Tweedy's Farm is home to a bunch of chickens, who are falling behind on their work load (laying eggs). So Mrs Tweedy decides to go into a new business, Chicken Pie making. The chickens leader, Ginger, is in desperate need of a good escape plan, and when Rocky flys in from the US to lend them a hand, the gang decide that the only way out of the farm is to fly out. But of course, chickens can't fly!! So it is up to you to collect the pieces for the flying machine so you and your fellow chickens can escape.&lt;/story&gt; &lt;/game&gt;</text:p>
          </table:table-cell>
        </table:table-row>
        <table:table-row table:style-name="ro1">
          <table:table-cell office:value-type="string">
            <text:p>Capcom vs. SNK (USA)</text:p>
          </table:table-cell>
          <table:table-cell office:value-type="float" office:value="2000">
            <text:p>2000</text:p>
          </table:table-cell>
          <table:table-cell office:value-type="string">
            <text:p>ESRB - T (Teen)</text:p>
          </table:table-cell>
          <table:table-cell office:value-type="string">
            <text:p>Capcom vs. SNK </text:p>
          </table:table-cell>
          <table:table-cell table:number-columns-repeated="2" office:value-type="string">
            <text:p>Capcom</text:p>
          </table:table-cell>
          <table:table-cell office:value-type="string">
            <text:p>Fighter</text:p>
          </table:table-cell>
          <table:table-cell office:value-type="string">
            <text:p>4.0</text:p>
          </table:table-cell>
          <table:table-cell office:value-type="string">
            <text:p>1-2 Players</text:p>
          </table:table-cell>
          <table:table-cell office:value-type="string">
            <text:p>Two of the worlds greatest arcade fighter developers, Capcom and SNK, join forces to finally answer the question asked by many for years: Who is the dominant fighter?****A range of fighters from both worlds are available to choose from, with two different fighting styles (Capcom and SNK, of course) meaning that players of both worlds can fit into the game easily, while new gamers can try Ryu using the SNK format.</text:p>
          </table:table-cell>
          <table:table-cell table:formula="of:=CONCATENATE(&quot;&lt;game name=&quot;;CHAR(34);[.A306];CHAR(34);&quot;&gt; &lt;year&gt;&quot;;[.B306];&quot;&lt;/year&gt; &lt;rating&gt;&quot;;[.C306];&quot;&lt;/rating&gt; &lt;title&gt;&quot;;[.D306];&quot;&lt;/title&gt; &lt;pub&gt;&quot;;[.E306];&quot;&lt;/pub&gt; &lt;dev&gt;&quot;;[.F306];&quot;&lt;/dev&gt; &lt;genre&gt;&quot;;[.G306];&quot;&lt;/genre&gt; &lt;score&gt;&quot;;[.H306];&quot;&lt;/score&gt; &lt;player&gt;&quot;;[.I306];&quot;&lt;/player&gt; &lt;story&gt;&quot;;[.J306];&quot;&lt;/story&gt; &lt;/game&gt;&quot;)" office:value-type="string" office:string-value="&lt;game name=&quot;Capcom vs. SNK (USA)&quot;&gt; &lt;year&gt;2000&lt;/year&gt; &lt;rating&gt;ESRB - T (Teen)&lt;/rating&gt; &lt;title&gt;Capcom vs. SNK &lt;/title&gt; &lt;pub&gt;Capcom&lt;/pub&gt; &lt;dev&gt;Capcom&lt;/dev&gt; &lt;genre&gt;Fighter&lt;/genre&gt; &lt;score&gt;4.0&lt;/score&gt; &lt;player&gt;1-2 Players&lt;/player&gt; &lt;story&gt;Two of the worlds greatest arcade fighter developers, Capcom and SNK, join forces to finally answer the question asked by many for years: Who is the dominant fighter?****A range of fighters from both worlds are available to choose from, with two different fighting styles (Capcom and SNK, of course) meaning that players of both worlds can fit into the game easily, while new gamers can try Ryu using the SNK format.&lt;/story&gt; &lt;/game&gt;">
            <text:p>&lt;game name="Capcom vs. SNK (USA)"&gt; &lt;year&gt;2000&lt;/year&gt; &lt;rating&gt;ESRB - T (Teen)&lt;/rating&gt; &lt;title&gt;Capcom vs. SNK &lt;/title&gt; &lt;pub&gt;Capcom&lt;/pub&gt; &lt;dev&gt;Capcom&lt;/dev&gt; &lt;genre&gt;Fighter&lt;/genre&gt; &lt;score&gt;4.0&lt;/score&gt; &lt;player&gt;1-2 Players&lt;/player&gt; &lt;story&gt;Two of the worlds greatest arcade fighter developers, Capcom and SNK, join forces to finally answer the question asked by many for years: Who is the dominant fighter?****A range of fighters from both worlds are available to choose from, with two different fighting styles (Capcom and SNK, of course) meaning that players of both worlds can fit into the game easily, while new gamers can try Ryu using the SNK format.&lt;/story&gt; &lt;/game&gt;</text:p>
          </table:table-cell>
        </table:table-row>
        <table:table-row table:style-name="ro1">
          <table:table-cell office:value-type="string">
            <text:p>UEFA Dream Soccer (Europe)</text:p>
          </table:table-cell>
          <table:table-cell office:value-type="float" office:value="2000">
            <text:p>2000</text:p>
          </table:table-cell>
          <table:table-cell office:value-type="string">
            <text:p>ESRB - E (Everyone)</text:p>
          </table:table-cell>
          <table:table-cell office:value-type="string">
            <text:p>UEFA Dream Soccer </text:p>
          </table:table-cell>
          <table:table-cell office:value-type="string">
            <text:p>Sega</text:p>
          </table:table-cell>
          <table:table-cell office:value-type="string">
            <text:p>Silicon Dreams Studio Ltd.</text:p>
          </table:table-cell>
          <table:table-cell office:value-type="string">
            <text:p>Soccer/Sports</text:p>
          </table:table-cell>
          <table:table-cell office:value-type="string">
            <text:p>3.0</text:p>
          </table:table-cell>
          <table:table-cell office:value-type="string">
            <text:p>1-4 Players</text:p>
          </table:table-cell>
          <table:table-cell office:value-type="string">
            <text:p>UEFA Dream Soccer is essentially an update of Sega Worldwide Soccer 2000 (same developer and game engine). <text:s/>The license pertains only to the clubs; player names are fictional. In this version there are also women teams, which look different but play the same. In-game commentary is provided by Alan Green, Barry Venison and Helen Chamberlain.****Animation includes 200,000 frames. Internet play was offered by Dreamarena. There is an Arcade mode including game styles such as Time Attack and a Survival knock-out tournament. Traditional mode gives you league competitions and the full World Cup.</text:p>
          </table:table-cell>
          <table:table-cell table:formula="of:=CONCATENATE(&quot;&lt;game name=&quot;;CHAR(34);[.A307];CHAR(34);&quot;&gt; &lt;year&gt;&quot;;[.B307];&quot;&lt;/year&gt; &lt;rating&gt;&quot;;[.C307];&quot;&lt;/rating&gt; &lt;title&gt;&quot;;[.D307];&quot;&lt;/title&gt; &lt;pub&gt;&quot;;[.E307];&quot;&lt;/pub&gt; &lt;dev&gt;&quot;;[.F307];&quot;&lt;/dev&gt; &lt;genre&gt;&quot;;[.G307];&quot;&lt;/genre&gt; &lt;score&gt;&quot;;[.H307];&quot;&lt;/score&gt; &lt;player&gt;&quot;;[.I307];&quot;&lt;/player&gt; &lt;story&gt;&quot;;[.J307];&quot;&lt;/story&gt; &lt;/game&gt;&quot;)" office:value-type="string" office:string-value="&lt;game name=&quot;UEFA Dream Soccer (Europe)&quot;&gt; &lt;year&gt;2000&lt;/year&gt; &lt;rating&gt;ESRB - E (Everyone)&lt;/rating&gt; &lt;title&gt;UEFA Dream Soccer &lt;/title&gt; &lt;pub&gt;Sega&lt;/pub&gt; &lt;dev&gt;Silicon Dreams Studio Ltd.&lt;/dev&gt; &lt;genre&gt;Soccer/Sports&lt;/genre&gt; &lt;score&gt;3.0&lt;/score&gt; &lt;player&gt;1-4 Players&lt;/player&gt; &lt;story&gt;UEFA Dream Soccer is essentially an update of Sega Worldwide Soccer 2000 (same developer and game engine).  The license pertains only to the clubs; player names are fictional. In this version there are also women teams, which look different but play the same. In-game commentary is provided by Alan Green, Barry Venison and Helen Chamberlain.****Animation includes 200,000 frames. Internet play was offered by Dreamarena. There is an Arcade mode including game styles such as Time Attack and a Survival knock-out tournament. Traditional mode gives you league competitions and the full World Cup.&lt;/story&gt; &lt;/game&gt;">
            <text:p>&lt;game name="UEFA Dream Soccer (Europe)"&gt; &lt;year&gt;2000&lt;/year&gt; &lt;rating&gt;ESRB - E (Everyone)&lt;/rating&gt; &lt;title&gt;UEFA Dream Soccer &lt;/title&gt; &lt;pub&gt;Sega&lt;/pub&gt; &lt;dev&gt;Silicon Dreams Studio Ltd.&lt;/dev&gt; &lt;genre&gt;Soccer/Sports&lt;/genre&gt; &lt;score&gt;3.0&lt;/score&gt; &lt;player&gt;1-4 Players&lt;/player&gt; &lt;story&gt;UEFA Dream Soccer is essentially an update of Sega Worldwide Soccer 2000 (same developer and game engine). <text:s/>The license pertains only to the clubs; player names are fictional. In this version there are also women teams, which look different but play the same. In-game commentary is provided by Alan Green, Barry Venison and Helen Chamberlain.****Animation includes 200,000 frames. Internet play was offered by Dreamarena. There is an Arcade mode including game styles such as Time Attack and a Survival knock-out tournament. Traditional mode gives you league competitions and the full World Cup.&lt;/story&gt; &lt;/game&gt;</text:p>
          </table:table-cell>
        </table:table-row>
        <table:table-row table:style-name="ro1">
          <table:table-cell office:value-type="string">
            <text:p>Ultimate Fighting Championship (USA)</text:p>
          </table:table-cell>
          <table:table-cell office:value-type="float" office:value="2000">
            <text:p>2000</text:p>
          </table:table-cell>
          <table:table-cell office:value-type="string">
            <text:p>ESRB - T (Teen)</text:p>
          </table:table-cell>
          <table:table-cell office:value-type="string">
            <text:p>Ultimate Fighting Championship </text:p>
          </table:table-cell>
          <table:table-cell office:value-type="string">
            <text:p>Crave</text:p>
          </table:table-cell>
          <table:table-cell office:value-type="string">
            <text:p>Anchor, Inc.</text:p>
          </table:table-cell>
          <table:table-cell office:value-type="string">
            <text:p>Fighter</text:p>
          </table:table-cell>
          <table:table-cell office:value-type="string">
            <text:p>2.7</text:p>
          </table:table-cell>
          <table:table-cell office:value-type="string">
            <text:p>1-2 Players</text:p>
          </table:table-cell>
          <table:table-cell office:value-type="string">
            <text:p>Ultimate Fighting Championship is based on the no-holds-barred martial art tournament of the same name. What makes the game (and the real-life counterpart) distinct from wrestling, boxing, and other fights is the variety of fighting styles in use; it is perfectly possible to end up with a judo master facing a kickboxer.****The actual gameplay is simple enough. You have various basic moves, combos, holds, and so on. The complications come in the form of the huge list of moves, featuring many different styles. Hit your opponent until he gets knocked out, or force him to tap out early.****There are multiple game modes included. Among them are a survival mode, that has you face a string of enemies with minimal recovery, and career mode, which allows you to customize and improve your fighting style as you win fights.</text:p>
          </table:table-cell>
          <table:table-cell table:formula="of:=CONCATENATE(&quot;&lt;game name=&quot;;CHAR(34);[.A308];CHAR(34);&quot;&gt; &lt;year&gt;&quot;;[.B308];&quot;&lt;/year&gt; &lt;rating&gt;&quot;;[.C308];&quot;&lt;/rating&gt; &lt;title&gt;&quot;;[.D308];&quot;&lt;/title&gt; &lt;pub&gt;&quot;;[.E308];&quot;&lt;/pub&gt; &lt;dev&gt;&quot;;[.F308];&quot;&lt;/dev&gt; &lt;genre&gt;&quot;;[.G308];&quot;&lt;/genre&gt; &lt;score&gt;&quot;;[.H308];&quot;&lt;/score&gt; &lt;player&gt;&quot;;[.I308];&quot;&lt;/player&gt; &lt;story&gt;&quot;;[.J308];&quot;&lt;/story&gt; &lt;/game&gt;&quot;)" office:value-type="string" office:string-value="&lt;game name=&quot;Ultimate Fighting Championship (USA)&quot;&gt; &lt;year&gt;2000&lt;/year&gt; &lt;rating&gt;ESRB - T (Teen)&lt;/rating&gt; &lt;title&gt;Ultimate Fighting Championship &lt;/title&gt; &lt;pub&gt;Crave&lt;/pub&gt; &lt;dev&gt;Anchor, Inc.&lt;/dev&gt; &lt;genre&gt;Fighter&lt;/genre&gt; &lt;score&gt;2.7&lt;/score&gt; &lt;player&gt;1-2 Players&lt;/player&gt; &lt;story&gt;Ultimate Fighting Championship is based on the no-holds-barred martial art tournament of the same name. What makes the game (and the real-life counterpart) distinct from wrestling, boxing, and other fights is the variety of fighting styles in use; it is perfectly possible to end up with a judo master facing a kickboxer.****The actual gameplay is simple enough. You have various basic moves, combos, holds, and so on. The complications come in the form of the huge list of moves, featuring many different styles. Hit your opponent until he gets knocked out, or force him to tap out early.****There are multiple game modes included. Among them are a survival mode, that has you face a string of enemies with minimal recovery, and career mode, which allows you to customize and improve your fighting style as you win fights.&lt;/story&gt; &lt;/game&gt;">
            <text:p>&lt;game name="Ultimate Fighting Championship (USA)"&gt; &lt;year&gt;2000&lt;/year&gt; &lt;rating&gt;ESRB - T (Teen)&lt;/rating&gt; &lt;title&gt;Ultimate Fighting Championship &lt;/title&gt; &lt;pub&gt;Crave&lt;/pub&gt; &lt;dev&gt;Anchor, Inc.&lt;/dev&gt; &lt;genre&gt;Fighter&lt;/genre&gt; &lt;score&gt;2.7&lt;/score&gt; &lt;player&gt;1-2 Players&lt;/player&gt; &lt;story&gt;Ultimate Fighting Championship is based on the no-holds-barred martial art tournament of the same name. What makes the game (and the real-life counterpart) distinct from wrestling, boxing, and other fights is the variety of fighting styles in use; it is perfectly possible to end up with a judo master facing a kickboxer.****The actual gameplay is simple enough. You have various basic moves, combos, holds, and so on. The complications come in the form of the huge list of moves, featuring many different styles. Hit your opponent until he gets knocked out, or force him to tap out early.****There are multiple game modes included. Among them are a survival mode, that has you face a string of enemies with minimal recovery, and career mode, which allows you to customize and improve your fighting style as you win fights.&lt;/story&gt; &lt;/game&gt;</text:p>
          </table:table-cell>
        </table:table-row>
        <table:table-row table:style-name="ro1">
          <table:table-cell office:value-type="string">
            <text:p>Under Defeat (Japan)</text:p>
          </table:table-cell>
          <table:table-cell office:value-type="float" office:value="2006">
            <text:p>2006</text:p>
          </table:table-cell>
          <table:table-cell office:value-type="string">
            <text:p>ESRB - E (Everyone)</text:p>
          </table:table-cell>
          <table:table-cell office:value-type="string">
            <text:p>Under Defeat </text:p>
          </table:table-cell>
          <table:table-cell office:value-type="string">
            <text:p>Grev Ltd.</text:p>
          </table:table-cell>
          <table:table-cell office:value-type="string">
            <text:p>G.rev Ltd.</text:p>
          </table:table-cell>
          <table:table-cell office:value-type="string">
            <text:p>Shoot-'Em-Up</text:p>
          </table:table-cell>
          <table:table-cell office:value-type="string">
            <text:p>4.4</text:p>
          </table:table-cell>
          <table:table-cell office:value-type="string">
            <text:p>1-2 Players</text:p>
          </table:table-cell>
          <table:table-cell office:value-type="string">
            <text:p>Under Defeat is a top-down vertical shooter originally released for Naomi arcade machines, and later "ported" to Dreamcast as one of the last games to be released on the system. The game is set in an alternative universe's World War II, where the players pilot the newest machines of war - prototype helicopters. While the gameplay is fairly typical for a vertical shooters, Under Defeat innovates by allowing players to tilt their vehicles slightly left and right, changing the angle of their fire.**The game was available in two different editions - a regular version, and a collector's edition pack that included a soundtrack CD. Unlike most Dreamcast games which traditionally shipped in a jewel case, both versions of Under Defeat came in a DVD-sized keep case.</text:p>
          </table:table-cell>
          <table:table-cell table:formula="of:=CONCATENATE(&quot;&lt;game name=&quot;;CHAR(34);[.A309];CHAR(34);&quot;&gt; &lt;year&gt;&quot;;[.B309];&quot;&lt;/year&gt; &lt;rating&gt;&quot;;[.C309];&quot;&lt;/rating&gt; &lt;title&gt;&quot;;[.D309];&quot;&lt;/title&gt; &lt;pub&gt;&quot;;[.E309];&quot;&lt;/pub&gt; &lt;dev&gt;&quot;;[.F309];&quot;&lt;/dev&gt; &lt;genre&gt;&quot;;[.G309];&quot;&lt;/genre&gt; &lt;score&gt;&quot;;[.H309];&quot;&lt;/score&gt; &lt;player&gt;&quot;;[.I309];&quot;&lt;/player&gt; &lt;story&gt;&quot;;[.J309];&quot;&lt;/story&gt; &lt;/game&gt;&quot;)" office:value-type="string" office:string-value="&lt;game name=&quot;Under Defeat (Japan)&quot;&gt; &lt;year&gt;2006&lt;/year&gt; &lt;rating&gt;ESRB - E (Everyone)&lt;/rating&gt; &lt;title&gt;Under Defeat &lt;/title&gt; &lt;pub&gt;Grev Ltd.&lt;/pub&gt; &lt;dev&gt;G.rev Ltd.&lt;/dev&gt; &lt;genre&gt;Shoot-'Em-Up&lt;/genre&gt; &lt;score&gt;4.4&lt;/score&gt; &lt;player&gt;1-2 Players&lt;/player&gt; &lt;story&gt;Under Defeat is a top-down vertical shooter originally released for Naomi arcade machines, and later &quot;ported&quot; to Dreamcast as one of the last games to be released on the system. The game is set in an alternative universe's World War II, where the players pilot the newest machines of war - prototype helicopters. While the gameplay is fairly typical for a vertical shooters, Under Defeat innovates by allowing players to tilt their vehicles slightly left and right, changing the angle of their fire.**The game was available in two different editions - a regular version, and a collector's edition pack that included a soundtrack CD. Unlike most Dreamcast games which traditionally shipped in a jewel case, both versions of Under Defeat came in a DVD-sized keep case.&lt;/story&gt; &lt;/game&gt;">
            <text:p>&lt;game name="Under Defeat (Japan)"&gt; &lt;year&gt;2006&lt;/year&gt; &lt;rating&gt;ESRB - E (Everyone)&lt;/rating&gt; &lt;title&gt;Under Defeat &lt;/title&gt; &lt;pub&gt;Grev Ltd.&lt;/pub&gt; &lt;dev&gt;G.rev Ltd.&lt;/dev&gt; &lt;genre&gt;Shoot-'Em-Up&lt;/genre&gt; &lt;score&gt;4.4&lt;/score&gt; &lt;player&gt;1-2 Players&lt;/player&gt; &lt;story&gt;Under Defeat is a top-down vertical shooter originally released for Naomi arcade machines, and later "ported" to Dreamcast as one of the last games to be released on the system. The game is set in an alternative universe's World War II, where the players pilot the newest machines of war - prototype helicopters. While the gameplay is fairly typical for a vertical shooters, Under Defeat innovates by allowing players to tilt their vehicles slightly left and right, changing the angle of their fire.**The game was available in two different editions - a regular version, and a collector's edition pack that included a soundtrack CD. Unlike most Dreamcast games which traditionally shipped in a jewel case, both versions of Under Defeat came in a DVD-sized keep case.&lt;/story&gt; &lt;/game&gt;</text:p>
          </table:table-cell>
        </table:table-row>
        <table:table-row table:style-name="ro1">
          <table:table-cell office:value-type="string">
            <text:p>San Francisco Rush 2049 (USA)</text:p>
          </table:table-cell>
          <table:table-cell office:value-type="float" office:value="2000">
            <text:p>2000</text:p>
          </table:table-cell>
          <table:table-cell office:value-type="string">
            <text:p>ESRB - E (Everyone)</text:p>
          </table:table-cell>
          <table:table-cell office:value-type="string">
            <text:p>San Francisco Rush 2049 </text:p>
          </table:table-cell>
          <table:table-cell office:value-type="string">
            <text:p>Midway</text:p>
          </table:table-cell>
          <table:table-cell office:value-type="string">
            <text:p>Atari Games Corporation</text:p>
          </table:table-cell>
          <table:table-cell office:value-type="string">
            <text:p>Driving</text:p>
          </table:table-cell>
          <table:table-cell office:value-type="string">
            <text:p>3.5</text:p>
          </table:table-cell>
          <table:table-cell office:value-type="string">
            <text:p>1-4 Players</text:p>
          </table:table-cell>
          <table:table-cell office:value-type="string">
            <text:p>Unlike the previous San Francisco Rush titles, this racing game is set in the future. The same rules apply though, get to the finish before everyone else while avoiding massive crashes and taking as many shortcuts as possible.****Along with the usual race style, you now have the ability to fly, allowing you even more speed, stunts and shortcuts to the finish line. While the tracks themselves include moving ramps and switches to other shortcuts.****Modes include time trials, stunt mode including unique track designs to get the most out of your stunts, and a four player 'Battlematch' mode that adds weapons to the action.</text:p>
          </table:table-cell>
          <table:table-cell table:formula="of:=CONCATENATE(&quot;&lt;game name=&quot;;CHAR(34);[.A310];CHAR(34);&quot;&gt; &lt;year&gt;&quot;;[.B310];&quot;&lt;/year&gt; &lt;rating&gt;&quot;;[.C310];&quot;&lt;/rating&gt; &lt;title&gt;&quot;;[.D310];&quot;&lt;/title&gt; &lt;pub&gt;&quot;;[.E310];&quot;&lt;/pub&gt; &lt;dev&gt;&quot;;[.F310];&quot;&lt;/dev&gt; &lt;genre&gt;&quot;;[.G310];&quot;&lt;/genre&gt; &lt;score&gt;&quot;;[.H310];&quot;&lt;/score&gt; &lt;player&gt;&quot;;[.I310];&quot;&lt;/player&gt; &lt;story&gt;&quot;;[.J310];&quot;&lt;/story&gt; &lt;/game&gt;&quot;)" office:value-type="string" office:string-value="&lt;game name=&quot;San Francisco Rush 2049 (USA)&quot;&gt; &lt;year&gt;2000&lt;/year&gt; &lt;rating&gt;ESRB - E (Everyone)&lt;/rating&gt; &lt;title&gt;San Francisco Rush 2049 &lt;/title&gt; &lt;pub&gt;Midway&lt;/pub&gt; &lt;dev&gt;Atari Games Corporation&lt;/dev&gt; &lt;genre&gt;Driving&lt;/genre&gt; &lt;score&gt;3.5&lt;/score&gt; &lt;player&gt;1-4 Players&lt;/player&gt; &lt;story&gt;Unlike the previous San Francisco Rush titles, this racing game is set in the future. The same rules apply though, get to the finish before everyone else while avoiding massive crashes and taking as many shortcuts as possible.****Along with the usual race style, you now have the ability to fly, allowing you even more speed, stunts and shortcuts to the finish line. While the tracks themselves include moving ramps and switches to other shortcuts.****Modes include time trials, stunt mode including unique track designs to get the most out of your stunts, and a four player 'Battlematch' mode that adds weapons to the action.&lt;/story&gt; &lt;/game&gt;">
            <text:p>&lt;game name="San Francisco Rush 2049 (USA)"&gt; &lt;year&gt;2000&lt;/year&gt; &lt;rating&gt;ESRB - E (Everyone)&lt;/rating&gt; &lt;title&gt;San Francisco Rush 2049 &lt;/title&gt; &lt;pub&gt;Midway&lt;/pub&gt; &lt;dev&gt;Atari Games Corporation&lt;/dev&gt; &lt;genre&gt;Driving&lt;/genre&gt; &lt;score&gt;3.5&lt;/score&gt; &lt;player&gt;1-4 Players&lt;/player&gt; &lt;story&gt;Unlike the previous San Francisco Rush titles, this racing game is set in the future. The same rules apply though, get to the finish before everyone else while avoiding massive crashes and taking as many shortcuts as possible.****Along with the usual race style, you now have the ability to fly, allowing you even more speed, stunts and shortcuts to the finish line. While the tracks themselves include moving ramps and switches to other shortcuts.****Modes include time trials, stunt mode including unique track designs to get the most out of your stunts, and a four player 'Battlematch' mode that adds weapons to the action.&lt;/story&gt; &lt;/game&gt;</text:p>
          </table:table-cell>
        </table:table-row>
        <table:table-row table:style-name="ro1">
          <table:table-cell office:value-type="string">
            <text:p>Unreal Tournament (USA)</text:p>
          </table:table-cell>
          <table:table-cell office:value-type="float" office:value="2001">
            <text:p>2001</text:p>
          </table:table-cell>
          <table:table-cell office:value-type="string">
            <text:p>ESRB - M (Mature)</text:p>
          </table:table-cell>
          <table:table-cell office:value-type="string">
            <text:p>Unreal Tournament </text:p>
          </table:table-cell>
          <table:table-cell office:value-type="string">
            <text:p>Infogrames</text:p>
          </table:table-cell>
          <table:table-cell office:value-type="string">
            <text:p>Epic Games, Inc.</text:p>
          </table:table-cell>
          <table:table-cell office:value-type="string">
            <text:p>Shooter</text:p>
          </table:table-cell>
          <table:table-cell office:value-type="string">
            <text:p>3.2</text:p>
          </table:table-cell>
          <table:table-cell office:value-type="string">
            <text:p>1-4 Players</text:p>
          </table:table-cell>
          <table:table-cell office:value-type="string">
            <text:p>Unreal Tournament is completely different to Unreal - it's now mainly based on multiplayer, like Quake 3. ****At the beginning, you have to play classic deathmatch rounds. After you have successfully won some of them, a new game mode becomes available, domination. In domination there are about 3 or 4 different areas scattered around the map to be controlled by your team. For a certain amount of seconds you control one area, a point is added to your score. The more areas you control, the faster your team's score rises. When you or the other team reaches a certain score, the game is over. The 3rd mode is called capture the flag, every team has a flag to defend and tries to capture the other team's flag to score a point. ****The 4th game mode is probably the most innovative one, it's called assault. These are real missions, like you have to attack an enemy base and destroy something in it. Again, there are two teams, the defenders and the attackers. You have to complete the mission in a certain time, like 5 or 10 minutes. If you were successful, your team has to defend this time and the other team attacks. But the attacking team now only has as much time as you needed to attack.****All these modes are either playable in single or multiplayer mode. If playing alone, you have a large menu with orders you can give your bots. <text:s/>Also, all weapons were redesigned, and some new ones are added.</text:p>
          </table:table-cell>
          <table:table-cell table:formula="of:=CONCATENATE(&quot;&lt;game name=&quot;;CHAR(34);[.A311];CHAR(34);&quot;&gt; &lt;year&gt;&quot;;[.B311];&quot;&lt;/year&gt; &lt;rating&gt;&quot;;[.C311];&quot;&lt;/rating&gt; &lt;title&gt;&quot;;[.D311];&quot;&lt;/title&gt; &lt;pub&gt;&quot;;[.E311];&quot;&lt;/pub&gt; &lt;dev&gt;&quot;;[.F311];&quot;&lt;/dev&gt; &lt;genre&gt;&quot;;[.G311];&quot;&lt;/genre&gt; &lt;score&gt;&quot;;[.H311];&quot;&lt;/score&gt; &lt;player&gt;&quot;;[.I311];&quot;&lt;/player&gt; &lt;story&gt;&quot;;[.J311];&quot;&lt;/story&gt; &lt;/game&gt;&quot;)" office:value-type="string" office:string-value="&lt;game name=&quot;Unreal Tournament (USA)&quot;&gt; &lt;year&gt;2001&lt;/year&gt; &lt;rating&gt;ESRB - M (Mature)&lt;/rating&gt; &lt;title&gt;Unreal Tournament &lt;/title&gt; &lt;pub&gt;Infogrames&lt;/pub&gt; &lt;dev&gt;Epic Games, Inc.&lt;/dev&gt; &lt;genre&gt;Shooter&lt;/genre&gt; &lt;score&gt;3.2&lt;/score&gt; &lt;player&gt;1-4 Players&lt;/player&gt; &lt;story&gt;Unreal Tournament is completely different to Unreal - it's now mainly based on multiplayer, like Quake 3. ****At the beginning, you have to play classic deathmatch rounds. After you have successfully won some of them, a new game mode becomes available, domination. In domination there are about 3 or 4 different areas scattered around the map to be controlled by your team. For a certain amount of seconds you control one area, a point is added to your score. The more areas you control, the faster your team's score rises. When you or the other team reaches a certain score, the game is over. The 3rd mode is called capture the flag, every team has a flag to defend and tries to capture the other team's flag to score a point. ****The 4th game mode is probably the most innovative one, it's called assault. These are real missions, like you have to attack an enemy base and destroy something in it. Again, there are two teams, the defenders and the attackers. You have to complete the mission in a certain time, like 5 or 10 minutes. If you were successful, your team has to defend this time and the other team attacks. But the attacking team now only has as much time as you needed to attack.****All these modes are either playable in single or multiplayer mode. If playing alone, you have a large menu with orders you can give your bots.  Also, all weapons were redesigned, and some new ones are added.&lt;/story&gt; &lt;/game&gt;">
            <text:p>&lt;game name="Unreal Tournament (USA)"&gt; &lt;year&gt;2001&lt;/year&gt; &lt;rating&gt;ESRB - M (Mature)&lt;/rating&gt; &lt;title&gt;Unreal Tournament &lt;/title&gt; &lt;pub&gt;Infogrames&lt;/pub&gt; &lt;dev&gt;Epic Games, Inc.&lt;/dev&gt; &lt;genre&gt;Shooter&lt;/genre&gt; &lt;score&gt;3.2&lt;/score&gt; &lt;player&gt;1-4 Players&lt;/player&gt; &lt;story&gt;Unreal Tournament is completely different to Unreal - it's now mainly based on multiplayer, like Quake 3. ****At the beginning, you have to play classic deathmatch rounds. After you have successfully won some of them, a new game mode becomes available, domination. In domination there are about 3 or 4 different areas scattered around the map to be controlled by your team. For a certain amount of seconds you control one area, a point is added to your score. The more areas you control, the faster your team's score rises. When you or the other team reaches a certain score, the game is over. The 3rd mode is called capture the flag, every team has a flag to defend and tries to capture the other team's flag to score a point. ****The 4th game mode is probably the most innovative one, it's called assault. These are real missions, like you have to attack an enemy base and destroy something in it. Again, there are two teams, the defenders and the attackers. You have to complete the mission in a certain time, like 5 or 10 minutes. If you were successful, your team has to defend this time and the other team attacks. But the attacking team now only has as much time as you needed to attack.****All these modes are either playable in single or multiplayer mode. If playing alone, you have a large menu with orders you can give your bots. <text:s/>Also, all weapons were redesigned, and some new ones are added.&lt;/story&gt; &lt;/game&gt;</text:p>
          </table:table-cell>
        </table:table-row>
        <table:table-row table:style-name="ro1">
          <table:table-cell office:value-type="string">
            <text:p>Vampire Chronicle for Matching Service (Japan)</text:p>
          </table:table-cell>
          <table:table-cell office:value-type="float" office:value="2000">
            <text:p>2000</text:p>
          </table:table-cell>
          <table:table-cell office:value-type="string">
            <text:p>ESRB - T (Teen)</text:p>
          </table:table-cell>
          <table:table-cell office:value-type="string">
            <text:p>Vampire Chronicle for Matching Service </text:p>
          </table:table-cell>
          <table:table-cell office:value-type="string">
            <text:p>Capcom</text:p>
          </table:table-cell>
          <table:table-cell office:value-type="string">
            <text:p>Capcom Co., Ltd.</text:p>
          </table:table-cell>
          <table:table-cell office:value-type="string">
            <text:p>Fighter</text:p>
          </table:table-cell>
          <table:table-cell office:value-type="string">
            <text:p>4.3</text:p>
          </table:table-cell>
          <table:table-cell office:value-type="string">
            <text:p>1-2 Players</text:p>
          </table:table-cell>
          <table:table-cell office:value-type="string">
            <text:p>Vampire Chronicle For Matching Service is a 2D beat' em up game from Capcom in the same style as the classic Street Fighter series.****It uses the CPS-2 system (the same as Street Fighter Alpha series, which makes gameplay of these two titles very similar).****Vampire Chronicle is, in fact, a collection of all 18 characters and 4 different play modes available in the whole Vampire (Darkstalkers) series.****The originality of this game lies on the possibility of controlling monsters and supernatural creatures, such as vampires, werewolves, demons, zombies and mummies, instead of regular boxers or kung-fu and karate fighters.</text:p>
          </table:table-cell>
          <table:table-cell table:formula="of:=CONCATENATE(&quot;&lt;game name=&quot;;CHAR(34);[.A312];CHAR(34);&quot;&gt; &lt;year&gt;&quot;;[.B312];&quot;&lt;/year&gt; &lt;rating&gt;&quot;;[.C312];&quot;&lt;/rating&gt; &lt;title&gt;&quot;;[.D312];&quot;&lt;/title&gt; &lt;pub&gt;&quot;;[.E312];&quot;&lt;/pub&gt; &lt;dev&gt;&quot;;[.F312];&quot;&lt;/dev&gt; &lt;genre&gt;&quot;;[.G312];&quot;&lt;/genre&gt; &lt;score&gt;&quot;;[.H312];&quot;&lt;/score&gt; &lt;player&gt;&quot;;[.I312];&quot;&lt;/player&gt; &lt;story&gt;&quot;;[.J312];&quot;&lt;/story&gt; &lt;/game&gt;&quot;)" office:value-type="string" office:string-value="&lt;game name=&quot;Vampire Chronicle for Matching Service (Japan)&quot;&gt; &lt;year&gt;2000&lt;/year&gt; &lt;rating&gt;ESRB - T (Teen)&lt;/rating&gt; &lt;title&gt;Vampire Chronicle for Matching Service &lt;/title&gt; &lt;pub&gt;Capcom&lt;/pub&gt; &lt;dev&gt;Capcom Co., Ltd.&lt;/dev&gt; &lt;genre&gt;Fighter&lt;/genre&gt; &lt;score&gt;4.3&lt;/score&gt; &lt;player&gt;1-2 Players&lt;/player&gt; &lt;story&gt;Vampire Chronicle For Matching Service is a 2D beat' em up game from Capcom in the same style as the classic Street Fighter series.****It uses the CPS-2 system (the same as Street Fighter Alpha series, which makes gameplay of these two titles very similar).****Vampire Chronicle is, in fact, a collection of all 18 characters and 4 different play modes available in the whole Vampire (Darkstalkers) series.****The originality of this game lies on the possibility of controlling monsters and supernatural creatures, such as vampires, werewolves, demons, zombies and mummies, instead of regular boxers or kung-fu and karate fighters.&lt;/story&gt; &lt;/game&gt;">
            <text:p>&lt;game name="Vampire Chronicle for Matching Service (Japan)"&gt; &lt;year&gt;2000&lt;/year&gt; &lt;rating&gt;ESRB - T (Teen)&lt;/rating&gt; &lt;title&gt;Vampire Chronicle for Matching Service &lt;/title&gt; &lt;pub&gt;Capcom&lt;/pub&gt; &lt;dev&gt;Capcom Co., Ltd.&lt;/dev&gt; &lt;genre&gt;Fighter&lt;/genre&gt; &lt;score&gt;4.3&lt;/score&gt; &lt;player&gt;1-2 Players&lt;/player&gt; &lt;story&gt;Vampire Chronicle For Matching Service is a 2D beat' em up game from Capcom in the same style as the classic Street Fighter series.****It uses the CPS-2 system (the same as Street Fighter Alpha series, which makes gameplay of these two titles very similar).****Vampire Chronicle is, in fact, a collection of all 18 characters and 4 different play modes available in the whole Vampire (Darkstalkers) series.****The originality of this game lies on the possibility of controlling monsters and supernatural creatures, such as vampires, werewolves, demons, zombies and mummies, instead of regular boxers or kung-fu and karate fighters.&lt;/story&gt; &lt;/game&gt;</text:p>
          </table:table-cell>
        </table:table-row>
        <table:table-row table:style-name="ro1">
          <table:table-cell office:value-type="string">
            <text:p>Vanishing Point (USA)</text:p>
          </table:table-cell>
          <table:table-cell office:value-type="float" office:value="2000">
            <text:p>2000</text:p>
          </table:table-cell>
          <table:table-cell office:value-type="string">
            <text:p>ESRB - E (Everyone)</text:p>
          </table:table-cell>
          <table:table-cell office:value-type="string">
            <text:p>Vanishing Point </text:p>
          </table:table-cell>
          <table:table-cell office:value-type="string">
            <text:p>Acclaim</text:p>
          </table:table-cell>
          <table:table-cell office:value-type="string">
            <text:p>Clockwork Games Limited</text:p>
          </table:table-cell>
          <table:table-cell office:value-type="string">
            <text:p>Driving</text:p>
          </table:table-cell>
          <table:table-cell office:value-type="string">
            <text:p>3.7</text:p>
          </table:table-cell>
          <table:table-cell office:value-type="string">
            <text:p>1-2 Players</text:p>
          </table:table-cell>
          <table:table-cell office:value-type="string">
            <text:p>Vanishing Point is an arcade style racer featuring real cars and road course style tracks. <text:s/>The main difference between Vanishing Point and countless other racers is that you are never racing directly against other cars, but rather are racing against the clock. <text:s/>Your position at the end of the race depends solely on your time, not on your finishing position relative to other cars. What's more, there are loads of computer controlled cars that are there simply to slow you down.****The standard racing game modes are here: <text:s/>Tournament, Time Trial, and Single Race. <text:s/>One unique feature, however, is the stunt competition. <text:s/>You can compete in a series of events that test various driving skills in timed events. <text:s/>Some example events are the long jump and the slalom.****The selection of cars is quite diverse. <text:s/>You can race vehicles that range from low performance, like a VW Microbus, to high performance, like a Dodge Viper.</text:p>
          </table:table-cell>
          <table:table-cell table:formula="of:=CONCATENATE(&quot;&lt;game name=&quot;;CHAR(34);[.A313];CHAR(34);&quot;&gt; &lt;year&gt;&quot;;[.B313];&quot;&lt;/year&gt; &lt;rating&gt;&quot;;[.C313];&quot;&lt;/rating&gt; &lt;title&gt;&quot;;[.D313];&quot;&lt;/title&gt; &lt;pub&gt;&quot;;[.E313];&quot;&lt;/pub&gt; &lt;dev&gt;&quot;;[.F313];&quot;&lt;/dev&gt; &lt;genre&gt;&quot;;[.G313];&quot;&lt;/genre&gt; &lt;score&gt;&quot;;[.H313];&quot;&lt;/score&gt; &lt;player&gt;&quot;;[.I313];&quot;&lt;/player&gt; &lt;story&gt;&quot;;[.J313];&quot;&lt;/story&gt; &lt;/game&gt;&quot;)" office:value-type="string" office:string-value="&lt;game name=&quot;Vanishing Point (USA)&quot;&gt; &lt;year&gt;2000&lt;/year&gt; &lt;rating&gt;ESRB - E (Everyone)&lt;/rating&gt; &lt;title&gt;Vanishing Point &lt;/title&gt; &lt;pub&gt;Acclaim&lt;/pub&gt; &lt;dev&gt;Clockwork Games Limited&lt;/dev&gt; &lt;genre&gt;Driving&lt;/genre&gt; &lt;score&gt;3.7&lt;/score&gt; &lt;player&gt;1-2 Players&lt;/player&gt; &lt;story&gt;Vanishing Point is an arcade style racer featuring real cars and road course style tracks.  The main difference between Vanishing Point and countless other racers is that you are never racing directly against other cars, but rather are racing against the clock.  Your position at the end of the race depends solely on your time, not on your finishing position relative to other cars. What's more, there are loads of computer controlled cars that are there simply to slow you down.****The standard racing game modes are here:  Tournament, Time Trial, and Single Race.  One unique feature, however, is the stunt competition.  You can compete in a series of events that test various driving skills in timed events.  Some example events are the long jump and the slalom.****The selection of cars is quite diverse.  You can race vehicles that range from low performance, like a VW Microbus, to high performance, like a Dodge Viper.&lt;/story&gt; &lt;/game&gt;">
            <text:p>&lt;game name="Vanishing Point (USA)"&gt; &lt;year&gt;2000&lt;/year&gt; &lt;rating&gt;ESRB - E (Everyone)&lt;/rating&gt; &lt;title&gt;Vanishing Point &lt;/title&gt; &lt;pub&gt;Acclaim&lt;/pub&gt; &lt;dev&gt;Clockwork Games Limited&lt;/dev&gt; &lt;genre&gt;Driving&lt;/genre&gt; &lt;score&gt;3.7&lt;/score&gt; &lt;player&gt;1-2 Players&lt;/player&gt; &lt;story&gt;Vanishing Point is an arcade style racer featuring real cars and road course style tracks. <text:s/>The main difference between Vanishing Point and countless other racers is that you are never racing directly against other cars, but rather are racing against the clock. <text:s/>Your position at the end of the race depends solely on your time, not on your finishing position relative to other cars. What's more, there are loads of computer controlled cars that are there simply to slow you down.****The standard racing game modes are here: <text:s/>Tournament, Time Trial, and Single Race. <text:s/>One unique feature, however, is the stunt competition. <text:s/>You can compete in a series of events that test various driving skills in timed events. <text:s/>Some example events are the long jump and the slalom.****The selection of cars is quite diverse. <text:s/>You can race vehicles that range from low performance, like a VW Microbus, to high performance, like a Dodge Viper.&lt;/story&gt; &lt;/game&gt;</text:p>
          </table:table-cell>
        </table:table-row>
        <table:table-row table:style-name="ro1">
          <table:table-cell office:value-type="string">
            <text:p>Ikaruga (Japan)</text:p>
          </table:table-cell>
          <table:table-cell office:value-type="float" office:value="2002">
            <text:p>2002</text:p>
          </table:table-cell>
          <table:table-cell office:value-type="string">
            <text:p>ESRB - E (Everyone)</text:p>
          </table:table-cell>
          <table:table-cell office:value-type="string">
            <text:p>Ikaruga </text:p>
          </table:table-cell>
          <table:table-cell office:value-type="string">
            <text:p>ESP Software</text:p>
          </table:table-cell>
          <table:table-cell office:value-type="string">
            <text:p>Treasure Co., Ltd.</text:p>
          </table:table-cell>
          <table:table-cell office:value-type="string">
            <text:p>Shoot-'Em-Up</text:p>
          </table:table-cell>
          <table:table-cell office:value-type="string">
            <text:p>4.0</text:p>
          </table:table-cell>
          <table:table-cell office:value-type="string">
            <text:p>1-2 Players</text:p>
          </table:table-cell>
          <table:table-cell office:value-type="string">
            <text:p>Vertical shoot-em-up ported from the Naomi Arcade version. Ikaruga is more or less a sequel to Radiant Silvergun by Treasure, on the Sega Saturn.****Based on a two-colors system, the player has to switch between the black &amp; white sides of his ship during gameplay.**The black side is immune to black enemy bullets which it consider as bonus, and dies on impact with a white enemy bullets. Your own black bullets damages white enemies twice as more as white bullets. And vice-versa for the white side. Those properties makes a balance between protecting yourself well and killing enemies fast. ****This aspect, combined with specific enemy patterns and a combo system makes Ikaruga an original shoot-em-up with a dose of strategy.</text:p>
          </table:table-cell>
          <table:table-cell table:formula="of:=CONCATENATE(&quot;&lt;game name=&quot;;CHAR(34);[.A314];CHAR(34);&quot;&gt; &lt;year&gt;&quot;;[.B314];&quot;&lt;/year&gt; &lt;rating&gt;&quot;;[.C314];&quot;&lt;/rating&gt; &lt;title&gt;&quot;;[.D314];&quot;&lt;/title&gt; &lt;pub&gt;&quot;;[.E314];&quot;&lt;/pub&gt; &lt;dev&gt;&quot;;[.F314];&quot;&lt;/dev&gt; &lt;genre&gt;&quot;;[.G314];&quot;&lt;/genre&gt; &lt;score&gt;&quot;;[.H314];&quot;&lt;/score&gt; &lt;player&gt;&quot;;[.I314];&quot;&lt;/player&gt; &lt;story&gt;&quot;;[.J314];&quot;&lt;/story&gt; &lt;/game&gt;&quot;)" office:value-type="string" office:string-value="&lt;game name=&quot;Ikaruga (Japan)&quot;&gt; &lt;year&gt;2002&lt;/year&gt; &lt;rating&gt;ESRB - E (Everyone)&lt;/rating&gt; &lt;title&gt;Ikaruga &lt;/title&gt; &lt;pub&gt;ESP Software&lt;/pub&gt; &lt;dev&gt;Treasure Co., Ltd.&lt;/dev&gt; &lt;genre&gt;Shoot-'Em-Up&lt;/genre&gt; &lt;score&gt;4.0&lt;/score&gt; &lt;player&gt;1-2 Players&lt;/player&gt; &lt;story&gt;Vertical shoot-em-up ported from the Naomi Arcade version. Ikaruga is more or less a sequel to Radiant Silvergun by Treasure, on the Sega Saturn.****Based on a two-colors system, the player has to switch between the black &amp; white sides of his ship during gameplay.**The black side is immune to black enemy bullets which it consider as bonus, and dies on impact with a white enemy bullets. Your own black bullets damages white enemies twice as more as white bullets. And vice-versa for the white side. Those properties makes a balance between protecting yourself well and killing enemies fast. ****This aspect, combined with specific enemy patterns and a combo system makes Ikaruga an original shoot-em-up with a dose of strategy.&lt;/story&gt; &lt;/game&gt;">
            <text:p>&lt;game name="Ikaruga (Japan)"&gt; &lt;year&gt;2002&lt;/year&gt; &lt;rating&gt;ESRB - E (Everyone)&lt;/rating&gt; &lt;title&gt;Ikaruga &lt;/title&gt; &lt;pub&gt;ESP Software&lt;/pub&gt; &lt;dev&gt;Treasure Co., Ltd.&lt;/dev&gt; &lt;genre&gt;Shoot-'Em-Up&lt;/genre&gt; &lt;score&gt;4.0&lt;/score&gt; &lt;player&gt;1-2 Players&lt;/player&gt; &lt;story&gt;Vertical shoot-em-up ported from the Naomi Arcade version. Ikaruga is more or less a sequel to Radiant Silvergun by Treasure, on the Sega Saturn.****Based on a two-colors system, the player has to switch between the black &amp; white sides of his ship during gameplay.**The black side is immune to black enemy bullets which it consider as bonus, and dies on impact with a white enemy bullets. Your own black bullets damages white enemies twice as more as white bullets. And vice-versa for the white side. Those properties makes a balance between protecting yourself well and killing enemies fast. ****This aspect, combined with specific enemy patterns and a combo system makes Ikaruga an original shoot-em-up with a dose of strategy.&lt;/story&gt; &lt;/game&gt;</text:p>
          </table:table-cell>
        </table:table-row>
        <table:table-row table:style-name="ro1">
          <table:table-cell office:value-type="string">
            <text:p>Virtua Athlete 2000 (USA)</text:p>
          </table:table-cell>
          <table:table-cell office:value-type="float" office:value="2001">
            <text:p>2001</text:p>
          </table:table-cell>
          <table:table-cell office:value-type="string">
            <text:p>ESRB - E (Everyone)</text:p>
          </table:table-cell>
          <table:table-cell office:value-type="string">
            <text:p>Virtua Athlete 2000 </text:p>
          </table:table-cell>
          <table:table-cell office:value-type="string">
            <text:p>Agetec Inc.</text:p>
          </table:table-cell>
          <table:table-cell office:value-type="string">
            <text:p>Hitmaker</text:p>
          </table:table-cell>
          <table:table-cell office:value-type="string">
            <text:p>Olympic/Sports</text:p>
          </table:table-cell>
          <table:table-cell office:value-type="string">
            <text:p>4.4</text:p>
          </table:table-cell>
          <table:table-cell office:value-type="string">
            <text:p>1-4 Players</text:p>
          </table:table-cell>
          <table:table-cell office:value-type="string">
            <text:p>Virtua Athlete 2K was SEGA's contribution to the list of track &amp; field based games released to tie-in with the Sydney 2000 summer Olympic games. The game itself is presented as a 3D sports simulation where the ability to repeatedly mash your pad buttons is essential if you want to take home the gold. ****The game features seven events in which you must demonstrate that you are the best. The 100-meter dash, long jump, shot put, high jump, 110-meter hurdles, javelin throw, and 1500-meter run are all that stand between you and gold medal glory.****There is a choice of 10 athletes to compete with however a character editor is available to personalise the name, face and clothing of your chosen competitor. ****Virtua Athlete 2K also supports simultaneous four-player participation and a now defunct on-line internet leader board.</text:p>
          </table:table-cell>
          <table:table-cell table:formula="of:=CONCATENATE(&quot;&lt;game name=&quot;;CHAR(34);[.A315];CHAR(34);&quot;&gt; &lt;year&gt;&quot;;[.B315];&quot;&lt;/year&gt; &lt;rating&gt;&quot;;[.C315];&quot;&lt;/rating&gt; &lt;title&gt;&quot;;[.D315];&quot;&lt;/title&gt; &lt;pub&gt;&quot;;[.E315];&quot;&lt;/pub&gt; &lt;dev&gt;&quot;;[.F315];&quot;&lt;/dev&gt; &lt;genre&gt;&quot;;[.G315];&quot;&lt;/genre&gt; &lt;score&gt;&quot;;[.H315];&quot;&lt;/score&gt; &lt;player&gt;&quot;;[.I315];&quot;&lt;/player&gt; &lt;story&gt;&quot;;[.J315];&quot;&lt;/story&gt; &lt;/game&gt;&quot;)" office:value-type="string" office:string-value="&lt;game name=&quot;Virtua Athlete 2000 (USA)&quot;&gt; &lt;year&gt;2001&lt;/year&gt; &lt;rating&gt;ESRB - E (Everyone)&lt;/rating&gt; &lt;title&gt;Virtua Athlete 2000 &lt;/title&gt; &lt;pub&gt;Agetec Inc.&lt;/pub&gt; &lt;dev&gt;Hitmaker&lt;/dev&gt; &lt;genre&gt;Olympic/Sports&lt;/genre&gt; &lt;score&gt;4.4&lt;/score&gt; &lt;player&gt;1-4 Players&lt;/player&gt; &lt;story&gt;Virtua Athlete 2K was SEGA's contribution to the list of track &amp; field based games released to tie-in with the Sydney 2000 summer Olympic games. The game itself is presented as a 3D sports simulation where the ability to repeatedly mash your pad buttons is essential if you want to take home the gold. ****The game features seven events in which you must demonstrate that you are the best. The 100-meter dash, long jump, shot put, high jump, 110-meter hurdles, javelin throw, and 1500-meter run are all that stand between you and gold medal glory.****There is a choice of 10 athletes to compete with however a character editor is available to personalise the name, face and clothing of your chosen competitor. ****Virtua Athlete 2K also supports simultaneous four-player participation and a now defunct on-line internet leader board.&lt;/story&gt; &lt;/game&gt;">
            <text:p>&lt;game name="Virtua Athlete 2000 (USA)"&gt; &lt;year&gt;2001&lt;/year&gt; &lt;rating&gt;ESRB - E (Everyone)&lt;/rating&gt; &lt;title&gt;Virtua Athlete 2000 &lt;/title&gt; &lt;pub&gt;Agetec Inc.&lt;/pub&gt; &lt;dev&gt;Hitmaker&lt;/dev&gt; &lt;genre&gt;Olympic/Sports&lt;/genre&gt; &lt;score&gt;4.4&lt;/score&gt; &lt;player&gt;1-4 Players&lt;/player&gt; &lt;story&gt;Virtua Athlete 2K was SEGA's contribution to the list of track &amp; field based games released to tie-in with the Sydney 2000 summer Olympic games. The game itself is presented as a 3D sports simulation where the ability to repeatedly mash your pad buttons is essential if you want to take home the gold. ****The game features seven events in which you must demonstrate that you are the best. The 100-meter dash, long jump, shot put, high jump, 110-meter hurdles, javelin throw, and 1500-meter run are all that stand between you and gold medal glory.****There is a choice of 10 athletes to compete with however a character editor is available to personalise the name, face and clothing of your chosen competitor. ****Virtua Athlete 2K also supports simultaneous four-player participation and a now defunct on-line internet leader board.&lt;/story&gt; &lt;/game&gt;</text:p>
          </table:table-cell>
        </table:table-row>
        <table:table-row table:style-name="ro1">
          <table:table-cell office:value-type="string">
            <text:p>Virtua Cop 2 (Japan)</text:p>
          </table:table-cell>
          <table:table-cell office:value-type="float" office:value="2000">
            <text:p>2000</text:p>
          </table:table-cell>
          <table:table-cell office:value-type="string">
            <text:p>ESRB - T (Teen)</text:p>
          </table:table-cell>
          <table:table-cell office:value-type="string">
            <text:p>Virtua Cop 2 </text:p>
          </table:table-cell>
          <table:table-cell office:value-type="string">
            <text:p>Sega</text:p>
          </table:table-cell>
          <table:table-cell office:value-type="string">
            <text:p>AM R&amp;D Dept. #2</text:p>
          </table:table-cell>
          <table:table-cell office:value-type="string">
            <text:p>Gun</text:p>
          </table:table-cell>
          <table:table-cell office:value-type="string">
            <text:p>3.3</text:p>
          </table:table-cell>
          <table:table-cell office:value-type="string">
            <text:p>1-2 Players</text:p>
          </table:table-cell>
          <table:table-cell office:value-type="string">
            <text:p>Virtua Cop 2 follows the same gameplay pattern of its predecessor. You are a police officer sent after criminals, from subways and a bank to aboard helicopters. The game moves you automatically, although you can find hiding places to shoot from a safe angle. Your main task is to aim and fire your weapon so as to take out the bad guys for points. Avoid the innocents, as shooting them costs you points. The enemies have tougher firepower than in the original.</text:p>
          </table:table-cell>
          <table:table-cell table:formula="of:=CONCATENATE(&quot;&lt;game name=&quot;;CHAR(34);[.A316];CHAR(34);&quot;&gt; &lt;year&gt;&quot;;[.B316];&quot;&lt;/year&gt; &lt;rating&gt;&quot;;[.C316];&quot;&lt;/rating&gt; &lt;title&gt;&quot;;[.D316];&quot;&lt;/title&gt; &lt;pub&gt;&quot;;[.E316];&quot;&lt;/pub&gt; &lt;dev&gt;&quot;;[.F316];&quot;&lt;/dev&gt; &lt;genre&gt;&quot;;[.G316];&quot;&lt;/genre&gt; &lt;score&gt;&quot;;[.H316];&quot;&lt;/score&gt; &lt;player&gt;&quot;;[.I316];&quot;&lt;/player&gt; &lt;story&gt;&quot;;[.J316];&quot;&lt;/story&gt; &lt;/game&gt;&quot;)" office:value-type="string" office:string-value="&lt;game name=&quot;Virtua Cop 2 (Japan)&quot;&gt; &lt;year&gt;2000&lt;/year&gt; &lt;rating&gt;ESRB - T (Teen)&lt;/rating&gt; &lt;title&gt;Virtua Cop 2 &lt;/title&gt; &lt;pub&gt;Sega&lt;/pub&gt; &lt;dev&gt;AM R&amp;D Dept. #2&lt;/dev&gt; &lt;genre&gt;Gun&lt;/genre&gt; &lt;score&gt;3.3&lt;/score&gt; &lt;player&gt;1-2 Players&lt;/player&gt; &lt;story&gt;Virtua Cop 2 follows the same gameplay pattern of its predecessor. You are a police officer sent after criminals, from subways and a bank to aboard helicopters. The game moves you automatically, although you can find hiding places to shoot from a safe angle. Your main task is to aim and fire your weapon so as to take out the bad guys for points. Avoid the innocents, as shooting them costs you points. The enemies have tougher firepower than in the original.&lt;/story&gt; &lt;/game&gt;">
            <text:p>&lt;game name="Virtua Cop 2 (Japan)"&gt; &lt;year&gt;2000&lt;/year&gt; &lt;rating&gt;ESRB - T (Teen)&lt;/rating&gt; &lt;title&gt;Virtua Cop 2 &lt;/title&gt; &lt;pub&gt;Sega&lt;/pub&gt; &lt;dev&gt;AM R&amp;D Dept. #2&lt;/dev&gt; &lt;genre&gt;Gun&lt;/genre&gt; &lt;score&gt;3.3&lt;/score&gt; &lt;player&gt;1-2 Players&lt;/player&gt; &lt;story&gt;Virtua Cop 2 follows the same gameplay pattern of its predecessor. You are a police officer sent after criminals, from subways and a bank to aboard helicopters. The game moves you automatically, although you can find hiding places to shoot from a safe angle. Your main task is to aim and fire your weapon so as to take out the bad guys for points. Avoid the innocents, as shooting them costs you points. The enemies have tougher firepower than in the original.&lt;/story&gt; &lt;/game&gt;</text:p>
          </table:table-cell>
        </table:table-row>
        <table:table-row table:style-name="ro1">
          <table:table-cell office:value-type="string">
            <text:p>Virtua Fighter 3tb (USA)</text:p>
          </table:table-cell>
          <table:table-cell office:value-type="float" office:value="1999">
            <text:p>1999</text:p>
          </table:table-cell>
          <table:table-cell office:value-type="string">
            <text:p>ESRB - T (Teen)</text:p>
          </table:table-cell>
          <table:table-cell office:value-type="string">
            <text:p>Virtua Fighter 3tb </text:p>
          </table:table-cell>
          <table:table-cell office:value-type="string">
            <text:p>Sega</text:p>
          </table:table-cell>
          <table:table-cell office:value-type="string">
            <text:p>SEGA-AM2 Co., LTD.</text:p>
          </table:table-cell>
          <table:table-cell office:value-type="string">
            <text:p>Fighter</text:p>
          </table:table-cell>
          <table:table-cell office:value-type="string">
            <text:p>3.9</text:p>
          </table:table-cell>
          <table:table-cell office:value-type="string">
            <text:p>1-2 Players</text:p>
          </table:table-cell>
          <table:table-cell office:value-type="string">
            <text:p>Virtua Fighter 3tb (Team Battle) is a port of the arcade game Virtua Fighter 3 to the Dreamcast. The "tb" adds a team battle mode which was not present in the coin-op. For those that do not know, the Virtua Fighter series is your classic beat-em-up, with a bunch of characters all trying to kick, punch, throw and body slam the bejesus out of each other. Each of the characters has over a hundred possible moves and the game plays very faithfully to the original. The game features interesting arena to fight in which are more like real locations in they are not flat and some parts can be broken away during the match.</text:p>
          </table:table-cell>
          <table:table-cell table:formula="of:=CONCATENATE(&quot;&lt;game name=&quot;;CHAR(34);[.A317];CHAR(34);&quot;&gt; &lt;year&gt;&quot;;[.B317];&quot;&lt;/year&gt; &lt;rating&gt;&quot;;[.C317];&quot;&lt;/rating&gt; &lt;title&gt;&quot;;[.D317];&quot;&lt;/title&gt; &lt;pub&gt;&quot;;[.E317];&quot;&lt;/pub&gt; &lt;dev&gt;&quot;;[.F317];&quot;&lt;/dev&gt; &lt;genre&gt;&quot;;[.G317];&quot;&lt;/genre&gt; &lt;score&gt;&quot;;[.H317];&quot;&lt;/score&gt; &lt;player&gt;&quot;;[.I317];&quot;&lt;/player&gt; &lt;story&gt;&quot;;[.J317];&quot;&lt;/story&gt; &lt;/game&gt;&quot;)" office:value-type="string" office:string-value="&lt;game name=&quot;Virtua Fighter 3tb (USA)&quot;&gt; &lt;year&gt;1999&lt;/year&gt; &lt;rating&gt;ESRB - T (Teen)&lt;/rating&gt; &lt;title&gt;Virtua Fighter 3tb &lt;/title&gt; &lt;pub&gt;Sega&lt;/pub&gt; &lt;dev&gt;SEGA-AM2 Co., LTD.&lt;/dev&gt; &lt;genre&gt;Fighter&lt;/genre&gt; &lt;score&gt;3.9&lt;/score&gt; &lt;player&gt;1-2 Players&lt;/player&gt; &lt;story&gt;Virtua Fighter 3tb (Team Battle) is a port of the arcade game Virtua Fighter 3 to the Dreamcast. The &quot;tb&quot; adds a team battle mode which was not present in the coin-op. For those that do not know, the Virtua Fighter series is your classic beat-em-up, with a bunch of characters all trying to kick, punch, throw and body slam the bejesus out of each other. Each of the characters has over a hundred possible moves and the game plays very faithfully to the original. The game features interesting arena to fight in which are more like real locations in they are not flat and some parts can be broken away during the match.&lt;/story&gt; &lt;/game&gt;">
            <text:p>&lt;game name="Virtua Fighter 3tb (USA)"&gt; &lt;year&gt;1999&lt;/year&gt; &lt;rating&gt;ESRB - T (Teen)&lt;/rating&gt; &lt;title&gt;Virtua Fighter 3tb &lt;/title&gt; &lt;pub&gt;Sega&lt;/pub&gt; &lt;dev&gt;SEGA-AM2 Co., LTD.&lt;/dev&gt; &lt;genre&gt;Fighter&lt;/genre&gt; &lt;score&gt;3.9&lt;/score&gt; &lt;player&gt;1-2 Players&lt;/player&gt; &lt;story&gt;Virtua Fighter 3tb (Team Battle) is a port of the arcade game Virtua Fighter 3 to the Dreamcast. The "tb" adds a team battle mode which was not present in the coin-op. For those that do not know, the Virtua Fighter series is your classic beat-em-up, with a bunch of characters all trying to kick, punch, throw and body slam the bejesus out of each other. Each of the characters has over a hundred possible moves and the game plays very faithfully to the original. The game features interesting arena to fight in which are more like real locations in they are not flat and some parts can be broken away during the match.&lt;/story&gt; &lt;/game&gt;</text:p>
          </table:table-cell>
        </table:table-row>
        <table:table-row table:style-name="ro1">
          <table:table-cell office:value-type="string">
            <text:p>King of Fighters '99 Evolution, The (USA)</text:p>
          </table:table-cell>
          <table:table-cell office:value-type="float" office:value="2001">
            <text:p>2001</text:p>
          </table:table-cell>
          <table:table-cell office:value-type="string">
            <text:p>ESRB - T (Teen)</text:p>
          </table:table-cell>
          <table:table-cell office:value-type="string">
            <text:p>King of Fighters '99 Evolution, The </text:p>
          </table:table-cell>
          <table:table-cell office:value-type="string">
            <text:p>Agetec Inc.</text:p>
          </table:table-cell>
          <table:table-cell office:value-type="string">
            <text:p>SNK Corporation</text:p>
          </table:table-cell>
          <table:table-cell office:value-type="string">
            <text:p>Fighter</text:p>
          </table:table-cell>
          <table:table-cell office:value-type="string">
            <text:p>3.9</text:p>
          </table:table-cell>
          <table:table-cell office:value-type="string">
            <text:p>1-2 Players</text:p>
          </table:table-cell>
          <table:table-cell office:value-type="string">
            <text:p>Welcome back to the King of Fighters tournament with this, the latest installment of the legendary SNK fighting game series! Taking elements from both KOF '99 and the new KOF 2000, KOF Evo brings hardcore fighting game action, slick characters, newcomers, oldcomers, and everyone in between back for one of the greatest fighting game experiences you'll ever see!</text:p>
          </table:table-cell>
          <table:table-cell table:formula="of:=CONCATENATE(&quot;&lt;game name=&quot;;CHAR(34);[.A318];CHAR(34);&quot;&gt; &lt;year&gt;&quot;;[.B318];&quot;&lt;/year&gt; &lt;rating&gt;&quot;;[.C318];&quot;&lt;/rating&gt; &lt;title&gt;&quot;;[.D318];&quot;&lt;/title&gt; &lt;pub&gt;&quot;;[.E318];&quot;&lt;/pub&gt; &lt;dev&gt;&quot;;[.F318];&quot;&lt;/dev&gt; &lt;genre&gt;&quot;;[.G318];&quot;&lt;/genre&gt; &lt;score&gt;&quot;;[.H318];&quot;&lt;/score&gt; &lt;player&gt;&quot;;[.I318];&quot;&lt;/player&gt; &lt;story&gt;&quot;;[.J318];&quot;&lt;/story&gt; &lt;/game&gt;&quot;)" office:value-type="string" office:string-value="&lt;game name=&quot;King of Fighters '99 Evolution, The (USA)&quot;&gt; &lt;year&gt;2001&lt;/year&gt; &lt;rating&gt;ESRB - T (Teen)&lt;/rating&gt; &lt;title&gt;King of Fighters '99 Evolution, The &lt;/title&gt; &lt;pub&gt;Agetec Inc.&lt;/pub&gt; &lt;dev&gt;SNK Corporation&lt;/dev&gt; &lt;genre&gt;Fighter&lt;/genre&gt; &lt;score&gt;3.9&lt;/score&gt; &lt;player&gt;1-2 Players&lt;/player&gt; &lt;story&gt;Welcome back to the King of Fighters tournament with this, the latest installment of the legendary SNK fighting game series! Taking elements from both KOF '99 and the new KOF 2000, KOF Evo brings hardcore fighting game action, slick characters, newcomers, oldcomers, and everyone in between back for one of the greatest fighting game experiences you'll ever see!&lt;/story&gt; &lt;/game&gt;">
            <text:p>&lt;game name="King of Fighters '99 Evolution, The (USA)"&gt; &lt;year&gt;2001&lt;/year&gt; &lt;rating&gt;ESRB - T (Teen)&lt;/rating&gt; &lt;title&gt;King of Fighters '99 Evolution, The &lt;/title&gt; &lt;pub&gt;Agetec Inc.&lt;/pub&gt; &lt;dev&gt;SNK Corporation&lt;/dev&gt; &lt;genre&gt;Fighter&lt;/genre&gt; &lt;score&gt;3.9&lt;/score&gt; &lt;player&gt;1-2 Players&lt;/player&gt; &lt;story&gt;Welcome back to the King of Fighters tournament with this, the latest installment of the legendary SNK fighting game series! Taking elements from both KOF '99 and the new KOF 2000, KOF Evo brings hardcore fighting game action, slick characters, newcomers, oldcomers, and everyone in between back for one of the greatest fighting game experiences you'll ever see!&lt;/story&gt; &lt;/game&gt;</text:p>
          </table:table-cell>
        </table:table-row>
        <table:table-row table:style-name="ro1">
          <table:table-cell office:value-type="string">
            <text:p>Phantasy Star Online (USA)</text:p>
          </table:table-cell>
          <table:table-cell office:value-type="float" office:value="2001">
            <text:p>2001</text:p>
          </table:table-cell>
          <table:table-cell office:value-type="string">
            <text:p>ESRB - T (Teen)</text:p>
          </table:table-cell>
          <table:table-cell office:value-type="string">
            <text:p>Phantasy Star Online </text:p>
          </table:table-cell>
          <table:table-cell office:value-type="string">
            <text:p>Sega</text:p>
          </table:table-cell>
          <table:table-cell office:value-type="string">
            <text:p>Sonic Team</text:p>
          </table:table-cell>
          <table:table-cell office:value-type="string">
            <text:p>Role-Playing</text:p>
          </table:table-cell>
          <table:table-cell office:value-type="string">
            <text:p>4.0</text:p>
          </table:table-cell>
          <table:table-cell office:value-type="string">
            <text:p>1 Player</text:p>
          </table:table-cell>
          <table:table-cell office:value-type="string">
            <text:p>Welcome to the first worldwide console RPG!****Features:****1. Up to 1,000 players per server.**2. Real time combat with many weapons from PS previous games**3. Create your own character by modifying race, profession, body proportion, hair, outfit, and more.****And you can even play offline if you want.</text:p>
          </table:table-cell>
          <table:table-cell table:formula="of:=CONCATENATE(&quot;&lt;game name=&quot;;CHAR(34);[.A319];CHAR(34);&quot;&gt; &lt;year&gt;&quot;;[.B319];&quot;&lt;/year&gt; &lt;rating&gt;&quot;;[.C319];&quot;&lt;/rating&gt; &lt;title&gt;&quot;;[.D319];&quot;&lt;/title&gt; &lt;pub&gt;&quot;;[.E319];&quot;&lt;/pub&gt; &lt;dev&gt;&quot;;[.F319];&quot;&lt;/dev&gt; &lt;genre&gt;&quot;;[.G319];&quot;&lt;/genre&gt; &lt;score&gt;&quot;;[.H319];&quot;&lt;/score&gt; &lt;player&gt;&quot;;[.I319];&quot;&lt;/player&gt; &lt;story&gt;&quot;;[.J319];&quot;&lt;/story&gt; &lt;/game&gt;&quot;)" office:value-type="string" office:string-value="&lt;game name=&quot;Phantasy Star Online (USA)&quot;&gt; &lt;year&gt;2001&lt;/year&gt; &lt;rating&gt;ESRB - T (Teen)&lt;/rating&gt; &lt;title&gt;Phantasy Star Online &lt;/title&gt; &lt;pub&gt;Sega&lt;/pub&gt; &lt;dev&gt;Sonic Team&lt;/dev&gt; &lt;genre&gt;Role-Playing&lt;/genre&gt; &lt;score&gt;4.0&lt;/score&gt; &lt;player&gt;1 Player&lt;/player&gt; &lt;story&gt;Welcome to the first worldwide console RPG!****Features:****1. Up to 1,000 players per server.**2. Real time combat with many weapons from PS previous games**3. Create your own character by modifying race, profession, body proportion, hair, outfit, and more.****And you can even play offline if you want.&lt;/story&gt; &lt;/game&gt;">
            <text:p>&lt;game name="Phantasy Star Online (USA)"&gt; &lt;year&gt;2001&lt;/year&gt; &lt;rating&gt;ESRB - T (Teen)&lt;/rating&gt; &lt;title&gt;Phantasy Star Online &lt;/title&gt; &lt;pub&gt;Sega&lt;/pub&gt; &lt;dev&gt;Sonic Team&lt;/dev&gt; &lt;genre&gt;Role-Playing&lt;/genre&gt; &lt;score&gt;4.0&lt;/score&gt; &lt;player&gt;1 Player&lt;/player&gt; &lt;story&gt;Welcome to the first worldwide console RPG!****Features:****1. Up to 1,000 players per server.**2. Real time combat with many weapons from PS previous games**3. Create your own character by modifying race, profession, body proportion, hair, outfit, and more.****And you can even play offline if you want.&lt;/story&gt; &lt;/game&gt;</text:p>
          </table:table-cell>
        </table:table-row>
        <table:table-row table:style-name="ro1">
          <table:table-cell office:value-type="string">
            <text:p>Headhunter (Europe) (Disc 1)</text:p>
          </table:table-cell>
          <table:table-cell office:value-type="float" office:value="2001">
            <text:p>2001</text:p>
          </table:table-cell>
          <table:table-cell office:value-type="string">
            <text:p>ESRB - M (Mature)</text:p>
          </table:table-cell>
          <table:table-cell office:value-type="string">
            <text:p>Headhunter <text:s/>Disk 1</text:p>
          </table:table-cell>
          <table:table-cell office:value-type="string">
            <text:p>Sega</text:p>
          </table:table-cell>
          <table:table-cell office:value-type="string">
            <text:p>Amuze</text:p>
          </table:table-cell>
          <table:table-cell office:value-type="string">
            <text:p>Adventure</text:p>
          </table:table-cell>
          <table:table-cell office:value-type="string">
            <text:p>4.0</text:p>
          </table:table-cell>
          <table:table-cell office:value-type="string">
            <text:p>1 Player</text:p>
          </table:table-cell>
          <table:table-cell office:value-type="string">
            <text:p>Welcome to the future. In the early 21st century, gang warfare and crime have lead to the creation of privatised law enforcement. The Anti-Crime Network (ACN) employs bounty hunters known as ‘Headhunters’ to track down the most wanted criminals, using combat skills and high-tech weaponry. ****You are Jack Wade, an ex-cop turned Headhunter. At the beginning of the game you find yourself strapped to an operating table and manage to escape. After passing out in an alley, you awake in hospital from a coma. With your license revoked and few memories, you are hired by Angela Stern, to find her fathers murderer. Maybe you’ll even find out what happened to yourself if you can stay alive long enough…****Headhunter is an action adventure viewed from over the shoulder. In the top right of the screen you have a radar which will track your movements and those of the enemy. Jack has a few moves at his disposal. He can duck and roll, push, pull and climb objects as well as flatten himself up against a wall. Using this technique he can peek around corners for a better view of the action, and then attack from this position, using the wall as protection.****Between levels, Jack has a motorcycle that he uses to transport himself between various locations in the city according to the clues he receives. You will need to earn skill points however before you can arrive at a destination. Certain parts of the city are unavailable until you have gained the appropriate Headhunter license.****As you have no recollection of your past, you have to take a series of licenses that will grant you access to greater parts of the city, weaponry and gadgets. These are taken in a VR simulator known as the Law Enforcement Intelligence and Licence Approval (LEILA). At various times in the game you will need to go to the LEILA building and upgrade your licence by practising your combat, stealth and driving skills.****Jack will need to pass LEILA tests in order to grant him access to the equipment dispensers. He starts the game with a standard issue Stimulator Automatic, but can acquire grenades, proximity mines, neurostunners, decoy shells, shotguns and automatic weapons as he progresses. The weapons in the game fire Electric Neural Projectiles (ENP’s) instead of bullets. These cause brain death so as to preserve the internal organs of the person being shot.****Jack also uses a CASIO Visual Manager to keep in touch with Angela and his former chief at the ACN. This is a wristwatch with video capabilities and a direct link to the LEILA database.</text:p>
          </table:table-cell>
          <table:table-cell table:formula="of:=CONCATENATE(&quot;&lt;game name=&quot;;CHAR(34);[.A320];CHAR(34);&quot;&gt; &lt;year&gt;&quot;;[.B320];&quot;&lt;/year&gt; &lt;rating&gt;&quot;;[.C320];&quot;&lt;/rating&gt; &lt;title&gt;&quot;;[.D320];&quot;&lt;/title&gt; &lt;pub&gt;&quot;;[.E320];&quot;&lt;/pub&gt; &lt;dev&gt;&quot;;[.F320];&quot;&lt;/dev&gt; &lt;genre&gt;&quot;;[.G320];&quot;&lt;/genre&gt; &lt;score&gt;&quot;;[.H320];&quot;&lt;/score&gt; &lt;player&gt;&quot;;[.I320];&quot;&lt;/player&gt; &lt;story&gt;&quot;;[.J320];&quot;&lt;/story&gt; &lt;/game&gt;&quot;)" office:value-type="string" office:string-value="&lt;game name=&quot;Headhunter (Europe) (Disc 1)&quot;&gt; &lt;year&gt;2001&lt;/year&gt; &lt;rating&gt;ESRB - M (Mature)&lt;/rating&gt; &lt;title&gt;Headhunter  Disk 1&lt;/title&gt; &lt;pub&gt;Sega&lt;/pub&gt; &lt;dev&gt;Amuze&lt;/dev&gt; &lt;genre&gt;Adventure&lt;/genre&gt; &lt;score&gt;4.0&lt;/score&gt; &lt;player&gt;1 Player&lt;/player&gt; &lt;story&gt;Welcome to the future. In the early 21st century, gang warfare and crime have lead to the creation of privatised law enforcement. The Anti-Crime Network (ACN) employs bounty hunters known as ‘Headhunters’ to track down the most wanted criminals, using combat skills and high-tech weaponry. ****You are Jack Wade, an ex-cop turned Headhunter. At the beginning of the game you find yourself strapped to an operating table and manage to escape. After passing out in an alley, you awake in hospital from a coma. With your license revoked and few memories, you are hired by Angela Stern, to find her fathers murderer. Maybe you’ll even find out what happened to yourself if you can stay alive long enough…****Headhunter is an action adventure viewed from over the shoulder. In the top right of the screen you have a radar which will track your movements and those of the enemy. Jack has a few moves at his disposal. He can duck and roll, push, pull and climb objects as well as flatten himself up against a wall. Using this technique he can peek around corners for a better view of the action, and then attack from this position, using the wall as protection.****Between levels, Jack has a motorcycle that he uses to transport himself between various locations in the city according to the clues he receives. You will need to earn skill points however before you can arrive at a destination. Certain parts of the city are unavailable until you have gained the appropriate Headhunter license.****As you have no recollection of your past, you have to take a series of licenses that will grant you access to greater parts of the city, weaponry and gadgets. These are taken in a VR simulator known as the Law Enforcement Intelligence and Licence Approval (LEILA). At various times in the game you will need to go to the LEILA building and upgrade your licence by practising your combat, stealth and driving skills.****Jack will need to pass LEILA tests in order to grant him access to the equipment dispensers. He starts the game with a standard issue Stimulator Automatic, but can acquire grenades, proximity mines, neurostunners, decoy shells, shotguns and automatic weapons as he progresses. The weapons in the game fire Electric Neural Projectiles (ENP’s) instead of bullets. These cause brain death so as to preserve the internal organs of the person being shot.****Jack also uses a CASIO Visual Manager to keep in touch with Angela and his former chief at the ACN. This is a wristwatch with video capabilities and a direct link to the LEILA database.&lt;/story&gt; &lt;/game&gt;">
            <text:p>&lt;game name="Headhunter (Europe) (Disc 1)"&gt; &lt;year&gt;2001&lt;/year&gt; &lt;rating&gt;ESRB - M (Mature)&lt;/rating&gt; &lt;title&gt;Headhunter <text:s/>Disk 1&lt;/title&gt; &lt;pub&gt;Sega&lt;/pub&gt; &lt;dev&gt;Amuze&lt;/dev&gt; &lt;genre&gt;Adventure&lt;/genre&gt; &lt;score&gt;4.0&lt;/score&gt; &lt;player&gt;1 Player&lt;/player&gt; &lt;story&gt;Welcome to the future. In the early 21st century, gang warfare and crime have lead to the creation of privatised law enforcement. The Anti-Crime Network (ACN) employs bounty hunters known as ‘Headhunters’ to track down the most wanted criminals, using combat skills and high-tech weaponry. ****You are Jack Wade, an ex-cop turned Headhunter. At the beginning of the game you find yourself strapped to an operating table and manage to escape. After passing out in an alley, you awake in hospital from a coma. With your license revoked and few memories, you are hired by Angela Stern, to find her fathers murderer. Maybe you’ll even find out what happened to yourself if you can stay alive long enough…****Headhunter is an action adventure viewed from over the shoulder. In the top right of the screen you have a radar which will track your movements and those of the enemy. Jack has a few moves at his disposal. He can duck and roll, push, pull and climb objects as well as flatten himself up against a wall. Using this technique he can peek around corners for a better view of the action, and then attack from this position, using the wall as protection.****Between levels, Jack has a motorcycle that he uses to transport himself between various locations in the city according to the clues he receives. You will need to earn skill points however before you can arrive at a destination. Certain parts of the city are unavailable until you have gained the appropriate Headhunter license.****As you have no recollection of your past, you have to take a series of licenses that will grant you access to greater parts of the city, weaponry and gadgets. These are taken in a VR simulator known as the Law Enforcement Intelligence and Licence Approval (LEILA). At various times in the game you will need to go to the LEILA building and upgrade your licence by practising your combat, stealth and driving skills.****Jack will need to pass LEILA tests in order to grant him access to the equipment dispensers. He starts the game with a standard issue Stimulator Automatic, but can acquire grenades, proximity mines, neurostunners, decoy shells, shotguns and automatic weapons as he progresses. The weapons in the game fire Electric Neural Projectiles (ENP’s) instead of bullets. These cause brain death so as to preserve the internal organs of the person being shot.****Jack also uses a CASIO Visual Manager to keep in touch with Angela and his former chief at the ACN. This is a wristwatch with video capabilities and a direct link to the LEILA database.&lt;/story&gt; &lt;/game&gt;</text:p>
          </table:table-cell>
        </table:table-row>
        <table:table-row table:style-name="ro1">
          <table:table-cell office:value-type="string">
            <text:p>Headhunter (Europe) (Disc 2)</text:p>
          </table:table-cell>
          <table:table-cell office:value-type="float" office:value="2001">
            <text:p>2001</text:p>
          </table:table-cell>
          <table:table-cell office:value-type="string">
            <text:p>ESRB - M (Mature)</text:p>
          </table:table-cell>
          <table:table-cell office:value-type="string">
            <text:p>Headhunter <text:s/>Disk 2</text:p>
          </table:table-cell>
          <table:table-cell office:value-type="string">
            <text:p>Sega</text:p>
          </table:table-cell>
          <table:table-cell office:value-type="string">
            <text:p>Amuze</text:p>
          </table:table-cell>
          <table:table-cell office:value-type="string">
            <text:p>Adventure</text:p>
          </table:table-cell>
          <table:table-cell office:value-type="string">
            <text:p>4.0</text:p>
          </table:table-cell>
          <table:table-cell office:value-type="string">
            <text:p>1 Player</text:p>
          </table:table-cell>
          <table:table-cell office:value-type="string">
            <text:p>Welcome to the future. In the early 21st century, gang warfare and crime have lead to the creation of privatised law enforcement. The Anti-Crime Network (ACN) employs bounty hunters known as ‘Headhunters’ to track down the most wanted criminals, using combat skills and high-tech weaponry. ****You are Jack Wade, an ex-cop turned Headhunter. At the beginning of the game you find yourself strapped to an operating table and manage to escape. After passing out in an alley, you awake in hospital from a coma. With your license revoked and few memories, you are hired by Angela Stern, to find her fathers murderer. Maybe you’ll even find out what happened to yourself if you can stay alive long enough…****Headhunter is an action adventure viewed from over the shoulder. In the top right of the screen you have a radar which will track your movements and those of the enemy. Jack has a few moves at his disposal. He can duck and roll, push, pull and climb objects as well as flatten himself up against a wall. Using this technique he can peek around corners for a better view of the action, and then attack from this position, using the wall as protection.****Between levels, Jack has a motorcycle that he uses to transport himself between various locations in the city according to the clues he receives. You will need to earn skill points however before you can arrive at a destination. Certain parts of the city are unavailable until you have gained the appropriate Headhunter license.****As you have no recollection of your past, you have to take a series of licenses that will grant you access to greater parts of the city, weaponry and gadgets. These are taken in a VR simulator known as the Law Enforcement Intelligence and Licence Approval (LEILA). At various times in the game you will need to go to the LEILA building and upgrade your licence by practising your combat, stealth and driving skills.****Jack will need to pass LEILA tests in order to grant him access to the equipment dispensers. He starts the game with a standard issue Stimulator Automatic, but can acquire grenades, proximity mines, neurostunners, decoy shells, shotguns and automatic weapons as he progresses. The weapons in the game fire Electric Neural Projectiles (ENP’s) instead of bullets. These cause brain death so as to preserve the internal organs of the person being shot.****Jack also uses a CASIO Visual Manager to keep in touch with Angela and his former chief at the ACN. This is a wristwatch with video capabilities and a direct link to the LEILA database.</text:p>
          </table:table-cell>
          <table:table-cell table:formula="of:=CONCATENATE(&quot;&lt;game name=&quot;;CHAR(34);[.A321];CHAR(34);&quot;&gt; &lt;year&gt;&quot;;[.B321];&quot;&lt;/year&gt; &lt;rating&gt;&quot;;[.C321];&quot;&lt;/rating&gt; &lt;title&gt;&quot;;[.D321];&quot;&lt;/title&gt; &lt;pub&gt;&quot;;[.E321];&quot;&lt;/pub&gt; &lt;dev&gt;&quot;;[.F321];&quot;&lt;/dev&gt; &lt;genre&gt;&quot;;[.G321];&quot;&lt;/genre&gt; &lt;score&gt;&quot;;[.H321];&quot;&lt;/score&gt; &lt;player&gt;&quot;;[.I321];&quot;&lt;/player&gt; &lt;story&gt;&quot;;[.J321];&quot;&lt;/story&gt; &lt;/game&gt;&quot;)" office:value-type="string" office:string-value="&lt;game name=&quot;Headhunter (Europe) (Disc 2)&quot;&gt; &lt;year&gt;2001&lt;/year&gt; &lt;rating&gt;ESRB - M (Mature)&lt;/rating&gt; &lt;title&gt;Headhunter  Disk 2&lt;/title&gt; &lt;pub&gt;Sega&lt;/pub&gt; &lt;dev&gt;Amuze&lt;/dev&gt; &lt;genre&gt;Adventure&lt;/genre&gt; &lt;score&gt;4.0&lt;/score&gt; &lt;player&gt;1 Player&lt;/player&gt; &lt;story&gt;Welcome to the future. In the early 21st century, gang warfare and crime have lead to the creation of privatised law enforcement. The Anti-Crime Network (ACN) employs bounty hunters known as ‘Headhunters’ to track down the most wanted criminals, using combat skills and high-tech weaponry. ****You are Jack Wade, an ex-cop turned Headhunter. At the beginning of the game you find yourself strapped to an operating table and manage to escape. After passing out in an alley, you awake in hospital from a coma. With your license revoked and few memories, you are hired by Angela Stern, to find her fathers murderer. Maybe you’ll even find out what happened to yourself if you can stay alive long enough…****Headhunter is an action adventure viewed from over the shoulder. In the top right of the screen you have a radar which will track your movements and those of the enemy. Jack has a few moves at his disposal. He can duck and roll, push, pull and climb objects as well as flatten himself up against a wall. Using this technique he can peek around corners for a better view of the action, and then attack from this position, using the wall as protection.****Between levels, Jack has a motorcycle that he uses to transport himself between various locations in the city according to the clues he receives. You will need to earn skill points however before you can arrive at a destination. Certain parts of the city are unavailable until you have gained the appropriate Headhunter license.****As you have no recollection of your past, you have to take a series of licenses that will grant you access to greater parts of the city, weaponry and gadgets. These are taken in a VR simulator known as the Law Enforcement Intelligence and Licence Approval (LEILA). At various times in the game you will need to go to the LEILA building and upgrade your licence by practising your combat, stealth and driving skills.****Jack will need to pass LEILA tests in order to grant him access to the equipment dispensers. He starts the game with a standard issue Stimulator Automatic, but can acquire grenades, proximity mines, neurostunners, decoy shells, shotguns and automatic weapons as he progresses. The weapons in the game fire Electric Neural Projectiles (ENP’s) instead of bullets. These cause brain death so as to preserve the internal organs of the person being shot.****Jack also uses a CASIO Visual Manager to keep in touch with Angela and his former chief at the ACN. This is a wristwatch with video capabilities and a direct link to the LEILA database.&lt;/story&gt; &lt;/game&gt;">
            <text:p>&lt;game name="Headhunter (Europe) (Disc 2)"&gt; &lt;year&gt;2001&lt;/year&gt; &lt;rating&gt;ESRB - M (Mature)&lt;/rating&gt; &lt;title&gt;Headhunter <text:s/>Disk 2&lt;/title&gt; &lt;pub&gt;Sega&lt;/pub&gt; &lt;dev&gt;Amuze&lt;/dev&gt; &lt;genre&gt;Adventure&lt;/genre&gt; &lt;score&gt;4.0&lt;/score&gt; &lt;player&gt;1 Player&lt;/player&gt; &lt;story&gt;Welcome to the future. In the early 21st century, gang warfare and crime have lead to the creation of privatised law enforcement. The Anti-Crime Network (ACN) employs bounty hunters known as ‘Headhunters’ to track down the most wanted criminals, using combat skills and high-tech weaponry. ****You are Jack Wade, an ex-cop turned Headhunter. At the beginning of the game you find yourself strapped to an operating table and manage to escape. After passing out in an alley, you awake in hospital from a coma. With your license revoked and few memories, you are hired by Angela Stern, to find her fathers murderer. Maybe you’ll even find out what happened to yourself if you can stay alive long enough…****Headhunter is an action adventure viewed from over the shoulder. In the top right of the screen you have a radar which will track your movements and those of the enemy. Jack has a few moves at his disposal. He can duck and roll, push, pull and climb objects as well as flatten himself up against a wall. Using this technique he can peek around corners for a better view of the action, and then attack from this position, using the wall as protection.****Between levels, Jack has a motorcycle that he uses to transport himself between various locations in the city according to the clues he receives. You will need to earn skill points however before you can arrive at a destination. Certain parts of the city are unavailable until you have gained the appropriate Headhunter license.****As you have no recollection of your past, you have to take a series of licenses that will grant you access to greater parts of the city, weaponry and gadgets. These are taken in a VR simulator known as the Law Enforcement Intelligence and Licence Approval (LEILA). At various times in the game you will need to go to the LEILA building and upgrade your licence by practising your combat, stealth and driving skills.****Jack will need to pass LEILA tests in order to grant him access to the equipment dispensers. He starts the game with a standard issue Stimulator Automatic, but can acquire grenades, proximity mines, neurostunners, decoy shells, shotguns and automatic weapons as he progresses. The weapons in the game fire Electric Neural Projectiles (ENP’s) instead of bullets. These cause brain death so as to preserve the internal organs of the person being shot.****Jack also uses a CASIO Visual Manager to keep in touch with Angela and his former chief at the ACN. This is a wristwatch with video capabilities and a direct link to the LEILA database.&lt;/story&gt; &lt;/game&gt;</text:p>
          </table:table-cell>
        </table:table-row>
        <table:table-row table:style-name="ro1">
          <table:table-cell office:value-type="string">
            <text:p>BANG! Gunship Elite (USA)</text:p>
          </table:table-cell>
          <table:table-cell office:value-type="float" office:value="2000">
            <text:p>2000</text:p>
          </table:table-cell>
          <table:table-cell office:value-type="string">
            <text:p>ESRB - E (Everyone)</text:p>
          </table:table-cell>
          <table:table-cell office:value-type="string">
            <text:p>BANG! Gunship Elite </text:p>
          </table:table-cell>
          <table:table-cell office:value-type="string">
            <text:p>Red Storm Entertainment</text:p>
          </table:table-cell>
          <table:table-cell office:value-type="string">
            <text:p>RayLand</text:p>
          </table:table-cell>
          <table:table-cell office:value-type="string">
            <text:p>Shooter</text:p>
          </table:table-cell>
          <table:table-cell office:value-type="float" office:value="3.2">
            <text:p>3.2</text:p>
          </table:table-cell>
          <table:table-cell office:value-type="string">
            <text:p>1 Player</text:p>
          </table:table-cell>
          <table:table-cell office:value-type="string">
            <text:p>Welcome to the Gunship Elite. Sorry to rush you out of training school, but we have full confidence in your abilities. You are fighting for the future of our cultures and the heritage of your Arikhan warrior ancestry. The Alliance is being invaded by the Sektar and their bloodthirsty allies, the Morgoths. While for years we have held them, their numbers are wearing us down. We must take the offensive soon. That is where you come in...****Bang! Gunship Elite is an action game where you shoot a lot of enemies all by yourself, in the vein of Wing Commander or Freespace, but with the action turned up and tactics turned down. Add spectacular graphics, lots of "power-ups" (dropped by dead enemies or left in space by your supply ships), and you have a pretty good looking shooter. The game is mouse driven with keyboard inputs for things like speed and weapon selection. The plot is your typical "fight against all odds" story.</text:p>
          </table:table-cell>
          <table:table-cell table:formula="of:=CONCATENATE(&quot;&lt;game name=&quot;;CHAR(34);[.A322];CHAR(34);&quot;&gt; &lt;year&gt;&quot;;[.B322];&quot;&lt;/year&gt; &lt;rating&gt;&quot;;[.C322];&quot;&lt;/rating&gt; &lt;title&gt;&quot;;[.D322];&quot;&lt;/title&gt; &lt;pub&gt;&quot;;[.E322];&quot;&lt;/pub&gt; &lt;dev&gt;&quot;;[.F322];&quot;&lt;/dev&gt; &lt;genre&gt;&quot;;[.G322];&quot;&lt;/genre&gt; &lt;score&gt;&quot;;[.H322];&quot;&lt;/score&gt; &lt;player&gt;&quot;;[.I322];&quot;&lt;/player&gt; &lt;story&gt;&quot;;[.J322];&quot;&lt;/story&gt; &lt;/game&gt;&quot;)" office:value-type="string" office:string-value="&lt;game name=&quot;BANG! Gunship Elite (USA)&quot;&gt; &lt;year&gt;2000&lt;/year&gt; &lt;rating&gt;ESRB - E (Everyone)&lt;/rating&gt; &lt;title&gt;BANG! Gunship Elite &lt;/title&gt; &lt;pub&gt;Red Storm Entertainment&lt;/pub&gt; &lt;dev&gt;RayLand&lt;/dev&gt; &lt;genre&gt;Shooter&lt;/genre&gt; &lt;score&gt;3.2&lt;/score&gt; &lt;player&gt;1 Player&lt;/player&gt; &lt;story&gt;Welcome to the Gunship Elite. Sorry to rush you out of training school, but we have full confidence in your abilities. You are fighting for the future of our cultures and the heritage of your Arikhan warrior ancestry. The Alliance is being invaded by the Sektar and their bloodthirsty allies, the Morgoths. While for years we have held them, their numbers are wearing us down. We must take the offensive soon. That is where you come in...****Bang! Gunship Elite is an action game where you shoot a lot of enemies all by yourself, in the vein of Wing Commander or Freespace, but with the action turned up and tactics turned down. Add spectacular graphics, lots of &quot;power-ups&quot; (dropped by dead enemies or left in space by your supply ships), and you have a pretty good looking shooter. The game is mouse driven with keyboard inputs for things like speed and weapon selection. The plot is your typical &quot;fight against all odds&quot; story.&lt;/story&gt; &lt;/game&gt;">
            <text:p>&lt;game name="BANG! Gunship Elite (USA)"&gt; &lt;year&gt;2000&lt;/year&gt; &lt;rating&gt;ESRB - E (Everyone)&lt;/rating&gt; &lt;title&gt;BANG! Gunship Elite &lt;/title&gt; &lt;pub&gt;Red Storm Entertainment&lt;/pub&gt; &lt;dev&gt;RayLand&lt;/dev&gt; &lt;genre&gt;Shooter&lt;/genre&gt; &lt;score&gt;3.2&lt;/score&gt; &lt;player&gt;1 Player&lt;/player&gt; &lt;story&gt;Welcome to the Gunship Elite. Sorry to rush you out of training school, but we have full confidence in your abilities. You are fighting for the future of our cultures and the heritage of your Arikhan warrior ancestry. The Alliance is being invaded by the Sektar and their bloodthirsty allies, the Morgoths. While for years we have held them, their numbers are wearing us down. We must take the offensive soon. That is where you come in...****Bang! Gunship Elite is an action game where you shoot a lot of enemies all by yourself, in the vein of Wing Commander or Freespace, but with the action turned up and tactics turned down. Add spectacular graphics, lots of "power-ups" (dropped by dead enemies or left in space by your supply ships), and you have a pretty good looking shooter. The game is mouse driven with keyboard inputs for things like speed and weapon selection. The plot is your typical "fight against all odds" story.&lt;/story&gt; &lt;/game&gt;</text:p>
          </table:table-cell>
        </table:table-row>
        <table:table-row table:style-name="ro1">
          <table:table-cell office:value-type="string">
            <text:p>Ring - Terror's Realm, The (USA)</text:p>
          </table:table-cell>
          <table:table-cell office:value-type="float" office:value="2000">
            <text:p>2000</text:p>
          </table:table-cell>
          <table:table-cell office:value-type="string">
            <text:p>ESRB - M (Mature)</text:p>
          </table:table-cell>
          <table:table-cell office:value-type="string">
            <text:p>Ring - Terror's Realm, The </text:p>
          </table:table-cell>
          <table:table-cell office:value-type="string">
            <text:p>Infogrames</text:p>
          </table:table-cell>
          <table:table-cell office:value-type="string">
            <text:p>Tycoon Corporation</text:p>
          </table:table-cell>
          <table:table-cell office:value-type="string">
            <text:p>Adventure</text:p>
          </table:table-cell>
          <table:table-cell office:value-type="string">
            <text:p>2.0</text:p>
          </table:table-cell>
          <table:table-cell office:value-type="string">
            <text:p>1 Player</text:p>
          </table:table-cell>
          <table:table-cell office:value-type="string">
            <text:p>When Robert, a scientist at a private virus research facility, suddenly and mysteriously dies, newly hired researcher, Meg Rainman, begins to investigate her boyfriend's death. <text:s/>Aided by an ex-lover, Jack Nikson, Meg discovers that three other scientists died in suspicious circumstances on the same day as Robert. <text:s/>All four of the lab workers died while playing "The Ring", a new computer game.****Meg, determined to solve the mystery, install and begins playing the game. <text:s/>She is transported into a world of mystery and horror, and must travel between the Real and Imaginary worlds to find a cure to stop this dreadful virus from spreading.</text:p>
          </table:table-cell>
          <table:table-cell table:formula="of:=CONCATENATE(&quot;&lt;game name=&quot;;CHAR(34);[.A323];CHAR(34);&quot;&gt; &lt;year&gt;&quot;;[.B323];&quot;&lt;/year&gt; &lt;rating&gt;&quot;;[.C323];&quot;&lt;/rating&gt; &lt;title&gt;&quot;;[.D323];&quot;&lt;/title&gt; &lt;pub&gt;&quot;;[.E323];&quot;&lt;/pub&gt; &lt;dev&gt;&quot;;[.F323];&quot;&lt;/dev&gt; &lt;genre&gt;&quot;;[.G323];&quot;&lt;/genre&gt; &lt;score&gt;&quot;;[.H323];&quot;&lt;/score&gt; &lt;player&gt;&quot;;[.I323];&quot;&lt;/player&gt; &lt;story&gt;&quot;;[.J323];&quot;&lt;/story&gt; &lt;/game&gt;&quot;)" office:value-type="string" office:string-value="&lt;game name=&quot;Ring - Terror's Realm, The (USA)&quot;&gt; &lt;year&gt;2000&lt;/year&gt; &lt;rating&gt;ESRB - M (Mature)&lt;/rating&gt; &lt;title&gt;Ring - Terror's Realm, The &lt;/title&gt; &lt;pub&gt;Infogrames&lt;/pub&gt; &lt;dev&gt;Tycoon Corporation&lt;/dev&gt; &lt;genre&gt;Adventure&lt;/genre&gt; &lt;score&gt;2.0&lt;/score&gt; &lt;player&gt;1 Player&lt;/player&gt; &lt;story&gt;When Robert, a scientist at a private virus research facility, suddenly and mysteriously dies, newly hired researcher, Meg Rainman, begins to investigate her boyfriend's death.  Aided by an ex-lover, Jack Nikson, Meg discovers that three other scientists died in suspicious circumstances on the same day as Robert.  All four of the lab workers died while playing &quot;The Ring&quot;, a new computer game.****Meg, determined to solve the mystery, install and begins playing the game.  She is transported into a world of mystery and horror, and must travel between the Real and Imaginary worlds to find a cure to stop this dreadful virus from spreading.&lt;/story&gt; &lt;/game&gt;">
            <text:p>&lt;game name="Ring - Terror's Realm, The (USA)"&gt; &lt;year&gt;2000&lt;/year&gt; &lt;rating&gt;ESRB - M (Mature)&lt;/rating&gt; &lt;title&gt;Ring - Terror's Realm, The &lt;/title&gt; &lt;pub&gt;Infogrames&lt;/pub&gt; &lt;dev&gt;Tycoon Corporation&lt;/dev&gt; &lt;genre&gt;Adventure&lt;/genre&gt; &lt;score&gt;2.0&lt;/score&gt; &lt;player&gt;1 Player&lt;/player&gt; &lt;story&gt;When Robert, a scientist at a private virus research facility, suddenly and mysteriously dies, newly hired researcher, Meg Rainman, begins to investigate her boyfriend's death. <text:s/>Aided by an ex-lover, Jack Nikson, Meg discovers that three other scientists died in suspicious circumstances on the same day as Robert. <text:s/>All four of the lab workers died while playing "The Ring", a new computer game.****Meg, determined to solve the mystery, install and begins playing the game. <text:s/>She is transported into a world of mystery and horror, and must travel between the Real and Imaginary worlds to find a cure to stop this dreadful virus from spreading.&lt;/story&gt; &lt;/game&gt;</text:p>
          </table:table-cell>
        </table:table-row>
        <table:table-row table:style-name="ro1">
          <table:table-cell office:value-type="string">
            <text:p>Guilty Gear X (Japan)</text:p>
          </table:table-cell>
          <table:table-cell office:value-type="float" office:value="2000">
            <text:p>2000</text:p>
          </table:table-cell>
          <table:table-cell office:value-type="string">
            <text:p>ESRB - T (Teen)</text:p>
          </table:table-cell>
          <table:table-cell office:value-type="string">
            <text:p>Guilty Gear X </text:p>
          </table:table-cell>
          <table:table-cell office:value-type="string">
            <text:p>Sammy Studios</text:p>
          </table:table-cell>
          <table:table-cell office:value-type="string">
            <text:p>Arc System Works</text:p>
          </table:table-cell>
          <table:table-cell office:value-type="string">
            <text:p>Fighter</text:p>
          </table:table-cell>
          <table:table-cell office:value-type="string">
            <text:p>4.3</text:p>
          </table:table-cell>
          <table:table-cell office:value-type="string">
            <text:p>1-2 Players</text:p>
          </table:table-cell>
          <table:table-cell office:value-type="string">
            <text:p>When the humans created artificial beings named "gears" in 22th century, they didn't expect that their creation will eventually turn against them. Because gears had no will of their own and could only obey humans. Only one gear, named Justice, was able to transfer his will onto other gears and to rebel against the humans. In year 2180, Justice was killed as a result of a bloody tournament organized by the Sacred Order of Holy Knights. Yet recently, a new gear was discovered. He showed no signs of hostility, yet he had no master and was roaming about free. It was impossible to capture or to kill him because he was immensely strong. Fearing a new Justice will grow out of this gear, the Order organized yet another tournament, this time with a solid prize: five hundred thousand world dollars for the winner.****"Guilty Gear X" is a follow up to <text:s/>Guilty Gear, and is also a 2D fighting game. There are now 16 characters available for you to choose. The battle system became more complicated, thanks to the variety of moves you can perform. Beside special attacks which you can execute if you build up your Tension Gauge by attacking or advancing towards your opponent, there is also a variety of defensing moves to perform. The instant kill moves are back from the previous game.</text:p>
          </table:table-cell>
          <table:table-cell table:formula="of:=CONCATENATE(&quot;&lt;game name=&quot;;CHAR(34);[.A324];CHAR(34);&quot;&gt; &lt;year&gt;&quot;;[.B324];&quot;&lt;/year&gt; &lt;rating&gt;&quot;;[.C324];&quot;&lt;/rating&gt; &lt;title&gt;&quot;;[.D324];&quot;&lt;/title&gt; &lt;pub&gt;&quot;;[.E324];&quot;&lt;/pub&gt; &lt;dev&gt;&quot;;[.F324];&quot;&lt;/dev&gt; &lt;genre&gt;&quot;;[.G324];&quot;&lt;/genre&gt; &lt;score&gt;&quot;;[.H324];&quot;&lt;/score&gt; &lt;player&gt;&quot;;[.I324];&quot;&lt;/player&gt; &lt;story&gt;&quot;;[.J324];&quot;&lt;/story&gt; &lt;/game&gt;&quot;)" office:value-type="string" office:string-value="&lt;game name=&quot;Guilty Gear X (Japan)&quot;&gt; &lt;year&gt;2000&lt;/year&gt; &lt;rating&gt;ESRB - T (Teen)&lt;/rating&gt; &lt;title&gt;Guilty Gear X &lt;/title&gt; &lt;pub&gt;Sammy Studios&lt;/pub&gt; &lt;dev&gt;Arc System Works&lt;/dev&gt; &lt;genre&gt;Fighter&lt;/genre&gt; &lt;score&gt;4.3&lt;/score&gt; &lt;player&gt;1-2 Players&lt;/player&gt; &lt;story&gt;When the humans created artificial beings named &quot;gears&quot; in 22th century, they didn't expect that their creation will eventually turn against them. Because gears had no will of their own and could only obey humans. Only one gear, named Justice, was able to transfer his will onto other gears and to rebel against the humans. In year 2180, Justice was killed as a result of a bloody tournament organized by the Sacred Order of Holy Knights. Yet recently, a new gear was discovered. He showed no signs of hostility, yet he had no master and was roaming about free. It was impossible to capture or to kill him because he was immensely strong. Fearing a new Justice will grow out of this gear, the Order organized yet another tournament, this time with a solid prize: five hundred thousand world dollars for the winner.****&quot;Guilty Gear X&quot; is a follow up to  Guilty Gear, and is also a 2D fighting game. There are now 16 characters available for you to choose. The battle system became more complicated, thanks to the variety of moves you can perform. Beside special attacks which you can execute if you build up your Tension Gauge by attacking or advancing towards your opponent, there is also a variety of defensing moves to perform. The instant kill moves are back from the previous game.&lt;/story&gt; &lt;/game&gt;">
            <text:p>&lt;game name="Guilty Gear X (Japan)"&gt; &lt;year&gt;2000&lt;/year&gt; &lt;rating&gt;ESRB - T (Teen)&lt;/rating&gt; &lt;title&gt;Guilty Gear X &lt;/title&gt; &lt;pub&gt;Sammy Studios&lt;/pub&gt; &lt;dev&gt;Arc System Works&lt;/dev&gt; &lt;genre&gt;Fighter&lt;/genre&gt; &lt;score&gt;4.3&lt;/score&gt; &lt;player&gt;1-2 Players&lt;/player&gt; &lt;story&gt;When the humans created artificial beings named "gears" in 22th century, they didn't expect that their creation will eventually turn against them. Because gears had no will of their own and could only obey humans. Only one gear, named Justice, was able to transfer his will onto other gears and to rebel against the humans. In year 2180, Justice was killed as a result of a bloody tournament organized by the Sacred Order of Holy Knights. Yet recently, a new gear was discovered. He showed no signs of hostility, yet he had no master and was roaming about free. It was impossible to capture or to kill him because he was immensely strong. Fearing a new Justice will grow out of this gear, the Order organized yet another tournament, this time with a solid prize: five hundred thousand world dollars for the winner.****"Guilty Gear X" is a follow up to <text:s/>Guilty Gear, and is also a 2D fighting game. There are now 16 characters available for you to choose. The battle system became more complicated, thanks to the variety of moves you can perform. Beside special attacks which you can execute if you build up your Tension Gauge by attacking or advancing towards your opponent, there is also a variety of defensing moves to perform. The instant kill moves are back from the previous game.&lt;/story&gt; &lt;/game&gt;</text:p>
          </table:table-cell>
        </table:table-row>
        <table:table-row table:style-name="ro1">
          <table:table-cell office:value-type="string">
            <text:p>AeroWings 2 - Air Strike (USA)</text:p>
          </table:table-cell>
          <table:table-cell office:value-type="float" office:value="2000">
            <text:p>2000</text:p>
          </table:table-cell>
          <table:table-cell office:value-type="string">
            <text:p>ESRB - E (Everyone)</text:p>
          </table:table-cell>
          <table:table-cell office:value-type="string">
            <text:p>AeroWings 2 - Air Strike </text:p>
          </table:table-cell>
          <table:table-cell office:value-type="string">
            <text:p>Crave</text:p>
          </table:table-cell>
          <table:table-cell office:value-type="string">
            <text:p>CSK Research Institute Corp.</text:p>
          </table:table-cell>
          <table:table-cell office:value-type="string">
            <text:p>Flying</text:p>
          </table:table-cell>
          <table:table-cell office:value-type="float" office:value="3.5">
            <text:p>3.5</text:p>
          </table:table-cell>
          <table:table-cell office:value-type="string">
            <text:p>1-2 Players</text:p>
          </table:table-cell>
          <table:table-cell office:value-type="string">
            <text:p>Whereas the first AeroWings game was all about flight acrobatics, AeroWings 2: Air Strike is a fighter jet game. The most important modes selectable are free flight, which as the name implies gives you freedom to fly what you want (land it in the middle of a freeway if you'd like or next to skyscrapers) and over what type of weather and the split-screen versus mode (2 player). In addition to those modes, the game features training in <text:s/>over 30 fighter training missions and 15 tactical challenges. Successful completion of these challenges will unlock additional fighters (including the XF-3 Super Recipro, F-2B Support Fighter or F-15DJ Aggressor 2 to name a few) and decals/paint for the plane models. ****As far as the realism goes, the game is customizable with options for either Standard or Professional Flight controls. The main difference between the two being the inclusion of more realistic G-Forces on your plane. It's also important to note that the controls are nearly identical to the first game with one or two buttons difference.</text:p>
          </table:table-cell>
          <table:table-cell table:formula="of:=CONCATENATE(&quot;&lt;game name=&quot;;CHAR(34);[.A325];CHAR(34);&quot;&gt; &lt;year&gt;&quot;;[.B325];&quot;&lt;/year&gt; &lt;rating&gt;&quot;;[.C325];&quot;&lt;/rating&gt; &lt;title&gt;&quot;;[.D325];&quot;&lt;/title&gt; &lt;pub&gt;&quot;;[.E325];&quot;&lt;/pub&gt; &lt;dev&gt;&quot;;[.F325];&quot;&lt;/dev&gt; &lt;genre&gt;&quot;;[.G325];&quot;&lt;/genre&gt; &lt;score&gt;&quot;;[.H325];&quot;&lt;/score&gt; &lt;player&gt;&quot;;[.I325];&quot;&lt;/player&gt; &lt;story&gt;&quot;;[.J325];&quot;&lt;/story&gt; &lt;/game&gt;&quot;)" office:value-type="string" office:string-value="&lt;game name=&quot;AeroWings 2 - Air Strike (USA)&quot;&gt; &lt;year&gt;2000&lt;/year&gt; &lt;rating&gt;ESRB - E (Everyone)&lt;/rating&gt; &lt;title&gt;AeroWings 2 - Air Strike &lt;/title&gt; &lt;pub&gt;Crave&lt;/pub&gt; &lt;dev&gt;CSK Research Institute Corp.&lt;/dev&gt; &lt;genre&gt;Flying&lt;/genre&gt; &lt;score&gt;3.5&lt;/score&gt; &lt;player&gt;1-2 Players&lt;/player&gt; &lt;story&gt;Whereas the first AeroWings game was all about flight acrobatics, AeroWings 2: Air Strike is a fighter jet game. The most important modes selectable are free flight, which as the name implies gives you freedom to fly what you want (land it in the middle of a freeway if you'd like or next to skyscrapers) and over what type of weather and the split-screen versus mode (2 player). In addition to those modes, the game features training in  over 30 fighter training missions and 15 tactical challenges. Successful completion of these challenges will unlock additional fighters (including the XF-3 Super Recipro, F-2B Support Fighter or F-15DJ Aggressor 2 to name a few) and decals/paint for the plane models. ****As far as the realism goes, the game is customizable with options for either Standard or Professional Flight controls. The main difference between the two being the inclusion of more realistic G-Forces on your plane. It's also important to note that the controls are nearly identical to the first game with one or two buttons difference.&lt;/story&gt; &lt;/game&gt;">
            <text:p>&lt;game name="AeroWings 2 - Air Strike (USA)"&gt; &lt;year&gt;2000&lt;/year&gt; &lt;rating&gt;ESRB - E (Everyone)&lt;/rating&gt; &lt;title&gt;AeroWings 2 - Air Strike &lt;/title&gt; &lt;pub&gt;Crave&lt;/pub&gt; &lt;dev&gt;CSK Research Institute Corp.&lt;/dev&gt; &lt;genre&gt;Flying&lt;/genre&gt; &lt;score&gt;3.5&lt;/score&gt; &lt;player&gt;1-2 Players&lt;/player&gt; &lt;story&gt;Whereas the first AeroWings game was all about flight acrobatics, AeroWings 2: Air Strike is a fighter jet game. The most important modes selectable are free flight, which as the name implies gives you freedom to fly what you want (land it in the middle of a freeway if you'd like or next to skyscrapers) and over what type of weather and the split-screen versus mode (2 player). In addition to those modes, the game features training in <text:s/>over 30 fighter training missions and 15 tactical challenges. Successful completion of these challenges will unlock additional fighters (including the XF-3 Super Recipro, F-2B Support Fighter or F-15DJ Aggressor 2 to name a few) and decals/paint for the plane models. ****As far as the realism goes, the game is customizable with options for either Standard or Professional Flight controls. The main difference between the two being the inclusion of more realistic G-Forces on your plane. It's also important to note that the controls are nearly identical to the first game with one or two buttons difference.&lt;/story&gt; &lt;/game&gt;</text:p>
          </table:table-cell>
        </table:table-row>
        <table:table-row table:style-name="ro1">
          <table:table-cell office:value-type="string">
            <text:p>KISS Psycho Circus - The Nightmare Child (USA)</text:p>
          </table:table-cell>
          <table:table-cell office:value-type="float" office:value="2000">
            <text:p>2000</text:p>
          </table:table-cell>
          <table:table-cell office:value-type="string">
            <text:p>ESRB - M (Mature)</text:p>
          </table:table-cell>
          <table:table-cell office:value-type="string">
            <text:p>KISS Psycho Circus - The Nightmare Child </text:p>
          </table:table-cell>
          <table:table-cell office:value-type="string">
            <text:p>Gathering</text:p>
          </table:table-cell>
          <table:table-cell office:value-type="string">
            <text:p>Tremor Entertainment</text:p>
          </table:table-cell>
          <table:table-cell office:value-type="string">
            <text:p>Action</text:p>
          </table:table-cell>
          <table:table-cell office:value-type="string">
            <text:p>2.5</text:p>
          </table:table-cell>
          <table:table-cell office:value-type="string">
            <text:p>1 Player</text:p>
          </table:table-cell>
          <table:table-cell office:value-type="string">
            <text:p>Wicked Jester, a band of four, are headed for a Friday night gig at The Coventry, a rundown dive outside of town. They arrive only to find the parking lot deserted, the club seemingly dead. The band's members: Pablo Ramirez, Andy Chang, Gabriel Gordo and Patrick Scott, stepping from their van, are startled by a voice from the shadows. She offers them four tickets to a circus -- tonight's the grand finale! Having nothing better to do, the four accept and the nightmare begins.****Based on characters from comic book author Todd McFarlane, KISS Psycho Circus: The Nightmare Child brings the horror and carnage of the Psycho Circus to the PC in a shooter format. There are two-dozen creatures to battle with and three classes of weapons to use, each with four specific types: melee (beast claws, thornblade, twister and punisher), common (zero cannon, magma cannon, windblade and scourge) and ultimate (stargaze, galaxion, spirit lance and draco). In addition to the weaponry, temporary power-ups and instant items such as health, attack and defense powers are available.</text:p>
          </table:table-cell>
          <table:table-cell table:formula="of:=CONCATENATE(&quot;&lt;game name=&quot;;CHAR(34);[.A326];CHAR(34);&quot;&gt; &lt;year&gt;&quot;;[.B326];&quot;&lt;/year&gt; &lt;rating&gt;&quot;;[.C326];&quot;&lt;/rating&gt; &lt;title&gt;&quot;;[.D326];&quot;&lt;/title&gt; &lt;pub&gt;&quot;;[.E326];&quot;&lt;/pub&gt; &lt;dev&gt;&quot;;[.F326];&quot;&lt;/dev&gt; &lt;genre&gt;&quot;;[.G326];&quot;&lt;/genre&gt; &lt;score&gt;&quot;;[.H326];&quot;&lt;/score&gt; &lt;player&gt;&quot;;[.I326];&quot;&lt;/player&gt; &lt;story&gt;&quot;;[.J326];&quot;&lt;/story&gt; &lt;/game&gt;&quot;)" office:value-type="string" office:string-value="&lt;game name=&quot;KISS Psycho Circus - The Nightmare Child (USA)&quot;&gt; &lt;year&gt;2000&lt;/year&gt; &lt;rating&gt;ESRB - M (Mature)&lt;/rating&gt; &lt;title&gt;KISS Psycho Circus - The Nightmare Child &lt;/title&gt; &lt;pub&gt;Gathering&lt;/pub&gt; &lt;dev&gt;Tremor Entertainment&lt;/dev&gt; &lt;genre&gt;Action&lt;/genre&gt; &lt;score&gt;2.5&lt;/score&gt; &lt;player&gt;1 Player&lt;/player&gt; &lt;story&gt;Wicked Jester, a band of four, are headed for a Friday night gig at The Coventry, a rundown dive outside of town. They arrive only to find the parking lot deserted, the club seemingly dead. The band's members: Pablo Ramirez, Andy Chang, Gabriel Gordo and Patrick Scott, stepping from their van, are startled by a voice from the shadows. She offers them four tickets to a circus -- tonight's the grand finale! Having nothing better to do, the four accept and the nightmare begins.****Based on characters from comic book author Todd McFarlane, KISS Psycho Circus: The Nightmare Child brings the horror and carnage of the Psycho Circus to the PC in a shooter format. There are two-dozen creatures to battle with and three classes of weapons to use, each with four specific types: melee (beast claws, thornblade, twister and punisher), common (zero cannon, magma cannon, windblade and scourge) and ultimate (stargaze, galaxion, spirit lance and draco). In addition to the weaponry, temporary power-ups and instant items such as health, attack and defense powers are available.&lt;/story&gt; &lt;/game&gt;">
            <text:p>&lt;game name="KISS Psycho Circus - The Nightmare Child (USA)"&gt; &lt;year&gt;2000&lt;/year&gt; &lt;rating&gt;ESRB - M (Mature)&lt;/rating&gt; &lt;title&gt;KISS Psycho Circus - The Nightmare Child &lt;/title&gt; &lt;pub&gt;Gathering&lt;/pub&gt; &lt;dev&gt;Tremor Entertainment&lt;/dev&gt; &lt;genre&gt;Action&lt;/genre&gt; &lt;score&gt;2.5&lt;/score&gt; &lt;player&gt;1 Player&lt;/player&gt; &lt;story&gt;Wicked Jester, a band of four, are headed for a Friday night gig at The Coventry, a rundown dive outside of town. They arrive only to find the parking lot deserted, the club seemingly dead. The band's members: Pablo Ramirez, Andy Chang, Gabriel Gordo and Patrick Scott, stepping from their van, are startled by a voice from the shadows. She offers them four tickets to a circus -- tonight's the grand finale! Having nothing better to do, the four accept and the nightmare begins.****Based on characters from comic book author Todd McFarlane, KISS Psycho Circus: The Nightmare Child brings the horror and carnage of the Psycho Circus to the PC in a shooter format. There are two-dozen creatures to battle with and three classes of weapons to use, each with four specific types: melee (beast claws, thornblade, twister and punisher), common (zero cannon, magma cannon, windblade and scourge) and ultimate (stargaze, galaxion, spirit lance and draco). In addition to the weaponry, temporary power-ups and instant items such as health, attack and defense powers are available.&lt;/story&gt; &lt;/game&gt;</text:p>
          </table:table-cell>
        </table:table-row>
        <table:table-row table:style-name="ro1">
          <table:table-cell office:value-type="string">
            <text:p>Wild Metal (USA)</text:p>
          </table:table-cell>
          <table:table-cell office:value-type="float" office:value="2000">
            <text:p>2000</text:p>
          </table:table-cell>
          <table:table-cell office:value-type="string">
            <text:p>ESRB - T (Teen)</text:p>
          </table:table-cell>
          <table:table-cell office:value-type="string">
            <text:p>Wild Metal </text:p>
          </table:table-cell>
          <table:table-cell office:value-type="string">
            <text:p>Rockstar Games</text:p>
          </table:table-cell>
          <table:table-cell office:value-type="string">
            <text:p>DMA Design Limited</text:p>
          </table:table-cell>
          <table:table-cell office:value-type="string">
            <text:p>Action</text:p>
          </table:table-cell>
          <table:table-cell office:value-type="string">
            <text:p>3.3</text:p>
          </table:table-cell>
          <table:table-cell office:value-type="string">
            <text:p>1-2 Players</text:p>
          </table:table-cell>
          <table:table-cell office:value-type="string">
            <text:p>Wild Metal Country is an action game in which one of five little tanks can be selected to control. Tank-like machines have gone wild on the three different planets of the Tehric system and the player's job is to defeat them.****The battles take place in desolate mountain environments. The big differences in altitude play an important role in the game. In the single player mode, complete levels by collecting 8 colored power cores, which are defended by the machines, and returning them to one of several hovering stores. The player has an infinite amount of lives. The weaponry consists of 8 types of missiles and 4 types of mines. Help is received from a pair of helicopters that drop ammo and provide healing.****The two tracks of the tank are operated independently. For example, make a quick spin by going forward with one track and backwards with the other. Moreover the turret can be turned in any direction. The camera always moves with the turret sometimes diverting the view towards the camera. The angle of the turret and the distance the rockets travel can be changed. The tank can only be controlled using the keyboard.****Noteworthy aspects of the game are: the physics modelling, the 3D engine and the amount of freedom the player has (no time constraints etc.).</text:p>
          </table:table-cell>
          <table:table-cell table:formula="of:=CONCATENATE(&quot;&lt;game name=&quot;;CHAR(34);[.A327];CHAR(34);&quot;&gt; &lt;year&gt;&quot;;[.B327];&quot;&lt;/year&gt; &lt;rating&gt;&quot;;[.C327];&quot;&lt;/rating&gt; &lt;title&gt;&quot;;[.D327];&quot;&lt;/title&gt; &lt;pub&gt;&quot;;[.E327];&quot;&lt;/pub&gt; &lt;dev&gt;&quot;;[.F327];&quot;&lt;/dev&gt; &lt;genre&gt;&quot;;[.G327];&quot;&lt;/genre&gt; &lt;score&gt;&quot;;[.H327];&quot;&lt;/score&gt; &lt;player&gt;&quot;;[.I327];&quot;&lt;/player&gt; &lt;story&gt;&quot;;[.J327];&quot;&lt;/story&gt; &lt;/game&gt;&quot;)" office:value-type="string" office:string-value="&lt;game name=&quot;Wild Metal (USA)&quot;&gt; &lt;year&gt;2000&lt;/year&gt; &lt;rating&gt;ESRB - T (Teen)&lt;/rating&gt; &lt;title&gt;Wild Metal &lt;/title&gt; &lt;pub&gt;Rockstar Games&lt;/pub&gt; &lt;dev&gt;DMA Design Limited&lt;/dev&gt; &lt;genre&gt;Action&lt;/genre&gt; &lt;score&gt;3.3&lt;/score&gt; &lt;player&gt;1-2 Players&lt;/player&gt; &lt;story&gt;Wild Metal Country is an action game in which one of five little tanks can be selected to control. Tank-like machines have gone wild on the three different planets of the Tehric system and the player's job is to defeat them.****The battles take place in desolate mountain environments. The big differences in altitude play an important role in the game. In the single player mode, complete levels by collecting 8 colored power cores, which are defended by the machines, and returning them to one of several hovering stores. The player has an infinite amount of lives. The weaponry consists of 8 types of missiles and 4 types of mines. Help is received from a pair of helicopters that drop ammo and provide healing.****The two tracks of the tank are operated independently. For example, make a quick spin by going forward with one track and backwards with the other. Moreover the turret can be turned in any direction. The camera always moves with the turret sometimes diverting the view towards the camera. The angle of the turret and the distance the rockets travel can be changed. The tank can only be controlled using the keyboard.****Noteworthy aspects of the game are: the physics modelling, the 3D engine and the amount of freedom the player has (no time constraints etc.).&lt;/story&gt; &lt;/game&gt;">
            <text:p>&lt;game name="Wild Metal (USA)"&gt; &lt;year&gt;2000&lt;/year&gt; &lt;rating&gt;ESRB - T (Teen)&lt;/rating&gt; &lt;title&gt;Wild Metal &lt;/title&gt; &lt;pub&gt;Rockstar Games&lt;/pub&gt; &lt;dev&gt;DMA Design Limited&lt;/dev&gt; &lt;genre&gt;Action&lt;/genre&gt; &lt;score&gt;3.3&lt;/score&gt; &lt;player&gt;1-2 Players&lt;/player&gt; &lt;story&gt;Wild Metal Country is an action game in which one of five little tanks can be selected to control. Tank-like machines have gone wild on the three different planets of the Tehric system and the player's job is to defeat them.****The battles take place in desolate mountain environments. The big differences in altitude play an important role in the game. In the single player mode, complete levels by collecting 8 colored power cores, which are defended by the machines, and returning them to one of several hovering stores. The player has an infinite amount of lives. The weaponry consists of 8 types of missiles and 4 types of mines. Help is received from a pair of helicopters that drop ammo and provide healing.****The two tracks of the tank are operated independently. For example, make a quick spin by going forward with one track and backwards with the other. Moreover the turret can be turned in any direction. The camera always moves with the turret sometimes diverting the view towards the camera. The angle of the turret and the distance the rockets travel can be changed. The tank can only be controlled using the keyboard.****Noteworthy aspects of the game are: the physics modelling, the 3D engine and the amount of freedom the player has (no time constraints etc.).&lt;/story&gt; &lt;/game&gt;</text:p>
          </table:table-cell>
        </table:table-row>
        <table:table-row table:style-name="ro1">
          <table:table-cell office:value-type="string">
            <text:p>Midway's Greatest Arcade Hits Volume 1 (USA)</text:p>
          </table:table-cell>
          <table:table-cell office:value-type="float" office:value="2000">
            <text:p>2000</text:p>
          </table:table-cell>
          <table:table-cell office:value-type="string">
            <text:p>ESRB - E (Everyone)</text:p>
          </table:table-cell>
          <table:table-cell office:value-type="string">
            <text:p>Midway's Greatest Arcade Hits Volume 1 </text:p>
          </table:table-cell>
          <table:table-cell office:value-type="string">
            <text:p>Midway</text:p>
          </table:table-cell>
          <table:table-cell office:value-type="string">
            <text:p>Digital Eclipse </text:p>
          </table:table-cell>
          <table:table-cell office:value-type="string">
            <text:p>Miscellaneous</text:p>
          </table:table-cell>
          <table:table-cell office:value-type="string">
            <text:p>3.6</text:p>
          </table:table-cell>
          <table:table-cell office:value-type="string">
            <text:p>1-2 Players</text:p>
          </table:table-cell>
          <table:table-cell office:value-type="string">
            <text:p>Williams Arcade Classics is a compilation that includes the following games:**Defender**Defender II**Joust**Robotron: 2084**Sinistar</text:p>
          </table:table-cell>
          <table:table-cell table:formula="of:=CONCATENATE(&quot;&lt;game name=&quot;;CHAR(34);[.A328];CHAR(34);&quot;&gt; &lt;year&gt;&quot;;[.B328];&quot;&lt;/year&gt; &lt;rating&gt;&quot;;[.C328];&quot;&lt;/rating&gt; &lt;title&gt;&quot;;[.D328];&quot;&lt;/title&gt; &lt;pub&gt;&quot;;[.E328];&quot;&lt;/pub&gt; &lt;dev&gt;&quot;;[.F328];&quot;&lt;/dev&gt; &lt;genre&gt;&quot;;[.G328];&quot;&lt;/genre&gt; &lt;score&gt;&quot;;[.H328];&quot;&lt;/score&gt; &lt;player&gt;&quot;;[.I328];&quot;&lt;/player&gt; &lt;story&gt;&quot;;[.J328];&quot;&lt;/story&gt; &lt;/game&gt;&quot;)" office:value-type="string" office:string-value="&lt;game name=&quot;Midway's Greatest Arcade Hits Volume 1 (USA)&quot;&gt; &lt;year&gt;2000&lt;/year&gt; &lt;rating&gt;ESRB - E (Everyone)&lt;/rating&gt; &lt;title&gt;Midway's Greatest Arcade Hits Volume 1 &lt;/title&gt; &lt;pub&gt;Midway&lt;/pub&gt; &lt;dev&gt;Digital Eclipse &lt;/dev&gt; &lt;genre&gt;Miscellaneous&lt;/genre&gt; &lt;score&gt;3.6&lt;/score&gt; &lt;player&gt;1-2 Players&lt;/player&gt; &lt;story&gt;Williams Arcade Classics is a compilation that includes the following games:**Defender**Defender II**Joust**Robotron: 2084**Sinistar&lt;/story&gt; &lt;/game&gt;">
            <text:p>&lt;game name="Midway's Greatest Arcade Hits Volume 1 (USA)"&gt; &lt;year&gt;2000&lt;/year&gt; &lt;rating&gt;ESRB - E (Everyone)&lt;/rating&gt; &lt;title&gt;Midway's Greatest Arcade Hits Volume 1 &lt;/title&gt; &lt;pub&gt;Midway&lt;/pub&gt; &lt;dev&gt;Digital Eclipse &lt;/dev&gt; &lt;genre&gt;Miscellaneous&lt;/genre&gt; &lt;score&gt;3.6&lt;/score&gt; &lt;player&gt;1-2 Players&lt;/player&gt; &lt;story&gt;Williams Arcade Classics is a compilation that includes the following games:**Defender**Defender II**Joust**Robotron: 2084**Sinistar&lt;/story&gt; &lt;/game&gt;</text:p>
          </table:table-cell>
        </table:table-row>
        <table:table-row table:style-name="ro1">
          <table:table-cell office:value-type="string">
            <text:p>Sega GT (USA)</text:p>
          </table:table-cell>
          <table:table-cell office:value-type="float" office:value="2000">
            <text:p>2000</text:p>
          </table:table-cell>
          <table:table-cell office:value-type="string">
            <text:p>ESRB - E (Everyone)</text:p>
          </table:table-cell>
          <table:table-cell office:value-type="string">
            <text:p>Sega GT </text:p>
          </table:table-cell>
          <table:table-cell office:value-type="string">
            <text:p>Sega</text:p>
          </table:table-cell>
          <table:table-cell office:value-type="string">
            <text:p>Wow Entertainment, Inc.</text:p>
          </table:table-cell>
          <table:table-cell office:value-type="string">
            <text:p>Driving</text:p>
          </table:table-cell>
          <table:table-cell office:value-type="string">
            <text:p>3.4</text:p>
          </table:table-cell>
          <table:table-cell office:value-type="string">
            <text:p>1-2 Players</text:p>
          </table:table-cell>
          <table:table-cell office:value-type="string">
            <text:p>With a nod towards GT2, Sega tosses in their entry in the race-career-category, meaning that this game is all about racing. Racing to win competitions, cars, money and other prizes (such as licenses for bigger cars), buying new cars to race in, upgrading cars to race in and gaining licenses to race with.****It features realistic controls, graphic and physics, and spans over career, multiplayer or arcade modes, and hundreds of cars to boot.</text:p>
          </table:table-cell>
          <table:table-cell table:formula="of:=CONCATENATE(&quot;&lt;game name=&quot;;CHAR(34);[.A329];CHAR(34);&quot;&gt; &lt;year&gt;&quot;;[.B329];&quot;&lt;/year&gt; &lt;rating&gt;&quot;;[.C329];&quot;&lt;/rating&gt; &lt;title&gt;&quot;;[.D329];&quot;&lt;/title&gt; &lt;pub&gt;&quot;;[.E329];&quot;&lt;/pub&gt; &lt;dev&gt;&quot;;[.F329];&quot;&lt;/dev&gt; &lt;genre&gt;&quot;;[.G329];&quot;&lt;/genre&gt; &lt;score&gt;&quot;;[.H329];&quot;&lt;/score&gt; &lt;player&gt;&quot;;[.I329];&quot;&lt;/player&gt; &lt;story&gt;&quot;;[.J329];&quot;&lt;/story&gt; &lt;/game&gt;&quot;)" office:value-type="string" office:string-value="&lt;game name=&quot;Sega GT (USA)&quot;&gt; &lt;year&gt;2000&lt;/year&gt; &lt;rating&gt;ESRB - E (Everyone)&lt;/rating&gt; &lt;title&gt;Sega GT &lt;/title&gt; &lt;pub&gt;Sega&lt;/pub&gt; &lt;dev&gt;Wow Entertainment, Inc.&lt;/dev&gt; &lt;genre&gt;Driving&lt;/genre&gt; &lt;score&gt;3.4&lt;/score&gt; &lt;player&gt;1-2 Players&lt;/player&gt; &lt;story&gt;With a nod towards GT2, Sega tosses in their entry in the race-career-category, meaning that this game is all about racing. Racing to win competitions, cars, money and other prizes (such as licenses for bigger cars), buying new cars to race in, upgrading cars to race in and gaining licenses to race with.****It features realistic controls, graphic and physics, and spans over career, multiplayer or arcade modes, and hundreds of cars to boot.&lt;/story&gt; &lt;/game&gt;">
            <text:p>&lt;game name="Sega GT (USA)"&gt; &lt;year&gt;2000&lt;/year&gt; &lt;rating&gt;ESRB - E (Everyone)&lt;/rating&gt; &lt;title&gt;Sega GT &lt;/title&gt; &lt;pub&gt;Sega&lt;/pub&gt; &lt;dev&gt;Wow Entertainment, Inc.&lt;/dev&gt; &lt;genre&gt;Driving&lt;/genre&gt; &lt;score&gt;3.4&lt;/score&gt; &lt;player&gt;1-2 Players&lt;/player&gt; &lt;story&gt;With a nod towards GT2, Sega tosses in their entry in the race-career-category, meaning that this game is all about racing. Racing to win competitions, cars, money and other prizes (such as licenses for bigger cars), buying new cars to race in, upgrading cars to race in and gaining licenses to race with.****It features realistic controls, graphic and physics, and spans over career, multiplayer or arcade modes, and hundreds of cars to boot.&lt;/story&gt; &lt;/game&gt;</text:p>
          </table:table-cell>
        </table:table-row>
        <table:table-row table:style-name="ro1">
          <table:table-cell office:value-type="string">
            <text:p>Toy Story 2 - Buzz Lightyear to the Rescue! (USA)</text:p>
          </table:table-cell>
          <table:table-cell office:value-type="float" office:value="2000">
            <text:p>2000</text:p>
          </table:table-cell>
          <table:table-cell office:value-type="string">
            <text:p>ESRB - E (Everyone)</text:p>
          </table:table-cell>
          <table:table-cell office:value-type="string">
            <text:p>Toy Story 2 - Buzz Lightyear to the Rescue! </text:p>
          </table:table-cell>
          <table:table-cell office:value-type="string">
            <text:p>Activision</text:p>
          </table:table-cell>
          <table:table-cell office:value-type="string">
            <text:p>Travellers Tales (Uk) Ltd.</text:p>
          </table:table-cell>
          <table:table-cell office:value-type="string">
            <text:p>Action</text:p>
          </table:table-cell>
          <table:table-cell office:value-type="string">
            <text:p>3.6</text:p>
          </table:table-cell>
          <table:table-cell office:value-type="string">
            <text:p>1 Player</text:p>
          </table:table-cell>
          <table:table-cell office:value-type="string">
            <text:p>Woody has been stolen from the bedroom, ready to be sold to the highest bidder by an evil toy collector. It's up to good friend Buzz Lightyear to fight his way through from the bedroom to the outside world in order to save Woody from the toy market and bring him home.****All of the character from the 3D animated movie appear through-out the side scroller to help Buzz get to where he is needed. Along with the use of his cannon, Buzz can jump to hard to reach places, also useful in collecting the hidden coins that open bonus levels.</text:p>
          </table:table-cell>
          <table:table-cell table:formula="of:=CONCATENATE(&quot;&lt;game name=&quot;;CHAR(34);[.A330];CHAR(34);&quot;&gt; &lt;year&gt;&quot;;[.B330];&quot;&lt;/year&gt; &lt;rating&gt;&quot;;[.C330];&quot;&lt;/rating&gt; &lt;title&gt;&quot;;[.D330];&quot;&lt;/title&gt; &lt;pub&gt;&quot;;[.E330];&quot;&lt;/pub&gt; &lt;dev&gt;&quot;;[.F330];&quot;&lt;/dev&gt; &lt;genre&gt;&quot;;[.G330];&quot;&lt;/genre&gt; &lt;score&gt;&quot;;[.H330];&quot;&lt;/score&gt; &lt;player&gt;&quot;;[.I330];&quot;&lt;/player&gt; &lt;story&gt;&quot;;[.J330];&quot;&lt;/story&gt; &lt;/game&gt;&quot;)" office:value-type="string" office:string-value="&lt;game name=&quot;Toy Story 2 - Buzz Lightyear to the Rescue! (USA)&quot;&gt; &lt;year&gt;2000&lt;/year&gt; &lt;rating&gt;ESRB - E (Everyone)&lt;/rating&gt; &lt;title&gt;Toy Story 2 - Buzz Lightyear to the Rescue! &lt;/title&gt; &lt;pub&gt;Activision&lt;/pub&gt; &lt;dev&gt;Travellers Tales (Uk) Ltd.&lt;/dev&gt; &lt;genre&gt;Action&lt;/genre&gt; &lt;score&gt;3.6&lt;/score&gt; &lt;player&gt;1 Player&lt;/player&gt; &lt;story&gt;Woody has been stolen from the bedroom, ready to be sold to the highest bidder by an evil toy collector. It's up to good friend Buzz Lightyear to fight his way through from the bedroom to the outside world in order to save Woody from the toy market and bring him home.****All of the character from the 3D animated movie appear through-out the side scroller to help Buzz get to where he is needed. Along with the use of his cannon, Buzz can jump to hard to reach places, also useful in collecting the hidden coins that open bonus levels.&lt;/story&gt; &lt;/game&gt;">
            <text:p>&lt;game name="Toy Story 2 - Buzz Lightyear to the Rescue! (USA)"&gt; &lt;year&gt;2000&lt;/year&gt; &lt;rating&gt;ESRB - E (Everyone)&lt;/rating&gt; &lt;title&gt;Toy Story 2 - Buzz Lightyear to the Rescue! &lt;/title&gt; &lt;pub&gt;Activision&lt;/pub&gt; &lt;dev&gt;Travellers Tales (Uk) Ltd.&lt;/dev&gt; &lt;genre&gt;Action&lt;/genre&gt; &lt;score&gt;3.6&lt;/score&gt; &lt;player&gt;1 Player&lt;/player&gt; &lt;story&gt;Woody has been stolen from the bedroom, ready to be sold to the highest bidder by an evil toy collector. It's up to good friend Buzz Lightyear to fight his way through from the bedroom to the outside world in order to save Woody from the toy market and bring him home.****All of the character from the 3D animated movie appear through-out the side scroller to help Buzz get to where he is needed. Along with the use of his cannon, Buzz can jump to hard to reach places, also useful in collecting the hidden coins that open bonus levels.&lt;/story&gt; &lt;/game&gt;</text:p>
          </table:table-cell>
        </table:table-row>
        <table:table-row table:style-name="ro1">
          <table:table-cell office:value-type="string">
            <text:p>World Series Baseball 2K1 (USA)</text:p>
          </table:table-cell>
          <table:table-cell office:value-type="float" office:value="2000">
            <text:p>2000</text:p>
          </table:table-cell>
          <table:table-cell office:value-type="string">
            <text:p>ESRB - E (Everyone)</text:p>
          </table:table-cell>
          <table:table-cell office:value-type="string">
            <text:p>World Series Baseball 2K1 </text:p>
          </table:table-cell>
          <table:table-cell office:value-type="string">
            <text:p>Sega</text:p>
          </table:table-cell>
          <table:table-cell office:value-type="string">
            <text:p>Wow Entertainment, Inc.</text:p>
          </table:table-cell>
          <table:table-cell office:value-type="string">
            <text:p>Baseball/Sports</text:p>
          </table:table-cell>
          <table:table-cell office:value-type="string">
            <text:p>4.3</text:p>
          </table:table-cell>
          <table:table-cell office:value-type="string">
            <text:p>1-2 Players</text:p>
          </table:table-cell>
          <table:table-cell office:value-type="string">
            <text:p>World Series Baseball 2K1 features the actual players, teams, and stadiums of the 2000 baseball season. <text:s/>You can play an exhibition game or a season of 13-162 games, including an All-Star game and play-offs.****Gameplay is the standard behind-the-catcher viewpoint for batting and pitching, switching to different views after the ball is hit. <text:s/>The famous limitation of World Series Baseball 2K1 is that you cannot control the fielders until after the ball is fielded! <text:s/>For this reason the game was almost universally panned by reviewers upon its release. <text:s/>This flaw was fixed in subsequent releases of the World Series Baseball franchise.</text:p>
          </table:table-cell>
          <table:table-cell table:formula="of:=CONCATENATE(&quot;&lt;game name=&quot;;CHAR(34);[.A331];CHAR(34);&quot;&gt; &lt;year&gt;&quot;;[.B331];&quot;&lt;/year&gt; &lt;rating&gt;&quot;;[.C331];&quot;&lt;/rating&gt; &lt;title&gt;&quot;;[.D331];&quot;&lt;/title&gt; &lt;pub&gt;&quot;;[.E331];&quot;&lt;/pub&gt; &lt;dev&gt;&quot;;[.F331];&quot;&lt;/dev&gt; &lt;genre&gt;&quot;;[.G331];&quot;&lt;/genre&gt; &lt;score&gt;&quot;;[.H331];&quot;&lt;/score&gt; &lt;player&gt;&quot;;[.I331];&quot;&lt;/player&gt; &lt;story&gt;&quot;;[.J331];&quot;&lt;/story&gt; &lt;/game&gt;&quot;)" office:value-type="string" office:string-value="&lt;game name=&quot;World Series Baseball 2K1 (USA)&quot;&gt; &lt;year&gt;2000&lt;/year&gt; &lt;rating&gt;ESRB - E (Everyone)&lt;/rating&gt; &lt;title&gt;World Series Baseball 2K1 &lt;/title&gt; &lt;pub&gt;Sega&lt;/pub&gt; &lt;dev&gt;Wow Entertainment, Inc.&lt;/dev&gt; &lt;genre&gt;Baseball/Sports&lt;/genre&gt; &lt;score&gt;4.3&lt;/score&gt; &lt;player&gt;1-2 Players&lt;/player&gt; &lt;story&gt;World Series Baseball 2K1 features the actual players, teams, and stadiums of the 2000 baseball season.  You can play an exhibition game or a season of 13-162 games, including an All-Star game and play-offs.****Gameplay is the standard behind-the-catcher viewpoint for batting and pitching, switching to different views after the ball is hit.  The famous limitation of World Series Baseball 2K1 is that you cannot control the fielders until after the ball is fielded!  For this reason the game was almost universally panned by reviewers upon its release.  This flaw was fixed in subsequent releases of the World Series Baseball franchise.&lt;/story&gt; &lt;/game&gt;">
            <text:p>&lt;game name="World Series Baseball 2K1 (USA)"&gt; &lt;year&gt;2000&lt;/year&gt; &lt;rating&gt;ESRB - E (Everyone)&lt;/rating&gt; &lt;title&gt;World Series Baseball 2K1 &lt;/title&gt; &lt;pub&gt;Sega&lt;/pub&gt; &lt;dev&gt;Wow Entertainment, Inc.&lt;/dev&gt; &lt;genre&gt;Baseball/Sports&lt;/genre&gt; &lt;score&gt;4.3&lt;/score&gt; &lt;player&gt;1-2 Players&lt;/player&gt; &lt;story&gt;World Series Baseball 2K1 features the actual players, teams, and stadiums of the 2000 baseball season. <text:s/>You can play an exhibition game or a season of 13-162 games, including an All-Star game and play-offs.****Gameplay is the standard behind-the-catcher viewpoint for batting and pitching, switching to different views after the ball is hit. <text:s/>The famous limitation of World Series Baseball 2K1 is that you cannot control the fielders until after the ball is fielded! <text:s/>For this reason the game was almost universally panned by reviewers upon its release. <text:s/>This flaw was fixed in subsequent releases of the World Series Baseball franchise.&lt;/story&gt; &lt;/game&gt;</text:p>
          </table:table-cell>
        </table:table-row>
        <table:table-row table:style-name="ro1">
          <table:table-cell office:value-type="string">
            <text:p>World Series Baseball 2K2 (USA)</text:p>
          </table:table-cell>
          <table:table-cell office:value-type="float" office:value="2001">
            <text:p>2001</text:p>
          </table:table-cell>
          <table:table-cell office:value-type="string">
            <text:p>ESRB - E (Everyone)</text:p>
          </table:table-cell>
          <table:table-cell office:value-type="string">
            <text:p>World Series Baseball 2K2 </text:p>
          </table:table-cell>
          <table:table-cell office:value-type="string">
            <text:p>Sega</text:p>
          </table:table-cell>
          <table:table-cell office:value-type="string">
            <text:p>Visual Concepts Entertainment, Inc.</text:p>
          </table:table-cell>
          <table:table-cell office:value-type="string">
            <text:p>Baseball/Sports</text:p>
          </table:table-cell>
          <table:table-cell office:value-type="string">
            <text:p>3.6</text:p>
          </table:table-cell>
          <table:table-cell office:value-type="string">
            <text:p>1-2 Players</text:p>
          </table:table-cell>
          <table:table-cell office:value-type="string">
            <text:p>World Series Baseball 2K2 features a complete 2002 roster list and various game modes. <text:s/>You can compete in a standard exhibition game, go for a franchise, skip directly to the playoffs, compete in a home run derby, or play online.****2K2 features several new options. <text:s/>You can take total control of your fielding and lineup positions. <text:s/>You can create, sign, and trade free agents. <text:s/>You can manage your batting and pitching rotation. <text:s/>You can set up a custom batting order and take control of every player on the field.****There are many statistics to keep track of, including hot and cold zones for each player, drafts, injuries, trades and fines.</text:p>
          </table:table-cell>
          <table:table-cell table:formula="of:=CONCATENATE(&quot;&lt;game name=&quot;;CHAR(34);[.A332];CHAR(34);&quot;&gt; &lt;year&gt;&quot;;[.B332];&quot;&lt;/year&gt; &lt;rating&gt;&quot;;[.C332];&quot;&lt;/rating&gt; &lt;title&gt;&quot;;[.D332];&quot;&lt;/title&gt; &lt;pub&gt;&quot;;[.E332];&quot;&lt;/pub&gt; &lt;dev&gt;&quot;;[.F332];&quot;&lt;/dev&gt; &lt;genre&gt;&quot;;[.G332];&quot;&lt;/genre&gt; &lt;score&gt;&quot;;[.H332];&quot;&lt;/score&gt; &lt;player&gt;&quot;;[.I332];&quot;&lt;/player&gt; &lt;story&gt;&quot;;[.J332];&quot;&lt;/story&gt; &lt;/game&gt;&quot;)" office:value-type="string" office:string-value="&lt;game name=&quot;World Series Baseball 2K2 (USA)&quot;&gt; &lt;year&gt;2001&lt;/year&gt; &lt;rating&gt;ESRB - E (Everyone)&lt;/rating&gt; &lt;title&gt;World Series Baseball 2K2 &lt;/title&gt; &lt;pub&gt;Sega&lt;/pub&gt; &lt;dev&gt;Visual Concepts Entertainment, Inc.&lt;/dev&gt; &lt;genre&gt;Baseball/Sports&lt;/genre&gt; &lt;score&gt;3.6&lt;/score&gt; &lt;player&gt;1-2 Players&lt;/player&gt; &lt;story&gt;World Series Baseball 2K2 features a complete 2002 roster list and various game modes.  You can compete in a standard exhibition game, go for a franchise, skip directly to the playoffs, compete in a home run derby, or play online.****2K2 features several new options.  You can take total control of your fielding and lineup positions.  You can create, sign, and trade free agents.  You can manage your batting and pitching rotation.  You can set up a custom batting order and take control of every player on the field.****There are many statistics to keep track of, including hot and cold zones for each player, drafts, injuries, trades and fines.&lt;/story&gt; &lt;/game&gt;">
            <text:p>&lt;game name="World Series Baseball 2K2 (USA)"&gt; &lt;year&gt;2001&lt;/year&gt; &lt;rating&gt;ESRB - E (Everyone)&lt;/rating&gt; &lt;title&gt;World Series Baseball 2K2 &lt;/title&gt; &lt;pub&gt;Sega&lt;/pub&gt; &lt;dev&gt;Visual Concepts Entertainment, Inc.&lt;/dev&gt; &lt;genre&gt;Baseball/Sports&lt;/genre&gt; &lt;score&gt;3.6&lt;/score&gt; &lt;player&gt;1-2 Players&lt;/player&gt; &lt;story&gt;World Series Baseball 2K2 features a complete 2002 roster list and various game modes. <text:s/>You can compete in a standard exhibition game, go for a franchise, skip directly to the playoffs, compete in a home run derby, or play online.****2K2 features several new options. <text:s/>You can take total control of your fielding and lineup positions. <text:s/>You can create, sign, and trade free agents. <text:s/>You can manage your batting and pitching rotation. <text:s/>You can set up a custom batting order and take control of every player on the field.****There are many statistics to keep track of, including hot and cold zones for each player, drafts, injuries, trades and fines.&lt;/story&gt; &lt;/game&gt;</text:p>
          </table:table-cell>
        </table:table-row>
        <table:table-row table:style-name="ro1">
          <table:table-cell office:value-type="string">
            <text:p>WWF Attitude (USA)</text:p>
          </table:table-cell>
          <table:table-cell office:value-type="float" office:value="1999">
            <text:p>1999</text:p>
          </table:table-cell>
          <table:table-cell office:value-type="string">
            <text:p>ESRB - E (Everyone)</text:p>
          </table:table-cell>
          <table:table-cell office:value-type="string">
            <text:p>WWF Attitude </text:p>
          </table:table-cell>
          <table:table-cell office:value-type="string">
            <text:p>Acclaim</text:p>
          </table:table-cell>
          <table:table-cell office:value-type="string">
            <text:p>Iguana Entertainment, Inc.</text:p>
          </table:table-cell>
          <table:table-cell office:value-type="string">
            <text:p>Sports/Wrestling</text:p>
          </table:table-cell>
          <table:table-cell office:value-type="string">
            <text:p>2.9</text:p>
          </table:table-cell>
          <table:table-cell office:value-type="string">
            <text:p>1-4 Players</text:p>
          </table:table-cell>
          <table:table-cell office:value-type="string">
            <text:p>WWF Attitude was the third wrestling game by Acclaim for the Sony Playstation. It was also the second WWF 3D wrestling game for the system. This game was the followup to the commercial success WWF War Zone. At the time it was the wrestling game to have featured the most modes. The 20 or so game modes included specialty matches like royal rumble, survivor series, tornado matches and more. Also featured was a new career mode compared to that of WWF War Zone, realistic entrances and a first ever Create a PPV mode. The game featured over 40 of the then current WWF Superstars, including hidden ones. The Create A Wrestler feature was one of the most advanced of it's time.</text:p>
          </table:table-cell>
          <table:table-cell table:formula="of:=CONCATENATE(&quot;&lt;game name=&quot;;CHAR(34);[.A333];CHAR(34);&quot;&gt; &lt;year&gt;&quot;;[.B333];&quot;&lt;/year&gt; &lt;rating&gt;&quot;;[.C333];&quot;&lt;/rating&gt; &lt;title&gt;&quot;;[.D333];&quot;&lt;/title&gt; &lt;pub&gt;&quot;;[.E333];&quot;&lt;/pub&gt; &lt;dev&gt;&quot;;[.F333];&quot;&lt;/dev&gt; &lt;genre&gt;&quot;;[.G333];&quot;&lt;/genre&gt; &lt;score&gt;&quot;;[.H333];&quot;&lt;/score&gt; &lt;player&gt;&quot;;[.I333];&quot;&lt;/player&gt; &lt;story&gt;&quot;;[.J333];&quot;&lt;/story&gt; &lt;/game&gt;&quot;)" office:value-type="string" office:string-value="&lt;game name=&quot;WWF Attitude (USA)&quot;&gt; &lt;year&gt;1999&lt;/year&gt; &lt;rating&gt;ESRB - E (Everyone)&lt;/rating&gt; &lt;title&gt;WWF Attitude &lt;/title&gt; &lt;pub&gt;Acclaim&lt;/pub&gt; &lt;dev&gt;Iguana Entertainment, Inc.&lt;/dev&gt; &lt;genre&gt;Sports/Wrestling&lt;/genre&gt; &lt;score&gt;2.9&lt;/score&gt; &lt;player&gt;1-4 Players&lt;/player&gt; &lt;story&gt;WWF Attitude was the third wrestling game by Acclaim for the Sony Playstation. It was also the second WWF 3D wrestling game for the system. This game was the followup to the commercial success WWF War Zone. At the time it was the wrestling game to have featured the most modes. The 20 or so game modes included specialty matches like royal rumble, survivor series, tornado matches and more. Also featured was a new career mode compared to that of WWF War Zone, realistic entrances and a first ever Create a PPV mode. The game featured over 40 of the then current WWF Superstars, including hidden ones. The Create A Wrestler feature was one of the most advanced of it's time.&lt;/story&gt; &lt;/game&gt;">
            <text:p>&lt;game name="WWF Attitude (USA)"&gt; &lt;year&gt;1999&lt;/year&gt; &lt;rating&gt;ESRB - E (Everyone)&lt;/rating&gt; &lt;title&gt;WWF Attitude &lt;/title&gt; &lt;pub&gt;Acclaim&lt;/pub&gt; &lt;dev&gt;Iguana Entertainment, Inc.&lt;/dev&gt; &lt;genre&gt;Sports/Wrestling&lt;/genre&gt; &lt;score&gt;2.9&lt;/score&gt; &lt;player&gt;1-4 Players&lt;/player&gt; &lt;story&gt;WWF Attitude was the third wrestling game by Acclaim for the Sony Playstation. It was also the second WWF 3D wrestling game for the system. This game was the followup to the commercial success WWF War Zone. At the time it was the wrestling game to have featured the most modes. The 20 or so game modes included specialty matches like royal rumble, survivor series, tornado matches and more. Also featured was a new career mode compared to that of WWF War Zone, realistic entrances and a first ever Create a PPV mode. The game featured over 40 of the then current WWF Superstars, including hidden ones. The Create A Wrestler feature was one of the most advanced of it's time.&lt;/story&gt; &lt;/game&gt;</text:p>
          </table:table-cell>
        </table:table-row>
        <table:table-row table:style-name="ro1">
          <table:table-cell office:value-type="string">
            <text:p>Sonic Adventure International (Japan)</text:p>
          </table:table-cell>
          <table:table-cell office:value-type="float" office:value="1999">
            <text:p>1999</text:p>
          </table:table-cell>
          <table:table-cell office:value-type="string">
            <text:p>ESRB - E (Everyone)</text:p>
          </table:table-cell>
          <table:table-cell office:value-type="string">
            <text:p>Sonic Adventure International </text:p>
          </table:table-cell>
          <table:table-cell office:value-type="string">
            <text:p>Sega</text:p>
          </table:table-cell>
          <table:table-cell office:value-type="string">
            <text:p>Sonic Team </text:p>
          </table:table-cell>
          <table:table-cell office:value-type="string">
            <text:p>Platform</text:p>
          </table:table-cell>
          <table:table-cell office:value-type="string">
            <text:p>4.1</text:p>
          </table:table-cell>
          <table:table-cell office:value-type="string">
            <text:p>1 Player</text:p>
          </table:table-cell>
          <table:table-cell office:value-type="string">
            <text:p>Yet again Sonic and friends find themselves wrapped up in the schemes of Dr. Robotnik. This time he plans to exploit the power of Chaos, a malevolent being that feeds upon the power of the Chaos Emeralds. In their own ways five heroes will do what they can to save Station Square and, perhaps, the entire world. The player can select from which character to play after meeting them with Sonic, and each has their own unique version of each level. Sonic's levels involve racing through a level as quickly as possible, destroying any robots along the way. Tails can hover over distances, and his levels are similar to Sonic's except that he must beat an opponent to the finish line. Amy can't charge up ramps or run as quickly as Sonic and Tails, but she does have a giant hammer she can break obstacles with. The goal of her levels is to avoid being captured by a robot sent after her by Dr. Robotnik. E102 Gamma is a slow, difficult to maneuver robot, but it has guns and missiles that can lock on to several targets at once, chaining together attacks and earning a higher score and more time on the clock. The goal of its levels is to reach a boss enemy and destroy it before time runs out. The final character is Big the Cat, a fisherman searching for his lost frog. Big's levels are almost entirely devoid of action or fighting; he just fishes. Each character can find items that increase their abilities as the story progresses, such as a ring for Sonic that lets him home along lines of rings, or improved lures for Big. A final chapter wrapping up the story is unlocked after all other characters have been completed. Additionally each of the characters can visit the Chao garden where they can raise baby Chaos. By petting, feeding, and showing animals found in levels to the Chaos they can grow stronger, and optionally be put into races against other Chaos. As well each level in the game has additional objectives that can be completed to acquire extra emblems, although the emblems don't do anything in this version of the game. Finally at one time it was possible to go online and download additional levels and bonuses in the game, such a Christmas theme for Station Square and a level sponsored by AT&amp;T, but since SegaNet shut down this is no longer possible.</text:p>
          </table:table-cell>
          <table:table-cell table:formula="of:=CONCATENATE(&quot;&lt;game name=&quot;;CHAR(34);[.A334];CHAR(34);&quot;&gt; &lt;year&gt;&quot;;[.B334];&quot;&lt;/year&gt; &lt;rating&gt;&quot;;[.C334];&quot;&lt;/rating&gt; &lt;title&gt;&quot;;[.D334];&quot;&lt;/title&gt; &lt;pub&gt;&quot;;[.E334];&quot;&lt;/pub&gt; &lt;dev&gt;&quot;;[.F334];&quot;&lt;/dev&gt; &lt;genre&gt;&quot;;[.G334];&quot;&lt;/genre&gt; &lt;score&gt;&quot;;[.H334];&quot;&lt;/score&gt; &lt;player&gt;&quot;;[.I334];&quot;&lt;/player&gt; &lt;story&gt;&quot;;[.J334];&quot;&lt;/story&gt; &lt;/game&gt;&quot;)" office:value-type="string" office:string-value="&lt;game name=&quot;Sonic Adventure International (Japan)&quot;&gt; &lt;year&gt;1999&lt;/year&gt; &lt;rating&gt;ESRB - E (Everyone)&lt;/rating&gt; &lt;title&gt;Sonic Adventure International &lt;/title&gt; &lt;pub&gt;Sega&lt;/pub&gt; &lt;dev&gt;Sonic Team &lt;/dev&gt; &lt;genre&gt;Platform&lt;/genre&gt; &lt;score&gt;4.1&lt;/score&gt; &lt;player&gt;1 Player&lt;/player&gt; &lt;story&gt;Yet again Sonic and friends find themselves wrapped up in the schemes of Dr. Robotnik. This time he plans to exploit the power of Chaos, a malevolent being that feeds upon the power of the Chaos Emeralds. In their own ways five heroes will do what they can to save Station Square and, perhaps, the entire world. The player can select from which character to play after meeting them with Sonic, and each has their own unique version of each level. Sonic's levels involve racing through a level as quickly as possible, destroying any robots along the way. Tails can hover over distances, and his levels are similar to Sonic's except that he must beat an opponent to the finish line. Amy can't charge up ramps or run as quickly as Sonic and Tails, but she does have a giant hammer she can break obstacles with. The goal of her levels is to avoid being captured by a robot sent after her by Dr. Robotnik. E102 Gamma is a slow, difficult to maneuver robot, but it has guns and missiles that can lock on to several targets at once, chaining together attacks and earning a higher score and more time on the clock. The goal of its levels is to reach a boss enemy and destroy it before time runs out. The final character is Big the Cat, a fisherman searching for his lost frog. Big's levels are almost entirely devoid of action or fighting; he just fishes. Each character can find items that increase their abilities as the story progresses, such as a ring for Sonic that lets him home along lines of rings, or improved lures for Big. A final chapter wrapping up the story is unlocked after all other characters have been completed. Additionally each of the characters can visit the Chao garden where they can raise baby Chaos. By petting, feeding, and showing animals found in levels to the Chaos they can grow stronger, and optionally be put into races against other Chaos. As well each level in the game has additional objectives that can be completed to acquire extra emblems, although the emblems don't do anything in this version of the game. Finally at one time it was possible to go online and download additional levels and bonuses in the game, such a Christmas theme for Station Square and a level sponsored by AT&amp;T, but since SegaNet shut down this is no longer possible.&lt;/story&gt; &lt;/game&gt;">
            <text:p>&lt;game name="Sonic Adventure International (Japan)"&gt; &lt;year&gt;1999&lt;/year&gt; &lt;rating&gt;ESRB - E (Everyone)&lt;/rating&gt; &lt;title&gt;Sonic Adventure International &lt;/title&gt; &lt;pub&gt;Sega&lt;/pub&gt; &lt;dev&gt;Sonic Team &lt;/dev&gt; &lt;genre&gt;Platform&lt;/genre&gt; &lt;score&gt;4.1&lt;/score&gt; &lt;player&gt;1 Player&lt;/player&gt; &lt;story&gt;Yet again Sonic and friends find themselves wrapped up in the schemes of Dr. Robotnik. This time he plans to exploit the power of Chaos, a malevolent being that feeds upon the power of the Chaos Emeralds. In their own ways five heroes will do what they can to save Station Square and, perhaps, the entire world. The player can select from which character to play after meeting them with Sonic, and each has their own unique version of each level. Sonic's levels involve racing through a level as quickly as possible, destroying any robots along the way. Tails can hover over distances, and his levels are similar to Sonic's except that he must beat an opponent to the finish line. Amy can't charge up ramps or run as quickly as Sonic and Tails, but she does have a giant hammer she can break obstacles with. The goal of her levels is to avoid being captured by a robot sent after her by Dr. Robotnik. E102 Gamma is a slow, difficult to maneuver robot, but it has guns and missiles that can lock on to several targets at once, chaining together attacks and earning a higher score and more time on the clock. The goal of its levels is to reach a boss enemy and destroy it before time runs out. The final character is Big the Cat, a fisherman searching for his lost frog. Big's levels are almost entirely devoid of action or fighting; he just fishes. Each character can find items that increase their abilities as the story progresses, such as a ring for Sonic that lets him home along lines of rings, or improved lures for Big. A final chapter wrapping up the story is unlocked after all other characters have been completed. Additionally each of the characters can visit the Chao garden where they can raise baby Chaos. By petting, feeding, and showing animals found in levels to the Chaos they can grow stronger, and optionally be put into races against other Chaos. As well each level in the game has additional objectives that can be completed to acquire extra emblems, although the emblems don't do anything in this version of the game. Finally at one time it was possible to go online and download additional levels and bonuses in the game, such a Christmas theme for Station Square and a level sponsored by AT&amp;T, but since SegaNet shut down this is no longer possible.&lt;/story&gt; &lt;/game&gt;</text:p>
          </table:table-cell>
        </table:table-row>
        <table:table-row table:style-name="ro1">
          <table:table-cell office:value-type="string">
            <text:p>Sonic Adventure (USA)</text:p>
          </table:table-cell>
          <table:table-cell office:value-type="float" office:value="1999">
            <text:p>1999</text:p>
          </table:table-cell>
          <table:table-cell office:value-type="string">
            <text:p>ESRB - E (Everyone)</text:p>
          </table:table-cell>
          <table:table-cell office:value-type="string">
            <text:p>Sonic Adventure </text:p>
          </table:table-cell>
          <table:table-cell office:value-type="string">
            <text:p>Sega</text:p>
          </table:table-cell>
          <table:table-cell office:value-type="string">
            <text:p>Sonic Team</text:p>
          </table:table-cell>
          <table:table-cell office:value-type="string">
            <text:p>Platform</text:p>
          </table:table-cell>
          <table:table-cell office:value-type="string">
            <text:p>4.0</text:p>
          </table:table-cell>
          <table:table-cell office:value-type="string">
            <text:p>1 Player</text:p>
          </table:table-cell>
          <table:table-cell office:value-type="string">
            <text:p>Yet again Sonic and friends find themselves wrapped up in the schemes of Dr. Robotnik. This time he plans to exploit the power of Chaos, a malevolent being that feeds upon the power of the Chaos Emeralds. In their own ways five heroes will do what they can to save Station Square and, perhaps, the entire world.****The player can select from which character to play after meeting them with Sonic, and each has their own unique version of each level. Sonic's levels involve racing through a level as quickly as possible, destroying any robots along the way. Tails can hover over distances, and his levels are similar to Sonic's except that he must beat an opponent to the finish line. Amy can't charge up ramps or run as quickly as Sonic and Tails, but she does have a giant hammer she can break obstacles with. The goal of her levels is to avoid being captured by a robot sent after her by Dr. Robotnik. E102 Gamma is a slow, difficult to maneuver robot, but it has guns and missiles that can lock on to several targets at once, chaining together attacks and earning a higher score and more time on the clock. The goal of its levels is to reach a boss enemy and destroy it before time runs out. The final character is Big the Cat, a fisherman searching for his lost frog. Big's levels are almost entirely devoid of action or fighting; he just fishes. Each character can find items that increase their abilities as the story progresses, such as a ring for Sonic that lets him home along lines of rings, or improved lures for Big. A final chapter wrapping up the story is unlocked after all other characters have been completed.****Additionally each of the characters can visit the Chao garden where they can raise baby Chaos. By petting, feeding, and showing animals found in levels to the Chaos they can grow stronger, and optionally be put into races against other Chaos. As well each level in the game has additional objectives that can be completed to acquire extra emblems, although the emblems don't do anything in this version of the game. Finally at one time it was possible to go online and download additional levels and bonuses in the game, such a Christmas theme for Station Square and a level sponsored by AT&amp;amp;T, but since SegaNet shut down this is no longer possible.</text:p>
          </table:table-cell>
          <table:table-cell table:formula="of:=CONCATENATE(&quot;&lt;game name=&quot;;CHAR(34);[.A335];CHAR(34);&quot;&gt; &lt;year&gt;&quot;;[.B335];&quot;&lt;/year&gt; &lt;rating&gt;&quot;;[.C335];&quot;&lt;/rating&gt; &lt;title&gt;&quot;;[.D335];&quot;&lt;/title&gt; &lt;pub&gt;&quot;;[.E335];&quot;&lt;/pub&gt; &lt;dev&gt;&quot;;[.F335];&quot;&lt;/dev&gt; &lt;genre&gt;&quot;;[.G335];&quot;&lt;/genre&gt; &lt;score&gt;&quot;;[.H335];&quot;&lt;/score&gt; &lt;player&gt;&quot;;[.I335];&quot;&lt;/player&gt; &lt;story&gt;&quot;;[.J335];&quot;&lt;/story&gt; &lt;/game&gt;&quot;)" office:value-type="string" office:string-value="&lt;game name=&quot;Sonic Adventure (USA)&quot;&gt; &lt;year&gt;1999&lt;/year&gt; &lt;rating&gt;ESRB - E (Everyone)&lt;/rating&gt; &lt;title&gt;Sonic Adventure &lt;/title&gt; &lt;pub&gt;Sega&lt;/pub&gt; &lt;dev&gt;Sonic Team&lt;/dev&gt; &lt;genre&gt;Platform&lt;/genre&gt; &lt;score&gt;4.0&lt;/score&gt; &lt;player&gt;1 Player&lt;/player&gt; &lt;story&gt;Yet again Sonic and friends find themselves wrapped up in the schemes of Dr. Robotnik. This time he plans to exploit the power of Chaos, a malevolent being that feeds upon the power of the Chaos Emeralds. In their own ways five heroes will do what they can to save Station Square and, perhaps, the entire world.****The player can select from which character to play after meeting them with Sonic, and each has their own unique version of each level. Sonic's levels involve racing through a level as quickly as possible, destroying any robots along the way. Tails can hover over distances, and his levels are similar to Sonic's except that he must beat an opponent to the finish line. Amy can't charge up ramps or run as quickly as Sonic and Tails, but she does have a giant hammer she can break obstacles with. The goal of her levels is to avoid being captured by a robot sent after her by Dr. Robotnik. E102 Gamma is a slow, difficult to maneuver robot, but it has guns and missiles that can lock on to several targets at once, chaining together attacks and earning a higher score and more time on the clock. The goal of its levels is to reach a boss enemy and destroy it before time runs out. The final character is Big the Cat, a fisherman searching for his lost frog. Big's levels are almost entirely devoid of action or fighting; he just fishes. Each character can find items that increase their abilities as the story progresses, such as a ring for Sonic that lets him home along lines of rings, or improved lures for Big. A final chapter wrapping up the story is unlocked after all other characters have been completed.****Additionally each of the characters can visit the Chao garden where they can raise baby Chaos. By petting, feeding, and showing animals found in levels to the Chaos they can grow stronger, and optionally be put into races against other Chaos. As well each level in the game has additional objectives that can be completed to acquire extra emblems, although the emblems don't do anything in this version of the game. Finally at one time it was possible to go online and download additional levels and bonuses in the game, such a Christmas theme for Station Square and a level sponsored by AT&amp;amp;T, but since SegaNet shut down this is no longer possible.&lt;/story&gt; &lt;/game&gt;">
            <text:p>&lt;game name="Sonic Adventure (USA)"&gt; &lt;year&gt;1999&lt;/year&gt; &lt;rating&gt;ESRB - E (Everyone)&lt;/rating&gt; &lt;title&gt;Sonic Adventure &lt;/title&gt; &lt;pub&gt;Sega&lt;/pub&gt; &lt;dev&gt;Sonic Team&lt;/dev&gt; &lt;genre&gt;Platform&lt;/genre&gt; &lt;score&gt;4.0&lt;/score&gt; &lt;player&gt;1 Player&lt;/player&gt; &lt;story&gt;Yet again Sonic and friends find themselves wrapped up in the schemes of Dr. Robotnik. This time he plans to exploit the power of Chaos, a malevolent being that feeds upon the power of the Chaos Emeralds. In their own ways five heroes will do what they can to save Station Square and, perhaps, the entire world.****The player can select from which character to play after meeting them with Sonic, and each has their own unique version of each level. Sonic's levels involve racing through a level as quickly as possible, destroying any robots along the way. Tails can hover over distances, and his levels are similar to Sonic's except that he must beat an opponent to the finish line. Amy can't charge up ramps or run as quickly as Sonic and Tails, but she does have a giant hammer she can break obstacles with. The goal of her levels is to avoid being captured by a robot sent after her by Dr. Robotnik. E102 Gamma is a slow, difficult to maneuver robot, but it has guns and missiles that can lock on to several targets at once, chaining together attacks and earning a higher score and more time on the clock. The goal of its levels is to reach a boss enemy and destroy it before time runs out. The final character is Big the Cat, a fisherman searching for his lost frog. Big's levels are almost entirely devoid of action or fighting; he just fishes. Each character can find items that increase their abilities as the story progresses, such as a ring for Sonic that lets him home along lines of rings, or improved lures for Big. A final chapter wrapping up the story is unlocked after all other characters have been completed.****Additionally each of the characters can visit the Chao garden where they can raise baby Chaos. By petting, feeding, and showing animals found in levels to the Chaos they can grow stronger, and optionally be put into races against other Chaos. As well each level in the game has additional objectives that can be completed to acquire extra emblems, although the emblems don't do anything in this version of the game. Finally at one time it was possible to go online and download additional levels and bonuses in the game, such a Christmas theme for Station Square and a level sponsored by AT&amp;amp;T, but since SegaNet shut down this is no longer possible.&lt;/story&gt; &lt;/game&gt;</text:p>
          </table:table-cell>
        </table:table-row>
        <table:table-row table:style-name="ro1">
          <table:table-cell office:value-type="string">
            <text:p>Omikron - The Nomad Soul (USA)</text:p>
          </table:table-cell>
          <table:table-cell office:value-type="float" office:value="2000">
            <text:p>2000</text:p>
          </table:table-cell>
          <table:table-cell office:value-type="string">
            <text:p>ESRB - T (Teen)</text:p>
          </table:table-cell>
          <table:table-cell office:value-type="string">
            <text:p>Omikron - The Nomad Soul </text:p>
          </table:table-cell>
          <table:table-cell office:value-type="string">
            <text:p>Eidos Interactive</text:p>
          </table:table-cell>
          <table:table-cell office:value-type="string">
            <text:p>Quantic Dream SA</text:p>
          </table:table-cell>
          <table:table-cell office:value-type="string">
            <text:p>Adventure</text:p>
          </table:table-cell>
          <table:table-cell office:value-type="string">
            <text:p>3.5</text:p>
          </table:table-cell>
          <table:table-cell office:value-type="string">
            <text:p>1 Player</text:p>
          </table:table-cell>
          <table:table-cell office:value-type="string">
            <text:p>You are the Nomad Soul, a computer game player sucked into another dimension. At first you take on the role of Kay'l, an Omikron police officer. As Kay'l you must figure out what has happened over the past few days due to memory loss. As the game progresses you will find a plot that twists and turns at every corner. For transportation, you use a "Slider" that you can control manually or set to auto-pilot to take you throughout much of Omikron. When given a choice of what to say to a person, your answers will almost always affect your future in the game and how people act towards you. ****Throughout the course of the game you may take on the role of up to 41 different characters through the use of a "Soul Transfer" spell. In most situations, even if you die, you will be "virtually" reincarnated through the next character that touches you. In your travels you must explore the vast city of Omikron. You may visit anywhere in the city that you wish to, even if it isn't important for finishing the game. ****An example of this freedom is when in the "red light" district of Omikron, you find a flyer about a "prohibited" concert that you may attend. If you go to the concert, the band will play a full length song for you. Also in this part of Omikron you can attend "peep-shows" and go visit the sex shops. All items are kept inside your SNEAK device on your wrist, 18 items may be carried at once and there is a transfer system set up so items can be stored and retrived at another station. ****Also, in Omikron, it is important that with each character you take them through combat training so you are at a higher fighting level. Although most of the game takes place in adventure mode there are two other modes available to use at certain points throughtout the game, shooting and fighting. In the fighting mode, your character knows a variety of moves and will have to fight off his opposition. In the shooting mode, you find yourself in a first-person perspective shooting after thugs mostly, although you will run into some more interesting enemies to shoot later in the game. ****As they say in Omikron, "Who will you be after you die?"</text:p>
          </table:table-cell>
          <table:table-cell table:formula="of:=CONCATENATE(&quot;&lt;game name=&quot;;CHAR(34);[.A336];CHAR(34);&quot;&gt; &lt;year&gt;&quot;;[.B336];&quot;&lt;/year&gt; &lt;rating&gt;&quot;;[.C336];&quot;&lt;/rating&gt; &lt;title&gt;&quot;;[.D336];&quot;&lt;/title&gt; &lt;pub&gt;&quot;;[.E336];&quot;&lt;/pub&gt; &lt;dev&gt;&quot;;[.F336];&quot;&lt;/dev&gt; &lt;genre&gt;&quot;;[.G336];&quot;&lt;/genre&gt; &lt;score&gt;&quot;;[.H336];&quot;&lt;/score&gt; &lt;player&gt;&quot;;[.I336];&quot;&lt;/player&gt; &lt;story&gt;&quot;;[.J336];&quot;&lt;/story&gt; &lt;/game&gt;&quot;)" office:value-type="string" office:string-value="&lt;game name=&quot;Omikron - The Nomad Soul (USA)&quot;&gt; &lt;year&gt;2000&lt;/year&gt; &lt;rating&gt;ESRB - T (Teen)&lt;/rating&gt; &lt;title&gt;Omikron - The Nomad Soul &lt;/title&gt; &lt;pub&gt;Eidos Interactive&lt;/pub&gt; &lt;dev&gt;Quantic Dream SA&lt;/dev&gt; &lt;genre&gt;Adventure&lt;/genre&gt; &lt;score&gt;3.5&lt;/score&gt; &lt;player&gt;1 Player&lt;/player&gt; &lt;story&gt;You are the Nomad Soul, a computer game player sucked into another dimension. At first you take on the role of Kay'l, an Omikron police officer. As Kay'l you must figure out what has happened over the past few days due to memory loss. As the game progresses you will find a plot that twists and turns at every corner. For transportation, you use a &quot;Slider&quot; that you can control manually or set to auto-pilot to take you throughout much of Omikron. When given a choice of what to say to a person, your answers will almost always affect your future in the game and how people act towards you. ****Throughout the course of the game you may take on the role of up to 41 different characters through the use of a &quot;Soul Transfer&quot; spell. In most situations, even if you die, you will be &quot;virtually&quot; reincarnated through the next character that touches you. In your travels you must explore the vast city of Omikron. You may visit anywhere in the city that you wish to, even if it isn't important for finishing the game. ****An example of this freedom is when in the &quot;red light&quot; district of Omikron, you find a flyer about a &quot;prohibited&quot; concert that you may attend. If you go to the concert, the band will play a full length song for you. Also in this part of Omikron you can attend &quot;peep-shows&quot; and go visit the sex shops. All items are kept inside your SNEAK device on your wrist, 18 items may be carried at once and there is a transfer system set up so items can be stored and retrived at another station. ****Also, in Omikron, it is important that with each character you take them through combat training so you are at a higher fighting level. Although most of the game takes place in adventure mode there are two other modes available to use at certain points throughtout the game, shooting and fighting. In the fighting mode, your character knows a variety of moves and will have to fight off his opposition. In the shooting mode, you find yourself in a first-person perspective shooting after thugs mostly, although you will run into some more interesting enemies to shoot later in the game. ****As they say in Omikron, &quot;Who will you be after you die?&quot;&lt;/story&gt; &lt;/game&gt;">
            <text:p>&lt;game name="Omikron - The Nomad Soul (USA)"&gt; &lt;year&gt;2000&lt;/year&gt; &lt;rating&gt;ESRB - T (Teen)&lt;/rating&gt; &lt;title&gt;Omikron - The Nomad Soul &lt;/title&gt; &lt;pub&gt;Eidos Interactive&lt;/pub&gt; &lt;dev&gt;Quantic Dream SA&lt;/dev&gt; &lt;genre&gt;Adventure&lt;/genre&gt; &lt;score&gt;3.5&lt;/score&gt; &lt;player&gt;1 Player&lt;/player&gt; &lt;story&gt;You are the Nomad Soul, a computer game player sucked into another dimension. At first you take on the role of Kay'l, an Omikron police officer. As Kay'l you must figure out what has happened over the past few days due to memory loss. As the game progresses you will find a plot that twists and turns at every corner. For transportation, you use a "Slider" that you can control manually or set to auto-pilot to take you throughout much of Omikron. When given a choice of what to say to a person, your answers will almost always affect your future in the game and how people act towards you. ****Throughout the course of the game you may take on the role of up to 41 different characters through the use of a "Soul Transfer" spell. In most situations, even if you die, you will be "virtually" reincarnated through the next character that touches you. In your travels you must explore the vast city of Omikron. You may visit anywhere in the city that you wish to, even if it isn't important for finishing the game. ****An example of this freedom is when in the "red light" district of Omikron, you find a flyer about a "prohibited" concert that you may attend. If you go to the concert, the band will play a full length song for you. Also in this part of Omikron you can attend "peep-shows" and go visit the sex shops. All items are kept inside your SNEAK device on your wrist, 18 items may be carried at once and there is a transfer system set up so items can be stored and retrived at another station. ****Also, in Omikron, it is important that with each character you take them through combat training so you are at a higher fighting level. Although most of the game takes place in adventure mode there are two other modes available to use at certain points throughtout the game, shooting and fighting. In the fighting mode, your character knows a variety of moves and will have to fight off his opposition. In the shooting mode, you find yourself in a first-person perspective shooting after thugs mostly, although you will run into some more interesting enemies to shoot later in the game. ****As they say in Omikron, "Who will you be after you die?"&lt;/story&gt; &lt;/game&gt;</text:p>
          </table:table-cell>
        </table:table-row>
        <table:table-row table:style-name="ro1">
          <table:table-cell office:value-type="string">
            <text:p>Time Stalkers (USA)</text:p>
          </table:table-cell>
          <table:table-cell office:value-type="float" office:value="1999">
            <text:p>1999</text:p>
          </table:table-cell>
          <table:table-cell office:value-type="string">
            <text:p>ESRB - T (Teen)</text:p>
          </table:table-cell>
          <table:table-cell office:value-type="string">
            <text:p>Time Stalkers </text:p>
          </table:table-cell>
          <table:table-cell office:value-type="string">
            <text:p>Sega</text:p>
          </table:table-cell>
          <table:table-cell office:value-type="string">
            <text:p>Climax Entertainment</text:p>
          </table:table-cell>
          <table:table-cell office:value-type="string">
            <text:p>Role-Playing</text:p>
          </table:table-cell>
          <table:table-cell office:value-type="string">
            <text:p>2.9</text:p>
          </table:table-cell>
          <table:table-cell office:value-type="string">
            <text:p>1-2 Players</text:p>
          </table:table-cell>
          <table:table-cell office:value-type="string">
            <text:p>You are walking down a lonely country road, thinking about a girl when suddenly you are attacked. You fend him off with your sword, he runs. <text:s/>You are Sword the mighty warrior, so you give chase and find yourself, eventually, in a land that is a quiltwork of different cultures and styles. ****You have been selected to save this world. <text:s/>As you complete each challenge, <text:s/>another land is added to the core world. <text:s/>As you progress, <text:s/>you gain allies and eventually have up to 6 characters to use for your quests. <text:s/>You can capture and build up monsters to assist you. <text:s/>You can purchase and create weapons to defeat your foes. <text:s/>You can even use credits gained in the VMU games to help in the development of your characters and dungeons.</text:p>
          </table:table-cell>
          <table:table-cell table:formula="of:=CONCATENATE(&quot;&lt;game name=&quot;;CHAR(34);[.A337];CHAR(34);&quot;&gt; &lt;year&gt;&quot;;[.B337];&quot;&lt;/year&gt; &lt;rating&gt;&quot;;[.C337];&quot;&lt;/rating&gt; &lt;title&gt;&quot;;[.D337];&quot;&lt;/title&gt; &lt;pub&gt;&quot;;[.E337];&quot;&lt;/pub&gt; &lt;dev&gt;&quot;;[.F337];&quot;&lt;/dev&gt; &lt;genre&gt;&quot;;[.G337];&quot;&lt;/genre&gt; &lt;score&gt;&quot;;[.H337];&quot;&lt;/score&gt; &lt;player&gt;&quot;;[.I337];&quot;&lt;/player&gt; &lt;story&gt;&quot;;[.J337];&quot;&lt;/story&gt; &lt;/game&gt;&quot;)" office:value-type="string" office:string-value="&lt;game name=&quot;Time Stalkers (USA)&quot;&gt; &lt;year&gt;1999&lt;/year&gt; &lt;rating&gt;ESRB - T (Teen)&lt;/rating&gt; &lt;title&gt;Time Stalkers &lt;/title&gt; &lt;pub&gt;Sega&lt;/pub&gt; &lt;dev&gt;Climax Entertainment&lt;/dev&gt; &lt;genre&gt;Role-Playing&lt;/genre&gt; &lt;score&gt;2.9&lt;/score&gt; &lt;player&gt;1-2 Players&lt;/player&gt; &lt;story&gt;You are walking down a lonely country road, thinking about a girl when suddenly you are attacked. You fend him off with your sword, he runs.  You are Sword the mighty warrior, so you give chase and find yourself, eventually, in a land that is a quiltwork of different cultures and styles. ****You have been selected to save this world.  As you complete each challenge,  another land is added to the core world.  As you progress,  you gain allies and eventually have up to 6 characters to use for your quests.  You can capture and build up monsters to assist you.  You can purchase and create weapons to defeat your foes.  You can even use credits gained in the VMU games to help in the development of your characters and dungeons.&lt;/story&gt; &lt;/game&gt;">
            <text:p>&lt;game name="Time Stalkers (USA)"&gt; &lt;year&gt;1999&lt;/year&gt; &lt;rating&gt;ESRB - T (Teen)&lt;/rating&gt; &lt;title&gt;Time Stalkers &lt;/title&gt; &lt;pub&gt;Sega&lt;/pub&gt; &lt;dev&gt;Climax Entertainment&lt;/dev&gt; &lt;genre&gt;Role-Playing&lt;/genre&gt; &lt;score&gt;2.9&lt;/score&gt; &lt;player&gt;1-2 Players&lt;/player&gt; &lt;story&gt;You are walking down a lonely country road, thinking about a girl when suddenly you are attacked. You fend him off with your sword, he runs. <text:s/>You are Sword the mighty warrior, so you give chase and find yourself, eventually, in a land that is a quiltwork of different cultures and styles. ****You have been selected to save this world. <text:s/>As you complete each challenge, <text:s/>another land is added to the core world. <text:s/>As you progress, <text:s/>you gain allies and eventually have up to 6 characters to use for your quests. <text:s/>You can capture and build up monsters to assist you. <text:s/>You can purchase and create weapons to defeat your foes. <text:s/>You can even use credits gained in the VMU games to help in the development of your characters and dungeons.&lt;/story&gt; &lt;/game&gt;</text:p>
          </table:table-cell>
        </table:table-row>
        <table:table-row table:style-name="ro1">
          <table:table-cell office:value-type="string">
            <text:p>Tom Clancy's Rainbow Six (USA)</text:p>
          </table:table-cell>
          <table:table-cell office:value-type="float" office:value="2000">
            <text:p>2000</text:p>
          </table:table-cell>
          <table:table-cell office:value-type="string">
            <text:p>ESRB - T (Teen)</text:p>
          </table:table-cell>
          <table:table-cell office:value-type="string">
            <text:p>Tom Clancy's Rainbow Six </text:p>
          </table:table-cell>
          <table:table-cell office:value-type="string">
            <text:p>Majesco Games</text:p>
          </table:table-cell>
          <table:table-cell office:value-type="string">
            <text:p>Red Storm Entertainment, Inc.</text:p>
          </table:table-cell>
          <table:table-cell office:value-type="string">
            <text:p>Shooter</text:p>
          </table:table-cell>
          <table:table-cell office:value-type="string">
            <text:p>3.6</text:p>
          </table:table-cell>
          <table:table-cell office:value-type="string">
            <text:p>1 Player</text:p>
          </table:table-cell>
          <table:table-cell office:value-type="string">
            <text:p>You have been recruited by John Clark to be a member of Rainbow, the most elite counter-terror team in the world, with members from various countries of the world. You start out rescuing hostages from the terrorists, but as you go on, you discover there are bigger things at stake - such as the entire world. Rainbow Six is a first-person shooter with an emphasis on realistic weapons and tactics. You must use existing intelligence like floor plan layouts to plan your assault. You can use up to four teams, with a variety of equipment from simple body armor to biosuits, breaching kit and more. There are many different weapons available, from pistols to machine guns to shotguns to grenades. You can switch between different teams as needed, or leave them under AI control. It is possible to coordinate different teams with go codes, engage a variety of terrorists or perform stealth missions. The game also features multiplayer with a variety of maps and mission types to choose from.</text:p>
          </table:table-cell>
          <table:table-cell table:formula="of:=CONCATENATE(&quot;&lt;game name=&quot;;CHAR(34);[.A338];CHAR(34);&quot;&gt; &lt;year&gt;&quot;;[.B338];&quot;&lt;/year&gt; &lt;rating&gt;&quot;;[.C338];&quot;&lt;/rating&gt; &lt;title&gt;&quot;;[.D338];&quot;&lt;/title&gt; &lt;pub&gt;&quot;;[.E338];&quot;&lt;/pub&gt; &lt;dev&gt;&quot;;[.F338];&quot;&lt;/dev&gt; &lt;genre&gt;&quot;;[.G338];&quot;&lt;/genre&gt; &lt;score&gt;&quot;;[.H338];&quot;&lt;/score&gt; &lt;player&gt;&quot;;[.I338];&quot;&lt;/player&gt; &lt;story&gt;&quot;;[.J338];&quot;&lt;/story&gt; &lt;/game&gt;&quot;)" office:value-type="string" office:string-value="&lt;game name=&quot;Tom Clancy's Rainbow Six (USA)&quot;&gt; &lt;year&gt;2000&lt;/year&gt; &lt;rating&gt;ESRB - T (Teen)&lt;/rating&gt; &lt;title&gt;Tom Clancy's Rainbow Six &lt;/title&gt; &lt;pub&gt;Majesco Games&lt;/pub&gt; &lt;dev&gt;Red Storm Entertainment, Inc.&lt;/dev&gt; &lt;genre&gt;Shooter&lt;/genre&gt; &lt;score&gt;3.6&lt;/score&gt; &lt;player&gt;1 Player&lt;/player&gt; &lt;story&gt;You have been recruited by John Clark to be a member of Rainbow, the most elite counter-terror team in the world, with members from various countries of the world. You start out rescuing hostages from the terrorists, but as you go on, you discover there are bigger things at stake - such as the entire world. Rainbow Six is a first-person shooter with an emphasis on realistic weapons and tactics. You must use existing intelligence like floor plan layouts to plan your assault. You can use up to four teams, with a variety of equipment from simple body armor to biosuits, breaching kit and more. There are many different weapons available, from pistols to machine guns to shotguns to grenades. You can switch between different teams as needed, or leave them under AI control. It is possible to coordinate different teams with go codes, engage a variety of terrorists or perform stealth missions. The game also features multiplayer with a variety of maps and mission types to choose from.&lt;/story&gt; &lt;/game&gt;">
            <text:p>&lt;game name="Tom Clancy's Rainbow Six (USA)"&gt; &lt;year&gt;2000&lt;/year&gt; &lt;rating&gt;ESRB - T (Teen)&lt;/rating&gt; &lt;title&gt;Tom Clancy's Rainbow Six &lt;/title&gt; &lt;pub&gt;Majesco Games&lt;/pub&gt; &lt;dev&gt;Red Storm Entertainment, Inc.&lt;/dev&gt; &lt;genre&gt;Shooter&lt;/genre&gt; &lt;score&gt;3.6&lt;/score&gt; &lt;player&gt;1 Player&lt;/player&gt; &lt;story&gt;You have been recruited by John Clark to be a member of Rainbow, the most elite counter-terror team in the world, with members from various countries of the world. You start out rescuing hostages from the terrorists, but as you go on, you discover there are bigger things at stake - such as the entire world. Rainbow Six is a first-person shooter with an emphasis on realistic weapons and tactics. You must use existing intelligence like floor plan layouts to plan your assault. You can use up to four teams, with a variety of equipment from simple body armor to biosuits, breaching kit and more. There are many different weapons available, from pistols to machine guns to shotguns to grenades. You can switch between different teams as needed, or leave them under AI control. It is possible to coordinate different teams with go codes, engage a variety of terrorists or perform stealth missions. The game also features multiplayer with a variety of maps and mission types to choose from.&lt;/story&gt; &lt;/game&gt;</text:p>
          </table:table-cell>
        </table:table-row>
        <table:table-row table:style-name="ro1">
          <table:table-cell office:value-type="string">
            <text:p>Disney's Donald Duck - Goin' Quackers (USA)</text:p>
          </table:table-cell>
          <table:table-cell office:value-type="float" office:value="2000">
            <text:p>2000</text:p>
          </table:table-cell>
          <table:table-cell office:value-type="string">
            <text:p>ESRB - E (Everyone)</text:p>
          </table:table-cell>
          <table:table-cell office:value-type="string">
            <text:p>Disney's Donald Duck - Goin' Quackers </text:p>
          </table:table-cell>
          <table:table-cell office:value-type="string">
            <text:p>Ubisoft</text:p>
          </table:table-cell>
          <table:table-cell office:value-type="string">
            <text:p>Ubisoft Montreal</text:p>
          </table:table-cell>
          <table:table-cell office:value-type="string">
            <text:p>Platform</text:p>
          </table:table-cell>
          <table:table-cell office:value-type="float" office:value="4.2">
            <text:p>4.2</text:p>
          </table:table-cell>
          <table:table-cell office:value-type="string">
            <text:p>1 Player</text:p>
          </table:table-cell>
          <table:table-cell office:value-type="string">
            <text:p>You play as Donald in this 3d platform action game. <text:s/>Donald's girlfriend, Daisy is a reporter for a television station in Duckberg. <text:s/>While doing a story on the secret temple of Merlock, a terrible magician, Daisy is kidnapped. <text:s/>Now, it is up to Donald to get her back. <text:s/>Along the way he will have help from his nephews, Huey, Dewey, and Louie, and the inventor Gyro Gearloose. <text:s/>He will also have competition from Gladstone Gander, who is also trying to save Daisy.****Game play alternates between side-scrolling running and jumping and 3d running and jumping. The side scrolling levels play a lot like the Super Mario Bros. games. <text:s/>The 3d levels play a lot like the Crash Bandicoot series of games. <text:s/>All in all, there are 20 levels, spread out through areas.</text:p>
          </table:table-cell>
          <table:table-cell table:formula="of:=CONCATENATE(&quot;&lt;game name=&quot;;CHAR(34);[.A339];CHAR(34);&quot;&gt; &lt;year&gt;&quot;;[.B339];&quot;&lt;/year&gt; &lt;rating&gt;&quot;;[.C339];&quot;&lt;/rating&gt; &lt;title&gt;&quot;;[.D339];&quot;&lt;/title&gt; &lt;pub&gt;&quot;;[.E339];&quot;&lt;/pub&gt; &lt;dev&gt;&quot;;[.F339];&quot;&lt;/dev&gt; &lt;genre&gt;&quot;;[.G339];&quot;&lt;/genre&gt; &lt;score&gt;&quot;;[.H339];&quot;&lt;/score&gt; &lt;player&gt;&quot;;[.I339];&quot;&lt;/player&gt; &lt;story&gt;&quot;;[.J339];&quot;&lt;/story&gt; &lt;/game&gt;&quot;)" office:value-type="string" office:string-value="&lt;game name=&quot;Disney's Donald Duck - Goin' Quackers (USA)&quot;&gt; &lt;year&gt;2000&lt;/year&gt; &lt;rating&gt;ESRB - E (Everyone)&lt;/rating&gt; &lt;title&gt;Disney's Donald Duck - Goin' Quackers &lt;/title&gt; &lt;pub&gt;Ubisoft&lt;/pub&gt; &lt;dev&gt;Ubisoft Montreal&lt;/dev&gt; &lt;genre&gt;Platform&lt;/genre&gt; &lt;score&gt;4.2&lt;/score&gt; &lt;player&gt;1 Player&lt;/player&gt; &lt;story&gt;You play as Donald in this 3d platform action game.  Donald's girlfriend, Daisy is a reporter for a television station in Duckberg.  While doing a story on the secret temple of Merlock, a terrible magician, Daisy is kidnapped.  Now, it is up to Donald to get her back.  Along the way he will have help from his nephews, Huey, Dewey, and Louie, and the inventor Gyro Gearloose.  He will also have competition from Gladstone Gander, who is also trying to save Daisy.****Game play alternates between side-scrolling running and jumping and 3d running and jumping. The side scrolling levels play a lot like the Super Mario Bros. games.  The 3d levels play a lot like the Crash Bandicoot series of games.  All in all, there are 20 levels, spread out through areas.&lt;/story&gt; &lt;/game&gt;">
            <text:p>&lt;game name="Disney's Donald Duck - Goin' Quackers (USA)"&gt; &lt;year&gt;2000&lt;/year&gt; &lt;rating&gt;ESRB - E (Everyone)&lt;/rating&gt; &lt;title&gt;Disney's Donald Duck - Goin' Quackers &lt;/title&gt; &lt;pub&gt;Ubisoft&lt;/pub&gt; &lt;dev&gt;Ubisoft Montreal&lt;/dev&gt; &lt;genre&gt;Platform&lt;/genre&gt; &lt;score&gt;4.2&lt;/score&gt; &lt;player&gt;1 Player&lt;/player&gt; &lt;story&gt;You play as Donald in this 3d platform action game. <text:s/>Donald's girlfriend, Daisy is a reporter for a television station in Duckberg. <text:s/>While doing a story on the secret temple of Merlock, a terrible magician, Daisy is kidnapped. <text:s/>Now, it is up to Donald to get her back. <text:s/>Along the way he will have help from his nephews, Huey, Dewey, and Louie, and the inventor Gyro Gearloose. <text:s/>He will also have competition from Gladstone Gander, who is also trying to save Daisy.****Game play alternates between side-scrolling running and jumping and 3d running and jumping. The side scrolling levels play a lot like the Super Mario Bros. games. <text:s/>The 3d levels play a lot like the Crash Bandicoot series of games. <text:s/>All in all, there are 20 levels, spread out through areas.&lt;/story&gt; &lt;/game&gt;</text:p>
          </table:table-cell>
        </table:table-row>
        <table:table-row table:style-name="ro1">
          <table:table-cell office:value-type="string">
            <text:p>Shadow Man (USA)</text:p>
          </table:table-cell>
          <table:table-cell office:value-type="float" office:value="1999">
            <text:p>1999</text:p>
          </table:table-cell>
          <table:table-cell office:value-type="string">
            <text:p>ESRB - M (Mature)</text:p>
          </table:table-cell>
          <table:table-cell office:value-type="string">
            <text:p>Shadow Man </text:p>
          </table:table-cell>
          <table:table-cell office:value-type="string">
            <text:p>Acclaim</text:p>
          </table:table-cell>
          <table:table-cell office:value-type="string">
            <text:p>Acclaim Studios Teesside</text:p>
          </table:table-cell>
          <table:table-cell office:value-type="string">
            <text:p>Adventure</text:p>
          </table:table-cell>
          <table:table-cell office:value-type="string">
            <text:p>3.8</text:p>
          </table:table-cell>
          <table:table-cell office:value-type="string">
            <text:p>1 Player</text:p>
          </table:table-cell>
          <table:table-cell office:value-type="string">
            <text:p>You're the Shadow Man, a person who can switch between the world of the dead and of the living. In Shadow Man your mission is to prevent 5 serial killers from bringing the total armageddon. In the world of the living, you're mortal and have conventional weapons. When you die, you are transported to the world of the dead and you become Shadow Man once again. Which means you're not really mortal. In the world of the dead you can't use normal weapons, your gun shoots ghosts which kill the zombies and the other ugly creatures which live there. You also have different voodoo powers and weapons. And you're carrying a large inventory around.</text:p>
          </table:table-cell>
          <table:table-cell table:formula="of:=CONCATENATE(&quot;&lt;game name=&quot;;CHAR(34);[.A340];CHAR(34);&quot;&gt; &lt;year&gt;&quot;;[.B340];&quot;&lt;/year&gt; &lt;rating&gt;&quot;;[.C340];&quot;&lt;/rating&gt; &lt;title&gt;&quot;;[.D340];&quot;&lt;/title&gt; &lt;pub&gt;&quot;;[.E340];&quot;&lt;/pub&gt; &lt;dev&gt;&quot;;[.F340];&quot;&lt;/dev&gt; &lt;genre&gt;&quot;;[.G340];&quot;&lt;/genre&gt; &lt;score&gt;&quot;;[.H340];&quot;&lt;/score&gt; &lt;player&gt;&quot;;[.I340];&quot;&lt;/player&gt; &lt;story&gt;&quot;;[.J340];&quot;&lt;/story&gt; &lt;/game&gt;&quot;)" office:value-type="string" office:string-value="&lt;game name=&quot;Shadow Man (USA)&quot;&gt; &lt;year&gt;1999&lt;/year&gt; &lt;rating&gt;ESRB - M (Mature)&lt;/rating&gt; &lt;title&gt;Shadow Man &lt;/title&gt; &lt;pub&gt;Acclaim&lt;/pub&gt; &lt;dev&gt;Acclaim Studios Teesside&lt;/dev&gt; &lt;genre&gt;Adventure&lt;/genre&gt; &lt;score&gt;3.8&lt;/score&gt; &lt;player&gt;1 Player&lt;/player&gt; &lt;story&gt;You're the Shadow Man, a person who can switch between the world of the dead and of the living. In Shadow Man your mission is to prevent 5 serial killers from bringing the total armageddon. In the world of the living, you're mortal and have conventional weapons. When you die, you are transported to the world of the dead and you become Shadow Man once again. Which means you're not really mortal. In the world of the dead you can't use normal weapons, your gun shoots ghosts which kill the zombies and the other ugly creatures which live there. You also have different voodoo powers and weapons. And you're carrying a large inventory around.&lt;/story&gt; &lt;/game&gt;">
            <text:p>&lt;game name="Shadow Man (USA)"&gt; &lt;year&gt;1999&lt;/year&gt; &lt;rating&gt;ESRB - M (Mature)&lt;/rating&gt; &lt;title&gt;Shadow Man &lt;/title&gt; &lt;pub&gt;Acclaim&lt;/pub&gt; &lt;dev&gt;Acclaim Studios Teesside&lt;/dev&gt; &lt;genre&gt;Adventure&lt;/genre&gt; &lt;score&gt;3.8&lt;/score&gt; &lt;player&gt;1 Player&lt;/player&gt; &lt;story&gt;You're the Shadow Man, a person who can switch between the world of the dead and of the living. In Shadow Man your mission is to prevent 5 serial killers from bringing the total armageddon. In the world of the living, you're mortal and have conventional weapons. When you die, you are transported to the world of the dead and you become Shadow Man once again. Which means you're not really mortal. In the world of the dead you can't use normal weapons, your gun shoots ghosts which kill the zombies and the other ugly creatures which live there. You also have different voodoo powers and weapons. And you're carrying a large inventory around.&lt;/story&gt; &lt;/game&gt;</text:p>
          </table:table-cell>
        </table:table-row>
        <table:table-row table:style-name="ro1">
          <table:table-cell office:value-type="string">
            <text:p>Zero Gunner 2 (Japan)</text:p>
          </table:table-cell>
          <table:table-cell office:value-type="float" office:value="2001">
            <text:p>2001</text:p>
          </table:table-cell>
          <table:table-cell office:value-type="string">
            <text:p>ESRB - E (Everyone)</text:p>
          </table:table-cell>
          <table:table-cell office:value-type="string">
            <text:p>Zero Gunner 2 </text:p>
          </table:table-cell>
          <table:table-cell table:number-columns-repeated="2" office:value-type="string">
            <text:p>Psikyo</text:p>
          </table:table-cell>
          <table:table-cell office:value-type="string">
            <text:p>Shoot-'Em-Up</text:p>
          </table:table-cell>
          <table:table-cell office:value-type="string">
            <text:p>4.3</text:p>
          </table:table-cell>
          <table:table-cell office:value-type="string">
            <text:p>1-2 Players</text:p>
          </table:table-cell>
          <table:table-cell office:value-type="string">
            <text:p>Zero Gunner 2 would on first inspection appear to be a bog-standard 2D shooter. However this import game actually has a bit of a unique "spin" on the shooter genre.****Most noticable, all backdrops and vehicles in this game are modelled in 3D. The textures are quite highly detailed and this adds more depth than standard 2D shooters. Secondly, since your craft is a helicopter, a unique "target and spin" feature has been added whereby you can both rotate your craft to better attack an enemy or alternatively to lock on a particular point in space and rotate around it while still firing. This is all controlled by the player however and is not automatic; to succeed mastering this feature is imperative.****The usual power-ups and bosses are included, along with a selection of helicopters to select from.</text:p>
          </table:table-cell>
          <table:table-cell table:formula="of:=CONCATENATE(&quot;&lt;game name=&quot;;CHAR(34);[.A341];CHAR(34);&quot;&gt; &lt;year&gt;&quot;;[.B341];&quot;&lt;/year&gt; &lt;rating&gt;&quot;;[.C341];&quot;&lt;/rating&gt; &lt;title&gt;&quot;;[.D341];&quot;&lt;/title&gt; &lt;pub&gt;&quot;;[.E341];&quot;&lt;/pub&gt; &lt;dev&gt;&quot;;[.F341];&quot;&lt;/dev&gt; &lt;genre&gt;&quot;;[.G341];&quot;&lt;/genre&gt; &lt;score&gt;&quot;;[.H341];&quot;&lt;/score&gt; &lt;player&gt;&quot;;[.I341];&quot;&lt;/player&gt; &lt;story&gt;&quot;;[.J341];&quot;&lt;/story&gt; &lt;/game&gt;&quot;)" office:value-type="string" office:string-value="&lt;game name=&quot;Zero Gunner 2 (Japan)&quot;&gt; &lt;year&gt;2001&lt;/year&gt; &lt;rating&gt;ESRB - E (Everyone)&lt;/rating&gt; &lt;title&gt;Zero Gunner 2 &lt;/title&gt; &lt;pub&gt;Psikyo&lt;/pub&gt; &lt;dev&gt;Psikyo&lt;/dev&gt; &lt;genre&gt;Shoot-'Em-Up&lt;/genre&gt; &lt;score&gt;4.3&lt;/score&gt; &lt;player&gt;1-2 Players&lt;/player&gt; &lt;story&gt;Zero Gunner 2 would on first inspection appear to be a bog-standard 2D shooter. However this import game actually has a bit of a unique &quot;spin&quot; on the shooter genre.****Most noticable, all backdrops and vehicles in this game are modelled in 3D. The textures are quite highly detailed and this adds more depth than standard 2D shooters. Secondly, since your craft is a helicopter, a unique &quot;target and spin&quot; feature has been added whereby you can both rotate your craft to better attack an enemy or alternatively to lock on a particular point in space and rotate around it while still firing. This is all controlled by the player however and is not automatic; to succeed mastering this feature is imperative.****The usual power-ups and bosses are included, along with a selection of helicopters to select from.&lt;/story&gt; &lt;/game&gt;">
            <text:p>&lt;game name="Zero Gunner 2 (Japan)"&gt; &lt;year&gt;2001&lt;/year&gt; &lt;rating&gt;ESRB - E (Everyone)&lt;/rating&gt; &lt;title&gt;Zero Gunner 2 &lt;/title&gt; &lt;pub&gt;Psikyo&lt;/pub&gt; &lt;dev&gt;Psikyo&lt;/dev&gt; &lt;genre&gt;Shoot-'Em-Up&lt;/genre&gt; &lt;score&gt;4.3&lt;/score&gt; &lt;player&gt;1-2 Players&lt;/player&gt; &lt;story&gt;Zero Gunner 2 would on first inspection appear to be a bog-standard 2D shooter. However this import game actually has a bit of a unique "spin" on the shooter genre.****Most noticable, all backdrops and vehicles in this game are modelled in 3D. The textures are quite highly detailed and this adds more depth than standard 2D shooters. Secondly, since your craft is a helicopter, a unique "target and spin" feature has been added whereby you can both rotate your craft to better attack an enemy or alternatively to lock on a particular point in space and rotate around it while still firing. This is all controlled by the player however and is not automatic; to succeed mastering this feature is imperative.****The usual power-ups and bosses are included, along with a selection of helicopters to select from.&lt;/story&gt; &lt;/game&gt;</text:p>
          </table:table-cell>
        </table:table-row>
        <table:table-row table:style-name="ro1">
          <table:table-cell office:value-type="string">
            <text:p>Hello Kitty - Waku Waku Cookies (Japan)</text:p>
          </table:table-cell>
          <table:table-cell office:value-type="float" office:value="2000">
            <text:p>2000</text:p>
          </table:table-cell>
          <table:table-cell office:value-type="string">
            <text:p>ESRB - E (Everyone)</text:p>
          </table:table-cell>
          <table:table-cell office:value-type="string">
            <text:p>Hello Kitty - Waku Waku Cookies </text:p>
          </table:table-cell>
          <table:table-cell table:number-columns-repeated="2" office:value-type="string">
            <text:p>Sega</text:p>
          </table:table-cell>
          <table:table-cell office:value-type="string">
            <text:p>Quiz</text:p>
          </table:table-cell>
          <table:table-cell office:value-type="string">
            <text:p>3.0</text:p>
          </table:table-cell>
          <table:table-cell office:value-type="string">
            <text:p>1 Player</text:p>
          </table:table-cell>
          <table:table-cell office:value-type="string">
            <text:p>Hello Kitty - Waku Waku Cookies is a puzzle game where <text:s/>stack cookies,the objective is stack the cookies 3 high to gain points and <text:s/>prgress to the next level</text:p>
          </table:table-cell>
          <table:table-cell table:formula="of:=CONCATENATE(&quot;&lt;game name=&quot;;CHAR(34);[.A342];CHAR(34);&quot;&gt; &lt;year&gt;&quot;;[.B342];&quot;&lt;/year&gt; &lt;rating&gt;&quot;;[.C342];&quot;&lt;/rating&gt; &lt;title&gt;&quot;;[.D342];&quot;&lt;/title&gt; &lt;pub&gt;&quot;;[.E342];&quot;&lt;/pub&gt; &lt;dev&gt;&quot;;[.F342];&quot;&lt;/dev&gt; &lt;genre&gt;&quot;;[.G342];&quot;&lt;/genre&gt; &lt;score&gt;&quot;;[.H342];&quot;&lt;/score&gt; &lt;player&gt;&quot;;[.I342];&quot;&lt;/player&gt; &lt;story&gt;&quot;;[.J342];&quot;&lt;/story&gt; &lt;/game&gt;&quot;)" office:value-type="string" office:string-value="&lt;game name=&quot;Hello Kitty - Waku Waku Cookies (Japan)&quot;&gt; &lt;year&gt;2000&lt;/year&gt; &lt;rating&gt;ESRB - E (Everyone)&lt;/rating&gt; &lt;title&gt;Hello Kitty - Waku Waku Cookies &lt;/title&gt; &lt;pub&gt;Sega&lt;/pub&gt; &lt;dev&gt;Sega&lt;/dev&gt; &lt;genre&gt;Quiz&lt;/genre&gt; &lt;score&gt;3.0&lt;/score&gt; &lt;player&gt;1 Player&lt;/player&gt; &lt;story&gt;Hello Kitty - Waku Waku Cookies is a puzzle game where  stack cookies,the objective is stack the cookies 3 high to gain points and  prgress to the next level&lt;/story&gt; &lt;/game&gt;">
            <text:p>&lt;game name="Hello Kitty - Waku Waku Cookies (Japan)"&gt; &lt;year&gt;2000&lt;/year&gt; &lt;rating&gt;ESRB - E (Everyone)&lt;/rating&gt; &lt;title&gt;Hello Kitty - Waku Waku Cookies &lt;/title&gt; &lt;pub&gt;Sega&lt;/pub&gt; &lt;dev&gt;Sega&lt;/dev&gt; &lt;genre&gt;Quiz&lt;/genre&gt; &lt;score&gt;3.0&lt;/score&gt; &lt;player&gt;1 Player&lt;/player&gt; &lt;story&gt;Hello Kitty - Waku Waku Cookies is a puzzle game where <text:s/>stack cookies,the objective is stack the cookies 3 high to gain points and <text:s/>prgress to the next level&lt;/story&gt; &lt;/game&gt;</text:p>
          </table:table-cell>
        </table:table-row>
        <table:table-row table:style-name="ro1">
          <table:table-cell office:value-type="string">
            <text:p>Hello Kitty no Magical Block (Japan)</text:p>
          </table:table-cell>
          <table:table-cell office:value-type="float" office:value="2000">
            <text:p>2000</text:p>
          </table:table-cell>
          <table:table-cell office:value-type="string">
            <text:p>ESRB - E (Everyone)</text:p>
          </table:table-cell>
          <table:table-cell office:value-type="string">
            <text:p>Hello Kitty no Magical Block </text:p>
          </table:table-cell>
          <table:table-cell table:number-columns-repeated="2" office:value-type="string">
            <text:p>Sega</text:p>
          </table:table-cell>
          <table:table-cell office:value-type="string">
            <text:p>Puzzle</text:p>
          </table:table-cell>
          <table:table-cell office:value-type="string">
            <text:p>3.5</text:p>
          </table:table-cell>
          <table:table-cell office:value-type="string">
            <text:p>1 Player</text:p>
          </table:table-cell>
          <table:table-cell office:value-type="string">
            <text:p>Hello Kitty no Magical Block is a simple arcade type game where you movee blocks to try and kill the enemy and gain points to progress to the next level</text:p>
          </table:table-cell>
          <table:table-cell table:formula="of:=CONCATENATE(&quot;&lt;game name=&quot;;CHAR(34);[.A343];CHAR(34);&quot;&gt; &lt;year&gt;&quot;;[.B343];&quot;&lt;/year&gt; &lt;rating&gt;&quot;;[.C343];&quot;&lt;/rating&gt; &lt;title&gt;&quot;;[.D343];&quot;&lt;/title&gt; &lt;pub&gt;&quot;;[.E343];&quot;&lt;/pub&gt; &lt;dev&gt;&quot;;[.F343];&quot;&lt;/dev&gt; &lt;genre&gt;&quot;;[.G343];&quot;&lt;/genre&gt; &lt;score&gt;&quot;;[.H343];&quot;&lt;/score&gt; &lt;player&gt;&quot;;[.I343];&quot;&lt;/player&gt; &lt;story&gt;&quot;;[.J343];&quot;&lt;/story&gt; &lt;/game&gt;&quot;)" office:value-type="string" office:string-value="&lt;game name=&quot;Hello Kitty no Magical Block (Japan)&quot;&gt; &lt;year&gt;2000&lt;/year&gt; &lt;rating&gt;ESRB - E (Everyone)&lt;/rating&gt; &lt;title&gt;Hello Kitty no Magical Block &lt;/title&gt; &lt;pub&gt;Sega&lt;/pub&gt; &lt;dev&gt;Sega&lt;/dev&gt; &lt;genre&gt;Puzzle&lt;/genre&gt; &lt;score&gt;3.5&lt;/score&gt; &lt;player&gt;1 Player&lt;/player&gt; &lt;story&gt;Hello Kitty no Magical Block is a simple arcade type game where you movee blocks to try and kill the enemy and gain points to progress to the next level&lt;/story&gt; &lt;/game&gt;">
            <text:p>&lt;game name="Hello Kitty no Magical Block (Japan)"&gt; &lt;year&gt;2000&lt;/year&gt; &lt;rating&gt;ESRB - E (Everyone)&lt;/rating&gt; &lt;title&gt;Hello Kitty no Magical Block &lt;/title&gt; &lt;pub&gt;Sega&lt;/pub&gt; &lt;dev&gt;Sega&lt;/dev&gt; &lt;genre&gt;Puzzle&lt;/genre&gt; &lt;score&gt;3.5&lt;/score&gt; &lt;player&gt;1 Player&lt;/player&gt; &lt;story&gt;Hello Kitty no Magical Block is a simple arcade type game where you movee blocks to try and kill the enemy and gain points to progress to the next level&lt;/story&gt; &lt;/game&gt;</text:p>
          </table:table-cell>
        </table:table-row>
        <table:table-row table:style-name="ro1">
          <table:table-cell office:value-type="string">
            <text:p>New Japan Pro Wrestling - Toukon Retsuden 4 (Japan)</text:p>
          </table:table-cell>
          <table:table-cell office:value-type="float" office:value="1999">
            <text:p>1999</text:p>
          </table:table-cell>
          <table:table-cell office:value-type="string">
            <text:p>ESRB - E (Everyone)</text:p>
          </table:table-cell>
          <table:table-cell office:value-type="string">
            <text:p>New Japan Pro Wrestling - Toukon Retsuden 4 </text:p>
          </table:table-cell>
          <table:table-cell table:number-columns-repeated="2" office:value-type="string">
            <text:p>Tomy Corporation</text:p>
          </table:table-cell>
          <table:table-cell office:value-type="string">
            <text:p>Sports/Wrestling</text:p>
          </table:table-cell>
          <table:table-cell office:value-type="string">
            <text:p>4.1</text:p>
          </table:table-cell>
          <table:table-cell office:value-type="string">
            <text:p>1-4 Players</text:p>
          </table:table-cell>
          <table:table-cell office:value-type="string">
            <text:p>New Japan Pro Wrestling - Toukon Retsuden 4 <text:s/>is the last in wrestling series for the Dreamcast, as with the previous games you have a wide array of moves to pull off, from body slams and piledrivers to head butts and shoulder breakers.compete in various matches and tournaments to be master of the ring</text:p>
          </table:table-cell>
          <table:table-cell table:formula="of:=CONCATENATE(&quot;&lt;game name=&quot;;CHAR(34);[.A344];CHAR(34);&quot;&gt; &lt;year&gt;&quot;;[.B344];&quot;&lt;/year&gt; &lt;rating&gt;&quot;;[.C344];&quot;&lt;/rating&gt; &lt;title&gt;&quot;;[.D344];&quot;&lt;/title&gt; &lt;pub&gt;&quot;;[.E344];&quot;&lt;/pub&gt; &lt;dev&gt;&quot;;[.F344];&quot;&lt;/dev&gt; &lt;genre&gt;&quot;;[.G344];&quot;&lt;/genre&gt; &lt;score&gt;&quot;;[.H344];&quot;&lt;/score&gt; &lt;player&gt;&quot;;[.I344];&quot;&lt;/player&gt; &lt;story&gt;&quot;;[.J344];&quot;&lt;/story&gt; &lt;/game&gt;&quot;)" office:value-type="string" office:string-value="&lt;game name=&quot;New Japan Pro Wrestling - Toukon Retsuden 4 (Japan)&quot;&gt; &lt;year&gt;1999&lt;/year&gt; &lt;rating&gt;ESRB - E (Everyone)&lt;/rating&gt; &lt;title&gt;New Japan Pro Wrestling - Toukon Retsuden 4 &lt;/title&gt; &lt;pub&gt;Tomy Corporation&lt;/pub&gt; &lt;dev&gt;Tomy Corporation&lt;/dev&gt; &lt;genre&gt;Sports/Wrestling&lt;/genre&gt; &lt;score&gt;4.1&lt;/score&gt; &lt;player&gt;1-4 Players&lt;/player&gt; &lt;story&gt;New Japan Pro Wrestling - Toukon Retsuden 4  is the last in wrestling series for the Dreamcast, as with the previous games you have a wide array of moves to pull off, from body slams and piledrivers to head butts and shoulder breakers.compete in various matches and tournaments to be master of the ring&lt;/story&gt; &lt;/game&gt;">
            <text:p>&lt;game name="New Japan Pro Wrestling - Toukon Retsuden 4 (Japan)"&gt; &lt;year&gt;1999&lt;/year&gt; &lt;rating&gt;ESRB - E (Everyone)&lt;/rating&gt; &lt;title&gt;New Japan Pro Wrestling - Toukon Retsuden 4 &lt;/title&gt; &lt;pub&gt;Tomy Corporation&lt;/pub&gt; &lt;dev&gt;Tomy Corporation&lt;/dev&gt; &lt;genre&gt;Sports/Wrestling&lt;/genre&gt; &lt;score&gt;4.1&lt;/score&gt; &lt;player&gt;1-4 Players&lt;/player&gt; &lt;story&gt;New Japan Pro Wrestling - Toukon Retsuden 4 <text:s/>is the last in wrestling series for the Dreamcast, as with the previous games you have a wide array of moves to pull off, from body slams and piledrivers to head butts and shoulder breakers.compete in various matches and tournaments to be master of the ring&lt;/story&gt; &lt;/game&gt;</text:p>
          </table:table-cell>
        </table:table-row>
        <table:table-row table:style-name="ro1">
          <table:table-cell office:value-type="string">
            <text:p>Plus Plum (Japan)</text:p>
          </table:table-cell>
          <table:table-cell office:value-type="float" office:value="1999">
            <text:p>1999</text:p>
          </table:table-cell>
          <table:table-cell office:value-type="string">
            <text:p>ESRB - E (Everyone)</text:p>
          </table:table-cell>
          <table:table-cell office:value-type="string">
            <text:p>Plus Plum </text:p>
          </table:table-cell>
          <table:table-cell table:number-columns-repeated="2" office:value-type="string">
            <text:p>Takuhiro</text:p>
          </table:table-cell>
          <table:table-cell office:value-type="string">
            <text:p>Puzzle</text:p>
          </table:table-cell>
          <table:table-cell office:value-type="string">
            <text:p>3.6</text:p>
          </table:table-cell>
          <table:table-cell office:value-type="string">
            <text:p>1-2 Players</text:p>
          </table:table-cell>
          <table:table-cell office:value-type="string">
            <text:p>Plus Plumbs is another one of those match 3 coloured balls together type puzzle games. <text:s/>With this title however there's a nice little twist. <text:s/>You see, your playing area is some sort of scale so not only do you have to worry about your balls hitting the top but also the other player doing well enough to push his half of the scales down and your half up. <text:s/>If that wasn't enough to worry about you also have to remember that your balls will change colour once a combination has been preformed. <text:s/>Of course the colour changing is always the same such as a red ball will change to a green ball and so on.</text:p>
          </table:table-cell>
          <table:table-cell table:formula="of:=CONCATENATE(&quot;&lt;game name=&quot;;CHAR(34);[.A345];CHAR(34);&quot;&gt; &lt;year&gt;&quot;;[.B345];&quot;&lt;/year&gt; &lt;rating&gt;&quot;;[.C345];&quot;&lt;/rating&gt; &lt;title&gt;&quot;;[.D345];&quot;&lt;/title&gt; &lt;pub&gt;&quot;;[.E345];&quot;&lt;/pub&gt; &lt;dev&gt;&quot;;[.F345];&quot;&lt;/dev&gt; &lt;genre&gt;&quot;;[.G345];&quot;&lt;/genre&gt; &lt;score&gt;&quot;;[.H345];&quot;&lt;/score&gt; &lt;player&gt;&quot;;[.I345];&quot;&lt;/player&gt; &lt;story&gt;&quot;;[.J345];&quot;&lt;/story&gt; &lt;/game&gt;&quot;)" office:value-type="string" office:string-value="&lt;game name=&quot;Plus Plum (Japan)&quot;&gt; &lt;year&gt;1999&lt;/year&gt; &lt;rating&gt;ESRB - E (Everyone)&lt;/rating&gt; &lt;title&gt;Plus Plum &lt;/title&gt; &lt;pub&gt;Takuhiro&lt;/pub&gt; &lt;dev&gt;Takuhiro&lt;/dev&gt; &lt;genre&gt;Puzzle&lt;/genre&gt; &lt;score&gt;3.6&lt;/score&gt; &lt;player&gt;1-2 Players&lt;/player&gt; &lt;story&gt;Plus Plumbs is another one of those match 3 coloured balls together type puzzle games.  With this title however there's a nice little twist.  You see, your playing area is some sort of scale so not only do you have to worry about your balls hitting the top but also the other player doing well enough to push his half of the scales down and your half up.  If that wasn't enough to worry about you also have to remember that your balls will change colour once a combination has been preformed.  Of course the colour changing is always the same such as a red ball will change to a green ball and so on.&lt;/story&gt; &lt;/game&gt;">
            <text:p>&lt;game name="Plus Plum (Japan)"&gt; &lt;year&gt;1999&lt;/year&gt; &lt;rating&gt;ESRB - E (Everyone)&lt;/rating&gt; &lt;title&gt;Plus Plum &lt;/title&gt; &lt;pub&gt;Takuhiro&lt;/pub&gt; &lt;dev&gt;Takuhiro&lt;/dev&gt; &lt;genre&gt;Puzzle&lt;/genre&gt; &lt;score&gt;3.6&lt;/score&gt; &lt;player&gt;1-2 Players&lt;/player&gt; &lt;story&gt;Plus Plumbs is another one of those match 3 coloured balls together type puzzle games. <text:s/>With this title however there's a nice little twist. <text:s/>You see, your playing area is some sort of scale so not only do you have to worry about your balls hitting the top but also the other player doing well enough to push his half of the scales down and your half up. <text:s/>If that wasn't enough to worry about you also have to remember that your balls will change colour once a combination has been preformed. <text:s/>Of course the colour changing is always the same such as a red ball will change to a green ball and so on.&lt;/story&gt; &lt;/game&gt;</text:p>
          </table:table-cell>
        </table:table-row>
        <table:table-row table:style-name="ro1">
          <table:table-cell office:value-type="string">
            <text:p>Yu Suzuki Game Works Vol. 1 (Japan)</text:p>
          </table:table-cell>
          <table:table-cell office:value-type="float" office:value="2001">
            <text:p>2001</text:p>
          </table:table-cell>
          <table:table-cell office:value-type="string">
            <text:p>ESRB - E (Everyone)</text:p>
          </table:table-cell>
          <table:table-cell office:value-type="string">
            <text:p>Yu Suzuki Game Works Vol. 1 </text:p>
          </table:table-cell>
          <table:table-cell office:value-type="string">
            <text:p>Sega</text:p>
          </table:table-cell>
          <table:table-cell office:value-type="string">
            <text:p>Sega AM2 </text:p>
          </table:table-cell>
          <table:table-cell office:value-type="string">
            <text:p>Miscellaneous</text:p>
          </table:table-cell>
          <table:table-cell office:value-type="string">
            <text:p>4.0</text:p>
          </table:table-cell>
          <table:table-cell office:value-type="string">
            <text:p>1 Player</text:p>
          </table:table-cell>
          <table:table-cell office:value-type="string">
            <text:p>Great book covering Yu Suzuki's work from the mid 80's to present day with VF 4. <text:s/>It comes with a Dreamcast GDROM of classic arcades produced by Yu Suzuki. <text:s/>On the GDROM is Space Harrier, Hang On (NOT AN ARCADE CONVERSION !!! because it says Shenmue on the background billboards!!), Afterburner II, Out Run and Power Drift. <text:s/>If you've played Shenmue 1 &amp; 2 then you've seen everything this disc has to offer apart from Power Drift which is still a cool game even by today's standards.</text:p>
          </table:table-cell>
          <table:table-cell table:formula="of:=CONCATENATE(&quot;&lt;game name=&quot;;CHAR(34);[.A346];CHAR(34);&quot;&gt; &lt;year&gt;&quot;;[.B346];&quot;&lt;/year&gt; &lt;rating&gt;&quot;;[.C346];&quot;&lt;/rating&gt; &lt;title&gt;&quot;;[.D346];&quot;&lt;/title&gt; &lt;pub&gt;&quot;;[.E346];&quot;&lt;/pub&gt; &lt;dev&gt;&quot;;[.F346];&quot;&lt;/dev&gt; &lt;genre&gt;&quot;;[.G346];&quot;&lt;/genre&gt; &lt;score&gt;&quot;;[.H346];&quot;&lt;/score&gt; &lt;player&gt;&quot;;[.I346];&quot;&lt;/player&gt; &lt;story&gt;&quot;;[.J346];&quot;&lt;/story&gt; &lt;/game&gt;&quot;)" office:value-type="string" office:string-value="&lt;game name=&quot;Yu Suzuki Game Works Vol. 1 (Japan)&quot;&gt; &lt;year&gt;2001&lt;/year&gt; &lt;rating&gt;ESRB - E (Everyone)&lt;/rating&gt; &lt;title&gt;Yu Suzuki Game Works Vol. 1 &lt;/title&gt; &lt;pub&gt;Sega&lt;/pub&gt; &lt;dev&gt;Sega AM2 &lt;/dev&gt; &lt;genre&gt;Miscellaneous&lt;/genre&gt; &lt;score&gt;4.0&lt;/score&gt; &lt;player&gt;1 Player&lt;/player&gt; &lt;story&gt;Great book covering Yu Suzuki's work from the mid 80's to present day with VF 4.  It comes with a Dreamcast GDROM of classic arcades produced by Yu Suzuki.  On the GDROM is Space Harrier, Hang On (NOT AN ARCADE CONVERSION !!! because it says Shenmue on the background billboards!!), Afterburner II, Out Run and Power Drift.  If you've played Shenmue 1 &amp; 2 then you've seen everything this disc has to offer apart from Power Drift which is still a cool game even by today's standards.&lt;/story&gt; &lt;/game&gt;">
            <text:p>&lt;game name="Yu Suzuki Game Works Vol. 1 (Japan)"&gt; &lt;year&gt;2001&lt;/year&gt; &lt;rating&gt;ESRB - E (Everyone)&lt;/rating&gt; &lt;title&gt;Yu Suzuki Game Works Vol. 1 &lt;/title&gt; &lt;pub&gt;Sega&lt;/pub&gt; &lt;dev&gt;Sega AM2 &lt;/dev&gt; &lt;genre&gt;Miscellaneous&lt;/genre&gt; &lt;score&gt;4.0&lt;/score&gt; &lt;player&gt;1 Player&lt;/player&gt; &lt;story&gt;Great book covering Yu Suzuki's work from the mid 80's to present day with VF 4. <text:s/>It comes with a Dreamcast GDROM of classic arcades produced by Yu Suzuki. <text:s/>On the GDROM is Space Harrier, Hang On (NOT AN ARCADE CONVERSION !!! because it says Shenmue on the background billboards!!), Afterburner II, Out Run and Power Drift. <text:s/>If you've played Shenmue 1 &amp; 2 then you've seen everything this disc has to offer apart from Power Drift which is still a cool game even by today's standards.&lt;/story&gt; &lt;/game&gt;</text:p>
          </table:table-cell>
        </table:table-row>
        <table:table-row table:style-name="ro1">
          <table:table-cell office:value-type="string">
            <text:p>Zusar Vasar (Japan)</text:p>
          </table:table-cell>
          <table:table-cell office:value-type="float" office:value="2000">
            <text:p>2000</text:p>
          </table:table-cell>
          <table:table-cell office:value-type="string">
            <text:p>ESRB - E (Everyone)</text:p>
          </table:table-cell>
          <table:table-cell office:value-type="string">
            <text:p>Zusar Vasar </text:p>
          </table:table-cell>
          <table:table-cell table:number-columns-repeated="2" office:value-type="string">
            <text:p>Real Vision</text:p>
          </table:table-cell>
          <table:table-cell office:value-type="string">
            <text:p>Driving</text:p>
          </table:table-cell>
          <table:table-cell office:value-type="string">
            <text:p>3.9</text:p>
          </table:table-cell>
          <table:table-cell office:value-type="string">
            <text:p>1-2 Players</text:p>
          </table:table-cell>
          <table:table-cell office:value-type="string">
            <text:p>Zusar Vasar is a racing game exclusive to the Sega Dreamcast. It was developed and published by Real Vision, Inc. and released only in Japan on July 27, 2000.The player controls a chariot drawn by robotic animals around courses on land, sea or in the air. Weapons can be equipped in the game, but only in the Battle Mode.</text:p>
          </table:table-cell>
          <table:table-cell table:formula="of:=CONCATENATE(&quot;&lt;game name=&quot;;CHAR(34);[.A347];CHAR(34);&quot;&gt; &lt;year&gt;&quot;;[.B347];&quot;&lt;/year&gt; &lt;rating&gt;&quot;;[.C347];&quot;&lt;/rating&gt; &lt;title&gt;&quot;;[.D347];&quot;&lt;/title&gt; &lt;pub&gt;&quot;;[.E347];&quot;&lt;/pub&gt; &lt;dev&gt;&quot;;[.F347];&quot;&lt;/dev&gt; &lt;genre&gt;&quot;;[.G347];&quot;&lt;/genre&gt; &lt;score&gt;&quot;;[.H347];&quot;&lt;/score&gt; &lt;player&gt;&quot;;[.I347];&quot;&lt;/player&gt; &lt;story&gt;&quot;;[.J347];&quot;&lt;/story&gt; &lt;/game&gt;&quot;)" office:value-type="string" office:string-value="&lt;game name=&quot;Zusar Vasar (Japan)&quot;&gt; &lt;year&gt;2000&lt;/year&gt; &lt;rating&gt;ESRB - E (Everyone)&lt;/rating&gt; &lt;title&gt;Zusar Vasar &lt;/title&gt; &lt;pub&gt;Real Vision&lt;/pub&gt; &lt;dev&gt;Real Vision&lt;/dev&gt; &lt;genre&gt;Driving&lt;/genre&gt; &lt;score&gt;3.9&lt;/score&gt; &lt;player&gt;1-2 Players&lt;/player&gt; &lt;story&gt;Zusar Vasar is a racing game exclusive to the Sega Dreamcast. It was developed and published by Real Vision, Inc. and released only in Japan on July 27, 2000.The player controls a chariot drawn by robotic animals around courses on land, sea or in the air. Weapons can be equipped in the game, but only in the Battle Mode.&lt;/story&gt; &lt;/game&gt;">
            <text:p>&lt;game name="Zusar Vasar (Japan)"&gt; &lt;year&gt;2000&lt;/year&gt; &lt;rating&gt;ESRB - E (Everyone)&lt;/rating&gt; &lt;title&gt;Zusar Vasar &lt;/title&gt; &lt;pub&gt;Real Vision&lt;/pub&gt; &lt;dev&gt;Real Vision&lt;/dev&gt; &lt;genre&gt;Driving&lt;/genre&gt; &lt;score&gt;3.9&lt;/score&gt; &lt;player&gt;1-2 Players&lt;/player&gt; &lt;story&gt;Zusar Vasar is a racing game exclusive to the Sega Dreamcast. It was developed and published by Real Vision, Inc. and released only in Japan on July 27, 2000.The player controls a chariot drawn by robotic animals around courses on land, sea or in the air. Weapons can be equipped in the game, but only in the Battle Mode.&lt;/story&gt; &lt;/game&gt;</text:p>
          </table:table-cell>
        </table:table-row>
        <table:table-row table:style-name="ro1" table:number-rows-repeated="1048228">
          <table:table-cell table:number-columns-repeated="11"/>
        </table:table-row>
        <table:table-row table:style-name="ro1">
          <table:table-cell table:number-columns-repeated="11"/>
        </table:table-row>
      </table:table>
      <table:database-ranges>
        <table:database-range table:target-range-address="Sheet1.A1:Sheet1.AMI1048575" table:contains-header="false">
          <table:sort>
            <table:sort-by table:field-number="9"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6">06/03/2016</text:date>, <text:time>15:51:2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06T15:51:26.70</dc:date>
    <meta:generator>OpenOffice/4.1.2$Win32 OpenOffice.org_project/412m3$Build-9782</meta:generator>
    <meta:editing-duration>PT6H45M33S</meta:editing-duration>
    <meta:editing-cycles>13</meta:editing-cycles>
    <meta:document-statistic meta:table-count="1" meta:cell-count="3817" meta:object-count="0"/>
  </office:meta>
</office:document-meta>
</file>